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034cm"/>
    </style:style>
    <style:style style:name="co2" style:family="table-column">
      <style:table-column-properties fo:break-before="auto" style:column-width="19.152cm"/>
    </style:style>
    <style:style style:name="co3" style:family="table-column">
      <style:table-column-properties fo:break-before="auto" style:column-width="15.857cm"/>
    </style:style>
    <style:style style:name="co4" style:family="table-column">
      <style:table-column-properties fo:break-before="auto" style:column-width="15.558cm"/>
    </style:style>
    <style:style style:name="co5" style:family="table-column">
      <style:table-column-properties fo:break-before="auto" style:column-width="16.619cm"/>
    </style:style>
    <style:style style:name="co6" style:family="table-column">
      <style:table-column-properties fo:break-before="auto" style:column-width="18.881cm"/>
    </style:style>
    <style:style style:name="co7" style:family="table-column">
      <style:table-column-properties fo:break-before="auto" style:column-width="17.981cm"/>
    </style:style>
    <style:style style:name="co8" style:family="table-column">
      <style:table-column-properties fo:break-before="auto" style:column-width="18.117cm"/>
    </style:style>
    <style:style style:name="co9" style:family="table-column">
      <style:table-column-properties fo:break-before="auto" style:column-width="17.926cm"/>
    </style:style>
    <style:style style:name="co10" style:family="table-column">
      <style:table-column-properties fo:break-before="auto" style:column-width="17.9cm"/>
    </style:style>
    <style:style style:name="co11" style:family="table-column">
      <style:table-column-properties fo:break-before="auto" style:column-width="16.32cm"/>
    </style:style>
    <style:style style:name="co12" style:family="table-column">
      <style:table-column-properties fo:break-before="auto" style:column-width="17.545cm"/>
    </style:style>
    <style:style style:name="co13" style:family="table-column">
      <style:table-column-properties fo:break-before="auto" style:column-width="15.041cm"/>
    </style:style>
    <style:style style:name="co14" style:family="table-column">
      <style:table-column-properties fo:break-before="auto" style:column-width="17.681cm"/>
    </style:style>
    <style:style style:name="co15" style:family="table-column">
      <style:table-column-properties fo:break-before="auto" style:column-width="14.741cm"/>
    </style:style>
    <style:style style:name="co16" style:family="table-column">
      <style:table-column-properties fo:break-before="auto" style:column-width="14.577cm"/>
    </style:style>
    <style:style style:name="co17" style:family="table-column">
      <style:table-column-properties fo:break-before="auto" style:column-width="18.226cm"/>
    </style:style>
    <style:style style:name="co18" style:family="table-column">
      <style:table-column-properties fo:break-before="auto" style:column-width="17.574cm"/>
    </style:style>
    <style:style style:name="co19" style:family="table-column">
      <style:table-column-properties fo:break-before="auto" style:column-width="17.491cm"/>
    </style:style>
    <style:style style:name="co20" style:family="table-column">
      <style:table-column-properties fo:break-before="auto" style:column-width="15.203cm"/>
    </style:style>
    <style:style style:name="co21" style:family="table-column">
      <style:table-column-properties fo:break-before="auto" style:column-width="17.872cm"/>
    </style:style>
    <style:style style:name="co22" style:family="table-column">
      <style:table-column-properties fo:break-before="auto" style:column-width="17.383cm"/>
    </style:style>
    <style:style style:name="co23" style:family="table-column">
      <style:table-column-properties fo:break-before="auto" style:column-width="16.238cm"/>
    </style:style>
    <style:style style:name="co24" style:family="table-column">
      <style:table-column-properties fo:break-before="auto" style:column-width="17.083cm"/>
    </style:style>
    <style:style style:name="co25" style:family="table-column">
      <style:table-column-properties fo:break-before="auto" style:column-width="15.912cm"/>
    </style:style>
    <style:style style:name="co26" style:family="table-column">
      <style:table-column-properties fo:break-before="auto" style:column-width="18.2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/>
    </style:style>
  </office:automatic-styles>
  <office:body>
    <office:spreadsheet>
      <table:calculation-settings table:automatic-find-labels="false" table:use-regular-expressions="false" table:use-wildcards="true"/>
      <table:table table:name="25topics_TM_w2v_sup5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rticles (articles_bf_w2v_sup_seuil53.csv)</text:p>
          </table:table-cell>
          <table:table-cell office:value-type="string" calcext:value-type="string">
            <text:p>Topic 0 : énergie / électricité / ville / Ouagadougou / population / projet / Burkina / construction / urbain / développement</text:p>
          </table:table-cell>
          <table:table-cell office:value-type="string" calcext:value-type="string">
            <text:p>Topic 1 : crise / situation / alimentaire / Sahel / région / urgence / Burkina / pays / aide / population</text:p>
          </table:table-cell>
          <table:table-cell office:value-type="string" calcext:value-type="string">
            <text:p>Topic 2 : pouvoir / gouvernement / pays / Burkina / prix / industrie / etat / société / Faso / produit</text:p>
          </table:table-cell>
          <table:table-cell office:value-type="string" calcext:value-type="string">
            <text:p>Topic 3 : eau / barrage / zone / Ouagadougou / ville / gestion / population / ressource / agence / pouvoir</text:p>
          </table:table-cell>
          <table:table-cell office:value-type="string" calcext:value-type="string">
            <text:p>Topic 4 : alimentaire / sécurité / ministre / tonne / campagne / agricole / situation / production / agriculture / population</text:p>
          </table:table-cell>
          <table:table-cell office:value-type="string" calcext:value-type="string">
            <text:p>Topic 5 : information / médicament / gestion / atelier / espèce / formation / Burkina / Afrique / homme / dispositif</text:p>
          </table:table-cell>
          <table:table-cell office:value-type="string" calcext:value-type="string">
            <text:p>Topic 6 : produit / prix / consommateur / riz / Burkina / qualité / marché / consommation / pouvoir / Ouagadougou</text:p>
          </table:table-cell>
          <table:table-cell office:value-type="string" calcext:value-type="string">
            <text:p>Topic 7 : agricole / agriculture / alimentaire / rural / Burkina / Faso / climatique / sécurité / changement / secteur</text:p>
          </table:table-cell>
          <table:table-cell office:value-type="string" calcext:value-type="string">
            <text:p>Topic 8 : femme / familial / planification / population / santé / enfant / maternel / Burkina / démographique / taux</text:p>
          </table:table-cell>
          <table:table-cell office:value-type="string" calcext:value-type="string">
            <text:p>Topic 9 : eau / assainissement / potable / accès / hygiène / service / Burkina / Faso / secteur / milieu</text:p>
          </table:table-cell>
          <table:table-cell office:value-type="string" calcext:value-type="string">
            <text:p>Topic 10 : développement / politique / national / etat / Burkina / secteur / mise / social / économique / gestion</text:p>
          </table:table-cell>
          <table:table-cell office:value-type="string" calcext:value-type="string">
            <text:p>Topic 11 : lutte / contre / vih / national / organisation / civil / Burkina / action / société / acteur</text:p>
          </table:table-cell>
          <table:table-cell office:value-type="string" calcext:value-type="string">
            <text:p>Topic 12 : paludisme / contre / lutte / travail / traitement / programme / Burkina / stratégie / public / distribution</text:p>
          </table:table-cell>
          <table:table-cell office:value-type="string" calcext:value-type="string">
            <text:p>Topic 13 : social / enfant / situation / protection / national / vie / route / vivre / jeune / action</text:p>
          </table:table-cell>
          <table:table-cell office:value-type="string" calcext:value-type="string">
            <text:p>Topic 14 : maladie / santé / charge / Burkina / cas / prise / contre / centre / sanitaire / lutte</text:p>
          </table:table-cell>
          <table:table-cell office:value-type="string" calcext:value-type="string">
            <text:p>Topic 15 : producteur / production / agricole / coton / campagne / agriculture / région / culture / Burkina / semence</text:p>
          </table:table-cell>
          <table:table-cell office:value-type="string" calcext:value-type="string">
            <text:p>Topic 16 : malnutrition / enfant / nutrition / Ouest / nutritionnel / faim / alimentaire / région / situation / urgence</text:p>
          </table:table-cell>
          <table:table-cell office:value-type="string" calcext:value-type="string">
            <text:p>Topic 17 : projet / programme / Burkina / région / œuvre / développement / permettre / mise / activité / acteur</text:p>
          </table:table-cell>
          <table:table-cell office:value-type="string" calcext:value-type="string">
            <text:p>Topic 18 : santé / sanitaire / Burkina / soin / ministère / mise / œuvre / système / projet / Faso</text:p>
          </table:table-cell>
          <table:table-cell office:value-type="string" calcext:value-type="string">
            <text:p>Topic 19 : public / eau / production / produit / consommateur / qualité / environnement / santé / contrôle / devoir</text:p>
          </table:table-cell>
          <table:table-cell office:value-type="string" calcext:value-type="string">
            <text:p>Topic 20 : pays / Afrique / développement / mondial / Burkina / africain / million / croissance / Faso / banque</text:p>
          </table:table-cell>
          <table:table-cell office:value-type="string" calcext:value-type="string">
            <text:p>Topic 21 : journée / mondial / diabète / droit / alimentation / Burkina / thème / Faso / population / sain</text:p>
          </table:table-cell>
          <table:table-cell office:value-type="string" calcext:value-type="string">
            <text:p>Topic 22 : pouvoir / santé / maladie / étude / risque / bien / consommation / aliment / problème / recherche</text:p>
          </table:table-cell>
          <table:table-cell office:value-type="string" calcext:value-type="string">
            <text:p>Topic 23 : pouvoir / traitement / cas / patient / maladie / sang / virus / insuffisance / malade / éviter</text:p>
          </table:table-cell>
          <table:table-cell office:value-type="string" calcext:value-type="string">
            <text:p>Topic 24 : animal / campagne / ressource / élevage / distribution / ministère / zone / population / pouvoir / prendre</text:p>
          </table:table-cell>
        </table:table-row>
        <table:table-row table:style-name="ro1">
          <table:table-cell office:value-type="string" calcext:value-type="string">
            <text:p>article 0</text:p>
          </table:table-cell>
          <table:table-cell office:value-type="float" office:value="0.16351" calcext:value-type="float">
            <text:p>0,16351</text:p>
          </table:table-cell>
          <table:table-cell office:value-type="float" office:value="0.0322" calcext:value-type="float">
            <text:p>0,0322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30758" calcext:value-type="float">
            <text:p>0,30758</text:p>
          </table:table-cell>
          <table:table-cell office:value-type="float" office:value="0.1353" calcext:value-type="float">
            <text:p>0,1353</text:p>
          </table:table-cell>
          <table:table-cell table:number-columns-repeated="5" office:value-type="float" office:value="0.00025" calcext:value-type="float">
            <text:p>0,00025</text:p>
          </table:table-cell>
          <table:table-cell office:value-type="float" office:value="0.06766" calcext:value-type="float">
            <text:p>0,06766</text:p>
          </table:table-cell>
          <table:table-cell table:number-columns-repeated="8" office:value-type="float" office:value="0.00025" calcext:value-type="float">
            <text:p>0,00025</text:p>
          </table:table-cell>
          <table:table-cell office:value-type="float" office:value="0.0878" calcext:value-type="float">
            <text:p>0,0878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20148" calcext:value-type="float">
            <text:p>0,20148</text:p>
          </table:table-cell>
          <table:table-cell table:number-columns-repeated="2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1</text:p>
          </table:table-cell>
          <table:table-cell office:value-type="float" office:value="0.40645" calcext:value-type="float">
            <text:p>0,40645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58797" calcext:value-type="float">
            <text:p>0,58797</text:p>
          </table:table-cell>
          <table:table-cell table:number-columns-repeated="21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2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31822" calcext:value-type="float">
            <text:p>0,31822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43064" calcext:value-type="float">
            <text:p>0,43064</text:p>
          </table:table-cell>
          <table:table-cell office:value-type="float" office:value="0.01375" calcext:value-type="float">
            <text:p>0,01375</text:p>
          </table:table-cell>
          <table:table-cell table:number-columns-repeated="5" office:value-type="float" office:value="0.00013" calcext:value-type="float">
            <text:p>0,00013</text:p>
          </table:table-cell>
          <table:table-cell office:value-type="float" office:value="0.1052" calcext:value-type="float">
            <text:p>0,1052</text:p>
          </table:table-cell>
          <table:table-cell office:value-type="float" office:value="0.00968" calcext:value-type="float">
            <text:p>0,00968</text:p>
          </table:table-cell>
          <table:table-cell office:value-type="float" office:value="0.00809" calcext:value-type="float">
            <text:p>0,00809</text:p>
          </table:table-cell>
          <table:table-cell table:number-columns-repeated="7" office:value-type="float" office:value="0.00013" calcext:value-type="float">
            <text:p>0,00013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10201" calcext:value-type="float">
            <text:p>0,10201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1017" calcext:value-type="float">
            <text:p>0,01017</text:p>
          </table:table-cell>
        </table:table-row>
        <table:table-row table:style-name="ro1">
          <table:table-cell office:value-type="string" calcext:value-type="string">
            <text:p>article 3</text:p>
          </table:table-cell>
          <table:table-cell office:value-type="float" office:value="0.02007" calcext:value-type="float">
            <text:p>0,02007</text:p>
          </table:table-cell>
          <table:table-cell table:number-columns-repeated="9" office:value-type="float" office:value="0.00015" calcext:value-type="float">
            <text:p>0,00015</text:p>
          </table:table-cell>
          <table:table-cell office:value-type="float" office:value="0.56959" calcext:value-type="float">
            <text:p>0,56959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4506" calcext:value-type="float">
            <text:p>0,04506</text:p>
          </table:table-cell>
          <table:table-cell office:value-type="float" office:value="0.12077" calcext:value-type="float">
            <text:p>0,12077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5591" calcext:value-type="float">
            <text:p>0,05591</text:p>
          </table:table-cell>
          <table:table-cell office:value-type="float" office:value="0.11048" calcext:value-type="float">
            <text:p>0,11048</text:p>
          </table:table-cell>
          <table:table-cell office:value-type="float" office:value="0.07545" calcext:value-type="float">
            <text:p>0,07545</text:p>
          </table:table-cell>
          <table:table-cell table:number-columns-repeated="5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4</text:p>
          </table:table-cell>
          <table:table-cell table:number-columns-repeated="11" office:value-type="float" office:value="0.00027" calcext:value-type="float">
            <text:p>0,00027</text:p>
          </table:table-cell>
          <table:table-cell office:value-type="float" office:value="0.14759" calcext:value-type="float">
            <text:p>0,14759</text:p>
          </table:table-cell>
          <table:table-cell table:number-columns-repeated="2" office:value-type="float" office:value="0.00027" calcext:value-type="float">
            <text:p>0,00027</text:p>
          </table:table-cell>
          <table:table-cell office:value-type="float" office:value="0.45212" calcext:value-type="float">
            <text:p>0,45212</text:p>
          </table:table-cell>
          <table:table-cell table:number-columns-repeated="3" office:value-type="float" office:value="0.00027" calcext:value-type="float">
            <text:p>0,00027</text:p>
          </table:table-cell>
          <table:table-cell office:value-type="float" office:value="0.22119" calcext:value-type="float">
            <text:p>0,22119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0.03186" calcext:value-type="float">
            <text:p>0,03186</text:p>
          </table:table-cell>
          <table:table-cell table:number-columns-repeated="3" office:value-type="float" office:value="0.00027" calcext:value-type="float">
            <text:p>0,00027</text:p>
          </table:table-cell>
          <table:table-cell office:value-type="float" office:value="0.14179" calcext:value-type="float">
            <text:p>0,14179</text:p>
          </table:table-cell>
        </table:table-row>
        <table:table-row table:style-name="ro1">
          <table:table-cell office:value-type="string" calcext:value-type="string">
            <text:p>article 5</text:p>
          </table:table-cell>
          <table:table-cell office:value-type="float" office:value="0.03549" calcext:value-type="float">
            <text:p>0,03549</text:p>
          </table:table-cell>
          <table:table-cell table:number-columns-repeated="5" office:value-type="float" office:value="0.00023" calcext:value-type="float">
            <text:p>0,00023</text:p>
          </table:table-cell>
          <table:table-cell office:value-type="float" office:value="0.17619" calcext:value-type="float">
            <text:p>0,17619</text:p>
          </table:table-cell>
          <table:table-cell table:number-columns-repeated="8" office:value-type="float" office:value="0.00023" calcext:value-type="float">
            <text:p>0,00023</text:p>
          </table:table-cell>
          <table:table-cell office:value-type="float" office:value="0.09343" calcext:value-type="float">
            <text:p>0,09343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34786" calcext:value-type="float">
            <text:p>0,34786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3424" calcext:value-type="float">
            <text:p>0,3424</text:p>
          </table:table-cell>
          <table:table-cell table:number-columns-repeated="2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6</text:p>
          </table:table-cell>
          <table:table-cell office:value-type="float" office:value="0.03644" calcext:value-type="float">
            <text:p>0,03644</text:p>
          </table:table-cell>
          <table:table-cell office:value-type="float" office:value="0.18281" calcext:value-type="float">
            <text:p>0,18281</text:p>
          </table:table-cell>
          <table:table-cell table:number-columns-repeated="6" office:value-type="float" office:value="0.00019" calcext:value-type="float">
            <text:p>0,00019</text:p>
          </table:table-cell>
          <table:table-cell office:value-type="float" office:value="0.33442" calcext:value-type="float">
            <text:p>0,33442</text:p>
          </table:table-cell>
          <table:table-cell office:value-type="float" office:value="0.02396" calcext:value-type="float">
            <text:p>0,02396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04162" calcext:value-type="float">
            <text:p>0,04162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04762" calcext:value-type="float">
            <text:p>0,04762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17714" calcext:value-type="float">
            <text:p>0,17714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10876" calcext:value-type="float">
            <text:p>0,10876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4425" calcext:value-type="float">
            <text:p>0,04425</text:p>
          </table:table-cell>
          <table:table-cell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7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16331" calcext:value-type="float">
            <text:p>0,16331</text:p>
          </table:table-cell>
          <table:table-cell office:value-type="float" office:value="0.10077" calcext:value-type="float">
            <text:p>0,10077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475" calcext:value-type="float">
            <text:p>0,0475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16759" calcext:value-type="float">
            <text:p>0,16759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6201" calcext:value-type="float">
            <text:p>0,06201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4526" calcext:value-type="float">
            <text:p>0,04526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8168" calcext:value-type="float">
            <text:p>0,08168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18923" calcext:value-type="float">
            <text:p>0,18923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13991" calcext:value-type="float">
            <text:p>0,13991</text:p>
          </table:table-cell>
          <table:table-cell table:number-columns-repeated="4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8</text:p>
          </table:table-cell>
          <table:table-cell table:number-columns-repeated="5" office:value-type="float" office:value="0.00015" calcext:value-type="float">
            <text:p>0,00015</text:p>
          </table:table-cell>
          <table:table-cell office:value-type="float" office:value="0.09318" calcext:value-type="float">
            <text:p>0,09318</text:p>
          </table:table-cell>
          <table:table-cell table:number-columns-repeated="8" office:value-type="float" office:value="0.00015" calcext:value-type="float">
            <text:p>0,00015</text:p>
          </table:table-cell>
          <table:table-cell office:value-type="float" office:value="0.90332" calcext:value-type="float">
            <text:p>0,90332</text:p>
          </table:table-cell>
          <table:table-cell table:number-columns-repeated="10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9</text:p>
          </table:table-cell>
          <table:table-cell table:number-columns-repeated="2" office:value-type="float" office:value="0.00007" calcext:value-type="float">
            <text:p>0,00007</text:p>
          </table:table-cell>
          <table:table-cell office:value-type="float" office:value="0.07881" calcext:value-type="float">
            <text:p>0,07881</text:p>
          </table:table-cell>
          <table:table-cell table:number-columns-repeated="2" office:value-type="float" office:value="0.00007" calcext:value-type="float">
            <text:p>0,00007</text:p>
          </table:table-cell>
          <table:table-cell office:value-type="float" office:value="0.03519" calcext:value-type="float">
            <text:p>0,03519</text:p>
          </table:table-cell>
          <table:table-cell table:number-columns-repeated="4" office:value-type="float" office:value="0.00007" calcext:value-type="float">
            <text:p>0,00007</text:p>
          </table:table-cell>
          <table:table-cell office:value-type="float" office:value="0.10199" calcext:value-type="float">
            <text:p>0,10199</text:p>
          </table:table-cell>
          <table:table-cell office:value-type="float" office:value="0.2597" calcext:value-type="float">
            <text:p>0,2597</text:p>
          </table:table-cell>
          <table:table-cell table:number-columns-repeated="2" office:value-type="float" office:value="0.00007" calcext:value-type="float">
            <text:p>0,00007</text:p>
          </table:table-cell>
          <table:table-cell office:value-type="float" office:value="0.03691" calcext:value-type="float">
            <text:p>0,03691</text:p>
          </table:table-cell>
          <table:table-cell table:number-columns-repeated="2" office:value-type="float" office:value="0.00007" calcext:value-type="float">
            <text:p>0,00007</text:p>
          </table:table-cell>
          <table:table-cell office:value-type="float" office:value="0.04205" calcext:value-type="float">
            <text:p>0,04205</text:p>
          </table:table-cell>
          <table:table-cell office:value-type="float" office:value="0.20946" calcext:value-type="float">
            <text:p>0,20946</text:p>
          </table:table-cell>
          <table:table-cell office:value-type="float" office:value="0.06366" calcext:value-type="float">
            <text:p>0,06366</text:p>
          </table:table-cell>
          <table:table-cell office:value-type="float" office:value="0.0524" calcext:value-type="float">
            <text:p>0,0524</text:p>
          </table:table-cell>
          <table:table-cell table:number-columns-repeated="2" office:value-type="float" office:value="0.00007" calcext:value-type="float">
            <text:p>0,00007</text:p>
          </table:table-cell>
          <table:table-cell office:value-type="float" office:value="0.11877" calcext:value-type="float">
            <text:p>0,11877</text:p>
          </table:table-cell>
          <table:table-cell office:value-type="float" office:value="0.00007" calcext:value-type="float">
            <text:p>0,00007</text:p>
          </table:table-cell>
        </table:table-row>
        <table:table-row table:style-name="ro1">
          <table:table-cell office:value-type="string" calcext:value-type="string">
            <text:p>article 10</text:p>
          </table:table-cell>
          <table:table-cell table:number-columns-repeated="3" office:value-type="float" office:value="0.00008" calcext:value-type="float">
            <text:p>0,00008</text:p>
          </table:table-cell>
          <table:table-cell office:value-type="float" office:value="0.61912" calcext:value-type="float">
            <text:p>0,61912</text:p>
          </table:table-cell>
          <table:table-cell table:number-columns-repeated="15" office:value-type="float" office:value="0.00008" calcext:value-type="float">
            <text:p>0,00008</text:p>
          </table:table-cell>
          <table:table-cell office:value-type="float" office:value="0.37905" calcext:value-type="float">
            <text:p>0,37905</text:p>
          </table:table-cell>
          <table:table-cell table:number-columns-repeated="5" office:value-type="float" office:value="0.00008" calcext:value-type="float">
            <text:p>0,00008</text:p>
          </table:table-cell>
        </table:table-row>
        <table:table-row table:style-name="ro1">
          <table:table-cell office:value-type="string" calcext:value-type="string">
            <text:p>article 11</text:p>
          </table:table-cell>
          <table:table-cell table:number-columns-repeated="4" office:value-type="float" office:value="0.00026" calcext:value-type="float">
            <text:p>0,00026</text:p>
          </table:table-cell>
          <table:table-cell office:value-type="float" office:value="0.06728" calcext:value-type="float">
            <text:p>0,06728</text:p>
          </table:table-cell>
          <table:table-cell table:number-columns-repeated="2" office:value-type="float" office:value="0.00026" calcext:value-type="float">
            <text:p>0,00026</text:p>
          </table:table-cell>
          <table:table-cell office:value-type="float" office:value="0.31958" calcext:value-type="float">
            <text:p>0,31958</text:p>
          </table:table-cell>
          <table:table-cell table:number-columns-repeated="2" office:value-type="float" office:value="0.00026" calcext:value-type="float">
            <text:p>0,00026</text:p>
          </table:table-cell>
          <table:table-cell office:value-type="float" office:value="0.0994" calcext:value-type="float">
            <text:p>0,0994</text:p>
          </table:table-cell>
          <table:table-cell office:value-type="float" office:value="0.26163" calcext:value-type="float">
            <text:p>0,26163</text:p>
          </table:table-cell>
          <table:table-cell table:number-columns-repeated="9" office:value-type="float" office:value="0.00026" calcext:value-type="float">
            <text:p>0,00026</text:p>
          </table:table-cell>
          <table:table-cell office:value-type="float" office:value="0.24691" calcext:value-type="float">
            <text:p>0,24691</text:p>
          </table:table-cell>
          <table:table-cell table:number-columns-repeated="3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12</text:p>
          </table:table-cell>
          <table:table-cell table:number-columns-repeated="6" office:value-type="float" office:value="0.00018" calcext:value-type="float">
            <text:p>0,00018</text:p>
          </table:table-cell>
          <table:table-cell office:value-type="float" office:value="0.45988" calcext:value-type="float">
            <text:p>0,45988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03996" calcext:value-type="float">
            <text:p>0,03996</text:p>
          </table:table-cell>
          <table:table-cell table:number-columns-repeated="5" office:value-type="float" office:value="0.00018" calcext:value-type="float">
            <text:p>0,00018</text:p>
          </table:table-cell>
          <table:table-cell office:value-type="float" office:value="0.025" calcext:value-type="float">
            <text:p>0,025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23498" calcext:value-type="float">
            <text:p>0,23498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23666" calcext:value-type="float">
            <text:p>0,23666</text:p>
          </table:table-cell>
          <table:table-cell table:number-columns-repeated="2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13</text:p>
          </table:table-cell>
          <table:table-cell table:number-columns-repeated="22" office:value-type="float" office:value="0.00029" calcext:value-type="float">
            <text:p>0,00029</text:p>
          </table:table-cell>
          <table:table-cell office:value-type="float" office:value="0.99309" calcext:value-type="float">
            <text:p>0,99309</text:p>
          </table:table-cell>
          <table:table-cell table:number-columns-repeated="2" office:value-type="float" office:value="0.00029" calcext:value-type="float">
            <text:p>0,00029</text:p>
          </table:table-cell>
        </table:table-row>
        <table:table-row table:style-name="ro1">
          <table:table-cell office:value-type="string" calcext:value-type="string">
            <text:p>article 14</text:p>
          </table:table-cell>
          <table:table-cell table:number-columns-repeated="11" office:value-type="float" office:value="0.00025" calcext:value-type="float">
            <text:p>0,00025</text:p>
          </table:table-cell>
          <table:table-cell office:value-type="float" office:value="0.07512" calcext:value-type="float">
            <text:p>0,07512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68704" calcext:value-type="float">
            <text:p>0,68704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21223" calcext:value-type="float">
            <text:p>0,21223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02039" calcext:value-type="float">
            <text:p>0,02039</text:p>
          </table:table-cell>
          <table:table-cell table:number-columns-repeated="3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15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1059" calcext:value-type="float">
            <text:p>0,01059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4653" calcext:value-type="float">
            <text:p>0,04653</text:p>
          </table:table-cell>
          <table:table-cell table:number-columns-repeated="8" office:value-type="float" office:value="0.00008" calcext:value-type="float">
            <text:p>0,00008</text:p>
          </table:table-cell>
          <table:table-cell office:value-type="float" office:value="0.00237" calcext:value-type="float">
            <text:p>0,00237</text:p>
          </table:table-cell>
          <table:table-cell table:number-columns-repeated="9" office:value-type="float" office:value="0.00008" calcext:value-type="float">
            <text:p>0,00008</text:p>
          </table:table-cell>
          <table:table-cell office:value-type="float" office:value="0.93893" calcext:value-type="float">
            <text:p>0,93893</text:p>
          </table:table-cell>
          <table:table-cell table:number-columns-repeated="2" office:value-type="float" office:value="0.00008" calcext:value-type="float">
            <text:p>0,00008</text:p>
          </table:table-cell>
        </table:table-row>
        <table:table-row table:style-name="ro1">
          <table:table-cell office:value-type="string" calcext:value-type="string">
            <text:p>article 16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44352" calcext:value-type="float">
            <text:p>0,44352</text:p>
          </table:table-cell>
          <table:table-cell office:value-type="float" office:value="0.21955" calcext:value-type="float">
            <text:p>0,21955</text:p>
          </table:table-cell>
          <table:table-cell office:value-type="float" office:value="0.10488" calcext:value-type="float">
            <text:p>0,10488</text:p>
          </table:table-cell>
          <table:table-cell office:value-type="float" office:value="0.01012" calcext:value-type="float">
            <text:p>0,01012</text:p>
          </table:table-cell>
          <table:table-cell table:number-columns-repeated="4" office:value-type="float" office:value="0.00045" calcext:value-type="float">
            <text:p>0,00045</text:p>
          </table:table-cell>
          <table:table-cell office:value-type="float" office:value="0.07761" calcext:value-type="float">
            <text:p>0,07761</text:p>
          </table:table-cell>
          <table:table-cell table:number-columns-repeated="6" office:value-type="float" office:value="0.00045" calcext:value-type="float">
            <text:p>0,00045</text:p>
          </table:table-cell>
          <table:table-cell office:value-type="float" office:value="0.13578" calcext:value-type="float">
            <text:p>0,13578</text:p>
          </table:table-cell>
          <table:table-cell table:number-columns-repeated="8" office:value-type="float" office:value="0.00045" calcext:value-type="float">
            <text:p>0,00045</text:p>
          </table:table-cell>
        </table:table-row>
        <table:table-row table:style-name="ro1">
          <table:table-cell office:value-type="string" calcext:value-type="string">
            <text:p>article 17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3447" calcext:value-type="float">
            <text:p>0,03447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4499" calcext:value-type="float">
            <text:p>0,4499</text:p>
          </table:table-cell>
          <table:table-cell table:number-columns-repeated="9" office:value-type="float" office:value="0.00017" calcext:value-type="float">
            <text:p>0,00017</text:p>
          </table:table-cell>
          <table:table-cell office:value-type="float" office:value="0.01828" calcext:value-type="float">
            <text:p>0,01828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32458" calcext:value-type="float">
            <text:p>0,32458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1502" calcext:value-type="float">
            <text:p>0,1502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1935" calcext:value-type="float">
            <text:p>0,01935</text:p>
          </table:table-cell>
        </table:table-row>
        <table:table-row table:style-name="ro1">
          <table:table-cell office:value-type="string" calcext:value-type="string">
            <text:p>article 18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19069" calcext:value-type="float">
            <text:p>0,19069</text:p>
          </table:table-cell>
          <table:table-cell table:number-columns-repeated="7" office:value-type="float" office:value="0.00015" calcext:value-type="float">
            <text:p>0,00015</text:p>
          </table:table-cell>
          <table:table-cell office:value-type="float" office:value="0.04496" calcext:value-type="float">
            <text:p>0,04496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5647" calcext:value-type="float">
            <text:p>0,05647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8284" calcext:value-type="float">
            <text:p>0,08284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33204" calcext:value-type="float">
            <text:p>0,33204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1864" calcext:value-type="float">
            <text:p>0,01864</text:p>
          </table:table-cell>
          <table:table-cell office:value-type="float" office:value="0.20394" calcext:value-type="float">
            <text:p>0,20394</text:p>
          </table:table-cell>
          <table:table-cell office:value-type="float" office:value="0.06781" calcext:value-type="float">
            <text:p>0,06781</text:p>
          </table:table-cell>
          <table:table-cell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19</text:p>
          </table:table-cell>
          <table:table-cell office:value-type="float" office:value="0.01693" calcext:value-type="float">
            <text:p>0,01693</text:p>
          </table:table-cell>
          <table:table-cell table:number-columns-repeated="2" office:value-type="float" office:value="0.00006" calcext:value-type="float">
            <text:p>0,00006</text:p>
          </table:table-cell>
          <table:table-cell office:value-type="float" office:value="0.27951" calcext:value-type="float">
            <text:p>0,27951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10968" calcext:value-type="float">
            <text:p>0,10968</text:p>
          </table:table-cell>
          <table:table-cell table:number-columns-repeated="3" office:value-type="float" office:value="0.00006" calcext:value-type="float">
            <text:p>0,00006</text:p>
          </table:table-cell>
          <table:table-cell office:value-type="float" office:value="0.07654" calcext:value-type="float">
            <text:p>0,07654</text:p>
          </table:table-cell>
          <table:table-cell table:number-columns-repeated="4" office:value-type="float" office:value="0.00006" calcext:value-type="float">
            <text:p>0,00006</text:p>
          </table:table-cell>
          <table:table-cell office:value-type="float" office:value="0.04974" calcext:value-type="float">
            <text:p>0,04974</text:p>
          </table:table-cell>
          <table:table-cell table:number-columns-repeated="4" office:value-type="float" office:value="0.00006" calcext:value-type="float">
            <text:p>0,00006</text:p>
          </table:table-cell>
          <table:table-cell office:value-type="float" office:value="0.03344" calcext:value-type="float">
            <text:p>0,03344</text:p>
          </table:table-cell>
          <table:table-cell office:value-type="float" office:value="0.02065" calcext:value-type="float">
            <text:p>0,02065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41244" calcext:value-type="float">
            <text:p>0,41244</text:p>
          </table:table-cell>
          <table:table-cell table:number-columns-repeated="2" office:value-type="float" office:value="0.00006" calcext:value-type="float">
            <text:p>0,00006</text:p>
          </table:table-cell>
        </table:table-row>
        <table:table-row table:style-name="ro1">
          <table:table-cell office:value-type="string" calcext:value-type="string">
            <text:p>article 20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0.0844" calcext:value-type="float">
            <text:p>0,0844</text:p>
          </table:table-cell>
          <table:table-cell table:number-columns-repeated="3" office:value-type="float" office:value="0.00027" calcext:value-type="float">
            <text:p>0,00027</text:p>
          </table:table-cell>
          <table:table-cell office:value-type="float" office:value="0.56856" calcext:value-type="float">
            <text:p>0,56856</text:p>
          </table:table-cell>
          <table:table-cell table:number-columns-repeated="4" office:value-type="float" office:value="0.00027" calcext:value-type="float">
            <text:p>0,00027</text:p>
          </table:table-cell>
          <table:table-cell office:value-type="float" office:value="0.22155" calcext:value-type="float">
            <text:p>0,22155</text:p>
          </table:table-cell>
          <table:table-cell table:number-columns-repeated="9" office:value-type="float" office:value="0.00027" calcext:value-type="float">
            <text:p>0,00027</text:p>
          </table:table-cell>
          <table:table-cell office:value-type="float" office:value="0.1199" calcext:value-type="float">
            <text:p>0,1199</text:p>
          </table:table-cell>
          <table:table-cell table:number-columns-repeated="4"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article 21</text:p>
          </table:table-cell>
          <table:table-cell office:value-type="float" office:value="0.05879" calcext:value-type="float">
            <text:p>0,0587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13871" calcext:value-type="float">
            <text:p>0,1387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5342" calcext:value-type="float">
            <text:p>0,05342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0306" calcext:value-type="float">
            <text:p>0,03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8506" calcext:value-type="float">
            <text:p>0,085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9236" calcext:value-type="float">
            <text:p>0,09236</text:p>
          </table:table-cell>
          <table:table-cell office:value-type="float" office:value="0.26288" calcext:value-type="float">
            <text:p>0,26288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12134" calcext:value-type="float">
            <text:p>0,12134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10599" calcext:value-type="float">
            <text:p>0,10599</text:p>
          </table:table-cell>
          <table:table-cell office:value-type="float" office:value="0.04786" calcext:value-type="float">
            <text:p>0,04786</text:p>
          </table:table-cell>
          <table:table-cell table:number-columns-repeated="3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22</text:p>
          </table:table-cell>
          <table:table-cell office:value-type="float" office:value="0.05646" calcext:value-type="float">
            <text:p>0,05646</text:p>
          </table:table-cell>
          <table:table-cell office:value-type="float" office:value="0.23538" calcext:value-type="float">
            <text:p>0,23538</text:p>
          </table:table-cell>
          <table:table-cell office:value-type="float" office:value="0.09171" calcext:value-type="float">
            <text:p>0,09171</text:p>
          </table:table-cell>
          <table:table-cell office:value-type="float" office:value="0.22504" calcext:value-type="float">
            <text:p>0,22504</text:p>
          </table:table-cell>
          <table:table-cell table:number-columns-repeated="5" office:value-type="float" office:value="0.00008" calcext:value-type="float">
            <text:p>0,00008</text:p>
          </table:table-cell>
          <table:table-cell office:value-type="float" office:value="0.01735" calcext:value-type="float">
            <text:p>0,01735</text:p>
          </table:table-cell>
          <table:table-cell table:number-columns-repeated="3" office:value-type="float" office:value="0.00008" calcext:value-type="float">
            <text:p>0,00008</text:p>
          </table:table-cell>
          <table:table-cell office:value-type="float" office:value="0.11296" calcext:value-type="float">
            <text:p>0,11296</text:p>
          </table:table-cell>
          <table:table-cell table:number-columns-repeated="2" office:value-type="float" office:value="0.00008" calcext:value-type="float">
            <text:p>0,00008</text:p>
          </table:table-cell>
          <table:table-cell office:value-type="float" office:value="0.07324" calcext:value-type="float">
            <text:p>0,07324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13913" calcext:value-type="float">
            <text:p>0,13913</text:p>
          </table:table-cell>
          <table:table-cell table:number-columns-repeated="4" office:value-type="float" office:value="0.00008" calcext:value-type="float">
            <text:p>0,00008</text:p>
          </table:table-cell>
          <table:table-cell office:value-type="float" office:value="0.04741" calcext:value-type="float">
            <text:p>0,04741</text:p>
          </table:table-cell>
          <table:table-cell office:value-type="float" office:value="0.00008" calcext:value-type="float">
            <text:p>0,00008</text:p>
          </table:table-cell>
        </table:table-row>
        <table:table-row table:style-name="ro1">
          <table:table-cell office:value-type="string" calcext:value-type="string">
            <text:p>article 23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2452" calcext:value-type="float">
            <text:p>0,02452</text:p>
          </table:table-cell>
          <table:table-cell table:number-columns-repeated="6" office:value-type="float" office:value="0.00005" calcext:value-type="float">
            <text:p>0,00005</text:p>
          </table:table-cell>
          <table:table-cell office:value-type="float" office:value="0.39034" calcext:value-type="float">
            <text:p>0,39034</text:p>
          </table:table-cell>
          <table:table-cell table:number-columns-repeated="3" office:value-type="float" office:value="0.00005" calcext:value-type="float">
            <text:p>0,00005</text:p>
          </table:table-cell>
          <table:table-cell office:value-type="float" office:value="0.00677" calcext:value-type="float">
            <text:p>0,00677</text:p>
          </table:table-cell>
          <table:table-cell office:value-type="float" office:value="0.04489" calcext:value-type="float">
            <text:p>0,04489</text:p>
          </table:table-cell>
          <table:table-cell office:value-type="float" office:value="0.15116" calcext:value-type="float">
            <text:p>0,15116</text:p>
          </table:table-cell>
          <table:table-cell table:number-columns-repeated="3" office:value-type="float" office:value="0.00005" calcext:value-type="float">
            <text:p>0,00005</text:p>
          </table:table-cell>
          <table:table-cell office:value-type="float" office:value="0.06388" calcext:value-type="float">
            <text:p>0,06388</text:p>
          </table:table-cell>
          <table:table-cell table:number-columns-repeated="3" office:value-type="float" office:value="0.00005" calcext:value-type="float">
            <text:p>0,00005</text:p>
          </table:table-cell>
          <table:table-cell office:value-type="float" office:value="0.19384" calcext:value-type="float">
            <text:p>0,19384</text:p>
          </table:table-cell>
          <table:table-cell office:value-type="float" office:value="0.12378" calcext:value-type="float">
            <text:p>0,12378</text:p>
          </table:table-cell>
          <table:table-cell office:value-type="float" office:value="0.00005" calcext:value-type="float">
            <text:p>0,00005</text:p>
          </table:table-cell>
        </table:table-row>
        <table:table-row table:style-name="ro1">
          <table:table-cell office:value-type="string" calcext:value-type="string">
            <text:p>article 24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6655" calcext:value-type="float">
            <text:p>0,06655</text:p>
          </table:table-cell>
          <table:table-cell table:number-columns-repeated="13" office:value-type="float" office:value="0.00008" calcext:value-type="float">
            <text:p>0,00008</text:p>
          </table:table-cell>
          <table:table-cell office:value-type="float" office:value="0.86776" calcext:value-type="float">
            <text:p>0,86776</text:p>
          </table:table-cell>
          <table:table-cell table:number-columns-repeated="3" office:value-type="float" office:value="0.00008" calcext:value-type="float">
            <text:p>0,00008</text:p>
          </table:table-cell>
          <table:table-cell office:value-type="float" office:value="0.03048" calcext:value-type="float">
            <text:p>0,03048</text:p>
          </table:table-cell>
          <table:table-cell table:number-columns-repeated="3" office:value-type="float" office:value="0.00008" calcext:value-type="float">
            <text:p>0,00008</text:p>
          </table:table-cell>
          <table:table-cell office:value-type="float" office:value="0.0335" calcext:value-type="float">
            <text:p>0,0335</text:p>
          </table:table-cell>
          <table:table-cell office:value-type="float" office:value="0.00008" calcext:value-type="float">
            <text:p>0,00008</text:p>
          </table:table-cell>
        </table:table-row>
        <table:table-row table:style-name="ro1">
          <table:table-cell office:value-type="string" calcext:value-type="string">
            <text:p>article 25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12259" calcext:value-type="float">
            <text:p>0,12259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23698" calcext:value-type="float">
            <text:p>0,23698</text:p>
          </table:table-cell>
          <table:table-cell office:value-type="float" office:value="0.09905" calcext:value-type="float">
            <text:p>0,09905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08722" calcext:value-type="float">
            <text:p>0,08722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5125" calcext:value-type="float">
            <text:p>0,05125</text:p>
          </table:table-cell>
          <table:table-cell office:value-type="float" office:value="0.14062" calcext:value-type="float">
            <text:p>0,14062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19882" calcext:value-type="float">
            <text:p>0,19882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06031" calcext:value-type="float">
            <text:p>0,06031</text:p>
          </table:table-cell>
          <table:table-cell table:number-columns-repeated="2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26</text:p>
          </table:table-cell>
          <table:table-cell office:value-type="float" office:value="0.06708" calcext:value-type="float">
            <text:p>0,06708</text:p>
          </table:table-cell>
          <table:table-cell office:value-type="float" office:value="0.31161" calcext:value-type="float">
            <text:p>0,31161</text:p>
          </table:table-cell>
          <table:table-cell office:value-type="float" office:value="0.16645" calcext:value-type="float">
            <text:p>0,16645</text:p>
          </table:table-cell>
          <table:table-cell table:number-columns-repeated="3" office:value-type="float" office:value="0.00027" calcext:value-type="float">
            <text:p>0,00027</text:p>
          </table:table-cell>
          <table:table-cell office:value-type="float" office:value="0.11963" calcext:value-type="float">
            <text:p>0,11963</text:p>
          </table:table-cell>
          <table:table-cell table:number-columns-repeated="9" office:value-type="float" office:value="0.00027" calcext:value-type="float">
            <text:p>0,00027</text:p>
          </table:table-cell>
          <table:table-cell office:value-type="float" office:value="0.21081" calcext:value-type="float">
            <text:p>0,21081</text:p>
          </table:table-cell>
          <table:table-cell table:number-columns-repeated="3" office:value-type="float" office:value="0.00027" calcext:value-type="float">
            <text:p>0,00027</text:p>
          </table:table-cell>
          <table:table-cell office:value-type="float" office:value="0.04917" calcext:value-type="float">
            <text:p>0,04917</text:p>
          </table:table-cell>
          <table:table-cell office:value-type="float" office:value="0.07042" calcext:value-type="float">
            <text:p>0,07042</text:p>
          </table:table-cell>
          <table:table-cell table:number-columns-repeated="3"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article 27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9144" calcext:value-type="float">
            <text:p>0,09144</text:p>
          </table:table-cell>
          <table:table-cell table:number-columns-repeated="6" office:value-type="float" office:value="0.00021" calcext:value-type="float">
            <text:p>0,00021</text:p>
          </table:table-cell>
          <table:table-cell office:value-type="float" office:value="0.21064" calcext:value-type="float">
            <text:p>0,21064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38096" calcext:value-type="float">
            <text:p>0,38096</text:p>
          </table:table-cell>
          <table:table-cell table:number-columns-repeated="9" office:value-type="float" office:value="0.00021" calcext:value-type="float">
            <text:p>0,00021</text:p>
          </table:table-cell>
          <table:table-cell office:value-type="float" office:value="0.16974" calcext:value-type="float">
            <text:p>0,16974</text:p>
          </table:table-cell>
          <table:table-cell office:value-type="float" office:value="0.14294" calcext:value-type="float">
            <text:p>0,14294</text:p>
          </table:table-cell>
          <table:table-cell table:number-columns-repeated="3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28</text:p>
          </table:table-cell>
          <table:table-cell office:value-type="float" office:value="0.41911" calcext:value-type="float">
            <text:p>0,41911</text:p>
          </table:table-cell>
          <table:table-cell table:number-columns-repeated="4" office:value-type="float" office:value="0.00021" calcext:value-type="float">
            <text:p>0,00021</text:p>
          </table:table-cell>
          <table:table-cell office:value-type="float" office:value="0.02883" calcext:value-type="float">
            <text:p>0,02883</text:p>
          </table:table-cell>
          <table:table-cell office:value-type="float" office:value="0.13867" calcext:value-type="float">
            <text:p>0,13867</text:p>
          </table:table-cell>
          <table:table-cell table:number-columns-repeated="12" office:value-type="float" office:value="0.00021" calcext:value-type="float">
            <text:p>0,00021</text:p>
          </table:table-cell>
          <table:table-cell office:value-type="float" office:value="0.28143" calcext:value-type="float">
            <text:p>0,28143</text:p>
          </table:table-cell>
          <table:table-cell table:number-columns-repeated="3" office:value-type="float" office:value="0.00021" calcext:value-type="float">
            <text:p>0,00021</text:p>
          </table:table-cell>
          <table:table-cell office:value-type="float" office:value="0.12786" calcext:value-type="float">
            <text:p>0,12786</text:p>
          </table:table-cell>
          <table:table-cell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29</text:p>
          </table:table-cell>
          <table:table-cell table:number-columns-repeated="6" office:value-type="float" office:value="0.00033" calcext:value-type="float">
            <text:p>0,00033</text:p>
          </table:table-cell>
          <table:table-cell office:value-type="float" office:value="0.40705" calcext:value-type="float">
            <text:p>0,40705</text:p>
          </table:table-cell>
          <table:table-cell table:number-columns-repeated="4" office:value-type="float" office:value="0.00033" calcext:value-type="float">
            <text:p>0,00033</text:p>
          </table:table-cell>
          <table:table-cell office:value-type="float" office:value="0.32145" calcext:value-type="float">
            <text:p>0,32145</text:p>
          </table:table-cell>
          <table:table-cell table:number-columns-repeated="2" office:value-type="float" office:value="0.00033" calcext:value-type="float">
            <text:p>0,00033</text:p>
          </table:table-cell>
          <table:table-cell office:value-type="float" office:value="0.08674" calcext:value-type="float">
            <text:p>0,08674</text:p>
          </table:table-cell>
          <table:table-cell table:number-columns-repeated="4" office:value-type="float" office:value="0.00033" calcext:value-type="float">
            <text:p>0,00033</text:p>
          </table:table-cell>
          <table:table-cell office:value-type="float" office:value="0.17781" calcext:value-type="float">
            <text:p>0,17781</text:p>
          </table:table-cell>
          <table:table-cell table:number-columns-repeated="5" office:value-type="float" office:value="0.00033" calcext:value-type="float">
            <text:p>0,00033</text:p>
          </table:table-cell>
        </table:table-row>
        <table:table-row table:style-name="ro1">
          <table:table-cell office:value-type="string" calcext:value-type="string">
            <text:p>article 30</text:p>
          </table:table-cell>
          <table:table-cell office:value-type="float" office:value="0.11336" calcext:value-type="float">
            <text:p>0,11336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0.14135" calcext:value-type="float">
            <text:p>0,14135</text:p>
          </table:table-cell>
          <table:table-cell table:number-columns-repeated="5" office:value-type="float" office:value="0.00005" calcext:value-type="float">
            <text:p>0,00005</text:p>
          </table:table-cell>
          <table:table-cell office:value-type="float" office:value="0.03014" calcext:value-type="float">
            <text:p>0,03014</text:p>
          </table:table-cell>
          <table:table-cell table:number-columns-repeated="3" office:value-type="float" office:value="0.00005" calcext:value-type="float">
            <text:p>0,00005</text:p>
          </table:table-cell>
          <table:table-cell office:value-type="float" office:value="0.04316" calcext:value-type="float">
            <text:p>0,04316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6636" calcext:value-type="float">
            <text:p>0,06636</text:p>
          </table:table-cell>
          <table:table-cell table:number-columns-repeated="3" office:value-type="float" office:value="0.00005" calcext:value-type="float">
            <text:p>0,00005</text:p>
          </table:table-cell>
          <table:table-cell office:value-type="float" office:value="0.17267" calcext:value-type="float">
            <text:p>0,17267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0.23235" calcext:value-type="float">
            <text:p>0,23235</text:p>
          </table:table-cell>
          <table:table-cell office:value-type="float" office:value="0.19978" calcext:value-type="float">
            <text:p>0,19978</text:p>
          </table:table-cell>
          <table:table-cell office:value-type="float" office:value="0.00005" calcext:value-type="float">
            <text:p>0,00005</text:p>
          </table:table-cell>
        </table:table-row>
        <table:table-row table:style-name="ro1">
          <table:table-cell office:value-type="string" calcext:value-type="string">
            <text:p>article 31</text:p>
          </table:table-cell>
          <table:table-cell office:value-type="float" office:value="0.12048" calcext:value-type="float">
            <text:p>0,12048</text:p>
          </table:table-cell>
          <table:table-cell office:value-type="float" office:value="0.06991" calcext:value-type="float">
            <text:p>0,06991</text:p>
          </table:table-cell>
          <table:table-cell office:value-type="float" office:value="0.18836" calcext:value-type="float">
            <text:p>0,18836</text:p>
          </table:table-cell>
          <table:table-cell table:number-columns-repeated="3" office:value-type="float" office:value="0.00044" calcext:value-type="float">
            <text:p>0,00044</text:p>
          </table:table-cell>
          <table:table-cell office:value-type="float" office:value="0.61202" calcext:value-type="float">
            <text:p>0,61202</text:p>
          </table:table-cell>
          <table:table-cell table:number-columns-repeated="18" office:value-type="float" office:value="0.00044" calcext:value-type="float">
            <text:p>0,00044</text:p>
          </table:table-cell>
        </table:table-row>
        <table:table-row table:style-name="ro1">
          <table:table-cell office:value-type="string" calcext:value-type="string">
            <text:p>article 32</text:p>
          </table:table-cell>
          <table:table-cell office:value-type="float" office:value="0.00569" calcext:value-type="float">
            <text:p>0,00569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22551" calcext:value-type="float">
            <text:p>0,22551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3245" calcext:value-type="float">
            <text:p>0,3245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19575" calcext:value-type="float">
            <text:p>0,19575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08272" calcext:value-type="float">
            <text:p>0,08272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06014" calcext:value-type="float">
            <text:p>0,06014</text:p>
          </table:table-cell>
          <table:table-cell table:number-columns-repeated="6" office:value-type="float" office:value="0.00019" calcext:value-type="float">
            <text:p>0,00019</text:p>
          </table:table-cell>
          <table:table-cell office:value-type="float" office:value="0.10224" calcext:value-type="float">
            <text:p>0,10224</text:p>
          </table:table-cell>
          <table:table-cell table:number-columns-repeated="2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33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11069" calcext:value-type="float">
            <text:p>0,11069</text:p>
          </table:table-cell>
          <table:table-cell table:number-columns-repeated="5" office:value-type="float" office:value="0.00013" calcext:value-type="float">
            <text:p>0,00013</text:p>
          </table:table-cell>
          <table:table-cell office:value-type="float" office:value="0.80652" calcext:value-type="float">
            <text:p>0,80652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01868" calcext:value-type="float">
            <text:p>0,01868</text:p>
          </table:table-cell>
          <table:table-cell table:number-columns-repeated="9" office:value-type="float" office:value="0.00013" calcext:value-type="float">
            <text:p>0,00013</text:p>
          </table:table-cell>
          <table:table-cell office:value-type="float" office:value="0.06131" calcext:value-type="float">
            <text:p>0,06131</text:p>
          </table:table-cell>
          <table:table-cell table:number-columns-repeated="3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34</text:p>
          </table:table-cell>
          <table:table-cell table:number-columns-repeated="12" office:value-type="float" office:value="0.00024" calcext:value-type="float">
            <text:p>0,00024</text:p>
          </table:table-cell>
          <table:table-cell office:value-type="float" office:value="0.04065" calcext:value-type="float">
            <text:p>0,04065</text:p>
          </table:table-cell>
          <table:table-cell office:value-type="float" office:value="0.22846" calcext:value-type="float">
            <text:p>0,22846</text:p>
          </table:table-cell>
          <table:table-cell office:value-type="float" office:value="0.16301" calcext:value-type="float">
            <text:p>0,16301</text:p>
          </table:table-cell>
          <table:table-cell table:number-columns-repeated="4" office:value-type="float" office:value="0.00024" calcext:value-type="float">
            <text:p>0,00024</text:p>
          </table:table-cell>
          <table:table-cell office:value-type="float" office:value="0.40754" calcext:value-type="float">
            <text:p>0,40754</text:p>
          </table:table-cell>
          <table:table-cell table:number-columns-repeated="3" office:value-type="float" office:value="0.00024" calcext:value-type="float">
            <text:p>0,00024</text:p>
          </table:table-cell>
          <table:table-cell office:value-type="float" office:value="0.15546" calcext:value-type="float">
            <text:p>0,15546</text:p>
          </table:table-cell>
          <table:table-cell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35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02266" calcext:value-type="float">
            <text:p>0,02266</text:p>
          </table:table-cell>
          <table:table-cell office:value-type="float" office:value="0.18097" calcext:value-type="float">
            <text:p>0,18097</text:p>
          </table:table-cell>
          <table:table-cell office:value-type="float" office:value="0.08167" calcext:value-type="float">
            <text:p>0,08167</text:p>
          </table:table-cell>
          <table:table-cell table:number-columns-repeated="2" office:value-type="float" office:value="0.00028" calcext:value-type="float">
            <text:p>0,00028</text:p>
          </table:table-cell>
          <table:table-cell office:value-type="float" office:value="0.70874" calcext:value-type="float">
            <text:p>0,70874</text:p>
          </table:table-cell>
          <table:table-cell table:number-columns-repeated="18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article 36</text:p>
          </table:table-cell>
          <table:table-cell table:number-columns-repeated="3" office:value-type="float" office:value="0.00022" calcext:value-type="float">
            <text:p>0,00022</text:p>
          </table:table-cell>
          <table:table-cell office:value-type="float" office:value="0.04773" calcext:value-type="float">
            <text:p>0,04773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5192" calcext:value-type="float">
            <text:p>0,5192</text:p>
          </table:table-cell>
          <table:table-cell table:number-columns-repeated="8" office:value-type="float" office:value="0.00022" calcext:value-type="float">
            <text:p>0,00022</text:p>
          </table:table-cell>
          <table:table-cell office:value-type="float" office:value="0.00374" calcext:value-type="float">
            <text:p>0,00374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22219" calcext:value-type="float">
            <text:p>0,22219</text:p>
          </table:table-cell>
          <table:table-cell office:value-type="float" office:value="0.07745" calcext:value-type="float">
            <text:p>0,07745</text:p>
          </table:table-cell>
          <table:table-cell office:value-type="float" office:value="0.12559" calcext:value-type="float">
            <text:p>0,12559</text:p>
          </table:table-cell>
          <table:table-cell table:number-columns-repeated="5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37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30737" calcext:value-type="float">
            <text:p>0,30737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05514" calcext:value-type="float">
            <text:p>0,05514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17034" calcext:value-type="float">
            <text:p>0,17034</text:p>
          </table:table-cell>
          <table:table-cell table:number-columns-repeated="4" office:value-type="float" office:value="0.00022" calcext:value-type="float">
            <text:p>0,00022</text:p>
          </table:table-cell>
          <table:table-cell office:value-type="float" office:value="0.09077" calcext:value-type="float">
            <text:p>0,09077</text:p>
          </table:table-cell>
          <table:table-cell table:number-columns-repeated="6" office:value-type="float" office:value="0.00022" calcext:value-type="float">
            <text:p>0,00022</text:p>
          </table:table-cell>
          <table:table-cell office:value-type="float" office:value="0.20916" calcext:value-type="float">
            <text:p>0,20916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16297" calcext:value-type="float">
            <text:p>0,16297</text:p>
          </table:table-cell>
          <table:table-cell table:number-columns-repeated="2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38</text:p>
          </table:table-cell>
          <table:table-cell office:value-type="float" office:value="0.04204" calcext:value-type="float">
            <text:p>0,04204</text:p>
          </table:table-cell>
          <table:table-cell table:number-columns-repeated="5" office:value-type="float" office:value="0.0003" calcext:value-type="float">
            <text:p>0,0003</text:p>
          </table:table-cell>
          <table:table-cell office:value-type="float" office:value="0.80524" calcext:value-type="float">
            <text:p>0,80524</text:p>
          </table:table-cell>
          <table:table-cell table:number-columns-repeated="15" office:value-type="float" office:value="0.0003" calcext:value-type="float">
            <text:p>0,0003</text:p>
          </table:table-cell>
          <table:table-cell office:value-type="float" office:value="0.14605" calcext:value-type="float">
            <text:p>0,14605</text:p>
          </table:table-cell>
          <table:table-cell table:number-columns-repeated="2" office:value-type="float" office:value="0.0003" calcext:value-type="float">
            <text:p>0,0003</text:p>
          </table:table-cell>
        </table:table-row>
        <table:table-row table:style-name="ro1">
          <table:table-cell office:value-type="string" calcext:value-type="string">
            <text:p>article 39</text:p>
          </table:table-cell>
          <table:table-cell table:number-columns-repeated="6" office:value-type="float" office:value="0.00013" calcext:value-type="float">
            <text:p>0,00013</text:p>
          </table:table-cell>
          <table:table-cell office:value-type="float" office:value="0.08868" calcext:value-type="float">
            <text:p>0,08868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07385" calcext:value-type="float">
            <text:p>0,07385</text:p>
          </table:table-cell>
          <table:table-cell table:number-columns-repeated="5" office:value-type="float" office:value="0.00013" calcext:value-type="float">
            <text:p>0,00013</text:p>
          </table:table-cell>
          <table:table-cell office:value-type="float" office:value="0.0799" calcext:value-type="float">
            <text:p>0,0799</text:p>
          </table:table-cell>
          <table:table-cell table:number-columns-repeated="6" office:value-type="float" office:value="0.00013" calcext:value-type="float">
            <text:p>0,00013</text:p>
          </table:table-cell>
          <table:table-cell office:value-type="float" office:value="0.63323" calcext:value-type="float">
            <text:p>0,63323</text:p>
          </table:table-cell>
          <table:table-cell office:value-type="float" office:value="0.12176" calcext:value-type="float">
            <text:p>0,12176</text:p>
          </table:table-cell>
          <table:table-cell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40</text:p>
          </table:table-cell>
          <table:table-cell table:number-columns-repeated="10" office:value-type="float" office:value="0.00011" calcext:value-type="float">
            <text:p>0,00011</text:p>
          </table:table-cell>
          <table:table-cell office:value-type="float" office:value="0.14275" calcext:value-type="float">
            <text:p>0,14275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39262" calcext:value-type="float">
            <text:p>0,39262</text:p>
          </table:table-cell>
          <table:table-cell office:value-type="float" office:value="0.11094" calcext:value-type="float">
            <text:p>0,11094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10837" calcext:value-type="float">
            <text:p>0,10837</text:p>
          </table:table-cell>
          <table:table-cell office:value-type="float" office:value="0.19745" calcext:value-type="float">
            <text:p>0,19745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03946" calcext:value-type="float">
            <text:p>0,03946</text:p>
          </table:table-cell>
          <table:table-cell office:value-type="float" office:value="0.0064" calcext:value-type="float">
            <text:p>0,0064</text:p>
          </table:table-cell>
        </table:table-row>
        <table:table-row table:style-name="ro1">
          <table:table-cell office:value-type="string" calcext:value-type="string">
            <text:p>article 41</text:p>
          </table:table-cell>
          <table:table-cell table:number-columns-repeated="5" office:value-type="float" office:value="0.00041" calcext:value-type="float">
            <text:p>0,00041</text:p>
          </table:table-cell>
          <table:table-cell office:value-type="float" office:value="0.24036" calcext:value-type="float">
            <text:p>0,24036</text:p>
          </table:table-cell>
          <table:table-cell office:value-type="float" office:value="0.04735" calcext:value-type="float">
            <text:p>0,04735</text:p>
          </table:table-cell>
          <table:table-cell table:number-columns-repeated="7" office:value-type="float" office:value="0.00041" calcext:value-type="float">
            <text:p>0,00041</text:p>
          </table:table-cell>
          <table:table-cell office:value-type="float" office:value="0.3181" calcext:value-type="float">
            <text:p>0,3181</text:p>
          </table:table-cell>
          <table:table-cell table:number-columns-repeated="8" office:value-type="float" office:value="0.00041" calcext:value-type="float">
            <text:p>0,00041</text:p>
          </table:table-cell>
          <table:table-cell office:value-type="float" office:value="0.38562" calcext:value-type="float">
            <text:p>0,38562</text:p>
          </table:table-cell>
          <table:table-cell office:value-type="float" office:value="0.00041" calcext:value-type="float">
            <text:p>0,00041</text:p>
          </table:table-cell>
        </table:table-row>
        <table:table-row table:style-name="ro1">
          <table:table-cell office:value-type="string" calcext:value-type="string">
            <text:p>article 42</text:p>
          </table:table-cell>
          <table:table-cell office:value-type="float" office:value="0.0258" calcext:value-type="float">
            <text:p>0,0258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10769" calcext:value-type="float">
            <text:p>0,10769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08442" calcext:value-type="float">
            <text:p>0,08442</text:p>
          </table:table-cell>
          <table:table-cell office:value-type="float" office:value="0.072" calcext:value-type="float">
            <text:p>0,072</text:p>
          </table:table-cell>
          <table:table-cell table:number-columns-repeated="7" office:value-type="float" office:value="0.00021" calcext:value-type="float">
            <text:p>0,00021</text:p>
          </table:table-cell>
          <table:table-cell office:value-type="float" office:value="0.02042" calcext:value-type="float">
            <text:p>0,02042</text:p>
          </table:table-cell>
          <table:table-cell table:number-columns-repeated="3" office:value-type="float" office:value="0.00021" calcext:value-type="float">
            <text:p>0,00021</text:p>
          </table:table-cell>
          <table:table-cell office:value-type="float" office:value="0.15671" calcext:value-type="float">
            <text:p>0,15671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1861" calcext:value-type="float">
            <text:p>0,01861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18067" calcext:value-type="float">
            <text:p>0,18067</text:p>
          </table:table-cell>
          <table:table-cell office:value-type="float" office:value="0.3303" calcext:value-type="float">
            <text:p>0,3303</text:p>
          </table:table-cell>
          <table:table-cell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43</text:p>
          </table:table-cell>
          <table:table-cell office:value-type="float" office:value="0.2964" calcext:value-type="float">
            <text:p>0,2964</text:p>
          </table:table-cell>
          <table:table-cell office:value-type="float" office:value="0.05584" calcext:value-type="float">
            <text:p>0,05584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1176" calcext:value-type="float">
            <text:p>0,1176</text:p>
          </table:table-cell>
          <table:table-cell table:number-columns-repeated="5" office:value-type="float" office:value="0.00035" calcext:value-type="float">
            <text:p>0,00035</text:p>
          </table:table-cell>
          <table:table-cell office:value-type="float" office:value="0.09517" calcext:value-type="float">
            <text:p>0,09517</text:p>
          </table:table-cell>
          <table:table-cell table:number-columns-repeated="9" office:value-type="float" office:value="0.00035" calcext:value-type="float">
            <text:p>0,00035</text:p>
          </table:table-cell>
          <table:table-cell office:value-type="float" office:value="0.34572" calcext:value-type="float">
            <text:p>0,34572</text:p>
          </table:table-cell>
          <table:table-cell table:number-columns-repeated="2" office:value-type="float" office:value="0.00035" calcext:value-type="float">
            <text:p>0,00035</text:p>
          </table:table-cell>
          <table:table-cell office:value-type="float" office:value="0.08255" calcext:value-type="float">
            <text:p>0,08255</text:p>
          </table:table-cell>
          <table:table-cell table:number-columns-repeated="2" office:value-type="float" office:value="0.00035" calcext:value-type="float">
            <text:p>0,00035</text:p>
          </table:table-cell>
        </table:table-row>
        <table:table-row table:style-name="ro1">
          <table:table-cell office:value-type="string" calcext:value-type="string">
            <text:p>article 44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09795" calcext:value-type="float">
            <text:p>0,09795</text:p>
          </table:table-cell>
          <table:table-cell table:number-columns-repeated="6" office:value-type="float" office:value="0.00023" calcext:value-type="float">
            <text:p>0,00023</text:p>
          </table:table-cell>
          <table:table-cell office:value-type="float" office:value="0.44058" calcext:value-type="float">
            <text:p>0,44058</text:p>
          </table:table-cell>
          <table:table-cell office:value-type="float" office:value="0.03508" calcext:value-type="float">
            <text:p>0,03508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12409" calcext:value-type="float">
            <text:p>0,12409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13013" calcext:value-type="float">
            <text:p>0,13013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04133" calcext:value-type="float">
            <text:p>0,04133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03194" calcext:value-type="float">
            <text:p>0,03194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9495" calcext:value-type="float">
            <text:p>0,09495</text:p>
          </table:table-cell>
        </table:table-row>
        <table:table-row table:style-name="ro1">
          <table:table-cell office:value-type="string" calcext:value-type="string">
            <text:p>article 45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0.21868" calcext:value-type="float">
            <text:p>0,21868</text:p>
          </table:table-cell>
          <table:table-cell table:number-columns-repeated="12" office:value-type="float" office:value="0.00027" calcext:value-type="float">
            <text:p>0,00027</text:p>
          </table:table-cell>
          <table:table-cell office:value-type="float" office:value="0.58496" calcext:value-type="float">
            <text:p>0,58496</text:p>
          </table:table-cell>
          <table:table-cell table:number-columns-repeated="4" office:value-type="float" office:value="0.00027" calcext:value-type="float">
            <text:p>0,00027</text:p>
          </table:table-cell>
          <table:table-cell office:value-type="float" office:value="0.01968" calcext:value-type="float">
            <text:p>0,01968</text:p>
          </table:table-cell>
          <table:table-cell table:number-columns-repeated="3" office:value-type="float" office:value="0.00027" calcext:value-type="float">
            <text:p>0,00027</text:p>
          </table:table-cell>
          <table:table-cell office:value-type="float" office:value="0.17104" calcext:value-type="float">
            <text:p>0,17104</text:p>
          </table:table-cell>
          <table:table-cell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article 46</text:p>
          </table:table-cell>
          <table:table-cell table:number-columns-repeated="11" office:value-type="float" office:value="0.00014" calcext:value-type="float">
            <text:p>0,00014</text:p>
          </table:table-cell>
          <table:table-cell office:value-type="float" office:value="0.30554" calcext:value-type="float">
            <text:p>0,30554</text:p>
          </table:table-cell>
          <table:table-cell office:value-type="float" office:value="0.1811" calcext:value-type="float">
            <text:p>0,1811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31686" calcext:value-type="float">
            <text:p>0,31686</text:p>
          </table:table-cell>
          <table:table-cell table:number-columns-repeated="3" office:value-type="float" office:value="0.00014" calcext:value-type="float">
            <text:p>0,00014</text:p>
          </table:table-cell>
          <table:table-cell office:value-type="float" office:value="0.09099" calcext:value-type="float">
            <text:p>0,09099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10268" calcext:value-type="float">
            <text:p>0,10268</text:p>
          </table:table-cell>
          <table:table-cell table:number-columns-repeated="3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article 47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7572" calcext:value-type="float">
            <text:p>0,07572</text:p>
          </table:table-cell>
          <table:table-cell office:value-type="float" office:value="0.03659" calcext:value-type="float">
            <text:p>0,03659</text:p>
          </table:table-cell>
          <table:table-cell office:value-type="float" office:value="0.01658" calcext:value-type="float">
            <text:p>0,01658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26375" calcext:value-type="float">
            <text:p>0,26375</text:p>
          </table:table-cell>
          <table:table-cell office:value-type="float" office:value="0.02955" calcext:value-type="float">
            <text:p>0,02955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3994" calcext:value-type="float">
            <text:p>0,03994</text:p>
          </table:table-cell>
          <table:table-cell office:value-type="float" office:value="0.06051" calcext:value-type="float">
            <text:p>0,06051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40532" calcext:value-type="float">
            <text:p>0,40532</text:p>
          </table:table-cell>
          <table:table-cell table:number-columns-repeated="6" office:value-type="float" office:value="0.00016" calcext:value-type="float">
            <text:p>0,00016</text:p>
          </table:table-cell>
          <table:table-cell office:value-type="float" office:value="0.0695" calcext:value-type="float">
            <text:p>0,0695</text:p>
          </table:table-cell>
          <table:table-cell table:number-columns-repeated="2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48</text:p>
          </table:table-cell>
          <table:table-cell office:value-type="float" office:value="0.29225" calcext:value-type="float">
            <text:p>0,29225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.35344" calcext:value-type="float">
            <text:p>0,35344</text:p>
          </table:table-cell>
          <table:table-cell table:number-columns-repeated="3" office:value-type="float" office:value="0.00034" calcext:value-type="float">
            <text:p>0,00034</text:p>
          </table:table-cell>
          <table:table-cell office:value-type="float" office:value="0.13666" calcext:value-type="float">
            <text:p>0,13666</text:p>
          </table:table-cell>
          <table:table-cell table:number-columns-repeated="12" office:value-type="float" office:value="0.00034" calcext:value-type="float">
            <text:p>0,00034</text:p>
          </table:table-cell>
          <table:table-cell office:value-type="float" office:value="0.21059" calcext:value-type="float">
            <text:p>0,21059</text:p>
          </table:table-cell>
          <table:table-cell table:number-columns-repeated="5" office:value-type="float" office:value="0.00034" calcext:value-type="float">
            <text:p>0,00034</text:p>
          </table:table-cell>
        </table:table-row>
        <table:table-row table:style-name="ro1">
          <table:table-cell office:value-type="string" calcext:value-type="string">
            <text:p>article 4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19179" calcext:value-type="float">
            <text:p>0,19179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22465" calcext:value-type="float">
            <text:p>0,2246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21014" calcext:value-type="float">
            <text:p>0,21014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17668" calcext:value-type="float">
            <text:p>0,17668</text:p>
          </table:table-cell>
          <table:table-cell table:number-columns-repeated="6" office:value-type="float" office:value="0.0002" calcext:value-type="float">
            <text:p>0,0002</text:p>
          </table:table-cell>
          <table:table-cell office:value-type="float" office:value="0.11076" calcext:value-type="float">
            <text:p>0,11076</text:p>
          </table:table-cell>
          <table:table-cell table:number-columns-repeated="6" office:value-type="float" office:value="0.0002" calcext:value-type="float">
            <text:p>0,0002</text:p>
          </table:table-cell>
          <table:table-cell office:value-type="float" office:value="0.08216" calcext:value-type="float">
            <text:p>0,08216</text:p>
          </table:table-cell>
        </table:table-row>
        <table:table-row table:style-name="ro1">
          <table:table-cell office:value-type="string" calcext:value-type="string">
            <text:p>article 50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18934" calcext:value-type="float">
            <text:p>0,18934</text:p>
          </table:table-cell>
          <table:table-cell office:value-type="float" office:value="0.33722" calcext:value-type="float">
            <text:p>0,33722</text:p>
          </table:table-cell>
          <table:table-cell table:number-columns-repeated="3" office:value-type="float" office:value="0.00026" calcext:value-type="float">
            <text:p>0,00026</text:p>
          </table:table-cell>
          <table:table-cell office:value-type="float" office:value="0.22608" calcext:value-type="float">
            <text:p>0,22608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3132" calcext:value-type="float">
            <text:p>0,03132</text:p>
          </table:table-cell>
          <table:table-cell table:number-columns-repeated="4" office:value-type="float" office:value="0.00026" calcext:value-type="float">
            <text:p>0,00026</text:p>
          </table:table-cell>
          <table:table-cell office:value-type="float" office:value="0.0466" calcext:value-type="float">
            <text:p>0,0466</text:p>
          </table:table-cell>
          <table:table-cell table:number-columns-repeated="6" office:value-type="float" office:value="0.00026" calcext:value-type="float">
            <text:p>0,00026</text:p>
          </table:table-cell>
          <table:table-cell office:value-type="float" office:value="0.04712" calcext:value-type="float">
            <text:p>0,04712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11765" calcext:value-type="float">
            <text:p>0,11765</text:p>
          </table:table-cell>
          <table:table-cell table:number-columns-repeated="2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51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79253" calcext:value-type="float">
            <text:p>0,79253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06018" calcext:value-type="float">
            <text:p>0,06018</text:p>
          </table:table-cell>
          <table:table-cell table:number-columns-repeated="12" office:value-type="float" office:value="0.00023" calcext:value-type="float">
            <text:p>0,00023</text:p>
          </table:table-cell>
          <table:table-cell office:value-type="float" office:value="0.1422" calcext:value-type="float">
            <text:p>0,1422</text:p>
          </table:table-cell>
          <table:table-cell table:number-columns-repeated="5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52</text:p>
          </table:table-cell>
          <table:table-cell office:value-type="float" office:value="0.19141" calcext:value-type="float">
            <text:p>0,19141</text:p>
          </table:table-cell>
          <table:table-cell office:value-type="float" office:value="0.00029" calcext:value-type="float">
            <text:p>0,00029</text:p>
          </table:table-cell>
          <table:table-cell office:value-type="float" office:value="0.11843" calcext:value-type="float">
            <text:p>0,11843</text:p>
          </table:table-cell>
          <table:table-cell office:value-type="float" office:value="0.68388" calcext:value-type="float">
            <text:p>0,68388</text:p>
          </table:table-cell>
          <table:table-cell table:number-columns-repeated="21" office:value-type="float" office:value="0.00029" calcext:value-type="float">
            <text:p>0,00029</text:p>
          </table:table-cell>
        </table:table-row>
        <table:table-row table:style-name="ro1">
          <table:table-cell office:value-type="string" calcext:value-type="string">
            <text:p>article 53</text:p>
          </table:table-cell>
          <table:table-cell office:value-type="float" office:value="0.05152" calcext:value-type="float">
            <text:p>0,05152</text:p>
          </table:table-cell>
          <table:table-cell office:value-type="float" office:value="0.08564" calcext:value-type="float">
            <text:p>0,08564</text:p>
          </table:table-cell>
          <table:table-cell office:value-type="float" office:value="0.05695" calcext:value-type="float">
            <text:p>0,05695</text:p>
          </table:table-cell>
          <table:table-cell office:value-type="float" office:value="0.05285" calcext:value-type="float">
            <text:p>0,05285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06468" calcext:value-type="float">
            <text:p>0,06468</text:p>
          </table:table-cell>
          <table:table-cell table:number-columns-repeated="3" office:value-type="float" office:value="0.00014" calcext:value-type="float">
            <text:p>0,00014</text:p>
          </table:table-cell>
          <table:table-cell office:value-type="float" office:value="0.32486" calcext:value-type="float">
            <text:p>0,32486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03728" calcext:value-type="float">
            <text:p>0,03728</text:p>
          </table:table-cell>
          <table:table-cell table:number-columns-repeated="5" office:value-type="float" office:value="0.00014" calcext:value-type="float">
            <text:p>0,00014</text:p>
          </table:table-cell>
          <table:table-cell office:value-type="float" office:value="0.07415" calcext:value-type="float">
            <text:p>0,07415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24959" calcext:value-type="float">
            <text:p>0,24959</text:p>
          </table:table-cell>
          <table:table-cell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article 54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03284" calcext:value-type="float">
            <text:p>0,03284</text:p>
          </table:table-cell>
          <table:table-cell office:value-type="float" office:value="0.12459" calcext:value-type="float">
            <text:p>0,12459</text:p>
          </table:table-cell>
          <table:table-cell office:value-type="float" office:value="0.09173" calcext:value-type="float">
            <text:p>0,09173</text:p>
          </table:table-cell>
          <table:table-cell table:number-columns-repeated="8" office:value-type="float" office:value="0.00019" calcext:value-type="float">
            <text:p>0,00019</text:p>
          </table:table-cell>
          <table:table-cell office:value-type="float" office:value="0.25254" calcext:value-type="float">
            <text:p>0,25254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15098" calcext:value-type="float">
            <text:p>0,15098</text:p>
          </table:table-cell>
          <table:table-cell office:value-type="float" office:value="0.05412" calcext:value-type="float">
            <text:p>0,05412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28973" calcext:value-type="float">
            <text:p>0,28973</text:p>
          </table:table-cell>
          <table:table-cell table:number-columns-repeated="2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55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15419" calcext:value-type="float">
            <text:p>0,15419</text:p>
          </table:table-cell>
          <table:table-cell table:number-columns-repeated="5" office:value-type="float" office:value="0.00019" calcext:value-type="float">
            <text:p>0,00019</text:p>
          </table:table-cell>
          <table:table-cell office:value-type="float" office:value="0.41531" calcext:value-type="float">
            <text:p>0,41531</text:p>
          </table:table-cell>
          <table:table-cell office:value-type="float" office:value="0.23551" calcext:value-type="float">
            <text:p>0,23551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1363" calcext:value-type="float">
            <text:p>0,01363</text:p>
          </table:table-cell>
          <table:table-cell table:number-columns-repeated="8" office:value-type="float" office:value="0.00019" calcext:value-type="float">
            <text:p>0,00019</text:p>
          </table:table-cell>
          <table:table-cell office:value-type="float" office:value="0.10247" calcext:value-type="float">
            <text:p>0,10247</text:p>
          </table:table-cell>
          <table:table-cell office:value-type="float" office:value="0.07524" calcext:value-type="float">
            <text:p>0,07524</text:p>
          </table:table-cell>
          <table:table-cell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56</text:p>
          </table:table-cell>
          <table:table-cell table:number-columns-repeated="4" office:value-type="float" office:value="0.00065" calcext:value-type="float">
            <text:p>0,00065</text:p>
          </table:table-cell>
          <table:table-cell office:value-type="float" office:value="0.05402" calcext:value-type="float">
            <text:p>0,05402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19913" calcext:value-type="float">
            <text:p>0,19913</text:p>
          </table:table-cell>
          <table:table-cell table:number-columns-repeated="14" office:value-type="float" office:value="0.00065" calcext:value-type="float">
            <text:p>0,00065</text:p>
          </table:table-cell>
          <table:table-cell office:value-type="float" office:value="0.08086" calcext:value-type="float">
            <text:p>0,08086</text:p>
          </table:table-cell>
          <table:table-cell office:value-type="float" office:value="0.65243" calcext:value-type="float">
            <text:p>0,65243</text:p>
          </table:table-cell>
          <table:table-cell table:number-columns-repeated="2" office:value-type="float" office:value="0.00065" calcext:value-type="float">
            <text:p>0,00065</text:p>
          </table:table-cell>
        </table:table-row>
        <table:table-row table:style-name="ro1">
          <table:table-cell office:value-type="string" calcext:value-type="string">
            <text:p>article 57</text:p>
          </table:table-cell>
          <table:table-cell table:number-columns-repeated="12" office:value-type="float" office:value="0.00009" calcext:value-type="float">
            <text:p>0,00009</text:p>
          </table:table-cell>
          <table:table-cell office:value-type="float" office:value="0.01127" calcext:value-type="float">
            <text:p>0,01127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7395" calcext:value-type="float">
            <text:p>0,07395</text:p>
          </table:table-cell>
          <table:table-cell table:number-columns-repeated="5" office:value-type="float" office:value="0.00009" calcext:value-type="float">
            <text:p>0,00009</text:p>
          </table:table-cell>
          <table:table-cell office:value-type="float" office:value="0.10211" calcext:value-type="float">
            <text:p>0,10211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68294" calcext:value-type="float">
            <text:p>0,68294</text:p>
          </table:table-cell>
          <table:table-cell office:value-type="float" office:value="0.12367" calcext:value-type="float">
            <text:p>0,12367</text:p>
          </table:table-cell>
          <table:table-cell office:value-type="float" office:value="0.00435" calcext:value-type="float">
            <text:p>0,00435</text:p>
          </table:table-cell>
        </table:table-row>
        <table:table-row table:style-name="ro1">
          <table:table-cell office:value-type="string" calcext:value-type="string">
            <text:p>article 58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2635" calcext:value-type="float">
            <text:p>0,2635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15042" calcext:value-type="float">
            <text:p>0,15042</text:p>
          </table:table-cell>
          <table:table-cell office:value-type="float" office:value="0.05513" calcext:value-type="float">
            <text:p>0,05513</text:p>
          </table:table-cell>
          <table:table-cell office:value-type="float" office:value="0.10996" calcext:value-type="float">
            <text:p>0,10996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26822" calcext:value-type="float">
            <text:p>0,26822</text:p>
          </table:table-cell>
          <table:table-cell table:number-columns-repeated="6" office:value-type="float" office:value="0.00016" calcext:value-type="float">
            <text:p>0,00016</text:p>
          </table:table-cell>
          <table:table-cell office:value-type="float" office:value="0.06938" calcext:value-type="float">
            <text:p>0,06938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08054" calcext:value-type="float">
            <text:p>0,08054</text:p>
          </table:table-cell>
          <table:table-cell table:number-columns-repeated="4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59</text:p>
          </table:table-cell>
          <table:table-cell table:number-columns-repeated="5" office:value-type="float" office:value="0.00014" calcext:value-type="float">
            <text:p>0,00014</text:p>
          </table:table-cell>
          <table:table-cell office:value-type="float" office:value="0.08044" calcext:value-type="float">
            <text:p>0,08044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30565" calcext:value-type="float">
            <text:p>0,30565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16906" calcext:value-type="float">
            <text:p>0,16906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07436" calcext:value-type="float">
            <text:p>0,07436</text:p>
          </table:table-cell>
          <table:table-cell table:number-columns-repeated="6" office:value-type="float" office:value="0.00014" calcext:value-type="float">
            <text:p>0,00014</text:p>
          </table:table-cell>
          <table:table-cell office:value-type="float" office:value="0.36771" calcext:value-type="float">
            <text:p>0,36771</text:p>
          </table:table-cell>
          <table:table-cell table:number-columns-repeated="4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article 60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05606" calcext:value-type="float">
            <text:p>0,05606</text:p>
          </table:table-cell>
          <table:table-cell table:number-columns-repeated="9" office:value-type="float" office:value="0.00043" calcext:value-type="float">
            <text:p>0,00043</text:p>
          </table:table-cell>
          <table:table-cell office:value-type="float" office:value="0.20847" calcext:value-type="float">
            <text:p>0,20847</text:p>
          </table:table-cell>
          <table:table-cell table:number-columns-repeated="2" office:value-type="float" office:value="0.00043" calcext:value-type="float">
            <text:p>0,00043</text:p>
          </table:table-cell>
          <table:table-cell office:value-type="float" office:value="0.22522" calcext:value-type="float">
            <text:p>0,22522</text:p>
          </table:table-cell>
          <table:table-cell table:number-columns-repeated="5" office:value-type="float" office:value="0.00043" calcext:value-type="float">
            <text:p>0,00043</text:p>
          </table:table-cell>
          <table:table-cell office:value-type="float" office:value="0.20807" calcext:value-type="float">
            <text:p>0,20807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29349" calcext:value-type="float">
            <text:p>0,29349</text:p>
          </table:table-cell>
          <table:table-cell table:number-columns-repeated="2" office:value-type="float" office:value="0.00043" calcext:value-type="float">
            <text:p>0,00043</text:p>
          </table:table-cell>
        </table:table-row>
        <table:table-row table:style-name="ro1">
          <table:table-cell office:value-type="string" calcext:value-type="string">
            <text:p>article 61</text:p>
          </table:table-cell>
          <table:table-cell table:number-columns-repeated="3" office:value-type="float" office:value="0.00009" calcext:value-type="float">
            <text:p>0,00009</text:p>
          </table:table-cell>
          <table:table-cell office:value-type="float" office:value="0.01528" calcext:value-type="float">
            <text:p>0,01528</text:p>
          </table:table-cell>
          <table:table-cell table:number-columns-repeated="2" office:value-type="float" office:value="0.00009" calcext:value-type="float">
            <text:p>0,00009</text:p>
          </table:table-cell>
          <table:table-cell office:value-type="float" office:value="0.03196" calcext:value-type="float">
            <text:p>0,03196</text:p>
          </table:table-cell>
          <table:table-cell office:value-type="float" office:value="0.40157" calcext:value-type="float">
            <text:p>0,40157</text:p>
          </table:table-cell>
          <table:table-cell table:number-columns-repeated="7" office:value-type="float" office:value="0.00009" calcext:value-type="float">
            <text:p>0,00009</text:p>
          </table:table-cell>
          <table:table-cell office:value-type="float" office:value="0.11802" calcext:value-type="float">
            <text:p>0,11802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39567" calcext:value-type="float">
            <text:p>0,39567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3107" calcext:value-type="float">
            <text:p>0,03107</text:p>
          </table:table-cell>
          <table:table-cell table:number-columns-repeated="4" office:value-type="float" office:value="0.00009" calcext:value-type="float">
            <text:p>0,00009</text:p>
          </table:table-cell>
          <table:table-cell office:value-type="float" office:value="0.00485" calcext:value-type="float">
            <text:p>0,00485</text:p>
          </table:table-cell>
        </table:table-row>
        <table:table-row table:style-name="ro1">
          <table:table-cell office:value-type="string" calcext:value-type="string">
            <text:p>article 62</text:p>
          </table:table-cell>
          <table:table-cell table:number-columns-repeated="11" office:value-type="float" office:value="0.00011" calcext:value-type="float">
            <text:p>0,00011</text:p>
          </table:table-cell>
          <table:table-cell office:value-type="float" office:value="0.04662" calcext:value-type="float">
            <text:p>0,04662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04766" calcext:value-type="float">
            <text:p>0,04766</text:p>
          </table:table-cell>
          <table:table-cell office:value-type="float" office:value="0.1718" calcext:value-type="float">
            <text:p>0,1718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8114" calcext:value-type="float">
            <text:p>0,08114</text:p>
          </table:table-cell>
          <table:table-cell office:value-type="float" office:value="0.00397" calcext:value-type="float">
            <text:p>0,00397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64673" calcext:value-type="float">
            <text:p>0,64673</text:p>
          </table:table-cell>
          <table:table-cell table:number-columns-repeated="2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63</text:p>
          </table:table-cell>
          <table:table-cell office:value-type="float" office:value="0.40125" calcext:value-type="float">
            <text:p>0,40125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.3849" calcext:value-type="float">
            <text:p>0,3849</text:p>
          </table:table-cell>
          <table:table-cell table:number-columns-repeated="3" office:value-type="float" office:value="0.00034" calcext:value-type="float">
            <text:p>0,00034</text:p>
          </table:table-cell>
          <table:table-cell office:value-type="float" office:value="0.20633" calcext:value-type="float">
            <text:p>0,20633</text:p>
          </table:table-cell>
          <table:table-cell table:number-columns-repeated="18" office:value-type="float" office:value="0.00034" calcext:value-type="float">
            <text:p>0,00034</text:p>
          </table:table-cell>
        </table:table-row>
        <table:table-row table:style-name="ro1">
          <table:table-cell office:value-type="string" calcext:value-type="string">
            <text:p>article 64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12892" calcext:value-type="float">
            <text:p>0,12892</text:p>
          </table:table-cell>
          <table:table-cell table:number-columns-repeated="6" office:value-type="float" office:value="0.00021" calcext:value-type="float">
            <text:p>0,00021</text:p>
          </table:table-cell>
          <table:table-cell office:value-type="float" office:value="0.11966" calcext:value-type="float">
            <text:p>0,11966</text:p>
          </table:table-cell>
          <table:table-cell table:number-columns-repeated="12" office:value-type="float" office:value="0.00021" calcext:value-type="float">
            <text:p>0,00021</text:p>
          </table:table-cell>
          <table:table-cell office:value-type="float" office:value="0.7469" calcext:value-type="float">
            <text:p>0,7469</text:p>
          </table:table-cell>
          <table:table-cell table:number-columns-repeated="2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65</text:p>
          </table:table-cell>
          <table:table-cell table:number-columns-repeated="2" office:value-type="float" office:value="0.0003" calcext:value-type="float">
            <text:p>0,0003</text:p>
          </table:table-cell>
          <table:table-cell office:value-type="float" office:value="0.15559" calcext:value-type="float">
            <text:p>0,15559</text:p>
          </table:table-cell>
          <table:table-cell table:number-columns-repeated="6" office:value-type="float" office:value="0.0003" calcext:value-type="float">
            <text:p>0,0003</text:p>
          </table:table-cell>
          <table:table-cell office:value-type="float" office:value="0.06008" calcext:value-type="float">
            <text:p>0,06008</text:p>
          </table:table-cell>
          <table:table-cell table:number-columns-repeated="9" office:value-type="float" office:value="0.0003" calcext:value-type="float">
            <text:p>0,0003</text:p>
          </table:table-cell>
          <table:table-cell office:value-type="float" office:value="0.77771" calcext:value-type="float">
            <text:p>0,77771</text:p>
          </table:table-cell>
          <table:table-cell table:number-columns-repeated="5" office:value-type="float" office:value="0.0003" calcext:value-type="float">
            <text:p>0,0003</text:p>
          </table:table-cell>
        </table:table-row>
        <table:table-row table:style-name="ro1">
          <table:table-cell office:value-type="string" calcext:value-type="string">
            <text:p>article 66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1424" calcext:value-type="float">
            <text:p>0,1424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34299" calcext:value-type="float">
            <text:p>0,34299</text:p>
          </table:table-cell>
          <table:table-cell table:number-columns-repeated="12" office:value-type="float" office:value="0.00017" calcext:value-type="float">
            <text:p>0,00017</text:p>
          </table:table-cell>
          <table:table-cell office:value-type="float" office:value="0.48057" calcext:value-type="float">
            <text:p>0,48057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03052" calcext:value-type="float">
            <text:p>0,03052</text:p>
          </table:table-cell>
          <table:table-cell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67</text:p>
          </table:table-cell>
          <table:table-cell table:number-columns-repeated="22" office:value-type="float" office:value="0.001" calcext:value-type="float">
            <text:p>0,001</text:p>
          </table:table-cell>
          <table:table-cell office:value-type="float" office:value="0.976" calcext:value-type="float">
            <text:p>0,976</text:p>
          </table:table-cell>
          <table:table-cell table:number-columns-repeated="2"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article 68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06134" calcext:value-type="float">
            <text:p>0,06134</text:p>
          </table:table-cell>
          <table:table-cell table:number-columns-repeated="8" office:value-type="float" office:value="0.00011" calcext:value-type="float">
            <text:p>0,00011</text:p>
          </table:table-cell>
          <table:table-cell office:value-type="float" office:value="0.02322" calcext:value-type="float">
            <text:p>0,02322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13567" calcext:value-type="float">
            <text:p>0,13567</text:p>
          </table:table-cell>
          <table:table-cell office:value-type="float" office:value="0.06606" calcext:value-type="float">
            <text:p>0,06606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3917" calcext:value-type="float">
            <text:p>0,3917</text:p>
          </table:table-cell>
          <table:table-cell office:value-type="float" office:value="0.31983" calcext:value-type="float">
            <text:p>0,31983</text:p>
          </table:table-cell>
          <table:table-cell table:number-columns-repeated="4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69</text:p>
          </table:table-cell>
          <table:table-cell office:value-type="float" office:value="0.08109" calcext:value-type="float">
            <text:p>0,08109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7701" calcext:value-type="float">
            <text:p>0,07701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03224" calcext:value-type="float">
            <text:p>0,03224</text:p>
          </table:table-cell>
          <table:table-cell office:value-type="float" office:value="0.01559" calcext:value-type="float">
            <text:p>0,01559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6484" calcext:value-type="float">
            <text:p>0,06484</text:p>
          </table:table-cell>
          <table:table-cell office:value-type="float" office:value="0.17121" calcext:value-type="float">
            <text:p>0,17121</text:p>
          </table:table-cell>
          <table:table-cell table:number-columns-repeated="6" office:value-type="float" office:value="0.00015" calcext:value-type="float">
            <text:p>0,00015</text:p>
          </table:table-cell>
          <table:table-cell office:value-type="float" office:value="0.01954" calcext:value-type="float">
            <text:p>0,01954</text:p>
          </table:table-cell>
          <table:table-cell office:value-type="float" office:value="0.16186" calcext:value-type="float">
            <text:p>0,16186</text:p>
          </table:table-cell>
          <table:table-cell office:value-type="float" office:value="0.27673" calcext:value-type="float">
            <text:p>0,27673</text:p>
          </table:table-cell>
          <table:table-cell office:value-type="float" office:value="0.05975" calcext:value-type="float">
            <text:p>0,05975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3801" calcext:value-type="float">
            <text:p>0,03801</text:p>
          </table:table-cell>
          <table:table-cell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70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08297" calcext:value-type="float">
            <text:p>0,08297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9788" calcext:value-type="float">
            <text:p>0,09788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10724" calcext:value-type="float">
            <text:p>0,10724</text:p>
          </table:table-cell>
          <table:table-cell table:number-columns-repeated="3" office:value-type="float" office:value="0.00014" calcext:value-type="float">
            <text:p>0,00014</text:p>
          </table:table-cell>
          <table:table-cell office:value-type="float" office:value="0.32797" calcext:value-type="float">
            <text:p>0,32797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02117" calcext:value-type="float">
            <text:p>0,02117</text:p>
          </table:table-cell>
          <table:table-cell table:number-columns-repeated="3" office:value-type="float" office:value="0.00014" calcext:value-type="float">
            <text:p>0,00014</text:p>
          </table:table-cell>
          <table:table-cell office:value-type="float" office:value="0.14451" calcext:value-type="float">
            <text:p>0,14451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21576" calcext:value-type="float">
            <text:p>0,21576</text:p>
          </table:table-cell>
          <table:table-cell table:number-columns-repeated="5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article 71</text:p>
          </table:table-cell>
          <table:table-cell table:number-columns-repeated="5" office:value-type="float" office:value="0.00018" calcext:value-type="float">
            <text:p>0,00018</text:p>
          </table:table-cell>
          <table:table-cell office:value-type="float" office:value="0.29238" calcext:value-type="float">
            <text:p>0,29238</text:p>
          </table:table-cell>
          <table:table-cell table:number-columns-repeated="13" office:value-type="float" office:value="0.00018" calcext:value-type="float">
            <text:p>0,00018</text:p>
          </table:table-cell>
          <table:table-cell office:value-type="float" office:value="0.50402" calcext:value-type="float">
            <text:p>0,50402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17423" calcext:value-type="float">
            <text:p>0,17423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2566" calcext:value-type="float">
            <text:p>0,02566</text:p>
          </table:table-cell>
        </table:table-row>
        <table:table-row table:style-name="ro1">
          <table:table-cell office:value-type="string" calcext:value-type="string">
            <text:p>article 72</text:p>
          </table:table-cell>
          <table:table-cell table:number-columns-repeated="5" office:value-type="float" office:value="0.00025" calcext:value-type="float">
            <text:p>0,00025</text:p>
          </table:table-cell>
          <table:table-cell office:value-type="float" office:value="0.06623" calcext:value-type="float">
            <text:p>0,06623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30586" calcext:value-type="float">
            <text:p>0,30586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28142" calcext:value-type="float">
            <text:p>0,28142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12717" calcext:value-type="float">
            <text:p>0,12717</text:p>
          </table:table-cell>
          <table:table-cell office:value-type="float" office:value="0.07488" calcext:value-type="float">
            <text:p>0,07488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05497" calcext:value-type="float">
            <text:p>0,05497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08501" calcext:value-type="float">
            <text:p>0,08501</text:p>
          </table:table-cell>
          <table:table-cell table:number-columns-repeated="4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73</text:p>
          </table:table-cell>
          <table:table-cell table:number-columns-repeated="2" office:value-type="float" office:value="0.00009" calcext:value-type="float">
            <text:p>0,00009</text:p>
          </table:table-cell>
          <table:table-cell office:value-type="float" office:value="0.08268" calcext:value-type="float">
            <text:p>0,08268</text:p>
          </table:table-cell>
          <table:table-cell table:number-columns-repeated="5" office:value-type="float" office:value="0.00009" calcext:value-type="float">
            <text:p>0,00009</text:p>
          </table:table-cell>
          <table:table-cell office:value-type="float" office:value="0.03184" calcext:value-type="float">
            <text:p>0,03184</text:p>
          </table:table-cell>
          <table:table-cell office:value-type="float" office:value="0.00591" calcext:value-type="float">
            <text:p>0,00591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4862" calcext:value-type="float">
            <text:p>0,04862</text:p>
          </table:table-cell>
          <table:table-cell office:value-type="float" office:value="0.13814" calcext:value-type="float">
            <text:p>0,13814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39811" calcext:value-type="float">
            <text:p>0,39811</text:p>
          </table:table-cell>
          <table:table-cell table:number-columns-repeated="4" office:value-type="float" office:value="0.00009" calcext:value-type="float">
            <text:p>0,00009</text:p>
          </table:table-cell>
          <table:table-cell office:value-type="float" office:value="0.05863" calcext:value-type="float">
            <text:p>0,05863</text:p>
          </table:table-cell>
          <table:table-cell table:number-columns-repeated="4" office:value-type="float" office:value="0.00009" calcext:value-type="float">
            <text:p>0,00009</text:p>
          </table:table-cell>
          <table:table-cell office:value-type="float" office:value="0.23463" calcext:value-type="float">
            <text:p>0,23463</text:p>
          </table:table-cell>
        </table:table-row>
        <table:table-row table:style-name="ro1">
          <table:table-cell office:value-type="string" calcext:value-type="string">
            <text:p>article 74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48324" calcext:value-type="float">
            <text:p>0,48324</text:p>
          </table:table-cell>
          <table:table-cell office:value-type="float" office:value="0.12677" calcext:value-type="float">
            <text:p>0,12677</text:p>
          </table:table-cell>
          <table:table-cell office:value-type="float" office:value="0.02739" calcext:value-type="float">
            <text:p>0,02739</text:p>
          </table:table-cell>
          <table:table-cell table:number-columns-repeated="4" office:value-type="float" office:value="0.00016" calcext:value-type="float">
            <text:p>0,00016</text:p>
          </table:table-cell>
          <table:table-cell office:value-type="float" office:value="0.02083" calcext:value-type="float">
            <text:p>0,02083</text:p>
          </table:table-cell>
          <table:table-cell table:number-columns-repeated="7" office:value-type="float" office:value="0.00016" calcext:value-type="float">
            <text:p>0,00016</text:p>
          </table:table-cell>
          <table:table-cell office:value-type="float" office:value="0.29254" calcext:value-type="float">
            <text:p>0,29254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04627" calcext:value-type="float">
            <text:p>0,04627</text:p>
          </table:table-cell>
          <table:table-cell table:number-columns-repeated="4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75</text:p>
          </table:table-cell>
          <table:table-cell table:number-columns-repeated="6" office:value-type="float" office:value="0.00026" calcext:value-type="float">
            <text:p>0,00026</text:p>
          </table:table-cell>
          <table:table-cell office:value-type="float" office:value="0.04511" calcext:value-type="float">
            <text:p>0,04511</text:p>
          </table:table-cell>
          <table:table-cell table:number-columns-repeated="11" office:value-type="float" office:value="0.00026" calcext:value-type="float">
            <text:p>0,00026</text:p>
          </table:table-cell>
          <table:table-cell office:value-type="float" office:value="0.08889" calcext:value-type="float">
            <text:p>0,08889</text:p>
          </table:table-cell>
          <table:table-cell office:value-type="float" office:value="0.86036" calcext:value-type="float">
            <text:p>0,86036</text:p>
          </table:table-cell>
          <table:table-cell table:number-columns-repeated="5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76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13353" calcext:value-type="float">
            <text:p>0,1335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1374" calcext:value-type="float">
            <text:p>0,137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72464" calcext:value-type="float">
            <text:p>0,72464</text:p>
          </table:table-cell>
          <table:table-cell table:number-columns-repeated="18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77</text:p>
          </table:table-cell>
          <table:table-cell table:number-columns-repeated="14" office:value-type="float" office:value="0.00031" calcext:value-type="float">
            <text:p>0,00031</text:p>
          </table:table-cell>
          <table:table-cell office:value-type="float" office:value="0.16226" calcext:value-type="float">
            <text:p>0,16226</text:p>
          </table:table-cell>
          <table:table-cell table:number-columns-repeated="7" office:value-type="float" office:value="0.00031" calcext:value-type="float">
            <text:p>0,00031</text:p>
          </table:table-cell>
          <table:table-cell office:value-type="float" office:value="0.83049" calcext:value-type="float">
            <text:p>0,83049</text:p>
          </table:table-cell>
          <table:table-cell table:number-columns-repeated="2" office:value-type="float" office:value="0.00031" calcext:value-type="float">
            <text:p>0,00031</text:p>
          </table:table-cell>
        </table:table-row>
        <table:table-row table:style-name="ro1">
          <table:table-cell office:value-type="string" calcext:value-type="string">
            <text:p>article 78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5406" calcext:value-type="float">
            <text:p>0,05406</text:p>
          </table:table-cell>
          <table:table-cell table:number-columns-repeated="6" office:value-type="float" office:value="0.00009" calcext:value-type="float">
            <text:p>0,00009</text:p>
          </table:table-cell>
          <table:table-cell office:value-type="float" office:value="0.50576" calcext:value-type="float">
            <text:p>0,50576</text:p>
          </table:table-cell>
          <table:table-cell table:number-columns-repeated="4" office:value-type="float" office:value="0.00009" calcext:value-type="float">
            <text:p>0,00009</text:p>
          </table:table-cell>
          <table:table-cell office:value-type="float" office:value="0.08027" calcext:value-type="float">
            <text:p>0,08027</text:p>
          </table:table-cell>
          <table:table-cell office:value-type="float" office:value="0.02291" calcext:value-type="float">
            <text:p>0,02291</text:p>
          </table:table-cell>
          <table:table-cell table:number-columns-repeated="3" office:value-type="float" office:value="0.00009" calcext:value-type="float">
            <text:p>0,00009</text:p>
          </table:table-cell>
          <table:table-cell office:value-type="float" office:value="0.29447" calcext:value-type="float">
            <text:p>0,29447</text:p>
          </table:table-cell>
          <table:table-cell table:number-columns-repeated="3" office:value-type="float" office:value="0.00009" calcext:value-type="float">
            <text:p>0,00009</text:p>
          </table:table-cell>
          <table:table-cell office:value-type="float" office:value="0.04086" calcext:value-type="float">
            <text:p>0,04086</text:p>
          </table:table-cell>
          <table:table-cell table:number-columns-repeated="2" office:value-type="float" office:value="0.00009" calcext:value-type="float">
            <text:p>0,00009</text:p>
          </table:table-cell>
        </table:table-row>
        <table:table-row table:style-name="ro1">
          <table:table-cell office:value-type="string" calcext:value-type="string">
            <text:p>article 79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50491" calcext:value-type="float">
            <text:p>0,50491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5137" calcext:value-type="float">
            <text:p>0,05137</text:p>
          </table:table-cell>
          <table:table-cell table:number-columns-repeated="6" office:value-type="float" office:value="0.00021" calcext:value-type="float">
            <text:p>0,00021</text:p>
          </table:table-cell>
          <table:table-cell office:value-type="float" office:value="0.08953" calcext:value-type="float">
            <text:p>0,08953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0922" calcext:value-type="float">
            <text:p>0,00922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5935" calcext:value-type="float">
            <text:p>0,05935</text:p>
          </table:table-cell>
          <table:table-cell office:value-type="float" office:value="0.11792" calcext:value-type="float">
            <text:p>0,11792</text:p>
          </table:table-cell>
          <table:table-cell table:number-columns-repeated="4" office:value-type="float" office:value="0.00021" calcext:value-type="float">
            <text:p>0,00021</text:p>
          </table:table-cell>
          <table:table-cell office:value-type="float" office:value="0.05175" calcext:value-type="float">
            <text:p>0,05175</text:p>
          </table:table-cell>
          <table:table-cell table:number-columns-repeated="3" office:value-type="float" office:value="0.00021" calcext:value-type="float">
            <text:p>0,00021</text:p>
          </table:table-cell>
          <table:table-cell office:value-type="float" office:value="0.11241" calcext:value-type="float">
            <text:p>0,11241</text:p>
          </table:table-cell>
        </table:table-row>
        <table:table-row table:style-name="ro1">
          <table:table-cell office:value-type="string" calcext:value-type="string">
            <text:p>article 80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693" calcext:value-type="float">
            <text:p>0,0693</text:p>
          </table:table-cell>
          <table:table-cell table:number-columns-repeated="4" office:value-type="float" office:value="0.00035" calcext:value-type="float">
            <text:p>0,00035</text:p>
          </table:table-cell>
          <table:table-cell office:value-type="float" office:value="0.51046" calcext:value-type="float">
            <text:p>0,51046</text:p>
          </table:table-cell>
          <table:table-cell table:number-columns-repeated="2" office:value-type="float" office:value="0.00035" calcext:value-type="float">
            <text:p>0,00035</text:p>
          </table:table-cell>
          <table:table-cell office:value-type="float" office:value="0.03931" calcext:value-type="float">
            <text:p>0,03931</text:p>
          </table:table-cell>
          <table:table-cell table:number-columns-repeated="9" office:value-type="float" office:value="0.00035" calcext:value-type="float">
            <text:p>0,00035</text:p>
          </table:table-cell>
          <table:table-cell office:value-type="float" office:value="0.21484" calcext:value-type="float">
            <text:p>0,21484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15901" calcext:value-type="float">
            <text:p>0,15901</text:p>
          </table:table-cell>
          <table:table-cell table:number-columns-repeated="3" office:value-type="float" office:value="0.00035" calcext:value-type="float">
            <text:p>0,00035</text:p>
          </table:table-cell>
        </table:table-row>
        <table:table-row table:style-name="ro1">
          <table:table-cell office:value-type="string" calcext:value-type="string">
            <text:p>article 81</text:p>
          </table:table-cell>
          <table:table-cell table:number-columns-repeated="5" office:value-type="float" office:value="0.00033" calcext:value-type="float">
            <text:p>0,00033</text:p>
          </table:table-cell>
          <table:table-cell office:value-type="float" office:value="0.08063" calcext:value-type="float">
            <text:p>0,08063</text:p>
          </table:table-cell>
          <table:table-cell table:number-columns-repeated="4" office:value-type="float" office:value="0.00033" calcext:value-type="float">
            <text:p>0,00033</text:p>
          </table:table-cell>
          <table:table-cell office:value-type="float" office:value="0.32897" calcext:value-type="float">
            <text:p>0,32897</text:p>
          </table:table-cell>
          <table:table-cell table:number-columns-repeated="9" office:value-type="float" office:value="0.00033" calcext:value-type="float">
            <text:p>0,00033</text:p>
          </table:table-cell>
          <table:table-cell office:value-type="float" office:value="0.40767" calcext:value-type="float">
            <text:p>0,40767</text:p>
          </table:table-cell>
          <table:table-cell table:number-columns-repeated="3" office:value-type="float" office:value="0.00033" calcext:value-type="float">
            <text:p>0,00033</text:p>
          </table:table-cell>
          <table:table-cell office:value-type="float" office:value="0.17573" calcext:value-type="float">
            <text:p>0,17573</text:p>
          </table:table-cell>
        </table:table-row>
        <table:table-row table:style-name="ro1">
          <table:table-cell office:value-type="string" calcext:value-type="string">
            <text:p>article 82</text:p>
          </table:table-cell>
          <table:table-cell table:number-columns-repeated="14" office:value-type="float" office:value="0.00036" calcext:value-type="float">
            <text:p>0,00036</text:p>
          </table:table-cell>
          <table:table-cell office:value-type="float" office:value="0.99127" calcext:value-type="float">
            <text:p>0,99127</text:p>
          </table:table-cell>
          <table:table-cell table:number-columns-repeated="10" office:value-type="float" office:value="0.00036" calcext:value-type="float">
            <text:p>0,00036</text:p>
          </table:table-cell>
        </table:table-row>
        <table:table-row table:style-name="ro1">
          <table:table-cell office:value-type="string" calcext:value-type="string">
            <text:p>article 83</text:p>
          </table:table-cell>
          <table:table-cell office:value-type="float" office:value="0.06194" calcext:value-type="float">
            <text:p>0,06194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02097" calcext:value-type="float">
            <text:p>0,02097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00886" calcext:value-type="float">
            <text:p>0,00886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10557" calcext:value-type="float">
            <text:p>0,10557</text:p>
          </table:table-cell>
          <table:table-cell office:value-type="float" office:value="0.0654" calcext:value-type="float">
            <text:p>0,0654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22031" calcext:value-type="float">
            <text:p>0,22031</text:p>
          </table:table-cell>
          <table:table-cell table:number-columns-repeated="5" office:value-type="float" office:value="0.00011" calcext:value-type="float">
            <text:p>0,00011</text:p>
          </table:table-cell>
          <table:table-cell office:value-type="float" office:value="0.41352" calcext:value-type="float">
            <text:p>0,41352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0832" calcext:value-type="float">
            <text:p>0,0832</text:p>
          </table:table-cell>
          <table:table-cell office:value-type="float" office:value="0.01841" calcext:value-type="float">
            <text:p>0,01841</text:p>
          </table:table-cell>
        </table:table-row>
        <table:table-row table:style-name="ro1">
          <table:table-cell office:value-type="string" calcext:value-type="string">
            <text:p>article 84</text:p>
          </table:table-cell>
          <table:table-cell table:number-columns-repeated="4" office:value-type="float" office:value="0.00015" calcext:value-type="float">
            <text:p>0,00015</text:p>
          </table:table-cell>
          <table:table-cell office:value-type="float" office:value="0.03311" calcext:value-type="float">
            <text:p>0,03311</text:p>
          </table:table-cell>
          <table:table-cell table:number-columns-repeated="8" office:value-type="float" office:value="0.00015" calcext:value-type="float">
            <text:p>0,00015</text:p>
          </table:table-cell>
          <table:table-cell office:value-type="float" office:value="0.03563" calcext:value-type="float">
            <text:p>0,03563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42367" calcext:value-type="float">
            <text:p>0,42367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50437" calcext:value-type="float">
            <text:p>0,50437</text:p>
          </table:table-cell>
          <table:table-cell table:number-columns-repeated="7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85</text:p>
          </table:table-cell>
          <table:table-cell table:number-columns-repeated="12" office:value-type="float" office:value="0.0001" calcext:value-type="float">
            <text:p>0,0001</text:p>
          </table:table-cell>
          <table:table-cell office:value-type="float" office:value="0.00455" calcext:value-type="float">
            <text:p>0,0045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7753" calcext:value-type="float">
            <text:p>0,0775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1202" calcext:value-type="float">
            <text:p>0,01202</text:p>
          </table:table-cell>
          <table:table-cell table:number-columns-repeated="4" office:value-type="float" office:value="0.0001" calcext:value-type="float">
            <text:p>0,0001</text:p>
          </table:table-cell>
          <table:table-cell office:value-type="float" office:value="0.03612" calcext:value-type="float">
            <text:p>0,03612</text:p>
          </table:table-cell>
          <table:table-cell office:value-type="float" office:value="0.75561" calcext:value-type="float">
            <text:p>0,75561</text:p>
          </table:table-cell>
          <table:table-cell office:value-type="float" office:value="0.11219" calcext:value-type="float">
            <text:p>0,11219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article 86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48806" calcext:value-type="float">
            <text:p>0,48806</text:p>
          </table:table-cell>
          <table:table-cell table:number-columns-repeated="8" office:value-type="float" office:value="0.00025" calcext:value-type="float">
            <text:p>0,00025</text:p>
          </table:table-cell>
          <table:table-cell office:value-type="float" office:value="0.50623" calcext:value-type="float">
            <text:p>0,50623</text:p>
          </table:table-cell>
          <table:table-cell table:number-columns-repeated="14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87</text:p>
          </table:table-cell>
          <table:table-cell office:value-type="float" office:value="0.06122" calcext:value-type="float">
            <text:p>0,0612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6716" calcext:value-type="float">
            <text:p>0,0671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584" calcext:value-type="float">
            <text:p>0,0058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51137" calcext:value-type="float">
            <text:p>0,51137</text:p>
          </table:table-cell>
          <table:table-cell table:number-columns-repeated="6" office:value-type="float" office:value="0.0001" calcext:value-type="float">
            <text:p>0,0001</text:p>
          </table:table-cell>
          <table:table-cell office:value-type="float" office:value="0.06383" calcext:value-type="float">
            <text:p>0,06383</text:p>
          </table:table-cell>
          <table:table-cell table:number-columns-repeated="8" office:value-type="float" office:value="0.0001" calcext:value-type="float">
            <text:p>0,0001</text:p>
          </table:table-cell>
          <table:table-cell office:value-type="float" office:value="0.13538" calcext:value-type="float">
            <text:p>0,13538</text:p>
          </table:table-cell>
          <table:table-cell office:value-type="float" office:value="0.02522" calcext:value-type="float">
            <text:p>0,02522</text:p>
          </table:table-cell>
          <table:table-cell office:value-type="float" office:value="0.12826" calcext:value-type="float">
            <text:p>0,12826</text:p>
          </table:table-cell>
        </table:table-row>
        <table:table-row table:style-name="ro1">
          <table:table-cell office:value-type="string" calcext:value-type="string">
            <text:p>article 88</text:p>
          </table:table-cell>
          <table:table-cell office:value-type="float" office:value="0.05008" calcext:value-type="float">
            <text:p>0,05008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1662" calcext:value-type="float">
            <text:p>0,1662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2533" calcext:value-type="float">
            <text:p>0,02533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15742" calcext:value-type="float">
            <text:p>0,15742</text:p>
          </table:table-cell>
          <table:table-cell table:number-columns-repeated="11" office:value-type="float" office:value="0.00025" calcext:value-type="float">
            <text:p>0,00025</text:p>
          </table:table-cell>
          <table:table-cell office:value-type="float" office:value="0.53668" calcext:value-type="float">
            <text:p>0,53668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5947" calcext:value-type="float">
            <text:p>0,05947</text:p>
          </table:table-cell>
        </table:table-row>
        <table:table-row table:style-name="ro1">
          <table:table-cell office:value-type="string" calcext:value-type="string">
            <text:p>article 89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985" calcext:value-type="float">
            <text:p>0,00985</text:p>
          </table:table-cell>
          <table:table-cell office:value-type="float" office:value="0.14287" calcext:value-type="float">
            <text:p>0,14287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1788" calcext:value-type="float">
            <text:p>0,01788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3796" calcext:value-type="float">
            <text:p>0,03796</text:p>
          </table:table-cell>
          <table:table-cell office:value-type="float" office:value="0.05558" calcext:value-type="float">
            <text:p>0,05558</text:p>
          </table:table-cell>
          <table:table-cell table:number-columns-repeated="2" office:value-type="float" office:value="0.00007" calcext:value-type="float">
            <text:p>0,00007</text:p>
          </table:table-cell>
          <table:table-cell office:value-type="float" office:value="0.28348" calcext:value-type="float">
            <text:p>0,28348</text:p>
          </table:table-cell>
          <table:table-cell office:value-type="float" office:value="0.13921" calcext:value-type="float">
            <text:p>0,13921</text:p>
          </table:table-cell>
          <table:table-cell office:value-type="float" office:value="0.00661" calcext:value-type="float">
            <text:p>0,00661</text:p>
          </table:table-cell>
          <table:table-cell office:value-type="float" office:value="0.04852" calcext:value-type="float">
            <text:p>0,04852</text:p>
          </table:table-cell>
          <table:table-cell office:value-type="float" office:value="0.04674" calcext:value-type="float">
            <text:p>0,04674</text:p>
          </table:table-cell>
          <table:table-cell office:value-type="float" office:value="0.01663" calcext:value-type="float">
            <text:p>0,01663</text:p>
          </table:table-cell>
          <table:table-cell table:number-columns-repeated="3" office:value-type="float" office:value="0.00007" calcext:value-type="float">
            <text:p>0,00007</text:p>
          </table:table-cell>
          <table:table-cell office:value-type="float" office:value="0.12862" calcext:value-type="float">
            <text:p>0,12862</text:p>
          </table:table-cell>
          <table:table-cell office:value-type="float" office:value="0.05712" calcext:value-type="float">
            <text:p>0,05712</text:p>
          </table:table-cell>
          <table:table-cell table:number-columns-repeated="2" office:value-type="float" office:value="0.00007" calcext:value-type="float">
            <text:p>0,00007</text:p>
          </table:table-cell>
          <table:table-cell office:value-type="float" office:value="0.00812" calcext:value-type="float">
            <text:p>0,00812</text:p>
          </table:table-cell>
          <table:table-cell office:value-type="float" office:value="0.00007" calcext:value-type="float">
            <text:p>0,00007</text:p>
          </table:table-cell>
        </table:table-row>
        <table:table-row table:style-name="ro1">
          <table:table-cell office:value-type="string" calcext:value-type="string">
            <text:p>article 90</text:p>
          </table:table-cell>
          <table:table-cell office:value-type="float" office:value="0.00029" calcext:value-type="float">
            <text:p>0,00029</text:p>
          </table:table-cell>
          <table:table-cell office:value-type="float" office:value="0.2006" calcext:value-type="float">
            <text:p>0,2006</text:p>
          </table:table-cell>
          <table:table-cell office:value-type="float" office:value="0.19862" calcext:value-type="float">
            <text:p>0,19862</text:p>
          </table:table-cell>
          <table:table-cell office:value-type="float" office:value="0.24984" calcext:value-type="float">
            <text:p>0,24984</text:p>
          </table:table-cell>
          <table:table-cell table:number-columns-repeated="15" office:value-type="float" office:value="0.00029" calcext:value-type="float">
            <text:p>0,00029</text:p>
          </table:table-cell>
          <table:table-cell office:value-type="float" office:value="0.23636" calcext:value-type="float">
            <text:p>0,23636</text:p>
          </table:table-cell>
          <table:table-cell table:number-columns-repeated="3" office:value-type="float" office:value="0.00029" calcext:value-type="float">
            <text:p>0,00029</text:p>
          </table:table-cell>
          <table:table-cell office:value-type="float" office:value="0.10886" calcext:value-type="float">
            <text:p>0,10886</text:p>
          </table:table-cell>
          <table:table-cell office:value-type="float" office:value="0.00029" calcext:value-type="float">
            <text:p>0,00029</text:p>
          </table:table-cell>
        </table:table-row>
        <table:table-row table:style-name="ro1">
          <table:table-cell office:value-type="string" calcext:value-type="string">
            <text:p>article 91</text:p>
          </table:table-cell>
          <table:table-cell office:value-type="float" office:value="0.30055" calcext:value-type="float">
            <text:p>0,30055</text:p>
          </table:table-cell>
          <table:table-cell table:number-columns-repeated="4" office:value-type="float" office:value="0.00006" calcext:value-type="float">
            <text:p>0,00006</text:p>
          </table:table-cell>
          <table:table-cell office:value-type="float" office:value="0.0044" calcext:value-type="float">
            <text:p>0,0044</text:p>
          </table:table-cell>
          <table:table-cell table:number-columns-repeated="2" office:value-type="float" office:value="0.00006" calcext:value-type="float">
            <text:p>0,00006</text:p>
          </table:table-cell>
          <table:table-cell office:value-type="float" office:value="0.00888" calcext:value-type="float">
            <text:p>0,00888</text:p>
          </table:table-cell>
          <table:table-cell office:value-type="float" office:value="0.03733" calcext:value-type="float">
            <text:p>0,03733</text:p>
          </table:table-cell>
          <table:table-cell office:value-type="float" office:value="0.38115" calcext:value-type="float">
            <text:p>0,38115</text:p>
          </table:table-cell>
          <table:table-cell office:value-type="float" office:value="0.00626" calcext:value-type="float">
            <text:p>0,00626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2046" calcext:value-type="float">
            <text:p>0,02046</text:p>
          </table:table-cell>
          <table:table-cell office:value-type="float" office:value="0.03026" calcext:value-type="float">
            <text:p>0,03026</text:p>
          </table:table-cell>
          <table:table-cell table:number-columns-repeated="4" office:value-type="float" office:value="0.00006" calcext:value-type="float">
            <text:p>0,00006</text:p>
          </table:table-cell>
          <table:table-cell office:value-type="float" office:value="0.17889" calcext:value-type="float">
            <text:p>0,17889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1616" calcext:value-type="float">
            <text:p>0,01616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1483" calcext:value-type="float">
            <text:p>0,01483</text:p>
          </table:table-cell>
          <table:table-cell office:value-type="float" office:value="0.00006" calcext:value-type="float">
            <text:p>0,00006</text:p>
          </table:table-cell>
        </table:table-row>
        <table:table-row table:style-name="ro1">
          <table:table-cell office:value-type="string" calcext:value-type="string">
            <text:p>article 92</text:p>
          </table:table-cell>
          <table:table-cell table:number-columns-repeated="5" office:value-type="float" office:value="0.00034" calcext:value-type="float">
            <text:p>0,00034</text:p>
          </table:table-cell>
          <table:table-cell office:value-type="float" office:value="0.06209" calcext:value-type="float">
            <text:p>0,06209</text:p>
          </table:table-cell>
          <table:table-cell table:number-columns-repeated="4" office:value-type="float" office:value="0.00034" calcext:value-type="float">
            <text:p>0,00034</text:p>
          </table:table-cell>
          <table:table-cell office:value-type="float" office:value="0.18102" calcext:value-type="float">
            <text:p>0,18102</text:p>
          </table:table-cell>
          <table:table-cell office:value-type="float" office:value="0.09174" calcext:value-type="float">
            <text:p>0,09174</text:p>
          </table:table-cell>
          <table:table-cell table:number-columns-repeated="3" office:value-type="float" office:value="0.00034" calcext:value-type="float">
            <text:p>0,00034</text:p>
          </table:table-cell>
          <table:table-cell office:value-type="float" office:value="0.03927" calcext:value-type="float">
            <text:p>0,03927</text:p>
          </table:table-cell>
          <table:table-cell table:number-columns-repeated="3" office:value-type="float" office:value="0.00034" calcext:value-type="float">
            <text:p>0,00034</text:p>
          </table:table-cell>
          <table:table-cell office:value-type="float" office:value="0.33897" calcext:value-type="float">
            <text:p>0,33897</text:p>
          </table:table-cell>
          <table:table-cell office:value-type="float" office:value="0.28053" calcext:value-type="float">
            <text:p>0,28053</text:p>
          </table:table-cell>
          <table:table-cell table:number-columns-repeated="4" office:value-type="float" office:value="0.00034" calcext:value-type="float">
            <text:p>0,00034</text:p>
          </table:table-cell>
        </table:table-row>
        <table:table-row table:style-name="ro1">
          <table:table-cell office:value-type="string" calcext:value-type="string">
            <text:p>article 93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04242" calcext:value-type="float">
            <text:p>0,04242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12428" calcext:value-type="float">
            <text:p>0,12428</text:p>
          </table:table-cell>
          <table:table-cell office:value-type="float" office:value="0.15323" calcext:value-type="float">
            <text:p>0,15323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05604" calcext:value-type="float">
            <text:p>0,05604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204" calcext:value-type="float">
            <text:p>0,0204</text:p>
          </table:table-cell>
          <table:table-cell office:value-type="float" office:value="0.19204" calcext:value-type="float">
            <text:p>0,19204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05792" calcext:value-type="float">
            <text:p>0,05792</text:p>
          </table:table-cell>
          <table:table-cell office:value-type="float" office:value="0.04639" calcext:value-type="float">
            <text:p>0,04639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27295" calcext:value-type="float">
            <text:p>0,27295</text:p>
          </table:table-cell>
          <table:table-cell office:value-type="float" office:value="0.03142" calcext:value-type="float">
            <text:p>0,03142</text:p>
          </table:table-cell>
          <table:table-cell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94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20497" calcext:value-type="float">
            <text:p>0,20497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0425" calcext:value-type="float">
            <text:p>0,0425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08105" calcext:value-type="float">
            <text:p>0,08105</text:p>
          </table:table-cell>
          <table:table-cell table:number-columns-repeated="6" office:value-type="float" office:value="0.00013" calcext:value-type="float">
            <text:p>0,00013</text:p>
          </table:table-cell>
          <table:table-cell office:value-type="float" office:value="0.66882" calcext:value-type="float">
            <text:p>0,66882</text:p>
          </table:table-cell>
          <table:table-cell table:number-columns-repeated="9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95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1239" calcext:value-type="float">
            <text:p>0,1239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01597" calcext:value-type="float">
            <text:p>0,01597</text:p>
          </table:table-cell>
          <table:table-cell office:value-type="float" office:value="0.05909" calcext:value-type="float">
            <text:p>0,05909</text:p>
          </table:table-cell>
          <table:table-cell table:number-columns-repeated="3" office:value-type="float" office:value="0.00024" calcext:value-type="float">
            <text:p>0,00024</text:p>
          </table:table-cell>
          <table:table-cell office:value-type="float" office:value="0.24067" calcext:value-type="float">
            <text:p>0,24067</text:p>
          </table:table-cell>
          <table:table-cell office:value-type="float" office:value="0.09484" calcext:value-type="float">
            <text:p>0,09484</text:p>
          </table:table-cell>
          <table:table-cell table:number-columns-repeated="7" office:value-type="float" office:value="0.00024" calcext:value-type="float">
            <text:p>0,00024</text:p>
          </table:table-cell>
          <table:table-cell office:value-type="float" office:value="0.06853" calcext:value-type="float">
            <text:p>0,06853</text:p>
          </table:table-cell>
          <table:table-cell office:value-type="float" office:value="0.37119" calcext:value-type="float">
            <text:p>0,37119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02179" calcext:value-type="float">
            <text:p>0,02179</text:p>
          </table:table-cell>
          <table:table-cell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96</text:p>
          </table:table-cell>
          <table:table-cell table:number-columns-repeated="6" office:value-type="float" office:value="0.0003" calcext:value-type="float">
            <text:p>0,0003</text:p>
          </table:table-cell>
          <table:table-cell office:value-type="float" office:value="0.19518" calcext:value-type="float">
            <text:p>0,19518</text:p>
          </table:table-cell>
          <table:table-cell table:number-columns-repeated="12" office:value-type="float" office:value="0.0003" calcext:value-type="float">
            <text:p>0,0003</text:p>
          </table:table-cell>
          <table:table-cell office:value-type="float" office:value="0.79801" calcext:value-type="float">
            <text:p>0,79801</text:p>
          </table:table-cell>
          <table:table-cell table:number-columns-repeated="5" office:value-type="float" office:value="0.0003" calcext:value-type="float">
            <text:p>0,0003</text:p>
          </table:table-cell>
        </table:table-row>
        <table:table-row table:style-name="ro1">
          <table:table-cell office:value-type="string" calcext:value-type="string">
            <text:p>article 97</text:p>
          </table:table-cell>
          <table:table-cell table:number-columns-repeated="3" office:value-type="float" office:value="0.00063" calcext:value-type="float">
            <text:p>0,00063</text:p>
          </table:table-cell>
          <table:table-cell office:value-type="float" office:value="0.08047" calcext:value-type="float">
            <text:p>0,08047</text:p>
          </table:table-cell>
          <table:table-cell table:number-columns-repeated="2" office:value-type="float" office:value="0.00063" calcext:value-type="float">
            <text:p>0,00063</text:p>
          </table:table-cell>
          <table:table-cell office:value-type="float" office:value="0.14772" calcext:value-type="float">
            <text:p>0,14772</text:p>
          </table:table-cell>
          <table:table-cell table:number-columns-repeated="12" office:value-type="float" office:value="0.00063" calcext:value-type="float">
            <text:p>0,00063</text:p>
          </table:table-cell>
          <table:table-cell office:value-type="float" office:value="0.75806" calcext:value-type="float">
            <text:p>0,75806</text:p>
          </table:table-cell>
          <table:table-cell table:number-columns-repeated="5" office:value-type="float" office:value="0.00063" calcext:value-type="float">
            <text:p>0,00063</text:p>
          </table:table-cell>
        </table:table-row>
        <table:table-row table:style-name="ro1">
          <table:table-cell office:value-type="string" calcext:value-type="string">
            <text:p>article 98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25852" calcext:value-type="float">
            <text:p>0,25852</text:p>
          </table:table-cell>
          <table:table-cell table:number-columns-repeated="3" office:value-type="float" office:value="0.00012" calcext:value-type="float">
            <text:p>0,00012</text:p>
          </table:table-cell>
          <table:table-cell office:value-type="float" office:value="0.16805" calcext:value-type="float">
            <text:p>0,16805</text:p>
          </table:table-cell>
          <table:table-cell table:number-columns-repeated="3" office:value-type="float" office:value="0.00012" calcext:value-type="float">
            <text:p>0,00012</text:p>
          </table:table-cell>
          <table:table-cell office:value-type="float" office:value="0.10737" calcext:value-type="float">
            <text:p>0,10737</text:p>
          </table:table-cell>
          <table:table-cell table:number-columns-repeated="6" office:value-type="float" office:value="0.00012" calcext:value-type="float">
            <text:p>0,00012</text:p>
          </table:table-cell>
          <table:table-cell office:value-type="float" office:value="0.3059" calcext:value-type="float">
            <text:p>0,3059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4172" calcext:value-type="float">
            <text:p>0,04172</text:p>
          </table:table-cell>
          <table:table-cell office:value-type="float" office:value="0.11609" calcext:value-type="float">
            <text:p>0,11609</text:p>
          </table:table-cell>
          <table:table-cell table:number-columns-repeated="4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99</text:p>
          </table:table-cell>
          <table:table-cell table:number-columns-repeated="5" office:value-type="float" office:value="0.00013" calcext:value-type="float">
            <text:p>0,00013</text:p>
          </table:table-cell>
          <table:table-cell office:value-type="float" office:value="0.03646" calcext:value-type="float">
            <text:p>0,03646</text:p>
          </table:table-cell>
          <table:table-cell office:value-type="float" office:value="0.71021" calcext:value-type="float">
            <text:p>0,71021</text:p>
          </table:table-cell>
          <table:table-cell table:number-columns-repeated="12" office:value-type="float" office:value="0.00013" calcext:value-type="float">
            <text:p>0,00013</text:p>
          </table:table-cell>
          <table:table-cell office:value-type="float" office:value="0.16777" calcext:value-type="float">
            <text:p>0,16777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7704" calcext:value-type="float">
            <text:p>0,07704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100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16204" calcext:value-type="float">
            <text:p>0,16204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19096" calcext:value-type="float">
            <text:p>0,19096</text:p>
          </table:table-cell>
          <table:table-cell table:number-columns-repeated="9" office:value-type="float" office:value="0.00013" calcext:value-type="float">
            <text:p>0,00013</text:p>
          </table:table-cell>
          <table:table-cell office:value-type="float" office:value="0.17751" calcext:value-type="float">
            <text:p>0,17751</text:p>
          </table:table-cell>
          <table:table-cell office:value-type="float" office:value="0.00648" calcext:value-type="float">
            <text:p>0,00648</text:p>
          </table:table-cell>
          <table:table-cell office:value-type="float" office:value="0.05122" calcext:value-type="float">
            <text:p>0,05122</text:p>
          </table:table-cell>
          <table:table-cell office:value-type="float" office:value="0.15502" calcext:value-type="float">
            <text:p>0,15502</text:p>
          </table:table-cell>
          <table:table-cell office:value-type="float" office:value="0.20752" calcext:value-type="float">
            <text:p>0,20752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04703" calcext:value-type="float">
            <text:p>0,04703</text:p>
          </table:table-cell>
          <table:table-cell table:number-columns-repeated="2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101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3448" calcext:value-type="float">
            <text:p>0,03448</text:p>
          </table:table-cell>
          <table:table-cell table:number-columns-repeated="8" office:value-type="float" office:value="0.00017" calcext:value-type="float">
            <text:p>0,00017</text:p>
          </table:table-cell>
          <table:table-cell office:value-type="float" office:value="0.36754" calcext:value-type="float">
            <text:p>0,36754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4792" calcext:value-type="float">
            <text:p>0,04792</text:p>
          </table:table-cell>
          <table:table-cell office:value-type="float" office:value="0.29707" calcext:value-type="float">
            <text:p>0,29707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3601" calcext:value-type="float">
            <text:p>0,03601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08235" calcext:value-type="float">
            <text:p>0,08235</text:p>
          </table:table-cell>
          <table:table-cell office:value-type="float" office:value="0.03904" calcext:value-type="float">
            <text:p>0,03904</text:p>
          </table:table-cell>
          <table:table-cell office:value-type="float" office:value="0.09272" calcext:value-type="float">
            <text:p>0,09272</text:p>
          </table:table-cell>
          <table:table-cell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102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13108" calcext:value-type="float">
            <text:p>0,13108</text:p>
          </table:table-cell>
          <table:table-cell table:number-columns-repeated="7" office:value-type="float" office:value="0.00014" calcext:value-type="float">
            <text:p>0,00014</text:p>
          </table:table-cell>
          <table:table-cell office:value-type="float" office:value="0.24688" calcext:value-type="float">
            <text:p>0,24688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05221" calcext:value-type="float">
            <text:p>0,05221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319" calcext:value-type="float">
            <text:p>0,0319</text:p>
          </table:table-cell>
          <table:table-cell table:number-columns-repeated="3" office:value-type="float" office:value="0.00014" calcext:value-type="float">
            <text:p>0,00014</text:p>
          </table:table-cell>
          <table:table-cell office:value-type="float" office:value="0.26943" calcext:value-type="float">
            <text:p>0,26943</text:p>
          </table:table-cell>
          <table:table-cell office:value-type="float" office:value="0.07864" calcext:value-type="float">
            <text:p>0,07864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10279" calcext:value-type="float">
            <text:p>0,10279</text:p>
          </table:table-cell>
          <table:table-cell office:value-type="float" office:value="0.08467" calcext:value-type="float">
            <text:p>0,08467</text:p>
          </table:table-cell>
          <table:table-cell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article 103</text:p>
          </table:table-cell>
          <table:table-cell office:value-type="float" office:value="0.19008" calcext:value-type="float">
            <text:p>0,19008</text:p>
          </table:table-cell>
          <table:table-cell table:number-columns-repeated="7" office:value-type="float" office:value="0.00013" calcext:value-type="float">
            <text:p>0,00013</text:p>
          </table:table-cell>
          <table:table-cell office:value-type="float" office:value="0.10464" calcext:value-type="float">
            <text:p>0,10464</text:p>
          </table:table-cell>
          <table:table-cell office:value-type="float" office:value="0.36288" calcext:value-type="float">
            <text:p>0,36288</text:p>
          </table:table-cell>
          <table:table-cell office:value-type="float" office:value="0.20487" calcext:value-type="float">
            <text:p>0,20487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03961" calcext:value-type="float">
            <text:p>0,03961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6268" calcext:value-type="float">
            <text:p>0,06268</text:p>
          </table:table-cell>
          <table:table-cell table:number-columns-repeated="8" office:value-type="float" office:value="0.00013" calcext:value-type="float">
            <text:p>0,00013</text:p>
          </table:table-cell>
          <table:table-cell office:value-type="float" office:value="0.03293" calcext:value-type="float">
            <text:p>0,03293</text:p>
          </table:table-cell>
        </table:table-row>
        <table:table-row table:style-name="ro1">
          <table:table-cell office:value-type="string" calcext:value-type="string">
            <text:p>article 104</text:p>
          </table:table-cell>
          <table:table-cell table:number-columns-repeated="11" office:value-type="float" office:value="0.0002" calcext:value-type="float">
            <text:p>0,0002</text:p>
          </table:table-cell>
          <table:table-cell office:value-type="float" office:value="0.59775" calcext:value-type="float">
            <text:p>0,59775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34932" calcext:value-type="float">
            <text:p>0,34932</text:p>
          </table:table-cell>
          <table:table-cell table:number-columns-repeated="8" office:value-type="float" office:value="0.0002" calcext:value-type="float">
            <text:p>0,0002</text:p>
          </table:table-cell>
          <table:table-cell office:value-type="float" office:value="0.04854" calcext:value-type="float">
            <text:p>0,04854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105</text:p>
          </table:table-cell>
          <table:table-cell table:number-columns-repeated="5" office:value-type="float" office:value="0.00026" calcext:value-type="float">
            <text:p>0,00026</text:p>
          </table:table-cell>
          <table:table-cell office:value-type="float" office:value="0.09028" calcext:value-type="float">
            <text:p>0,09028</text:p>
          </table:table-cell>
          <table:table-cell table:number-columns-repeated="2" office:value-type="float" office:value="0.00026" calcext:value-type="float">
            <text:p>0,00026</text:p>
          </table:table-cell>
          <table:table-cell office:value-type="float" office:value="0.05363" calcext:value-type="float">
            <text:p>0,05363</text:p>
          </table:table-cell>
          <table:table-cell table:number-columns-repeated="2" office:value-type="float" office:value="0.00026" calcext:value-type="float">
            <text:p>0,00026</text:p>
          </table:table-cell>
          <table:table-cell office:value-type="float" office:value="0.15213" calcext:value-type="float">
            <text:p>0,15213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7982" calcext:value-type="float">
            <text:p>0,07982</text:p>
          </table:table-cell>
          <table:table-cell office:value-type="float" office:value="0.61884" calcext:value-type="float">
            <text:p>0,61884</text:p>
          </table:table-cell>
          <table:table-cell table:number-columns-repeated="10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106</text:p>
          </table:table-cell>
          <table:table-cell table:number-columns-repeated="8" office:value-type="float" office:value="0.00017" calcext:value-type="float">
            <text:p>0,00017</text:p>
          </table:table-cell>
          <table:table-cell office:value-type="float" office:value="0.06861" calcext:value-type="float">
            <text:p>0,06861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25826" calcext:value-type="float">
            <text:p>0,25826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48637" calcext:value-type="float">
            <text:p>0,48637</text:p>
          </table:table-cell>
          <table:table-cell table:number-columns-repeated="6" office:value-type="float" office:value="0.00017" calcext:value-type="float">
            <text:p>0,00017</text:p>
          </table:table-cell>
          <table:table-cell office:value-type="float" office:value="0.12493" calcext:value-type="float">
            <text:p>0,12493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5835" calcext:value-type="float">
            <text:p>0,05835</text:p>
          </table:table-cell>
          <table:table-cell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107</text:p>
          </table:table-cell>
          <table:table-cell table:number-columns-repeated="6" office:value-type="float" office:value="0.00016" calcext:value-type="float">
            <text:p>0,00016</text:p>
          </table:table-cell>
          <table:table-cell office:value-type="float" office:value="0.80339" calcext:value-type="float">
            <text:p>0,80339</text:p>
          </table:table-cell>
          <table:table-cell table:number-columns-repeated="12" office:value-type="float" office:value="0.00016" calcext:value-type="float">
            <text:p>0,00016</text:p>
          </table:table-cell>
          <table:table-cell office:value-type="float" office:value="0.19298" calcext:value-type="float">
            <text:p>0,19298</text:p>
          </table:table-cell>
          <table:table-cell table:number-columns-repeated="5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108</text:p>
          </table:table-cell>
          <table:table-cell table:number-columns-repeated="6" office:value-type="float" office:value="0.00037" calcext:value-type="float">
            <text:p>0,00037</text:p>
          </table:table-cell>
          <table:table-cell office:value-type="float" office:value="0.80679" calcext:value-type="float">
            <text:p>0,80679</text:p>
          </table:table-cell>
          <table:table-cell table:number-columns-repeated="12" office:value-type="float" office:value="0.00037" calcext:value-type="float">
            <text:p>0,00037</text:p>
          </table:table-cell>
          <table:table-cell office:value-type="float" office:value="0.15327" calcext:value-type="float">
            <text:p>0,15327</text:p>
          </table:table-cell>
          <table:table-cell table:number-columns-repeated="4" office:value-type="float" office:value="0.00037" calcext:value-type="float">
            <text:p>0,00037</text:p>
          </table:table-cell>
          <table:table-cell office:value-type="float" office:value="0.03187" calcext:value-type="float">
            <text:p>0,03187</text:p>
          </table:table-cell>
        </table:table-row>
        <table:table-row table:style-name="ro1">
          <table:table-cell office:value-type="string" calcext:value-type="string">
            <text:p>article 109</text:p>
          </table:table-cell>
          <table:table-cell office:value-type="float" office:value="0.07752" calcext:value-type="float">
            <text:p>0,07752</text:p>
          </table:table-cell>
          <table:table-cell office:value-type="float" office:value="0.03202" calcext:value-type="float">
            <text:p>0,03202</text:p>
          </table:table-cell>
          <table:table-cell office:value-type="float" office:value="0.4004" calcext:value-type="float">
            <text:p>0,4004</text:p>
          </table:table-cell>
          <table:table-cell table:number-columns-repeated="7" office:value-type="float" office:value="0.00006" calcext:value-type="float">
            <text:p>0,00006</text:p>
          </table:table-cell>
          <table:table-cell office:value-type="float" office:value="0.30045" calcext:value-type="float">
            <text:p>0,30045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411" calcext:value-type="float">
            <text:p>0,00411</text:p>
          </table:table-cell>
          <table:table-cell table:number-columns-repeated="6" office:value-type="float" office:value="0.00006" calcext:value-type="float">
            <text:p>0,00006</text:p>
          </table:table-cell>
          <table:table-cell office:value-type="float" office:value="0.06544" calcext:value-type="float">
            <text:p>0,06544</text:p>
          </table:table-cell>
          <table:table-cell office:value-type="float" office:value="0.02262" calcext:value-type="float">
            <text:p>0,02262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9644" calcext:value-type="float">
            <text:p>0,09644</text:p>
          </table:table-cell>
          <table:table-cell table:number-columns-repeated="2" office:value-type="float" office:value="0.00006" calcext:value-type="float">
            <text:p>0,00006</text:p>
          </table:table-cell>
        </table:table-row>
        <table:table-row table:style-name="ro1">
          <table:table-cell office:value-type="string" calcext:value-type="string">
            <text:p>article 110</text:p>
          </table:table-cell>
          <table:table-cell office:value-type="float" office:value="0.15971" calcext:value-type="float">
            <text:p>0,15971</text:p>
          </table:table-cell>
          <table:table-cell office:value-type="float" office:value="0.05376" calcext:value-type="float">
            <text:p>0,05376</text:p>
          </table:table-cell>
          <table:table-cell office:value-type="float" office:value="0.78254" calcext:value-type="float">
            <text:p>0,78254</text:p>
          </table:table-cell>
          <table:table-cell table:number-columns-repeated="22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111</text:p>
          </table:table-cell>
          <table:table-cell table:number-columns-repeated="6" office:value-type="float" office:value="0.00029" calcext:value-type="float">
            <text:p>0,00029</text:p>
          </table:table-cell>
          <table:table-cell office:value-type="float" office:value="0.17063" calcext:value-type="float">
            <text:p>0,17063</text:p>
          </table:table-cell>
          <table:table-cell table:number-columns-repeated="2" office:value-type="float" office:value="0.00029" calcext:value-type="float">
            <text:p>0,00029</text:p>
          </table:table-cell>
          <table:table-cell office:value-type="float" office:value="0.04145" calcext:value-type="float">
            <text:p>0,04145</text:p>
          </table:table-cell>
          <table:table-cell office:value-type="float" office:value="0.09187" calcext:value-type="float">
            <text:p>0,09187</text:p>
          </table:table-cell>
          <table:table-cell table:number-columns-repeated="4" office:value-type="float" office:value="0.00029" calcext:value-type="float">
            <text:p>0,00029</text:p>
          </table:table-cell>
          <table:table-cell office:value-type="float" office:value="0.05919" calcext:value-type="float">
            <text:p>0,05919</text:p>
          </table:table-cell>
          <table:table-cell office:value-type="float" office:value="0.00029" calcext:value-type="float">
            <text:p>0,00029</text:p>
          </table:table-cell>
          <table:table-cell office:value-type="float" office:value="0.63098" calcext:value-type="float">
            <text:p>0,63098</text:p>
          </table:table-cell>
          <table:table-cell table:number-columns-repeated="7" office:value-type="float" office:value="0.00029" calcext:value-type="float">
            <text:p>0,00029</text:p>
          </table:table-cell>
        </table:table-row>
        <table:table-row table:style-name="ro1">
          <table:table-cell office:value-type="string" calcext:value-type="string">
            <text:p>article 112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157" calcext:value-type="float">
            <text:p>0,0157</text:p>
          </table:table-cell>
          <table:table-cell office:value-type="float" office:value="0.40313" calcext:value-type="float">
            <text:p>0,40313</text:p>
          </table:table-cell>
          <table:table-cell table:number-columns-repeated="2" office:value-type="float" office:value="0.00009" calcext:value-type="float">
            <text:p>0,00009</text:p>
          </table:table-cell>
          <table:table-cell office:value-type="float" office:value="0.2281" calcext:value-type="float">
            <text:p>0,2281</text:p>
          </table:table-cell>
          <table:table-cell office:value-type="float" office:value="0.02155" calcext:value-type="float">
            <text:p>0,02155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2897" calcext:value-type="float">
            <text:p>0,02897</text:p>
          </table:table-cell>
          <table:table-cell table:number-columns-repeated="10" office:value-type="float" office:value="0.00009" calcext:value-type="float">
            <text:p>0,00009</text:p>
          </table:table-cell>
          <table:table-cell office:value-type="float" office:value="0.04499" calcext:value-type="float">
            <text:p>0,04499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6032" calcext:value-type="float">
            <text:p>0,06032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19385" calcext:value-type="float">
            <text:p>0,19385</text:p>
          </table:table-cell>
          <table:table-cell office:value-type="float" office:value="0.00009" calcext:value-type="float">
            <text:p>0,00009</text:p>
          </table:table-cell>
        </table:table-row>
        <table:table-row table:style-name="ro1">
          <table:table-cell office:value-type="string" calcext:value-type="string">
            <text:p>article 113</text:p>
          </table:table-cell>
          <table:table-cell table:number-columns-repeated="2" office:value-type="float" office:value="0.00038" calcext:value-type="float">
            <text:p>0,00038</text:p>
          </table:table-cell>
          <table:table-cell office:value-type="float" office:value="0.2012" calcext:value-type="float">
            <text:p>0,2012</text:p>
          </table:table-cell>
          <table:table-cell office:value-type="float" office:value="0.09248" calcext:value-type="float">
            <text:p>0,09248</text:p>
          </table:table-cell>
          <table:table-cell table:number-columns-repeated="2" office:value-type="float" office:value="0.00038" calcext:value-type="float">
            <text:p>0,00038</text:p>
          </table:table-cell>
          <table:table-cell office:value-type="float" office:value="0.56443" calcext:value-type="float">
            <text:p>0,56443</text:p>
          </table:table-cell>
          <table:table-cell table:number-columns-repeated="12" office:value-type="float" office:value="0.00038" calcext:value-type="float">
            <text:p>0,00038</text:p>
          </table:table-cell>
          <table:table-cell office:value-type="float" office:value="0.13396" calcext:value-type="float">
            <text:p>0,13396</text:p>
          </table:table-cell>
          <table:table-cell table:number-columns-repeated="5" office:value-type="float" office:value="0.00038" calcext:value-type="float">
            <text:p>0,00038</text:p>
          </table:table-cell>
        </table:table-row>
        <table:table-row table:style-name="ro1">
          <table:table-cell office:value-type="string" calcext:value-type="string">
            <text:p>article 114</text:p>
          </table:table-cell>
          <table:table-cell office:value-type="float" office:value="0.47251" calcext:value-type="float">
            <text:p>0,47251</text:p>
          </table:table-cell>
          <table:table-cell table:number-columns-repeated="6" office:value-type="float" office:value="0.00009" calcext:value-type="float">
            <text:p>0,00009</text:p>
          </table:table-cell>
          <table:table-cell office:value-type="float" office:value="0.02521" calcext:value-type="float">
            <text:p>0,02521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437" calcext:value-type="float">
            <text:p>0,0437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3828" calcext:value-type="float">
            <text:p>0,03828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8797" calcext:value-type="float">
            <text:p>0,08797</text:p>
          </table:table-cell>
          <table:table-cell table:number-columns-repeated="5" office:value-type="float" office:value="0.00009" calcext:value-type="float">
            <text:p>0,00009</text:p>
          </table:table-cell>
          <table:table-cell office:value-type="float" office:value="0.04731" calcext:value-type="float">
            <text:p>0,04731</text:p>
          </table:table-cell>
          <table:table-cell office:value-type="float" office:value="0.07701" calcext:value-type="float">
            <text:p>0,07701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1793" calcext:value-type="float">
            <text:p>0,1793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272" calcext:value-type="float">
            <text:p>0,0272</text:p>
          </table:table-cell>
        </table:table-row>
        <table:table-row table:style-name="ro1">
          <table:table-cell office:value-type="string" calcext:value-type="string">
            <text:p>article 115</text:p>
          </table:table-cell>
          <table:table-cell office:value-type="float" office:value="0.05748" calcext:value-type="float">
            <text:p>0,05748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04327" calcext:value-type="float">
            <text:p>0,04327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6102" calcext:value-type="float">
            <text:p>0,06102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2839" calcext:value-type="float">
            <text:p>0,02839</text:p>
          </table:table-cell>
          <table:table-cell office:value-type="float" office:value="0.11544" calcext:value-type="float">
            <text:p>0,11544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976" calcext:value-type="float">
            <text:p>0,0976</text:p>
          </table:table-cell>
          <table:table-cell table:number-columns-repeated="9" office:value-type="float" office:value="0.00012" calcext:value-type="float">
            <text:p>0,00012</text:p>
          </table:table-cell>
          <table:table-cell office:value-type="float" office:value="0.28478" calcext:value-type="float">
            <text:p>0,28478</text:p>
          </table:table-cell>
          <table:table-cell office:value-type="float" office:value="0.01597" calcext:value-type="float">
            <text:p>0,01597</text:p>
          </table:table-cell>
          <table:table-cell office:value-type="float" office:value="0.21012" calcext:value-type="float">
            <text:p>0,21012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8409" calcext:value-type="float">
            <text:p>0,08409</text:p>
          </table:table-cell>
        </table:table-row>
        <table:table-row table:style-name="ro1">
          <table:table-cell office:value-type="string" calcext:value-type="string">
            <text:p>article 116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56494" calcext:value-type="float">
            <text:p>0,56494</text:p>
          </table:table-cell>
          <table:table-cell table:number-columns-repeated="12" office:value-type="float" office:value="0.00021" calcext:value-type="float">
            <text:p>0,00021</text:p>
          </table:table-cell>
          <table:table-cell office:value-type="float" office:value="0.43017" calcext:value-type="float">
            <text:p>0,43017</text:p>
          </table:table-cell>
          <table:table-cell table:number-columns-repeated="9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117</text:p>
          </table:table-cell>
          <table:table-cell office:value-type="float" office:value="0.00437" calcext:value-type="float">
            <text:p>0,00437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12205" calcext:value-type="float">
            <text:p>0,12205</text:p>
          </table:table-cell>
          <table:table-cell table:number-columns-repeated="5" office:value-type="float" office:value="0.00006" calcext:value-type="float">
            <text:p>0,00006</text:p>
          </table:table-cell>
          <table:table-cell office:value-type="float" office:value="0.01068" calcext:value-type="float">
            <text:p>0,01068</text:p>
          </table:table-cell>
          <table:table-cell office:value-type="float" office:value="0.00853" calcext:value-type="float">
            <text:p>0,00853</text:p>
          </table:table-cell>
          <table:table-cell office:value-type="float" office:value="0.27208" calcext:value-type="float">
            <text:p>0,27208</text:p>
          </table:table-cell>
          <table:table-cell table:number-columns-repeated="3" office:value-type="float" office:value="0.00006" calcext:value-type="float">
            <text:p>0,00006</text:p>
          </table:table-cell>
          <table:table-cell office:value-type="float" office:value="0.05647" calcext:value-type="float">
            <text:p>0,05647</text:p>
          </table:table-cell>
          <table:table-cell table:number-columns-repeated="3" office:value-type="float" office:value="0.00006" calcext:value-type="float">
            <text:p>0,00006</text:p>
          </table:table-cell>
          <table:table-cell office:value-type="float" office:value="0.40756" calcext:value-type="float">
            <text:p>0,40756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6875" calcext:value-type="float">
            <text:p>0,06875</text:p>
          </table:table-cell>
          <table:table-cell table:number-columns-repeated="2" office:value-type="float" office:value="0.00006" calcext:value-type="float">
            <text:p>0,00006</text:p>
          </table:table-cell>
          <table:table-cell office:value-type="float" office:value="0.03956" calcext:value-type="float">
            <text:p>0,03956</text:p>
          </table:table-cell>
          <table:table-cell office:value-type="float" office:value="0.00898" calcext:value-type="float">
            <text:p>0,00898</text:p>
          </table:table-cell>
        </table:table-row>
        <table:table-row table:style-name="ro1">
          <table:table-cell office:value-type="string" calcext:value-type="string">
            <text:p>article 118</text:p>
          </table:table-cell>
          <table:table-cell office:value-type="float" office:value="0.05106" calcext:value-type="float">
            <text:p>0,05106</text:p>
          </table:table-cell>
          <table:table-cell office:value-type="float" office:value="0.58705" calcext:value-type="float">
            <text:p>0,58705</text:p>
          </table:table-cell>
          <table:table-cell table:number-columns-repeated="9" office:value-type="float" office:value="0.00025" calcext:value-type="float">
            <text:p>0,00025</text:p>
          </table:table-cell>
          <table:table-cell office:value-type="float" office:value="0.11876" calcext:value-type="float">
            <text:p>0,11876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12205" calcext:value-type="float">
            <text:p>0,12205</text:p>
          </table:table-cell>
          <table:table-cell table:number-columns-repeated="5" office:value-type="float" office:value="0.00025" calcext:value-type="float">
            <text:p>0,00025</text:p>
          </table:table-cell>
          <table:table-cell office:value-type="float" office:value="0.11617" calcext:value-type="float">
            <text:p>0,11617</text:p>
          </table:table-cell>
          <table:table-cell table:number-columns-repeated="2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119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5892" calcext:value-type="float">
            <text:p>0,05892</text:p>
          </table:table-cell>
          <table:table-cell table:number-columns-repeated="3" office:value-type="float" office:value="0.0001" calcext:value-type="float">
            <text:p>0,0001</text:p>
          </table:table-cell>
          <table:table-cell office:value-type="float" office:value="0.25886" calcext:value-type="float">
            <text:p>0,25886</text:p>
          </table:table-cell>
          <table:table-cell office:value-type="float" office:value="0.06938" calcext:value-type="float">
            <text:p>0,06938</text:p>
          </table:table-cell>
          <table:table-cell table:number-columns-repeated="8" office:value-type="float" office:value="0.0001" calcext:value-type="float">
            <text:p>0,0001</text:p>
          </table:table-cell>
          <table:table-cell office:value-type="float" office:value="0.04921" calcext:value-type="float">
            <text:p>0,04921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8038" calcext:value-type="float">
            <text:p>0,08038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3061" calcext:value-type="float">
            <text:p>0,03061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34224" calcext:value-type="float">
            <text:p>0,34224</text:p>
          </table:table-cell>
          <table:table-cell office:value-type="float" office:value="0.07911" calcext:value-type="float">
            <text:p>0,07911</text:p>
          </table:table-cell>
          <table:table-cell office:value-type="float" office:value="0.02965" calcext:value-type="float">
            <text:p>0,02965</text:p>
          </table:table-cell>
        </table:table-row>
        <table:table-row table:style-name="ro1">
          <table:table-cell office:value-type="string" calcext:value-type="string">
            <text:p>article 120</text:p>
          </table:table-cell>
          <table:table-cell office:value-type="float" office:value="0.08492" calcext:value-type="float">
            <text:p>0,08492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15928" calcext:value-type="float">
            <text:p>0,15928</text:p>
          </table:table-cell>
          <table:table-cell table:number-columns-repeated="5" office:value-type="float" office:value="0.00023" calcext:value-type="float">
            <text:p>0,00023</text:p>
          </table:table-cell>
          <table:table-cell office:value-type="float" office:value="0.28654" calcext:value-type="float">
            <text:p>0,28654</text:p>
          </table:table-cell>
          <table:table-cell office:value-type="float" office:value="0.32589" calcext:value-type="float">
            <text:p>0,32589</text:p>
          </table:table-cell>
          <table:table-cell table:number-columns-repeated="9" office:value-type="float" office:value="0.00023" calcext:value-type="float">
            <text:p>0,00023</text:p>
          </table:table-cell>
          <table:table-cell office:value-type="float" office:value="0.13885" calcext:value-type="float">
            <text:p>0,13885</text:p>
          </table:table-cell>
          <table:table-cell table:number-columns-repeated="4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121</text:p>
          </table:table-cell>
          <table:table-cell table:number-columns-repeated="22" office:value-type="float" office:value="0.00016" calcext:value-type="float">
            <text:p>0,00016</text:p>
          </table:table-cell>
          <table:table-cell office:value-type="float" office:value="0.99613" calcext:value-type="float">
            <text:p>0,99613</text:p>
          </table:table-cell>
          <table:table-cell table:number-columns-repeated="2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122</text:p>
          </table:table-cell>
          <table:table-cell table:number-columns-repeated="10" office:value-type="float" office:value="0.00023" calcext:value-type="float">
            <text:p>0,00023</text:p>
          </table:table-cell>
          <table:table-cell office:value-type="float" office:value="0.37962" calcext:value-type="float">
            <text:p>0,37962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08733" calcext:value-type="float">
            <text:p>0,08733</text:p>
          </table:table-cell>
          <table:table-cell office:value-type="float" office:value="0.18726" calcext:value-type="float">
            <text:p>0,18726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34096" calcext:value-type="float">
            <text:p>0,34096</text:p>
          </table:table-cell>
          <table:table-cell table:number-columns-repeated="6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123</text:p>
          </table:table-cell>
          <table:table-cell office:value-type="float" office:value="0.09946" calcext:value-type="float">
            <text:p>0,09946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6768" calcext:value-type="float">
            <text:p>0,06768</text:p>
          </table:table-cell>
          <table:table-cell table:number-columns-repeated="7" office:value-type="float" office:value="0.00014" calcext:value-type="float">
            <text:p>0,00014</text:p>
          </table:table-cell>
          <table:table-cell office:value-type="float" office:value="0.20723" calcext:value-type="float">
            <text:p>0,20723</text:p>
          </table:table-cell>
          <table:table-cell table:number-columns-repeated="6" office:value-type="float" office:value="0.00014" calcext:value-type="float">
            <text:p>0,00014</text:p>
          </table:table-cell>
          <table:table-cell office:value-type="float" office:value="0.24989" calcext:value-type="float">
            <text:p>0,24989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3722" calcext:value-type="float">
            <text:p>0,03722</text:p>
          </table:table-cell>
          <table:table-cell office:value-type="float" office:value="0.32874" calcext:value-type="float">
            <text:p>0,32874</text:p>
          </table:table-cell>
          <table:table-cell table:number-columns-repeated="3" office:value-type="float" office:value="0.00014" calcext:value-type="float">
            <text:p>0,00014</text:p>
          </table:table-cell>
          <table:table-cell office:value-type="float" office:value="0.00727" calcext:value-type="float">
            <text:p>0,00727</text:p>
          </table:table-cell>
        </table:table-row>
        <table:table-row table:style-name="ro1">
          <table:table-cell office:value-type="string" calcext:value-type="string">
            <text:p>article 124</text:p>
          </table:table-cell>
          <table:table-cell table:number-columns-repeated="5" office:value-type="float" office:value="0.00056" calcext:value-type="float">
            <text:p>0,00056</text:p>
          </table:table-cell>
          <table:table-cell office:value-type="float" office:value="0.02119" calcext:value-type="float">
            <text:p>0,02119</text:p>
          </table:table-cell>
          <table:table-cell table:number-columns-repeated="16" office:value-type="float" office:value="0.00056" calcext:value-type="float">
            <text:p>0,00056</text:p>
          </table:table-cell>
          <table:table-cell office:value-type="float" office:value="0.96585" calcext:value-type="float">
            <text:p>0,96585</text:p>
          </table:table-cell>
          <table:table-cell table:number-columns-repeated="2" office:value-type="float" office:value="0.00056" calcext:value-type="float">
            <text:p>0,00056</text:p>
          </table:table-cell>
        </table:table-row>
        <table:table-row table:style-name="ro1">
          <table:table-cell office:value-type="string" calcext:value-type="string">
            <text:p>article 125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8342" calcext:value-type="float">
            <text:p>0,08342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10658" calcext:value-type="float">
            <text:p>0,10658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01825" calcext:value-type="float">
            <text:p>0,01825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10633" calcext:value-type="float">
            <text:p>0,10633</text:p>
          </table:table-cell>
          <table:table-cell office:value-type="float" office:value="0.01354" calcext:value-type="float">
            <text:p>0,01354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25843" calcext:value-type="float">
            <text:p>0,25843</text:p>
          </table:table-cell>
          <table:table-cell table:number-columns-repeated="8" office:value-type="float" office:value="0.00021" calcext:value-type="float">
            <text:p>0,00021</text:p>
          </table:table-cell>
          <table:table-cell office:value-type="float" office:value="0.40962" calcext:value-type="float">
            <text:p>0,40962</text:p>
          </table:table-cell>
          <table:table-cell table:number-columns-repeated="4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126</text:p>
          </table:table-cell>
          <table:table-cell office:value-type="float" office:value="0.14771" calcext:value-type="float">
            <text:p>0,14771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15705" calcext:value-type="float">
            <text:p>0,15705</text:p>
          </table:table-cell>
          <table:table-cell table:number-columns-repeated="7" office:value-type="float" office:value="0.00019" calcext:value-type="float">
            <text:p>0,00019</text:p>
          </table:table-cell>
          <table:table-cell office:value-type="float" office:value="0.2994" calcext:value-type="float">
            <text:p>0,2994</text:p>
          </table:table-cell>
          <table:table-cell table:number-columns-repeated="9" office:value-type="float" office:value="0.00019" calcext:value-type="float">
            <text:p>0,00019</text:p>
          </table:table-cell>
          <table:table-cell office:value-type="float" office:value="0.39187" calcext:value-type="float">
            <text:p>0,39187</text:p>
          </table:table-cell>
          <table:table-cell table:number-columns-repeated="4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127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18405" calcext:value-type="float">
            <text:p>0,18405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8703" calcext:value-type="float">
            <text:p>0,08703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0889" calcext:value-type="float">
            <text:p>0,0889</text:p>
          </table:table-cell>
          <table:table-cell table:number-columns-repeated="9" office:value-type="float" office:value="0.00013" calcext:value-type="float">
            <text:p>0,00013</text:p>
          </table:table-cell>
          <table:table-cell office:value-type="float" office:value="0.10962" calcext:value-type="float">
            <text:p>0,10962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26583" calcext:value-type="float">
            <text:p>0,26583</text:p>
          </table:table-cell>
          <table:table-cell office:value-type="float" office:value="0.12936" calcext:value-type="float">
            <text:p>0,12936</text:p>
          </table:table-cell>
          <table:table-cell office:value-type="float" office:value="0.13294" calcext:value-type="float">
            <text:p>0,13294</text:p>
          </table:table-cell>
        </table:table-row>
        <table:table-row table:style-name="ro1">
          <table:table-cell office:value-type="string" calcext:value-type="string">
            <text:p>article 128</text:p>
          </table:table-cell>
          <table:table-cell table:number-columns-repeated="8" office:value-type="float" office:value="0.00017" calcext:value-type="float">
            <text:p>0,00017</text:p>
          </table:table-cell>
          <table:table-cell office:value-type="float" office:value="0.28921" calcext:value-type="float">
            <text:p>0,28921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32313" calcext:value-type="float">
            <text:p>0,32313</text:p>
          </table:table-cell>
          <table:table-cell office:value-type="float" office:value="0.05343" calcext:value-type="float">
            <text:p>0,05343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08421" calcext:value-type="float">
            <text:p>0,08421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24661" calcext:value-type="float">
            <text:p>0,24661</text:p>
          </table:table-cell>
          <table:table-cell table:number-columns-repeated="4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129</text:p>
          </table:table-cell>
          <table:table-cell table:number-columns-repeated="3" office:value-type="float" office:value="0.00021" calcext:value-type="float">
            <text:p>0,00021</text:p>
          </table:table-cell>
          <table:table-cell office:value-type="float" office:value="0.03291" calcext:value-type="float">
            <text:p>0,03291</text:p>
          </table:table-cell>
          <table:table-cell table:number-columns-repeated="7" office:value-type="float" office:value="0.00021" calcext:value-type="float">
            <text:p>0,00021</text:p>
          </table:table-cell>
          <table:table-cell office:value-type="float" office:value="0.19537" calcext:value-type="float">
            <text:p>0,19537</text:p>
          </table:table-cell>
          <table:table-cell office:value-type="float" office:value="0.09906" calcext:value-type="float">
            <text:p>0,09906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18028" calcext:value-type="float">
            <text:p>0,18028</text:p>
          </table:table-cell>
          <table:table-cell table:number-columns-repeated="3" office:value-type="float" office:value="0.00021" calcext:value-type="float">
            <text:p>0,00021</text:p>
          </table:table-cell>
          <table:table-cell office:value-type="float" office:value="0.2751" calcext:value-type="float">
            <text:p>0,2751</text:p>
          </table:table-cell>
          <table:table-cell table:number-columns-repeated="5" office:value-type="float" office:value="0.00021" calcext:value-type="float">
            <text:p>0,00021</text:p>
          </table:table-cell>
          <table:table-cell office:value-type="float" office:value="0.21333" calcext:value-type="float">
            <text:p>0,21333</text:p>
          </table:table-cell>
        </table:table-row>
        <table:table-row table:style-name="ro1">
          <table:table-cell office:value-type="string" calcext:value-type="string">
            <text:p>article 130</text:p>
          </table:table-cell>
          <table:table-cell table:number-columns-repeated="8" office:value-type="float" office:value="0.00023" calcext:value-type="float">
            <text:p>0,00023</text:p>
          </table:table-cell>
          <table:table-cell office:value-type="float" office:value="0.58077" calcext:value-type="float">
            <text:p>0,58077</text:p>
          </table:table-cell>
          <table:table-cell table:number-columns-repeated="11" office:value-type="float" office:value="0.00023" calcext:value-type="float">
            <text:p>0,00023</text:p>
          </table:table-cell>
          <table:table-cell office:value-type="float" office:value="0.2234" calcext:value-type="float">
            <text:p>0,2234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19068" calcext:value-type="float">
            <text:p>0,19068</text:p>
          </table:table-cell>
          <table:table-cell table:number-columns-repeated="2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131</text:p>
          </table:table-cell>
          <table:table-cell office:value-type="float" office:value="0.07403" calcext:value-type="float">
            <text:p>0,07403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09703" calcext:value-type="float">
            <text:p>0,09703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959" calcext:value-type="float">
            <text:p>0,0959</text:p>
          </table:table-cell>
          <table:table-cell office:value-type="float" office:value="0.18707" calcext:value-type="float">
            <text:p>0,18707</text:p>
          </table:table-cell>
          <table:table-cell table:number-columns-repeated="11" office:value-type="float" office:value="0.00025" calcext:value-type="float">
            <text:p>0,00025</text:p>
          </table:table-cell>
          <table:table-cell office:value-type="float" office:value="0.54098" calcext:value-type="float">
            <text:p>0,54098</text:p>
          </table:table-cell>
          <table:table-cell table:number-columns-repeated="6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132</text:p>
          </table:table-cell>
          <table:table-cell table:number-columns-repeated="8" office:value-type="float" office:value="0.00022" calcext:value-type="float">
            <text:p>0,00022</text:p>
          </table:table-cell>
          <table:table-cell office:value-type="float" office:value="0.12849" calcext:value-type="float">
            <text:p>0,12849</text:p>
          </table:table-cell>
          <table:table-cell table:number-columns-repeated="13" office:value-type="float" office:value="0.00022" calcext:value-type="float">
            <text:p>0,00022</text:p>
          </table:table-cell>
          <table:table-cell office:value-type="float" office:value="0.86648" calcext:value-type="float">
            <text:p>0,86648</text:p>
          </table:table-cell>
          <table:table-cell table:number-columns-repeated="2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133</text:p>
          </table:table-cell>
          <table:table-cell office:value-type="float" office:value="0.33075" calcext:value-type="float">
            <text:p>0,33075</text:p>
          </table:table-cell>
          <table:table-cell office:value-type="float" office:value="0.08346" calcext:value-type="float">
            <text:p>0,08346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7829" calcext:value-type="float">
            <text:p>0,07829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07458" calcext:value-type="float">
            <text:p>0,07458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2462" calcext:value-type="float">
            <text:p>0,02462</text:p>
          </table:table-cell>
          <table:table-cell office:value-type="float" office:value="0.06259" calcext:value-type="float">
            <text:p>0,06259</text:p>
          </table:table-cell>
          <table:table-cell table:number-columns-repeated="6" office:value-type="float" office:value="0.00016" calcext:value-type="float">
            <text:p>0,00016</text:p>
          </table:table-cell>
          <table:table-cell office:value-type="float" office:value="0.34284" calcext:value-type="float">
            <text:p>0,34284</text:p>
          </table:table-cell>
          <table:table-cell table:number-columns-repeated="7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134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13153" calcext:value-type="float">
            <text:p>0,13153</text:p>
          </table:table-cell>
          <table:table-cell table:number-columns-repeated="6" office:value-type="float" office:value="0.00018" calcext:value-type="float">
            <text:p>0,00018</text:p>
          </table:table-cell>
          <table:table-cell office:value-type="float" office:value="0.03845" calcext:value-type="float">
            <text:p>0,03845</text:p>
          </table:table-cell>
          <table:table-cell table:number-columns-repeated="5" office:value-type="float" office:value="0.00018" calcext:value-type="float">
            <text:p>0,00018</text:p>
          </table:table-cell>
          <table:table-cell office:value-type="float" office:value="0.25514" calcext:value-type="float">
            <text:p>0,25514</text:p>
          </table:table-cell>
          <table:table-cell table:number-columns-repeated="5" office:value-type="float" office:value="0.00018" calcext:value-type="float">
            <text:p>0,00018</text:p>
          </table:table-cell>
          <table:table-cell office:value-type="float" office:value="0.01916" calcext:value-type="float">
            <text:p>0,01916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55205" calcext:value-type="float">
            <text:p>0,55205</text:p>
          </table:table-cell>
          <table:table-cell table:number-columns-repeated="2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135</text:p>
          </table:table-cell>
          <table:table-cell table:number-columns-repeated="5" office:value-type="float" office:value="0.00014" calcext:value-type="float">
            <text:p>0,00014</text:p>
          </table:table-cell>
          <table:table-cell office:value-type="float" office:value="0.1407" calcext:value-type="float">
            <text:p>0,1407</text:p>
          </table:table-cell>
          <table:table-cell table:number-columns-repeated="5" office:value-type="float" office:value="0.00014" calcext:value-type="float">
            <text:p>0,00014</text:p>
          </table:table-cell>
          <table:table-cell office:value-type="float" office:value="0.14046" calcext:value-type="float">
            <text:p>0,14046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29677" calcext:value-type="float">
            <text:p>0,29677</text:p>
          </table:table-cell>
          <table:table-cell table:number-columns-repeated="7" office:value-type="float" office:value="0.00014" calcext:value-type="float">
            <text:p>0,00014</text:p>
          </table:table-cell>
          <table:table-cell office:value-type="float" office:value="0.41904" calcext:value-type="float">
            <text:p>0,41904</text:p>
          </table:table-cell>
          <table:table-cell table:number-columns-repeated="2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article 136</text:p>
          </table:table-cell>
          <table:table-cell office:value-type="float" office:value="0.05923" calcext:value-type="float">
            <text:p>0,05923</text:p>
          </table:table-cell>
          <table:table-cell table:number-columns-repeated="3" office:value-type="float" office:value="0.00021" calcext:value-type="float">
            <text:p>0,00021</text:p>
          </table:table-cell>
          <table:table-cell office:value-type="float" office:value="0.03096" calcext:value-type="float">
            <text:p>0,03096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9348" calcext:value-type="float">
            <text:p>0,09348</text:p>
          </table:table-cell>
          <table:table-cell table:number-columns-repeated="3" office:value-type="float" office:value="0.00021" calcext:value-type="float">
            <text:p>0,00021</text:p>
          </table:table-cell>
          <table:table-cell office:value-type="float" office:value="0.20212" calcext:value-type="float">
            <text:p>0,20212</text:p>
          </table:table-cell>
          <table:table-cell table:number-columns-repeated="6" office:value-type="float" office:value="0.00021" calcext:value-type="float">
            <text:p>0,00021</text:p>
          </table:table-cell>
          <table:table-cell office:value-type="float" office:value="0.17749" calcext:value-type="float">
            <text:p>0,17749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5965" calcext:value-type="float">
            <text:p>0,05965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10198" calcext:value-type="float">
            <text:p>0,10198</text:p>
          </table:table-cell>
          <table:table-cell office:value-type="float" office:value="0.27158" calcext:value-type="float">
            <text:p>0,27158</text:p>
          </table:table-cell>
          <table:table-cell table:number-columns-repeated="2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137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04841" calcext:value-type="float">
            <text:p>0,04841</text:p>
          </table:table-cell>
          <table:table-cell table:number-columns-repeated="18" office:value-type="float" office:value="0.00023" calcext:value-type="float">
            <text:p>0,00023</text:p>
          </table:table-cell>
          <table:table-cell office:value-type="float" office:value="0.94639" calcext:value-type="float">
            <text:p>0,94639</text:p>
          </table:table-cell>
          <table:table-cell table:number-columns-repeated="2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138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14786" calcext:value-type="float">
            <text:p>0,14786</text:p>
          </table:table-cell>
          <table:table-cell table:number-columns-repeated="8" office:value-type="float" office:value="0.0001" calcext:value-type="float">
            <text:p>0,0001</text:p>
          </table:table-cell>
          <table:table-cell office:value-type="float" office:value="0.02057" calcext:value-type="float">
            <text:p>0,02057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54949" calcext:value-type="float">
            <text:p>0,54949</text:p>
          </table:table-cell>
          <table:table-cell table:number-columns-repeated="8" office:value-type="float" office:value="0.0001" calcext:value-type="float">
            <text:p>0,0001</text:p>
          </table:table-cell>
          <table:table-cell office:value-type="float" office:value="0.27993" calcext:value-type="float">
            <text:p>0,27993</text:p>
          </table:table-cell>
          <table:table-cell table:number-columns-repeated="2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article 139</text:p>
          </table:table-cell>
          <table:table-cell table:number-columns-repeated="3" office:value-type="float" office:value="0.0001" calcext:value-type="float">
            <text:p>0,0001</text:p>
          </table:table-cell>
          <table:table-cell office:value-type="float" office:value="0.03719" calcext:value-type="float">
            <text:p>0,03719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8122" calcext:value-type="float">
            <text:p>0,08122</text:p>
          </table:table-cell>
          <table:table-cell table:number-columns-repeated="8" office:value-type="float" office:value="0.0001" calcext:value-type="float">
            <text:p>0,0001</text:p>
          </table:table-cell>
          <table:table-cell office:value-type="float" office:value="0.18377" calcext:value-type="float">
            <text:p>0,18377</text:p>
          </table:table-cell>
          <table:table-cell table:number-columns-repeated="4" office:value-type="float" office:value="0.0001" calcext:value-type="float">
            <text:p>0,0001</text:p>
          </table:table-cell>
          <table:table-cell office:value-type="float" office:value="0.06418" calcext:value-type="float">
            <text:p>0,06418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616" calcext:value-type="float">
            <text:p>0,61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1579" calcext:value-type="float">
            <text:p>0,01579</text:p>
          </table:table-cell>
        </table:table-row>
        <table:table-row table:style-name="ro1">
          <table:table-cell office:value-type="string" calcext:value-type="string">
            <text:p>article 140</text:p>
          </table:table-cell>
          <table:table-cell table:number-columns-repeated="6" office:value-type="float" office:value="0.00022" calcext:value-type="float">
            <text:p>0,00022</text:p>
          </table:table-cell>
          <table:table-cell office:value-type="float" office:value="0.08072" calcext:value-type="float">
            <text:p>0,08072</text:p>
          </table:table-cell>
          <table:table-cell table:number-columns-repeated="15" office:value-type="float" office:value="0.00022" calcext:value-type="float">
            <text:p>0,00022</text:p>
          </table:table-cell>
          <table:table-cell office:value-type="float" office:value="0.88104" calcext:value-type="float">
            <text:p>0,88104</text:p>
          </table:table-cell>
          <table:table-cell office:value-type="float" office:value="0.03335" calcext:value-type="float">
            <text:p>0,03335</text:p>
          </table:table-cell>
          <table:table-cell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141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25411" calcext:value-type="float">
            <text:p>0,25411</text:p>
          </table:table-cell>
          <table:table-cell table:number-columns-repeated="7" office:value-type="float" office:value="0.00022" calcext:value-type="float">
            <text:p>0,00022</text:p>
          </table:table-cell>
          <table:table-cell office:value-type="float" office:value="0.05274" calcext:value-type="float">
            <text:p>0,05274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0315" calcext:value-type="float">
            <text:p>0,0315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40834" calcext:value-type="float">
            <text:p>0,40834</text:p>
          </table:table-cell>
          <table:table-cell table:number-columns-repeated="6" office:value-type="float" office:value="0.00022" calcext:value-type="float">
            <text:p>0,00022</text:p>
          </table:table-cell>
          <table:table-cell office:value-type="float" office:value="0.05554" calcext:value-type="float">
            <text:p>0,05554</text:p>
          </table:table-cell>
          <table:table-cell office:value-type="float" office:value="0.15771" calcext:value-type="float">
            <text:p>0,15771</text:p>
          </table:table-cell>
          <table:table-cell office:value-type="float" office:value="0.03604" calcext:value-type="float">
            <text:p>0,03604</text:p>
          </table:table-cell>
          <table:table-cell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142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15027" calcext:value-type="float">
            <text:p>0,15027</text:p>
          </table:table-cell>
          <table:table-cell office:value-type="float" office:value="0.06805" calcext:value-type="float">
            <text:p>0,06805</text:p>
          </table:table-cell>
          <table:table-cell office:value-type="float" office:value="0.0951" calcext:value-type="float">
            <text:p>0,0951</text:p>
          </table:table-cell>
          <table:table-cell office:value-type="float" office:value="0.16739" calcext:value-type="float">
            <text:p>0,16739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10287" calcext:value-type="float">
            <text:p>0,10287</text:p>
          </table:table-cell>
          <table:table-cell table:number-columns-repeated="3" office:value-type="float" office:value="0.00009" calcext:value-type="float">
            <text:p>0,00009</text:p>
          </table:table-cell>
          <table:table-cell office:value-type="float" office:value="0.10911" calcext:value-type="float">
            <text:p>0,10911</text:p>
          </table:table-cell>
          <table:table-cell table:number-columns-repeated="4" office:value-type="float" office:value="0.00009" calcext:value-type="float">
            <text:p>0,00009</text:p>
          </table:table-cell>
          <table:table-cell office:value-type="float" office:value="0.2539" calcext:value-type="float">
            <text:p>0,2539</text:p>
          </table:table-cell>
          <table:table-cell table:number-columns-repeated="4" office:value-type="float" office:value="0.00009" calcext:value-type="float">
            <text:p>0,00009</text:p>
          </table:table-cell>
          <table:table-cell office:value-type="float" office:value="0.04168" calcext:value-type="float">
            <text:p>0,04168</text:p>
          </table:table-cell>
          <table:table-cell table:number-columns-repeated="3" office:value-type="float" office:value="0.00009" calcext:value-type="float">
            <text:p>0,00009</text:p>
          </table:table-cell>
          <table:table-cell office:value-type="float" office:value="0.01019" calcext:value-type="float">
            <text:p>0,01019</text:p>
          </table:table-cell>
        </table:table-row>
        <table:table-row table:style-name="ro1">
          <table:table-cell office:value-type="string" calcext:value-type="string">
            <text:p>article 143</text:p>
          </table:table-cell>
          <table:table-cell table:number-columns-repeated="10" office:value-type="float" office:value="0.00018" calcext:value-type="float">
            <text:p>0,00018</text:p>
          </table:table-cell>
          <table:table-cell office:value-type="float" office:value="0.46342" calcext:value-type="float">
            <text:p>0,46342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08533" calcext:value-type="float">
            <text:p>0,08533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06902" calcext:value-type="float">
            <text:p>0,06902</text:p>
          </table:table-cell>
          <table:table-cell office:value-type="float" office:value="0.37841" calcext:value-type="float">
            <text:p>0,37841</text:p>
          </table:table-cell>
          <table:table-cell table:number-columns-repeated="6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144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1771" calcext:value-type="float">
            <text:p>0,1771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909" calcext:value-type="float">
            <text:p>0,0909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54998" calcext:value-type="float">
            <text:p>0,54998</text:p>
          </table:table-cell>
          <table:table-cell table:number-columns-repeated="12" office:value-type="float" office:value="0.00025" calcext:value-type="float">
            <text:p>0,00025</text:p>
          </table:table-cell>
          <table:table-cell office:value-type="float" office:value="0.17681" calcext:value-type="float">
            <text:p>0,17681</text:p>
          </table:table-cell>
          <table:table-cell table:number-columns-repeated="5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145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1106" calcext:value-type="float">
            <text:p>0,1106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17699" calcext:value-type="float">
            <text:p>0,17699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07524" calcext:value-type="float">
            <text:p>0,07524</text:p>
          </table:table-cell>
          <table:table-cell table:number-columns-repeated="4" office:value-type="float" office:value="0.00016" calcext:value-type="float">
            <text:p>0,00016</text:p>
          </table:table-cell>
          <table:table-cell office:value-type="float" office:value="0.54546" calcext:value-type="float">
            <text:p>0,54546</text:p>
          </table:table-cell>
          <table:table-cell table:number-columns-repeated="8" office:value-type="float" office:value="0.00016" calcext:value-type="float">
            <text:p>0,00016</text:p>
          </table:table-cell>
          <table:table-cell office:value-type="float" office:value="0.08851" calcext:value-type="float">
            <text:p>0,08851</text:p>
          </table:table-cell>
        </table:table-row>
        <table:table-row table:style-name="ro1">
          <table:table-cell office:value-type="string" calcext:value-type="string">
            <text:p>article 146</text:p>
          </table:table-cell>
          <table:table-cell office:value-type="float" office:value="0.13657" calcext:value-type="float">
            <text:p>0,13657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2864" calcext:value-type="float">
            <text:p>0,02864</text:p>
          </table:table-cell>
          <table:table-cell table:number-columns-repeated="4" office:value-type="float" office:value="0.0001" calcext:value-type="float">
            <text:p>0,0001</text:p>
          </table:table-cell>
          <table:table-cell office:value-type="float" office:value="0.17844" calcext:value-type="float">
            <text:p>0,17844</text:p>
          </table:table-cell>
          <table:table-cell table:number-columns-repeated="4" office:value-type="float" office:value="0.0001" calcext:value-type="float">
            <text:p>0,0001</text:p>
          </table:table-cell>
          <table:table-cell office:value-type="float" office:value="0.1031" calcext:value-type="float">
            <text:p>0,1031</text:p>
          </table:table-cell>
          <table:table-cell office:value-type="float" office:value="0.21197" calcext:value-type="float">
            <text:p>0,21197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9849" calcext:value-type="float">
            <text:p>0,09849</text:p>
          </table:table-cell>
          <table:table-cell office:value-type="float" office:value="0.24098" calcext:value-type="float">
            <text:p>0,24098</text:p>
          </table:table-cell>
          <table:table-cell table:number-columns-repeated="6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article 147</text:p>
          </table:table-cell>
          <table:table-cell office:value-type="float" office:value="0.03234" calcext:value-type="float">
            <text:p>0,03234</text:p>
          </table:table-cell>
          <table:table-cell table:number-columns-repeated="2" office:value-type="float" office:value="0.0003" calcext:value-type="float">
            <text:p>0,0003</text:p>
          </table:table-cell>
          <table:table-cell office:value-type="float" office:value="0.80083" calcext:value-type="float">
            <text:p>0,80083</text:p>
          </table:table-cell>
          <table:table-cell table:number-columns-repeated="18" office:value-type="float" office:value="0.0003" calcext:value-type="float">
            <text:p>0,0003</text:p>
          </table:table-cell>
          <table:table-cell office:value-type="float" office:value="0.10329" calcext:value-type="float">
            <text:p>0,10329</text:p>
          </table:table-cell>
          <table:table-cell office:value-type="float" office:value="0.05732" calcext:value-type="float">
            <text:p>0,05732</text:p>
          </table:table-cell>
          <table:table-cell office:value-type="float" office:value="0.0003" calcext:value-type="float">
            <text:p>0,0003</text:p>
          </table:table-cell>
        </table:table-row>
        <table:table-row table:style-name="ro1">
          <table:table-cell office:value-type="string" calcext:value-type="string">
            <text:p>article 148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18815" calcext:value-type="float">
            <text:p>0,18815</text:p>
          </table:table-cell>
          <table:table-cell table:number-columns-repeated="7" office:value-type="float" office:value="0.00022" calcext:value-type="float">
            <text:p>0,00022</text:p>
          </table:table-cell>
          <table:table-cell office:value-type="float" office:value="0.09787" calcext:value-type="float">
            <text:p>0,09787</text:p>
          </table:table-cell>
          <table:table-cell office:value-type="float" office:value="0.29343" calcext:value-type="float">
            <text:p>0,29343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41589" calcext:value-type="float">
            <text:p>0,41589</text:p>
          </table:table-cell>
          <table:table-cell table:number-columns-repeated="10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149</text:p>
          </table:table-cell>
          <table:table-cell table:number-columns-repeated="22" office:value-type="float" office:value="0.00048" calcext:value-type="float">
            <text:p>0,00048</text:p>
          </table:table-cell>
          <table:table-cell office:value-type="float" office:value="0.61649" calcext:value-type="float">
            <text:p>0,61649</text:p>
          </table:table-cell>
          <table:table-cell office:value-type="float" office:value="0.37256" calcext:value-type="float">
            <text:p>0,37256</text:p>
          </table:table-cell>
          <table:table-cell office:value-type="float" office:value="0.00048" calcext:value-type="float">
            <text:p>0,00048</text:p>
          </table:table-cell>
        </table:table-row>
        <table:table-row table:style-name="ro1">
          <table:table-cell office:value-type="string" calcext:value-type="string">
            <text:p>article 150</text:p>
          </table:table-cell>
          <table:table-cell table:number-columns-repeated="2" office:value-type="float" office:value="0.00028" calcext:value-type="float">
            <text:p>0,00028</text:p>
          </table:table-cell>
          <table:table-cell office:value-type="float" office:value="0.09656" calcext:value-type="float">
            <text:p>0,09656</text:p>
          </table:table-cell>
          <table:table-cell office:value-type="float" office:value="0.2733" calcext:value-type="float">
            <text:p>0,2733</text:p>
          </table:table-cell>
          <table:table-cell table:number-columns-repeated="9" office:value-type="float" office:value="0.00028" calcext:value-type="float">
            <text:p>0,00028</text:p>
          </table:table-cell>
          <table:table-cell office:value-type="float" office:value="0.15063" calcext:value-type="float">
            <text:p>0,15063</text:p>
          </table:table-cell>
          <table:table-cell table:number-columns-repeated="5" office:value-type="float" office:value="0.00028" calcext:value-type="float">
            <text:p>0,00028</text:p>
          </table:table-cell>
          <table:table-cell office:value-type="float" office:value="0.32025" calcext:value-type="float">
            <text:p>0,32025</text:p>
          </table:table-cell>
          <table:table-cell table:number-columns-repeated="3" office:value-type="float" office:value="0.00028" calcext:value-type="float">
            <text:p>0,00028</text:p>
          </table:table-cell>
          <table:table-cell office:value-type="float" office:value="0.04315" calcext:value-type="float">
            <text:p>0,04315</text:p>
          </table:table-cell>
          <table:table-cell office:value-type="float" office:value="0.11087" calcext:value-type="float">
            <text:p>0,11087</text:p>
          </table:table-cell>
        </table:table-row>
        <table:table-row table:style-name="ro1">
          <table:table-cell office:value-type="string" calcext:value-type="string">
            <text:p>article 151</text:p>
          </table:table-cell>
          <table:table-cell table:number-columns-repeated="3" office:value-type="float" office:value="0.00026" calcext:value-type="float">
            <text:p>0,00026</text:p>
          </table:table-cell>
          <table:table-cell office:value-type="float" office:value="0.20311" calcext:value-type="float">
            <text:p>0,20311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2214" calcext:value-type="float">
            <text:p>0,02214</text:p>
          </table:table-cell>
          <table:table-cell office:value-type="float" office:value="0.10726" calcext:value-type="float">
            <text:p>0,10726</text:p>
          </table:table-cell>
          <table:table-cell table:number-columns-repeated="12" office:value-type="float" office:value="0.00026" calcext:value-type="float">
            <text:p>0,00026</text:p>
          </table:table-cell>
          <table:table-cell office:value-type="float" office:value="0.59551" calcext:value-type="float">
            <text:p>0,59551</text:p>
          </table:table-cell>
          <table:table-cell table:number-columns-repeated="4" office:value-type="float" office:value="0.00026" calcext:value-type="float">
            <text:p>0,00026</text:p>
          </table:table-cell>
          <table:table-cell office:value-type="float" office:value="0.06676" calcext:value-type="float">
            <text:p>0,06676</text:p>
          </table:table-cell>
        </table:table-row>
        <table:table-row table:style-name="ro1">
          <table:table-cell office:value-type="string" calcext:value-type="string">
            <text:p>article 152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7499" calcext:value-type="float">
            <text:p>0,07499</text:p>
          </table:table-cell>
          <table:table-cell office:value-type="float" office:value="0.08664" calcext:value-type="float">
            <text:p>0,08664</text:p>
          </table:table-cell>
          <table:table-cell table:number-columns-repeated="6" office:value-type="float" office:value="0.00014" calcext:value-type="float">
            <text:p>0,00014</text:p>
          </table:table-cell>
          <table:table-cell office:value-type="float" office:value="0.46803" calcext:value-type="float">
            <text:p>0,46803</text:p>
          </table:table-cell>
          <table:table-cell office:value-type="float" office:value="0.15966" calcext:value-type="float">
            <text:p>0,15966</text:p>
          </table:table-cell>
          <table:table-cell table:number-columns-repeated="9" office:value-type="float" office:value="0.00014" calcext:value-type="float">
            <text:p>0,00014</text:p>
          </table:table-cell>
          <table:table-cell office:value-type="float" office:value="0.0895" calcext:value-type="float">
            <text:p>0,0895</text:p>
          </table:table-cell>
          <table:table-cell office:value-type="float" office:value="0.03966" calcext:value-type="float">
            <text:p>0,03966</text:p>
          </table:table-cell>
          <table:table-cell office:value-type="float" office:value="0.07898" calcext:value-type="float">
            <text:p>0,07898</text:p>
          </table:table-cell>
          <table:table-cell table:number-columns-repeated="2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article 153</text:p>
          </table:table-cell>
          <table:table-cell table:number-columns-repeated="9" office:value-type="float" office:value="0.00026" calcext:value-type="float">
            <text:p>0,00026</text:p>
          </table:table-cell>
          <table:table-cell office:value-type="float" office:value="0.43119" calcext:value-type="float">
            <text:p>0,43119</text:p>
          </table:table-cell>
          <table:table-cell office:value-type="float" office:value="0.36357" calcext:value-type="float">
            <text:p>0,36357</text:p>
          </table:table-cell>
          <table:table-cell office:value-type="float" office:value="0.02219" calcext:value-type="float">
            <text:p>0,02219</text:p>
          </table:table-cell>
          <table:table-cell table:number-columns-repeated="6" office:value-type="float" office:value="0.00026" calcext:value-type="float">
            <text:p>0,00026</text:p>
          </table:table-cell>
          <table:table-cell office:value-type="float" office:value="0.13556" calcext:value-type="float">
            <text:p>0,13556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4223" calcext:value-type="float">
            <text:p>0,04223</text:p>
          </table:table-cell>
          <table:table-cell table:number-columns-repeated="4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154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05579" calcext:value-type="float">
            <text:p>0,05579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742" calcext:value-type="float">
            <text:p>0,0742</text:p>
          </table:table-cell>
          <table:table-cell table:number-columns-repeated="8" office:value-type="float" office:value="0.00017" calcext:value-type="float">
            <text:p>0,00017</text:p>
          </table:table-cell>
          <table:table-cell office:value-type="float" office:value="0.03415" calcext:value-type="float">
            <text:p>0,03415</text:p>
          </table:table-cell>
          <table:table-cell table:number-columns-repeated="6" office:value-type="float" office:value="0.00017" calcext:value-type="float">
            <text:p>0,00017</text:p>
          </table:table-cell>
          <table:table-cell office:value-type="float" office:value="0.83237" calcext:value-type="float">
            <text:p>0,83237</text:p>
          </table:table-cell>
          <table:table-cell table:number-columns-repeated="2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155</text:p>
          </table:table-cell>
          <table:table-cell office:value-type="float" office:value="0.14171" calcext:value-type="float">
            <text:p>0,14171</text:p>
          </table:table-cell>
          <table:table-cell office:value-type="float" office:value="0.08304" calcext:value-type="float">
            <text:p>0,08304</text:p>
          </table:table-cell>
          <table:table-cell table:number-columns-repeated="4" office:value-type="float" office:value="0.00036" calcext:value-type="float">
            <text:p>0,00036</text:p>
          </table:table-cell>
          <table:table-cell office:value-type="float" office:value="0.69051" calcext:value-type="float">
            <text:p>0,69051</text:p>
          </table:table-cell>
          <table:table-cell table:number-columns-repeated="17" office:value-type="float" office:value="0.00036" calcext:value-type="float">
            <text:p>0,00036</text:p>
          </table:table-cell>
          <table:table-cell office:value-type="float" office:value="0.07724" calcext:value-type="float">
            <text:p>0,07724</text:p>
          </table:table-cell>
        </table:table-row>
        <table:table-row table:style-name="ro1">
          <table:table-cell office:value-type="string" calcext:value-type="string">
            <text:p>article 156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4682" calcext:value-type="float">
            <text:p>0,04682</text:p>
          </table:table-cell>
          <table:table-cell office:value-type="float" office:value="0.16235" calcext:value-type="float">
            <text:p>0,16235</text:p>
          </table:table-cell>
          <table:table-cell table:number-columns-repeated="8" office:value-type="float" office:value="0.00023" calcext:value-type="float">
            <text:p>0,00023</text:p>
          </table:table-cell>
          <table:table-cell office:value-type="float" office:value="0.39647" calcext:value-type="float">
            <text:p>0,39647</text:p>
          </table:table-cell>
          <table:table-cell office:value-type="float" office:value="0.02013" calcext:value-type="float">
            <text:p>0,02013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16535" calcext:value-type="float">
            <text:p>0,16535</text:p>
          </table:table-cell>
          <table:table-cell table:number-columns-repeated="5" office:value-type="float" office:value="0.00023" calcext:value-type="float">
            <text:p>0,00023</text:p>
          </table:table-cell>
          <table:table-cell office:value-type="float" office:value="0.05939" calcext:value-type="float">
            <text:p>0,05939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10915" calcext:value-type="float">
            <text:p>0,10915</text:p>
          </table:table-cell>
          <table:table-cell office:value-type="float" office:value="0.03649" calcext:value-type="float">
            <text:p>0,03649</text:p>
          </table:table-cell>
          <table:table-cell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157</text:p>
          </table:table-cell>
          <table:table-cell table:number-columns-repeated="5" office:value-type="float" office:value="0.00006" calcext:value-type="float">
            <text:p>0,00006</text:p>
          </table:table-cell>
          <table:table-cell office:value-type="float" office:value="0.08532" calcext:value-type="float">
            <text:p>0,08532</text:p>
          </table:table-cell>
          <table:table-cell office:value-type="float" office:value="0.0312" calcext:value-type="float">
            <text:p>0,0312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66912" calcext:value-type="float">
            <text:p>0,66912</text:p>
          </table:table-cell>
          <table:table-cell table:number-columns-repeated="9" office:value-type="float" office:value="0.00006" calcext:value-type="float">
            <text:p>0,00006</text:p>
          </table:table-cell>
          <table:table-cell office:value-type="float" office:value="0.12455" calcext:value-type="float">
            <text:p>0,12455</text:p>
          </table:table-cell>
          <table:table-cell office:value-type="float" office:value="0.03355" calcext:value-type="float">
            <text:p>0,03355</text:p>
          </table:table-cell>
          <table:table-cell table:number-columns-repeated="3" office:value-type="float" office:value="0.00006" calcext:value-type="float">
            <text:p>0,00006</text:p>
          </table:table-cell>
          <table:table-cell office:value-type="float" office:value="0.05517" calcext:value-type="float">
            <text:p>0,05517</text:p>
          </table:table-cell>
          <table:table-cell office:value-type="float" office:value="0.00006" calcext:value-type="float">
            <text:p>0,00006</text:p>
          </table:table-cell>
        </table:table-row>
        <table:table-row table:style-name="ro1">
          <table:table-cell office:value-type="string" calcext:value-type="string">
            <text:p>article 158</text:p>
          </table:table-cell>
          <table:table-cell office:value-type="float" office:value="0.00989" calcext:value-type="float">
            <text:p>0,00989</text:p>
          </table:table-cell>
          <table:table-cell table:number-columns-repeated="6" office:value-type="float" office:value="0.0001" calcext:value-type="float">
            <text:p>0,0001</text:p>
          </table:table-cell>
          <table:table-cell office:value-type="float" office:value="0.12225" calcext:value-type="float">
            <text:p>0,1222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73537" calcext:value-type="float">
            <text:p>0,73537</text:p>
          </table:table-cell>
          <table:table-cell table:number-columns-repeated="6" office:value-type="float" office:value="0.0001" calcext:value-type="float">
            <text:p>0,0001</text:p>
          </table:table-cell>
          <table:table-cell office:value-type="float" office:value="0.06396" calcext:value-type="float">
            <text:p>0,06396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6655" calcext:value-type="float">
            <text:p>0,06655</text:p>
          </table:table-cell>
          <table:table-cell table:number-columns-repeated="4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article 159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6021" calcext:value-type="float">
            <text:p>0,06021</text:p>
          </table:table-cell>
          <table:table-cell table:number-columns-repeated="6" office:value-type="float" office:value="0.00006" calcext:value-type="float">
            <text:p>0,00006</text:p>
          </table:table-cell>
          <table:table-cell office:value-type="float" office:value="0.11208" calcext:value-type="float">
            <text:p>0,11208</text:p>
          </table:table-cell>
          <table:table-cell table:number-columns-repeated="2" office:value-type="float" office:value="0.00006" calcext:value-type="float">
            <text:p>0,00006</text:p>
          </table:table-cell>
          <table:table-cell office:value-type="float" office:value="0.03943" calcext:value-type="float">
            <text:p>0,03943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1084" calcext:value-type="float">
            <text:p>0,01084</text:p>
          </table:table-cell>
          <table:table-cell office:value-type="float" office:value="0.29409" calcext:value-type="float">
            <text:p>0,29409</text:p>
          </table:table-cell>
          <table:table-cell table:number-columns-repeated="2" office:value-type="float" office:value="0.00006" calcext:value-type="float">
            <text:p>0,00006</text:p>
          </table:table-cell>
          <table:table-cell office:value-type="float" office:value="0.37929" calcext:value-type="float">
            <text:p>0,37929</text:p>
          </table:table-cell>
          <table:table-cell table:number-columns-repeated="5" office:value-type="float" office:value="0.00006" calcext:value-type="float">
            <text:p>0,00006</text:p>
          </table:table-cell>
          <table:table-cell office:value-type="float" office:value="0.1029" calcext:value-type="float">
            <text:p>0,1029</text:p>
          </table:table-cell>
          <table:table-cell office:value-type="float" office:value="0.00006" calcext:value-type="float">
            <text:p>0,00006</text:p>
          </table:table-cell>
        </table:table-row>
        <table:table-row table:style-name="ro1">
          <table:table-cell office:value-type="string" calcext:value-type="string">
            <text:p>article 160</text:p>
          </table:table-cell>
          <table:table-cell table:number-columns-repeated="3" office:value-type="float" office:value="0.00028" calcext:value-type="float">
            <text:p>0,00028</text:p>
          </table:table-cell>
          <table:table-cell office:value-type="float" office:value="0.99319" calcext:value-type="float">
            <text:p>0,99319</text:p>
          </table:table-cell>
          <table:table-cell table:number-columns-repeated="21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article 161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2045" calcext:value-type="float">
            <text:p>0,02045</text:p>
          </table:table-cell>
          <table:table-cell office:value-type="float" office:value="0.20553" calcext:value-type="float">
            <text:p>0,20553</text:p>
          </table:table-cell>
          <table:table-cell table:number-columns-repeated="5" office:value-type="float" office:value="0.00006" calcext:value-type="float">
            <text:p>0,00006</text:p>
          </table:table-cell>
          <table:table-cell office:value-type="float" office:value="0.0081" calcext:value-type="float">
            <text:p>0,0081</text:p>
          </table:table-cell>
          <table:table-cell office:value-type="float" office:value="0.05121" calcext:value-type="float">
            <text:p>0,05121</text:p>
          </table:table-cell>
          <table:table-cell office:value-type="float" office:value="0.12402" calcext:value-type="float">
            <text:p>0,12402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495" calcext:value-type="float">
            <text:p>0,00495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14979" calcext:value-type="float">
            <text:p>0,14979</text:p>
          </table:table-cell>
          <table:table-cell table:number-columns-repeated="3" office:value-type="float" office:value="0.00006" calcext:value-type="float">
            <text:p>0,00006</text:p>
          </table:table-cell>
          <table:table-cell office:value-type="float" office:value="0.06315" calcext:value-type="float">
            <text:p>0,06315</text:p>
          </table:table-cell>
          <table:table-cell office:value-type="float" office:value="0.21851" calcext:value-type="float">
            <text:p>0,21851</text:p>
          </table:table-cell>
          <table:table-cell office:value-type="float" office:value="0.03713" calcext:value-type="float">
            <text:p>0,03713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11579" calcext:value-type="float">
            <text:p>0,11579</text:p>
          </table:table-cell>
          <table:table-cell office:value-type="float" office:value="0.00006" calcext:value-type="float">
            <text:p>0,00006</text:p>
          </table:table-cell>
        </table:table-row>
        <table:table-row table:style-name="ro1">
          <table:table-cell office:value-type="string" calcext:value-type="string">
            <text:p>article 162</text:p>
          </table:table-cell>
          <table:table-cell office:value-type="float" office:value="0.00042" calcext:value-type="float">
            <text:p>0,00042</text:p>
          </table:table-cell>
          <table:table-cell office:value-type="float" office:value="0.91317" calcext:value-type="float">
            <text:p>0,91317</text:p>
          </table:table-cell>
          <table:table-cell table:number-columns-repeated="14" office:value-type="float" office:value="0.00042" calcext:value-type="float">
            <text:p>0,00042</text:p>
          </table:table-cell>
          <table:table-cell office:value-type="float" office:value="0.07725" calcext:value-type="float">
            <text:p>0,07725</text:p>
          </table:table-cell>
          <table:table-cell table:number-columns-repeated="8" office:value-type="float" office:value="0.00042" calcext:value-type="float">
            <text:p>0,00042</text:p>
          </table:table-cell>
        </table:table-row>
        <table:table-row table:style-name="ro1">
          <table:table-cell office:value-type="string" calcext:value-type="string">
            <text:p>article 163</text:p>
          </table:table-cell>
          <table:table-cell table:number-columns-repeated="6" office:value-type="float" office:value="0.00019" calcext:value-type="float">
            <text:p>0,00019</text:p>
          </table:table-cell>
          <table:table-cell office:value-type="float" office:value="0.08574" calcext:value-type="float">
            <text:p>0,08574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39728" calcext:value-type="float">
            <text:p>0,39728</text:p>
          </table:table-cell>
          <table:table-cell office:value-type="float" office:value="0.14231" calcext:value-type="float">
            <text:p>0,14231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21423" calcext:value-type="float">
            <text:p>0,21423</text:p>
          </table:table-cell>
          <table:table-cell table:number-columns-repeated="7" office:value-type="float" office:value="0.00019" calcext:value-type="float">
            <text:p>0,00019</text:p>
          </table:table-cell>
          <table:table-cell office:value-type="float" office:value="0.11491" calcext:value-type="float">
            <text:p>0,11491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4197" calcext:value-type="float">
            <text:p>0,04197</text:p>
          </table:table-cell>
          <table:table-cell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164</text:p>
          </table:table-cell>
          <table:table-cell office:value-type="float" office:value="0.05421" calcext:value-type="float">
            <text:p>0,05421</text:p>
          </table:table-cell>
          <table:table-cell table:number-columns-repeated="4" office:value-type="float" office:value="0.00012" calcext:value-type="float">
            <text:p>0,00012</text:p>
          </table:table-cell>
          <table:table-cell office:value-type="float" office:value="0.01438" calcext:value-type="float">
            <text:p>0,01438</text:p>
          </table:table-cell>
          <table:table-cell office:value-type="float" office:value="0.13865" calcext:value-type="float">
            <text:p>0,13865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3317" calcext:value-type="float">
            <text:p>0,03317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13096" calcext:value-type="float">
            <text:p>0,13096</text:p>
          </table:table-cell>
          <table:table-cell office:value-type="float" office:value="0.43694" calcext:value-type="float">
            <text:p>0,43694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2419" calcext:value-type="float">
            <text:p>0,02419</text:p>
          </table:table-cell>
          <table:table-cell table:number-columns-repeated="4" office:value-type="float" office:value="0.00012" calcext:value-type="float">
            <text:p>0,00012</text:p>
          </table:table-cell>
          <table:table-cell office:value-type="float" office:value="0.0762" calcext:value-type="float">
            <text:p>0,0762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08935" calcext:value-type="float">
            <text:p>0,08935</text:p>
          </table:table-cell>
          <table:table-cell table:number-columns-repeated="3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165</text:p>
          </table:table-cell>
          <table:table-cell office:value-type="float" office:value="0.19879" calcext:value-type="float">
            <text:p>0,19879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17491" calcext:value-type="float">
            <text:p>0,1749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4239" calcext:value-type="float">
            <text:p>0,04239</text:p>
          </table:table-cell>
          <table:table-cell table:number-columns-repeated="6" office:value-type="float" office:value="0.0002" calcext:value-type="float">
            <text:p>0,0002</text:p>
          </table:table-cell>
          <table:table-cell office:value-type="float" office:value="0.21949" calcext:value-type="float">
            <text:p>0,21949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41" calcext:value-type="float">
            <text:p>0,04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29814" calcext:value-type="float">
            <text:p>0,29814</text:p>
          </table:table-cell>
          <table:table-cell office:value-type="float" office:value="0.02168" calcext:value-type="float">
            <text:p>0,02168</text:p>
          </table:table-cell>
          <table:table-cell table:number-columns-repeated="6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166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12805" calcext:value-type="float">
            <text:p>0,12805</text:p>
          </table:table-cell>
          <table:table-cell table:number-columns-repeated="7" office:value-type="float" office:value="0.00025" calcext:value-type="float">
            <text:p>0,00025</text:p>
          </table:table-cell>
          <table:table-cell office:value-type="float" office:value="0.35259" calcext:value-type="float">
            <text:p>0,35259</text:p>
          </table:table-cell>
          <table:table-cell office:value-type="float" office:value="0.17659" calcext:value-type="float">
            <text:p>0,17659</text:p>
          </table:table-cell>
          <table:table-cell table:number-columns-repeated="7" office:value-type="float" office:value="0.00025" calcext:value-type="float">
            <text:p>0,00025</text:p>
          </table:table-cell>
          <table:table-cell office:value-type="float" office:value="0.04978" calcext:value-type="float">
            <text:p>0,04978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7174" calcext:value-type="float">
            <text:p>0,07174</text:p>
          </table:table-cell>
          <table:table-cell office:value-type="float" office:value="0.12884" calcext:value-type="float">
            <text:p>0,12884</text:p>
          </table:table-cell>
          <table:table-cell office:value-type="float" office:value="0.08796" calcext:value-type="float">
            <text:p>0,08796</text:p>
          </table:table-cell>
          <table:table-cell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167</text:p>
          </table:table-cell>
          <table:table-cell table:number-columns-repeated="13" office:value-type="float" office:value="0.00018" calcext:value-type="float">
            <text:p>0,00018</text:p>
          </table:table-cell>
          <table:table-cell office:value-type="float" office:value="0.08145" calcext:value-type="float">
            <text:p>0,08145</text:p>
          </table:table-cell>
          <table:table-cell table:number-columns-repeated="5" office:value-type="float" office:value="0.00018" calcext:value-type="float">
            <text:p>0,00018</text:p>
          </table:table-cell>
          <table:table-cell office:value-type="float" office:value="0.1271" calcext:value-type="float">
            <text:p>0,1271</text:p>
          </table:table-cell>
          <table:table-cell table:number-columns-repeated="4" office:value-type="float" office:value="0.00018" calcext:value-type="float">
            <text:p>0,00018</text:p>
          </table:table-cell>
          <table:table-cell office:value-type="float" office:value="0.78759" calcext:value-type="float">
            <text:p>0,78759</text:p>
          </table:table-cell>
        </table:table-row>
        <table:table-row table:style-name="ro1">
          <table:table-cell office:value-type="string" calcext:value-type="string">
            <text:p>article 168</text:p>
          </table:table-cell>
          <table:table-cell table:number-columns-repeated="6" office:value-type="float" office:value="0.00021" calcext:value-type="float">
            <text:p>0,00021</text:p>
          </table:table-cell>
          <table:table-cell office:value-type="float" office:value="0.0161" calcext:value-type="float">
            <text:p>0,0161</text:p>
          </table:table-cell>
          <table:table-cell table:number-columns-repeated="6" office:value-type="float" office:value="0.00021" calcext:value-type="float">
            <text:p>0,00021</text:p>
          </table:table-cell>
          <table:table-cell office:value-type="float" office:value="0.06378" calcext:value-type="float">
            <text:p>0,06378</text:p>
          </table:table-cell>
          <table:table-cell office:value-type="float" office:value="0.60572" calcext:value-type="float">
            <text:p>0,60572</text:p>
          </table:table-cell>
          <table:table-cell office:value-type="float" office:value="0.03422" calcext:value-type="float">
            <text:p>0,03422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05414" calcext:value-type="float">
            <text:p>0,05414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1115" calcext:value-type="float">
            <text:p>0,1115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11071" calcext:value-type="float">
            <text:p>0,11071</text:p>
          </table:table-cell>
          <table:table-cell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169</text:p>
          </table:table-cell>
          <table:table-cell office:value-type="float" office:value="0.01842" calcext:value-type="float">
            <text:p>0,01842</text:p>
          </table:table-cell>
          <table:table-cell table:number-columns-repeated="8" office:value-type="float" office:value="0.00019" calcext:value-type="float">
            <text:p>0,00019</text:p>
          </table:table-cell>
          <table:table-cell office:value-type="float" office:value="0.04378" calcext:value-type="float">
            <text:p>0,04378</text:p>
          </table:table-cell>
          <table:table-cell table:number-columns-repeated="12" office:value-type="float" office:value="0.00019" calcext:value-type="float">
            <text:p>0,00019</text:p>
          </table:table-cell>
          <table:table-cell office:value-type="float" office:value="0.93359" calcext:value-type="float">
            <text:p>0,93359</text:p>
          </table:table-cell>
          <table:table-cell table:number-columns-repeated="2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170</text:p>
          </table:table-cell>
          <table:table-cell office:value-type="float" office:value="0.13602" calcext:value-type="float">
            <text:p>0,13602</text:p>
          </table:table-cell>
          <table:table-cell office:value-type="float" office:value="0.09971" calcext:value-type="float">
            <text:p>0,09971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37531" calcext:value-type="float">
            <text:p>0,37531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0968" calcext:value-type="float">
            <text:p>0,0968</text:p>
          </table:table-cell>
          <table:table-cell table:number-columns-repeated="8" office:value-type="float" office:value="0.00019" calcext:value-type="float">
            <text:p>0,00019</text:p>
          </table:table-cell>
          <table:table-cell office:value-type="float" office:value="0.27005" calcext:value-type="float">
            <text:p>0,27005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185" calcext:value-type="float">
            <text:p>0,0185</text:p>
          </table:table-cell>
          <table:table-cell table:number-columns-repeated="3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171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31979" calcext:value-type="float">
            <text:p>0,31979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1686" calcext:value-type="float">
            <text:p>0,1686</text:p>
          </table:table-cell>
          <table:table-cell office:value-type="float" office:value="0.02092" calcext:value-type="float">
            <text:p>0,02092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382" calcext:value-type="float">
            <text:p>0,0382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20409" calcext:value-type="float">
            <text:p>0,20409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06335" calcext:value-type="float">
            <text:p>0,06335</text:p>
          </table:table-cell>
          <table:table-cell table:number-columns-repeated="7" office:value-type="float" office:value="0.00016" calcext:value-type="float">
            <text:p>0,00016</text:p>
          </table:table-cell>
          <table:table-cell office:value-type="float" office:value="0.13073" calcext:value-type="float">
            <text:p>0,13073</text:p>
          </table:table-cell>
          <table:table-cell office:value-type="float" office:value="0.05162" calcext:value-type="float">
            <text:p>0,05162</text:p>
          </table:table-cell>
          <table:table-cell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172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5697" calcext:value-type="float">
            <text:p>0,05697</text:p>
          </table:table-cell>
          <table:table-cell table:number-columns-repeated="2" office:value-type="float" office:value="0.00009" calcext:value-type="float">
            <text:p>0,00009</text:p>
          </table:table-cell>
          <table:table-cell office:value-type="float" office:value="0.13017" calcext:value-type="float">
            <text:p>0,13017</text:p>
          </table:table-cell>
          <table:table-cell table:number-columns-repeated="2" office:value-type="float" office:value="0.00009" calcext:value-type="float">
            <text:p>0,00009</text:p>
          </table:table-cell>
          <table:table-cell office:value-type="float" office:value="0.13587" calcext:value-type="float">
            <text:p>0,13587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3401" calcext:value-type="float">
            <text:p>0,03401</text:p>
          </table:table-cell>
          <table:table-cell table:number-columns-repeated="3" office:value-type="float" office:value="0.00009" calcext:value-type="float">
            <text:p>0,00009</text:p>
          </table:table-cell>
          <table:table-cell office:value-type="float" office:value="0.0114" calcext:value-type="float">
            <text:p>0,0114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1521" calcext:value-type="float">
            <text:p>0,01521</text:p>
          </table:table-cell>
          <table:table-cell office:value-type="float" office:value="0.05725" calcext:value-type="float">
            <text:p>0,05725</text:p>
          </table:table-cell>
          <table:table-cell table:number-columns-repeated="2" office:value-type="float" office:value="0.00009" calcext:value-type="float">
            <text:p>0,00009</text:p>
          </table:table-cell>
          <table:table-cell office:value-type="float" office:value="0.04738" calcext:value-type="float">
            <text:p>0,04738</text:p>
          </table:table-cell>
          <table:table-cell office:value-type="float" office:value="0.45557" calcext:value-type="float">
            <text:p>0,45557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5483" calcext:value-type="float">
            <text:p>0,05483</text:p>
          </table:table-cell>
          <table:table-cell table:number-columns-repeated="2" office:value-type="float" office:value="0.00009" calcext:value-type="float">
            <text:p>0,00009</text:p>
          </table:table-cell>
        </table:table-row>
        <table:table-row table:style-name="ro1">
          <table:table-cell office:value-type="string" calcext:value-type="string">
            <text:p>article 173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68358" calcext:value-type="float">
            <text:p>0,68358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05805" calcext:value-type="float">
            <text:p>0,05805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7317" calcext:value-type="float">
            <text:p>0,07317</text:p>
          </table:table-cell>
          <table:table-cell table:number-columns-repeated="6" office:value-type="float" office:value="0.00013" calcext:value-type="float">
            <text:p>0,00013</text:p>
          </table:table-cell>
          <table:table-cell office:value-type="float" office:value="0.00989" calcext:value-type="float">
            <text:p>0,00989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10308" calcext:value-type="float">
            <text:p>0,10308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04973" calcext:value-type="float">
            <text:p>0,04973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2014" calcext:value-type="float">
            <text:p>0,02014</text:p>
          </table:table-cell>
          <table:table-cell table:number-columns-repeated="2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174</text:p>
          </table:table-cell>
          <table:table-cell table:number-columns-repeated="14" office:value-type="float" office:value="0.00035" calcext:value-type="float">
            <text:p>0,00035</text:p>
          </table:table-cell>
          <table:table-cell office:value-type="float" office:value="0.25239" calcext:value-type="float">
            <text:p>0,25239</text:p>
          </table:table-cell>
          <table:table-cell table:number-columns-repeated="7" office:value-type="float" office:value="0.00035" calcext:value-type="float">
            <text:p>0,00035</text:p>
          </table:table-cell>
          <table:table-cell office:value-type="float" office:value="0.69765" calcext:value-type="float">
            <text:p>0,69765</text:p>
          </table:table-cell>
          <table:table-cell office:value-type="float" office:value="0.04224" calcext:value-type="float">
            <text:p>0,04224</text:p>
          </table:table-cell>
          <table:table-cell office:value-type="float" office:value="0.00035" calcext:value-type="float">
            <text:p>0,00035</text:p>
          </table:table-cell>
        </table:table-row>
        <table:table-row table:style-name="ro1">
          <table:table-cell office:value-type="string" calcext:value-type="string">
            <text:p>article 175</text:p>
          </table:table-cell>
          <table:table-cell table:number-columns-repeated="5" office:value-type="float" office:value="0.0005" calcext:value-type="float">
            <text:p>0,0005</text:p>
          </table:table-cell>
          <table:table-cell office:value-type="float" office:value="0.18791" calcext:value-type="float">
            <text:p>0,18791</text:p>
          </table:table-cell>
          <table:table-cell table:number-columns-repeated="11" office:value-type="float" office:value="0.0005" calcext:value-type="float">
            <text:p>0,0005</text:p>
          </table:table-cell>
          <table:table-cell office:value-type="float" office:value="0.08728" calcext:value-type="float">
            <text:p>0,08728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1576" calcext:value-type="float">
            <text:p>0,1576</text:p>
          </table:table-cell>
          <table:table-cell table:number-columns-repeated="2" office:value-type="float" office:value="0.0005" calcext:value-type="float">
            <text:p>0,0005</text:p>
          </table:table-cell>
          <table:table-cell office:value-type="float" office:value="0.5263" calcext:value-type="float">
            <text:p>0,526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3091" calcext:value-type="float">
            <text:p>0,03091</text:p>
          </table:table-cell>
        </table:table-row>
        <table:table-row table:style-name="ro1">
          <table:table-cell office:value-type="string" calcext:value-type="string">
            <text:p>article 176</text:p>
          </table:table-cell>
          <table:table-cell table:number-columns-repeated="12" office:value-type="float" office:value="0.00024" calcext:value-type="float">
            <text:p>0,00024</text:p>
          </table:table-cell>
          <table:table-cell office:value-type="float" office:value="0.02828" calcext:value-type="float">
            <text:p>0,02828</text:p>
          </table:table-cell>
          <table:table-cell office:value-type="float" office:value="0.08312" calcext:value-type="float">
            <text:p>0,08312</text:p>
          </table:table-cell>
          <table:table-cell office:value-type="float" office:value="0.60035" calcext:value-type="float">
            <text:p>0,60035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5774" calcext:value-type="float">
            <text:p>0,05774</text:p>
          </table:table-cell>
          <table:table-cell table:number-columns-repeated="3" office:value-type="float" office:value="0.00024" calcext:value-type="float">
            <text:p>0,00024</text:p>
          </table:table-cell>
          <table:table-cell office:value-type="float" office:value="0.04175" calcext:value-type="float">
            <text:p>0,04175</text:p>
          </table:table-cell>
          <table:table-cell office:value-type="float" office:value="0.07541" calcext:value-type="float">
            <text:p>0,07541</text:p>
          </table:table-cell>
          <table:table-cell office:value-type="float" office:value="0.1091" calcext:value-type="float">
            <text:p>0,1091</text:p>
          </table:table-cell>
          <table:table-cell table:number-columns-repeated="2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177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04022" calcext:value-type="float">
            <text:p>0,04022</text:p>
          </table:table-cell>
          <table:table-cell table:number-columns-repeated="5" office:value-type="float" office:value="0.00019" calcext:value-type="float">
            <text:p>0,00019</text:p>
          </table:table-cell>
          <table:table-cell office:value-type="float" office:value="0.49683" calcext:value-type="float">
            <text:p>0,49683</text:p>
          </table:table-cell>
          <table:table-cell table:number-columns-repeated="11" office:value-type="float" office:value="0.00019" calcext:value-type="float">
            <text:p>0,00019</text:p>
          </table:table-cell>
          <table:table-cell office:value-type="float" office:value="0.4588" calcext:value-type="float">
            <text:p>0,4588</text:p>
          </table:table-cell>
          <table:table-cell table:number-columns-repeated="4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178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6961" calcext:value-type="float">
            <text:p>0,06961</text:p>
          </table:table-cell>
          <table:table-cell table:number-columns-repeated="6" office:value-type="float" office:value="0.00013" calcext:value-type="float">
            <text:p>0,00013</text:p>
          </table:table-cell>
          <table:table-cell office:value-type="float" office:value="0.02086" calcext:value-type="float">
            <text:p>0,02086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8354" calcext:value-type="float">
            <text:p>0,08354</text:p>
          </table:table-cell>
          <table:table-cell table:number-columns-repeated="4" office:value-type="float" office:value="0.00013" calcext:value-type="float">
            <text:p>0,00013</text:p>
          </table:table-cell>
          <table:table-cell office:value-type="float" office:value="0.29613" calcext:value-type="float">
            <text:p>0,29613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2314" calcext:value-type="float">
            <text:p>0,02314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13546" calcext:value-type="float">
            <text:p>0,13546</text:p>
          </table:table-cell>
          <table:table-cell table:number-columns-repeated="4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179</text:p>
          </table:table-cell>
          <table:table-cell table:number-columns-repeated="3" office:value-type="float" office:value="0.00024" calcext:value-type="float">
            <text:p>0,00024</text:p>
          </table:table-cell>
          <table:table-cell office:value-type="float" office:value="0.12003" calcext:value-type="float">
            <text:p>0,12003</text:p>
          </table:table-cell>
          <table:table-cell table:number-columns-repeated="3" office:value-type="float" office:value="0.00024" calcext:value-type="float">
            <text:p>0,00024</text:p>
          </table:table-cell>
          <table:table-cell office:value-type="float" office:value="0.04907" calcext:value-type="float">
            <text:p>0,04907</text:p>
          </table:table-cell>
          <table:table-cell table:number-columns-repeated="3" office:value-type="float" office:value="0.00024" calcext:value-type="float">
            <text:p>0,00024</text:p>
          </table:table-cell>
          <table:table-cell office:value-type="float" office:value="0.14335" calcext:value-type="float">
            <text:p>0,14335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2237" calcext:value-type="float">
            <text:p>0,02237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10896" calcext:value-type="float">
            <text:p>0,10896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373" calcext:value-type="float">
            <text:p>0,0373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14448" calcext:value-type="float">
            <text:p>0,14448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30707" calcext:value-type="float">
            <text:p>0,30707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6354" calcext:value-type="float">
            <text:p>0,06354</text:p>
          </table:table-cell>
        </table:table-row>
        <table:table-row table:style-name="ro1">
          <table:table-cell office:value-type="string" calcext:value-type="string">
            <text:p>article 180</text:p>
          </table:table-cell>
          <table:table-cell table:number-columns-repeated="11" office:value-type="float" office:value="0.00021" calcext:value-type="float">
            <text:p>0,00021</text:p>
          </table:table-cell>
          <table:table-cell office:value-type="float" office:value="0.0487" calcext:value-type="float">
            <text:p>0,0487</text:p>
          </table:table-cell>
          <table:table-cell office:value-type="float" office:value="0.09033" calcext:value-type="float">
            <text:p>0,09033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19063" calcext:value-type="float">
            <text:p>0,19063</text:p>
          </table:table-cell>
          <table:table-cell table:number-columns-repeated="7" office:value-type="float" office:value="0.00021" calcext:value-type="float">
            <text:p>0,00021</text:p>
          </table:table-cell>
          <table:table-cell office:value-type="float" office:value="0.66603" calcext:value-type="float">
            <text:p>0,66603</text:p>
          </table:table-cell>
          <table:table-cell table:number-columns-repeated="2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181</text:p>
          </table:table-cell>
          <table:table-cell table:number-columns-repeated="2" office:value-type="float" office:value="0.00008" calcext:value-type="float">
            <text:p>0,00008</text:p>
          </table:table-cell>
          <table:table-cell office:value-type="float" office:value="0.18106" calcext:value-type="float">
            <text:p>0,18106</text:p>
          </table:table-cell>
          <table:table-cell table:number-columns-repeated="2" office:value-type="float" office:value="0.00008" calcext:value-type="float">
            <text:p>0,00008</text:p>
          </table:table-cell>
          <table:table-cell office:value-type="float" office:value="0.17374" calcext:value-type="float">
            <text:p>0,17374</text:p>
          </table:table-cell>
          <table:table-cell office:value-type="float" office:value="0.27394" calcext:value-type="float">
            <text:p>0,27394</text:p>
          </table:table-cell>
          <table:table-cell table:number-columns-repeated="4" office:value-type="float" office:value="0.00008" calcext:value-type="float">
            <text:p>0,00008</text:p>
          </table:table-cell>
          <table:table-cell office:value-type="float" office:value="0.03254" calcext:value-type="float">
            <text:p>0,03254</text:p>
          </table:table-cell>
          <table:table-cell table:number-columns-repeated="2" office:value-type="float" office:value="0.00008" calcext:value-type="float">
            <text:p>0,00008</text:p>
          </table:table-cell>
          <table:table-cell office:value-type="float" office:value="0.19293" calcext:value-type="float">
            <text:p>0,19293</text:p>
          </table:table-cell>
          <table:table-cell table:number-columns-repeated="5" office:value-type="float" office:value="0.00008" calcext:value-type="float">
            <text:p>0,00008</text:p>
          </table:table-cell>
          <table:table-cell office:value-type="float" office:value="0.04653" calcext:value-type="float">
            <text:p>0,04653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5172" calcext:value-type="float">
            <text:p>0,05172</text:p>
          </table:table-cell>
          <table:table-cell office:value-type="float" office:value="0.0462" calcext:value-type="float">
            <text:p>0,0462</text:p>
          </table:table-cell>
          <table:table-cell office:value-type="float" office:value="0.00008" calcext:value-type="float">
            <text:p>0,00008</text:p>
          </table:table-cell>
        </table:table-row>
        <table:table-row table:style-name="ro1">
          <table:table-cell office:value-type="string" calcext:value-type="string">
            <text:p>article 182</text:p>
          </table:table-cell>
          <table:table-cell table:number-columns-repeated="11" office:value-type="float" office:value="0.00011" calcext:value-type="float">
            <text:p>0,00011</text:p>
          </table:table-cell>
          <table:table-cell office:value-type="float" office:value="0.08784" calcext:value-type="float">
            <text:p>0,08784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05128" calcext:value-type="float">
            <text:p>0,05128</text:p>
          </table:table-cell>
          <table:table-cell table:number-columns-repeated="5" office:value-type="float" office:value="0.00011" calcext:value-type="float">
            <text:p>0,00011</text:p>
          </table:table-cell>
          <table:table-cell office:value-type="float" office:value="0.05641" calcext:value-type="float">
            <text:p>0,05641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63392" calcext:value-type="float">
            <text:p>0,63392</text:p>
          </table:table-cell>
          <table:table-cell office:value-type="float" office:value="0.16845" calcext:value-type="float">
            <text:p>0,16845</text:p>
          </table:table-cell>
          <table:table-cell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183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19849" calcext:value-type="float">
            <text:p>0,19849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485" calcext:value-type="float">
            <text:p>0,0485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3128" calcext:value-type="float">
            <text:p>0,03128</text:p>
          </table:table-cell>
          <table:table-cell office:value-type="float" office:value="0.16794" calcext:value-type="float">
            <text:p>0,16794</text:p>
          </table:table-cell>
          <table:table-cell table:number-columns-repeated="8" office:value-type="float" office:value="0.00015" calcext:value-type="float">
            <text:p>0,00015</text:p>
          </table:table-cell>
          <table:table-cell office:value-type="float" office:value="0.18886" calcext:value-type="float">
            <text:p>0,18886</text:p>
          </table:table-cell>
          <table:table-cell office:value-type="float" office:value="0.12339" calcext:value-type="float">
            <text:p>0,12339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11202" calcext:value-type="float">
            <text:p>0,11202</text:p>
          </table:table-cell>
          <table:table-cell office:value-type="float" office:value="0.10974" calcext:value-type="float">
            <text:p>0,10974</text:p>
          </table:table-cell>
          <table:table-cell office:value-type="float" office:value="0.01741" calcext:value-type="float">
            <text:p>0,01741</text:p>
          </table:table-cell>
          <table:table-cell table:number-columns-repeated="2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184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45554" calcext:value-type="float">
            <text:p>0,45554</text:p>
          </table:table-cell>
          <table:table-cell office:value-type="float" office:value="0.05583" calcext:value-type="float">
            <text:p>0,05583</text:p>
          </table:table-cell>
          <table:table-cell table:number-columns-repeated="3" office:value-type="float" office:value="0.00005" calcext:value-type="float">
            <text:p>0,00005</text:p>
          </table:table-cell>
          <table:table-cell office:value-type="float" office:value="0.02222" calcext:value-type="float">
            <text:p>0,0222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1672" calcext:value-type="float">
            <text:p>0,01672</text:p>
          </table:table-cell>
          <table:table-cell table:number-columns-repeated="6" office:value-type="float" office:value="0.00005" calcext:value-type="float">
            <text:p>0,00005</text:p>
          </table:table-cell>
          <table:table-cell office:value-type="float" office:value="0.04436" calcext:value-type="float">
            <text:p>0,04436</text:p>
          </table:table-cell>
          <table:table-cell office:value-type="float" office:value="0.07491" calcext:value-type="float">
            <text:p>0,07491</text:p>
          </table:table-cell>
          <table:table-cell office:value-type="float" office:value="0.19573" calcext:value-type="float">
            <text:p>0,19573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1694" calcext:value-type="float">
            <text:p>0,01694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0.11691" calcext:value-type="float">
            <text:p>0,11691</text:p>
          </table:table-cell>
          <table:table-cell table:number-columns-repeated="2" office:value-type="float" office:value="0.00005" calcext:value-type="float">
            <text:p>0,00005</text:p>
          </table:table-cell>
        </table:table-row>
        <table:table-row table:style-name="ro1">
          <table:table-cell office:value-type="string" calcext:value-type="string">
            <text:p>article 185</text:p>
          </table:table-cell>
          <table:table-cell office:value-type="float" office:value="0.06776" calcext:value-type="float">
            <text:p>0,06776</text:p>
          </table:table-cell>
          <table:table-cell table:number-columns-repeated="13" office:value-type="float" office:value="0.00027" calcext:value-type="float">
            <text:p>0,00027</text:p>
          </table:table-cell>
          <table:table-cell office:value-type="float" office:value="0.28329" calcext:value-type="float">
            <text:p>0,28329</text:p>
          </table:table-cell>
          <table:table-cell table:number-columns-repeated="6" office:value-type="float" office:value="0.00027" calcext:value-type="float">
            <text:p>0,00027</text:p>
          </table:table-cell>
          <table:table-cell office:value-type="float" office:value="0.48018" calcext:value-type="float">
            <text:p>0,48018</text:p>
          </table:table-cell>
          <table:table-cell office:value-type="float" office:value="0.16314" calcext:value-type="float">
            <text:p>0,16314</text:p>
          </table:table-cell>
          <table:table-cell table:number-columns-repeated="2"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article 186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26863" calcext:value-type="float">
            <text:p>0,26863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1458" calcext:value-type="float">
            <text:p>0,01458</text:p>
          </table:table-cell>
          <table:table-cell office:value-type="float" office:value="0.22643" calcext:value-type="float">
            <text:p>0,22643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7883" calcext:value-type="float">
            <text:p>0,07883</text:p>
          </table:table-cell>
          <table:table-cell table:number-columns-repeated="8" office:value-type="float" office:value="0.00026" calcext:value-type="float">
            <text:p>0,00026</text:p>
          </table:table-cell>
          <table:table-cell office:value-type="float" office:value="0.40638" calcext:value-type="float">
            <text:p>0,40638</text:p>
          </table:table-cell>
          <table:table-cell table:number-columns-repeated="9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187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4704" calcext:value-type="float">
            <text:p>0,04704</text:p>
          </table:table-cell>
          <table:table-cell office:value-type="float" office:value="0.6305" calcext:value-type="float">
            <text:p>0,6305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338" calcext:value-type="float">
            <text:p>0,0338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28432" calcext:value-type="float">
            <text:p>0,28432</text:p>
          </table:table-cell>
          <table:table-cell table:number-columns-repeated="18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188</text:p>
          </table:table-cell>
          <table:table-cell office:value-type="float" office:value="0.13766" calcext:value-type="float">
            <text:p>0,13766</text:p>
          </table:table-cell>
          <table:table-cell table:number-columns-repeated="2" office:value-type="float" office:value="0.00007" calcext:value-type="float">
            <text:p>0,00007</text:p>
          </table:table-cell>
          <table:table-cell office:value-type="float" office:value="0.2356" calcext:value-type="float">
            <text:p>0,2356</text:p>
          </table:table-cell>
          <table:table-cell office:value-type="float" office:value="0.02278" calcext:value-type="float">
            <text:p>0,02278</text:p>
          </table:table-cell>
          <table:table-cell table:number-columns-repeated="4" office:value-type="float" office:value="0.00007" calcext:value-type="float">
            <text:p>0,00007</text:p>
          </table:table-cell>
          <table:table-cell office:value-type="float" office:value="0.02708" calcext:value-type="float">
            <text:p>0,02708</text:p>
          </table:table-cell>
          <table:table-cell office:value-type="float" office:value="0.02032" calcext:value-type="float">
            <text:p>0,02032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1106" calcext:value-type="float">
            <text:p>0,01106</text:p>
          </table:table-cell>
          <table:table-cell table:number-columns-repeated="2" office:value-type="float" office:value="0.00007" calcext:value-type="float">
            <text:p>0,00007</text:p>
          </table:table-cell>
          <table:table-cell office:value-type="float" office:value="0.03759" calcext:value-type="float">
            <text:p>0,03759</text:p>
          </table:table-cell>
          <table:table-cell table:number-columns-repeated="3" office:value-type="float" office:value="0.00007" calcext:value-type="float">
            <text:p>0,00007</text:p>
          </table:table-cell>
          <table:table-cell office:value-type="float" office:value="0.15116" calcext:value-type="float">
            <text:p>0,15116</text:p>
          </table:table-cell>
          <table:table-cell table:number-columns-repeated="2" office:value-type="float" office:value="0.00007" calcext:value-type="float">
            <text:p>0,00007</text:p>
          </table:table-cell>
          <table:table-cell office:value-type="float" office:value="0.28876" calcext:value-type="float">
            <text:p>0,28876</text:p>
          </table:table-cell>
          <table:table-cell office:value-type="float" office:value="0.0669" calcext:value-type="float">
            <text:p>0,0669</text:p>
          </table:table-cell>
          <table:table-cell office:value-type="float" office:value="0.00007" calcext:value-type="float">
            <text:p>0,00007</text:p>
          </table:table-cell>
        </table:table-row>
        <table:table-row table:style-name="ro1">
          <table:table-cell office:value-type="string" calcext:value-type="string">
            <text:p>article 18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34258" calcext:value-type="float">
            <text:p>0,34258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22442" calcext:value-type="float">
            <text:p>0,2244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11185" calcext:value-type="float">
            <text:p>0,11185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1035" calcext:value-type="float">
            <text:p>0,01035</text:p>
          </table:table-cell>
          <table:table-cell table:number-columns-repeated="7" office:value-type="float" office:value="0.0002" calcext:value-type="float">
            <text:p>0,0002</text:p>
          </table:table-cell>
          <table:table-cell office:value-type="float" office:value="0.17509" calcext:value-type="float">
            <text:p>0,17509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04127" calcext:value-type="float">
            <text:p>0,04127</text:p>
          </table:table-cell>
          <table:table-cell office:value-type="float" office:value="0.09089" calcext:value-type="float">
            <text:p>0,09089</text:p>
          </table:table-cell>
          <table:table-cell table:number-columns-repeated="2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190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24537" calcext:value-type="float">
            <text:p>0,24537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1728" calcext:value-type="float">
            <text:p>0,1728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6466" calcext:value-type="float">
            <text:p>0,06466</text:p>
          </table:table-cell>
          <table:table-cell table:number-columns-repeated="8" office:value-type="float" office:value="0.00013" calcext:value-type="float">
            <text:p>0,00013</text:p>
          </table:table-cell>
          <table:table-cell office:value-type="float" office:value="0.43242" calcext:value-type="float">
            <text:p>0,43242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05034" calcext:value-type="float">
            <text:p>0,05034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03189" calcext:value-type="float">
            <text:p>0,03189</text:p>
          </table:table-cell>
          <table:table-cell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191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01954" calcext:value-type="float">
            <text:p>0,01954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13154" calcext:value-type="float">
            <text:p>0,13154</text:p>
          </table:table-cell>
          <table:table-cell table:number-columns-repeated="6" office:value-type="float" office:value="0.00012" calcext:value-type="float">
            <text:p>0,00012</text:p>
          </table:table-cell>
          <table:table-cell office:value-type="float" office:value="0.14725" calcext:value-type="float">
            <text:p>0,14725</text:p>
          </table:table-cell>
          <table:table-cell table:number-columns-repeated="5" office:value-type="float" office:value="0.00012" calcext:value-type="float">
            <text:p>0,00012</text:p>
          </table:table-cell>
          <table:table-cell office:value-type="float" office:value="0.05678" calcext:value-type="float">
            <text:p>0,05678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1254" calcext:value-type="float">
            <text:p>0,1254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51718" calcext:value-type="float">
            <text:p>0,51718</text:p>
          </table:table-cell>
          <table:table-cell table:number-columns-repeated="2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192</text:p>
          </table:table-cell>
          <table:table-cell office:value-type="float" office:value="0.00033" calcext:value-type="float">
            <text:p>0,00033</text:p>
          </table:table-cell>
          <table:table-cell office:value-type="float" office:value="0.71603" calcext:value-type="float">
            <text:p>0,71603</text:p>
          </table:table-cell>
          <table:table-cell table:number-columns-repeated="5" office:value-type="float" office:value="0.00033" calcext:value-type="float">
            <text:p>0,00033</text:p>
          </table:table-cell>
          <table:table-cell office:value-type="float" office:value="0.03664" calcext:value-type="float">
            <text:p>0,03664</text:p>
          </table:table-cell>
          <table:table-cell office:value-type="float" office:value="0.03185" calcext:value-type="float">
            <text:p>0,03185</text:p>
          </table:table-cell>
          <table:table-cell office:value-type="float" office:value="0.0389" calcext:value-type="float">
            <text:p>0,0389</text:p>
          </table:table-cell>
          <table:table-cell table:number-columns-repeated="6" office:value-type="float" office:value="0.00033" calcext:value-type="float">
            <text:p>0,00033</text:p>
          </table:table-cell>
          <table:table-cell office:value-type="float" office:value="0.17007" calcext:value-type="float">
            <text:p>0,17007</text:p>
          </table:table-cell>
          <table:table-cell table:number-columns-repeated="8" office:value-type="float" office:value="0.00033" calcext:value-type="float">
            <text:p>0,00033</text:p>
          </table:table-cell>
        </table:table-row>
        <table:table-row table:style-name="ro1">
          <table:table-cell office:value-type="string" calcext:value-type="string">
            <text:p>article 193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60912" calcext:value-type="float">
            <text:p>0,60912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12467" calcext:value-type="float">
            <text:p>0,12467</text:p>
          </table:table-cell>
          <table:table-cell table:number-columns-repeated="7" office:value-type="float" office:value="0.00023" calcext:value-type="float">
            <text:p>0,00023</text:p>
          </table:table-cell>
          <table:table-cell office:value-type="float" office:value="0.15241" calcext:value-type="float">
            <text:p>0,15241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01553" calcext:value-type="float">
            <text:p>0,01553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08076" calcext:value-type="float">
            <text:p>0,08076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1309" calcext:value-type="float">
            <text:p>0,01309</text:p>
          </table:table-cell>
        </table:table-row>
        <table:table-row table:style-name="ro1">
          <table:table-cell office:value-type="string" calcext:value-type="string">
            <text:p>article 194</text:p>
          </table:table-cell>
          <table:table-cell table:number-columns-repeated="6" office:value-type="float" office:value="0.00018" calcext:value-type="float">
            <text:p>0,00018</text:p>
          </table:table-cell>
          <table:table-cell office:value-type="float" office:value="0.00995" calcext:value-type="float">
            <text:p>0,00995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11866" calcext:value-type="float">
            <text:p>0,11866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10535" calcext:value-type="float">
            <text:p>0,10535</text:p>
          </table:table-cell>
          <table:table-cell table:number-columns-repeated="8" office:value-type="float" office:value="0.00018" calcext:value-type="float">
            <text:p>0,00018</text:p>
          </table:table-cell>
          <table:table-cell office:value-type="float" office:value="0.05359" calcext:value-type="float">
            <text:p>0,05359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61474" calcext:value-type="float">
            <text:p>0,61474</text:p>
          </table:table-cell>
          <table:table-cell office:value-type="float" office:value="0.09434" calcext:value-type="float">
            <text:p>0,09434</text:p>
          </table:table-cell>
          <table:table-cell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195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26242" calcext:value-type="float">
            <text:p>0,2624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903" calcext:value-type="float">
            <text:p>0,09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58208" calcext:value-type="float">
            <text:p>0,5820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2475" calcext:value-type="float">
            <text:p>0,02475</text:p>
          </table:table-cell>
          <table:table-cell table:number-columns-repeated="6" office:value-type="float" office:value="0.0002" calcext:value-type="float">
            <text:p>0,0002</text:p>
          </table:table-cell>
          <table:table-cell office:value-type="float" office:value="0.03651" calcext:value-type="float">
            <text:p>0,03651</text:p>
          </table:table-cell>
          <table:table-cell table:number-columns-repeated="9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196</text:p>
          </table:table-cell>
          <table:table-cell table:number-columns-repeated="22" office:value-type="float" office:value="0.00039" calcext:value-type="float">
            <text:p>0,00039</text:p>
          </table:table-cell>
          <table:table-cell office:value-type="float" office:value="0.95393" calcext:value-type="float">
            <text:p>0,95393</text:p>
          </table:table-cell>
          <table:table-cell office:value-type="float" office:value="0.03714" calcext:value-type="float">
            <text:p>0,03714</text:p>
          </table:table-cell>
          <table:table-cell office:value-type="float" office:value="0.00039" calcext:value-type="float">
            <text:p>0,00039</text:p>
          </table:table-cell>
        </table:table-row>
        <table:table-row table:style-name="ro1">
          <table:table-cell office:value-type="string" calcext:value-type="string">
            <text:p>article 197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05933" calcext:value-type="float">
            <text:p>0,05933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04134" calcext:value-type="float">
            <text:p>0,04134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2057" calcext:value-type="float">
            <text:p>0,02057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22167" calcext:value-type="float">
            <text:p>0,22167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42045" calcext:value-type="float">
            <text:p>0,42045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5776" calcext:value-type="float">
            <text:p>0,05776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17557" calcext:value-type="float">
            <text:p>0,17557</text:p>
          </table:table-cell>
          <table:table-cell table:number-columns-repeated="6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198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02331" calcext:value-type="float">
            <text:p>0,02331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25893" calcext:value-type="float">
            <text:p>0,25893</text:p>
          </table:table-cell>
          <table:table-cell office:value-type="float" office:value="0.37301" calcext:value-type="float">
            <text:p>0,37301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07311" calcext:value-type="float">
            <text:p>0,07311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5015" calcext:value-type="float">
            <text:p>0,05015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15814" calcext:value-type="float">
            <text:p>0,15814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05886" calcext:value-type="float">
            <text:p>0,05886</text:p>
          </table:table-cell>
          <table:table-cell table:number-columns-repeated="2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199</text:p>
          </table:table-cell>
          <table:table-cell table:number-columns-repeated="5" office:value-type="float" office:value="0.00009" calcext:value-type="float">
            <text:p>0,00009</text:p>
          </table:table-cell>
          <table:table-cell office:value-type="float" office:value="0.07305" calcext:value-type="float">
            <text:p>0,07305</text:p>
          </table:table-cell>
          <table:table-cell table:number-columns-repeated="2" office:value-type="float" office:value="0.00009" calcext:value-type="float">
            <text:p>0,00009</text:p>
          </table:table-cell>
          <table:table-cell office:value-type="float" office:value="0.04947" calcext:value-type="float">
            <text:p>0,04947</text:p>
          </table:table-cell>
          <table:table-cell office:value-type="float" office:value="0.56865" calcext:value-type="float">
            <text:p>0,56865</text:p>
          </table:table-cell>
          <table:table-cell table:number-columns-repeated="7" office:value-type="float" office:value="0.00009" calcext:value-type="float">
            <text:p>0,00009</text:p>
          </table:table-cell>
          <table:table-cell office:value-type="float" office:value="0.25855" calcext:value-type="float">
            <text:p>0,25855</text:p>
          </table:table-cell>
          <table:table-cell table:number-columns-repeated="4" office:value-type="float" office:value="0.00009" calcext:value-type="float">
            <text:p>0,00009</text:p>
          </table:table-cell>
          <table:table-cell office:value-type="float" office:value="0.04855" calcext:value-type="float">
            <text:p>0,04855</text:p>
          </table:table-cell>
          <table:table-cell table:number-columns-repeated="2" office:value-type="float" office:value="0.00009" calcext:value-type="float">
            <text:p>0,00009</text:p>
          </table:table-cell>
        </table:table-row>
        <table:table-row table:style-name="ro1">
          <table:table-cell office:value-type="string" calcext:value-type="string">
            <text:p>article 200</text:p>
          </table:table-cell>
          <table:table-cell office:value-type="float" office:value="0.1504" calcext:value-type="float">
            <text:p>0,1504</text:p>
          </table:table-cell>
          <table:table-cell table:number-columns-repeated="4" office:value-type="float" office:value="0.0002" calcext:value-type="float">
            <text:p>0,0002</text:p>
          </table:table-cell>
          <table:table-cell office:value-type="float" office:value="0.09328" calcext:value-type="float">
            <text:p>0,09328</text:p>
          </table:table-cell>
          <table:table-cell table:number-columns-repeated="5" office:value-type="float" office:value="0.0002" calcext:value-type="float">
            <text:p>0,0002</text:p>
          </table:table-cell>
          <table:table-cell office:value-type="float" office:value="0.15919" calcext:value-type="float">
            <text:p>0,1591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18091" calcext:value-type="float">
            <text:p>0,18091</text:p>
          </table:table-cell>
          <table:table-cell office:value-type="float" office:value="0.22027" calcext:value-type="float">
            <text:p>0,22027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05681" calcext:value-type="float">
            <text:p>0,05681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05964" calcext:value-type="float">
            <text:p>0,05964</text:p>
          </table:table-cell>
          <table:table-cell office:value-type="float" office:value="0.07613" calcext:value-type="float">
            <text:p>0,07613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201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20892" calcext:value-type="float">
            <text:p>0,20892</text:p>
          </table:table-cell>
          <table:table-cell office:value-type="float" office:value="0.15315" calcext:value-type="float">
            <text:p>0,15315</text:p>
          </table:table-cell>
          <table:table-cell office:value-type="float" office:value="0.00928" calcext:value-type="float">
            <text:p>0,00928</text:p>
          </table:table-cell>
          <table:table-cell office:value-type="float" office:value="0.37975" calcext:value-type="float">
            <text:p>0,37975</text:p>
          </table:table-cell>
          <table:table-cell office:value-type="float" office:value="0.05764" calcext:value-type="float">
            <text:p>0,05764</text:p>
          </table:table-cell>
          <table:table-cell table:number-columns-repeated="10" office:value-type="float" office:value="0.00009" calcext:value-type="float">
            <text:p>0,00009</text:p>
          </table:table-cell>
          <table:table-cell office:value-type="float" office:value="0.12715" calcext:value-type="float">
            <text:p>0,12715</text:p>
          </table:table-cell>
          <table:table-cell table:number-columns-repeated="7" office:value-type="float" office:value="0.00009" calcext:value-type="float">
            <text:p>0,00009</text:p>
          </table:table-cell>
          <table:table-cell office:value-type="float" office:value="0.06245" calcext:value-type="float">
            <text:p>0,06245</text:p>
          </table:table-cell>
        </table:table-row>
        <table:table-row table:style-name="ro1">
          <table:table-cell office:value-type="string" calcext:value-type="string">
            <text:p>article 202</text:p>
          </table:table-cell>
          <table:table-cell table:number-columns-repeated="14" office:value-type="float" office:value="0.00016" calcext:value-type="float">
            <text:p>0,00016</text:p>
          </table:table-cell>
          <table:table-cell office:value-type="float" office:value="0.08876" calcext:value-type="float">
            <text:p>0,08876</text:p>
          </table:table-cell>
          <table:table-cell table:number-columns-repeated="7" office:value-type="float" office:value="0.00016" calcext:value-type="float">
            <text:p>0,00016</text:p>
          </table:table-cell>
          <table:table-cell office:value-type="float" office:value="0.90753" calcext:value-type="float">
            <text:p>0,90753</text:p>
          </table:table-cell>
          <table:table-cell table:number-columns-repeated="2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203</text:p>
          </table:table-cell>
          <table:table-cell table:number-columns-repeated="6" office:value-type="float" office:value="0.00031" calcext:value-type="float">
            <text:p>0,00031</text:p>
          </table:table-cell>
          <table:table-cell office:value-type="float" office:value="0.15604" calcext:value-type="float">
            <text:p>0,15604</text:p>
          </table:table-cell>
          <table:table-cell table:number-columns-repeated="7" office:value-type="float" office:value="0.00031" calcext:value-type="float">
            <text:p>0,00031</text:p>
          </table:table-cell>
          <table:table-cell office:value-type="float" office:value="0.20474" calcext:value-type="float">
            <text:p>0,20474</text:p>
          </table:table-cell>
          <table:table-cell table:number-columns-repeated="7" office:value-type="float" office:value="0.00031" calcext:value-type="float">
            <text:p>0,00031</text:p>
          </table:table-cell>
          <table:table-cell office:value-type="float" office:value="0.22934" calcext:value-type="float">
            <text:p>0,22934</text:p>
          </table:table-cell>
          <table:table-cell office:value-type="float" office:value="0.40346" calcext:value-type="float">
            <text:p>0,40346</text:p>
          </table:table-cell>
          <table:table-cell office:value-type="float" office:value="0.00031" calcext:value-type="float">
            <text:p>0,00031</text:p>
          </table:table-cell>
        </table:table-row>
        <table:table-row table:style-name="ro1">
          <table:table-cell office:value-type="string" calcext:value-type="string">
            <text:p>article 204</text:p>
          </table:table-cell>
          <table:table-cell office:value-type="float" office:value="0.53691" calcext:value-type="float">
            <text:p>0,53691</text:p>
          </table:table-cell>
          <table:table-cell table:number-columns-repeated="9" office:value-type="float" office:value="0.00012" calcext:value-type="float">
            <text:p>0,00012</text:p>
          </table:table-cell>
          <table:table-cell office:value-type="float" office:value="0.09638" calcext:value-type="float">
            <text:p>0,09638</text:p>
          </table:table-cell>
          <table:table-cell table:number-columns-repeated="6" office:value-type="float" office:value="0.00012" calcext:value-type="float">
            <text:p>0,00012</text:p>
          </table:table-cell>
          <table:table-cell office:value-type="float" office:value="0.36413" calcext:value-type="float">
            <text:p>0,36413</text:p>
          </table:table-cell>
          <table:table-cell table:number-columns-repeated="7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205</text:p>
          </table:table-cell>
          <table:table-cell table:number-columns-repeated="14" office:value-type="float" office:value="0.00029" calcext:value-type="float">
            <text:p>0,00029</text:p>
          </table:table-cell>
          <table:table-cell office:value-type="float" office:value="0.22653" calcext:value-type="float">
            <text:p>0,22653</text:p>
          </table:table-cell>
          <table:table-cell table:number-columns-repeated="2" office:value-type="float" office:value="0.00029" calcext:value-type="float">
            <text:p>0,00029</text:p>
          </table:table-cell>
          <table:table-cell office:value-type="float" office:value="0.08169" calcext:value-type="float">
            <text:p>0,08169</text:p>
          </table:table-cell>
          <table:table-cell table:number-columns-repeated="2" office:value-type="float" office:value="0.00029" calcext:value-type="float">
            <text:p>0,00029</text:p>
          </table:table-cell>
          <table:table-cell office:value-type="float" office:value="0.15824" calcext:value-type="float">
            <text:p>0,15824</text:p>
          </table:table-cell>
          <table:table-cell office:value-type="float" office:value="0.00029" calcext:value-type="float">
            <text:p>0,00029</text:p>
          </table:table-cell>
          <table:table-cell office:value-type="float" office:value="0.52737" calcext:value-type="float">
            <text:p>0,52737</text:p>
          </table:table-cell>
          <table:table-cell table:number-columns-repeated="2" office:value-type="float" office:value="0.00029" calcext:value-type="float">
            <text:p>0,00029</text:p>
          </table:table-cell>
        </table:table-row>
        <table:table-row table:style-name="ro1">
          <table:table-cell office:value-type="string" calcext:value-type="string">
            <text:p>article 206</text:p>
          </table:table-cell>
          <table:table-cell office:value-type="float" office:value="0.47971" calcext:value-type="float">
            <text:p>0,47971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3266" calcext:value-type="float">
            <text:p>0,03266</text:p>
          </table:table-cell>
          <table:table-cell table:number-columns-repeated="4" office:value-type="float" office:value="0.0001" calcext:value-type="float">
            <text:p>0,0001</text:p>
          </table:table-cell>
          <table:table-cell office:value-type="float" office:value="0.02424" calcext:value-type="float">
            <text:p>0,0242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29997" calcext:value-type="float">
            <text:p>0,29997</text:p>
          </table:table-cell>
          <table:table-cell table:number-columns-repeated="9" office:value-type="float" office:value="0.0001" calcext:value-type="float">
            <text:p>0,0001</text:p>
          </table:table-cell>
          <table:table-cell office:value-type="float" office:value="0.10777" calcext:value-type="float">
            <text:p>0,10777</text:p>
          </table:table-cell>
          <table:table-cell office:value-type="float" office:value="0.05369" calcext:value-type="float">
            <text:p>0,05369</text:p>
          </table:table-cell>
          <table:table-cell table:number-columns-repeated="3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article 207</text:p>
          </table:table-cell>
          <table:table-cell office:value-type="float" office:value="0.05337" calcext:value-type="float">
            <text:p>0,05337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11313" calcext:value-type="float">
            <text:p>0,11313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04448" calcext:value-type="float">
            <text:p>0,04448</text:p>
          </table:table-cell>
          <table:table-cell office:value-type="float" office:value="0.01106" calcext:value-type="float">
            <text:p>0,01106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11699" calcext:value-type="float">
            <text:p>0,11699</text:p>
          </table:table-cell>
          <table:table-cell office:value-type="float" office:value="0.1635" calcext:value-type="float">
            <text:p>0,1635</text:p>
          </table:table-cell>
          <table:table-cell table:number-columns-repeated="5" office:value-type="float" office:value="0.00013" calcext:value-type="float">
            <text:p>0,00013</text:p>
          </table:table-cell>
          <table:table-cell office:value-type="float" office:value="0.06295" calcext:value-type="float">
            <text:p>0,06295</text:p>
          </table:table-cell>
          <table:table-cell office:value-type="float" office:value="0.3127" calcext:value-type="float">
            <text:p>0,3127</text:p>
          </table:table-cell>
          <table:table-cell table:number-columns-repeated="4" office:value-type="float" office:value="0.00013" calcext:value-type="float">
            <text:p>0,00013</text:p>
          </table:table-cell>
          <table:table-cell office:value-type="float" office:value="0.11979" calcext:value-type="float">
            <text:p>0,11979</text:p>
          </table:table-cell>
          <table:table-cell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208</text:p>
          </table:table-cell>
          <table:table-cell office:value-type="float" office:value="0.13766" calcext:value-type="float">
            <text:p>0,13766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0228" calcext:value-type="float">
            <text:p>0,0228</text:p>
          </table:table-cell>
          <table:table-cell table:number-columns-repeated="9" office:value-type="float" office:value="0.00017" calcext:value-type="float">
            <text:p>0,00017</text:p>
          </table:table-cell>
          <table:table-cell office:value-type="float" office:value="0.22604" calcext:value-type="float">
            <text:p>0,22604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44149" calcext:value-type="float">
            <text:p>0,44149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3962" calcext:value-type="float">
            <text:p>0,03962</text:p>
          </table:table-cell>
          <table:table-cell office:value-type="float" office:value="0.02523" calcext:value-type="float">
            <text:p>0,02523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10403" calcext:value-type="float">
            <text:p>0,10403</text:p>
          </table:table-cell>
        </table:table-row>
        <table:table-row table:style-name="ro1">
          <table:table-cell office:value-type="string" calcext:value-type="string">
            <text:p>article 209</text:p>
          </table:table-cell>
          <table:table-cell table:number-columns-repeated="7" office:value-type="float" office:value="0.00029" calcext:value-type="float">
            <text:p>0,00029</text:p>
          </table:table-cell>
          <table:table-cell office:value-type="float" office:value="0.28126" calcext:value-type="float">
            <text:p>0,28126</text:p>
          </table:table-cell>
          <table:table-cell table:number-columns-repeated="7" office:value-type="float" office:value="0.00029" calcext:value-type="float">
            <text:p>0,00029</text:p>
          </table:table-cell>
          <table:table-cell office:value-type="float" office:value="0.10988" calcext:value-type="float">
            <text:p>0,10988</text:p>
          </table:table-cell>
          <table:table-cell office:value-type="float" office:value="0.00029" calcext:value-type="float">
            <text:p>0,00029</text:p>
          </table:table-cell>
          <table:table-cell office:value-type="float" office:value="0.13225" calcext:value-type="float">
            <text:p>0,13225</text:p>
          </table:table-cell>
          <table:table-cell table:number-columns-repeated="2" office:value-type="float" office:value="0.00029" calcext:value-type="float">
            <text:p>0,00029</text:p>
          </table:table-cell>
          <table:table-cell office:value-type="float" office:value="0.35061" calcext:value-type="float">
            <text:p>0,35061</text:p>
          </table:table-cell>
          <table:table-cell office:value-type="float" office:value="0.00029" calcext:value-type="float">
            <text:p>0,00029</text:p>
          </table:table-cell>
          <table:table-cell office:value-type="float" office:value="0.12012" calcext:value-type="float">
            <text:p>0,12012</text:p>
          </table:table-cell>
          <table:table-cell table:number-columns-repeated="2" office:value-type="float" office:value="0.00029" calcext:value-type="float">
            <text:p>0,00029</text:p>
          </table:table-cell>
        </table:table-row>
        <table:table-row table:style-name="ro1">
          <table:table-cell office:value-type="string" calcext:value-type="string">
            <text:p>article 210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6883" calcext:value-type="float">
            <text:p>0,06883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1517" calcext:value-type="float">
            <text:p>0,01517</text:p>
          </table:table-cell>
          <table:table-cell table:number-columns-repeated="7" office:value-type="float" office:value="0.00015" calcext:value-type="float">
            <text:p>0,00015</text:p>
          </table:table-cell>
          <table:table-cell office:value-type="float" office:value="0.07954" calcext:value-type="float">
            <text:p>0,07954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1428" calcext:value-type="float">
            <text:p>0,1428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38624" calcext:value-type="float">
            <text:p>0,38624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6027" calcext:value-type="float">
            <text:p>0,06027</text:p>
          </table:table-cell>
          <table:table-cell office:value-type="float" office:value="0.10482" calcext:value-type="float">
            <text:p>0,10482</text:p>
          </table:table-cell>
          <table:table-cell office:value-type="float" office:value="0.13972" calcext:value-type="float">
            <text:p>0,13972</text:p>
          </table:table-cell>
          <table:table-cell table:number-columns-repeated="2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211</text:p>
          </table:table-cell>
          <table:table-cell office:value-type="float" office:value="0.08762" calcext:value-type="float">
            <text:p>0,08762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00029" calcext:value-type="float">
            <text:p>0,00029</text:p>
          </table:table-cell>
          <table:table-cell office:value-type="float" office:value="0.03701" calcext:value-type="float">
            <text:p>0,03701</text:p>
          </table:table-cell>
          <table:table-cell table:number-columns-repeated="2" office:value-type="float" office:value="0.00028" calcext:value-type="float">
            <text:p>0,00028</text:p>
          </table:table-cell>
          <table:table-cell office:value-type="float" office:value="0.07921" calcext:value-type="float">
            <text:p>0,07921</text:p>
          </table:table-cell>
          <table:table-cell table:number-columns-repeated="9" office:value-type="float" office:value="0.00028" calcext:value-type="float">
            <text:p>0,00028</text:p>
          </table:table-cell>
          <table:table-cell office:value-type="float" office:value="0.02874" calcext:value-type="float">
            <text:p>0,02874</text:p>
          </table:table-cell>
          <table:table-cell office:value-type="float" office:value="0.27802" calcext:value-type="float">
            <text:p>0,27802</text:p>
          </table:table-cell>
          <table:table-cell table:number-columns-repeated="2" office:value-type="float" office:value="0.00028" calcext:value-type="float">
            <text:p>0,00028</text:p>
          </table:table-cell>
          <table:table-cell office:value-type="float" office:value="0.48408" calcext:value-type="float">
            <text:p>0,48408</text:p>
          </table:table-cell>
          <table:table-cell table:number-columns-repeated="4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article 212</text:p>
          </table:table-cell>
          <table:table-cell table:number-columns-repeated="8" office:value-type="float" office:value="0.00024" calcext:value-type="float">
            <text:p>0,00024</text:p>
          </table:table-cell>
          <table:table-cell office:value-type="float" office:value="0.53675" calcext:value-type="float">
            <text:p>0,53675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03715" calcext:value-type="float">
            <text:p>0,03715</text:p>
          </table:table-cell>
          <table:table-cell table:number-columns-repeated="8" office:value-type="float" office:value="0.00024" calcext:value-type="float">
            <text:p>0,00024</text:p>
          </table:table-cell>
          <table:table-cell office:value-type="float" office:value="0.31301" calcext:value-type="float">
            <text:p>0,31301</text:p>
          </table:table-cell>
          <table:table-cell office:value-type="float" office:value="0.10806" calcext:value-type="float">
            <text:p>0,10806</text:p>
          </table:table-cell>
          <table:table-cell table:number-columns-repeated="3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213</text:p>
          </table:table-cell>
          <table:table-cell table:number-columns-repeated="22" office:value-type="float" office:value="0.00024" calcext:value-type="float">
            <text:p>0,00024</text:p>
          </table:table-cell>
          <table:table-cell office:value-type="float" office:value="0.99418" calcext:value-type="float">
            <text:p>0,99418</text:p>
          </table:table-cell>
          <table:table-cell table:number-columns-repeated="2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214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27066" calcext:value-type="float">
            <text:p>0,27066</text:p>
          </table:table-cell>
          <table:table-cell table:number-columns-repeated="3" office:value-type="float" office:value="0.00021" calcext:value-type="float">
            <text:p>0,00021</text:p>
          </table:table-cell>
          <table:table-cell office:value-type="float" office:value="0.04143" calcext:value-type="float">
            <text:p>0,04143</text:p>
          </table:table-cell>
          <table:table-cell office:value-type="float" office:value="0.1694" calcext:value-type="float">
            <text:p>0,1694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26132" calcext:value-type="float">
            <text:p>0,26132</text:p>
          </table:table-cell>
          <table:table-cell office:value-type="float" office:value="0.01388" calcext:value-type="float">
            <text:p>0,01388</text:p>
          </table:table-cell>
          <table:table-cell table:number-columns-repeated="3" office:value-type="float" office:value="0.00021" calcext:value-type="float">
            <text:p>0,00021</text:p>
          </table:table-cell>
          <table:table-cell office:value-type="float" office:value="0.1748" calcext:value-type="float">
            <text:p>0,1748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06479" calcext:value-type="float">
            <text:p>0,06479</text:p>
          </table:table-cell>
          <table:table-cell table:number-columns-repeated="6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215</text:p>
          </table:table-cell>
          <table:table-cell table:number-columns-repeated="6" office:value-type="float" office:value="0.00011" calcext:value-type="float">
            <text:p>0,00011</text:p>
          </table:table-cell>
          <table:table-cell office:value-type="float" office:value="0.05718" calcext:value-type="float">
            <text:p>0,05718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23038" calcext:value-type="float">
            <text:p>0,23038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22041" calcext:value-type="float">
            <text:p>0,22041</text:p>
          </table:table-cell>
          <table:table-cell table:number-columns-repeated="7" office:value-type="float" office:value="0.00011" calcext:value-type="float">
            <text:p>0,00011</text:p>
          </table:table-cell>
          <table:table-cell office:value-type="float" office:value="0.22786" calcext:value-type="float">
            <text:p>0,22786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24379" calcext:value-type="float">
            <text:p>0,24379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1826" calcext:value-type="float">
            <text:p>0,01826</text:p>
          </table:table-cell>
          <table:table-cell table:number-columns-repeated="2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216</text:p>
          </table:table-cell>
          <table:table-cell office:value-type="float" office:value="0.20462" calcext:value-type="float">
            <text:p>0,20462</text:p>
          </table:table-cell>
          <table:table-cell table:number-columns-repeated="3" office:value-type="float" office:value="0.00035" calcext:value-type="float">
            <text:p>0,00035</text:p>
          </table:table-cell>
          <table:table-cell office:value-type="float" office:value="0.1922" calcext:value-type="float">
            <text:p>0,1922</text:p>
          </table:table-cell>
          <table:table-cell table:number-columns-repeated="2" office:value-type="float" office:value="0.00035" calcext:value-type="float">
            <text:p>0,00035</text:p>
          </table:table-cell>
          <table:table-cell office:value-type="float" office:value="0.05624" calcext:value-type="float">
            <text:p>0,05624</text:p>
          </table:table-cell>
          <table:table-cell table:number-columns-repeated="9" office:value-type="float" office:value="0.00035" calcext:value-type="float">
            <text:p>0,00035</text:p>
          </table:table-cell>
          <table:table-cell office:value-type="float" office:value="0.21819" calcext:value-type="float">
            <text:p>0,21819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17127" calcext:value-type="float">
            <text:p>0,17127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9815" calcext:value-type="float">
            <text:p>0,09815</text:p>
          </table:table-cell>
          <table:table-cell table:number-columns-repeated="2" office:value-type="float" office:value="0.00035" calcext:value-type="float">
            <text:p>0,00035</text:p>
          </table:table-cell>
          <table:table-cell office:value-type="float" office:value="0.05301" calcext:value-type="float">
            <text:p>0,05301</text:p>
          </table:table-cell>
        </table:table-row>
        <table:table-row table:style-name="ro1">
          <table:table-cell office:value-type="string" calcext:value-type="string">
            <text:p>article 217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34206" calcext:value-type="float">
            <text:p>0,34206</text:p>
          </table:table-cell>
          <table:table-cell table:number-columns-repeated="8" office:value-type="float" office:value="0.00013" calcext:value-type="float">
            <text:p>0,00013</text:p>
          </table:table-cell>
          <table:table-cell office:value-type="float" office:value="0.1482" calcext:value-type="float">
            <text:p>0,1482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22795" calcext:value-type="float">
            <text:p>0,22795</text:p>
          </table:table-cell>
          <table:table-cell table:number-columns-repeated="4" office:value-type="float" office:value="0.00013" calcext:value-type="float">
            <text:p>0,00013</text:p>
          </table:table-cell>
          <table:table-cell office:value-type="float" office:value="0.03405" calcext:value-type="float">
            <text:p>0,03405</text:p>
          </table:table-cell>
          <table:table-cell office:value-type="float" office:value="0.0346" calcext:value-type="float">
            <text:p>0,0346</text:p>
          </table:table-cell>
          <table:table-cell office:value-type="float" office:value="0.16278" calcext:value-type="float">
            <text:p>0,16278</text:p>
          </table:table-cell>
          <table:table-cell office:value-type="float" office:value="0.04806" calcext:value-type="float">
            <text:p>0,04806</text:p>
          </table:table-cell>
          <table:table-cell table:number-columns-repeated="2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218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8093" calcext:value-type="float">
            <text:p>0,08093</text:p>
          </table:table-cell>
          <table:table-cell office:value-type="float" office:value="0.66619" calcext:value-type="float">
            <text:p>0,66619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24876" calcext:value-type="float">
            <text:p>0,24876</text:p>
          </table:table-cell>
          <table:table-cell table:number-columns-repeated="18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219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13025" calcext:value-type="float">
            <text:p>0,13025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1643" calcext:value-type="float">
            <text:p>0,1643</text:p>
          </table:table-cell>
          <table:table-cell table:number-columns-repeated="12" office:value-type="float" office:value="0.00016" calcext:value-type="float">
            <text:p>0,00016</text:p>
          </table:table-cell>
          <table:table-cell office:value-type="float" office:value="0.57873" calcext:value-type="float">
            <text:p>0,57873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06347" calcext:value-type="float">
            <text:p>0,06347</text:p>
          </table:table-cell>
          <table:table-cell office:value-type="float" office:value="0.06015" calcext:value-type="float">
            <text:p>0,06015</text:p>
          </table:table-cell>
          <table:table-cell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220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6174" calcext:value-type="float">
            <text:p>0,6174</text:p>
          </table:table-cell>
          <table:table-cell table:number-columns-repeated="15" office:value-type="float" office:value="0.0002" calcext:value-type="float">
            <text:p>0,0002</text:p>
          </table:table-cell>
          <table:table-cell office:value-type="float" office:value="0.36454" calcext:value-type="float">
            <text:p>0,36454</text:p>
          </table:table-cell>
          <table:table-cell table:number-columns-repeated="5" office:value-type="float" office:value="0.0002" calcext:value-type="float">
            <text:p>0,0002</text:p>
          </table:table-cell>
          <table:table-cell office:value-type="float" office:value="0.01357" calcext:value-type="float">
            <text:p>0,01357</text:p>
          </table:table-cell>
        </table:table-row>
        <table:table-row table:style-name="ro1">
          <table:table-cell office:value-type="string" calcext:value-type="string">
            <text:p>article 221</text:p>
          </table:table-cell>
          <table:table-cell office:value-type="float" office:value="0.07499" calcext:value-type="float">
            <text:p>0,07499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36332" calcext:value-type="float">
            <text:p>0,36332</text:p>
          </table:table-cell>
          <table:table-cell table:number-columns-repeated="3" office:value-type="float" office:value="0.00022" calcext:value-type="float">
            <text:p>0,00022</text:p>
          </table:table-cell>
          <table:table-cell office:value-type="float" office:value="0.12268" calcext:value-type="float">
            <text:p>0,12268</text:p>
          </table:table-cell>
          <table:table-cell table:number-columns-repeated="3" office:value-type="float" office:value="0.00022" calcext:value-type="float">
            <text:p>0,00022</text:p>
          </table:table-cell>
          <table:table-cell office:value-type="float" office:value="0.22249" calcext:value-type="float">
            <text:p>0,22249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10087" calcext:value-type="float">
            <text:p>0,10087</text:p>
          </table:table-cell>
          <table:table-cell table:number-columns-repeated="7" office:value-type="float" office:value="0.00022" calcext:value-type="float">
            <text:p>0,00022</text:p>
          </table:table-cell>
          <table:table-cell office:value-type="float" office:value="0.00718" calcext:value-type="float">
            <text:p>0,00718</text:p>
          </table:table-cell>
          <table:table-cell office:value-type="float" office:value="0.10445" calcext:value-type="float">
            <text:p>0,10445</text:p>
          </table:table-cell>
          <table:table-cell table:number-columns-repeated="2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222</text:p>
          </table:table-cell>
          <table:table-cell office:value-type="float" office:value="0.02132" calcext:value-type="float">
            <text:p>0,02132</text:p>
          </table:table-cell>
          <table:table-cell office:value-type="float" office:value="0.07888" calcext:value-type="float">
            <text:p>0,07888</text:p>
          </table:table-cell>
          <table:table-cell office:value-type="float" office:value="0.64956" calcext:value-type="float">
            <text:p>0,64956</text:p>
          </table:table-cell>
          <table:table-cell office:value-type="float" office:value="0.00776" calcext:value-type="float">
            <text:p>0,00776</text:p>
          </table:table-cell>
          <table:table-cell table:number-columns-repeated="9" office:value-type="float" office:value="0.00003" calcext:value-type="float">
            <text:p>0,00003</text:p>
          </table:table-cell>
          <table:table-cell office:value-type="float" office:value="0.02007" calcext:value-type="float">
            <text:p>0,02007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0.0249" calcext:value-type="float">
            <text:p>0,0249</text:p>
          </table:table-cell>
          <table:table-cell table:number-columns-repeated="4" office:value-type="float" office:value="0.00003" calcext:value-type="float">
            <text:p>0,00003</text:p>
          </table:table-cell>
          <table:table-cell office:value-type="float" office:value="0.197" calcext:value-type="float">
            <text:p>0,197</text:p>
          </table:table-cell>
          <table:table-cell table:number-columns-repeated="4" office:value-type="float" office:value="0.00003" calcext:value-type="float">
            <text:p>0,00003</text:p>
          </table:table-cell>
        </table:table-row>
        <table:table-row table:style-name="ro1">
          <table:table-cell office:value-type="string" calcext:value-type="string">
            <text:p>article 223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15591" calcext:value-type="float">
            <text:p>0,15591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8238" calcext:value-type="float">
            <text:p>0,08238</text:p>
          </table:table-cell>
          <table:table-cell table:number-columns-repeated="5" office:value-type="float" office:value="0.00024" calcext:value-type="float">
            <text:p>0,00024</text:p>
          </table:table-cell>
          <table:table-cell office:value-type="float" office:value="0.45703" calcext:value-type="float">
            <text:p>0,45703</text:p>
          </table:table-cell>
          <table:table-cell table:number-columns-repeated="8" office:value-type="float" office:value="0.00024" calcext:value-type="float">
            <text:p>0,00024</text:p>
          </table:table-cell>
          <table:table-cell office:value-type="float" office:value="0.23435" calcext:value-type="float">
            <text:p>0,23435</text:p>
          </table:table-cell>
          <table:table-cell office:value-type="float" office:value="0.0655" calcext:value-type="float">
            <text:p>0,0655</text:p>
          </table:table-cell>
          <table:table-cell table:number-columns-repeated="4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224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21569" calcext:value-type="float">
            <text:p>0,21569</text:p>
          </table:table-cell>
          <table:table-cell table:number-columns-repeated="10" office:value-type="float" office:value="0.00017" calcext:value-type="float">
            <text:p>0,00017</text:p>
          </table:table-cell>
          <table:table-cell office:value-type="float" office:value="0.05476" calcext:value-type="float">
            <text:p>0,05476</text:p>
          </table:table-cell>
          <table:table-cell office:value-type="float" office:value="0.5012" calcext:value-type="float">
            <text:p>0,5012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17862" calcext:value-type="float">
            <text:p>0,17862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4627" calcext:value-type="float">
            <text:p>0,04627</text:p>
          </table:table-cell>
          <table:table-cell table:number-columns-repeated="2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225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3795" calcext:value-type="float">
            <text:p>0,03795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7291" calcext:value-type="float">
            <text:p>0,07291</text:p>
          </table:table-cell>
          <table:table-cell table:number-columns-repeated="9" office:value-type="float" office:value="0.00014" calcext:value-type="float">
            <text:p>0,00014</text:p>
          </table:table-cell>
          <table:table-cell office:value-type="float" office:value="0.05426" calcext:value-type="float">
            <text:p>0,05426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3932" calcext:value-type="float">
            <text:p>0,03932</text:p>
          </table:table-cell>
          <table:table-cell table:number-columns-repeated="3" office:value-type="float" office:value="0.00014" calcext:value-type="float">
            <text:p>0,00014</text:p>
          </table:table-cell>
          <table:table-cell office:value-type="float" office:value="0.22819" calcext:value-type="float">
            <text:p>0,22819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3202" calcext:value-type="float">
            <text:p>0,3202</text:p>
          </table:table-cell>
          <table:table-cell office:value-type="float" office:value="0.15575" calcext:value-type="float">
            <text:p>0,15575</text:p>
          </table:table-cell>
          <table:table-cell office:value-type="float" office:value="0.08897" calcext:value-type="float">
            <text:p>0,08897</text:p>
          </table:table-cell>
        </table:table-row>
        <table:table-row table:style-name="ro1">
          <table:table-cell office:value-type="string" calcext:value-type="string">
            <text:p>article 226</text:p>
          </table:table-cell>
          <table:table-cell office:value-type="float" office:value="0.01053" calcext:value-type="float">
            <text:p>0,01053</text:p>
          </table:table-cell>
          <table:table-cell table:number-columns-repeated="6" office:value-type="float" office:value="0.00003" calcext:value-type="float">
            <text:p>0,00003</text:p>
          </table:table-cell>
          <table:table-cell office:value-type="float" office:value="0.01053" calcext:value-type="float">
            <text:p>0,01053</text:p>
          </table:table-cell>
          <table:table-cell office:value-type="float" office:value="0.00911" calcext:value-type="float">
            <text:p>0,00911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0.80935" calcext:value-type="float">
            <text:p>0,80935</text:p>
          </table:table-cell>
          <table:table-cell office:value-type="float" office:value="0.02901" calcext:value-type="float">
            <text:p>0,02901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0.01722" calcext:value-type="float">
            <text:p>0,01722</text:p>
          </table:table-cell>
          <table:table-cell table:number-columns-repeated="3" office:value-type="float" office:value="0.00003" calcext:value-type="float">
            <text:p>0,00003</text:p>
          </table:table-cell>
          <table:table-cell office:value-type="float" office:value="0.06424" calcext:value-type="float">
            <text:p>0,06424</text:p>
          </table:table-cell>
          <table:table-cell office:value-type="float" office:value="0.0252" calcext:value-type="float">
            <text:p>0,0252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0.02437" calcext:value-type="float">
            <text:p>0,02437</text:p>
          </table:table-cell>
          <table:table-cell table:number-columns-repeated="4" office:value-type="float" office:value="0.00003" calcext:value-type="float">
            <text:p>0,00003</text:p>
          </table:table-cell>
        </table:table-row>
        <table:table-row table:style-name="ro1">
          <table:table-cell office:value-type="string" calcext:value-type="string">
            <text:p>article 227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7551" calcext:value-type="float">
            <text:p>0,7551</text:p>
          </table:table-cell>
          <table:table-cell table:number-columns-repeated="16" office:value-type="float" office:value="0.00031" calcext:value-type="float">
            <text:p>0,00031</text:p>
          </table:table-cell>
          <table:table-cell office:value-type="float" office:value="0.23788" calcext:value-type="float">
            <text:p>0,23788</text:p>
          </table:table-cell>
          <table:table-cell table:number-columns-repeated="6" office:value-type="float" office:value="0.00031" calcext:value-type="float">
            <text:p>0,00031</text:p>
          </table:table-cell>
        </table:table-row>
        <table:table-row table:style-name="ro1">
          <table:table-cell office:value-type="string" calcext:value-type="string">
            <text:p>article 228</text:p>
          </table:table-cell>
          <table:table-cell table:number-columns-repeated="7" office:value-type="float" office:value="0.00015" calcext:value-type="float">
            <text:p>0,00015</text:p>
          </table:table-cell>
          <table:table-cell office:value-type="float" office:value="0.23959" calcext:value-type="float">
            <text:p>0,23959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8605" calcext:value-type="float">
            <text:p>0,08605</text:p>
          </table:table-cell>
          <table:table-cell office:value-type="float" office:value="0.53467" calcext:value-type="float">
            <text:p>0,53467</text:p>
          </table:table-cell>
          <table:table-cell table:number-columns-repeated="8" office:value-type="float" office:value="0.00015" calcext:value-type="float">
            <text:p>0,00015</text:p>
          </table:table-cell>
          <table:table-cell office:value-type="float" office:value="0.07079" calcext:value-type="float">
            <text:p>0,07079</text:p>
          </table:table-cell>
          <table:table-cell office:value-type="float" office:value="0.06599" calcext:value-type="float">
            <text:p>0,06599</text:p>
          </table:table-cell>
          <table:table-cell table:number-columns-repeated="3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229</text:p>
          </table:table-cell>
          <table:table-cell table:number-columns-repeated="2" office:value-type="float" office:value="0.00004" calcext:value-type="float">
            <text:p>0,00004</text:p>
          </table:table-cell>
          <table:table-cell office:value-type="float" office:value="0.00309" calcext:value-type="float">
            <text:p>0,00309</text:p>
          </table:table-cell>
          <table:table-cell office:value-type="float" office:value="0.2406" calcext:value-type="float">
            <text:p>0,2406</text:p>
          </table:table-cell>
          <table:table-cell table:number-columns-repeated="6" office:value-type="float" office:value="0.00004" calcext:value-type="float">
            <text:p>0,00004</text:p>
          </table:table-cell>
          <table:table-cell office:value-type="float" office:value="0.45336" calcext:value-type="float">
            <text:p>0,45336</text:p>
          </table:table-cell>
          <table:table-cell table:number-columns-repeated="5" office:value-type="float" office:value="0.00004" calcext:value-type="float">
            <text:p>0,00004</text:p>
          </table:table-cell>
          <table:table-cell office:value-type="float" office:value="0.19773" calcext:value-type="float">
            <text:p>0,19773</text:p>
          </table:table-cell>
          <table:table-cell table:number-columns-repeated="3" office:value-type="float" office:value="0.00004" calcext:value-type="float">
            <text:p>0,00004</text:p>
          </table:table-cell>
          <table:table-cell office:value-type="float" office:value="0.04251" calcext:value-type="float">
            <text:p>0,04251</text:p>
          </table:table-cell>
          <table:table-cell table:number-columns-repeated="2" office:value-type="float" office:value="0.00004" calcext:value-type="float">
            <text:p>0,00004</text:p>
          </table:table-cell>
          <table:table-cell office:value-type="float" office:value="0.06191" calcext:value-type="float">
            <text:p>0,06191</text:p>
          </table:table-cell>
          <table:table-cell office:value-type="float" office:value="0.00004" calcext:value-type="float">
            <text:p>0,00004</text:p>
          </table:table-cell>
        </table:table-row>
        <table:table-row table:style-name="ro1">
          <table:table-cell office:value-type="string" calcext:value-type="string">
            <text:p>article 230</text:p>
          </table:table-cell>
          <table:table-cell office:value-type="float" office:value="0.04248" calcext:value-type="float">
            <text:p>0,04248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3722" calcext:value-type="float">
            <text:p>0,03722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01497" calcext:value-type="float">
            <text:p>0,01497</text:p>
          </table:table-cell>
          <table:table-cell office:value-type="float" office:value="0.10217" calcext:value-type="float">
            <text:p>0,10217</text:p>
          </table:table-cell>
          <table:table-cell office:value-type="float" office:value="0.03018" calcext:value-type="float">
            <text:p>0,03018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17029" calcext:value-type="float">
            <text:p>0,17029</text:p>
          </table:table-cell>
          <table:table-cell office:value-type="float" office:value="0.00781" calcext:value-type="float">
            <text:p>0,00781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03018" calcext:value-type="float">
            <text:p>0,03018</text:p>
          </table:table-cell>
          <table:table-cell office:value-type="float" office:value="0.15642" calcext:value-type="float">
            <text:p>0,15642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29489" calcext:value-type="float">
            <text:p>0,29489</text:p>
          </table:table-cell>
          <table:table-cell office:value-type="float" office:value="0.11102" calcext:value-type="float">
            <text:p>0,11102</text:p>
          </table:table-cell>
          <table:table-cell table:number-columns-repeated="3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231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2089" calcext:value-type="float">
            <text:p>0,02089</text:p>
          </table:table-cell>
          <table:table-cell office:value-type="float" office:value="0.56598" calcext:value-type="float">
            <text:p>0,56598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25386" calcext:value-type="float">
            <text:p>0,25386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04261" calcext:value-type="float">
            <text:p>0,04261</text:p>
          </table:table-cell>
          <table:table-cell table:number-columns-repeated="5" office:value-type="float" office:value="0.00017" calcext:value-type="float">
            <text:p>0,00017</text:p>
          </table:table-cell>
          <table:table-cell office:value-type="float" office:value="0.01084" calcext:value-type="float">
            <text:p>0,01084</text:p>
          </table:table-cell>
          <table:table-cell table:number-columns-repeated="5" office:value-type="float" office:value="0.00017" calcext:value-type="float">
            <text:p>0,00017</text:p>
          </table:table-cell>
          <table:table-cell office:value-type="float" office:value="0.10267" calcext:value-type="float">
            <text:p>0,10267</text:p>
          </table:table-cell>
          <table:table-cell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232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823" calcext:value-type="float">
            <text:p>0,0823</text:p>
          </table:table-cell>
          <table:table-cell table:number-columns-repeated="5" office:value-type="float" office:value="0.00015" calcext:value-type="float">
            <text:p>0,00015</text:p>
          </table:table-cell>
          <table:table-cell office:value-type="float" office:value="0.46036" calcext:value-type="float">
            <text:p>0,46036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6164" calcext:value-type="float">
            <text:p>0,06164</text:p>
          </table:table-cell>
          <table:table-cell office:value-type="float" office:value="0.20701" calcext:value-type="float">
            <text:p>0,20701</text:p>
          </table:table-cell>
          <table:table-cell table:number-columns-repeated="4" office:value-type="float" office:value="0.00015" calcext:value-type="float">
            <text:p>0,00015</text:p>
          </table:table-cell>
          <table:table-cell office:value-type="float" office:value="0.03784" calcext:value-type="float">
            <text:p>0,03784</text:p>
          </table:table-cell>
          <table:table-cell table:number-columns-repeated="4" office:value-type="float" office:value="0.00015" calcext:value-type="float">
            <text:p>0,00015</text:p>
          </table:table-cell>
          <table:table-cell office:value-type="float" office:value="0.14794" calcext:value-type="float">
            <text:p>0,14794</text:p>
          </table:table-cell>
          <table:table-cell table:number-columns-repeated="3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233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77125" calcext:value-type="float">
            <text:p>0,77125</text:p>
          </table:table-cell>
          <table:table-cell table:number-columns-repeated="8" office:value-type="float" office:value="0.00048" calcext:value-type="float">
            <text:p>0,00048</text:p>
          </table:table-cell>
          <table:table-cell office:value-type="float" office:value="0.1023" calcext:value-type="float">
            <text:p>0,1023</text:p>
          </table:table-cell>
          <table:table-cell table:number-columns-repeated="12" office:value-type="float" office:value="0.00048" calcext:value-type="float">
            <text:p>0,00048</text:p>
          </table:table-cell>
          <table:table-cell office:value-type="float" office:value="0.11598" calcext:value-type="float">
            <text:p>0,11598</text:p>
          </table:table-cell>
          <table:table-cell office:value-type="float" office:value="0.00048" calcext:value-type="float">
            <text:p>0,00048</text:p>
          </table:table-cell>
        </table:table-row>
        <table:table-row table:style-name="ro1">
          <table:table-cell office:value-type="string" calcext:value-type="string">
            <text:p>article 234</text:p>
          </table:table-cell>
          <table:table-cell table:number-columns-repeated="9" office:value-type="float" office:value="0.00022" calcext:value-type="float">
            <text:p>0,00022</text:p>
          </table:table-cell>
          <table:table-cell office:value-type="float" office:value="0.03775" calcext:value-type="float">
            <text:p>0,03775</text:p>
          </table:table-cell>
          <table:table-cell office:value-type="float" office:value="0.72734" calcext:value-type="float">
            <text:p>0,72734</text:p>
          </table:table-cell>
          <table:table-cell office:value-type="float" office:value="0.19202" calcext:value-type="float">
            <text:p>0,19202</text:p>
          </table:table-cell>
          <table:table-cell table:number-columns-repeated="6" office:value-type="float" office:value="0.00022" calcext:value-type="float">
            <text:p>0,00022</text:p>
          </table:table-cell>
          <table:table-cell office:value-type="float" office:value="0.0383" calcext:value-type="float">
            <text:p>0,0383</text:p>
          </table:table-cell>
          <table:table-cell table:number-columns-repeated="6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235</text:p>
          </table:table-cell>
          <table:table-cell office:value-type="float" office:value="0.00559" calcext:value-type="float">
            <text:p>0,00559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20084" calcext:value-type="float">
            <text:p>0,20084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24498" calcext:value-type="float">
            <text:p>0,24498</text:p>
          </table:table-cell>
          <table:table-cell table:number-columns-repeated="8" office:value-type="float" office:value="0.00017" calcext:value-type="float">
            <text:p>0,00017</text:p>
          </table:table-cell>
          <table:table-cell office:value-type="float" office:value="0.0316" calcext:value-type="float">
            <text:p>0,0316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19718" calcext:value-type="float">
            <text:p>0,19718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21485" calcext:value-type="float">
            <text:p>0,21485</text:p>
          </table:table-cell>
          <table:table-cell office:value-type="float" office:value="0.10182" calcext:value-type="float">
            <text:p>0,10182</text:p>
          </table:table-cell>
        </table:table-row>
        <table:table-row table:style-name="ro1">
          <table:table-cell office:value-type="string" calcext:value-type="string">
            <text:p>article 236</text:p>
          </table:table-cell>
          <table:table-cell table:number-columns-repeated="8" office:value-type="float" office:value="0.00027" calcext:value-type="float">
            <text:p>0,00027</text:p>
          </table:table-cell>
          <table:table-cell office:value-type="float" office:value="0.0172" calcext:value-type="float">
            <text:p>0,0172</text:p>
          </table:table-cell>
          <table:table-cell table:number-columns-repeated="2" office:value-type="float" office:value="0.00027" calcext:value-type="float">
            <text:p>0,00027</text:p>
          </table:table-cell>
          <table:table-cell office:value-type="float" office:value="0.81707" calcext:value-type="float">
            <text:p>0,81707</text:p>
          </table:table-cell>
          <table:table-cell table:number-columns-repeated="5" office:value-type="float" office:value="0.00027" calcext:value-type="float">
            <text:p>0,00027</text:p>
          </table:table-cell>
          <table:table-cell office:value-type="float" office:value="0.04906" calcext:value-type="float">
            <text:p>0,04906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0.11104" calcext:value-type="float">
            <text:p>0,11104</text:p>
          </table:table-cell>
          <table:table-cell table:number-columns-repeated="5"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article 237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28009" calcext:value-type="float">
            <text:p>0,28009</text:p>
          </table:table-cell>
          <table:table-cell office:value-type="float" office:value="0.02398" calcext:value-type="float">
            <text:p>0,02398</text:p>
          </table:table-cell>
          <table:table-cell table:number-columns-repeated="9" office:value-type="float" office:value="0.00025" calcext:value-type="float">
            <text:p>0,00025</text:p>
          </table:table-cell>
          <table:table-cell office:value-type="float" office:value="0.12252" calcext:value-type="float">
            <text:p>0,12252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18795" calcext:value-type="float">
            <text:p>0,18795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12561" calcext:value-type="float">
            <text:p>0,12561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24379" calcext:value-type="float">
            <text:p>0,24379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1164" calcext:value-type="float">
            <text:p>0,01164</text:p>
          </table:table-cell>
        </table:table-row>
        <table:table-row table:style-name="ro1">
          <table:table-cell office:value-type="string" calcext:value-type="string">
            <text:p>article 238</text:p>
          </table:table-cell>
          <table:table-cell table:number-columns-repeated="2" office:value-type="float" office:value="0.00047" calcext:value-type="float">
            <text:p>0,00047</text:p>
          </table:table-cell>
          <table:table-cell office:value-type="float" office:value="0.19151" calcext:value-type="float">
            <text:p>0,19151</text:p>
          </table:table-cell>
          <table:table-cell table:number-columns-repeated="3" office:value-type="float" office:value="0.00047" calcext:value-type="float">
            <text:p>0,00047</text:p>
          </table:table-cell>
          <table:table-cell office:value-type="float" office:value="0.38743" calcext:value-type="float">
            <text:p>0,38743</text:p>
          </table:table-cell>
          <table:table-cell table:number-columns-repeated="4" office:value-type="float" office:value="0.00047" calcext:value-type="float">
            <text:p>0,00047</text:p>
          </table:table-cell>
          <table:table-cell office:value-type="float" office:value="0.24262" calcext:value-type="float">
            <text:p>0,24262</text:p>
          </table:table-cell>
          <table:table-cell table:number-columns-repeated="2" office:value-type="float" office:value="0.00047" calcext:value-type="float">
            <text:p>0,00047</text:p>
          </table:table-cell>
          <table:table-cell office:value-type="float" office:value="0.07655" calcext:value-type="float">
            <text:p>0,07655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9247" calcext:value-type="float">
            <text:p>0,09247</text:p>
          </table:table-cell>
          <table:table-cell table:number-columns-repeated="8" office:value-type="float" office:value="0.00047" calcext:value-type="float">
            <text:p>0,00047</text:p>
          </table:table-cell>
        </table:table-row>
        <table:table-row table:style-name="ro1">
          <table:table-cell office:value-type="string" calcext:value-type="string">
            <text:p>article 239</text:p>
          </table:table-cell>
          <table:table-cell office:value-type="float" office:value="0.44165" calcext:value-type="float">
            <text:p>0,44165</text:p>
          </table:table-cell>
          <table:table-cell office:value-type="float" office:value="0.06257" calcext:value-type="float">
            <text:p>0,06257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2205" calcext:value-type="float">
            <text:p>0,02205</text:p>
          </table:table-cell>
          <table:table-cell table:number-columns-repeated="7" office:value-type="float" office:value="0.00008" calcext:value-type="float">
            <text:p>0,00008</text:p>
          </table:table-cell>
          <table:table-cell office:value-type="float" office:value="0.02718" calcext:value-type="float">
            <text:p>0,02718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404" calcext:value-type="float">
            <text:p>0,0404</text:p>
          </table:table-cell>
          <table:table-cell table:number-columns-repeated="3" office:value-type="float" office:value="0.00008" calcext:value-type="float">
            <text:p>0,00008</text:p>
          </table:table-cell>
          <table:table-cell office:value-type="float" office:value="0.05067" calcext:value-type="float">
            <text:p>0,05067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23497" calcext:value-type="float">
            <text:p>0,23497</text:p>
          </table:table-cell>
          <table:table-cell table:number-columns-repeated="2" office:value-type="float" office:value="0.00008" calcext:value-type="float">
            <text:p>0,00008</text:p>
          </table:table-cell>
          <table:table-cell office:value-type="float" office:value="0.05537" calcext:value-type="float">
            <text:p>0,05537</text:p>
          </table:table-cell>
          <table:table-cell office:value-type="float" office:value="0.06384" calcext:value-type="float">
            <text:p>0,06384</text:p>
          </table:table-cell>
          <table:table-cell office:value-type="float" office:value="0.00008" calcext:value-type="float">
            <text:p>0,00008</text:p>
          </table:table-cell>
        </table:table-row>
        <table:table-row table:style-name="ro1">
          <table:table-cell office:value-type="string" calcext:value-type="string">
            <text:p>article 240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15877" calcext:value-type="float">
            <text:p>0,15877</text:p>
          </table:table-cell>
          <table:table-cell table:number-columns-repeated="4" office:value-type="float" office:value="0.00013" calcext:value-type="float">
            <text:p>0,00013</text:p>
          </table:table-cell>
          <table:table-cell office:value-type="float" office:value="0.23009" calcext:value-type="float">
            <text:p>0,23009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1966" calcext:value-type="float">
            <text:p>0,01966</text:p>
          </table:table-cell>
          <table:table-cell table:number-columns-repeated="5" office:value-type="float" office:value="0.00013" calcext:value-type="float">
            <text:p>0,00013</text:p>
          </table:table-cell>
          <table:table-cell office:value-type="float" office:value="0.5813" calcext:value-type="float">
            <text:p>0,5813</text:p>
          </table:table-cell>
          <table:table-cell table:number-columns-repeated="5" office:value-type="float" office:value="0.00013" calcext:value-type="float">
            <text:p>0,00013</text:p>
          </table:table-cell>
          <table:table-cell office:value-type="float" office:value="0.00755" calcext:value-type="float">
            <text:p>0,00755</text:p>
          </table:table-cell>
          <table:table-cell table:number-columns-repeated="3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241</text:p>
          </table:table-cell>
          <table:table-cell office:value-type="float" office:value="0.00679" calcext:value-type="float">
            <text:p>0,00679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26432" calcext:value-type="float">
            <text:p>0,26432</text:p>
          </table:table-cell>
          <table:table-cell table:number-columns-repeated="2" office:value-type="float" office:value="0.00008" calcext:value-type="float">
            <text:p>0,00008</text:p>
          </table:table-cell>
          <table:table-cell office:value-type="float" office:value="0.03917" calcext:value-type="float">
            <text:p>0,03917</text:p>
          </table:table-cell>
          <table:table-cell table:number-columns-repeated="4" office:value-type="float" office:value="0.00008" calcext:value-type="float">
            <text:p>0,00008</text:p>
          </table:table-cell>
          <table:table-cell office:value-type="float" office:value="0.44265" calcext:value-type="float">
            <text:p>0,44265</text:p>
          </table:table-cell>
          <table:table-cell table:number-columns-repeated="4" office:value-type="float" office:value="0.00008" calcext:value-type="float">
            <text:p>0,00008</text:p>
          </table:table-cell>
          <table:table-cell office:value-type="float" office:value="0.01873" calcext:value-type="float">
            <text:p>0,01873</text:p>
          </table:table-cell>
          <table:table-cell table:number-columns-repeated="3" office:value-type="float" office:value="0.00008" calcext:value-type="float">
            <text:p>0,00008</text:p>
          </table:table-cell>
          <table:table-cell office:value-type="float" office:value="0.07112" calcext:value-type="float">
            <text:p>0,07112</text:p>
          </table:table-cell>
          <table:table-cell office:value-type="float" office:value="0.06787" calcext:value-type="float">
            <text:p>0,06787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8807" calcext:value-type="float">
            <text:p>0,08807</text:p>
          </table:table-cell>
          <table:table-cell table:number-columns-repeated="2" office:value-type="float" office:value="0.00008" calcext:value-type="float">
            <text:p>0,00008</text:p>
          </table:table-cell>
        </table:table-row>
        <table:table-row table:style-name="ro1">
          <table:table-cell office:value-type="string" calcext:value-type="string">
            <text:p>article 242</text:p>
          </table:table-cell>
          <table:table-cell table:number-columns-repeated="10" office:value-type="float" office:value="0.00031" calcext:value-type="float">
            <text:p>0,00031</text:p>
          </table:table-cell>
          <table:table-cell office:value-type="float" office:value="0.11567" calcext:value-type="float">
            <text:p>0,11567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338" calcext:value-type="float">
            <text:p>0,338</text:p>
          </table:table-cell>
          <table:table-cell office:value-type="float" office:value="0.02311" calcext:value-type="float">
            <text:p>0,02311</text:p>
          </table:table-cell>
          <table:table-cell office:value-type="float" office:value="0.41509" calcext:value-type="float">
            <text:p>0,41509</text:p>
          </table:table-cell>
          <table:table-cell table:number-columns-repeated="3" office:value-type="float" office:value="0.00031" calcext:value-type="float">
            <text:p>0,00031</text:p>
          </table:table-cell>
          <table:table-cell office:value-type="float" office:value="0.10187" calcext:value-type="float">
            <text:p>0,10187</text:p>
          </table:table-cell>
          <table:table-cell table:number-columns-repeated="6" office:value-type="float" office:value="0.00031" calcext:value-type="float">
            <text:p>0,00031</text:p>
          </table:table-cell>
        </table:table-row>
        <table:table-row table:style-name="ro1">
          <table:table-cell office:value-type="string" calcext:value-type="string">
            <text:p>article 243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5869" calcext:value-type="float">
            <text:p>0,05869</text:p>
          </table:table-cell>
          <table:table-cell office:value-type="float" office:value="0.10157" calcext:value-type="float">
            <text:p>0,10157</text:p>
          </table:table-cell>
          <table:table-cell table:number-columns-repeated="7" office:value-type="float" office:value="0.00011" calcext:value-type="float">
            <text:p>0,00011</text:p>
          </table:table-cell>
          <table:table-cell office:value-type="float" office:value="0.51554" calcext:value-type="float">
            <text:p>0,51554</text:p>
          </table:table-cell>
          <table:table-cell table:number-columns-repeated="9" office:value-type="float" office:value="0.00011" calcext:value-type="float">
            <text:p>0,00011</text:p>
          </table:table-cell>
          <table:table-cell office:value-type="float" office:value="0.30411" calcext:value-type="float">
            <text:p>0,30411</text:p>
          </table:table-cell>
          <table:table-cell office:value-type="float" office:value="0.01782" calcext:value-type="float">
            <text:p>0,01782</text:p>
          </table:table-cell>
          <table:table-cell table:number-columns-repeated="3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244</text:p>
          </table:table-cell>
          <table:table-cell office:value-type="float" office:value="0.0575" calcext:value-type="float">
            <text:p>0,0575</text:p>
          </table:table-cell>
          <table:table-cell table:number-columns-repeated="18" office:value-type="float" office:value="0.00038" calcext:value-type="float">
            <text:p>0,00038</text:p>
          </table:table-cell>
          <table:table-cell office:value-type="float" office:value="0.21684" calcext:value-type="float">
            <text:p>0,21684</text:p>
          </table:table-cell>
          <table:table-cell office:value-type="float" office:value="0.40668" calcext:value-type="float">
            <text:p>0,40668</text:p>
          </table:table-cell>
          <table:table-cell office:value-type="float" office:value="0.00038" calcext:value-type="float">
            <text:p>0,00038</text:p>
          </table:table-cell>
          <table:table-cell office:value-type="float" office:value="0.15874" calcext:value-type="float">
            <text:p>0,15874</text:p>
          </table:table-cell>
          <table:table-cell office:value-type="float" office:value="0.15255" calcext:value-type="float">
            <text:p>0,15255</text:p>
          </table:table-cell>
          <table:table-cell office:value-type="float" office:value="0.00038" calcext:value-type="float">
            <text:p>0,00038</text:p>
          </table:table-cell>
        </table:table-row>
        <table:table-row table:style-name="ro1">
          <table:table-cell office:value-type="string" calcext:value-type="string">
            <text:p>article 245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23186" calcext:value-type="float">
            <text:p>0,23186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15164" calcext:value-type="float">
            <text:p>0,15164</text:p>
          </table:table-cell>
          <table:table-cell table:number-columns-repeated="5" office:value-type="float" office:value="0.00012" calcext:value-type="float">
            <text:p>0,00012</text:p>
          </table:table-cell>
          <table:table-cell office:value-type="float" office:value="0.42907" calcext:value-type="float">
            <text:p>0,42907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1611" calcext:value-type="float">
            <text:p>0,01611</text:p>
          </table:table-cell>
          <table:table-cell office:value-type="float" office:value="0.13859" calcext:value-type="float">
            <text:p>0,13859</text:p>
          </table:table-cell>
          <table:table-cell table:number-columns-repeated="7" office:value-type="float" office:value="0.00012" calcext:value-type="float">
            <text:p>0,00012</text:p>
          </table:table-cell>
          <table:table-cell office:value-type="float" office:value="0.0304" calcext:value-type="float">
            <text:p>0,0304</text:p>
          </table:table-cell>
          <table:table-cell table:number-columns-repeated="2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246</text:p>
          </table:table-cell>
          <table:table-cell table:number-columns-repeated="2" office:value-type="float" office:value="0.00026" calcext:value-type="float">
            <text:p>0,00026</text:p>
          </table:table-cell>
          <table:table-cell office:value-type="float" office:value="0.28307" calcext:value-type="float">
            <text:p>0,28307</text:p>
          </table:table-cell>
          <table:table-cell table:number-columns-repeated="8" office:value-type="float" office:value="0.00026" calcext:value-type="float">
            <text:p>0,00026</text:p>
          </table:table-cell>
          <table:table-cell office:value-type="float" office:value="0.14741" calcext:value-type="float">
            <text:p>0,14741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32769" calcext:value-type="float">
            <text:p>0,32769</text:p>
          </table:table-cell>
          <table:table-cell table:number-columns-repeated="7" office:value-type="float" office:value="0.00026" calcext:value-type="float">
            <text:p>0,00026</text:p>
          </table:table-cell>
          <table:table-cell office:value-type="float" office:value="0.18701" calcext:value-type="float">
            <text:p>0,18701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4951" calcext:value-type="float">
            <text:p>0,04951</text:p>
          </table:table-cell>
          <table:table-cell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247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04461" calcext:value-type="float">
            <text:p>0,04461</text:p>
          </table:table-cell>
          <table:table-cell table:number-columns-repeated="8" office:value-type="float" office:value="0.00022" calcext:value-type="float">
            <text:p>0,00022</text:p>
          </table:table-cell>
          <table:table-cell office:value-type="float" office:value="0.23568" calcext:value-type="float">
            <text:p>0,23568</text:p>
          </table:table-cell>
          <table:table-cell office:value-type="float" office:value="0.65373" calcext:value-type="float">
            <text:p>0,65373</text:p>
          </table:table-cell>
          <table:table-cell table:number-columns-repeated="7" office:value-type="float" office:value="0.00022" calcext:value-type="float">
            <text:p>0,00022</text:p>
          </table:table-cell>
          <table:table-cell office:value-type="float" office:value="0.03018" calcext:value-type="float">
            <text:p>0,03018</text:p>
          </table:table-cell>
          <table:table-cell office:value-type="float" office:value="0.03133" calcext:value-type="float">
            <text:p>0,03133</text:p>
          </table:table-cell>
          <table:table-cell table:number-columns-repeated="4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248</text:p>
          </table:table-cell>
          <table:table-cell office:value-type="float" office:value="0.32787" calcext:value-type="float">
            <text:p>0,32787</text:p>
          </table:table-cell>
          <table:table-cell table:number-columns-repeated="5" office:value-type="float" office:value="0.00024" calcext:value-type="float">
            <text:p>0,00024</text:p>
          </table:table-cell>
          <table:table-cell office:value-type="float" office:value="0.21587" calcext:value-type="float">
            <text:p>0,21587</text:p>
          </table:table-cell>
          <table:table-cell table:number-columns-repeated="4" office:value-type="float" office:value="0.00024" calcext:value-type="float">
            <text:p>0,00024</text:p>
          </table:table-cell>
          <table:table-cell office:value-type="float" office:value="0.1969" calcext:value-type="float">
            <text:p>0,1969</text:p>
          </table:table-cell>
          <table:table-cell table:number-columns-repeated="5" office:value-type="float" office:value="0.00024" calcext:value-type="float">
            <text:p>0,00024</text:p>
          </table:table-cell>
          <table:table-cell office:value-type="float" office:value="0.17161" calcext:value-type="float">
            <text:p>0,17161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5817" calcext:value-type="float">
            <text:p>0,05817</text:p>
          </table:table-cell>
          <table:table-cell table:number-columns-repeated="4" office:value-type="float" office:value="0.00024" calcext:value-type="float">
            <text:p>0,00024</text:p>
          </table:table-cell>
          <table:table-cell office:value-type="float" office:value="0.02506" calcext:value-type="float">
            <text:p>0,02506</text:p>
          </table:table-cell>
        </table:table-row>
        <table:table-row table:style-name="ro1">
          <table:table-cell office:value-type="string" calcext:value-type="string">
            <text:p>article 249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36712" calcext:value-type="float">
            <text:p>0,36712</text:p>
          </table:table-cell>
          <table:table-cell table:number-columns-repeated="4" office:value-type="float" office:value="0.00023" calcext:value-type="float">
            <text:p>0,00023</text:p>
          </table:table-cell>
          <table:table-cell office:value-type="float" office:value="0.14349" calcext:value-type="float">
            <text:p>0,14349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1143" calcext:value-type="float">
            <text:p>0,01143</text:p>
          </table:table-cell>
          <table:table-cell table:number-columns-repeated="7" office:value-type="float" office:value="0.00023" calcext:value-type="float">
            <text:p>0,00023</text:p>
          </table:table-cell>
          <table:table-cell office:value-type="float" office:value="0.0879" calcext:value-type="float">
            <text:p>0,0879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16506" calcext:value-type="float">
            <text:p>0,16506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15974" calcext:value-type="float">
            <text:p>0,15974</text:p>
          </table:table-cell>
          <table:table-cell office:value-type="float" office:value="0.06119" calcext:value-type="float">
            <text:p>0,06119</text:p>
          </table:table-cell>
          <table:table-cell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250</text:p>
          </table:table-cell>
          <table:table-cell table:number-columns-repeated="6" office:value-type="float" office:value="0.00027" calcext:value-type="float">
            <text:p>0,00027</text:p>
          </table:table-cell>
          <table:table-cell office:value-type="float" office:value="0.14611" calcext:value-type="float">
            <text:p>0,14611</text:p>
          </table:table-cell>
          <table:table-cell table:number-columns-repeated="5" office:value-type="float" office:value="0.00027" calcext:value-type="float">
            <text:p>0,00027</text:p>
          </table:table-cell>
          <table:table-cell office:value-type="float" office:value="0.03295" calcext:value-type="float">
            <text:p>0,03295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0.22113" calcext:value-type="float">
            <text:p>0,22113</text:p>
          </table:table-cell>
          <table:table-cell office:value-type="float" office:value="0.01146" calcext:value-type="float">
            <text:p>0,01146</text:p>
          </table:table-cell>
          <table:table-cell table:number-columns-repeated="6" office:value-type="float" office:value="0.00027" calcext:value-type="float">
            <text:p>0,00027</text:p>
          </table:table-cell>
          <table:table-cell office:value-type="float" office:value="0.13118" calcext:value-type="float">
            <text:p>0,13118</text:p>
          </table:table-cell>
          <table:table-cell office:value-type="float" office:value="0.45199" calcext:value-type="float">
            <text:p>0,45199</text:p>
          </table:table-cell>
          <table:table-cell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article 251</text:p>
          </table:table-cell>
          <table:table-cell office:value-type="float" office:value="0.00033" calcext:value-type="float">
            <text:p>0,00033</text:p>
          </table:table-cell>
          <table:table-cell office:value-type="float" office:value="0.0255" calcext:value-type="float">
            <text:p>0,0255</text:p>
          </table:table-cell>
          <table:table-cell table:number-columns-repeated="2" office:value-type="float" office:value="0.00033" calcext:value-type="float">
            <text:p>0,00033</text:p>
          </table:table-cell>
          <table:table-cell office:value-type="float" office:value="0.04736" calcext:value-type="float">
            <text:p>0,04736</text:p>
          </table:table-cell>
          <table:table-cell table:number-columns-repeated="2" office:value-type="float" office:value="0.00033" calcext:value-type="float">
            <text:p>0,00033</text:p>
          </table:table-cell>
          <table:table-cell office:value-type="float" office:value="0.65145" calcext:value-type="float">
            <text:p>0,65145</text:p>
          </table:table-cell>
          <table:table-cell table:number-columns-repeated="12" office:value-type="float" office:value="0.00033" calcext:value-type="float">
            <text:p>0,00033</text:p>
          </table:table-cell>
          <table:table-cell office:value-type="float" office:value="0.26874" calcext:value-type="float">
            <text:p>0,26874</text:p>
          </table:table-cell>
          <table:table-cell table:number-columns-repeated="4" office:value-type="float" office:value="0.00033" calcext:value-type="float">
            <text:p>0,00033</text:p>
          </table:table-cell>
        </table:table-row>
        <table:table-row table:style-name="ro1">
          <table:table-cell office:value-type="string" calcext:value-type="string">
            <text:p>article 252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76336" calcext:value-type="float">
            <text:p>0,76336</text:p>
          </table:table-cell>
          <table:table-cell table:number-columns-repeated="9" office:value-type="float" office:value="0.00016" calcext:value-type="float">
            <text:p>0,00016</text:p>
          </table:table-cell>
          <table:table-cell office:value-type="float" office:value="0.11641" calcext:value-type="float">
            <text:p>0,11641</text:p>
          </table:table-cell>
          <table:table-cell table:number-columns-repeated="4" office:value-type="float" office:value="0.00016" calcext:value-type="float">
            <text:p>0,00016</text:p>
          </table:table-cell>
          <table:table-cell office:value-type="float" office:value="0.09414" calcext:value-type="float">
            <text:p>0,09414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02268" calcext:value-type="float">
            <text:p>0,02268</text:p>
          </table:table-cell>
          <table:table-cell table:number-columns-repeated="4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253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4584" calcext:value-type="float">
            <text:p>0,04584</text:p>
          </table:table-cell>
          <table:table-cell table:number-columns-repeated="2" office:value-type="float" office:value="0.00009" calcext:value-type="float">
            <text:p>0,00009</text:p>
          </table:table-cell>
          <table:table-cell office:value-type="float" office:value="0.07731" calcext:value-type="float">
            <text:p>0,07731</text:p>
          </table:table-cell>
          <table:table-cell table:number-columns-repeated="2" office:value-type="float" office:value="0.00009" calcext:value-type="float">
            <text:p>0,00009</text:p>
          </table:table-cell>
          <table:table-cell office:value-type="float" office:value="0.58068" calcext:value-type="float">
            <text:p>0,58068</text:p>
          </table:table-cell>
          <table:table-cell table:number-columns-repeated="2" office:value-type="float" office:value="0.00009" calcext:value-type="float">
            <text:p>0,00009</text:p>
          </table:table-cell>
          <table:table-cell office:value-type="float" office:value="0.09404" calcext:value-type="float">
            <text:p>0,09404</text:p>
          </table:table-cell>
          <table:table-cell office:value-type="float" office:value="0.06494" calcext:value-type="float">
            <text:p>0,06494</text:p>
          </table:table-cell>
          <table:table-cell table:number-columns-repeated="3" office:value-type="float" office:value="0.00009" calcext:value-type="float">
            <text:p>0,00009</text:p>
          </table:table-cell>
          <table:table-cell office:value-type="float" office:value="0.0578" calcext:value-type="float">
            <text:p>0,0578</text:p>
          </table:table-cell>
          <table:table-cell table:number-columns-repeated="4" office:value-type="float" office:value="0.00009" calcext:value-type="float">
            <text:p>0,00009</text:p>
          </table:table-cell>
          <table:table-cell office:value-type="float" office:value="0.07768" calcext:value-type="float">
            <text:p>0,07768</text:p>
          </table:table-cell>
          <table:table-cell table:number-columns-repeated="4" office:value-type="float" office:value="0.00009" calcext:value-type="float">
            <text:p>0,00009</text:p>
          </table:table-cell>
        </table:table-row>
        <table:table-row table:style-name="ro1">
          <table:table-cell office:value-type="string" calcext:value-type="string">
            <text:p>article 254</text:p>
          </table:table-cell>
          <table:table-cell table:number-columns-repeated="3" office:value-type="float" office:value="0.00012" calcext:value-type="float">
            <text:p>0,00012</text:p>
          </table:table-cell>
          <table:table-cell office:value-type="float" office:value="0.3847" calcext:value-type="float">
            <text:p>0,3847</text:p>
          </table:table-cell>
          <table:table-cell table:number-columns-repeated="3" office:value-type="float" office:value="0.00012" calcext:value-type="float">
            <text:p>0,00012</text:p>
          </table:table-cell>
          <table:table-cell office:value-type="float" office:value="0.20468" calcext:value-type="float">
            <text:p>0,20468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16252" calcext:value-type="float">
            <text:p>0,16252</text:p>
          </table:table-cell>
          <table:table-cell office:value-type="float" office:value="0.02526" calcext:value-type="float">
            <text:p>0,02526</text:p>
          </table:table-cell>
          <table:table-cell office:value-type="float" office:value="0.07417" calcext:value-type="float">
            <text:p>0,07417</text:p>
          </table:table-cell>
          <table:table-cell table:number-columns-repeated="5" office:value-type="float" office:value="0.00012" calcext:value-type="float">
            <text:p>0,00012</text:p>
          </table:table-cell>
          <table:table-cell office:value-type="float" office:value="0.07183" calcext:value-type="float">
            <text:p>0,07183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02721" calcext:value-type="float">
            <text:p>0,02721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4765" calcext:value-type="float">
            <text:p>0,04765</text:p>
          </table:table-cell>
          <table:table-cell table:number-columns-repeated="2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255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12166" calcext:value-type="float">
            <text:p>0,12166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56104" calcext:value-type="float">
            <text:p>0,56104</text:p>
          </table:table-cell>
          <table:table-cell office:value-type="float" office:value="0.233" calcext:value-type="float">
            <text:p>0,233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6519" calcext:value-type="float">
            <text:p>0,06519</text:p>
          </table:table-cell>
          <table:table-cell office:value-type="float" office:value="0.01402" calcext:value-type="float">
            <text:p>0,01402</text:p>
          </table:table-cell>
          <table:table-cell table:number-columns-repeated="16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256</text:p>
          </table:table-cell>
          <table:table-cell table:number-columns-repeated="9" office:value-type="float" office:value="0.00031" calcext:value-type="float">
            <text:p>0,00031</text:p>
          </table:table-cell>
          <table:table-cell office:value-type="float" office:value="0.06748" calcext:value-type="float">
            <text:p>0,06748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11346" calcext:value-type="float">
            <text:p>0,11346</text:p>
          </table:table-cell>
          <table:table-cell office:value-type="float" office:value="0.15373" calcext:value-type="float">
            <text:p>0,15373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12462" calcext:value-type="float">
            <text:p>0,12462</text:p>
          </table:table-cell>
          <table:table-cell table:number-columns-repeated="5" office:value-type="float" office:value="0.00031" calcext:value-type="float">
            <text:p>0,00031</text:p>
          </table:table-cell>
          <table:table-cell office:value-type="float" office:value="0.11242" calcext:value-type="float">
            <text:p>0,11242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42249" calcext:value-type="float">
            <text:p>0,42249</text:p>
          </table:table-cell>
          <table:table-cell table:number-columns-repeated="2" office:value-type="float" office:value="0.00031" calcext:value-type="float">
            <text:p>0,00031</text:p>
          </table:table-cell>
        </table:table-row>
        <table:table-row table:style-name="ro1">
          <table:table-cell office:value-type="string" calcext:value-type="string">
            <text:p>article 257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24957" calcext:value-type="float">
            <text:p>0,24957</text:p>
          </table:table-cell>
          <table:table-cell table:number-columns-repeated="2" office:value-type="float" office:value="0.00028" calcext:value-type="float">
            <text:p>0,00028</text:p>
          </table:table-cell>
          <table:table-cell office:value-type="float" office:value="0.06143" calcext:value-type="float">
            <text:p>0,06143</text:p>
          </table:table-cell>
          <table:table-cell table:number-columns-repeated="11" office:value-type="float" office:value="0.00028" calcext:value-type="float">
            <text:p>0,00028</text:p>
          </table:table-cell>
          <table:table-cell office:value-type="float" office:value="0.01847" calcext:value-type="float">
            <text:p>0,01847</text:p>
          </table:table-cell>
          <table:table-cell office:value-type="float" office:value="0.65524" calcext:value-type="float">
            <text:p>0,65524</text:p>
          </table:table-cell>
          <table:table-cell table:number-columns-repeated="3" office:value-type="float" office:value="0.00028" calcext:value-type="float">
            <text:p>0,00028</text:p>
          </table:table-cell>
          <table:table-cell office:value-type="float" office:value="0.00978" calcext:value-type="float">
            <text:p>0,00978</text:p>
          </table:table-cell>
          <table:table-cell table:number-columns-repeated="3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article 258</text:p>
          </table:table-cell>
          <table:table-cell table:number-columns-repeated="22" office:value-type="float" office:value="0.00014" calcext:value-type="float">
            <text:p>0,00014</text:p>
          </table:table-cell>
          <table:table-cell office:value-type="float" office:value="0.94227" calcext:value-type="float">
            <text:p>0,94227</text:p>
          </table:table-cell>
          <table:table-cell office:value-type="float" office:value="0.05458" calcext:value-type="float">
            <text:p>0,05458</text:p>
          </table:table-cell>
          <table:table-cell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article 259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18109" calcext:value-type="float">
            <text:p>0,18109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25992" calcext:value-type="float">
            <text:p>0,25992</text:p>
          </table:table-cell>
          <table:table-cell table:number-columns-repeated="3" office:value-type="float" office:value="0.00006" calcext:value-type="float">
            <text:p>0,00006</text:p>
          </table:table-cell>
          <table:table-cell office:value-type="float" office:value="0.01671" calcext:value-type="float">
            <text:p>0,01671</text:p>
          </table:table-cell>
          <table:table-cell table:number-columns-repeated="3" office:value-type="float" office:value="0.00006" calcext:value-type="float">
            <text:p>0,00006</text:p>
          </table:table-cell>
          <table:table-cell office:value-type="float" office:value="0.03584" calcext:value-type="float">
            <text:p>0,03584</text:p>
          </table:table-cell>
          <table:table-cell table:number-columns-repeated="3" office:value-type="float" office:value="0.00006" calcext:value-type="float">
            <text:p>0,00006</text:p>
          </table:table-cell>
          <table:table-cell office:value-type="float" office:value="0.32903" calcext:value-type="float">
            <text:p>0,32903</text:p>
          </table:table-cell>
          <table:table-cell table:number-columns-repeated="6" office:value-type="float" office:value="0.00006" calcext:value-type="float">
            <text:p>0,00006</text:p>
          </table:table-cell>
          <table:table-cell office:value-type="float" office:value="0.14326" calcext:value-type="float">
            <text:p>0,14326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3314" calcext:value-type="float">
            <text:p>0,03314</text:p>
          </table:table-cell>
        </table:table-row>
        <table:table-row table:style-name="ro1">
          <table:table-cell office:value-type="string" calcext:value-type="string">
            <text:p>article 260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26197" calcext:value-type="float">
            <text:p>0,26197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29119" calcext:value-type="float">
            <text:p>0,29119</text:p>
          </table:table-cell>
          <table:table-cell table:number-columns-repeated="11" office:value-type="float" office:value="0.00016" calcext:value-type="float">
            <text:p>0,00016</text:p>
          </table:table-cell>
          <table:table-cell office:value-type="float" office:value="0.02332" calcext:value-type="float">
            <text:p>0,02332</text:p>
          </table:table-cell>
          <table:table-cell office:value-type="float" office:value="0.35037" calcext:value-type="float">
            <text:p>0,35037</text:p>
          </table:table-cell>
          <table:table-cell office:value-type="float" office:value="0.06994" calcext:value-type="float">
            <text:p>0,06994</text:p>
          </table:table-cell>
          <table:table-cell table:number-columns-repeated="6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261</text:p>
          </table:table-cell>
          <table:table-cell table:number-columns-repeated="13" office:value-type="float" office:value="0.00013" calcext:value-type="float">
            <text:p>0,00013</text:p>
          </table:table-cell>
          <table:table-cell office:value-type="float" office:value="0.05945" calcext:value-type="float">
            <text:p>0,05945</text:p>
          </table:table-cell>
          <table:table-cell table:number-columns-repeated="8" office:value-type="float" office:value="0.00013" calcext:value-type="float">
            <text:p>0,00013</text:p>
          </table:table-cell>
          <table:table-cell office:value-type="float" office:value="0.8863" calcext:value-type="float">
            <text:p>0,8863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513" calcext:value-type="float">
            <text:p>0,0513</text:p>
          </table:table-cell>
        </table:table-row>
        <table:table-row table:style-name="ro1">
          <table:table-cell office:value-type="string" calcext:value-type="string">
            <text:p>article 262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04674" calcext:value-type="float">
            <text:p>0,04674</text:p>
          </table:table-cell>
          <table:table-cell office:value-type="float" office:value="0.11388" calcext:value-type="float">
            <text:p>0,11388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15021" calcext:value-type="float">
            <text:p>0,15021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2433" calcext:value-type="float">
            <text:p>0,02433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11317" calcext:value-type="float">
            <text:p>0,11317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51637" calcext:value-type="float">
            <text:p>0,51637</text:p>
          </table:table-cell>
          <table:table-cell table:number-columns-repeated="6" office:value-type="float" office:value="0.00011" calcext:value-type="float">
            <text:p>0,00011</text:p>
          </table:table-cell>
          <table:table-cell office:value-type="float" office:value="0.03328" calcext:value-type="float">
            <text:p>0,03328</text:p>
          </table:table-cell>
          <table:table-cell table:number-columns-repeated="2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263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14279" calcext:value-type="float">
            <text:p>0,14279</text:p>
          </table:table-cell>
          <table:table-cell office:value-type="float" office:value="0.03114" calcext:value-type="float">
            <text:p>0,03114</text:p>
          </table:table-cell>
          <table:table-cell office:value-type="float" office:value="0.66739" calcext:value-type="float">
            <text:p>0,66739</text:p>
          </table:table-cell>
          <table:table-cell table:number-columns-repeated="10" office:value-type="float" office:value="0.00021" calcext:value-type="float">
            <text:p>0,00021</text:p>
          </table:table-cell>
          <table:table-cell office:value-type="float" office:value="0.13083" calcext:value-type="float">
            <text:p>0,13083</text:p>
          </table:table-cell>
          <table:table-cell office:value-type="float" office:value="0.02368" calcext:value-type="float">
            <text:p>0,02368</text:p>
          </table:table-cell>
          <table:table-cell table:number-columns-repeated="8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264</text:p>
          </table:table-cell>
          <table:table-cell table:number-columns-repeated="4" office:value-type="float" office:value="0.00018" calcext:value-type="float">
            <text:p>0,00018</text:p>
          </table:table-cell>
          <table:table-cell office:value-type="float" office:value="0.07887" calcext:value-type="float">
            <text:p>0,07887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2561" calcext:value-type="float">
            <text:p>0,02561</text:p>
          </table:table-cell>
          <table:table-cell table:number-columns-repeated="4" office:value-type="float" office:value="0.00018" calcext:value-type="float">
            <text:p>0,00018</text:p>
          </table:table-cell>
          <table:table-cell office:value-type="float" office:value="0.06093" calcext:value-type="float">
            <text:p>0,06093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17634" calcext:value-type="float">
            <text:p>0,17634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36972" calcext:value-type="float">
            <text:p>0,36972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25731" calcext:value-type="float">
            <text:p>0,25731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02799" calcext:value-type="float">
            <text:p>0,02799</text:p>
          </table:table-cell>
        </table:table-row>
        <table:table-row table:style-name="ro1">
          <table:table-cell office:value-type="string" calcext:value-type="string">
            <text:p>article 265</text:p>
          </table:table-cell>
          <table:table-cell office:value-type="float" office:value="0.00875" calcext:value-type="float">
            <text:p>0,00875</text:p>
          </table:table-cell>
          <table:table-cell table:number-columns-repeated="20" office:value-type="float" office:value="0.00011" calcext:value-type="float">
            <text:p>0,00011</text:p>
          </table:table-cell>
          <table:table-cell office:value-type="float" office:value="0.30608" calcext:value-type="float">
            <text:p>0,30608</text:p>
          </table:table-cell>
          <table:table-cell office:value-type="float" office:value="0.37987" calcext:value-type="float">
            <text:p>0,37987</text:p>
          </table:table-cell>
          <table:table-cell office:value-type="float" office:value="0.30301" calcext:value-type="float">
            <text:p>0,30301</text:p>
          </table:table-cell>
          <table:table-cell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266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5492" calcext:value-type="float">
            <text:p>0,05492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51623" calcext:value-type="float">
            <text:p>0,51623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3499" calcext:value-type="float">
            <text:p>0,03499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9099" calcext:value-type="float">
            <text:p>0,09099</text:p>
          </table:table-cell>
          <table:table-cell table:number-columns-repeated="4" office:value-type="float" office:value="0.00023" calcext:value-type="float">
            <text:p>0,00023</text:p>
          </table:table-cell>
          <table:table-cell office:value-type="float" office:value="0.05226" calcext:value-type="float">
            <text:p>0,05226</text:p>
          </table:table-cell>
          <table:table-cell table:number-columns-repeated="8" office:value-type="float" office:value="0.00023" calcext:value-type="float">
            <text:p>0,00023</text:p>
          </table:table-cell>
          <table:table-cell office:value-type="float" office:value="0.24628" calcext:value-type="float">
            <text:p>0,24628</text:p>
          </table:table-cell>
          <table:table-cell table:number-columns-repeated="2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267</text:p>
          </table:table-cell>
          <table:table-cell table:number-columns-repeated="10" office:value-type="float" office:value="0.00013" calcext:value-type="float">
            <text:p>0,00013</text:p>
          </table:table-cell>
          <table:table-cell office:value-type="float" office:value="0.56472" calcext:value-type="float">
            <text:p>0,56472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20342" calcext:value-type="float">
            <text:p>0,20342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16394" calcext:value-type="float">
            <text:p>0,16394</text:p>
          </table:table-cell>
          <table:table-cell office:value-type="float" office:value="0.0651" calcext:value-type="float">
            <text:p>0,0651</text:p>
          </table:table-cell>
          <table:table-cell table:number-columns-repeated="6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268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07076" calcext:value-type="float">
            <text:p>0,07076</text:p>
          </table:table-cell>
          <table:table-cell table:number-columns-repeated="5" office:value-type="float" office:value="0.00016" calcext:value-type="float">
            <text:p>0,00016</text:p>
          </table:table-cell>
          <table:table-cell office:value-type="float" office:value="0.39336" calcext:value-type="float">
            <text:p>0,39336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6928" calcext:value-type="float">
            <text:p>0,06928</text:p>
          </table:table-cell>
          <table:table-cell table:number-columns-repeated="9" office:value-type="float" office:value="0.00016" calcext:value-type="float">
            <text:p>0,00016</text:p>
          </table:table-cell>
          <table:table-cell office:value-type="float" office:value="0.46331" calcext:value-type="float">
            <text:p>0,46331</text:p>
          </table:table-cell>
          <table:table-cell table:number-columns-repeated="4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269</text:p>
          </table:table-cell>
          <table:table-cell table:number-columns-repeated="3" office:value-type="float" office:value="0.00062" calcext:value-type="float">
            <text:p>0,00062</text:p>
          </table:table-cell>
          <table:table-cell office:value-type="float" office:value="0.05243" calcext:value-type="float">
            <text:p>0,05243</text:p>
          </table:table-cell>
          <table:table-cell table:number-columns-repeated="2" office:value-type="float" office:value="0.00062" calcext:value-type="float">
            <text:p>0,00062</text:p>
          </table:table-cell>
          <table:table-cell office:value-type="float" office:value="0.83755" calcext:value-type="float">
            <text:p>0,83755</text:p>
          </table:table-cell>
          <table:table-cell table:number-columns-repeated="6" office:value-type="float" office:value="0.00062" calcext:value-type="float">
            <text:p>0,00062</text:p>
          </table:table-cell>
          <table:table-cell office:value-type="float" office:value="0.09648" calcext:value-type="float">
            <text:p>0,09648</text:p>
          </table:table-cell>
          <table:table-cell table:number-columns-repeated="11" office:value-type="float" office:value="0.00062" calcext:value-type="float">
            <text:p>0,00062</text:p>
          </table:table-cell>
        </table:table-row>
        <table:table-row table:style-name="ro1">
          <table:table-cell office:value-type="string" calcext:value-type="string">
            <text:p>article 270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01994" calcext:value-type="float">
            <text:p>0,01994</text:p>
          </table:table-cell>
          <table:table-cell table:number-columns-repeated="18" office:value-type="float" office:value="0.00018" calcext:value-type="float">
            <text:p>0,00018</text:p>
          </table:table-cell>
          <table:table-cell office:value-type="float" office:value="0.83369" calcext:value-type="float">
            <text:p>0,83369</text:p>
          </table:table-cell>
          <table:table-cell office:value-type="float" office:value="0.14239" calcext:value-type="float">
            <text:p>0,14239</text:p>
          </table:table-cell>
          <table:table-cell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271</text:p>
          </table:table-cell>
          <table:table-cell office:value-type="float" office:value="0.17999" calcext:value-type="float">
            <text:p>0,17999</text:p>
          </table:table-cell>
          <table:table-cell table:number-columns-repeated="2" office:value-type="float" office:value="0.00027" calcext:value-type="float">
            <text:p>0,00027</text:p>
          </table:table-cell>
          <table:table-cell office:value-type="float" office:value="0.11769" calcext:value-type="float">
            <text:p>0,11769</text:p>
          </table:table-cell>
          <table:table-cell table:number-columns-repeated="4" office:value-type="float" office:value="0.00027" calcext:value-type="float">
            <text:p>0,00027</text:p>
          </table:table-cell>
          <table:table-cell office:value-type="float" office:value="0.04116" calcext:value-type="float">
            <text:p>0,04116</text:p>
          </table:table-cell>
          <table:table-cell office:value-type="float" office:value="0.30923" calcext:value-type="float">
            <text:p>0,30923</text:p>
          </table:table-cell>
          <table:table-cell table:number-columns-repeated="3" office:value-type="float" office:value="0.00027" calcext:value-type="float">
            <text:p>0,00027</text:p>
          </table:table-cell>
          <table:table-cell office:value-type="float" office:value="0.14319" calcext:value-type="float">
            <text:p>0,14319</text:p>
          </table:table-cell>
          <table:table-cell table:number-columns-repeated="8" office:value-type="float" office:value="0.00027" calcext:value-type="float">
            <text:p>0,00027</text:p>
          </table:table-cell>
          <table:table-cell office:value-type="float" office:value="0.20353" calcext:value-type="float">
            <text:p>0,20353</text:p>
          </table:table-cell>
          <table:table-cell table:number-columns-repeated="2"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article 272</text:p>
          </table:table-cell>
          <table:table-cell office:value-type="float" office:value="0.00464" calcext:value-type="float">
            <text:p>0,00464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5722" calcext:value-type="float">
            <text:p>0,05722</text:p>
          </table:table-cell>
          <table:table-cell table:number-columns-repeated="5" office:value-type="float" office:value="0.00014" calcext:value-type="float">
            <text:p>0,00014</text:p>
          </table:table-cell>
          <table:table-cell office:value-type="float" office:value="0.31845" calcext:value-type="float">
            <text:p>0,31845</text:p>
          </table:table-cell>
          <table:table-cell table:number-columns-repeated="4" office:value-type="float" office:value="0.00014" calcext:value-type="float">
            <text:p>0,00014</text:p>
          </table:table-cell>
          <table:table-cell office:value-type="float" office:value="0.02186" calcext:value-type="float">
            <text:p>0,02186</text:p>
          </table:table-cell>
          <table:table-cell office:value-type="float" office:value="0.08333" calcext:value-type="float">
            <text:p>0,08333</text:p>
          </table:table-cell>
          <table:table-cell table:number-columns-repeated="5" office:value-type="float" office:value="0.00014" calcext:value-type="float">
            <text:p>0,00014</text:p>
          </table:table-cell>
          <table:table-cell office:value-type="float" office:value="0.44212" calcext:value-type="float">
            <text:p>0,44212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2905" calcext:value-type="float">
            <text:p>0,02905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4102" calcext:value-type="float">
            <text:p>0,04102</text:p>
          </table:table-cell>
        </table:table-row>
        <table:table-row table:style-name="ro1">
          <table:table-cell office:value-type="string" calcext:value-type="string">
            <text:p>article 273</text:p>
          </table:table-cell>
          <table:table-cell table:number-columns-repeated="4" office:value-type="float" office:value="0.00043" calcext:value-type="float">
            <text:p>0,00043</text:p>
          </table:table-cell>
          <table:table-cell office:value-type="float" office:value="0.18052" calcext:value-type="float">
            <text:p>0,18052</text:p>
          </table:table-cell>
          <table:table-cell table:number-columns-repeated="3" office:value-type="float" office:value="0.00043" calcext:value-type="float">
            <text:p>0,00043</text:p>
          </table:table-cell>
          <table:table-cell office:value-type="float" office:value="0.16062" calcext:value-type="float">
            <text:p>0,16062</text:p>
          </table:table-cell>
          <table:table-cell table:number-columns-repeated="4" office:value-type="float" office:value="0.00043" calcext:value-type="float">
            <text:p>0,00043</text:p>
          </table:table-cell>
          <table:table-cell office:value-type="float" office:value="0.03775" calcext:value-type="float">
            <text:p>0,03775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13709" calcext:value-type="float">
            <text:p>0,13709</text:p>
          </table:table-cell>
          <table:table-cell office:value-type="float" office:value="0.09732" calcext:value-type="float">
            <text:p>0,09732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13365" calcext:value-type="float">
            <text:p>0,13365</text:p>
          </table:table-cell>
          <table:table-cell table:number-columns-repeated="3" office:value-type="float" office:value="0.00043" calcext:value-type="float">
            <text:p>0,00043</text:p>
          </table:table-cell>
          <table:table-cell office:value-type="float" office:value="0.24521" calcext:value-type="float">
            <text:p>0,24521</text:p>
          </table:table-cell>
          <table:table-cell table:number-columns-repeated="2" office:value-type="float" office:value="0.00043" calcext:value-type="float">
            <text:p>0,00043</text:p>
          </table:table-cell>
        </table:table-row>
        <table:table-row table:style-name="ro1">
          <table:table-cell office:value-type="string" calcext:value-type="string">
            <text:p>article 274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10084" calcext:value-type="float">
            <text:p>0,10084</text:p>
          </table:table-cell>
          <table:table-cell office:value-type="float" office:value="0.22848" calcext:value-type="float">
            <text:p>0,22848</text:p>
          </table:table-cell>
          <table:table-cell table:number-columns-repeated="4" office:value-type="float" office:value="0.00012" calcext:value-type="float">
            <text:p>0,00012</text:p>
          </table:table-cell>
          <table:table-cell office:value-type="float" office:value="0.27929" calcext:value-type="float">
            <text:p>0,27929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12648" calcext:value-type="float">
            <text:p>0,12648</text:p>
          </table:table-cell>
          <table:table-cell table:number-columns-repeated="9" office:value-type="float" office:value="0.00012" calcext:value-type="float">
            <text:p>0,00012</text:p>
          </table:table-cell>
          <table:table-cell office:value-type="float" office:value="0.26259" calcext:value-type="float">
            <text:p>0,26259</text:p>
          </table:table-cell>
          <table:table-cell table:number-columns-repeated="4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275</text:p>
          </table:table-cell>
          <table:table-cell office:value-type="float" office:value="0.13121" calcext:value-type="float">
            <text:p>0,13121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4263" calcext:value-type="float">
            <text:p>0,04263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06835" calcext:value-type="float">
            <text:p>0,06835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7731" calcext:value-type="float">
            <text:p>0,07731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0441" calcext:value-type="float">
            <text:p>0,00441</text:p>
          </table:table-cell>
          <table:table-cell office:value-type="float" office:value="0.08071" calcext:value-type="float">
            <text:p>0,08071</text:p>
          </table:table-cell>
          <table:table-cell table:number-columns-repeated="4" office:value-type="float" office:value="0.00013" calcext:value-type="float">
            <text:p>0,00013</text:p>
          </table:table-cell>
          <table:table-cell office:value-type="float" office:value="0.08714" calcext:value-type="float">
            <text:p>0,08714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33116" calcext:value-type="float">
            <text:p>0,33116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03212" calcext:value-type="float">
            <text:p>0,03212</text:p>
          </table:table-cell>
          <table:table-cell office:value-type="float" office:value="0.00447" calcext:value-type="float">
            <text:p>0,00447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13871" calcext:value-type="float">
            <text:p>0,13871</text:p>
          </table:table-cell>
        </table:table-row>
        <table:table-row table:style-name="ro1">
          <table:table-cell office:value-type="string" calcext:value-type="string">
            <text:p>article 276</text:p>
          </table:table-cell>
          <table:table-cell table:number-columns-repeated="14" office:value-type="float" office:value="0.0004" calcext:value-type="float">
            <text:p>0,0004</text:p>
          </table:table-cell>
          <table:table-cell office:value-type="float" office:value="0.20685" calcext:value-type="float">
            <text:p>0,20685</text:p>
          </table:table-cell>
          <table:table-cell table:number-columns-repeated="4" office:value-type="float" office:value="0.0004" calcext:value-type="float">
            <text:p>0,0004</text:p>
          </table:table-cell>
          <table:table-cell office:value-type="float" office:value="0.13886" calcext:value-type="float">
            <text:p>0,13886</text:p>
          </table:table-cell>
          <table:table-cell table:number-columns-repeated="2" office:value-type="float" office:value="0.0004" calcext:value-type="float">
            <text:p>0,0004</text:p>
          </table:table-cell>
          <table:table-cell office:value-type="float" office:value="0.14458" calcext:value-type="float">
            <text:p>0,14458</text:p>
          </table:table-cell>
          <table:table-cell office:value-type="float" office:value="0.5013" calcext:value-type="float">
            <text:p>0,5013</text:p>
          </table:table-cell>
          <table:table-cell office:value-type="float" office:value="0.0004" calcext:value-type="float">
            <text:p>0,0004</text:p>
          </table:table-cell>
        </table:table-row>
        <table:table-row table:style-name="ro1">
          <table:table-cell office:value-type="string" calcext:value-type="string">
            <text:p>article 277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05675" calcext:value-type="float">
            <text:p>0,05675</text:p>
          </table:table-cell>
          <table:table-cell table:number-columns-repeated="5" office:value-type="float" office:value="0.00017" calcext:value-type="float">
            <text:p>0,00017</text:p>
          </table:table-cell>
          <table:table-cell office:value-type="float" office:value="0.12558" calcext:value-type="float">
            <text:p>0,12558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71971" calcext:value-type="float">
            <text:p>0,71971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6387" calcext:value-type="float">
            <text:p>0,06387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03076" calcext:value-type="float">
            <text:p>0,03076</text:p>
          </table:table-cell>
          <table:table-cell table:number-columns-repeated="5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278</text:p>
          </table:table-cell>
          <table:table-cell table:number-columns-repeated="8" office:value-type="float" office:value="0.00009" calcext:value-type="float">
            <text:p>0,00009</text:p>
          </table:table-cell>
          <table:table-cell office:value-type="float" office:value="0.99776" calcext:value-type="float">
            <text:p>0,99776</text:p>
          </table:table-cell>
          <table:table-cell table:number-columns-repeated="16" office:value-type="float" office:value="0.00009" calcext:value-type="float">
            <text:p>0,00009</text:p>
          </table:table-cell>
        </table:table-row>
        <table:table-row table:style-name="ro1">
          <table:table-cell office:value-type="string" calcext:value-type="string">
            <text:p>article 279</text:p>
          </table:table-cell>
          <table:table-cell table:number-columns-repeated="8" office:value-type="float" office:value="0.00028" calcext:value-type="float">
            <text:p>0,00028</text:p>
          </table:table-cell>
          <table:table-cell office:value-type="float" office:value="0.22893" calcext:value-type="float">
            <text:p>0,22893</text:p>
          </table:table-cell>
          <table:table-cell table:number-columns-repeated="5" office:value-type="float" office:value="0.00028" calcext:value-type="float">
            <text:p>0,00028</text:p>
          </table:table-cell>
          <table:table-cell office:value-type="float" office:value="0.09192" calcext:value-type="float">
            <text:p>0,09192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05794" calcext:value-type="float">
            <text:p>0,05794</text:p>
          </table:table-cell>
          <table:table-cell table:number-columns-repeated="3" office:value-type="float" office:value="0.00028" calcext:value-type="float">
            <text:p>0,00028</text:p>
          </table:table-cell>
          <table:table-cell office:value-type="float" office:value="0.07732" calcext:value-type="float">
            <text:p>0,07732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39383" calcext:value-type="float">
            <text:p>0,39383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14474" calcext:value-type="float">
            <text:p>0,14474</text:p>
          </table:table-cell>
        </table:table-row>
        <table:table-row table:style-name="ro1">
          <table:table-cell office:value-type="string" calcext:value-type="string">
            <text:p>article 280</text:p>
          </table:table-cell>
          <table:table-cell table:number-columns-repeated="22" office:value-type="float" office:value="0.00013" calcext:value-type="float">
            <text:p>0,00013</text:p>
          </table:table-cell>
          <table:table-cell office:value-type="float" office:value="0.997" calcext:value-type="float">
            <text:p>0,997</text:p>
          </table:table-cell>
          <table:table-cell table:number-columns-repeated="2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281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15332" calcext:value-type="float">
            <text:p>0,15332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1146" calcext:value-type="float">
            <text:p>0,1146</text:p>
          </table:table-cell>
          <table:table-cell table:number-columns-repeated="6" office:value-type="float" office:value="0.00025" calcext:value-type="float">
            <text:p>0,00025</text:p>
          </table:table-cell>
          <table:table-cell office:value-type="float" office:value="0.04031" calcext:value-type="float">
            <text:p>0,04031</text:p>
          </table:table-cell>
          <table:table-cell table:number-columns-repeated="6" office:value-type="float" office:value="0.00025" calcext:value-type="float">
            <text:p>0,00025</text:p>
          </table:table-cell>
          <table:table-cell office:value-type="float" office:value="0.1068" calcext:value-type="float">
            <text:p>0,1068</text:p>
          </table:table-cell>
          <table:table-cell office:value-type="float" office:value="0.0349" calcext:value-type="float">
            <text:p>0,0349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49223" calcext:value-type="float">
            <text:p>0,49223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5336" calcext:value-type="float">
            <text:p>0,05336</text:p>
          </table:table-cell>
        </table:table-row>
        <table:table-row table:style-name="ro1">
          <table:table-cell office:value-type="string" calcext:value-type="string">
            <text:p>article 282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87688" calcext:value-type="float">
            <text:p>0,87688</text:p>
          </table:table-cell>
          <table:table-cell table:number-columns-repeated="11" office:value-type="float" office:value="0.0002" calcext:value-type="float">
            <text:p>0,0002</text:p>
          </table:table-cell>
          <table:table-cell office:value-type="float" office:value="0.02073" calcext:value-type="float">
            <text:p>0,02073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09799" calcext:value-type="float">
            <text:p>0,09799</text:p>
          </table:table-cell>
          <table:table-cell table:number-columns-repeated="5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283</text:p>
          </table:table-cell>
          <table:table-cell office:value-type="float" office:value="0.05987" calcext:value-type="float">
            <text:p>0,05987</text:p>
          </table:table-cell>
          <table:table-cell table:number-columns-repeated="4" office:value-type="float" office:value="0.00023" calcext:value-type="float">
            <text:p>0,00023</text:p>
          </table:table-cell>
          <table:table-cell office:value-type="float" office:value="0.21881" calcext:value-type="float">
            <text:p>0,21881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40462" calcext:value-type="float">
            <text:p>0,40462</text:p>
          </table:table-cell>
          <table:table-cell table:number-columns-repeated="7" office:value-type="float" office:value="0.00023" calcext:value-type="float">
            <text:p>0,00023</text:p>
          </table:table-cell>
          <table:table-cell office:value-type="float" office:value="0.15382" calcext:value-type="float">
            <text:p>0,15382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1582" calcext:value-type="float">
            <text:p>0,1582</text:p>
          </table:table-cell>
          <table:table-cell table:number-columns-repeated="7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284</text:p>
          </table:table-cell>
          <table:table-cell table:number-columns-repeated="3" office:value-type="float" office:value="0.00029" calcext:value-type="float">
            <text:p>0,00029</text:p>
          </table:table-cell>
          <table:table-cell office:value-type="float" office:value="0.18267" calcext:value-type="float">
            <text:p>0,18267</text:p>
          </table:table-cell>
          <table:table-cell table:number-columns-repeated="2" office:value-type="float" office:value="0.00029" calcext:value-type="float">
            <text:p>0,00029</text:p>
          </table:table-cell>
          <table:table-cell office:value-type="float" office:value="0.7473" calcext:value-type="float">
            <text:p>0,7473</text:p>
          </table:table-cell>
          <table:table-cell table:number-columns-repeated="12" office:value-type="float" office:value="0.00029" calcext:value-type="float">
            <text:p>0,00029</text:p>
          </table:table-cell>
          <table:table-cell office:value-type="float" office:value="0.0637" calcext:value-type="float">
            <text:p>0,0637</text:p>
          </table:table-cell>
          <table:table-cell table:number-columns-repeated="5" office:value-type="float" office:value="0.00029" calcext:value-type="float">
            <text:p>0,00029</text:p>
          </table:table-cell>
        </table:table-row>
        <table:table-row table:style-name="ro1">
          <table:table-cell office:value-type="string" calcext:value-type="string">
            <text:p>article 285</text:p>
          </table:table-cell>
          <table:table-cell table:number-columns-repeated="2" office:value-type="float" office:value="0.00033" calcext:value-type="float">
            <text:p>0,00033</text:p>
          </table:table-cell>
          <table:table-cell office:value-type="float" office:value="0.04" calcext:value-type="float">
            <text:p>0,04</text:p>
          </table:table-cell>
          <table:table-cell table:number-columns-repeated="3" office:value-type="float" office:value="0.00033" calcext:value-type="float">
            <text:p>0,00033</text:p>
          </table:table-cell>
          <table:table-cell office:value-type="float" office:value="0.12847" calcext:value-type="float">
            <text:p>0,12847</text:p>
          </table:table-cell>
          <table:table-cell table:number-columns-repeated="7" office:value-type="float" office:value="0.00033" calcext:value-type="float">
            <text:p>0,00033</text:p>
          </table:table-cell>
          <table:table-cell office:value-type="float" office:value="0.26848" calcext:value-type="float">
            <text:p>0,26848</text:p>
          </table:table-cell>
          <table:table-cell table:number-columns-repeated="6" office:value-type="float" office:value="0.00033" calcext:value-type="float">
            <text:p>0,00033</text:p>
          </table:table-cell>
          <table:table-cell office:value-type="float" office:value="0.25156" calcext:value-type="float">
            <text:p>0,25156</text:p>
          </table:table-cell>
          <table:table-cell office:value-type="float" office:value="0.21449" calcext:value-type="float">
            <text:p>0,21449</text:p>
          </table:table-cell>
          <table:table-cell office:value-type="float" office:value="0.09077" calcext:value-type="float">
            <text:p>0,09077</text:p>
          </table:table-cell>
          <table:table-cell office:value-type="float" office:value="0.00033" calcext:value-type="float">
            <text:p>0,00033</text:p>
          </table:table-cell>
        </table:table-row>
        <table:table-row table:style-name="ro1">
          <table:table-cell office:value-type="string" calcext:value-type="string">
            <text:p>article 286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2061" calcext:value-type="float">
            <text:p>0,02061</text:p>
          </table:table-cell>
          <table:table-cell office:value-type="float" office:value="0.10996" calcext:value-type="float">
            <text:p>0,10996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46418" calcext:value-type="float">
            <text:p>0,46418</text:p>
          </table:table-cell>
          <table:table-cell office:value-type="float" office:value="0.06725" calcext:value-type="float">
            <text:p>0,06725</text:p>
          </table:table-cell>
          <table:table-cell office:value-type="float" office:value="0.01094" calcext:value-type="float">
            <text:p>0,01094</text:p>
          </table:table-cell>
          <table:table-cell table:number-columns-repeated="3" office:value-type="float" office:value="0.00012" calcext:value-type="float">
            <text:p>0,00012</text:p>
          </table:table-cell>
          <table:table-cell office:value-type="float" office:value="0.12433" calcext:value-type="float">
            <text:p>0,12433</text:p>
          </table:table-cell>
          <table:table-cell table:number-columns-repeated="11" office:value-type="float" office:value="0.00012" calcext:value-type="float">
            <text:p>0,00012</text:p>
          </table:table-cell>
          <table:table-cell office:value-type="float" office:value="0.20052" calcext:value-type="float">
            <text:p>0,20052</text:p>
          </table:table-cell>
          <table:table-cell table:number-columns-repeated="2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287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09813" calcext:value-type="float">
            <text:p>0,09813</text:p>
          </table:table-cell>
          <table:table-cell table:number-columns-repeated="7" office:value-type="float" office:value="0.00014" calcext:value-type="float">
            <text:p>0,00014</text:p>
          </table:table-cell>
          <table:table-cell office:value-type="float" office:value="0.03696" calcext:value-type="float">
            <text:p>0,03696</text:p>
          </table:table-cell>
          <table:table-cell office:value-type="float" office:value="0.05334" calcext:value-type="float">
            <text:p>0,05334</text:p>
          </table:table-cell>
          <table:table-cell office:value-type="float" office:value="0.00652" calcext:value-type="float">
            <text:p>0,00652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20997" calcext:value-type="float">
            <text:p>0,20997</text:p>
          </table:table-cell>
          <table:table-cell table:number-columns-repeated="3" office:value-type="float" office:value="0.00014" calcext:value-type="float">
            <text:p>0,00014</text:p>
          </table:table-cell>
          <table:table-cell office:value-type="float" office:value="0.07094" calcext:value-type="float">
            <text:p>0,07094</text:p>
          </table:table-cell>
          <table:table-cell office:value-type="float" office:value="0.01152" calcext:value-type="float">
            <text:p>0,01152</text:p>
          </table:table-cell>
          <table:table-cell office:value-type="float" office:value="0.3493" calcext:value-type="float">
            <text:p>0,3493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10478" calcext:value-type="float">
            <text:p>0,10478</text:p>
          </table:table-cell>
          <table:table-cell office:value-type="float" office:value="0.05643" calcext:value-type="float">
            <text:p>0,05643</text:p>
          </table:table-cell>
          <table:table-cell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article 288</text:p>
          </table:table-cell>
          <table:table-cell table:number-columns-repeated="4" office:value-type="float" office:value="0.00028" calcext:value-type="float">
            <text:p>0,00028</text:p>
          </table:table-cell>
          <table:table-cell office:value-type="float" office:value="0.2224" calcext:value-type="float">
            <text:p>0,2224</text:p>
          </table:table-cell>
          <table:table-cell table:number-columns-repeated="2" office:value-type="float" office:value="0.00028" calcext:value-type="float">
            <text:p>0,00028</text:p>
          </table:table-cell>
          <table:table-cell office:value-type="float" office:value="0.1517" calcext:value-type="float">
            <text:p>0,1517</text:p>
          </table:table-cell>
          <table:table-cell office:value-type="float" office:value="0.24728" calcext:value-type="float">
            <text:p>0,24728</text:p>
          </table:table-cell>
          <table:table-cell table:number-columns-repeated="8" office:value-type="float" office:value="0.00028" calcext:value-type="float">
            <text:p>0,00028</text:p>
          </table:table-cell>
          <table:table-cell office:value-type="float" office:value="0.37282" calcext:value-type="float">
            <text:p>0,37282</text:p>
          </table:table-cell>
          <table:table-cell table:number-columns-repeated="7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article 289</text:p>
          </table:table-cell>
          <table:table-cell table:number-columns-repeated="4" office:value-type="float" office:value="0.00024" calcext:value-type="float">
            <text:p>0,00024</text:p>
          </table:table-cell>
          <table:table-cell office:value-type="float" office:value="0.06902" calcext:value-type="float">
            <text:p>0,06902</text:p>
          </table:table-cell>
          <table:table-cell office:value-type="float" office:value="0.10793" calcext:value-type="float">
            <text:p>0,10793</text:p>
          </table:table-cell>
          <table:table-cell table:number-columns-repeated="6" office:value-type="float" office:value="0.00024" calcext:value-type="float">
            <text:p>0,00024</text:p>
          </table:table-cell>
          <table:table-cell office:value-type="float" office:value="0.03698" calcext:value-type="float">
            <text:p>0,03698</text:p>
          </table:table-cell>
          <table:table-cell table:number-columns-repeated="4" office:value-type="float" office:value="0.00024" calcext:value-type="float">
            <text:p>0,00024</text:p>
          </table:table-cell>
          <table:table-cell office:value-type="float" office:value="0.19688" calcext:value-type="float">
            <text:p>0,19688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5844" calcext:value-type="float">
            <text:p>0,5844</text:p>
          </table:table-cell>
          <table:table-cell table:number-columns-repeated="4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290</text:p>
          </table:table-cell>
          <table:table-cell table:number-columns-repeated="14" office:value-type="float" office:value="0.00021" calcext:value-type="float">
            <text:p>0,00021</text:p>
          </table:table-cell>
          <table:table-cell office:value-type="float" office:value="0.37931" calcext:value-type="float">
            <text:p>0,37931</text:p>
          </table:table-cell>
          <table:table-cell table:number-columns-repeated="6" office:value-type="float" office:value="0.00021" calcext:value-type="float">
            <text:p>0,00021</text:p>
          </table:table-cell>
          <table:table-cell office:value-type="float" office:value="0.61584" calcext:value-type="float">
            <text:p>0,61584</text:p>
          </table:table-cell>
          <table:table-cell table:number-columns-repeated="3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291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32257" calcext:value-type="float">
            <text:p>0,32257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0467" calcext:value-type="float">
            <text:p>0,0467</text:p>
          </table:table-cell>
          <table:table-cell table:number-columns-repeated="5" office:value-type="float" office:value="0.00023" calcext:value-type="float">
            <text:p>0,00023</text:p>
          </table:table-cell>
          <table:table-cell office:value-type="float" office:value="0.05179" calcext:value-type="float">
            <text:p>0,05179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19973" calcext:value-type="float">
            <text:p>0,19973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10123" calcext:value-type="float">
            <text:p>0,10123</text:p>
          </table:table-cell>
          <table:table-cell table:number-columns-repeated="5" office:value-type="float" office:value="0.00023" calcext:value-type="float">
            <text:p>0,00023</text:p>
          </table:table-cell>
          <table:table-cell office:value-type="float" office:value="0.06171" calcext:value-type="float">
            <text:p>0,06171</text:p>
          </table:table-cell>
          <table:table-cell office:value-type="float" office:value="0.21212" calcext:value-type="float">
            <text:p>0,21212</text:p>
          </table:table-cell>
        </table:table-row>
        <table:table-row table:style-name="ro1">
          <table:table-cell office:value-type="string" calcext:value-type="string">
            <text:p>article 292</text:p>
          </table:table-cell>
          <table:table-cell office:value-type="float" office:value="0.18344" calcext:value-type="float">
            <text:p>0,18344</text:p>
          </table:table-cell>
          <table:table-cell table:number-columns-repeated="5" office:value-type="float" office:value="0.00024" calcext:value-type="float">
            <text:p>0,00024</text:p>
          </table:table-cell>
          <table:table-cell office:value-type="float" office:value="0.06869" calcext:value-type="float">
            <text:p>0,06869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5946" calcext:value-type="float">
            <text:p>0,05946</text:p>
          </table:table-cell>
          <table:table-cell table:number-columns-repeated="4" office:value-type="float" office:value="0.00024" calcext:value-type="float">
            <text:p>0,00024</text:p>
          </table:table-cell>
          <table:table-cell office:value-type="float" office:value="0.05883" calcext:value-type="float">
            <text:p>0,05883</text:p>
          </table:table-cell>
          <table:table-cell office:value-type="float" office:value="0.16611" calcext:value-type="float">
            <text:p>0,16611</text:p>
          </table:table-cell>
          <table:table-cell table:number-columns-repeated="3" office:value-type="float" office:value="0.00024" calcext:value-type="float">
            <text:p>0,00024</text:p>
          </table:table-cell>
          <table:table-cell office:value-type="float" office:value="0.45899" calcext:value-type="float">
            <text:p>0,45899</text:p>
          </table:table-cell>
          <table:table-cell table:number-columns-repeated="6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293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5153" calcext:value-type="float">
            <text:p>0,05153</text:p>
          </table:table-cell>
          <table:table-cell table:number-columns-repeated="6" office:value-type="float" office:value="0.00021" calcext:value-type="float">
            <text:p>0,00021</text:p>
          </table:table-cell>
          <table:table-cell office:value-type="float" office:value="0.0585" calcext:value-type="float">
            <text:p>0,0585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20976" calcext:value-type="float">
            <text:p>0,20976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24475" calcext:value-type="float">
            <text:p>0,24475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31587" calcext:value-type="float">
            <text:p>0,31587</text:p>
          </table:table-cell>
          <table:table-cell office:value-type="float" office:value="0.11552" calcext:value-type="float">
            <text:p>0,11552</text:p>
          </table:table-cell>
          <table:table-cell table:number-columns-repeated="6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294</text:p>
          </table:table-cell>
          <table:table-cell table:number-columns-repeated="9" office:value-type="float" office:value="0.00016" calcext:value-type="float">
            <text:p>0,00016</text:p>
          </table:table-cell>
          <table:table-cell office:value-type="float" office:value="0.03108" calcext:value-type="float">
            <text:p>0,03108</text:p>
          </table:table-cell>
          <table:table-cell table:number-columns-repeated="12" office:value-type="float" office:value="0.00016" calcext:value-type="float">
            <text:p>0,00016</text:p>
          </table:table-cell>
          <table:table-cell office:value-type="float" office:value="0.41694" calcext:value-type="float">
            <text:p>0,41694</text:p>
          </table:table-cell>
          <table:table-cell office:value-type="float" office:value="0.54844" calcext:value-type="float">
            <text:p>0,54844</text:p>
          </table:table-cell>
          <table:table-cell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295</text:p>
          </table:table-cell>
          <table:table-cell table:number-columns-repeated="5" office:value-type="float" office:value="0.00023" calcext:value-type="float">
            <text:p>0,00023</text:p>
          </table:table-cell>
          <table:table-cell office:value-type="float" office:value="0.03189" calcext:value-type="float">
            <text:p>0,03189</text:p>
          </table:table-cell>
          <table:table-cell table:number-columns-repeated="5" office:value-type="float" office:value="0.00023" calcext:value-type="float">
            <text:p>0,00023</text:p>
          </table:table-cell>
          <table:table-cell office:value-type="float" office:value="0.13998" calcext:value-type="float">
            <text:p>0,13998</text:p>
          </table:table-cell>
          <table:table-cell table:number-columns-repeated="10" office:value-type="float" office:value="0.00023" calcext:value-type="float">
            <text:p>0,00023</text:p>
          </table:table-cell>
          <table:table-cell office:value-type="float" office:value="0.7074" calcext:value-type="float">
            <text:p>0,7074</text:p>
          </table:table-cell>
          <table:table-cell office:value-type="float" office:value="0.10738" calcext:value-type="float">
            <text:p>0,10738</text:p>
          </table:table-cell>
          <table:table-cell office:value-type="float" office:value="0.00881" calcext:value-type="float">
            <text:p>0,00881</text:p>
          </table:table-cell>
        </table:table-row>
        <table:table-row table:style-name="ro1">
          <table:table-cell office:value-type="string" calcext:value-type="string">
            <text:p>article 296</text:p>
          </table:table-cell>
          <table:table-cell office:value-type="float" office:value="0.572" calcext:value-type="float">
            <text:p>0,572</text:p>
          </table:table-cell>
          <table:table-cell office:value-type="float" office:value="0.00029" calcext:value-type="float">
            <text:p>0,00029</text:p>
          </table:table-cell>
          <table:table-cell office:value-type="float" office:value="0.15954" calcext:value-type="float">
            <text:p>0,15954</text:p>
          </table:table-cell>
          <table:table-cell table:number-columns-repeated="3" office:value-type="float" office:value="0.00029" calcext:value-type="float">
            <text:p>0,00029</text:p>
          </table:table-cell>
          <table:table-cell office:value-type="float" office:value="0.08588" calcext:value-type="float">
            <text:p>0,08588</text:p>
          </table:table-cell>
          <table:table-cell table:number-columns-repeated="3" office:value-type="float" office:value="0.00029" calcext:value-type="float">
            <text:p>0,00029</text:p>
          </table:table-cell>
          <table:table-cell office:value-type="float" office:value="0.17641" calcext:value-type="float">
            <text:p>0,17641</text:p>
          </table:table-cell>
          <table:table-cell table:number-columns-repeated="14" office:value-type="float" office:value="0.00029" calcext:value-type="float">
            <text:p>0,00029</text:p>
          </table:table-cell>
        </table:table-row>
        <table:table-row table:style-name="ro1">
          <table:table-cell office:value-type="string" calcext:value-type="string">
            <text:p>article 297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3551" calcext:value-type="float">
            <text:p>0,3551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5125" calcext:value-type="float">
            <text:p>0,05125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4623" calcext:value-type="float">
            <text:p>0,04623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4327" calcext:value-type="float">
            <text:p>0,04327</text:p>
          </table:table-cell>
          <table:table-cell table:number-columns-repeated="9" office:value-type="float" office:value="0.00056" calcext:value-type="float">
            <text:p>0,00056</text:p>
          </table:table-cell>
          <table:table-cell office:value-type="float" office:value="0.04377" calcext:value-type="float">
            <text:p>0,04377</text:p>
          </table:table-cell>
          <table:table-cell table:number-columns-repeated="6" office:value-type="float" office:value="0.00056" calcext:value-type="float">
            <text:p>0,00056</text:p>
          </table:table-cell>
          <table:table-cell office:value-type="float" office:value="0.44982" calcext:value-type="float">
            <text:p>0,44982</text:p>
          </table:table-cell>
        </table:table-row>
        <table:table-row table:style-name="ro1">
          <table:table-cell office:value-type="string" calcext:value-type="string">
            <text:p>article 298</text:p>
          </table:table-cell>
          <table:table-cell office:value-type="float" office:value="0.20232" calcext:value-type="float">
            <text:p>0,20232</text:p>
          </table:table-cell>
          <table:table-cell office:value-type="float" office:value="0.1411" calcext:value-type="float">
            <text:p>0,1411</text:p>
          </table:table-cell>
          <table:table-cell office:value-type="float" office:value="0.23757" calcext:value-type="float">
            <text:p>0,23757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09346" calcext:value-type="float">
            <text:p>0,09346</text:p>
          </table:table-cell>
          <table:table-cell table:number-columns-repeated="12" office:value-type="float" office:value="0.00019" calcext:value-type="float">
            <text:p>0,00019</text:p>
          </table:table-cell>
          <table:table-cell office:value-type="float" office:value="0.31041" calcext:value-type="float">
            <text:p>0,31041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01148" calcext:value-type="float">
            <text:p>0,01148</text:p>
          </table:table-cell>
          <table:table-cell table:number-columns-repeated="2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299</text:p>
          </table:table-cell>
          <table:table-cell table:number-columns-repeated="18" office:value-type="float" office:value="0.00034" calcext:value-type="float">
            <text:p>0,00034</text:p>
          </table:table-cell>
          <table:table-cell office:value-type="float" office:value="0.99186" calcext:value-type="float">
            <text:p>0,99186</text:p>
          </table:table-cell>
          <table:table-cell table:number-columns-repeated="6" office:value-type="float" office:value="0.00034" calcext:value-type="float">
            <text:p>0,00034</text:p>
          </table:table-cell>
        </table:table-row>
        <table:table-row table:style-name="ro1">
          <table:table-cell office:value-type="string" calcext:value-type="string">
            <text:p>article 300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25041" calcext:value-type="float">
            <text:p>0,25041</text:p>
          </table:table-cell>
          <table:table-cell table:number-columns-repeated="3" office:value-type="float" office:value="0.00024" calcext:value-type="float">
            <text:p>0,00024</text:p>
          </table:table-cell>
          <table:table-cell office:value-type="float" office:value="0.31043" calcext:value-type="float">
            <text:p>0,31043</text:p>
          </table:table-cell>
          <table:table-cell table:number-columns-repeated="3" office:value-type="float" office:value="0.00024" calcext:value-type="float">
            <text:p>0,00024</text:p>
          </table:table-cell>
          <table:table-cell office:value-type="float" office:value="0.28629" calcext:value-type="float">
            <text:p>0,28629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07805" calcext:value-type="float">
            <text:p>0,07805</text:p>
          </table:table-cell>
          <table:table-cell table:number-columns-repeated="4" office:value-type="float" office:value="0.00024" calcext:value-type="float">
            <text:p>0,00024</text:p>
          </table:table-cell>
          <table:table-cell office:value-type="float" office:value="0.07009" calcext:value-type="float">
            <text:p>0,07009</text:p>
          </table:table-cell>
          <table:table-cell table:number-columns-repeated="6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301</text:p>
          </table:table-cell>
          <table:table-cell office:value-type="float" office:value="0.04558" calcext:value-type="float">
            <text:p>0,04558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8076" calcext:value-type="float">
            <text:p>0,08076</text:p>
          </table:table-cell>
          <table:table-cell table:number-columns-repeated="7" office:value-type="float" office:value="0.00018" calcext:value-type="float">
            <text:p>0,00018</text:p>
          </table:table-cell>
          <table:table-cell office:value-type="float" office:value="0.22174" calcext:value-type="float">
            <text:p>0,22174</text:p>
          </table:table-cell>
          <table:table-cell office:value-type="float" office:value="0.51878" calcext:value-type="float">
            <text:p>0,51878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12948" calcext:value-type="float">
            <text:p>0,12948</text:p>
          </table:table-cell>
          <table:table-cell table:number-columns-repeated="10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302</text:p>
          </table:table-cell>
          <table:table-cell table:number-columns-repeated="3" office:value-type="float" office:value="0.00052" calcext:value-type="float">
            <text:p>0,00052</text:p>
          </table:table-cell>
          <table:table-cell office:value-type="float" office:value="0.03802" calcext:value-type="float">
            <text:p>0,03802</text:p>
          </table:table-cell>
          <table:table-cell table:number-columns-repeated="9" office:value-type="float" office:value="0.00052" calcext:value-type="float">
            <text:p>0,00052</text:p>
          </table:table-cell>
          <table:table-cell office:value-type="float" office:value="0.07928" calcext:value-type="float">
            <text:p>0,07928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809" calcext:value-type="float">
            <text:p>0,0809</text:p>
          </table:table-cell>
          <table:table-cell table:number-columns-repeated="6" office:value-type="float" office:value="0.00052" calcext:value-type="float">
            <text:p>0,00052</text:p>
          </table:table-cell>
          <table:table-cell office:value-type="float" office:value="0.79088" calcext:value-type="float">
            <text:p>0,79088</text:p>
          </table:table-cell>
          <table:table-cell table:number-columns-repeated="2" office:value-type="float" office:value="0.00052" calcext:value-type="float">
            <text:p>0,00052</text:p>
          </table:table-cell>
        </table:table-row>
        <table:table-row table:style-name="ro1">
          <table:table-cell office:value-type="string" calcext:value-type="string">
            <text:p>article 303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2468" calcext:value-type="float">
            <text:p>0,02468</text:p>
          </table:table-cell>
          <table:table-cell table:number-columns-repeated="6" office:value-type="float" office:value="0.00019" calcext:value-type="float">
            <text:p>0,00019</text:p>
          </table:table-cell>
          <table:table-cell office:value-type="float" office:value="0.05675" calcext:value-type="float">
            <text:p>0,05675</text:p>
          </table:table-cell>
          <table:table-cell table:number-columns-repeated="5" office:value-type="float" office:value="0.00019" calcext:value-type="float">
            <text:p>0,00019</text:p>
          </table:table-cell>
          <table:table-cell office:value-type="float" office:value="0.09874" calcext:value-type="float">
            <text:p>0,09874</text:p>
          </table:table-cell>
          <table:table-cell office:value-type="float" office:value="0.0352" calcext:value-type="float">
            <text:p>0,0352</text:p>
          </table:table-cell>
          <table:table-cell table:number-columns-repeated="6" office:value-type="float" office:value="0.00019" calcext:value-type="float">
            <text:p>0,00019</text:p>
          </table:table-cell>
          <table:table-cell office:value-type="float" office:value="0.42532" calcext:value-type="float">
            <text:p>0,42532</text:p>
          </table:table-cell>
          <table:table-cell office:value-type="float" office:value="0.35562" calcext:value-type="float">
            <text:p>0,35562</text:p>
          </table:table-cell>
          <table:table-cell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304</text:p>
          </table:table-cell>
          <table:table-cell office:value-type="float" office:value="0.04436" calcext:value-type="float">
            <text:p>0,04436</text:p>
          </table:table-cell>
          <table:table-cell office:value-type="float" office:value="0.05795" calcext:value-type="float">
            <text:p>0,05795</text:p>
          </table:table-cell>
          <table:table-cell table:number-columns-repeated="6" office:value-type="float" office:value="0.00016" calcext:value-type="float">
            <text:p>0,00016</text:p>
          </table:table-cell>
          <table:table-cell office:value-type="float" office:value="0.02249" calcext:value-type="float">
            <text:p>0,02249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01299" calcext:value-type="float">
            <text:p>0,01299</text:p>
          </table:table-cell>
          <table:table-cell office:value-type="float" office:value="0.17481" calcext:value-type="float">
            <text:p>0,17481</text:p>
          </table:table-cell>
          <table:table-cell office:value-type="float" office:value="0.17531" calcext:value-type="float">
            <text:p>0,17531</text:p>
          </table:table-cell>
          <table:table-cell office:value-type="float" office:value="0.05357" calcext:value-type="float">
            <text:p>0,05357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223" calcext:value-type="float">
            <text:p>0,223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23298" calcext:value-type="float">
            <text:p>0,23298</text:p>
          </table:table-cell>
          <table:table-cell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305</text:p>
          </table:table-cell>
          <table:table-cell table:number-columns-repeated="14" office:value-type="float" office:value="0.0002" calcext:value-type="float">
            <text:p>0,0002</text:p>
          </table:table-cell>
          <table:table-cell office:value-type="float" office:value="0.08045" calcext:value-type="float">
            <text:p>0,08045</text:p>
          </table:table-cell>
          <table:table-cell table:number-columns-repeated="4" office:value-type="float" office:value="0.0002" calcext:value-type="float">
            <text:p>0,0002</text:p>
          </table:table-cell>
          <table:table-cell office:value-type="float" office:value="0.08248" calcext:value-type="float">
            <text:p>0,08248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9544" calcext:value-type="float">
            <text:p>0,09544</text:p>
          </table:table-cell>
          <table:table-cell office:value-type="float" office:value="0.73751" calcext:value-type="float">
            <text:p>0,73751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306</text:p>
          </table:table-cell>
          <table:table-cell table:number-columns-repeated="9" office:value-type="float" office:value="0.00011" calcext:value-type="float">
            <text:p>0,00011</text:p>
          </table:table-cell>
          <table:table-cell office:value-type="float" office:value="0.71433" calcext:value-type="float">
            <text:p>0,71433</text:p>
          </table:table-cell>
          <table:table-cell office:value-type="float" office:value="0.28324" calcext:value-type="float">
            <text:p>0,28324</text:p>
          </table:table-cell>
          <table:table-cell table:number-columns-repeated="14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307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06308" calcext:value-type="float">
            <text:p>0,06308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34382" calcext:value-type="float">
            <text:p>0,34382</text:p>
          </table:table-cell>
          <table:table-cell table:number-columns-repeated="4" office:value-type="float" office:value="0.00015" calcext:value-type="float">
            <text:p>0,00015</text:p>
          </table:table-cell>
          <table:table-cell office:value-type="float" office:value="0.38169" calcext:value-type="float">
            <text:p>0,38169</text:p>
          </table:table-cell>
          <table:table-cell table:number-columns-repeated="4" office:value-type="float" office:value="0.00015" calcext:value-type="float">
            <text:p>0,00015</text:p>
          </table:table-cell>
          <table:table-cell office:value-type="float" office:value="0.03351" calcext:value-type="float">
            <text:p>0,03351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11481" calcext:value-type="float">
            <text:p>0,11481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3831" calcext:value-type="float">
            <text:p>0,03831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02205" calcext:value-type="float">
            <text:p>0,02205</text:p>
          </table:table-cell>
        </table:table-row>
        <table:table-row table:style-name="ro1">
          <table:table-cell office:value-type="string" calcext:value-type="string">
            <text:p>article 308</text:p>
          </table:table-cell>
          <table:table-cell table:number-columns-repeated="10" office:value-type="float" office:value="0.00043" calcext:value-type="float">
            <text:p>0,00043</text:p>
          </table:table-cell>
          <table:table-cell office:value-type="float" office:value="0.34684" calcext:value-type="float">
            <text:p>0,34684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09379" calcext:value-type="float">
            <text:p>0,09379</text:p>
          </table:table-cell>
          <table:table-cell office:value-type="float" office:value="0.06481" calcext:value-type="float">
            <text:p>0,06481</text:p>
          </table:table-cell>
          <table:table-cell office:value-type="float" office:value="0.31597" calcext:value-type="float">
            <text:p>0,31597</text:p>
          </table:table-cell>
          <table:table-cell table:number-columns-repeated="6" office:value-type="float" office:value="0.00043" calcext:value-type="float">
            <text:p>0,00043</text:p>
          </table:table-cell>
          <table:table-cell office:value-type="float" office:value="0.17008" calcext:value-type="float">
            <text:p>0,17008</text:p>
          </table:table-cell>
          <table:table-cell table:number-columns-repeated="3" office:value-type="float" office:value="0.00043" calcext:value-type="float">
            <text:p>0,00043</text:p>
          </table:table-cell>
        </table:table-row>
        <table:table-row table:style-name="ro1">
          <table:table-cell office:value-type="string" calcext:value-type="string">
            <text:p>article 309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71212" calcext:value-type="float">
            <text:p>0,71212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553" calcext:value-type="float">
            <text:p>0,0553</text:p>
          </table:table-cell>
          <table:table-cell table:number-columns-repeated="7" office:value-type="float" office:value="0.00025" calcext:value-type="float">
            <text:p>0,00025</text:p>
          </table:table-cell>
          <table:table-cell office:value-type="float" office:value="0.05299" calcext:value-type="float">
            <text:p>0,05299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17436" calcext:value-type="float">
            <text:p>0,17436</text:p>
          </table:table-cell>
          <table:table-cell table:number-columns-repeated="9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310</text:p>
          </table:table-cell>
          <table:table-cell table:number-columns-repeated="5" office:value-type="float" office:value="0.00028" calcext:value-type="float">
            <text:p>0,00028</text:p>
          </table:table-cell>
          <table:table-cell office:value-type="float" office:value="0.27782" calcext:value-type="float">
            <text:p>0,27782</text:p>
          </table:table-cell>
          <table:table-cell table:number-columns-repeated="2" office:value-type="float" office:value="0.00028" calcext:value-type="float">
            <text:p>0,00028</text:p>
          </table:table-cell>
          <table:table-cell office:value-type="float" office:value="0.30049" calcext:value-type="float">
            <text:p>0,30049</text:p>
          </table:table-cell>
          <table:table-cell table:number-columns-repeated="4" office:value-type="float" office:value="0.00028" calcext:value-type="float">
            <text:p>0,00028</text:p>
          </table:table-cell>
          <table:table-cell office:value-type="float" office:value="0.10088" calcext:value-type="float">
            <text:p>0,10088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06427" calcext:value-type="float">
            <text:p>0,06427</text:p>
          </table:table-cell>
          <table:table-cell table:number-columns-repeated="2" office:value-type="float" office:value="0.00028" calcext:value-type="float">
            <text:p>0,00028</text:p>
          </table:table-cell>
          <table:table-cell office:value-type="float" office:value="0.16194" calcext:value-type="float">
            <text:p>0,16194</text:p>
          </table:table-cell>
          <table:table-cell table:number-columns-repeated="2" office:value-type="float" office:value="0.00028" calcext:value-type="float">
            <text:p>0,00028</text:p>
          </table:table-cell>
          <table:table-cell office:value-type="float" office:value="0.0652" calcext:value-type="float">
            <text:p>0,0652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02444" calcext:value-type="float">
            <text:p>0,02444</text:p>
          </table:table-cell>
          <table:table-cell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article 311</text:p>
          </table:table-cell>
          <table:table-cell table:number-columns-repeated="5" office:value-type="float" office:value="0.00016" calcext:value-type="float">
            <text:p>0,00016</text:p>
          </table:table-cell>
          <table:table-cell office:value-type="float" office:value="0.14937" calcext:value-type="float">
            <text:p>0,14937</text:p>
          </table:table-cell>
          <table:table-cell table:number-columns-repeated="4" office:value-type="float" office:value="0.00016" calcext:value-type="float">
            <text:p>0,00016</text:p>
          </table:table-cell>
          <table:table-cell office:value-type="float" office:value="0.44318" calcext:value-type="float">
            <text:p>0,44318</text:p>
          </table:table-cell>
          <table:table-cell table:number-columns-repeated="6" office:value-type="float" office:value="0.00016" calcext:value-type="float">
            <text:p>0,00016</text:p>
          </table:table-cell>
          <table:table-cell office:value-type="float" office:value="0.05627" calcext:value-type="float">
            <text:p>0,05627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17228" calcext:value-type="float">
            <text:p>0,17228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17581" calcext:value-type="float">
            <text:p>0,17581</text:p>
          </table:table-cell>
        </table:table-row>
        <table:table-row table:style-name="ro1">
          <table:table-cell office:value-type="string" calcext:value-type="string">
            <text:p>article 312</text:p>
          </table:table-cell>
          <table:table-cell table:number-columns-repeated="2" office:value-type="float" office:value="0.00007" calcext:value-type="float">
            <text:p>0,00007</text:p>
          </table:table-cell>
          <table:table-cell office:value-type="float" office:value="0.16786" calcext:value-type="float">
            <text:p>0,16786</text:p>
          </table:table-cell>
          <table:table-cell office:value-type="float" office:value="0.02203" calcext:value-type="float">
            <text:p>0,02203</text:p>
          </table:table-cell>
          <table:table-cell table:number-columns-repeated="2" office:value-type="float" office:value="0.00007" calcext:value-type="float">
            <text:p>0,00007</text:p>
          </table:table-cell>
          <table:table-cell office:value-type="float" office:value="0.24502" calcext:value-type="float">
            <text:p>0,24502</text:p>
          </table:table-cell>
          <table:table-cell table:number-columns-repeated="4" office:value-type="float" office:value="0.00007" calcext:value-type="float">
            <text:p>0,00007</text:p>
          </table:table-cell>
          <table:table-cell office:value-type="float" office:value="0.02614" calcext:value-type="float">
            <text:p>0,02614</text:p>
          </table:table-cell>
          <table:table-cell table:number-columns-repeated="3" office:value-type="float" office:value="0.00007" calcext:value-type="float">
            <text:p>0,00007</text:p>
          </table:table-cell>
          <table:table-cell office:value-type="float" office:value="0.09973" calcext:value-type="float">
            <text:p>0,09973</text:p>
          </table:table-cell>
          <table:table-cell office:value-type="float" office:value="0.01985" calcext:value-type="float">
            <text:p>0,01985</text:p>
          </table:table-cell>
          <table:table-cell office:value-type="float" office:value="0.02332" calcext:value-type="float">
            <text:p>0,02332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1437" calcext:value-type="float">
            <text:p>0,01437</text:p>
          </table:table-cell>
          <table:table-cell table:number-columns-repeated="2" office:value-type="float" office:value="0.00007" calcext:value-type="float">
            <text:p>0,00007</text:p>
          </table:table-cell>
          <table:table-cell office:value-type="float" office:value="0.3008" calcext:value-type="float">
            <text:p>0,3008</text:p>
          </table:table-cell>
          <table:table-cell office:value-type="float" office:value="0.07181" calcext:value-type="float">
            <text:p>0,07181</text:p>
          </table:table-cell>
          <table:table-cell office:value-type="float" office:value="0.00805" calcext:value-type="float">
            <text:p>0,00805</text:p>
          </table:table-cell>
        </table:table-row>
        <table:table-row table:style-name="ro1">
          <table:table-cell office:value-type="string" calcext:value-type="string">
            <text:p>article 313</text:p>
          </table:table-cell>
          <table:table-cell table:number-columns-repeated="2" office:value-type="float" office:value="0.00034" calcext:value-type="float">
            <text:p>0,00034</text:p>
          </table:table-cell>
          <table:table-cell office:value-type="float" office:value="0.52123" calcext:value-type="float">
            <text:p>0,52123</text:p>
          </table:table-cell>
          <table:table-cell table:number-columns-repeated="3" office:value-type="float" office:value="0.00034" calcext:value-type="float">
            <text:p>0,00034</text:p>
          </table:table-cell>
          <table:table-cell office:value-type="float" office:value="0.0897" calcext:value-type="float">
            <text:p>0,0897</text:p>
          </table:table-cell>
          <table:table-cell table:number-columns-repeated="6" office:value-type="float" office:value="0.00034" calcext:value-type="float">
            <text:p>0,00034</text:p>
          </table:table-cell>
          <table:table-cell office:value-type="float" office:value="0.16291" calcext:value-type="float">
            <text:p>0,16291</text:p>
          </table:table-cell>
          <table:table-cell table:number-columns-repeated="5" office:value-type="float" office:value="0.00034" calcext:value-type="float">
            <text:p>0,00034</text:p>
          </table:table-cell>
          <table:table-cell office:value-type="float" office:value="0.21891" calcext:value-type="float">
            <text:p>0,21891</text:p>
          </table:table-cell>
          <table:table-cell table:number-columns-repeated="5" office:value-type="float" office:value="0.00034" calcext:value-type="float">
            <text:p>0,00034</text:p>
          </table:table-cell>
        </table:table-row>
        <table:table-row table:style-name="ro1">
          <table:table-cell office:value-type="string" calcext:value-type="string">
            <text:p>article 314</text:p>
          </table:table-cell>
          <table:table-cell office:value-type="float" office:value="0.03514" calcext:value-type="float">
            <text:p>0,03514</text:p>
          </table:table-cell>
          <table:table-cell office:value-type="float" office:value="0.07574" calcext:value-type="float">
            <text:p>0,07574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3915" calcext:value-type="float">
            <text:p>0,03915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04731" calcext:value-type="float">
            <text:p>0,04731</text:p>
          </table:table-cell>
          <table:table-cell table:number-columns-repeated="4" office:value-type="float" office:value="0.00023" calcext:value-type="float">
            <text:p>0,00023</text:p>
          </table:table-cell>
          <table:table-cell office:value-type="float" office:value="0.07279" calcext:value-type="float">
            <text:p>0,07279</text:p>
          </table:table-cell>
          <table:table-cell table:number-columns-repeated="7" office:value-type="float" office:value="0.00023" calcext:value-type="float">
            <text:p>0,00023</text:p>
          </table:table-cell>
          <table:table-cell office:value-type="float" office:value="0.25502" calcext:value-type="float">
            <text:p>0,25502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21572" calcext:value-type="float">
            <text:p>0,21572</text:p>
          </table:table-cell>
          <table:table-cell office:value-type="float" office:value="0.25519" calcext:value-type="float">
            <text:p>0,25519</text:p>
          </table:table-cell>
        </table:table-row>
        <table:table-row table:style-name="ro1">
          <table:table-cell office:value-type="string" calcext:value-type="string">
            <text:p>article 315</text:p>
          </table:table-cell>
          <table:table-cell table:number-columns-repeated="2" office:value-type="float" office:value="0.00007" calcext:value-type="float">
            <text:p>0,00007</text:p>
          </table:table-cell>
          <table:table-cell office:value-type="float" office:value="0.17671" calcext:value-type="float">
            <text:p>0,17671</text:p>
          </table:table-cell>
          <table:table-cell table:number-columns-repeated="2" office:value-type="float" office:value="0.00007" calcext:value-type="float">
            <text:p>0,00007</text:p>
          </table:table-cell>
          <table:table-cell office:value-type="float" office:value="0.10877" calcext:value-type="float">
            <text:p>0,10877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15573" calcext:value-type="float">
            <text:p>0,15573</text:p>
          </table:table-cell>
          <table:table-cell office:value-type="float" office:value="0.01255" calcext:value-type="float">
            <text:p>0,01255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1363" calcext:value-type="float">
            <text:p>0,1363</text:p>
          </table:table-cell>
          <table:table-cell table:number-columns-repeated="4" office:value-type="float" office:value="0.00007" calcext:value-type="float">
            <text:p>0,00007</text:p>
          </table:table-cell>
          <table:table-cell office:value-type="float" office:value="0.1903" calcext:value-type="float">
            <text:p>0,1903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17639" calcext:value-type="float">
            <text:p>0,17639</text:p>
          </table:table-cell>
          <table:table-cell table:number-columns-repeated="4" office:value-type="float" office:value="0.00007" calcext:value-type="float">
            <text:p>0,00007</text:p>
          </table:table-cell>
          <table:table-cell office:value-type="float" office:value="0.02068" calcext:value-type="float">
            <text:p>0,02068</text:p>
          </table:table-cell>
          <table:table-cell office:value-type="float" office:value="0.02151" calcext:value-type="float">
            <text:p>0,02151</text:p>
          </table:table-cell>
          <table:table-cell office:value-type="float" office:value="0.00007" calcext:value-type="float">
            <text:p>0,00007</text:p>
          </table:table-cell>
        </table:table-row>
        <table:table-row table:style-name="ro1">
          <table:table-cell office:value-type="string" calcext:value-type="string">
            <text:p>article 316</text:p>
          </table:table-cell>
          <table:table-cell table:number-columns-repeated="2" office:value-type="float" office:value="0.00008" calcext:value-type="float">
            <text:p>0,00008</text:p>
          </table:table-cell>
          <table:table-cell office:value-type="float" office:value="0.55407" calcext:value-type="float">
            <text:p>0,55407</text:p>
          </table:table-cell>
          <table:table-cell table:number-columns-repeated="2" office:value-type="float" office:value="0.00008" calcext:value-type="float">
            <text:p>0,00008</text:p>
          </table:table-cell>
          <table:table-cell office:value-type="float" office:value="0.09406" calcext:value-type="float">
            <text:p>0,09406</text:p>
          </table:table-cell>
          <table:table-cell table:number-columns-repeated="5" office:value-type="float" office:value="0.00008" calcext:value-type="float">
            <text:p>0,00008</text:p>
          </table:table-cell>
          <table:table-cell office:value-type="float" office:value="0.22801" calcext:value-type="float">
            <text:p>0,22801</text:p>
          </table:table-cell>
          <table:table-cell table:number-columns-repeated="2" office:value-type="float" office:value="0.00008" calcext:value-type="float">
            <text:p>0,00008</text:p>
          </table:table-cell>
          <table:table-cell office:value-type="float" office:value="0.04404" calcext:value-type="float">
            <text:p>0,04404</text:p>
          </table:table-cell>
          <table:table-cell table:number-columns-repeated="3" office:value-type="float" office:value="0.00008" calcext:value-type="float">
            <text:p>0,00008</text:p>
          </table:table-cell>
          <table:table-cell office:value-type="float" office:value="0.0783" calcext:value-type="float">
            <text:p>0,0783</text:p>
          </table:table-cell>
          <table:table-cell table:number-columns-repeated="6" office:value-type="float" office:value="0.00008" calcext:value-type="float">
            <text:p>0,00008</text:p>
          </table:table-cell>
        </table:table-row>
        <table:table-row table:style-name="ro1">
          <table:table-cell office:value-type="string" calcext:value-type="string">
            <text:p>article 317</text:p>
          </table:table-cell>
          <table:table-cell office:value-type="float" office:value="0.06748" calcext:value-type="float">
            <text:p>0,06748</text:p>
          </table:table-cell>
          <table:table-cell table:number-columns-repeated="8" office:value-type="float" office:value="0.00022" calcext:value-type="float">
            <text:p>0,00022</text:p>
          </table:table-cell>
          <table:table-cell office:value-type="float" office:value="0.39072" calcext:value-type="float">
            <text:p>0,39072</text:p>
          </table:table-cell>
          <table:table-cell office:value-type="float" office:value="0.06861" calcext:value-type="float">
            <text:p>0,06861</text:p>
          </table:table-cell>
          <table:table-cell table:number-columns-repeated="3" office:value-type="float" office:value="0.00022" calcext:value-type="float">
            <text:p>0,00022</text:p>
          </table:table-cell>
          <table:table-cell office:value-type="float" office:value="0.20695" calcext:value-type="float">
            <text:p>0,20695</text:p>
          </table:table-cell>
          <table:table-cell table:number-columns-repeated="3" office:value-type="float" office:value="0.00022" calcext:value-type="float">
            <text:p>0,00022</text:p>
          </table:table-cell>
          <table:table-cell office:value-type="float" office:value="0.11192" calcext:value-type="float">
            <text:p>0,11192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15008" calcext:value-type="float">
            <text:p>0,15008</text:p>
          </table:table-cell>
          <table:table-cell table:number-columns-repeated="3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318</text:p>
          </table:table-cell>
          <table:table-cell table:number-columns-repeated="6" office:value-type="float" office:value="0.0001" calcext:value-type="float">
            <text:p>0,0001</text:p>
          </table:table-cell>
          <table:table-cell office:value-type="float" office:value="0.08269" calcext:value-type="float">
            <text:p>0,08269</text:p>
          </table:table-cell>
          <table:table-cell table:number-columns-repeated="4" office:value-type="float" office:value="0.0001" calcext:value-type="float">
            <text:p>0,0001</text:p>
          </table:table-cell>
          <table:table-cell office:value-type="float" office:value="0.02787" calcext:value-type="float">
            <text:p>0,02787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4849" calcext:value-type="float">
            <text:p>0,04849</text:p>
          </table:table-cell>
          <table:table-cell table:number-columns-repeated="4" office:value-type="float" office:value="0.0001" calcext:value-type="float">
            <text:p>0,0001</text:p>
          </table:table-cell>
          <table:table-cell office:value-type="float" office:value="0.32148" calcext:value-type="float">
            <text:p>0,32148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9002" calcext:value-type="float">
            <text:p>0,09002</text:p>
          </table:table-cell>
          <table:table-cell office:value-type="float" office:value="0.19326" calcext:value-type="float">
            <text:p>0,19326</text:p>
          </table:table-cell>
          <table:table-cell office:value-type="float" office:value="0.23445" calcext:value-type="float">
            <text:p>0,23445</text:p>
          </table:table-cell>
        </table:table-row>
        <table:table-row table:style-name="ro1">
          <table:table-cell office:value-type="string" calcext:value-type="string">
            <text:p>article 319</text:p>
          </table:table-cell>
          <table:table-cell table:number-columns-repeated="4" office:value-type="float" office:value="0.00026" calcext:value-type="float">
            <text:p>0,00026</text:p>
          </table:table-cell>
          <table:table-cell office:value-type="float" office:value="0.15663" calcext:value-type="float">
            <text:p>0,15663</text:p>
          </table:table-cell>
          <table:table-cell office:value-type="float" office:value="0.47268" calcext:value-type="float">
            <text:p>0,47268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24763" calcext:value-type="float">
            <text:p>0,24763</text:p>
          </table:table-cell>
          <table:table-cell table:number-columns-repeated="13" office:value-type="float" office:value="0.00026" calcext:value-type="float">
            <text:p>0,00026</text:p>
          </table:table-cell>
          <table:table-cell office:value-type="float" office:value="0.1175" calcext:value-type="float">
            <text:p>0,1175</text:p>
          </table:table-cell>
          <table:table-cell table:number-columns-repeated="3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320</text:p>
          </table:table-cell>
          <table:table-cell office:value-type="float" office:value="0.01918" calcext:value-type="float">
            <text:p>0,01918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09046" calcext:value-type="float">
            <text:p>0,09046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7558" calcext:value-type="float">
            <text:p>0,07558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19854" calcext:value-type="float">
            <text:p>0,19854</text:p>
          </table:table-cell>
          <table:table-cell table:number-columns-repeated="4" office:value-type="float" office:value="0.00011" calcext:value-type="float">
            <text:p>0,00011</text:p>
          </table:table-cell>
          <table:table-cell office:value-type="float" office:value="0.54796" calcext:value-type="float">
            <text:p>0,54796</text:p>
          </table:table-cell>
          <table:table-cell table:number-columns-repeated="4" office:value-type="float" office:value="0.00011" calcext:value-type="float">
            <text:p>0,00011</text:p>
          </table:table-cell>
          <table:table-cell office:value-type="float" office:value="0.05828" calcext:value-type="float">
            <text:p>0,05828</text:p>
          </table:table-cell>
          <table:table-cell office:value-type="float" office:value="0.00803" calcext:value-type="float">
            <text:p>0,00803</text:p>
          </table:table-cell>
          <table:table-cell table:number-columns-repeated="3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321</text:p>
          </table:table-cell>
          <table:table-cell table:number-columns-repeated="5" office:value-type="float" office:value="0.00022" calcext:value-type="float">
            <text:p>0,00022</text:p>
          </table:table-cell>
          <table:table-cell office:value-type="float" office:value="0.24019" calcext:value-type="float">
            <text:p>0,24019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10804" calcext:value-type="float">
            <text:p>0,10804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07299" calcext:value-type="float">
            <text:p>0,07299</text:p>
          </table:table-cell>
          <table:table-cell table:number-columns-repeated="4" office:value-type="float" office:value="0.00022" calcext:value-type="float">
            <text:p>0,00022</text:p>
          </table:table-cell>
          <table:table-cell office:value-type="float" office:value="0.3922" calcext:value-type="float">
            <text:p>0,3922</text:p>
          </table:table-cell>
          <table:table-cell table:number-columns-repeated="4" office:value-type="float" office:value="0.00022" calcext:value-type="float">
            <text:p>0,00022</text:p>
          </table:table-cell>
          <table:table-cell office:value-type="float" office:value="0.11995" calcext:value-type="float">
            <text:p>0,11995</text:p>
          </table:table-cell>
          <table:table-cell office:value-type="float" office:value="0.01079" calcext:value-type="float">
            <text:p>0,01079</text:p>
          </table:table-cell>
          <table:table-cell office:value-type="float" office:value="0.05197" calcext:value-type="float">
            <text:p>0,05197</text:p>
          </table:table-cell>
          <table:table-cell table:number-columns-repeated="2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322</text:p>
          </table:table-cell>
          <table:table-cell office:value-type="float" office:value="0.11205" calcext:value-type="float">
            <text:p>0,11205</text:p>
          </table:table-cell>
          <table:table-cell table:number-columns-repeated="6" office:value-type="float" office:value="0.00013" calcext:value-type="float">
            <text:p>0,00013</text:p>
          </table:table-cell>
          <table:table-cell office:value-type="float" office:value="0.02432" calcext:value-type="float">
            <text:p>0,02432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632" calcext:value-type="float">
            <text:p>0,632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01474" calcext:value-type="float">
            <text:p>0,01474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051" calcext:value-type="float">
            <text:p>0,051</text:p>
          </table:table-cell>
          <table:table-cell office:value-type="float" office:value="0.02226" calcext:value-type="float">
            <text:p>0,02226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14131" calcext:value-type="float">
            <text:p>0,14131</text:p>
          </table:table-cell>
          <table:table-cell table:number-columns-repeated="4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323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04448" calcext:value-type="float">
            <text:p>0,04448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07697" calcext:value-type="float">
            <text:p>0,07697</text:p>
          </table:table-cell>
          <table:table-cell table:number-columns-repeated="8" office:value-type="float" office:value="0.00028" calcext:value-type="float">
            <text:p>0,00028</text:p>
          </table:table-cell>
          <table:table-cell office:value-type="float" office:value="0.09614" calcext:value-type="float">
            <text:p>0,09614</text:p>
          </table:table-cell>
          <table:table-cell table:number-columns-repeated="7" office:value-type="float" office:value="0.00028" calcext:value-type="float">
            <text:p>0,00028</text:p>
          </table:table-cell>
          <table:table-cell office:value-type="float" office:value="0.0745" calcext:value-type="float">
            <text:p>0,0745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6569" calcext:value-type="float">
            <text:p>0,6569</text:p>
          </table:table-cell>
          <table:table-cell office:value-type="float" office:value="0.04565" calcext:value-type="float">
            <text:p>0,04565</text:p>
          </table:table-cell>
          <table:table-cell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article 324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1554" calcext:value-type="float">
            <text:p>0,01554</text:p>
          </table:table-cell>
          <table:table-cell office:value-type="float" office:value="0.01586" calcext:value-type="float">
            <text:p>0,01586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06284" calcext:value-type="float">
            <text:p>0,06284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8195" calcext:value-type="float">
            <text:p>0,08195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04968" calcext:value-type="float">
            <text:p>0,04968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36746" calcext:value-type="float">
            <text:p>0,36746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10411" calcext:value-type="float">
            <text:p>0,10411</text:p>
          </table:table-cell>
          <table:table-cell table:number-columns-repeated="4" office:value-type="float" office:value="0.00011" calcext:value-type="float">
            <text:p>0,00011</text:p>
          </table:table-cell>
          <table:table-cell office:value-type="float" office:value="0.03099" calcext:value-type="float">
            <text:p>0,03099</text:p>
          </table:table-cell>
          <table:table-cell office:value-type="float" office:value="0.12307" calcext:value-type="float">
            <text:p>0,12307</text:p>
          </table:table-cell>
          <table:table-cell office:value-type="float" office:value="0.14691" calcext:value-type="float">
            <text:p>0,14691</text:p>
          </table:table-cell>
        </table:table-row>
        <table:table-row table:style-name="ro1">
          <table:table-cell office:value-type="string" calcext:value-type="string">
            <text:p>article 325</text:p>
          </table:table-cell>
          <table:table-cell office:value-type="float" office:value="0.06169" calcext:value-type="float">
            <text:p>0,06169</text:p>
          </table:table-cell>
          <table:table-cell office:value-type="float" office:value="0.05042" calcext:value-type="float">
            <text:p>0,05042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757" calcext:value-type="float">
            <text:p>0,0757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49004" calcext:value-type="float">
            <text:p>0,49004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02903" calcext:value-type="float">
            <text:p>0,02903</text:p>
          </table:table-cell>
          <table:table-cell table:number-columns-repeated="5" office:value-type="float" office:value="0.00013" calcext:value-type="float">
            <text:p>0,00013</text:p>
          </table:table-cell>
          <table:table-cell office:value-type="float" office:value="0.06419" calcext:value-type="float">
            <text:p>0,06419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07882" calcext:value-type="float">
            <text:p>0,07882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13125" calcext:value-type="float">
            <text:p>0,13125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1672" calcext:value-type="float">
            <text:p>0,01672</text:p>
          </table:table-cell>
        </table:table-row>
        <table:table-row table:style-name="ro1">
          <table:table-cell office:value-type="string" calcext:value-type="string">
            <text:p>article 326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12759" calcext:value-type="float">
            <text:p>0,12759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63194" calcext:value-type="float">
            <text:p>0,63194</text:p>
          </table:table-cell>
          <table:table-cell office:value-type="float" office:value="0.15273" calcext:value-type="float">
            <text:p>0,15273</text:p>
          </table:table-cell>
          <table:table-cell office:value-type="float" office:value="0.02955" calcext:value-type="float">
            <text:p>0,02955</text:p>
          </table:table-cell>
          <table:table-cell table:number-columns-repeated="12" office:value-type="float" office:value="0.00019" calcext:value-type="float">
            <text:p>0,00019</text:p>
          </table:table-cell>
          <table:table-cell office:value-type="float" office:value="0.0544" calcext:value-type="float">
            <text:p>0,0544</text:p>
          </table:table-cell>
          <table:table-cell table:number-columns-repeated="5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327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24805" calcext:value-type="float">
            <text:p>0,24805</text:p>
          </table:table-cell>
          <table:table-cell office:value-type="float" office:value="0.09622" calcext:value-type="float">
            <text:p>0,09622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40647" calcext:value-type="float">
            <text:p>0,40647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11771" calcext:value-type="float">
            <text:p>0,11771</text:p>
          </table:table-cell>
          <table:table-cell table:number-columns-repeated="8" office:value-type="float" office:value="0.00026" calcext:value-type="float">
            <text:p>0,00026</text:p>
          </table:table-cell>
          <table:table-cell office:value-type="float" office:value="0.0856" calcext:value-type="float">
            <text:p>0,0856</text:p>
          </table:table-cell>
          <table:table-cell table:number-columns-repeated="5" office:value-type="float" office:value="0.00026" calcext:value-type="float">
            <text:p>0,00026</text:p>
          </table:table-cell>
          <table:table-cell office:value-type="float" office:value="0.00737" calcext:value-type="float">
            <text:p>0,00737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3381" calcext:value-type="float">
            <text:p>0,03381</text:p>
          </table:table-cell>
          <table:table-cell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328</text:p>
          </table:table-cell>
          <table:table-cell office:value-type="float" office:value="0.60154" calcext:value-type="float">
            <text:p>0,60154</text:p>
          </table:table-cell>
          <table:table-cell table:number-columns-repeated="4" office:value-type="float" office:value="0.0003" calcext:value-type="float">
            <text:p>0,0003</text:p>
          </table:table-cell>
          <table:table-cell office:value-type="float" office:value="0.23604" calcext:value-type="float">
            <text:p>0,23604</text:p>
          </table:table-cell>
          <table:table-cell table:number-columns-repeated="14" office:value-type="float" office:value="0.0003" calcext:value-type="float">
            <text:p>0,0003</text:p>
          </table:table-cell>
          <table:table-cell office:value-type="float" office:value="0.12783" calcext:value-type="float">
            <text:p>0,12783</text:p>
          </table:table-cell>
          <table:table-cell table:number-columns-repeated="2" office:value-type="float" office:value="0.0003" calcext:value-type="float">
            <text:p>0,0003</text:p>
          </table:table-cell>
          <table:table-cell office:value-type="float" office:value="0.02827" calcext:value-type="float">
            <text:p>0,02827</text:p>
          </table:table-cell>
          <table:table-cell office:value-type="float" office:value="0.0003" calcext:value-type="float">
            <text:p>0,0003</text:p>
          </table:table-cell>
        </table:table-row>
        <table:table-row table:style-name="ro1">
          <table:table-cell office:value-type="string" calcext:value-type="string">
            <text:p>article 329</text:p>
          </table:table-cell>
          <table:table-cell office:value-type="float" office:value="0.51671" calcext:value-type="float">
            <text:p>0,51671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6667" calcext:value-type="float">
            <text:p>0,06667</text:p>
          </table:table-cell>
          <table:table-cell table:number-columns-repeated="14" office:value-type="float" office:value="0.00013" calcext:value-type="float">
            <text:p>0,00013</text:p>
          </table:table-cell>
          <table:table-cell office:value-type="float" office:value="0.29183" calcext:value-type="float">
            <text:p>0,29183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12202" calcext:value-type="float">
            <text:p>0,12202</text:p>
          </table:table-cell>
          <table:table-cell table:number-columns-repeated="5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330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3984" calcext:value-type="float">
            <text:p>0,03984</text:p>
          </table:table-cell>
          <table:table-cell table:number-columns-repeated="12" office:value-type="float" office:value="0.00018" calcext:value-type="float">
            <text:p>0,00018</text:p>
          </table:table-cell>
          <table:table-cell office:value-type="float" office:value="0.21725" calcext:value-type="float">
            <text:p>0,21725</text:p>
          </table:table-cell>
          <table:table-cell table:number-columns-repeated="6" office:value-type="float" office:value="0.00018" calcext:value-type="float">
            <text:p>0,00018</text:p>
          </table:table-cell>
          <table:table-cell office:value-type="float" office:value="0.26037" calcext:value-type="float">
            <text:p>0,26037</text:p>
          </table:table-cell>
          <table:table-cell office:value-type="float" office:value="0.3588" calcext:value-type="float">
            <text:p>0,3588</text:p>
          </table:table-cell>
          <table:table-cell office:value-type="float" office:value="0.1202" calcext:value-type="float">
            <text:p>0,1202</text:p>
          </table:table-cell>
          <table:table-cell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331</text:p>
          </table:table-cell>
          <table:table-cell office:value-type="float" office:value="0.33116" calcext:value-type="float">
            <text:p>0,33116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2383" calcext:value-type="float">
            <text:p>0,02383</text:p>
          </table:table-cell>
          <table:table-cell office:value-type="float" office:value="0.02764" calcext:value-type="float">
            <text:p>0,02764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9227" calcext:value-type="float">
            <text:p>0,09227</text:p>
          </table:table-cell>
          <table:table-cell table:number-columns-repeated="4" office:value-type="float" office:value="0.00016" calcext:value-type="float">
            <text:p>0,00016</text:p>
          </table:table-cell>
          <table:table-cell office:value-type="float" office:value="0.42941" calcext:value-type="float">
            <text:p>0,42941</text:p>
          </table:table-cell>
          <table:table-cell table:number-columns-repeated="10" office:value-type="float" office:value="0.00016" calcext:value-type="float">
            <text:p>0,00016</text:p>
          </table:table-cell>
          <table:table-cell office:value-type="float" office:value="0.09259" calcext:value-type="float">
            <text:p>0,09259</text:p>
          </table:table-cell>
          <table:table-cell table:number-columns-repeated="3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332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4006" calcext:value-type="float">
            <text:p>0,04006</text:p>
          </table:table-cell>
          <table:table-cell table:number-columns-repeated="6" office:value-type="float" office:value="0.00013" calcext:value-type="float">
            <text:p>0,00013</text:p>
          </table:table-cell>
          <table:table-cell office:value-type="float" office:value="0.10227" calcext:value-type="float">
            <text:p>0,10227</text:p>
          </table:table-cell>
          <table:table-cell office:value-type="float" office:value="0.15954" calcext:value-type="float">
            <text:p>0,15954</text:p>
          </table:table-cell>
          <table:table-cell table:number-columns-repeated="4" office:value-type="float" office:value="0.00013" calcext:value-type="float">
            <text:p>0,00013</text:p>
          </table:table-cell>
          <table:table-cell office:value-type="float" office:value="0.18459" calcext:value-type="float">
            <text:p>0,18459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15874" calcext:value-type="float">
            <text:p>0,15874</text:p>
          </table:table-cell>
          <table:table-cell office:value-type="float" office:value="0.16735" calcext:value-type="float">
            <text:p>0,16735</text:p>
          </table:table-cell>
          <table:table-cell office:value-type="float" office:value="0.16238" calcext:value-type="float">
            <text:p>0,16238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0229" calcext:value-type="float">
            <text:p>0,0229</text:p>
          </table:table-cell>
          <table:table-cell table:number-columns-repeated="2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333</text:p>
          </table:table-cell>
          <table:table-cell office:value-type="float" office:value="0.0306" calcext:value-type="float">
            <text:p>0,0306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06306" calcext:value-type="float">
            <text:p>0,06306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2424" calcext:value-type="float">
            <text:p>0,02424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27677" calcext:value-type="float">
            <text:p>0,27677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49744" calcext:value-type="float">
            <text:p>0,49744</text:p>
          </table:table-cell>
          <table:table-cell table:number-columns-repeated="9" office:value-type="float" office:value="0.00013" calcext:value-type="float">
            <text:p>0,00013</text:p>
          </table:table-cell>
          <table:table-cell office:value-type="float" office:value="0.10536" calcext:value-type="float">
            <text:p>0,10536</text:p>
          </table:table-cell>
          <table:table-cell table:number-columns-repeated="4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334</text:p>
          </table:table-cell>
          <table:table-cell office:value-type="float" office:value="0.01016" calcext:value-type="float">
            <text:p>0,0101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4899" calcext:value-type="float">
            <text:p>0,04899</text:p>
          </table:table-cell>
          <table:table-cell table:number-columns-repeated="6" office:value-type="float" office:value="0.0001" calcext:value-type="float">
            <text:p>0,0001</text:p>
          </table:table-cell>
          <table:table-cell office:value-type="float" office:value="0.02548" calcext:value-type="float">
            <text:p>0,02548</text:p>
          </table:table-cell>
          <table:table-cell table:number-columns-repeated="4" office:value-type="float" office:value="0.0001" calcext:value-type="float">
            <text:p>0,0001</text:p>
          </table:table-cell>
          <table:table-cell office:value-type="float" office:value="0.09081" calcext:value-type="float">
            <text:p>0,09081</text:p>
          </table:table-cell>
          <table:table-cell office:value-type="float" office:value="0.03039" calcext:value-type="float">
            <text:p>0,03039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17912" calcext:value-type="float">
            <text:p>0,17912</text:p>
          </table:table-cell>
          <table:table-cell office:value-type="float" office:value="0.00742" calcext:value-type="float">
            <text:p>0,0074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60593" calcext:value-type="float">
            <text:p>0,60593</text:p>
          </table:table-cell>
          <table:table-cell table:number-columns-repeated="4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article 335</text:p>
          </table:table-cell>
          <table:table-cell office:value-type="float" office:value="0.27726" calcext:value-type="float">
            <text:p>0,27726</text:p>
          </table:table-cell>
          <table:table-cell table:number-columns-repeated="10" office:value-type="float" office:value="0.0002" calcext:value-type="float">
            <text:p>0,0002</text:p>
          </table:table-cell>
          <table:table-cell office:value-type="float" office:value="0.03376" calcext:value-type="float">
            <text:p>0,03376</text:p>
          </table:table-cell>
          <table:table-cell table:number-columns-repeated="5" office:value-type="float" office:value="0.0002" calcext:value-type="float">
            <text:p>0,0002</text:p>
          </table:table-cell>
          <table:table-cell office:value-type="float" office:value="0.46941" calcext:value-type="float">
            <text:p>0,46941</text:p>
          </table:table-cell>
          <table:table-cell office:value-type="float" office:value="0.07664" calcext:value-type="float">
            <text:p>0,07664</text:p>
          </table:table-cell>
          <table:table-cell office:value-type="float" office:value="0.07397" calcext:value-type="float">
            <text:p>0,07397</text:p>
          </table:table-cell>
          <table:table-cell office:value-type="float" office:value="0.06508" calcext:value-type="float">
            <text:p>0,06508</text:p>
          </table:table-cell>
          <table:table-cell table:number-columns-repeated="4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336</text:p>
          </table:table-cell>
          <table:table-cell table:number-columns-repeated="6" office:value-type="float" office:value="0.00038" calcext:value-type="float">
            <text:p>0,00038</text:p>
          </table:table-cell>
          <table:table-cell office:value-type="float" office:value="0.41522" calcext:value-type="float">
            <text:p>0,41522</text:p>
          </table:table-cell>
          <table:table-cell table:number-columns-repeated="8" office:value-type="float" office:value="0.00038" calcext:value-type="float">
            <text:p>0,00038</text:p>
          </table:table-cell>
          <table:table-cell office:value-type="float" office:value="0.05355" calcext:value-type="float">
            <text:p>0,05355</text:p>
          </table:table-cell>
          <table:table-cell table:number-columns-repeated="3" office:value-type="float" office:value="0.00038" calcext:value-type="float">
            <text:p>0,00038</text:p>
          </table:table-cell>
          <table:table-cell office:value-type="float" office:value="0.52285" calcext:value-type="float">
            <text:p>0,52285</text:p>
          </table:table-cell>
          <table:table-cell table:number-columns-repeated="5" office:value-type="float" office:value="0.00038" calcext:value-type="float">
            <text:p>0,00038</text:p>
          </table:table-cell>
        </table:table-row>
        <table:table-row table:style-name="ro1">
          <table:table-cell office:value-type="string" calcext:value-type="string">
            <text:p>article 337</text:p>
          </table:table-cell>
          <table:table-cell office:value-type="float" office:value="0.07029" calcext:value-type="float">
            <text:p>0,07029</text:p>
          </table:table-cell>
          <table:table-cell office:value-type="float" office:value="0.026" calcext:value-type="float">
            <text:p>0,026</text:p>
          </table:table-cell>
          <table:table-cell table:number-columns-repeated="2" office:value-type="float" office:value="0.00008" calcext:value-type="float">
            <text:p>0,00008</text:p>
          </table:table-cell>
          <table:table-cell office:value-type="float" office:value="0.37172" calcext:value-type="float">
            <text:p>0,37172</text:p>
          </table:table-cell>
          <table:table-cell table:number-columns-repeated="2" office:value-type="float" office:value="0.00008" calcext:value-type="float">
            <text:p>0,00008</text:p>
          </table:table-cell>
          <table:table-cell office:value-type="float" office:value="0.08975" calcext:value-type="float">
            <text:p>0,08975</text:p>
          </table:table-cell>
          <table:table-cell table:number-columns-repeated="7" office:value-type="float" office:value="0.00008" calcext:value-type="float">
            <text:p>0,00008</text:p>
          </table:table-cell>
          <table:table-cell office:value-type="float" office:value="0.2312" calcext:value-type="float">
            <text:p>0,2312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19223" calcext:value-type="float">
            <text:p>0,19223</text:p>
          </table:table-cell>
          <table:table-cell table:number-columns-repeated="6" office:value-type="float" office:value="0.00008" calcext:value-type="float">
            <text:p>0,00008</text:p>
          </table:table-cell>
          <table:table-cell office:value-type="float" office:value="0.0173" calcext:value-type="float">
            <text:p>0,0173</text:p>
          </table:table-cell>
        </table:table-row>
        <table:table-row table:style-name="ro1">
          <table:table-cell office:value-type="string" calcext:value-type="string">
            <text:p>article 338</text:p>
          </table:table-cell>
          <table:table-cell office:value-type="float" office:value="0.05807" calcext:value-type="float">
            <text:p>0,05807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10009" calcext:value-type="float">
            <text:p>0,10009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6139" calcext:value-type="float">
            <text:p>0,06139</text:p>
          </table:table-cell>
          <table:table-cell table:number-columns-repeated="6" office:value-type="float" office:value="0.00016" calcext:value-type="float">
            <text:p>0,00016</text:p>
          </table:table-cell>
          <table:table-cell office:value-type="float" office:value="0.36189" calcext:value-type="float">
            <text:p>0,36189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38666" calcext:value-type="float">
            <text:p>0,38666</text:p>
          </table:table-cell>
          <table:table-cell table:number-columns-repeated="9" office:value-type="float" office:value="0.00016" calcext:value-type="float">
            <text:p>0,00016</text:p>
          </table:table-cell>
          <table:table-cell office:value-type="float" office:value="0.02889" calcext:value-type="float">
            <text:p>0,02889</text:p>
          </table:table-cell>
        </table:table-row>
        <table:table-row table:style-name="ro1">
          <table:table-cell office:value-type="string" calcext:value-type="string">
            <text:p>article 339</text:p>
          </table:table-cell>
          <table:table-cell table:number-columns-repeated="5" office:value-type="float" office:value="0.00017" calcext:value-type="float">
            <text:p>0,00017</text:p>
          </table:table-cell>
          <table:table-cell office:value-type="float" office:value="0.14115" calcext:value-type="float">
            <text:p>0,14115</text:p>
          </table:table-cell>
          <table:table-cell table:number-columns-repeated="6" office:value-type="float" office:value="0.00017" calcext:value-type="float">
            <text:p>0,00017</text:p>
          </table:table-cell>
          <table:table-cell office:value-type="float" office:value="0.01648" calcext:value-type="float">
            <text:p>0,01648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14531" calcext:value-type="float">
            <text:p>0,14531</text:p>
          </table:table-cell>
          <table:table-cell table:number-columns-repeated="5" office:value-type="float" office:value="0.00017" calcext:value-type="float">
            <text:p>0,00017</text:p>
          </table:table-cell>
          <table:table-cell office:value-type="float" office:value="0.02243" calcext:value-type="float">
            <text:p>0,02243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17718" calcext:value-type="float">
            <text:p>0,17718</text:p>
          </table:table-cell>
          <table:table-cell office:value-type="float" office:value="0.43153" calcext:value-type="float">
            <text:p>0,43153</text:p>
          </table:table-cell>
          <table:table-cell office:value-type="float" office:value="0.06289" calcext:value-type="float">
            <text:p>0,06289</text:p>
          </table:table-cell>
        </table:table-row>
        <table:table-row table:style-name="ro1">
          <table:table-cell office:value-type="string" calcext:value-type="string">
            <text:p>article 340</text:p>
          </table:table-cell>
          <table:table-cell table:number-columns-repeated="4" office:value-type="float" office:value="0.00018" calcext:value-type="float">
            <text:p>0,00018</text:p>
          </table:table-cell>
          <table:table-cell office:value-type="float" office:value="0.09077" calcext:value-type="float">
            <text:p>0,09077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1407" calcext:value-type="float">
            <text:p>0,1407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14705" calcext:value-type="float">
            <text:p>0,14705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9196" calcext:value-type="float">
            <text:p>0,09196</text:p>
          </table:table-cell>
          <table:table-cell table:number-columns-repeated="5" office:value-type="float" office:value="0.00018" calcext:value-type="float">
            <text:p>0,00018</text:p>
          </table:table-cell>
          <table:table-cell office:value-type="float" office:value="0.15522" calcext:value-type="float">
            <text:p>0,15522</text:p>
          </table:table-cell>
          <table:table-cell table:number-columns-repeated="4" office:value-type="float" office:value="0.00018" calcext:value-type="float">
            <text:p>0,00018</text:p>
          </table:table-cell>
          <table:table-cell office:value-type="float" office:value="0.05861" calcext:value-type="float">
            <text:p>0,05861</text:p>
          </table:table-cell>
          <table:table-cell office:value-type="float" office:value="0.31251" calcext:value-type="float">
            <text:p>0,31251</text:p>
          </table:table-cell>
          <table:table-cell table:number-columns-repeated="2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341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7694" calcext:value-type="float">
            <text:p>0,07694</text:p>
          </table:table-cell>
          <table:table-cell office:value-type="float" office:value="0.2614" calcext:value-type="float">
            <text:p>0,2614</text:p>
          </table:table-cell>
          <table:table-cell table:number-columns-repeated="8" office:value-type="float" office:value="0.00016" calcext:value-type="float">
            <text:p>0,00016</text:p>
          </table:table-cell>
          <table:table-cell office:value-type="float" office:value="0.15382" calcext:value-type="float">
            <text:p>0,15382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04824" calcext:value-type="float">
            <text:p>0,04824</text:p>
          </table:table-cell>
          <table:table-cell table:number-columns-repeated="5" office:value-type="float" office:value="0.00016" calcext:value-type="float">
            <text:p>0,00016</text:p>
          </table:table-cell>
          <table:table-cell office:value-type="float" office:value="0.45643" calcext:value-type="float">
            <text:p>0,45643</text:p>
          </table:table-cell>
          <table:table-cell table:number-columns-repeated="4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342</text:p>
          </table:table-cell>
          <table:table-cell table:number-columns-repeated="4" office:value-type="float" office:value="0.00014" calcext:value-type="float">
            <text:p>0,00014</text:p>
          </table:table-cell>
          <table:table-cell office:value-type="float" office:value="0.03136" calcext:value-type="float">
            <text:p>0,03136</text:p>
          </table:table-cell>
          <table:table-cell table:number-columns-repeated="5" office:value-type="float" office:value="0.00014" calcext:value-type="float">
            <text:p>0,00014</text:p>
          </table:table-cell>
          <table:table-cell office:value-type="float" office:value="0.23477" calcext:value-type="float">
            <text:p>0,23477</text:p>
          </table:table-cell>
          <table:table-cell office:value-type="float" office:value="0.03673" calcext:value-type="float">
            <text:p>0,03673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49928" calcext:value-type="float">
            <text:p>0,49928</text:p>
          </table:table-cell>
          <table:table-cell table:number-columns-repeated="3" office:value-type="float" office:value="0.00014" calcext:value-type="float">
            <text:p>0,00014</text:p>
          </table:table-cell>
          <table:table-cell office:value-type="float" office:value="0.19506" calcext:value-type="float">
            <text:p>0,19506</text:p>
          </table:table-cell>
          <table:table-cell table:number-columns-repeated="7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article 343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7607" calcext:value-type="float">
            <text:p>0,07607</text:p>
          </table:table-cell>
          <table:table-cell table:number-columns-repeated="5" office:value-type="float" office:value="0.0002" calcext:value-type="float">
            <text:p>0,0002</text:p>
          </table:table-cell>
          <table:table-cell office:value-type="float" office:value="0.11852" calcext:value-type="float">
            <text:p>0,11852</text:p>
          </table:table-cell>
          <table:table-cell office:value-type="float" office:value="0.05869" calcext:value-type="float">
            <text:p>0,05869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2369" calcext:value-type="float">
            <text:p>0,02369</text:p>
          </table:table-cell>
          <table:table-cell office:value-type="float" office:value="0.24822" calcext:value-type="float">
            <text:p>0,24822</text:p>
          </table:table-cell>
          <table:table-cell office:value-type="float" office:value="0.37097" calcext:value-type="float">
            <text:p>0,37097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03703" calcext:value-type="float">
            <text:p>0,03703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06348" calcext:value-type="float">
            <text:p>0,06348</text:p>
          </table:table-cell>
          <table:table-cell table:number-columns-repeated="2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344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5676" calcext:value-type="float">
            <text:p>0,05676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18009" calcext:value-type="float">
            <text:p>0,18009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05991" calcext:value-type="float">
            <text:p>0,05991</text:p>
          </table:table-cell>
          <table:table-cell office:value-type="float" office:value="0.09386" calcext:value-type="float">
            <text:p>0,09386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36301" calcext:value-type="float">
            <text:p>0,36301</text:p>
          </table:table-cell>
          <table:table-cell office:value-type="float" office:value="0.05225" calcext:value-type="float">
            <text:p>0,05225</text:p>
          </table:table-cell>
          <table:table-cell table:number-columns-repeated="8" office:value-type="float" office:value="0.00014" calcext:value-type="float">
            <text:p>0,00014</text:p>
          </table:table-cell>
          <table:table-cell office:value-type="float" office:value="0.10851" calcext:value-type="float">
            <text:p>0,10851</text:p>
          </table:table-cell>
          <table:table-cell office:value-type="float" office:value="0.08329" calcext:value-type="float">
            <text:p>0,08329</text:p>
          </table:table-cell>
          <table:table-cell table:number-columns-repeated="3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article 345</text:p>
          </table:table-cell>
          <table:table-cell office:value-type="float" office:value="0.36747" calcext:value-type="float">
            <text:p>0,36747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30182" calcext:value-type="float">
            <text:p>0,30182</text:p>
          </table:table-cell>
          <table:table-cell table:number-columns-repeated="15" office:value-type="float" office:value="0.00024" calcext:value-type="float">
            <text:p>0,00024</text:p>
          </table:table-cell>
          <table:table-cell office:value-type="float" office:value="0.22944" calcext:value-type="float">
            <text:p>0,22944</text:p>
          </table:table-cell>
          <table:table-cell table:number-columns-repeated="3" office:value-type="float" office:value="0.00024" calcext:value-type="float">
            <text:p>0,00024</text:p>
          </table:table-cell>
          <table:table-cell office:value-type="float" office:value="0.09619" calcext:value-type="float">
            <text:p>0,09619</text:p>
          </table:table-cell>
          <table:table-cell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346</text:p>
          </table:table-cell>
          <table:table-cell table:number-columns-repeated="14" office:value-type="float" office:value="0.00041" calcext:value-type="float">
            <text:p>0,00041</text:p>
          </table:table-cell>
          <table:table-cell office:value-type="float" office:value="0.60005" calcext:value-type="float">
            <text:p>0,60005</text:p>
          </table:table-cell>
          <table:table-cell table:number-columns-repeated="8" office:value-type="float" office:value="0.00041" calcext:value-type="float">
            <text:p>0,00041</text:p>
          </table:table-cell>
          <table:table-cell office:value-type="float" office:value="0.39056" calcext:value-type="float">
            <text:p>0,39056</text:p>
          </table:table-cell>
          <table:table-cell office:value-type="float" office:value="0.00041" calcext:value-type="float">
            <text:p>0,00041</text:p>
          </table:table-cell>
        </table:table-row>
        <table:table-row table:style-name="ro1">
          <table:table-cell office:value-type="string" calcext:value-type="string">
            <text:p>article 347</text:p>
          </table:table-cell>
          <table:table-cell table:number-columns-repeated="9" office:value-type="float" office:value="0.00023" calcext:value-type="float">
            <text:p>0,00023</text:p>
          </table:table-cell>
          <table:table-cell office:value-type="float" office:value="0.07642" calcext:value-type="float">
            <text:p>0,07642</text:p>
          </table:table-cell>
          <table:table-cell office:value-type="float" office:value="0.24721" calcext:value-type="float">
            <text:p>0,24721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4053" calcext:value-type="float">
            <text:p>0,04053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8404" calcext:value-type="float">
            <text:p>0,08404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26029" calcext:value-type="float">
            <text:p>0,26029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28718" calcext:value-type="float">
            <text:p>0,28718</text:p>
          </table:table-cell>
          <table:table-cell table:number-columns-repeated="4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348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59974" calcext:value-type="float">
            <text:p>0,59974</text:p>
          </table:table-cell>
          <table:table-cell table:number-columns-repeated="8" office:value-type="float" office:value="0.00022" calcext:value-type="float">
            <text:p>0,00022</text:p>
          </table:table-cell>
          <table:table-cell office:value-type="float" office:value="0.07255" calcext:value-type="float">
            <text:p>0,07255</text:p>
          </table:table-cell>
          <table:table-cell table:number-columns-repeated="6" office:value-type="float" office:value="0.00022" calcext:value-type="float">
            <text:p>0,00022</text:p>
          </table:table-cell>
          <table:table-cell office:value-type="float" office:value="0.11921" calcext:value-type="float">
            <text:p>0,11921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12866" calcext:value-type="float">
            <text:p>0,12866</text:p>
          </table:table-cell>
          <table:table-cell office:value-type="float" office:value="0.07536" calcext:value-type="float">
            <text:p>0,07536</text:p>
          </table:table-cell>
          <table:table-cell table:number-columns-repeated="3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349</text:p>
          </table:table-cell>
          <table:table-cell table:number-columns-repeated="21" office:value-type="float" office:value="0.00018" calcext:value-type="float">
            <text:p>0,00018</text:p>
          </table:table-cell>
          <table:table-cell office:value-type="float" office:value="0.18619" calcext:value-type="float">
            <text:p>0,18619</text:p>
          </table:table-cell>
          <table:table-cell office:value-type="float" office:value="0.72427" calcext:value-type="float">
            <text:p>0,72427</text:p>
          </table:table-cell>
          <table:table-cell office:value-type="float" office:value="0.0855" calcext:value-type="float">
            <text:p>0,0855</text:p>
          </table:table-cell>
          <table:table-cell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350</text:p>
          </table:table-cell>
          <table:table-cell table:number-columns-repeated="5" office:value-type="float" office:value="0.00016" calcext:value-type="float">
            <text:p>0,00016</text:p>
          </table:table-cell>
          <table:table-cell office:value-type="float" office:value="0.15552" calcext:value-type="float">
            <text:p>0,15552</text:p>
          </table:table-cell>
          <table:table-cell table:number-columns-repeated="8" office:value-type="float" office:value="0.00016" calcext:value-type="float">
            <text:p>0,00016</text:p>
          </table:table-cell>
          <table:table-cell office:value-type="float" office:value="0.16762" calcext:value-type="float">
            <text:p>0,16762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05901" calcext:value-type="float">
            <text:p>0,05901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07917" calcext:value-type="float">
            <text:p>0,07917</text:p>
          </table:table-cell>
          <table:table-cell office:value-type="float" office:value="0.05903" calcext:value-type="float">
            <text:p>0,05903</text:p>
          </table:table-cell>
          <table:table-cell office:value-type="float" office:value="0.47665" calcext:value-type="float">
            <text:p>0,47665</text:p>
          </table:table-cell>
          <table:table-cell table:number-columns-repeated="2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35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9017" calcext:value-type="float">
            <text:p>0,09017</text:p>
          </table:table-cell>
          <table:table-cell table:number-columns-repeated="5" office:value-type="float" office:value="0.0002" calcext:value-type="float">
            <text:p>0,0002</text:p>
          </table:table-cell>
          <table:table-cell office:value-type="float" office:value="0.09658" calcext:value-type="float">
            <text:p>0,09658</text:p>
          </table:table-cell>
          <table:table-cell office:value-type="float" office:value="0.00935" calcext:value-type="float">
            <text:p>0,00935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1472" calcext:value-type="float">
            <text:p>0,1472</text:p>
          </table:table-cell>
          <table:table-cell office:value-type="float" office:value="0.07274" calcext:value-type="float">
            <text:p>0,07274</text:p>
          </table:table-cell>
          <table:table-cell office:value-type="float" office:value="0.55922" calcext:value-type="float">
            <text:p>0,5592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2109" calcext:value-type="float">
            <text:p>0,02109</text:p>
          </table:table-cell>
          <table:table-cell table:number-columns-repeated="8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352</text:p>
          </table:table-cell>
          <table:table-cell office:value-type="float" office:value="0.00029" calcext:value-type="float">
            <text:p>0,00029</text:p>
          </table:table-cell>
          <table:table-cell office:value-type="float" office:value="0.07355" calcext:value-type="float">
            <text:p>0,07355</text:p>
          </table:table-cell>
          <table:table-cell office:value-type="float" office:value="0.09226" calcext:value-type="float">
            <text:p>0,09226</text:p>
          </table:table-cell>
          <table:table-cell table:number-columns-repeated="3" office:value-type="float" office:value="0.00029" calcext:value-type="float">
            <text:p>0,00029</text:p>
          </table:table-cell>
          <table:table-cell office:value-type="float" office:value="0.78384" calcext:value-type="float">
            <text:p>0,78384</text:p>
          </table:table-cell>
          <table:table-cell table:number-columns-repeated="15" office:value-type="float" office:value="0.00029" calcext:value-type="float">
            <text:p>0,00029</text:p>
          </table:table-cell>
          <table:table-cell office:value-type="float" office:value="0.04431" calcext:value-type="float">
            <text:p>0,04431</text:p>
          </table:table-cell>
          <table:table-cell table:number-columns-repeated="2" office:value-type="float" office:value="0.00029" calcext:value-type="float">
            <text:p>0,00029</text:p>
          </table:table-cell>
        </table:table-row>
        <table:table-row table:style-name="ro1">
          <table:table-cell office:value-type="string" calcext:value-type="string">
            <text:p>article 353</text:p>
          </table:table-cell>
          <table:table-cell office:value-type="float" office:value="0.46188" calcext:value-type="float">
            <text:p>0,46188</text:p>
          </table:table-cell>
          <table:table-cell table:number-columns-repeated="7" office:value-type="float" office:value="0.0001" calcext:value-type="float">
            <text:p>0,0001</text:p>
          </table:table-cell>
          <table:table-cell office:value-type="float" office:value="0.01296" calcext:value-type="float">
            <text:p>0,01296</text:p>
          </table:table-cell>
          <table:table-cell office:value-type="float" office:value="0.12832" calcext:value-type="float">
            <text:p>0,12832</text:p>
          </table:table-cell>
          <table:table-cell office:value-type="float" office:value="0.18238" calcext:value-type="float">
            <text:p>0,18238</text:p>
          </table:table-cell>
          <table:table-cell table:number-columns-repeated="3" office:value-type="float" office:value="0.0001" calcext:value-type="float">
            <text:p>0,0001</text:p>
          </table:table-cell>
          <table:table-cell office:value-type="float" office:value="0.03654" calcext:value-type="float">
            <text:p>0,03654</text:p>
          </table:table-cell>
          <table:table-cell table:number-columns-repeated="5" office:value-type="float" office:value="0.0001" calcext:value-type="float">
            <text:p>0,0001</text:p>
          </table:table-cell>
          <table:table-cell office:value-type="float" office:value="0.08181" calcext:value-type="float">
            <text:p>0,08181</text:p>
          </table:table-cell>
          <table:table-cell office:value-type="float" office:value="0.0571" calcext:value-type="float">
            <text:p>0,0571</text:p>
          </table:table-cell>
          <table:table-cell office:value-type="float" office:value="0.03731" calcext:value-type="float">
            <text:p>0,03731</text:p>
          </table:table-cell>
          <table:table-cell table:number-columns-repeated="2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article 354</text:p>
          </table:table-cell>
          <table:table-cell table:number-columns-repeated="3" office:value-type="float" office:value="0.00078" calcext:value-type="float">
            <text:p>0,00078</text:p>
          </table:table-cell>
          <table:table-cell office:value-type="float" office:value="0.11936" calcext:value-type="float">
            <text:p>0,11936</text:p>
          </table:table-cell>
          <table:table-cell office:value-type="float" office:value="0.24092" calcext:value-type="float">
            <text:p>0,24092</text:p>
          </table:table-cell>
          <table:table-cell office:value-type="float" office:value="0.07552" calcext:value-type="float">
            <text:p>0,07552</text:p>
          </table:table-cell>
          <table:table-cell table:number-columns-repeated="7" office:value-type="float" office:value="0.00078" calcext:value-type="float">
            <text:p>0,00078</text:p>
          </table:table-cell>
          <table:table-cell office:value-type="float" office:value="0.35276" calcext:value-type="float">
            <text:p>0,35276</text:p>
          </table:table-cell>
          <table:table-cell table:number-columns-repeated="7" office:value-type="float" office:value="0.00078" calcext:value-type="float">
            <text:p>0,00078</text:p>
          </table:table-cell>
          <table:table-cell office:value-type="float" office:value="0.12133" calcext:value-type="float">
            <text:p>0,12133</text:p>
          </table:table-cell>
          <table:table-cell office:value-type="float" office:value="0.00078" calcext:value-type="float">
            <text:p>0,00078</text:p>
          </table:table-cell>
          <table:table-cell office:value-type="float" office:value="0.07522" calcext:value-type="float">
            <text:p>0,07522</text:p>
          </table:table-cell>
          <table:table-cell office:value-type="float" office:value="0.00078" calcext:value-type="float">
            <text:p>0,00078</text:p>
          </table:table-cell>
        </table:table-row>
        <table:table-row table:style-name="ro1">
          <table:table-cell office:value-type="string" calcext:value-type="string">
            <text:p>article 355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07955" calcext:value-type="float">
            <text:p>0,07955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64145" calcext:value-type="float">
            <text:p>0,64145</text:p>
          </table:table-cell>
          <table:table-cell table:number-columns-repeated="10" office:value-type="float" office:value="0.00016" calcext:value-type="float">
            <text:p>0,00016</text:p>
          </table:table-cell>
          <table:table-cell office:value-type="float" office:value="0.22985" calcext:value-type="float">
            <text:p>0,22985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04576" calcext:value-type="float">
            <text:p>0,04576</text:p>
          </table:table-cell>
          <table:table-cell table:number-columns-repeated="3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356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569" calcext:value-type="float">
            <text:p>0,0569</text:p>
          </table:table-cell>
          <table:table-cell table:number-columns-repeated="8" office:value-type="float" office:value="0.00015" calcext:value-type="float">
            <text:p>0,00015</text:p>
          </table:table-cell>
          <table:table-cell office:value-type="float" office:value="0.02252" calcext:value-type="float">
            <text:p>0,02252</text:p>
          </table:table-cell>
          <table:table-cell office:value-type="float" office:value="0.02589" calcext:value-type="float">
            <text:p>0,02589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46158" calcext:value-type="float">
            <text:p>0,46158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43017" calcext:value-type="float">
            <text:p>0,43017</text:p>
          </table:table-cell>
          <table:table-cell table:number-columns-repeated="7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357</text:p>
          </table:table-cell>
          <table:table-cell office:value-type="float" office:value="0.46693" calcext:value-type="float">
            <text:p>0,46693</text:p>
          </table:table-cell>
          <table:table-cell table:number-columns-repeated="7" office:value-type="float" office:value="0.0001" calcext:value-type="float">
            <text:p>0,0001</text:p>
          </table:table-cell>
          <table:table-cell office:value-type="float" office:value="0.03238" calcext:value-type="float">
            <text:p>0,03238</text:p>
          </table:table-cell>
          <table:table-cell office:value-type="float" office:value="0.11925" calcext:value-type="float">
            <text:p>0,11925</text:p>
          </table:table-cell>
          <table:table-cell office:value-type="float" office:value="0.18832" calcext:value-type="float">
            <text:p>0,18832</text:p>
          </table:table-cell>
          <table:table-cell table:number-columns-repeated="3" office:value-type="float" office:value="0.0001" calcext:value-type="float">
            <text:p>0,0001</text:p>
          </table:table-cell>
          <table:table-cell office:value-type="float" office:value="0.03195" calcext:value-type="float">
            <text:p>0,03195</text:p>
          </table:table-cell>
          <table:table-cell table:number-columns-repeated="5" office:value-type="float" office:value="0.0001" calcext:value-type="float">
            <text:p>0,0001</text:p>
          </table:table-cell>
          <table:table-cell office:value-type="float" office:value="0.06001" calcext:value-type="float">
            <text:p>0,06001</text:p>
          </table:table-cell>
          <table:table-cell office:value-type="float" office:value="0.06935" calcext:value-type="float">
            <text:p>0,06935</text:p>
          </table:table-cell>
          <table:table-cell office:value-type="float" office:value="0.03017" calcext:value-type="float">
            <text:p>0,03017</text:p>
          </table:table-cell>
          <table:table-cell table:number-columns-repeated="2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article 358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03048" calcext:value-type="float">
            <text:p>0,03048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51681" calcext:value-type="float">
            <text:p>0,51681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139" calcext:value-type="float">
            <text:p>0,139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03214" calcext:value-type="float">
            <text:p>0,03214</text:p>
          </table:table-cell>
          <table:table-cell table:number-columns-repeated="9" office:value-type="float" office:value="0.00011" calcext:value-type="float">
            <text:p>0,00011</text:p>
          </table:table-cell>
          <table:table-cell office:value-type="float" office:value="0.0463" calcext:value-type="float">
            <text:p>0,0463</text:p>
          </table:table-cell>
          <table:table-cell office:value-type="float" office:value="0.23322" calcext:value-type="float">
            <text:p>0,23322</text:p>
          </table:table-cell>
        </table:table-row>
        <table:table-row table:style-name="ro1">
          <table:table-cell office:value-type="string" calcext:value-type="string">
            <text:p>article 359</text:p>
          </table:table-cell>
          <table:table-cell table:number-columns-repeated="10" office:value-type="float" office:value="0.00016" calcext:value-type="float">
            <text:p>0,00016</text:p>
          </table:table-cell>
          <table:table-cell office:value-type="float" office:value="0.51918" calcext:value-type="float">
            <text:p>0,51918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21254" calcext:value-type="float">
            <text:p>0,21254</text:p>
          </table:table-cell>
          <table:table-cell office:value-type="float" office:value="0.05046" calcext:value-type="float">
            <text:p>0,05046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13642" calcext:value-type="float">
            <text:p>0,13642</text:p>
          </table:table-cell>
          <table:table-cell office:value-type="float" office:value="0.0781" calcext:value-type="float">
            <text:p>0,0781</text:p>
          </table:table-cell>
          <table:table-cell table:number-columns-repeated="6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360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7376" calcext:value-type="float">
            <text:p>0,07376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4903" calcext:value-type="float">
            <text:p>0,04903</text:p>
          </table:table-cell>
          <table:table-cell table:number-columns-repeated="11" office:value-type="float" office:value="0.00019" calcext:value-type="float">
            <text:p>0,00019</text:p>
          </table:table-cell>
          <table:table-cell office:value-type="float" office:value="0.05273" calcext:value-type="float">
            <text:p>0,05273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60612" calcext:value-type="float">
            <text:p>0,60612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04363" calcext:value-type="float">
            <text:p>0,04363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1712" calcext:value-type="float">
            <text:p>0,1712</text:p>
          </table:table-cell>
        </table:table-row>
        <table:table-row table:style-name="ro1">
          <table:table-cell office:value-type="string" calcext:value-type="string">
            <text:p>article 361</text:p>
          </table:table-cell>
          <table:table-cell table:number-columns-repeated="2" office:value-type="float" office:value="0.00032" calcext:value-type="float">
            <text:p>0,00032</text:p>
          </table:table-cell>
          <table:table-cell office:value-type="float" office:value="0.13164" calcext:value-type="float">
            <text:p>0,13164</text:p>
          </table:table-cell>
          <table:table-cell table:number-columns-repeated="3" office:value-type="float" office:value="0.00032" calcext:value-type="float">
            <text:p>0,00032</text:p>
          </table:table-cell>
          <table:table-cell office:value-type="float" office:value="0.10309" calcext:value-type="float">
            <text:p>0,10309</text:p>
          </table:table-cell>
          <table:table-cell office:value-type="float" office:value="0.67835" calcext:value-type="float">
            <text:p>0,67835</text:p>
          </table:table-cell>
          <table:table-cell table:number-columns-repeated="7" office:value-type="float" office:value="0.00032" calcext:value-type="float">
            <text:p>0,00032</text:p>
          </table:table-cell>
          <table:table-cell office:value-type="float" office:value="0.08016" calcext:value-type="float">
            <text:p>0,08016</text:p>
          </table:table-cell>
          <table:table-cell table:number-columns-repeated="9" office:value-type="float" office:value="0.00032" calcext:value-type="float">
            <text:p>0,00032</text:p>
          </table:table-cell>
        </table:table-row>
        <table:table-row table:style-name="ro1">
          <table:table-cell office:value-type="string" calcext:value-type="string">
            <text:p>article 362</text:p>
          </table:table-cell>
          <table:table-cell office:value-type="float" office:value="0.09419" calcext:value-type="float">
            <text:p>0,09419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2921" calcext:value-type="float">
            <text:p>0,02921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844" calcext:value-type="float">
            <text:p>0,0844</text:p>
          </table:table-cell>
          <table:table-cell office:value-type="float" office:value="0.46406" calcext:value-type="float">
            <text:p>0,46406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03444" calcext:value-type="float">
            <text:p>0,03444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29052" calcext:value-type="float">
            <text:p>0,29052</text:p>
          </table:table-cell>
          <table:table-cell table:number-columns-repeated="9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363</text:p>
          </table:table-cell>
          <table:table-cell table:number-columns-repeated="13" office:value-type="float" office:value="0.00012" calcext:value-type="float">
            <text:p>0,00012</text:p>
          </table:table-cell>
          <table:table-cell office:value-type="float" office:value="0.01188" calcext:value-type="float">
            <text:p>0,01188</text:p>
          </table:table-cell>
          <table:table-cell table:number-columns-repeated="3" office:value-type="float" office:value="0.00012" calcext:value-type="float">
            <text:p>0,00012</text:p>
          </table:table-cell>
          <table:table-cell office:value-type="float" office:value="0.09852" calcext:value-type="float">
            <text:p>0,09852</text:p>
          </table:table-cell>
          <table:table-cell table:number-columns-repeated="4" office:value-type="float" office:value="0.00012" calcext:value-type="float">
            <text:p>0,00012</text:p>
          </table:table-cell>
          <table:table-cell office:value-type="float" office:value="0.76281" calcext:value-type="float">
            <text:p>0,76281</text:p>
          </table:table-cell>
          <table:table-cell office:value-type="float" office:value="0.12421" calcext:value-type="float">
            <text:p>0,12421</text:p>
          </table:table-cell>
          <table:table-cell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364</text:p>
          </table:table-cell>
          <table:table-cell office:value-type="float" office:value="0.41676" calcext:value-type="float">
            <text:p>0,4167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32033" calcext:value-type="float">
            <text:p>0,32033</text:p>
          </table:table-cell>
          <table:table-cell office:value-type="float" office:value="0.07701" calcext:value-type="float">
            <text:p>0,0770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14743" calcext:value-type="float">
            <text:p>0,14743</text:p>
          </table:table-cell>
          <table:table-cell table:number-columns-repeated="16" office:value-type="float" office:value="0.0002" calcext:value-type="float">
            <text:p>0,0002</text:p>
          </table:table-cell>
          <table:table-cell office:value-type="float" office:value="0.03447" calcext:value-type="float">
            <text:p>0,03447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365</text:p>
          </table:table-cell>
          <table:table-cell table:number-columns-repeated="2" office:value-type="float" office:value="0.00004" calcext:value-type="float">
            <text:p>0,00004</text:p>
          </table:table-cell>
          <table:table-cell office:value-type="float" office:value="0.06848" calcext:value-type="float">
            <text:p>0,06848</text:p>
          </table:table-cell>
          <table:table-cell table:number-columns-repeated="5" office:value-type="float" office:value="0.00004" calcext:value-type="float">
            <text:p>0,00004</text:p>
          </table:table-cell>
          <table:table-cell office:value-type="float" office:value="0.10627" calcext:value-type="float">
            <text:p>0,10627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0.08843" calcext:value-type="float">
            <text:p>0,08843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0.00803" calcext:value-type="float">
            <text:p>0,00803</text:p>
          </table:table-cell>
          <table:table-cell table:number-columns-repeated="2" office:value-type="float" office:value="0.00004" calcext:value-type="float">
            <text:p>0,00004</text:p>
          </table:table-cell>
          <table:table-cell office:value-type="float" office:value="0.04072" calcext:value-type="float">
            <text:p>0,04072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0.16395" calcext:value-type="float">
            <text:p>0,1639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0.10913" calcext:value-type="float">
            <text:p>0,10913</text:p>
          </table:table-cell>
          <table:table-cell office:value-type="float" office:value="0.13525" calcext:value-type="float">
            <text:p>0,13525</text:p>
          </table:table-cell>
          <table:table-cell office:value-type="float" office:value="0.02236" calcext:value-type="float">
            <text:p>0,02236</text:p>
          </table:table-cell>
          <table:table-cell office:value-type="float" office:value="0.25672" calcext:value-type="float">
            <text:p>0,25672</text:p>
          </table:table-cell>
          <table:table-cell table:number-columns-repeated="2" office:value-type="float" office:value="0.00004" calcext:value-type="float">
            <text:p>0,00004</text:p>
          </table:table-cell>
        </table:table-row>
        <table:table-row table:style-name="ro1">
          <table:table-cell office:value-type="string" calcext:value-type="string">
            <text:p>article 366</text:p>
          </table:table-cell>
          <table:table-cell table:number-columns-repeated="5" office:value-type="float" office:value="0.00023" calcext:value-type="float">
            <text:p>0,00023</text:p>
          </table:table-cell>
          <table:table-cell office:value-type="float" office:value="0.55155" calcext:value-type="float">
            <text:p>0,55155</text:p>
          </table:table-cell>
          <table:table-cell table:number-columns-repeated="11" office:value-type="float" office:value="0.00023" calcext:value-type="float">
            <text:p>0,00023</text:p>
          </table:table-cell>
          <table:table-cell office:value-type="float" office:value="0.09298" calcext:value-type="float">
            <text:p>0,09298</text:p>
          </table:table-cell>
          <table:table-cell office:value-type="float" office:value="0.35038" calcext:value-type="float">
            <text:p>0,35038</text:p>
          </table:table-cell>
          <table:table-cell table:number-columns-repeated="6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367</text:p>
          </table:table-cell>
          <table:table-cell office:value-type="float" office:value="0.0408" calcext:value-type="float">
            <text:p>0,0408</text:p>
          </table:table-cell>
          <table:table-cell office:value-type="float" office:value="0.08287" calcext:value-type="float">
            <text:p>0,08287</text:p>
          </table:table-cell>
          <table:table-cell office:value-type="float" office:value="0.12434" calcext:value-type="float">
            <text:p>0,12434</text:p>
          </table:table-cell>
          <table:table-cell table:number-columns-repeated="10" office:value-type="float" office:value="0.00016" calcext:value-type="float">
            <text:p>0,00016</text:p>
          </table:table-cell>
          <table:table-cell office:value-type="float" office:value="0.06147" calcext:value-type="float">
            <text:p>0,06147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2929" calcext:value-type="float">
            <text:p>0,2929</text:p>
          </table:table-cell>
          <table:table-cell office:value-type="float" office:value="0.00814" calcext:value-type="float">
            <text:p>0,00814</text:p>
          </table:table-cell>
          <table:table-cell office:value-type="float" office:value="0.23695" calcext:value-type="float">
            <text:p>0,23695</text:p>
          </table:table-cell>
          <table:table-cell table:number-columns-repeated="6" office:value-type="float" office:value="0.00016" calcext:value-type="float">
            <text:p>0,00016</text:p>
          </table:table-cell>
          <table:table-cell office:value-type="float" office:value="0.14979" calcext:value-type="float">
            <text:p>0,14979</text:p>
          </table:table-cell>
        </table:table-row>
        <table:table-row table:style-name="ro1">
          <table:table-cell office:value-type="string" calcext:value-type="string">
            <text:p>article 368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0.07964" calcext:value-type="float">
            <text:p>0,07964</text:p>
          </table:table-cell>
          <table:table-cell table:number-columns-repeated="12" office:value-type="float" office:value="0.00027" calcext:value-type="float">
            <text:p>0,00027</text:p>
          </table:table-cell>
          <table:table-cell office:value-type="float" office:value="0.19923" calcext:value-type="float">
            <text:p>0,19923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0.03309" calcext:value-type="float">
            <text:p>0,03309</text:p>
          </table:table-cell>
          <table:table-cell table:number-columns-repeated="6" office:value-type="float" office:value="0.00027" calcext:value-type="float">
            <text:p>0,00027</text:p>
          </table:table-cell>
          <table:table-cell office:value-type="float" office:value="0.66628" calcext:value-type="float">
            <text:p>0,66628</text:p>
          </table:table-cell>
          <table:table-cell office:value-type="float" office:value="0.01628" calcext:value-type="float">
            <text:p>0,01628</text:p>
          </table:table-cell>
        </table:table-row>
        <table:table-row table:style-name="ro1">
          <table:table-cell office:value-type="string" calcext:value-type="string">
            <text:p>article 369</text:p>
          </table:table-cell>
          <table:table-cell table:number-columns-repeated="5" office:value-type="float" office:value="0.00033" calcext:value-type="float">
            <text:p>0,00033</text:p>
          </table:table-cell>
          <table:table-cell office:value-type="float" office:value="0.13686" calcext:value-type="float">
            <text:p>0,13686</text:p>
          </table:table-cell>
          <table:table-cell office:value-type="float" office:value="0.00033" calcext:value-type="float">
            <text:p>0,00033</text:p>
          </table:table-cell>
          <table:table-cell office:value-type="float" office:value="0.1383" calcext:value-type="float">
            <text:p>0,1383</text:p>
          </table:table-cell>
          <table:table-cell table:number-columns-repeated="2" office:value-type="float" office:value="0.00033" calcext:value-type="float">
            <text:p>0,00033</text:p>
          </table:table-cell>
          <table:table-cell office:value-type="float" office:value="0.57006" calcext:value-type="float">
            <text:p>0,57006</text:p>
          </table:table-cell>
          <table:table-cell table:number-columns-repeated="6" office:value-type="float" office:value="0.00033" calcext:value-type="float">
            <text:p>0,00033</text:p>
          </table:table-cell>
          <table:table-cell office:value-type="float" office:value="0.03646" calcext:value-type="float">
            <text:p>0,03646</text:p>
          </table:table-cell>
          <table:table-cell table:number-columns-repeated="3" office:value-type="float" office:value="0.00033" calcext:value-type="float">
            <text:p>0,00033</text:p>
          </table:table-cell>
          <table:table-cell office:value-type="float" office:value="0.11176" calcext:value-type="float">
            <text:p>0,11176</text:p>
          </table:table-cell>
          <table:table-cell table:number-columns-repeated="3" office:value-type="float" office:value="0.00033" calcext:value-type="float">
            <text:p>0,00033</text:p>
          </table:table-cell>
        </table:table-row>
        <table:table-row table:style-name="ro1">
          <table:table-cell office:value-type="string" calcext:value-type="string">
            <text:p>article 370</text:p>
          </table:table-cell>
          <table:table-cell office:value-type="float" office:value="0.39769" calcext:value-type="float">
            <text:p>0,39769</text:p>
          </table:table-cell>
          <table:table-cell table:number-columns-repeated="16" office:value-type="float" office:value="0.0002" calcext:value-type="float">
            <text:p>0,0002</text:p>
          </table:table-cell>
          <table:table-cell office:value-type="float" office:value="0.48798" calcext:value-type="float">
            <text:p>0,48798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10988" calcext:value-type="float">
            <text:p>0,10988</text:p>
          </table:table-cell>
          <table:table-cell table:number-columns-repeated="4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371</text:p>
          </table:table-cell>
          <table:table-cell table:number-columns-repeated="9" office:value-type="float" office:value="0.00015" calcext:value-type="float">
            <text:p>0,00015</text:p>
          </table:table-cell>
          <table:table-cell office:value-type="float" office:value="0.00879" calcext:value-type="float">
            <text:p>0,00879</text:p>
          </table:table-cell>
          <table:table-cell office:value-type="float" office:value="0.20021" calcext:value-type="float">
            <text:p>0,20021</text:p>
          </table:table-cell>
          <table:table-cell office:value-type="float" office:value="0.2056" calcext:value-type="float">
            <text:p>0,2056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4779" calcext:value-type="float">
            <text:p>0,04779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21377" calcext:value-type="float">
            <text:p>0,21377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245" calcext:value-type="float">
            <text:p>0,0245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17515" calcext:value-type="float">
            <text:p>0,17515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12171" calcext:value-type="float">
            <text:p>0,12171</text:p>
          </table:table-cell>
          <table:table-cell table:number-columns-repeated="2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372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20789" calcext:value-type="float">
            <text:p>0,20789</text:p>
          </table:table-cell>
          <table:table-cell table:number-columns-repeated="2" office:value-type="float" office:value="0.00028" calcext:value-type="float">
            <text:p>0,00028</text:p>
          </table:table-cell>
          <table:table-cell office:value-type="float" office:value="0.20762" calcext:value-type="float">
            <text:p>0,20762</text:p>
          </table:table-cell>
          <table:table-cell office:value-type="float" office:value="0.19894" calcext:value-type="float">
            <text:p>0,19894</text:p>
          </table:table-cell>
          <table:table-cell table:number-columns-repeated="5" office:value-type="float" office:value="0.00028" calcext:value-type="float">
            <text:p>0,00028</text:p>
          </table:table-cell>
          <table:table-cell office:value-type="float" office:value="0.34233" calcext:value-type="float">
            <text:p>0,34233</text:p>
          </table:table-cell>
          <table:table-cell table:number-columns-repeated="8" office:value-type="float" office:value="0.00028" calcext:value-type="float">
            <text:p>0,00028</text:p>
          </table:table-cell>
          <table:table-cell office:value-type="float" office:value="0.03771" calcext:value-type="float">
            <text:p>0,03771</text:p>
          </table:table-cell>
          <table:table-cell table:number-columns-repeated="4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article 373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05778" calcext:value-type="float">
            <text:p>0,05778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8516" calcext:value-type="float">
            <text:p>0,08516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11025" calcext:value-type="float">
            <text:p>0,11025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7387" calcext:value-type="float">
            <text:p>0,07387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12599" calcext:value-type="float">
            <text:p>0,12599</text:p>
          </table:table-cell>
          <table:table-cell office:value-type="float" office:value="0.12995" calcext:value-type="float">
            <text:p>0,12995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30051" calcext:value-type="float">
            <text:p>0,30051</text:p>
          </table:table-cell>
          <table:table-cell table:number-columns-repeated="9" office:value-type="float" office:value="0.00019" calcext:value-type="float">
            <text:p>0,00019</text:p>
          </table:table-cell>
          <table:table-cell office:value-type="float" office:value="0.11332" calcext:value-type="float">
            <text:p>0,11332</text:p>
          </table:table-cell>
        </table:table-row>
        <table:table-row table:style-name="ro1">
          <table:table-cell office:value-type="string" calcext:value-type="string">
            <text:p>article 374</text:p>
          </table:table-cell>
          <table:table-cell office:value-type="float" office:value="0.78853" calcext:value-type="float">
            <text:p>0,78853</text:p>
          </table:table-cell>
          <table:table-cell table:number-columns-repeated="16" office:value-type="float" office:value="0.0001" calcext:value-type="float">
            <text:p>0,0001</text:p>
          </table:table-cell>
          <table:table-cell office:value-type="float" office:value="0.11452" calcext:value-type="float">
            <text:p>0,11452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9466" calcext:value-type="float">
            <text:p>0,09466</text:p>
          </table:table-cell>
          <table:table-cell table:number-columns-repeated="4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article 375</text:p>
          </table:table-cell>
          <table:table-cell table:number-columns-repeated="2" office:value-type="float" office:value="0.00053" calcext:value-type="float">
            <text:p>0,00053</text:p>
          </table:table-cell>
          <table:table-cell office:value-type="float" office:value="0.41559" calcext:value-type="float">
            <text:p>0,41559</text:p>
          </table:table-cell>
          <table:table-cell table:number-columns-repeated="8" office:value-type="float" office:value="0.00053" calcext:value-type="float">
            <text:p>0,00053</text:p>
          </table:table-cell>
          <table:table-cell office:value-type="float" office:value="0.04812" calcext:value-type="float">
            <text:p>0,04812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9648" calcext:value-type="float">
            <text:p>0,09648</text:p>
          </table:table-cell>
          <table:table-cell office:value-type="float" office:value="0.4286" calcext:value-type="float">
            <text:p>0,4286</text:p>
          </table:table-cell>
          <table:table-cell table:number-columns-repeated="10" office:value-type="float" office:value="0.00053" calcext:value-type="float">
            <text:p>0,00053</text:p>
          </table:table-cell>
        </table:table-row>
        <table:table-row table:style-name="ro1">
          <table:table-cell office:value-type="string" calcext:value-type="string">
            <text:p>article 376</text:p>
          </table:table-cell>
          <table:table-cell table:number-columns-repeated="10" office:value-type="float" office:value="0.00038" calcext:value-type="float">
            <text:p>0,00038</text:p>
          </table:table-cell>
          <table:table-cell office:value-type="float" office:value="0.54749" calcext:value-type="float">
            <text:p>0,54749</text:p>
          </table:table-cell>
          <table:table-cell table:number-columns-repeated="3" office:value-type="float" office:value="0.00038" calcext:value-type="float">
            <text:p>0,00038</text:p>
          </table:table-cell>
          <table:table-cell office:value-type="float" office:value="0.44366" calcext:value-type="float">
            <text:p>0,44366</text:p>
          </table:table-cell>
          <table:table-cell table:number-columns-repeated="10" office:value-type="float" office:value="0.00038" calcext:value-type="float">
            <text:p>0,00038</text:p>
          </table:table-cell>
        </table:table-row>
        <table:table-row table:style-name="ro1">
          <table:table-cell office:value-type="string" calcext:value-type="string">
            <text:p>article 377</text:p>
          </table:table-cell>
          <table:table-cell table:number-columns-repeated="6" office:value-type="float" office:value="0.00019" calcext:value-type="float">
            <text:p>0,00019</text:p>
          </table:table-cell>
          <table:table-cell office:value-type="float" office:value="0.03932" calcext:value-type="float">
            <text:p>0,03932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46956" calcext:value-type="float">
            <text:p>0,46956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01987" calcext:value-type="float">
            <text:p>0,01987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04591" calcext:value-type="float">
            <text:p>0,04591</text:p>
          </table:table-cell>
          <table:table-cell office:value-type="float" office:value="0.133" calcext:value-type="float">
            <text:p>0,133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5501" calcext:value-type="float">
            <text:p>0,05501</text:p>
          </table:table-cell>
          <table:table-cell office:value-type="float" office:value="0.23383" calcext:value-type="float">
            <text:p>0,23383</text:p>
          </table:table-cell>
          <table:table-cell table:number-columns-repeated="4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378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5523" calcext:value-type="float">
            <text:p>0,05523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1608" calcext:value-type="float">
            <text:p>0,01608</text:p>
          </table:table-cell>
          <table:table-cell table:number-columns-repeated="6" office:value-type="float" office:value="0.00017" calcext:value-type="float">
            <text:p>0,00017</text:p>
          </table:table-cell>
          <table:table-cell office:value-type="float" office:value="0.12144" calcext:value-type="float">
            <text:p>0,12144</text:p>
          </table:table-cell>
          <table:table-cell office:value-type="float" office:value="0.07453" calcext:value-type="float">
            <text:p>0,07453</text:p>
          </table:table-cell>
          <table:table-cell table:number-columns-repeated="5" office:value-type="float" office:value="0.00017" calcext:value-type="float">
            <text:p>0,00017</text:p>
          </table:table-cell>
          <table:table-cell office:value-type="float" office:value="0.5292" calcext:value-type="float">
            <text:p>0,5292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18687" calcext:value-type="float">
            <text:p>0,18687</text:p>
          </table:table-cell>
          <table:table-cell office:value-type="float" office:value="0.01359" calcext:value-type="float">
            <text:p>0,01359</text:p>
          </table:table-cell>
          <table:table-cell table:number-columns-repeated="3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379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1809" calcext:value-type="float">
            <text:p>0,01809</text:p>
          </table:table-cell>
          <table:table-cell table:number-columns-repeated="5" office:value-type="float" office:value="0.0001" calcext:value-type="float">
            <text:p>0,0001</text:p>
          </table:table-cell>
          <table:table-cell office:value-type="float" office:value="0.68004" calcext:value-type="float">
            <text:p>0,68004</text:p>
          </table:table-cell>
          <table:table-cell table:number-columns-repeated="3" office:value-type="float" office:value="0.0001" calcext:value-type="float">
            <text:p>0,0001</text:p>
          </table:table-cell>
          <table:table-cell office:value-type="float" office:value="0.0825" calcext:value-type="float">
            <text:p>0,0825</text:p>
          </table:table-cell>
          <table:table-cell table:number-columns-repeated="4" office:value-type="float" office:value="0.0001" calcext:value-type="float">
            <text:p>0,0001</text:p>
          </table:table-cell>
          <table:table-cell office:value-type="float" office:value="0.01507" calcext:value-type="float">
            <text:p>0,01507</text:p>
          </table:table-cell>
          <table:table-cell table:number-columns-repeated="3" office:value-type="float" office:value="0.0001" calcext:value-type="float">
            <text:p>0,0001</text:p>
          </table:table-cell>
          <table:table-cell office:value-type="float" office:value="0.2022" calcext:value-type="float">
            <text:p>0,2022</text:p>
          </table:table-cell>
          <table:table-cell table:number-columns-repeated="4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article 380</text:p>
          </table:table-cell>
          <table:table-cell table:number-columns-repeated="5" office:value-type="float" office:value="0.00022" calcext:value-type="float">
            <text:p>0,00022</text:p>
          </table:table-cell>
          <table:table-cell office:value-type="float" office:value="0.31459" calcext:value-type="float">
            <text:p>0,31459</text:p>
          </table:table-cell>
          <table:table-cell table:number-columns-repeated="4" office:value-type="float" office:value="0.00022" calcext:value-type="float">
            <text:p>0,00022</text:p>
          </table:table-cell>
          <table:table-cell office:value-type="float" office:value="0.10317" calcext:value-type="float">
            <text:p>0,10317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15631" calcext:value-type="float">
            <text:p>0,15631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11098" calcext:value-type="float">
            <text:p>0,11098</text:p>
          </table:table-cell>
          <table:table-cell table:number-columns-repeated="7" office:value-type="float" office:value="0.00022" calcext:value-type="float">
            <text:p>0,00022</text:p>
          </table:table-cell>
          <table:table-cell office:value-type="float" office:value="0.22823" calcext:value-type="float">
            <text:p>0,22823</text:p>
          </table:table-cell>
          <table:table-cell office:value-type="float" office:value="0.08256" calcext:value-type="float">
            <text:p>0,08256</text:p>
          </table:table-cell>
          <table:table-cell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381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28351" calcext:value-type="float">
            <text:p>0,28351</text:p>
          </table:table-cell>
          <table:table-cell table:number-columns-repeated="3" office:value-type="float" office:value="0.00012" calcext:value-type="float">
            <text:p>0,00012</text:p>
          </table:table-cell>
          <table:table-cell office:value-type="float" office:value="0.07869" calcext:value-type="float">
            <text:p>0,07869</text:p>
          </table:table-cell>
          <table:table-cell table:number-columns-repeated="4" office:value-type="float" office:value="0.00012" calcext:value-type="float">
            <text:p>0,00012</text:p>
          </table:table-cell>
          <table:table-cell office:value-type="float" office:value="0.21892" calcext:value-type="float">
            <text:p>0,21892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37046" calcext:value-type="float">
            <text:p>0,37046</text:p>
          </table:table-cell>
          <table:table-cell table:number-columns-repeated="5" office:value-type="float" office:value="0.00012" calcext:value-type="float">
            <text:p>0,00012</text:p>
          </table:table-cell>
          <table:table-cell office:value-type="float" office:value="0.04612" calcext:value-type="float">
            <text:p>0,04612</text:p>
          </table:table-cell>
          <table:table-cell table:number-columns-repeated="4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382</text:p>
          </table:table-cell>
          <table:table-cell table:number-columns-repeated="8" office:value-type="float" office:value="0.00018" calcext:value-type="float">
            <text:p>0,00018</text:p>
          </table:table-cell>
          <table:table-cell office:value-type="float" office:value="0.1327" calcext:value-type="float">
            <text:p>0,1327</text:p>
          </table:table-cell>
          <table:table-cell office:value-type="float" office:value="0.09976" calcext:value-type="float">
            <text:p>0,09976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08831" calcext:value-type="float">
            <text:p>0,08831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33038" calcext:value-type="float">
            <text:p>0,33038</text:p>
          </table:table-cell>
          <table:table-cell office:value-type="float" office:value="0.33211" calcext:value-type="float">
            <text:p>0,33211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01327" calcext:value-type="float">
            <text:p>0,01327</text:p>
          </table:table-cell>
          <table:table-cell table:number-columns-repeated="3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383</text:p>
          </table:table-cell>
          <table:table-cell office:value-type="float" office:value="0.02372" calcext:value-type="float">
            <text:p>0,02372</text:p>
          </table:table-cell>
          <table:table-cell table:number-columns-repeated="5" office:value-type="float" office:value="0.00009" calcext:value-type="float">
            <text:p>0,00009</text:p>
          </table:table-cell>
          <table:table-cell office:value-type="float" office:value="0.00997" calcext:value-type="float">
            <text:p>0,00997</text:p>
          </table:table-cell>
          <table:table-cell office:value-type="float" office:value="0.29586" calcext:value-type="float">
            <text:p>0,29586</text:p>
          </table:table-cell>
          <table:table-cell office:value-type="float" office:value="0.22421" calcext:value-type="float">
            <text:p>0,22421</text:p>
          </table:table-cell>
          <table:table-cell table:number-columns-repeated="8" office:value-type="float" office:value="0.00009" calcext:value-type="float">
            <text:p>0,00009</text:p>
          </table:table-cell>
          <table:table-cell office:value-type="float" office:value="0.35004" calcext:value-type="float">
            <text:p>0,35004</text:p>
          </table:table-cell>
          <table:table-cell table:number-columns-repeated="2" office:value-type="float" office:value="0.00009" calcext:value-type="float">
            <text:p>0,00009</text:p>
          </table:table-cell>
          <table:table-cell office:value-type="float" office:value="0.04018" calcext:value-type="float">
            <text:p>0,04018</text:p>
          </table:table-cell>
          <table:table-cell office:value-type="float" office:value="0.05444" calcext:value-type="float">
            <text:p>0,05444</text:p>
          </table:table-cell>
          <table:table-cell table:number-columns-repeated="3" office:value-type="float" office:value="0.00009" calcext:value-type="float">
            <text:p>0,00009</text:p>
          </table:table-cell>
        </table:table-row>
        <table:table-row table:style-name="ro1">
          <table:table-cell office:value-type="string" calcext:value-type="string">
            <text:p>article 384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0.04925" calcext:value-type="float">
            <text:p>0,04925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34806" calcext:value-type="float">
            <text:p>0,34806</text:p>
          </table:table-cell>
          <table:table-cell office:value-type="float" office:value="0.06012" calcext:value-type="float">
            <text:p>0,06012</text:p>
          </table:table-cell>
          <table:table-cell table:number-columns-repeated="4" office:value-type="float" office:value="0.00005" calcext:value-type="float">
            <text:p>0,00005</text:p>
          </table:table-cell>
          <table:table-cell office:value-type="float" office:value="0.16209" calcext:value-type="float">
            <text:p>0,16209</text:p>
          </table:table-cell>
          <table:table-cell table:number-columns-repeated="4" office:value-type="float" office:value="0.00005" calcext:value-type="float">
            <text:p>0,00005</text:p>
          </table:table-cell>
          <table:table-cell office:value-type="float" office:value="0.03122" calcext:value-type="float">
            <text:p>0,0312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8608" calcext:value-type="float">
            <text:p>0,08608</text:p>
          </table:table-cell>
          <table:table-cell table:number-columns-repeated="4" office:value-type="float" office:value="0.00005" calcext:value-type="float">
            <text:p>0,00005</text:p>
          </table:table-cell>
          <table:table-cell office:value-type="float" office:value="0.26231" calcext:value-type="float">
            <text:p>0,26231</text:p>
          </table:table-cell>
          <table:table-cell table:number-columns-repeated="2" office:value-type="float" office:value="0.00005" calcext:value-type="float">
            <text:p>0,00005</text:p>
          </table:table-cell>
        </table:table-row>
        <table:table-row table:style-name="ro1">
          <table:table-cell office:value-type="string" calcext:value-type="string">
            <text:p>article 385</text:p>
          </table:table-cell>
          <table:table-cell table:number-columns-repeated="6" office:value-type="float" office:value="0.00023" calcext:value-type="float">
            <text:p>0,00023</text:p>
          </table:table-cell>
          <table:table-cell office:value-type="float" office:value="0.07455" calcext:value-type="float">
            <text:p>0,07455</text:p>
          </table:table-cell>
          <table:table-cell table:number-columns-repeated="7" office:value-type="float" office:value="0.00023" calcext:value-type="float">
            <text:p>0,00023</text:p>
          </table:table-cell>
          <table:table-cell office:value-type="float" office:value="0.56643" calcext:value-type="float">
            <text:p>0,56643</text:p>
          </table:table-cell>
          <table:table-cell table:number-columns-repeated="6" office:value-type="float" office:value="0.00023" calcext:value-type="float">
            <text:p>0,00023</text:p>
          </table:table-cell>
          <table:table-cell office:value-type="float" office:value="0.19813" calcext:value-type="float">
            <text:p>0,19813</text:p>
          </table:table-cell>
          <table:table-cell office:value-type="float" office:value="0.15603" calcext:value-type="float">
            <text:p>0,15603</text:p>
          </table:table-cell>
          <table:table-cell table:number-columns-repeated="2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386</text:p>
          </table:table-cell>
          <table:table-cell office:value-type="float" office:value="0.15414" calcext:value-type="float">
            <text:p>0,15414</text:p>
          </table:table-cell>
          <table:table-cell table:number-columns-repeated="2" office:value-type="float" office:value="0.00083" calcext:value-type="float">
            <text:p>0,00083</text:p>
          </table:table-cell>
          <table:table-cell office:value-type="float" office:value="0.17427" calcext:value-type="float">
            <text:p>0,17427</text:p>
          </table:table-cell>
          <table:table-cell table:number-columns-repeated="15" office:value-type="float" office:value="0.00083" calcext:value-type="float">
            <text:p>0,00083</text:p>
          </table:table-cell>
          <table:table-cell office:value-type="float" office:value="0.65326" calcext:value-type="float">
            <text:p>0,65326</text:p>
          </table:table-cell>
          <table:table-cell table:number-columns-repeated="5" office:value-type="float" office:value="0.00083" calcext:value-type="float">
            <text:p>0,00083</text:p>
          </table:table-cell>
        </table:table-row>
        <table:table-row table:style-name="ro1">
          <table:table-cell office:value-type="string" calcext:value-type="string">
            <text:p>article 387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17138" calcext:value-type="float">
            <text:p>0,17138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4025" calcext:value-type="float">
            <text:p>0,04025</text:p>
          </table:table-cell>
          <table:table-cell table:number-columns-repeated="11" office:value-type="float" office:value="0.00012" calcext:value-type="float">
            <text:p>0,00012</text:p>
          </table:table-cell>
          <table:table-cell office:value-type="float" office:value="0.76009" calcext:value-type="float">
            <text:p>0,76009</text:p>
          </table:table-cell>
          <table:table-cell table:number-columns-repeated="7" office:value-type="float" office:value="0.00012" calcext:value-type="float">
            <text:p>0,00012</text:p>
          </table:table-cell>
          <table:table-cell office:value-type="float" office:value="0.02578" calcext:value-type="float">
            <text:p>0,02578</text:p>
          </table:table-cell>
          <table:table-cell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388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15824" calcext:value-type="float">
            <text:p>0,15824</text:p>
          </table:table-cell>
          <table:table-cell table:number-columns-repeated="9" office:value-type="float" office:value="0.00063" calcext:value-type="float">
            <text:p>0,00063</text:p>
          </table:table-cell>
          <table:table-cell office:value-type="float" office:value="0.12693" calcext:value-type="float">
            <text:p>0,12693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22415" calcext:value-type="float">
            <text:p>0,22415</text:p>
          </table:table-cell>
          <table:table-cell table:number-columns-repeated="5" office:value-type="float" office:value="0.00063" calcext:value-type="float">
            <text:p>0,00063</text:p>
          </table:table-cell>
          <table:table-cell office:value-type="float" office:value="0.47735" calcext:value-type="float">
            <text:p>0,47735</text:p>
          </table:table-cell>
          <table:table-cell table:number-columns-repeated="5" office:value-type="float" office:value="0.00063" calcext:value-type="float">
            <text:p>0,00063</text:p>
          </table:table-cell>
        </table:table-row>
        <table:table-row table:style-name="ro1">
          <table:table-cell office:value-type="string" calcext:value-type="string">
            <text:p>article 389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12086" calcext:value-type="float">
            <text:p>0,12086</text:p>
          </table:table-cell>
          <table:table-cell office:value-type="float" office:value="0.12672" calcext:value-type="float">
            <text:p>0,12672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08807" calcext:value-type="float">
            <text:p>0,08807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10597" calcext:value-type="float">
            <text:p>0,10597</text:p>
          </table:table-cell>
          <table:table-cell table:number-columns-repeated="5" office:value-type="float" office:value="0.00025" calcext:value-type="float">
            <text:p>0,00025</text:p>
          </table:table-cell>
          <table:table-cell office:value-type="float" office:value="0.55344" calcext:value-type="float">
            <text:p>0,55344</text:p>
          </table:table-cell>
          <table:table-cell table:number-columns-repeated="7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390</text:p>
          </table:table-cell>
          <table:table-cell table:number-columns-repeated="8" office:value-type="float" office:value="0.00023" calcext:value-type="float">
            <text:p>0,00023</text:p>
          </table:table-cell>
          <table:table-cell office:value-type="float" office:value="0.14086" calcext:value-type="float">
            <text:p>0,14086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19078" calcext:value-type="float">
            <text:p>0,19078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03322" calcext:value-type="float">
            <text:p>0,03322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63034" calcext:value-type="float">
            <text:p>0,63034</text:p>
          </table:table-cell>
          <table:table-cell table:number-columns-repeated="6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391</text:p>
          </table:table-cell>
          <table:table-cell office:value-type="float" office:value="0.03767" calcext:value-type="float">
            <text:p>0,03767</text:p>
          </table:table-cell>
          <table:table-cell table:number-columns-repeated="2" office:value-type="float" office:value="0.00008" calcext:value-type="float">
            <text:p>0,00008</text:p>
          </table:table-cell>
          <table:table-cell office:value-type="float" office:value="0.00405" calcext:value-type="float">
            <text:p>0,00405</text:p>
          </table:table-cell>
          <table:table-cell office:value-type="float" office:value="0.03424" calcext:value-type="float">
            <text:p>0,03424</text:p>
          </table:table-cell>
          <table:table-cell table:number-columns-repeated="2" office:value-type="float" office:value="0.00008" calcext:value-type="float">
            <text:p>0,00008</text:p>
          </table:table-cell>
          <table:table-cell office:value-type="float" office:value="0.03389" calcext:value-type="float">
            <text:p>0,03389</text:p>
          </table:table-cell>
          <table:table-cell table:number-columns-repeated="2" office:value-type="float" office:value="0.00008" calcext:value-type="float">
            <text:p>0,00008</text:p>
          </table:table-cell>
          <table:table-cell office:value-type="float" office:value="0.67972" calcext:value-type="float">
            <text:p>0,67972</text:p>
          </table:table-cell>
          <table:table-cell table:number-columns-repeated="6" office:value-type="float" office:value="0.00008" calcext:value-type="float">
            <text:p>0,00008</text:p>
          </table:table-cell>
          <table:table-cell office:value-type="float" office:value="0.15525" calcext:value-type="float">
            <text:p>0,15525</text:p>
          </table:table-cell>
          <table:table-cell table:number-columns-repeated="2" office:value-type="float" office:value="0.00008" calcext:value-type="float">
            <text:p>0,00008</text:p>
          </table:table-cell>
          <table:table-cell office:value-type="float" office:value="0.05382" calcext:value-type="float">
            <text:p>0,05382</text:p>
          </table:table-cell>
          <table:table-cell table:number-columns-repeated="4" office:value-type="float" office:value="0.00008" calcext:value-type="float">
            <text:p>0,00008</text:p>
          </table:table-cell>
        </table:table-row>
        <table:table-row table:style-name="ro1">
          <table:table-cell office:value-type="string" calcext:value-type="string">
            <text:p>article 392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19737" calcext:value-type="float">
            <text:p>0,19737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3884" calcext:value-type="float">
            <text:p>0,3884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24149" calcext:value-type="float">
            <text:p>0,24149</text:p>
          </table:table-cell>
          <table:table-cell table:number-columns-repeated="7" office:value-type="float" office:value="0.00013" calcext:value-type="float">
            <text:p>0,00013</text:p>
          </table:table-cell>
          <table:table-cell office:value-type="float" office:value="0.17004" calcext:value-type="float">
            <text:p>0,17004</text:p>
          </table:table-cell>
          <table:table-cell table:number-columns-repeated="9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393</text:p>
          </table:table-cell>
          <table:table-cell table:number-columns-repeated="4" office:value-type="float" office:value="0.00035" calcext:value-type="float">
            <text:p>0,00035</text:p>
          </table:table-cell>
          <table:table-cell office:value-type="float" office:value="0.10157" calcext:value-type="float">
            <text:p>0,10157</text:p>
          </table:table-cell>
          <table:table-cell table:number-columns-repeated="3" office:value-type="float" office:value="0.00035" calcext:value-type="float">
            <text:p>0,00035</text:p>
          </table:table-cell>
          <table:table-cell office:value-type="float" office:value="0.04054" calcext:value-type="float">
            <text:p>0,04054</text:p>
          </table:table-cell>
          <table:table-cell table:number-columns-repeated="3" office:value-type="float" office:value="0.00035" calcext:value-type="float">
            <text:p>0,00035</text:p>
          </table:table-cell>
          <table:table-cell office:value-type="float" office:value="0.0469" calcext:value-type="float">
            <text:p>0,0469</text:p>
          </table:table-cell>
          <table:table-cell office:value-type="float" office:value="0.30469" calcext:value-type="float">
            <text:p>0,30469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1722" calcext:value-type="float">
            <text:p>0,01722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4349" calcext:value-type="float">
            <text:p>0,04349</text:p>
          </table:table-cell>
          <table:table-cell office:value-type="float" office:value="0.25713" calcext:value-type="float">
            <text:p>0,25713</text:p>
          </table:table-cell>
          <table:table-cell table:number-columns-repeated="4" office:value-type="float" office:value="0.00035" calcext:value-type="float">
            <text:p>0,00035</text:p>
          </table:table-cell>
          <table:table-cell office:value-type="float" office:value="0.18253" calcext:value-type="float">
            <text:p>0,18253</text:p>
          </table:table-cell>
          <table:table-cell office:value-type="float" office:value="0.00035" calcext:value-type="float">
            <text:p>0,00035</text:p>
          </table:table-cell>
        </table:table-row>
        <table:table-row table:style-name="ro1">
          <table:table-cell office:value-type="string" calcext:value-type="string">
            <text:p>article 394</text:p>
          </table:table-cell>
          <table:table-cell office:value-type="float" office:value="0.24613" calcext:value-type="float">
            <text:p>0,24613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38216" calcext:value-type="float">
            <text:p>0,38216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28348" calcext:value-type="float">
            <text:p>0,28348</text:p>
          </table:table-cell>
          <table:table-cell table:number-columns-repeated="5" office:value-type="float" office:value="0.00028" calcext:value-type="float">
            <text:p>0,00028</text:p>
          </table:table-cell>
          <table:table-cell office:value-type="float" office:value="0.0824" calcext:value-type="float">
            <text:p>0,0824</text:p>
          </table:table-cell>
          <table:table-cell table:number-columns-repeated="14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article 395</text:p>
          </table:table-cell>
          <table:table-cell table:number-columns-repeated="6" office:value-type="float" office:value="0.00073" calcext:value-type="float">
            <text:p>0,00073</text:p>
          </table:table-cell>
          <table:table-cell office:value-type="float" office:value="0.98255" calcext:value-type="float">
            <text:p>0,98255</text:p>
          </table:table-cell>
          <table:table-cell table:number-columns-repeated="18" office:value-type="float" office:value="0.00073" calcext:value-type="float">
            <text:p>0,00073</text:p>
          </table:table-cell>
        </table:table-row>
        <table:table-row table:style-name="ro1">
          <table:table-cell office:value-type="string" calcext:value-type="string">
            <text:p>article 396</text:p>
          </table:table-cell>
          <table:table-cell table:number-columns-repeated="8" office:value-type="float" office:value="0.00013" calcext:value-type="float">
            <text:p>0,00013</text:p>
          </table:table-cell>
          <table:table-cell office:value-type="float" office:value="0.32653" calcext:value-type="float">
            <text:p>0,32653</text:p>
          </table:table-cell>
          <table:table-cell table:number-columns-repeated="8" office:value-type="float" office:value="0.00013" calcext:value-type="float">
            <text:p>0,00013</text:p>
          </table:table-cell>
          <table:table-cell office:value-type="float" office:value="0.10669" calcext:value-type="float">
            <text:p>0,10669</text:p>
          </table:table-cell>
          <table:table-cell office:value-type="float" office:value="0.41777" calcext:value-type="float">
            <text:p>0,41777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12601" calcext:value-type="float">
            <text:p>0,12601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0205" calcext:value-type="float">
            <text:p>0,0205</text:p>
          </table:table-cell>
        </table:table-row>
        <table:table-row table:style-name="ro1">
          <table:table-cell office:value-type="string" calcext:value-type="string">
            <text:p>article 397</text:p>
          </table:table-cell>
          <table:table-cell table:number-columns-repeated="4" office:value-type="float" office:value="0.00029" calcext:value-type="float">
            <text:p>0,00029</text:p>
          </table:table-cell>
          <table:table-cell office:value-type="float" office:value="0.03142" calcext:value-type="float">
            <text:p>0,03142</text:p>
          </table:table-cell>
          <table:table-cell office:value-type="float" office:value="0.00029" calcext:value-type="float">
            <text:p>0,00029</text:p>
          </table:table-cell>
          <table:table-cell office:value-type="float" office:value="0.84221" calcext:value-type="float">
            <text:p>0,84221</text:p>
          </table:table-cell>
          <table:table-cell table:number-columns-repeated="14" office:value-type="float" office:value="0.00029" calcext:value-type="float">
            <text:p>0,00029</text:p>
          </table:table-cell>
          <table:table-cell office:value-type="float" office:value="0.12004" calcext:value-type="float">
            <text:p>0,12004</text:p>
          </table:table-cell>
          <table:table-cell table:number-columns-repeated="3" office:value-type="float" office:value="0.00029" calcext:value-type="float">
            <text:p>0,00029</text:p>
          </table:table-cell>
        </table:table-row>
        <table:table-row table:style-name="ro1">
          <table:table-cell office:value-type="string" calcext:value-type="string">
            <text:p>article 398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5211" calcext:value-type="float">
            <text:p>0,05211</text:p>
          </table:table-cell>
          <table:table-cell office:value-type="float" office:value="0.0401" calcext:value-type="float">
            <text:p>0,0401</text:p>
          </table:table-cell>
          <table:table-cell office:value-type="float" office:value="0.04872" calcext:value-type="float">
            <text:p>0,04872</text:p>
          </table:table-cell>
          <table:table-cell table:number-columns-repeated="3" office:value-type="float" office:value="0.00009" calcext:value-type="float">
            <text:p>0,00009</text:p>
          </table:table-cell>
          <table:table-cell office:value-type="float" office:value="0.03228" calcext:value-type="float">
            <text:p>0,03228</text:p>
          </table:table-cell>
          <table:table-cell table:number-columns-repeated="9" office:value-type="float" office:value="0.00009" calcext:value-type="float">
            <text:p>0,00009</text:p>
          </table:table-cell>
          <table:table-cell office:value-type="float" office:value="0.10632" calcext:value-type="float">
            <text:p>0,10632</text:p>
          </table:table-cell>
          <table:table-cell table:number-columns-repeated="4" office:value-type="float" office:value="0.00009" calcext:value-type="float">
            <text:p>0,00009</text:p>
          </table:table-cell>
          <table:table-cell office:value-type="float" office:value="0.03713" calcext:value-type="float">
            <text:p>0,03713</text:p>
          </table:table-cell>
          <table:table-cell office:value-type="float" office:value="0.06567" calcext:value-type="float">
            <text:p>0,06567</text:p>
          </table:table-cell>
          <table:table-cell office:value-type="float" office:value="0.61608" calcext:value-type="float">
            <text:p>0,61608</text:p>
          </table:table-cell>
        </table:table-row>
        <table:table-row table:style-name="ro1">
          <table:table-cell office:value-type="string" calcext:value-type="string">
            <text:p>article 399</text:p>
          </table:table-cell>
          <table:table-cell table:number-columns-repeated="5" office:value-type="float" office:value="0.00015" calcext:value-type="float">
            <text:p>0,00015</text:p>
          </table:table-cell>
          <table:table-cell office:value-type="float" office:value="0.02936" calcext:value-type="float">
            <text:p>0,02936</text:p>
          </table:table-cell>
          <table:table-cell table:number-columns-repeated="7" office:value-type="float" office:value="0.00015" calcext:value-type="float">
            <text:p>0,00015</text:p>
          </table:table-cell>
          <table:table-cell office:value-type="float" office:value="0.02406" calcext:value-type="float">
            <text:p>0,02406</text:p>
          </table:table-cell>
          <table:table-cell office:value-type="float" office:value="0.2433" calcext:value-type="float">
            <text:p>0,2433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3995" calcext:value-type="float">
            <text:p>0,03995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43337" calcext:value-type="float">
            <text:p>0,43337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246" calcext:value-type="float">
            <text:p>0,0246</text:p>
          </table:table-cell>
          <table:table-cell office:value-type="float" office:value="0.04407" calcext:value-type="float">
            <text:p>0,04407</text:p>
          </table:table-cell>
          <table:table-cell office:value-type="float" office:value="0.08667" calcext:value-type="float">
            <text:p>0,08667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7228" calcext:value-type="float">
            <text:p>0,07228</text:p>
          </table:table-cell>
        </table:table-row>
        <table:table-row table:style-name="ro1">
          <table:table-cell office:value-type="string" calcext:value-type="string">
            <text:p>article 400</text:p>
          </table:table-cell>
          <table:table-cell table:number-columns-repeated="3" office:value-type="float" office:value="0.00031" calcext:value-type="float">
            <text:p>0,00031</text:p>
          </table:table-cell>
          <table:table-cell office:value-type="float" office:value="0.15936" calcext:value-type="float">
            <text:p>0,15936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07922" calcext:value-type="float">
            <text:p>0,07922</text:p>
          </table:table-cell>
          <table:table-cell table:number-columns-repeated="8" office:value-type="float" office:value="0.00031" calcext:value-type="float">
            <text:p>0,00031</text:p>
          </table:table-cell>
          <table:table-cell office:value-type="float" office:value="0.35755" calcext:value-type="float">
            <text:p>0,35755</text:p>
          </table:table-cell>
          <table:table-cell table:number-columns-repeated="8" office:value-type="float" office:value="0.00031" calcext:value-type="float">
            <text:p>0,00031</text:p>
          </table:table-cell>
          <table:table-cell office:value-type="float" office:value="0.37177" calcext:value-type="float">
            <text:p>0,37177</text:p>
          </table:table-cell>
          <table:table-cell office:value-type="float" office:value="0.02585" calcext:value-type="float">
            <text:p>0,02585</text:p>
          </table:table-cell>
        </table:table-row>
        <table:table-row table:style-name="ro1">
          <table:table-cell office:value-type="string" calcext:value-type="string">
            <text:p>article 401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0.12226" calcext:value-type="float">
            <text:p>0,12226</text:p>
          </table:table-cell>
          <table:table-cell table:number-columns-repeated="6" office:value-type="float" office:value="0.00003" calcext:value-type="float">
            <text:p>0,00003</text:p>
          </table:table-cell>
          <table:table-cell office:value-type="float" office:value="0.01134" calcext:value-type="float">
            <text:p>0,01134</text:p>
          </table:table-cell>
          <table:table-cell office:value-type="float" office:value="0.00662" calcext:value-type="float">
            <text:p>0,00662</text:p>
          </table:table-cell>
          <table:table-cell office:value-type="float" office:value="0.71379" calcext:value-type="float">
            <text:p>0,71379</text:p>
          </table:table-cell>
          <table:table-cell table:number-columns-repeated="9" office:value-type="float" office:value="0.00003" calcext:value-type="float">
            <text:p>0,00003</text:p>
          </table:table-cell>
          <table:table-cell office:value-type="float" office:value="0.11132" calcext:value-type="float">
            <text:p>0,11132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0.03405" calcext:value-type="float">
            <text:p>0,03405</text:p>
          </table:table-cell>
          <table:table-cell table:number-columns-repeated="2" office:value-type="float" office:value="0.00003" calcext:value-type="float">
            <text:p>0,00003</text:p>
          </table:table-cell>
        </table:table-row>
        <table:table-row table:style-name="ro1">
          <table:table-cell office:value-type="string" calcext:value-type="string">
            <text:p>article 402</text:p>
          </table:table-cell>
          <table:table-cell table:number-columns-repeated="4" office:value-type="float" office:value="0.00029" calcext:value-type="float">
            <text:p>0,00029</text:p>
          </table:table-cell>
          <table:table-cell office:value-type="float" office:value="0.10431" calcext:value-type="float">
            <text:p>0,10431</text:p>
          </table:table-cell>
          <table:table-cell office:value-type="float" office:value="0.00029" calcext:value-type="float">
            <text:p>0,00029</text:p>
          </table:table-cell>
          <table:table-cell office:value-type="float" office:value="0.60396" calcext:value-type="float">
            <text:p>0,60396</text:p>
          </table:table-cell>
          <table:table-cell table:number-columns-repeated="11" office:value-type="float" office:value="0.00029" calcext:value-type="float">
            <text:p>0,00029</text:p>
          </table:table-cell>
          <table:table-cell office:value-type="float" office:value="0.04439" calcext:value-type="float">
            <text:p>0,04439</text:p>
          </table:table-cell>
          <table:table-cell office:value-type="float" office:value="0.24121" calcext:value-type="float">
            <text:p>0,24121</text:p>
          </table:table-cell>
          <table:table-cell table:number-columns-repeated="5" office:value-type="float" office:value="0.00029" calcext:value-type="float">
            <text:p>0,00029</text:p>
          </table:table-cell>
        </table:table-row>
        <table:table-row table:style-name="ro1">
          <table:table-cell office:value-type="string" calcext:value-type="string">
            <text:p>article 403</text:p>
          </table:table-cell>
          <table:table-cell office:value-type="float" office:value="0.71889" calcext:value-type="float">
            <text:p>0,71889</text:p>
          </table:table-cell>
          <table:table-cell table:number-columns-repeated="10" office:value-type="float" office:value="0.00061" calcext:value-type="float">
            <text:p>0,00061</text:p>
          </table:table-cell>
          <table:table-cell office:value-type="float" office:value="0.13409" calcext:value-type="float">
            <text:p>0,13409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13368" calcext:value-type="float">
            <text:p>0,13368</text:p>
          </table:table-cell>
          <table:table-cell table:number-columns-repeated="11" office:value-type="float" office:value="0.00061" calcext:value-type="float">
            <text:p>0,00061</text:p>
          </table:table-cell>
        </table:table-row>
        <table:table-row table:style-name="ro1">
          <table:table-cell office:value-type="string" calcext:value-type="string">
            <text:p>article 404</text:p>
          </table:table-cell>
          <table:table-cell office:value-type="float" office:value="0.5152" calcext:value-type="float">
            <text:p>0,515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13582" calcext:value-type="float">
            <text:p>0,13582</text:p>
          </table:table-cell>
          <table:table-cell office:value-type="float" office:value="0.02251" calcext:value-type="float">
            <text:p>0,02251</text:p>
          </table:table-cell>
          <table:table-cell office:value-type="float" office:value="0.0362" calcext:value-type="float">
            <text:p>0,0362</text:p>
          </table:table-cell>
          <table:table-cell office:value-type="float" office:value="0.05191" calcext:value-type="float">
            <text:p>0,05191</text:p>
          </table:table-cell>
          <table:table-cell table:number-columns-repeated="9" office:value-type="float" office:value="0.0002" calcext:value-type="float">
            <text:p>0,0002</text:p>
          </table:table-cell>
          <table:table-cell office:value-type="float" office:value="0.05461" calcext:value-type="float">
            <text:p>0,05461</text:p>
          </table:table-cell>
          <table:table-cell table:number-columns-repeated="4" office:value-type="float" office:value="0.0002" calcext:value-type="float">
            <text:p>0,0002</text:p>
          </table:table-cell>
          <table:table-cell office:value-type="float" office:value="0.11831" calcext:value-type="float">
            <text:p>0,1183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6206" calcext:value-type="float">
            <text:p>0,06206</text:p>
          </table:table-cell>
          <table:table-cell table:number-columns-repeated="2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405</text:p>
          </table:table-cell>
          <table:table-cell office:value-type="float" office:value="0.43089" calcext:value-type="float">
            <text:p>0,43089</text:p>
          </table:table-cell>
          <table:table-cell office:value-type="float" office:value="0.00708" calcext:value-type="float">
            <text:p>0,00708</text:p>
          </table:table-cell>
          <table:table-cell office:value-type="float" office:value="0.08862" calcext:value-type="float">
            <text:p>0,08862</text:p>
          </table:table-cell>
          <table:table-cell table:number-columns-repeated="12" office:value-type="float" office:value="0.00005" calcext:value-type="float">
            <text:p>0,00005</text:p>
          </table:table-cell>
          <table:table-cell office:value-type="float" office:value="0.048" calcext:value-type="float">
            <text:p>0,048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4894" calcext:value-type="float">
            <text:p>0,04894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37545" calcext:value-type="float">
            <text:p>0,37545</text:p>
          </table:table-cell>
          <table:table-cell table:number-columns-repeated="5" office:value-type="float" office:value="0.00005" calcext:value-type="float">
            <text:p>0,00005</text:p>
          </table:table-cell>
        </table:table-row>
        <table:table-row table:style-name="ro1">
          <table:table-cell office:value-type="string" calcext:value-type="string">
            <text:p>article 406</text:p>
          </table:table-cell>
          <table:table-cell table:number-columns-repeated="3" office:value-type="float" office:value="0.00049" calcext:value-type="float">
            <text:p>0,00049</text:p>
          </table:table-cell>
          <table:table-cell office:value-type="float" office:value="0.12269" calcext:value-type="float">
            <text:p>0,12269</text:p>
          </table:table-cell>
          <table:table-cell office:value-type="float" office:value="0.51292" calcext:value-type="float">
            <text:p>0,51292</text:p>
          </table:table-cell>
          <table:table-cell table:number-columns-repeated="10" office:value-type="float" office:value="0.00049" calcext:value-type="float">
            <text:p>0,00049</text:p>
          </table:table-cell>
          <table:table-cell office:value-type="float" office:value="0.35365" calcext:value-type="float">
            <text:p>0,35365</text:p>
          </table:table-cell>
          <table:table-cell table:number-columns-repeated="9" office:value-type="float" office:value="0.00049" calcext:value-type="float">
            <text:p>0,00049</text:p>
          </table:table-cell>
        </table:table-row>
        <table:table-row table:style-name="ro1">
          <table:table-cell office:value-type="string" calcext:value-type="string">
            <text:p>article 407</text:p>
          </table:table-cell>
          <table:table-cell office:value-type="float" office:value="0.50252" calcext:value-type="float">
            <text:p>0,50252</text:p>
          </table:table-cell>
          <table:table-cell office:value-type="float" office:value="0.08131" calcext:value-type="float">
            <text:p>0,08131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19204" calcext:value-type="float">
            <text:p>0,19204</text:p>
          </table:table-cell>
          <table:table-cell table:number-columns-repeated="4" office:value-type="float" office:value="0.00022" calcext:value-type="float">
            <text:p>0,00022</text:p>
          </table:table-cell>
          <table:table-cell office:value-type="float" office:value="0.01589" calcext:value-type="float">
            <text:p>0,01589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05837" calcext:value-type="float">
            <text:p>0,05837</text:p>
          </table:table-cell>
          <table:table-cell table:number-columns-repeated="8" office:value-type="float" office:value="0.00022" calcext:value-type="float">
            <text:p>0,00022</text:p>
          </table:table-cell>
          <table:table-cell office:value-type="float" office:value="0.14576" calcext:value-type="float">
            <text:p>0,14576</text:p>
          </table:table-cell>
          <table:table-cell table:number-columns-repeated="5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408</text:p>
          </table:table-cell>
          <table:table-cell office:value-type="float" office:value="0.03828" calcext:value-type="float">
            <text:p>0,03828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579" calcext:value-type="float">
            <text:p>0,0579</text:p>
          </table:table-cell>
          <table:table-cell office:value-type="float" office:value="0.86978" calcext:value-type="float">
            <text:p>0,86978</text:p>
          </table:table-cell>
          <table:table-cell table:number-columns-repeated="12" office:value-type="float" office:value="0.00012" calcext:value-type="float">
            <text:p>0,00012</text:p>
          </table:table-cell>
          <table:table-cell office:value-type="float" office:value="0.03144" calcext:value-type="float">
            <text:p>0,03144</text:p>
          </table:table-cell>
          <table:table-cell table:number-columns-repeated="8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409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12061" calcext:value-type="float">
            <text:p>0,12061</text:p>
          </table:table-cell>
          <table:table-cell table:number-columns-repeated="6" office:value-type="float" office:value="0.00012" calcext:value-type="float">
            <text:p>0,00012</text:p>
          </table:table-cell>
          <table:table-cell office:value-type="float" office:value="0.00722" calcext:value-type="float">
            <text:p>0,00722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4643" calcext:value-type="float">
            <text:p>0,04643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1992" calcext:value-type="float">
            <text:p>0,01992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22577" calcext:value-type="float">
            <text:p>0,22577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9693" calcext:value-type="float">
            <text:p>0,09693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38405" calcext:value-type="float">
            <text:p>0,38405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9709" calcext:value-type="float">
            <text:p>0,09709</text:p>
          </table:table-cell>
          <table:table-cell table:number-columns-repeated="2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410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0613" calcext:value-type="float">
            <text:p>0,00613</text:p>
          </table:table-cell>
          <table:table-cell table:number-columns-repeated="7" office:value-type="float" office:value="0.00014" calcext:value-type="float">
            <text:p>0,00014</text:p>
          </table:table-cell>
          <table:table-cell office:value-type="float" office:value="0.5996" calcext:value-type="float">
            <text:p>0,5996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2546" calcext:value-type="float">
            <text:p>0,02546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5243" calcext:value-type="float">
            <text:p>0,05243</text:p>
          </table:table-cell>
          <table:table-cell table:number-columns-repeated="6" office:value-type="float" office:value="0.00014" calcext:value-type="float">
            <text:p>0,00014</text:p>
          </table:table-cell>
          <table:table-cell office:value-type="float" office:value="0.26791" calcext:value-type="float">
            <text:p>0,26791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3208" calcext:value-type="float">
            <text:p>0,03208</text:p>
          </table:table-cell>
          <table:table-cell table:number-columns-repeated="2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article 411</text:p>
          </table:table-cell>
          <table:table-cell office:value-type="float" office:value="0.03527" calcext:value-type="float">
            <text:p>0,03527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4093" calcext:value-type="float">
            <text:p>0,04093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07168" calcext:value-type="float">
            <text:p>0,07168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18311" calcext:value-type="float">
            <text:p>0,18311</text:p>
          </table:table-cell>
          <table:table-cell table:number-columns-repeated="5" office:value-type="float" office:value="0.00016" calcext:value-type="float">
            <text:p>0,00016</text:p>
          </table:table-cell>
          <table:table-cell office:value-type="float" office:value="0.03539" calcext:value-type="float">
            <text:p>0,03539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18769" calcext:value-type="float">
            <text:p>0,18769</text:p>
          </table:table-cell>
          <table:table-cell office:value-type="float" office:value="0.30744" calcext:value-type="float">
            <text:p>0,30744</text:p>
          </table:table-cell>
          <table:table-cell office:value-type="float" office:value="0.13584" calcext:value-type="float">
            <text:p>0,13584</text:p>
          </table:table-cell>
          <table:table-cell table:number-columns-repeated="5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412</text:p>
          </table:table-cell>
          <table:table-cell table:number-columns-repeated="7" office:value-type="float" office:value="0.00018" calcext:value-type="float">
            <text:p>0,00018</text:p>
          </table:table-cell>
          <table:table-cell office:value-type="float" office:value="0.38373" calcext:value-type="float">
            <text:p>0,38373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43732" calcext:value-type="float">
            <text:p>0,43732</text:p>
          </table:table-cell>
          <table:table-cell table:number-columns-repeated="6" office:value-type="float" office:value="0.00018" calcext:value-type="float">
            <text:p>0,00018</text:p>
          </table:table-cell>
          <table:table-cell office:value-type="float" office:value="0.12024" calcext:value-type="float">
            <text:p>0,12024</text:p>
          </table:table-cell>
          <table:table-cell table:number-columns-repeated="4" office:value-type="float" office:value="0.00018" calcext:value-type="float">
            <text:p>0,00018</text:p>
          </table:table-cell>
          <table:table-cell office:value-type="float" office:value="0.05493" calcext:value-type="float">
            <text:p>0,05493</text:p>
          </table:table-cell>
          <table:table-cell table:number-columns-repeated="2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413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475" calcext:value-type="float">
            <text:p>0,0475</text:p>
          </table:table-cell>
          <table:table-cell table:number-columns-repeated="12" office:value-type="float" office:value="0.00046" calcext:value-type="float">
            <text:p>0,00046</text:p>
          </table:table-cell>
          <table:table-cell office:value-type="float" office:value="0.24798" calcext:value-type="float">
            <text:p>0,24798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14023" calcext:value-type="float">
            <text:p>0,14023</text:p>
          </table:table-cell>
          <table:table-cell table:number-columns-repeated="2" office:value-type="float" office:value="0.00046" calcext:value-type="float">
            <text:p>0,00046</text:p>
          </table:table-cell>
          <table:table-cell office:value-type="float" office:value="0.09479" calcext:value-type="float">
            <text:p>0,09479</text:p>
          </table:table-cell>
          <table:table-cell table:number-columns-repeated="3" office:value-type="float" office:value="0.00046" calcext:value-type="float">
            <text:p>0,00046</text:p>
          </table:table-cell>
          <table:table-cell office:value-type="float" office:value="0.05851" calcext:value-type="float">
            <text:p>0,05851</text:p>
          </table:table-cell>
          <table:table-cell office:value-type="float" office:value="0.40227" calcext:value-type="float">
            <text:p>0,40227</text:p>
          </table:table-cell>
        </table:table-row>
        <table:table-row table:style-name="ro1">
          <table:table-cell office:value-type="string" calcext:value-type="string">
            <text:p>article 414</text:p>
          </table:table-cell>
          <table:table-cell table:number-columns-repeated="6" office:value-type="float" office:value="0.00011" calcext:value-type="float">
            <text:p>0,00011</text:p>
          </table:table-cell>
          <table:table-cell office:value-type="float" office:value="0.02251" calcext:value-type="float">
            <text:p>0,02251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01253" calcext:value-type="float">
            <text:p>0,01253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24368" calcext:value-type="float">
            <text:p>0,24368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71892" calcext:value-type="float">
            <text:p>0,71892</text:p>
          </table:table-cell>
          <table:table-cell table:number-columns-repeated="10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415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02201" calcext:value-type="float">
            <text:p>0,02201</text:p>
          </table:table-cell>
          <table:table-cell office:value-type="float" office:value="0.04625" calcext:value-type="float">
            <text:p>0,04625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5568" calcext:value-type="float">
            <text:p>0,05568</text:p>
          </table:table-cell>
          <table:table-cell office:value-type="float" office:value="0.08253" calcext:value-type="float">
            <text:p>0,08253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30116" calcext:value-type="float">
            <text:p>0,30116</text:p>
          </table:table-cell>
          <table:table-cell table:number-columns-repeated="4" office:value-type="float" office:value="0.00016" calcext:value-type="float">
            <text:p>0,00016</text:p>
          </table:table-cell>
          <table:table-cell office:value-type="float" office:value="0.19679" calcext:value-type="float">
            <text:p>0,19679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04589" calcext:value-type="float">
            <text:p>0,04589</text:p>
          </table:table-cell>
          <table:table-cell office:value-type="float" office:value="0.0476" calcext:value-type="float">
            <text:p>0,0476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18327" calcext:value-type="float">
            <text:p>0,18327</text:p>
          </table:table-cell>
          <table:table-cell office:value-type="float" office:value="0.01641" calcext:value-type="float">
            <text:p>0,01641</text:p>
          </table:table-cell>
          <table:table-cell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416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15859" calcext:value-type="float">
            <text:p>0,15859</text:p>
          </table:table-cell>
          <table:table-cell table:number-columns-repeated="6" office:value-type="float" office:value="0.00016" calcext:value-type="float">
            <text:p>0,00016</text:p>
          </table:table-cell>
          <table:table-cell office:value-type="float" office:value="0.36633" calcext:value-type="float">
            <text:p>0,36633</text:p>
          </table:table-cell>
          <table:table-cell table:number-columns-repeated="4" office:value-type="float" office:value="0.00016" calcext:value-type="float">
            <text:p>0,00016</text:p>
          </table:table-cell>
          <table:table-cell office:value-type="float" office:value="0.01949" calcext:value-type="float">
            <text:p>0,01949</text:p>
          </table:table-cell>
          <table:table-cell table:number-columns-repeated="4" office:value-type="float" office:value="0.00016" calcext:value-type="float">
            <text:p>0,00016</text:p>
          </table:table-cell>
          <table:table-cell office:value-type="float" office:value="0.10969" calcext:value-type="float">
            <text:p>0,10969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12991" calcext:value-type="float">
            <text:p>0,12991</text:p>
          </table:table-cell>
          <table:table-cell office:value-type="float" office:value="0.07647" calcext:value-type="float">
            <text:p>0,07647</text:p>
          </table:table-cell>
          <table:table-cell office:value-type="float" office:value="0.13664" calcext:value-type="float">
            <text:p>0,13664</text:p>
          </table:table-cell>
          <table:table-cell table:number-columns-repeated="2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417</text:p>
          </table:table-cell>
          <table:table-cell office:value-type="float" office:value="0.02654" calcext:value-type="float">
            <text:p>0,02654</text:p>
          </table:table-cell>
          <table:table-cell table:number-columns-repeated="5" office:value-type="float" office:value="0.00033" calcext:value-type="float">
            <text:p>0,00033</text:p>
          </table:table-cell>
          <table:table-cell office:value-type="float" office:value="0.16801" calcext:value-type="float">
            <text:p>0,16801</text:p>
          </table:table-cell>
          <table:table-cell office:value-type="float" office:value="0.09477" calcext:value-type="float">
            <text:p>0,09477</text:p>
          </table:table-cell>
          <table:table-cell table:number-columns-repeated="3" office:value-type="float" office:value="0.00033" calcext:value-type="float">
            <text:p>0,00033</text:p>
          </table:table-cell>
          <table:table-cell office:value-type="float" office:value="0.0355" calcext:value-type="float">
            <text:p>0,0355</text:p>
          </table:table-cell>
          <table:table-cell table:number-columns-repeated="3" office:value-type="float" office:value="0.00033" calcext:value-type="float">
            <text:p>0,00033</text:p>
          </table:table-cell>
          <table:table-cell office:value-type="float" office:value="0.17275" calcext:value-type="float">
            <text:p>0,17275</text:p>
          </table:table-cell>
          <table:table-cell office:value-type="float" office:value="0.00033" calcext:value-type="float">
            <text:p>0,00033</text:p>
          </table:table-cell>
          <table:table-cell office:value-type="float" office:value="0.32585" calcext:value-type="float">
            <text:p>0,32585</text:p>
          </table:table-cell>
          <table:table-cell table:number-columns-repeated="3" office:value-type="float" office:value="0.00033" calcext:value-type="float">
            <text:p>0,00033</text:p>
          </table:table-cell>
          <table:table-cell office:value-type="float" office:value="0.11966" calcext:value-type="float">
            <text:p>0,11966</text:p>
          </table:table-cell>
          <table:table-cell table:number-columns-repeated="2" office:value-type="float" office:value="0.00033" calcext:value-type="float">
            <text:p>0,00033</text:p>
          </table:table-cell>
          <table:table-cell office:value-type="float" office:value="0.05134" calcext:value-type="float">
            <text:p>0,05134</text:p>
          </table:table-cell>
        </table:table-row>
        <table:table-row table:style-name="ro1">
          <table:table-cell office:value-type="string" calcext:value-type="string">
            <text:p>article 418</text:p>
          </table:table-cell>
          <table:table-cell table:number-columns-repeated="3" office:value-type="float" office:value="0.00012" calcext:value-type="float">
            <text:p>0,00012</text:p>
          </table:table-cell>
          <table:table-cell office:value-type="float" office:value="0.8608" calcext:value-type="float">
            <text:p>0,8608</text:p>
          </table:table-cell>
          <table:table-cell table:number-columns-repeated="6" office:value-type="float" office:value="0.00012" calcext:value-type="float">
            <text:p>0,00012</text:p>
          </table:table-cell>
          <table:table-cell office:value-type="float" office:value="0.06354" calcext:value-type="float">
            <text:p>0,06354</text:p>
          </table:table-cell>
          <table:table-cell office:value-type="float" office:value="0.07304" calcext:value-type="float">
            <text:p>0,07304</text:p>
          </table:table-cell>
          <table:table-cell table:number-columns-repeated="13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419</text:p>
          </table:table-cell>
          <table:table-cell table:number-columns-repeated="3" office:value-type="float" office:value="0.0003" calcext:value-type="float">
            <text:p>0,0003</text:p>
          </table:table-cell>
          <table:table-cell office:value-type="float" office:value="0.1113" calcext:value-type="float">
            <text:p>0,1113</text:p>
          </table:table-cell>
          <table:table-cell table:number-columns-repeated="6" office:value-type="float" office:value="0.0003" calcext:value-type="float">
            <text:p>0,0003</text:p>
          </table:table-cell>
          <table:table-cell office:value-type="float" office:value="0.23055" calcext:value-type="float">
            <text:p>0,23055</text:p>
          </table:table-cell>
          <table:table-cell table:number-columns-repeated="2" office:value-type="float" office:value="0.0003" calcext:value-type="float">
            <text:p>0,0003</text:p>
          </table:table-cell>
          <table:table-cell office:value-type="float" office:value="0.06269" calcext:value-type="float">
            <text:p>0,06269</text:p>
          </table:table-cell>
          <table:table-cell table:number-columns-repeated="3" office:value-type="float" office:value="0.0003" calcext:value-type="float">
            <text:p>0,0003</text:p>
          </table:table-cell>
          <table:table-cell office:value-type="float" office:value="0.26731" calcext:value-type="float">
            <text:p>0,2673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32222" calcext:value-type="float">
            <text:p>0,32222</text:p>
          </table:table-cell>
          <table:table-cell table:number-columns-repeated="5" office:value-type="float" office:value="0.0003" calcext:value-type="float">
            <text:p>0,0003</text:p>
          </table:table-cell>
        </table:table-row>
        <table:table-row table:style-name="ro1">
          <table:table-cell office:value-type="string" calcext:value-type="string">
            <text:p>article 420</text:p>
          </table:table-cell>
          <table:table-cell table:number-columns-repeated="13" office:value-type="float" office:value="0.00011" calcext:value-type="float">
            <text:p>0,00011</text:p>
          </table:table-cell>
          <table:table-cell office:value-type="float" office:value="0.96606" calcext:value-type="float">
            <text:p>0,96606</text:p>
          </table:table-cell>
          <table:table-cell table:number-columns-repeated="4" office:value-type="float" office:value="0.00011" calcext:value-type="float">
            <text:p>0,00011</text:p>
          </table:table-cell>
          <table:table-cell office:value-type="float" office:value="0.03152" calcext:value-type="float">
            <text:p>0,03152</text:p>
          </table:table-cell>
          <table:table-cell table:number-columns-repeated="6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421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25812" calcext:value-type="float">
            <text:p>0,25812</text:p>
          </table:table-cell>
          <table:table-cell office:value-type="float" office:value="0.02901" calcext:value-type="float">
            <text:p>0,02901</text:p>
          </table:table-cell>
          <table:table-cell table:number-columns-repeated="6" office:value-type="float" office:value="0.00014" calcext:value-type="float">
            <text:p>0,00014</text:p>
          </table:table-cell>
          <table:table-cell office:value-type="float" office:value="0.1061" calcext:value-type="float">
            <text:p>0,1061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0862" calcext:value-type="float">
            <text:p>0,0862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6096" calcext:value-type="float">
            <text:p>0,06096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5564" calcext:value-type="float">
            <text:p>0,05564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40145" calcext:value-type="float">
            <text:p>0,40145</text:p>
          </table:table-cell>
          <table:table-cell table:number-columns-repeated="5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article 422</text:p>
          </table:table-cell>
          <table:table-cell table:number-columns-repeated="11" office:value-type="float" office:value="0.00016" calcext:value-type="float">
            <text:p>0,00016</text:p>
          </table:table-cell>
          <table:table-cell office:value-type="float" office:value="0.12499" calcext:value-type="float">
            <text:p>0,12499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19468" calcext:value-type="float">
            <text:p>0,19468</text:p>
          </table:table-cell>
          <table:table-cell table:number-columns-repeated="6" office:value-type="float" office:value="0.00016" calcext:value-type="float">
            <text:p>0,00016</text:p>
          </table:table-cell>
          <table:table-cell office:value-type="float" office:value="0.34255" calcext:value-type="float">
            <text:p>0,34255</text:p>
          </table:table-cell>
          <table:table-cell office:value-type="float" office:value="0.1795" calcext:value-type="float">
            <text:p>0,1795</text:p>
          </table:table-cell>
          <table:table-cell office:value-type="float" office:value="0.15516" calcext:value-type="float">
            <text:p>0,15516</text:p>
          </table:table-cell>
          <table:table-cell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423</text:p>
          </table:table-cell>
          <table:table-cell table:number-columns-repeated="6" office:value-type="float" office:value="0.00013" calcext:value-type="float">
            <text:p>0,00013</text:p>
          </table:table-cell>
          <table:table-cell office:value-type="float" office:value="0.02182" calcext:value-type="float">
            <text:p>0,02182</text:p>
          </table:table-cell>
          <table:table-cell table:number-columns-repeated="8" office:value-type="float" office:value="0.00013" calcext:value-type="float">
            <text:p>0,00013</text:p>
          </table:table-cell>
          <table:table-cell office:value-type="float" office:value="0.61717" calcext:value-type="float">
            <text:p>0,61717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15686" calcext:value-type="float">
            <text:p>0,15686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09211" calcext:value-type="float">
            <text:p>0,09211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10952" calcext:value-type="float">
            <text:p>0,10952</text:p>
          </table:table-cell>
          <table:table-cell table:number-columns-repeated="2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424</text:p>
          </table:table-cell>
          <table:table-cell table:number-columns-repeated="8" office:value-type="float" office:value="0.00019" calcext:value-type="float">
            <text:p>0,00019</text:p>
          </table:table-cell>
          <table:table-cell office:value-type="float" office:value="0.33505" calcext:value-type="float">
            <text:p>0,33505</text:p>
          </table:table-cell>
          <table:table-cell table:number-columns-repeated="8" office:value-type="float" office:value="0.00019" calcext:value-type="float">
            <text:p>0,00019</text:p>
          </table:table-cell>
          <table:table-cell office:value-type="float" office:value="0.09617" calcext:value-type="float">
            <text:p>0,09617</text:p>
          </table:table-cell>
          <table:table-cell office:value-type="float" office:value="0.54656" calcext:value-type="float">
            <text:p>0,54656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01831" calcext:value-type="float">
            <text:p>0,01831</text:p>
          </table:table-cell>
          <table:table-cell table:number-columns-repeated="3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425</text:p>
          </table:table-cell>
          <table:table-cell table:number-columns-repeated="8" office:value-type="float" office:value="0.00019" calcext:value-type="float">
            <text:p>0,00019</text:p>
          </table:table-cell>
          <table:table-cell office:value-type="float" office:value="0.3374" calcext:value-type="float">
            <text:p>0,3374</text:p>
          </table:table-cell>
          <table:table-cell table:number-columns-repeated="8" office:value-type="float" office:value="0.00019" calcext:value-type="float">
            <text:p>0,00019</text:p>
          </table:table-cell>
          <table:table-cell office:value-type="float" office:value="0.1108" calcext:value-type="float">
            <text:p>0,1108</text:p>
          </table:table-cell>
          <table:table-cell office:value-type="float" office:value="0.52967" calcext:value-type="float">
            <text:p>0,52967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01823" calcext:value-type="float">
            <text:p>0,01823</text:p>
          </table:table-cell>
          <table:table-cell table:number-columns-repeated="3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426</text:p>
          </table:table-cell>
          <table:table-cell table:number-columns-repeated="5" office:value-type="float" office:value="0.00013" calcext:value-type="float">
            <text:p>0,00013</text:p>
          </table:table-cell>
          <table:table-cell office:value-type="float" office:value="0.07394" calcext:value-type="float">
            <text:p>0,07394</text:p>
          </table:table-cell>
          <table:table-cell office:value-type="float" office:value="0.06128" calcext:value-type="float">
            <text:p>0,06128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25437" calcext:value-type="float">
            <text:p>0,25437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10635" calcext:value-type="float">
            <text:p>0,10635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28947" calcext:value-type="float">
            <text:p>0,28947</text:p>
          </table:table-cell>
          <table:table-cell office:value-type="float" office:value="0.13025" calcext:value-type="float">
            <text:p>0,13025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08204" calcext:value-type="float">
            <text:p>0,08204</text:p>
          </table:table-cell>
          <table:table-cell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427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41465" calcext:value-type="float">
            <text:p>0,41465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8621" calcext:value-type="float">
            <text:p>0,08621</text:p>
          </table:table-cell>
          <table:table-cell table:number-columns-repeated="3" office:value-type="float" office:value="0.00012" calcext:value-type="float">
            <text:p>0,00012</text:p>
          </table:table-cell>
          <table:table-cell office:value-type="float" office:value="0.19409" calcext:value-type="float">
            <text:p>0,19409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20062" calcext:value-type="float">
            <text:p>0,20062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05026" calcext:value-type="float">
            <text:p>0,05026</text:p>
          </table:table-cell>
          <table:table-cell table:number-columns-repeated="7" office:value-type="float" office:value="0.00012" calcext:value-type="float">
            <text:p>0,00012</text:p>
          </table:table-cell>
          <table:table-cell office:value-type="float" office:value="0.0211" calcext:value-type="float">
            <text:p>0,0211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3098" calcext:value-type="float">
            <text:p>0,03098</text:p>
          </table:table-cell>
          <table:table-cell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428</text:p>
          </table:table-cell>
          <table:table-cell table:number-columns-repeated="8" office:value-type="float" office:value="0.00017" calcext:value-type="float">
            <text:p>0,00017</text:p>
          </table:table-cell>
          <table:table-cell office:value-type="float" office:value="0.09281" calcext:value-type="float">
            <text:p>0,09281</text:p>
          </table:table-cell>
          <table:table-cell table:number-columns-repeated="6" office:value-type="float" office:value="0.00017" calcext:value-type="float">
            <text:p>0,00017</text:p>
          </table:table-cell>
          <table:table-cell office:value-type="float" office:value="0.90328" calcext:value-type="float">
            <text:p>0,90328</text:p>
          </table:table-cell>
          <table:table-cell table:number-columns-repeated="9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429</text:p>
          </table:table-cell>
          <table:table-cell table:number-columns-repeated="8" office:value-type="float" office:value="0.00013" calcext:value-type="float">
            <text:p>0,00013</text:p>
          </table:table-cell>
          <table:table-cell office:value-type="float" office:value="0.03145" calcext:value-type="float">
            <text:p>0,03145</text:p>
          </table:table-cell>
          <table:table-cell office:value-type="float" office:value="0.29367" calcext:value-type="float">
            <text:p>0,29367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07548" calcext:value-type="float">
            <text:p>0,07548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25055" calcext:value-type="float">
            <text:p>0,25055</text:p>
          </table:table-cell>
          <table:table-cell office:value-type="float" office:value="0.20475" calcext:value-type="float">
            <text:p>0,20475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10019" calcext:value-type="float">
            <text:p>0,10019</text:p>
          </table:table-cell>
          <table:table-cell office:value-type="float" office:value="0.04153" calcext:value-type="float">
            <text:p>0,04153</text:p>
          </table:table-cell>
          <table:table-cell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430</text:p>
          </table:table-cell>
          <table:table-cell table:number-columns-repeated="2" office:value-type="float" office:value="0.00066" calcext:value-type="float">
            <text:p>0,00066</text:p>
          </table:table-cell>
          <table:table-cell office:value-type="float" office:value="0.2128" calcext:value-type="float">
            <text:p>0,2128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58576" calcext:value-type="float">
            <text:p>0,58576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18702" calcext:value-type="float">
            <text:p>0,18702</text:p>
          </table:table-cell>
          <table:table-cell table:number-columns-repeated="18" office:value-type="float" office:value="0.00066" calcext:value-type="float">
            <text:p>0,00066</text:p>
          </table:table-cell>
        </table:table-row>
        <table:table-row table:style-name="ro1">
          <table:table-cell office:value-type="string" calcext:value-type="string">
            <text:p>article 431</text:p>
          </table:table-cell>
          <table:table-cell table:number-columns-repeated="4" office:value-type="float" office:value="0.00015" calcext:value-type="float">
            <text:p>0,00015</text:p>
          </table:table-cell>
          <table:table-cell office:value-type="float" office:value="0.04294" calcext:value-type="float">
            <text:p>0,04294</text:p>
          </table:table-cell>
          <table:table-cell table:number-columns-repeated="4" office:value-type="float" office:value="0.00015" calcext:value-type="float">
            <text:p>0,00015</text:p>
          </table:table-cell>
          <table:table-cell office:value-type="float" office:value="0.52794" calcext:value-type="float">
            <text:p>0,52794</text:p>
          </table:table-cell>
          <table:table-cell office:value-type="float" office:value="0.15387" calcext:value-type="float">
            <text:p>0,15387</text:p>
          </table:table-cell>
          <table:table-cell table:number-columns-repeated="6" office:value-type="float" office:value="0.00015" calcext:value-type="float">
            <text:p>0,00015</text:p>
          </table:table-cell>
          <table:table-cell office:value-type="float" office:value="0.27211" calcext:value-type="float">
            <text:p>0,27211</text:p>
          </table:table-cell>
          <table:table-cell table:number-columns-repeated="7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432</text:p>
          </table:table-cell>
          <table:table-cell table:number-columns-repeated="4" office:value-type="float" office:value="0.00021" calcext:value-type="float">
            <text:p>0,00021</text:p>
          </table:table-cell>
          <table:table-cell office:value-type="float" office:value="0.1623" calcext:value-type="float">
            <text:p>0,1623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6752" calcext:value-type="float">
            <text:p>0,06752</text:p>
          </table:table-cell>
          <table:table-cell table:number-columns-repeated="8" office:value-type="float" office:value="0.00021" calcext:value-type="float">
            <text:p>0,00021</text:p>
          </table:table-cell>
          <table:table-cell office:value-type="float" office:value="0.76559" calcext:value-type="float">
            <text:p>0,76559</text:p>
          </table:table-cell>
          <table:table-cell table:number-columns-repeated="9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433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58829" calcext:value-type="float">
            <text:p>0,58829</text:p>
          </table:table-cell>
          <table:table-cell table:number-columns-repeated="3" office:value-type="float" office:value="0.00022" calcext:value-type="float">
            <text:p>0,00022</text:p>
          </table:table-cell>
          <table:table-cell office:value-type="float" office:value="0.40668" calcext:value-type="float">
            <text:p>0,40668</text:p>
          </table:table-cell>
          <table:table-cell table:number-columns-repeated="18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434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04336" calcext:value-type="float">
            <text:p>0,04336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2012" calcext:value-type="float">
            <text:p>0,02012</text:p>
          </table:table-cell>
          <table:table-cell table:number-columns-repeated="5" office:value-type="float" office:value="0.00015" calcext:value-type="float">
            <text:p>0,00015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01137" calcext:value-type="float">
            <text:p>0,01137</text:p>
          </table:table-cell>
          <table:table-cell table:number-columns-repeated="4" office:value-type="float" office:value="0.00015" calcext:value-type="float">
            <text:p>0,00015</text:p>
          </table:table-cell>
          <table:table-cell office:value-type="float" office:value="0.01493" calcext:value-type="float">
            <text:p>0,01493</text:p>
          </table:table-cell>
          <table:table-cell office:value-type="float" office:value="0.81039" calcext:value-type="float">
            <text:p>0,81039</text:p>
          </table:table-cell>
          <table:table-cell office:value-type="float" office:value="0.07586" calcext:value-type="float">
            <text:p>0,07586</text:p>
          </table:table-cell>
          <table:table-cell office:value-type="float" office:value="0.01739" calcext:value-type="float">
            <text:p>0,01739</text:p>
          </table:table-cell>
        </table:table-row>
        <table:table-row table:style-name="ro1">
          <table:table-cell office:value-type="string" calcext:value-type="string">
            <text:p>article 435</text:p>
          </table:table-cell>
          <table:table-cell table:number-columns-repeated="14" office:value-type="float" office:value="0.00059" calcext:value-type="float">
            <text:p>0,00059</text:p>
          </table:table-cell>
          <table:table-cell office:value-type="float" office:value="0.23175" calcext:value-type="float">
            <text:p>0,23175</text:p>
          </table:table-cell>
          <table:table-cell table:number-columns-repeated="7" office:value-type="float" office:value="0.00059" calcext:value-type="float">
            <text:p>0,00059</text:p>
          </table:table-cell>
          <table:table-cell office:value-type="float" office:value="0.75472" calcext:value-type="float">
            <text:p>0,75472</text:p>
          </table:table-cell>
          <table:table-cell table:number-columns-repeated="2" office:value-type="float" office:value="0.00059" calcext:value-type="float">
            <text:p>0,00059</text:p>
          </table:table-cell>
        </table:table-row>
        <table:table-row table:style-name="ro1">
          <table:table-cell office:value-type="string" calcext:value-type="string">
            <text:p>article 436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10262" calcext:value-type="float">
            <text:p>0,10262</text:p>
          </table:table-cell>
          <table:table-cell office:value-type="float" office:value="0.03426" calcext:value-type="float">
            <text:p>0,03426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39547" calcext:value-type="float">
            <text:p>0,39547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46329" calcext:value-type="float">
            <text:p>0,46329</text:p>
          </table:table-cell>
          <table:table-cell table:number-columns-repeated="17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437</text:p>
          </table:table-cell>
          <table:table-cell table:number-columns-repeated="5" office:value-type="float" office:value="0.00019" calcext:value-type="float">
            <text:p>0,00019</text:p>
          </table:table-cell>
          <table:table-cell office:value-type="float" office:value="0.08955" calcext:value-type="float">
            <text:p>0,08955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36683" calcext:value-type="float">
            <text:p>0,36683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27956" calcext:value-type="float">
            <text:p>0,27956</text:p>
          </table:table-cell>
          <table:table-cell table:number-columns-repeated="9" office:value-type="float" office:value="0.00019" calcext:value-type="float">
            <text:p>0,00019</text:p>
          </table:table-cell>
          <table:table-cell office:value-type="float" office:value="0.26009" calcext:value-type="float">
            <text:p>0,26009</text:p>
          </table:table-cell>
          <table:table-cell table:number-columns-repeated="4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438</text:p>
          </table:table-cell>
          <table:table-cell table:number-columns-repeated="5" office:value-type="float" office:value="0.00025" calcext:value-type="float">
            <text:p>0,00025</text:p>
          </table:table-cell>
          <table:table-cell office:value-type="float" office:value="0.05661" calcext:value-type="float">
            <text:p>0,05661</text:p>
          </table:table-cell>
          <table:table-cell office:value-type="float" office:value="0.13648" calcext:value-type="float">
            <text:p>0,13648</text:p>
          </table:table-cell>
          <table:table-cell table:number-columns-repeated="7" office:value-type="float" office:value="0.00025" calcext:value-type="float">
            <text:p>0,00025</text:p>
          </table:table-cell>
          <table:table-cell office:value-type="float" office:value="0.04927" calcext:value-type="float">
            <text:p>0,04927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08994" calcext:value-type="float">
            <text:p>0,08994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53279" calcext:value-type="float">
            <text:p>0,53279</text:p>
          </table:table-cell>
          <table:table-cell office:value-type="float" office:value="0.13006" calcext:value-type="float">
            <text:p>0,13006</text:p>
          </table:table-cell>
          <table:table-cell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439</text:p>
          </table:table-cell>
          <table:table-cell table:number-columns-repeated="10" office:value-type="float" office:value="0.0002" calcext:value-type="float">
            <text:p>0,0002</text:p>
          </table:table-cell>
          <table:table-cell office:value-type="float" office:value="0.26104" calcext:value-type="float">
            <text:p>0,26104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53691" calcext:value-type="float">
            <text:p>0,53691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12741" calcext:value-type="float">
            <text:p>0,1274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7044" calcext:value-type="float">
            <text:p>0,07044</text:p>
          </table:table-cell>
          <table:table-cell table:number-columns-repeated="4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440</text:p>
          </table:table-cell>
          <table:table-cell table:number-columns-repeated="7" office:value-type="float" office:value="0.00017" calcext:value-type="float">
            <text:p>0,00017</text:p>
          </table:table-cell>
          <table:table-cell office:value-type="float" office:value="0.96525" calcext:value-type="float">
            <text:p>0,96525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3091" calcext:value-type="float">
            <text:p>0,03091</text:p>
          </table:table-cell>
          <table:table-cell table:number-columns-repeated="15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441</text:p>
          </table:table-cell>
          <table:table-cell table:number-columns-repeated="7" office:value-type="float" office:value="0.00012" calcext:value-type="float">
            <text:p>0,00012</text:p>
          </table:table-cell>
          <table:table-cell office:value-type="float" office:value="0.20592" calcext:value-type="float">
            <text:p>0,20592</text:p>
          </table:table-cell>
          <table:table-cell table:number-columns-repeated="7" office:value-type="float" office:value="0.00012" calcext:value-type="float">
            <text:p>0,00012</text:p>
          </table:table-cell>
          <table:table-cell office:value-type="float" office:value="0.27458" calcext:value-type="float">
            <text:p>0,27458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36652" calcext:value-type="float">
            <text:p>0,36652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15038" calcext:value-type="float">
            <text:p>0,15038</text:p>
          </table:table-cell>
          <table:table-cell table:number-columns-repeated="4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442</text:p>
          </table:table-cell>
          <table:table-cell office:value-type="float" office:value="0.04753" calcext:value-type="float">
            <text:p>0,04753</text:p>
          </table:table-cell>
          <table:table-cell table:number-columns-repeated="6" office:value-type="float" office:value="0.00015" calcext:value-type="float">
            <text:p>0,00015</text:p>
          </table:table-cell>
          <table:table-cell office:value-type="float" office:value="0.05436" calcext:value-type="float">
            <text:p>0,05436</text:p>
          </table:table-cell>
          <table:table-cell office:value-type="float" office:value="0.02714" calcext:value-type="float">
            <text:p>0,02714</text:p>
          </table:table-cell>
          <table:table-cell table:number-columns-repeated="6" office:value-type="float" office:value="0.00015" calcext:value-type="float">
            <text:p>0,00015</text:p>
          </table:table-cell>
          <table:table-cell office:value-type="float" office:value="0.3764" calcext:value-type="float">
            <text:p>0,3764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49156" calcext:value-type="float">
            <text:p>0,49156</text:p>
          </table:table-cell>
          <table:table-cell table:number-columns-repeated="7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443</text:p>
          </table:table-cell>
          <table:table-cell office:value-type="float" office:value="0.19556" calcext:value-type="float">
            <text:p>0,19556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44268" calcext:value-type="float">
            <text:p>0,44268</text:p>
          </table:table-cell>
          <table:table-cell table:number-columns-repeated="7" office:value-type="float" office:value="0.00019" calcext:value-type="float">
            <text:p>0,00019</text:p>
          </table:table-cell>
          <table:table-cell office:value-type="float" office:value="0.04215" calcext:value-type="float">
            <text:p>0,04215</text:p>
          </table:table-cell>
          <table:table-cell table:number-columns-repeated="7" office:value-type="float" office:value="0.00019" calcext:value-type="float">
            <text:p>0,00019</text:p>
          </table:table-cell>
          <table:table-cell office:value-type="float" office:value="0.23687" calcext:value-type="float">
            <text:p>0,23687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07902" calcext:value-type="float">
            <text:p>0,07902</text:p>
          </table:table-cell>
          <table:table-cell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444</text:p>
          </table:table-cell>
          <table:table-cell table:number-columns-repeated="5" office:value-type="float" office:value="0.00021" calcext:value-type="float">
            <text:p>0,00021</text:p>
          </table:table-cell>
          <table:table-cell office:value-type="float" office:value="0.28486" calcext:value-type="float">
            <text:p>0,28486</text:p>
          </table:table-cell>
          <table:table-cell table:number-columns-repeated="8" office:value-type="float" office:value="0.00021" calcext:value-type="float">
            <text:p>0,00021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4658" calcext:value-type="float">
            <text:p>0,04658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9312" calcext:value-type="float">
            <text:p>0,09312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01215" calcext:value-type="float">
            <text:p>0,01215</text:p>
          </table:table-cell>
          <table:table-cell office:value-type="float" office:value="0.04711" calcext:value-type="float">
            <text:p>0,04711</text:p>
          </table:table-cell>
          <table:table-cell table:number-columns-repeated="2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445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638" calcext:value-type="float">
            <text:p>0,0638</text:p>
          </table:table-cell>
          <table:table-cell table:number-columns-repeated="12" office:value-type="float" office:value="0.00015" calcext:value-type="float">
            <text:p>0,00015</text:p>
          </table:table-cell>
          <table:table-cell office:value-type="float" office:value="0.17285" calcext:value-type="float">
            <text:p>0,17285</text:p>
          </table:table-cell>
          <table:table-cell office:value-type="float" office:value="0.10419" calcext:value-type="float">
            <text:p>0,10419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33729" calcext:value-type="float">
            <text:p>0,33729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17098" calcext:value-type="float">
            <text:p>0,17098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5" calcext:value-type="float">
            <text:p>0,05</text:p>
          </table:table-cell>
          <table:table-cell office:value-type="float" office:value="0.0982" calcext:value-type="float">
            <text:p>0,0982</text:p>
          </table:table-cell>
          <table:table-cell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446</text:p>
          </table:table-cell>
          <table:table-cell table:number-columns-repeated="4" office:value-type="float" office:value="0.00027" calcext:value-type="float">
            <text:p>0,00027</text:p>
          </table:table-cell>
          <table:table-cell office:value-type="float" office:value="0.74072" calcext:value-type="float">
            <text:p>0,74072</text:p>
          </table:table-cell>
          <table:table-cell table:number-columns-repeated="5" office:value-type="float" office:value="0.00027" calcext:value-type="float">
            <text:p>0,00027</text:p>
          </table:table-cell>
          <table:table-cell office:value-type="float" office:value="0.25306" calcext:value-type="float">
            <text:p>0,25306</text:p>
          </table:table-cell>
          <table:table-cell table:number-columns-repeated="14"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article 447</text:p>
          </table:table-cell>
          <table:table-cell table:number-columns-repeated="6" office:value-type="float" office:value="0.00024" calcext:value-type="float">
            <text:p>0,00024</text:p>
          </table:table-cell>
          <table:table-cell office:value-type="float" office:value="0.11943" calcext:value-type="float">
            <text:p>0,11943</text:p>
          </table:table-cell>
          <table:table-cell table:number-columns-repeated="7" office:value-type="float" office:value="0.00024" calcext:value-type="float">
            <text:p>0,00024</text:p>
          </table:table-cell>
          <table:table-cell office:value-type="float" office:value="0.21157" calcext:value-type="float">
            <text:p>0,21157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3945" calcext:value-type="float">
            <text:p>0,03945</text:p>
          </table:table-cell>
          <table:table-cell table:number-columns-repeated="6" office:value-type="float" office:value="0.00024" calcext:value-type="float">
            <text:p>0,00024</text:p>
          </table:table-cell>
          <table:table-cell office:value-type="float" office:value="0.06612" calcext:value-type="float">
            <text:p>0,06612</text:p>
          </table:table-cell>
          <table:table-cell office:value-type="float" office:value="0.55866" calcext:value-type="float">
            <text:p>0,55866</text:p>
          </table:table-cell>
        </table:table-row>
        <table:table-row table:style-name="ro1">
          <table:table-cell office:value-type="string" calcext:value-type="string">
            <text:p>article 448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16303" calcext:value-type="float">
            <text:p>0,16303</text:p>
          </table:table-cell>
          <table:table-cell office:value-type="float" office:value="0.16489" calcext:value-type="float">
            <text:p>0,16489</text:p>
          </table:table-cell>
          <table:table-cell office:value-type="float" office:value="0.02787" calcext:value-type="float">
            <text:p>0,02787</text:p>
          </table:table-cell>
          <table:table-cell office:value-type="float" office:value="0.34498" calcext:value-type="float">
            <text:p>0,34498</text:p>
          </table:table-cell>
          <table:table-cell table:number-columns-repeated="8" office:value-type="float" office:value="0.00015" calcext:value-type="float">
            <text:p>0,00015</text:p>
          </table:table-cell>
          <table:table-cell office:value-type="float" office:value="0.01233" calcext:value-type="float">
            <text:p>0,01233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25329" calcext:value-type="float">
            <text:p>0,25329</text:p>
          </table:table-cell>
          <table:table-cell table:number-columns-repeated="8" office:value-type="float" office:value="0.00015" calcext:value-type="float">
            <text:p>0,00015</text:p>
          </table:table-cell>
          <table:table-cell office:value-type="float" office:value="0.03086" calcext:value-type="float">
            <text:p>0,03086</text:p>
          </table:table-cell>
        </table:table-row>
        <table:table-row table:style-name="ro1">
          <table:table-cell office:value-type="string" calcext:value-type="string">
            <text:p>article 449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305" calcext:value-type="float">
            <text:p>0,305</text:p>
          </table:table-cell>
          <table:table-cell table:number-columns-repeated="5" office:value-type="float" office:value="0.00019" calcext:value-type="float">
            <text:p>0,00019</text:p>
          </table:table-cell>
          <table:table-cell office:value-type="float" office:value="0.07522" calcext:value-type="float">
            <text:p>0,07522</text:p>
          </table:table-cell>
          <table:table-cell office:value-type="float" office:value="0.2255" calcext:value-type="float">
            <text:p>0,2255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18324" calcext:value-type="float">
            <text:p>0,18324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3688" calcext:value-type="float">
            <text:p>0,03688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13064" calcext:value-type="float">
            <text:p>0,13064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2668" calcext:value-type="float">
            <text:p>0,02668</text:p>
          </table:table-cell>
          <table:table-cell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450</text:p>
          </table:table-cell>
          <table:table-cell office:value-type="float" office:value="0.04337" calcext:value-type="float">
            <text:p>0,04337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16623" calcext:value-type="float">
            <text:p>0,16623</text:p>
          </table:table-cell>
          <table:table-cell office:value-type="float" office:value="0.07843" calcext:value-type="float">
            <text:p>0,07843</text:p>
          </table:table-cell>
          <table:table-cell table:number-columns-repeated="11" office:value-type="float" office:value="0.00018" calcext:value-type="float">
            <text:p>0,00018</text:p>
          </table:table-cell>
          <table:table-cell office:value-type="float" office:value="0.09251" calcext:value-type="float">
            <text:p>0,09251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33633" calcext:value-type="float">
            <text:p>0,33633</text:p>
          </table:table-cell>
          <table:table-cell office:value-type="float" office:value="0.07946" calcext:value-type="float">
            <text:p>0,07946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20043" calcext:value-type="float">
            <text:p>0,20043</text:p>
          </table:table-cell>
          <table:table-cell table:number-columns-repeated="2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451</text:p>
          </table:table-cell>
          <table:table-cell office:value-type="float" office:value="0.53493" calcext:value-type="float">
            <text:p>0,53493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6519" calcext:value-type="float">
            <text:p>0,06519</text:p>
          </table:table-cell>
          <table:table-cell office:value-type="float" office:value="0.06014" calcext:value-type="float">
            <text:p>0,06014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8616" calcext:value-type="float">
            <text:p>0,08616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11848" calcext:value-type="float">
            <text:p>0,11848</text:p>
          </table:table-cell>
          <table:table-cell table:number-columns-repeated="5" office:value-type="float" office:value="0.00017" calcext:value-type="float">
            <text:p>0,00017</text:p>
          </table:table-cell>
          <table:table-cell office:value-type="float" office:value="0.03748" calcext:value-type="float">
            <text:p>0,03748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4779" calcext:value-type="float">
            <text:p>0,04779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04698" calcext:value-type="float">
            <text:p>0,04698</text:p>
          </table:table-cell>
          <table:table-cell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452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1076" calcext:value-type="float">
            <text:p>0,1076</text:p>
          </table:table-cell>
          <table:table-cell office:value-type="float" office:value="0.05761" calcext:value-type="float">
            <text:p>0,05761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40352" calcext:value-type="float">
            <text:p>0,40352</text:p>
          </table:table-cell>
          <table:table-cell table:number-columns-repeated="6" office:value-type="float" office:value="0.00019" calcext:value-type="float">
            <text:p>0,00019</text:p>
          </table:table-cell>
          <table:table-cell office:value-type="float" office:value="0.05195" calcext:value-type="float">
            <text:p>0,05195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15503" calcext:value-type="float">
            <text:p>0,15503</text:p>
          </table:table-cell>
          <table:table-cell office:value-type="float" office:value="0.05965" calcext:value-type="float">
            <text:p>0,05965</text:p>
          </table:table-cell>
          <table:table-cell office:value-type="float" office:value="0.08193" calcext:value-type="float">
            <text:p>0,08193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448" calcext:value-type="float">
            <text:p>0,0448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3491" calcext:value-type="float">
            <text:p>0,03491</text:p>
          </table:table-cell>
          <table:table-cell table:number-columns-repeated="2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453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7423" calcext:value-type="float">
            <text:p>0,07423</text:p>
          </table:table-cell>
          <table:table-cell table:number-columns-repeated="6" office:value-type="float" office:value="0.00016" calcext:value-type="float">
            <text:p>0,00016</text:p>
          </table:table-cell>
          <table:table-cell office:value-type="float" office:value="0.08498" calcext:value-type="float">
            <text:p>0,08498</text:p>
          </table:table-cell>
          <table:table-cell office:value-type="float" office:value="0.07569" calcext:value-type="float">
            <text:p>0,07569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11965" calcext:value-type="float">
            <text:p>0,11965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15946" calcext:value-type="float">
            <text:p>0,15946</text:p>
          </table:table-cell>
          <table:table-cell office:value-type="float" office:value="0.33981" calcext:value-type="float">
            <text:p>0,33981</text:p>
          </table:table-cell>
          <table:table-cell table:number-columns-repeated="4" office:value-type="float" office:value="0.00016" calcext:value-type="float">
            <text:p>0,00016</text:p>
          </table:table-cell>
          <table:table-cell office:value-type="float" office:value="0.04211" calcext:value-type="float">
            <text:p>0,04211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10138" calcext:value-type="float">
            <text:p>0,10138</text:p>
          </table:table-cell>
        </table:table-row>
        <table:table-row table:style-name="ro1">
          <table:table-cell office:value-type="string" calcext:value-type="string">
            <text:p>article 454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1581" calcext:value-type="float">
            <text:p>0,1581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14873" calcext:value-type="float">
            <text:p>0,14873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11402" calcext:value-type="float">
            <text:p>0,11402</text:p>
          </table:table-cell>
          <table:table-cell office:value-type="float" office:value="0.0422" calcext:value-type="float">
            <text:p>0,0422</text:p>
          </table:table-cell>
          <table:table-cell table:number-columns-repeated="6" office:value-type="float" office:value="0.00025" calcext:value-type="float">
            <text:p>0,00025</text:p>
          </table:table-cell>
          <table:table-cell office:value-type="float" office:value="0.22219" calcext:value-type="float">
            <text:p>0,22219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17994" calcext:value-type="float">
            <text:p>0,17994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6853" calcext:value-type="float">
            <text:p>0,06853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6211" calcext:value-type="float">
            <text:p>0,06211</text:p>
          </table:table-cell>
          <table:table-cell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455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04379" calcext:value-type="float">
            <text:p>0,04379</text:p>
          </table:table-cell>
          <table:table-cell office:value-type="float" office:value="0.06471" calcext:value-type="float">
            <text:p>0,06471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20475" calcext:value-type="float">
            <text:p>0,20475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3092" calcext:value-type="float">
            <text:p>0,03092</text:p>
          </table:table-cell>
          <table:table-cell table:number-columns-repeated="6" office:value-type="float" office:value="0.00017" calcext:value-type="float">
            <text:p>0,00017</text:p>
          </table:table-cell>
          <table:table-cell office:value-type="float" office:value="0.49521" calcext:value-type="float">
            <text:p>0,49521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15731" calcext:value-type="float">
            <text:p>0,15731</text:p>
          </table:table-cell>
          <table:table-cell table:number-columns-repeated="7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456</text:p>
          </table:table-cell>
          <table:table-cell table:number-columns-repeated="6" office:value-type="float" office:value="0.00014" calcext:value-type="float">
            <text:p>0,00014</text:p>
          </table:table-cell>
          <table:table-cell office:value-type="float" office:value="0.10361" calcext:value-type="float">
            <text:p>0,10361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00573" calcext:value-type="float">
            <text:p>0,00573</text:p>
          </table:table-cell>
          <table:table-cell table:number-columns-repeated="5" office:value-type="float" office:value="0.00014" calcext:value-type="float">
            <text:p>0,00014</text:p>
          </table:table-cell>
          <table:table-cell office:value-type="float" office:value="0.32357" calcext:value-type="float">
            <text:p>0,32357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56406" calcext:value-type="float">
            <text:p>0,56406</text:p>
          </table:table-cell>
          <table:table-cell table:number-columns-repeated="7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article 457</text:p>
          </table:table-cell>
          <table:table-cell table:number-columns-repeated="5" office:value-type="float" office:value="0.00013" calcext:value-type="float">
            <text:p>0,00013</text:p>
          </table:table-cell>
          <table:table-cell office:value-type="float" office:value="0.30095" calcext:value-type="float">
            <text:p>0,30095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20145" calcext:value-type="float">
            <text:p>0,20145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38966" calcext:value-type="float">
            <text:p>0,38966</text:p>
          </table:table-cell>
          <table:table-cell table:number-columns-repeated="6" office:value-type="float" office:value="0.00013" calcext:value-type="float">
            <text:p>0,00013</text:p>
          </table:table-cell>
          <table:table-cell office:value-type="float" office:value="0.06272" calcext:value-type="float">
            <text:p>0,06272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04256" calcext:value-type="float">
            <text:p>0,04256</text:p>
          </table:table-cell>
          <table:table-cell table:number-columns-repeated="3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458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08001" calcext:value-type="float">
            <text:p>0,08001</text:p>
          </table:table-cell>
          <table:table-cell office:value-type="float" office:value="0.06304" calcext:value-type="float">
            <text:p>0,06304</text:p>
          </table:table-cell>
          <table:table-cell table:number-columns-repeated="9" office:value-type="float" office:value="0.00017" calcext:value-type="float">
            <text:p>0,00017</text:p>
          </table:table-cell>
          <table:table-cell office:value-type="float" office:value="0.44086" calcext:value-type="float">
            <text:p>0,44086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35498" calcext:value-type="float">
            <text:p>0,35498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05764" calcext:value-type="float">
            <text:p>0,05764</text:p>
          </table:table-cell>
          <table:table-cell table:number-columns-repeated="2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459</text:p>
          </table:table-cell>
          <table:table-cell table:number-columns-repeated="2" office:value-type="float" office:value="0.00056" calcext:value-type="float">
            <text:p>0,00056</text:p>
          </table:table-cell>
          <table:table-cell office:value-type="float" office:value="0.04732" calcext:value-type="float">
            <text:p>0,04732</text:p>
          </table:table-cell>
          <table:table-cell table:number-columns-repeated="7" office:value-type="float" office:value="0.00056" calcext:value-type="float">
            <text:p>0,00056</text:p>
          </table:table-cell>
          <table:table-cell office:value-type="float" office:value="0.32794" calcext:value-type="float">
            <text:p>0,32794</text:p>
          </table:table-cell>
          <table:table-cell table:number-columns-repeated="3" office:value-type="float" office:value="0.00056" calcext:value-type="float">
            <text:p>0,00056</text:p>
          </table:table-cell>
          <table:table-cell office:value-type="float" office:value="0.27879" calcext:value-type="float">
            <text:p>0,27879</text:p>
          </table:table-cell>
          <table:table-cell table:number-columns-repeated="3" office:value-type="float" office:value="0.00056" calcext:value-type="float">
            <text:p>0,00056</text:p>
          </table:table-cell>
          <table:table-cell office:value-type="float" office:value="0.33412" calcext:value-type="float">
            <text:p>0,33412</text:p>
          </table:table-cell>
          <table:table-cell table:number-columns-repeated="6" office:value-type="float" office:value="0.00056" calcext:value-type="float">
            <text:p>0,00056</text:p>
          </table:table-cell>
        </table:table-row>
        <table:table-row table:style-name="ro1">
          <table:table-cell office:value-type="string" calcext:value-type="string">
            <text:p>article 460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3341" calcext:value-type="float">
            <text:p>0,3341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07203" calcext:value-type="float">
            <text:p>0,07203</text:p>
          </table:table-cell>
          <table:table-cell table:number-columns-repeated="4" office:value-type="float" office:value="0.00018" calcext:value-type="float">
            <text:p>0,00018</text:p>
          </table:table-cell>
          <table:table-cell office:value-type="float" office:value="0.15852" calcext:value-type="float">
            <text:p>0,15852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1548" calcext:value-type="float">
            <text:p>0,1548</text:p>
          </table:table-cell>
          <table:table-cell table:number-columns-repeated="4" office:value-type="float" office:value="0.00018" calcext:value-type="float">
            <text:p>0,00018</text:p>
          </table:table-cell>
          <table:table-cell office:value-type="float" office:value="0.07448" calcext:value-type="float">
            <text:p>0,07448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20273" calcext:value-type="float">
            <text:p>0,20273</text:p>
          </table:table-cell>
          <table:table-cell table:number-columns-repeated="2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461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6464" calcext:value-type="float">
            <text:p>0,06464</text:p>
          </table:table-cell>
          <table:table-cell office:value-type="float" office:value="0.05457" calcext:value-type="float">
            <text:p>0,05457</text:p>
          </table:table-cell>
          <table:table-cell office:value-type="float" office:value="0.02915" calcext:value-type="float">
            <text:p>0,02915</text:p>
          </table:table-cell>
          <table:table-cell table:number-columns-repeated="11" office:value-type="float" office:value="0.00011" calcext:value-type="float">
            <text:p>0,00011</text:p>
          </table:table-cell>
          <table:table-cell office:value-type="float" office:value="0.10274" calcext:value-type="float">
            <text:p>0,10274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53594" calcext:value-type="float">
            <text:p>0,53594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06285" calcext:value-type="float">
            <text:p>0,06285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14809" calcext:value-type="float">
            <text:p>0,14809</text:p>
          </table:table-cell>
        </table:table-row>
        <table:table-row table:style-name="ro1">
          <table:table-cell office:value-type="string" calcext:value-type="string">
            <text:p>article 462</text:p>
          </table:table-cell>
          <table:table-cell office:value-type="float" office:value="0.07506" calcext:value-type="float">
            <text:p>0,07506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05533" calcext:value-type="float">
            <text:p>0,05533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01965" calcext:value-type="float">
            <text:p>0,01965</text:p>
          </table:table-cell>
          <table:table-cell office:value-type="float" office:value="0.16255" calcext:value-type="float">
            <text:p>0,16255</text:p>
          </table:table-cell>
          <table:table-cell table:number-columns-repeated="7" office:value-type="float" office:value="0.00019" calcext:value-type="float">
            <text:p>0,00019</text:p>
          </table:table-cell>
          <table:table-cell office:value-type="float" office:value="0.40578" calcext:value-type="float">
            <text:p>0,40578</text:p>
          </table:table-cell>
          <table:table-cell office:value-type="float" office:value="0.27796" calcext:value-type="float">
            <text:p>0,27796</text:p>
          </table:table-cell>
          <table:table-cell table:number-columns-repeated="6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463</text:p>
          </table:table-cell>
          <table:table-cell table:number-columns-repeated="8" office:value-type="float" office:value="0.0001" calcext:value-type="float">
            <text:p>0,0001</text:p>
          </table:table-cell>
          <table:table-cell office:value-type="float" office:value="0.01609" calcext:value-type="float">
            <text:p>0,01609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61613" calcext:value-type="float">
            <text:p>0,61613</text:p>
          </table:table-cell>
          <table:table-cell office:value-type="float" office:value="0.04958" calcext:value-type="float">
            <text:p>0,04958</text:p>
          </table:table-cell>
          <table:table-cell table:number-columns-repeated="5" office:value-type="float" office:value="0.0001" calcext:value-type="float">
            <text:p>0,0001</text:p>
          </table:table-cell>
          <table:table-cell office:value-type="float" office:value="0.29747" calcext:value-type="float">
            <text:p>0,29747</text:p>
          </table:table-cell>
          <table:table-cell office:value-type="float" office:value="0.01869" calcext:value-type="float">
            <text:p>0,01869</text:p>
          </table:table-cell>
          <table:table-cell table:number-columns-repeated="5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article 464</text:p>
          </table:table-cell>
          <table:table-cell table:number-columns-repeated="2" office:value-type="float" office:value="0.00089" calcext:value-type="float">
            <text:p>0,00089</text:p>
          </table:table-cell>
          <table:table-cell office:value-type="float" office:value="0.18056" calcext:value-type="float">
            <text:p>0,18056</text:p>
          </table:table-cell>
          <table:table-cell office:value-type="float" office:value="0.19824" calcext:value-type="float">
            <text:p>0,19824</text:p>
          </table:table-cell>
          <table:table-cell office:value-type="float" office:value="0.00089" calcext:value-type="float">
            <text:p>0,00089</text:p>
          </table:table-cell>
          <table:table-cell office:value-type="float" office:value="0.17396" calcext:value-type="float">
            <text:p>0,17396</text:p>
          </table:table-cell>
          <table:table-cell table:number-columns-repeated="4" office:value-type="float" office:value="0.00089" calcext:value-type="float">
            <text:p>0,00089</text:p>
          </table:table-cell>
          <table:table-cell office:value-type="float" office:value="0.26545" calcext:value-type="float">
            <text:p>0,26545</text:p>
          </table:table-cell>
          <table:table-cell office:value-type="float" office:value="0.16401" calcext:value-type="float">
            <text:p>0,16401</text:p>
          </table:table-cell>
          <table:table-cell table:number-columns-repeated="13" office:value-type="float" office:value="0.00089" calcext:value-type="float">
            <text:p>0,00089</text:p>
          </table:table-cell>
        </table:table-row>
        <table:table-row table:style-name="ro1">
          <table:table-cell office:value-type="string" calcext:value-type="string">
            <text:p>article 465</text:p>
          </table:table-cell>
          <table:table-cell table:number-columns-repeated="5" office:value-type="float" office:value="0.00024" calcext:value-type="float">
            <text:p>0,00024</text:p>
          </table:table-cell>
          <table:table-cell office:value-type="float" office:value="0.1236" calcext:value-type="float">
            <text:p>0,1236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28042" calcext:value-type="float">
            <text:p>0,28042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41361" calcext:value-type="float">
            <text:p>0,41361</text:p>
          </table:table-cell>
          <table:table-cell office:value-type="float" office:value="0.17729" calcext:value-type="float">
            <text:p>0,17729</text:p>
          </table:table-cell>
          <table:table-cell table:number-columns-repeated="14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466</text:p>
          </table:table-cell>
          <table:table-cell table:number-columns-repeated="6" office:value-type="float" office:value="0.00015" calcext:value-type="float">
            <text:p>0,00015</text:p>
          </table:table-cell>
          <table:table-cell office:value-type="float" office:value="0.26659" calcext:value-type="float">
            <text:p>0,26659</text:p>
          </table:table-cell>
          <table:table-cell table:number-columns-repeated="12" office:value-type="float" office:value="0.00015" calcext:value-type="float">
            <text:p>0,00015</text:p>
          </table:table-cell>
          <table:table-cell office:value-type="float" office:value="0.51077" calcext:value-type="float">
            <text:p>0,51077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21936" calcext:value-type="float">
            <text:p>0,21936</text:p>
          </table:table-cell>
          <table:table-cell table:number-columns-repeated="3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467</text:p>
          </table:table-cell>
          <table:table-cell table:number-columns-repeated="2" office:value-type="float" office:value="0.00006" calcext:value-type="float">
            <text:p>0,00006</text:p>
          </table:table-cell>
          <table:table-cell office:value-type="float" office:value="0.11858" calcext:value-type="float">
            <text:p>0,11858</text:p>
          </table:table-cell>
          <table:table-cell office:value-type="float" office:value="0.55727" calcext:value-type="float">
            <text:p>0,55727</text:p>
          </table:table-cell>
          <table:table-cell table:number-columns-repeated="7" office:value-type="float" office:value="0.00006" calcext:value-type="float">
            <text:p>0,00006</text:p>
          </table:table-cell>
          <table:table-cell office:value-type="float" office:value="0.14039" calcext:value-type="float">
            <text:p>0,14039</text:p>
          </table:table-cell>
          <table:table-cell table:number-columns-repeated="3" office:value-type="float" office:value="0.00006" calcext:value-type="float">
            <text:p>0,00006</text:p>
          </table:table-cell>
          <table:table-cell office:value-type="float" office:value="0.07639" calcext:value-type="float">
            <text:p>0,07639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852" calcext:value-type="float">
            <text:p>0,0852</text:p>
          </table:table-cell>
          <table:table-cell table:number-columns-repeated="5" office:value-type="float" office:value="0.00006" calcext:value-type="float">
            <text:p>0,00006</text:p>
          </table:table-cell>
          <table:table-cell office:value-type="float" office:value="0.02104" calcext:value-type="float">
            <text:p>0,02104</text:p>
          </table:table-cell>
          <table:table-cell office:value-type="float" office:value="0.00006" calcext:value-type="float">
            <text:p>0,00006</text:p>
          </table:table-cell>
        </table:table-row>
        <table:table-row table:style-name="ro1">
          <table:table-cell office:value-type="string" calcext:value-type="string">
            <text:p>article 468</text:p>
          </table:table-cell>
          <table:table-cell office:value-type="float" office:value="0.00037" calcext:value-type="float">
            <text:p>0,00037</text:p>
          </table:table-cell>
          <table:table-cell office:value-type="float" office:value="0.23575" calcext:value-type="float">
            <text:p>0,23575</text:p>
          </table:table-cell>
          <table:table-cell office:value-type="float" office:value="0.00037" calcext:value-type="float">
            <text:p>0,00037</text:p>
          </table:table-cell>
          <table:table-cell office:value-type="float" office:value="0.42925" calcext:value-type="float">
            <text:p>0,42925</text:p>
          </table:table-cell>
          <table:table-cell table:number-columns-repeated="2" office:value-type="float" office:value="0.00037" calcext:value-type="float">
            <text:p>0,00037</text:p>
          </table:table-cell>
          <table:table-cell office:value-type="float" office:value="0.10959" calcext:value-type="float">
            <text:p>0,10959</text:p>
          </table:table-cell>
          <table:table-cell table:number-columns-repeated="6" office:value-type="float" office:value="0.00037" calcext:value-type="float">
            <text:p>0,00037</text:p>
          </table:table-cell>
          <table:table-cell office:value-type="float" office:value="0.07408" calcext:value-type="float">
            <text:p>0,07408</text:p>
          </table:table-cell>
          <table:table-cell table:number-columns-repeated="9" office:value-type="float" office:value="0.00037" calcext:value-type="float">
            <text:p>0,00037</text:p>
          </table:table-cell>
          <table:table-cell office:value-type="float" office:value="0.14393" calcext:value-type="float">
            <text:p>0,14393</text:p>
          </table:table-cell>
          <table:table-cell office:value-type="float" office:value="0.00037" calcext:value-type="float">
            <text:p>0,00037</text:p>
          </table:table-cell>
        </table:table-row>
        <table:table-row table:style-name="ro1">
          <table:table-cell office:value-type="string" calcext:value-type="string">
            <text:p>article 469</text:p>
          </table:table-cell>
          <table:table-cell table:number-columns-repeated="4" office:value-type="float" office:value="0.00023" calcext:value-type="float">
            <text:p>0,00023</text:p>
          </table:table-cell>
          <table:table-cell office:value-type="float" office:value="0.18834" calcext:value-type="float">
            <text:p>0,18834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2343" calcext:value-type="float">
            <text:p>0,2343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22149" calcext:value-type="float">
            <text:p>0,22149</text:p>
          </table:table-cell>
          <table:table-cell table:number-columns-repeated="9" office:value-type="float" office:value="0.00023" calcext:value-type="float">
            <text:p>0,00023</text:p>
          </table:table-cell>
          <table:table-cell office:value-type="float" office:value="0.3511" calcext:value-type="float">
            <text:p>0,3511</text:p>
          </table:table-cell>
          <table:table-cell table:number-columns-repeated="4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470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2534" calcext:value-type="float">
            <text:p>0,02534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16523" calcext:value-type="float">
            <text:p>0,16523</text:p>
          </table:table-cell>
          <table:table-cell table:number-columns-repeated="4" office:value-type="float" office:value="0.00015" calcext:value-type="float">
            <text:p>0,00015</text:p>
          </table:table-cell>
          <table:table-cell office:value-type="float" office:value="0.0174" calcext:value-type="float">
            <text:p>0,0174</text:p>
          </table:table-cell>
          <table:table-cell table:number-columns-repeated="5" office:value-type="float" office:value="0.00015" calcext:value-type="float">
            <text:p>0,00015</text:p>
          </table:table-cell>
          <table:table-cell office:value-type="float" office:value="0.0255" calcext:value-type="float">
            <text:p>0,0255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75252" calcext:value-type="float">
            <text:p>0,75252</text:p>
          </table:table-cell>
          <table:table-cell table:number-columns-repeated="6" office:value-type="float" office:value="0.00015" calcext:value-type="float">
            <text:p>0,00015</text:p>
          </table:table-cell>
          <table:table-cell office:value-type="float" office:value="0.01125" calcext:value-type="float">
            <text:p>0,01125</text:p>
          </table:table-cell>
        </table:table-row>
        <table:table-row table:style-name="ro1">
          <table:table-cell office:value-type="string" calcext:value-type="string">
            <text:p>article 471</text:p>
          </table:table-cell>
          <table:table-cell office:value-type="float" office:value="0.35143" calcext:value-type="float">
            <text:p>0,35143</text:p>
          </table:table-cell>
          <table:table-cell office:value-type="float" office:value="0.05194" calcext:value-type="float">
            <text:p>0,05194</text:p>
          </table:table-cell>
          <table:table-cell table:number-columns-repeated="4" office:value-type="float" office:value="0.00016" calcext:value-type="float">
            <text:p>0,00016</text:p>
          </table:table-cell>
          <table:table-cell office:value-type="float" office:value="0.05904" calcext:value-type="float">
            <text:p>0,05904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31465" calcext:value-type="float">
            <text:p>0,31465</text:p>
          </table:table-cell>
          <table:table-cell table:number-columns-repeated="5" office:value-type="float" office:value="0.00016" calcext:value-type="float">
            <text:p>0,00016</text:p>
          </table:table-cell>
          <table:table-cell office:value-type="float" office:value="0.0369" calcext:value-type="float">
            <text:p>0,0369</text:p>
          </table:table-cell>
          <table:table-cell office:value-type="float" office:value="0.12101" calcext:value-type="float">
            <text:p>0,12101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01856" calcext:value-type="float">
            <text:p>0,01856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4376" calcext:value-type="float">
            <text:p>0,04376</text:p>
          </table:table-cell>
          <table:table-cell table:number-columns-repeated="2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472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14871" calcext:value-type="float">
            <text:p>0,14871</text:p>
          </table:table-cell>
          <table:table-cell table:number-columns-repeated="5" office:value-type="float" office:value="0.00011" calcext:value-type="float">
            <text:p>0,00011</text:p>
          </table:table-cell>
          <table:table-cell office:value-type="float" office:value="0.39226" calcext:value-type="float">
            <text:p>0,39226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3146" calcext:value-type="float">
            <text:p>0,3146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07195" calcext:value-type="float">
            <text:p>0,07195</text:p>
          </table:table-cell>
          <table:table-cell table:number-columns-repeated="6" office:value-type="float" office:value="0.00011" calcext:value-type="float">
            <text:p>0,00011</text:p>
          </table:table-cell>
          <table:table-cell office:value-type="float" office:value="0.07029" calcext:value-type="float">
            <text:p>0,07029</text:p>
          </table:table-cell>
          <table:table-cell table:number-columns-repeated="3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473</text:p>
          </table:table-cell>
          <table:table-cell table:number-columns-repeated="6" office:value-type="float" office:value="0.00016" calcext:value-type="float">
            <text:p>0,00016</text:p>
          </table:table-cell>
          <table:table-cell office:value-type="float" office:value="0.74179" calcext:value-type="float">
            <text:p>0,74179</text:p>
          </table:table-cell>
          <table:table-cell table:number-columns-repeated="8" office:value-type="float" office:value="0.00016" calcext:value-type="float">
            <text:p>0,00016</text:p>
          </table:table-cell>
          <table:table-cell office:value-type="float" office:value="0.13645" calcext:value-type="float">
            <text:p>0,13645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9211" calcext:value-type="float">
            <text:p>0,09211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02633" calcext:value-type="float">
            <text:p>0,02633</text:p>
          </table:table-cell>
          <table:table-cell table:number-columns-repeated="3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474</text:p>
          </table:table-cell>
          <table:table-cell table:number-columns-repeated="2" office:value-type="float" office:value="0.00048" calcext:value-type="float">
            <text:p>0,00048</text:p>
          </table:table-cell>
          <table:table-cell office:value-type="float" office:value="0.29716" calcext:value-type="float">
            <text:p>0,29716</text:p>
          </table:table-cell>
          <table:table-cell table:number-columns-repeated="8" office:value-type="float" office:value="0.00048" calcext:value-type="float">
            <text:p>0,00048</text:p>
          </table:table-cell>
          <table:table-cell office:value-type="float" office:value="0.20724" calcext:value-type="float">
            <text:p>0,20724</text:p>
          </table:table-cell>
          <table:table-cell table:number-columns-repeated="2" office:value-type="float" office:value="0.00048" calcext:value-type="float">
            <text:p>0,00048</text:p>
          </table:table-cell>
          <table:table-cell office:value-type="float" office:value="0.10426" calcext:value-type="float">
            <text:p>0,10426</text:p>
          </table:table-cell>
          <table:table-cell office:value-type="float" office:value="0.07634" calcext:value-type="float">
            <text:p>0,07634</text:p>
          </table:table-cell>
          <table:table-cell table:number-columns-repeated="8" office:value-type="float" office:value="0.00048" calcext:value-type="float">
            <text:p>0,00048</text:p>
          </table:table-cell>
          <table:table-cell office:value-type="float" office:value="0.30549" calcext:value-type="float">
            <text:p>0,30549</text:p>
          </table:table-cell>
        </table:table-row>
        <table:table-row table:style-name="ro1">
          <table:table-cell office:value-type="string" calcext:value-type="string">
            <text:p>article 475</text:p>
          </table:table-cell>
          <table:table-cell table:number-columns-repeated="2" office:value-type="float" office:value="0.00034" calcext:value-type="float">
            <text:p>0,00034</text:p>
          </table:table-cell>
          <table:table-cell office:value-type="float" office:value="0.52359" calcext:value-type="float">
            <text:p>0,52359</text:p>
          </table:table-cell>
          <table:table-cell table:number-columns-repeated="3" office:value-type="float" office:value="0.00034" calcext:value-type="float">
            <text:p>0,00034</text:p>
          </table:table-cell>
          <table:table-cell office:value-type="float" office:value="0.19013" calcext:value-type="float">
            <text:p>0,19013</text:p>
          </table:table-cell>
          <table:table-cell table:number-columns-repeated="8" office:value-type="float" office:value="0.00034" calcext:value-type="float">
            <text:p>0,00034</text:p>
          </table:table-cell>
          <table:table-cell office:value-type="float" office:value="0.08133" calcext:value-type="float">
            <text:p>0,08133</text:p>
          </table:table-cell>
          <table:table-cell table:number-columns-repeated="3" office:value-type="float" office:value="0.00034" calcext:value-type="float">
            <text:p>0,00034</text:p>
          </table:table-cell>
          <table:table-cell office:value-type="float" office:value="0.19783" calcext:value-type="float">
            <text:p>0,19783</text:p>
          </table:table-cell>
          <table:table-cell table:number-columns-repeated="5" office:value-type="float" office:value="0.00034" calcext:value-type="float">
            <text:p>0,00034</text:p>
          </table:table-cell>
        </table:table-row>
        <table:table-row table:style-name="ro1">
          <table:table-cell office:value-type="string" calcext:value-type="string">
            <text:p>article 476</text:p>
          </table:table-cell>
          <table:table-cell table:number-columns-repeated="14" office:value-type="float" office:value="0.00011" calcext:value-type="float">
            <text:p>0,00011</text:p>
          </table:table-cell>
          <table:table-cell office:value-type="float" office:value="0.13735" calcext:value-type="float">
            <text:p>0,13735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12131" calcext:value-type="float">
            <text:p>0,12131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63671" calcext:value-type="float">
            <text:p>0,63671</text:p>
          </table:table-cell>
          <table:table-cell office:value-type="float" office:value="0.10241" calcext:value-type="float">
            <text:p>0,10241</text:p>
          </table:table-cell>
          <table:table-cell table:number-columns-repeated="2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477</text:p>
          </table:table-cell>
          <table:table-cell table:number-columns-repeated="11" office:value-type="float" office:value="0.00021" calcext:value-type="float">
            <text:p>0,00021</text:p>
          </table:table-cell>
          <table:table-cell office:value-type="float" office:value="0.08122" calcext:value-type="float">
            <text:p>0,08122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2462" calcext:value-type="float">
            <text:p>0,02462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57153" calcext:value-type="float">
            <text:p>0,57153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26457" calcext:value-type="float">
            <text:p>0,26457</text:p>
          </table:table-cell>
          <table:table-cell table:number-columns-repeated="6" office:value-type="float" office:value="0.00021" calcext:value-type="float">
            <text:p>0,00021</text:p>
          </table:table-cell>
          <table:table-cell office:value-type="float" office:value="0.05385" calcext:value-type="float">
            <text:p>0,05385</text:p>
          </table:table-cell>
        </table:table-row>
        <table:table-row table:style-name="ro1">
          <table:table-cell office:value-type="string" calcext:value-type="string">
            <text:p>article 478</text:p>
          </table:table-cell>
          <table:table-cell table:number-columns-repeated="6" office:value-type="float" office:value="0.00019" calcext:value-type="float">
            <text:p>0,00019</text:p>
          </table:table-cell>
          <table:table-cell office:value-type="float" office:value="0.06716" calcext:value-type="float">
            <text:p>0,06716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38955" calcext:value-type="float">
            <text:p>0,38955</text:p>
          </table:table-cell>
          <table:table-cell table:number-columns-repeated="8" office:value-type="float" office:value="0.00019" calcext:value-type="float">
            <text:p>0,00019</text:p>
          </table:table-cell>
          <table:table-cell office:value-type="float" office:value="0.27195" calcext:value-type="float">
            <text:p>0,27195</text:p>
          </table:table-cell>
          <table:table-cell office:value-type="float" office:value="0.2099" calcext:value-type="float">
            <text:p>0,2099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576" calcext:value-type="float">
            <text:p>0,0576</text:p>
          </table:table-cell>
          <table:table-cell table:number-columns-repeated="4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479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21212" calcext:value-type="float">
            <text:p>0,21212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5247" calcext:value-type="float">
            <text:p>0,05247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11594" calcext:value-type="float">
            <text:p>0,11594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21121" calcext:value-type="float">
            <text:p>0,21121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12026" calcext:value-type="float">
            <text:p>0,12026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03281" calcext:value-type="float">
            <text:p>0,03281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18092" calcext:value-type="float">
            <text:p>0,18092</text:p>
          </table:table-cell>
          <table:table-cell office:value-type="float" office:value="0.07141" calcext:value-type="float">
            <text:p>0,07141</text:p>
          </table:table-cell>
          <table:table-cell table:number-columns-repeated="2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480</text:p>
          </table:table-cell>
          <table:table-cell office:value-type="float" office:value="0.08987" calcext:value-type="float">
            <text:p>0,08987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19318" calcext:value-type="float">
            <text:p>0,19318</text:p>
          </table:table-cell>
          <table:table-cell office:value-type="float" office:value="0.10664" calcext:value-type="float">
            <text:p>0,10664</text:p>
          </table:table-cell>
          <table:table-cell table:number-columns-repeated="5" office:value-type="float" office:value="0.00019" calcext:value-type="float">
            <text:p>0,00019</text:p>
          </table:table-cell>
          <table:table-cell office:value-type="float" office:value="0.40142" calcext:value-type="float">
            <text:p>0,40142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06526" calcext:value-type="float">
            <text:p>0,06526</text:p>
          </table:table-cell>
          <table:table-cell office:value-type="float" office:value="0.05074" calcext:value-type="float">
            <text:p>0,05074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08953" calcext:value-type="float">
            <text:p>0,08953</text:p>
          </table:table-cell>
          <table:table-cell table:number-columns-repeated="4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481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.19633" calcext:value-type="float">
            <text:p>0,19633</text:p>
          </table:table-cell>
          <table:table-cell office:value-type="float" office:value="0.22242" calcext:value-type="float">
            <text:p>0,22242</text:p>
          </table:table-cell>
          <table:table-cell table:number-columns-repeated="5" office:value-type="float" office:value="0.00034" calcext:value-type="float">
            <text:p>0,00034</text:p>
          </table:table-cell>
          <table:table-cell office:value-type="float" office:value="0.08666" calcext:value-type="float">
            <text:p>0,08666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.18259" calcext:value-type="float">
            <text:p>0,18259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.01141" calcext:value-type="float">
            <text:p>0,01141</text:p>
          </table:table-cell>
          <table:table-cell table:number-columns-repeated="5" office:value-type="float" office:value="0.00034" calcext:value-type="float">
            <text:p>0,00034</text:p>
          </table:table-cell>
          <table:table-cell office:value-type="float" office:value="0.15859" calcext:value-type="float">
            <text:p>0,15859</text:p>
          </table:table-cell>
          <table:table-cell table:number-columns-repeated="4" office:value-type="float" office:value="0.00034" calcext:value-type="float">
            <text:p>0,00034</text:p>
          </table:table-cell>
          <table:table-cell office:value-type="float" office:value="0.13585" calcext:value-type="float">
            <text:p>0,13585</text:p>
          </table:table-cell>
          <table:table-cell office:value-type="float" office:value="0.00034" calcext:value-type="float">
            <text:p>0,00034</text:p>
          </table:table-cell>
        </table:table-row>
        <table:table-row table:style-name="ro1">
          <table:table-cell office:value-type="string" calcext:value-type="string">
            <text:p>article 482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12146" calcext:value-type="float">
            <text:p>0,12146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6901" calcext:value-type="float">
            <text:p>0,6901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10295" calcext:value-type="float">
            <text:p>0,10295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8227" calcext:value-type="float">
            <text:p>0,08227</text:p>
          </table:table-cell>
          <table:table-cell table:number-columns-repeated="11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483</text:p>
          </table:table-cell>
          <table:table-cell table:number-columns-repeated="6" office:value-type="float" office:value="0.00033" calcext:value-type="float">
            <text:p>0,00033</text:p>
          </table:table-cell>
          <table:table-cell office:value-type="float" office:value="0.11853" calcext:value-type="float">
            <text:p>0,11853</text:p>
          </table:table-cell>
          <table:table-cell office:value-type="float" office:value="0.23798" calcext:value-type="float">
            <text:p>0,23798</text:p>
          </table:table-cell>
          <table:table-cell table:number-columns-repeated="7" office:value-type="float" office:value="0.00033" calcext:value-type="float">
            <text:p>0,00033</text:p>
          </table:table-cell>
          <table:table-cell office:value-type="float" office:value="0.33798" calcext:value-type="float">
            <text:p>0,33798</text:p>
          </table:table-cell>
          <table:table-cell office:value-type="float" office:value="0.00033" calcext:value-type="float">
            <text:p>0,00033</text:p>
          </table:table-cell>
          <table:table-cell office:value-type="float" office:value="0.29863" calcext:value-type="float">
            <text:p>0,29863</text:p>
          </table:table-cell>
          <table:table-cell table:number-columns-repeated="7" office:value-type="float" office:value="0.00033" calcext:value-type="float">
            <text:p>0,00033</text:p>
          </table:table-cell>
        </table:table-row>
        <table:table-row table:style-name="ro1">
          <table:table-cell office:value-type="string" calcext:value-type="string">
            <text:p>article 484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06852" calcext:value-type="float">
            <text:p>0,06852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5002" calcext:value-type="float">
            <text:p>0,05002</text:p>
          </table:table-cell>
          <table:table-cell table:number-columns-repeated="7" office:value-type="float" office:value="0.00017" calcext:value-type="float">
            <text:p>0,00017</text:p>
          </table:table-cell>
          <table:table-cell office:value-type="float" office:value="0.44639" calcext:value-type="float">
            <text:p>0,44639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18441" calcext:value-type="float">
            <text:p>0,18441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5956" calcext:value-type="float">
            <text:p>0,05956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18779" calcext:value-type="float">
            <text:p>0,18779</text:p>
          </table:table-cell>
          <table:table-cell table:number-columns-repeated="2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485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02702" calcext:value-type="float">
            <text:p>0,02702</text:p>
          </table:table-cell>
          <table:table-cell office:value-type="float" office:value="0.09344" calcext:value-type="float">
            <text:p>0,09344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34821" calcext:value-type="float">
            <text:p>0,34821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1961" calcext:value-type="float">
            <text:p>0,01961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2495" calcext:value-type="float">
            <text:p>0,02495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09866" calcext:value-type="float">
            <text:p>0,09866</text:p>
          </table:table-cell>
          <table:table-cell office:value-type="float" office:value="0.38464" calcext:value-type="float">
            <text:p>0,38464</text:p>
          </table:table-cell>
          <table:table-cell table:number-columns-repeated="7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48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21" calcext:value-type="float">
            <text:p>0,00021</text:p>
          </table:table-cell>
          <table:table-cell table:number-columns-repeated="5" office:value-type="float" office:value="0.0002" calcext:value-type="float">
            <text:p>0,0002</text:p>
          </table:table-cell>
          <table:table-cell office:value-type="float" office:value="0.44783" calcext:value-type="float">
            <text:p>0,44783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11144" calcext:value-type="float">
            <text:p>0,11144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22996" calcext:value-type="float">
            <text:p>0,2299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6076" calcext:value-type="float">
            <text:p>0,06076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04852" calcext:value-type="float">
            <text:p>0,04852</text:p>
          </table:table-cell>
          <table:table-cell table:number-columns-repeated="4" office:value-type="float" office:value="0.0002" calcext:value-type="float">
            <text:p>0,0002</text:p>
          </table:table-cell>
          <table:table-cell office:value-type="float" office:value="0.09776" calcext:value-type="float">
            <text:p>0,09776</text:p>
          </table:table-cell>
        </table:table-row>
        <table:table-row table:style-name="ro1">
          <table:table-cell office:value-type="string" calcext:value-type="string">
            <text:p>article 487</text:p>
          </table:table-cell>
          <table:table-cell table:number-columns-repeated="3" office:value-type="float" office:value="0.00041" calcext:value-type="float">
            <text:p>0,00041</text:p>
          </table:table-cell>
          <table:table-cell office:value-type="float" office:value="0.20843" calcext:value-type="float">
            <text:p>0,20843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05756" calcext:value-type="float">
            <text:p>0,05756</text:p>
          </table:table-cell>
          <table:table-cell office:value-type="float" office:value="0.18831" calcext:value-type="float">
            <text:p>0,18831</text:p>
          </table:table-cell>
          <table:table-cell table:number-columns-repeated="11" office:value-type="float" office:value="0.00041" calcext:value-type="float">
            <text:p>0,00041</text:p>
          </table:table-cell>
          <table:table-cell office:value-type="float" office:value="0.08438" calcext:value-type="float">
            <text:p>0,08438</text:p>
          </table:table-cell>
          <table:table-cell office:value-type="float" office:value="0.31739" calcext:value-type="float">
            <text:p>0,31739</text:p>
          </table:table-cell>
          <table:table-cell table:number-columns-repeated="4" office:value-type="float" office:value="0.00041" calcext:value-type="float">
            <text:p>0,00041</text:p>
          </table:table-cell>
          <table:table-cell office:value-type="float" office:value="0.13609" calcext:value-type="float">
            <text:p>0,13609</text:p>
          </table:table-cell>
        </table:table-row>
        <table:table-row table:style-name="ro1">
          <table:table-cell office:value-type="string" calcext:value-type="string">
            <text:p>article 488</text:p>
          </table:table-cell>
          <table:table-cell table:number-columns-repeated="6" office:value-type="float" office:value="0.00042" calcext:value-type="float">
            <text:p>0,00042</text:p>
          </table:table-cell>
          <table:table-cell office:value-type="float" office:value="0.41007" calcext:value-type="float">
            <text:p>0,41007</text:p>
          </table:table-cell>
          <table:table-cell table:number-columns-repeated="9" office:value-type="float" office:value="0.00042" calcext:value-type="float">
            <text:p>0,00042</text:p>
          </table:table-cell>
          <table:table-cell office:value-type="float" office:value="0.0455" calcext:value-type="float">
            <text:p>0,0455</text:p>
          </table:table-cell>
          <table:table-cell table:number-columns-repeated="2" office:value-type="float" office:value="0.00042" calcext:value-type="float">
            <text:p>0,00042</text:p>
          </table:table-cell>
          <table:table-cell office:value-type="float" office:value="0.47574" calcext:value-type="float">
            <text:p>0,47574</text:p>
          </table:table-cell>
          <table:table-cell office:value-type="float" office:value="0.05994" calcext:value-type="float">
            <text:p>0,05994</text:p>
          </table:table-cell>
          <table:table-cell table:number-columns-repeated="4" office:value-type="float" office:value="0.00042" calcext:value-type="float">
            <text:p>0,00042</text:p>
          </table:table-cell>
        </table:table-row>
        <table:table-row table:style-name="ro1">
          <table:table-cell office:value-type="string" calcext:value-type="string">
            <text:p>article 489</text:p>
          </table:table-cell>
          <table:table-cell table:number-columns-repeated="3" office:value-type="float" office:value="0.00012" calcext:value-type="float">
            <text:p>0,00012</text:p>
          </table:table-cell>
          <table:table-cell office:value-type="float" office:value="0.64456" calcext:value-type="float">
            <text:p>0,64456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4792" calcext:value-type="float">
            <text:p>0,04792</text:p>
          </table:table-cell>
          <table:table-cell table:number-columns-repeated="4" office:value-type="float" office:value="0.00012" calcext:value-type="float">
            <text:p>0,00012</text:p>
          </table:table-cell>
          <table:table-cell office:value-type="float" office:value="0.30485" calcext:value-type="float">
            <text:p>0,30485</text:p>
          </table:table-cell>
          <table:table-cell table:number-columns-repeated="14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490</text:p>
          </table:table-cell>
          <table:table-cell office:value-type="float" office:value="0.01313" calcext:value-type="float">
            <text:p>0,01313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61892" calcext:value-type="float">
            <text:p>0,61892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364" calcext:value-type="float">
            <text:p>0,364</text:p>
          </table:table-cell>
          <table:table-cell table:number-columns-repeated="18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491</text:p>
          </table:table-cell>
          <table:table-cell table:number-columns-repeated="9" office:value-type="float" office:value="0.00015" calcext:value-type="float">
            <text:p>0,00015</text:p>
          </table:table-cell>
          <table:table-cell office:value-type="float" office:value="0.06226" calcext:value-type="float">
            <text:p>0,06226</text:p>
          </table:table-cell>
          <table:table-cell table:number-columns-repeated="14" office:value-type="float" office:value="0.00015" calcext:value-type="float">
            <text:p>0,00015</text:p>
          </table:table-cell>
          <table:table-cell office:value-type="float" office:value="0.93425" calcext:value-type="float">
            <text:p>0,93425</text:p>
          </table:table-cell>
        </table:table-row>
        <table:table-row table:style-name="ro1">
          <table:table-cell office:value-type="string" calcext:value-type="string">
            <text:p>article 492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14905" calcext:value-type="float">
            <text:p>0,14905</text:p>
          </table:table-cell>
          <table:table-cell office:value-type="float" office:value="0.09911" calcext:value-type="float">
            <text:p>0,09911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05163" calcext:value-type="float">
            <text:p>0,05163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04303" calcext:value-type="float">
            <text:p>0,04303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14382" calcext:value-type="float">
            <text:p>0,14382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37213" calcext:value-type="float">
            <text:p>0,37213</text:p>
          </table:table-cell>
          <table:table-cell office:value-type="float" office:value="0.08422" calcext:value-type="float">
            <text:p>0,08422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05317" calcext:value-type="float">
            <text:p>0,05317</text:p>
          </table:table-cell>
          <table:table-cell table:number-columns-repeated="3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493</text:p>
          </table:table-cell>
          <table:table-cell table:number-columns-repeated="4" office:value-type="float" office:value="0.00013" calcext:value-type="float">
            <text:p>0,00013</text:p>
          </table:table-cell>
          <table:table-cell office:value-type="float" office:value="0.12281" calcext:value-type="float">
            <text:p>0,12281</text:p>
          </table:table-cell>
          <table:table-cell table:number-columns-repeated="5" office:value-type="float" office:value="0.00013" calcext:value-type="float">
            <text:p>0,00013</text:p>
          </table:table-cell>
          <table:table-cell office:value-type="float" office:value="0.49912" calcext:value-type="float">
            <text:p>0,49912</text:p>
          </table:table-cell>
          <table:table-cell office:value-type="float" office:value="0.0558" calcext:value-type="float">
            <text:p>0,0558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25157" calcext:value-type="float">
            <text:p>0,25157</text:p>
          </table:table-cell>
          <table:table-cell table:number-columns-repeated="5" office:value-type="float" office:value="0.00013" calcext:value-type="float">
            <text:p>0,00013</text:p>
          </table:table-cell>
          <table:table-cell office:value-type="float" office:value="0.06806" calcext:value-type="float">
            <text:p>0,06806</text:p>
          </table:table-cell>
          <table:table-cell table:number-columns-repeated="5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494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1464" calcext:value-type="float">
            <text:p>0,01464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0928" calcext:value-type="float">
            <text:p>0,0928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18956" calcext:value-type="float">
            <text:p>0,18956</text:p>
          </table:table-cell>
          <table:table-cell table:number-columns-repeated="9" office:value-type="float" office:value="0.00025" calcext:value-type="float">
            <text:p>0,00025</text:p>
          </table:table-cell>
          <table:table-cell office:value-type="float" office:value="0.58057" calcext:value-type="float">
            <text:p>0,58057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11737" calcext:value-type="float">
            <text:p>0,11737</text:p>
          </table:table-cell>
          <table:table-cell table:number-columns-repeated="4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495</text:p>
          </table:table-cell>
          <table:table-cell office:value-type="float" office:value="0.12978" calcext:value-type="float">
            <text:p>0,12978</text:p>
          </table:table-cell>
          <table:table-cell table:number-columns-repeated="6" office:value-type="float" office:value="0.00057" calcext:value-type="float">
            <text:p>0,00057</text:p>
          </table:table-cell>
          <table:table-cell office:value-type="float" office:value="0.19193" calcext:value-type="float">
            <text:p>0,19193</text:p>
          </table:table-cell>
          <table:table-cell office:value-type="float" office:value="0.12237" calcext:value-type="float">
            <text:p>0,12237</text:p>
          </table:table-cell>
          <table:table-cell table:number-columns-repeated="8" office:value-type="float" office:value="0.00057" calcext:value-type="float">
            <text:p>0,00057</text:p>
          </table:table-cell>
          <table:table-cell office:value-type="float" office:value="0.54391" calcext:value-type="float">
            <text:p>0,54391</text:p>
          </table:table-cell>
          <table:table-cell table:number-columns-repeated="7" office:value-type="float" office:value="0.00057" calcext:value-type="float">
            <text:p>0,00057</text:p>
          </table:table-cell>
        </table:table-row>
        <table:table-row table:style-name="ro1">
          <table:table-cell office:value-type="string" calcext:value-type="string">
            <text:p>article 496</text:p>
          </table:table-cell>
          <table:table-cell table:number-columns-repeated="7" office:value-type="float" office:value="0.00014" calcext:value-type="float">
            <text:p>0,00014</text:p>
          </table:table-cell>
          <table:table-cell office:value-type="float" office:value="0.10808" calcext:value-type="float">
            <text:p>0,10808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4026" calcext:value-type="float">
            <text:p>0,04026</text:p>
          </table:table-cell>
          <table:table-cell table:number-columns-repeated="5" office:value-type="float" office:value="0.00014" calcext:value-type="float">
            <text:p>0,00014</text:p>
          </table:table-cell>
          <table:table-cell office:value-type="float" office:value="0.83626" calcext:value-type="float">
            <text:p>0,83626</text:p>
          </table:table-cell>
          <table:table-cell table:number-columns-repeated="8" office:value-type="float" office:value="0.00014" calcext:value-type="float">
            <text:p>0,00014</text:p>
          </table:table-cell>
          <table:table-cell office:value-type="float" office:value="0.01248" calcext:value-type="float">
            <text:p>0,01248</text:p>
          </table:table-cell>
        </table:table-row>
        <table:table-row table:style-name="ro1">
          <table:table-cell office:value-type="string" calcext:value-type="string">
            <text:p>article 497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1298" calcext:value-type="float">
            <text:p>0,01298</text:p>
          </table:table-cell>
          <table:table-cell table:number-columns-repeated="4" office:value-type="float" office:value="0.00007" calcext:value-type="float">
            <text:p>0,00007</text:p>
          </table:table-cell>
          <table:table-cell office:value-type="float" office:value="0.11236" calcext:value-type="float">
            <text:p>0,11236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2749" calcext:value-type="float">
            <text:p>0,02749</text:p>
          </table:table-cell>
          <table:table-cell office:value-type="float" office:value="0.00435" calcext:value-type="float">
            <text:p>0,00435</text:p>
          </table:table-cell>
          <table:table-cell table:number-columns-repeated="8" office:value-type="float" office:value="0.00007" calcext:value-type="float">
            <text:p>0,00007</text:p>
          </table:table-cell>
          <table:table-cell office:value-type="float" office:value="0.06821" calcext:value-type="float">
            <text:p>0,06821</text:p>
          </table:table-cell>
          <table:table-cell office:value-type="float" office:value="0.19389" calcext:value-type="float">
            <text:p>0,19389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831" calcext:value-type="float">
            <text:p>0,00831</text:p>
          </table:table-cell>
          <table:table-cell office:value-type="float" office:value="0.12573" calcext:value-type="float">
            <text:p>0,12573</text:p>
          </table:table-cell>
          <table:table-cell office:value-type="float" office:value="0.44562" calcext:value-type="float">
            <text:p>0,44562</text:p>
          </table:table-cell>
          <table:table-cell office:value-type="float" office:value="0.00007" calcext:value-type="float">
            <text:p>0,00007</text:p>
          </table:table-cell>
        </table:table-row>
        <table:table-row table:style-name="ro1">
          <table:table-cell office:value-type="string" calcext:value-type="string">
            <text:p>article 498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17195" calcext:value-type="float">
            <text:p>0,17195</text:p>
          </table:table-cell>
          <table:table-cell office:value-type="float" office:value="0.07599" calcext:value-type="float">
            <text:p>0,07599</text:p>
          </table:table-cell>
          <table:table-cell table:number-columns-repeated="9" office:value-type="float" office:value="0.00053" calcext:value-type="float">
            <text:p>0,00053</text:p>
          </table:table-cell>
          <table:table-cell office:value-type="float" office:value="0.15872" calcext:value-type="float">
            <text:p>0,15872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10876" calcext:value-type="float">
            <text:p>0,10876</text:p>
          </table:table-cell>
          <table:table-cell table:number-columns-repeated="3" office:value-type="float" office:value="0.00053" calcext:value-type="float">
            <text:p>0,00053</text:p>
          </table:table-cell>
          <table:table-cell office:value-type="float" office:value="0.23738" calcext:value-type="float">
            <text:p>0,23738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23707" calcext:value-type="float">
            <text:p>0,23707</text:p>
          </table:table-cell>
          <table:table-cell table:number-columns-repeated="4" office:value-type="float" office:value="0.00053" calcext:value-type="float">
            <text:p>0,00053</text:p>
          </table:table-cell>
        </table:table-row>
        <table:table-row table:style-name="ro1">
          <table:table-cell office:value-type="string" calcext:value-type="string">
            <text:p>article 499</text:p>
          </table:table-cell>
          <table:table-cell table:number-columns-repeated="2" office:value-type="float" office:value="0.0004" calcext:value-type="float">
            <text:p>0,0004</text:p>
          </table:table-cell>
          <table:table-cell office:value-type="float" office:value="0.43711" calcext:value-type="float">
            <text:p>0,43711</text:p>
          </table:table-cell>
          <table:table-cell table:number-columns-repeated="2" office:value-type="float" office:value="0.0004" calcext:value-type="float">
            <text:p>0,0004</text:p>
          </table:table-cell>
          <table:table-cell office:value-type="float" office:value="0.07858" calcext:value-type="float">
            <text:p>0,07858</text:p>
          </table:table-cell>
          <table:table-cell office:value-type="float" office:value="0.47551" calcext:value-type="float">
            <text:p>0,47551</text:p>
          </table:table-cell>
          <table:table-cell table:number-columns-repeated="18" office:value-type="float" office:value="0.0004" calcext:value-type="float">
            <text:p>0,0004</text:p>
          </table:table-cell>
        </table:table-row>
        <table:table-row table:style-name="ro1">
          <table:table-cell office:value-type="string" calcext:value-type="string">
            <text:p>article 500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2244" calcext:value-type="float">
            <text:p>0,02244</text:p>
          </table:table-cell>
          <table:table-cell table:number-columns-repeated="4" office:value-type="float" office:value="0.0002" calcext:value-type="float">
            <text:p>0,0002</text:p>
          </table:table-cell>
          <table:table-cell office:value-type="float" office:value="0.14235" calcext:value-type="float">
            <text:p>0,14235</text:p>
          </table:table-cell>
          <table:table-cell table:number-columns-repeated="4" office:value-type="float" office:value="0.0002" calcext:value-type="float">
            <text:p>0,0002</text:p>
          </table:table-cell>
          <table:table-cell office:value-type="float" office:value="0.03436" calcext:value-type="float">
            <text:p>0,03436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67392" calcext:value-type="float">
            <text:p>0,67392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12299" calcext:value-type="float">
            <text:p>0,12299</text:p>
          </table:table-cell>
          <table:table-cell table:number-columns-repeated="5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501</text:p>
          </table:table-cell>
          <table:table-cell table:number-columns-repeated="5" office:value-type="float" office:value="0.00018" calcext:value-type="float">
            <text:p>0,00018</text:p>
          </table:table-cell>
          <table:table-cell office:value-type="float" office:value="0.11054" calcext:value-type="float">
            <text:p>0,11054</text:p>
          </table:table-cell>
          <table:table-cell table:number-columns-repeated="11" office:value-type="float" office:value="0.00018" calcext:value-type="float">
            <text:p>0,00018</text:p>
          </table:table-cell>
          <table:table-cell office:value-type="float" office:value="0.15653" calcext:value-type="float">
            <text:p>0,15653</text:p>
          </table:table-cell>
          <table:table-cell office:value-type="float" office:value="0.5009" calcext:value-type="float">
            <text:p>0,5009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6043" calcext:value-type="float">
            <text:p>0,06043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16794" calcext:value-type="float">
            <text:p>0,16794</text:p>
          </table:table-cell>
          <table:table-cell table:number-columns-repeated="2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502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01525" calcext:value-type="float">
            <text:p>0,01525</text:p>
          </table:table-cell>
          <table:table-cell table:number-columns-repeated="7" office:value-type="float" office:value="0.00011" calcext:value-type="float">
            <text:p>0,00011</text:p>
          </table:table-cell>
          <table:table-cell office:value-type="float" office:value="0.12113" calcext:value-type="float">
            <text:p>0,12113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11247" calcext:value-type="float">
            <text:p>0,11247</text:p>
          </table:table-cell>
          <table:table-cell table:number-columns-repeated="4" office:value-type="float" office:value="0.00011" calcext:value-type="float">
            <text:p>0,00011</text:p>
          </table:table-cell>
          <table:table-cell office:value-type="float" office:value="0.50528" calcext:value-type="float">
            <text:p>0,50528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24371" calcext:value-type="float">
            <text:p>0,24371</text:p>
          </table:table-cell>
          <table:table-cell table:number-columns-repeated="2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503</text:p>
          </table:table-cell>
          <table:table-cell table:number-columns-repeated="3" office:value-type="float" office:value="0.00008" calcext:value-type="float">
            <text:p>0,00008</text:p>
          </table:table-cell>
          <table:table-cell office:value-type="float" office:value="0.06577" calcext:value-type="float">
            <text:p>0,06577</text:p>
          </table:table-cell>
          <table:table-cell table:number-columns-repeated="7" office:value-type="float" office:value="0.00008" calcext:value-type="float">
            <text:p>0,00008</text:p>
          </table:table-cell>
          <table:table-cell office:value-type="float" office:value="0.72286" calcext:value-type="float">
            <text:p>0,72286</text:p>
          </table:table-cell>
          <table:table-cell office:value-type="float" office:value="0.00392" calcext:value-type="float">
            <text:p>0,00392</text:p>
          </table:table-cell>
          <table:table-cell table:number-columns-repeated="5" office:value-type="float" office:value="0.00008" calcext:value-type="float">
            <text:p>0,00008</text:p>
          </table:table-cell>
          <table:table-cell office:value-type="float" office:value="0.20585" calcext:value-type="float">
            <text:p>0,20585</text:p>
          </table:table-cell>
          <table:table-cell table:number-columns-repeated="6" office:value-type="float" office:value="0.00008" calcext:value-type="float">
            <text:p>0,00008</text:p>
          </table:table-cell>
        </table:table-row>
        <table:table-row table:style-name="ro1">
          <table:table-cell office:value-type="string" calcext:value-type="string">
            <text:p>article 504</text:p>
          </table:table-cell>
          <table:table-cell office:value-type="float" office:value="0.36089" calcext:value-type="float">
            <text:p>0,36089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16854" calcext:value-type="float">
            <text:p>0,16854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05888" calcext:value-type="float">
            <text:p>0,05888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37372" calcext:value-type="float">
            <text:p>0,37372</text:p>
          </table:table-cell>
          <table:table-cell table:number-columns-repeated="12" office:value-type="float" office:value="0.00019" calcext:value-type="float">
            <text:p>0,00019</text:p>
          </table:table-cell>
          <table:table-cell office:value-type="float" office:value="0.03424" calcext:value-type="float">
            <text:p>0,03424</text:p>
          </table:table-cell>
          <table:table-cell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505</text:p>
          </table:table-cell>
          <table:table-cell table:number-columns-repeated="4" office:value-type="float" office:value="0.00022" calcext:value-type="float">
            <text:p>0,00022</text:p>
          </table:table-cell>
          <table:table-cell office:value-type="float" office:value="0.05672" calcext:value-type="float">
            <text:p>0,05672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07683" calcext:value-type="float">
            <text:p>0,07683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00995" calcext:value-type="float">
            <text:p>0,00995</text:p>
          </table:table-cell>
          <table:table-cell table:number-columns-repeated="7" office:value-type="float" office:value="0.00022" calcext:value-type="float">
            <text:p>0,00022</text:p>
          </table:table-cell>
          <table:table-cell office:value-type="float" office:value="0.85188" calcext:value-type="float">
            <text:p>0,85188</text:p>
          </table:table-cell>
          <table:table-cell table:number-columns-repeated="7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506</text:p>
          </table:table-cell>
          <table:table-cell office:value-type="float" office:value="0.09493" calcext:value-type="float">
            <text:p>0,09493</text:p>
          </table:table-cell>
          <table:table-cell table:number-columns-repeated="9" office:value-type="float" office:value="0.0002" calcext:value-type="float">
            <text:p>0,0002</text:p>
          </table:table-cell>
          <table:table-cell office:value-type="float" office:value="0.48995" calcext:value-type="float">
            <text:p>0,48995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05985" calcext:value-type="float">
            <text:p>0,05985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28432" calcext:value-type="float">
            <text:p>0,28432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06703" calcext:value-type="float">
            <text:p>0,06703</text:p>
          </table:table-cell>
          <table:table-cell table:number-columns-repeated="2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507</text:p>
          </table:table-cell>
          <table:table-cell office:value-type="float" office:value="0.39161" calcext:value-type="float">
            <text:p>0,39161</text:p>
          </table:table-cell>
          <table:table-cell table:number-columns-repeated="9" office:value-type="float" office:value="0.00019" calcext:value-type="float">
            <text:p>0,00019</text:p>
          </table:table-cell>
          <table:table-cell office:value-type="float" office:value="0.19287" calcext:value-type="float">
            <text:p>0,19287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0275" calcext:value-type="float">
            <text:p>0,0275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27388" calcext:value-type="float">
            <text:p>0,27388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11038" calcext:value-type="float">
            <text:p>0,11038</text:p>
          </table:table-cell>
          <table:table-cell table:number-columns-repeated="4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508</text:p>
          </table:table-cell>
          <table:table-cell table:number-columns-repeated="5" office:value-type="float" office:value="0.00019" calcext:value-type="float">
            <text:p>0,00019</text:p>
          </table:table-cell>
          <table:table-cell office:value-type="float" office:value="0.22553" calcext:value-type="float">
            <text:p>0,22553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01647" calcext:value-type="float">
            <text:p>0,01647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13387" calcext:value-type="float">
            <text:p>0,13387</text:p>
          </table:table-cell>
          <table:table-cell office:value-type="float" office:value="0.11228" calcext:value-type="float">
            <text:p>0,11228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3126" calcext:value-type="float">
            <text:p>0,03126</text:p>
          </table:table-cell>
          <table:table-cell office:value-type="float" office:value="0.18492" calcext:value-type="float">
            <text:p>0,18492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14543" calcext:value-type="float">
            <text:p>0,14543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14708" calcext:value-type="float">
            <text:p>0,14708</text:p>
          </table:table-cell>
          <table:table-cell table:number-columns-repeated="3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509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2438" calcext:value-type="float">
            <text:p>0,2438</text:p>
          </table:table-cell>
          <table:table-cell table:number-columns-repeated="7" office:value-type="float" office:value="0.00007" calcext:value-type="float">
            <text:p>0,00007</text:p>
          </table:table-cell>
          <table:table-cell office:value-type="float" office:value="0.19137" calcext:value-type="float">
            <text:p>0,19137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4394" calcext:value-type="float">
            <text:p>0,04394</text:p>
          </table:table-cell>
          <table:table-cell office:value-type="float" office:value="0.00539" calcext:value-type="float">
            <text:p>0,00539</text:p>
          </table:table-cell>
          <table:table-cell table:number-columns-repeated="3" office:value-type="float" office:value="0.00007" calcext:value-type="float">
            <text:p>0,00007</text:p>
          </table:table-cell>
          <table:table-cell office:value-type="float" office:value="0.05821" calcext:value-type="float">
            <text:p>0,05821</text:p>
          </table:table-cell>
          <table:table-cell office:value-type="float" office:value="0.36097" calcext:value-type="float">
            <text:p>0,36097</text:p>
          </table:table-cell>
          <table:table-cell office:value-type="float" office:value="0.02344" calcext:value-type="float">
            <text:p>0,02344</text:p>
          </table:table-cell>
          <table:table-cell table:number-columns-repeated="4" office:value-type="float" office:value="0.00007" calcext:value-type="float">
            <text:p>0,00007</text:p>
          </table:table-cell>
          <table:table-cell office:value-type="float" office:value="0.07165" calcext:value-type="float">
            <text:p>0,07165</text:p>
          </table:table-cell>
          <table:table-cell office:value-type="float" office:value="0.00007" calcext:value-type="float">
            <text:p>0,00007</text:p>
          </table:table-cell>
        </table:table-row>
        <table:table-row table:style-name="ro1">
          <table:table-cell office:value-type="string" calcext:value-type="string">
            <text:p>article 510</text:p>
          </table:table-cell>
          <table:table-cell table:number-columns-repeated="4" office:value-type="float" office:value="0.00026" calcext:value-type="float">
            <text:p>0,00026</text:p>
          </table:table-cell>
          <table:table-cell office:value-type="float" office:value="0.05982" calcext:value-type="float">
            <text:p>0,05982</text:p>
          </table:table-cell>
          <table:table-cell office:value-type="float" office:value="0.13356" calcext:value-type="float">
            <text:p>0,13356</text:p>
          </table:table-cell>
          <table:table-cell table:number-columns-repeated="4" office:value-type="float" office:value="0.00026" calcext:value-type="float">
            <text:p>0,00026</text:p>
          </table:table-cell>
          <table:table-cell office:value-type="float" office:value="0.11703" calcext:value-type="float">
            <text:p>0,11703</text:p>
          </table:table-cell>
          <table:table-cell office:value-type="float" office:value="0.22501" calcext:value-type="float">
            <text:p>0,22501</text:p>
          </table:table-cell>
          <table:table-cell table:number-columns-repeated="6" office:value-type="float" office:value="0.00026" calcext:value-type="float">
            <text:p>0,00026</text:p>
          </table:table-cell>
          <table:table-cell office:value-type="float" office:value="0.27343" calcext:value-type="float">
            <text:p>0,27343</text:p>
          </table:table-cell>
          <table:table-cell table:number-columns-repeated="4" office:value-type="float" office:value="0.00026" calcext:value-type="float">
            <text:p>0,00026</text:p>
          </table:table-cell>
          <table:table-cell office:value-type="float" office:value="0.18625" calcext:value-type="float">
            <text:p>0,18625</text:p>
          </table:table-cell>
          <table:table-cell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511</text:p>
          </table:table-cell>
          <table:table-cell table:number-columns-repeated="3" office:value-type="float" office:value="0.0003" calcext:value-type="float">
            <text:p>0,0003</text:p>
          </table:table-cell>
          <table:table-cell office:value-type="float" office:value="0.13261" calcext:value-type="float">
            <text:p>0,1326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2611" calcext:value-type="float">
            <text:p>0,02611</text:p>
          </table:table-cell>
          <table:table-cell office:value-type="float" office:value="0.46662" calcext:value-type="float">
            <text:p>0,46662</text:p>
          </table:table-cell>
          <table:table-cell table:number-columns-repeated="6" office:value-type="float" office:value="0.0003" calcext:value-type="float">
            <text:p>0,0003</text:p>
          </table:table-cell>
          <table:table-cell office:value-type="float" office:value="0.04745" calcext:value-type="float">
            <text:p>0,0474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5659" calcext:value-type="float">
            <text:p>0,05659</text:p>
          </table:table-cell>
          <table:table-cell table:number-columns-repeated="3" office:value-type="float" office:value="0.0003" calcext:value-type="float">
            <text:p>0,0003</text:p>
          </table:table-cell>
          <table:table-cell office:value-type="float" office:value="0.07286" calcext:value-type="float">
            <text:p>0,07286</text:p>
          </table:table-cell>
          <table:table-cell table:number-columns-repeated="2" office:value-type="float" office:value="0.0003" calcext:value-type="float">
            <text:p>0,0003</text:p>
          </table:table-cell>
          <table:table-cell office:value-type="float" office:value="0.09972" calcext:value-type="float">
            <text:p>0,09972</text:p>
          </table:table-cell>
          <table:table-cell office:value-type="float" office:value="0.09293" calcext:value-type="float">
            <text:p>0,09293</text:p>
          </table:table-cell>
          <table:table-cell office:value-type="float" office:value="0.0003" calcext:value-type="float">
            <text:p>0,0003</text:p>
          </table:table-cell>
        </table:table-row>
        <table:table-row table:style-name="ro1">
          <table:table-cell office:value-type="string" calcext:value-type="string">
            <text:p>article 512</text:p>
          </table:table-cell>
          <table:table-cell table:number-columns-repeated="4" office:value-type="float" office:value="0.00011" calcext:value-type="float">
            <text:p>0,00011</text:p>
          </table:table-cell>
          <table:table-cell office:value-type="float" office:value="0.02408" calcext:value-type="float">
            <text:p>0,02408</text:p>
          </table:table-cell>
          <table:table-cell table:number-columns-repeated="4" office:value-type="float" office:value="0.00011" calcext:value-type="float">
            <text:p>0,00011</text:p>
          </table:table-cell>
          <table:table-cell office:value-type="float" office:value="0.44595" calcext:value-type="float">
            <text:p>0,44595</text:p>
          </table:table-cell>
          <table:table-cell office:value-type="float" office:value="0.46976" calcext:value-type="float">
            <text:p>0,46976</text:p>
          </table:table-cell>
          <table:table-cell table:number-columns-repeated="8" office:value-type="float" office:value="0.00011" calcext:value-type="float">
            <text:p>0,00011</text:p>
          </table:table-cell>
          <table:table-cell office:value-type="float" office:value="0.05792" calcext:value-type="float">
            <text:p>0,05792</text:p>
          </table:table-cell>
          <table:table-cell table:number-columns-repeated="5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513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43017" calcext:value-type="float">
            <text:p>0,43017</text:p>
          </table:table-cell>
          <table:table-cell table:number-columns-repeated="4" office:value-type="float" office:value="0.0002" calcext:value-type="float">
            <text:p>0,0002</text:p>
          </table:table-cell>
          <table:table-cell office:value-type="float" office:value="0.15762" calcext:value-type="float">
            <text:p>0,15762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11482" calcext:value-type="float">
            <text:p>0,11482</text:p>
          </table:table-cell>
          <table:table-cell table:number-columns-repeated="4" office:value-type="float" office:value="0.0002" calcext:value-type="float">
            <text:p>0,0002</text:p>
          </table:table-cell>
          <table:table-cell office:value-type="float" office:value="0.14934" calcext:value-type="float">
            <text:p>0,14934</text:p>
          </table:table-cell>
          <table:table-cell table:number-columns-repeated="5" office:value-type="float" office:value="0.0002" calcext:value-type="float">
            <text:p>0,0002</text:p>
          </table:table-cell>
          <table:table-cell office:value-type="float" office:value="0.08183" calcext:value-type="float">
            <text:p>0,08183</text:p>
          </table:table-cell>
          <table:table-cell office:value-type="float" office:value="0.06248" calcext:value-type="float">
            <text:p>0,06248</text:p>
          </table:table-cell>
          <table:table-cell table:number-columns-repeated="2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514</text:p>
          </table:table-cell>
          <table:table-cell table:number-columns-repeated="5" office:value-type="float" office:value="0.00017" calcext:value-type="float">
            <text:p>0,00017</text:p>
          </table:table-cell>
          <table:table-cell office:value-type="float" office:value="0.12285" calcext:value-type="float">
            <text:p>0,12285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1014" calcext:value-type="float">
            <text:p>0,1014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14189" calcext:value-type="float">
            <text:p>0,14189</text:p>
          </table:table-cell>
          <table:table-cell office:value-type="float" office:value="0.33433" calcext:value-type="float">
            <text:p>0,33433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20526" calcext:value-type="float">
            <text:p>0,20526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09108" calcext:value-type="float">
            <text:p>0,09108</text:p>
          </table:table-cell>
          <table:table-cell table:number-columns-repeated="5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515</text:p>
          </table:table-cell>
          <table:table-cell table:number-columns-repeated="10" office:value-type="float" office:value="0.00014" calcext:value-type="float">
            <text:p>0,00014</text:p>
          </table:table-cell>
          <table:table-cell office:value-type="float" office:value="0.56956" calcext:value-type="float">
            <text:p>0,56956</text:p>
          </table:table-cell>
          <table:table-cell table:number-columns-repeated="3" office:value-type="float" office:value="0.00014" calcext:value-type="float">
            <text:p>0,00014</text:p>
          </table:table-cell>
          <table:table-cell office:value-type="float" office:value="0.12353" calcext:value-type="float">
            <text:p>0,12353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09589" calcext:value-type="float">
            <text:p>0,09589</text:p>
          </table:table-cell>
          <table:table-cell office:value-type="float" office:value="0.15099" calcext:value-type="float">
            <text:p>0,15099</text:p>
          </table:table-cell>
          <table:table-cell table:number-columns-repeated="3" office:value-type="float" office:value="0.00014" calcext:value-type="float">
            <text:p>0,00014</text:p>
          </table:table-cell>
          <table:table-cell office:value-type="float" office:value="0.05715" calcext:value-type="float">
            <text:p>0,05715</text:p>
          </table:table-cell>
          <table:table-cell table:number-columns-repeated="2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article 516</text:p>
          </table:table-cell>
          <table:table-cell table:number-columns-repeated="8" office:value-type="float" office:value="0.00018" calcext:value-type="float">
            <text:p>0,00018</text:p>
          </table:table-cell>
          <table:table-cell office:value-type="float" office:value="0.0606" calcext:value-type="float">
            <text:p>0,0606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1025" calcext:value-type="float">
            <text:p>0,1025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0751" calcext:value-type="float">
            <text:p>0,00751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15322" calcext:value-type="float">
            <text:p>0,15322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56162" calcext:value-type="float">
            <text:p>0,56162</text:p>
          </table:table-cell>
          <table:table-cell table:number-columns-repeated="4" office:value-type="float" office:value="0.00018" calcext:value-type="float">
            <text:p>0,00018</text:p>
          </table:table-cell>
          <table:table-cell office:value-type="float" office:value="0.11122" calcext:value-type="float">
            <text:p>0,11122</text:p>
          </table:table-cell>
          <table:table-cell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517</text:p>
          </table:table-cell>
          <table:table-cell table:number-columns-repeated="10" office:value-type="float" office:value="0.0002" calcext:value-type="float">
            <text:p>0,0002</text:p>
          </table:table-cell>
          <table:table-cell office:value-type="float" office:value="0.36408" calcext:value-type="float">
            <text:p>0,36408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32012" calcext:value-type="float">
            <text:p>0,32012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31138" calcext:value-type="float">
            <text:p>0,31138</text:p>
          </table:table-cell>
          <table:table-cell table:number-columns-repeated="7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518</text:p>
          </table:table-cell>
          <table:table-cell table:number-columns-repeated="3" office:value-type="float" office:value="0.00071" calcext:value-type="float">
            <text:p>0,00071</text:p>
          </table:table-cell>
          <table:table-cell office:value-type="float" office:value="0.98286" calcext:value-type="float">
            <text:p>0,98286</text:p>
          </table:table-cell>
          <table:table-cell table:number-columns-repeated="21" office:value-type="float" office:value="0.00071" calcext:value-type="float">
            <text:p>0,00071</text:p>
          </table:table-cell>
        </table:table-row>
        <table:table-row table:style-name="ro1">
          <table:table-cell office:value-type="string" calcext:value-type="string">
            <text:p>article 519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3994" calcext:value-type="float">
            <text:p>0,03994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4758" calcext:value-type="float">
            <text:p>0,04758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13821" calcext:value-type="float">
            <text:p>0,13821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6401" calcext:value-type="float">
            <text:p>0,06401</text:p>
          </table:table-cell>
          <table:table-cell office:value-type="float" office:value="0.0059" calcext:value-type="float">
            <text:p>0,0059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13555" calcext:value-type="float">
            <text:p>0,13555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20305" calcext:value-type="float">
            <text:p>0,20305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4251" calcext:value-type="float">
            <text:p>0,04251</text:p>
          </table:table-cell>
          <table:table-cell office:value-type="float" office:value="0.08829" calcext:value-type="float">
            <text:p>0,08829</text:p>
          </table:table-cell>
          <table:table-cell office:value-type="float" office:value="0.23248" calcext:value-type="float">
            <text:p>0,23248</text:p>
          </table:table-cell>
          <table:table-cell table:number-columns-repeated="2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520</text:p>
          </table:table-cell>
          <table:table-cell table:number-columns-repeated="3" office:value-type="float" office:value="0.00027" calcext:value-type="float">
            <text:p>0,00027</text:p>
          </table:table-cell>
          <table:table-cell office:value-type="float" office:value="0.06543" calcext:value-type="float">
            <text:p>0,06543</text:p>
          </table:table-cell>
          <table:table-cell office:value-type="float" office:value="0.13647" calcext:value-type="float">
            <text:p>0,13647</text:p>
          </table:table-cell>
          <table:table-cell table:number-columns-repeated="12" office:value-type="float" office:value="0.00027" calcext:value-type="float">
            <text:p>0,00027</text:p>
          </table:table-cell>
          <table:table-cell office:value-type="float" office:value="0.58173" calcext:value-type="float">
            <text:p>0,58173</text:p>
          </table:table-cell>
          <table:table-cell table:number-columns-repeated="6" office:value-type="float" office:value="0.00027" calcext:value-type="float">
            <text:p>0,00027</text:p>
          </table:table-cell>
          <table:table-cell office:value-type="float" office:value="0.21074" calcext:value-type="float">
            <text:p>0,21074</text:p>
          </table:table-cell>
        </table:table-row>
        <table:table-row table:style-name="ro1">
          <table:table-cell office:value-type="string" calcext:value-type="string">
            <text:p>article 521</text:p>
          </table:table-cell>
          <table:table-cell table:number-columns-repeated="2" office:value-type="float" office:value="0.00033" calcext:value-type="float">
            <text:p>0,00033</text:p>
          </table:table-cell>
          <table:table-cell office:value-type="float" office:value="0.34868" calcext:value-type="float">
            <text:p>0,34868</text:p>
          </table:table-cell>
          <table:table-cell table:number-columns-repeated="3" office:value-type="float" office:value="0.00033" calcext:value-type="float">
            <text:p>0,00033</text:p>
          </table:table-cell>
          <table:table-cell office:value-type="float" office:value="0.55727" calcext:value-type="float">
            <text:p>0,55727</text:p>
          </table:table-cell>
          <table:table-cell table:number-columns-repeated="14" office:value-type="float" office:value="0.00033" calcext:value-type="float">
            <text:p>0,00033</text:p>
          </table:table-cell>
          <table:table-cell office:value-type="float" office:value="0.0869" calcext:value-type="float">
            <text:p>0,0869</text:p>
          </table:table-cell>
          <table:table-cell table:number-columns-repeated="3" office:value-type="float" office:value="0.00033" calcext:value-type="float">
            <text:p>0,00033</text:p>
          </table:table-cell>
        </table:table-row>
        <table:table-row table:style-name="ro1">
          <table:table-cell office:value-type="string" calcext:value-type="string">
            <text:p>article 522</text:p>
          </table:table-cell>
          <table:table-cell table:number-columns-repeated="2" office:value-type="float" office:value="0.00008" calcext:value-type="float">
            <text:p>0,00008</text:p>
          </table:table-cell>
          <table:table-cell office:value-type="float" office:value="0.08626" calcext:value-type="float">
            <text:p>0,08626</text:p>
          </table:table-cell>
          <table:table-cell table:number-columns-repeated="3" office:value-type="float" office:value="0.00008" calcext:value-type="float">
            <text:p>0,00008</text:p>
          </table:table-cell>
          <table:table-cell office:value-type="float" office:value="0.18042" calcext:value-type="float">
            <text:p>0,18042</text:p>
          </table:table-cell>
          <table:table-cell table:number-columns-repeated="3" office:value-type="float" office:value="0.00008" calcext:value-type="float">
            <text:p>0,00008</text:p>
          </table:table-cell>
          <table:table-cell office:value-type="float" office:value="0.07154" calcext:value-type="float">
            <text:p>0,07154</text:p>
          </table:table-cell>
          <table:table-cell table:number-columns-repeated="8" office:value-type="float" office:value="0.00008" calcext:value-type="float">
            <text:p>0,00008</text:p>
          </table:table-cell>
          <table:table-cell office:value-type="float" office:value="0.39676" calcext:value-type="float">
            <text:p>0,39676</text:p>
          </table:table-cell>
          <table:table-cell office:value-type="float" office:value="0.02965" calcext:value-type="float">
            <text:p>0,02965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17064" calcext:value-type="float">
            <text:p>0,17064</text:p>
          </table:table-cell>
          <table:table-cell office:value-type="float" office:value="0.06333" calcext:value-type="float">
            <text:p>0,06333</text:p>
          </table:table-cell>
          <table:table-cell office:value-type="float" office:value="0.00008" calcext:value-type="float">
            <text:p>0,00008</text:p>
          </table:table-cell>
        </table:table-row>
        <table:table-row table:style-name="ro1">
          <table:table-cell office:value-type="string" calcext:value-type="string">
            <text:p>article 523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06482" calcext:value-type="float">
            <text:p>0,06482</text:p>
          </table:table-cell>
          <table:table-cell table:number-columns-repeated="10" office:value-type="float" office:value="0.00016" calcext:value-type="float">
            <text:p>0,00016</text:p>
          </table:table-cell>
          <table:table-cell office:value-type="float" office:value="0.30563" calcext:value-type="float">
            <text:p>0,30563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39742" calcext:value-type="float">
            <text:p>0,39742</text:p>
          </table:table-cell>
          <table:table-cell table:number-columns-repeated="4" office:value-type="float" office:value="0.00016" calcext:value-type="float">
            <text:p>0,00016</text:p>
          </table:table-cell>
          <table:table-cell office:value-type="float" office:value="0.15916" calcext:value-type="float">
            <text:p>0,15916</text:p>
          </table:table-cell>
          <table:table-cell office:value-type="float" office:value="0.06973" calcext:value-type="float">
            <text:p>0,06973</text:p>
          </table:table-cell>
          <table:table-cell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524</text:p>
          </table:table-cell>
          <table:table-cell table:number-columns-repeated="8" office:value-type="float" office:value="0.00045" calcext:value-type="float">
            <text:p>0,00045</text:p>
          </table:table-cell>
          <table:table-cell office:value-type="float" office:value="0.16656" calcext:value-type="float">
            <text:p>0,16656</text:p>
          </table:table-cell>
          <table:table-cell table:number-columns-repeated="2" office:value-type="float" office:value="0.00045" calcext:value-type="float">
            <text:p>0,00045</text:p>
          </table:table-cell>
          <table:table-cell office:value-type="float" office:value="0.5558" calcext:value-type="float">
            <text:p>0,5558</text:p>
          </table:table-cell>
          <table:table-cell table:number-columns-repeated="2" office:value-type="float" office:value="0.00045" calcext:value-type="float">
            <text:p>0,00045</text:p>
          </table:table-cell>
          <table:table-cell office:value-type="float" office:value="0.26765" calcext:value-type="float">
            <text:p>0,26765</text:p>
          </table:table-cell>
          <table:table-cell table:number-columns-repeated="10" office:value-type="float" office:value="0.00045" calcext:value-type="float">
            <text:p>0,00045</text:p>
          </table:table-cell>
        </table:table-row>
        <table:table-row table:style-name="ro1">
          <table:table-cell office:value-type="string" calcext:value-type="string">
            <text:p>article 525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04604" calcext:value-type="float">
            <text:p>0,04604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06836" calcext:value-type="float">
            <text:p>0,06836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44796" calcext:value-type="float">
            <text:p>0,44796</text:p>
          </table:table-cell>
          <table:table-cell table:number-columns-repeated="8" office:value-type="float" office:value="0.00011" calcext:value-type="float">
            <text:p>0,00011</text:p>
          </table:table-cell>
          <table:table-cell office:value-type="float" office:value="0.10561" calcext:value-type="float">
            <text:p>0,10561</text:p>
          </table:table-cell>
          <table:table-cell office:value-type="float" office:value="0.32982" calcext:value-type="float">
            <text:p>0,32982</text:p>
          </table:table-cell>
          <table:table-cell table:number-columns-repeated="4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526</text:p>
          </table:table-cell>
          <table:table-cell table:number-columns-repeated="2" office:value-type="float" office:value="0.00029" calcext:value-type="float">
            <text:p>0,00029</text:p>
          </table:table-cell>
          <table:table-cell office:value-type="float" office:value="0.16761" calcext:value-type="float">
            <text:p>0,16761</text:p>
          </table:table-cell>
          <table:table-cell table:number-columns-repeated="3" office:value-type="float" office:value="0.00029" calcext:value-type="float">
            <text:p>0,00029</text:p>
          </table:table-cell>
          <table:table-cell office:value-type="float" office:value="0.19208" calcext:value-type="float">
            <text:p>0,19208</text:p>
          </table:table-cell>
          <table:table-cell table:number-columns-repeated="4" office:value-type="float" office:value="0.00029" calcext:value-type="float">
            <text:p>0,00029</text:p>
          </table:table-cell>
          <table:table-cell office:value-type="float" office:value="0.05012" calcext:value-type="float">
            <text:p>0,05012</text:p>
          </table:table-cell>
          <table:table-cell office:value-type="float" office:value="0.00029" calcext:value-type="float">
            <text:p>0,00029</text:p>
          </table:table-cell>
          <table:table-cell office:value-type="float" office:value="0.36451" calcext:value-type="float">
            <text:p>0,36451</text:p>
          </table:table-cell>
          <table:table-cell table:number-columns-repeated="8" office:value-type="float" office:value="0.00029" calcext:value-type="float">
            <text:p>0,00029</text:p>
          </table:table-cell>
          <table:table-cell office:value-type="float" office:value="0.21997" calcext:value-type="float">
            <text:p>0,21997</text:p>
          </table:table-cell>
          <table:table-cell table:number-columns-repeated="2" office:value-type="float" office:value="0.00029" calcext:value-type="float">
            <text:p>0,00029</text:p>
          </table:table-cell>
        </table:table-row>
        <table:table-row table:style-name="ro1">
          <table:table-cell office:value-type="string" calcext:value-type="string">
            <text:p>article 527</text:p>
          </table:table-cell>
          <table:table-cell office:value-type="float" office:value="0.07275" calcext:value-type="float">
            <text:p>0,07275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66132" calcext:value-type="float">
            <text:p>0,66132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21836" calcext:value-type="float">
            <text:p>0,21836</text:p>
          </table:table-cell>
          <table:table-cell table:number-columns-repeated="12" office:value-type="float" office:value="0.00019" calcext:value-type="float">
            <text:p>0,00019</text:p>
          </table:table-cell>
          <table:table-cell office:value-type="float" office:value="0.04368" calcext:value-type="float">
            <text:p>0,04368</text:p>
          </table:table-cell>
          <table:table-cell table:number-columns-repeated="5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528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8604" calcext:value-type="float">
            <text:p>0,8604</text:p>
          </table:table-cell>
          <table:table-cell table:number-columns-repeated="3" office:value-type="float" office:value="0.00024" calcext:value-type="float">
            <text:p>0,00024</text:p>
          </table:table-cell>
          <table:table-cell office:value-type="float" office:value="0.11391" calcext:value-type="float">
            <text:p>0,11391</text:p>
          </table:table-cell>
          <table:table-cell table:number-columns-repeated="14" office:value-type="float" office:value="0.00024" calcext:value-type="float">
            <text:p>0,00024</text:p>
          </table:table-cell>
          <table:table-cell office:value-type="float" office:value="0.02042" calcext:value-type="float">
            <text:p>0,02042</text:p>
          </table:table-cell>
          <table:table-cell table:number-columns-repeated="3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529</text:p>
          </table:table-cell>
          <table:table-cell office:value-type="float" office:value="0.1782" calcext:value-type="float">
            <text:p>0,1782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0.14815" calcext:value-type="float">
            <text:p>0,14815</text:p>
          </table:table-cell>
          <table:table-cell office:value-type="float" office:value="0.05996" calcext:value-type="float">
            <text:p>0,05996</text:p>
          </table:table-cell>
          <table:table-cell table:number-columns-repeated="6" office:value-type="float" office:value="0.00004" calcext:value-type="float">
            <text:p>0,00004</text:p>
          </table:table-cell>
          <table:table-cell office:value-type="float" office:value="0.16791" calcext:value-type="float">
            <text:p>0,16791</text:p>
          </table:table-cell>
          <table:table-cell table:number-columns-repeated="6" office:value-type="float" office:value="0.00004" calcext:value-type="float">
            <text:p>0,00004</text:p>
          </table:table-cell>
          <table:table-cell office:value-type="float" office:value="0.17563" calcext:value-type="float">
            <text:p>0,17563</text:p>
          </table:table-cell>
          <table:table-cell table:number-columns-repeated="2" office:value-type="float" office:value="0.00004" calcext:value-type="float">
            <text:p>0,00004</text:p>
          </table:table-cell>
          <table:table-cell office:value-type="float" office:value="0.26937" calcext:value-type="float">
            <text:p>0,26937</text:p>
          </table:table-cell>
          <table:table-cell table:number-columns-repeated="4" office:value-type="float" office:value="0.00004" calcext:value-type="float">
            <text:p>0,00004</text:p>
          </table:table-cell>
        </table:table-row>
        <table:table-row table:style-name="ro1">
          <table:table-cell office:value-type="string" calcext:value-type="string">
            <text:p>article 530</text:p>
          </table:table-cell>
          <table:table-cell office:value-type="float" office:value="0.08045" calcext:value-type="float">
            <text:p>0,08045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38869" calcext:value-type="float">
            <text:p>0,38869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19791" calcext:value-type="float">
            <text:p>0,19791</text:p>
          </table:table-cell>
          <table:table-cell table:number-columns-repeated="10" office:value-type="float" office:value="0.00018" calcext:value-type="float">
            <text:p>0,00018</text:p>
          </table:table-cell>
          <table:table-cell office:value-type="float" office:value="0.22581" calcext:value-type="float">
            <text:p>0,22581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08553" calcext:value-type="float">
            <text:p>0,08553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1824" calcext:value-type="float">
            <text:p>0,01824</text:p>
          </table:table-cell>
          <table:table-cell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531</text:p>
          </table:table-cell>
          <table:table-cell table:number-columns-repeated="7" office:value-type="float" office:value="0.00067" calcext:value-type="float">
            <text:p>0,00067</text:p>
          </table:table-cell>
          <table:table-cell office:value-type="float" office:value="0.18567" calcext:value-type="float">
            <text:p>0,18567</text:p>
          </table:table-cell>
          <table:table-cell table:number-columns-repeated="9" office:value-type="float" office:value="0.00067" calcext:value-type="float">
            <text:p>0,00067</text:p>
          </table:table-cell>
          <table:table-cell office:value-type="float" office:value="0.67161" calcext:value-type="float">
            <text:p>0,67161</text:p>
          </table:table-cell>
          <table:table-cell table:number-columns-repeated="2" office:value-type="float" office:value="0.00067" calcext:value-type="float">
            <text:p>0,00067</text:p>
          </table:table-cell>
          <table:table-cell office:value-type="float" office:value="0.12805" calcext:value-type="float">
            <text:p>0,12805</text:p>
          </table:table-cell>
          <table:table-cell table:number-columns-repeated="4" office:value-type="float" office:value="0.00067" calcext:value-type="float">
            <text:p>0,00067</text:p>
          </table:table-cell>
        </table:table-row>
        <table:table-row table:style-name="ro1">
          <table:table-cell office:value-type="string" calcext:value-type="string">
            <text:p>article 532</text:p>
          </table:table-cell>
          <table:table-cell table:number-columns-repeated="3" office:value-type="float" office:value="0.00063" calcext:value-type="float">
            <text:p>0,00063</text:p>
          </table:table-cell>
          <table:table-cell office:value-type="float" office:value="0.46737" calcext:value-type="float">
            <text:p>0,46737</text:p>
          </table:table-cell>
          <table:table-cell table:number-columns-repeated="4" office:value-type="float" office:value="0.00063" calcext:value-type="float">
            <text:p>0,00063</text:p>
          </table:table-cell>
          <table:table-cell office:value-type="float" office:value="0.08185" calcext:value-type="float">
            <text:p>0,08185</text:p>
          </table:table-cell>
          <table:table-cell office:value-type="float" office:value="0.13799" calcext:value-type="float">
            <text:p>0,13799</text:p>
          </table:table-cell>
          <table:table-cell table:number-columns-repeated="3" office:value-type="float" office:value="0.00063" calcext:value-type="float">
            <text:p>0,00063</text:p>
          </table:table-cell>
          <table:table-cell office:value-type="float" office:value="0.14306" calcext:value-type="float">
            <text:p>0,14306</text:p>
          </table:table-cell>
          <table:table-cell table:number-columns-repeated="6" office:value-type="float" office:value="0.00063" calcext:value-type="float">
            <text:p>0,00063</text:p>
          </table:table-cell>
          <table:table-cell office:value-type="float" office:value="0.06562" calcext:value-type="float">
            <text:p>0,06562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9203" calcext:value-type="float">
            <text:p>0,09203</text:p>
          </table:table-cell>
          <table:table-cell table:number-columns-repeated="2" office:value-type="float" office:value="0.00063" calcext:value-type="float">
            <text:p>0,00063</text:p>
          </table:table-cell>
        </table:table-row>
        <table:table-row table:style-name="ro1">
          <table:table-cell office:value-type="string" calcext:value-type="string">
            <text:p>article 533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25169" calcext:value-type="float">
            <text:p>0,25169</text:p>
          </table:table-cell>
          <table:table-cell office:value-type="float" office:value="0.18372" calcext:value-type="float">
            <text:p>0,18372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34126" calcext:value-type="float">
            <text:p>0,34126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05564" calcext:value-type="float">
            <text:p>0,05564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11475" calcext:value-type="float">
            <text:p>0,11475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04942" calcext:value-type="float">
            <text:p>0,04942</text:p>
          </table:table-cell>
          <table:table-cell table:number-columns-repeated="4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534</text:p>
          </table:table-cell>
          <table:table-cell office:value-type="float" office:value="0.00032" calcext:value-type="float">
            <text:p>0,00032</text:p>
          </table:table-cell>
          <table:table-cell office:value-type="float" office:value="0.0567" calcext:value-type="float">
            <text:p>0,0567</text:p>
          </table:table-cell>
          <table:table-cell table:number-columns-repeated="3" office:value-type="float" office:value="0.00032" calcext:value-type="float">
            <text:p>0,00032</text:p>
          </table:table-cell>
          <table:table-cell office:value-type="float" office:value="0.05011" calcext:value-type="float">
            <text:p>0,05011</text:p>
          </table:table-cell>
          <table:table-cell office:value-type="float" office:value="0.73365" calcext:value-type="float">
            <text:p>0,73365</text:p>
          </table:table-cell>
          <table:table-cell table:number-columns-repeated="12" office:value-type="float" office:value="0.00032" calcext:value-type="float">
            <text:p>0,00032</text:p>
          </table:table-cell>
          <table:table-cell office:value-type="float" office:value="0.15278" calcext:value-type="float">
            <text:p>0,15278</text:p>
          </table:table-cell>
          <table:table-cell table:number-columns-repeated="5" office:value-type="float" office:value="0.00032" calcext:value-type="float">
            <text:p>0,00032</text:p>
          </table:table-cell>
        </table:table-row>
        <table:table-row table:style-name="ro1">
          <table:table-cell office:value-type="string" calcext:value-type="string">
            <text:p>article 535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05892" calcext:value-type="float">
            <text:p>0,05892</text:p>
          </table:table-cell>
          <table:table-cell office:value-type="float" office:value="0.05359" calcext:value-type="float">
            <text:p>0,05359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04064" calcext:value-type="float">
            <text:p>0,04064</text:p>
          </table:table-cell>
          <table:table-cell office:value-type="float" office:value="0.0718" calcext:value-type="float">
            <text:p>0,0718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24506" calcext:value-type="float">
            <text:p>0,24506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493" calcext:value-type="float">
            <text:p>0,493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3394" calcext:value-type="float">
            <text:p>0,03394</text:p>
          </table:table-cell>
          <table:table-cell table:number-columns-repeated="4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536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10044" calcext:value-type="float">
            <text:p>0,10044</text:p>
          </table:table-cell>
          <table:table-cell table:number-columns-repeated="4" office:value-type="float" office:value="0.00015" calcext:value-type="float">
            <text:p>0,00015</text:p>
          </table:table-cell>
          <table:table-cell office:value-type="float" office:value="0.07711" calcext:value-type="float">
            <text:p>0,07711</text:p>
          </table:table-cell>
          <table:table-cell table:number-columns-repeated="8" office:value-type="float" office:value="0.00015" calcext:value-type="float">
            <text:p>0,00015</text:p>
          </table:table-cell>
          <table:table-cell office:value-type="float" office:value="0.78625" calcext:value-type="float">
            <text:p>0,78625</text:p>
          </table:table-cell>
          <table:table-cell table:number-columns-repeated="5" office:value-type="float" office:value="0.00015" calcext:value-type="float">
            <text:p>0,00015</text:p>
          </table:table-cell>
          <table:table-cell office:value-type="float" office:value="0.03298" calcext:value-type="float">
            <text:p>0,03298</text:p>
          </table:table-cell>
          <table:table-cell table:number-columns-repeated="3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537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3992" calcext:value-type="float">
            <text:p>0,03992</text:p>
          </table:table-cell>
          <table:table-cell table:number-columns-repeated="3" office:value-type="float" office:value="0.00021" calcext:value-type="float">
            <text:p>0,00021</text:p>
          </table:table-cell>
          <table:table-cell office:value-type="float" office:value="0.04799" calcext:value-type="float">
            <text:p>0,04799</text:p>
          </table:table-cell>
          <table:table-cell office:value-type="float" office:value="0.34307" calcext:value-type="float">
            <text:p>0,34307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8137" calcext:value-type="float">
            <text:p>0,08137</text:p>
          </table:table-cell>
          <table:table-cell office:value-type="float" office:value="0.02813" calcext:value-type="float">
            <text:p>0,02813</text:p>
          </table:table-cell>
          <table:table-cell table:number-columns-repeated="5" office:value-type="float" office:value="0.00021" calcext:value-type="float">
            <text:p>0,00021</text:p>
          </table:table-cell>
          <table:table-cell office:value-type="float" office:value="0.39038" calcext:value-type="float">
            <text:p>0,39038</text:p>
          </table:table-cell>
          <table:table-cell table:number-columns-repeated="6" office:value-type="float" office:value="0.00021" calcext:value-type="float">
            <text:p>0,00021</text:p>
          </table:table-cell>
          <table:table-cell office:value-type="float" office:value="0.06537" calcext:value-type="float">
            <text:p>0,06537</text:p>
          </table:table-cell>
          <table:table-cell table:number-columns-repeated="2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538</text:p>
          </table:table-cell>
          <table:table-cell office:value-type="float" office:value="0.09453" calcext:value-type="float">
            <text:p>0,09453</text:p>
          </table:table-cell>
          <table:table-cell office:value-type="float" office:value="0.09837" calcext:value-type="float">
            <text:p>0,09837</text:p>
          </table:table-cell>
          <table:table-cell office:value-type="float" office:value="0.17946" calcext:value-type="float">
            <text:p>0,17946</text:p>
          </table:table-cell>
          <table:table-cell table:number-columns-repeated="7" office:value-type="float" office:value="0.00031" calcext:value-type="float">
            <text:p>0,00031</text:p>
          </table:table-cell>
          <table:table-cell office:value-type="float" office:value="0.43165" calcext:value-type="float">
            <text:p>0,43165</text:p>
          </table:table-cell>
          <table:table-cell table:number-columns-repeated="8" office:value-type="float" office:value="0.00031" calcext:value-type="float">
            <text:p>0,00031</text:p>
          </table:table-cell>
          <table:table-cell office:value-type="float" office:value="0.18979" calcext:value-type="float">
            <text:p>0,18979</text:p>
          </table:table-cell>
          <table:table-cell table:number-columns-repeated="5" office:value-type="float" office:value="0.00031" calcext:value-type="float">
            <text:p>0,00031</text:p>
          </table:table-cell>
        </table:table-row>
        <table:table-row table:style-name="ro1">
          <table:table-cell office:value-type="string" calcext:value-type="string">
            <text:p>article 539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55917" calcext:value-type="float">
            <text:p>0,55917</text:p>
          </table:table-cell>
          <table:table-cell table:number-columns-repeated="8" office:value-type="float" office:value="0.00014" calcext:value-type="float">
            <text:p>0,00014</text:p>
          </table:table-cell>
          <table:table-cell office:value-type="float" office:value="0.13994" calcext:value-type="float">
            <text:p>0,13994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07272" calcext:value-type="float">
            <text:p>0,07272</text:p>
          </table:table-cell>
          <table:table-cell table:number-columns-repeated="4" office:value-type="float" office:value="0.00014" calcext:value-type="float">
            <text:p>0,00014</text:p>
          </table:table-cell>
          <table:table-cell office:value-type="float" office:value="0.22525" calcext:value-type="float">
            <text:p>0,22525</text:p>
          </table:table-cell>
          <table:table-cell table:number-columns-repeated="5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article 540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17153" calcext:value-type="float">
            <text:p>0,17153</text:p>
          </table:table-cell>
          <table:table-cell table:number-columns-repeated="7" office:value-type="float" office:value="0.0002" calcext:value-type="float">
            <text:p>0,0002</text:p>
          </table:table-cell>
          <table:table-cell office:value-type="float" office:value="0.12008" calcext:value-type="float">
            <text:p>0,12008</text:p>
          </table:table-cell>
          <table:table-cell office:value-type="float" office:value="0.12723" calcext:value-type="float">
            <text:p>0,12723</text:p>
          </table:table-cell>
          <table:table-cell office:value-type="float" office:value="0.11071" calcext:value-type="float">
            <text:p>0,11071</text:p>
          </table:table-cell>
          <table:table-cell table:number-columns-repeated="5" office:value-type="float" office:value="0.0002" calcext:value-type="float">
            <text:p>0,0002</text:p>
          </table:table-cell>
          <table:table-cell office:value-type="float" office:value="0.35841" calcext:value-type="float">
            <text:p>0,3584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10821" calcext:value-type="float">
            <text:p>0,10821</text:p>
          </table:table-cell>
          <table:table-cell table:number-columns-repeated="4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541</text:p>
          </table:table-cell>
          <table:table-cell table:number-columns-repeated="3" office:value-type="float" office:value="0.00103" calcext:value-type="float">
            <text:p>0,00103</text:p>
          </table:table-cell>
          <table:table-cell office:value-type="float" office:value="0.97538" calcext:value-type="float">
            <text:p>0,97538</text:p>
          </table:table-cell>
          <table:table-cell table:number-columns-repeated="21" office:value-type="float" office:value="0.00103" calcext:value-type="float">
            <text:p>0,00103</text:p>
          </table:table-cell>
        </table:table-row>
        <table:table-row table:style-name="ro1">
          <table:table-cell office:value-type="string" calcext:value-type="string">
            <text:p>article 542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47923" calcext:value-type="float">
            <text:p>0,47923</text:p>
          </table:table-cell>
          <table:table-cell table:number-columns-repeated="2" office:value-type="float" office:value="0.00053" calcext:value-type="float">
            <text:p>0,00053</text:p>
          </table:table-cell>
          <table:table-cell office:value-type="float" office:value="0.18573" calcext:value-type="float">
            <text:p>0,18573</text:p>
          </table:table-cell>
          <table:table-cell table:number-columns-repeated="2" office:value-type="float" office:value="0.00053" calcext:value-type="float">
            <text:p>0,00053</text:p>
          </table:table-cell>
          <table:table-cell office:value-type="float" office:value="0.1974" calcext:value-type="float">
            <text:p>0,1974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4107" calcext:value-type="float">
            <text:p>0,04107</text:p>
          </table:table-cell>
          <table:table-cell table:number-columns-repeated="14" office:value-type="float" office:value="0.00053" calcext:value-type="float">
            <text:p>0,00053</text:p>
          </table:table-cell>
          <table:table-cell office:value-type="float" office:value="0.08604" calcext:value-type="float">
            <text:p>0,08604</text:p>
          </table:table-cell>
        </table:table-row>
        <table:table-row table:style-name="ro1">
          <table:table-cell office:value-type="string" calcext:value-type="string">
            <text:p>article 543</text:p>
          </table:table-cell>
          <table:table-cell table:number-columns-repeated="6" office:value-type="float" office:value="0.00011" calcext:value-type="float">
            <text:p>0,00011</text:p>
          </table:table-cell>
          <table:table-cell office:value-type="float" office:value="0.01816" calcext:value-type="float">
            <text:p>0,01816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10115" calcext:value-type="float">
            <text:p>0,10115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05955" calcext:value-type="float">
            <text:p>0,05955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14671" calcext:value-type="float">
            <text:p>0,14671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18214" calcext:value-type="float">
            <text:p>0,18214</text:p>
          </table:table-cell>
          <table:table-cell office:value-type="float" office:value="0.35806" calcext:value-type="float">
            <text:p>0,35806</text:p>
          </table:table-cell>
          <table:table-cell office:value-type="float" office:value="0.10781" calcext:value-type="float">
            <text:p>0,10781</text:p>
          </table:table-cell>
          <table:table-cell table:number-columns-repeated="4" office:value-type="float" office:value="0.00011" calcext:value-type="float">
            <text:p>0,00011</text:p>
          </table:table-cell>
          <table:table-cell office:value-type="float" office:value="0.02459" calcext:value-type="float">
            <text:p>0,02459</text:p>
          </table:table-cell>
          <table:table-cell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544</text:p>
          </table:table-cell>
          <table:table-cell office:value-type="float" office:value="0.65391" calcext:value-type="float">
            <text:p>0,65391</text:p>
          </table:table-cell>
          <table:table-cell office:value-type="float" office:value="0.04972" calcext:value-type="float">
            <text:p>0,04972</text:p>
          </table:table-cell>
          <table:table-cell office:value-type="float" office:value="0.12365" calcext:value-type="float">
            <text:p>0,12365</text:p>
          </table:table-cell>
          <table:table-cell table:number-columns-repeated="3" office:value-type="float" office:value="0.00014" calcext:value-type="float">
            <text:p>0,00014</text:p>
          </table:table-cell>
          <table:table-cell office:value-type="float" office:value="0.01837" calcext:value-type="float">
            <text:p>0,01837</text:p>
          </table:table-cell>
          <table:table-cell table:number-columns-repeated="3" office:value-type="float" office:value="0.00014" calcext:value-type="float">
            <text:p>0,00014</text:p>
          </table:table-cell>
          <table:table-cell office:value-type="float" office:value="0.04662" calcext:value-type="float">
            <text:p>0,04662</text:p>
          </table:table-cell>
          <table:table-cell table:number-columns-repeated="8" office:value-type="float" office:value="0.00014" calcext:value-type="float">
            <text:p>0,00014</text:p>
          </table:table-cell>
          <table:table-cell office:value-type="float" office:value="0.07677" calcext:value-type="float">
            <text:p>0,07677</text:p>
          </table:table-cell>
          <table:table-cell table:number-columns-repeated="3" office:value-type="float" office:value="0.00014" calcext:value-type="float">
            <text:p>0,00014</text:p>
          </table:table-cell>
          <table:table-cell office:value-type="float" office:value="0.02846" calcext:value-type="float">
            <text:p>0,02846</text:p>
          </table:table-cell>
          <table:table-cell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article 545</text:p>
          </table:table-cell>
          <table:table-cell table:number-columns-repeated="2" office:value-type="float" office:value="0.00007" calcext:value-type="float">
            <text:p>0,00007</text:p>
          </table:table-cell>
          <table:table-cell office:value-type="float" office:value="0.34212" calcext:value-type="float">
            <text:p>0,34212</text:p>
          </table:table-cell>
          <table:table-cell office:value-type="float" office:value="0.0219" calcext:value-type="float">
            <text:p>0,0219</text:p>
          </table:table-cell>
          <table:table-cell table:number-columns-repeated="3" office:value-type="float" office:value="0.00007" calcext:value-type="float">
            <text:p>0,00007</text:p>
          </table:table-cell>
          <table:table-cell office:value-type="float" office:value="0.13781" calcext:value-type="float">
            <text:p>0,13781</text:p>
          </table:table-cell>
          <table:table-cell table:number-columns-repeated="7" office:value-type="float" office:value="0.00007" calcext:value-type="float">
            <text:p>0,00007</text:p>
          </table:table-cell>
          <table:table-cell office:value-type="float" office:value="0.42763" calcext:value-type="float">
            <text:p>0,42763</text:p>
          </table:table-cell>
          <table:table-cell table:number-columns-repeated="5" office:value-type="float" office:value="0.00007" calcext:value-type="float">
            <text:p>0,00007</text:p>
          </table:table-cell>
          <table:table-cell office:value-type="float" office:value="0.01618" calcext:value-type="float">
            <text:p>0,01618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4171" calcext:value-type="float">
            <text:p>0,04171</text:p>
          </table:table-cell>
          <table:table-cell office:value-type="float" office:value="0.0113" calcext:value-type="float">
            <text:p>0,0113</text:p>
          </table:table-cell>
        </table:table-row>
        <table:table-row table:style-name="ro1">
          <table:table-cell office:value-type="string" calcext:value-type="string">
            <text:p>article 546</text:p>
          </table:table-cell>
          <table:table-cell table:number-columns-repeated="10" office:value-type="float" office:value="0.00037" calcext:value-type="float">
            <text:p>0,00037</text:p>
          </table:table-cell>
          <table:table-cell office:value-type="float" office:value="0.11073" calcext:value-type="float">
            <text:p>0,11073</text:p>
          </table:table-cell>
          <table:table-cell office:value-type="float" office:value="0.41353" calcext:value-type="float">
            <text:p>0,41353</text:p>
          </table:table-cell>
          <table:table-cell office:value-type="float" office:value="0.16006" calcext:value-type="float">
            <text:p>0,16006</text:p>
          </table:table-cell>
          <table:table-cell office:value-type="float" office:value="0.00037" calcext:value-type="float">
            <text:p>0,00037</text:p>
          </table:table-cell>
          <table:table-cell office:value-type="float" office:value="0.12528" calcext:value-type="float">
            <text:p>0,12528</text:p>
          </table:table-cell>
          <table:table-cell table:number-columns-repeated="3" office:value-type="float" office:value="0.00037" calcext:value-type="float">
            <text:p>0,00037</text:p>
          </table:table-cell>
          <table:table-cell office:value-type="float" office:value="0.09604" calcext:value-type="float">
            <text:p>0,09604</text:p>
          </table:table-cell>
          <table:table-cell table:number-columns-repeated="4" office:value-type="float" office:value="0.00037" calcext:value-type="float">
            <text:p>0,00037</text:p>
          </table:table-cell>
          <table:table-cell office:value-type="float" office:value="0.08732" calcext:value-type="float">
            <text:p>0,08732</text:p>
          </table:table-cell>
          <table:table-cell office:value-type="float" office:value="0.00037" calcext:value-type="float">
            <text:p>0,00037</text:p>
          </table:table-cell>
        </table:table-row>
        <table:table-row table:style-name="ro1">
          <table:table-cell office:value-type="string" calcext:value-type="string">
            <text:p>article 547</text:p>
          </table:table-cell>
          <table:table-cell office:value-type="float" office:value="0.01906" calcext:value-type="float">
            <text:p>0,01906</text:p>
          </table:table-cell>
          <table:table-cell office:value-type="float" office:value="0.00037" calcext:value-type="float">
            <text:p>0,00037</text:p>
          </table:table-cell>
          <table:table-cell office:value-type="float" office:value="0.4756" calcext:value-type="float">
            <text:p>0,4756</text:p>
          </table:table-cell>
          <table:table-cell table:number-columns-repeated="3" office:value-type="float" office:value="0.00037" calcext:value-type="float">
            <text:p>0,00037</text:p>
          </table:table-cell>
          <table:table-cell office:value-type="float" office:value="0.20965" calcext:value-type="float">
            <text:p>0,20965</text:p>
          </table:table-cell>
          <table:table-cell table:number-columns-repeated="16" office:value-type="float" office:value="0.00037" calcext:value-type="float">
            <text:p>0,00037</text:p>
          </table:table-cell>
          <table:table-cell office:value-type="float" office:value="0.08138" calcext:value-type="float">
            <text:p>0,08138</text:p>
          </table:table-cell>
          <table:table-cell office:value-type="float" office:value="0.2069" calcext:value-type="float">
            <text:p>0,2069</text:p>
          </table:table-cell>
        </table:table-row>
        <table:table-row table:style-name="ro1">
          <table:table-cell office:value-type="string" calcext:value-type="string">
            <text:p>article 548</text:p>
          </table:table-cell>
          <table:table-cell table:number-columns-repeated="6" office:value-type="float" office:value="0.00019" calcext:value-type="float">
            <text:p>0,00019</text:p>
          </table:table-cell>
          <table:table-cell office:value-type="float" office:value="0.03594" calcext:value-type="float">
            <text:p>0,03594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14184" calcext:value-type="float">
            <text:p>0,14184</text:p>
          </table:table-cell>
          <table:table-cell table:number-columns-repeated="7" office:value-type="float" office:value="0.00019" calcext:value-type="float">
            <text:p>0,00019</text:p>
          </table:table-cell>
          <table:table-cell office:value-type="float" office:value="0.72985" calcext:value-type="float">
            <text:p>0,72985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03755" calcext:value-type="float">
            <text:p>0,03755</text:p>
          </table:table-cell>
          <table:table-cell office:value-type="float" office:value="0.03175" calcext:value-type="float">
            <text:p>0,03175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1951" calcext:value-type="float">
            <text:p>0,01951</text:p>
          </table:table-cell>
        </table:table-row>
        <table:table-row table:style-name="ro1">
          <table:table-cell office:value-type="string" calcext:value-type="string">
            <text:p>article 549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05927" calcext:value-type="float">
            <text:p>0,05927</text:p>
          </table:table-cell>
          <table:table-cell table:number-columns-repeated="7" office:value-type="float" office:value="0.00019" calcext:value-type="float">
            <text:p>0,00019</text:p>
          </table:table-cell>
          <table:table-cell office:value-type="float" office:value="0.39112" calcext:value-type="float">
            <text:p>0,39112</text:p>
          </table:table-cell>
          <table:table-cell office:value-type="float" office:value="0.30461" calcext:value-type="float">
            <text:p>0,30461</text:p>
          </table:table-cell>
          <table:table-cell table:number-columns-repeated="8" office:value-type="float" office:value="0.00019" calcext:value-type="float">
            <text:p>0,00019</text:p>
          </table:table-cell>
          <table:table-cell office:value-type="float" office:value="0.24097" calcext:value-type="float">
            <text:p>0,24097</text:p>
          </table:table-cell>
          <table:table-cell table:number-columns-repeated="4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550</text:p>
          </table:table-cell>
          <table:table-cell table:number-columns-repeated="9" office:value-type="float" office:value="0.00008" calcext:value-type="float">
            <text:p>0,00008</text:p>
          </table:table-cell>
          <table:table-cell office:value-type="float" office:value="0.04457" calcext:value-type="float">
            <text:p>0,04457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11645" calcext:value-type="float">
            <text:p>0,11645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4012" calcext:value-type="float">
            <text:p>0,04012</text:p>
          </table:table-cell>
          <table:table-cell office:value-type="float" office:value="0.10888" calcext:value-type="float">
            <text:p>0,10888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26261" calcext:value-type="float">
            <text:p>0,26261</text:p>
          </table:table-cell>
          <table:table-cell office:value-type="float" office:value="0.13303" calcext:value-type="float">
            <text:p>0,13303</text:p>
          </table:table-cell>
          <table:table-cell office:value-type="float" office:value="0.22252" calcext:value-type="float">
            <text:p>0,22252</text:p>
          </table:table-cell>
          <table:table-cell table:number-columns-repeated="2" office:value-type="float" office:value="0.00008" calcext:value-type="float">
            <text:p>0,00008</text:p>
          </table:table-cell>
          <table:table-cell office:value-type="float" office:value="0.07038" calcext:value-type="float">
            <text:p>0,07038</text:p>
          </table:table-cell>
          <table:table-cell table:number-columns-repeated="3" office:value-type="float" office:value="0.00008" calcext:value-type="float">
            <text:p>0,00008</text:p>
          </table:table-cell>
        </table:table-row>
        <table:table-row table:style-name="ro1">
          <table:table-cell office:value-type="string" calcext:value-type="string">
            <text:p>article 55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8927" calcext:value-type="float">
            <text:p>0,08927</text:p>
          </table:table-cell>
          <table:table-cell office:value-type="float" office:value="0.10541" calcext:value-type="float">
            <text:p>0,10541</text:p>
          </table:table-cell>
          <table:table-cell office:value-type="float" office:value="0.09935" calcext:value-type="float">
            <text:p>0,09935</text:p>
          </table:table-cell>
          <table:table-cell table:number-columns-repeated="11" office:value-type="float" office:value="0.0002" calcext:value-type="float">
            <text:p>0,0002</text:p>
          </table:table-cell>
          <table:table-cell office:value-type="float" office:value="0.14928" calcext:value-type="float">
            <text:p>0,1492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47712" calcext:value-type="float">
            <text:p>0,47712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05306" calcext:value-type="float">
            <text:p>0,05306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 office:value-type="string" calcext:value-type="string">
            <text:p>article 552</text:p>
          </table:table-cell>
          <table:table-cell office:value-type="float" office:value="0.79156" calcext:value-type="float">
            <text:p>0,79156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19361" calcext:value-type="float">
            <text:p>0,19361</text:p>
          </table:table-cell>
          <table:table-cell table:number-columns-repeated="22" office:value-type="float" office:value="0.00065" calcext:value-type="float">
            <text:p>0,00065</text:p>
          </table:table-cell>
        </table:table-row>
        <table:table-row table:style-name="ro1">
          <table:table-cell office:value-type="string" calcext:value-type="string">
            <text:p>article 553</text:p>
          </table:table-cell>
          <table:table-cell table:number-columns-repeated="6" office:value-type="float" office:value="0.00056" calcext:value-type="float">
            <text:p>0,00056</text:p>
          </table:table-cell>
          <table:table-cell office:value-type="float" office:value="0.7295" calcext:value-type="float">
            <text:p>0,7295</text:p>
          </table:table-cell>
          <table:table-cell table:number-columns-repeated="17" office:value-type="float" office:value="0.00056" calcext:value-type="float">
            <text:p>0,00056</text:p>
          </table:table-cell>
          <table:table-cell office:value-type="float" office:value="0.25754" calcext:value-type="float">
            <text:p>0,25754</text:p>
          </table:table-cell>
        </table:table-row>
        <table:table-row table:style-name="ro1">
          <table:table-cell office:value-type="string" calcext:value-type="string">
            <text:p>article 554</text:p>
          </table:table-cell>
          <table:table-cell table:number-columns-repeated="7" office:value-type="float" office:value="0.00044" calcext:value-type="float">
            <text:p>0,00044</text:p>
          </table:table-cell>
          <table:table-cell office:value-type="float" office:value="0.81038" calcext:value-type="float">
            <text:p>0,81038</text:p>
          </table:table-cell>
          <table:table-cell table:number-columns-repeated="7" office:value-type="float" office:value="0.00044" calcext:value-type="float">
            <text:p>0,00044</text:p>
          </table:table-cell>
          <table:table-cell office:value-type="float" office:value="0.1455" calcext:value-type="float">
            <text:p>0,1455</text:p>
          </table:table-cell>
          <table:table-cell table:number-columns-repeated="5" office:value-type="float" office:value="0.00044" calcext:value-type="float">
            <text:p>0,00044</text:p>
          </table:table-cell>
          <table:table-cell office:value-type="float" office:value="0.03445" calcext:value-type="float">
            <text:p>0,03445</text:p>
          </table:table-cell>
          <table:table-cell table:number-columns-repeated="3" office:value-type="float" office:value="0.00044" calcext:value-type="float">
            <text:p>0,00044</text:p>
          </table:table-cell>
        </table:table-row>
        <table:table-row table:style-name="ro1">
          <table:table-cell office:value-type="string" calcext:value-type="string">
            <text:p>article 555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8375" calcext:value-type="float">
            <text:p>0,08375</text:p>
          </table:table-cell>
          <table:table-cell office:value-type="float" office:value="0.09351" calcext:value-type="float">
            <text:p>0,09351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1418" calcext:value-type="float">
            <text:p>0,1418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61882" calcext:value-type="float">
            <text:p>0,61882</text:p>
          </table:table-cell>
          <table:table-cell table:number-columns-repeated="13" office:value-type="float" office:value="0.00011" calcext:value-type="float">
            <text:p>0,00011</text:p>
          </table:table-cell>
          <table:table-cell office:value-type="float" office:value="0.04605" calcext:value-type="float">
            <text:p>0,04605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01393" calcext:value-type="float">
            <text:p>0,01393</text:p>
          </table:table-cell>
        </table:table-row>
        <table:table-row table:style-name="ro1">
          <table:table-cell office:value-type="string" calcext:value-type="string">
            <text:p>article 556</text:p>
          </table:table-cell>
          <table:table-cell table:number-columns-repeated="3" office:value-type="float" office:value="0.00033" calcext:value-type="float">
            <text:p>0,00033</text:p>
          </table:table-cell>
          <table:table-cell office:value-type="float" office:value="0.44772" calcext:value-type="float">
            <text:p>0,44772</text:p>
          </table:table-cell>
          <table:table-cell office:value-type="float" office:value="0.12094" calcext:value-type="float">
            <text:p>0,12094</text:p>
          </table:table-cell>
          <table:table-cell office:value-type="float" office:value="0.00033" calcext:value-type="float">
            <text:p>0,00033</text:p>
          </table:table-cell>
          <table:table-cell office:value-type="float" office:value="0.14915" calcext:value-type="float">
            <text:p>0,14915</text:p>
          </table:table-cell>
          <table:table-cell table:number-columns-repeated="4" office:value-type="float" office:value="0.00033" calcext:value-type="float">
            <text:p>0,00033</text:p>
          </table:table-cell>
          <table:table-cell office:value-type="float" office:value="0.14513" calcext:value-type="float">
            <text:p>0,14513</text:p>
          </table:table-cell>
          <table:table-cell table:number-columns-repeated="8" office:value-type="float" office:value="0.00033" calcext:value-type="float">
            <text:p>0,00033</text:p>
          </table:table-cell>
          <table:table-cell office:value-type="float" office:value="0.09945" calcext:value-type="float">
            <text:p>0,09945</text:p>
          </table:table-cell>
          <table:table-cell table:number-columns-repeated="2" office:value-type="float" office:value="0.00033" calcext:value-type="float">
            <text:p>0,00033</text:p>
          </table:table-cell>
          <table:table-cell office:value-type="float" office:value="0.03138" calcext:value-type="float">
            <text:p>0,03138</text:p>
          </table:table-cell>
          <table:table-cell office:value-type="float" office:value="0.00033" calcext:value-type="float">
            <text:p>0,00033</text:p>
          </table:table-cell>
        </table:table-row>
        <table:table-row table:style-name="ro1">
          <table:table-cell office:value-type="string" calcext:value-type="string">
            <text:p>article 557</text:p>
          </table:table-cell>
          <table:table-cell table:number-columns-repeated="4" office:value-type="float" office:value="0.00085" calcext:value-type="float">
            <text:p>0,00085</text:p>
          </table:table-cell>
          <table:table-cell office:value-type="float" office:value="0.80566" calcext:value-type="float">
            <text:p>0,80566</text:p>
          </table:table-cell>
          <table:table-cell table:number-columns-repeated="3" office:value-type="float" office:value="0.00085" calcext:value-type="float">
            <text:p>0,00085</text:p>
          </table:table-cell>
          <table:table-cell office:value-type="float" office:value="0.06796" calcext:value-type="float">
            <text:p>0,06796</text:p>
          </table:table-cell>
          <table:table-cell table:number-columns-repeated="6" office:value-type="float" office:value="0.00085" calcext:value-type="float">
            <text:p>0,00085</text:p>
          </table:table-cell>
          <table:table-cell office:value-type="float" office:value="0.10766" calcext:value-type="float">
            <text:p>0,10766</text:p>
          </table:table-cell>
          <table:table-cell table:number-columns-repeated="9" office:value-type="float" office:value="0.00085" calcext:value-type="float">
            <text:p>0,00085</text:p>
          </table:table-cell>
        </table:table-row>
        <table:table-row table:style-name="ro1">
          <table:table-cell office:value-type="string" calcext:value-type="string">
            <text:p>article 558</text:p>
          </table:table-cell>
          <table:table-cell table:number-columns-repeated="2" office:value-type="float" office:value="0.00052" calcext:value-type="float">
            <text:p>0,00052</text:p>
          </table:table-cell>
          <table:table-cell office:value-type="float" office:value="0.2283" calcext:value-type="float">
            <text:p>0,2283</text:p>
          </table:table-cell>
          <table:table-cell table:number-columns-repeated="5" office:value-type="float" office:value="0.00052" calcext:value-type="float">
            <text:p>0,00052</text:p>
          </table:table-cell>
          <table:table-cell office:value-type="float" office:value="0.06026" calcext:value-type="float">
            <text:p>0,06026</text:p>
          </table:table-cell>
          <table:table-cell table:number-columns-repeated="3" office:value-type="float" office:value="0.00052" calcext:value-type="float">
            <text:p>0,00052</text:p>
          </table:table-cell>
          <table:table-cell office:value-type="float" office:value="0.09521" calcext:value-type="float">
            <text:p>0,09521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3247" calcext:value-type="float">
            <text:p>0,3247</text:p>
          </table:table-cell>
          <table:table-cell table:number-columns-repeated="3" office:value-type="float" office:value="0.00052" calcext:value-type="float">
            <text:p>0,00052</text:p>
          </table:table-cell>
          <table:table-cell office:value-type="float" office:value="0.28115" calcext:value-type="float">
            <text:p>0,28115</text:p>
          </table:table-cell>
          <table:table-cell table:number-columns-repeated="6" office:value-type="float" office:value="0.00052" calcext:value-type="float">
            <text:p>0,00052</text:p>
          </table:table-cell>
        </table:table-row>
        <table:table-row table:style-name="ro1">
          <table:table-cell office:value-type="string" calcext:value-type="string">
            <text:p>article 559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30839" calcext:value-type="float">
            <text:p>0,30839</text:p>
          </table:table-cell>
          <table:table-cell office:value-type="float" office:value="0.20396" calcext:value-type="float">
            <text:p>0,20396</text:p>
          </table:table-cell>
          <table:table-cell office:value-type="float" office:value="0.05289" calcext:value-type="float">
            <text:p>0,05289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14601" calcext:value-type="float">
            <text:p>0,14601</text:p>
          </table:table-cell>
          <table:table-cell table:number-columns-repeated="6" office:value-type="float" office:value="0.00025" calcext:value-type="float">
            <text:p>0,00025</text:p>
          </table:table-cell>
          <table:table-cell office:value-type="float" office:value="0.09712" calcext:value-type="float">
            <text:p>0,09712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05945" calcext:value-type="float">
            <text:p>0,05945</text:p>
          </table:table-cell>
          <table:table-cell office:value-type="float" office:value="0.12769" calcext:value-type="float">
            <text:p>0,12769</text:p>
          </table:table-cell>
          <table:table-cell table:number-columns-repeated="2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560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2794" calcext:value-type="float">
            <text:p>0,02794</text:p>
          </table:table-cell>
          <table:table-cell table:number-columns-repeated="7" office:value-type="float" office:value="0.00011" calcext:value-type="float">
            <text:p>0,00011</text:p>
          </table:table-cell>
          <table:table-cell office:value-type="float" office:value="0.64286" calcext:value-type="float">
            <text:p>0,64286</text:p>
          </table:table-cell>
          <table:table-cell table:number-columns-repeated="6" office:value-type="float" office:value="0.00011" calcext:value-type="float">
            <text:p>0,00011</text:p>
          </table:table-cell>
          <table:table-cell office:value-type="float" office:value="0.01704" calcext:value-type="float">
            <text:p>0,01704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24243" calcext:value-type="float">
            <text:p>0,24243</text:p>
          </table:table-cell>
          <table:table-cell office:value-type="float" office:value="0.06759" calcext:value-type="float">
            <text:p>0,06759</text:p>
          </table:table-cell>
          <table:table-cell table:number-columns-repeated="3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561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44467" calcext:value-type="float">
            <text:p>0,44467</text:p>
          </table:table-cell>
          <table:table-cell table:number-columns-repeated="9" office:value-type="float" office:value="0.00022" calcext:value-type="float">
            <text:p>0,00022</text:p>
          </table:table-cell>
          <table:table-cell office:value-type="float" office:value="0.03112" calcext:value-type="float">
            <text:p>0,03112</text:p>
          </table:table-cell>
          <table:table-cell table:number-columns-repeated="4" office:value-type="float" office:value="0.00022" calcext:value-type="float">
            <text:p>0,00022</text:p>
          </table:table-cell>
          <table:table-cell office:value-type="float" office:value="0.26233" calcext:value-type="float">
            <text:p>0,26233</text:p>
          </table:table-cell>
          <table:table-cell table:number-columns-repeated="3" office:value-type="float" office:value="0.00022" calcext:value-type="float">
            <text:p>0,00022</text:p>
          </table:table-cell>
          <table:table-cell office:value-type="float" office:value="0.25719" calcext:value-type="float">
            <text:p>0,25719</text:p>
          </table:table-cell>
          <table:table-cell table:number-columns-repeated="4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562</text:p>
          </table:table-cell>
          <table:table-cell office:value-type="float" office:value="0.01026" calcext:value-type="float">
            <text:p>0,01026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10645" calcext:value-type="float">
            <text:p>0,10645</text:p>
          </table:table-cell>
          <table:table-cell table:number-columns-repeated="5" office:value-type="float" office:value="0.00015" calcext:value-type="float">
            <text:p>0,00015</text:p>
          </table:table-cell>
          <table:table-cell office:value-type="float" office:value="0.26562" calcext:value-type="float">
            <text:p>0,26562</text:p>
          </table:table-cell>
          <table:table-cell office:value-type="float" office:value="0.01535" calcext:value-type="float">
            <text:p>0,01535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10259" calcext:value-type="float">
            <text:p>0,10259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14765" calcext:value-type="float">
            <text:p>0,14765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942" calcext:value-type="float">
            <text:p>0,00942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22637" calcext:value-type="float">
            <text:p>0,22637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11387" calcext:value-type="float">
            <text:p>0,11387</text:p>
          </table:table-cell>
          <table:table-cell table:number-columns-repeated="2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56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11379" calcext:value-type="float">
            <text:p>0,11379</text:p>
          </table:table-cell>
          <table:table-cell office:value-type="float" office:value="0.06159" calcext:value-type="float">
            <text:p>0,06159</text:p>
          </table:table-cell>
          <table:table-cell table:number-columns-repeated="4" office:value-type="float" office:value="0.0001" calcext:value-type="float">
            <text:p>0,0001</text:p>
          </table:table-cell>
          <table:table-cell office:value-type="float" office:value="0.33356" calcext:value-type="float">
            <text:p>0,33356</text:p>
          </table:table-cell>
          <table:table-cell table:number-columns-repeated="7" office:value-type="float" office:value="0.0001" calcext:value-type="float">
            <text:p>0,0001</text:p>
          </table:table-cell>
          <table:table-cell office:value-type="float" office:value="0.06973" calcext:value-type="float">
            <text:p>0,06973</text:p>
          </table:table-cell>
          <table:table-cell table:number-columns-repeated="3" office:value-type="float" office:value="0.0001" calcext:value-type="float">
            <text:p>0,0001</text:p>
          </table:table-cell>
          <table:table-cell office:value-type="float" office:value="0.01151" calcext:value-type="float">
            <text:p>0,01151</text:p>
          </table:table-cell>
          <table:table-cell office:value-type="float" office:value="0.30427" calcext:value-type="float">
            <text:p>0,30427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10371" calcext:value-type="float">
            <text:p>0,10371</text:p>
          </table:table-cell>
          <table:table-cell table:number-columns-repeated="2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article 564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061" calcext:value-type="float">
            <text:p>0,0061</text:p>
          </table:table-cell>
          <table:table-cell table:number-columns-repeated="7" office:value-type="float" office:value="0.00015" calcext:value-type="float">
            <text:p>0,00015</text:p>
          </table:table-cell>
          <table:table-cell office:value-type="float" office:value="0.24898" calcext:value-type="float">
            <text:p>0,24898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5523" calcext:value-type="float">
            <text:p>0,05523</text:p>
          </table:table-cell>
          <table:table-cell office:value-type="float" office:value="0.13561" calcext:value-type="float">
            <text:p>0,13561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676" calcext:value-type="float">
            <text:p>0,00676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20222" calcext:value-type="float">
            <text:p>0,20222</text:p>
          </table:table-cell>
          <table:table-cell office:value-type="float" office:value="0.05724" calcext:value-type="float">
            <text:p>0,05724</text:p>
          </table:table-cell>
          <table:table-cell office:value-type="float" office:value="0.12196" calcext:value-type="float">
            <text:p>0,12196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16348" calcext:value-type="float">
            <text:p>0,16348</text:p>
          </table:table-cell>
          <table:table-cell table:number-columns-repeated="2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565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07539" calcext:value-type="float">
            <text:p>0,07539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03499" calcext:value-type="float">
            <text:p>0,03499</text:p>
          </table:table-cell>
          <table:table-cell table:number-columns-repeated="5" office:value-type="float" office:value="0.00021" calcext:value-type="float">
            <text:p>0,00021</text:p>
          </table:table-cell>
          <table:table-cell office:value-type="float" office:value="0.1619" calcext:value-type="float">
            <text:p>0,1619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35523" calcext:value-type="float">
            <text:p>0,35523</text:p>
          </table:table-cell>
          <table:table-cell table:number-columns-repeated="3" office:value-type="float" office:value="0.00021" calcext:value-type="float">
            <text:p>0,00021</text:p>
          </table:table-cell>
          <table:table-cell office:value-type="float" office:value="0.07748" calcext:value-type="float">
            <text:p>0,07748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09353" calcext:value-type="float">
            <text:p>0,09353</text:p>
          </table:table-cell>
          <table:table-cell office:value-type="float" office:value="0.15637" calcext:value-type="float">
            <text:p>0,15637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4149" calcext:value-type="float">
            <text:p>0,04149</text:p>
          </table:table-cell>
        </table:table-row>
        <table:table-row table:style-name="ro1">
          <table:table-cell office:value-type="string" calcext:value-type="string">
            <text:p>article 566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51588" calcext:value-type="float">
            <text:p>0,51588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34879" calcext:value-type="float">
            <text:p>0,34879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10901" calcext:value-type="float">
            <text:p>0,10901</text:p>
          </table:table-cell>
          <table:table-cell table:number-columns-repeated="12" office:value-type="float" office:value="0.00019" calcext:value-type="float">
            <text:p>0,00019</text:p>
          </table:table-cell>
          <table:table-cell office:value-type="float" office:value="0.02229" calcext:value-type="float">
            <text:p>0,02229</text:p>
          </table:table-cell>
        </table:table-row>
        <table:table-row table:style-name="ro1">
          <table:table-cell office:value-type="string" calcext:value-type="string">
            <text:p>article 567</text:p>
          </table:table-cell>
          <table:table-cell office:value-type="float" office:value="0.16394" calcext:value-type="float">
            <text:p>0,16394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76874" calcext:value-type="float">
            <text:p>0,76874</text:p>
          </table:table-cell>
          <table:table-cell table:number-columns-repeated="19" office:value-type="float" office:value="0.00017" calcext:value-type="float">
            <text:p>0,00017</text:p>
          </table:table-cell>
          <table:table-cell office:value-type="float" office:value="0.06358" calcext:value-type="float">
            <text:p>0,06358</text:p>
          </table:table-cell>
          <table:table-cell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568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1029" calcext:value-type="float">
            <text:p>0,1029</text:p>
          </table:table-cell>
          <table:table-cell table:number-columns-repeated="5" office:value-type="float" office:value="0.00023" calcext:value-type="float">
            <text:p>0,00023</text:p>
          </table:table-cell>
          <table:table-cell office:value-type="float" office:value="0.11014" calcext:value-type="float">
            <text:p>0,11014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10095" calcext:value-type="float">
            <text:p>0,10095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14271" calcext:value-type="float">
            <text:p>0,14271</text:p>
          </table:table-cell>
          <table:table-cell office:value-type="float" office:value="0.08805" calcext:value-type="float">
            <text:p>0,08805</text:p>
          </table:table-cell>
          <table:table-cell office:value-type="float" office:value="0.38192" calcext:value-type="float">
            <text:p>0,38192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06926" calcext:value-type="float">
            <text:p>0,06926</text:p>
          </table:table-cell>
          <table:table-cell table:number-columns-repeated="6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569</text:p>
          </table:table-cell>
          <table:table-cell table:number-columns-repeated="3" office:value-type="float" office:value="0.00042" calcext:value-type="float">
            <text:p>0,00042</text:p>
          </table:table-cell>
          <table:table-cell office:value-type="float" office:value="0.05893" calcext:value-type="float">
            <text:p>0,05893</text:p>
          </table:table-cell>
          <table:table-cell table:number-columns-repeated="10" office:value-type="float" office:value="0.00042" calcext:value-type="float">
            <text:p>0,00042</text:p>
          </table:table-cell>
          <table:table-cell office:value-type="float" office:value="0.55979" calcext:value-type="float">
            <text:p>0,55979</text:p>
          </table:table-cell>
          <table:table-cell table:number-columns-repeated="7" office:value-type="float" office:value="0.00042" calcext:value-type="float">
            <text:p>0,00042</text:p>
          </table:table-cell>
          <table:table-cell office:value-type="float" office:value="0.07645" calcext:value-type="float">
            <text:p>0,07645</text:p>
          </table:table-cell>
          <table:table-cell office:value-type="float" office:value="0.29599" calcext:value-type="float">
            <text:p>0,29599</text:p>
          </table:table-cell>
          <table:table-cell office:value-type="float" office:value="0.00042" calcext:value-type="float">
            <text:p>0,00042</text:p>
          </table:table-cell>
        </table:table-row>
        <table:table-row table:style-name="ro1">
          <table:table-cell office:value-type="string" calcext:value-type="string">
            <text:p>article 570</text:p>
          </table:table-cell>
          <table:table-cell office:value-type="float" office:value="0.03203" calcext:value-type="float">
            <text:p>0,03203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12306" calcext:value-type="float">
            <text:p>0,12306</text:p>
          </table:table-cell>
          <table:table-cell table:number-columns-repeated="2" office:value-type="float" office:value="0.00028" calcext:value-type="float">
            <text:p>0,00028</text:p>
          </table:table-cell>
          <table:table-cell office:value-type="float" office:value="0.05569" calcext:value-type="float">
            <text:p>0,05569</text:p>
          </table:table-cell>
          <table:table-cell table:number-columns-repeated="2" office:value-type="float" office:value="0.00028" calcext:value-type="float">
            <text:p>0,00028</text:p>
          </table:table-cell>
          <table:table-cell office:value-type="float" office:value="0.32576" calcext:value-type="float">
            <text:p>0,32576</text:p>
          </table:table-cell>
          <table:table-cell table:number-columns-repeated="3" office:value-type="float" office:value="0.00028" calcext:value-type="float">
            <text:p>0,00028</text:p>
          </table:table-cell>
          <table:table-cell office:value-type="float" office:value="0.15758" calcext:value-type="float">
            <text:p>0,15758</text:p>
          </table:table-cell>
          <table:table-cell table:number-columns-repeated="6" office:value-type="float" office:value="0.00028" calcext:value-type="float">
            <text:p>0,00028</text:p>
          </table:table-cell>
          <table:table-cell office:value-type="float" office:value="0.2848" calcext:value-type="float">
            <text:p>0,2848</text:p>
          </table:table-cell>
          <table:table-cell table:number-columns-repeated="4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article 571</text:p>
          </table:table-cell>
          <table:table-cell table:number-columns-repeated="7" office:value-type="float" office:value="0.00011" calcext:value-type="float">
            <text:p>0,00011</text:p>
          </table:table-cell>
          <table:table-cell office:value-type="float" office:value="0.28653" calcext:value-type="float">
            <text:p>0,28653</text:p>
          </table:table-cell>
          <table:table-cell table:number-columns-repeated="4" office:value-type="float" office:value="0.00011" calcext:value-type="float">
            <text:p>0,00011</text:p>
          </table:table-cell>
          <table:table-cell office:value-type="float" office:value="0.00458" calcext:value-type="float">
            <text:p>0,00458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33483" calcext:value-type="float">
            <text:p>0,33483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03187" calcext:value-type="float">
            <text:p>0,03187</text:p>
          </table:table-cell>
          <table:table-cell office:value-type="float" office:value="0.20558" calcext:value-type="float">
            <text:p>0,20558</text:p>
          </table:table-cell>
          <table:table-cell office:value-type="float" office:value="0.09175" calcext:value-type="float">
            <text:p>0,09175</text:p>
          </table:table-cell>
          <table:table-cell office:value-type="float" office:value="0.04294" calcext:value-type="float">
            <text:p>0,04294</text:p>
          </table:table-cell>
          <table:table-cell table:number-columns-repeated="2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572</text:p>
          </table:table-cell>
          <table:table-cell office:value-type="float" office:value="0.02482" calcext:value-type="float">
            <text:p>0,02482</text:p>
          </table:table-cell>
          <table:table-cell office:value-type="float" office:value="0.05694" calcext:value-type="float">
            <text:p>0,05694</text:p>
          </table:table-cell>
          <table:table-cell table:number-columns-repeated="7" office:value-type="float" office:value="0.00008" calcext:value-type="float">
            <text:p>0,00008</text:p>
          </table:table-cell>
          <table:table-cell office:value-type="float" office:value="0.03231" calcext:value-type="float">
            <text:p>0,03231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8106" calcext:value-type="float">
            <text:p>0,08106</text:p>
          </table:table-cell>
          <table:table-cell table:number-columns-repeated="4" office:value-type="float" office:value="0.00008" calcext:value-type="float">
            <text:p>0,00008</text:p>
          </table:table-cell>
          <table:table-cell office:value-type="float" office:value="0.01079" calcext:value-type="float">
            <text:p>0,01079</text:p>
          </table:table-cell>
          <table:table-cell office:value-type="float" office:value="0.26709" calcext:value-type="float">
            <text:p>0,26709</text:p>
          </table:table-cell>
          <table:table-cell office:value-type="float" office:value="0.02142" calcext:value-type="float">
            <text:p>0,02142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49968" calcext:value-type="float">
            <text:p>0,49968</text:p>
          </table:table-cell>
          <table:table-cell table:number-columns-repeated="2" office:value-type="float" office:value="0.00008" calcext:value-type="float">
            <text:p>0,00008</text:p>
          </table:table-cell>
          <table:table-cell office:value-type="float" office:value="0.00456" calcext:value-type="float">
            <text:p>0,00456</text:p>
          </table:table-cell>
          <table:table-cell office:value-type="float" office:value="0.00008" calcext:value-type="float">
            <text:p>0,00008</text:p>
          </table:table-cell>
        </table:table-row>
        <table:table-row table:style-name="ro1">
          <table:table-cell office:value-type="string" calcext:value-type="string">
            <text:p>article 573</text:p>
          </table:table-cell>
          <table:table-cell table:number-columns-repeated="4" office:value-type="float" office:value="0.00012" calcext:value-type="float">
            <text:p>0,00012</text:p>
          </table:table-cell>
          <table:table-cell office:value-type="float" office:value="0.4109" calcext:value-type="float">
            <text:p>0,4109</text:p>
          </table:table-cell>
          <table:table-cell office:value-type="float" office:value="0.02494" calcext:value-type="float">
            <text:p>0,02494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2625" calcext:value-type="float">
            <text:p>0,02625</text:p>
          </table:table-cell>
          <table:table-cell office:value-type="float" office:value="0.04264" calcext:value-type="float">
            <text:p>0,04264</text:p>
          </table:table-cell>
          <table:table-cell table:number-columns-repeated="4" office:value-type="float" office:value="0.00012" calcext:value-type="float">
            <text:p>0,00012</text:p>
          </table:table-cell>
          <table:table-cell office:value-type="float" office:value="0.04372" calcext:value-type="float">
            <text:p>0,04372</text:p>
          </table:table-cell>
          <table:table-cell table:number-columns-repeated="3" office:value-type="float" office:value="0.00012" calcext:value-type="float">
            <text:p>0,00012</text:p>
          </table:table-cell>
          <table:table-cell office:value-type="float" office:value="0.21282" calcext:value-type="float">
            <text:p>0,21282</text:p>
          </table:table-cell>
          <table:table-cell table:number-columns-repeated="4" office:value-type="float" office:value="0.00012" calcext:value-type="float">
            <text:p>0,00012</text:p>
          </table:table-cell>
          <table:table-cell office:value-type="float" office:value="0.23657" calcext:value-type="float">
            <text:p>0,23657</text:p>
          </table:table-cell>
          <table:table-cell table:number-columns-repeated="2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574</text:p>
          </table:table-cell>
          <table:table-cell table:number-columns-repeated="2" office:value-type="float" office:value="0.00031" calcext:value-type="float">
            <text:p>0,00031</text:p>
          </table:table-cell>
          <table:table-cell office:value-type="float" office:value="0.10192" calcext:value-type="float">
            <text:p>0,10192</text:p>
          </table:table-cell>
          <table:table-cell table:number-columns-repeated="2" office:value-type="float" office:value="0.00031" calcext:value-type="float">
            <text:p>0,00031</text:p>
          </table:table-cell>
          <table:table-cell office:value-type="float" office:value="0.04849" calcext:value-type="float">
            <text:p>0,04849</text:p>
          </table:table-cell>
          <table:table-cell office:value-type="float" office:value="0.11001" calcext:value-type="float">
            <text:p>0,11001</text:p>
          </table:table-cell>
          <table:table-cell table:number-columns-repeated="5" office:value-type="float" office:value="0.00031" calcext:value-type="float">
            <text:p>0,00031</text:p>
          </table:table-cell>
          <table:table-cell office:value-type="float" office:value="0.04545" calcext:value-type="float">
            <text:p>0,04545</text:p>
          </table:table-cell>
          <table:table-cell table:number-columns-repeated="7" office:value-type="float" office:value="0.00031" calcext:value-type="float">
            <text:p>0,00031</text:p>
          </table:table-cell>
          <table:table-cell office:value-type="float" office:value="0.09971" calcext:value-type="float">
            <text:p>0,09971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51315" calcext:value-type="float">
            <text:p>0,51315</text:p>
          </table:table-cell>
          <table:table-cell office:value-type="float" office:value="0.07573" calcext:value-type="float">
            <text:p>0,07573</text:p>
          </table:table-cell>
          <table:table-cell office:value-type="float" office:value="0.00031" calcext:value-type="float">
            <text:p>0,00031</text:p>
          </table:table-cell>
        </table:table-row>
        <table:table-row table:style-name="ro1">
          <table:table-cell office:value-type="string" calcext:value-type="string">
            <text:p>article 575</text:p>
          </table:table-cell>
          <table:table-cell table:number-columns-repeated="5" office:value-type="float" office:value="0.00011" calcext:value-type="float">
            <text:p>0,00011</text:p>
          </table:table-cell>
          <table:table-cell office:value-type="float" office:value="0.05132" calcext:value-type="float">
            <text:p>0,05132</text:p>
          </table:table-cell>
          <table:table-cell table:number-columns-repeated="9" office:value-type="float" office:value="0.00011" calcext:value-type="float">
            <text:p>0,00011</text:p>
          </table:table-cell>
          <table:table-cell office:value-type="float" office:value="0.74521" calcext:value-type="float">
            <text:p>0,74521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20096" calcext:value-type="float">
            <text:p>0,20096</text:p>
          </table:table-cell>
          <table:table-cell table:number-columns-repeated="7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576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9126" calcext:value-type="float">
            <text:p>0,09126</text:p>
          </table:table-cell>
          <table:table-cell table:number-columns-repeated="7" office:value-type="float" office:value="0.0002" calcext:value-type="float">
            <text:p>0,0002</text:p>
          </table:table-cell>
          <table:table-cell office:value-type="float" office:value="0.31829" calcext:value-type="float">
            <text:p>0,31829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20196" calcext:value-type="float">
            <text:p>0,20196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38422" calcext:value-type="float">
            <text:p>0,38422</text:p>
          </table:table-cell>
          <table:table-cell table:number-columns-repeated="6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577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65269" calcext:value-type="float">
            <text:p>0,65269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31743" calcext:value-type="float">
            <text:p>0,31743</text:p>
          </table:table-cell>
          <table:table-cell table:number-columns-repeated="15" office:value-type="float" office:value="0.00019" calcext:value-type="float">
            <text:p>0,00019</text:p>
          </table:table-cell>
          <table:table-cell office:value-type="float" office:value="0.02571" calcext:value-type="float">
            <text:p>0,02571</text:p>
          </table:table-cell>
          <table:table-cell table:number-columns-repeated="2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578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0463" calcext:value-type="float">
            <text:p>0,0463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87344" calcext:value-type="float">
            <text:p>0,87344</text:p>
          </table:table-cell>
          <table:table-cell office:value-type="float" office:value="0.03833" calcext:value-type="float">
            <text:p>0,03833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03658" calcext:value-type="float">
            <text:p>0,03658</text:p>
          </table:table-cell>
          <table:table-cell table:number-columns-repeated="13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579</text:p>
          </table:table-cell>
          <table:table-cell office:value-type="float" office:value="0.08679" calcext:value-type="float">
            <text:p>0,08679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2174" calcext:value-type="float">
            <text:p>0,2174</text:p>
          </table:table-cell>
          <table:table-cell office:value-type="float" office:value="0.11293" calcext:value-type="float">
            <text:p>0,11293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38493" calcext:value-type="float">
            <text:p>0,38493</text:p>
          </table:table-cell>
          <table:table-cell table:number-columns-repeated="6" office:value-type="float" office:value="0.00017" calcext:value-type="float">
            <text:p>0,00017</text:p>
          </table:table-cell>
          <table:table-cell office:value-type="float" office:value="0.03804" calcext:value-type="float">
            <text:p>0,03804</text:p>
          </table:table-cell>
          <table:table-cell table:number-columns-repeated="5" office:value-type="float" office:value="0.00017" calcext:value-type="float">
            <text:p>0,00017</text:p>
          </table:table-cell>
          <table:table-cell office:value-type="float" office:value="0.15661" calcext:value-type="float">
            <text:p>0,15661</text:p>
          </table:table-cell>
          <table:table-cell table:number-columns-repeated="5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580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11232" calcext:value-type="float">
            <text:p>0,11232</text:p>
          </table:table-cell>
          <table:table-cell table:number-columns-repeated="15" office:value-type="float" office:value="0.00023" calcext:value-type="float">
            <text:p>0,00023</text:p>
          </table:table-cell>
          <table:table-cell office:value-type="float" office:value="0.8823" calcext:value-type="float">
            <text:p>0,8823</text:p>
          </table:table-cell>
          <table:table-cell table:number-columns-repeated="5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581</text:p>
          </table:table-cell>
          <table:table-cell office:value-type="float" office:value="0.03347" calcext:value-type="float">
            <text:p>0,03347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1611" calcext:value-type="float">
            <text:p>0,01611</text:p>
          </table:table-cell>
          <table:table-cell table:number-columns-repeated="4" office:value-type="float" office:value="0.00024" calcext:value-type="float">
            <text:p>0,00024</text:p>
          </table:table-cell>
          <table:table-cell office:value-type="float" office:value="0.20113" calcext:value-type="float">
            <text:p>0,20113</text:p>
          </table:table-cell>
          <table:table-cell office:value-type="float" office:value="0.09008" calcext:value-type="float">
            <text:p>0,09008</text:p>
          </table:table-cell>
          <table:table-cell table:number-columns-repeated="8" office:value-type="float" office:value="0.00024" calcext:value-type="float">
            <text:p>0,00024</text:p>
          </table:table-cell>
          <table:table-cell office:value-type="float" office:value="0.33428" calcext:value-type="float">
            <text:p>0,33428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17441" calcext:value-type="float">
            <text:p>0,17441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14625" calcext:value-type="float">
            <text:p>0,14625</text:p>
          </table:table-cell>
          <table:table-cell table:number-columns-repeated="2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582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0.00529" calcext:value-type="float">
            <text:p>0,00529</text:p>
          </table:table-cell>
          <table:table-cell table:number-columns-repeated="8" office:value-type="float" office:value="0.00004" calcext:value-type="float">
            <text:p>0,00004</text:p>
          </table:table-cell>
          <table:table-cell office:value-type="float" office:value="0.26499" calcext:value-type="float">
            <text:p>0,26499</text:p>
          </table:table-cell>
          <table:table-cell table:number-columns-repeated="3" office:value-type="float" office:value="0.00004" calcext:value-type="float">
            <text:p>0,00004</text:p>
          </table:table-cell>
          <table:table-cell office:value-type="float" office:value="0.0737" calcext:value-type="float">
            <text:p>0,0737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0.07579" calcext:value-type="float">
            <text:p>0,07579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0.35815" calcext:value-type="float">
            <text:p>0,3581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0.118" calcext:value-type="float">
            <text:p>0,118</text:p>
          </table:table-cell>
          <table:table-cell table:number-columns-repeated="2" office:value-type="float" office:value="0.00004" calcext:value-type="float">
            <text:p>0,00004</text:p>
          </table:table-cell>
          <table:table-cell office:value-type="float" office:value="0.01448" calcext:value-type="float">
            <text:p>0,01448</text:p>
          </table:table-cell>
          <table:table-cell office:value-type="float" office:value="0.0889" calcext:value-type="float">
            <text:p>0,0889</text:p>
          </table:table-cell>
        </table:table-row>
        <table:table-row table:style-name="ro1">
          <table:table-cell office:value-type="string" calcext:value-type="string">
            <text:p>article 583</text:p>
          </table:table-cell>
          <table:table-cell table:number-columns-repeated="3" office:value-type="float" office:value="0.00012" calcext:value-type="float">
            <text:p>0,00012</text:p>
          </table:table-cell>
          <table:table-cell office:value-type="float" office:value="0.00995" calcext:value-type="float">
            <text:p>0,00995</text:p>
          </table:table-cell>
          <table:table-cell table:number-columns-repeated="5" office:value-type="float" office:value="0.00012" calcext:value-type="float">
            <text:p>0,00012</text:p>
          </table:table-cell>
          <table:table-cell office:value-type="float" office:value="0.6407" calcext:value-type="float">
            <text:p>0,6407</text:p>
          </table:table-cell>
          <table:table-cell office:value-type="float" office:value="0.34665" calcext:value-type="float">
            <text:p>0,34665</text:p>
          </table:table-cell>
          <table:table-cell table:number-columns-repeated="14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584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16838" calcext:value-type="float">
            <text:p>0,16838</text:p>
          </table:table-cell>
          <table:table-cell table:number-columns-repeated="12" office:value-type="float" office:value="0.00015" calcext:value-type="float">
            <text:p>0,00015</text:p>
          </table:table-cell>
          <table:table-cell office:value-type="float" office:value="0.6095" calcext:value-type="float">
            <text:p>0,6095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5132" calcext:value-type="float">
            <text:p>0,05132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9013" calcext:value-type="float">
            <text:p>0,09013</text:p>
          </table:table-cell>
          <table:table-cell office:value-type="float" office:value="0.07774" calcext:value-type="float">
            <text:p>0,07774</text:p>
          </table:table-cell>
          <table:table-cell table:number-columns-repeated="4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585</text:p>
          </table:table-cell>
          <table:table-cell table:number-columns-repeated="6" office:value-type="float" office:value="0.00024" calcext:value-type="float">
            <text:p>0,00024</text:p>
          </table:table-cell>
          <table:table-cell office:value-type="float" office:value="0.01973" calcext:value-type="float">
            <text:p>0,01973</text:p>
          </table:table-cell>
          <table:table-cell office:value-type="float" office:value="0.25578" calcext:value-type="float">
            <text:p>0,25578</text:p>
          </table:table-cell>
          <table:table-cell table:number-columns-repeated="6" office:value-type="float" office:value="0.00024" calcext:value-type="float">
            <text:p>0,00024</text:p>
          </table:table-cell>
          <table:table-cell office:value-type="float" office:value="0.05971" calcext:value-type="float">
            <text:p>0,05971</text:p>
          </table:table-cell>
          <table:table-cell office:value-type="float" office:value="0.42895" calcext:value-type="float">
            <text:p>0,42895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16423" calcext:value-type="float">
            <text:p>0,16423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06699" calcext:value-type="float">
            <text:p>0,06699</text:p>
          </table:table-cell>
          <table:table-cell table:number-columns-repeated="4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586</text:p>
          </table:table-cell>
          <table:table-cell table:number-columns-repeated="8" office:value-type="float" office:value="0.00013" calcext:value-type="float">
            <text:p>0,00013</text:p>
          </table:table-cell>
          <table:table-cell office:value-type="float" office:value="0.51914" calcext:value-type="float">
            <text:p>0,51914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23234" calcext:value-type="float">
            <text:p>0,23234</text:p>
          </table:table-cell>
          <table:table-cell office:value-type="float" office:value="0.1092" calcext:value-type="float">
            <text:p>0,1092</text:p>
          </table:table-cell>
          <table:table-cell table:number-columns-repeated="6" office:value-type="float" office:value="0.00013" calcext:value-type="float">
            <text:p>0,00013</text:p>
          </table:table-cell>
          <table:table-cell office:value-type="float" office:value="0.13669" calcext:value-type="float">
            <text:p>0,13669</text:p>
          </table:table-cell>
          <table:table-cell table:number-columns-repeated="6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587</text:p>
          </table:table-cell>
          <table:table-cell table:number-columns-repeated="4" office:value-type="float" office:value="0.00031" calcext:value-type="float">
            <text:p>0,00031</text:p>
          </table:table-cell>
          <table:table-cell office:value-type="float" office:value="0.04315" calcext:value-type="float">
            <text:p>0,04315</text:p>
          </table:table-cell>
          <table:table-cell table:number-columns-repeated="10" office:value-type="float" office:value="0.00031" calcext:value-type="float">
            <text:p>0,00031</text:p>
          </table:table-cell>
          <table:table-cell office:value-type="float" office:value="0.65203" calcext:value-type="float">
            <text:p>0,65203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29794" calcext:value-type="float">
            <text:p>0,29794</text:p>
          </table:table-cell>
          <table:table-cell table:number-columns-repeated="7" office:value-type="float" office:value="0.00031" calcext:value-type="float">
            <text:p>0,00031</text:p>
          </table:table-cell>
        </table:table-row>
        <table:table-row table:style-name="ro1">
          <table:table-cell office:value-type="string" calcext:value-type="string">
            <text:p>article 588</text:p>
          </table:table-cell>
          <table:table-cell table:number-columns-repeated="2" office:value-type="float" office:value="0.00032" calcext:value-type="float">
            <text:p>0,00032</text:p>
          </table:table-cell>
          <table:table-cell office:value-type="float" office:value="0.13351" calcext:value-type="float">
            <text:p>0,13351</text:p>
          </table:table-cell>
          <table:table-cell table:number-columns-repeated="3" office:value-type="float" office:value="0.00032" calcext:value-type="float">
            <text:p>0,00032</text:p>
          </table:table-cell>
          <table:table-cell office:value-type="float" office:value="0.85913" calcext:value-type="float">
            <text:p>0,85913</text:p>
          </table:table-cell>
          <table:table-cell table:number-columns-repeated="18" office:value-type="float" office:value="0.00032" calcext:value-type="float">
            <text:p>0,00032</text:p>
          </table:table-cell>
        </table:table-row>
        <table:table-row table:style-name="ro1">
          <table:table-cell office:value-type="string" calcext:value-type="string">
            <text:p>article 589</text:p>
          </table:table-cell>
          <table:table-cell table:number-columns-repeated="4" office:value-type="float" office:value="0.0002" calcext:value-type="float">
            <text:p>0,0002</text:p>
          </table:table-cell>
          <table:table-cell office:value-type="float" office:value="0.08935" calcext:value-type="float">
            <text:p>0,08935</text:p>
          </table:table-cell>
          <table:table-cell table:number-columns-repeated="7" office:value-type="float" office:value="0.0002" calcext:value-type="float">
            <text:p>0,0002</text:p>
          </table:table-cell>
          <table:table-cell office:value-type="float" office:value="0.15075" calcext:value-type="float">
            <text:p>0,1507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18757" calcext:value-type="float">
            <text:p>0,18757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15116" calcext:value-type="float">
            <text:p>0,15116</text:p>
          </table:table-cell>
          <table:table-cell office:value-type="float" office:value="0.41719" calcext:value-type="float">
            <text:p>0,41719</text:p>
          </table:table-cell>
          <table:table-cell table:number-columns-repeated="6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590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85679" calcext:value-type="float">
            <text:p>0,85679</text:p>
          </table:table-cell>
          <table:table-cell table:number-columns-repeated="5" office:value-type="float" office:value="0.00017" calcext:value-type="float">
            <text:p>0,00017</text:p>
          </table:table-cell>
          <table:table-cell office:value-type="float" office:value="0.07282" calcext:value-type="float">
            <text:p>0,07282</text:p>
          </table:table-cell>
          <table:table-cell table:number-columns-repeated="13" office:value-type="float" office:value="0.00017" calcext:value-type="float">
            <text:p>0,00017</text:p>
          </table:table-cell>
          <table:table-cell office:value-type="float" office:value="0.0666" calcext:value-type="float">
            <text:p>0,0666</text:p>
          </table:table-cell>
          <table:table-cell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591</text:p>
          </table:table-cell>
          <table:table-cell table:number-columns-repeated="3" office:value-type="float" office:value="0.00008" calcext:value-type="float">
            <text:p>0,00008</text:p>
          </table:table-cell>
          <table:table-cell office:value-type="float" office:value="0.02396" calcext:value-type="float">
            <text:p>0,02396</text:p>
          </table:table-cell>
          <table:table-cell table:number-columns-repeated="3" office:value-type="float" office:value="0.00008" calcext:value-type="float">
            <text:p>0,00008</text:p>
          </table:table-cell>
          <table:table-cell office:value-type="float" office:value="0.01262" calcext:value-type="float">
            <text:p>0,01262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9927" calcext:value-type="float">
            <text:p>0,09927</text:p>
          </table:table-cell>
          <table:table-cell table:number-columns-repeated="4" office:value-type="float" office:value="0.00008" calcext:value-type="float">
            <text:p>0,00008</text:p>
          </table:table-cell>
          <table:table-cell office:value-type="float" office:value="0.01914" calcext:value-type="float">
            <text:p>0,01914</text:p>
          </table:table-cell>
          <table:table-cell office:value-type="float" office:value="0.04209" calcext:value-type="float">
            <text:p>0,04209</text:p>
          </table:table-cell>
          <table:table-cell table:number-columns-repeated="3" office:value-type="float" office:value="0.00008" calcext:value-type="float">
            <text:p>0,00008</text:p>
          </table:table-cell>
          <table:table-cell office:value-type="float" office:value="0.70292" calcext:value-type="float">
            <text:p>0,70292</text:p>
          </table:table-cell>
          <table:table-cell table:number-columns-repeated="2" office:value-type="float" office:value="0.00008" calcext:value-type="float">
            <text:p>0,00008</text:p>
          </table:table-cell>
          <table:table-cell office:value-type="float" office:value="0.09372" calcext:value-type="float">
            <text:p>0,09372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497" calcext:value-type="float">
            <text:p>0,00497</text:p>
          </table:table-cell>
        </table:table-row>
        <table:table-row table:style-name="ro1">
          <table:table-cell office:value-type="string" calcext:value-type="string">
            <text:p>article 592</text:p>
          </table:table-cell>
          <table:table-cell office:value-type="float" office:value="0.03711" calcext:value-type="float">
            <text:p>0,03711</text:p>
          </table:table-cell>
          <table:table-cell office:value-type="float" office:value="0.04884" calcext:value-type="float">
            <text:p>0,04884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49363" calcext:value-type="float">
            <text:p>0,49363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38" calcext:value-type="float">
            <text:p>0,00038</text:p>
          </table:table-cell>
          <table:table-cell table:number-columns-repeated="4" office:value-type="float" office:value="0.00007" calcext:value-type="float">
            <text:p>0,00007</text:p>
          </table:table-cell>
          <table:table-cell office:value-type="float" office:value="0.24538" calcext:value-type="float">
            <text:p>0,24538</text:p>
          </table:table-cell>
          <table:table-cell table:number-columns-repeated="11" office:value-type="float" office:value="0.00007" calcext:value-type="float">
            <text:p>0,00007</text:p>
          </table:table-cell>
          <table:table-cell office:value-type="float" office:value="0.17331" calcext:value-type="float">
            <text:p>0,17331</text:p>
          </table:table-cell>
          <table:table-cell table:number-columns-repeated="2" office:value-type="float" office:value="0.00007" calcext:value-type="float">
            <text:p>0,00007</text:p>
          </table:table-cell>
        </table:table-row>
        <table:table-row table:style-name="ro1">
          <table:table-cell office:value-type="string" calcext:value-type="string">
            <text:p>article 593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6123" calcext:value-type="float">
            <text:p>0,0612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10621" calcext:value-type="float">
            <text:p>0,10621</text:p>
          </table:table-cell>
          <table:table-cell office:value-type="float" office:value="0.4224" calcext:value-type="float">
            <text:p>0,4224</text:p>
          </table:table-cell>
          <table:table-cell office:value-type="float" office:value="0.07211" calcext:value-type="float">
            <text:p>0,07211</text:p>
          </table:table-cell>
          <table:table-cell table:number-columns-repeated="6" office:value-type="float" office:value="0.0002" calcext:value-type="float">
            <text:p>0,0002</text:p>
          </table:table-cell>
          <table:table-cell office:value-type="float" office:value="0.15822" calcext:value-type="float">
            <text:p>0,15822</text:p>
          </table:table-cell>
          <table:table-cell table:number-columns-repeated="8" office:value-type="float" office:value="0.0002" calcext:value-type="float">
            <text:p>0,0002</text:p>
          </table:table-cell>
          <table:table-cell office:value-type="float" office:value="0.09575" calcext:value-type="float">
            <text:p>0,09575</text:p>
          </table:table-cell>
          <table:table-cell office:value-type="float" office:value="0.02573" calcext:value-type="float">
            <text:p>0,02573</text:p>
          </table:table-cell>
          <table:table-cell office:value-type="float" office:value="0.05502" calcext:value-type="float">
            <text:p>0,05502</text:p>
          </table:table-cell>
        </table:table-row>
        <table:table-row table:style-name="ro1">
          <table:table-cell office:value-type="string" calcext:value-type="string">
            <text:p>article 594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11" calcext:value-type="float">
            <text:p>0,11</text:p>
          </table:table-cell>
          <table:table-cell table:number-columns-repeated="4" office:value-type="float" office:value="0.00013" calcext:value-type="float">
            <text:p>0,00013</text:p>
          </table:table-cell>
          <table:table-cell office:value-type="float" office:value="0.38191" calcext:value-type="float">
            <text:p>0,38191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20574" calcext:value-type="float">
            <text:p>0,20574</text:p>
          </table:table-cell>
          <table:table-cell table:number-columns-repeated="4" office:value-type="float" office:value="0.00013" calcext:value-type="float">
            <text:p>0,00013</text:p>
          </table:table-cell>
          <table:table-cell office:value-type="float" office:value="0.29958" calcext:value-type="float">
            <text:p>0,29958</text:p>
          </table:table-cell>
          <table:table-cell table:number-columns-repeated="9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595</text:p>
          </table:table-cell>
          <table:table-cell table:number-columns-repeated="4" office:value-type="float" office:value="0.00024" calcext:value-type="float">
            <text:p>0,00024</text:p>
          </table:table-cell>
          <table:table-cell office:value-type="float" office:value="0.16464" calcext:value-type="float">
            <text:p>0,16464</text:p>
          </table:table-cell>
          <table:table-cell office:value-type="float" office:value="0.06839" calcext:value-type="float">
            <text:p>0,06839</text:p>
          </table:table-cell>
          <table:table-cell table:number-columns-repeated="7" office:value-type="float" office:value="0.00024" calcext:value-type="float">
            <text:p>0,00024</text:p>
          </table:table-cell>
          <table:table-cell office:value-type="float" office:value="0.07436" calcext:value-type="float">
            <text:p>0,07436</text:p>
          </table:table-cell>
          <table:table-cell table:number-columns-repeated="3" office:value-type="float" office:value="0.00024" calcext:value-type="float">
            <text:p>0,00024</text:p>
          </table:table-cell>
          <table:table-cell office:value-type="float" office:value="0.13336" calcext:value-type="float">
            <text:p>0,13336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55451" calcext:value-type="float">
            <text:p>0,55451</text:p>
          </table:table-cell>
          <table:table-cell table:number-columns-repeated="4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596</text:p>
          </table:table-cell>
          <table:table-cell table:number-columns-repeated="4" office:value-type="float" office:value="0.00051" calcext:value-type="float">
            <text:p>0,00051</text:p>
          </table:table-cell>
          <table:table-cell office:value-type="float" office:value="0.04052" calcext:value-type="float">
            <text:p>0,04052</text:p>
          </table:table-cell>
          <table:table-cell table:number-columns-repeated="9" office:value-type="float" office:value="0.00051" calcext:value-type="float">
            <text:p>0,00051</text:p>
          </table:table-cell>
          <table:table-cell office:value-type="float" office:value="0.61486" calcext:value-type="float">
            <text:p>0,61486</text:p>
          </table:table-cell>
          <table:table-cell table:number-columns-repeated="8" office:value-type="float" office:value="0.00051" calcext:value-type="float">
            <text:p>0,00051</text:p>
          </table:table-cell>
          <table:table-cell office:value-type="float" office:value="0.33349" calcext:value-type="float">
            <text:p>0,33349</text:p>
          </table:table-cell>
          <table:table-cell office:value-type="float" office:value="0.00051" calcext:value-type="float">
            <text:p>0,00051</text:p>
          </table:table-cell>
        </table:table-row>
        <table:table-row table:style-name="ro1">
          <table:table-cell office:value-type="string" calcext:value-type="string">
            <text:p>article 597</text:p>
          </table:table-cell>
          <table:table-cell table:number-columns-repeated="3" office:value-type="float" office:value="0.00029" calcext:value-type="float">
            <text:p>0,00029</text:p>
          </table:table-cell>
          <table:table-cell office:value-type="float" office:value="0.09285" calcext:value-type="float">
            <text:p>0,09285</text:p>
          </table:table-cell>
          <table:table-cell table:number-columns-repeated="15" office:value-type="float" office:value="0.00029" calcext:value-type="float">
            <text:p>0,00029</text:p>
          </table:table-cell>
          <table:table-cell office:value-type="float" office:value="0.90053" calcext:value-type="float">
            <text:p>0,90053</text:p>
          </table:table-cell>
          <table:table-cell table:number-columns-repeated="5" office:value-type="float" office:value="0.00029" calcext:value-type="float">
            <text:p>0,00029</text:p>
          </table:table-cell>
        </table:table-row>
        <table:table-row table:style-name="ro1">
          <table:table-cell office:value-type="string" calcext:value-type="string">
            <text:p>article 598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14377" calcext:value-type="float">
            <text:p>0,14377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20567" calcext:value-type="float">
            <text:p>0,20567</text:p>
          </table:table-cell>
          <table:table-cell office:value-type="float" office:value="0.24781" calcext:value-type="float">
            <text:p>0,24781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25922" calcext:value-type="float">
            <text:p>0,25922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05745" calcext:value-type="float">
            <text:p>0,05745</text:p>
          </table:table-cell>
          <table:table-cell office:value-type="float" office:value="0.04966" calcext:value-type="float">
            <text:p>0,04966</text:p>
          </table:table-cell>
          <table:table-cell table:number-columns-repeated="5" office:value-type="float" office:value="0.00019" calcext:value-type="float">
            <text:p>0,00019</text:p>
          </table:table-cell>
          <table:table-cell office:value-type="float" office:value="0.03294" calcext:value-type="float">
            <text:p>0,03294</text:p>
          </table:table-cell>
          <table:table-cell table:number-columns-repeated="3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599</text:p>
          </table:table-cell>
          <table:table-cell office:value-type="float" office:value="0.02671" calcext:value-type="float">
            <text:p>0,02671</text:p>
          </table:table-cell>
          <table:table-cell office:value-type="float" office:value="0.17326" calcext:value-type="float">
            <text:p>0,17326</text:p>
          </table:table-cell>
          <table:table-cell office:value-type="float" office:value="0.09122" calcext:value-type="float">
            <text:p>0,09122</text:p>
          </table:table-cell>
          <table:table-cell office:value-type="float" office:value="0.06047" calcext:value-type="float">
            <text:p>0,06047</text:p>
          </table:table-cell>
          <table:table-cell table:number-columns-repeated="6" office:value-type="float" office:value="0.00028" calcext:value-type="float">
            <text:p>0,00028</text:p>
          </table:table-cell>
          <table:table-cell office:value-type="float" office:value="0.45418" calcext:value-type="float">
            <text:p>0,45418</text:p>
          </table:table-cell>
          <table:table-cell table:number-columns-repeated="6" office:value-type="float" office:value="0.00028" calcext:value-type="float">
            <text:p>0,00028</text:p>
          </table:table-cell>
          <table:table-cell office:value-type="float" office:value="0.1242" calcext:value-type="float">
            <text:p>0,1242</text:p>
          </table:table-cell>
          <table:table-cell table:number-columns-repeated="2" office:value-type="float" office:value="0.00028" calcext:value-type="float">
            <text:p>0,00028</text:p>
          </table:table-cell>
          <table:table-cell office:value-type="float" office:value="0.065" calcext:value-type="float">
            <text:p>0,065</text:p>
          </table:table-cell>
          <table:table-cell table:number-columns-repeated="4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article 600</text:p>
          </table:table-cell>
          <table:table-cell office:value-type="float" office:value="0.04237" calcext:value-type="float">
            <text:p>0,04237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4881" calcext:value-type="float">
            <text:p>0,04881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9765" calcext:value-type="float">
            <text:p>0,09765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51565" calcext:value-type="float">
            <text:p>0,51565</text:p>
          </table:table-cell>
          <table:table-cell office:value-type="float" office:value="0.08572" calcext:value-type="float">
            <text:p>0,08572</text:p>
          </table:table-cell>
          <table:table-cell table:number-columns-repeated="5" office:value-type="float" office:value="0.00017" calcext:value-type="float">
            <text:p>0,00017</text:p>
          </table:table-cell>
          <table:table-cell office:value-type="float" office:value="0.13725" calcext:value-type="float">
            <text:p>0,13725</text:p>
          </table:table-cell>
          <table:table-cell office:value-type="float" office:value="0.06953" calcext:value-type="float">
            <text:p>0,06953</text:p>
          </table:table-cell>
          <table:table-cell table:number-columns-repeated="6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601</text:p>
          </table:table-cell>
          <table:table-cell office:value-type="float" office:value="0.13344" calcext:value-type="float">
            <text:p>0,13344</text:p>
          </table:table-cell>
          <table:table-cell office:value-type="float" office:value="0.07343" calcext:value-type="float">
            <text:p>0,07343</text:p>
          </table:table-cell>
          <table:table-cell table:number-columns-repeated="7" office:value-type="float" office:value="0.00014" calcext:value-type="float">
            <text:p>0,00014</text:p>
          </table:table-cell>
          <table:table-cell office:value-type="float" office:value="0.38175" calcext:value-type="float">
            <text:p>0,38175</text:p>
          </table:table-cell>
          <table:table-cell table:number-columns-repeated="3" office:value-type="float" office:value="0.00014" calcext:value-type="float">
            <text:p>0,00014</text:p>
          </table:table-cell>
          <table:table-cell office:value-type="float" office:value="0.02982" calcext:value-type="float">
            <text:p>0,02982</text:p>
          </table:table-cell>
          <table:table-cell office:value-type="float" office:value="0.0773" calcext:value-type="float">
            <text:p>0,0773</text:p>
          </table:table-cell>
          <table:table-cell table:number-columns-repeated="5" office:value-type="float" office:value="0.00014" calcext:value-type="float">
            <text:p>0,00014</text:p>
          </table:table-cell>
          <table:table-cell office:value-type="float" office:value="0.22819" calcext:value-type="float">
            <text:p>0,22819</text:p>
          </table:table-cell>
          <table:table-cell office:value-type="float" office:value="0.07354" calcext:value-type="float">
            <text:p>0,07354</text:p>
          </table:table-cell>
          <table:table-cell table:number-columns-repeated="3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article 602</text:p>
          </table:table-cell>
          <table:table-cell office:value-type="float" office:value="0.09497" calcext:value-type="float">
            <text:p>0,09497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9958" calcext:value-type="float">
            <text:p>0,09958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53309" calcext:value-type="float">
            <text:p>0,53309</text:p>
          </table:table-cell>
          <table:table-cell table:number-columns-repeated="12" office:value-type="float" office:value="0.00025" calcext:value-type="float">
            <text:p>0,00025</text:p>
          </table:table-cell>
          <table:table-cell office:value-type="float" office:value="0.26711" calcext:value-type="float">
            <text:p>0,26711</text:p>
          </table:table-cell>
          <table:table-cell table:number-columns-repeated="5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603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20146" calcext:value-type="float">
            <text:p>0,20146</text:p>
          </table:table-cell>
          <table:table-cell table:number-columns-repeated="3" office:value-type="float" office:value="0.00024" calcext:value-type="float">
            <text:p>0,00024</text:p>
          </table:table-cell>
          <table:table-cell office:value-type="float" office:value="0.1321" calcext:value-type="float">
            <text:p>0,1321</text:p>
          </table:table-cell>
          <table:table-cell table:number-columns-repeated="4" office:value-type="float" office:value="0.00024" calcext:value-type="float">
            <text:p>0,00024</text:p>
          </table:table-cell>
          <table:table-cell office:value-type="float" office:value="0.14925" calcext:value-type="float">
            <text:p>0,14925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12167" calcext:value-type="float">
            <text:p>0,12167</text:p>
          </table:table-cell>
          <table:table-cell office:value-type="float" office:value="0.08833" calcext:value-type="float">
            <text:p>0,08833</text:p>
          </table:table-cell>
          <table:table-cell table:number-columns-repeated="5" office:value-type="float" office:value="0.00024" calcext:value-type="float">
            <text:p>0,00024</text:p>
          </table:table-cell>
          <table:table-cell office:value-type="float" office:value="0.17066" calcext:value-type="float">
            <text:p>0,17066</text:p>
          </table:table-cell>
          <table:table-cell office:value-type="float" office:value="0.03905" calcext:value-type="float">
            <text:p>0,03905</text:p>
          </table:table-cell>
          <table:table-cell office:value-type="float" office:value="0.09335" calcext:value-type="float">
            <text:p>0,09335</text:p>
          </table:table-cell>
          <table:table-cell table:number-columns-repeated="2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604</text:p>
          </table:table-cell>
          <table:table-cell table:number-columns-repeated="6" office:value-type="float" office:value="0.0002" calcext:value-type="float">
            <text:p>0,0002</text:p>
          </table:table-cell>
          <table:table-cell office:value-type="float" office:value="0.19315" calcext:value-type="float">
            <text:p>0,19315</text:p>
          </table:table-cell>
          <table:table-cell table:number-columns-repeated="6" office:value-type="float" office:value="0.0002" calcext:value-type="float">
            <text:p>0,0002</text:p>
          </table:table-cell>
          <table:table-cell office:value-type="float" office:value="0.1569" calcext:value-type="float">
            <text:p>0,1569</text:p>
          </table:table-cell>
          <table:table-cell office:value-type="float" office:value="0.05497" calcext:value-type="float">
            <text:p>0,05497</text:p>
          </table:table-cell>
          <table:table-cell table:number-columns-repeated="7" office:value-type="float" office:value="0.0002" calcext:value-type="float">
            <text:p>0,0002</text:p>
          </table:table-cell>
          <table:table-cell office:value-type="float" office:value="0.21976" calcext:value-type="float">
            <text:p>0,21976</text:p>
          </table:table-cell>
          <table:table-cell office:value-type="float" office:value="0.37132" calcext:value-type="float">
            <text:p>0,37132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605</text:p>
          </table:table-cell>
          <table:table-cell table:number-columns-repeated="7" office:value-type="float" office:value="0.00023" calcext:value-type="float">
            <text:p>0,00023</text:p>
          </table:table-cell>
          <table:table-cell office:value-type="float" office:value="0.18704" calcext:value-type="float">
            <text:p>0,18704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11278" calcext:value-type="float">
            <text:p>0,11278</text:p>
          </table:table-cell>
          <table:table-cell table:number-columns-repeated="5" office:value-type="float" office:value="0.00023" calcext:value-type="float">
            <text:p>0,00023</text:p>
          </table:table-cell>
          <table:table-cell office:value-type="float" office:value="0.53036" calcext:value-type="float">
            <text:p>0,53036</text:p>
          </table:table-cell>
          <table:table-cell office:value-type="float" office:value="0.13457" calcext:value-type="float">
            <text:p>0,13457</text:p>
          </table:table-cell>
          <table:table-cell table:number-columns-repeated="5" office:value-type="float" office:value="0.00023" calcext:value-type="float">
            <text:p>0,00023</text:p>
          </table:table-cell>
          <table:table-cell office:value-type="float" office:value="0.03073" calcext:value-type="float">
            <text:p>0,03073</text:p>
          </table:table-cell>
        </table:table-row>
        <table:table-row table:style-name="ro1">
          <table:table-cell office:value-type="string" calcext:value-type="string">
            <text:p>article 606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05657" calcext:value-type="float">
            <text:p>0,05657</text:p>
          </table:table-cell>
          <table:table-cell table:number-columns-repeated="6" office:value-type="float" office:value="0.00028" calcext:value-type="float">
            <text:p>0,00028</text:p>
          </table:table-cell>
          <table:table-cell office:value-type="float" office:value="0.05192" calcext:value-type="float">
            <text:p>0,05192</text:p>
          </table:table-cell>
          <table:table-cell table:number-columns-repeated="6" office:value-type="float" office:value="0.00028" calcext:value-type="float">
            <text:p>0,00028</text:p>
          </table:table-cell>
          <table:table-cell office:value-type="float" office:value="0.71512" calcext:value-type="float">
            <text:p>0,71512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17056" calcext:value-type="float">
            <text:p>0,17056</text:p>
          </table:table-cell>
          <table:table-cell table:number-columns-repeated="7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article 607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32201" calcext:value-type="float">
            <text:p>0,32201</text:p>
          </table:table-cell>
          <table:table-cell table:number-columns-repeated="5" office:value-type="float" office:value="0.00022" calcext:value-type="float">
            <text:p>0,00022</text:p>
          </table:table-cell>
          <table:table-cell office:value-type="float" office:value="0.02412" calcext:value-type="float">
            <text:p>0,02412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1198" calcext:value-type="float">
            <text:p>0,1198</text:p>
          </table:table-cell>
          <table:table-cell office:value-type="float" office:value="0.26042" calcext:value-type="float">
            <text:p>0,26042</text:p>
          </table:table-cell>
          <table:table-cell table:number-columns-repeated="5" office:value-type="float" office:value="0.00022" calcext:value-type="float">
            <text:p>0,00022</text:p>
          </table:table-cell>
          <table:table-cell office:value-type="float" office:value="0.13098" calcext:value-type="float">
            <text:p>0,13098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10646" calcext:value-type="float">
            <text:p>0,10646</text:p>
          </table:table-cell>
          <table:table-cell table:number-columns-repeated="3" office:value-type="float" office:value="0.00022" calcext:value-type="float">
            <text:p>0,00022</text:p>
          </table:table-cell>
          <table:table-cell office:value-type="float" office:value="0.03228" calcext:value-type="float">
            <text:p>0,03228</text:p>
          </table:table-cell>
        </table:table-row>
        <table:table-row table:style-name="ro1">
          <table:table-cell office:value-type="string" calcext:value-type="string">
            <text:p>article 608</text:p>
          </table:table-cell>
          <table:table-cell table:number-columns-repeated="6" office:value-type="float" office:value="0.00022" calcext:value-type="float">
            <text:p>0,00022</text:p>
          </table:table-cell>
          <table:table-cell office:value-type="float" office:value="0.8314" calcext:value-type="float">
            <text:p>0,8314</text:p>
          </table:table-cell>
          <table:table-cell table:number-columns-repeated="12" office:value-type="float" office:value="0.00022" calcext:value-type="float">
            <text:p>0,00022</text:p>
          </table:table-cell>
          <table:table-cell office:value-type="float" office:value="0.12014" calcext:value-type="float">
            <text:p>0,12014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04357" calcext:value-type="float">
            <text:p>0,04357</text:p>
          </table:table-cell>
          <table:table-cell table:number-columns-repeated="3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609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14059" calcext:value-type="float">
            <text:p>0,14059</text:p>
          </table:table-cell>
          <table:table-cell table:number-columns-repeated="5" office:value-type="float" office:value="0.00011" calcext:value-type="float">
            <text:p>0,00011</text:p>
          </table:table-cell>
          <table:table-cell office:value-type="float" office:value="0.44852" calcext:value-type="float">
            <text:p>0,44852</text:p>
          </table:table-cell>
          <table:table-cell office:value-type="float" office:value="0.15115" calcext:value-type="float">
            <text:p>0,15115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17905" calcext:value-type="float">
            <text:p>0,17905</text:p>
          </table:table-cell>
          <table:table-cell table:number-columns-repeated="10" office:value-type="float" office:value="0.00011" calcext:value-type="float">
            <text:p>0,00011</text:p>
          </table:table-cell>
          <table:table-cell office:value-type="float" office:value="0.07846" calcext:value-type="float">
            <text:p>0,07846</text:p>
          </table:table-cell>
          <table:table-cell table:number-columns-repeated="3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610</text:p>
          </table:table-cell>
          <table:table-cell table:number-columns-repeated="8" office:value-type="float" office:value="0.00024" calcext:value-type="float">
            <text:p>0,00024</text:p>
          </table:table-cell>
          <table:table-cell office:value-type="float" office:value="0.31615" calcext:value-type="float">
            <text:p>0,31615</text:p>
          </table:table-cell>
          <table:table-cell table:number-columns-repeated="4" office:value-type="float" office:value="0.00024" calcext:value-type="float">
            <text:p>0,00024</text:p>
          </table:table-cell>
          <table:table-cell office:value-type="float" office:value="0.06606" calcext:value-type="float">
            <text:p>0,06606</text:p>
          </table:table-cell>
          <table:table-cell table:number-columns-repeated="3" office:value-type="float" office:value="0.00024" calcext:value-type="float">
            <text:p>0,00024</text:p>
          </table:table-cell>
          <table:table-cell office:value-type="float" office:value="0.15171" calcext:value-type="float">
            <text:p>0,15171</text:p>
          </table:table-cell>
          <table:table-cell office:value-type="float" office:value="0.46098" calcext:value-type="float">
            <text:p>0,46098</text:p>
          </table:table-cell>
          <table:table-cell table:number-columns-repeated="6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611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10072" calcext:value-type="float">
            <text:p>0,10072</text:p>
          </table:table-cell>
          <table:table-cell table:number-columns-repeated="7" office:value-type="float" office:value="0.0002" calcext:value-type="float">
            <text:p>0,0002</text:p>
          </table:table-cell>
          <table:table-cell office:value-type="float" office:value="0.06624" calcext:value-type="float">
            <text:p>0,06624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6495" calcext:value-type="float">
            <text:p>0,649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17934" calcext:value-type="float">
            <text:p>0,17934</text:p>
          </table:table-cell>
          <table:table-cell table:number-columns-repeated="7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612</text:p>
          </table:table-cell>
          <table:table-cell office:value-type="float" office:value="0.00036" calcext:value-type="float">
            <text:p>0,00036</text:p>
          </table:table-cell>
          <table:table-cell office:value-type="float" office:value="0.19005" calcext:value-type="float">
            <text:p>0,19005</text:p>
          </table:table-cell>
          <table:table-cell office:value-type="float" office:value="0.00036" calcext:value-type="float">
            <text:p>0,00036</text:p>
          </table:table-cell>
          <table:table-cell office:value-type="float" office:value="0.18139" calcext:value-type="float">
            <text:p>0,18139</text:p>
          </table:table-cell>
          <table:table-cell office:value-type="float" office:value="0.00036" calcext:value-type="float">
            <text:p>0,00036</text:p>
          </table:table-cell>
          <table:table-cell office:value-type="float" office:value="0.09515" calcext:value-type="float">
            <text:p>0,09515</text:p>
          </table:table-cell>
          <table:table-cell table:number-columns-repeated="2" office:value-type="float" office:value="0.00036" calcext:value-type="float">
            <text:p>0,00036</text:p>
          </table:table-cell>
          <table:table-cell office:value-type="float" office:value="0.21908" calcext:value-type="float">
            <text:p>0,21908</text:p>
          </table:table-cell>
          <table:table-cell table:number-columns-repeated="13" office:value-type="float" office:value="0.00036" calcext:value-type="float">
            <text:p>0,00036</text:p>
          </table:table-cell>
          <table:table-cell office:value-type="float" office:value="0.30718" calcext:value-type="float">
            <text:p>0,30718</text:p>
          </table:table-cell>
          <table:table-cell table:number-columns-repeated="2" office:value-type="float" office:value="0.00036" calcext:value-type="float">
            <text:p>0,00036</text:p>
          </table:table-cell>
        </table:table-row>
        <table:table-row table:style-name="ro1">
          <table:table-cell office:value-type="string" calcext:value-type="string">
            <text:p>article 613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14395" calcext:value-type="float">
            <text:p>0,14395</text:p>
          </table:table-cell>
          <table:table-cell table:number-columns-repeated="5" office:value-type="float" office:value="0.00011" calcext:value-type="float">
            <text:p>0,00011</text:p>
          </table:table-cell>
          <table:table-cell office:value-type="float" office:value="0.43861" calcext:value-type="float">
            <text:p>0,43861</text:p>
          </table:table-cell>
          <table:table-cell office:value-type="float" office:value="0.15889" calcext:value-type="float">
            <text:p>0,15889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17827" calcext:value-type="float">
            <text:p>0,17827</text:p>
          </table:table-cell>
          <table:table-cell table:number-columns-repeated="10" office:value-type="float" office:value="0.00011" calcext:value-type="float">
            <text:p>0,00011</text:p>
          </table:table-cell>
          <table:table-cell office:value-type="float" office:value="0.07809" calcext:value-type="float">
            <text:p>0,07809</text:p>
          </table:table-cell>
          <table:table-cell table:number-columns-repeated="3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614</text:p>
          </table:table-cell>
          <table:table-cell table:number-columns-repeated="4" office:value-type="float" office:value="0.00021" calcext:value-type="float">
            <text:p>0,00021</text:p>
          </table:table-cell>
          <table:table-cell office:value-type="float" office:value="0.10237" calcext:value-type="float">
            <text:p>0,10237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07398" calcext:value-type="float">
            <text:p>0,07398</text:p>
          </table:table-cell>
          <table:table-cell table:number-columns-repeated="7" office:value-type="float" office:value="0.00021" calcext:value-type="float">
            <text:p>0,00021</text:p>
          </table:table-cell>
          <table:table-cell office:value-type="float" office:value="0.81904" calcext:value-type="float">
            <text:p>0,81904</text:p>
          </table:table-cell>
          <table:table-cell table:number-columns-repeated="9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615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27416" calcext:value-type="float">
            <text:p>0,27416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10322" calcext:value-type="float">
            <text:p>0,10322</text:p>
          </table:table-cell>
          <table:table-cell table:number-columns-repeated="12" office:value-type="float" office:value="0.00018" calcext:value-type="float">
            <text:p>0,00018</text:p>
          </table:table-cell>
          <table:table-cell office:value-type="float" office:value="0.5273" calcext:value-type="float">
            <text:p>0,5273</text:p>
          </table:table-cell>
          <table:table-cell table:number-columns-repeated="5" office:value-type="float" office:value="0.00018" calcext:value-type="float">
            <text:p>0,00018</text:p>
          </table:table-cell>
          <table:table-cell office:value-type="float" office:value="0.0425" calcext:value-type="float">
            <text:p>0,0425</text:p>
          </table:table-cell>
          <table:table-cell office:value-type="float" office:value="0.04913" calcext:value-type="float">
            <text:p>0,04913</text:p>
          </table:table-cell>
        </table:table-row>
        <table:table-row table:style-name="ro1">
          <table:table-cell office:value-type="string" calcext:value-type="string">
            <text:p>article 616</text:p>
          </table:table-cell>
          <table:table-cell table:number-columns-repeated="5" office:value-type="float" office:value="0.00041" calcext:value-type="float">
            <text:p>0,00041</text:p>
          </table:table-cell>
          <table:table-cell office:value-type="float" office:value="0.08921" calcext:value-type="float">
            <text:p>0,08921</text:p>
          </table:table-cell>
          <table:table-cell office:value-type="float" office:value="0.21348" calcext:value-type="float">
            <text:p>0,21348</text:p>
          </table:table-cell>
          <table:table-cell table:number-columns-repeated="10" office:value-type="float" office:value="0.00041" calcext:value-type="float">
            <text:p>0,00041</text:p>
          </table:table-cell>
          <table:table-cell office:value-type="float" office:value="0.56858" calcext:value-type="float">
            <text:p>0,56858</text:p>
          </table:table-cell>
          <table:table-cell table:number-columns-repeated="4" office:value-type="float" office:value="0.00041" calcext:value-type="float">
            <text:p>0,00041</text:p>
          </table:table-cell>
          <table:table-cell office:value-type="float" office:value="0.12007" calcext:value-type="float">
            <text:p>0,12007</text:p>
          </table:table-cell>
          <table:table-cell table:number-columns-repeated="2" office:value-type="float" office:value="0.00041" calcext:value-type="float">
            <text:p>0,00041</text:p>
          </table:table-cell>
        </table:table-row>
        <table:table-row table:style-name="ro1">
          <table:table-cell office:value-type="string" calcext:value-type="string">
            <text:p>article 617</text:p>
          </table:table-cell>
          <table:table-cell table:number-columns-repeated="8" office:value-type="float" office:value="0.00015" calcext:value-type="float">
            <text:p>0,00015</text:p>
          </table:table-cell>
          <table:table-cell office:value-type="float" office:value="0.10963" calcext:value-type="float">
            <text:p>0,10963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12487" calcext:value-type="float">
            <text:p>0,12487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9719" calcext:value-type="float">
            <text:p>0,09719</text:p>
          </table:table-cell>
          <table:table-cell table:number-columns-repeated="4" office:value-type="float" office:value="0.00015" calcext:value-type="float">
            <text:p>0,00015</text:p>
          </table:table-cell>
          <table:table-cell office:value-type="float" office:value="0.42845" calcext:value-type="float">
            <text:p>0,42845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9782" calcext:value-type="float">
            <text:p>0,09782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13926" calcext:value-type="float">
            <text:p>0,13926</text:p>
          </table:table-cell>
          <table:table-cell table:number-columns-repeated="2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618</text:p>
          </table:table-cell>
          <table:table-cell table:number-columns-repeated="3" office:value-type="float" office:value="0.00038" calcext:value-type="float">
            <text:p>0,00038</text:p>
          </table:table-cell>
          <table:table-cell office:value-type="float" office:value="0.29903" calcext:value-type="float">
            <text:p>0,29903</text:p>
          </table:table-cell>
          <table:table-cell table:number-columns-repeated="5" office:value-type="float" office:value="0.00038" calcext:value-type="float">
            <text:p>0,00038</text:p>
          </table:table-cell>
          <table:table-cell office:value-type="float" office:value="0.11509" calcext:value-type="float">
            <text:p>0,11509</text:p>
          </table:table-cell>
          <table:table-cell table:number-columns-repeated="5" office:value-type="float" office:value="0.00038" calcext:value-type="float">
            <text:p>0,00038</text:p>
          </table:table-cell>
          <table:table-cell office:value-type="float" office:value="0.2533" calcext:value-type="float">
            <text:p>0,2533</text:p>
          </table:table-cell>
          <table:table-cell table:number-columns-repeated="3" office:value-type="float" office:value="0.00038" calcext:value-type="float">
            <text:p>0,00038</text:p>
          </table:table-cell>
          <table:table-cell office:value-type="float" office:value="0.32459" calcext:value-type="float">
            <text:p>0,32459</text:p>
          </table:table-cell>
          <table:table-cell table:number-columns-repeated="5" office:value-type="float" office:value="0.00038" calcext:value-type="float">
            <text:p>0,00038</text:p>
          </table:table-cell>
        </table:table-row>
        <table:table-row table:style-name="ro1">
          <table:table-cell office:value-type="string" calcext:value-type="string">
            <text:p>article 619</text:p>
          </table:table-cell>
          <table:table-cell table:number-columns-repeated="6" office:value-type="float" office:value="0.00025" calcext:value-type="float">
            <text:p>0,00025</text:p>
          </table:table-cell>
          <table:table-cell office:value-type="float" office:value="0.56076" calcext:value-type="float">
            <text:p>0,56076</text:p>
          </table:table-cell>
          <table:table-cell table:number-columns-repeated="6" office:value-type="float" office:value="0.00025" calcext:value-type="float">
            <text:p>0,00025</text:p>
          </table:table-cell>
          <table:table-cell office:value-type="float" office:value="0.05371" calcext:value-type="float">
            <text:p>0,05371</text:p>
          </table:table-cell>
          <table:table-cell table:number-columns-repeated="5" office:value-type="float" office:value="0.00025" calcext:value-type="float">
            <text:p>0,00025</text:p>
          </table:table-cell>
          <table:table-cell office:value-type="float" office:value="0.37996" calcext:value-type="float">
            <text:p>0,37996</text:p>
          </table:table-cell>
          <table:table-cell table:number-columns-repeated="5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620</text:p>
          </table:table-cell>
          <table:table-cell table:number-columns-repeated="8" office:value-type="float" office:value="0.00012" calcext:value-type="float">
            <text:p>0,00012</text:p>
          </table:table-cell>
          <table:table-cell office:value-type="float" office:value="0.0254" calcext:value-type="float">
            <text:p>0,0254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52524" calcext:value-type="float">
            <text:p>0,52524</text:p>
          </table:table-cell>
          <table:table-cell office:value-type="float" office:value="0.02241" calcext:value-type="float">
            <text:p>0,02241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31017" calcext:value-type="float">
            <text:p>0,31017</text:p>
          </table:table-cell>
          <table:table-cell table:number-columns-repeated="6" office:value-type="float" office:value="0.00012" calcext:value-type="float">
            <text:p>0,00012</text:p>
          </table:table-cell>
          <table:table-cell office:value-type="float" office:value="0.05717" calcext:value-type="float">
            <text:p>0,05717</text:p>
          </table:table-cell>
          <table:table-cell office:value-type="float" office:value="0.05739" calcext:value-type="float">
            <text:p>0,05739</text:p>
          </table:table-cell>
          <table:table-cell table:number-columns-repeated="2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621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2858" calcext:value-type="float">
            <text:p>0,02858</text:p>
          </table:table-cell>
          <table:table-cell table:number-columns-repeated="5" office:value-type="float" office:value="0.00018" calcext:value-type="float">
            <text:p>0,00018</text:p>
          </table:table-cell>
          <table:table-cell office:value-type="float" office:value="0.05828" calcext:value-type="float">
            <text:p>0,05828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3467" calcext:value-type="float">
            <text:p>0,03467</text:p>
          </table:table-cell>
          <table:table-cell office:value-type="float" office:value="0.43227" calcext:value-type="float">
            <text:p>0,43227</text:p>
          </table:table-cell>
          <table:table-cell table:number-columns-repeated="9" office:value-type="float" office:value="0.00018" calcext:value-type="float">
            <text:p>0,00018</text:p>
          </table:table-cell>
          <table:table-cell office:value-type="float" office:value="0.44259" calcext:value-type="float">
            <text:p>0,44259</text:p>
          </table:table-cell>
          <table:table-cell table:number-columns-repeated="4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622</text:p>
          </table:table-cell>
          <table:table-cell office:value-type="float" office:value="0.23644" calcext:value-type="float">
            <text:p>0,23644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6638" calcext:value-type="float">
            <text:p>0,06638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06369" calcext:value-type="float">
            <text:p>0,06369</text:p>
          </table:table-cell>
          <table:table-cell office:value-type="float" office:value="0.06098" calcext:value-type="float">
            <text:p>0,06098</text:p>
          </table:table-cell>
          <table:table-cell office:value-type="float" office:value="0.28271" calcext:value-type="float">
            <text:p>0,28271</text:p>
          </table:table-cell>
          <table:table-cell table:number-columns-repeated="8" office:value-type="float" office:value="0.00025" calcext:value-type="float">
            <text:p>0,00025</text:p>
          </table:table-cell>
          <table:table-cell office:value-type="float" office:value="0.06057" calcext:value-type="float">
            <text:p>0,06057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22478" calcext:value-type="float">
            <text:p>0,22478</text:p>
          </table:table-cell>
          <table:table-cell table:number-columns-repeated="3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623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11937" calcext:value-type="float">
            <text:p>0,11937</text:p>
          </table:table-cell>
          <table:table-cell table:number-columns-repeated="5" office:value-type="float" office:value="0.00011" calcext:value-type="float">
            <text:p>0,00011</text:p>
          </table:table-cell>
          <table:table-cell office:value-type="float" office:value="0.02404" calcext:value-type="float">
            <text:p>0,02404</text:p>
          </table:table-cell>
          <table:table-cell table:number-columns-repeated="6" office:value-type="float" office:value="0.00011" calcext:value-type="float">
            <text:p>0,00011</text:p>
          </table:table-cell>
          <table:table-cell office:value-type="float" office:value="0.4985" calcext:value-type="float">
            <text:p>0,4985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35568" calcext:value-type="float">
            <text:p>0,35568</text:p>
          </table:table-cell>
          <table:table-cell table:number-columns-repeated="7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624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3728" calcext:value-type="float">
            <text:p>0,03728</text:p>
          </table:table-cell>
          <table:table-cell office:value-type="float" office:value="0.10163" calcext:value-type="float">
            <text:p>0,10163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03445" calcext:value-type="float">
            <text:p>0,03445</text:p>
          </table:table-cell>
          <table:table-cell table:number-columns-repeated="8" office:value-type="float" office:value="0.00018" calcext:value-type="float">
            <text:p>0,00018</text:p>
          </table:table-cell>
          <table:table-cell office:value-type="float" office:value="0.04642" calcext:value-type="float">
            <text:p>0,04642</text:p>
          </table:table-cell>
          <table:table-cell table:number-columns-repeated="6" office:value-type="float" office:value="0.00018" calcext:value-type="float">
            <text:p>0,00018</text:p>
          </table:table-cell>
          <table:table-cell office:value-type="float" office:value="0.01445" calcext:value-type="float">
            <text:p>0,01445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76225" calcext:value-type="float">
            <text:p>0,76225</text:p>
          </table:table-cell>
          <table:table-cell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625</text:p>
          </table:table-cell>
          <table:table-cell table:number-columns-repeated="6" office:value-type="float" office:value="0.00044" calcext:value-type="float">
            <text:p>0,00044</text:p>
          </table:table-cell>
          <table:table-cell office:value-type="float" office:value="0.74464" calcext:value-type="float">
            <text:p>0,74464</text:p>
          </table:table-cell>
          <table:table-cell table:number-columns-repeated="4" office:value-type="float" office:value="0.00044" calcext:value-type="float">
            <text:p>0,00044</text:p>
          </table:table-cell>
          <table:table-cell office:value-type="float" office:value="0.08463" calcext:value-type="float">
            <text:p>0,08463</text:p>
          </table:table-cell>
          <table:table-cell table:number-columns-repeated="7" office:value-type="float" office:value="0.00044" calcext:value-type="float">
            <text:p>0,00044</text:p>
          </table:table-cell>
          <table:table-cell office:value-type="float" office:value="0.16105" calcext:value-type="float">
            <text:p>0,16105</text:p>
          </table:table-cell>
          <table:table-cell table:number-columns-repeated="5" office:value-type="float" office:value="0.00044" calcext:value-type="float">
            <text:p>0,00044</text:p>
          </table:table-cell>
        </table:table-row>
        <table:table-row table:style-name="ro1">
          <table:table-cell office:value-type="string" calcext:value-type="string">
            <text:p>article 626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3404" calcext:value-type="float">
            <text:p>0,03404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48791" calcext:value-type="float">
            <text:p>0,48791</text:p>
          </table:table-cell>
          <table:table-cell table:number-columns-repeated="5" office:value-type="float" office:value="0.00018" calcext:value-type="float">
            <text:p>0,00018</text:p>
          </table:table-cell>
          <table:table-cell office:value-type="float" office:value="0.41057" calcext:value-type="float">
            <text:p>0,41057</text:p>
          </table:table-cell>
          <table:table-cell office:value-type="float" office:value="0.06375" calcext:value-type="float">
            <text:p>0,06375</text:p>
          </table:table-cell>
          <table:table-cell table:number-columns-repeated="13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627</text:p>
          </table:table-cell>
          <table:table-cell table:number-columns-repeated="6" office:value-type="float" office:value="0.00024" calcext:value-type="float">
            <text:p>0,00024</text:p>
          </table:table-cell>
          <table:table-cell office:value-type="float" office:value="0.25843" calcext:value-type="float">
            <text:p>0,25843</text:p>
          </table:table-cell>
          <table:table-cell table:number-columns-repeated="8" office:value-type="float" office:value="0.00024" calcext:value-type="float">
            <text:p>0,00024</text:p>
          </table:table-cell>
          <table:table-cell office:value-type="float" office:value="0.29936" calcext:value-type="float">
            <text:p>0,29936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14832" calcext:value-type="float">
            <text:p>0,14832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9143" calcext:value-type="float">
            <text:p>0,09143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16466" calcext:value-type="float">
            <text:p>0,16466</text:p>
          </table:table-cell>
          <table:table-cell office:value-type="float" office:value="0.03318" calcext:value-type="float">
            <text:p>0,03318</text:p>
          </table:table-cell>
          <table:table-cell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628</text:p>
          </table:table-cell>
          <table:table-cell table:number-columns-repeated="5" office:value-type="float" office:value="0.00069" calcext:value-type="float">
            <text:p>0,00069</text:p>
          </table:table-cell>
          <table:table-cell office:value-type="float" office:value="0.1697" calcext:value-type="float">
            <text:p>0,1697</text:p>
          </table:table-cell>
          <table:table-cell table:number-columns-repeated="9" office:value-type="float" office:value="0.00069" calcext:value-type="float">
            <text:p>0,00069</text:p>
          </table:table-cell>
          <table:table-cell office:value-type="float" office:value="0.81443" calcext:value-type="float">
            <text:p>0,81443</text:p>
          </table:table-cell>
          <table:table-cell table:number-columns-repeated="9" office:value-type="float" office:value="0.00069" calcext:value-type="float">
            <text:p>0,00069</text:p>
          </table:table-cell>
        </table:table-row>
        <table:table-row table:style-name="ro1">
          <table:table-cell office:value-type="string" calcext:value-type="string">
            <text:p>article 629</text:p>
          </table:table-cell>
          <table:table-cell office:value-type="float" office:value="0.16102" calcext:value-type="float">
            <text:p>0,16102</text:p>
          </table:table-cell>
          <table:table-cell office:value-type="float" office:value="0.13554" calcext:value-type="float">
            <text:p>0,13554</text:p>
          </table:table-cell>
          <table:table-cell office:value-type="float" office:value="0.09681" calcext:value-type="float">
            <text:p>0,09681</text:p>
          </table:table-cell>
          <table:table-cell office:value-type="float" office:value="0.09691" calcext:value-type="float">
            <text:p>0,09691</text:p>
          </table:table-cell>
          <table:table-cell table:number-columns-repeated="5" office:value-type="float" office:value="0.00012" calcext:value-type="float">
            <text:p>0,00012</text:p>
          </table:table-cell>
          <table:table-cell office:value-type="float" office:value="0.26628" calcext:value-type="float">
            <text:p>0,26628</text:p>
          </table:table-cell>
          <table:table-cell table:number-columns-repeated="9" office:value-type="float" office:value="0.00012" calcext:value-type="float">
            <text:p>0,00012</text:p>
          </table:table-cell>
          <table:table-cell office:value-type="float" office:value="0.20988" calcext:value-type="float">
            <text:p>0,20988</text:p>
          </table:table-cell>
          <table:table-cell table:number-columns-repeated="3" office:value-type="float" office:value="0.00012" calcext:value-type="float">
            <text:p>0,00012</text:p>
          </table:table-cell>
          <table:table-cell office:value-type="float" office:value="0.03145" calcext:value-type="float">
            <text:p>0,03145</text:p>
          </table:table-cell>
          <table:table-cell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630</text:p>
          </table:table-cell>
          <table:table-cell table:number-columns-repeated="14" office:value-type="float" office:value="0.0004" calcext:value-type="float">
            <text:p>0,0004</text:p>
          </table:table-cell>
          <table:table-cell office:value-type="float" office:value="0.90501" calcext:value-type="float">
            <text:p>0,90501</text:p>
          </table:table-cell>
          <table:table-cell table:number-columns-repeated="8" office:value-type="float" office:value="0.0004" calcext:value-type="float">
            <text:p>0,0004</text:p>
          </table:table-cell>
          <table:table-cell office:value-type="float" office:value="0.08579" calcext:value-type="float">
            <text:p>0,08579</text:p>
          </table:table-cell>
          <table:table-cell office:value-type="float" office:value="0.0004" calcext:value-type="float">
            <text:p>0,0004</text:p>
          </table:table-cell>
        </table:table-row>
        <table:table-row table:style-name="ro1">
          <table:table-cell office:value-type="string" calcext:value-type="string">
            <text:p>article 631</text:p>
          </table:table-cell>
          <table:table-cell table:number-columns-repeated="7" office:value-type="float" office:value="0.00031" calcext:value-type="float">
            <text:p>0,00031</text:p>
          </table:table-cell>
          <table:table-cell office:value-type="float" office:value="0.30267" calcext:value-type="float">
            <text:p>0,30267</text:p>
          </table:table-cell>
          <table:table-cell table:number-columns-repeated="5" office:value-type="float" office:value="0.00031" calcext:value-type="float">
            <text:p>0,00031</text:p>
          </table:table-cell>
          <table:table-cell office:value-type="float" office:value="0.02889" calcext:value-type="float">
            <text:p>0,02889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27646" calcext:value-type="float">
            <text:p>0,27646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38557" calcext:value-type="float">
            <text:p>0,38557</text:p>
          </table:table-cell>
          <table:table-cell table:number-columns-repeated="7" office:value-type="float" office:value="0.00031" calcext:value-type="float">
            <text:p>0,00031</text:p>
          </table:table-cell>
        </table:table-row>
        <table:table-row table:style-name="ro1">
          <table:table-cell office:value-type="string" calcext:value-type="string">
            <text:p>article 632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0773" calcext:value-type="float">
            <text:p>0,0773</text:p>
          </table:table-cell>
          <table:table-cell office:value-type="float" office:value="0.07021" calcext:value-type="float">
            <text:p>0,07021</text:p>
          </table:table-cell>
          <table:table-cell table:number-columns-repeated="3" office:value-type="float" office:value="0.00028" calcext:value-type="float">
            <text:p>0,00028</text:p>
          </table:table-cell>
          <table:table-cell office:value-type="float" office:value="0.08997" calcext:value-type="float">
            <text:p>0,08997</text:p>
          </table:table-cell>
          <table:table-cell table:number-columns-repeated="12" office:value-type="float" office:value="0.00028" calcext:value-type="float">
            <text:p>0,00028</text:p>
          </table:table-cell>
          <table:table-cell office:value-type="float" office:value="0.50725" calcext:value-type="float">
            <text:p>0,50725</text:p>
          </table:table-cell>
          <table:table-cell table:number-columns-repeated="2" office:value-type="float" office:value="0.00028" calcext:value-type="float">
            <text:p>0,00028</text:p>
          </table:table-cell>
          <table:table-cell office:value-type="float" office:value="0.24967" calcext:value-type="float">
            <text:p>0,24967</text:p>
          </table:table-cell>
          <table:table-cell table:number-columns-repeated="2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article 633</text:p>
          </table:table-cell>
          <table:table-cell table:number-columns-repeated="6" office:value-type="float" office:value="0.00017" calcext:value-type="float">
            <text:p>0,00017</text:p>
          </table:table-cell>
          <table:table-cell office:value-type="float" office:value="0.01849" calcext:value-type="float">
            <text:p>0,01849</text:p>
          </table:table-cell>
          <table:table-cell office:value-type="float" office:value="0.42735" calcext:value-type="float">
            <text:p>0,42735</text:p>
          </table:table-cell>
          <table:table-cell table:number-columns-repeated="7" office:value-type="float" office:value="0.00017" calcext:value-type="float">
            <text:p>0,00017</text:p>
          </table:table-cell>
          <table:table-cell office:value-type="float" office:value="0.32366" calcext:value-type="float">
            <text:p>0,32366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22683" calcext:value-type="float">
            <text:p>0,22683</text:p>
          </table:table-cell>
          <table:table-cell table:number-columns-repeated="7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634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2506" calcext:value-type="float">
            <text:p>0,02506</text:p>
          </table:table-cell>
          <table:table-cell table:number-columns-repeated="8" office:value-type="float" office:value="0.00015" calcext:value-type="float">
            <text:p>0,00015</text:p>
          </table:table-cell>
          <table:table-cell office:value-type="float" office:value="0.25499" calcext:value-type="float">
            <text:p>0,25499</text:p>
          </table:table-cell>
          <table:table-cell office:value-type="float" office:value="0.04434" calcext:value-type="float">
            <text:p>0,04434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22709" calcext:value-type="float">
            <text:p>0,22709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124" calcext:value-type="float">
            <text:p>0,124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32175" calcext:value-type="float">
            <text:p>0,32175</text:p>
          </table:table-cell>
          <table:table-cell table:number-columns-repeated="4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635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2261" calcext:value-type="float">
            <text:p>0,2261</text:p>
          </table:table-cell>
          <table:table-cell table:number-columns-repeated="5" office:value-type="float" office:value="0.00018" calcext:value-type="float">
            <text:p>0,00018</text:p>
          </table:table-cell>
          <table:table-cell office:value-type="float" office:value="0.2426" calcext:value-type="float">
            <text:p>0,2426</text:p>
          </table:table-cell>
          <table:table-cell office:value-type="float" office:value="0.08125" calcext:value-type="float">
            <text:p>0,08125</text:p>
          </table:table-cell>
          <table:table-cell table:number-columns-repeated="4" office:value-type="float" office:value="0.00018" calcext:value-type="float">
            <text:p>0,00018</text:p>
          </table:table-cell>
          <table:table-cell office:value-type="float" office:value="0.17782" calcext:value-type="float">
            <text:p>0,17782</text:p>
          </table:table-cell>
          <table:table-cell table:number-columns-repeated="7" office:value-type="float" office:value="0.00018" calcext:value-type="float">
            <text:p>0,00018</text:p>
          </table:table-cell>
          <table:table-cell office:value-type="float" office:value="0.20042" calcext:value-type="float">
            <text:p>0,20042</text:p>
          </table:table-cell>
          <table:table-cell office:value-type="float" office:value="0.06835" calcext:value-type="float">
            <text:p>0,06835</text:p>
          </table:table-cell>
          <table:table-cell table:number-columns-repeated="2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636</text:p>
          </table:table-cell>
          <table:table-cell table:number-columns-repeated="8" office:value-type="float" office:value="0.00011" calcext:value-type="float">
            <text:p>0,00011</text:p>
          </table:table-cell>
          <table:table-cell office:value-type="float" office:value="0.0191" calcext:value-type="float">
            <text:p>0,0191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00377" calcext:value-type="float">
            <text:p>0,00377</text:p>
          </table:table-cell>
          <table:table-cell table:number-columns-repeated="5" office:value-type="float" office:value="0.00011" calcext:value-type="float">
            <text:p>0,00011</text:p>
          </table:table-cell>
          <table:table-cell office:value-type="float" office:value="0.9746" calcext:value-type="float">
            <text:p>0,9746</text:p>
          </table:table-cell>
          <table:table-cell table:number-columns-repeated="6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637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06986" calcext:value-type="float">
            <text:p>0,06986</text:p>
          </table:table-cell>
          <table:table-cell table:number-columns-repeated="5" office:value-type="float" office:value="0.00011" calcext:value-type="float">
            <text:p>0,00011</text:p>
          </table:table-cell>
          <table:table-cell office:value-type="float" office:value="0.00726" calcext:value-type="float">
            <text:p>0,00726</text:p>
          </table:table-cell>
          <table:table-cell office:value-type="float" office:value="0.02964" calcext:value-type="float">
            <text:p>0,02964</text:p>
          </table:table-cell>
          <table:table-cell office:value-type="float" office:value="0.23466" calcext:value-type="float">
            <text:p>0,23466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51637" calcext:value-type="float">
            <text:p>0,51637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08292" calcext:value-type="float">
            <text:p>0,08292</text:p>
          </table:table-cell>
          <table:table-cell office:value-type="float" office:value="0.05724" calcext:value-type="float">
            <text:p>0,05724</text:p>
          </table:table-cell>
          <table:table-cell table:number-columns-repeated="5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638</text:p>
          </table:table-cell>
          <table:table-cell table:number-columns-repeated="6" office:value-type="float" office:value="0.00039" calcext:value-type="float">
            <text:p>0,00039</text:p>
          </table:table-cell>
          <table:table-cell office:value-type="float" office:value="0.79197" calcext:value-type="float">
            <text:p>0,79197</text:p>
          </table:table-cell>
          <table:table-cell table:number-columns-repeated="12" office:value-type="float" office:value="0.00039" calcext:value-type="float">
            <text:p>0,00039</text:p>
          </table:table-cell>
          <table:table-cell office:value-type="float" office:value="0.17961" calcext:value-type="float">
            <text:p>0,17961</text:p>
          </table:table-cell>
          <table:table-cell table:number-columns-repeated="4" office:value-type="float" office:value="0.00039" calcext:value-type="float">
            <text:p>0,00039</text:p>
          </table:table-cell>
          <table:table-cell office:value-type="float" office:value="0.01988" calcext:value-type="float">
            <text:p>0,01988</text:p>
          </table:table-cell>
        </table:table-row>
        <table:table-row table:style-name="ro1">
          <table:table-cell office:value-type="string" calcext:value-type="string">
            <text:p>article 639</text:p>
          </table:table-cell>
          <table:table-cell table:number-columns-repeated="8" office:value-type="float" office:value="0.00015" calcext:value-type="float">
            <text:p>0,00015</text:p>
          </table:table-cell>
          <table:table-cell office:value-type="float" office:value="0.07027" calcext:value-type="float">
            <text:p>0,07027</text:p>
          </table:table-cell>
          <table:table-cell office:value-type="float" office:value="0.05105" calcext:value-type="float">
            <text:p>0,05105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02537" calcext:value-type="float">
            <text:p>0,02537</text:p>
          </table:table-cell>
          <table:table-cell office:value-type="float" office:value="0.31563" calcext:value-type="float">
            <text:p>0,31563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20062" calcext:value-type="float">
            <text:p>0,20062</text:p>
          </table:table-cell>
          <table:table-cell office:value-type="float" office:value="0.28904" calcext:value-type="float">
            <text:p>0,28904</text:p>
          </table:table-cell>
          <table:table-cell table:number-columns-repeated="4" office:value-type="float" office:value="0.00015" calcext:value-type="float">
            <text:p>0,00015</text:p>
          </table:table-cell>
          <table:table-cell office:value-type="float" office:value="0.04532" calcext:value-type="float">
            <text:p>0,04532</text:p>
          </table:table-cell>
          <table:table-cell table:number-columns-repeated="2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640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3828" calcext:value-type="float">
            <text:p>0,03828</text:p>
          </table:table-cell>
          <table:table-cell table:number-columns-repeated="11" office:value-type="float" office:value="0.00015" calcext:value-type="float">
            <text:p>0,00015</text:p>
          </table:table-cell>
          <table:table-cell office:value-type="float" office:value="0.12408" calcext:value-type="float">
            <text:p>0,12408</text:p>
          </table:table-cell>
          <table:table-cell office:value-type="float" office:value="0.83427" calcext:value-type="float">
            <text:p>0,83427</text:p>
          </table:table-cell>
          <table:table-cell table:number-columns-repeated="10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641</text:p>
          </table:table-cell>
          <table:table-cell office:value-type="float" office:value="0.44412" calcext:value-type="float">
            <text:p>0,44412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0732" calcext:value-type="float">
            <text:p>0,00732</text:p>
          </table:table-cell>
          <table:table-cell table:number-columns-repeated="13" office:value-type="float" office:value="0.00015" calcext:value-type="float">
            <text:p>0,00015</text:p>
          </table:table-cell>
          <table:table-cell office:value-type="float" office:value="0.46247" calcext:value-type="float">
            <text:p>0,46247</text:p>
          </table:table-cell>
          <table:table-cell office:value-type="float" office:value="0.083" calcext:value-type="float">
            <text:p>0,083</text:p>
          </table:table-cell>
          <table:table-cell table:number-columns-repeated="6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642</text:p>
          </table:table-cell>
          <table:table-cell office:value-type="float" office:value="0.27332" calcext:value-type="float">
            <text:p>0,27332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.16953" calcext:value-type="float">
            <text:p>0,16953</text:p>
          </table:table-cell>
          <table:table-cell table:number-columns-repeated="3" office:value-type="float" office:value="0.00034" calcext:value-type="float">
            <text:p>0,00034</text:p>
          </table:table-cell>
          <table:table-cell office:value-type="float" office:value="0.07141" calcext:value-type="float">
            <text:p>0,07141</text:p>
          </table:table-cell>
          <table:table-cell table:number-columns-repeated="10" office:value-type="float" office:value="0.00034" calcext:value-type="float">
            <text:p>0,00034</text:p>
          </table:table-cell>
          <table:table-cell office:value-type="float" office:value="0.47863" calcext:value-type="float">
            <text:p>0,47863</text:p>
          </table:table-cell>
          <table:table-cell table:number-columns-repeated="7" office:value-type="float" office:value="0.00034" calcext:value-type="float">
            <text:p>0,00034</text:p>
          </table:table-cell>
        </table:table-row>
        <table:table-row table:style-name="ro1">
          <table:table-cell office:value-type="string" calcext:value-type="string">
            <text:p>article 643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12963" calcext:value-type="float">
            <text:p>0,12963</text:p>
          </table:table-cell>
          <table:table-cell office:value-type="float" office:value="0.25797" calcext:value-type="float">
            <text:p>0,25797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34407" calcext:value-type="float">
            <text:p>0,34407</text:p>
          </table:table-cell>
          <table:table-cell table:number-columns-repeated="11" office:value-type="float" office:value="0.00026" calcext:value-type="float">
            <text:p>0,00026</text:p>
          </table:table-cell>
          <table:table-cell office:value-type="float" office:value="0.05271" calcext:value-type="float">
            <text:p>0,05271</text:p>
          </table:table-cell>
          <table:table-cell office:value-type="float" office:value="0.2104" calcext:value-type="float">
            <text:p>0,2104</text:p>
          </table:table-cell>
          <table:table-cell table:number-columns-repeated="7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644</text:p>
          </table:table-cell>
          <table:table-cell office:value-type="float" office:value="0.00036" calcext:value-type="float">
            <text:p>0,00036</text:p>
          </table:table-cell>
          <table:table-cell office:value-type="float" office:value="0.30778" calcext:value-type="float">
            <text:p>0,30778</text:p>
          </table:table-cell>
          <table:table-cell office:value-type="float" office:value="0.00036" calcext:value-type="float">
            <text:p>0,00036</text:p>
          </table:table-cell>
          <table:table-cell office:value-type="float" office:value="0.53098" calcext:value-type="float">
            <text:p>0,53098</text:p>
          </table:table-cell>
          <table:table-cell table:number-columns-repeated="2" office:value-type="float" office:value="0.00036" calcext:value-type="float">
            <text:p>0,00036</text:p>
          </table:table-cell>
          <table:table-cell office:value-type="float" office:value="0.03515" calcext:value-type="float">
            <text:p>0,03515</text:p>
          </table:table-cell>
          <table:table-cell table:number-columns-repeated="6" office:value-type="float" office:value="0.00036" calcext:value-type="float">
            <text:p>0,00036</text:p>
          </table:table-cell>
          <table:table-cell office:value-type="float" office:value="0.04983" calcext:value-type="float">
            <text:p>0,04983</text:p>
          </table:table-cell>
          <table:table-cell table:number-columns-repeated="9" office:value-type="float" office:value="0.00036" calcext:value-type="float">
            <text:p>0,00036</text:p>
          </table:table-cell>
          <table:table-cell office:value-type="float" office:value="0.06906" calcext:value-type="float">
            <text:p>0,06906</text:p>
          </table:table-cell>
          <table:table-cell office:value-type="float" office:value="0.00036" calcext:value-type="float">
            <text:p>0,00036</text:p>
          </table:table-cell>
        </table:table-row>
        <table:table-row table:style-name="ro1">
          <table:table-cell office:value-type="string" calcext:value-type="string">
            <text:p>article 645</text:p>
          </table:table-cell>
          <table:table-cell table:number-columns-repeated="2" office:value-type="float" office:value="0.00033" calcext:value-type="float">
            <text:p>0,00033</text:p>
          </table:table-cell>
          <table:table-cell office:value-type="float" office:value="0.14808" calcext:value-type="float">
            <text:p>0,14808</text:p>
          </table:table-cell>
          <table:table-cell table:number-columns-repeated="3" office:value-type="float" office:value="0.00033" calcext:value-type="float">
            <text:p>0,00033</text:p>
          </table:table-cell>
          <table:table-cell office:value-type="float" office:value="0.36008" calcext:value-type="float">
            <text:p>0,36008</text:p>
          </table:table-cell>
          <table:table-cell table:number-columns-repeated="4" office:value-type="float" office:value="0.00033" calcext:value-type="float">
            <text:p>0,00033</text:p>
          </table:table-cell>
          <table:table-cell office:value-type="float" office:value="0.18591" calcext:value-type="float">
            <text:p>0,18591</text:p>
          </table:table-cell>
          <table:table-cell table:number-columns-repeated="5" office:value-type="float" office:value="0.00033" calcext:value-type="float">
            <text:p>0,00033</text:p>
          </table:table-cell>
          <table:table-cell office:value-type="float" office:value="0.18925" calcext:value-type="float">
            <text:p>0,18925</text:p>
          </table:table-cell>
          <table:table-cell office:value-type="float" office:value="0.00033" calcext:value-type="float">
            <text:p>0,00033</text:p>
          </table:table-cell>
          <table:table-cell office:value-type="float" office:value="0.11002" calcext:value-type="float">
            <text:p>0,11002</text:p>
          </table:table-cell>
          <table:table-cell table:number-columns-repeated="5" office:value-type="float" office:value="0.00033" calcext:value-type="float">
            <text:p>0,00033</text:p>
          </table:table-cell>
        </table:table-row>
        <table:table-row table:style-name="ro1">
          <table:table-cell office:value-type="string" calcext:value-type="string">
            <text:p>article 646</text:p>
          </table:table-cell>
          <table:table-cell table:number-columns-repeated="2" office:value-type="float" office:value="0.00046" calcext:value-type="float">
            <text:p>0,00046</text:p>
          </table:table-cell>
          <table:table-cell office:value-type="float" office:value="0.2429" calcext:value-type="float">
            <text:p>0,2429</text:p>
          </table:table-cell>
          <table:table-cell office:value-type="float" office:value="0.06372" calcext:value-type="float">
            <text:p>0,06372</text:p>
          </table:table-cell>
          <table:table-cell table:number-columns-repeated="2" office:value-type="float" office:value="0.00046" calcext:value-type="float">
            <text:p>0,00046</text:p>
          </table:table-cell>
          <table:table-cell office:value-type="float" office:value="0.6091" calcext:value-type="float">
            <text:p>0,6091</text:p>
          </table:table-cell>
          <table:table-cell table:number-columns-repeated="6" office:value-type="float" office:value="0.00046" calcext:value-type="float">
            <text:p>0,00046</text:p>
          </table:table-cell>
          <table:table-cell office:value-type="float" office:value="0.07462" calcext:value-type="float">
            <text:p>0,07462</text:p>
          </table:table-cell>
          <table:table-cell table:number-columns-repeated="11" office:value-type="float" office:value="0.00046" calcext:value-type="float">
            <text:p>0,00046</text:p>
          </table:table-cell>
        </table:table-row>
        <table:table-row table:style-name="ro1">
          <table:table-cell office:value-type="string" calcext:value-type="string">
            <text:p>article 647</text:p>
          </table:table-cell>
          <table:table-cell table:number-columns-repeated="7" office:value-type="float" office:value="0.00012" calcext:value-type="float">
            <text:p>0,00012</text:p>
          </table:table-cell>
          <table:table-cell office:value-type="float" office:value="0.3311" calcext:value-type="float">
            <text:p>0,3311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2727" calcext:value-type="float">
            <text:p>0,02727</text:p>
          </table:table-cell>
          <table:table-cell office:value-type="float" office:value="0.56706" calcext:value-type="float">
            <text:p>0,56706</text:p>
          </table:table-cell>
          <table:table-cell table:number-columns-repeated="6" office:value-type="float" office:value="0.00012" calcext:value-type="float">
            <text:p>0,00012</text:p>
          </table:table-cell>
          <table:table-cell office:value-type="float" office:value="0.07212" calcext:value-type="float">
            <text:p>0,07212</text:p>
          </table:table-cell>
          <table:table-cell table:number-columns-repeated="7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648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3375" calcext:value-type="float">
            <text:p>0,03375</text:p>
          </table:table-cell>
          <table:table-cell table:number-columns-repeated="8" office:value-type="float" office:value="0.00017" calcext:value-type="float">
            <text:p>0,00017</text:p>
          </table:table-cell>
          <table:table-cell office:value-type="float" office:value="0.26174" calcext:value-type="float">
            <text:p>0,26174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38111" calcext:value-type="float">
            <text:p>0,38111</text:p>
          </table:table-cell>
          <table:table-cell office:value-type="float" office:value="0.05101" calcext:value-type="float">
            <text:p>0,05101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10874" calcext:value-type="float">
            <text:p>0,10874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12302" calcext:value-type="float">
            <text:p>0,12302</text:p>
          </table:table-cell>
          <table:table-cell office:value-type="float" office:value="0.03757" calcext:value-type="float">
            <text:p>0,03757</text:p>
          </table:table-cell>
          <table:table-cell table:number-columns-repeated="3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649</text:p>
          </table:table-cell>
          <table:table-cell table:number-columns-repeated="6" office:value-type="float" office:value="0.00019" calcext:value-type="float">
            <text:p>0,00019</text:p>
          </table:table-cell>
          <table:table-cell office:value-type="float" office:value="0.05405" calcext:value-type="float">
            <text:p>0,05405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11375" calcext:value-type="float">
            <text:p>0,11375</text:p>
          </table:table-cell>
          <table:table-cell table:number-columns-repeated="5" office:value-type="float" office:value="0.00019" calcext:value-type="float">
            <text:p>0,00019</text:p>
          </table:table-cell>
          <table:table-cell office:value-type="float" office:value="0.2213" calcext:value-type="float">
            <text:p>0,2213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2864" calcext:value-type="float">
            <text:p>0,02864</text:p>
          </table:table-cell>
          <table:table-cell table:number-columns-repeated="5" office:value-type="float" office:value="0.00019" calcext:value-type="float">
            <text:p>0,00019</text:p>
          </table:table-cell>
          <table:table-cell office:value-type="float" office:value="0.42303" calcext:value-type="float">
            <text:p>0,42303</text:p>
          </table:table-cell>
          <table:table-cell office:value-type="float" office:value="0.15553" calcext:value-type="float">
            <text:p>0,15553</text:p>
          </table:table-cell>
          <table:table-cell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650</text:p>
          </table:table-cell>
          <table:table-cell table:number-columns-repeated="3" office:value-type="float" office:value="0.00033" calcext:value-type="float">
            <text:p>0,00033</text:p>
          </table:table-cell>
          <table:table-cell office:value-type="float" office:value="0.24381" calcext:value-type="float">
            <text:p>0,24381</text:p>
          </table:table-cell>
          <table:table-cell table:number-columns-repeated="2" office:value-type="float" office:value="0.00033" calcext:value-type="float">
            <text:p>0,00033</text:p>
          </table:table-cell>
          <table:table-cell office:value-type="float" office:value="0.43685" calcext:value-type="float">
            <text:p>0,43685</text:p>
          </table:table-cell>
          <table:table-cell office:value-type="float" office:value="0.00033" calcext:value-type="float">
            <text:p>0,00033</text:p>
          </table:table-cell>
          <table:table-cell office:value-type="float" office:value="0.04219" calcext:value-type="float">
            <text:p>0,04219</text:p>
          </table:table-cell>
          <table:table-cell table:number-columns-repeated="2" office:value-type="float" office:value="0.00033" calcext:value-type="float">
            <text:p>0,00033</text:p>
          </table:table-cell>
          <table:table-cell office:value-type="float" office:value="0.09984" calcext:value-type="float">
            <text:p>0,09984</text:p>
          </table:table-cell>
          <table:table-cell table:number-columns-repeated="6" office:value-type="float" office:value="0.00033" calcext:value-type="float">
            <text:p>0,00033</text:p>
          </table:table-cell>
          <table:table-cell office:value-type="float" office:value="0.10051" calcext:value-type="float">
            <text:p>0,10051</text:p>
          </table:table-cell>
          <table:table-cell office:value-type="float" office:value="0.07047" calcext:value-type="float">
            <text:p>0,07047</text:p>
          </table:table-cell>
          <table:table-cell table:number-columns-repeated="5" office:value-type="float" office:value="0.00033" calcext:value-type="float">
            <text:p>0,00033</text:p>
          </table:table-cell>
        </table:table-row>
        <table:table-row table:style-name="ro1">
          <table:table-cell office:value-type="string" calcext:value-type="string">
            <text:p>article 651</text:p>
          </table:table-cell>
          <table:table-cell table:number-columns-repeated="22" office:value-type="float" office:value="0.00018" calcext:value-type="float">
            <text:p>0,00018</text:p>
          </table:table-cell>
          <table:table-cell office:value-type="float" office:value="0.99566" calcext:value-type="float">
            <text:p>0,99566</text:p>
          </table:table-cell>
          <table:table-cell table:number-columns-repeated="2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652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47132" calcext:value-type="float">
            <text:p>0,47132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17998" calcext:value-type="float">
            <text:p>0,17998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7579" calcext:value-type="float">
            <text:p>0,07579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03789" calcext:value-type="float">
            <text:p>0,03789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13845" calcext:value-type="float">
            <text:p>0,13845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07534" calcext:value-type="float">
            <text:p>0,07534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01715" calcext:value-type="float">
            <text:p>0,01715</text:p>
          </table:table-cell>
          <table:table-cell table:number-columns-repeated="3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653</text:p>
          </table:table-cell>
          <table:table-cell table:number-columns-repeated="7" office:value-type="float" office:value="0.00025" calcext:value-type="float">
            <text:p>0,00025</text:p>
          </table:table-cell>
          <table:table-cell office:value-type="float" office:value="0.3593" calcext:value-type="float">
            <text:p>0,3593</text:p>
          </table:table-cell>
          <table:table-cell office:value-type="float" office:value="0.39573" calcext:value-type="float">
            <text:p>0,39573</text:p>
          </table:table-cell>
          <table:table-cell table:number-columns-repeated="10" office:value-type="float" office:value="0.00025" calcext:value-type="float">
            <text:p>0,00025</text:p>
          </table:table-cell>
          <table:table-cell office:value-type="float" office:value="0.13952" calcext:value-type="float">
            <text:p>0,13952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1002" calcext:value-type="float">
            <text:p>0,1002</text:p>
          </table:table-cell>
          <table:table-cell table:number-columns-repeated="3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654</text:p>
          </table:table-cell>
          <table:table-cell table:number-columns-repeated="2" office:value-type="float" office:value="0.00063" calcext:value-type="float">
            <text:p>0,00063</text:p>
          </table:table-cell>
          <table:table-cell office:value-type="float" office:value="0.11129" calcext:value-type="float">
            <text:p>0,11129</text:p>
          </table:table-cell>
          <table:table-cell table:number-columns-repeated="3" office:value-type="float" office:value="0.00063" calcext:value-type="float">
            <text:p>0,00063</text:p>
          </table:table-cell>
          <table:table-cell office:value-type="float" office:value="0.66499" calcext:value-type="float">
            <text:p>0,66499</text:p>
          </table:table-cell>
          <table:table-cell table:number-columns-repeated="12" office:value-type="float" office:value="0.00063" calcext:value-type="float">
            <text:p>0,00063</text:p>
          </table:table-cell>
          <table:table-cell office:value-type="float" office:value="0.20997" calcext:value-type="float">
            <text:p>0,20997</text:p>
          </table:table-cell>
          <table:table-cell table:number-columns-repeated="5" office:value-type="float" office:value="0.00063" calcext:value-type="float">
            <text:p>0,00063</text:p>
          </table:table-cell>
        </table:table-row>
        <table:table-row table:style-name="ro1">
          <table:table-cell office:value-type="string" calcext:value-type="string">
            <text:p>article 655</text:p>
          </table:table-cell>
          <table:table-cell office:value-type="float" office:value="0.07641" calcext:value-type="float">
            <text:p>0,07641</text:p>
          </table:table-cell>
          <table:table-cell table:number-columns-repeated="3" office:value-type="float" office:value="0.00014" calcext:value-type="float">
            <text:p>0,00014</text:p>
          </table:table-cell>
          <table:table-cell office:value-type="float" office:value="0.24954" calcext:value-type="float">
            <text:p>0,24954</text:p>
          </table:table-cell>
          <table:table-cell table:number-columns-repeated="4" office:value-type="float" office:value="0.00014" calcext:value-type="float">
            <text:p>0,00014</text:p>
          </table:table-cell>
          <table:table-cell office:value-type="float" office:value="0.01564" calcext:value-type="float">
            <text:p>0,01564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1228" calcext:value-type="float">
            <text:p>0,01228</text:p>
          </table:table-cell>
          <table:table-cell table:number-columns-repeated="3" office:value-type="float" office:value="0.00014" calcext:value-type="float">
            <text:p>0,00014</text:p>
          </table:table-cell>
          <table:table-cell office:value-type="float" office:value="0.28518" calcext:value-type="float">
            <text:p>0,28518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32906" calcext:value-type="float">
            <text:p>0,32906</text:p>
          </table:table-cell>
          <table:table-cell office:value-type="float" office:value="0.02341" calcext:value-type="float">
            <text:p>0,02341</text:p>
          </table:table-cell>
          <table:table-cell table:number-columns-repeated="5" office:value-type="float" office:value="0.00014" calcext:value-type="float">
            <text:p>0,00014</text:p>
          </table:table-cell>
          <table:table-cell office:value-type="float" office:value="0.00611" calcext:value-type="float">
            <text:p>0,00611</text:p>
          </table:table-cell>
        </table:table-row>
        <table:table-row table:style-name="ro1">
          <table:table-cell office:value-type="string" calcext:value-type="string">
            <text:p>article 656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4064" calcext:value-type="float">
            <text:p>0,04064</text:p>
          </table:table-cell>
          <table:table-cell office:value-type="float" office:value="0.08122" calcext:value-type="float">
            <text:p>0,08122</text:p>
          </table:table-cell>
          <table:table-cell table:number-columns-repeated="4" office:value-type="float" office:value="0.00012" calcext:value-type="float">
            <text:p>0,00012</text:p>
          </table:table-cell>
          <table:table-cell office:value-type="float" office:value="0.13347" calcext:value-type="float">
            <text:p>0,13347</text:p>
          </table:table-cell>
          <table:table-cell table:number-columns-repeated="7" office:value-type="float" office:value="0.00012" calcext:value-type="float">
            <text:p>0,00012</text:p>
          </table:table-cell>
          <table:table-cell office:value-type="float" office:value="0.14112" calcext:value-type="float">
            <text:p>0,14112</text:p>
          </table:table-cell>
          <table:table-cell table:number-columns-repeated="4" office:value-type="float" office:value="0.00012" calcext:value-type="float">
            <text:p>0,00012</text:p>
          </table:table-cell>
          <table:table-cell office:value-type="float" office:value="0.57265" calcext:value-type="float">
            <text:p>0,57265</text:p>
          </table:table-cell>
          <table:table-cell office:value-type="float" office:value="0.02871" calcext:value-type="float">
            <text:p>0,02871</text:p>
          </table:table-cell>
          <table:table-cell table:number-columns-repeated="3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65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10404" calcext:value-type="float">
            <text:p>0,10404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07339" calcext:value-type="float">
            <text:p>0,07339</text:p>
          </table:table-cell>
          <table:table-cell table:number-columns-repeated="8" office:value-type="float" office:value="0.0002" calcext:value-type="float">
            <text:p>0,0002</text:p>
          </table:table-cell>
          <table:table-cell office:value-type="float" office:value="0.67226" calcext:value-type="float">
            <text:p>0,67226</text:p>
          </table:table-cell>
          <table:table-cell table:number-columns-repeated="8" office:value-type="float" office:value="0.0002" calcext:value-type="float">
            <text:p>0,0002</text:p>
          </table:table-cell>
          <table:table-cell office:value-type="float" office:value="0.09826" calcext:value-type="float">
            <text:p>0,09826</text:p>
          </table:table-cell>
          <table:table-cell office:value-type="float" office:value="0.04803" calcext:value-type="float">
            <text:p>0,04803</text:p>
          </table:table-cell>
        </table:table-row>
        <table:table-row table:style-name="ro1">
          <table:table-cell office:value-type="string" calcext:value-type="string">
            <text:p>article 658</text:p>
          </table:table-cell>
          <table:table-cell table:number-columns-repeated="4" office:value-type="float" office:value="0.0002" calcext:value-type="float">
            <text:p>0,0002</text:p>
          </table:table-cell>
          <table:table-cell office:value-type="float" office:value="0.38798" calcext:value-type="float">
            <text:p>0,3879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717" calcext:value-type="float">
            <text:p>0,0717</text:p>
          </table:table-cell>
          <table:table-cell office:value-type="float" office:value="0.12407" calcext:value-type="float">
            <text:p>0,12407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6136" calcext:value-type="float">
            <text:p>0,06136</text:p>
          </table:table-cell>
          <table:table-cell office:value-type="float" office:value="0.09573" calcext:value-type="float">
            <text:p>0,09573</text:p>
          </table:table-cell>
          <table:table-cell table:number-columns-repeated="5" office:value-type="float" office:value="0.0002" calcext:value-type="float">
            <text:p>0,0002</text:p>
          </table:table-cell>
          <table:table-cell office:value-type="float" office:value="0.22639" calcext:value-type="float">
            <text:p>0,22639</text:p>
          </table:table-cell>
          <table:table-cell office:value-type="float" office:value="0.01691" calcext:value-type="float">
            <text:p>0,0169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125" calcext:value-type="float">
            <text:p>0,0125</text:p>
          </table:table-cell>
          <table:table-cell table:number-columns-repeated="3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659</text:p>
          </table:table-cell>
          <table:table-cell table:number-columns-repeated="2" office:value-type="float" office:value="0.00004" calcext:value-type="float">
            <text:p>0,00004</text:p>
          </table:table-cell>
          <table:table-cell office:value-type="float" office:value="0.01838" calcext:value-type="float">
            <text:p>0,01838</text:p>
          </table:table-cell>
          <table:table-cell table:number-columns-repeated="4" office:value-type="float" office:value="0.00004" calcext:value-type="float">
            <text:p>0,00004</text:p>
          </table:table-cell>
          <table:table-cell office:value-type="float" office:value="0.02872" calcext:value-type="float">
            <text:p>0,02872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0.65907" calcext:value-type="float">
            <text:p>0,65907</text:p>
          </table:table-cell>
          <table:table-cell office:value-type="float" office:value="0.14897" calcext:value-type="float">
            <text:p>0,14897</text:p>
          </table:table-cell>
          <table:table-cell table:number-columns-repeated="2" office:value-type="float" office:value="0.00004" calcext:value-type="float">
            <text:p>0,00004</text:p>
          </table:table-cell>
          <table:table-cell office:value-type="float" office:value="0.02519" calcext:value-type="float">
            <text:p>0,02519</text:p>
          </table:table-cell>
          <table:table-cell table:number-columns-repeated="3" office:value-type="float" office:value="0.00004" calcext:value-type="float">
            <text:p>0,00004</text:p>
          </table:table-cell>
          <table:table-cell office:value-type="float" office:value="0.11883" calcext:value-type="float">
            <text:p>0,11883</text:p>
          </table:table-cell>
          <table:table-cell table:number-columns-repeated="7" office:value-type="float" office:value="0.00004" calcext:value-type="float">
            <text:p>0,00004</text:p>
          </table:table-cell>
        </table:table-row>
        <table:table-row table:style-name="ro1">
          <table:table-cell office:value-type="string" calcext:value-type="string">
            <text:p>article 660</text:p>
          </table:table-cell>
          <table:table-cell table:number-columns-repeated="3" office:value-type="float" office:value="0.00089" calcext:value-type="float">
            <text:p>0,00089</text:p>
          </table:table-cell>
          <table:table-cell office:value-type="float" office:value="0.97867" calcext:value-type="float">
            <text:p>0,97867</text:p>
          </table:table-cell>
          <table:table-cell table:number-columns-repeated="21" office:value-type="float" office:value="0.00089" calcext:value-type="float">
            <text:p>0,00089</text:p>
          </table:table-cell>
        </table:table-row>
        <table:table-row table:style-name="ro1">
          <table:table-cell office:value-type="string" calcext:value-type="string">
            <text:p>article 661</text:p>
          </table:table-cell>
          <table:table-cell office:value-type="float" office:value="0.9808" calcext:value-type="float">
            <text:p>0,9808</text:p>
          </table:table-cell>
          <table:table-cell table:number-columns-repeated="24" office:value-type="float" office:value="0.0008" calcext:value-type="float">
            <text:p>0,0008</text:p>
          </table:table-cell>
        </table:table-row>
        <table:table-row table:style-name="ro1">
          <table:table-cell office:value-type="string" calcext:value-type="string">
            <text:p>article 662</text:p>
          </table:table-cell>
          <table:table-cell table:number-columns-repeated="9" office:value-type="float" office:value="0.00013" calcext:value-type="float">
            <text:p>0,00013</text:p>
          </table:table-cell>
          <table:table-cell office:value-type="float" office:value="0.40213" calcext:value-type="float">
            <text:p>0,40213</text:p>
          </table:table-cell>
          <table:table-cell office:value-type="float" office:value="0.43851" calcext:value-type="float">
            <text:p>0,43851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041" calcext:value-type="float">
            <text:p>0,041</text:p>
          </table:table-cell>
          <table:table-cell table:number-columns-repeated="7" office:value-type="float" office:value="0.00013" calcext:value-type="float">
            <text:p>0,00013</text:p>
          </table:table-cell>
          <table:table-cell office:value-type="float" office:value="0.11563" calcext:value-type="float">
            <text:p>0,11563</text:p>
          </table:table-cell>
          <table:table-cell table:number-columns-repeated="3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663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33126" calcext:value-type="float">
            <text:p>0,33126</text:p>
          </table:table-cell>
          <table:table-cell table:number-columns-repeated="7" office:value-type="float" office:value="0.00015" calcext:value-type="float">
            <text:p>0,00015</text:p>
          </table:table-cell>
          <table:table-cell office:value-type="float" office:value="0.17976" calcext:value-type="float">
            <text:p>0,17976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3266" calcext:value-type="float">
            <text:p>0,03266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37034" calcext:value-type="float">
            <text:p>0,37034</text:p>
          </table:table-cell>
          <table:table-cell table:number-columns-repeated="6" office:value-type="float" office:value="0.00015" calcext:value-type="float">
            <text:p>0,00015</text:p>
          </table:table-cell>
          <table:table-cell office:value-type="float" office:value="0.06237" calcext:value-type="float">
            <text:p>0,06237</text:p>
          </table:table-cell>
          <table:table-cell office:value-type="float" office:value="0.02085" calcext:value-type="float">
            <text:p>0,02085</text:p>
          </table:table-cell>
          <table:table-cell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664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69651" calcext:value-type="float">
            <text:p>0,69651</text:p>
          </table:table-cell>
          <table:table-cell table:number-columns-repeated="5" office:value-type="float" office:value="0.0002" calcext:value-type="float">
            <text:p>0,0002</text:p>
          </table:table-cell>
          <table:table-cell office:value-type="float" office:value="0.06313" calcext:value-type="float">
            <text:p>0,06313</text:p>
          </table:table-cell>
          <table:table-cell office:value-type="float" office:value="0.16595" calcext:value-type="float">
            <text:p>0,16595</text:p>
          </table:table-cell>
          <table:table-cell table:number-columns-repeated="7" office:value-type="float" office:value="0.0002" calcext:value-type="float">
            <text:p>0,0002</text:p>
          </table:table-cell>
          <table:table-cell office:value-type="float" office:value="0.0702" calcext:value-type="float">
            <text:p>0,0702</text:p>
          </table:table-cell>
          <table:table-cell table:number-columns-repeated="6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665</text:p>
          </table:table-cell>
          <table:table-cell office:value-type="float" office:value="0.08254" calcext:value-type="float">
            <text:p>0,08254</text:p>
          </table:table-cell>
          <table:table-cell table:number-columns-repeated="8" office:value-type="float" office:value="0.00015" calcext:value-type="float">
            <text:p>0,00015</text:p>
          </table:table-cell>
          <table:table-cell office:value-type="float" office:value="0.16369" calcext:value-type="float">
            <text:p>0,16369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6453" calcext:value-type="float">
            <text:p>0,06453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06348" calcext:value-type="float">
            <text:p>0,06348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62275" calcext:value-type="float">
            <text:p>0,62275</text:p>
          </table:table-cell>
          <table:table-cell table:number-columns-repeated="7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666</text:p>
          </table:table-cell>
          <table:table-cell table:number-columns-repeated="3" office:value-type="float" office:value="0.00049" calcext:value-type="float">
            <text:p>0,00049</text:p>
          </table:table-cell>
          <table:table-cell office:value-type="float" office:value="0.42079" calcext:value-type="float">
            <text:p>0,42079</text:p>
          </table:table-cell>
          <table:table-cell table:number-columns-repeated="5" office:value-type="float" office:value="0.00049" calcext:value-type="float">
            <text:p>0,00049</text:p>
          </table:table-cell>
          <table:table-cell office:value-type="float" office:value="0.15817" calcext:value-type="float">
            <text:p>0,15817</text:p>
          </table:table-cell>
          <table:table-cell table:number-columns-repeated="9" office:value-type="float" office:value="0.00049" calcext:value-type="float">
            <text:p>0,00049</text:p>
          </table:table-cell>
          <table:table-cell office:value-type="float" office:value="0.32724" calcext:value-type="float">
            <text:p>0,32724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2039" calcext:value-type="float">
            <text:p>0,02039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6353" calcext:value-type="float">
            <text:p>0,06353</text:p>
          </table:table-cell>
          <table:table-cell office:value-type="float" office:value="0.00049" calcext:value-type="float">
            <text:p>0,00049</text:p>
          </table:table-cell>
        </table:table-row>
        <table:table-row table:style-name="ro1">
          <table:table-cell office:value-type="string" calcext:value-type="string">
            <text:p>article 667</text:p>
          </table:table-cell>
          <table:table-cell table:number-columns-repeated="3" office:value-type="float" office:value="0.00049" calcext:value-type="float">
            <text:p>0,00049</text:p>
          </table:table-cell>
          <table:table-cell office:value-type="float" office:value="0.43715" calcext:value-type="float">
            <text:p>0,43715</text:p>
          </table:table-cell>
          <table:table-cell table:number-columns-repeated="5" office:value-type="float" office:value="0.00049" calcext:value-type="float">
            <text:p>0,00049</text:p>
          </table:table-cell>
          <table:table-cell office:value-type="float" office:value="0.13591" calcext:value-type="float">
            <text:p>0,13591</text:p>
          </table:table-cell>
          <table:table-cell table:number-columns-repeated="9" office:value-type="float" office:value="0.00049" calcext:value-type="float">
            <text:p>0,00049</text:p>
          </table:table-cell>
          <table:table-cell office:value-type="float" office:value="0.37159" calcext:value-type="float">
            <text:p>0,37159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4498" calcext:value-type="float">
            <text:p>0,04498</text:p>
          </table:table-cell>
          <table:table-cell table:number-columns-repeated="3" office:value-type="float" office:value="0.00049" calcext:value-type="float">
            <text:p>0,00049</text:p>
          </table:table-cell>
        </table:table-row>
        <table:table-row table:style-name="ro1">
          <table:table-cell office:value-type="string" calcext:value-type="string">
            <text:p>article 668</text:p>
          </table:table-cell>
          <table:table-cell table:number-columns-repeated="3" office:value-type="float" office:value="0.00083" calcext:value-type="float">
            <text:p>0,00083</text:p>
          </table:table-cell>
          <table:table-cell office:value-type="float" office:value="0.98" calcext:value-type="float">
            <text:p>0,98</text:p>
          </table:table-cell>
          <table:table-cell table:number-columns-repeated="21" office:value-type="float" office:value="0.00083" calcext:value-type="float">
            <text:p>0,00083</text:p>
          </table:table-cell>
        </table:table-row>
        <table:table-row table:style-name="ro1">
          <table:table-cell office:value-type="string" calcext:value-type="string">
            <text:p>article 669</text:p>
          </table:table-cell>
          <table:table-cell table:number-columns-repeated="9" office:value-type="float" office:value="0.00017" calcext:value-type="float">
            <text:p>0,00017</text:p>
          </table:table-cell>
          <table:table-cell office:value-type="float" office:value="0.02166" calcext:value-type="float">
            <text:p>0,02166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38087" calcext:value-type="float">
            <text:p>0,38087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35521" calcext:value-type="float">
            <text:p>0,35521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16828" calcext:value-type="float">
            <text:p>0,16828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7066" calcext:value-type="float">
            <text:p>0,07066</text:p>
          </table:table-cell>
          <table:table-cell table:number-columns-repeated="4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670</text:p>
          </table:table-cell>
          <table:table-cell office:value-type="float" office:value="0.08138" calcext:value-type="float">
            <text:p>0,08138</text:p>
          </table:table-cell>
          <table:table-cell office:value-type="float" office:value="0.20954" calcext:value-type="float">
            <text:p>0,20954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10417" calcext:value-type="float">
            <text:p>0,10417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12914" calcext:value-type="float">
            <text:p>0,12914</text:p>
          </table:table-cell>
          <table:table-cell table:number-columns-repeated="4" office:value-type="float" office:value="0.00013" calcext:value-type="float">
            <text:p>0,00013</text:p>
          </table:table-cell>
          <table:table-cell office:value-type="float" office:value="0.3991" calcext:value-type="float">
            <text:p>0,3991</text:p>
          </table:table-cell>
          <table:table-cell table:number-columns-repeated="11" office:value-type="float" office:value="0.00013" calcext:value-type="float">
            <text:p>0,00013</text:p>
          </table:table-cell>
          <table:table-cell office:value-type="float" office:value="0.0742" calcext:value-type="float">
            <text:p>0,0742</text:p>
          </table:table-cell>
          <table:table-cell table:number-columns-repeated="2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671</text:p>
          </table:table-cell>
          <table:table-cell table:number-columns-repeated="3" office:value-type="float" office:value="0.00014" calcext:value-type="float">
            <text:p>0,00014</text:p>
          </table:table-cell>
          <table:table-cell office:value-type="float" office:value="0.18598" calcext:value-type="float">
            <text:p>0,18598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05825" calcext:value-type="float">
            <text:p>0,05825</text:p>
          </table:table-cell>
          <table:table-cell table:number-columns-repeated="6" office:value-type="float" office:value="0.00014" calcext:value-type="float">
            <text:p>0,00014</text:p>
          </table:table-cell>
          <table:table-cell office:value-type="float" office:value="0.08861" calcext:value-type="float">
            <text:p>0,08861</text:p>
          </table:table-cell>
          <table:table-cell office:value-type="float" office:value="0.1103" calcext:value-type="float">
            <text:p>0,1103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16616" calcext:value-type="float">
            <text:p>0,16616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36364" calcext:value-type="float">
            <text:p>0,36364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02448" calcext:value-type="float">
            <text:p>0,02448</text:p>
          </table:table-cell>
          <table:table-cell table:number-columns-repeated="2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article 672</text:p>
          </table:table-cell>
          <table:table-cell table:number-columns-repeated="2" office:value-type="float" office:value="0.00037" calcext:value-type="float">
            <text:p>0,00037</text:p>
          </table:table-cell>
          <table:table-cell office:value-type="float" office:value="0.21281" calcext:value-type="float">
            <text:p>0,21281</text:p>
          </table:table-cell>
          <table:table-cell table:number-columns-repeated="6" office:value-type="float" office:value="0.00037" calcext:value-type="float">
            <text:p>0,00037</text:p>
          </table:table-cell>
          <table:table-cell office:value-type="float" office:value="0.10535" calcext:value-type="float">
            <text:p>0,10535</text:p>
          </table:table-cell>
          <table:table-cell office:value-type="float" office:value="0.04039" calcext:value-type="float">
            <text:p>0,04039</text:p>
          </table:table-cell>
          <table:table-cell table:number-columns-repeated="2" office:value-type="float" office:value="0.00037" calcext:value-type="float">
            <text:p>0,00037</text:p>
          </table:table-cell>
          <table:table-cell office:value-type="float" office:value="0.11934" calcext:value-type="float">
            <text:p>0,11934</text:p>
          </table:table-cell>
          <table:table-cell office:value-type="float" office:value="0.28705" calcext:value-type="float">
            <text:p>0,28705</text:p>
          </table:table-cell>
          <table:table-cell table:number-columns-repeated="3" office:value-type="float" office:value="0.00037" calcext:value-type="float">
            <text:p>0,00037</text:p>
          </table:table-cell>
          <table:table-cell office:value-type="float" office:value="0.22801" calcext:value-type="float">
            <text:p>0,22801</text:p>
          </table:table-cell>
          <table:table-cell table:number-columns-repeated="6" office:value-type="float" office:value="0.00037" calcext:value-type="float">
            <text:p>0,00037</text:p>
          </table:table-cell>
        </table:table-row>
        <table:table-row table:style-name="ro1">
          <table:table-cell office:value-type="string" calcext:value-type="string">
            <text:p>article 673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20693" calcext:value-type="float">
            <text:p>0,20693</text:p>
          </table:table-cell>
          <table:table-cell table:number-columns-repeated="7" office:value-type="float" office:value="0.00022" calcext:value-type="float">
            <text:p>0,00022</text:p>
          </table:table-cell>
          <table:table-cell office:value-type="float" office:value="0.45412" calcext:value-type="float">
            <text:p>0,45412</text:p>
          </table:table-cell>
          <table:table-cell table:number-columns-repeated="3" office:value-type="float" office:value="0.00022" calcext:value-type="float">
            <text:p>0,00022</text:p>
          </table:table-cell>
          <table:table-cell office:value-type="float" office:value="0.03256" calcext:value-type="float">
            <text:p>0,03256</text:p>
          </table:table-cell>
          <table:table-cell table:number-columns-repeated="3" office:value-type="float" office:value="0.00022" calcext:value-type="float">
            <text:p>0,00022</text:p>
          </table:table-cell>
          <table:table-cell office:value-type="float" office:value="0.3017" calcext:value-type="float">
            <text:p>0,3017</text:p>
          </table:table-cell>
          <table:table-cell table:number-columns-repeated="6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674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03579" calcext:value-type="float">
            <text:p>0,03579</text:p>
          </table:table-cell>
          <table:table-cell table:number-columns-repeated="3" office:value-type="float" office:value="0.00021" calcext:value-type="float">
            <text:p>0,00021</text:p>
          </table:table-cell>
          <table:table-cell office:value-type="float" office:value="0.10833" calcext:value-type="float">
            <text:p>0,10833</text:p>
          </table:table-cell>
          <table:table-cell table:number-columns-repeated="4" office:value-type="float" office:value="0.00021" calcext:value-type="float">
            <text:p>0,00021</text:p>
          </table:table-cell>
          <table:table-cell office:value-type="float" office:value="0.50626" calcext:value-type="float">
            <text:p>0,50626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32356" calcext:value-type="float">
            <text:p>0,32356</text:p>
          </table:table-cell>
          <table:table-cell table:number-columns-repeated="6" office:value-type="float" office:value="0.00021" calcext:value-type="float">
            <text:p>0,00021</text:p>
          </table:table-cell>
          <table:table-cell office:value-type="float" office:value="0.02187" calcext:value-type="float">
            <text:p>0,02187</text:p>
          </table:table-cell>
          <table:table-cell table:number-columns-repeated="3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675</text:p>
          </table:table-cell>
          <table:table-cell table:number-columns-repeated="8" office:value-type="float" office:value="0.00023" calcext:value-type="float">
            <text:p>0,00023</text:p>
          </table:table-cell>
          <table:table-cell office:value-type="float" office:value="0.80172" calcext:value-type="float">
            <text:p>0,80172</text:p>
          </table:table-cell>
          <table:table-cell table:number-columns-repeated="5" office:value-type="float" office:value="0.00023" calcext:value-type="float">
            <text:p>0,00023</text:p>
          </table:table-cell>
          <table:table-cell office:value-type="float" office:value="0.04047" calcext:value-type="float">
            <text:p>0,04047</text:p>
          </table:table-cell>
          <table:table-cell office:value-type="float" office:value="0.01436" calcext:value-type="float">
            <text:p>0,01436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1386" calcext:value-type="float">
            <text:p>0,1386</text:p>
          </table:table-cell>
          <table:table-cell table:number-columns-repeated="6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676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12652" calcext:value-type="float">
            <text:p>0,12652</text:p>
          </table:table-cell>
          <table:table-cell office:value-type="float" office:value="0.2713" calcext:value-type="float">
            <text:p>0,2713</text:p>
          </table:table-cell>
          <table:table-cell table:number-columns-repeated="4" office:value-type="float" office:value="0.00015" calcext:value-type="float">
            <text:p>0,00015</text:p>
          </table:table-cell>
          <table:table-cell office:value-type="float" office:value="0.00985" calcext:value-type="float">
            <text:p>0,00985</text:p>
          </table:table-cell>
          <table:table-cell office:value-type="float" office:value="0.1767" calcext:value-type="float">
            <text:p>0,1767</text:p>
          </table:table-cell>
          <table:table-cell table:number-columns-repeated="9" office:value-type="float" office:value="0.00015" calcext:value-type="float">
            <text:p>0,00015</text:p>
          </table:table-cell>
          <table:table-cell office:value-type="float" office:value="0.1823" calcext:value-type="float">
            <text:p>0,1823</text:p>
          </table:table-cell>
          <table:table-cell office:value-type="float" office:value="0.23048" calcext:value-type="float">
            <text:p>0,23048</text:p>
          </table:table-cell>
          <table:table-cell table:number-columns-repeated="4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677</text:p>
          </table:table-cell>
          <table:table-cell table:number-columns-repeated="5" office:value-type="float" office:value="0.00044" calcext:value-type="float">
            <text:p>0,00044</text:p>
          </table:table-cell>
          <table:table-cell office:value-type="float" office:value="0.19834" calcext:value-type="float">
            <text:p>0,19834</text:p>
          </table:table-cell>
          <table:table-cell table:number-columns-repeated="12" office:value-type="float" office:value="0.00044" calcext:value-type="float">
            <text:p>0,00044</text:p>
          </table:table-cell>
          <table:table-cell office:value-type="float" office:value="0.08941" calcext:value-type="float">
            <text:p>0,08941</text:p>
          </table:table-cell>
          <table:table-cell table:number-columns-repeated="4" office:value-type="float" office:value="0.00044" calcext:value-type="float">
            <text:p>0,00044</text:p>
          </table:table-cell>
          <table:table-cell office:value-type="float" office:value="0.3922" calcext:value-type="float">
            <text:p>0,3922</text:p>
          </table:table-cell>
          <table:table-cell office:value-type="float" office:value="0.31072" calcext:value-type="float">
            <text:p>0,31072</text:p>
          </table:table-cell>
        </table:table-row>
        <table:table-row table:style-name="ro1">
          <table:table-cell office:value-type="string" calcext:value-type="string">
            <text:p>article 678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1435" calcext:value-type="float">
            <text:p>0,1435</text:p>
          </table:table-cell>
          <table:table-cell table:number-columns-repeated="4" office:value-type="float" office:value="0.00011" calcext:value-type="float">
            <text:p>0,00011</text:p>
          </table:table-cell>
          <table:table-cell office:value-type="float" office:value="0.03611" calcext:value-type="float">
            <text:p>0,03611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10189" calcext:value-type="float">
            <text:p>0,10189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20628" calcext:value-type="float">
            <text:p>0,20628</text:p>
          </table:table-cell>
          <table:table-cell table:number-columns-repeated="4" office:value-type="float" office:value="0.00011" calcext:value-type="float">
            <text:p>0,00011</text:p>
          </table:table-cell>
          <table:table-cell office:value-type="float" office:value="0.23599" calcext:value-type="float">
            <text:p>0,23599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23343" calcext:value-type="float">
            <text:p>0,23343</text:p>
          </table:table-cell>
          <table:table-cell office:value-type="float" office:value="0.0409" calcext:value-type="float">
            <text:p>0,0409</text:p>
          </table:table-cell>
          <table:table-cell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679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01464" calcext:value-type="float">
            <text:p>0,01464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138" calcext:value-type="float">
            <text:p>0,138</text:p>
          </table:table-cell>
          <table:table-cell table:number-columns-repeated="6" office:value-type="float" office:value="0.00017" calcext:value-type="float">
            <text:p>0,00017</text:p>
          </table:table-cell>
          <table:table-cell office:value-type="float" office:value="0.84355" calcext:value-type="float">
            <text:p>0,84355</text:p>
          </table:table-cell>
          <table:table-cell table:number-columns-repeated="9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680</text:p>
          </table:table-cell>
          <table:table-cell table:number-columns-repeated="4" office:value-type="float" office:value="0.00012" calcext:value-type="float">
            <text:p>0,00012</text:p>
          </table:table-cell>
          <table:table-cell office:value-type="float" office:value="0.02218" calcext:value-type="float">
            <text:p>0,02218</text:p>
          </table:table-cell>
          <table:table-cell table:number-columns-repeated="5" office:value-type="float" office:value="0.00012" calcext:value-type="float">
            <text:p>0,00012</text:p>
          </table:table-cell>
          <table:table-cell office:value-type="float" office:value="0.14222" calcext:value-type="float">
            <text:p>0,14222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07832" calcext:value-type="float">
            <text:p>0,07832</text:p>
          </table:table-cell>
          <table:table-cell table:number-columns-repeated="3" office:value-type="float" office:value="0.00012" calcext:value-type="float">
            <text:p>0,00012</text:p>
          </table:table-cell>
          <table:table-cell office:value-type="float" office:value="0.64739" calcext:value-type="float">
            <text:p>0,64739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10755" calcext:value-type="float">
            <text:p>0,10755</text:p>
          </table:table-cell>
          <table:table-cell table:number-columns-repeated="4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681</text:p>
          </table:table-cell>
          <table:table-cell office:value-type="float" office:value="0.20523" calcext:value-type="float">
            <text:p>0,20523</text:p>
          </table:table-cell>
          <table:table-cell table:number-columns-repeated="2" office:value-type="float" office:value="0.00211" calcext:value-type="float">
            <text:p>0,00211</text:p>
          </table:table-cell>
          <table:table-cell office:value-type="float" office:value="0.74635" calcext:value-type="float">
            <text:p>0,74635</text:p>
          </table:table-cell>
          <table:table-cell table:number-columns-repeated="21" office:value-type="float" office:value="0.00211" calcext:value-type="float">
            <text:p>0,00211</text:p>
          </table:table-cell>
        </table:table-row>
        <table:table-row table:style-name="ro1">
          <table:table-cell office:value-type="string" calcext:value-type="string">
            <text:p>article 682</text:p>
          </table:table-cell>
          <table:table-cell table:number-columns-repeated="6" office:value-type="float" office:value="0.00012" calcext:value-type="float">
            <text:p>0,00012</text:p>
          </table:table-cell>
          <table:table-cell office:value-type="float" office:value="0.04464" calcext:value-type="float">
            <text:p>0,04464</text:p>
          </table:table-cell>
          <table:table-cell office:value-type="float" office:value="0.24626" calcext:value-type="float">
            <text:p>0,24626</text:p>
          </table:table-cell>
          <table:table-cell office:value-type="float" office:value="0.2458" calcext:value-type="float">
            <text:p>0,2458</text:p>
          </table:table-cell>
          <table:table-cell table:number-columns-repeated="4" office:value-type="float" office:value="0.00012" calcext:value-type="float">
            <text:p>0,00012</text:p>
          </table:table-cell>
          <table:table-cell office:value-type="float" office:value="0.01291" calcext:value-type="float">
            <text:p>0,01291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5851" calcext:value-type="float">
            <text:p>0,05851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29937" calcext:value-type="float">
            <text:p>0,29937</text:p>
          </table:table-cell>
          <table:table-cell table:number-columns-repeated="3" office:value-type="float" office:value="0.00012" calcext:value-type="float">
            <text:p>0,00012</text:p>
          </table:table-cell>
          <table:table-cell office:value-type="float" office:value="0.09029" calcext:value-type="float">
            <text:p>0,09029</text:p>
          </table:table-cell>
          <table:table-cell table:number-columns-repeated="3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683</text:p>
          </table:table-cell>
          <table:table-cell table:number-columns-repeated="7" office:value-type="float" office:value="0.00024" calcext:value-type="float">
            <text:p>0,00024</text:p>
          </table:table-cell>
          <table:table-cell office:value-type="float" office:value="0.22917" calcext:value-type="float">
            <text:p>0,22917</text:p>
          </table:table-cell>
          <table:table-cell table:number-columns-repeated="7" office:value-type="float" office:value="0.00024" calcext:value-type="float">
            <text:p>0,00024</text:p>
          </table:table-cell>
          <table:table-cell office:value-type="float" office:value="0.58244" calcext:value-type="float">
            <text:p>0,58244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18312" calcext:value-type="float">
            <text:p>0,18312</text:p>
          </table:table-cell>
          <table:table-cell table:number-columns-repeated="7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684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31854" calcext:value-type="float">
            <text:p>0,31854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05255" calcext:value-type="float">
            <text:p>0,05255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01631" calcext:value-type="float">
            <text:p>0,01631</text:p>
          </table:table-cell>
          <table:table-cell office:value-type="float" office:value="0.11279" calcext:value-type="float">
            <text:p>0,11279</text:p>
          </table:table-cell>
          <table:table-cell office:value-type="float" office:value="0.08317" calcext:value-type="float">
            <text:p>0,08317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07509" calcext:value-type="float">
            <text:p>0,07509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08386" calcext:value-type="float">
            <text:p>0,08386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19995" calcext:value-type="float">
            <text:p>0,19995</text:p>
          </table:table-cell>
          <table:table-cell table:number-columns-repeated="5" office:value-type="float" office:value="0.00019" calcext:value-type="float">
            <text:p>0,00019</text:p>
          </table:table-cell>
          <table:table-cell office:value-type="float" office:value="0.0547" calcext:value-type="float">
            <text:p>0,0547</text:p>
          </table:table-cell>
        </table:table-row>
        <table:table-row table:style-name="ro1">
          <table:table-cell office:value-type="string" calcext:value-type="string">
            <text:p>article 685</text:p>
          </table:table-cell>
          <table:table-cell table:number-columns-repeated="12" office:value-type="float" office:value="0.00025" calcext:value-type="float">
            <text:p>0,00025</text:p>
          </table:table-cell>
          <table:table-cell office:value-type="float" office:value="0.26838" calcext:value-type="float">
            <text:p>0,26838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14306" calcext:value-type="float">
            <text:p>0,14306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51815" calcext:value-type="float">
            <text:p>0,51815</text:p>
          </table:table-cell>
          <table:table-cell table:number-columns-repeated="5" office:value-type="float" office:value="0.00025" calcext:value-type="float">
            <text:p>0,00025</text:p>
          </table:table-cell>
          <table:table-cell office:value-type="float" office:value="0.06509" calcext:value-type="float">
            <text:p>0,06509</text:p>
          </table:table-cell>
        </table:table-row>
        <table:table-row table:style-name="ro1">
          <table:table-cell office:value-type="string" calcext:value-type="string">
            <text:p>article 686</text:p>
          </table:table-cell>
          <table:table-cell table:number-columns-repeated="8" office:value-type="float" office:value="0.00013" calcext:value-type="float">
            <text:p>0,00013</text:p>
          </table:table-cell>
          <table:table-cell office:value-type="float" office:value="0.19024" calcext:value-type="float">
            <text:p>0,19024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00896" calcext:value-type="float">
            <text:p>0,00896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36563" calcext:value-type="float">
            <text:p>0,36563</text:p>
          </table:table-cell>
          <table:table-cell table:number-columns-repeated="5" office:value-type="float" office:value="0.00013" calcext:value-type="float">
            <text:p>0,00013</text:p>
          </table:table-cell>
          <table:table-cell office:value-type="float" office:value="0.02482" calcext:value-type="float">
            <text:p>0,02482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28198" calcext:value-type="float">
            <text:p>0,28198</text:p>
          </table:table-cell>
          <table:table-cell office:value-type="float" office:value="0.12597" calcext:value-type="float">
            <text:p>0,12597</text:p>
          </table:table-cell>
          <table:table-cell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687</text:p>
          </table:table-cell>
          <table:table-cell table:number-columns-repeated="4" office:value-type="float" office:value="0.00021" calcext:value-type="float">
            <text:p>0,00021</text:p>
          </table:table-cell>
          <table:table-cell office:value-type="float" office:value="0.05525" calcext:value-type="float">
            <text:p>0,05525</text:p>
          </table:table-cell>
          <table:table-cell table:number-columns-repeated="3" office:value-type="float" office:value="0.00021" calcext:value-type="float">
            <text:p>0,00021</text:p>
          </table:table-cell>
          <table:table-cell office:value-type="float" office:value="0.03396" calcext:value-type="float">
            <text:p>0,03396</text:p>
          </table:table-cell>
          <table:table-cell table:number-columns-repeated="6" office:value-type="float" office:value="0.00021" calcext:value-type="float">
            <text:p>0,00021</text:p>
          </table:table-cell>
          <table:table-cell office:value-type="float" office:value="0.66085" calcext:value-type="float">
            <text:p>0,66085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24552" calcext:value-type="float">
            <text:p>0,24552</text:p>
          </table:table-cell>
          <table:table-cell table:number-columns-repeated="7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688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08025" calcext:value-type="float">
            <text:p>0,08025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20786" calcext:value-type="float">
            <text:p>0,20786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09907" calcext:value-type="float">
            <text:p>0,09907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20256" calcext:value-type="float">
            <text:p>0,20256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40692" calcext:value-type="float">
            <text:p>0,40692</text:p>
          </table:table-cell>
          <table:table-cell table:number-columns-repeated="7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689</text:p>
          </table:table-cell>
          <table:table-cell table:number-columns-repeated="13" office:value-type="float" office:value="0.00027" calcext:value-type="float">
            <text:p>0,00027</text:p>
          </table:table-cell>
          <table:table-cell office:value-type="float" office:value="0.20694" calcext:value-type="float">
            <text:p>0,20694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0.1145" calcext:value-type="float">
            <text:p>0,1145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0.20633" calcext:value-type="float">
            <text:p>0,20633</text:p>
          </table:table-cell>
          <table:table-cell office:value-type="float" office:value="0.46656" calcext:value-type="float">
            <text:p>0,46656</text:p>
          </table:table-cell>
          <table:table-cell table:number-columns-repeated="6"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article 690</text:p>
          </table:table-cell>
          <table:table-cell table:number-columns-repeated="3" office:value-type="float" office:value="0.0008" calcext:value-type="float">
            <text:p>0,0008</text:p>
          </table:table-cell>
          <table:table-cell office:value-type="float" office:value="0.10917" calcext:value-type="float">
            <text:p>0,10917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19621" calcext:value-type="float">
            <text:p>0,19621</text:p>
          </table:table-cell>
          <table:table-cell office:value-type="float" office:value="0.27644" calcext:value-type="float">
            <text:p>0,27644</text:p>
          </table:table-cell>
          <table:table-cell table:number-columns-repeated="12" office:value-type="float" office:value="0.0008" calcext:value-type="float">
            <text:p>0,0008</text:p>
          </table:table-cell>
          <table:table-cell office:value-type="float" office:value="0.40138" calcext:value-type="float">
            <text:p>0,40138</text:p>
          </table:table-cell>
          <table:table-cell table:number-columns-repeated="5" office:value-type="float" office:value="0.0008" calcext:value-type="float">
            <text:p>0,0008</text:p>
          </table:table-cell>
        </table:table-row>
        <table:table-row table:style-name="ro1">
          <table:table-cell office:value-type="string" calcext:value-type="string">
            <text:p>article 691</text:p>
          </table:table-cell>
          <table:table-cell table:number-columns-repeated="15" office:value-type="float" office:value="0.00014" calcext:value-type="float">
            <text:p>0,00014</text:p>
          </table:table-cell>
          <table:table-cell office:value-type="float" office:value="0.06859" calcext:value-type="float">
            <text:p>0,06859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92813" calcext:value-type="float">
            <text:p>0,92813</text:p>
          </table:table-cell>
          <table:table-cell table:number-columns-repeated="7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article 692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41067" calcext:value-type="float">
            <text:p>0,41067</text:p>
          </table:table-cell>
          <table:table-cell table:number-columns-repeated="4" office:value-type="float" office:value="0.00015" calcext:value-type="float">
            <text:p>0,00015</text:p>
          </table:table-cell>
          <table:table-cell office:value-type="float" office:value="0.02028" calcext:value-type="float">
            <text:p>0,02028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33257" calcext:value-type="float">
            <text:p>0,33257</text:p>
          </table:table-cell>
          <table:table-cell office:value-type="float" office:value="0.06077" calcext:value-type="float">
            <text:p>0,06077</text:p>
          </table:table-cell>
          <table:table-cell table:number-columns-repeated="7" office:value-type="float" office:value="0.00015" calcext:value-type="float">
            <text:p>0,00015</text:p>
          </table:table-cell>
          <table:table-cell office:value-type="float" office:value="0.12244" calcext:value-type="float">
            <text:p>0,12244</text:p>
          </table:table-cell>
          <table:table-cell office:value-type="float" office:value="0.05047" calcext:value-type="float">
            <text:p>0,05047</text:p>
          </table:table-cell>
          <table:table-cell table:number-columns-repeated="4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693</text:p>
          </table:table-cell>
          <table:table-cell office:value-type="float" office:value="0.09871" calcext:value-type="float">
            <text:p>0,09871</text:p>
          </table:table-cell>
          <table:table-cell table:number-columns-repeated="2" office:value-type="float" office:value="0.00082" calcext:value-type="float">
            <text:p>0,00082</text:p>
          </table:table-cell>
          <table:table-cell office:value-type="float" office:value="0.88251" calcext:value-type="float">
            <text:p>0,88251</text:p>
          </table:table-cell>
          <table:table-cell table:number-columns-repeated="21" office:value-type="float" office:value="0.00082" calcext:value-type="float">
            <text:p>0,00082</text:p>
          </table:table-cell>
        </table:table-row>
        <table:table-row table:style-name="ro1">
          <table:table-cell office:value-type="string" calcext:value-type="string">
            <text:p>article 694</text:p>
          </table:table-cell>
          <table:table-cell table:number-columns-repeated="4" office:value-type="float" office:value="0.00021" calcext:value-type="float">
            <text:p>0,00021</text:p>
          </table:table-cell>
          <table:table-cell office:value-type="float" office:value="0.05879" calcext:value-type="float">
            <text:p>0,05879</text:p>
          </table:table-cell>
          <table:table-cell table:number-columns-repeated="3" office:value-type="float" office:value="0.00021" calcext:value-type="float">
            <text:p>0,00021</text:p>
          </table:table-cell>
          <table:table-cell office:value-type="float" office:value="0.03574" calcext:value-type="float">
            <text:p>0,03574</text:p>
          </table:table-cell>
          <table:table-cell office:value-type="float" office:value="0.01293" calcext:value-type="float">
            <text:p>0,01293</text:p>
          </table:table-cell>
          <table:table-cell office:value-type="float" office:value="0.15402" calcext:value-type="float">
            <text:p>0,15402</text:p>
          </table:table-cell>
          <table:table-cell office:value-type="float" office:value="0.10889" calcext:value-type="float">
            <text:p>0,10889</text:p>
          </table:table-cell>
          <table:table-cell table:number-columns-repeated="5" office:value-type="float" office:value="0.00021" calcext:value-type="float">
            <text:p>0,00021</text:p>
          </table:table-cell>
          <table:table-cell office:value-type="float" office:value="0.5263" calcext:value-type="float">
            <text:p>0,5263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09962" calcext:value-type="float">
            <text:p>0,09962</text:p>
          </table:table-cell>
          <table:table-cell table:number-columns-repeated="4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69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2155" calcext:value-type="float">
            <text:p>0,02155</text:p>
          </table:table-cell>
          <table:table-cell table:number-columns-repeated="5" office:value-type="float" office:value="0.0001" calcext:value-type="float">
            <text:p>0,0001</text:p>
          </table:table-cell>
          <table:table-cell office:value-type="float" office:value="0.01945" calcext:value-type="float">
            <text:p>0,01945</text:p>
          </table:table-cell>
          <table:table-cell table:number-columns-repeated="4" office:value-type="float" office:value="0.0001" calcext:value-type="float">
            <text:p>0,0001</text:p>
          </table:table-cell>
          <table:table-cell office:value-type="float" office:value="0.03627" calcext:value-type="float">
            <text:p>0,03627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72195" calcext:value-type="float">
            <text:p>0,7219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15581" calcext:value-type="float">
            <text:p>0,15581</text:p>
          </table:table-cell>
          <table:table-cell table:number-columns-repeated="5" office:value-type="float" office:value="0.0001" calcext:value-type="float">
            <text:p>0,0001</text:p>
          </table:table-cell>
          <table:table-cell office:value-type="float" office:value="0.04305" calcext:value-type="float">
            <text:p>0,04305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article 696</text:p>
          </table:table-cell>
          <table:table-cell table:number-columns-repeated="3" office:value-type="float" office:value="0.00037" calcext:value-type="float">
            <text:p>0,00037</text:p>
          </table:table-cell>
          <table:table-cell office:value-type="float" office:value="0.13778" calcext:value-type="float">
            <text:p>0,13778</text:p>
          </table:table-cell>
          <table:table-cell table:number-columns-repeated="6" office:value-type="float" office:value="0.00037" calcext:value-type="float">
            <text:p>0,00037</text:p>
          </table:table-cell>
          <table:table-cell office:value-type="float" office:value="0.3581" calcext:value-type="float">
            <text:p>0,3581</text:p>
          </table:table-cell>
          <table:table-cell table:number-columns-repeated="7" office:value-type="float" office:value="0.00037" calcext:value-type="float">
            <text:p>0,00037</text:p>
          </table:table-cell>
          <table:table-cell office:value-type="float" office:value="0.24964" calcext:value-type="float">
            <text:p>0,24964</text:p>
          </table:table-cell>
          <table:table-cell table:number-columns-repeated="2" office:value-type="float" office:value="0.00037" calcext:value-type="float">
            <text:p>0,00037</text:p>
          </table:table-cell>
          <table:table-cell office:value-type="float" office:value="0.24677" calcext:value-type="float">
            <text:p>0,24677</text:p>
          </table:table-cell>
          <table:table-cell table:number-columns-repeated="3" office:value-type="float" office:value="0.00037" calcext:value-type="float">
            <text:p>0,00037</text:p>
          </table:table-cell>
        </table:table-row>
        <table:table-row table:style-name="ro1">
          <table:table-cell office:value-type="string" calcext:value-type="string">
            <text:p>article 697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3793" calcext:value-type="float">
            <text:p>0,03793</text:p>
          </table:table-cell>
          <table:table-cell table:number-columns-repeated="4" office:value-type="float" office:value="0.0001" calcext:value-type="float">
            <text:p>0,0001</text:p>
          </table:table-cell>
          <table:table-cell office:value-type="float" office:value="0.03626" calcext:value-type="float">
            <text:p>0,0362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5238" calcext:value-type="float">
            <text:p>0,05238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16994" calcext:value-type="float">
            <text:p>0,1699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5118" calcext:value-type="float">
            <text:p>0,05118</text:p>
          </table:table-cell>
          <table:table-cell table:number-columns-repeated="4" office:value-type="float" office:value="0.0001" calcext:value-type="float">
            <text:p>0,0001</text:p>
          </table:table-cell>
          <table:table-cell office:value-type="float" office:value="0.27585" calcext:value-type="float">
            <text:p>0,2758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11077" calcext:value-type="float">
            <text:p>0,11077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26406" calcext:value-type="float">
            <text:p>0,26406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article 698</text:p>
          </table:table-cell>
          <table:table-cell table:number-columns-repeated="5" office:value-type="float" office:value="0.00023" calcext:value-type="float">
            <text:p>0,00023</text:p>
          </table:table-cell>
          <table:table-cell office:value-type="float" office:value="0.04106" calcext:value-type="float">
            <text:p>0,04106</text:p>
          </table:table-cell>
          <table:table-cell table:number-columns-repeated="4" office:value-type="float" office:value="0.00023" calcext:value-type="float">
            <text:p>0,00023</text:p>
          </table:table-cell>
          <table:table-cell office:value-type="float" office:value="0.12115" calcext:value-type="float">
            <text:p>0,12115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57932" calcext:value-type="float">
            <text:p>0,57932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7391" calcext:value-type="float">
            <text:p>0,07391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18004" calcext:value-type="float">
            <text:p>0,18004</text:p>
          </table:table-cell>
          <table:table-cell table:number-columns-repeated="6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699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68938" calcext:value-type="float">
            <text:p>0,68938</text:p>
          </table:table-cell>
          <table:table-cell table:number-columns-repeated="15" office:value-type="float" office:value="0.0002" calcext:value-type="float">
            <text:p>0,0002</text:p>
          </table:table-cell>
          <table:table-cell office:value-type="float" office:value="0.27403" calcext:value-type="float">
            <text:p>0,27403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0323" calcext:value-type="float">
            <text:p>0,0323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700</text:p>
          </table:table-cell>
          <table:table-cell table:number-columns-repeated="12" office:value-type="float" office:value="0.00017" calcext:value-type="float">
            <text:p>0,00017</text:p>
          </table:table-cell>
          <table:table-cell office:value-type="float" office:value="0.0821" calcext:value-type="float">
            <text:p>0,0821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21353" calcext:value-type="float">
            <text:p>0,21353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16543" calcext:value-type="float">
            <text:p>0,16543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3633" calcext:value-type="float">
            <text:p>0,03633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49917" calcext:value-type="float">
            <text:p>0,49917</text:p>
          </table:table-cell>
        </table:table-row>
        <table:table-row table:style-name="ro1">
          <table:table-cell office:value-type="string" calcext:value-type="string">
            <text:p>article 701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4394" calcext:value-type="float">
            <text:p>0,04394</text:p>
          </table:table-cell>
          <table:table-cell table:number-columns-repeated="10" office:value-type="float" office:value="0.00021" calcext:value-type="float">
            <text:p>0,00021</text:p>
          </table:table-cell>
          <table:table-cell office:value-type="float" office:value="0.16346" calcext:value-type="float">
            <text:p>0,16346</text:p>
          </table:table-cell>
          <table:table-cell table:number-columns-repeated="4" office:value-type="float" office:value="0.00021" calcext:value-type="float">
            <text:p>0,00021</text:p>
          </table:table-cell>
          <table:table-cell office:value-type="float" office:value="0.13271" calcext:value-type="float">
            <text:p>0,13271</text:p>
          </table:table-cell>
          <table:table-cell office:value-type="float" office:value="0.65547" calcext:value-type="float">
            <text:p>0,65547</text:p>
          </table:table-cell>
          <table:table-cell table:number-columns-repeated="6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702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65063" calcext:value-type="float">
            <text:p>0,65063</text:p>
          </table:table-cell>
          <table:table-cell table:number-columns-repeated="6" office:value-type="float" office:value="0.00017" calcext:value-type="float">
            <text:p>0,00017</text:p>
          </table:table-cell>
          <table:table-cell office:value-type="float" office:value="0.12695" calcext:value-type="float">
            <text:p>0,12695</text:p>
          </table:table-cell>
          <table:table-cell office:value-type="float" office:value="0.21875" calcext:value-type="float">
            <text:p>0,21875</text:p>
          </table:table-cell>
          <table:table-cell table:number-columns-repeated="13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703</text:p>
          </table:table-cell>
          <table:table-cell table:number-columns-repeated="11" office:value-type="float" office:value="0.00017" calcext:value-type="float">
            <text:p>0,00017</text:p>
          </table:table-cell>
          <table:table-cell office:value-type="float" office:value="0.09776" calcext:value-type="float">
            <text:p>0,09776</text:p>
          </table:table-cell>
          <table:table-cell office:value-type="float" office:value="0.01556" calcext:value-type="float">
            <text:p>0,01556</text:p>
          </table:table-cell>
          <table:table-cell office:value-type="float" office:value="0.04653" calcext:value-type="float">
            <text:p>0,04653</text:p>
          </table:table-cell>
          <table:table-cell office:value-type="float" office:value="0.60087" calcext:value-type="float">
            <text:p>0,60087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4276" calcext:value-type="float">
            <text:p>0,04276</text:p>
          </table:table-cell>
          <table:table-cell table:number-columns-repeated="6" office:value-type="float" office:value="0.00017" calcext:value-type="float">
            <text:p>0,00017</text:p>
          </table:table-cell>
          <table:table-cell office:value-type="float" office:value="0.19332" calcext:value-type="float">
            <text:p>0,19332</text:p>
          </table:table-cell>
          <table:table-cell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704</text:p>
          </table:table-cell>
          <table:table-cell table:number-columns-repeated="9" office:value-type="float" office:value="0.00062" calcext:value-type="float">
            <text:p>0,00062</text:p>
          </table:table-cell>
          <table:table-cell office:value-type="float" office:value="0.06229" calcext:value-type="float">
            <text:p>0,06229</text:p>
          </table:table-cell>
          <table:table-cell table:number-columns-repeated="9" office:value-type="float" office:value="0.00062" calcext:value-type="float">
            <text:p>0,00062</text:p>
          </table:table-cell>
          <table:table-cell office:value-type="float" office:value="0.92356" calcext:value-type="float">
            <text:p>0,92356</text:p>
          </table:table-cell>
          <table:table-cell table:number-columns-repeated="5" office:value-type="float" office:value="0.00062" calcext:value-type="float">
            <text:p>0,00062</text:p>
          </table:table-cell>
        </table:table-row>
        <table:table-row table:style-name="ro1">
          <table:table-cell office:value-type="string" calcext:value-type="string">
            <text:p>article 705</text:p>
          </table:table-cell>
          <table:table-cell office:value-type="float" office:value="0.60671" calcext:value-type="float">
            <text:p>0,60671</text:p>
          </table:table-cell>
          <table:table-cell table:number-columns-repeated="15" office:value-type="float" office:value="0.0016" calcext:value-type="float">
            <text:p>0,0016</text:p>
          </table:table-cell>
          <table:table-cell office:value-type="float" office:value="0.35649" calcext:value-type="float">
            <text:p>0,35649</text:p>
          </table:table-cell>
          <table:table-cell table:number-columns-repeated="8" office:value-type="float" office:value="0.0016" calcext:value-type="float">
            <text:p>0,0016</text:p>
          </table:table-cell>
        </table:table-row>
        <table:table-row table:style-name="ro1">
          <table:table-cell office:value-type="string" calcext:value-type="string">
            <text:p>article 706</text:p>
          </table:table-cell>
          <table:table-cell table:number-columns-repeated="4" office:value-type="float" office:value="0.00018" calcext:value-type="float">
            <text:p>0,00018</text:p>
          </table:table-cell>
          <table:table-cell office:value-type="float" office:value="0.03961" calcext:value-type="float">
            <text:p>0,03961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14477" calcext:value-type="float">
            <text:p>0,14477</text:p>
          </table:table-cell>
          <table:table-cell table:number-columns-repeated="4" office:value-type="float" office:value="0.00018" calcext:value-type="float">
            <text:p>0,00018</text:p>
          </table:table-cell>
          <table:table-cell office:value-type="float" office:value="0.3597" calcext:value-type="float">
            <text:p>0,3597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8112" calcext:value-type="float">
            <text:p>0,08112</text:p>
          </table:table-cell>
          <table:table-cell office:value-type="float" office:value="0.14283" calcext:value-type="float">
            <text:p>0,14283</text:p>
          </table:table-cell>
          <table:table-cell table:number-columns-repeated="4" office:value-type="float" office:value="0.00018" calcext:value-type="float">
            <text:p>0,00018</text:p>
          </table:table-cell>
          <table:table-cell office:value-type="float" office:value="0.03753" calcext:value-type="float">
            <text:p>0,03753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9615" calcext:value-type="float">
            <text:p>0,09615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9526" calcext:value-type="float">
            <text:p>0,09526</text:p>
          </table:table-cell>
          <table:table-cell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707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7204" calcext:value-type="float">
            <text:p>0,072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2494" calcext:value-type="float">
            <text:p>0,02494</text:p>
          </table:table-cell>
          <table:table-cell table:number-columns-repeated="6" office:value-type="float" office:value="0.0002" calcext:value-type="float">
            <text:p>0,0002</text:p>
          </table:table-cell>
          <table:table-cell office:value-type="float" office:value="0.08317" calcext:value-type="float">
            <text:p>0,08317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7111" calcext:value-type="float">
            <text:p>0,07111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64044" calcext:value-type="float">
            <text:p>0,6404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388" calcext:value-type="float">
            <text:p>0,0388</text:p>
          </table:table-cell>
          <table:table-cell office:value-type="float" office:value="0.06586" calcext:value-type="float">
            <text:p>0,06586</text:p>
          </table:table-cell>
          <table:table-cell table:number-columns-repeated="3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708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05816" calcext:value-type="float">
            <text:p>0,05816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43796" calcext:value-type="float">
            <text:p>0,43796</text:p>
          </table:table-cell>
          <table:table-cell table:number-columns-repeated="6" office:value-type="float" office:value="0.00017" calcext:value-type="float">
            <text:p>0,00017</text:p>
          </table:table-cell>
          <table:table-cell office:value-type="float" office:value="0.0352" calcext:value-type="float">
            <text:p>0,0352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17875" calcext:value-type="float">
            <text:p>0,17875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21607" calcext:value-type="float">
            <text:p>0,21607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7071" calcext:value-type="float">
            <text:p>0,07071</text:p>
          </table:table-cell>
          <table:table-cell table:number-columns-repeated="4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709</text:p>
          </table:table-cell>
          <table:table-cell table:number-columns-repeated="10" office:value-type="float" office:value="0.00017" calcext:value-type="float">
            <text:p>0,00017</text:p>
          </table:table-cell>
          <table:table-cell office:value-type="float" office:value="0.13902" calcext:value-type="float">
            <text:p>0,13902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79568" calcext:value-type="float">
            <text:p>0,79568</text:p>
          </table:table-cell>
          <table:table-cell table:number-columns-repeated="6" office:value-type="float" office:value="0.00017" calcext:value-type="float">
            <text:p>0,00017</text:p>
          </table:table-cell>
          <table:table-cell office:value-type="float" office:value="0.0616" calcext:value-type="float">
            <text:p>0,0616</text:p>
          </table:table-cell>
          <table:table-cell table:number-columns-repeated="3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710</text:p>
          </table:table-cell>
          <table:table-cell table:number-columns-repeated="10" office:value-type="float" office:value="0.00014" calcext:value-type="float">
            <text:p>0,00014</text:p>
          </table:table-cell>
          <table:table-cell office:value-type="float" office:value="0.26721" calcext:value-type="float">
            <text:p>0,26721</text:p>
          </table:table-cell>
          <table:table-cell office:value-type="float" office:value="0.2608" calcext:value-type="float">
            <text:p>0,2608</text:p>
          </table:table-cell>
          <table:table-cell table:number-columns-repeated="4" office:value-type="float" office:value="0.00014" calcext:value-type="float">
            <text:p>0,00014</text:p>
          </table:table-cell>
          <table:table-cell office:value-type="float" office:value="0.41301" calcext:value-type="float">
            <text:p>0,41301</text:p>
          </table:table-cell>
          <table:table-cell table:number-columns-repeated="3" office:value-type="float" office:value="0.00014" calcext:value-type="float">
            <text:p>0,00014</text:p>
          </table:table-cell>
          <table:table-cell office:value-type="float" office:value="0.05596" calcext:value-type="float">
            <text:p>0,05596</text:p>
          </table:table-cell>
          <table:table-cell table:number-columns-repeated="4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article 71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24678" calcext:value-type="float">
            <text:p>0,24678</text:p>
          </table:table-cell>
          <table:table-cell table:number-columns-repeated="4" office:value-type="float" office:value="0.0002" calcext:value-type="float">
            <text:p>0,0002</text:p>
          </table:table-cell>
          <table:table-cell office:value-type="float" office:value="0.0253" calcext:value-type="float">
            <text:p>0,0253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22984" calcext:value-type="float">
            <text:p>0,22984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8215" calcext:value-type="float">
            <text:p>0,08215</text:p>
          </table:table-cell>
          <table:table-cell office:value-type="float" office:value="0.13198" calcext:value-type="float">
            <text:p>0,13198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18837" calcext:value-type="float">
            <text:p>0,1883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9199" calcext:value-type="float">
            <text:p>0,09199</text:p>
          </table:table-cell>
          <table:table-cell table:number-columns-repeated="5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712</text:p>
          </table:table-cell>
          <table:table-cell table:number-columns-repeated="8" office:value-type="float" office:value="0.00037" calcext:value-type="float">
            <text:p>0,00037</text:p>
          </table:table-cell>
          <table:table-cell office:value-type="float" office:value="0.17874" calcext:value-type="float">
            <text:p>0,17874</text:p>
          </table:table-cell>
          <table:table-cell table:number-columns-repeated="3" office:value-type="float" office:value="0.00037" calcext:value-type="float">
            <text:p>0,00037</text:p>
          </table:table-cell>
          <table:table-cell office:value-type="float" office:value="0.01025" calcext:value-type="float">
            <text:p>0,01025</text:p>
          </table:table-cell>
          <table:table-cell table:number-columns-repeated="3" office:value-type="float" office:value="0.00037" calcext:value-type="float">
            <text:p>0,00037</text:p>
          </table:table-cell>
          <table:table-cell office:value-type="float" office:value="0.27628" calcext:value-type="float">
            <text:p>0,27628</text:p>
          </table:table-cell>
          <table:table-cell office:value-type="float" office:value="0.00037" calcext:value-type="float">
            <text:p>0,00037</text:p>
          </table:table-cell>
          <table:table-cell office:value-type="float" office:value="0.33474" calcext:value-type="float">
            <text:p>0,33474</text:p>
          </table:table-cell>
          <table:table-cell table:number-columns-repeated="4" office:value-type="float" office:value="0.00037" calcext:value-type="float">
            <text:p>0,00037</text:p>
          </table:table-cell>
          <table:table-cell office:value-type="float" office:value="0.19251" calcext:value-type="float">
            <text:p>0,19251</text:p>
          </table:table-cell>
          <table:table-cell office:value-type="float" office:value="0.00037" calcext:value-type="float">
            <text:p>0,00037</text:p>
          </table:table-cell>
        </table:table-row>
        <table:table-row table:style-name="ro1">
          <table:table-cell office:value-type="string" calcext:value-type="string">
            <text:p>article 713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7174" calcext:value-type="float">
            <text:p>0,07174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11528" calcext:value-type="float">
            <text:p>0,11528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17713" calcext:value-type="float">
            <text:p>0,17713</text:p>
          </table:table-cell>
          <table:table-cell table:number-columns-repeated="6" office:value-type="float" office:value="0.00025" calcext:value-type="float">
            <text:p>0,00025</text:p>
          </table:table-cell>
          <table:table-cell office:value-type="float" office:value="0.1925" calcext:value-type="float">
            <text:p>0,1925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43841" calcext:value-type="float">
            <text:p>0,43841</text:p>
          </table:table-cell>
          <table:table-cell table:number-columns-repeated="5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714</text:p>
          </table:table-cell>
          <table:table-cell table:number-columns-repeated="3" office:value-type="float" office:value="0.00087" calcext:value-type="float">
            <text:p>0,00087</text:p>
          </table:table-cell>
          <table:table-cell office:value-type="float" office:value="0.97913" calcext:value-type="float">
            <text:p>0,97913</text:p>
          </table:table-cell>
          <table:table-cell table:number-columns-repeated="21" office:value-type="float" office:value="0.00087" calcext:value-type="float">
            <text:p>0,00087</text:p>
          </table:table-cell>
        </table:table-row>
        <table:table-row table:style-name="ro1">
          <table:table-cell office:value-type="string" calcext:value-type="string">
            <text:p>article 715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0.05105" calcext:value-type="float">
            <text:p>0,05105</text:p>
          </table:table-cell>
          <table:table-cell table:number-columns-repeated="4" office:value-type="float" office:value="0.00027" calcext:value-type="float">
            <text:p>0,00027</text:p>
          </table:table-cell>
          <table:table-cell office:value-type="float" office:value="0.0125" calcext:value-type="float">
            <text:p>0,0125</text:p>
          </table:table-cell>
          <table:table-cell table:number-columns-repeated="3" office:value-type="float" office:value="0.00027" calcext:value-type="float">
            <text:p>0,00027</text:p>
          </table:table-cell>
          <table:table-cell office:value-type="float" office:value="0.18772" calcext:value-type="float">
            <text:p>0,18772</text:p>
          </table:table-cell>
          <table:table-cell office:value-type="float" office:value="0.29551" calcext:value-type="float">
            <text:p>0,29551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0.31774" calcext:value-type="float">
            <text:p>0,31774</text:p>
          </table:table-cell>
          <table:table-cell table:number-columns-repeated="3" office:value-type="float" office:value="0.00027" calcext:value-type="float">
            <text:p>0,00027</text:p>
          </table:table-cell>
          <table:table-cell office:value-type="float" office:value="0.13035" calcext:value-type="float">
            <text:p>0,13035</text:p>
          </table:table-cell>
          <table:table-cell table:number-columns-repeated="7"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article 716</text:p>
          </table:table-cell>
          <table:table-cell table:number-columns-repeated="3" office:value-type="float" office:value="0.00093" calcext:value-type="float">
            <text:p>0,00093</text:p>
          </table:table-cell>
          <table:table-cell office:value-type="float" office:value="0.97767" calcext:value-type="float">
            <text:p>0,97767</text:p>
          </table:table-cell>
          <table:table-cell table:number-columns-repeated="21" office:value-type="float" office:value="0.00093" calcext:value-type="float">
            <text:p>0,00093</text:p>
          </table:table-cell>
        </table:table-row>
        <table:table-row table:style-name="ro1">
          <table:table-cell office:value-type="string" calcext:value-type="string">
            <text:p>article 717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10326" calcext:value-type="float">
            <text:p>0,10326</text:p>
          </table:table-cell>
          <table:table-cell office:value-type="float" office:value="0.27152" calcext:value-type="float">
            <text:p>0,27152</text:p>
          </table:table-cell>
          <table:table-cell table:number-columns-repeated="6" office:value-type="float" office:value="0.00009" calcext:value-type="float">
            <text:p>0,00009</text:p>
          </table:table-cell>
          <table:table-cell office:value-type="float" office:value="0.00975" calcext:value-type="float">
            <text:p>0,00975</text:p>
          </table:table-cell>
          <table:table-cell table:number-columns-repeated="4" office:value-type="float" office:value="0.00009" calcext:value-type="float">
            <text:p>0,00009</text:p>
          </table:table-cell>
          <table:table-cell office:value-type="float" office:value="0.12193" calcext:value-type="float">
            <text:p>0,12193</text:p>
          </table:table-cell>
          <table:table-cell table:number-columns-repeated="2" office:value-type="float" office:value="0.00009" calcext:value-type="float">
            <text:p>0,00009</text:p>
          </table:table-cell>
          <table:table-cell office:value-type="float" office:value="0.06318" calcext:value-type="float">
            <text:p>0,06318</text:p>
          </table:table-cell>
          <table:table-cell table:number-columns-repeated="3" office:value-type="float" office:value="0.00009" calcext:value-type="float">
            <text:p>0,00009</text:p>
          </table:table-cell>
          <table:table-cell office:value-type="float" office:value="0.02802" calcext:value-type="float">
            <text:p>0,02802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33497" calcext:value-type="float">
            <text:p>0,33497</text:p>
          </table:table-cell>
          <table:table-cell office:value-type="float" office:value="0.06589" calcext:value-type="float">
            <text:p>0,06589</text:p>
          </table:table-cell>
        </table:table-row>
        <table:table-row table:style-name="ro1">
          <table:table-cell office:value-type="string" calcext:value-type="string">
            <text:p>article 718</text:p>
          </table:table-cell>
          <table:table-cell table:number-columns-repeated="3" office:value-type="float" office:value="0.00098" calcext:value-type="float">
            <text:p>0,00098</text:p>
          </table:table-cell>
          <table:table-cell office:value-type="float" office:value="0.97659" calcext:value-type="float">
            <text:p>0,97659</text:p>
          </table:table-cell>
          <table:table-cell table:number-columns-repeated="21" office:value-type="float" office:value="0.00098" calcext:value-type="float">
            <text:p>0,00098</text:p>
          </table:table-cell>
        </table:table-row>
        <table:table-row table:style-name="ro1">
          <table:table-cell office:value-type="string" calcext:value-type="string">
            <text:p>article 719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07046" calcext:value-type="float">
            <text:p>0,07046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1014" calcext:value-type="float">
            <text:p>0,1014</text:p>
          </table:table-cell>
          <table:table-cell table:number-columns-repeated="8" office:value-type="float" office:value="0.00018" calcext:value-type="float">
            <text:p>0,00018</text:p>
          </table:table-cell>
          <table:table-cell office:value-type="float" office:value="0.56805" calcext:value-type="float">
            <text:p>0,56805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24194" calcext:value-type="float">
            <text:p>0,24194</text:p>
          </table:table-cell>
          <table:table-cell table:number-columns-repeated="5" office:value-type="float" office:value="0.00018" calcext:value-type="float">
            <text:p>0,00018</text:p>
          </table:table-cell>
          <table:table-cell office:value-type="float" office:value="0.01459" calcext:value-type="float">
            <text:p>0,01459</text:p>
          </table:table-cell>
          <table:table-cell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720</text:p>
          </table:table-cell>
          <table:table-cell table:number-columns-repeated="3" office:value-type="float" office:value="0.00098" calcext:value-type="float">
            <text:p>0,00098</text:p>
          </table:table-cell>
          <table:table-cell office:value-type="float" office:value="0.97659" calcext:value-type="float">
            <text:p>0,97659</text:p>
          </table:table-cell>
          <table:table-cell table:number-columns-repeated="21" office:value-type="float" office:value="0.00098" calcext:value-type="float">
            <text:p>0,00098</text:p>
          </table:table-cell>
        </table:table-row>
        <table:table-row table:style-name="ro1">
          <table:table-cell office:value-type="string" calcext:value-type="string">
            <text:p>article 721</text:p>
          </table:table-cell>
          <table:table-cell table:number-columns-repeated="14" office:value-type="float" office:value="0.00005" calcext:value-type="float">
            <text:p>0,00005</text:p>
          </table:table-cell>
          <table:table-cell office:value-type="float" office:value="0.09377" calcext:value-type="float">
            <text:p>0,09377</text:p>
          </table:table-cell>
          <table:table-cell table:number-columns-repeated="5" office:value-type="float" office:value="0.00005" calcext:value-type="float">
            <text:p>0,00005</text:p>
          </table:table-cell>
          <table:table-cell office:value-type="float" office:value="0.02745" calcext:value-type="float">
            <text:p>0,02745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4895" calcext:value-type="float">
            <text:p>0,04895</text:p>
          </table:table-cell>
          <table:table-cell office:value-type="float" office:value="0.82871" calcext:value-type="float">
            <text:p>0,82871</text:p>
          </table:table-cell>
          <table:table-cell office:value-type="float" office:value="0.00005" calcext:value-type="float">
            <text:p>0,00005</text:p>
          </table:table-cell>
        </table:table-row>
        <table:table-row table:style-name="ro1">
          <table:table-cell office:value-type="string" calcext:value-type="string">
            <text:p>article 722</text:p>
          </table:table-cell>
          <table:table-cell office:value-type="float" office:value="0.03468" calcext:value-type="float">
            <text:p>0,03468</text:p>
          </table:table-cell>
          <table:table-cell table:number-columns-repeated="8" office:value-type="float" office:value="0.00021" calcext:value-type="float">
            <text:p>0,00021</text:p>
          </table:table-cell>
          <table:table-cell office:value-type="float" office:value="0.47784" calcext:value-type="float">
            <text:p>0,47784</text:p>
          </table:table-cell>
          <table:table-cell office:value-type="float" office:value="0.25633" calcext:value-type="float">
            <text:p>0,25633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09914" calcext:value-type="float">
            <text:p>0,09914</text:p>
          </table:table-cell>
          <table:table-cell table:number-columns-repeated="7" office:value-type="float" office:value="0.00021" calcext:value-type="float">
            <text:p>0,00021</text:p>
          </table:table-cell>
          <table:table-cell office:value-type="float" office:value="0.12775" calcext:value-type="float">
            <text:p>0,12775</text:p>
          </table:table-cell>
          <table:table-cell table:number-columns-repeated="3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723</text:p>
          </table:table-cell>
          <table:table-cell table:number-columns-repeated="3" office:value-type="float" office:value="0.00129" calcext:value-type="float">
            <text:p>0,00129</text:p>
          </table:table-cell>
          <table:table-cell office:value-type="float" office:value="0.96903" calcext:value-type="float">
            <text:p>0,96903</text:p>
          </table:table-cell>
          <table:table-cell table:number-columns-repeated="21" office:value-type="float" office:value="0.00129" calcext:value-type="float">
            <text:p>0,00129</text:p>
          </table:table-cell>
        </table:table-row>
        <table:table-row table:style-name="ro1">
          <table:table-cell office:value-type="string" calcext:value-type="string">
            <text:p>article 724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17715" calcext:value-type="float">
            <text:p>0,17715</text:p>
          </table:table-cell>
          <table:table-cell table:number-columns-repeated="5" office:value-type="float" office:value="0.00024" calcext:value-type="float">
            <text:p>0,00024</text:p>
          </table:table-cell>
          <table:table-cell office:value-type="float" office:value="0.03604" calcext:value-type="float">
            <text:p>0,03604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27018" calcext:value-type="float">
            <text:p>0,27018</text:p>
          </table:table-cell>
          <table:table-cell office:value-type="float" office:value="0.1568" calcext:value-type="float">
            <text:p>0,1568</text:p>
          </table:table-cell>
          <table:table-cell office:value-type="float" office:value="0.18407" calcext:value-type="float">
            <text:p>0,18407</text:p>
          </table:table-cell>
          <table:table-cell table:number-columns-repeated="5" office:value-type="float" office:value="0.00024" calcext:value-type="float">
            <text:p>0,00024</text:p>
          </table:table-cell>
          <table:table-cell office:value-type="float" office:value="0.11565" calcext:value-type="float">
            <text:p>0,11565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05581" calcext:value-type="float">
            <text:p>0,05581</text:p>
          </table:table-cell>
          <table:table-cell table:number-columns-repeated="4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725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64259" calcext:value-type="float">
            <text:p>0,64259</text:p>
          </table:table-cell>
          <table:table-cell table:number-columns-repeated="6" office:value-type="float" office:value="0.00017" calcext:value-type="float">
            <text:p>0,00017</text:p>
          </table:table-cell>
          <table:table-cell office:value-type="float" office:value="0.15802" calcext:value-type="float">
            <text:p>0,15802</text:p>
          </table:table-cell>
          <table:table-cell office:value-type="float" office:value="0.06253" calcext:value-type="float">
            <text:p>0,06253</text:p>
          </table:table-cell>
          <table:table-cell table:number-columns-repeated="5" office:value-type="float" office:value="0.00017" calcext:value-type="float">
            <text:p>0,00017</text:p>
          </table:table-cell>
          <table:table-cell office:value-type="float" office:value="0.13324" calcext:value-type="float">
            <text:p>0,13324</text:p>
          </table:table-cell>
          <table:table-cell table:number-columns-repeated="7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726</text:p>
          </table:table-cell>
          <table:table-cell table:number-columns-repeated="2" office:value-type="float" office:value="0.00035" calcext:value-type="float">
            <text:p>0,00035</text:p>
          </table:table-cell>
          <table:table-cell office:value-type="float" office:value="0.37536" calcext:value-type="float">
            <text:p>0,37536</text:p>
          </table:table-cell>
          <table:table-cell table:number-columns-repeated="5" office:value-type="float" office:value="0.00035" calcext:value-type="float">
            <text:p>0,00035</text:p>
          </table:table-cell>
          <table:table-cell office:value-type="float" office:value="0.25861" calcext:value-type="float">
            <text:p>0,25861</text:p>
          </table:table-cell>
          <table:table-cell table:number-columns-repeated="5" office:value-type="float" office:value="0.00035" calcext:value-type="float">
            <text:p>0,00035</text:p>
          </table:table-cell>
          <table:table-cell office:value-type="float" office:value="0.309" calcext:value-type="float">
            <text:p>0,309</text:p>
          </table:table-cell>
          <table:table-cell table:number-columns-repeated="7" office:value-type="float" office:value="0.00035" calcext:value-type="float">
            <text:p>0,00035</text:p>
          </table:table-cell>
          <table:table-cell office:value-type="float" office:value="0.04972" calcext:value-type="float">
            <text:p>0,04972</text:p>
          </table:table-cell>
          <table:table-cell table:number-columns-repeated="2" office:value-type="float" office:value="0.00035" calcext:value-type="float">
            <text:p>0,00035</text:p>
          </table:table-cell>
        </table:table-row>
        <table:table-row table:style-name="ro1">
          <table:table-cell office:value-type="string" calcext:value-type="string">
            <text:p>article 727</text:p>
          </table:table-cell>
          <table:table-cell table:number-columns-repeated="2" office:value-type="float" office:value="0.00031" calcext:value-type="float">
            <text:p>0,00031</text:p>
          </table:table-cell>
          <table:table-cell office:value-type="float" office:value="0.05982" calcext:value-type="float">
            <text:p>0,05982</text:p>
          </table:table-cell>
          <table:table-cell table:number-columns-repeated="7" office:value-type="float" office:value="0.00031" calcext:value-type="float">
            <text:p>0,00031</text:p>
          </table:table-cell>
          <table:table-cell office:value-type="float" office:value="0.1586" calcext:value-type="float">
            <text:p>0,1586</text:p>
          </table:table-cell>
          <table:table-cell table:number-columns-repeated="5" office:value-type="float" office:value="0.00031" calcext:value-type="float">
            <text:p>0,00031</text:p>
          </table:table-cell>
          <table:table-cell office:value-type="float" office:value="0.02204" calcext:value-type="float">
            <text:p>0,02204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64452" calcext:value-type="float">
            <text:p>0,64452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10886" calcext:value-type="float">
            <text:p>0,10886</text:p>
          </table:table-cell>
          <table:table-cell table:number-columns-repeated="4" office:value-type="float" office:value="0.00031" calcext:value-type="float">
            <text:p>0,00031</text:p>
          </table:table-cell>
        </table:table-row>
        <table:table-row table:style-name="ro1">
          <table:table-cell office:value-type="string" calcext:value-type="string">
            <text:p>article 728</text:p>
          </table:table-cell>
          <table:table-cell office:value-type="float" office:value="0.36835" calcext:value-type="float">
            <text:p>0,36835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15183" calcext:value-type="float">
            <text:p>0,15183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14863" calcext:value-type="float">
            <text:p>0,14863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1823" calcext:value-type="float">
            <text:p>0,01823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2375" calcext:value-type="float">
            <text:p>0,2375</text:p>
          </table:table-cell>
          <table:table-cell table:number-columns-repeated="8" office:value-type="float" office:value="0.00019" calcext:value-type="float">
            <text:p>0,00019</text:p>
          </table:table-cell>
          <table:table-cell office:value-type="float" office:value="0.07192" calcext:value-type="float">
            <text:p>0,07192</text:p>
          </table:table-cell>
          <table:table-cell table:number-columns-repeated="5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729</text:p>
          </table:table-cell>
          <table:table-cell office:value-type="float" office:value="0.09759" calcext:value-type="float">
            <text:p>0,09759</text:p>
          </table:table-cell>
          <table:table-cell table:number-columns-repeated="4" office:value-type="float" office:value="0.00034" calcext:value-type="float">
            <text:p>0,00034</text:p>
          </table:table-cell>
          <table:table-cell office:value-type="float" office:value="0.25749" calcext:value-type="float">
            <text:p>0,25749</text:p>
          </table:table-cell>
          <table:table-cell table:number-columns-repeated="8" office:value-type="float" office:value="0.00034" calcext:value-type="float">
            <text:p>0,00034</text:p>
          </table:table-cell>
          <table:table-cell office:value-type="float" office:value="0.41275" calcext:value-type="float">
            <text:p>0,41275</text:p>
          </table:table-cell>
          <table:table-cell table:number-columns-repeated="3" office:value-type="float" office:value="0.00034" calcext:value-type="float">
            <text:p>0,00034</text:p>
          </table:table-cell>
          <table:table-cell office:value-type="float" office:value="0.17398" calcext:value-type="float">
            <text:p>0,17398</text:p>
          </table:table-cell>
          <table:table-cell table:number-columns-repeated="5" office:value-type="float" office:value="0.00034" calcext:value-type="float">
            <text:p>0,00034</text:p>
          </table:table-cell>
          <table:table-cell office:value-type="float" office:value="0.05129" calcext:value-type="float">
            <text:p>0,05129</text:p>
          </table:table-cell>
        </table:table-row>
        <table:table-row table:style-name="ro1">
          <table:table-cell office:value-type="string" calcext:value-type="string">
            <text:p>article 730</text:p>
          </table:table-cell>
          <table:table-cell table:number-columns-repeated="6" office:value-type="float" office:value="0.00143" calcext:value-type="float">
            <text:p>0,00143</text:p>
          </table:table-cell>
          <table:table-cell office:value-type="float" office:value="0.36708" calcext:value-type="float">
            <text:p>0,36708</text:p>
          </table:table-cell>
          <table:table-cell table:number-columns-repeated="12" office:value-type="float" office:value="0.00143" calcext:value-type="float">
            <text:p>0,00143</text:p>
          </table:table-cell>
          <table:table-cell office:value-type="float" office:value="0.60007" calcext:value-type="float">
            <text:p>0,60007</text:p>
          </table:table-cell>
          <table:table-cell table:number-columns-repeated="5" office:value-type="float" office:value="0.00143" calcext:value-type="float">
            <text:p>0,00143</text:p>
          </table:table-cell>
        </table:table-row>
        <table:table-row table:style-name="ro1">
          <table:table-cell office:value-type="string" calcext:value-type="string">
            <text:p>article 731</text:p>
          </table:table-cell>
          <table:table-cell table:number-columns-repeated="7" office:value-type="float" office:value="0.0003" calcext:value-type="float">
            <text:p>0,0003</text:p>
          </table:table-cell>
          <table:table-cell office:value-type="float" office:value="0.49934" calcext:value-type="float">
            <text:p>0,49934</text:p>
          </table:table-cell>
          <table:table-cell table:number-columns-repeated="7" office:value-type="float" office:value="0.0003" calcext:value-type="float">
            <text:p>0,0003</text:p>
          </table:table-cell>
          <table:table-cell office:value-type="float" office:value="0.38397" calcext:value-type="float">
            <text:p>0,38397</text:p>
          </table:table-cell>
          <table:table-cell table:number-columns-repeated="5" office:value-type="float" office:value="0.0003" calcext:value-type="float">
            <text:p>0,0003</text:p>
          </table:table-cell>
          <table:table-cell office:value-type="float" office:value="0.11017" calcext:value-type="float">
            <text:p>0,11017</text:p>
          </table:table-cell>
          <table:table-cell table:number-columns-repeated="3" office:value-type="float" office:value="0.0003" calcext:value-type="float">
            <text:p>0,0003</text:p>
          </table:table-cell>
        </table:table-row>
        <table:table-row table:style-name="ro1">
          <table:table-cell office:value-type="string" calcext:value-type="string">
            <text:p>article 732</text:p>
          </table:table-cell>
          <table:table-cell office:value-type="float" office:value="0.20761" calcext:value-type="float">
            <text:p>0,20761</text:p>
          </table:table-cell>
          <table:table-cell office:value-type="float" office:value="0.2028" calcext:value-type="float">
            <text:p>0,2028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.28498" calcext:value-type="float">
            <text:p>0,28498</text:p>
          </table:table-cell>
          <table:table-cell table:number-columns-repeated="9" office:value-type="float" office:value="0.00034" calcext:value-type="float">
            <text:p>0,00034</text:p>
          </table:table-cell>
          <table:table-cell office:value-type="float" office:value="0.29743" calcext:value-type="float">
            <text:p>0,29743</text:p>
          </table:table-cell>
          <table:table-cell table:number-columns-repeated="11" office:value-type="float" office:value="0.00034" calcext:value-type="float">
            <text:p>0,00034</text:p>
          </table:table-cell>
        </table:table-row>
        <table:table-row table:style-name="ro1">
          <table:table-cell office:value-type="string" calcext:value-type="string">
            <text:p>article 733</text:p>
          </table:table-cell>
          <table:table-cell table:number-columns-repeated="10" office:value-type="float" office:value="0.00016" calcext:value-type="float">
            <text:p>0,00016</text:p>
          </table:table-cell>
          <table:table-cell office:value-type="float" office:value="0.45672" calcext:value-type="float">
            <text:p>0,45672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12135" calcext:value-type="float">
            <text:p>0,12135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41201" calcext:value-type="float">
            <text:p>0,41201</text:p>
          </table:table-cell>
          <table:table-cell table:number-columns-repeated="5" office:value-type="float" office:value="0.00016" calcext:value-type="float">
            <text:p>0,00016</text:p>
          </table:table-cell>
          <table:table-cell office:value-type="float" office:value="0.00665" calcext:value-type="float">
            <text:p>0,00665</text:p>
          </table:table-cell>
        </table:table-row>
        <table:table-row table:style-name="ro1">
          <table:table-cell office:value-type="string" calcext:value-type="string">
            <text:p>article 734</text:p>
          </table:table-cell>
          <table:table-cell table:number-columns-repeated="10" office:value-type="float" office:value="0.00016" calcext:value-type="float">
            <text:p>0,00016</text:p>
          </table:table-cell>
          <table:table-cell office:value-type="float" office:value="0.44899" calcext:value-type="float">
            <text:p>0,44899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11857" calcext:value-type="float">
            <text:p>0,11857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42256" calcext:value-type="float">
            <text:p>0,42256</text:p>
          </table:table-cell>
          <table:table-cell table:number-columns-repeated="5" office:value-type="float" office:value="0.00016" calcext:value-type="float">
            <text:p>0,00016</text:p>
          </table:table-cell>
          <table:table-cell office:value-type="float" office:value="0.00662" calcext:value-type="float">
            <text:p>0,00662</text:p>
          </table:table-cell>
        </table:table-row>
        <table:table-row table:style-name="ro1">
          <table:table-cell office:value-type="string" calcext:value-type="string">
            <text:p>article 735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41233" calcext:value-type="float">
            <text:p>0,41233</text:p>
          </table:table-cell>
          <table:table-cell office:value-type="float" office:value="0.08319" calcext:value-type="float">
            <text:p>0,08319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4288" calcext:value-type="float">
            <text:p>0,04288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2008" calcext:value-type="float">
            <text:p>0,02008</text:p>
          </table:table-cell>
          <table:table-cell table:number-columns-repeated="5" office:value-type="float" office:value="0.00017" calcext:value-type="float">
            <text:p>0,00017</text:p>
          </table:table-cell>
          <table:table-cell office:value-type="float" office:value="0.25789" calcext:value-type="float">
            <text:p>0,25789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18043" calcext:value-type="float">
            <text:p>0,18043</text:p>
          </table:table-cell>
          <table:table-cell table:number-columns-repeated="6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736</text:p>
          </table:table-cell>
          <table:table-cell office:value-type="float" office:value="0.72167" calcext:value-type="float">
            <text:p>0,72167</text:p>
          </table:table-cell>
          <table:table-cell table:number-columns-repeated="18" office:value-type="float" office:value="0.00129" calcext:value-type="float">
            <text:p>0,00129</text:p>
          </table:table-cell>
          <table:table-cell office:value-type="float" office:value="0.24866" calcext:value-type="float">
            <text:p>0,24866</text:p>
          </table:table-cell>
          <table:table-cell table:number-columns-repeated="5" office:value-type="float" office:value="0.00129" calcext:value-type="float">
            <text:p>0,00129</text:p>
          </table:table-cell>
        </table:table-row>
        <table:table-row table:style-name="ro1">
          <table:table-cell office:value-type="string" calcext:value-type="string">
            <text:p>article 737</text:p>
          </table:table-cell>
          <table:table-cell office:value-type="float" office:value="0.45406" calcext:value-type="float">
            <text:p>0,45406</text:p>
          </table:table-cell>
          <table:table-cell table:number-columns-repeated="2" office:value-type="float" office:value="0.00105" calcext:value-type="float">
            <text:p>0,00105</text:p>
          </table:table-cell>
          <table:table-cell office:value-type="float" office:value="0.24837" calcext:value-type="float">
            <text:p>0,24837</text:p>
          </table:table-cell>
          <table:table-cell table:number-columns-repeated="12" office:value-type="float" office:value="0.00105" calcext:value-type="float">
            <text:p>0,00105</text:p>
          </table:table-cell>
          <table:table-cell office:value-type="float" office:value="0.08294" calcext:value-type="float">
            <text:p>0,08294</text:p>
          </table:table-cell>
          <table:table-cell table:number-columns-repeated="2" office:value-type="float" office:value="0.00105" calcext:value-type="float">
            <text:p>0,00105</text:p>
          </table:table-cell>
          <table:table-cell office:value-type="float" office:value="0.19252" calcext:value-type="float">
            <text:p>0,19252</text:p>
          </table:table-cell>
          <table:table-cell table:number-columns-repeated="5" office:value-type="float" office:value="0.00105" calcext:value-type="float">
            <text:p>0,00105</text:p>
          </table:table-cell>
        </table:table-row>
        <table:table-row table:style-name="ro1">
          <table:table-cell office:value-type="string" calcext:value-type="string">
            <text:p>article 738</text:p>
          </table:table-cell>
          <table:table-cell table:number-columns-repeated="6" office:value-type="float" office:value="0.00028" calcext:value-type="float">
            <text:p>0,00028</text:p>
          </table:table-cell>
          <table:table-cell office:value-type="float" office:value="0.04578" calcext:value-type="float">
            <text:p>0,04578</text:p>
          </table:table-cell>
          <table:table-cell table:number-columns-repeated="14" office:value-type="float" office:value="0.00028" calcext:value-type="float">
            <text:p>0,00028</text:p>
          </table:table-cell>
          <table:table-cell office:value-type="float" office:value="0.23546" calcext:value-type="float">
            <text:p>0,23546</text:p>
          </table:table-cell>
          <table:table-cell office:value-type="float" office:value="0.43923" calcext:value-type="float">
            <text:p>0,43923</text:p>
          </table:table-cell>
          <table:table-cell office:value-type="float" office:value="0.27366" calcext:value-type="float">
            <text:p>0,27366</text:p>
          </table:table-cell>
          <table:table-cell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article 739</text:p>
          </table:table-cell>
          <table:table-cell office:value-type="float" office:value="0.0252" calcext:value-type="float">
            <text:p>0,0252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03251" calcext:value-type="float">
            <text:p>0,03251</text:p>
          </table:table-cell>
          <table:table-cell table:number-columns-repeated="5" office:value-type="float" office:value="0.00013" calcext:value-type="float">
            <text:p>0,00013</text:p>
          </table:table-cell>
          <table:table-cell office:value-type="float" office:value="0.10269" calcext:value-type="float">
            <text:p>0,10269</text:p>
          </table:table-cell>
          <table:table-cell office:value-type="float" office:value="0.03594" calcext:value-type="float">
            <text:p>0,03594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35848" calcext:value-type="float">
            <text:p>0,35848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08574" calcext:value-type="float">
            <text:p>0,08574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34825" calcext:value-type="float">
            <text:p>0,34825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0902" calcext:value-type="float">
            <text:p>0,00902</text:p>
          </table:table-cell>
        </table:table-row>
        <table:table-row table:style-name="ro1">
          <table:table-cell office:value-type="string" calcext:value-type="string">
            <text:p>article 740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5817" calcext:value-type="float">
            <text:p>0,05817</text:p>
          </table:table-cell>
          <table:table-cell office:value-type="float" office:value="0.12536" calcext:value-type="float">
            <text:p>0,1253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4364" calcext:value-type="float">
            <text:p>0,0436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11041" calcext:value-type="float">
            <text:p>0,11041</text:p>
          </table:table-cell>
          <table:table-cell table:number-columns-repeated="4" office:value-type="float" office:value="0.0001" calcext:value-type="float">
            <text:p>0,0001</text:p>
          </table:table-cell>
          <table:table-cell office:value-type="float" office:value="0.00575" calcext:value-type="float">
            <text:p>0,0057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6651" calcext:value-type="float">
            <text:p>0,06651</text:p>
          </table:table-cell>
          <table:table-cell office:value-type="float" office:value="0.18306" calcext:value-type="float">
            <text:p>0,18306</text:p>
          </table:table-cell>
          <table:table-cell table:number-columns-repeated="3" office:value-type="float" office:value="0.0001" calcext:value-type="float">
            <text:p>0,0001</text:p>
          </table:table-cell>
          <table:table-cell office:value-type="float" office:value="0.15401" calcext:value-type="float">
            <text:p>0,15401</text:p>
          </table:table-cell>
          <table:table-cell office:value-type="float" office:value="0.06179" calcext:value-type="float">
            <text:p>0,06179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16386" calcext:value-type="float">
            <text:p>0,1638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2609" calcext:value-type="float">
            <text:p>0,02609</text:p>
          </table:table-cell>
        </table:table-row>
        <table:table-row table:style-name="ro1">
          <table:table-cell office:value-type="string" calcext:value-type="string">
            <text:p>article 741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11093" calcext:value-type="float">
            <text:p>0,11093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05876" calcext:value-type="float">
            <text:p>0,05876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13035" calcext:value-type="float">
            <text:p>0,13035</text:p>
          </table:table-cell>
          <table:table-cell table:number-columns-repeated="6" office:value-type="float" office:value="0.00017" calcext:value-type="float">
            <text:p>0,00017</text:p>
          </table:table-cell>
          <table:table-cell office:value-type="float" office:value="0.20871" calcext:value-type="float">
            <text:p>0,20871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27697" calcext:value-type="float">
            <text:p>0,27697</text:p>
          </table:table-cell>
          <table:table-cell office:value-type="float" office:value="0.02879" calcext:value-type="float">
            <text:p>0,02879</text:p>
          </table:table-cell>
          <table:table-cell office:value-type="float" office:value="0.18241" calcext:value-type="float">
            <text:p>0,18241</text:p>
          </table:table-cell>
          <table:table-cell table:number-columns-repeated="2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742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10095" calcext:value-type="float">
            <text:p>0,10095</text:p>
          </table:table-cell>
          <table:table-cell office:value-type="float" office:value="0.03985" calcext:value-type="float">
            <text:p>0,03985</text:p>
          </table:table-cell>
          <table:table-cell office:value-type="float" office:value="0.18212" calcext:value-type="float">
            <text:p>0,18212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58284" calcext:value-type="float">
            <text:p>0,58284</text:p>
          </table:table-cell>
          <table:table-cell table:number-columns-repeated="12" office:value-type="float" office:value="0.00017" calcext:value-type="float">
            <text:p>0,00017</text:p>
          </table:table-cell>
          <table:table-cell office:value-type="float" office:value="0.09084" calcext:value-type="float">
            <text:p>0,09084</text:p>
          </table:table-cell>
          <table:table-cell table:number-columns-repeated="4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743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304" calcext:value-type="float">
            <text:p>0,304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33346" calcext:value-type="float">
            <text:p>0,33346</text:p>
          </table:table-cell>
          <table:table-cell office:value-type="float" office:value="0.05598" calcext:value-type="float">
            <text:p>0,05598</text:p>
          </table:table-cell>
          <table:table-cell table:number-columns-repeated="5" office:value-type="float" office:value="0.00016" calcext:value-type="float">
            <text:p>0,00016</text:p>
          </table:table-cell>
          <table:table-cell office:value-type="float" office:value="0.14933" calcext:value-type="float">
            <text:p>0,14933</text:p>
          </table:table-cell>
          <table:table-cell table:number-columns-repeated="4" office:value-type="float" office:value="0.00016" calcext:value-type="float">
            <text:p>0,00016</text:p>
          </table:table-cell>
          <table:table-cell office:value-type="float" office:value="0.08864" calcext:value-type="float">
            <text:p>0,08864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06565" calcext:value-type="float">
            <text:p>0,06565</text:p>
          </table:table-cell>
          <table:table-cell table:number-columns-repeated="4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744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2503" calcext:value-type="float">
            <text:p>0,02503</text:p>
          </table:table-cell>
          <table:table-cell table:number-columns-repeated="9" office:value-type="float" office:value="0.00009" calcext:value-type="float">
            <text:p>0,00009</text:p>
          </table:table-cell>
          <table:table-cell office:value-type="float" office:value="0.0355" calcext:value-type="float">
            <text:p>0,0355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0633" calcext:value-type="float">
            <text:p>0,00633</text:p>
          </table:table-cell>
          <table:table-cell office:value-type="float" office:value="0.81857" calcext:value-type="float">
            <text:p>0,81857</text:p>
          </table:table-cell>
          <table:table-cell table:number-columns-repeated="5" office:value-type="float" office:value="0.00009" calcext:value-type="float">
            <text:p>0,00009</text:p>
          </table:table-cell>
          <table:table-cell office:value-type="float" office:value="0.0324" calcext:value-type="float">
            <text:p>0,0324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4194" calcext:value-type="float">
            <text:p>0,04194</text:p>
          </table:table-cell>
          <table:table-cell office:value-type="float" office:value="0.03851" calcext:value-type="float">
            <text:p>0,03851</text:p>
          </table:table-cell>
          <table:table-cell office:value-type="float" office:value="0.00009" calcext:value-type="float">
            <text:p>0,00009</text:p>
          </table:table-cell>
        </table:table-row>
        <table:table-row table:style-name="ro1">
          <table:table-cell office:value-type="string" calcext:value-type="string">
            <text:p>article 745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11112" calcext:value-type="float">
            <text:p>0,11112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15093" calcext:value-type="float">
            <text:p>0,15093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52764" calcext:value-type="float">
            <text:p>0,52764</text:p>
          </table:table-cell>
          <table:table-cell table:number-columns-repeated="10" office:value-type="float" office:value="0.00016" calcext:value-type="float">
            <text:p>0,00016</text:p>
          </table:table-cell>
          <table:table-cell office:value-type="float" office:value="0.09616" calcext:value-type="float">
            <text:p>0,09616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11091" calcext:value-type="float">
            <text:p>0,11091</text:p>
          </table:table-cell>
          <table:table-cell table:number-columns-repeated="5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746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16489" calcext:value-type="float">
            <text:p>0,16489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13081" calcext:value-type="float">
            <text:p>0,13081</text:p>
          </table:table-cell>
          <table:table-cell office:value-type="float" office:value="0.04087" calcext:value-type="float">
            <text:p>0,04087</text:p>
          </table:table-cell>
          <table:table-cell office:value-type="float" office:value="0.06386" calcext:value-type="float">
            <text:p>0,06386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09128" calcext:value-type="float">
            <text:p>0,09128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50357" calcext:value-type="float">
            <text:p>0,50357</text:p>
          </table:table-cell>
          <table:table-cell table:number-columns-repeated="9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747</text:p>
          </table:table-cell>
          <table:table-cell table:number-columns-repeated="11" office:value-type="float" office:value="0.00013" calcext:value-type="float">
            <text:p>0,00013</text:p>
          </table:table-cell>
          <table:table-cell office:value-type="float" office:value="0.014" calcext:value-type="float">
            <text:p>0,014</text:p>
          </table:table-cell>
          <table:table-cell office:value-type="float" office:value="0.08929" calcext:value-type="float">
            <text:p>0,08929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47548" calcext:value-type="float">
            <text:p>0,47548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0593" calcext:value-type="float">
            <text:p>0,00593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02549" calcext:value-type="float">
            <text:p>0,02549</text:p>
          </table:table-cell>
          <table:table-cell office:value-type="float" office:value="0.17134" calcext:value-type="float">
            <text:p>0,17134</text:p>
          </table:table-cell>
          <table:table-cell office:value-type="float" office:value="0.15957" calcext:value-type="float">
            <text:p>0,15957</text:p>
          </table:table-cell>
          <table:table-cell office:value-type="float" office:value="0.05664" calcext:value-type="float">
            <text:p>0,05664</text:p>
          </table:table-cell>
          <table:table-cell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748</text:p>
          </table:table-cell>
          <table:table-cell table:number-columns-repeated="10" office:value-type="float" office:value="0.00022" calcext:value-type="float">
            <text:p>0,00022</text:p>
          </table:table-cell>
          <table:table-cell office:value-type="float" office:value="0.05952" calcext:value-type="float">
            <text:p>0,05952</text:p>
          </table:table-cell>
          <table:table-cell office:value-type="float" office:value="0.1072" calcext:value-type="float">
            <text:p>0,1072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22188" calcext:value-type="float">
            <text:p>0,22188</text:p>
          </table:table-cell>
          <table:table-cell office:value-type="float" office:value="0.46878" calcext:value-type="float">
            <text:p>0,46878</text:p>
          </table:table-cell>
          <table:table-cell table:number-columns-repeated="5" office:value-type="float" office:value="0.00022" calcext:value-type="float">
            <text:p>0,00022</text:p>
          </table:table-cell>
          <table:table-cell office:value-type="float" office:value="0.1382" calcext:value-type="float">
            <text:p>0,1382</text:p>
          </table:table-cell>
          <table:table-cell table:number-columns-repeated="4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749</text:p>
          </table:table-cell>
          <table:table-cell table:number-columns-repeated="4" office:value-type="float" office:value="0.00022" calcext:value-type="float">
            <text:p>0,00022</text:p>
          </table:table-cell>
          <table:table-cell office:value-type="float" office:value="0.02873" calcext:value-type="float">
            <text:p>0,02873</text:p>
          </table:table-cell>
          <table:table-cell table:number-columns-repeated="16" office:value-type="float" office:value="0.00022" calcext:value-type="float">
            <text:p>0,00022</text:p>
          </table:table-cell>
          <table:table-cell office:value-type="float" office:value="0.06492" calcext:value-type="float">
            <text:p>0,06492</text:p>
          </table:table-cell>
          <table:table-cell office:value-type="float" office:value="0.65399" calcext:value-type="float">
            <text:p>0,65399</text:p>
          </table:table-cell>
          <table:table-cell office:value-type="float" office:value="0.24766" calcext:value-type="float">
            <text:p>0,24766</text:p>
          </table:table-cell>
          <table:table-cell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750</text:p>
          </table:table-cell>
          <table:table-cell table:number-columns-repeated="14" office:value-type="float" office:value="0.00017" calcext:value-type="float">
            <text:p>0,00017</text:p>
          </table:table-cell>
          <table:table-cell office:value-type="float" office:value="0.4958" calcext:value-type="float">
            <text:p>0,4958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03136" calcext:value-type="float">
            <text:p>0,03136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5969" calcext:value-type="float">
            <text:p>0,05969</text:p>
          </table:table-cell>
          <table:table-cell office:value-type="float" office:value="0.13898" calcext:value-type="float">
            <text:p>0,13898</text:p>
          </table:table-cell>
          <table:table-cell office:value-type="float" office:value="0.27085" calcext:value-type="float">
            <text:p>0,27085</text:p>
          </table:table-cell>
          <table:table-cell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751</text:p>
          </table:table-cell>
          <table:table-cell table:number-columns-repeated="14" office:value-type="float" office:value="0.00018" calcext:value-type="float">
            <text:p>0,00018</text:p>
          </table:table-cell>
          <table:table-cell office:value-type="float" office:value="0.17372" calcext:value-type="float">
            <text:p>0,17372</text:p>
          </table:table-cell>
          <table:table-cell table:number-columns-repeated="5" office:value-type="float" office:value="0.00018" calcext:value-type="float">
            <text:p>0,00018</text:p>
          </table:table-cell>
          <table:table-cell office:value-type="float" office:value="0.12281" calcext:value-type="float">
            <text:p>0,12281</text:p>
          </table:table-cell>
          <table:table-cell office:value-type="float" office:value="0.10687" calcext:value-type="float">
            <text:p>0,10687</text:p>
          </table:table-cell>
          <table:table-cell office:value-type="float" office:value="0.40477" calcext:value-type="float">
            <text:p>0,40477</text:p>
          </table:table-cell>
          <table:table-cell office:value-type="float" office:value="0.18815" calcext:value-type="float">
            <text:p>0,18815</text:p>
          </table:table-cell>
          <table:table-cell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752</text:p>
          </table:table-cell>
          <table:table-cell table:number-columns-repeated="7" office:value-type="float" office:value="0.00016" calcext:value-type="float">
            <text:p>0,00016</text:p>
          </table:table-cell>
          <table:table-cell office:value-type="float" office:value="0.95822" calcext:value-type="float">
            <text:p>0,95822</text:p>
          </table:table-cell>
          <table:table-cell office:value-type="float" office:value="0.02801" calcext:value-type="float">
            <text:p>0,02801</text:p>
          </table:table-cell>
          <table:table-cell table:number-columns-repeated="7" office:value-type="float" office:value="0.00016" calcext:value-type="float">
            <text:p>0,00016</text:p>
          </table:table-cell>
          <table:table-cell office:value-type="float" office:value="0.01017" calcext:value-type="float">
            <text:p>0,01017</text:p>
          </table:table-cell>
          <table:table-cell table:number-columns-repeated="8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753</text:p>
          </table:table-cell>
          <table:table-cell table:number-columns-repeated="11" office:value-type="float" office:value="0.00017" calcext:value-type="float">
            <text:p>0,00017</text:p>
          </table:table-cell>
          <table:table-cell office:value-type="float" office:value="0.06968" calcext:value-type="float">
            <text:p>0,06968</text:p>
          </table:table-cell>
          <table:table-cell office:value-type="float" office:value="0.09115" calcext:value-type="float">
            <text:p>0,09115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50162" calcext:value-type="float">
            <text:p>0,50162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02388" calcext:value-type="float">
            <text:p>0,02388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8325" calcext:value-type="float">
            <text:p>0,08325</text:p>
          </table:table-cell>
          <table:table-cell office:value-type="float" office:value="0.13944" calcext:value-type="float">
            <text:p>0,13944</text:p>
          </table:table-cell>
          <table:table-cell office:value-type="float" office:value="0.08801" calcext:value-type="float">
            <text:p>0,08801</text:p>
          </table:table-cell>
          <table:table-cell table:number-columns-repeated="2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754</text:p>
          </table:table-cell>
          <table:table-cell table:number-columns-repeated="5" office:value-type="float" office:value="0.00017" calcext:value-type="float">
            <text:p>0,00017</text:p>
          </table:table-cell>
          <table:table-cell office:value-type="float" office:value="0.3711" calcext:value-type="float">
            <text:p>0,3711</text:p>
          </table:table-cell>
          <table:table-cell office:value-type="float" office:value="0.08742" calcext:value-type="float">
            <text:p>0,08742</text:p>
          </table:table-cell>
          <table:table-cell table:number-columns-repeated="11" office:value-type="float" office:value="0.00017" calcext:value-type="float">
            <text:p>0,00017</text:p>
          </table:table-cell>
          <table:table-cell office:value-type="float" office:value="0.41158" calcext:value-type="float">
            <text:p>0,41158</text:p>
          </table:table-cell>
          <table:table-cell office:value-type="float" office:value="0.05847" calcext:value-type="float">
            <text:p>0,05847</text:p>
          </table:table-cell>
          <table:table-cell office:value-type="float" office:value="0.01892" calcext:value-type="float">
            <text:p>0,01892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492" calcext:value-type="float">
            <text:p>0,0492</text:p>
          </table:table-cell>
          <table:table-cell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755</text:p>
          </table:table-cell>
          <table:table-cell table:number-columns-repeated="3" office:value-type="float" office:value="0.00028" calcext:value-type="float">
            <text:p>0,00028</text:p>
          </table:table-cell>
          <table:table-cell office:value-type="float" office:value="0.2636" calcext:value-type="float">
            <text:p>0,2636</text:p>
          </table:table-cell>
          <table:table-cell table:number-columns-repeated="5" office:value-type="float" office:value="0.00028" calcext:value-type="float">
            <text:p>0,00028</text:p>
          </table:table-cell>
          <table:table-cell office:value-type="float" office:value="0.53381" calcext:value-type="float">
            <text:p>0,53381</text:p>
          </table:table-cell>
          <table:table-cell office:value-type="float" office:value="0.19643" calcext:value-type="float">
            <text:p>0,19643</text:p>
          </table:table-cell>
          <table:table-cell table:number-columns-repeated="14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article 756</text:p>
          </table:table-cell>
          <table:table-cell table:number-columns-repeated="4" office:value-type="float" office:value="0.00013" calcext:value-type="float">
            <text:p>0,00013</text:p>
          </table:table-cell>
          <table:table-cell office:value-type="float" office:value="0.12881" calcext:value-type="float">
            <text:p>0,12881</text:p>
          </table:table-cell>
          <table:table-cell office:value-type="float" office:value="0.07728" calcext:value-type="float">
            <text:p>0,07728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25877" calcext:value-type="float">
            <text:p>0,25877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13759" calcext:value-type="float">
            <text:p>0,13759</text:p>
          </table:table-cell>
          <table:table-cell table:number-columns-repeated="5" office:value-type="float" office:value="0.00013" calcext:value-type="float">
            <text:p>0,00013</text:p>
          </table:table-cell>
          <table:table-cell office:value-type="float" office:value="0.08877" calcext:value-type="float">
            <text:p>0,08877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04204" calcext:value-type="float">
            <text:p>0,04204</text:p>
          </table:table-cell>
          <table:table-cell office:value-type="float" office:value="0.18429" calcext:value-type="float">
            <text:p>0,18429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8018" calcext:value-type="float">
            <text:p>0,08018</text:p>
          </table:table-cell>
          <table:table-cell table:number-columns-repeated="2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757</text:p>
          </table:table-cell>
          <table:table-cell table:number-columns-repeated="14" office:value-type="float" office:value="0.00018" calcext:value-type="float">
            <text:p>0,00018</text:p>
          </table:table-cell>
          <table:table-cell office:value-type="float" office:value="0.14242" calcext:value-type="float">
            <text:p>0,14242</text:p>
          </table:table-cell>
          <table:table-cell table:number-columns-repeated="5" office:value-type="float" office:value="0.00018" calcext:value-type="float">
            <text:p>0,00018</text:p>
          </table:table-cell>
          <table:table-cell office:value-type="float" office:value="0.07493" calcext:value-type="float">
            <text:p>0,07493</text:p>
          </table:table-cell>
          <table:table-cell office:value-type="float" office:value="0.11892" calcext:value-type="float">
            <text:p>0,11892</text:p>
          </table:table-cell>
          <table:table-cell office:value-type="float" office:value="0.50902" calcext:value-type="float">
            <text:p>0,50902</text:p>
          </table:table-cell>
          <table:table-cell office:value-type="float" office:value="0.15113" calcext:value-type="float">
            <text:p>0,15113</text:p>
          </table:table-cell>
          <table:table-cell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758</text:p>
          </table:table-cell>
          <table:table-cell table:number-columns-repeated="6" office:value-type="float" office:value="0.00019" calcext:value-type="float">
            <text:p>0,00019</text:p>
          </table:table-cell>
          <table:table-cell office:value-type="float" office:value="0.31448" calcext:value-type="float">
            <text:p>0,31448</text:p>
          </table:table-cell>
          <table:table-cell table:number-columns-repeated="8" office:value-type="float" office:value="0.00019" calcext:value-type="float">
            <text:p>0,00019</text:p>
          </table:table-cell>
          <table:table-cell office:value-type="float" office:value="0.6811" calcext:value-type="float">
            <text:p>0,6811</text:p>
          </table:table-cell>
          <table:table-cell table:number-columns-repeated="9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759</text:p>
          </table:table-cell>
          <table:table-cell table:number-columns-repeated="14" office:value-type="float" office:value="0.0001" calcext:value-type="float">
            <text:p>0,0001</text:p>
          </table:table-cell>
          <table:table-cell office:value-type="float" office:value="0.06194" calcext:value-type="float">
            <text:p>0,06194</text:p>
          </table:table-cell>
          <table:table-cell table:number-columns-repeated="6" office:value-type="float" office:value="0.0001" calcext:value-type="float">
            <text:p>0,0001</text:p>
          </table:table-cell>
          <table:table-cell office:value-type="float" office:value="0.04147" calcext:value-type="float">
            <text:p>0,04147</text:p>
          </table:table-cell>
          <table:table-cell office:value-type="float" office:value="0.55144" calcext:value-type="float">
            <text:p>0,55144</text:p>
          </table:table-cell>
          <table:table-cell office:value-type="float" office:value="0.34312" calcext:value-type="float">
            <text:p>0,34312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article 760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38587" calcext:value-type="float">
            <text:p>0,38587</text:p>
          </table:table-cell>
          <table:table-cell table:number-columns-repeated="3" office:value-type="float" office:value="0.00021" calcext:value-type="float">
            <text:p>0,00021</text:p>
          </table:table-cell>
          <table:table-cell office:value-type="float" office:value="0.09242" calcext:value-type="float">
            <text:p>0,09242</text:p>
          </table:table-cell>
          <table:table-cell table:number-columns-repeated="3" office:value-type="float" office:value="0.00021" calcext:value-type="float">
            <text:p>0,00021</text:p>
          </table:table-cell>
          <table:table-cell office:value-type="float" office:value="0.12804" calcext:value-type="float">
            <text:p>0,12804</text:p>
          </table:table-cell>
          <table:table-cell office:value-type="float" office:value="0.15103" calcext:value-type="float">
            <text:p>0,15103</text:p>
          </table:table-cell>
          <table:table-cell table:number-columns-repeated="6" office:value-type="float" office:value="0.00021" calcext:value-type="float">
            <text:p>0,00021</text:p>
          </table:table-cell>
          <table:table-cell office:value-type="float" office:value="0.07159" calcext:value-type="float">
            <text:p>0,07159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14645" calcext:value-type="float">
            <text:p>0,14645</text:p>
          </table:table-cell>
          <table:table-cell office:value-type="float" office:value="0.02088" calcext:value-type="float">
            <text:p>0,02088</text:p>
          </table:table-cell>
          <table:table-cell table:number-columns-repeated="3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761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9228" calcext:value-type="float">
            <text:p>0,09228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27174" calcext:value-type="float">
            <text:p>0,27174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10383" calcext:value-type="float">
            <text:p>0,10383</text:p>
          </table:table-cell>
          <table:table-cell table:number-columns-repeated="9" office:value-type="float" office:value="0.00017" calcext:value-type="float">
            <text:p>0,00017</text:p>
          </table:table-cell>
          <table:table-cell office:value-type="float" office:value="0.52861" calcext:value-type="float">
            <text:p>0,52861</text:p>
          </table:table-cell>
          <table:table-cell table:number-columns-repeated="4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762</text:p>
          </table:table-cell>
          <table:table-cell table:number-columns-repeated="4" office:value-type="float" office:value="0.00015" calcext:value-type="float">
            <text:p>0,00015</text:p>
          </table:table-cell>
          <table:table-cell office:value-type="float" office:value="0.03667" calcext:value-type="float">
            <text:p>0,03667</text:p>
          </table:table-cell>
          <table:table-cell table:number-columns-repeated="4" office:value-type="float" office:value="0.00015" calcext:value-type="float">
            <text:p>0,00015</text:p>
          </table:table-cell>
          <table:table-cell office:value-type="float" office:value="0.01312" calcext:value-type="float">
            <text:p>0,01312</text:p>
          </table:table-cell>
          <table:table-cell office:value-type="float" office:value="0.10378" calcext:value-type="float">
            <text:p>0,10378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12915" calcext:value-type="float">
            <text:p>0,12915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34625" calcext:value-type="float">
            <text:p>0,34625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18424" calcext:value-type="float">
            <text:p>0,18424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18417" calcext:value-type="float">
            <text:p>0,18417</text:p>
          </table:table-cell>
          <table:table-cell table:number-columns-repeated="2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763</text:p>
          </table:table-cell>
          <table:table-cell table:number-columns-repeated="6" office:value-type="float" office:value="0.00069" calcext:value-type="float">
            <text:p>0,00069</text:p>
          </table:table-cell>
          <table:table-cell office:value-type="float" office:value="0.10344" calcext:value-type="float">
            <text:p>0,10344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8807" calcext:value-type="float">
            <text:p>0,8807</text:p>
          </table:table-cell>
          <table:table-cell table:number-columns-repeated="16" office:value-type="float" office:value="0.00069" calcext:value-type="float">
            <text:p>0,00069</text:p>
          </table:table-cell>
        </table:table-row>
        <table:table-row table:style-name="ro1">
          <table:table-cell office:value-type="string" calcext:value-type="string">
            <text:p>article 764</text:p>
          </table:table-cell>
          <table:table-cell table:number-columns-repeated="7" office:value-type="float" office:value="0.00017" calcext:value-type="float">
            <text:p>0,00017</text:p>
          </table:table-cell>
          <table:table-cell office:value-type="float" office:value="0.59807" calcext:value-type="float">
            <text:p>0,59807</text:p>
          </table:table-cell>
          <table:table-cell table:number-columns-repeated="8" office:value-type="float" office:value="0.00017" calcext:value-type="float">
            <text:p>0,00017</text:p>
          </table:table-cell>
          <table:table-cell office:value-type="float" office:value="0.01155" calcext:value-type="float">
            <text:p>0,01155</text:p>
          </table:table-cell>
          <table:table-cell office:value-type="float" office:value="0.38673" calcext:value-type="float">
            <text:p>0,38673</text:p>
          </table:table-cell>
          <table:table-cell table:number-columns-repeated="7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76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1523" calcext:value-type="float">
            <text:p>0,01523</text:p>
          </table:table-cell>
          <table:table-cell table:number-columns-repeated="6" office:value-type="float" office:value="0.0001" calcext:value-type="float">
            <text:p>0,0001</text:p>
          </table:table-cell>
          <table:table-cell office:value-type="float" office:value="0.07879" calcext:value-type="float">
            <text:p>0,07879</text:p>
          </table:table-cell>
          <table:table-cell table:number-columns-repeated="4" office:value-type="float" office:value="0.0001" calcext:value-type="float">
            <text:p>0,0001</text:p>
          </table:table-cell>
          <table:table-cell office:value-type="float" office:value="0.25334" calcext:value-type="float">
            <text:p>0,25334</text:p>
          </table:table-cell>
          <table:table-cell table:number-columns-repeated="3" office:value-type="float" office:value="0.0001" calcext:value-type="float">
            <text:p>0,0001</text:p>
          </table:table-cell>
          <table:table-cell office:value-type="float" office:value="0.07624" calcext:value-type="float">
            <text:p>0,0762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12738" calcext:value-type="float">
            <text:p>0,12738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29657" calcext:value-type="float">
            <text:p>0,29657</text:p>
          </table:table-cell>
          <table:table-cell office:value-type="float" office:value="0.14347" calcext:value-type="float">
            <text:p>0,14347</text:p>
          </table:table-cell>
          <table:table-cell office:value-type="float" office:value="0.00731" calcext:value-type="float">
            <text:p>0,00731</text:p>
          </table:table-cell>
        </table:table-row>
        <table:table-row table:style-name="ro1">
          <table:table-cell office:value-type="string" calcext:value-type="string">
            <text:p>article 766</text:p>
          </table:table-cell>
          <table:table-cell table:number-columns-repeated="2" office:value-type="float" office:value="0.00026" calcext:value-type="float">
            <text:p>0,00026</text:p>
          </table:table-cell>
          <table:table-cell office:value-type="float" office:value="0.15875" calcext:value-type="float">
            <text:p>0,15875</text:p>
          </table:table-cell>
          <table:table-cell table:number-columns-repeated="5" office:value-type="float" office:value="0.00026" calcext:value-type="float">
            <text:p>0,00026</text:p>
          </table:table-cell>
          <table:table-cell office:value-type="float" office:value="0.65643" calcext:value-type="float">
            <text:p>0,65643</text:p>
          </table:table-cell>
          <table:table-cell table:number-columns-repeated="2" office:value-type="float" office:value="0.00026" calcext:value-type="float">
            <text:p>0,00026</text:p>
          </table:table-cell>
          <table:table-cell office:value-type="float" office:value="0.04714" calcext:value-type="float">
            <text:p>0,04714</text:p>
          </table:table-cell>
          <table:table-cell table:number-columns-repeated="2" office:value-type="float" office:value="0.00026" calcext:value-type="float">
            <text:p>0,00026</text:p>
          </table:table-cell>
          <table:table-cell office:value-type="float" office:value="0.03751" calcext:value-type="float">
            <text:p>0,03751</text:p>
          </table:table-cell>
          <table:table-cell table:number-columns-repeated="3" office:value-type="float" office:value="0.00026" calcext:value-type="float">
            <text:p>0,00026</text:p>
          </table:table-cell>
          <table:table-cell office:value-type="float" office:value="0.04664" calcext:value-type="float">
            <text:p>0,04664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4855" calcext:value-type="float">
            <text:p>0,04855</text:p>
          </table:table-cell>
          <table:table-cell table:number-columns-repeated="4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767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09295" calcext:value-type="float">
            <text:p>0,09295</text:p>
          </table:table-cell>
          <table:table-cell table:number-columns-repeated="5" office:value-type="float" office:value="0.00021" calcext:value-type="float">
            <text:p>0,00021</text:p>
          </table:table-cell>
          <table:table-cell office:value-type="float" office:value="0.10591" calcext:value-type="float">
            <text:p>0,10591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44281" calcext:value-type="float">
            <text:p>0,44281</text:p>
          </table:table-cell>
          <table:table-cell office:value-type="float" office:value="0.04117" calcext:value-type="float">
            <text:p>0,04117</text:p>
          </table:table-cell>
          <table:table-cell table:number-columns-repeated="5" office:value-type="float" office:value="0.00021" calcext:value-type="float">
            <text:p>0,00021</text:p>
          </table:table-cell>
          <table:table-cell office:value-type="float" office:value="0.31295" calcext:value-type="float">
            <text:p>0,31295</text:p>
          </table:table-cell>
          <table:table-cell table:number-columns-repeated="6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768</text:p>
          </table:table-cell>
          <table:table-cell table:number-columns-repeated="6" office:value-type="float" office:value="0.00023" calcext:value-type="float">
            <text:p>0,00023</text:p>
          </table:table-cell>
          <table:table-cell office:value-type="float" office:value="0.03905" calcext:value-type="float">
            <text:p>0,03905</text:p>
          </table:table-cell>
          <table:table-cell table:number-columns-repeated="8" office:value-type="float" office:value="0.00023" calcext:value-type="float">
            <text:p>0,00023</text:p>
          </table:table-cell>
          <table:table-cell office:value-type="float" office:value="0.90899" calcext:value-type="float">
            <text:p>0,90899</text:p>
          </table:table-cell>
          <table:table-cell table:number-columns-repeated="5" office:value-type="float" office:value="0.00023" calcext:value-type="float">
            <text:p>0,00023</text:p>
          </table:table-cell>
          <table:table-cell office:value-type="float" office:value="0.03968" calcext:value-type="float">
            <text:p>0,03968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742" calcext:value-type="float">
            <text:p>0,00742</text:p>
          </table:table-cell>
          <table:table-cell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769</text:p>
          </table:table-cell>
          <table:table-cell office:value-type="float" office:value="0.27424" calcext:value-type="float">
            <text:p>0,27424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066" calcext:value-type="float">
            <text:p>0,066</text:p>
          </table:table-cell>
          <table:table-cell office:value-type="float" office:value="0.06761" calcext:value-type="float">
            <text:p>0,06761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05615" calcext:value-type="float">
            <text:p>0,05615</text:p>
          </table:table-cell>
          <table:table-cell table:number-columns-repeated="4" office:value-type="float" office:value="0.00018" calcext:value-type="float">
            <text:p>0,00018</text:p>
          </table:table-cell>
          <table:table-cell office:value-type="float" office:value="0.08633" calcext:value-type="float">
            <text:p>0,08633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07856" calcext:value-type="float">
            <text:p>0,07856</text:p>
          </table:table-cell>
          <table:table-cell office:value-type="float" office:value="0.13815" calcext:value-type="float">
            <text:p>0,13815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1049" calcext:value-type="float">
            <text:p>0,1049</text:p>
          </table:table-cell>
          <table:table-cell office:value-type="float" office:value="0.12523" calcext:value-type="float">
            <text:p>0,12523</text:p>
          </table:table-cell>
          <table:table-cell table:number-columns-repeated="2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770</text:p>
          </table:table-cell>
          <table:table-cell table:number-columns-repeated="8" office:value-type="float" office:value="0.00025" calcext:value-type="float">
            <text:p>0,00025</text:p>
          </table:table-cell>
          <table:table-cell office:value-type="float" office:value="0.02649" calcext:value-type="float">
            <text:p>0,02649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34651" calcext:value-type="float">
            <text:p>0,34651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11741" calcext:value-type="float">
            <text:p>0,11741</text:p>
          </table:table-cell>
          <table:table-cell office:value-type="float" office:value="0.24377" calcext:value-type="float">
            <text:p>0,24377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04965" calcext:value-type="float">
            <text:p>0,04965</text:p>
          </table:table-cell>
          <table:table-cell office:value-type="float" office:value="0.09123" calcext:value-type="float">
            <text:p>0,09123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12053" calcext:value-type="float">
            <text:p>0,12053</text:p>
          </table:table-cell>
          <table:table-cell table:number-columns-repeated="2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771</text:p>
          </table:table-cell>
          <table:table-cell table:number-columns-repeated="11" office:value-type="float" office:value="0.00024" calcext:value-type="float">
            <text:p>0,00024</text:p>
          </table:table-cell>
          <table:table-cell office:value-type="float" office:value="0.11545" calcext:value-type="float">
            <text:p>0,11545</text:p>
          </table:table-cell>
          <table:table-cell office:value-type="float" office:value="0.22418" calcext:value-type="float">
            <text:p>0,22418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4685" calcext:value-type="float">
            <text:p>0,4685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12138" calcext:value-type="float">
            <text:p>0,12138</text:p>
          </table:table-cell>
          <table:table-cell office:value-type="float" office:value="0.05376" calcext:value-type="float">
            <text:p>0,05376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1223" calcext:value-type="float">
            <text:p>0,01223</text:p>
          </table:table-cell>
          <table:table-cell table:number-columns-repeated="4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772</text:p>
          </table:table-cell>
          <table:table-cell table:number-columns-repeated="6" office:value-type="float" office:value="0.0002" calcext:value-type="float">
            <text:p>0,0002</text:p>
          </table:table-cell>
          <table:table-cell office:value-type="float" office:value="0.21975" calcext:value-type="float">
            <text:p>0,21975</text:p>
          </table:table-cell>
          <table:table-cell table:number-columns-repeated="6" office:value-type="float" office:value="0.0002" calcext:value-type="float">
            <text:p>0,0002</text:p>
          </table:table-cell>
          <table:table-cell office:value-type="float" office:value="0.02601" calcext:value-type="float">
            <text:p>0,02601</text:p>
          </table:table-cell>
          <table:table-cell table:number-columns-repeated="4" office:value-type="float" office:value="0.0002" calcext:value-type="float">
            <text:p>0,0002</text:p>
          </table:table-cell>
          <table:table-cell office:value-type="float" office:value="0.59587" calcext:value-type="float">
            <text:p>0,5958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12472" calcext:value-type="float">
            <text:p>0,12472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2967" calcext:value-type="float">
            <text:p>0,02967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773</text:p>
          </table:table-cell>
          <table:table-cell table:number-columns-repeated="13" office:value-type="float" office:value="0.00017" calcext:value-type="float">
            <text:p>0,00017</text:p>
          </table:table-cell>
          <table:table-cell office:value-type="float" office:value="0.04325" calcext:value-type="float">
            <text:p>0,04325</text:p>
          </table:table-cell>
          <table:table-cell office:value-type="float" office:value="0.12217" calcext:value-type="float">
            <text:p>0,12217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3683" calcext:value-type="float">
            <text:p>0,3683</text:p>
          </table:table-cell>
          <table:table-cell office:value-type="float" office:value="0.36043" calcext:value-type="float">
            <text:p>0,36043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10254" calcext:value-type="float">
            <text:p>0,10254</text:p>
          </table:table-cell>
          <table:table-cell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774</text:p>
          </table:table-cell>
          <table:table-cell table:number-columns-repeated="4" office:value-type="float" office:value="0.00011" calcext:value-type="float">
            <text:p>0,00011</text:p>
          </table:table-cell>
          <table:table-cell office:value-type="float" office:value="0.63427" calcext:value-type="float">
            <text:p>0,63427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2261" calcext:value-type="float">
            <text:p>0,02261</text:p>
          </table:table-cell>
          <table:table-cell office:value-type="float" office:value="0.12577" calcext:value-type="float">
            <text:p>0,12577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0242" calcext:value-type="float">
            <text:p>0,0242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16173" calcext:value-type="float">
            <text:p>0,16173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02935" calcext:value-type="float">
            <text:p>0,02935</text:p>
          </table:table-cell>
          <table:table-cell table:number-columns-repeated="5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775</text:p>
          </table:table-cell>
          <table:table-cell table:number-columns-repeated="22" office:value-type="float" office:value="0.00027" calcext:value-type="float">
            <text:p>0,00027</text:p>
          </table:table-cell>
          <table:table-cell office:value-type="float" office:value="0.20139" calcext:value-type="float">
            <text:p>0,20139</text:p>
          </table:table-cell>
          <table:table-cell office:value-type="float" office:value="0.79244" calcext:value-type="float">
            <text:p>0,79244</text:p>
          </table:table-cell>
          <table:table-cell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article 776</text:p>
          </table:table-cell>
          <table:table-cell table:number-columns-repeated="6" office:value-type="float" office:value="0.00015" calcext:value-type="float">
            <text:p>0,00015</text:p>
          </table:table-cell>
          <table:table-cell office:value-type="float" office:value="0.34479" calcext:value-type="float">
            <text:p>0,34479</text:p>
          </table:table-cell>
          <table:table-cell table:number-columns-repeated="8" office:value-type="float" office:value="0.00015" calcext:value-type="float">
            <text:p>0,00015</text:p>
          </table:table-cell>
          <table:table-cell office:value-type="float" office:value="0.16439" calcext:value-type="float">
            <text:p>0,16439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36422" calcext:value-type="float">
            <text:p>0,36422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12336" calcext:value-type="float">
            <text:p>0,12336</text:p>
          </table:table-cell>
          <table:table-cell table:number-columns-repeated="3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777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685" calcext:value-type="float">
            <text:p>0,0685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36977" calcext:value-type="float">
            <text:p>0,36977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36441" calcext:value-type="float">
            <text:p>0,36441</text:p>
          </table:table-cell>
          <table:table-cell table:number-columns-repeated="8" office:value-type="float" office:value="0.0002" calcext:value-type="float">
            <text:p>0,0002</text:p>
          </table:table-cell>
          <table:table-cell office:value-type="float" office:value="0.19308" calcext:value-type="float">
            <text:p>0,19308</text:p>
          </table:table-cell>
          <table:table-cell table:number-columns-repeated="5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778</text:p>
          </table:table-cell>
          <table:table-cell table:number-columns-repeated="7" office:value-type="float" office:value="0.0001" calcext:value-type="float">
            <text:p>0,0001</text:p>
          </table:table-cell>
          <table:table-cell office:value-type="float" office:value="0.02503" calcext:value-type="float">
            <text:p>0,02503</text:p>
          </table:table-cell>
          <table:table-cell office:value-type="float" office:value="0.21977" calcext:value-type="float">
            <text:p>0,21977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18461" calcext:value-type="float">
            <text:p>0,18461</text:p>
          </table:table-cell>
          <table:table-cell table:number-columns-repeated="8" office:value-type="float" office:value="0.0001" calcext:value-type="float">
            <text:p>0,0001</text:p>
          </table:table-cell>
          <table:table-cell office:value-type="float" office:value="0.03101" calcext:value-type="float">
            <text:p>0,03101</text:p>
          </table:table-cell>
          <table:table-cell office:value-type="float" office:value="0.39269" calcext:value-type="float">
            <text:p>0,39269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14505" calcext:value-type="float">
            <text:p>0,14505</text:p>
          </table:table-cell>
          <table:table-cell table:number-columns-repeated="2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article 779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12156" calcext:value-type="float">
            <text:p>0,12156</text:p>
          </table:table-cell>
          <table:table-cell table:number-columns-repeated="3" office:value-type="float" office:value="0.00006" calcext:value-type="float">
            <text:p>0,00006</text:p>
          </table:table-cell>
          <table:table-cell office:value-type="float" office:value="0.00312" calcext:value-type="float">
            <text:p>0,00312</text:p>
          </table:table-cell>
          <table:table-cell table:number-columns-repeated="4" office:value-type="float" office:value="0.00006" calcext:value-type="float">
            <text:p>0,00006</text:p>
          </table:table-cell>
          <table:table-cell office:value-type="float" office:value="0.24609" calcext:value-type="float">
            <text:p>0,24609</text:p>
          </table:table-cell>
          <table:table-cell table:number-columns-repeated="6" office:value-type="float" office:value="0.00006" calcext:value-type="float">
            <text:p>0,00006</text:p>
          </table:table-cell>
          <table:table-cell office:value-type="float" office:value="0.39111" calcext:value-type="float">
            <text:p>0,39111</text:p>
          </table:table-cell>
          <table:table-cell table:number-columns-repeated="4" office:value-type="float" office:value="0.00006" calcext:value-type="float">
            <text:p>0,00006</text:p>
          </table:table-cell>
          <table:table-cell office:value-type="float" office:value="0.23698" calcext:value-type="float">
            <text:p>0,23698</text:p>
          </table:table-cell>
          <table:table-cell table:number-columns-repeated="2" office:value-type="float" office:value="0.00006" calcext:value-type="float">
            <text:p>0,00006</text:p>
          </table:table-cell>
        </table:table-row>
        <table:table-row table:style-name="ro1">
          <table:table-cell office:value-type="string" calcext:value-type="string">
            <text:p>article 780</text:p>
          </table:table-cell>
          <table:table-cell table:number-columns-repeated="14" office:value-type="float" office:value="0.00021" calcext:value-type="float">
            <text:p>0,00021</text:p>
          </table:table-cell>
          <table:table-cell office:value-type="float" office:value="0.68613" calcext:value-type="float">
            <text:p>0,68613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07769" calcext:value-type="float">
            <text:p>0,07769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23164" calcext:value-type="float">
            <text:p>0,23164</text:p>
          </table:table-cell>
          <table:table-cell table:number-columns-repeated="4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781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20886" calcext:value-type="float">
            <text:p>0,20886</text:p>
          </table:table-cell>
          <table:table-cell table:number-columns-repeated="7" office:value-type="float" office:value="0.00019" calcext:value-type="float">
            <text:p>0,00019</text:p>
          </table:table-cell>
          <table:table-cell office:value-type="float" office:value="0.12399" calcext:value-type="float">
            <text:p>0,12399</text:p>
          </table:table-cell>
          <table:table-cell office:value-type="float" office:value="0.1052" calcext:value-type="float">
            <text:p>0,1052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04473" calcext:value-type="float">
            <text:p>0,04473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29361" calcext:value-type="float">
            <text:p>0,29361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15182" calcext:value-type="float">
            <text:p>0,15182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6845" calcext:value-type="float">
            <text:p>0,06845</text:p>
          </table:table-cell>
          <table:table-cell table:number-columns-repeated="2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782</text:p>
          </table:table-cell>
          <table:table-cell office:value-type="float" office:value="0.04498" calcext:value-type="float">
            <text:p>0,04498</text:p>
          </table:table-cell>
          <table:table-cell table:number-columns-repeated="9" office:value-type="float" office:value="0.0002" calcext:value-type="float">
            <text:p>0,0002</text:p>
          </table:table-cell>
          <table:table-cell office:value-type="float" office:value="0.12558" calcext:value-type="float">
            <text:p>0,12558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42903" calcext:value-type="float">
            <text:p>0,42903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21795" calcext:value-type="float">
            <text:p>0,21795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17846" calcext:value-type="float">
            <text:p>0,17846</text:p>
          </table:table-cell>
          <table:table-cell table:number-columns-repeated="3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783</text:p>
          </table:table-cell>
          <table:table-cell office:value-type="float" office:value="0.01729" calcext:value-type="float">
            <text:p>0,01729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20149" calcext:value-type="float">
            <text:p>0,20149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5353" calcext:value-type="float">
            <text:p>0,5353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01731" calcext:value-type="float">
            <text:p>0,01731</text:p>
          </table:table-cell>
          <table:table-cell table:number-columns-repeated="5" office:value-type="float" office:value="0.00017" calcext:value-type="float">
            <text:p>0,00017</text:p>
          </table:table-cell>
          <table:table-cell office:value-type="float" office:value="0.22531" calcext:value-type="float">
            <text:p>0,22531</text:p>
          </table:table-cell>
          <table:table-cell table:number-columns-repeated="7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784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5238" calcext:value-type="float">
            <text:p>0,05238</text:p>
          </table:table-cell>
          <table:table-cell office:value-type="float" office:value="0.54846" calcext:value-type="float">
            <text:p>0,54846</text:p>
          </table:table-cell>
          <table:table-cell table:number-columns-repeated="3" office:value-type="float" office:value="0.00014" calcext:value-type="float">
            <text:p>0,00014</text:p>
          </table:table-cell>
          <table:table-cell office:value-type="float" office:value="0.09038" calcext:value-type="float">
            <text:p>0,09038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1402" calcext:value-type="float">
            <text:p>0,01402</text:p>
          </table:table-cell>
          <table:table-cell table:number-columns-repeated="6" office:value-type="float" office:value="0.00014" calcext:value-type="float">
            <text:p>0,00014</text:p>
          </table:table-cell>
          <table:table-cell office:value-type="float" office:value="0.18625" calcext:value-type="float">
            <text:p>0,18625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8754" calcext:value-type="float">
            <text:p>0,08754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1848" calcext:value-type="float">
            <text:p>0,01848</text:p>
          </table:table-cell>
          <table:table-cell table:number-columns-repeated="5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article 785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04934" calcext:value-type="float">
            <text:p>0,04934</text:p>
          </table:table-cell>
          <table:table-cell office:value-type="float" office:value="0.26807" calcext:value-type="float">
            <text:p>0,26807</text:p>
          </table:table-cell>
          <table:table-cell table:number-columns-repeated="10" office:value-type="float" office:value="0.00018" calcext:value-type="float">
            <text:p>0,00018</text:p>
          </table:table-cell>
          <table:table-cell office:value-type="float" office:value="0.0369" calcext:value-type="float">
            <text:p>0,0369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59589" calcext:value-type="float">
            <text:p>0,59589</text:p>
          </table:table-cell>
          <table:table-cell table:number-columns-repeated="5" office:value-type="float" office:value="0.00018" calcext:value-type="float">
            <text:p>0,00018</text:p>
          </table:table-cell>
          <table:table-cell office:value-type="float" office:value="0.04611" calcext:value-type="float">
            <text:p>0,04611</text:p>
          </table:table-cell>
          <table:table-cell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786</text:p>
          </table:table-cell>
          <table:table-cell table:number-columns-repeated="5" office:value-type="float" office:value="0.00016" calcext:value-type="float">
            <text:p>0,00016</text:p>
          </table:table-cell>
          <table:table-cell office:value-type="float" office:value="0.02508" calcext:value-type="float">
            <text:p>0,02508</text:p>
          </table:table-cell>
          <table:table-cell table:number-columns-repeated="4" office:value-type="float" office:value="0.00016" calcext:value-type="float">
            <text:p>0,00016</text:p>
          </table:table-cell>
          <table:table-cell office:value-type="float" office:value="0.1468" calcext:value-type="float">
            <text:p>0,1468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19336" calcext:value-type="float">
            <text:p>0,19336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45727" calcext:value-type="float">
            <text:p>0,45727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6363" calcext:value-type="float">
            <text:p>0,06363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7286" calcext:value-type="float">
            <text:p>0,07286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3806" calcext:value-type="float">
            <text:p>0,03806</text:p>
          </table:table-cell>
          <table:table-cell table:number-columns-repeated="2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787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16871" calcext:value-type="float">
            <text:p>0,16871</text:p>
          </table:table-cell>
          <table:table-cell table:number-columns-repeated="11" office:value-type="float" office:value="0.0002" calcext:value-type="float">
            <text:p>0,0002</text:p>
          </table:table-cell>
          <table:table-cell office:value-type="float" office:value="0.39947" calcext:value-type="float">
            <text:p>0,39947</text:p>
          </table:table-cell>
          <table:table-cell table:number-columns-repeated="6" office:value-type="float" office:value="0.0002" calcext:value-type="float">
            <text:p>0,0002</text:p>
          </table:table-cell>
          <table:table-cell office:value-type="float" office:value="0.16024" calcext:value-type="float">
            <text:p>0,1602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26745" calcext:value-type="float">
            <text:p>0,26745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788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1683" calcext:value-type="float">
            <text:p>0,01683</text:p>
          </table:table-cell>
          <table:table-cell table:number-columns-repeated="12" office:value-type="float" office:value="0.00012" calcext:value-type="float">
            <text:p>0,00012</text:p>
          </table:table-cell>
          <table:table-cell office:value-type="float" office:value="0.79007" calcext:value-type="float">
            <text:p>0,79007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04609" calcext:value-type="float">
            <text:p>0,04609</text:p>
          </table:table-cell>
          <table:table-cell office:value-type="float" office:value="0.05477" calcext:value-type="float">
            <text:p>0,05477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08984" calcext:value-type="float">
            <text:p>0,08984</text:p>
          </table:table-cell>
          <table:table-cell table:number-columns-repeated="3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789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02683" calcext:value-type="float">
            <text:p>0,02683</text:p>
          </table:table-cell>
          <table:table-cell office:value-type="float" office:value="0.04656" calcext:value-type="float">
            <text:p>0,04656</text:p>
          </table:table-cell>
          <table:table-cell office:value-type="float" office:value="0.11765" calcext:value-type="float">
            <text:p>0,11765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70656" calcext:value-type="float">
            <text:p>0,70656</text:p>
          </table:table-cell>
          <table:table-cell table:number-columns-repeated="4" office:value-type="float" office:value="0.00023" calcext:value-type="float">
            <text:p>0,00023</text:p>
          </table:table-cell>
          <table:table-cell office:value-type="float" office:value="0.01957" calcext:value-type="float">
            <text:p>0,01957</text:p>
          </table:table-cell>
          <table:table-cell table:number-columns-repeated="4" office:value-type="float" office:value="0.00023" calcext:value-type="float">
            <text:p>0,00023</text:p>
          </table:table-cell>
          <table:table-cell office:value-type="float" office:value="0.02086" calcext:value-type="float">
            <text:p>0,02086</text:p>
          </table:table-cell>
          <table:table-cell table:number-columns-repeated="4" office:value-type="float" office:value="0.00023" calcext:value-type="float">
            <text:p>0,00023</text:p>
          </table:table-cell>
          <table:table-cell office:value-type="float" office:value="0.05786" calcext:value-type="float">
            <text:p>0,05786</text:p>
          </table:table-cell>
          <table:table-cell table:number-columns-repeated="3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790</text:p>
          </table:table-cell>
          <table:table-cell table:number-columns-repeated="10" office:value-type="float" office:value="0.00023" calcext:value-type="float">
            <text:p>0,00023</text:p>
          </table:table-cell>
          <table:table-cell office:value-type="float" office:value="0.38202" calcext:value-type="float">
            <text:p>0,38202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10728" calcext:value-type="float">
            <text:p>0,10728</text:p>
          </table:table-cell>
          <table:table-cell office:value-type="float" office:value="0.13892" calcext:value-type="float">
            <text:p>0,13892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14877" calcext:value-type="float">
            <text:p>0,14877</text:p>
          </table:table-cell>
          <table:table-cell office:value-type="float" office:value="0.21847" calcext:value-type="float">
            <text:p>0,21847</text:p>
          </table:table-cell>
          <table:table-cell table:number-columns-repeated="6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791</text:p>
          </table:table-cell>
          <table:table-cell table:number-columns-repeated="6" office:value-type="float" office:value="0.00021" calcext:value-type="float">
            <text:p>0,00021</text:p>
          </table:table-cell>
          <table:table-cell office:value-type="float" office:value="0.08949" calcext:value-type="float">
            <text:p>0,08949</text:p>
          </table:table-cell>
          <table:table-cell table:number-columns-repeated="8" office:value-type="float" office:value="0.00021" calcext:value-type="float">
            <text:p>0,00021</text:p>
          </table:table-cell>
          <table:table-cell office:value-type="float" office:value="0.56425" calcext:value-type="float">
            <text:p>0,56425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34163" calcext:value-type="float">
            <text:p>0,34163</text:p>
          </table:table-cell>
          <table:table-cell table:number-columns-repeated="7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792</text:p>
          </table:table-cell>
          <table:table-cell table:number-columns-repeated="3" office:value-type="float" office:value="0.00024" calcext:value-type="float">
            <text:p>0,00024</text:p>
          </table:table-cell>
          <table:table-cell office:value-type="float" office:value="0.40985" calcext:value-type="float">
            <text:p>0,40985</text:p>
          </table:table-cell>
          <table:table-cell office:value-type="float" office:value="0.02925" calcext:value-type="float">
            <text:p>0,02925</text:p>
          </table:table-cell>
          <table:table-cell office:value-type="float" office:value="0.16666" calcext:value-type="float">
            <text:p>0,16666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7697" calcext:value-type="float">
            <text:p>0,07697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6359" calcext:value-type="float">
            <text:p>0,06359</text:p>
          </table:table-cell>
          <table:table-cell office:value-type="float" office:value="0.04171" calcext:value-type="float">
            <text:p>0,04171</text:p>
          </table:table-cell>
          <table:table-cell table:number-columns-repeated="5" office:value-type="float" office:value="0.00024" calcext:value-type="float">
            <text:p>0,00024</text:p>
          </table:table-cell>
          <table:table-cell office:value-type="float" office:value="0.06422" calcext:value-type="float">
            <text:p>0,06422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14364" calcext:value-type="float">
            <text:p>0,14364</text:p>
          </table:table-cell>
          <table:table-cell table:number-columns-repeated="6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793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8244" calcext:value-type="float">
            <text:p>0,08244</text:p>
          </table:table-cell>
          <table:table-cell table:number-columns-repeated="3" office:value-type="float" office:value="0.00024" calcext:value-type="float">
            <text:p>0,00024</text:p>
          </table:table-cell>
          <table:table-cell office:value-type="float" office:value="0.04529" calcext:value-type="float">
            <text:p>0,04529</text:p>
          </table:table-cell>
          <table:table-cell table:number-columns-repeated="4" office:value-type="float" office:value="0.00024" calcext:value-type="float">
            <text:p>0,00024</text:p>
          </table:table-cell>
          <table:table-cell office:value-type="float" office:value="0.07564" calcext:value-type="float">
            <text:p>0,07564</text:p>
          </table:table-cell>
          <table:table-cell office:value-type="float" office:value="0.1225" calcext:value-type="float">
            <text:p>0,1225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36969" calcext:value-type="float">
            <text:p>0,36969</text:p>
          </table:table-cell>
          <table:table-cell office:value-type="float" office:value="0.16789" calcext:value-type="float">
            <text:p>0,16789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6138" calcext:value-type="float">
            <text:p>0,06138</text:p>
          </table:table-cell>
          <table:table-cell table:number-columns-repeated="6" office:value-type="float" office:value="0.00024" calcext:value-type="float">
            <text:p>0,00024</text:p>
          </table:table-cell>
          <table:table-cell office:value-type="float" office:value="0.07116" calcext:value-type="float">
            <text:p>0,07116</text:p>
          </table:table-cell>
        </table:table-row>
        <table:table-row table:style-name="ro1">
          <table:table-cell office:value-type="string" calcext:value-type="string">
            <text:p>article 794</text:p>
          </table:table-cell>
          <table:table-cell table:number-columns-repeated="4" office:value-type="float" office:value="0.0002" calcext:value-type="float">
            <text:p>0,0002</text:p>
          </table:table-cell>
          <table:table-cell office:value-type="float" office:value="0.20593" calcext:value-type="float">
            <text:p>0,2059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8214" calcext:value-type="float">
            <text:p>0,08214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07301" calcext:value-type="float">
            <text:p>0,07301</text:p>
          </table:table-cell>
          <table:table-cell table:number-columns-repeated="4" office:value-type="float" office:value="0.0002" calcext:value-type="float">
            <text:p>0,0002</text:p>
          </table:table-cell>
          <table:table-cell office:value-type="float" office:value="0.26437" calcext:value-type="float">
            <text:p>0,2643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10692" calcext:value-type="float">
            <text:p>0,10692</text:p>
          </table:table-cell>
          <table:table-cell table:number-columns-repeated="5" office:value-type="float" office:value="0.0002" calcext:value-type="float">
            <text:p>0,0002</text:p>
          </table:table-cell>
          <table:table-cell office:value-type="float" office:value="0.26386" calcext:value-type="float">
            <text:p>0,26386</text:p>
          </table:table-cell>
        </table:table-row>
        <table:table-row table:style-name="ro1">
          <table:table-cell office:value-type="string" calcext:value-type="string">
            <text:p>article 795</text:p>
          </table:table-cell>
          <table:table-cell table:number-columns-repeated="11" office:value-type="float" office:value="0.00024" calcext:value-type="float">
            <text:p>0,00024</text:p>
          </table:table-cell>
          <table:table-cell office:value-type="float" office:value="0.19147" calcext:value-type="float">
            <text:p>0,19147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26867" calcext:value-type="float">
            <text:p>0,26867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14434" calcext:value-type="float">
            <text:p>0,14434</text:p>
          </table:table-cell>
          <table:table-cell office:value-type="float" office:value="0.28094" calcext:value-type="float">
            <text:p>0,28094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10973" calcext:value-type="float">
            <text:p>0,10973</text:p>
          </table:table-cell>
          <table:table-cell table:number-columns-repeated="3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796</text:p>
          </table:table-cell>
          <table:table-cell table:number-columns-repeated="14" office:value-type="float" office:value="0.00028" calcext:value-type="float">
            <text:p>0,00028</text:p>
          </table:table-cell>
          <table:table-cell office:value-type="float" office:value="0.23762" calcext:value-type="float">
            <text:p>0,23762</text:p>
          </table:table-cell>
          <table:table-cell table:number-columns-repeated="6" office:value-type="float" office:value="0.00028" calcext:value-type="float">
            <text:p>0,00028</text:p>
          </table:table-cell>
          <table:table-cell office:value-type="float" office:value="0.01413" calcext:value-type="float">
            <text:p>0,01413</text:p>
          </table:table-cell>
          <table:table-cell office:value-type="float" office:value="0.25462" calcext:value-type="float">
            <text:p>0,25462</text:p>
          </table:table-cell>
          <table:table-cell office:value-type="float" office:value="0.48768" calcext:value-type="float">
            <text:p>0,48768</text:p>
          </table:table-cell>
          <table:table-cell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article 797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141" calcext:value-type="float">
            <text:p>0,0141</text:p>
          </table:table-cell>
          <table:table-cell table:number-columns-repeated="6" office:value-type="float" office:value="0.00012" calcext:value-type="float">
            <text:p>0,00012</text:p>
          </table:table-cell>
          <table:table-cell office:value-type="float" office:value="0.06684" calcext:value-type="float">
            <text:p>0,06684</text:p>
          </table:table-cell>
          <table:table-cell office:value-type="float" office:value="0.13033" calcext:value-type="float">
            <text:p>0,13033</text:p>
          </table:table-cell>
          <table:table-cell office:value-type="float" office:value="0.08839" calcext:value-type="float">
            <text:p>0,08839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12971" calcext:value-type="float">
            <text:p>0,12971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13606" calcext:value-type="float">
            <text:p>0,13606</text:p>
          </table:table-cell>
          <table:table-cell office:value-type="float" office:value="0.10595" calcext:value-type="float">
            <text:p>0,10595</text:p>
          </table:table-cell>
          <table:table-cell office:value-type="float" office:value="0.09225" calcext:value-type="float">
            <text:p>0,09225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23445" calcext:value-type="float">
            <text:p>0,23445</text:p>
          </table:table-cell>
          <table:table-cell table:number-columns-repeated="4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798</text:p>
          </table:table-cell>
          <table:table-cell table:number-columns-repeated="10" office:value-type="float" office:value="0.00011" calcext:value-type="float">
            <text:p>0,00011</text:p>
          </table:table-cell>
          <table:table-cell office:value-type="float" office:value="0.20416" calcext:value-type="float">
            <text:p>0,20416</text:p>
          </table:table-cell>
          <table:table-cell office:value-type="float" office:value="0.66073" calcext:value-type="float">
            <text:p>0,66073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02261" calcext:value-type="float">
            <text:p>0,02261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11029" calcext:value-type="float">
            <text:p>0,11029</text:p>
          </table:table-cell>
          <table:table-cell table:number-columns-repeated="6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799</text:p>
          </table:table-cell>
          <table:table-cell table:number-columns-repeated="5" office:value-type="float" office:value="0.00022" calcext:value-type="float">
            <text:p>0,00022</text:p>
          </table:table-cell>
          <table:table-cell office:value-type="float" office:value="0.11887" calcext:value-type="float">
            <text:p>0,11887</text:p>
          </table:table-cell>
          <table:table-cell office:value-type="float" office:value="0.14847" calcext:value-type="float">
            <text:p>0,14847</text:p>
          </table:table-cell>
          <table:table-cell table:number-columns-repeated="4" office:value-type="float" office:value="0.00022" calcext:value-type="float">
            <text:p>0,00022</text:p>
          </table:table-cell>
          <table:table-cell office:value-type="float" office:value="0.3156" calcext:value-type="float">
            <text:p>0,3156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22365" calcext:value-type="float">
            <text:p>0,22365</text:p>
          </table:table-cell>
          <table:table-cell table:number-columns-repeated="7" office:value-type="float" office:value="0.00022" calcext:value-type="float">
            <text:p>0,00022</text:p>
          </table:table-cell>
          <table:table-cell office:value-type="float" office:value="0.07173" calcext:value-type="float">
            <text:p>0,07173</text:p>
          </table:table-cell>
          <table:table-cell office:value-type="float" office:value="0.1175" calcext:value-type="float">
            <text:p>0,1175</text:p>
          </table:table-cell>
          <table:table-cell table:number-columns-repeated="2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800</text:p>
          </table:table-cell>
          <table:table-cell table:number-columns-repeated="9" office:value-type="float" office:value="0.00013" calcext:value-type="float">
            <text:p>0,00013</text:p>
          </table:table-cell>
          <table:table-cell office:value-type="float" office:value="0.03514" calcext:value-type="float">
            <text:p>0,03514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11223" calcext:value-type="float">
            <text:p>0,11223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25783" calcext:value-type="float">
            <text:p>0,25783</text:p>
          </table:table-cell>
          <table:table-cell table:number-columns-repeated="7" office:value-type="float" office:value="0.00013" calcext:value-type="float">
            <text:p>0,00013</text:p>
          </table:table-cell>
          <table:table-cell office:value-type="float" office:value="0.18936" calcext:value-type="float">
            <text:p>0,18936</text:p>
          </table:table-cell>
          <table:table-cell office:value-type="float" office:value="0.40286" calcext:value-type="float">
            <text:p>0,40286</text:p>
          </table:table-cell>
          <table:table-cell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801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11192" calcext:value-type="float">
            <text:p>0,11192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02256" calcext:value-type="float">
            <text:p>0,02256</text:p>
          </table:table-cell>
          <table:table-cell table:number-columns-repeated="7" office:value-type="float" office:value="0.00016" calcext:value-type="float">
            <text:p>0,00016</text:p>
          </table:table-cell>
          <table:table-cell office:value-type="float" office:value="0.80805" calcext:value-type="float">
            <text:p>0,80805</text:p>
          </table:table-cell>
          <table:table-cell table:number-columns-repeated="8" office:value-type="float" office:value="0.00016" calcext:value-type="float">
            <text:p>0,00016</text:p>
          </table:table-cell>
          <table:table-cell office:value-type="float" office:value="0.05409" calcext:value-type="float">
            <text:p>0,05409</text:p>
          </table:table-cell>
          <table:table-cell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802</text:p>
          </table:table-cell>
          <table:table-cell table:number-columns-repeated="10" office:value-type="float" office:value="0.00017" calcext:value-type="float">
            <text:p>0,00017</text:p>
          </table:table-cell>
          <table:table-cell office:value-type="float" office:value="0.19078" calcext:value-type="float">
            <text:p>0,19078</text:p>
          </table:table-cell>
          <table:table-cell office:value-type="float" office:value="0.16605" calcext:value-type="float">
            <text:p>0,16605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34675" calcext:value-type="float">
            <text:p>0,34675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21315" calcext:value-type="float">
            <text:p>0,21315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7994" calcext:value-type="float">
            <text:p>0,07994</text:p>
          </table:table-cell>
          <table:table-cell table:number-columns-repeated="4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803</text:p>
          </table:table-cell>
          <table:table-cell table:number-columns-repeated="9" office:value-type="float" office:value="0.00013" calcext:value-type="float">
            <text:p>0,00013</text:p>
          </table:table-cell>
          <table:table-cell office:value-type="float" office:value="0.01927" calcext:value-type="float">
            <text:p>0,01927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8364" calcext:value-type="float">
            <text:p>0,08364</text:p>
          </table:table-cell>
          <table:table-cell table:number-columns-repeated="4" office:value-type="float" office:value="0.00013" calcext:value-type="float">
            <text:p>0,00013</text:p>
          </table:table-cell>
          <table:table-cell office:value-type="float" office:value="0.34364" calcext:value-type="float">
            <text:p>0,34364</text:p>
          </table:table-cell>
          <table:table-cell office:value-type="float" office:value="0.2139" calcext:value-type="float">
            <text:p>0,2139</text:p>
          </table:table-cell>
          <table:table-cell office:value-type="float" office:value="0.1178" calcext:value-type="float">
            <text:p>0,1178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21232" calcext:value-type="float">
            <text:p>0,21232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0718" calcext:value-type="float">
            <text:p>0,00718</text:p>
          </table:table-cell>
        </table:table-row>
        <table:table-row table:style-name="ro1">
          <table:table-cell office:value-type="string" calcext:value-type="string">
            <text:p>article 804</text:p>
          </table:table-cell>
          <table:table-cell table:number-columns-repeated="6" office:value-type="float" office:value="0.00034" calcext:value-type="float">
            <text:p>0,00034</text:p>
          </table:table-cell>
          <table:table-cell office:value-type="float" office:value="0.13866" calcext:value-type="float">
            <text:p>0,13866</text:p>
          </table:table-cell>
          <table:table-cell table:number-columns-repeated="8" office:value-type="float" office:value="0.00034" calcext:value-type="float">
            <text:p>0,00034</text:p>
          </table:table-cell>
          <table:table-cell office:value-type="float" office:value="0.78871" calcext:value-type="float">
            <text:p>0,78871</text:p>
          </table:table-cell>
          <table:table-cell table:number-columns-repeated="7" office:value-type="float" office:value="0.00034" calcext:value-type="float">
            <text:p>0,00034</text:p>
          </table:table-cell>
          <table:table-cell office:value-type="float" office:value="0.06511" calcext:value-type="float">
            <text:p>0,06511</text:p>
          </table:table-cell>
          <table:table-cell office:value-type="float" office:value="0.00034" calcext:value-type="float">
            <text:p>0,00034</text:p>
          </table:table-cell>
        </table:table-row>
        <table:table-row table:style-name="ro1">
          <table:table-cell office:value-type="string" calcext:value-type="string">
            <text:p>article 805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03463" calcext:value-type="float">
            <text:p>0,03463</text:p>
          </table:table-cell>
          <table:table-cell table:number-columns-repeated="2" office:value-type="float" office:value="0.00028" calcext:value-type="float">
            <text:p>0,00028</text:p>
          </table:table-cell>
          <table:table-cell office:value-type="float" office:value="0.22863" calcext:value-type="float">
            <text:p>0,22863</text:p>
          </table:table-cell>
          <table:table-cell table:number-columns-repeated="2" office:value-type="float" office:value="0.00028" calcext:value-type="float">
            <text:p>0,00028</text:p>
          </table:table-cell>
          <table:table-cell office:value-type="float" office:value="0.19615" calcext:value-type="float">
            <text:p>0,19615</text:p>
          </table:table-cell>
          <table:table-cell table:number-columns-repeated="2" office:value-type="float" office:value="0.00028" calcext:value-type="float">
            <text:p>0,00028</text:p>
          </table:table-cell>
          <table:table-cell office:value-type="float" office:value="0.20431" calcext:value-type="float">
            <text:p>0,20431</text:p>
          </table:table-cell>
          <table:table-cell table:number-columns-repeated="6" office:value-type="float" office:value="0.00028" calcext:value-type="float">
            <text:p>0,00028</text:p>
          </table:table-cell>
          <table:table-cell office:value-type="float" office:value="0.21385" calcext:value-type="float">
            <text:p>0,21385</text:p>
          </table:table-cell>
          <table:table-cell table:number-columns-repeated="2" office:value-type="float" office:value="0.00028" calcext:value-type="float">
            <text:p>0,00028</text:p>
          </table:table-cell>
          <table:table-cell office:value-type="float" office:value="0.11715" calcext:value-type="float">
            <text:p>0,11715</text:p>
          </table:table-cell>
          <table:table-cell table:number-columns-repeated="4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article 806</text:p>
          </table:table-cell>
          <table:table-cell table:number-columns-repeated="9" office:value-type="float" office:value="0.00048" calcext:value-type="float">
            <text:p>0,00048</text:p>
          </table:table-cell>
          <table:table-cell office:value-type="float" office:value="0.1282" calcext:value-type="float">
            <text:p>0,1282</text:p>
          </table:table-cell>
          <table:table-cell table:number-columns-repeated="9" office:value-type="float" office:value="0.00048" calcext:value-type="float">
            <text:p>0,00048</text:p>
          </table:table-cell>
          <table:table-cell office:value-type="float" office:value="0.86085" calcext:value-type="float">
            <text:p>0,86085</text:p>
          </table:table-cell>
          <table:table-cell table:number-columns-repeated="5" office:value-type="float" office:value="0.00048" calcext:value-type="float">
            <text:p>0,00048</text:p>
          </table:table-cell>
        </table:table-row>
        <table:table-row table:style-name="ro1">
          <table:table-cell office:value-type="string" calcext:value-type="string">
            <text:p>article 807</text:p>
          </table:table-cell>
          <table:table-cell office:value-type="float" office:value="0.00039" calcext:value-type="float">
            <text:p>0,00039</text:p>
          </table:table-cell>
          <table:table-cell office:value-type="float" office:value="0.21919" calcext:value-type="float">
            <text:p>0,21919</text:p>
          </table:table-cell>
          <table:table-cell office:value-type="float" office:value="0.00039" calcext:value-type="float">
            <text:p>0,00039</text:p>
          </table:table-cell>
          <table:table-cell office:value-type="float" office:value="0.58852" calcext:value-type="float">
            <text:p>0,58852</text:p>
          </table:table-cell>
          <table:table-cell table:number-columns-repeated="2" office:value-type="float" office:value="0.00039" calcext:value-type="float">
            <text:p>0,00039</text:p>
          </table:table-cell>
          <table:table-cell office:value-type="float" office:value="0.03061" calcext:value-type="float">
            <text:p>0,03061</text:p>
          </table:table-cell>
          <table:table-cell table:number-columns-repeated="6" office:value-type="float" office:value="0.00039" calcext:value-type="float">
            <text:p>0,00039</text:p>
          </table:table-cell>
          <table:table-cell office:value-type="float" office:value="0.07576" calcext:value-type="float">
            <text:p>0,07576</text:p>
          </table:table-cell>
          <table:table-cell table:number-columns-repeated="9" office:value-type="float" office:value="0.00039" calcext:value-type="float">
            <text:p>0,00039</text:p>
          </table:table-cell>
          <table:table-cell office:value-type="float" office:value="0.07814" calcext:value-type="float">
            <text:p>0,07814</text:p>
          </table:table-cell>
          <table:table-cell office:value-type="float" office:value="0.00039" calcext:value-type="float">
            <text:p>0,00039</text:p>
          </table:table-cell>
        </table:table-row>
        <table:table-row table:style-name="ro1">
          <table:table-cell office:value-type="string" calcext:value-type="string">
            <text:p>article 808</text:p>
          </table:table-cell>
          <table:table-cell table:number-columns-repeated="9" office:value-type="float" office:value="0.00048" calcext:value-type="float">
            <text:p>0,00048</text:p>
          </table:table-cell>
          <table:table-cell office:value-type="float" office:value="0.14915" calcext:value-type="float">
            <text:p>0,14915</text:p>
          </table:table-cell>
          <table:table-cell table:number-columns-repeated="9" office:value-type="float" office:value="0.00048" calcext:value-type="float">
            <text:p>0,00048</text:p>
          </table:table-cell>
          <table:table-cell office:value-type="float" office:value="0.83989" calcext:value-type="float">
            <text:p>0,83989</text:p>
          </table:table-cell>
          <table:table-cell table:number-columns-repeated="5" office:value-type="float" office:value="0.00048" calcext:value-type="float">
            <text:p>0,00048</text:p>
          </table:table-cell>
        </table:table-row>
        <table:table-row table:style-name="ro1">
          <table:table-cell office:value-type="string" calcext:value-type="string">
            <text:p>article 809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13948" calcext:value-type="float">
            <text:p>0,13948</text:p>
          </table:table-cell>
          <table:table-cell table:number-columns-repeated="6" office:value-type="float" office:value="0.00015" calcext:value-type="float">
            <text:p>0,00015</text:p>
          </table:table-cell>
          <table:table-cell office:value-type="float" office:value="0.58022" calcext:value-type="float">
            <text:p>0,58022</text:p>
          </table:table-cell>
          <table:table-cell office:value-type="float" office:value="0.13656" calcext:value-type="float">
            <text:p>0,13656</text:p>
          </table:table-cell>
          <table:table-cell office:value-type="float" office:value="0.09767" calcext:value-type="float">
            <text:p>0,09767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4301" calcext:value-type="float">
            <text:p>0,04301</text:p>
          </table:table-cell>
          <table:table-cell table:number-columns-repeated="10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810</text:p>
          </table:table-cell>
          <table:table-cell office:value-type="float" office:value="0.02212" calcext:value-type="float">
            <text:p>0,02212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4483" calcext:value-type="float">
            <text:p>0,04483</text:p>
          </table:table-cell>
          <table:table-cell table:number-columns-repeated="4" office:value-type="float" office:value="0.00013" calcext:value-type="float">
            <text:p>0,00013</text:p>
          </table:table-cell>
          <table:table-cell office:value-type="float" office:value="0.48057" calcext:value-type="float">
            <text:p>0,48057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13544" calcext:value-type="float">
            <text:p>0,13544</text:p>
          </table:table-cell>
          <table:table-cell table:number-columns-repeated="6" office:value-type="float" office:value="0.00013" calcext:value-type="float">
            <text:p>0,00013</text:p>
          </table:table-cell>
          <table:table-cell office:value-type="float" office:value="0.31452" calcext:value-type="float">
            <text:p>0,31452</text:p>
          </table:table-cell>
          <table:table-cell table:number-columns-repeated="7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811</text:p>
          </table:table-cell>
          <table:table-cell table:number-columns-repeated="3" office:value-type="float" office:value="0.00022" calcext:value-type="float">
            <text:p>0,00022</text:p>
          </table:table-cell>
          <table:table-cell office:value-type="float" office:value="0.01699" calcext:value-type="float">
            <text:p>0,01699</text:p>
          </table:table-cell>
          <table:table-cell table:number-columns-repeated="3" office:value-type="float" office:value="0.00022" calcext:value-type="float">
            <text:p>0,00022</text:p>
          </table:table-cell>
          <table:table-cell office:value-type="float" office:value="0.30179" calcext:value-type="float">
            <text:p>0,30179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33937" calcext:value-type="float">
            <text:p>0,33937</text:p>
          </table:table-cell>
          <table:table-cell table:number-columns-repeated="6" office:value-type="float" office:value="0.00022" calcext:value-type="float">
            <text:p>0,00022</text:p>
          </table:table-cell>
          <table:table-cell office:value-type="float" office:value="0.06727" calcext:value-type="float">
            <text:p>0,06727</text:p>
          </table:table-cell>
          <table:table-cell table:number-columns-repeated="6" office:value-type="float" office:value="0.00022" calcext:value-type="float">
            <text:p>0,00022</text:p>
          </table:table-cell>
          <table:table-cell office:value-type="float" office:value="0.2702" calcext:value-type="float">
            <text:p>0,2702</text:p>
          </table:table-cell>
        </table:table-row>
        <table:table-row table:style-name="ro1">
          <table:table-cell office:value-type="string" calcext:value-type="string">
            <text:p>article 812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24608" calcext:value-type="float">
            <text:p>0,24608</text:p>
          </table:table-cell>
          <table:table-cell table:number-columns-repeated="7" office:value-type="float" office:value="0.00011" calcext:value-type="float">
            <text:p>0,00011</text:p>
          </table:table-cell>
          <table:table-cell office:value-type="float" office:value="0.11997" calcext:value-type="float">
            <text:p>0,11997</text:p>
          </table:table-cell>
          <table:table-cell office:value-type="float" office:value="0.02343" calcext:value-type="float">
            <text:p>0,02343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12228" calcext:value-type="float">
            <text:p>0,12228</text:p>
          </table:table-cell>
          <table:table-cell office:value-type="float" office:value="0.32683" calcext:value-type="float">
            <text:p>0,32683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12723" calcext:value-type="float">
            <text:p>0,12723</text:p>
          </table:table-cell>
          <table:table-cell table:number-columns-repeated="4" office:value-type="float" office:value="0.00011" calcext:value-type="float">
            <text:p>0,00011</text:p>
          </table:table-cell>
          <table:table-cell office:value-type="float" office:value="0.03224" calcext:value-type="float">
            <text:p>0,03224</text:p>
          </table:table-cell>
          <table:table-cell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813</text:p>
          </table:table-cell>
          <table:table-cell office:value-type="float" office:value="0.0671" calcext:value-type="float">
            <text:p>0,0671</text:p>
          </table:table-cell>
          <table:table-cell table:number-columns-repeated="21" office:value-type="float" office:value="0.00031" calcext:value-type="float">
            <text:p>0,00031</text:p>
          </table:table-cell>
          <table:table-cell office:value-type="float" office:value="0.92588" calcext:value-type="float">
            <text:p>0,92588</text:p>
          </table:table-cell>
          <table:table-cell table:number-columns-repeated="2" office:value-type="float" office:value="0.00031" calcext:value-type="float">
            <text:p>0,00031</text:p>
          </table:table-cell>
        </table:table-row>
        <table:table-row table:style-name="ro1">
          <table:table-cell office:value-type="string" calcext:value-type="string">
            <text:p>article 814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0743" calcext:value-type="float">
            <text:p>0,0743</text:p>
          </table:table-cell>
          <table:table-cell table:number-columns-repeated="5" office:value-type="float" office:value="0.00025" calcext:value-type="float">
            <text:p>0,00025</text:p>
          </table:table-cell>
          <table:table-cell office:value-type="float" office:value="0.06668" calcext:value-type="float">
            <text:p>0,06668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11996" calcext:value-type="float">
            <text:p>0,11996</text:p>
          </table:table-cell>
          <table:table-cell office:value-type="float" office:value="0.08895" calcext:value-type="float">
            <text:p>0,08895</text:p>
          </table:table-cell>
          <table:table-cell table:number-columns-repeated="5" office:value-type="float" office:value="0.00025" calcext:value-type="float">
            <text:p>0,00025</text:p>
          </table:table-cell>
          <table:table-cell office:value-type="float" office:value="0.06073" calcext:value-type="float">
            <text:p>0,06073</text:p>
          </table:table-cell>
          <table:table-cell office:value-type="float" office:value="0.58469" calcext:value-type="float">
            <text:p>0,58469</text:p>
          </table:table-cell>
          <table:table-cell table:number-columns-repeated="6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815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6177" calcext:value-type="float">
            <text:p>0,06177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0214" calcext:value-type="float">
            <text:p>0,0214</text:p>
          </table:table-cell>
          <table:table-cell office:value-type="float" office:value="0.09723" calcext:value-type="float">
            <text:p>0,09723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10982" calcext:value-type="float">
            <text:p>0,10982</text:p>
          </table:table-cell>
          <table:table-cell table:number-columns-repeated="4" office:value-type="float" office:value="0.00015" calcext:value-type="float">
            <text:p>0,00015</text:p>
          </table:table-cell>
          <table:table-cell office:value-type="float" office:value="0.02296" calcext:value-type="float">
            <text:p>0,02296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3988" calcext:value-type="float">
            <text:p>0,3988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5694" calcext:value-type="float">
            <text:p>0,05694</text:p>
          </table:table-cell>
          <table:table-cell office:value-type="float" office:value="0.06389" calcext:value-type="float">
            <text:p>0,06389</text:p>
          </table:table-cell>
          <table:table-cell office:value-type="float" office:value="0.1648" calcext:value-type="float">
            <text:p>0,1648</text:p>
          </table:table-cell>
          <table:table-cell table:number-columns-repeated="2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816</text:p>
          </table:table-cell>
          <table:table-cell table:number-columns-repeated="14" office:value-type="float" office:value="0.00011" calcext:value-type="float">
            <text:p>0,00011</text:p>
          </table:table-cell>
          <table:table-cell office:value-type="float" office:value="0.22193" calcext:value-type="float">
            <text:p>0,22193</text:p>
          </table:table-cell>
          <table:table-cell table:number-columns-repeated="6" office:value-type="float" office:value="0.00011" calcext:value-type="float">
            <text:p>0,00011</text:p>
          </table:table-cell>
          <table:table-cell office:value-type="float" office:value="0.17135" calcext:value-type="float">
            <text:p>0,17135</text:p>
          </table:table-cell>
          <table:table-cell office:value-type="float" office:value="0.60421" calcext:value-type="float">
            <text:p>0,60421</text:p>
          </table:table-cell>
          <table:table-cell table:number-columns-repeated="2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817</text:p>
          </table:table-cell>
          <table:table-cell table:number-columns-repeated="10" office:value-type="float" office:value="0.00013" calcext:value-type="float">
            <text:p>0,00013</text:p>
          </table:table-cell>
          <table:table-cell office:value-type="float" office:value="0.91813" calcext:value-type="float">
            <text:p>0,91813</text:p>
          </table:table-cell>
          <table:table-cell table:number-columns-repeated="8" office:value-type="float" office:value="0.00013" calcext:value-type="float">
            <text:p>0,00013</text:p>
          </table:table-cell>
          <table:table-cell office:value-type="float" office:value="0.07882" calcext:value-type="float">
            <text:p>0,07882</text:p>
          </table:table-cell>
          <table:table-cell table:number-columns-repeated="5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818</text:p>
          </table:table-cell>
          <table:table-cell table:number-columns-repeated="5" office:value-type="float" office:value="0.00016" calcext:value-type="float">
            <text:p>0,00016</text:p>
          </table:table-cell>
          <table:table-cell office:value-type="float" office:value="0.39393" calcext:value-type="float">
            <text:p>0,39393</text:p>
          </table:table-cell>
          <table:table-cell table:number-columns-repeated="5" office:value-type="float" office:value="0.00016" calcext:value-type="float">
            <text:p>0,00016</text:p>
          </table:table-cell>
          <table:table-cell office:value-type="float" office:value="0.06272" calcext:value-type="float">
            <text:p>0,06272</text:p>
          </table:table-cell>
          <table:table-cell office:value-type="float" office:value="0.01928" calcext:value-type="float">
            <text:p>0,01928</text:p>
          </table:table-cell>
          <table:table-cell table:number-columns-repeated="4" office:value-type="float" office:value="0.00016" calcext:value-type="float">
            <text:p>0,00016</text:p>
          </table:table-cell>
          <table:table-cell office:value-type="float" office:value="0.21371" calcext:value-type="float">
            <text:p>0,21371</text:p>
          </table:table-cell>
          <table:table-cell office:value-type="float" office:value="0.30724" calcext:value-type="float">
            <text:p>0,30724</text:p>
          </table:table-cell>
          <table:table-cell table:number-columns-repeated="6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819</text:p>
          </table:table-cell>
          <table:table-cell table:number-columns-repeated="11" office:value-type="float" office:value="0.00012" calcext:value-type="float">
            <text:p>0,00012</text:p>
          </table:table-cell>
          <table:table-cell office:value-type="float" office:value="0.11751" calcext:value-type="float">
            <text:p>0,11751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6726" calcext:value-type="float">
            <text:p>0,06726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25485" calcext:value-type="float">
            <text:p>0,25485</text:p>
          </table:table-cell>
          <table:table-cell office:value-type="float" office:value="0.55202" calcext:value-type="float">
            <text:p>0,55202</text:p>
          </table:table-cell>
          <table:table-cell office:value-type="float" office:value="0.0059" calcext:value-type="float">
            <text:p>0,0059</text:p>
          </table:table-cell>
          <table:table-cell table:number-columns-repeated="6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820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47822" calcext:value-type="float">
            <text:p>0,47822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09548" calcext:value-type="float">
            <text:p>0,09548</text:p>
          </table:table-cell>
          <table:table-cell table:number-columns-repeated="4" office:value-type="float" office:value="0.00013" calcext:value-type="float">
            <text:p>0,00013</text:p>
          </table:table-cell>
          <table:table-cell office:value-type="float" office:value="0.15422" calcext:value-type="float">
            <text:p>0,15422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1983" calcext:value-type="float">
            <text:p>0,1983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06219" calcext:value-type="float">
            <text:p>0,06219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00912" calcext:value-type="float">
            <text:p>0,00912</text:p>
          </table:table-cell>
          <table:table-cell table:number-columns-repeated="3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821</text:p>
          </table:table-cell>
          <table:table-cell table:number-columns-repeated="4" office:value-type="float" office:value="0.00021" calcext:value-type="float">
            <text:p>0,00021</text:p>
          </table:table-cell>
          <table:table-cell office:value-type="float" office:value="0.05407" calcext:value-type="float">
            <text:p>0,05407</text:p>
          </table:table-cell>
          <table:table-cell table:number-columns-repeated="10" office:value-type="float" office:value="0.00021" calcext:value-type="float">
            <text:p>0,00021</text:p>
          </table:table-cell>
          <table:table-cell office:value-type="float" office:value="0.13935" calcext:value-type="float">
            <text:p>0,13935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39189" calcext:value-type="float">
            <text:p>0,39189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11128" calcext:value-type="float">
            <text:p>0,11128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6207" calcext:value-type="float">
            <text:p>0,06207</text:p>
          </table:table-cell>
          <table:table-cell office:value-type="float" office:value="0.23741" calcext:value-type="float">
            <text:p>0,23741</text:p>
          </table:table-cell>
          <table:table-cell table:number-columns-repeated="2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822</text:p>
          </table:table-cell>
          <table:table-cell table:number-columns-repeated="9" office:value-type="float" office:value="0.00061" calcext:value-type="float">
            <text:p>0,00061</text:p>
          </table:table-cell>
          <table:table-cell office:value-type="float" office:value="0.07403" calcext:value-type="float">
            <text:p>0,07403</text:p>
          </table:table-cell>
          <table:table-cell table:number-columns-repeated="9" office:value-type="float" office:value="0.00061" calcext:value-type="float">
            <text:p>0,00061</text:p>
          </table:table-cell>
          <table:table-cell office:value-type="float" office:value="0.91203" calcext:value-type="float">
            <text:p>0,91203</text:p>
          </table:table-cell>
          <table:table-cell table:number-columns-repeated="5" office:value-type="float" office:value="0.00061" calcext:value-type="float">
            <text:p>0,00061</text:p>
          </table:table-cell>
        </table:table-row>
        <table:table-row table:style-name="ro1">
          <table:table-cell office:value-type="string" calcext:value-type="string">
            <text:p>article 823</text:p>
          </table:table-cell>
          <table:table-cell table:number-columns-repeated="9" office:value-type="float" office:value="0.00056" calcext:value-type="float">
            <text:p>0,00056</text:p>
          </table:table-cell>
          <table:table-cell office:value-type="float" office:value="0.11724" calcext:value-type="float">
            <text:p>0,11724</text:p>
          </table:table-cell>
          <table:table-cell table:number-columns-repeated="9" office:value-type="float" office:value="0.00056" calcext:value-type="float">
            <text:p>0,00056</text:p>
          </table:table-cell>
          <table:table-cell office:value-type="float" office:value="0.8698" calcext:value-type="float">
            <text:p>0,8698</text:p>
          </table:table-cell>
          <table:table-cell table:number-columns-repeated="5" office:value-type="float" office:value="0.00056" calcext:value-type="float">
            <text:p>0,00056</text:p>
          </table:table-cell>
        </table:table-row>
        <table:table-row table:style-name="ro1">
          <table:table-cell office:value-type="string" calcext:value-type="string">
            <text:p>article 824</text:p>
          </table:table-cell>
          <table:table-cell office:value-type="float" office:value="0.07652" calcext:value-type="float">
            <text:p>0,07652</text:p>
          </table:table-cell>
          <table:table-cell table:number-columns-repeated="10" office:value-type="float" office:value="0.0002" calcext:value-type="float">
            <text:p>0,0002</text:p>
          </table:table-cell>
          <table:table-cell office:value-type="float" office:value="0.03401" calcext:value-type="float">
            <text:p>0,0340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4378" calcext:value-type="float">
            <text:p>0,4378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11939" calcext:value-type="float">
            <text:p>0,11939</text:p>
          </table:table-cell>
          <table:table-cell office:value-type="float" office:value="0.05925" calcext:value-type="float">
            <text:p>0,0592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3848" calcext:value-type="float">
            <text:p>0,03848</text:p>
          </table:table-cell>
          <table:table-cell office:value-type="float" office:value="0.23091" calcext:value-type="float">
            <text:p>0,23091</text:p>
          </table:table-cell>
          <table:table-cell table:number-columns-repeated="3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825</text:p>
          </table:table-cell>
          <table:table-cell table:number-columns-repeated="6" office:value-type="float" office:value="0.00025" calcext:value-type="float">
            <text:p>0,00025</text:p>
          </table:table-cell>
          <table:table-cell office:value-type="float" office:value="0.09402" calcext:value-type="float">
            <text:p>0,09402</text:p>
          </table:table-cell>
          <table:table-cell office:value-type="float" office:value="0.20194" calcext:value-type="float">
            <text:p>0,20194</text:p>
          </table:table-cell>
          <table:table-cell table:number-columns-repeated="7" office:value-type="float" office:value="0.00025" calcext:value-type="float">
            <text:p>0,00025</text:p>
          </table:table-cell>
          <table:table-cell office:value-type="float" office:value="0.27852" calcext:value-type="float">
            <text:p>0,27852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09115" calcext:value-type="float">
            <text:p>0,09115</text:p>
          </table:table-cell>
          <table:table-cell office:value-type="float" office:value="0.32946" calcext:value-type="float">
            <text:p>0,32946</text:p>
          </table:table-cell>
          <table:table-cell table:number-columns-repeated="3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826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19807" calcext:value-type="float">
            <text:p>0,19807</text:p>
          </table:table-cell>
          <table:table-cell table:number-columns-repeated="7" office:value-type="float" office:value="0.00025" calcext:value-type="float">
            <text:p>0,00025</text:p>
          </table:table-cell>
          <table:table-cell office:value-type="float" office:value="0.16047" calcext:value-type="float">
            <text:p>0,16047</text:p>
          </table:table-cell>
          <table:table-cell office:value-type="float" office:value="0.14189" calcext:value-type="float">
            <text:p>0,14189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04526" calcext:value-type="float">
            <text:p>0,04526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1308" calcext:value-type="float">
            <text:p>0,1308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31875" calcext:value-type="float">
            <text:p>0,31875</text:p>
          </table:table-cell>
          <table:table-cell table:number-columns-repeated="3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827</text:p>
          </table:table-cell>
          <table:table-cell table:number-columns-repeated="17" office:value-type="float" office:value="0.00062" calcext:value-type="float">
            <text:p>0,00062</text:p>
          </table:table-cell>
          <table:table-cell office:value-type="float" office:value="0.81879" calcext:value-type="float">
            <text:p>0,81879</text:p>
          </table:table-cell>
          <table:table-cell table:number-columns-repeated="2" office:value-type="float" office:value="0.00062" calcext:value-type="float">
            <text:p>0,00062</text:p>
          </table:table-cell>
          <table:table-cell office:value-type="float" office:value="0.10181" calcext:value-type="float">
            <text:p>0,10181</text:p>
          </table:table-cell>
          <table:table-cell table:number-columns-repeated="3" office:value-type="float" office:value="0.00062" calcext:value-type="float">
            <text:p>0,00062</text:p>
          </table:table-cell>
          <table:table-cell office:value-type="float" office:value="0.06586" calcext:value-type="float">
            <text:p>0,06586</text:p>
          </table:table-cell>
        </table:table-row>
        <table:table-row table:style-name="ro1">
          <table:table-cell office:value-type="string" calcext:value-type="string">
            <text:p>article 828</text:p>
          </table:table-cell>
          <table:table-cell office:value-type="float" office:value="0.23189" calcext:value-type="float">
            <text:p>0,23189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3874" calcext:value-type="float">
            <text:p>0,03874</text:p>
          </table:table-cell>
          <table:table-cell table:number-columns-repeated="2" office:value-type="float" office:value="0.00006" calcext:value-type="float">
            <text:p>0,00006</text:p>
          </table:table-cell>
          <table:table-cell office:value-type="float" office:value="0.07694" calcext:value-type="float">
            <text:p>0,07694</text:p>
          </table:table-cell>
          <table:table-cell table:number-columns-repeated="4" office:value-type="float" office:value="0.00006" calcext:value-type="float">
            <text:p>0,00006</text:p>
          </table:table-cell>
          <table:table-cell office:value-type="float" office:value="0.11807" calcext:value-type="float">
            <text:p>0,11807</text:p>
          </table:table-cell>
          <table:table-cell office:value-type="float" office:value="0.11119" calcext:value-type="float">
            <text:p>0,11119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1095" calcext:value-type="float">
            <text:p>0,1095</text:p>
          </table:table-cell>
          <table:table-cell table:number-columns-repeated="5" office:value-type="float" office:value="0.00006" calcext:value-type="float">
            <text:p>0,00006</text:p>
          </table:table-cell>
          <table:table-cell office:value-type="float" office:value="0.0733" calcext:value-type="float">
            <text:p>0,0733</text:p>
          </table:table-cell>
          <table:table-cell table:number-columns-repeated="2" office:value-type="float" office:value="0.00006" calcext:value-type="float">
            <text:p>0,00006</text:p>
          </table:table-cell>
          <table:table-cell office:value-type="float" office:value="0.09515" calcext:value-type="float">
            <text:p>0,09515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1443" calcext:value-type="float">
            <text:p>0,1443</text:p>
          </table:table-cell>
        </table:table-row>
        <table:table-row table:style-name="ro1">
          <table:table-cell office:value-type="string" calcext:value-type="string">
            <text:p>article 829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09479" calcext:value-type="float">
            <text:p>0,09479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01511" calcext:value-type="float">
            <text:p>0,01511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8337" calcext:value-type="float">
            <text:p>0,08337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1994" calcext:value-type="float">
            <text:p>0,1994</text:p>
          </table:table-cell>
          <table:table-cell office:value-type="float" office:value="0.4523" calcext:value-type="float">
            <text:p>0,4523</text:p>
          </table:table-cell>
          <table:table-cell office:value-type="float" office:value="0.14063" calcext:value-type="float">
            <text:p>0,14063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1144" calcext:value-type="float">
            <text:p>0,01144</text:p>
          </table:table-cell>
          <table:table-cell table:number-columns-repeated="3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830</text:p>
          </table:table-cell>
          <table:table-cell table:number-columns-repeated="5" office:value-type="float" office:value="0.00022" calcext:value-type="float">
            <text:p>0,00022</text:p>
          </table:table-cell>
          <table:table-cell office:value-type="float" office:value="0.35046" calcext:value-type="float">
            <text:p>0,35046</text:p>
          </table:table-cell>
          <table:table-cell table:number-columns-repeated="7" office:value-type="float" office:value="0.00022" calcext:value-type="float">
            <text:p>0,00022</text:p>
          </table:table-cell>
          <table:table-cell office:value-type="float" office:value="0.15885" calcext:value-type="float">
            <text:p>0,15885</text:p>
          </table:table-cell>
          <table:table-cell table:number-columns-repeated="3" office:value-type="float" office:value="0.00022" calcext:value-type="float">
            <text:p>0,00022</text:p>
          </table:table-cell>
          <table:table-cell office:value-type="float" office:value="0.1535" calcext:value-type="float">
            <text:p>0,1535</text:p>
          </table:table-cell>
          <table:table-cell office:value-type="float" office:value="0.12102" calcext:value-type="float">
            <text:p>0,12102</text:p>
          </table:table-cell>
          <table:table-cell table:number-columns-repeated="3" office:value-type="float" office:value="0.00022" calcext:value-type="float">
            <text:p>0,00022</text:p>
          </table:table-cell>
          <table:table-cell office:value-type="float" office:value="0.07755" calcext:value-type="float">
            <text:p>0,07755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13451" calcext:value-type="float">
            <text:p>0,13451</text:p>
          </table:table-cell>
        </table:table-row>
        <table:table-row table:style-name="ro1">
          <table:table-cell office:value-type="string" calcext:value-type="string">
            <text:p>article 831</text:p>
          </table:table-cell>
          <table:table-cell table:number-columns-repeated="10" office:value-type="float" office:value="0.0002" calcext:value-type="float">
            <text:p>0,0002</text:p>
          </table:table-cell>
          <table:table-cell office:value-type="float" office:value="0.38498" calcext:value-type="float">
            <text:p>0,38498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23616" calcext:value-type="float">
            <text:p>0,23616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11874" calcext:value-type="float">
            <text:p>0,11874</text:p>
          </table:table-cell>
          <table:table-cell office:value-type="float" office:value="0.16818" calcext:value-type="float">
            <text:p>0,1681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1857" calcext:value-type="float">
            <text:p>0,0185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6953" calcext:value-type="float">
            <text:p>0,06953</text:p>
          </table:table-cell>
          <table:table-cell table:number-columns-repeated="2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832</text:p>
          </table:table-cell>
          <table:table-cell table:number-columns-repeated="6" office:value-type="float" office:value="0.00018" calcext:value-type="float">
            <text:p>0,00018</text:p>
          </table:table-cell>
          <table:table-cell office:value-type="float" office:value="0.032" calcext:value-type="float">
            <text:p>0,032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10884" calcext:value-type="float">
            <text:p>0,10884</text:p>
          </table:table-cell>
          <table:table-cell office:value-type="float" office:value="0.22217" calcext:value-type="float">
            <text:p>0,22217</text:p>
          </table:table-cell>
          <table:table-cell office:value-type="float" office:value="0.02592" calcext:value-type="float">
            <text:p>0,02592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60755" calcext:value-type="float">
            <text:p>0,60755</text:p>
          </table:table-cell>
          <table:table-cell table:number-columns-repeated="10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833</text:p>
          </table:table-cell>
          <table:table-cell table:number-columns-repeated="2" office:value-type="float" office:value="0.00031" calcext:value-type="float">
            <text:p>0,00031</text:p>
          </table:table-cell>
          <table:table-cell office:value-type="float" office:value="0.13661" calcext:value-type="float">
            <text:p>0,13661</text:p>
          </table:table-cell>
          <table:table-cell office:value-type="float" office:value="0.18168" calcext:value-type="float">
            <text:p>0,18168</text:p>
          </table:table-cell>
          <table:table-cell table:number-columns-repeated="2" office:value-type="float" office:value="0.00031" calcext:value-type="float">
            <text:p>0,00031</text:p>
          </table:table-cell>
          <table:table-cell office:value-type="float" office:value="0.6466" calcext:value-type="float">
            <text:p>0,6466</text:p>
          </table:table-cell>
          <table:table-cell table:number-columns-repeated="4" office:value-type="float" office:value="0.00031" calcext:value-type="float">
            <text:p>0,00031</text:p>
          </table:table-cell>
          <table:table-cell office:value-type="float" office:value="0.0287" calcext:value-type="float">
            <text:p>0,0287</text:p>
          </table:table-cell>
          <table:table-cell table:number-columns-repeated="13" office:value-type="float" office:value="0.00031" calcext:value-type="float">
            <text:p>0,00031</text:p>
          </table:table-cell>
        </table:table-row>
        <table:table-row table:style-name="ro1">
          <table:table-cell office:value-type="string" calcext:value-type="string">
            <text:p>article 834</text:p>
          </table:table-cell>
          <table:table-cell table:number-columns-repeated="5" office:value-type="float" office:value="0.00019" calcext:value-type="float">
            <text:p>0,00019</text:p>
          </table:table-cell>
          <table:table-cell office:value-type="float" office:value="0.39584" calcext:value-type="float">
            <text:p>0,39584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12062" calcext:value-type="float">
            <text:p>0,12062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04453" calcext:value-type="float">
            <text:p>0,04453</text:p>
          </table:table-cell>
          <table:table-cell office:value-type="float" office:value="0.18403" calcext:value-type="float">
            <text:p>0,18403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08469" calcext:value-type="float">
            <text:p>0,08469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03385" calcext:value-type="float">
            <text:p>0,03385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13309" calcext:value-type="float">
            <text:p>0,13309</text:p>
          </table:table-cell>
        </table:table-row>
        <table:table-row table:style-name="ro1">
          <table:table-cell office:value-type="string" calcext:value-type="string">
            <text:p>article 835</text:p>
          </table:table-cell>
          <table:table-cell table:number-columns-repeated="5" office:value-type="float" office:value="0.00027" calcext:value-type="float">
            <text:p>0,00027</text:p>
          </table:table-cell>
          <table:table-cell office:value-type="float" office:value="0.03465" calcext:value-type="float">
            <text:p>0,03465</text:p>
          </table:table-cell>
          <table:table-cell office:value-type="float" office:value="0.16576" calcext:value-type="float">
            <text:p>0,16576</text:p>
          </table:table-cell>
          <table:table-cell table:number-columns-repeated="4" office:value-type="float" office:value="0.00027" calcext:value-type="float">
            <text:p>0,00027</text:p>
          </table:table-cell>
          <table:table-cell office:value-type="float" office:value="0.49512" calcext:value-type="float">
            <text:p>0,49512</text:p>
          </table:table-cell>
          <table:table-cell table:number-columns-repeated="2" office:value-type="float" office:value="0.00027" calcext:value-type="float">
            <text:p>0,00027</text:p>
          </table:table-cell>
          <table:table-cell office:value-type="float" office:value="0.17196" calcext:value-type="float">
            <text:p>0,17196</text:p>
          </table:table-cell>
          <table:table-cell table:number-columns-repeated="5" office:value-type="float" office:value="0.00027" calcext:value-type="float">
            <text:p>0,00027</text:p>
          </table:table-cell>
          <table:table-cell office:value-type="float" office:value="0.12714" calcext:value-type="float">
            <text:p>0,12714</text:p>
          </table:table-cell>
          <table:table-cell table:number-columns-repeated="4"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article 836</text:p>
          </table:table-cell>
          <table:table-cell office:value-type="float" office:value="0.0413" calcext:value-type="float">
            <text:p>0,0413</text:p>
          </table:table-cell>
          <table:table-cell office:value-type="float" office:value="0.11299" calcext:value-type="float">
            <text:p>0,11299</text:p>
          </table:table-cell>
          <table:table-cell table:number-columns-repeated="6" office:value-type="float" office:value="0.0002" calcext:value-type="float">
            <text:p>0,0002</text:p>
          </table:table-cell>
          <table:table-cell office:value-type="float" office:value="0.53889" calcext:value-type="float">
            <text:p>0,53889</text:p>
          </table:table-cell>
          <table:table-cell table:number-columns-repeated="7" office:value-type="float" office:value="0.0002" calcext:value-type="float">
            <text:p>0,0002</text:p>
          </table:table-cell>
          <table:table-cell office:value-type="float" office:value="0.01994" calcext:value-type="float">
            <text:p>0,01994</text:p>
          </table:table-cell>
          <table:table-cell office:value-type="float" office:value="0.2187" calcext:value-type="float">
            <text:p>0,2187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6443" calcext:value-type="float">
            <text:p>0,06443</text:p>
          </table:table-cell>
          <table:table-cell table:number-columns-repeated="4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837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05017" calcext:value-type="float">
            <text:p>0,05017</text:p>
          </table:table-cell>
          <table:table-cell office:value-type="float" office:value="0.12328" calcext:value-type="float">
            <text:p>0,12328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24596" calcext:value-type="float">
            <text:p>0,24596</text:p>
          </table:table-cell>
          <table:table-cell table:number-columns-repeated="10" office:value-type="float" office:value="0.00025" calcext:value-type="float">
            <text:p>0,00025</text:p>
          </table:table-cell>
          <table:table-cell office:value-type="float" office:value="0.19553" calcext:value-type="float">
            <text:p>0,19553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38003" calcext:value-type="float">
            <text:p>0,38003</text:p>
          </table:table-cell>
          <table:table-cell table:number-columns-repeated="5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838</text:p>
          </table:table-cell>
          <table:table-cell table:number-columns-repeated="6" office:value-type="float" office:value="0.00027" calcext:value-type="float">
            <text:p>0,00027</text:p>
          </table:table-cell>
          <table:table-cell office:value-type="float" office:value="0.85589" calcext:value-type="float">
            <text:p>0,85589</text:p>
          </table:table-cell>
          <table:table-cell table:number-columns-repeated="4" office:value-type="float" office:value="0.00027" calcext:value-type="float">
            <text:p>0,00027</text:p>
          </table:table-cell>
          <table:table-cell office:value-type="float" office:value="0.05501" calcext:value-type="float">
            <text:p>0,05501</text:p>
          </table:table-cell>
          <table:table-cell table:number-columns-repeated="3" office:value-type="float" office:value="0.00027" calcext:value-type="float">
            <text:p>0,00027</text:p>
          </table:table-cell>
          <table:table-cell office:value-type="float" office:value="0.08315" calcext:value-type="float">
            <text:p>0,08315</text:p>
          </table:table-cell>
          <table:table-cell table:number-columns-repeated="9"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article 839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14352" calcext:value-type="float">
            <text:p>0,14352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0583" calcext:value-type="float">
            <text:p>0,0583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04258" calcext:value-type="float">
            <text:p>0,04258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54404" calcext:value-type="float">
            <text:p>0,54404</text:p>
          </table:table-cell>
          <table:table-cell office:value-type="float" office:value="0.03173" calcext:value-type="float">
            <text:p>0,03173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6457" calcext:value-type="float">
            <text:p>0,06457</text:p>
          </table:table-cell>
          <table:table-cell table:number-columns-repeated="6" office:value-type="float" office:value="0.00012" calcext:value-type="float">
            <text:p>0,00012</text:p>
          </table:table-cell>
          <table:table-cell office:value-type="float" office:value="0.06801" calcext:value-type="float">
            <text:p>0,06801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4518" calcext:value-type="float">
            <text:p>0,04518</text:p>
          </table:table-cell>
          <table:table-cell table:number-columns-repeated="2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840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08276" calcext:value-type="float">
            <text:p>0,08276</text:p>
          </table:table-cell>
          <table:table-cell table:number-columns-repeated="5" office:value-type="float" office:value="0.00016" calcext:value-type="float">
            <text:p>0,00016</text:p>
          </table:table-cell>
          <table:table-cell office:value-type="float" office:value="0.49957" calcext:value-type="float">
            <text:p>0,49957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26662" calcext:value-type="float">
            <text:p>0,26662</text:p>
          </table:table-cell>
          <table:table-cell table:number-columns-repeated="9" office:value-type="float" office:value="0.00016" calcext:value-type="float">
            <text:p>0,00016</text:p>
          </table:table-cell>
          <table:table-cell office:value-type="float" office:value="0.05657" calcext:value-type="float">
            <text:p>0,05657</text:p>
          </table:table-cell>
          <table:table-cell office:value-type="float" office:value="0.09129" calcext:value-type="float">
            <text:p>0,09129</text:p>
          </table:table-cell>
          <table:table-cell table:number-columns-repeated="3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841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06552" calcext:value-type="float">
            <text:p>0,06552</text:p>
          </table:table-cell>
          <table:table-cell office:value-type="float" office:value="0.29019" calcext:value-type="float">
            <text:p>0,29019</text:p>
          </table:table-cell>
          <table:table-cell table:number-columns-repeated="17" office:value-type="float" office:value="0.00031" calcext:value-type="float">
            <text:p>0,00031</text:p>
          </table:table-cell>
          <table:table-cell office:value-type="float" office:value="0.42315" calcext:value-type="float">
            <text:p>0,42315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21457" calcext:value-type="float">
            <text:p>0,21457</text:p>
          </table:table-cell>
          <table:table-cell table:number-columns-repeated="2" office:value-type="float" office:value="0.00031" calcext:value-type="float">
            <text:p>0,00031</text:p>
          </table:table-cell>
        </table:table-row>
        <table:table-row table:style-name="ro1">
          <table:table-cell office:value-type="string" calcext:value-type="string">
            <text:p>article 842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15863" calcext:value-type="float">
            <text:p>0,15863</text:p>
          </table:table-cell>
          <table:table-cell table:number-columns-repeated="8" office:value-type="float" office:value="0.00024" calcext:value-type="float">
            <text:p>0,00024</text:p>
          </table:table-cell>
          <table:table-cell office:value-type="float" office:value="0.15458" calcext:value-type="float">
            <text:p>0,15458</text:p>
          </table:table-cell>
          <table:table-cell office:value-type="float" office:value="0.21833" calcext:value-type="float">
            <text:p>0,21833</text:p>
          </table:table-cell>
          <table:table-cell table:number-columns-repeated="5" office:value-type="float" office:value="0.00024" calcext:value-type="float">
            <text:p>0,00024</text:p>
          </table:table-cell>
          <table:table-cell office:value-type="float" office:value="0.34368" calcext:value-type="float">
            <text:p>0,34368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7693" calcext:value-type="float">
            <text:p>0,07693</text:p>
          </table:table-cell>
          <table:table-cell office:value-type="float" office:value="0.04332" calcext:value-type="float">
            <text:p>0,04332</text:p>
          </table:table-cell>
          <table:table-cell table:number-columns-repeated="3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843</text:p>
          </table:table-cell>
          <table:table-cell table:number-columns-repeated="8" office:value-type="float" office:value="0.00023" calcext:value-type="float">
            <text:p>0,00023</text:p>
          </table:table-cell>
          <table:table-cell office:value-type="float" office:value="0.04284" calcext:value-type="float">
            <text:p>0,04284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1113" calcext:value-type="float">
            <text:p>0,1113</text:p>
          </table:table-cell>
          <table:table-cell table:number-columns-repeated="6" office:value-type="float" office:value="0.00023" calcext:value-type="float">
            <text:p>0,00023</text:p>
          </table:table-cell>
          <table:table-cell office:value-type="float" office:value="0.09647" calcext:value-type="float">
            <text:p>0,09647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55274" calcext:value-type="float">
            <text:p>0,55274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19208" calcext:value-type="float">
            <text:p>0,19208</text:p>
          </table:table-cell>
          <table:table-cell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844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10595" calcext:value-type="float">
            <text:p>0,10595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43079" calcext:value-type="float">
            <text:p>0,43079</text:p>
          </table:table-cell>
          <table:table-cell table:number-columns-repeated="12" office:value-type="float" office:value="0.00019" calcext:value-type="float">
            <text:p>0,00019</text:p>
          </table:table-cell>
          <table:table-cell office:value-type="float" office:value="0.408" calcext:value-type="float">
            <text:p>0,408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5134" calcext:value-type="float">
            <text:p>0,05134</text:p>
          </table:table-cell>
          <table:table-cell table:number-columns-repeated="3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845</text:p>
          </table:table-cell>
          <table:table-cell table:number-columns-repeated="5" office:value-type="float" office:value="0.00015" calcext:value-type="float">
            <text:p>0,00015</text:p>
          </table:table-cell>
          <table:table-cell office:value-type="float" office:value="0.10467" calcext:value-type="float">
            <text:p>0,10467</text:p>
          </table:table-cell>
          <table:table-cell table:number-columns-repeated="4" office:value-type="float" office:value="0.00015" calcext:value-type="float">
            <text:p>0,00015</text:p>
          </table:table-cell>
          <table:table-cell office:value-type="float" office:value="0.60283" calcext:value-type="float">
            <text:p>0,60283</text:p>
          </table:table-cell>
          <table:table-cell office:value-type="float" office:value="0.22057" calcext:value-type="float">
            <text:p>0,22057</text:p>
          </table:table-cell>
          <table:table-cell table:number-columns-repeated="5" office:value-type="float" office:value="0.00015" calcext:value-type="float">
            <text:p>0,00015</text:p>
          </table:table-cell>
          <table:table-cell office:value-type="float" office:value="0.06883" calcext:value-type="float">
            <text:p>0,06883</text:p>
          </table:table-cell>
          <table:table-cell table:number-columns-repeated="7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846</text:p>
          </table:table-cell>
          <table:table-cell table:number-columns-repeated="2" office:value-type="float" office:value="0.00044" calcext:value-type="float">
            <text:p>0,00044</text:p>
          </table:table-cell>
          <table:table-cell office:value-type="float" office:value="0.05747" calcext:value-type="float">
            <text:p>0,05747</text:p>
          </table:table-cell>
          <table:table-cell table:number-columns-repeated="3" office:value-type="float" office:value="0.00044" calcext:value-type="float">
            <text:p>0,00044</text:p>
          </table:table-cell>
          <table:table-cell office:value-type="float" office:value="0.7933" calcext:value-type="float">
            <text:p>0,7933</text:p>
          </table:table-cell>
          <table:table-cell table:number-columns-repeated="4" office:value-type="float" office:value="0.00044" calcext:value-type="float">
            <text:p>0,00044</text:p>
          </table:table-cell>
          <table:table-cell office:value-type="float" office:value="0.04" calcext:value-type="float">
            <text:p>0,04</text:p>
          </table:table-cell>
          <table:table-cell table:number-columns-repeated="7" office:value-type="float" office:value="0.00044" calcext:value-type="float">
            <text:p>0,00044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.00044" calcext:value-type="float">
            <text:p>0,00044</text:p>
          </table:table-cell>
        </table:table-row>
        <table:table-row table:style-name="ro1">
          <table:table-cell office:value-type="string" calcext:value-type="string">
            <text:p>article 847</text:p>
          </table:table-cell>
          <table:table-cell table:number-columns-repeated="18" office:value-type="float" office:value="0.0001" calcext:value-type="float">
            <text:p>0,0001</text:p>
          </table:table-cell>
          <table:table-cell office:value-type="float" office:value="0.7487" calcext:value-type="float">
            <text:p>0,7487</text:p>
          </table:table-cell>
          <table:table-cell office:value-type="float" office:value="0.10067" calcext:value-type="float">
            <text:p>0,10067</text:p>
          </table:table-cell>
          <table:table-cell office:value-type="float" office:value="0.08889" calcext:value-type="float">
            <text:p>0,08889</text:p>
          </table:table-cell>
          <table:table-cell office:value-type="float" office:value="0.01459" calcext:value-type="float">
            <text:p>0,01459</text:p>
          </table:table-cell>
          <table:table-cell office:value-type="float" office:value="0.04507" calcext:value-type="float">
            <text:p>0,04507</text:p>
          </table:table-cell>
          <table:table-cell table:number-columns-repeated="2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article 848</text:p>
          </table:table-cell>
          <table:table-cell table:number-columns-repeated="13" office:value-type="float" office:value="0.00053" calcext:value-type="float">
            <text:p>0,00053</text:p>
          </table:table-cell>
          <table:table-cell office:value-type="float" office:value="0.13675" calcext:value-type="float">
            <text:p>0,13675</text:p>
          </table:table-cell>
          <table:table-cell table:number-columns-repeated="3" office:value-type="float" office:value="0.00053" calcext:value-type="float">
            <text:p>0,00053</text:p>
          </table:table-cell>
          <table:table-cell office:value-type="float" office:value="0.48164" calcext:value-type="float">
            <text:p>0,48164</text:p>
          </table:table-cell>
          <table:table-cell office:value-type="float" office:value="0.29131" calcext:value-type="float">
            <text:p>0,29131</text:p>
          </table:table-cell>
          <table:table-cell table:number-columns-repeated="3" office:value-type="float" office:value="0.00053" calcext:value-type="float">
            <text:p>0,00053</text:p>
          </table:table-cell>
          <table:table-cell office:value-type="float" office:value="0.07911" calcext:value-type="float">
            <text:p>0,07911</text:p>
          </table:table-cell>
          <table:table-cell table:number-columns-repeated="2" office:value-type="float" office:value="0.00053" calcext:value-type="float">
            <text:p>0,00053</text:p>
          </table:table-cell>
        </table:table-row>
        <table:table-row table:style-name="ro1">
          <table:table-cell office:value-type="string" calcext:value-type="string">
            <text:p>article 849</text:p>
          </table:table-cell>
          <table:table-cell table:number-columns-repeated="4" office:value-type="float" office:value="0.00018" calcext:value-type="float">
            <text:p>0,00018</text:p>
          </table:table-cell>
          <table:table-cell office:value-type="float" office:value="0.12237" calcext:value-type="float">
            <text:p>0,12237</text:p>
          </table:table-cell>
          <table:table-cell table:number-columns-repeated="6" office:value-type="float" office:value="0.00018" calcext:value-type="float">
            <text:p>0,00018</text:p>
          </table:table-cell>
          <table:table-cell office:value-type="float" office:value="0.13027" calcext:value-type="float">
            <text:p>0,13027</text:p>
          </table:table-cell>
          <table:table-cell table:number-columns-repeated="4" office:value-type="float" office:value="0.00018" calcext:value-type="float">
            <text:p>0,00018</text:p>
          </table:table-cell>
          <table:table-cell office:value-type="float" office:value="0.14626" calcext:value-type="float">
            <text:p>0,14626</text:p>
          </table:table-cell>
          <table:table-cell office:value-type="float" office:value="0.59735" calcext:value-type="float">
            <text:p>0,59735</text:p>
          </table:table-cell>
          <table:table-cell table:number-columns-repeated="7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850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42768" calcext:value-type="float">
            <text:p>0,42768</text:p>
          </table:table-cell>
          <table:table-cell table:number-columns-repeated="8" office:value-type="float" office:value="0.00014" calcext:value-type="float">
            <text:p>0,00014</text:p>
          </table:table-cell>
          <table:table-cell office:value-type="float" office:value="0.16585" calcext:value-type="float">
            <text:p>0,16585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7446" calcext:value-type="float">
            <text:p>0,07446</text:p>
          </table:table-cell>
          <table:table-cell office:value-type="float" office:value="0.27105" calcext:value-type="float">
            <text:p>0,27105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01922" calcext:value-type="float">
            <text:p>0,01922</text:p>
          </table:table-cell>
          <table:table-cell office:value-type="float" office:value="0.03915" calcext:value-type="float">
            <text:p>0,03915</text:p>
          </table:table-cell>
          <table:table-cell table:number-columns-repeated="6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article 851</text:p>
          </table:table-cell>
          <table:table-cell table:number-columns-repeated="8" office:value-type="float" office:value="0.00017" calcext:value-type="float">
            <text:p>0,00017</text:p>
          </table:table-cell>
          <table:table-cell office:value-type="float" office:value="0.77994" calcext:value-type="float">
            <text:p>0,77994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4769" calcext:value-type="float">
            <text:p>0,04769</text:p>
          </table:table-cell>
          <table:table-cell office:value-type="float" office:value="0.16856" calcext:value-type="float">
            <text:p>0,16856</text:p>
          </table:table-cell>
          <table:table-cell table:number-columns-repeated="13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852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07602" calcext:value-type="float">
            <text:p>0,07602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07637" calcext:value-type="float">
            <text:p>0,07637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17608" calcext:value-type="float">
            <text:p>0,17608</text:p>
          </table:table-cell>
          <table:table-cell table:number-columns-repeated="7" office:value-type="float" office:value="0.00025" calcext:value-type="float">
            <text:p>0,00025</text:p>
          </table:table-cell>
          <table:table-cell office:value-type="float" office:value="0.50212" calcext:value-type="float">
            <text:p>0,50212</text:p>
          </table:table-cell>
          <table:table-cell office:value-type="float" office:value="0.03284" calcext:value-type="float">
            <text:p>0,03284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13176" calcext:value-type="float">
            <text:p>0,13176</text:p>
          </table:table-cell>
          <table:table-cell table:number-columns-repeated="3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853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1153" calcext:value-type="float">
            <text:p>0,1153</text:p>
          </table:table-cell>
          <table:table-cell office:value-type="float" office:value="0.13587" calcext:value-type="float">
            <text:p>0,13587</text:p>
          </table:table-cell>
          <table:table-cell table:number-columns-repeated="4" office:value-type="float" office:value="0.00023" calcext:value-type="float">
            <text:p>0,00023</text:p>
          </table:table-cell>
          <table:table-cell office:value-type="float" office:value="0.11977" calcext:value-type="float">
            <text:p>0,11977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15457" calcext:value-type="float">
            <text:p>0,15457</text:p>
          </table:table-cell>
          <table:table-cell table:number-columns-repeated="4" office:value-type="float" office:value="0.00023" calcext:value-type="float">
            <text:p>0,00023</text:p>
          </table:table-cell>
          <table:table-cell office:value-type="float" office:value="0.03564" calcext:value-type="float">
            <text:p>0,03564</text:p>
          </table:table-cell>
          <table:table-cell office:value-type="float" office:value="0.06194" calcext:value-type="float">
            <text:p>0,06194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37281" calcext:value-type="float">
            <text:p>0,37281</text:p>
          </table:table-cell>
          <table:table-cell table:number-columns-repeated="3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854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4891" calcext:value-type="float">
            <text:p>0,4891</text:p>
          </table:table-cell>
          <table:table-cell table:number-columns-repeated="7" office:value-type="float" office:value="0.00014" calcext:value-type="float">
            <text:p>0,00014</text:p>
          </table:table-cell>
          <table:table-cell office:value-type="float" office:value="0.05644" calcext:value-type="float">
            <text:p>0,05644</text:p>
          </table:table-cell>
          <table:table-cell office:value-type="float" office:value="0.12904" calcext:value-type="float">
            <text:p>0,12904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26104" calcext:value-type="float">
            <text:p>0,26104</text:p>
          </table:table-cell>
          <table:table-cell table:number-columns-repeated="4" office:value-type="float" office:value="0.00014" calcext:value-type="float">
            <text:p>0,00014</text:p>
          </table:table-cell>
          <table:table-cell office:value-type="float" office:value="0.06161" calcext:value-type="float">
            <text:p>0,06161</text:p>
          </table:table-cell>
          <table:table-cell table:number-columns-repeated="5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article 855</text:p>
          </table:table-cell>
          <table:table-cell table:number-columns-repeated="5" office:value-type="float" office:value="0.00026" calcext:value-type="float">
            <text:p>0,00026</text:p>
          </table:table-cell>
          <table:table-cell office:value-type="float" office:value="0.14834" calcext:value-type="float">
            <text:p>0,14834</text:p>
          </table:table-cell>
          <table:table-cell office:value-type="float" office:value="0.04564" calcext:value-type="float">
            <text:p>0,04564</text:p>
          </table:table-cell>
          <table:table-cell table:number-columns-repeated="3" office:value-type="float" office:value="0.00026" calcext:value-type="float">
            <text:p>0,00026</text:p>
          </table:table-cell>
          <table:table-cell office:value-type="float" office:value="0.26708" calcext:value-type="float">
            <text:p>0,26708</text:p>
          </table:table-cell>
          <table:table-cell table:number-columns-repeated="7" office:value-type="float" office:value="0.00026" calcext:value-type="float">
            <text:p>0,00026</text:p>
          </table:table-cell>
          <table:table-cell office:value-type="float" office:value="0.45656" calcext:value-type="float">
            <text:p>0,45656</text:p>
          </table:table-cell>
          <table:table-cell table:number-columns-repeated="4" office:value-type="float" office:value="0.00026" calcext:value-type="float">
            <text:p>0,00026</text:p>
          </table:table-cell>
          <table:table-cell office:value-type="float" office:value="0.07718" calcext:value-type="float">
            <text:p>0,07718</text:p>
          </table:table-cell>
          <table:table-cell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856</text:p>
          </table:table-cell>
          <table:table-cell table:number-columns-repeated="17" office:value-type="float" office:value="0.00022" calcext:value-type="float">
            <text:p>0,00022</text:p>
          </table:table-cell>
          <table:table-cell office:value-type="float" office:value="0.27218" calcext:value-type="float">
            <text:p>0,27218</text:p>
          </table:table-cell>
          <table:table-cell office:value-type="float" office:value="0.72268" calcext:value-type="float">
            <text:p>0,72268</text:p>
          </table:table-cell>
          <table:table-cell table:number-columns-repeated="6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857</text:p>
          </table:table-cell>
          <table:table-cell table:number-columns-repeated="8" office:value-type="float" office:value="0.00023" calcext:value-type="float">
            <text:p>0,00023</text:p>
          </table:table-cell>
          <table:table-cell office:value-type="float" office:value="0.54877" calcext:value-type="float">
            <text:p>0,54877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14121" calcext:value-type="float">
            <text:p>0,14121</text:p>
          </table:table-cell>
          <table:table-cell office:value-type="float" office:value="0.13612" calcext:value-type="float">
            <text:p>0,13612</text:p>
          </table:table-cell>
          <table:table-cell table:number-columns-repeated="6" office:value-type="float" office:value="0.00023" calcext:value-type="float">
            <text:p>0,00023</text:p>
          </table:table-cell>
          <table:table-cell office:value-type="float" office:value="0.16914" calcext:value-type="float">
            <text:p>0,16914</text:p>
          </table:table-cell>
          <table:table-cell table:number-columns-repeated="6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858</text:p>
          </table:table-cell>
          <table:table-cell table:number-columns-repeated="10" office:value-type="float" office:value="0.00029" calcext:value-type="float">
            <text:p>0,00029</text:p>
          </table:table-cell>
          <table:table-cell office:value-type="float" office:value="0.36781" calcext:value-type="float">
            <text:p>0,36781</text:p>
          </table:table-cell>
          <table:table-cell office:value-type="float" office:value="0.07401" calcext:value-type="float">
            <text:p>0,07401</text:p>
          </table:table-cell>
          <table:table-cell table:number-columns-repeated="6" office:value-type="float" office:value="0.00029" calcext:value-type="float">
            <text:p>0,00029</text:p>
          </table:table-cell>
          <table:table-cell office:value-type="float" office:value="0.5518" calcext:value-type="float">
            <text:p>0,5518</text:p>
          </table:table-cell>
          <table:table-cell table:number-columns-repeated="6" office:value-type="float" office:value="0.00029" calcext:value-type="float">
            <text:p>0,00029</text:p>
          </table:table-cell>
        </table:table-row>
        <table:table-row table:style-name="ro1">
          <table:table-cell office:value-type="string" calcext:value-type="string">
            <text:p>article 859</text:p>
          </table:table-cell>
          <table:table-cell table:number-columns-repeated="4" office:value-type="float" office:value="0.00043" calcext:value-type="float">
            <text:p>0,00043</text:p>
          </table:table-cell>
          <table:table-cell office:value-type="float" office:value="0.03595" calcext:value-type="float">
            <text:p>0,03595</text:p>
          </table:table-cell>
          <table:table-cell table:number-columns-repeated="5" office:value-type="float" office:value="0.00043" calcext:value-type="float">
            <text:p>0,00043</text:p>
          </table:table-cell>
          <table:table-cell office:value-type="float" office:value="0.10218" calcext:value-type="float">
            <text:p>0,10218</text:p>
          </table:table-cell>
          <table:table-cell table:number-columns-repeated="2" office:value-type="float" office:value="0.00043" calcext:value-type="float">
            <text:p>0,00043</text:p>
          </table:table-cell>
          <table:table-cell office:value-type="float" office:value="0.25762" calcext:value-type="float">
            <text:p>0,25762</text:p>
          </table:table-cell>
          <table:table-cell table:number-columns-repeated="3" office:value-type="float" office:value="0.00043" calcext:value-type="float">
            <text:p>0,00043</text:p>
          </table:table-cell>
          <table:table-cell office:value-type="float" office:value="0.4248" calcext:value-type="float">
            <text:p>0,4248</text:p>
          </table:table-cell>
          <table:table-cell office:value-type="float" office:value="0.17076" calcext:value-type="float">
            <text:p>0,17076</text:p>
          </table:table-cell>
          <table:table-cell table:number-columns-repeated="6" office:value-type="float" office:value="0.00043" calcext:value-type="float">
            <text:p>0,00043</text:p>
          </table:table-cell>
        </table:table-row>
        <table:table-row table:style-name="ro1">
          <table:table-cell office:value-type="string" calcext:value-type="string">
            <text:p>article 860</text:p>
          </table:table-cell>
          <table:table-cell table:number-columns-repeated="2" office:value-type="float" office:value="0.00003" calcext:value-type="float">
            <text:p>0,00003</text:p>
          </table:table-cell>
          <table:table-cell office:value-type="float" office:value="0.12846" calcext:value-type="float">
            <text:p>0,12846</text:p>
          </table:table-cell>
          <table:table-cell table:number-columns-repeated="4" office:value-type="float" office:value="0.00003" calcext:value-type="float">
            <text:p>0,00003</text:p>
          </table:table-cell>
          <table:table-cell office:value-type="float" office:value="0.04053" calcext:value-type="float">
            <text:p>0,04053</text:p>
          </table:table-cell>
          <table:table-cell table:number-columns-repeated="2" office:value-type="float" office:value="0.00003" calcext:value-type="float">
            <text:p>0,00003</text:p>
          </table:table-cell>
          <table:table-cell office:value-type="float" office:value="0.04497" calcext:value-type="float">
            <text:p>0,04497</text:p>
          </table:table-cell>
          <table:table-cell table:number-columns-repeated="2" office:value-type="float" office:value="0.00003" calcext:value-type="float">
            <text:p>0,00003</text:p>
          </table:table-cell>
          <table:table-cell office:value-type="float" office:value="0.02801" calcext:value-type="float">
            <text:p>0,02801</text:p>
          </table:table-cell>
          <table:table-cell table:number-columns-repeated="3" office:value-type="float" office:value="0.00003" calcext:value-type="float">
            <text:p>0,00003</text:p>
          </table:table-cell>
          <table:table-cell office:value-type="float" office:value="0.72001" calcext:value-type="float">
            <text:p>0,72001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0.01297" calcext:value-type="float">
            <text:p>0,01297</text:p>
          </table:table-cell>
          <table:table-cell table:number-columns-repeated="3" office:value-type="float" office:value="0.00003" calcext:value-type="float">
            <text:p>0,00003</text:p>
          </table:table-cell>
          <table:table-cell office:value-type="float" office:value="0.02457" calcext:value-type="float">
            <text:p>0,02457</text:p>
          </table:table-cell>
          <table:table-cell office:value-type="float" office:value="0.00003" calcext:value-type="float">
            <text:p>0,00003</text:p>
          </table:table-cell>
        </table:table-row>
        <table:table-row table:style-name="ro1">
          <table:table-cell office:value-type="string" calcext:value-type="string">
            <text:p>article 861</text:p>
          </table:table-cell>
          <table:table-cell table:number-columns-repeated="7" office:value-type="float" office:value="0.00021" calcext:value-type="float">
            <text:p>0,00021</text:p>
          </table:table-cell>
          <table:table-cell office:value-type="float" office:value="0.25611" calcext:value-type="float">
            <text:p>0,25611</text:p>
          </table:table-cell>
          <table:table-cell table:number-columns-repeated="3" office:value-type="float" office:value="0.00021" calcext:value-type="float">
            <text:p>0,00021</text:p>
          </table:table-cell>
          <table:table-cell office:value-type="float" office:value="0.0145" calcext:value-type="float">
            <text:p>0,0145</text:p>
          </table:table-cell>
          <table:table-cell table:number-columns-repeated="5" office:value-type="float" office:value="0.00021" calcext:value-type="float">
            <text:p>0,00021</text:p>
          </table:table-cell>
          <table:table-cell office:value-type="float" office:value="0.72469" calcext:value-type="float">
            <text:p>0,72469</text:p>
          </table:table-cell>
          <table:table-cell table:number-columns-repeated="7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862</text:p>
          </table:table-cell>
          <table:table-cell table:number-columns-repeated="2" office:value-type="float" office:value="0.00066" calcext:value-type="float">
            <text:p>0,00066</text:p>
          </table:table-cell>
          <table:table-cell office:value-type="float" office:value="0.05399" calcext:value-type="float">
            <text:p>0,05399</text:p>
          </table:table-cell>
          <table:table-cell table:number-columns-repeated="3" office:value-type="float" office:value="0.00066" calcext:value-type="float">
            <text:p>0,00066</text:p>
          </table:table-cell>
          <table:table-cell office:value-type="float" office:value="0.6994" calcext:value-type="float">
            <text:p>0,6994</text:p>
          </table:table-cell>
          <table:table-cell table:number-columns-repeated="6" office:value-type="float" office:value="0.00066" calcext:value-type="float">
            <text:p>0,00066</text:p>
          </table:table-cell>
          <table:table-cell office:value-type="float" office:value="0.05681" calcext:value-type="float">
            <text:p>0,05681</text:p>
          </table:table-cell>
          <table:table-cell table:number-columns-repeated="5" office:value-type="float" office:value="0.00066" calcext:value-type="float">
            <text:p>0,00066</text:p>
          </table:table-cell>
          <table:table-cell office:value-type="float" office:value="0.17603" calcext:value-type="float">
            <text:p>0,17603</text:p>
          </table:table-cell>
          <table:table-cell table:number-columns-repeated="5" office:value-type="float" office:value="0.00066" calcext:value-type="float">
            <text:p>0,00066</text:p>
          </table:table-cell>
        </table:table-row>
        <table:table-row table:style-name="ro1">
          <table:table-cell office:value-type="string" calcext:value-type="string">
            <text:p>article 863</text:p>
          </table:table-cell>
          <table:table-cell table:number-columns-repeated="11" office:value-type="float" office:value="0.00011" calcext:value-type="float">
            <text:p>0,00011</text:p>
          </table:table-cell>
          <table:table-cell office:value-type="float" office:value="0.04732" calcext:value-type="float">
            <text:p>0,04732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4299" calcext:value-type="float">
            <text:p>0,04299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21576" calcext:value-type="float">
            <text:p>0,21576</text:p>
          </table:table-cell>
          <table:table-cell office:value-type="float" office:value="0.41342" calcext:value-type="float">
            <text:p>0,41342</text:p>
          </table:table-cell>
          <table:table-cell office:value-type="float" office:value="0.27838" calcext:value-type="float">
            <text:p>0,27838</text:p>
          </table:table-cell>
          <table:table-cell table:number-columns-repeated="6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864</text:p>
          </table:table-cell>
          <table:table-cell table:number-columns-repeated="3" office:value-type="float" office:value="0.00008" calcext:value-type="float">
            <text:p>0,00008</text:p>
          </table:table-cell>
          <table:table-cell office:value-type="float" office:value="0.21144" calcext:value-type="float">
            <text:p>0,21144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6712" calcext:value-type="float">
            <text:p>0,06712</text:p>
          </table:table-cell>
          <table:table-cell table:number-columns-repeated="4" office:value-type="float" office:value="0.00008" calcext:value-type="float">
            <text:p>0,00008</text:p>
          </table:table-cell>
          <table:table-cell office:value-type="float" office:value="0.30258" calcext:value-type="float">
            <text:p>0,30258</text:p>
          </table:table-cell>
          <table:table-cell office:value-type="float" office:value="0.06378" calcext:value-type="float">
            <text:p>0,06378</text:p>
          </table:table-cell>
          <table:table-cell table:number-columns-repeated="4" office:value-type="float" office:value="0.00008" calcext:value-type="float">
            <text:p>0,00008</text:p>
          </table:table-cell>
          <table:table-cell office:value-type="float" office:value="0.00535" calcext:value-type="float">
            <text:p>0,00535</text:p>
          </table:table-cell>
          <table:table-cell office:value-type="float" office:value="0.33723" calcext:value-type="float">
            <text:p>0,33723</text:p>
          </table:table-cell>
          <table:table-cell table:number-columns-repeated="4" office:value-type="float" office:value="0.00008" calcext:value-type="float">
            <text:p>0,00008</text:p>
          </table:table-cell>
          <table:table-cell office:value-type="float" office:value="0.01115" calcext:value-type="float">
            <text:p>0,01115</text:p>
          </table:table-cell>
          <table:table-cell table:number-columns-repeated="2" office:value-type="float" office:value="0.00008" calcext:value-type="float">
            <text:p>0,00008</text:p>
          </table:table-cell>
        </table:table-row>
        <table:table-row table:style-name="ro1">
          <table:table-cell office:value-type="string" calcext:value-type="string">
            <text:p>article 865</text:p>
          </table:table-cell>
          <table:table-cell table:number-columns-repeated="11" office:value-type="float" office:value="0.00033" calcext:value-type="float">
            <text:p>0,00033</text:p>
          </table:table-cell>
          <table:table-cell office:value-type="float" office:value="0.07156" calcext:value-type="float">
            <text:p>0,07156</text:p>
          </table:table-cell>
          <table:table-cell table:number-columns-repeated="2" office:value-type="float" office:value="0.00033" calcext:value-type="float">
            <text:p>0,00033</text:p>
          </table:table-cell>
          <table:table-cell office:value-type="float" office:value="0.69693" calcext:value-type="float">
            <text:p>0,69693</text:p>
          </table:table-cell>
          <table:table-cell table:number-columns-repeated="3" office:value-type="float" office:value="0.00033" calcext:value-type="float">
            <text:p>0,00033</text:p>
          </table:table-cell>
          <table:table-cell office:value-type="float" office:value="0.22435" calcext:value-type="float">
            <text:p>0,22435</text:p>
          </table:table-cell>
          <table:table-cell table:number-columns-repeated="6" office:value-type="float" office:value="0.00033" calcext:value-type="float">
            <text:p>0,00033</text:p>
          </table:table-cell>
        </table:table-row>
        <table:table-row table:style-name="ro1">
          <table:table-cell office:value-type="string" calcext:value-type="string">
            <text:p>article 866</text:p>
          </table:table-cell>
          <table:table-cell office:value-type="float" office:value="0.08238" calcext:value-type="float">
            <text:p>0,08238</text:p>
          </table:table-cell>
          <table:table-cell office:value-type="float" office:value="0.06159" calcext:value-type="float">
            <text:p>0,06159</text:p>
          </table:table-cell>
          <table:table-cell table:number-columns-repeated="6" office:value-type="float" office:value="0.00016" calcext:value-type="float">
            <text:p>0,00016</text:p>
          </table:table-cell>
          <table:table-cell office:value-type="float" office:value="0.02288" calcext:value-type="float">
            <text:p>0,02288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63075" calcext:value-type="float">
            <text:p>0,63075</text:p>
          </table:table-cell>
          <table:table-cell office:value-type="float" office:value="0.05854" calcext:value-type="float">
            <text:p>0,05854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9693" calcext:value-type="float">
            <text:p>0,09693</text:p>
          </table:table-cell>
          <table:table-cell table:number-columns-repeated="7" office:value-type="float" office:value="0.00016" calcext:value-type="float">
            <text:p>0,00016</text:p>
          </table:table-cell>
          <table:table-cell office:value-type="float" office:value="0.04408" calcext:value-type="float">
            <text:p>0,04408</text:p>
          </table:table-cell>
          <table:table-cell table:number-columns-repeated="3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867</text:p>
          </table:table-cell>
          <table:table-cell table:number-columns-repeated="6" office:value-type="float" office:value="0.00017" calcext:value-type="float">
            <text:p>0,00017</text:p>
          </table:table-cell>
          <table:table-cell office:value-type="float" office:value="0.07282" calcext:value-type="float">
            <text:p>0,07282</text:p>
          </table:table-cell>
          <table:table-cell office:value-type="float" office:value="0.19541" calcext:value-type="float">
            <text:p>0,19541</text:p>
          </table:table-cell>
          <table:table-cell office:value-type="float" office:value="0.05486" calcext:value-type="float">
            <text:p>0,05486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11472" calcext:value-type="float">
            <text:p>0,11472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29194" calcext:value-type="float">
            <text:p>0,29194</text:p>
          </table:table-cell>
          <table:table-cell office:value-type="float" office:value="0.06872" calcext:value-type="float">
            <text:p>0,06872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12051" calcext:value-type="float">
            <text:p>0,12051</text:p>
          </table:table-cell>
          <table:table-cell office:value-type="float" office:value="0.07818" calcext:value-type="float">
            <text:p>0,07818</text:p>
          </table:table-cell>
          <table:table-cell table:number-columns-repeated="3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868</text:p>
          </table:table-cell>
          <table:table-cell table:number-columns-repeated="3" office:value-type="float" office:value="0.001" calcext:value-type="float">
            <text:p>0,001</text:p>
          </table:table-cell>
          <table:table-cell office:value-type="float" office:value="0.06233" calcext:value-type="float">
            <text:p>0,06233</text:p>
          </table:table-cell>
          <table:table-cell table:number-columns-repeated="8" office:value-type="float" office:value="0.001" calcext:value-type="float">
            <text:p>0,001</text:p>
          </table:table-cell>
          <table:table-cell office:value-type="float" office:value="0.04391" calcext:value-type="float">
            <text:p>0,04391</text:p>
          </table:table-cell>
          <table:table-cell office:value-type="float" office:value="0.001" calcext:value-type="float">
            <text:p>0,001</text:p>
          </table:table-cell>
          <table:table-cell office:value-type="float" office:value="0.87176" calcext:value-type="float">
            <text:p>0,87176</text:p>
          </table:table-cell>
          <table:table-cell table:number-columns-repeated="10"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article 869</text:p>
          </table:table-cell>
          <table:table-cell office:value-type="float" office:value="0.10265" calcext:value-type="float">
            <text:p>0,10265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9329" calcext:value-type="float">
            <text:p>0,09329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823" calcext:value-type="float">
            <text:p>0,0823</text:p>
          </table:table-cell>
          <table:table-cell table:number-columns-repeated="5" office:value-type="float" office:value="0.00015" calcext:value-type="float">
            <text:p>0,00015</text:p>
          </table:table-cell>
          <table:table-cell office:value-type="float" office:value="0.07914" calcext:value-type="float">
            <text:p>0,07914</text:p>
          </table:table-cell>
          <table:table-cell office:value-type="float" office:value="0.00779" calcext:value-type="float">
            <text:p>0,00779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7594" calcext:value-type="float">
            <text:p>0,07594</text:p>
          </table:table-cell>
          <table:table-cell office:value-type="float" office:value="0.11965" calcext:value-type="float">
            <text:p>0,11965</text:p>
          </table:table-cell>
          <table:table-cell office:value-type="float" office:value="0.05818" calcext:value-type="float">
            <text:p>0,05818</text:p>
          </table:table-cell>
          <table:table-cell office:value-type="float" office:value="0.13728" calcext:value-type="float">
            <text:p>0,13728</text:p>
          </table:table-cell>
          <table:table-cell office:value-type="float" office:value="0.03775" calcext:value-type="float">
            <text:p>0,03775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13176" calcext:value-type="float">
            <text:p>0,13176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07234" calcext:value-type="float">
            <text:p>0,07234</text:p>
          </table:table-cell>
        </table:table-row>
        <table:table-row table:style-name="ro1">
          <table:table-cell office:value-type="string" calcext:value-type="string">
            <text:p>article 870</text:p>
          </table:table-cell>
          <table:table-cell table:number-columns-repeated="5" office:value-type="float" office:value="0.00017" calcext:value-type="float">
            <text:p>0,00017</text:p>
          </table:table-cell>
          <table:table-cell office:value-type="float" office:value="0.03239" calcext:value-type="float">
            <text:p>0,03239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17954" calcext:value-type="float">
            <text:p>0,17954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61068" calcext:value-type="float">
            <text:p>0,61068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1046" calcext:value-type="float">
            <text:p>0,1046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4222" calcext:value-type="float">
            <text:p>0,04222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0273" calcext:value-type="float">
            <text:p>0,0273</text:p>
          </table:table-cell>
          <table:table-cell table:number-columns-repeated="4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871</text:p>
          </table:table-cell>
          <table:table-cell table:number-columns-repeated="2" office:value-type="float" office:value="0.00006" calcext:value-type="float">
            <text:p>0,00006</text:p>
          </table:table-cell>
          <table:table-cell office:value-type="float" office:value="0.0837" calcext:value-type="float">
            <text:p>0,0837</text:p>
          </table:table-cell>
          <table:table-cell table:number-columns-repeated="5" office:value-type="float" office:value="0.00006" calcext:value-type="float">
            <text:p>0,00006</text:p>
          </table:table-cell>
          <table:table-cell office:value-type="float" office:value="0.04591" calcext:value-type="float">
            <text:p>0,04591</text:p>
          </table:table-cell>
          <table:table-cell office:value-type="float" office:value="0.02324" calcext:value-type="float">
            <text:p>0,02324</text:p>
          </table:table-cell>
          <table:table-cell office:value-type="float" office:value="0.17876" calcext:value-type="float">
            <text:p>0,17876</text:p>
          </table:table-cell>
          <table:table-cell office:value-type="float" office:value="0.03868" calcext:value-type="float">
            <text:p>0,03868</text:p>
          </table:table-cell>
          <table:table-cell table:number-columns-repeated="3" office:value-type="float" office:value="0.00006" calcext:value-type="float">
            <text:p>0,00006</text:p>
          </table:table-cell>
          <table:table-cell office:value-type="float" office:value="0.00575" calcext:value-type="float">
            <text:p>0,00575</text:p>
          </table:table-cell>
          <table:table-cell office:value-type="float" office:value="0.36633" calcext:value-type="float">
            <text:p>0,36633</text:p>
          </table:table-cell>
          <table:table-cell table:number-columns-repeated="3" office:value-type="float" office:value="0.00006" calcext:value-type="float">
            <text:p>0,00006</text:p>
          </table:table-cell>
          <table:table-cell office:value-type="float" office:value="0.03853" calcext:value-type="float">
            <text:p>0,03853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21819" calcext:value-type="float">
            <text:p>0,21819</text:p>
          </table:table-cell>
          <table:table-cell table:number-columns-repeated="2" office:value-type="float" office:value="0.00006" calcext:value-type="float">
            <text:p>0,00006</text:p>
          </table:table-cell>
        </table:table-row>
        <table:table-row table:style-name="ro1">
          <table:table-cell office:value-type="string" calcext:value-type="string">
            <text:p>article 872</text:p>
          </table:table-cell>
          <table:table-cell table:number-columns-repeated="2" office:value-type="float" office:value="0.00036" calcext:value-type="float">
            <text:p>0,00036</text:p>
          </table:table-cell>
          <table:table-cell office:value-type="float" office:value="0.4268" calcext:value-type="float">
            <text:p>0,4268</text:p>
          </table:table-cell>
          <table:table-cell table:number-columns-repeated="9" office:value-type="float" office:value="0.00036" calcext:value-type="float">
            <text:p>0,00036</text:p>
          </table:table-cell>
          <table:table-cell office:value-type="float" office:value="0.07032" calcext:value-type="float">
            <text:p>0,07032</text:p>
          </table:table-cell>
          <table:table-cell office:value-type="float" office:value="0.49502" calcext:value-type="float">
            <text:p>0,49502</text:p>
          </table:table-cell>
          <table:table-cell table:number-columns-repeated="11" office:value-type="float" office:value="0.00036" calcext:value-type="float">
            <text:p>0,00036</text:p>
          </table:table-cell>
        </table:table-row>
        <table:table-row table:style-name="ro1">
          <table:table-cell office:value-type="string" calcext:value-type="string">
            <text:p>article 873</text:p>
          </table:table-cell>
          <table:table-cell table:number-columns-repeated="6" office:value-type="float" office:value="0.00013" calcext:value-type="float">
            <text:p>0,00013</text:p>
          </table:table-cell>
          <table:table-cell office:value-type="float" office:value="0.07072" calcext:value-type="float">
            <text:p>0,07072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3684" calcext:value-type="float">
            <text:p>0,03684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18498" calcext:value-type="float">
            <text:p>0,18498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118" calcext:value-type="float">
            <text:p>0,0118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2957" calcext:value-type="float">
            <text:p>0,02957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61802" calcext:value-type="float">
            <text:p>0,61802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04576" calcext:value-type="float">
            <text:p>0,04576</text:p>
          </table:table-cell>
          <table:table-cell table:number-columns-repeated="3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874</text:p>
          </table:table-cell>
          <table:table-cell table:number-columns-repeated="2" office:value-type="float" office:value="0.00037" calcext:value-type="float">
            <text:p>0,00037</text:p>
          </table:table-cell>
          <table:table-cell office:value-type="float" office:value="0.09261" calcext:value-type="float">
            <text:p>0,09261</text:p>
          </table:table-cell>
          <table:table-cell table:number-columns-repeated="3" office:value-type="float" office:value="0.00037" calcext:value-type="float">
            <text:p>0,00037</text:p>
          </table:table-cell>
          <table:table-cell office:value-type="float" office:value="0.76784" calcext:value-type="float">
            <text:p>0,76784</text:p>
          </table:table-cell>
          <table:table-cell table:number-columns-repeated="6" office:value-type="float" office:value="0.00037" calcext:value-type="float">
            <text:p>0,00037</text:p>
          </table:table-cell>
          <table:table-cell office:value-type="float" office:value="0.06076" calcext:value-type="float">
            <text:p>0,06076</text:p>
          </table:table-cell>
          <table:table-cell table:number-columns-repeated="5" office:value-type="float" office:value="0.00037" calcext:value-type="float">
            <text:p>0,00037</text:p>
          </table:table-cell>
          <table:table-cell office:value-type="float" office:value="0.07101" calcext:value-type="float">
            <text:p>0,07101</text:p>
          </table:table-cell>
          <table:table-cell table:number-columns-repeated="5" office:value-type="float" office:value="0.00037" calcext:value-type="float">
            <text:p>0,00037</text:p>
          </table:table-cell>
        </table:table-row>
        <table:table-row table:style-name="ro1">
          <table:table-cell office:value-type="string" calcext:value-type="string">
            <text:p>article 875</text:p>
          </table:table-cell>
          <table:table-cell table:number-columns-repeated="3" office:value-type="float" office:value="0.0003" calcext:value-type="float">
            <text:p>0,0003</text:p>
          </table:table-cell>
          <table:table-cell office:value-type="float" office:value="0.61593" calcext:value-type="float">
            <text:p>0,61593</text:p>
          </table:table-cell>
          <table:table-cell table:number-columns-repeated="6" office:value-type="float" office:value="0.0003" calcext:value-type="float">
            <text:p>0,0003</text:p>
          </table:table-cell>
          <table:table-cell office:value-type="float" office:value="0.09544" calcext:value-type="float">
            <text:p>0,09544</text:p>
          </table:table-cell>
          <table:table-cell table:number-columns-repeated="6" office:value-type="float" office:value="0.0003" calcext:value-type="float">
            <text:p>0,0003</text:p>
          </table:table-cell>
          <table:table-cell office:value-type="float" office:value="0.26683" calcext:value-type="float">
            <text:p>0,26683</text:p>
          </table:table-cell>
          <table:table-cell table:number-columns-repeated="6" office:value-type="float" office:value="0.0003" calcext:value-type="float">
            <text:p>0,0003</text:p>
          </table:table-cell>
          <table:table-cell office:value-type="float" office:value="0.01558" calcext:value-type="float">
            <text:p>0,01558</text:p>
          </table:table-cell>
        </table:table-row>
        <table:table-row table:style-name="ro1">
          <table:table-cell office:value-type="string" calcext:value-type="string">
            <text:p>article 876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08363" calcext:value-type="float">
            <text:p>0,08363</text:p>
          </table:table-cell>
          <table:table-cell table:number-columns-repeated="5" office:value-type="float" office:value="0.00012" calcext:value-type="float">
            <text:p>0,00012</text:p>
          </table:table-cell>
          <table:table-cell office:value-type="float" office:value="0.01285" calcext:value-type="float">
            <text:p>0,01285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53299" calcext:value-type="float">
            <text:p>0,53299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10117" calcext:value-type="float">
            <text:p>0,10117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8634" calcext:value-type="float">
            <text:p>0,08634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18071" calcext:value-type="float">
            <text:p>0,18071</text:p>
          </table:table-cell>
          <table:table-cell table:number-columns-repeated="6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877</text:p>
          </table:table-cell>
          <table:table-cell table:number-columns-repeated="7" office:value-type="float" office:value="0.00021" calcext:value-type="float">
            <text:p>0,00021</text:p>
          </table:table-cell>
          <table:table-cell office:value-type="float" office:value="0.2423" calcext:value-type="float">
            <text:p>0,2423</text:p>
          </table:table-cell>
          <table:table-cell table:number-columns-repeated="7" office:value-type="float" office:value="0.00021" calcext:value-type="float">
            <text:p>0,00021</text:p>
          </table:table-cell>
          <table:table-cell office:value-type="float" office:value="0.72112" calcext:value-type="float">
            <text:p>0,72112</text:p>
          </table:table-cell>
          <table:table-cell table:number-columns-repeated="7" office:value-type="float" office:value="0.00021" calcext:value-type="float">
            <text:p>0,00021</text:p>
          </table:table-cell>
          <table:table-cell office:value-type="float" office:value="0.03188" calcext:value-type="float">
            <text:p>0,03188</text:p>
          </table:table-cell>
          <table:table-cell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878</text:p>
          </table:table-cell>
          <table:table-cell table:number-columns-repeated="4" office:value-type="float" office:value="0.00012" calcext:value-type="float">
            <text:p>0,00012</text:p>
          </table:table-cell>
          <table:table-cell office:value-type="float" office:value="0.68082" calcext:value-type="float">
            <text:p>0,68082</text:p>
          </table:table-cell>
          <table:table-cell table:number-columns-repeated="4" office:value-type="float" office:value="0.00012" calcext:value-type="float">
            <text:p>0,00012</text:p>
          </table:table-cell>
          <table:table-cell office:value-type="float" office:value="0.03573" calcext:value-type="float">
            <text:p>0,03573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1569" calcext:value-type="float">
            <text:p>0,01569</text:p>
          </table:table-cell>
          <table:table-cell table:number-columns-repeated="3" office:value-type="float" office:value="0.00012" calcext:value-type="float">
            <text:p>0,00012</text:p>
          </table:table-cell>
          <table:table-cell office:value-type="float" office:value="0.19729" calcext:value-type="float">
            <text:p>0,19729</text:p>
          </table:table-cell>
          <table:table-cell office:value-type="float" office:value="0.05269" calcext:value-type="float">
            <text:p>0,05269</text:p>
          </table:table-cell>
          <table:table-cell table:number-columns-repeated="7" office:value-type="float" office:value="0.00012" calcext:value-type="float">
            <text:p>0,00012</text:p>
          </table:table-cell>
          <table:table-cell office:value-type="float" office:value="0.0155" calcext:value-type="float">
            <text:p>0,0155</text:p>
          </table:table-cell>
        </table:table-row>
        <table:table-row table:style-name="ro1">
          <table:table-cell office:value-type="string" calcext:value-type="string">
            <text:p>article 879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08424" calcext:value-type="float">
            <text:p>0,08424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53487" calcext:value-type="float">
            <text:p>0,53487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13319" calcext:value-type="float">
            <text:p>0,13319</text:p>
          </table:table-cell>
          <table:table-cell table:number-columns-repeated="5" office:value-type="float" office:value="0.00012" calcext:value-type="float">
            <text:p>0,00012</text:p>
          </table:table-cell>
          <table:table-cell office:value-type="float" office:value="0.02612" calcext:value-type="float">
            <text:p>0,02612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19624" calcext:value-type="float">
            <text:p>0,19624</text:p>
          </table:table-cell>
          <table:table-cell table:number-columns-repeated="7" office:value-type="float" office:value="0.00012" calcext:value-type="float">
            <text:p>0,00012</text:p>
          </table:table-cell>
          <table:table-cell office:value-type="float" office:value="0.023" calcext:value-type="float">
            <text:p>0,023</text:p>
          </table:table-cell>
          <table:table-cell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880</text:p>
          </table:table-cell>
          <table:table-cell office:value-type="float" office:value="0.14927" calcext:value-type="float">
            <text:p>0,14927</text:p>
          </table:table-cell>
          <table:table-cell office:value-type="float" office:value="0.50415" calcext:value-type="float">
            <text:p>0,50415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1877" calcext:value-type="float">
            <text:p>0,1877</text:p>
          </table:table-cell>
          <table:table-cell table:number-columns-repeated="8" office:value-type="float" office:value="0.00022" calcext:value-type="float">
            <text:p>0,00022</text:p>
          </table:table-cell>
          <table:table-cell office:value-type="float" office:value="0.10061" calcext:value-type="float">
            <text:p>0,10061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0538" calcext:value-type="float">
            <text:p>0,0538</text:p>
          </table:table-cell>
          <table:table-cell table:number-columns-repeated="8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881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83792" calcext:value-type="float">
            <text:p>0,83792</text:p>
          </table:table-cell>
          <table:table-cell table:number-columns-repeated="5" office:value-type="float" office:value="0.00015" calcext:value-type="float">
            <text:p>0,00015</text:p>
          </table:table-cell>
          <table:table-cell office:value-type="float" office:value="0.04183" calcext:value-type="float">
            <text:p>0,04183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2359" calcext:value-type="float">
            <text:p>0,02359</text:p>
          </table:table-cell>
          <table:table-cell table:number-columns-repeated="5" office:value-type="float" office:value="0.00015" calcext:value-type="float">
            <text:p>0,00015</text:p>
          </table:table-cell>
          <table:table-cell office:value-type="float" office:value="0.06245" calcext:value-type="float">
            <text:p>0,06245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3117" calcext:value-type="float">
            <text:p>0,03117</text:p>
          </table:table-cell>
          <table:table-cell table:number-columns-repeated="5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882</text:p>
          </table:table-cell>
          <table:table-cell table:number-columns-repeated="4" office:value-type="float" office:value="0.00011" calcext:value-type="float">
            <text:p>0,00011</text:p>
          </table:table-cell>
          <table:table-cell office:value-type="float" office:value="0.26932" calcext:value-type="float">
            <text:p>0,26932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43118" calcext:value-type="float">
            <text:p>0,43118</text:p>
          </table:table-cell>
          <table:table-cell table:number-columns-repeated="4" office:value-type="float" office:value="0.00011" calcext:value-type="float">
            <text:p>0,00011</text:p>
          </table:table-cell>
          <table:table-cell office:value-type="float" office:value="0.01208" calcext:value-type="float">
            <text:p>0,01208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11863" calcext:value-type="float">
            <text:p>0,11863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1257" calcext:value-type="float">
            <text:p>0,1257</text:p>
          </table:table-cell>
          <table:table-cell office:value-type="float" office:value="0.04092" calcext:value-type="float">
            <text:p>0,04092</text:p>
          </table:table-cell>
          <table:table-cell table:number-columns-repeated="3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883</text:p>
          </table:table-cell>
          <table:table-cell table:number-columns-repeated="4" office:value-type="float" office:value="0.00039" calcext:value-type="float">
            <text:p>0,00039</text:p>
          </table:table-cell>
          <table:table-cell office:value-type="float" office:value="0.04977" calcext:value-type="float">
            <text:p>0,04977</text:p>
          </table:table-cell>
          <table:table-cell table:number-columns-repeated="10" office:value-type="float" office:value="0.00039" calcext:value-type="float">
            <text:p>0,00039</text:p>
          </table:table-cell>
          <table:table-cell office:value-type="float" office:value="0.2685" calcext:value-type="float">
            <text:p>0,2685</text:p>
          </table:table-cell>
          <table:table-cell table:number-columns-repeated="4" office:value-type="float" office:value="0.00039" calcext:value-type="float">
            <text:p>0,00039</text:p>
          </table:table-cell>
          <table:table-cell office:value-type="float" office:value="0.1794" calcext:value-type="float">
            <text:p>0,1794</text:p>
          </table:table-cell>
          <table:table-cell office:value-type="float" office:value="0.00039" calcext:value-type="float">
            <text:p>0,00039</text:p>
          </table:table-cell>
          <table:table-cell office:value-type="float" office:value="0.45692" calcext:value-type="float">
            <text:p>0,45692</text:p>
          </table:table-cell>
          <table:table-cell office:value-type="float" office:value="0.00039" calcext:value-type="float">
            <text:p>0,00039</text:p>
          </table:table-cell>
          <table:table-cell office:value-type="float" office:value="0.03758" calcext:value-type="float">
            <text:p>0,03758</text:p>
          </table:table-cell>
        </table:table-row>
        <table:table-row table:style-name="ro1">
          <table:table-cell office:value-type="string" calcext:value-type="string">
            <text:p>article 884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79132" calcext:value-type="float">
            <text:p>0,79132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20571" calcext:value-type="float">
            <text:p>0,20571</text:p>
          </table:table-cell>
          <table:table-cell table:number-columns-repeated="18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885</text:p>
          </table:table-cell>
          <table:table-cell office:value-type="float" office:value="0.00029" calcext:value-type="float">
            <text:p>0,00029</text:p>
          </table:table-cell>
          <table:table-cell office:value-type="float" office:value="0.06984" calcext:value-type="float">
            <text:p>0,06984</text:p>
          </table:table-cell>
          <table:table-cell office:value-type="float" office:value="0.25024" calcext:value-type="float">
            <text:p>0,25024</text:p>
          </table:table-cell>
          <table:table-cell table:number-columns-repeated="3" office:value-type="float" office:value="0.00029" calcext:value-type="float">
            <text:p>0,00029</text:p>
          </table:table-cell>
          <table:table-cell office:value-type="float" office:value="0.215" calcext:value-type="float">
            <text:p>0,215</text:p>
          </table:table-cell>
          <table:table-cell office:value-type="float" office:value="0.06798" calcext:value-type="float">
            <text:p>0,06798</text:p>
          </table:table-cell>
          <table:table-cell table:number-columns-repeated="2" office:value-type="float" office:value="0.00029" calcext:value-type="float">
            <text:p>0,00029</text:p>
          </table:table-cell>
          <table:table-cell office:value-type="float" office:value="0.33879" calcext:value-type="float">
            <text:p>0,33879</text:p>
          </table:table-cell>
          <table:table-cell table:number-columns-repeated="4" office:value-type="float" office:value="0.00029" calcext:value-type="float">
            <text:p>0,00029</text:p>
          </table:table-cell>
          <table:table-cell office:value-type="float" office:value="0.05263" calcext:value-type="float">
            <text:p>0,05263</text:p>
          </table:table-cell>
          <table:table-cell table:number-columns-repeated="9" office:value-type="float" office:value="0.00029" calcext:value-type="float">
            <text:p>0,00029</text:p>
          </table:table-cell>
        </table:table-row>
        <table:table-row table:style-name="ro1">
          <table:table-cell office:value-type="string" calcext:value-type="string">
            <text:p>article 886</text:p>
          </table:table-cell>
          <table:table-cell table:number-columns-repeated="6" office:value-type="float" office:value="0.00022" calcext:value-type="float">
            <text:p>0,00022</text:p>
          </table:table-cell>
          <table:table-cell office:value-type="float" office:value="0.06232" calcext:value-type="float">
            <text:p>0,06232</text:p>
          </table:table-cell>
          <table:table-cell office:value-type="float" office:value="0.27605" calcext:value-type="float">
            <text:p>0,27605</text:p>
          </table:table-cell>
          <table:table-cell table:number-columns-repeated="7" office:value-type="float" office:value="0.00022" calcext:value-type="float">
            <text:p>0,00022</text:p>
          </table:table-cell>
          <table:table-cell office:value-type="float" office:value="0.19868" calcext:value-type="float">
            <text:p>0,19868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34866" calcext:value-type="float">
            <text:p>0,34866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06895" calcext:value-type="float">
            <text:p>0,06895</text:p>
          </table:table-cell>
          <table:table-cell table:number-columns-repeated="3" office:value-type="float" office:value="0.00022" calcext:value-type="float">
            <text:p>0,00022</text:p>
          </table:table-cell>
          <table:table-cell office:value-type="float" office:value="0.04124" calcext:value-type="float">
            <text:p>0,04124</text:p>
          </table:table-cell>
        </table:table-row>
        <table:table-row table:style-name="ro1">
          <table:table-cell office:value-type="string" calcext:value-type="string">
            <text:p>article 887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3456" calcext:value-type="float">
            <text:p>0,03456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8088" calcext:value-type="float">
            <text:p>0,08088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12867" calcext:value-type="float">
            <text:p>0,12867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15181" calcext:value-type="float">
            <text:p>0,15181</text:p>
          </table:table-cell>
          <table:table-cell table:number-columns-repeated="4" office:value-type="float" office:value="0.00015" calcext:value-type="float">
            <text:p>0,00015</text:p>
          </table:table-cell>
          <table:table-cell office:value-type="float" office:value="0.60106" calcext:value-type="float">
            <text:p>0,60106</text:p>
          </table:table-cell>
          <table:table-cell table:number-columns-repeated="9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888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6433" calcext:value-type="float">
            <text:p>0,06433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12625" calcext:value-type="float">
            <text:p>0,12625</text:p>
          </table:table-cell>
          <table:table-cell office:value-type="float" office:value="0.73148" calcext:value-type="float">
            <text:p>0,73148</text:p>
          </table:table-cell>
          <table:table-cell table:number-columns-repeated="6" office:value-type="float" office:value="0.00015" calcext:value-type="float">
            <text:p>0,00015</text:p>
          </table:table-cell>
          <table:table-cell office:value-type="float" office:value="0.07469" calcext:value-type="float">
            <text:p>0,07469</text:p>
          </table:table-cell>
          <table:table-cell table:number-columns-repeated="13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889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18221" calcext:value-type="float">
            <text:p>0,18221</text:p>
          </table:table-cell>
          <table:table-cell table:number-columns-repeated="5" office:value-type="float" office:value="0.00021" calcext:value-type="float">
            <text:p>0,00021</text:p>
          </table:table-cell>
          <table:table-cell office:value-type="float" office:value="0.01332" calcext:value-type="float">
            <text:p>0,01332</text:p>
          </table:table-cell>
          <table:table-cell table:number-columns-repeated="5" office:value-type="float" office:value="0.00021" calcext:value-type="float">
            <text:p>0,00021</text:p>
          </table:table-cell>
          <table:table-cell office:value-type="float" office:value="0.37031" calcext:value-type="float">
            <text:p>0,37031</text:p>
          </table:table-cell>
          <table:table-cell table:number-columns-repeated="6" office:value-type="float" office:value="0.00021" calcext:value-type="float">
            <text:p>0,00021</text:p>
          </table:table-cell>
          <table:table-cell office:value-type="float" office:value="0.21952" calcext:value-type="float">
            <text:p>0,21952</text:p>
          </table:table-cell>
          <table:table-cell office:value-type="float" office:value="0.21038" calcext:value-type="float">
            <text:p>0,21038</text:p>
          </table:table-cell>
          <table:table-cell table:number-columns-repeated="2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890</text:p>
          </table:table-cell>
          <table:table-cell office:value-type="float" office:value="0.08125" calcext:value-type="float">
            <text:p>0,08125</text:p>
          </table:table-cell>
          <table:table-cell table:number-columns-repeated="4" office:value-type="float" office:value="0.00031" calcext:value-type="float">
            <text:p>0,00031</text:p>
          </table:table-cell>
          <table:table-cell office:value-type="float" office:value="0.0601" calcext:value-type="float">
            <text:p>0,0601</text:p>
          </table:table-cell>
          <table:table-cell office:value-type="float" office:value="0.18263" calcext:value-type="float">
            <text:p>0,18263</text:p>
          </table:table-cell>
          <table:table-cell table:number-columns-repeated="10" office:value-type="float" office:value="0.00031" calcext:value-type="float">
            <text:p>0,00031</text:p>
          </table:table-cell>
          <table:table-cell office:value-type="float" office:value="0.50042" calcext:value-type="float">
            <text:p>0,50042</text:p>
          </table:table-cell>
          <table:table-cell office:value-type="float" office:value="0.03526" calcext:value-type="float">
            <text:p>0,03526</text:p>
          </table:table-cell>
          <table:table-cell table:number-columns-repeated="3" office:value-type="float" office:value="0.00031" calcext:value-type="float">
            <text:p>0,00031</text:p>
          </table:table-cell>
          <table:table-cell office:value-type="float" office:value="0.13441" calcext:value-type="float">
            <text:p>0,13441</text:p>
          </table:table-cell>
          <table:table-cell table:number-columns-repeated="2" office:value-type="float" office:value="0.00031" calcext:value-type="float">
            <text:p>0,00031</text:p>
          </table:table-cell>
        </table:table-row>
        <table:table-row table:style-name="ro1">
          <table:table-cell office:value-type="string" calcext:value-type="string">
            <text:p>article 891</text:p>
          </table:table-cell>
          <table:table-cell table:number-columns-repeated="10" office:value-type="float" office:value="0.00019" calcext:value-type="float">
            <text:p>0,00019</text:p>
          </table:table-cell>
          <table:table-cell office:value-type="float" office:value="0.06182" calcext:value-type="float">
            <text:p>0,06182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77292" calcext:value-type="float">
            <text:p>0,77292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16107" calcext:value-type="float">
            <text:p>0,16107</text:p>
          </table:table-cell>
          <table:table-cell table:number-columns-repeated="7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892</text:p>
          </table:table-cell>
          <table:table-cell table:number-columns-repeated="3" office:value-type="float" office:value="0.00038" calcext:value-type="float">
            <text:p>0,00038</text:p>
          </table:table-cell>
          <table:table-cell office:value-type="float" office:value="0.06082" calcext:value-type="float">
            <text:p>0,06082</text:p>
          </table:table-cell>
          <table:table-cell table:number-columns-repeated="8" office:value-type="float" office:value="0.00038" calcext:value-type="float">
            <text:p>0,00038</text:p>
          </table:table-cell>
          <table:table-cell office:value-type="float" office:value="0.01139" calcext:value-type="float">
            <text:p>0,01139</text:p>
          </table:table-cell>
          <table:table-cell office:value-type="float" office:value="0.00038" calcext:value-type="float">
            <text:p>0,00038</text:p>
          </table:table-cell>
          <table:table-cell office:value-type="float" office:value="0.0572" calcext:value-type="float">
            <text:p>0,0572</text:p>
          </table:table-cell>
          <table:table-cell table:number-columns-repeated="7" office:value-type="float" office:value="0.00038" calcext:value-type="float">
            <text:p>0,00038</text:p>
          </table:table-cell>
          <table:table-cell office:value-type="float" office:value="0.56114" calcext:value-type="float">
            <text:p>0,56114</text:p>
          </table:table-cell>
          <table:table-cell office:value-type="float" office:value="0.3019" calcext:value-type="float">
            <text:p>0,3019</text:p>
          </table:table-cell>
          <table:table-cell office:value-type="float" office:value="0.00038" calcext:value-type="float">
            <text:p>0,00038</text:p>
          </table:table-cell>
        </table:table-row>
        <table:table-row table:style-name="ro1">
          <table:table-cell office:value-type="string" calcext:value-type="string">
            <text:p>article 893</text:p>
          </table:table-cell>
          <table:table-cell table:number-columns-repeated="4" office:value-type="float" office:value="0.00013" calcext:value-type="float">
            <text:p>0,00013</text:p>
          </table:table-cell>
          <table:table-cell office:value-type="float" office:value="0.05123" calcext:value-type="float">
            <text:p>0,05123</text:p>
          </table:table-cell>
          <table:table-cell table:number-columns-repeated="4" office:value-type="float" office:value="0.00013" calcext:value-type="float">
            <text:p>0,00013</text:p>
          </table:table-cell>
          <table:table-cell office:value-type="float" office:value="0.05976" calcext:value-type="float">
            <text:p>0,05976</text:p>
          </table:table-cell>
          <table:table-cell table:number-columns-repeated="6" office:value-type="float" office:value="0.00013" calcext:value-type="float">
            <text:p>0,00013</text:p>
          </table:table-cell>
          <table:table-cell office:value-type="float" office:value="0.31138" calcext:value-type="float">
            <text:p>0,31138</text:p>
          </table:table-cell>
          <table:table-cell office:value-type="float" office:value="0.54326" calcext:value-type="float">
            <text:p>0,54326</text:p>
          </table:table-cell>
          <table:table-cell office:value-type="float" office:value="0.03168" calcext:value-type="float">
            <text:p>0,03168</text:p>
          </table:table-cell>
          <table:table-cell table:number-columns-repeated="6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894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04385" calcext:value-type="float">
            <text:p>0,04385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18962" calcext:value-type="float">
            <text:p>0,18962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12666" calcext:value-type="float">
            <text:p>0,12666</text:p>
          </table:table-cell>
          <table:table-cell table:number-columns-repeated="8" office:value-type="float" office:value="0.00016" calcext:value-type="float">
            <text:p>0,00016</text:p>
          </table:table-cell>
          <table:table-cell office:value-type="float" office:value="0.61891" calcext:value-type="float">
            <text:p>0,61891</text:p>
          </table:table-cell>
          <table:table-cell table:number-columns-repeated="5" office:value-type="float" office:value="0.00016" calcext:value-type="float">
            <text:p>0,00016</text:p>
          </table:table-cell>
          <table:table-cell office:value-type="float" office:value="0.01779" calcext:value-type="float">
            <text:p>0,01779</text:p>
          </table:table-cell>
          <table:table-cell table:number-columns-repeated="3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895</text:p>
          </table:table-cell>
          <table:table-cell table:number-columns-repeated="4" office:value-type="float" office:value="0.00022" calcext:value-type="float">
            <text:p>0,00022</text:p>
          </table:table-cell>
          <table:table-cell office:value-type="float" office:value="0.78619" calcext:value-type="float">
            <text:p>0,78619</text:p>
          </table:table-cell>
          <table:table-cell table:number-columns-repeated="5" office:value-type="float" office:value="0.00022" calcext:value-type="float">
            <text:p>0,00022</text:p>
          </table:table-cell>
          <table:table-cell office:value-type="float" office:value="0.20881" calcext:value-type="float">
            <text:p>0,20881</text:p>
          </table:table-cell>
          <table:table-cell table:number-columns-repeated="14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896</text:p>
          </table:table-cell>
          <table:table-cell office:value-type="float" office:value="0.00545" calcext:value-type="float">
            <text:p>0,00545</text:p>
          </table:table-cell>
          <table:table-cell office:value-type="float" office:value="0.04203" calcext:value-type="float">
            <text:p>0,04203</text:p>
          </table:table-cell>
          <table:table-cell office:value-type="float" office:value="0.09213" calcext:value-type="float">
            <text:p>0,09213</text:p>
          </table:table-cell>
          <table:table-cell table:number-columns-repeated="3" office:value-type="float" office:value="0.00009" calcext:value-type="float">
            <text:p>0,00009</text:p>
          </table:table-cell>
          <table:table-cell office:value-type="float" office:value="0.06502" calcext:value-type="float">
            <text:p>0,06502</text:p>
          </table:table-cell>
          <table:table-cell office:value-type="float" office:value="0.33807" calcext:value-type="float">
            <text:p>0,33807</text:p>
          </table:table-cell>
          <table:table-cell table:number-columns-repeated="7" office:value-type="float" office:value="0.00009" calcext:value-type="float">
            <text:p>0,00009</text:p>
          </table:table-cell>
          <table:table-cell office:value-type="float" office:value="0.28016" calcext:value-type="float">
            <text:p>0,28016</text:p>
          </table:table-cell>
          <table:table-cell table:number-columns-repeated="3" office:value-type="float" office:value="0.00009" calcext:value-type="float">
            <text:p>0,00009</text:p>
          </table:table-cell>
          <table:table-cell office:value-type="float" office:value="0.09466" calcext:value-type="float">
            <text:p>0,09466</text:p>
          </table:table-cell>
          <table:table-cell office:value-type="float" office:value="0.08098" calcext:value-type="float">
            <text:p>0,08098</text:p>
          </table:table-cell>
          <table:table-cell table:number-columns-repeated="4" office:value-type="float" office:value="0.00009" calcext:value-type="float">
            <text:p>0,00009</text:p>
          </table:table-cell>
        </table:table-row>
        <table:table-row table:style-name="ro1">
          <table:table-cell office:value-type="string" calcext:value-type="string">
            <text:p>article 897</text:p>
          </table:table-cell>
          <table:table-cell office:value-type="float" office:value="0.01694" calcext:value-type="float">
            <text:p>0,01694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0439" calcext:value-type="float">
            <text:p>0,0439</text:p>
          </table:table-cell>
          <table:table-cell office:value-type="float" office:value="0.07614" calcext:value-type="float">
            <text:p>0,07614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13876" calcext:value-type="float">
            <text:p>0,13876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02984" calcext:value-type="float">
            <text:p>0,02984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26916" calcext:value-type="float">
            <text:p>0,26916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4218" calcext:value-type="float">
            <text:p>0,4218</text:p>
          </table:table-cell>
          <table:table-cell table:number-columns-repeated="4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898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16902" calcext:value-type="float">
            <text:p>0,16902</text:p>
          </table:table-cell>
          <table:table-cell table:number-columns-repeated="10" office:value-type="float" office:value="0.00019" calcext:value-type="float">
            <text:p>0,00019</text:p>
          </table:table-cell>
          <table:table-cell office:value-type="float" office:value="0.02182" calcext:value-type="float">
            <text:p>0,02182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2931" calcext:value-type="float">
            <text:p>0,2931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409" calcext:value-type="float">
            <text:p>0,0409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22264" calcext:value-type="float">
            <text:p>0,22264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20407" calcext:value-type="float">
            <text:p>0,20407</text:p>
          </table:table-cell>
          <table:table-cell office:value-type="float" office:value="0.04512" calcext:value-type="float">
            <text:p>0,04512</text:p>
          </table:table-cell>
          <table:table-cell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899</text:p>
          </table:table-cell>
          <table:table-cell table:number-columns-repeated="15" office:value-type="float" office:value="0.00027" calcext:value-type="float">
            <text:p>0,00027</text:p>
          </table:table-cell>
          <table:table-cell office:value-type="float" office:value="0.49665" calcext:value-type="float">
            <text:p>0,49665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0.44517" calcext:value-type="float">
            <text:p>0,44517</text:p>
          </table:table-cell>
          <table:table-cell table:number-columns-repeated="4" office:value-type="float" office:value="0.00027" calcext:value-type="float">
            <text:p>0,00027</text:p>
          </table:table-cell>
          <table:table-cell office:value-type="float" office:value="0.05215" calcext:value-type="float">
            <text:p>0,05215</text:p>
          </table:table-cell>
          <table:table-cell table:number-columns-repeated="2"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article 900</text:p>
          </table:table-cell>
          <table:table-cell table:number-columns-repeated="6" office:value-type="float" office:value="0.00016" calcext:value-type="float">
            <text:p>0,00016</text:p>
          </table:table-cell>
          <table:table-cell office:value-type="float" office:value="0.05024" calcext:value-type="float">
            <text:p>0,05024</text:p>
          </table:table-cell>
          <table:table-cell office:value-type="float" office:value="0.16071" calcext:value-type="float">
            <text:p>0,16071</text:p>
          </table:table-cell>
          <table:table-cell table:number-columns-repeated="7" office:value-type="float" office:value="0.00016" calcext:value-type="float">
            <text:p>0,00016</text:p>
          </table:table-cell>
          <table:table-cell office:value-type="float" office:value="0.25172" calcext:value-type="float">
            <text:p>0,25172</text:p>
          </table:table-cell>
          <table:table-cell office:value-type="float" office:value="0.01843" calcext:value-type="float">
            <text:p>0,01843</text:p>
          </table:table-cell>
          <table:table-cell office:value-type="float" office:value="0.51581" calcext:value-type="float">
            <text:p>0,51581</text:p>
          </table:table-cell>
          <table:table-cell table:number-columns-repeated="7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901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10438" calcext:value-type="float">
            <text:p>0,10438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20491" calcext:value-type="float">
            <text:p>0,20491</text:p>
          </table:table-cell>
          <table:table-cell table:number-columns-repeated="6" office:value-type="float" office:value="0.00017" calcext:value-type="float">
            <text:p>0,00017</text:p>
          </table:table-cell>
          <table:table-cell office:value-type="float" office:value="0.15821" calcext:value-type="float">
            <text:p>0,15821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28984" calcext:value-type="float">
            <text:p>0,28984</text:p>
          </table:table-cell>
          <table:table-cell office:value-type="float" office:value="0.23936" calcext:value-type="float">
            <text:p>0,23936</text:p>
          </table:table-cell>
          <table:table-cell table:number-columns-repeated="7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902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08164" calcext:value-type="float">
            <text:p>0,08164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51296" calcext:value-type="float">
            <text:p>0,51296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39188" calcext:value-type="float">
            <text:p>0,39188</text:p>
          </table:table-cell>
          <table:table-cell table:number-columns-repeated="9" office:value-type="float" office:value="0.00022" calcext:value-type="float">
            <text:p>0,00022</text:p>
          </table:table-cell>
          <table:table-cell office:value-type="float" office:value="0.00885" calcext:value-type="float">
            <text:p>0,00885</text:p>
          </table:table-cell>
          <table:table-cell table:number-columns-repeated="8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903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6367" calcext:value-type="float">
            <text:p>0,6367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3511" calcext:value-type="float">
            <text:p>0,03511</text:p>
          </table:table-cell>
          <table:table-cell office:value-type="float" office:value="0.20104" calcext:value-type="float">
            <text:p>0,20104</text:p>
          </table:table-cell>
          <table:table-cell table:number-columns-repeated="7" office:value-type="float" office:value="0.00025" calcext:value-type="float">
            <text:p>0,00025</text:p>
          </table:table-cell>
          <table:table-cell office:value-type="float" office:value="0.12183" calcext:value-type="float">
            <text:p>0,12183</text:p>
          </table:table-cell>
          <table:table-cell table:number-columns-repeated="9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904</text:p>
          </table:table-cell>
          <table:table-cell table:number-columns-repeated="10" office:value-type="float" office:value="0.00011" calcext:value-type="float">
            <text:p>0,00011</text:p>
          </table:table-cell>
          <table:table-cell office:value-type="float" office:value="0.16996" calcext:value-type="float">
            <text:p>0,16996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2909" calcext:value-type="float">
            <text:p>0,02909</text:p>
          </table:table-cell>
          <table:table-cell table:number-columns-repeated="4" office:value-type="float" office:value="0.00011" calcext:value-type="float">
            <text:p>0,00011</text:p>
          </table:table-cell>
          <table:table-cell office:value-type="float" office:value="0.27387" calcext:value-type="float">
            <text:p>0,27387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15175" calcext:value-type="float">
            <text:p>0,15175</text:p>
          </table:table-cell>
          <table:table-cell office:value-type="float" office:value="0.37315" calcext:value-type="float">
            <text:p>0,37315</text:p>
          </table:table-cell>
          <table:table-cell table:number-columns-repeated="4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905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7975" calcext:value-type="float">
            <text:p>0,07975</text:p>
          </table:table-cell>
          <table:table-cell table:number-columns-repeated="9" office:value-type="float" office:value="0.00023" calcext:value-type="float">
            <text:p>0,00023</text:p>
          </table:table-cell>
          <table:table-cell office:value-type="float" office:value="0.10912" calcext:value-type="float">
            <text:p>0,10912</text:p>
          </table:table-cell>
          <table:table-cell table:number-columns-repeated="4" office:value-type="float" office:value="0.00023" calcext:value-type="float">
            <text:p>0,00023</text:p>
          </table:table-cell>
          <table:table-cell office:value-type="float" office:value="0.04837" calcext:value-type="float">
            <text:p>0,04837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70878" calcext:value-type="float">
            <text:p>0,70878</text:p>
          </table:table-cell>
          <table:table-cell office:value-type="float" office:value="0.04933" calcext:value-type="float">
            <text:p>0,04933</text:p>
          </table:table-cell>
          <table:table-cell table:number-columns-repeated="3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906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2759" calcext:value-type="float">
            <text:p>0,02759</text:p>
          </table:table-cell>
          <table:table-cell table:number-columns-repeated="4" office:value-type="float" office:value="0.00006" calcext:value-type="float">
            <text:p>0,00006</text:p>
          </table:table-cell>
          <table:table-cell office:value-type="float" office:value="0.13734" calcext:value-type="float">
            <text:p>0,13734</text:p>
          </table:table-cell>
          <table:table-cell table:number-columns-repeated="5" office:value-type="float" office:value="0.00006" calcext:value-type="float">
            <text:p>0,00006</text:p>
          </table:table-cell>
          <table:table-cell office:value-type="float" office:value="0.02305" calcext:value-type="float">
            <text:p>0,02305</text:p>
          </table:table-cell>
          <table:table-cell table:number-columns-repeated="2" office:value-type="float" office:value="0.00006" calcext:value-type="float">
            <text:p>0,00006</text:p>
          </table:table-cell>
          <table:table-cell office:value-type="float" office:value="0.65289" calcext:value-type="float">
            <text:p>0,65289</text:p>
          </table:table-cell>
          <table:table-cell table:number-columns-repeated="3" office:value-type="float" office:value="0.00006" calcext:value-type="float">
            <text:p>0,00006</text:p>
          </table:table-cell>
          <table:table-cell office:value-type="float" office:value="0.07437" calcext:value-type="float">
            <text:p>0,07437</text:p>
          </table:table-cell>
          <table:table-cell office:value-type="float" office:value="0.03183" calcext:value-type="float">
            <text:p>0,03183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3089" calcext:value-type="float">
            <text:p>0,03089</text:p>
          </table:table-cell>
          <table:table-cell office:value-type="float" office:value="0.0211" calcext:value-type="float">
            <text:p>0,0211</text:p>
          </table:table-cell>
          <table:table-cell office:value-type="float" office:value="0.00006" calcext:value-type="float">
            <text:p>0,00006</text:p>
          </table:table-cell>
        </table:table-row>
        <table:table-row table:style-name="ro1">
          <table:table-cell office:value-type="string" calcext:value-type="string">
            <text:p>article 907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16698" calcext:value-type="float">
            <text:p>0,16698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63405" calcext:value-type="float">
            <text:p>0,63405</text:p>
          </table:table-cell>
          <table:table-cell table:number-columns-repeated="6" office:value-type="float" office:value="0.00019" calcext:value-type="float">
            <text:p>0,00019</text:p>
          </table:table-cell>
          <table:table-cell office:value-type="float" office:value="0.08765" calcext:value-type="float">
            <text:p>0,08765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10734" calcext:value-type="float">
            <text:p>0,10734</text:p>
          </table:table-cell>
          <table:table-cell table:number-columns-repeated="8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908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10879" calcext:value-type="float">
            <text:p>0,10879</text:p>
          </table:table-cell>
          <table:table-cell table:number-columns-repeated="11" office:value-type="float" office:value="0.00021" calcext:value-type="float">
            <text:p>0,00021</text:p>
          </table:table-cell>
          <table:table-cell office:value-type="float" office:value="0.5278" calcext:value-type="float">
            <text:p>0,5278</text:p>
          </table:table-cell>
          <table:table-cell table:number-columns-repeated="9" office:value-type="float" office:value="0.00021" calcext:value-type="float">
            <text:p>0,00021</text:p>
          </table:table-cell>
          <table:table-cell office:value-type="float" office:value="0.35883" calcext:value-type="float">
            <text:p>0,35883</text:p>
          </table:table-cell>
        </table:table-row>
        <table:table-row table:style-name="ro1">
          <table:table-cell office:value-type="string" calcext:value-type="string">
            <text:p>article 909</text:p>
          </table:table-cell>
          <table:table-cell office:value-type="float" office:value="0.55094" calcext:value-type="float">
            <text:p>0,55094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13109" calcext:value-type="float">
            <text:p>0,13109</text:p>
          </table:table-cell>
          <table:table-cell table:number-columns-repeated="5" office:value-type="float" office:value="0.00018" calcext:value-type="float">
            <text:p>0,00018</text:p>
          </table:table-cell>
          <table:table-cell office:value-type="float" office:value="0.3141" calcext:value-type="float">
            <text:p>0,3141</text:p>
          </table:table-cell>
          <table:table-cell table:number-columns-repeated="15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910</text:p>
          </table:table-cell>
          <table:table-cell office:value-type="float" office:value="0.08795" calcext:value-type="float">
            <text:p>0,08795</text:p>
          </table:table-cell>
          <table:table-cell table:number-columns-repeated="7" office:value-type="float" office:value="0.00009" calcext:value-type="float">
            <text:p>0,00009</text:p>
          </table:table-cell>
          <table:table-cell office:value-type="float" office:value="0.00919" calcext:value-type="float">
            <text:p>0,00919</text:p>
          </table:table-cell>
          <table:table-cell table:number-columns-repeated="4" office:value-type="float" office:value="0.00009" calcext:value-type="float">
            <text:p>0,00009</text:p>
          </table:table-cell>
          <table:table-cell office:value-type="float" office:value="0.14596" calcext:value-type="float">
            <text:p>0,14596</text:p>
          </table:table-cell>
          <table:table-cell office:value-type="float" office:value="0.02007" calcext:value-type="float">
            <text:p>0,02007</text:p>
          </table:table-cell>
          <table:table-cell table:number-columns-repeated="2" office:value-type="float" office:value="0.00009" calcext:value-type="float">
            <text:p>0,00009</text:p>
          </table:table-cell>
          <table:table-cell office:value-type="float" office:value="0.30798" calcext:value-type="float">
            <text:p>0,30798</text:p>
          </table:table-cell>
          <table:table-cell office:value-type="float" office:value="0.42705" calcext:value-type="float">
            <text:p>0,42705</text:p>
          </table:table-cell>
          <table:table-cell table:number-columns-repeated="6" office:value-type="float" office:value="0.00009" calcext:value-type="float">
            <text:p>0,00009</text:p>
          </table:table-cell>
        </table:table-row>
        <table:table-row table:style-name="ro1">
          <table:table-cell office:value-type="string" calcext:value-type="string">
            <text:p>article 911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44734" calcext:value-type="float">
            <text:p>0,44734</text:p>
          </table:table-cell>
          <table:table-cell table:number-columns-repeated="11" office:value-type="float" office:value="0.00018" calcext:value-type="float">
            <text:p>0,00018</text:p>
          </table:table-cell>
          <table:table-cell office:value-type="float" office:value="0.08087" calcext:value-type="float">
            <text:p>0,08087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46788" calcext:value-type="float">
            <text:p>0,46788</text:p>
          </table:table-cell>
          <table:table-cell table:number-columns-repeated="5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912</text:p>
          </table:table-cell>
          <table:table-cell table:number-columns-repeated="12" office:value-type="float" office:value="0.00034" calcext:value-type="float">
            <text:p>0,00034</text:p>
          </table:table-cell>
          <table:table-cell office:value-type="float" office:value="0.01189" calcext:value-type="float">
            <text:p>0,01189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.79927" calcext:value-type="float">
            <text:p>0,79927</text:p>
          </table:table-cell>
          <table:table-cell table:number-columns-repeated="2" office:value-type="float" office:value="0.00034" calcext:value-type="float">
            <text:p>0,00034</text:p>
          </table:table-cell>
          <table:table-cell office:value-type="float" office:value="0.06764" calcext:value-type="float">
            <text:p>0,06764</text:p>
          </table:table-cell>
          <table:table-cell table:number-columns-repeated="5" office:value-type="float" office:value="0.00034" calcext:value-type="float">
            <text:p>0,00034</text:p>
          </table:table-cell>
          <table:table-cell office:value-type="float" office:value="0.11409" calcext:value-type="float">
            <text:p>0,11409</text:p>
          </table:table-cell>
          <table:table-cell office:value-type="float" office:value="0.00034" calcext:value-type="float">
            <text:p>0,00034</text:p>
          </table:table-cell>
        </table:table-row>
        <table:table-row table:style-name="ro1">
          <table:table-cell office:value-type="string" calcext:value-type="string">
            <text:p>article 913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1538" calcext:value-type="float">
            <text:p>0,01538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06195" calcext:value-type="float">
            <text:p>0,06195</text:p>
          </table:table-cell>
          <table:table-cell office:value-type="float" office:value="0.38209" calcext:value-type="float">
            <text:p>0,38209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0924" calcext:value-type="float">
            <text:p>0,00924</text:p>
          </table:table-cell>
          <table:table-cell office:value-type="float" office:value="0.19945" calcext:value-type="float">
            <text:p>0,19945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04308" calcext:value-type="float">
            <text:p>0,04308</text:p>
          </table:table-cell>
          <table:table-cell office:value-type="float" office:value="0.12074" calcext:value-type="float">
            <text:p>0,12074</text:p>
          </table:table-cell>
          <table:table-cell office:value-type="float" office:value="0.09328" calcext:value-type="float">
            <text:p>0,09328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4645" calcext:value-type="float">
            <text:p>0,04645</text:p>
          </table:table-cell>
          <table:table-cell office:value-type="float" office:value="0.02571" calcext:value-type="float">
            <text:p>0,02571</text:p>
          </table:table-cell>
          <table:table-cell table:number-columns-repeated="3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914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19735" calcext:value-type="float">
            <text:p>0,19735</text:p>
          </table:table-cell>
          <table:table-cell table:number-columns-repeated="5" office:value-type="float" office:value="0.00005" calcext:value-type="float">
            <text:p>0,00005</text:p>
          </table:table-cell>
          <table:table-cell office:value-type="float" office:value="0.06113" calcext:value-type="float">
            <text:p>0,06113</text:p>
          </table:table-cell>
          <table:table-cell table:number-columns-repeated="7" office:value-type="float" office:value="0.00005" calcext:value-type="float">
            <text:p>0,00005</text:p>
          </table:table-cell>
          <table:table-cell office:value-type="float" office:value="0.0688" calcext:value-type="float">
            <text:p>0,0688</text:p>
          </table:table-cell>
          <table:table-cell office:value-type="float" office:value="0.09192" calcext:value-type="float">
            <text:p>0,09192</text:p>
          </table:table-cell>
          <table:table-cell office:value-type="float" office:value="0.35827" calcext:value-type="float">
            <text:p>0,35827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0.03848" calcext:value-type="float">
            <text:p>0,03848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5634" calcext:value-type="float">
            <text:p>0,05634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12678" calcext:value-type="float">
            <text:p>0,12678</text:p>
          </table:table-cell>
        </table:table-row>
        <table:table-row table:style-name="ro1">
          <table:table-cell office:value-type="string" calcext:value-type="string">
            <text:p>article 915</text:p>
          </table:table-cell>
          <table:table-cell table:number-columns-repeated="6" office:value-type="float" office:value="0.00022" calcext:value-type="float">
            <text:p>0,00022</text:p>
          </table:table-cell>
          <table:table-cell office:value-type="float" office:value="0.22137" calcext:value-type="float">
            <text:p>0,22137</text:p>
          </table:table-cell>
          <table:table-cell table:number-columns-repeated="4" office:value-type="float" office:value="0.00022" calcext:value-type="float">
            <text:p>0,00022</text:p>
          </table:table-cell>
          <table:table-cell office:value-type="float" office:value="0.19478" calcext:value-type="float">
            <text:p>0,19478</text:p>
          </table:table-cell>
          <table:table-cell table:number-columns-repeated="3" office:value-type="float" office:value="0.00022" calcext:value-type="float">
            <text:p>0,00022</text:p>
          </table:table-cell>
          <table:table-cell office:value-type="float" office:value="0.47321" calcext:value-type="float">
            <text:p>0,47321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05281" calcext:value-type="float">
            <text:p>0,05281</text:p>
          </table:table-cell>
          <table:table-cell table:number-columns-repeated="5" office:value-type="float" office:value="0.00022" calcext:value-type="float">
            <text:p>0,00022</text:p>
          </table:table-cell>
          <table:table-cell office:value-type="float" office:value="0.0534" calcext:value-type="float">
            <text:p>0,0534</text:p>
          </table:table-cell>
          <table:table-cell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916</text:p>
          </table:table-cell>
          <table:table-cell table:number-columns-repeated="5" office:value-type="float" office:value="0.00019" calcext:value-type="float">
            <text:p>0,00019</text:p>
          </table:table-cell>
          <table:table-cell office:value-type="float" office:value="0.06469" calcext:value-type="float">
            <text:p>0,06469</text:p>
          </table:table-cell>
          <table:table-cell table:number-columns-repeated="9" office:value-type="float" office:value="0.00019" calcext:value-type="float">
            <text:p>0,00019</text:p>
          </table:table-cell>
          <table:table-cell office:value-type="float" office:value="0.91055" calcext:value-type="float">
            <text:p>0,91055</text:p>
          </table:table-cell>
          <table:table-cell table:number-columns-repeated="6" office:value-type="float" office:value="0.00019" calcext:value-type="float">
            <text:p>0,00019</text:p>
          </table:table-cell>
          <table:table-cell office:value-type="float" office:value="0.02067" calcext:value-type="float">
            <text:p>0,02067</text:p>
          </table:table-cell>
          <table:table-cell table:number-columns-repeated="2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917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10754" calcext:value-type="float">
            <text:p>0,10754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2375" calcext:value-type="float">
            <text:p>0,02375</text:p>
          </table:table-cell>
          <table:table-cell office:value-type="float" office:value="0.67416" calcext:value-type="float">
            <text:p>0,67416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1535" calcext:value-type="float">
            <text:p>0,01535</text:p>
          </table:table-cell>
          <table:table-cell office:value-type="float" office:value="0.06797" calcext:value-type="float">
            <text:p>0,06797</text:p>
          </table:table-cell>
          <table:table-cell table:number-columns-repeated="8" office:value-type="float" office:value="0.00012" calcext:value-type="float">
            <text:p>0,00012</text:p>
          </table:table-cell>
          <table:table-cell office:value-type="float" office:value="0.01585" calcext:value-type="float">
            <text:p>0,01585</text:p>
          </table:table-cell>
          <table:table-cell office:value-type="float" office:value="0.06222" calcext:value-type="float">
            <text:p>0,06222</text:p>
          </table:table-cell>
          <table:table-cell table:number-columns-repeated="3" office:value-type="float" office:value="0.00012" calcext:value-type="float">
            <text:p>0,00012</text:p>
          </table:table-cell>
          <table:table-cell office:value-type="float" office:value="0.03115" calcext:value-type="float">
            <text:p>0,03115</text:p>
          </table:table-cell>
          <table:table-cell table:number-columns-repeated="3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918</text:p>
          </table:table-cell>
          <table:table-cell table:number-columns-repeated="9" office:value-type="float" office:value="0.0003" calcext:value-type="float">
            <text:p>0,0003</text:p>
          </table:table-cell>
          <table:table-cell office:value-type="float" office:value="0.02083" calcext:value-type="float">
            <text:p>0,02083</text:p>
          </table:table-cell>
          <table:table-cell table:number-columns-repeated="4" office:value-type="float" office:value="0.0003" calcext:value-type="float">
            <text:p>0,0003</text:p>
          </table:table-cell>
          <table:table-cell office:value-type="float" office:value="0.5873" calcext:value-type="float">
            <text:p>0,5873</text:p>
          </table:table-cell>
          <table:table-cell table:number-columns-repeated="7" office:value-type="float" office:value="0.0003" calcext:value-type="float">
            <text:p>0,0003</text:p>
          </table:table-cell>
          <table:table-cell office:value-type="float" office:value="0.20631" calcext:value-type="float">
            <text:p>0,20631</text:p>
          </table:table-cell>
          <table:table-cell office:value-type="float" office:value="0.17925" calcext:value-type="float">
            <text:p>0,17925</text:p>
          </table:table-cell>
          <table:table-cell office:value-type="float" office:value="0.0003" calcext:value-type="float">
            <text:p>0,0003</text:p>
          </table:table-cell>
        </table:table-row>
        <table:table-row table:style-name="ro1">
          <table:table-cell office:value-type="string" calcext:value-type="string">
            <text:p>article 919</text:p>
          </table:table-cell>
          <table:table-cell table:number-columns-repeated="8" office:value-type="float" office:value="0.00018" calcext:value-type="float">
            <text:p>0,00018</text:p>
          </table:table-cell>
          <table:table-cell office:value-type="float" office:value="0.22873" calcext:value-type="float">
            <text:p>0,22873</text:p>
          </table:table-cell>
          <table:table-cell table:number-columns-repeated="8" office:value-type="float" office:value="0.00018" calcext:value-type="float">
            <text:p>0,00018</text:p>
          </table:table-cell>
          <table:table-cell office:value-type="float" office:value="0.45701" calcext:value-type="float">
            <text:p>0,45701</text:p>
          </table:table-cell>
          <table:table-cell office:value-type="float" office:value="0.23824" calcext:value-type="float">
            <text:p>0,23824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7223" calcext:value-type="float">
            <text:p>0,07223</text:p>
          </table:table-cell>
          <table:table-cell table:number-columns-repeated="4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920</text:p>
          </table:table-cell>
          <table:table-cell table:number-columns-repeated="11" office:value-type="float" office:value="0.00022" calcext:value-type="float">
            <text:p>0,00022</text:p>
          </table:table-cell>
          <table:table-cell office:value-type="float" office:value="0.13374" calcext:value-type="float">
            <text:p>0,13374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22552" calcext:value-type="float">
            <text:p>0,22552</text:p>
          </table:table-cell>
          <table:table-cell table:number-columns-repeated="3" office:value-type="float" office:value="0.00022" calcext:value-type="float">
            <text:p>0,00022</text:p>
          </table:table-cell>
          <table:table-cell office:value-type="float" office:value="0.5814" calcext:value-type="float">
            <text:p>0,5814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05462" calcext:value-type="float">
            <text:p>0,05462</text:p>
          </table:table-cell>
          <table:table-cell table:number-columns-repeated="3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921</text:p>
          </table:table-cell>
          <table:table-cell table:number-columns-repeated="2" office:value-type="float" office:value="0.00006" calcext:value-type="float">
            <text:p>0,00006</text:p>
          </table:table-cell>
          <table:table-cell office:value-type="float" office:value="0.75087" calcext:value-type="float">
            <text:p>0,75087</text:p>
          </table:table-cell>
          <table:table-cell table:number-columns-repeated="6" office:value-type="float" office:value="0.00006" calcext:value-type="float">
            <text:p>0,00006</text:p>
          </table:table-cell>
          <table:table-cell office:value-type="float" office:value="0.00414" calcext:value-type="float">
            <text:p>0,00414</text:p>
          </table:table-cell>
          <table:table-cell office:value-type="float" office:value="0.16823" calcext:value-type="float">
            <text:p>0,16823</text:p>
          </table:table-cell>
          <table:table-cell table:number-columns-repeated="8" office:value-type="float" office:value="0.00006" calcext:value-type="float">
            <text:p>0,00006</text:p>
          </table:table-cell>
          <table:table-cell office:value-type="float" office:value="0.07544" calcext:value-type="float">
            <text:p>0,07544</text:p>
          </table:table-cell>
          <table:table-cell table:number-columns-repeated="5" office:value-type="float" office:value="0.00006" calcext:value-type="float">
            <text:p>0,00006</text:p>
          </table:table-cell>
        </table:table-row>
        <table:table-row table:style-name="ro1">
          <table:table-cell office:value-type="string" calcext:value-type="string">
            <text:p>article 922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04685" calcext:value-type="float">
            <text:p>0,04685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77677" calcext:value-type="float">
            <text:p>0,77677</text:p>
          </table:table-cell>
          <table:table-cell table:number-columns-repeated="10" office:value-type="float" office:value="0.00013" calcext:value-type="float">
            <text:p>0,00013</text:p>
          </table:table-cell>
          <table:table-cell office:value-type="float" office:value="0.10701" calcext:value-type="float">
            <text:p>0,10701</text:p>
          </table:table-cell>
          <table:table-cell table:number-columns-repeated="5" office:value-type="float" office:value="0.00013" calcext:value-type="float">
            <text:p>0,00013</text:p>
          </table:table-cell>
          <table:table-cell office:value-type="float" office:value="0.06656" calcext:value-type="float">
            <text:p>0,06656</text:p>
          </table:table-cell>
          <table:table-cell table:number-columns-repeated="3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923</text:p>
          </table:table-cell>
          <table:table-cell office:value-type="float" office:value="0.15475" calcext:value-type="float">
            <text:p>0,15475</text:p>
          </table:table-cell>
          <table:table-cell table:number-columns-repeated="4" office:value-type="float" office:value="0.00073" calcext:value-type="float">
            <text:p>0,00073</text:p>
          </table:table-cell>
          <table:table-cell office:value-type="float" office:value="0.0423" calcext:value-type="float">
            <text:p>0,0423</text:p>
          </table:table-cell>
          <table:table-cell office:value-type="float" office:value="0.19841" calcext:value-type="float">
            <text:p>0,19841</text:p>
          </table:table-cell>
          <table:table-cell table:number-columns-repeated="3" office:value-type="float" office:value="0.00073" calcext:value-type="float">
            <text:p>0,00073</text:p>
          </table:table-cell>
          <table:table-cell office:value-type="float" office:value="0.33635" calcext:value-type="float">
            <text:p>0,33635</text:p>
          </table:table-cell>
          <table:table-cell table:number-columns-repeated="12" office:value-type="float" office:value="0.00073" calcext:value-type="float">
            <text:p>0,00073</text:p>
          </table:table-cell>
          <table:table-cell office:value-type="float" office:value="0.25364" calcext:value-type="float">
            <text:p>0,25364</text:p>
          </table:table-cell>
          <table:table-cell office:value-type="float" office:value="0.00073" calcext:value-type="float">
            <text:p>0,00073</text:p>
          </table:table-cell>
        </table:table-row>
        <table:table-row table:style-name="ro1">
          <table:table-cell office:value-type="string" calcext:value-type="string">
            <text:p>article 924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5381" calcext:value-type="float">
            <text:p>0,05381</text:p>
          </table:table-cell>
          <table:table-cell office:value-type="float" office:value="0.31319" calcext:value-type="float">
            <text:p>0,31319</text:p>
          </table:table-cell>
          <table:table-cell table:number-columns-repeated="8" office:value-type="float" office:value="0.00017" calcext:value-type="float">
            <text:p>0,00017</text:p>
          </table:table-cell>
          <table:table-cell office:value-type="float" office:value="0.18466" calcext:value-type="float">
            <text:p>0,18466</text:p>
          </table:table-cell>
          <table:table-cell office:value-type="float" office:value="0.05491" calcext:value-type="float">
            <text:p>0,05491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841" calcext:value-type="float">
            <text:p>0,0841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30615" calcext:value-type="float">
            <text:p>0,30615</text:p>
          </table:table-cell>
          <table:table-cell table:number-columns-repeated="6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925</text:p>
          </table:table-cell>
          <table:table-cell table:number-columns-repeated="6" office:value-type="float" office:value="0.00083" calcext:value-type="float">
            <text:p>0,00083</text:p>
          </table:table-cell>
          <table:table-cell office:value-type="float" office:value="0.13238" calcext:value-type="float">
            <text:p>0,13238</text:p>
          </table:table-cell>
          <table:table-cell table:number-columns-repeated="7" office:value-type="float" office:value="0.00083" calcext:value-type="float">
            <text:p>0,00083</text:p>
          </table:table-cell>
          <table:table-cell office:value-type="float" office:value="0.13243" calcext:value-type="float">
            <text:p>0,13243</text:p>
          </table:table-cell>
          <table:table-cell table:number-columns-repeated="3" office:value-type="float" office:value="0.00083" calcext:value-type="float">
            <text:p>0,00083</text:p>
          </table:table-cell>
          <table:table-cell office:value-type="float" office:value="0.28348" calcext:value-type="float">
            <text:p>0,28348</text:p>
          </table:table-cell>
          <table:table-cell office:value-type="float" office:value="0.31046" calcext:value-type="float">
            <text:p>0,31046</text:p>
          </table:table-cell>
          <table:table-cell table:number-columns-repeated="3" office:value-type="float" office:value="0.00083" calcext:value-type="float">
            <text:p>0,00083</text:p>
          </table:table-cell>
          <table:table-cell office:value-type="float" office:value="0.12458" calcext:value-type="float">
            <text:p>0,12458</text:p>
          </table:table-cell>
          <table:table-cell office:value-type="float" office:value="0.00083" calcext:value-type="float">
            <text:p>0,00083</text:p>
          </table:table-cell>
        </table:table-row>
        <table:table-row table:style-name="ro1">
          <table:table-cell office:value-type="string" calcext:value-type="string">
            <text:p>article 926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09051" calcext:value-type="float">
            <text:p>0,09051</text:p>
          </table:table-cell>
          <table:table-cell table:number-columns-repeated="7" office:value-type="float" office:value="0.00013" calcext:value-type="float">
            <text:p>0,00013</text:p>
          </table:table-cell>
          <table:table-cell office:value-type="float" office:value="0.33006" calcext:value-type="float">
            <text:p>0,33006</text:p>
          </table:table-cell>
          <table:table-cell office:value-type="float" office:value="0.05712" calcext:value-type="float">
            <text:p>0,05712</text:p>
          </table:table-cell>
          <table:table-cell table:number-columns-repeated="8" office:value-type="float" office:value="0.00013" calcext:value-type="float">
            <text:p>0,00013</text:p>
          </table:table-cell>
          <table:table-cell office:value-type="float" office:value="0.32176" calcext:value-type="float">
            <text:p>0,32176</text:p>
          </table:table-cell>
          <table:table-cell office:value-type="float" office:value="0.16096" calcext:value-type="float">
            <text:p>0,16096</text:p>
          </table:table-cell>
          <table:table-cell office:value-type="float" office:value="0.03706" calcext:value-type="float">
            <text:p>0,03706</text:p>
          </table:table-cell>
          <table:table-cell table:number-columns-repeated="2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927</text:p>
          </table:table-cell>
          <table:table-cell table:number-columns-repeated="7" office:value-type="float" office:value="0.00029" calcext:value-type="float">
            <text:p>0,00029</text:p>
          </table:table-cell>
          <table:table-cell office:value-type="float" office:value="0.03293" calcext:value-type="float">
            <text:p>0,03293</text:p>
          </table:table-cell>
          <table:table-cell office:value-type="float" office:value="0.00029" calcext:value-type="float">
            <text:p>0,00029</text:p>
          </table:table-cell>
          <table:table-cell office:value-type="float" office:value="0.09914" calcext:value-type="float">
            <text:p>0,09914</text:p>
          </table:table-cell>
          <table:table-cell table:number-columns-repeated="12" office:value-type="float" office:value="0.00029" calcext:value-type="float">
            <text:p>0,00029</text:p>
          </table:table-cell>
          <table:table-cell office:value-type="float" office:value="0.76411" calcext:value-type="float">
            <text:p>0,76411</text:p>
          </table:table-cell>
          <table:table-cell office:value-type="float" office:value="0.09778" calcext:value-type="float">
            <text:p>0,09778</text:p>
          </table:table-cell>
          <table:table-cell office:value-type="float" office:value="0.00029" calcext:value-type="float">
            <text:p>0,00029</text:p>
          </table:table-cell>
        </table:table-row>
        <table:table-row table:style-name="ro1">
          <table:table-cell office:value-type="string" calcext:value-type="string">
            <text:p>article 928</text:p>
          </table:table-cell>
          <table:table-cell table:number-columns-repeated="7" office:value-type="float" office:value="0.00023" calcext:value-type="float">
            <text:p>0,00023</text:p>
          </table:table-cell>
          <table:table-cell office:value-type="float" office:value="0.35895" calcext:value-type="float">
            <text:p>0,35895</text:p>
          </table:table-cell>
          <table:table-cell office:value-type="float" office:value="0.03626" calcext:value-type="float">
            <text:p>0,03626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14076" calcext:value-type="float">
            <text:p>0,14076</text:p>
          </table:table-cell>
          <table:table-cell office:value-type="float" office:value="0.0767" calcext:value-type="float">
            <text:p>0,0767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06571" calcext:value-type="float">
            <text:p>0,06571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11859" calcext:value-type="float">
            <text:p>0,11859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5941" calcext:value-type="float">
            <text:p>0,05941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13972" calcext:value-type="float">
            <text:p>0,13972</text:p>
          </table:table-cell>
          <table:table-cell table:number-columns-repeated="2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929</text:p>
          </table:table-cell>
          <table:table-cell table:number-columns-repeated="8" office:value-type="float" office:value="0.00016" calcext:value-type="float">
            <text:p>0,00016</text:p>
          </table:table-cell>
          <table:table-cell office:value-type="float" office:value="0.00699" calcext:value-type="float">
            <text:p>0,00699</text:p>
          </table:table-cell>
          <table:table-cell table:number-columns-repeated="5" office:value-type="float" office:value="0.00016" calcext:value-type="float">
            <text:p>0,00016</text:p>
          </table:table-cell>
          <table:table-cell office:value-type="float" office:value="0.34701" calcext:value-type="float">
            <text:p>0,34701</text:p>
          </table:table-cell>
          <table:table-cell table:number-columns-repeated="6" office:value-type="float" office:value="0.00016" calcext:value-type="float">
            <text:p>0,00016</text:p>
          </table:table-cell>
          <table:table-cell office:value-type="float" office:value="0.57311" calcext:value-type="float">
            <text:p>0,57311</text:p>
          </table:table-cell>
          <table:table-cell office:value-type="float" office:value="0.06959" calcext:value-type="float">
            <text:p>0,06959</text:p>
          </table:table-cell>
          <table:table-cell table:number-columns-repeated="2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930</text:p>
          </table:table-cell>
          <table:table-cell office:value-type="float" office:value="0.12886" calcext:value-type="float">
            <text:p>0,12886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05954" calcext:value-type="float">
            <text:p>0,05954</text:p>
          </table:table-cell>
          <table:table-cell office:value-type="float" office:value="0.01756" calcext:value-type="float">
            <text:p>0,01756</text:p>
          </table:table-cell>
          <table:table-cell office:value-type="float" office:value="0.03071" calcext:value-type="float">
            <text:p>0,03071</text:p>
          </table:table-cell>
          <table:table-cell table:number-columns-repeated="12" office:value-type="float" office:value="0.00022" calcext:value-type="float">
            <text:p>0,00022</text:p>
          </table:table-cell>
          <table:table-cell office:value-type="float" office:value="0.67915" calcext:value-type="float">
            <text:p>0,67915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07996" calcext:value-type="float">
            <text:p>0,07996</text:p>
          </table:table-cell>
          <table:table-cell table:number-columns-repeated="5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931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22005" calcext:value-type="float">
            <text:p>0,22005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08586" calcext:value-type="float">
            <text:p>0,08586</text:p>
          </table:table-cell>
          <table:table-cell table:number-columns-repeated="13" office:value-type="float" office:value="0.00028" calcext:value-type="float">
            <text:p>0,00028</text:p>
          </table:table-cell>
          <table:table-cell office:value-type="float" office:value="0.44344" calcext:value-type="float">
            <text:p>0,44344</text:p>
          </table:table-cell>
          <table:table-cell office:value-type="float" office:value="0.11788" calcext:value-type="float">
            <text:p>0,11788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12725" calcext:value-type="float">
            <text:p>0,12725</text:p>
          </table:table-cell>
          <table:table-cell table:number-columns-repeated="4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article 932</text:p>
          </table:table-cell>
          <table:table-cell table:number-columns-repeated="5" office:value-type="float" office:value="0.00016" calcext:value-type="float">
            <text:p>0,00016</text:p>
          </table:table-cell>
          <table:table-cell office:value-type="float" office:value="0.15886" calcext:value-type="float">
            <text:p>0,15886</text:p>
          </table:table-cell>
          <table:table-cell office:value-type="float" office:value="0.06721" calcext:value-type="float">
            <text:p>0,06721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22" calcext:value-type="float">
            <text:p>0,22</text:p>
          </table:table-cell>
          <table:table-cell table:number-columns-repeated="5" office:value-type="float" office:value="0.00016" calcext:value-type="float">
            <text:p>0,00016</text:p>
          </table:table-cell>
          <table:table-cell office:value-type="float" office:value="0.08074" calcext:value-type="float">
            <text:p>0,08074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24159" calcext:value-type="float">
            <text:p>0,24159</text:p>
          </table:table-cell>
          <table:table-cell table:number-columns-repeated="5" office:value-type="float" office:value="0.00016" calcext:value-type="float">
            <text:p>0,00016</text:p>
          </table:table-cell>
          <table:table-cell office:value-type="float" office:value="0.22862" calcext:value-type="float">
            <text:p>0,22862</text:p>
          </table:table-cell>
        </table:table-row>
        <table:table-row table:style-name="ro1">
          <table:table-cell office:value-type="string" calcext:value-type="string">
            <text:p>article 933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22109" calcext:value-type="float">
            <text:p>0,22109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10138" calcext:value-type="float">
            <text:p>0,10138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17895" calcext:value-type="float">
            <text:p>0,17895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13805" calcext:value-type="float">
            <text:p>0,13805</text:p>
          </table:table-cell>
          <table:table-cell office:value-type="float" office:value="0.13717" calcext:value-type="float">
            <text:p>0,13717</text:p>
          </table:table-cell>
          <table:table-cell table:number-columns-repeated="5" office:value-type="float" office:value="0.00015" calcext:value-type="float">
            <text:p>0,00015</text:p>
          </table:table-cell>
          <table:table-cell office:value-type="float" office:value="0.16856" calcext:value-type="float">
            <text:p>0,16856</text:p>
          </table:table-cell>
          <table:table-cell office:value-type="float" office:value="0.05205" calcext:value-type="float">
            <text:p>0,05205</text:p>
          </table:table-cell>
          <table:table-cell table:number-columns-repeated="6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934</text:p>
          </table:table-cell>
          <table:table-cell office:value-type="float" office:value="0.02126" calcext:value-type="float">
            <text:p>0,02126</text:p>
          </table:table-cell>
          <table:table-cell table:number-columns-repeated="9" office:value-type="float" office:value="0.00014" calcext:value-type="float">
            <text:p>0,00014</text:p>
          </table:table-cell>
          <table:table-cell office:value-type="float" office:value="0.73727" calcext:value-type="float">
            <text:p>0,73727</text:p>
          </table:table-cell>
          <table:table-cell office:value-type="float" office:value="0.03548" calcext:value-type="float">
            <text:p>0,03548</text:p>
          </table:table-cell>
          <table:table-cell table:number-columns-repeated="3" office:value-type="float" office:value="0.00014" calcext:value-type="float">
            <text:p>0,00014</text:p>
          </table:table-cell>
          <table:table-cell office:value-type="float" office:value="0.09365" calcext:value-type="float">
            <text:p>0,09365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10957" calcext:value-type="float">
            <text:p>0,10957</text:p>
          </table:table-cell>
          <table:table-cell table:number-columns-repeated="7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article 935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13896" calcext:value-type="float">
            <text:p>0,13896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24021" calcext:value-type="float">
            <text:p>0,24021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42194" calcext:value-type="float">
            <text:p>0,42194</text:p>
          </table:table-cell>
          <table:table-cell table:number-columns-repeated="7" office:value-type="float" office:value="0.00017" calcext:value-type="float">
            <text:p>0,00017</text:p>
          </table:table-cell>
          <table:table-cell office:value-type="float" office:value="0.19526" calcext:value-type="float">
            <text:p>0,19526</text:p>
          </table:table-cell>
          <table:table-cell table:number-columns-repeated="6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936</text:p>
          </table:table-cell>
          <table:table-cell table:number-columns-repeated="11" office:value-type="float" office:value="0.00016" calcext:value-type="float">
            <text:p>0,00016</text:p>
          </table:table-cell>
          <table:table-cell office:value-type="float" office:value="0.2148" calcext:value-type="float">
            <text:p>0,2148</text:p>
          </table:table-cell>
          <table:table-cell office:value-type="float" office:value="0.2153" calcext:value-type="float">
            <text:p>0,2153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16451" calcext:value-type="float">
            <text:p>0,16451</text:p>
          </table:table-cell>
          <table:table-cell table:number-columns-repeated="5" office:value-type="float" office:value="0.00016" calcext:value-type="float">
            <text:p>0,00016</text:p>
          </table:table-cell>
          <table:table-cell office:value-type="float" office:value="0.34683" calcext:value-type="float">
            <text:p>0,34683</text:p>
          </table:table-cell>
          <table:table-cell office:value-type="float" office:value="0.05537" calcext:value-type="float">
            <text:p>0,05537</text:p>
          </table:table-cell>
          <table:table-cell table:number-columns-repeated="3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937</text:p>
          </table:table-cell>
          <table:table-cell table:number-columns-repeated="6" office:value-type="float" office:value="0.00021" calcext:value-type="float">
            <text:p>0,00021</text:p>
          </table:table-cell>
          <table:table-cell office:value-type="float" office:value="0.10665" calcext:value-type="float">
            <text:p>0,10665</text:p>
          </table:table-cell>
          <table:table-cell table:number-columns-repeated="7" office:value-type="float" office:value="0.00021" calcext:value-type="float">
            <text:p>0,00021</text:p>
          </table:table-cell>
          <table:table-cell office:value-type="float" office:value="0.08762" calcext:value-type="float">
            <text:p>0,08762</text:p>
          </table:table-cell>
          <table:table-cell table:number-columns-repeated="4" office:value-type="float" office:value="0.00021" calcext:value-type="float">
            <text:p>0,00021</text:p>
          </table:table-cell>
          <table:table-cell office:value-type="float" office:value="0.46228" calcext:value-type="float">
            <text:p>0,46228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24252" calcext:value-type="float">
            <text:p>0,24252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9667" calcext:value-type="float">
            <text:p>0,09667</text:p>
          </table:table-cell>
        </table:table-row>
        <table:table-row table:style-name="ro1">
          <table:table-cell office:value-type="string" calcext:value-type="string">
            <text:p>article 938</text:p>
          </table:table-cell>
          <table:table-cell table:number-columns-repeated="5" office:value-type="float" office:value="0.00019" calcext:value-type="float">
            <text:p>0,00019</text:p>
          </table:table-cell>
          <table:table-cell office:value-type="float" office:value="0.40381" calcext:value-type="float">
            <text:p>0,40381</text:p>
          </table:table-cell>
          <table:table-cell table:number-columns-repeated="8" office:value-type="float" office:value="0.00019" calcext:value-type="float">
            <text:p>0,00019</text:p>
          </table:table-cell>
          <table:table-cell office:value-type="float" office:value="0.34799" calcext:value-type="float">
            <text:p>0,34799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24403" calcext:value-type="float">
            <text:p>0,24403</text:p>
          </table:table-cell>
          <table:table-cell table:number-columns-repeated="6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939</text:p>
          </table:table-cell>
          <table:table-cell table:number-columns-repeated="3" office:value-type="float" office:value="0.00037" calcext:value-type="float">
            <text:p>0,00037</text:p>
          </table:table-cell>
          <table:table-cell office:value-type="float" office:value="0.77973" calcext:value-type="float">
            <text:p>0,77973</text:p>
          </table:table-cell>
          <table:table-cell table:number-columns-repeated="2" office:value-type="float" office:value="0.00037" calcext:value-type="float">
            <text:p>0,00037</text:p>
          </table:table-cell>
          <table:table-cell office:value-type="float" office:value="0.02085" calcext:value-type="float">
            <text:p>0,02085</text:p>
          </table:table-cell>
          <table:table-cell table:number-columns-repeated="2" office:value-type="float" office:value="0.00037" calcext:value-type="float">
            <text:p>0,00037</text:p>
          </table:table-cell>
          <table:table-cell office:value-type="float" office:value="0.1286" calcext:value-type="float">
            <text:p>0,1286</text:p>
          </table:table-cell>
          <table:table-cell table:number-columns-repeated="3" office:value-type="float" office:value="0.00037" calcext:value-type="float">
            <text:p>0,00037</text:p>
          </table:table-cell>
          <table:table-cell office:value-type="float" office:value="0.06304" calcext:value-type="float">
            <text:p>0,06304</text:p>
          </table:table-cell>
          <table:table-cell table:number-columns-repeated="11" office:value-type="float" office:value="0.00037" calcext:value-type="float">
            <text:p>0,00037</text:p>
          </table:table-cell>
        </table:table-row>
        <table:table-row table:style-name="ro1">
          <table:table-cell office:value-type="string" calcext:value-type="string">
            <text:p>article 940</text:p>
          </table:table-cell>
          <table:table-cell office:value-type="float" office:value="0.30618" calcext:value-type="float">
            <text:p>0,30618</text:p>
          </table:table-cell>
          <table:table-cell office:value-type="float" office:value="0.13932" calcext:value-type="float">
            <text:p>0,13932</text:p>
          </table:table-cell>
          <table:table-cell office:value-type="float" office:value="0.05696" calcext:value-type="float">
            <text:p>0,05696</text:p>
          </table:table-cell>
          <table:table-cell office:value-type="float" office:value="0.19755" calcext:value-type="float">
            <text:p>0,19755</text:p>
          </table:table-cell>
          <table:table-cell table:number-columns-repeated="7" office:value-type="float" office:value="0.00013" calcext:value-type="float">
            <text:p>0,00013</text:p>
          </table:table-cell>
          <table:table-cell office:value-type="float" office:value="0.08673" calcext:value-type="float">
            <text:p>0,08673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4921" calcext:value-type="float">
            <text:p>0,04921</text:p>
          </table:table-cell>
          <table:table-cell table:number-columns-repeated="5" office:value-type="float" office:value="0.00013" calcext:value-type="float">
            <text:p>0,00013</text:p>
          </table:table-cell>
          <table:table-cell office:value-type="float" office:value="0.11158" calcext:value-type="float">
            <text:p>0,11158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05033" calcext:value-type="float">
            <text:p>0,05033</text:p>
          </table:table-cell>
          <table:table-cell table:number-columns-repeated="2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941</text:p>
          </table:table-cell>
          <table:table-cell table:number-columns-repeated="4" office:value-type="float" office:value="0.00018" calcext:value-type="float">
            <text:p>0,00018</text:p>
          </table:table-cell>
          <table:table-cell office:value-type="float" office:value="0.05432" calcext:value-type="float">
            <text:p>0,05432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07705" calcext:value-type="float">
            <text:p>0,07705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2503" calcext:value-type="float">
            <text:p>0,2503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46803" calcext:value-type="float">
            <text:p>0,46803</text:p>
          </table:table-cell>
          <table:table-cell table:number-columns-repeated="7" office:value-type="float" office:value="0.00018" calcext:value-type="float">
            <text:p>0,00018</text:p>
          </table:table-cell>
          <table:table-cell office:value-type="float" office:value="0.14666" calcext:value-type="float">
            <text:p>0,14666</text:p>
          </table:table-cell>
          <table:table-cell table:number-columns-repeated="2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942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34842" calcext:value-type="float">
            <text:p>0,34842</text:p>
          </table:table-cell>
          <table:table-cell table:number-columns-repeated="3" office:value-type="float" office:value="0.0001" calcext:value-type="float">
            <text:p>0,0001</text:p>
          </table:table-cell>
          <table:table-cell office:value-type="float" office:value="0.04232" calcext:value-type="float">
            <text:p>0,04232</text:p>
          </table:table-cell>
          <table:table-cell table:number-columns-repeated="3" office:value-type="float" office:value="0.0001" calcext:value-type="float">
            <text:p>0,0001</text:p>
          </table:table-cell>
          <table:table-cell office:value-type="float" office:value="0.04957" calcext:value-type="float">
            <text:p>0,04957</text:p>
          </table:table-cell>
          <table:table-cell office:value-type="float" office:value="0.04977" calcext:value-type="float">
            <text:p>0,04977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2788" calcext:value-type="float">
            <text:p>0,02788</text:p>
          </table:table-cell>
          <table:table-cell office:value-type="float" office:value="0.21124" calcext:value-type="float">
            <text:p>0,21124</text:p>
          </table:table-cell>
          <table:table-cell table:number-columns-repeated="5" office:value-type="float" office:value="0.0001" calcext:value-type="float">
            <text:p>0,0001</text:p>
          </table:table-cell>
          <table:table-cell office:value-type="float" office:value="0.19688" calcext:value-type="float">
            <text:p>0,19688</text:p>
          </table:table-cell>
          <table:table-cell office:value-type="float" office:value="0.05021" calcext:value-type="float">
            <text:p>0,05021</text:p>
          </table:table-cell>
          <table:table-cell office:value-type="float" office:value="0.02217" calcext:value-type="float">
            <text:p>0,02217</text:p>
          </table:table-cell>
          <table:table-cell table:number-columns-repeated="2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article 943</text:p>
          </table:table-cell>
          <table:table-cell table:number-columns-repeated="4" office:value-type="float" office:value="0.00018" calcext:value-type="float">
            <text:p>0,00018</text:p>
          </table:table-cell>
          <table:table-cell office:value-type="float" office:value="0.12838" calcext:value-type="float">
            <text:p>0,12838</text:p>
          </table:table-cell>
          <table:table-cell office:value-type="float" office:value="0.22586" calcext:value-type="float">
            <text:p>0,22586</text:p>
          </table:table-cell>
          <table:table-cell table:number-columns-repeated="10" office:value-type="float" office:value="0.00018" calcext:value-type="float">
            <text:p>0,00018</text:p>
          </table:table-cell>
          <table:table-cell office:value-type="float" office:value="0.00792" calcext:value-type="float">
            <text:p>0,00792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32142" calcext:value-type="float">
            <text:p>0,32142</text:p>
          </table:table-cell>
          <table:table-cell office:value-type="float" office:value="0.0972" calcext:value-type="float">
            <text:p>0,0972</text:p>
          </table:table-cell>
          <table:table-cell office:value-type="float" office:value="0.10056" calcext:value-type="float">
            <text:p>0,10056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9252" calcext:value-type="float">
            <text:p>0,09252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2311" calcext:value-type="float">
            <text:p>0,02311</text:p>
          </table:table-cell>
        </table:table-row>
        <table:table-row table:style-name="ro1">
          <table:table-cell office:value-type="string" calcext:value-type="string">
            <text:p>article 944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6067" calcext:value-type="float">
            <text:p>0,06067</text:p>
          </table:table-cell>
          <table:table-cell office:value-type="float" office:value="0.02912" calcext:value-type="float">
            <text:p>0,02912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62433" calcext:value-type="float">
            <text:p>0,62433</text:p>
          </table:table-cell>
          <table:table-cell table:number-columns-repeated="5" office:value-type="float" office:value="0.00015" calcext:value-type="float">
            <text:p>0,00015</text:p>
          </table:table-cell>
          <table:table-cell office:value-type="float" office:value="0.17509" calcext:value-type="float">
            <text:p>0,17509</text:p>
          </table:table-cell>
          <table:table-cell table:number-columns-repeated="6" office:value-type="float" office:value="0.00015" calcext:value-type="float">
            <text:p>0,00015</text:p>
          </table:table-cell>
          <table:table-cell office:value-type="float" office:value="0.10784" calcext:value-type="float">
            <text:p>0,10784</text:p>
          </table:table-cell>
          <table:table-cell table:number-columns-repeated="7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945</text:p>
          </table:table-cell>
          <table:table-cell table:number-columns-repeated="5" office:value-type="float" office:value="0.00018" calcext:value-type="float">
            <text:p>0,00018</text:p>
          </table:table-cell>
          <table:table-cell office:value-type="float" office:value="0.34094" calcext:value-type="float">
            <text:p>0,34094</text:p>
          </table:table-cell>
          <table:table-cell office:value-type="float" office:value="0.52051" calcext:value-type="float">
            <text:p>0,52051</text:p>
          </table:table-cell>
          <table:table-cell table:number-columns-repeated="11" office:value-type="float" office:value="0.00018" calcext:value-type="float">
            <text:p>0,00018</text:p>
          </table:table-cell>
          <table:table-cell office:value-type="float" office:value="0.13469" calcext:value-type="float">
            <text:p>0,13469</text:p>
          </table:table-cell>
          <table:table-cell table:number-columns-repeated="6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946</text:p>
          </table:table-cell>
          <table:table-cell table:number-columns-repeated="2" office:value-type="float" office:value="0.00026" calcext:value-type="float">
            <text:p>0,00026</text:p>
          </table:table-cell>
          <table:table-cell office:value-type="float" office:value="0.15247" calcext:value-type="float">
            <text:p>0,15247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9322" calcext:value-type="float">
            <text:p>0,09322</text:p>
          </table:table-cell>
          <table:table-cell office:value-type="float" office:value="0.07994" calcext:value-type="float">
            <text:p>0,07994</text:p>
          </table:table-cell>
          <table:table-cell table:number-columns-repeated="11" office:value-type="float" office:value="0.00026" calcext:value-type="float">
            <text:p>0,00026</text:p>
          </table:table-cell>
          <table:table-cell office:value-type="float" office:value="0.66892" calcext:value-type="float">
            <text:p>0,66892</text:p>
          </table:table-cell>
          <table:table-cell table:number-columns-repeated="7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947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3548" calcext:value-type="float">
            <text:p>0,03548</text:p>
          </table:table-cell>
          <table:table-cell table:number-columns-repeated="5" office:value-type="float" office:value="0.00017" calcext:value-type="float">
            <text:p>0,00017</text:p>
          </table:table-cell>
          <table:table-cell office:value-type="float" office:value="0.08427" calcext:value-type="float">
            <text:p>0,08427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13012" calcext:value-type="float">
            <text:p>0,13012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544" calcext:value-type="float">
            <text:p>0,0544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30798" calcext:value-type="float">
            <text:p>0,30798</text:p>
          </table:table-cell>
          <table:table-cell office:value-type="float" office:value="0.04175" calcext:value-type="float">
            <text:p>0,04175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34298" calcext:value-type="float">
            <text:p>0,34298</text:p>
          </table:table-cell>
          <table:table-cell table:number-columns-repeated="4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948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17373" calcext:value-type="float">
            <text:p>0,17373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8154" calcext:value-type="float">
            <text:p>0,08154</text:p>
          </table:table-cell>
          <table:table-cell table:number-columns-repeated="3" office:value-type="float" office:value="0.00006" calcext:value-type="float">
            <text:p>0,00006</text:p>
          </table:table-cell>
          <table:table-cell office:value-type="float" office:value="0.01728" calcext:value-type="float">
            <text:p>0,01728</text:p>
          </table:table-cell>
          <table:table-cell table:number-columns-repeated="2" office:value-type="float" office:value="0.00006" calcext:value-type="float">
            <text:p>0,00006</text:p>
          </table:table-cell>
          <table:table-cell office:value-type="float" office:value="0.59634" calcext:value-type="float">
            <text:p>0,59634</text:p>
          </table:table-cell>
          <table:table-cell table:number-columns-repeated="2" office:value-type="float" office:value="0.00006" calcext:value-type="float">
            <text:p>0,00006</text:p>
          </table:table-cell>
          <table:table-cell office:value-type="float" office:value="0.11927" calcext:value-type="float">
            <text:p>0,11927</text:p>
          </table:table-cell>
          <table:table-cell table:number-columns-repeated="3" office:value-type="float" office:value="0.00006" calcext:value-type="float">
            <text:p>0,00006</text:p>
          </table:table-cell>
          <table:table-cell office:value-type="float" office:value="0.01075" calcext:value-type="float">
            <text:p>0,01075</text:p>
          </table:table-cell>
          <table:table-cell table:number-columns-repeated="7" office:value-type="float" office:value="0.00006" calcext:value-type="float">
            <text:p>0,00006</text:p>
          </table:table-cell>
        </table:table-row>
        <table:table-row table:style-name="ro1">
          <table:table-cell office:value-type="string" calcext:value-type="string">
            <text:p>article 949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5273" calcext:value-type="float">
            <text:p>0,05273</text:p>
          </table:table-cell>
          <table:table-cell table:number-columns-repeated="5" office:value-type="float" office:value="0.00018" calcext:value-type="float">
            <text:p>0,00018</text:p>
          </table:table-cell>
          <table:table-cell office:value-type="float" office:value="0.18245" calcext:value-type="float">
            <text:p>0,18245</text:p>
          </table:table-cell>
          <table:table-cell table:number-columns-repeated="5" office:value-type="float" office:value="0.00018" calcext:value-type="float">
            <text:p>0,00018</text:p>
          </table:table-cell>
          <table:table-cell office:value-type="float" office:value="0.12309" calcext:value-type="float">
            <text:p>0,12309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63802" calcext:value-type="float">
            <text:p>0,63802</text:p>
          </table:table-cell>
          <table:table-cell table:number-columns-repeated="7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950</text:p>
          </table:table-cell>
          <table:table-cell table:number-columns-repeated="10" office:value-type="float" office:value="0.00026" calcext:value-type="float">
            <text:p>0,00026</text:p>
          </table:table-cell>
          <table:table-cell office:value-type="float" office:value="0.10229" calcext:value-type="float">
            <text:p>0,10229</text:p>
          </table:table-cell>
          <table:table-cell table:number-columns-repeated="3" office:value-type="float" office:value="0.00026" calcext:value-type="float">
            <text:p>0,00026</text:p>
          </table:table-cell>
          <table:table-cell office:value-type="float" office:value="0.89169" calcext:value-type="float">
            <text:p>0,89169</text:p>
          </table:table-cell>
          <table:table-cell table:number-columns-repeated="10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951</text:p>
          </table:table-cell>
          <table:table-cell office:value-type="float" office:value="0.36321" calcext:value-type="float">
            <text:p>0,36321</text:p>
          </table:table-cell>
          <table:table-cell table:number-columns-repeated="5" office:value-type="float" office:value="0.00019" calcext:value-type="float">
            <text:p>0,00019</text:p>
          </table:table-cell>
          <table:table-cell office:value-type="float" office:value="0.09651" calcext:value-type="float">
            <text:p>0,09651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27686" calcext:value-type="float">
            <text:p>0,27686</text:p>
          </table:table-cell>
          <table:table-cell office:value-type="float" office:value="0.07631" calcext:value-type="float">
            <text:p>0,07631</text:p>
          </table:table-cell>
          <table:table-cell table:number-columns-repeated="5" office:value-type="float" office:value="0.00019" calcext:value-type="float">
            <text:p>0,00019</text:p>
          </table:table-cell>
          <table:table-cell office:value-type="float" office:value="0.18334" calcext:value-type="float">
            <text:p>0,18334</text:p>
          </table:table-cell>
          <table:table-cell table:number-columns-repeated="7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952</text:p>
          </table:table-cell>
          <table:table-cell table:number-columns-repeated="2" office:value-type="float" office:value="0.00035" calcext:value-type="float">
            <text:p>0,00035</text:p>
          </table:table-cell>
          <table:table-cell office:value-type="float" office:value="0.04787" calcext:value-type="float">
            <text:p>0,04787</text:p>
          </table:table-cell>
          <table:table-cell table:number-columns-repeated="3" office:value-type="float" office:value="0.00035" calcext:value-type="float">
            <text:p>0,00035</text:p>
          </table:table-cell>
          <table:table-cell office:value-type="float" office:value="0.53419" calcext:value-type="float">
            <text:p>0,53419</text:p>
          </table:table-cell>
          <table:table-cell table:number-columns-repeated="9" office:value-type="float" office:value="0.00035" calcext:value-type="float">
            <text:p>0,00035</text:p>
          </table:table-cell>
          <table:table-cell office:value-type="float" office:value="0.13174" calcext:value-type="float">
            <text:p>0,13174</text:p>
          </table:table-cell>
          <table:table-cell office:value-type="float" office:value="0.10558" calcext:value-type="float">
            <text:p>0,10558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17367" calcext:value-type="float">
            <text:p>0,17367</text:p>
          </table:table-cell>
          <table:table-cell table:number-columns-repeated="5" office:value-type="float" office:value="0.00035" calcext:value-type="float">
            <text:p>0,00035</text:p>
          </table:table-cell>
        </table:table-row>
        <table:table-row table:style-name="ro1">
          <table:table-cell office:value-type="string" calcext:value-type="string">
            <text:p>article 953</text:p>
          </table:table-cell>
          <table:table-cell table:number-columns-repeated="4" office:value-type="float" office:value="0.00022" calcext:value-type="float">
            <text:p>0,00022</text:p>
          </table:table-cell>
          <table:table-cell office:value-type="float" office:value="0.76625" calcext:value-type="float">
            <text:p>0,76625</text:p>
          </table:table-cell>
          <table:table-cell office:value-type="float" office:value="0.1639" calcext:value-type="float">
            <text:p>0,1639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06505" calcext:value-type="float">
            <text:p>0,06505</text:p>
          </table:table-cell>
          <table:table-cell table:number-columns-repeated="17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954</text:p>
          </table:table-cell>
          <table:table-cell table:number-columns-repeated="6" office:value-type="float" office:value="0.00034" calcext:value-type="float">
            <text:p>0,00034</text:p>
          </table:table-cell>
          <table:table-cell office:value-type="float" office:value="0.39065" calcext:value-type="float">
            <text:p>0,39065</text:p>
          </table:table-cell>
          <table:table-cell table:number-columns-repeated="5" office:value-type="float" office:value="0.00034" calcext:value-type="float">
            <text:p>0,00034</text:p>
          </table:table-cell>
          <table:table-cell office:value-type="float" office:value="0.04351" calcext:value-type="float">
            <text:p>0,04351</text:p>
          </table:table-cell>
          <table:table-cell table:number-columns-repeated="5" office:value-type="float" office:value="0.00034" calcext:value-type="float">
            <text:p>0,00034</text:p>
          </table:table-cell>
          <table:table-cell office:value-type="float" office:value="0.44919" calcext:value-type="float">
            <text:p>0,44919</text:p>
          </table:table-cell>
          <table:table-cell table:number-columns-repeated="3" office:value-type="float" office:value="0.00034" calcext:value-type="float">
            <text:p>0,00034</text:p>
          </table:table-cell>
          <table:table-cell office:value-type="float" office:value="0.10941" calcext:value-type="float">
            <text:p>0,10941</text:p>
          </table:table-cell>
          <table:table-cell table:number-columns-repeated="2" office:value-type="float" office:value="0.00034" calcext:value-type="float">
            <text:p>0,00034</text:p>
          </table:table-cell>
        </table:table-row>
        <table:table-row table:style-name="ro1">
          <table:table-cell office:value-type="string" calcext:value-type="string">
            <text:p>article 955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0.06461" calcext:value-type="float">
            <text:p>0,06461</text:p>
          </table:table-cell>
          <table:table-cell table:number-columns-repeated="12" office:value-type="float" office:value="0.00027" calcext:value-type="float">
            <text:p>0,00027</text:p>
          </table:table-cell>
          <table:table-cell office:value-type="float" office:value="0.38272" calcext:value-type="float">
            <text:p>0,38272</text:p>
          </table:table-cell>
          <table:table-cell table:number-columns-repeated="3" office:value-type="float" office:value="0.00027" calcext:value-type="float">
            <text:p>0,00027</text:p>
          </table:table-cell>
          <table:table-cell office:value-type="float" office:value="0.54673" calcext:value-type="float">
            <text:p>0,54673</text:p>
          </table:table-cell>
          <table:table-cell table:number-columns-repeated="6"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article 956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13614" calcext:value-type="float">
            <text:p>0,13614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37934" calcext:value-type="float">
            <text:p>0,37934</text:p>
          </table:table-cell>
          <table:table-cell table:number-columns-repeated="5" office:value-type="float" office:value="0.00016" calcext:value-type="float">
            <text:p>0,00016</text:p>
          </table:table-cell>
          <table:table-cell office:value-type="float" office:value="0.07647" calcext:value-type="float">
            <text:p>0,07647</text:p>
          </table:table-cell>
          <table:table-cell table:number-columns-repeated="4" office:value-type="float" office:value="0.00016" calcext:value-type="float">
            <text:p>0,00016</text:p>
          </table:table-cell>
          <table:table-cell office:value-type="float" office:value="0.1588" calcext:value-type="float">
            <text:p>0,1588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24609" calcext:value-type="float">
            <text:p>0,24609</text:p>
          </table:table-cell>
          <table:table-cell table:number-columns-repeated="7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957</text:p>
          </table:table-cell>
          <table:table-cell table:number-columns-repeated="4" office:value-type="float" office:value="0.00024" calcext:value-type="float">
            <text:p>0,00024</text:p>
          </table:table-cell>
          <table:table-cell office:value-type="float" office:value="0.12088" calcext:value-type="float">
            <text:p>0,12088</text:p>
          </table:table-cell>
          <table:table-cell table:number-columns-repeated="6" office:value-type="float" office:value="0.00024" calcext:value-type="float">
            <text:p>0,00024</text:p>
          </table:table-cell>
          <table:table-cell office:value-type="float" office:value="0.01667" calcext:value-type="float">
            <text:p>0,01667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6846" calcext:value-type="float">
            <text:p>0,06846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2982" calcext:value-type="float">
            <text:p>0,2982</text:p>
          </table:table-cell>
          <table:table-cell office:value-type="float" office:value="0.34171" calcext:value-type="float">
            <text:p>0,34171</text:p>
          </table:table-cell>
          <table:table-cell office:value-type="float" office:value="0.03922" calcext:value-type="float">
            <text:p>0,03922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8946" calcext:value-type="float">
            <text:p>0,08946</text:p>
          </table:table-cell>
          <table:table-cell office:value-type="float" office:value="0.02134" calcext:value-type="float">
            <text:p>0,02134</text:p>
          </table:table-cell>
          <table:table-cell table:number-columns-repeated="3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958</text:p>
          </table:table-cell>
          <table:table-cell table:number-columns-repeated="7" office:value-type="float" office:value="0.00015" calcext:value-type="float">
            <text:p>0,00015</text:p>
          </table:table-cell>
          <table:table-cell office:value-type="float" office:value="0.35249" calcext:value-type="float">
            <text:p>0,35249</text:p>
          </table:table-cell>
          <table:table-cell table:number-columns-repeated="7" office:value-type="float" office:value="0.00015" calcext:value-type="float">
            <text:p>0,00015</text:p>
          </table:table-cell>
          <table:table-cell office:value-type="float" office:value="0.20552" calcext:value-type="float">
            <text:p>0,20552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13193" calcext:value-type="float">
            <text:p>0,13193</text:p>
          </table:table-cell>
          <table:table-cell office:value-type="float" office:value="0.23963" calcext:value-type="float">
            <text:p>0,23963</text:p>
          </table:table-cell>
          <table:table-cell table:number-columns-repeated="5" office:value-type="float" office:value="0.00015" calcext:value-type="float">
            <text:p>0,00015</text:p>
          </table:table-cell>
          <table:table-cell office:value-type="float" office:value="0.0674" calcext:value-type="float">
            <text:p>0,0674</text:p>
          </table:table-cell>
        </table:table-row>
        <table:table-row table:style-name="ro1">
          <table:table-cell office:value-type="string" calcext:value-type="string">
            <text:p>article 959</text:p>
          </table:table-cell>
          <table:table-cell office:value-type="float" office:value="0.01858" calcext:value-type="float">
            <text:p>0,01858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13074" calcext:value-type="float">
            <text:p>0,13074</text:p>
          </table:table-cell>
          <table:table-cell table:number-columns-repeated="6" office:value-type="float" office:value="0.00016" calcext:value-type="float">
            <text:p>0,00016</text:p>
          </table:table-cell>
          <table:table-cell office:value-type="float" office:value="0.23496" calcext:value-type="float">
            <text:p>0,23496</text:p>
          </table:table-cell>
          <table:table-cell table:number-columns-repeated="4" office:value-type="float" office:value="0.00016" calcext:value-type="float">
            <text:p>0,00016</text:p>
          </table:table-cell>
          <table:table-cell office:value-type="float" office:value="0.14245" calcext:value-type="float">
            <text:p>0,14245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47004" calcext:value-type="float">
            <text:p>0,47004</text:p>
          </table:table-cell>
          <table:table-cell table:number-columns-repeated="7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960</text:p>
          </table:table-cell>
          <table:table-cell table:number-columns-repeated="2" office:value-type="float" office:value="0.00007" calcext:value-type="float">
            <text:p>0,00007</text:p>
          </table:table-cell>
          <table:table-cell office:value-type="float" office:value="0.02146" calcext:value-type="float">
            <text:p>0,02146</text:p>
          </table:table-cell>
          <table:table-cell table:number-columns-repeated="3" office:value-type="float" office:value="0.00007" calcext:value-type="float">
            <text:p>0,00007</text:p>
          </table:table-cell>
          <table:table-cell office:value-type="float" office:value="0.08326" calcext:value-type="float">
            <text:p>0,08326</text:p>
          </table:table-cell>
          <table:table-cell table:number-columns-repeated="8" office:value-type="float" office:value="0.00007" calcext:value-type="float">
            <text:p>0,00007</text:p>
          </table:table-cell>
          <table:table-cell office:value-type="float" office:value="0.41245" calcext:value-type="float">
            <text:p>0,41245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48127" calcext:value-type="float">
            <text:p>0,48127</text:p>
          </table:table-cell>
          <table:table-cell table:number-columns-repeated="7" office:value-type="float" office:value="0.00007" calcext:value-type="float">
            <text:p>0,00007</text:p>
          </table:table-cell>
        </table:table-row>
        <table:table-row table:style-name="ro1">
          <table:table-cell office:value-type="string" calcext:value-type="string">
            <text:p>article 961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12394" calcext:value-type="float">
            <text:p>0,12394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13392" calcext:value-type="float">
            <text:p>0,13392</text:p>
          </table:table-cell>
          <table:table-cell table:number-columns-repeated="7" office:value-type="float" office:value="0.00018" calcext:value-type="float">
            <text:p>0,00018</text:p>
          </table:table-cell>
          <table:table-cell office:value-type="float" office:value="0.01648" calcext:value-type="float">
            <text:p>0,01648</text:p>
          </table:table-cell>
          <table:table-cell table:number-columns-repeated="4" office:value-type="float" office:value="0.00018" calcext:value-type="float">
            <text:p>0,00018</text:p>
          </table:table-cell>
          <table:table-cell office:value-type="float" office:value="0.25403" calcext:value-type="float">
            <text:p>0,25403</text:p>
          </table:table-cell>
          <table:table-cell office:value-type="float" office:value="0.06474" calcext:value-type="float">
            <text:p>0,06474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07958" calcext:value-type="float">
            <text:p>0,07958</text:p>
          </table:table-cell>
          <table:table-cell office:value-type="float" office:value="0.32403" calcext:value-type="float">
            <text:p>0,32403</text:p>
          </table:table-cell>
        </table:table-row>
        <table:table-row table:style-name="ro1">
          <table:table-cell office:value-type="string" calcext:value-type="string">
            <text:p>article 962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11452" calcext:value-type="float">
            <text:p>0,11452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18121" calcext:value-type="float">
            <text:p>0,18121</text:p>
          </table:table-cell>
          <table:table-cell table:number-columns-repeated="7" office:value-type="float" office:value="0.00019" calcext:value-type="float">
            <text:p>0,00019</text:p>
          </table:table-cell>
          <table:table-cell office:value-type="float" office:value="0.42985" calcext:value-type="float">
            <text:p>0,42985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473" calcext:value-type="float">
            <text:p>0,0473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22326" calcext:value-type="float">
            <text:p>0,22326</text:p>
          </table:table-cell>
          <table:table-cell table:number-columns-repeated="4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963</text:p>
          </table:table-cell>
          <table:table-cell table:number-columns-repeated="5" office:value-type="float" office:value="0.00019" calcext:value-type="float">
            <text:p>0,00019</text:p>
          </table:table-cell>
          <table:table-cell office:value-type="float" office:value="0.02549" calcext:value-type="float">
            <text:p>0,02549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31715" calcext:value-type="float">
            <text:p>0,31715</text:p>
          </table:table-cell>
          <table:table-cell table:number-columns-repeated="6" office:value-type="float" office:value="0.00019" calcext:value-type="float">
            <text:p>0,00019</text:p>
          </table:table-cell>
          <table:table-cell office:value-type="float" office:value="0.19888" calcext:value-type="float">
            <text:p>0,19888</text:p>
          </table:table-cell>
          <table:table-cell office:value-type="float" office:value="0.29931" calcext:value-type="float">
            <text:p>0,29931</text:p>
          </table:table-cell>
          <table:table-cell table:number-columns-repeated="5" office:value-type="float" office:value="0.00019" calcext:value-type="float">
            <text:p>0,00019</text:p>
          </table:table-cell>
          <table:table-cell office:value-type="float" office:value="0.15547" calcext:value-type="float">
            <text:p>0,15547</text:p>
          </table:table-cell>
        </table:table-row>
        <table:table-row table:style-name="ro1">
          <table:table-cell office:value-type="string" calcext:value-type="string">
            <text:p>article 964</text:p>
          </table:table-cell>
          <table:table-cell table:number-columns-repeated="4" office:value-type="float" office:value="0.00012" calcext:value-type="float">
            <text:p>0,00012</text:p>
          </table:table-cell>
          <table:table-cell office:value-type="float" office:value="0.08325" calcext:value-type="float">
            <text:p>0,08325</text:p>
          </table:table-cell>
          <table:table-cell table:number-columns-repeated="6" office:value-type="float" office:value="0.00012" calcext:value-type="float">
            <text:p>0,00012</text:p>
          </table:table-cell>
          <table:table-cell office:value-type="float" office:value="0.03477" calcext:value-type="float">
            <text:p>0,03477</text:p>
          </table:table-cell>
          <table:table-cell table:number-columns-repeated="3" office:value-type="float" office:value="0.00012" calcext:value-type="float">
            <text:p>0,00012</text:p>
          </table:table-cell>
          <table:table-cell office:value-type="float" office:value="0.42304" calcext:value-type="float">
            <text:p>0,42304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31691" calcext:value-type="float">
            <text:p>0,31691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08974" calcext:value-type="float">
            <text:p>0,08974</text:p>
          </table:table-cell>
          <table:table-cell office:value-type="float" office:value="0.02416" calcext:value-type="float">
            <text:p>0,02416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02598" calcext:value-type="float">
            <text:p>0,02598</text:p>
          </table:table-cell>
        </table:table-row>
        <table:table-row table:style-name="ro1">
          <table:table-cell office:value-type="string" calcext:value-type="string">
            <text:p>article 965</text:p>
          </table:table-cell>
          <table:table-cell office:value-type="float" office:value="0.02239" calcext:value-type="float">
            <text:p>0,02239</text:p>
          </table:table-cell>
          <table:table-cell office:value-type="float" office:value="0.25977" calcext:value-type="float">
            <text:p>0,25977</text:p>
          </table:table-cell>
          <table:table-cell table:number-columns-repeated="5" office:value-type="float" office:value="0.00016" calcext:value-type="float">
            <text:p>0,00016</text:p>
          </table:table-cell>
          <table:table-cell office:value-type="float" office:value="0.0323" calcext:value-type="float">
            <text:p>0,0323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45671" calcext:value-type="float">
            <text:p>0,45671</text:p>
          </table:table-cell>
          <table:table-cell table:number-columns-repeated="4" office:value-type="float" office:value="0.00016" calcext:value-type="float">
            <text:p>0,00016</text:p>
          </table:table-cell>
          <table:table-cell office:value-type="float" office:value="0.01293" calcext:value-type="float">
            <text:p>0,01293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11776" calcext:value-type="float">
            <text:p>0,11776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05267" calcext:value-type="float">
            <text:p>0,05267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4283" calcext:value-type="float">
            <text:p>0,04283</text:p>
          </table:table-cell>
          <table:table-cell table:number-columns-repeated="2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966</text:p>
          </table:table-cell>
          <table:table-cell office:value-type="float" office:value="0.05761" calcext:value-type="float">
            <text:p>0,05761</text:p>
          </table:table-cell>
          <table:table-cell office:value-type="float" office:value="0.0924" calcext:value-type="float">
            <text:p>0,0924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26441" calcext:value-type="float">
            <text:p>0,26441</text:p>
          </table:table-cell>
          <table:table-cell office:value-type="float" office:value="0.1523" calcext:value-type="float">
            <text:p>0,1523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09514" calcext:value-type="float">
            <text:p>0,09514</text:p>
          </table:table-cell>
          <table:table-cell table:number-columns-repeated="5" office:value-type="float" office:value="0.00013" calcext:value-type="float">
            <text:p>0,00013</text:p>
          </table:table-cell>
          <table:table-cell office:value-type="float" office:value="0.11993" calcext:value-type="float">
            <text:p>0,11993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21596" calcext:value-type="float">
            <text:p>0,21596</text:p>
          </table:table-cell>
          <table:table-cell table:number-columns-repeated="7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967</text:p>
          </table:table-cell>
          <table:table-cell table:number-columns-repeated="9" office:value-type="float" office:value="0.00048" calcext:value-type="float">
            <text:p>0,00048</text:p>
          </table:table-cell>
          <table:table-cell office:value-type="float" office:value="0.13585" calcext:value-type="float">
            <text:p>0,13585</text:p>
          </table:table-cell>
          <table:table-cell table:number-columns-repeated="9" office:value-type="float" office:value="0.00048" calcext:value-type="float">
            <text:p>0,00048</text:p>
          </table:table-cell>
          <table:table-cell office:value-type="float" office:value="0.85319" calcext:value-type="float">
            <text:p>0,85319</text:p>
          </table:table-cell>
          <table:table-cell table:number-columns-repeated="5" office:value-type="float" office:value="0.00048" calcext:value-type="float">
            <text:p>0,00048</text:p>
          </table:table-cell>
        </table:table-row>
        <table:table-row table:style-name="ro1">
          <table:table-cell office:value-type="string" calcext:value-type="string">
            <text:p>article 968</text:p>
          </table:table-cell>
          <table:table-cell table:number-columns-repeated="9" office:value-type="float" office:value="0.00048" calcext:value-type="float">
            <text:p>0,00048</text:p>
          </table:table-cell>
          <table:table-cell office:value-type="float" office:value="0.12968" calcext:value-type="float">
            <text:p>0,12968</text:p>
          </table:table-cell>
          <table:table-cell table:number-columns-repeated="9" office:value-type="float" office:value="0.00048" calcext:value-type="float">
            <text:p>0,00048</text:p>
          </table:table-cell>
          <table:table-cell office:value-type="float" office:value="0.85937" calcext:value-type="float">
            <text:p>0,85937</text:p>
          </table:table-cell>
          <table:table-cell table:number-columns-repeated="5" office:value-type="float" office:value="0.00048" calcext:value-type="float">
            <text:p>0,00048</text:p>
          </table:table-cell>
        </table:table-row>
        <table:table-row table:style-name="ro1">
          <table:table-cell office:value-type="string" calcext:value-type="string">
            <text:p>article 969</text:p>
          </table:table-cell>
          <table:table-cell office:value-type="float" office:value="0.06266" calcext:value-type="float">
            <text:p>0,06266</text:p>
          </table:table-cell>
          <table:table-cell table:number-columns-repeated="5" office:value-type="float" office:value="0.0002" calcext:value-type="float">
            <text:p>0,0002</text:p>
          </table:table-cell>
          <table:table-cell office:value-type="float" office:value="0.16978" calcext:value-type="float">
            <text:p>0,16978</text:p>
          </table:table-cell>
          <table:table-cell table:number-columns-repeated="4" office:value-type="float" office:value="0.0002" calcext:value-type="float">
            <text:p>0,0002</text:p>
          </table:table-cell>
          <table:table-cell office:value-type="float" office:value="0.21309" calcext:value-type="float">
            <text:p>0,2130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17563" calcext:value-type="float">
            <text:p>0,17563</text:p>
          </table:table-cell>
          <table:table-cell office:value-type="float" office:value="0.17535" calcext:value-type="float">
            <text:p>0,17535</text:p>
          </table:table-cell>
          <table:table-cell table:number-columns-repeated="7" office:value-type="float" office:value="0.0002" calcext:value-type="float">
            <text:p>0,0002</text:p>
          </table:table-cell>
          <table:table-cell office:value-type="float" office:value="0.19966" calcext:value-type="float">
            <text:p>0,19966</text:p>
          </table:table-cell>
          <table:table-cell table:number-columns-repeated="2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970</text:p>
          </table:table-cell>
          <table:table-cell office:value-type="float" office:value="0.49254" calcext:value-type="float">
            <text:p>0,49254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1498" calcext:value-type="float">
            <text:p>0,1498</text:p>
          </table:table-cell>
          <table:table-cell table:number-columns-repeated="14" office:value-type="float" office:value="0.00028" calcext:value-type="float">
            <text:p>0,00028</text:p>
          </table:table-cell>
          <table:table-cell office:value-type="float" office:value="0.21806" calcext:value-type="float">
            <text:p>0,21806</text:p>
          </table:table-cell>
          <table:table-cell table:number-columns-repeated="2" office:value-type="float" office:value="0.00028" calcext:value-type="float">
            <text:p>0,00028</text:p>
          </table:table-cell>
          <table:table-cell office:value-type="float" office:value="0.13364" calcext:value-type="float">
            <text:p>0,13364</text:p>
          </table:table-cell>
          <table:table-cell table:number-columns-repeated="4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article 971</text:p>
          </table:table-cell>
          <table:table-cell table:number-columns-repeated="5" office:value-type="float" office:value="0.00015" calcext:value-type="float">
            <text:p>0,00015</text:p>
          </table:table-cell>
          <table:table-cell office:value-type="float" office:value="0.12967" calcext:value-type="float">
            <text:p>0,12967</text:p>
          </table:table-cell>
          <table:table-cell table:number-columns-repeated="4" office:value-type="float" office:value="0.00015" calcext:value-type="float">
            <text:p>0,00015</text:p>
          </table:table-cell>
          <table:table-cell office:value-type="float" office:value="0.47909" calcext:value-type="float">
            <text:p>0,47909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09964" calcext:value-type="float">
            <text:p>0,09964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28854" calcext:value-type="float">
            <text:p>0,28854</text:p>
          </table:table-cell>
          <table:table-cell table:number-columns-repeated="6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972</text:p>
          </table:table-cell>
          <table:table-cell table:number-columns-repeated="7" office:value-type="float" office:value="0.00023" calcext:value-type="float">
            <text:p>0,00023</text:p>
          </table:table-cell>
          <table:table-cell office:value-type="float" office:value="0.29901" calcext:value-type="float">
            <text:p>0,29901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14342" calcext:value-type="float">
            <text:p>0,14342</text:p>
          </table:table-cell>
          <table:table-cell table:number-columns-repeated="4" office:value-type="float" office:value="0.00023" calcext:value-type="float">
            <text:p>0,00023</text:p>
          </table:table-cell>
          <table:table-cell office:value-type="float" office:value="0.18377" calcext:value-type="float">
            <text:p>0,18377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36891" calcext:value-type="float">
            <text:p>0,36891</text:p>
          </table:table-cell>
          <table:table-cell table:number-columns-repeated="7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973</text:p>
          </table:table-cell>
          <table:table-cell table:number-columns-repeated="8" office:value-type="float" office:value="0.00013" calcext:value-type="float">
            <text:p>0,00013</text:p>
          </table:table-cell>
          <table:table-cell office:value-type="float" office:value="0.02937" calcext:value-type="float">
            <text:p>0,02937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43878" calcext:value-type="float">
            <text:p>0,43878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03887" calcext:value-type="float">
            <text:p>0,03887</text:p>
          </table:table-cell>
          <table:table-cell office:value-type="float" office:value="0.17904" calcext:value-type="float">
            <text:p>0,17904</text:p>
          </table:table-cell>
          <table:table-cell office:value-type="float" office:value="0.11785" calcext:value-type="float">
            <text:p>0,11785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17008" calcext:value-type="float">
            <text:p>0,17008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02364" calcext:value-type="float">
            <text:p>0,02364</text:p>
          </table:table-cell>
          <table:table-cell table:number-columns-repeated="2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974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8692" calcext:value-type="float">
            <text:p>0,08692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7194" calcext:value-type="float">
            <text:p>0,07194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5715" calcext:value-type="float">
            <text:p>0,5715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12633" calcext:value-type="float">
            <text:p>0,12633</text:p>
          </table:table-cell>
          <table:table-cell table:number-columns-repeated="7" office:value-type="float" office:value="0.00015" calcext:value-type="float">
            <text:p>0,00015</text:p>
          </table:table-cell>
          <table:table-cell office:value-type="float" office:value="0.1229" calcext:value-type="float">
            <text:p>0,1229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1764" calcext:value-type="float">
            <text:p>0,01764</text:p>
          </table:table-cell>
          <table:table-cell table:number-columns-repeated="3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975</text:p>
          </table:table-cell>
          <table:table-cell table:number-columns-repeated="4" office:value-type="float" office:value="0.00015" calcext:value-type="float">
            <text:p>0,00015</text:p>
          </table:table-cell>
          <table:table-cell office:value-type="float" office:value="0.12891" calcext:value-type="float">
            <text:p>0,12891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9148" calcext:value-type="float">
            <text:p>0,09148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44946" calcext:value-type="float">
            <text:p>0,44946</text:p>
          </table:table-cell>
          <table:table-cell office:value-type="float" office:value="0.15126" calcext:value-type="float">
            <text:p>0,15126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5642" calcext:value-type="float">
            <text:p>0,05642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9837" calcext:value-type="float">
            <text:p>0,09837</text:p>
          </table:table-cell>
          <table:table-cell table:number-columns-repeated="4" office:value-type="float" office:value="0.00015" calcext:value-type="float">
            <text:p>0,00015</text:p>
          </table:table-cell>
          <table:table-cell office:value-type="float" office:value="0.02137" calcext:value-type="float">
            <text:p>0,02137</text:p>
          </table:table-cell>
          <table:table-cell table:number-columns-repeated="3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976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16855" calcext:value-type="float">
            <text:p>0,16855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03793" calcext:value-type="float">
            <text:p>0,03793</text:p>
          </table:table-cell>
          <table:table-cell office:value-type="float" office:value="0.1918" calcext:value-type="float">
            <text:p>0,1918</text:p>
          </table:table-cell>
          <table:table-cell table:number-columns-repeated="6" office:value-type="float" office:value="0.00025" calcext:value-type="float">
            <text:p>0,00025</text:p>
          </table:table-cell>
          <table:table-cell office:value-type="float" office:value="0.06724" calcext:value-type="float">
            <text:p>0,06724</text:p>
          </table:table-cell>
          <table:table-cell office:value-type="float" office:value="0.12116" calcext:value-type="float">
            <text:p>0,12116</text:p>
          </table:table-cell>
          <table:table-cell office:value-type="float" office:value="0.20755" calcext:value-type="float">
            <text:p>0,20755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20125" calcext:value-type="float">
            <text:p>0,20125</text:p>
          </table:table-cell>
          <table:table-cell table:number-columns-repeated="2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977</text:p>
          </table:table-cell>
          <table:table-cell office:value-type="float" office:value="0.1557" calcext:value-type="float">
            <text:p>0,1557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02634" calcext:value-type="float">
            <text:p>0,02634</text:p>
          </table:table-cell>
          <table:table-cell table:number-columns-repeated="4" office:value-type="float" office:value="0.00012" calcext:value-type="float">
            <text:p>0,00012</text:p>
          </table:table-cell>
          <table:table-cell office:value-type="float" office:value="0.00967" calcext:value-type="float">
            <text:p>0,00967</text:p>
          </table:table-cell>
          <table:table-cell office:value-type="float" office:value="0.43303" calcext:value-type="float">
            <text:p>0,43303</text:p>
          </table:table-cell>
          <table:table-cell office:value-type="float" office:value="0.0377" calcext:value-type="float">
            <text:p>0,0377</text:p>
          </table:table-cell>
          <table:table-cell table:number-columns-repeated="6" office:value-type="float" office:value="0.00012" calcext:value-type="float">
            <text:p>0,00012</text:p>
          </table:table-cell>
          <table:table-cell office:value-type="float" office:value="0.31345" calcext:value-type="float">
            <text:p>0,31345</text:p>
          </table:table-cell>
          <table:table-cell office:value-type="float" office:value="0.02191" calcext:value-type="float">
            <text:p>0,02191</text:p>
          </table:table-cell>
          <table:table-cell table:number-columns-repeated="6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978</text:p>
          </table:table-cell>
          <table:table-cell office:value-type="float" office:value="0.02315" calcext:value-type="float">
            <text:p>0,02315</text:p>
          </table:table-cell>
          <table:table-cell office:value-type="float" office:value="0.08779" calcext:value-type="float">
            <text:p>0,08779</text:p>
          </table:table-cell>
          <table:table-cell table:number-columns-repeated="3" office:value-type="float" office:value="0.00012" calcext:value-type="float">
            <text:p>0,00012</text:p>
          </table:table-cell>
          <table:table-cell office:value-type="float" office:value="0.09075" calcext:value-type="float">
            <text:p>0,09075</text:p>
          </table:table-cell>
          <table:table-cell office:value-type="float" office:value="0.1789" calcext:value-type="float">
            <text:p>0,1789</text:p>
          </table:table-cell>
          <table:table-cell table:number-columns-repeated="7" office:value-type="float" office:value="0.00012" calcext:value-type="float">
            <text:p>0,00012</text:p>
          </table:table-cell>
          <table:table-cell office:value-type="float" office:value="0.12097" calcext:value-type="float">
            <text:p>0,12097</text:p>
          </table:table-cell>
          <table:table-cell table:number-columns-repeated="7" office:value-type="float" office:value="0.00012" calcext:value-type="float">
            <text:p>0,00012</text:p>
          </table:table-cell>
          <table:table-cell office:value-type="float" office:value="0.12639" calcext:value-type="float">
            <text:p>0,12639</text:p>
          </table:table-cell>
          <table:table-cell office:value-type="float" office:value="0.13784" calcext:value-type="float">
            <text:p>0,13784</text:p>
          </table:table-cell>
          <table:table-cell office:value-type="float" office:value="0.23221" calcext:value-type="float">
            <text:p>0,23221</text:p>
          </table:table-cell>
        </table:table-row>
        <table:table-row table:style-name="ro1">
          <table:table-cell office:value-type="string" calcext:value-type="string">
            <text:p>article 979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28668" calcext:value-type="float">
            <text:p>0,28668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03233" calcext:value-type="float">
            <text:p>0,03233</text:p>
          </table:table-cell>
          <table:table-cell office:value-type="float" office:value="0.04114" calcext:value-type="float">
            <text:p>0,04114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23574" calcext:value-type="float">
            <text:p>0,23574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40076" calcext:value-type="float">
            <text:p>0,40076</text:p>
          </table:table-cell>
          <table:table-cell table:number-columns-repeated="9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980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18552" calcext:value-type="float">
            <text:p>0,18552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19334" calcext:value-type="float">
            <text:p>0,19334</text:p>
          </table:table-cell>
          <table:table-cell table:number-columns-repeated="11" office:value-type="float" office:value="0.0002" calcext:value-type="float">
            <text:p>0,0002</text:p>
          </table:table-cell>
          <table:table-cell office:value-type="float" office:value="0.08356" calcext:value-type="float">
            <text:p>0,08356</text:p>
          </table:table-cell>
          <table:table-cell office:value-type="float" office:value="0.53342" calcext:value-type="float">
            <text:p>0,53342</text:p>
          </table:table-cell>
          <table:table-cell table:number-columns-repeated="7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981</text:p>
          </table:table-cell>
          <table:table-cell table:number-columns-repeated="9" office:value-type="float" office:value="0.00049" calcext:value-type="float">
            <text:p>0,00049</text:p>
          </table:table-cell>
          <table:table-cell office:value-type="float" office:value="0.11829" calcext:value-type="float">
            <text:p>0,11829</text:p>
          </table:table-cell>
          <table:table-cell table:number-columns-repeated="9" office:value-type="float" office:value="0.00049" calcext:value-type="float">
            <text:p>0,00049</text:p>
          </table:table-cell>
          <table:table-cell office:value-type="float" office:value="0.87049" calcext:value-type="float">
            <text:p>0,87049</text:p>
          </table:table-cell>
          <table:table-cell table:number-columns-repeated="5" office:value-type="float" office:value="0.00049" calcext:value-type="float">
            <text:p>0,00049</text:p>
          </table:table-cell>
        </table:table-row>
        <table:table-row table:style-name="ro1">
          <table:table-cell office:value-type="string" calcext:value-type="string">
            <text:p>article 982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02731" calcext:value-type="float">
            <text:p>0,02731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03846" calcext:value-type="float">
            <text:p>0,03846</text:p>
          </table:table-cell>
          <table:table-cell office:value-type="float" office:value="0.47735" calcext:value-type="float">
            <text:p>0,47735</text:p>
          </table:table-cell>
          <table:table-cell table:number-columns-repeated="9" office:value-type="float" office:value="0.00018" calcext:value-type="float">
            <text:p>0,00018</text:p>
          </table:table-cell>
          <table:table-cell office:value-type="float" office:value="0.26457" calcext:value-type="float">
            <text:p>0,26457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05384" calcext:value-type="float">
            <text:p>0,05384</text:p>
          </table:table-cell>
          <table:table-cell office:value-type="float" office:value="0.05029" calcext:value-type="float">
            <text:p>0,05029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08498" calcext:value-type="float">
            <text:p>0,08498</text:p>
          </table:table-cell>
        </table:table-row>
        <table:table-row table:style-name="ro1">
          <table:table-cell office:value-type="string" calcext:value-type="string">
            <text:p>article 983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04485" calcext:value-type="float">
            <text:p>0,04485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03931" calcext:value-type="float">
            <text:p>0,03931</text:p>
          </table:table-cell>
          <table:table-cell office:value-type="float" office:value="0.19666" calcext:value-type="float">
            <text:p>0,19666</text:p>
          </table:table-cell>
          <table:table-cell table:number-columns-repeated="7" office:value-type="float" office:value="0.00019" calcext:value-type="float">
            <text:p>0,00019</text:p>
          </table:table-cell>
          <table:table-cell office:value-type="float" office:value="0.41889" calcext:value-type="float">
            <text:p>0,41889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29649" calcext:value-type="float">
            <text:p>0,29649</text:p>
          </table:table-cell>
          <table:table-cell table:number-columns-repeated="7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984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87603" calcext:value-type="float">
            <text:p>0,87603</text:p>
          </table:table-cell>
          <table:table-cell office:value-type="float" office:value="0.01137" calcext:value-type="float">
            <text:p>0,01137</text:p>
          </table:table-cell>
          <table:table-cell table:number-columns-repeated="6" office:value-type="float" office:value="0.00022" calcext:value-type="float">
            <text:p>0,00022</text:p>
          </table:table-cell>
          <table:table-cell office:value-type="float" office:value="0.10782" calcext:value-type="float">
            <text:p>0,10782</text:p>
          </table:table-cell>
          <table:table-cell table:number-columns-repeated="14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985</text:p>
          </table:table-cell>
          <table:table-cell office:value-type="float" office:value="0.08233" calcext:value-type="float">
            <text:p>0,08233</text:p>
          </table:table-cell>
          <table:table-cell table:number-columns-repeated="4" office:value-type="float" office:value="0.0002" calcext:value-type="float">
            <text:p>0,0002</text:p>
          </table:table-cell>
          <table:table-cell office:value-type="float" office:value="0.06446" calcext:value-type="float">
            <text:p>0,06446</text:p>
          </table:table-cell>
          <table:table-cell table:number-columns-repeated="5" office:value-type="float" office:value="0.0002" calcext:value-type="float">
            <text:p>0,0002</text:p>
          </table:table-cell>
          <table:table-cell office:value-type="float" office:value="0.07845" calcext:value-type="float">
            <text:p>0,07845</text:p>
          </table:table-cell>
          <table:table-cell office:value-type="float" office:value="0.02025" calcext:value-type="float">
            <text:p>0,02025</text:p>
          </table:table-cell>
          <table:table-cell table:number-columns-repeated="5" office:value-type="float" office:value="0.0002" calcext:value-type="float">
            <text:p>0,0002</text:p>
          </table:table-cell>
          <table:table-cell office:value-type="float" office:value="0.7506" calcext:value-type="float">
            <text:p>0,7506</text:p>
          </table:table-cell>
          <table:table-cell table:number-columns-repeated="6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986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7002" calcext:value-type="float">
            <text:p>0,07002</text:p>
          </table:table-cell>
          <table:table-cell table:number-columns-repeated="8" office:value-type="float" office:value="0.00024" calcext:value-type="float">
            <text:p>0,00024</text:p>
          </table:table-cell>
          <table:table-cell office:value-type="float" office:value="0.38154" calcext:value-type="float">
            <text:p>0,38154</text:p>
          </table:table-cell>
          <table:table-cell office:value-type="float" office:value="0.46079" calcext:value-type="float">
            <text:p>0,46079</text:p>
          </table:table-cell>
          <table:table-cell table:number-columns-repeated="5" office:value-type="float" office:value="0.00024" calcext:value-type="float">
            <text:p>0,00024</text:p>
          </table:table-cell>
          <table:table-cell office:value-type="float" office:value="0.08253" calcext:value-type="float">
            <text:p>0,08253</text:p>
          </table:table-cell>
          <table:table-cell table:number-columns-repeated="7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987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04589" calcext:value-type="float">
            <text:p>0,04589</text:p>
          </table:table-cell>
          <table:table-cell table:number-columns-repeated="4" office:value-type="float" office:value="0.00013" calcext:value-type="float">
            <text:p>0,00013</text:p>
          </table:table-cell>
          <table:table-cell office:value-type="float" office:value="0.22069" calcext:value-type="float">
            <text:p>0,22069</text:p>
          </table:table-cell>
          <table:table-cell office:value-type="float" office:value="0.0304" calcext:value-type="float">
            <text:p>0,0304</text:p>
          </table:table-cell>
          <table:table-cell table:number-columns-repeated="6" office:value-type="float" office:value="0.00013" calcext:value-type="float">
            <text:p>0,00013</text:p>
          </table:table-cell>
          <table:table-cell office:value-type="float" office:value="0.70034" calcext:value-type="float">
            <text:p>0,70034</text:p>
          </table:table-cell>
          <table:table-cell table:number-columns-repeated="9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988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44838" calcext:value-type="float">
            <text:p>0,44838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03809" calcext:value-type="float">
            <text:p>0,03809</text:p>
          </table:table-cell>
          <table:table-cell table:number-columns-repeated="4" office:value-type="float" office:value="0.00015" calcext:value-type="float">
            <text:p>0,00015</text:p>
          </table:table-cell>
          <table:table-cell office:value-type="float" office:value="0.04939" calcext:value-type="float">
            <text:p>0,04939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1689" calcext:value-type="float">
            <text:p>0,1689</text:p>
          </table:table-cell>
          <table:table-cell office:value-type="float" office:value="0.15245" calcext:value-type="float">
            <text:p>0,15245</text:p>
          </table:table-cell>
          <table:table-cell table:number-columns-repeated="5" office:value-type="float" office:value="0.00015" calcext:value-type="float">
            <text:p>0,00015</text:p>
          </table:table-cell>
          <table:table-cell office:value-type="float" office:value="0.13986" calcext:value-type="float">
            <text:p>0,13986</text:p>
          </table:table-cell>
          <table:table-cell table:number-columns-repeated="4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989</text:p>
          </table:table-cell>
          <table:table-cell table:number-columns-repeated="10" office:value-type="float" office:value="0.00016" calcext:value-type="float">
            <text:p>0,00016</text:p>
          </table:table-cell>
          <table:table-cell office:value-type="float" office:value="0.21112" calcext:value-type="float">
            <text:p>0,21112</text:p>
          </table:table-cell>
          <table:table-cell office:value-type="float" office:value="0.19218" calcext:value-type="float">
            <text:p>0,19218</text:p>
          </table:table-cell>
          <table:table-cell table:number-columns-repeated="4" office:value-type="float" office:value="0.00016" calcext:value-type="float">
            <text:p>0,00016</text:p>
          </table:table-cell>
          <table:table-cell office:value-type="float" office:value="0.28023" calcext:value-type="float">
            <text:p>0,28023</text:p>
          </table:table-cell>
          <table:table-cell office:value-type="float" office:value="0.30809" calcext:value-type="float">
            <text:p>0,30809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00511" calcext:value-type="float">
            <text:p>0,00511</text:p>
          </table:table-cell>
          <table:table-cell table:number-columns-repeated="4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990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7085" calcext:value-type="float">
            <text:p>0,07085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25208" calcext:value-type="float">
            <text:p>0,25208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0363" calcext:value-type="float">
            <text:p>0,0363</text:p>
          </table:table-cell>
          <table:table-cell table:number-columns-repeated="7" office:value-type="float" office:value="0.00013" calcext:value-type="float">
            <text:p>0,00013</text:p>
          </table:table-cell>
          <table:table-cell office:value-type="float" office:value="0.33844" calcext:value-type="float">
            <text:p>0,33844</text:p>
          </table:table-cell>
          <table:table-cell office:value-type="float" office:value="0.29978" calcext:value-type="float">
            <text:p>0,29978</text:p>
          </table:table-cell>
          <table:table-cell table:number-columns-repeated="7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991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11149" calcext:value-type="float">
            <text:p>0,11149</text:p>
          </table:table-cell>
          <table:table-cell table:number-columns-repeated="7" office:value-type="float" office:value="0.00018" calcext:value-type="float">
            <text:p>0,00018</text:p>
          </table:table-cell>
          <table:table-cell office:value-type="float" office:value="0.02068" calcext:value-type="float">
            <text:p>0,02068</text:p>
          </table:table-cell>
          <table:table-cell table:number-columns-repeated="6" office:value-type="float" office:value="0.00018" calcext:value-type="float">
            <text:p>0,00018</text:p>
          </table:table-cell>
          <table:table-cell office:value-type="float" office:value="0.13343" calcext:value-type="float">
            <text:p>0,13343</text:p>
          </table:table-cell>
          <table:table-cell office:value-type="float" office:value="0.71429" calcext:value-type="float">
            <text:p>0,71429</text:p>
          </table:table-cell>
          <table:table-cell office:value-type="float" office:value="0.01656" calcext:value-type="float">
            <text:p>0,01656</text:p>
          </table:table-cell>
          <table:table-cell table:number-columns-repeated="6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992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05559" calcext:value-type="float">
            <text:p>0,05559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1843" calcext:value-type="float">
            <text:p>0,1843</text:p>
          </table:table-cell>
          <table:table-cell table:number-columns-repeated="12" office:value-type="float" office:value="0.00025" calcext:value-type="float">
            <text:p>0,00025</text:p>
          </table:table-cell>
          <table:table-cell office:value-type="float" office:value="0.67977" calcext:value-type="float">
            <text:p>0,67977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07518" calcext:value-type="float">
            <text:p>0,07518</text:p>
          </table:table-cell>
          <table:table-cell table:number-columns-repeated="2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993</text:p>
          </table:table-cell>
          <table:table-cell table:number-columns-repeated="4" office:value-type="float" office:value="0.00016" calcext:value-type="float">
            <text:p>0,00016</text:p>
          </table:table-cell>
          <table:table-cell office:value-type="float" office:value="0.06919" calcext:value-type="float">
            <text:p>0,06919</text:p>
          </table:table-cell>
          <table:table-cell table:number-columns-repeated="8" office:value-type="float" office:value="0.00016" calcext:value-type="float">
            <text:p>0,00016</text:p>
          </table:table-cell>
          <table:table-cell office:value-type="float" office:value="0.1666" calcext:value-type="float">
            <text:p>0,1666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0581" calcext:value-type="float">
            <text:p>0,0581</text:p>
          </table:table-cell>
          <table:table-cell office:value-type="float" office:value="0.70276" calcext:value-type="float">
            <text:p>0,70276</text:p>
          </table:table-cell>
          <table:table-cell table:number-columns-repeated="7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994</text:p>
          </table:table-cell>
          <table:table-cell table:number-columns-repeated="4" office:value-type="float" office:value="0.00015" calcext:value-type="float">
            <text:p>0,00015</text:p>
          </table:table-cell>
          <table:table-cell office:value-type="float" office:value="0.05809" calcext:value-type="float">
            <text:p>0,05809</text:p>
          </table:table-cell>
          <table:table-cell table:number-columns-repeated="10" office:value-type="float" office:value="0.00015" calcext:value-type="float">
            <text:p>0,00015</text:p>
          </table:table-cell>
          <table:table-cell office:value-type="float" office:value="0.15848" calcext:value-type="float">
            <text:p>0,15848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69462" calcext:value-type="float">
            <text:p>0,69462</text:p>
          </table:table-cell>
          <table:table-cell table:number-columns-repeated="6" office:value-type="float" office:value="0.00015" calcext:value-type="float">
            <text:p>0,00015</text:p>
          </table:table-cell>
          <table:table-cell office:value-type="float" office:value="0.08573" calcext:value-type="float">
            <text:p>0,08573</text:p>
          </table:table-cell>
        </table:table-row>
        <table:table-row table:style-name="ro1">
          <table:table-cell office:value-type="string" calcext:value-type="string">
            <text:p>article 995</text:p>
          </table:table-cell>
          <table:table-cell table:number-columns-repeated="2" office:value-type="float" office:value="0.00004" calcext:value-type="float">
            <text:p>0,00004</text:p>
          </table:table-cell>
          <table:table-cell office:value-type="float" office:value="0.18012" calcext:value-type="float">
            <text:p>0,18012</text:p>
          </table:table-cell>
          <table:table-cell table:number-columns-repeated="4" office:value-type="float" office:value="0.00004" calcext:value-type="float">
            <text:p>0,00004</text:p>
          </table:table-cell>
          <table:table-cell office:value-type="float" office:value="0.11293" calcext:value-type="float">
            <text:p>0,11293</text:p>
          </table:table-cell>
          <table:table-cell table:number-columns-repeated="2" office:value-type="float" office:value="0.00004" calcext:value-type="float">
            <text:p>0,00004</text:p>
          </table:table-cell>
          <table:table-cell office:value-type="float" office:value="0.17142" calcext:value-type="float">
            <text:p>0,17142</text:p>
          </table:table-cell>
          <table:table-cell table:number-columns-repeated="6" office:value-type="float" office:value="0.00004" calcext:value-type="float">
            <text:p>0,00004</text:p>
          </table:table-cell>
          <table:table-cell office:value-type="float" office:value="0.43762" calcext:value-type="float">
            <text:p>0,43762</text:p>
          </table:table-cell>
          <table:table-cell table:number-columns-repeated="5" office:value-type="float" office:value="0.00004" calcext:value-type="float">
            <text:p>0,00004</text:p>
          </table:table-cell>
          <table:table-cell office:value-type="float" office:value="0.02509" calcext:value-type="float">
            <text:p>0,02509</text:p>
          </table:table-cell>
          <table:table-cell office:value-type="float" office:value="0.07205" calcext:value-type="float">
            <text:p>0,07205</text:p>
          </table:table-cell>
        </table:table-row>
        <table:table-row table:style-name="ro1">
          <table:table-cell office:value-type="string" calcext:value-type="string">
            <text:p>article 996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08735" calcext:value-type="float">
            <text:p>0,08735</text:p>
          </table:table-cell>
          <table:table-cell table:number-columns-repeated="5" office:value-type="float" office:value="0.00025" calcext:value-type="float">
            <text:p>0,00025</text:p>
          </table:table-cell>
          <table:table-cell office:value-type="float" office:value="0.20761" calcext:value-type="float">
            <text:p>0,20761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27563" calcext:value-type="float">
            <text:p>0,27563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32275" calcext:value-type="float">
            <text:p>0,32275</text:p>
          </table:table-cell>
          <table:table-cell table:number-columns-repeated="6" office:value-type="float" office:value="0.00025" calcext:value-type="float">
            <text:p>0,00025</text:p>
          </table:table-cell>
          <table:table-cell office:value-type="float" office:value="0.03197" calcext:value-type="float">
            <text:p>0,03197</text:p>
          </table:table-cell>
          <table:table-cell office:value-type="float" office:value="0.07002" calcext:value-type="float">
            <text:p>0,07002</text:p>
          </table:table-cell>
          <table:table-cell table:number-columns-repeated="2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997</text:p>
          </table:table-cell>
          <table:table-cell table:number-columns-repeated="5" office:value-type="float" office:value="0.0002" calcext:value-type="float">
            <text:p>0,0002</text:p>
          </table:table-cell>
          <table:table-cell office:value-type="float" office:value="0.09276" calcext:value-type="float">
            <text:p>0,09276</text:p>
          </table:table-cell>
          <table:table-cell office:value-type="float" office:value="0.1072" calcext:value-type="float">
            <text:p>0,1072</text:p>
          </table:table-cell>
          <table:table-cell table:number-columns-repeated="8" office:value-type="float" office:value="0.0002" calcext:value-type="float">
            <text:p>0,0002</text:p>
          </table:table-cell>
          <table:table-cell office:value-type="float" office:value="0.05745" calcext:value-type="float">
            <text:p>0,0574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73841" calcext:value-type="float">
            <text:p>0,73841</text:p>
          </table:table-cell>
          <table:table-cell table:number-columns-repeated="7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998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50806" calcext:value-type="float">
            <text:p>0,50806</text:p>
          </table:table-cell>
          <table:table-cell table:number-columns-repeated="2" office:value-type="float" office:value="0.00026" calcext:value-type="float">
            <text:p>0,00026</text:p>
          </table:table-cell>
          <table:table-cell office:value-type="float" office:value="0.41942" calcext:value-type="float">
            <text:p>0,41942</text:p>
          </table:table-cell>
          <table:table-cell table:number-columns-repeated="6" office:value-type="float" office:value="0.00026" calcext:value-type="float">
            <text:p>0,00026</text:p>
          </table:table-cell>
          <table:table-cell office:value-type="float" office:value="0.04509" calcext:value-type="float">
            <text:p>0,04509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2201" calcext:value-type="float">
            <text:p>0,02201</text:p>
          </table:table-cell>
          <table:table-cell table:number-columns-repeated="11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999</text:p>
          </table:table-cell>
          <table:table-cell table:number-columns-repeated="8" office:value-type="float" office:value="0.00016" calcext:value-type="float">
            <text:p>0,00016</text:p>
          </table:table-cell>
          <table:table-cell office:value-type="float" office:value="0.65778" calcext:value-type="float">
            <text:p>0,65778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2282" calcext:value-type="float">
            <text:p>0,2282</text:p>
          </table:table-cell>
          <table:table-cell table:number-columns-repeated="10" office:value-type="float" office:value="0.00016" calcext:value-type="float">
            <text:p>0,00016</text:p>
          </table:table-cell>
          <table:table-cell office:value-type="float" office:value="0.11055" calcext:value-type="float">
            <text:p>0,11055</text:p>
          </table:table-cell>
          <table:table-cell table:number-columns-repeated="3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1000</text:p>
          </table:table-cell>
          <table:table-cell table:number-columns-repeated="5" office:value-type="float" office:value="0.0002" calcext:value-type="float">
            <text:p>0,0002</text:p>
          </table:table-cell>
          <table:table-cell office:value-type="float" office:value="0.5703" calcext:value-type="float">
            <text:p>0,5703</text:p>
          </table:table-cell>
          <table:table-cell table:number-columns-repeated="4" office:value-type="float" office:value="0.0002" calcext:value-type="float">
            <text:p>0,0002</text:p>
          </table:table-cell>
          <table:table-cell office:value-type="float" office:value="0.13043" calcext:value-type="float">
            <text:p>0,13043</text:p>
          </table:table-cell>
          <table:table-cell table:number-columns-repeated="6" office:value-type="float" office:value="0.0002" calcext:value-type="float">
            <text:p>0,0002</text:p>
          </table:table-cell>
          <table:table-cell office:value-type="float" office:value="0.29492" calcext:value-type="float">
            <text:p>0,29492</text:p>
          </table:table-cell>
          <table:table-cell table:number-columns-repeated="7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1001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14449" calcext:value-type="float">
            <text:p>0,14449</text:p>
          </table:table-cell>
          <table:table-cell table:number-columns-repeated="3" office:value-type="float" office:value="0.00012" calcext:value-type="float">
            <text:p>0,00012</text:p>
          </table:table-cell>
          <table:table-cell office:value-type="float" office:value="0.13666" calcext:value-type="float">
            <text:p>0,13666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3279" calcext:value-type="float">
            <text:p>0,03279</text:p>
          </table:table-cell>
          <table:table-cell table:number-columns-repeated="6" office:value-type="float" office:value="0.00012" calcext:value-type="float">
            <text:p>0,00012</text:p>
          </table:table-cell>
          <table:table-cell office:value-type="float" office:value="0.4226" calcext:value-type="float">
            <text:p>0,4226</text:p>
          </table:table-cell>
          <table:table-cell table:number-columns-repeated="3" office:value-type="float" office:value="0.00012" calcext:value-type="float">
            <text:p>0,00012</text:p>
          </table:table-cell>
          <table:table-cell office:value-type="float" office:value="0.20909" calcext:value-type="float">
            <text:p>0,20909</text:p>
          </table:table-cell>
          <table:table-cell table:number-columns-repeated="3" office:value-type="float" office:value="0.00012" calcext:value-type="float">
            <text:p>0,00012</text:p>
          </table:table-cell>
          <table:table-cell office:value-type="float" office:value="0.052" calcext:value-type="float">
            <text:p>0,052</text:p>
          </table:table-cell>
          <table:table-cell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1002</text:p>
          </table:table-cell>
          <table:table-cell table:number-columns-repeated="9" office:value-type="float" office:value="0.00012" calcext:value-type="float">
            <text:p>0,00012</text:p>
          </table:table-cell>
          <table:table-cell office:value-type="float" office:value="0.00958" calcext:value-type="float">
            <text:p>0,00958</text:p>
          </table:table-cell>
          <table:table-cell office:value-type="float" office:value="0.04201" calcext:value-type="float">
            <text:p>0,04201</text:p>
          </table:table-cell>
          <table:table-cell table:number-columns-repeated="5" office:value-type="float" office:value="0.00012" calcext:value-type="float">
            <text:p>0,00012</text:p>
          </table:table-cell>
          <table:table-cell office:value-type="float" office:value="0.04255" calcext:value-type="float">
            <text:p>0,04255</text:p>
          </table:table-cell>
          <table:table-cell office:value-type="float" office:value="0.13412" calcext:value-type="float">
            <text:p>0,13412</text:p>
          </table:table-cell>
          <table:table-cell office:value-type="float" office:value="0.72056" calcext:value-type="float">
            <text:p>0,72056</text:p>
          </table:table-cell>
          <table:table-cell table:number-columns-repeated="3" office:value-type="float" office:value="0.00012" calcext:value-type="float">
            <text:p>0,00012</text:p>
          </table:table-cell>
          <table:table-cell office:value-type="float" office:value="0.0489" calcext:value-type="float">
            <text:p>0,0489</text:p>
          </table:table-cell>
          <table:table-cell table:number-columns-repeated="2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1003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03553" calcext:value-type="float">
            <text:p>0,03553</text:p>
          </table:table-cell>
          <table:table-cell table:number-columns-repeated="7" office:value-type="float" office:value="0.00016" calcext:value-type="float">
            <text:p>0,00016</text:p>
          </table:table-cell>
          <table:table-cell office:value-type="float" office:value="0.12294" calcext:value-type="float">
            <text:p>0,12294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3667" calcext:value-type="float">
            <text:p>0,03667</text:p>
          </table:table-cell>
          <table:table-cell office:value-type="float" office:value="0.39742" calcext:value-type="float">
            <text:p>0,39742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19036" calcext:value-type="float">
            <text:p>0,19036</text:p>
          </table:table-cell>
          <table:table-cell table:number-columns-repeated="4" office:value-type="float" office:value="0.00016" calcext:value-type="float">
            <text:p>0,00016</text:p>
          </table:table-cell>
          <table:table-cell office:value-type="float" office:value="0.21405" calcext:value-type="float">
            <text:p>0,21405</text:p>
          </table:table-cell>
          <table:table-cell table:number-columns-repeated="2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1004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05947" calcext:value-type="float">
            <text:p>0,05947</text:p>
          </table:table-cell>
          <table:table-cell table:number-columns-repeated="4" office:value-type="float" office:value="0.00011" calcext:value-type="float">
            <text:p>0,00011</text:p>
          </table:table-cell>
          <table:table-cell office:value-type="float" office:value="0.84289" calcext:value-type="float">
            <text:p>0,84289</text:p>
          </table:table-cell>
          <table:table-cell table:number-columns-repeated="7" office:value-type="float" office:value="0.00011" calcext:value-type="float">
            <text:p>0,00011</text:p>
          </table:table-cell>
          <table:table-cell office:value-type="float" office:value="0.09514" calcext:value-type="float">
            <text:p>0,09514</text:p>
          </table:table-cell>
          <table:table-cell table:number-columns-repeated="9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1005</text:p>
          </table:table-cell>
          <table:table-cell table:number-columns-repeated="5" office:value-type="float" office:value="0.00012" calcext:value-type="float">
            <text:p>0,00012</text:p>
          </table:table-cell>
          <table:table-cell office:value-type="float" office:value="0.06483" calcext:value-type="float">
            <text:p>0,06483</text:p>
          </table:table-cell>
          <table:table-cell office:value-type="float" office:value="0.04701" calcext:value-type="float">
            <text:p>0,04701</text:p>
          </table:table-cell>
          <table:table-cell office:value-type="float" office:value="0.06063" calcext:value-type="float">
            <text:p>0,06063</text:p>
          </table:table-cell>
          <table:table-cell office:value-type="float" office:value="0.1404" calcext:value-type="float">
            <text:p>0,1404</text:p>
          </table:table-cell>
          <table:table-cell table:number-columns-repeated="6" office:value-type="float" office:value="0.00012" calcext:value-type="float">
            <text:p>0,00012</text:p>
          </table:table-cell>
          <table:table-cell office:value-type="float" office:value="0.29082" calcext:value-type="float">
            <text:p>0,29082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39412" calcext:value-type="float">
            <text:p>0,39412</text:p>
          </table:table-cell>
          <table:table-cell table:number-columns-repeated="7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1006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2689" calcext:value-type="float">
            <text:p>0,02689</text:p>
          </table:table-cell>
          <table:table-cell table:number-columns-repeated="6" office:value-type="float" office:value="0.00017" calcext:value-type="float">
            <text:p>0,00017</text:p>
          </table:table-cell>
          <table:table-cell office:value-type="float" office:value="0.59105" calcext:value-type="float">
            <text:p>0,59105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499" calcext:value-type="float">
            <text:p>0,0499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02179" calcext:value-type="float">
            <text:p>0,02179</text:p>
          </table:table-cell>
          <table:table-cell office:value-type="float" office:value="0.30703" calcext:value-type="float">
            <text:p>0,30703</text:p>
          </table:table-cell>
          <table:table-cell table:number-columns-repeated="7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1007</text:p>
          </table:table-cell>
          <table:table-cell table:number-columns-repeated="3" office:value-type="float" office:value="0.00024" calcext:value-type="float">
            <text:p>0,00024</text:p>
          </table:table-cell>
          <table:table-cell office:value-type="float" office:value="0.22362" calcext:value-type="float">
            <text:p>0,22362</text:p>
          </table:table-cell>
          <table:table-cell office:value-type="float" office:value="0.06806" calcext:value-type="float">
            <text:p>0,06806</text:p>
          </table:table-cell>
          <table:table-cell office:value-type="float" office:value="0.20248" calcext:value-type="float">
            <text:p>0,20248</text:p>
          </table:table-cell>
          <table:table-cell table:number-columns-repeated="11" office:value-type="float" office:value="0.00024" calcext:value-type="float">
            <text:p>0,00024</text:p>
          </table:table-cell>
          <table:table-cell office:value-type="float" office:value="0.50087" calcext:value-type="float">
            <text:p>0,50087</text:p>
          </table:table-cell>
          <table:table-cell table:number-columns-repeated="7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1008</text:p>
          </table:table-cell>
          <table:table-cell table:number-columns-repeated="10" office:value-type="float" office:value="0.0002" calcext:value-type="float">
            <text:p>0,0002</text:p>
          </table:table-cell>
          <table:table-cell office:value-type="float" office:value="0.35435" calcext:value-type="float">
            <text:p>0,35435</text:p>
          </table:table-cell>
          <table:table-cell table:number-columns-repeated="7" office:value-type="float" office:value="0.0002" calcext:value-type="float">
            <text:p>0,0002</text:p>
          </table:table-cell>
          <table:table-cell office:value-type="float" office:value="0.64096" calcext:value-type="float">
            <text:p>0,64096</text:p>
          </table:table-cell>
          <table:table-cell table:number-columns-repeated="6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1009</text:p>
          </table:table-cell>
          <table:table-cell table:number-columns-repeated="11" office:value-type="float" office:value="0.00017" calcext:value-type="float">
            <text:p>0,00017</text:p>
          </table:table-cell>
          <table:table-cell office:value-type="float" office:value="0.33534" calcext:value-type="float">
            <text:p>0,33534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32043" calcext:value-type="float">
            <text:p>0,32043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25905" calcext:value-type="float">
            <text:p>0,25905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08169" calcext:value-type="float">
            <text:p>0,08169</text:p>
          </table:table-cell>
          <table:table-cell table:number-columns-repeated="2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1010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1551" calcext:value-type="float">
            <text:p>0,0155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797" calcext:value-type="float">
            <text:p>0,0797</text:p>
          </table:table-cell>
          <table:table-cell office:value-type="float" office:value="0.51592" calcext:value-type="float">
            <text:p>0,51592</text:p>
          </table:table-cell>
          <table:table-cell office:value-type="float" office:value="0.05416" calcext:value-type="float">
            <text:p>0,05416</text:p>
          </table:table-cell>
          <table:table-cell table:number-columns-repeated="10" office:value-type="float" office:value="0.0002" calcext:value-type="float">
            <text:p>0,0002</text:p>
          </table:table-cell>
          <table:table-cell office:value-type="float" office:value="0.33068" calcext:value-type="float">
            <text:p>0,33068</text:p>
          </table:table-cell>
          <table:table-cell table:number-columns-repeated="7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1011</text:p>
          </table:table-cell>
          <table:table-cell table:number-columns-repeated="6" office:value-type="float" office:value="0.00015" calcext:value-type="float">
            <text:p>0,00015</text:p>
          </table:table-cell>
          <table:table-cell office:value-type="float" office:value="0.71561" calcext:value-type="float">
            <text:p>0,71561</text:p>
          </table:table-cell>
          <table:table-cell table:number-columns-repeated="5" office:value-type="float" office:value="0.00015" calcext:value-type="float">
            <text:p>0,00015</text:p>
          </table:table-cell>
          <table:table-cell office:value-type="float" office:value="0.00632" calcext:value-type="float">
            <text:p>0,00632</text:p>
          </table:table-cell>
          <table:table-cell table:number-columns-repeated="4" office:value-type="float" office:value="0.00015" calcext:value-type="float">
            <text:p>0,00015</text:p>
          </table:table-cell>
          <table:table-cell office:value-type="float" office:value="0.27478" calcext:value-type="float">
            <text:p>0,27478</text:p>
          </table:table-cell>
          <table:table-cell table:number-columns-repeated="7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1012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22751" calcext:value-type="float">
            <text:p>0,22751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10901" calcext:value-type="float">
            <text:p>0,10901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132" calcext:value-type="float">
            <text:p>0,132</text:p>
          </table:table-cell>
          <table:table-cell office:value-type="float" office:value="0.0335" calcext:value-type="float">
            <text:p>0,0335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03977" calcext:value-type="float">
            <text:p>0,03977</text:p>
          </table:table-cell>
          <table:table-cell table:number-columns-repeated="5" office:value-type="float" office:value="0.00017" calcext:value-type="float">
            <text:p>0,00017</text:p>
          </table:table-cell>
          <table:table-cell office:value-type="float" office:value="0.45495" calcext:value-type="float">
            <text:p>0,45495</text:p>
          </table:table-cell>
          <table:table-cell table:number-columns-repeated="3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1013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45151" calcext:value-type="float">
            <text:p>0,45151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14575" calcext:value-type="float">
            <text:p>0,14575</text:p>
          </table:table-cell>
          <table:table-cell table:number-columns-repeated="8" office:value-type="float" office:value="0.00016" calcext:value-type="float">
            <text:p>0,00016</text:p>
          </table:table-cell>
          <table:table-cell office:value-type="float" office:value="0.03074" calcext:value-type="float">
            <text:p>0,03074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36869" calcext:value-type="float">
            <text:p>0,36869</text:p>
          </table:table-cell>
          <table:table-cell table:number-columns-repeated="5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1014</text:p>
          </table:table-cell>
          <table:table-cell office:value-type="float" office:value="0.03445" calcext:value-type="float">
            <text:p>0,03445</text:p>
          </table:table-cell>
          <table:table-cell table:number-columns-repeated="14" office:value-type="float" office:value="0.0003" calcext:value-type="float">
            <text:p>0,0003</text:p>
          </table:table-cell>
          <table:table-cell office:value-type="float" office:value="0.26392" calcext:value-type="float">
            <text:p>0,2639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69506" calcext:value-type="float">
            <text:p>0,69506</text:p>
          </table:table-cell>
          <table:table-cell table:number-columns-repeated="7" office:value-type="float" office:value="0.0003" calcext:value-type="float">
            <text:p>0,0003</text:p>
          </table:table-cell>
        </table:table-row>
        <table:table-row table:style-name="ro1">
          <table:table-cell office:value-type="string" calcext:value-type="string">
            <text:p>article 1015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1647" calcext:value-type="float">
            <text:p>0,01647</text:p>
          </table:table-cell>
          <table:table-cell table:number-columns-repeated="7" office:value-type="float" office:value="0.00008" calcext:value-type="float">
            <text:p>0,00008</text:p>
          </table:table-cell>
          <table:table-cell office:value-type="float" office:value="0.01886" calcext:value-type="float">
            <text:p>0,01886</text:p>
          </table:table-cell>
          <table:table-cell table:number-columns-repeated="2" office:value-type="float" office:value="0.00008" calcext:value-type="float">
            <text:p>0,00008</text:p>
          </table:table-cell>
          <table:table-cell office:value-type="float" office:value="0.12604" calcext:value-type="float">
            <text:p>0,12604</text:p>
          </table:table-cell>
          <table:table-cell office:value-type="float" office:value="0.02442" calcext:value-type="float">
            <text:p>0,02442</text:p>
          </table:table-cell>
          <table:table-cell office:value-type="float" office:value="0.18334" calcext:value-type="float">
            <text:p>0,18334</text:p>
          </table:table-cell>
          <table:table-cell table:number-columns-repeated="7" office:value-type="float" office:value="0.00008" calcext:value-type="float">
            <text:p>0,00008</text:p>
          </table:table-cell>
          <table:table-cell office:value-type="float" office:value="0.06027" calcext:value-type="float">
            <text:p>0,06027</text:p>
          </table:table-cell>
          <table:table-cell office:value-type="float" office:value="0.56913" calcext:value-type="float">
            <text:p>0,56913</text:p>
          </table:table-cell>
          <table:table-cell office:value-type="float" office:value="0.00008" calcext:value-type="float">
            <text:p>0,00008</text:p>
          </table:table-cell>
        </table:table-row>
        <table:table-row table:style-name="ro1">
          <table:table-cell office:value-type="string" calcext:value-type="string">
            <text:p>article 1016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0.12741" calcext:value-type="float">
            <text:p>0,12741</text:p>
          </table:table-cell>
          <table:table-cell table:number-columns-repeated="2" office:value-type="float" office:value="0.00027" calcext:value-type="float">
            <text:p>0,00027</text:p>
          </table:table-cell>
          <table:table-cell office:value-type="float" office:value="0.76487" calcext:value-type="float">
            <text:p>0,76487</text:p>
          </table:table-cell>
          <table:table-cell table:number-columns-repeated="5" office:value-type="float" office:value="0.00027" calcext:value-type="float">
            <text:p>0,00027</text:p>
          </table:table-cell>
          <table:table-cell office:value-type="float" office:value="0.05774" calcext:value-type="float">
            <text:p>0,05774</text:p>
          </table:table-cell>
          <table:table-cell table:number-columns-repeated="5" office:value-type="float" office:value="0.00027" calcext:value-type="float">
            <text:p>0,00027</text:p>
          </table:table-cell>
          <table:table-cell office:value-type="float" office:value="0.01577" calcext:value-type="float">
            <text:p>0,01577</text:p>
          </table:table-cell>
          <table:table-cell table:number-columns-repeated="4" office:value-type="float" office:value="0.00027" calcext:value-type="float">
            <text:p>0,00027</text:p>
          </table:table-cell>
          <table:table-cell office:value-type="float" office:value="0.02873" calcext:value-type="float">
            <text:p>0,02873</text:p>
          </table:table-cell>
          <table:table-cell table:number-columns-repeated="3"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article 1017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11401" calcext:value-type="float">
            <text:p>0,11401</text:p>
          </table:table-cell>
          <table:table-cell office:value-type="float" office:value="0.08308" calcext:value-type="float">
            <text:p>0,08308</text:p>
          </table:table-cell>
          <table:table-cell table:number-columns-repeated="5" office:value-type="float" office:value="0.0001" calcext:value-type="float">
            <text:p>0,0001</text:p>
          </table:table-cell>
          <table:table-cell office:value-type="float" office:value="0.06057" calcext:value-type="float">
            <text:p>0,06057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32827" calcext:value-type="float">
            <text:p>0,32827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15321" calcext:value-type="float">
            <text:p>0,15321</text:p>
          </table:table-cell>
          <table:table-cell office:value-type="float" office:value="0.10147" calcext:value-type="float">
            <text:p>0,10147</text:p>
          </table:table-cell>
          <table:table-cell table:number-columns-repeated="5" office:value-type="float" office:value="0.0001" calcext:value-type="float">
            <text:p>0,0001</text:p>
          </table:table-cell>
          <table:table-cell office:value-type="float" office:value="0.10421" calcext:value-type="float">
            <text:p>0,10421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535" calcext:value-type="float">
            <text:p>0,0535</text:p>
          </table:table-cell>
          <table:table-cell table:number-columns-repeated="2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article 1018</text:p>
          </table:table-cell>
          <table:table-cell office:value-type="float" office:value="0.03463" calcext:value-type="float">
            <text:p>0,03463</text:p>
          </table:table-cell>
          <table:table-cell office:value-type="float" office:value="0.23967" calcext:value-type="float">
            <text:p>0,23967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35367" calcext:value-type="float">
            <text:p>0,35367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18536" calcext:value-type="float">
            <text:p>0,18536</text:p>
          </table:table-cell>
          <table:table-cell office:value-type="float" office:value="0.01482" calcext:value-type="float">
            <text:p>0,01482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0913" calcext:value-type="float">
            <text:p>0,0913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2335" calcext:value-type="float">
            <text:p>0,02335</text:p>
          </table:table-cell>
          <table:table-cell office:value-type="float" office:value="0.05471" calcext:value-type="float">
            <text:p>0,05471</text:p>
          </table:table-cell>
          <table:table-cell table:number-columns-repeated="7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1019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098" calcext:value-type="float">
            <text:p>0,098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12674" calcext:value-type="float">
            <text:p>0,12674</text:p>
          </table:table-cell>
          <table:table-cell table:number-columns-repeated="4" office:value-type="float" office:value="0.00012" calcext:value-type="float">
            <text:p>0,00012</text:p>
          </table:table-cell>
          <table:table-cell office:value-type="float" office:value="0.22351" calcext:value-type="float">
            <text:p>0,22351</text:p>
          </table:table-cell>
          <table:table-cell office:value-type="float" office:value="0.18395" calcext:value-type="float">
            <text:p>0,18395</text:p>
          </table:table-cell>
          <table:table-cell table:number-columns-repeated="5" office:value-type="float" office:value="0.00012" calcext:value-type="float">
            <text:p>0,00012</text:p>
          </table:table-cell>
          <table:table-cell office:value-type="float" office:value="0.08546" calcext:value-type="float">
            <text:p>0,08546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15459" calcext:value-type="float">
            <text:p>0,15459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12559" calcext:value-type="float">
            <text:p>0,12559</text:p>
          </table:table-cell>
          <table:table-cell table:number-columns-repeated="2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1020</text:p>
          </table:table-cell>
          <table:table-cell table:number-columns-repeated="4" office:value-type="float" office:value="0.00023" calcext:value-type="float">
            <text:p>0,00023</text:p>
          </table:table-cell>
          <table:table-cell office:value-type="float" office:value="0.25798" calcext:value-type="float">
            <text:p>0,25798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20185" calcext:value-type="float">
            <text:p>0,20185</text:p>
          </table:table-cell>
          <table:table-cell table:number-columns-repeated="7" office:value-type="float" office:value="0.00023" calcext:value-type="float">
            <text:p>0,00023</text:p>
          </table:table-cell>
          <table:table-cell office:value-type="float" office:value="0.05285" calcext:value-type="float">
            <text:p>0,05285</text:p>
          </table:table-cell>
          <table:table-cell office:value-type="float" office:value="0.01287" calcext:value-type="float">
            <text:p>0,01287</text:p>
          </table:table-cell>
          <table:table-cell office:value-type="float" office:value="0.16217" calcext:value-type="float">
            <text:p>0,16217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30795" calcext:value-type="float">
            <text:p>0,30795</text:p>
          </table:table-cell>
          <table:table-cell table:number-columns-repeated="3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1021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2245" calcext:value-type="float">
            <text:p>0,2245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18376" calcext:value-type="float">
            <text:p>0,18376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20303" calcext:value-type="float">
            <text:p>0,20303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7963" calcext:value-type="float">
            <text:p>0,07963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18406" calcext:value-type="float">
            <text:p>0,18406</text:p>
          </table:table-cell>
          <table:table-cell table:number-columns-repeated="6" office:value-type="float" office:value="0.00017" calcext:value-type="float">
            <text:p>0,00017</text:p>
          </table:table-cell>
          <table:table-cell office:value-type="float" office:value="0.12176" calcext:value-type="float">
            <text:p>0,12176</text:p>
          </table:table-cell>
        </table:table-row>
        <table:table-row table:style-name="ro1">
          <table:table-cell office:value-type="string" calcext:value-type="string">
            <text:p>article 1022</text:p>
          </table:table-cell>
          <table:table-cell table:number-columns-repeated="4" office:value-type="float" office:value="0.00022" calcext:value-type="float">
            <text:p>0,00022</text:p>
          </table:table-cell>
          <table:table-cell office:value-type="float" office:value="0.05522" calcext:value-type="float">
            <text:p>0,05522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12696" calcext:value-type="float">
            <text:p>0,12696</text:p>
          </table:table-cell>
          <table:table-cell table:number-columns-repeated="3" office:value-type="float" office:value="0.00022" calcext:value-type="float">
            <text:p>0,00022</text:p>
          </table:table-cell>
          <table:table-cell office:value-type="float" office:value="0.15692" calcext:value-type="float">
            <text:p>0,15692</text:p>
          </table:table-cell>
          <table:table-cell table:number-columns-repeated="4" office:value-type="float" office:value="0.00022" calcext:value-type="float">
            <text:p>0,00022</text:p>
          </table:table-cell>
          <table:table-cell office:value-type="float" office:value="0.18593" calcext:value-type="float">
            <text:p>0,18593</text:p>
          </table:table-cell>
          <table:table-cell office:value-type="float" office:value="0.1569" calcext:value-type="float">
            <text:p>0,1569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14276" calcext:value-type="float">
            <text:p>0,14276</text:p>
          </table:table-cell>
          <table:table-cell office:value-type="float" office:value="0.17139" calcext:value-type="float">
            <text:p>0,17139</text:p>
          </table:table-cell>
          <table:table-cell table:number-columns-repeated="3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1023</text:p>
          </table:table-cell>
          <table:table-cell table:number-columns-repeated="4" office:value-type="float" office:value="0.00033" calcext:value-type="float">
            <text:p>0,00033</text:p>
          </table:table-cell>
          <table:table-cell office:value-type="float" office:value="0.08098" calcext:value-type="float">
            <text:p>0,08098</text:p>
          </table:table-cell>
          <table:table-cell table:number-columns-repeated="2" office:value-type="float" office:value="0.00033" calcext:value-type="float">
            <text:p>0,00033</text:p>
          </table:table-cell>
          <table:table-cell office:value-type="float" office:value="0.33997" calcext:value-type="float">
            <text:p>0,33997</text:p>
          </table:table-cell>
          <table:table-cell table:number-columns-repeated="7" office:value-type="float" office:value="0.00033" calcext:value-type="float">
            <text:p>0,00033</text:p>
          </table:table-cell>
          <table:table-cell office:value-type="float" office:value="0.57189" calcext:value-type="float">
            <text:p>0,57189</text:p>
          </table:table-cell>
          <table:table-cell table:number-columns-repeated="9" office:value-type="float" office:value="0.00033" calcext:value-type="float">
            <text:p>0,00033</text:p>
          </table:table-cell>
        </table:table-row>
        <table:table-row table:style-name="ro1">
          <table:table-cell office:value-type="string" calcext:value-type="string">
            <text:p>article 1024</text:p>
          </table:table-cell>
          <table:table-cell office:value-type="float" office:value="0.00196" calcext:value-type="float">
            <text:p>0,00196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24304" calcext:value-type="float">
            <text:p>0,24304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0617" calcext:value-type="float">
            <text:p>0,0617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03372" calcext:value-type="float">
            <text:p>0,03372</text:p>
          </table:table-cell>
          <table:table-cell table:number-columns-repeated="4" office:value-type="float" office:value="0.00018" calcext:value-type="float">
            <text:p>0,00018</text:p>
          </table:table-cell>
          <table:table-cell office:value-type="float" office:value="0.39444" calcext:value-type="float">
            <text:p>0,39444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03693" calcext:value-type="float">
            <text:p>0,03693</text:p>
          </table:table-cell>
          <table:table-cell office:value-type="float" office:value="0.07985" calcext:value-type="float">
            <text:p>0,07985</text:p>
          </table:table-cell>
          <table:table-cell table:number-columns-repeated="4" office:value-type="float" office:value="0.00018" calcext:value-type="float">
            <text:p>0,00018</text:p>
          </table:table-cell>
          <table:table-cell office:value-type="float" office:value="0.14523" calcext:value-type="float">
            <text:p>0,14523</text:p>
          </table:table-cell>
          <table:table-cell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1025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7603" calcext:value-type="float">
            <text:p>0,07603</text:p>
          </table:table-cell>
          <table:table-cell table:number-columns-repeated="5" office:value-type="float" office:value="0.00015" calcext:value-type="float">
            <text:p>0,00015</text:p>
          </table:table-cell>
          <table:table-cell office:value-type="float" office:value="0.06657" calcext:value-type="float">
            <text:p>0,06657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18729" calcext:value-type="float">
            <text:p>0,18729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20473" calcext:value-type="float">
            <text:p>0,20473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11404" calcext:value-type="float">
            <text:p>0,11404</text:p>
          </table:table-cell>
          <table:table-cell office:value-type="float" office:value="0.34853" calcext:value-type="float">
            <text:p>0,34853</text:p>
          </table:table-cell>
          <table:table-cell table:number-columns-repeated="6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1026</text:p>
          </table:table-cell>
          <table:table-cell office:value-type="float" office:value="0.20132" calcext:value-type="float">
            <text:p>0,20132</text:p>
          </table:table-cell>
          <table:table-cell office:value-type="float" office:value="0.34898" calcext:value-type="float">
            <text:p>0,34898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23793" calcext:value-type="float">
            <text:p>0,23793</text:p>
          </table:table-cell>
          <table:table-cell table:number-columns-repeated="12" office:value-type="float" office:value="0.00023" calcext:value-type="float">
            <text:p>0,00023</text:p>
          </table:table-cell>
          <table:table-cell office:value-type="float" office:value="0.20697" calcext:value-type="float">
            <text:p>0,20697</text:p>
          </table:table-cell>
          <table:table-cell table:number-columns-repeated="7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1027</text:p>
          </table:table-cell>
          <table:table-cell table:number-columns-repeated="4" office:value-type="float" office:value="0.0002" calcext:value-type="float">
            <text:p>0,0002</text:p>
          </table:table-cell>
          <table:table-cell office:value-type="float" office:value="0.27249" calcext:value-type="float">
            <text:p>0,27249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18842" calcext:value-type="float">
            <text:p>0,18842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4219" calcext:value-type="float">
            <text:p>0,04219</text:p>
          </table:table-cell>
          <table:table-cell table:number-columns-repeated="5" office:value-type="float" office:value="0.0002" calcext:value-type="float">
            <text:p>0,0002</text:p>
          </table:table-cell>
          <table:table-cell office:value-type="float" office:value="0.42795" calcext:value-type="float">
            <text:p>0,42795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5631" calcext:value-type="float">
            <text:p>0,05631</text:p>
          </table:table-cell>
          <table:table-cell office:value-type="float" office:value="0.0088" calcext:value-type="float">
            <text:p>0,0088</text:p>
          </table:table-cell>
          <table:table-cell table:number-columns-repeated="3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1028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15729" calcext:value-type="float">
            <text:p>0,15729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2218" calcext:value-type="float">
            <text:p>0,02218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23406" calcext:value-type="float">
            <text:p>0,23406</text:p>
          </table:table-cell>
          <table:table-cell table:number-columns-repeated="4" office:value-type="float" office:value="0.00016" calcext:value-type="float">
            <text:p>0,00016</text:p>
          </table:table-cell>
          <table:table-cell office:value-type="float" office:value="0.0852" calcext:value-type="float">
            <text:p>0,0852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49817" calcext:value-type="float">
            <text:p>0,49817</text:p>
          </table:table-cell>
          <table:table-cell table:number-columns-repeated="9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1029</text:p>
          </table:table-cell>
          <table:table-cell table:number-columns-repeated="4" office:value-type="float" office:value="0.00015" calcext:value-type="float">
            <text:p>0,00015</text:p>
          </table:table-cell>
          <table:table-cell office:value-type="float" office:value="0.35757" calcext:value-type="float">
            <text:p>0,35757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21364" calcext:value-type="float">
            <text:p>0,21364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29141" calcext:value-type="float">
            <text:p>0,29141</text:p>
          </table:table-cell>
          <table:table-cell table:number-columns-repeated="5" office:value-type="float" office:value="0.00015" calcext:value-type="float">
            <text:p>0,00015</text:p>
          </table:table-cell>
          <table:table-cell office:value-type="float" office:value="0.06259" calcext:value-type="float">
            <text:p>0,06259</text:p>
          </table:table-cell>
          <table:table-cell office:value-type="float" office:value="0.06082" calcext:value-type="float">
            <text:p>0,06082</text:p>
          </table:table-cell>
          <table:table-cell office:value-type="float" office:value="0.01121" calcext:value-type="float">
            <text:p>0,01121</text:p>
          </table:table-cell>
          <table:table-cell table:number-columns-repeated="6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1030</text:p>
          </table:table-cell>
          <table:table-cell table:number-columns-repeated="10" office:value-type="float" office:value="0.00019" calcext:value-type="float">
            <text:p>0,00019</text:p>
          </table:table-cell>
          <table:table-cell office:value-type="float" office:value="0.0778" calcext:value-type="float">
            <text:p>0,0778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51932" calcext:value-type="float">
            <text:p>0,51932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05254" calcext:value-type="float">
            <text:p>0,05254</text:p>
          </table:table-cell>
          <table:table-cell office:value-type="float" office:value="0.07436" calcext:value-type="float">
            <text:p>0,07436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3165" calcext:value-type="float">
            <text:p>0,03165</text:p>
          </table:table-cell>
          <table:table-cell office:value-type="float" office:value="0.12072" calcext:value-type="float">
            <text:p>0,12072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6799" calcext:value-type="float">
            <text:p>0,06799</text:p>
          </table:table-cell>
          <table:table-cell office:value-type="float" office:value="0.05234" calcext:value-type="float">
            <text:p>0,05234</text:p>
          </table:table-cell>
        </table:table-row>
        <table:table-row table:style-name="ro1">
          <table:table-cell office:value-type="string" calcext:value-type="string">
            <text:p>article 1031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5381" calcext:value-type="float">
            <text:p>0,5381</text:p>
          </table:table-cell>
          <table:table-cell table:number-columns-repeated="8" office:value-type="float" office:value="0.00012" calcext:value-type="float">
            <text:p>0,00012</text:p>
          </table:table-cell>
          <table:table-cell office:value-type="float" office:value="0.1176" calcext:value-type="float">
            <text:p>0,1176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17656" calcext:value-type="float">
            <text:p>0,17656</text:p>
          </table:table-cell>
          <table:table-cell office:value-type="float" office:value="0.01191" calcext:value-type="float">
            <text:p>0,01191</text:p>
          </table:table-cell>
          <table:table-cell table:number-columns-repeated="4" office:value-type="float" office:value="0.00012" calcext:value-type="float">
            <text:p>0,00012</text:p>
          </table:table-cell>
          <table:table-cell office:value-type="float" office:value="0.11671" calcext:value-type="float">
            <text:p>0,11671</text:p>
          </table:table-cell>
          <table:table-cell office:value-type="float" office:value="0.03681" calcext:value-type="float">
            <text:p>0,03681</text:p>
          </table:table-cell>
          <table:table-cell table:number-columns-repeated="3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1032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3286" calcext:value-type="float">
            <text:p>0,03286</text:p>
          </table:table-cell>
          <table:table-cell office:value-type="float" office:value="0.13753" calcext:value-type="float">
            <text:p>0,13753</text:p>
          </table:table-cell>
          <table:table-cell office:value-type="float" office:value="0.03377" calcext:value-type="float">
            <text:p>0,03377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13733" calcext:value-type="float">
            <text:p>0,13733</text:p>
          </table:table-cell>
          <table:table-cell office:value-type="float" office:value="0.04643" calcext:value-type="float">
            <text:p>0,04643</text:p>
          </table:table-cell>
          <table:table-cell table:number-columns-repeated="5" office:value-type="float" office:value="0.00017" calcext:value-type="float">
            <text:p>0,00017</text:p>
          </table:table-cell>
          <table:table-cell office:value-type="float" office:value="0.01742" calcext:value-type="float">
            <text:p>0,01742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6329" calcext:value-type="float">
            <text:p>0,06329</text:p>
          </table:table-cell>
          <table:table-cell office:value-type="float" office:value="0.31705" calcext:value-type="float">
            <text:p>0,31705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7054" calcext:value-type="float">
            <text:p>0,07054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3074" calcext:value-type="float">
            <text:p>0,03074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63" calcext:value-type="float">
            <text:p>0,063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4786" calcext:value-type="float">
            <text:p>0,04786</text:p>
          </table:table-cell>
        </table:table-row>
        <table:table-row table:style-name="ro1">
          <table:table-cell office:value-type="string" calcext:value-type="string">
            <text:p>article 1033</text:p>
          </table:table-cell>
          <table:table-cell table:number-columns-repeated="4" office:value-type="float" office:value="0.00013" calcext:value-type="float">
            <text:p>0,00013</text:p>
          </table:table-cell>
          <table:table-cell office:value-type="float" office:value="0.05077" calcext:value-type="float">
            <text:p>0,05077</text:p>
          </table:table-cell>
          <table:table-cell office:value-type="float" office:value="0.08648" calcext:value-type="float">
            <text:p>0,08648</text:p>
          </table:table-cell>
          <table:table-cell table:number-columns-repeated="4" office:value-type="float" office:value="0.00013" calcext:value-type="float">
            <text:p>0,00013</text:p>
          </table:table-cell>
          <table:table-cell office:value-type="float" office:value="0.11577" calcext:value-type="float">
            <text:p>0,11577</text:p>
          </table:table-cell>
          <table:table-cell office:value-type="float" office:value="0.10927" calcext:value-type="float">
            <text:p>0,10927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39445" calcext:value-type="float">
            <text:p>0,39445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24077" calcext:value-type="float">
            <text:p>0,24077</text:p>
          </table:table-cell>
          <table:table-cell table:number-columns-repeated="7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1034</text:p>
          </table:table-cell>
          <table:table-cell table:number-columns-repeated="8" office:value-type="float" office:value="0.00025" calcext:value-type="float">
            <text:p>0,00025</text:p>
          </table:table-cell>
          <table:table-cell office:value-type="float" office:value="0.01045" calcext:value-type="float">
            <text:p>0,01045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07772" calcext:value-type="float">
            <text:p>0,07772</text:p>
          </table:table-cell>
          <table:table-cell office:value-type="float" office:value="0.01086" calcext:value-type="float">
            <text:p>0,01086</text:p>
          </table:table-cell>
          <table:table-cell office:value-type="float" office:value="0.04251" calcext:value-type="float">
            <text:p>0,04251</text:p>
          </table:table-cell>
          <table:table-cell office:value-type="float" office:value="0.52995" calcext:value-type="float">
            <text:p>0,52995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32384" calcext:value-type="float">
            <text:p>0,32384</text:p>
          </table:table-cell>
          <table:table-cell table:number-columns-repeated="6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1035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19448" calcext:value-type="float">
            <text:p>0,19448</text:p>
          </table:table-cell>
          <table:table-cell table:number-columns-repeated="3" office:value-type="float" office:value="0.00014" calcext:value-type="float">
            <text:p>0,00014</text:p>
          </table:table-cell>
          <table:table-cell office:value-type="float" office:value="0.15152" calcext:value-type="float">
            <text:p>0,15152</text:p>
          </table:table-cell>
          <table:table-cell table:number-columns-repeated="9" office:value-type="float" office:value="0.00014" calcext:value-type="float">
            <text:p>0,00014</text:p>
          </table:table-cell>
          <table:table-cell office:value-type="float" office:value="0.04501" calcext:value-type="float">
            <text:p>0,04501</text:p>
          </table:table-cell>
          <table:table-cell office:value-type="float" office:value="0.27999" calcext:value-type="float">
            <text:p>0,27999</text:p>
          </table:table-cell>
          <table:table-cell table:number-columns-repeated="4" office:value-type="float" office:value="0.00014" calcext:value-type="float">
            <text:p>0,00014</text:p>
          </table:table-cell>
          <table:table-cell office:value-type="float" office:value="0.29272" calcext:value-type="float">
            <text:p>0,29272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3358" calcext:value-type="float">
            <text:p>0,03358</text:p>
          </table:table-cell>
        </table:table-row>
        <table:table-row table:style-name="ro1">
          <table:table-cell office:value-type="string" calcext:value-type="string">
            <text:p>article 1036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1214" calcext:value-type="float">
            <text:p>0,01214</text:p>
          </table:table-cell>
          <table:table-cell table:number-columns-repeated="6" office:value-type="float" office:value="0.00017" calcext:value-type="float">
            <text:p>0,00017</text:p>
          </table:table-cell>
          <table:table-cell office:value-type="float" office:value="0.72917" calcext:value-type="float">
            <text:p>0,72917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10792" calcext:value-type="float">
            <text:p>0,10792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06548" calcext:value-type="float">
            <text:p>0,06548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8183" calcext:value-type="float">
            <text:p>0,08183</text:p>
          </table:table-cell>
          <table:table-cell table:number-columns-repeated="4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1037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75545" calcext:value-type="float">
            <text:p>0,75545</text:p>
          </table:table-cell>
          <table:table-cell table:number-columns-repeated="7" office:value-type="float" office:value="0.00019" calcext:value-type="float">
            <text:p>0,00019</text:p>
          </table:table-cell>
          <table:table-cell office:value-type="float" office:value="0.09551" calcext:value-type="float">
            <text:p>0,09551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1448" calcext:value-type="float">
            <text:p>0,1448</text:p>
          </table:table-cell>
          <table:table-cell table:number-columns-repeated="11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1038</text:p>
          </table:table-cell>
          <table:table-cell table:number-columns-repeated="6" office:value-type="float" office:value="0.00011" calcext:value-type="float">
            <text:p>0,00011</text:p>
          </table:table-cell>
          <table:table-cell office:value-type="float" office:value="0.02342" calcext:value-type="float">
            <text:p>0,02342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16827" calcext:value-type="float">
            <text:p>0,16827</text:p>
          </table:table-cell>
          <table:table-cell office:value-type="float" office:value="0.0169" calcext:value-type="float">
            <text:p>0,0169</text:p>
          </table:table-cell>
          <table:table-cell office:value-type="float" office:value="0.07473" calcext:value-type="float">
            <text:p>0,07473</text:p>
          </table:table-cell>
          <table:table-cell table:number-columns-repeated="6" office:value-type="float" office:value="0.00011" calcext:value-type="float">
            <text:p>0,00011</text:p>
          </table:table-cell>
          <table:table-cell office:value-type="float" office:value="0.70178" calcext:value-type="float">
            <text:p>0,70178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01282" calcext:value-type="float">
            <text:p>0,01282</text:p>
          </table:table-cell>
          <table:table-cell table:number-columns-repeated="3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1039</text:p>
          </table:table-cell>
          <table:table-cell table:number-columns-repeated="10" office:value-type="float" office:value="0.00015" calcext:value-type="float">
            <text:p>0,00015</text:p>
          </table:table-cell>
          <table:table-cell office:value-type="float" office:value="0.14418" calcext:value-type="float">
            <text:p>0,14418</text:p>
          </table:table-cell>
          <table:table-cell office:value-type="float" office:value="0.06882" calcext:value-type="float">
            <text:p>0,06882</text:p>
          </table:table-cell>
          <table:table-cell table:number-columns-repeated="5" office:value-type="float" office:value="0.00015" calcext:value-type="float">
            <text:p>0,00015</text:p>
          </table:table-cell>
          <table:table-cell office:value-type="float" office:value="0.78362" calcext:value-type="float">
            <text:p>0,78362</text:p>
          </table:table-cell>
          <table:table-cell table:number-columns-repeated="7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10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1489" calcext:value-type="float">
            <text:p>0,01489</text:p>
          </table:table-cell>
          <table:table-cell office:value-type="float" office:value="0.05485" calcext:value-type="float">
            <text:p>0,05485</text:p>
          </table:table-cell>
          <table:table-cell table:number-columns-repeated="7" office:value-type="float" office:value="0.0001" calcext:value-type="float">
            <text:p>0,0001</text:p>
          </table:table-cell>
          <table:table-cell office:value-type="float" office:value="0.00821" calcext:value-type="float">
            <text:p>0,00821</text:p>
          </table:table-cell>
          <table:table-cell table:number-columns-repeated="10" office:value-type="float" office:value="0.0001" calcext:value-type="float">
            <text:p>0,0001</text:p>
          </table:table-cell>
          <table:table-cell office:value-type="float" office:value="0.01073" calcext:value-type="float">
            <text:p>0,01073</text:p>
          </table:table-cell>
          <table:table-cell office:value-type="float" office:value="0.34863" calcext:value-type="float">
            <text:p>0,34863</text:p>
          </table:table-cell>
          <table:table-cell office:value-type="float" office:value="0.56084" calcext:value-type="float">
            <text:p>0,56084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article 1041</text:p>
          </table:table-cell>
          <table:table-cell table:number-columns-repeated="11" office:value-type="float" office:value="0.00021" calcext:value-type="float">
            <text:p>0,00021</text:p>
          </table:table-cell>
          <table:table-cell office:value-type="float" office:value="0.09268" calcext:value-type="float">
            <text:p>0,09268</text:p>
          </table:table-cell>
          <table:table-cell office:value-type="float" office:value="0.43252" calcext:value-type="float">
            <text:p>0,43252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36181" calcext:value-type="float">
            <text:p>0,36181</text:p>
          </table:table-cell>
          <table:table-cell table:number-columns-repeated="3" office:value-type="float" office:value="0.00021" calcext:value-type="float">
            <text:p>0,00021</text:p>
          </table:table-cell>
          <table:table-cell office:value-type="float" office:value="0.10868" calcext:value-type="float">
            <text:p>0,10868</text:p>
          </table:table-cell>
          <table:table-cell table:number-columns-repeated="6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1042</text:p>
          </table:table-cell>
          <table:table-cell table:number-columns-repeated="7" office:value-type="float" office:value="0.00031" calcext:value-type="float">
            <text:p>0,00031</text:p>
          </table:table-cell>
          <table:table-cell office:value-type="float" office:value="0.52764" calcext:value-type="float">
            <text:p>0,52764</text:p>
          </table:table-cell>
          <table:table-cell table:number-columns-repeated="2" office:value-type="float" office:value="0.00031" calcext:value-type="float">
            <text:p>0,00031</text:p>
          </table:table-cell>
          <table:table-cell office:value-type="float" office:value="0.05336" calcext:value-type="float">
            <text:p>0,05336</text:p>
          </table:table-cell>
          <table:table-cell table:number-columns-repeated="6" office:value-type="float" office:value="0.00031" calcext:value-type="float">
            <text:p>0,00031</text:p>
          </table:table-cell>
          <table:table-cell office:value-type="float" office:value="0.41218" calcext:value-type="float">
            <text:p>0,41218</text:p>
          </table:table-cell>
          <table:table-cell table:number-columns-repeated="7" office:value-type="float" office:value="0.00031" calcext:value-type="float">
            <text:p>0,00031</text:p>
          </table:table-cell>
        </table:table-row>
        <table:table-row table:style-name="ro1">
          <table:table-cell office:value-type="string" calcext:value-type="string">
            <text:p>article 1043</text:p>
          </table:table-cell>
          <table:table-cell table:number-columns-repeated="4" office:value-type="float" office:value="0.00024" calcext:value-type="float">
            <text:p>0,00024</text:p>
          </table:table-cell>
          <table:table-cell office:value-type="float" office:value="0.15259" calcext:value-type="float">
            <text:p>0,15259</text:p>
          </table:table-cell>
          <table:table-cell office:value-type="float" office:value="0.05726" calcext:value-type="float">
            <text:p>0,05726</text:p>
          </table:table-cell>
          <table:table-cell office:value-type="float" office:value="0.04928" calcext:value-type="float">
            <text:p>0,04928</text:p>
          </table:table-cell>
          <table:table-cell table:number-columns-repeated="9" office:value-type="float" office:value="0.00024" calcext:value-type="float">
            <text:p>0,00024</text:p>
          </table:table-cell>
          <table:table-cell office:value-type="float" office:value="0.155" calcext:value-type="float">
            <text:p>0,155</text:p>
          </table:table-cell>
          <table:table-cell office:value-type="float" office:value="0.06876" calcext:value-type="float">
            <text:p>0,06876</text:p>
          </table:table-cell>
          <table:table-cell office:value-type="float" office:value="0.17524" calcext:value-type="float">
            <text:p>0,17524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6652" calcext:value-type="float">
            <text:p>0,06652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2713" calcext:value-type="float">
            <text:p>0,2713</text:p>
          </table:table-cell>
          <table:table-cell table:number-columns-repeated="2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1044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16534" calcext:value-type="float">
            <text:p>0,16534</text:p>
          </table:table-cell>
          <table:table-cell table:number-columns-repeated="7" office:value-type="float" office:value="0.00014" calcext:value-type="float">
            <text:p>0,00014</text:p>
          </table:table-cell>
          <table:table-cell office:value-type="float" office:value="0.46687" calcext:value-type="float">
            <text:p>0,46687</text:p>
          </table:table-cell>
          <table:table-cell office:value-type="float" office:value="0.03408" calcext:value-type="float">
            <text:p>0,03408</text:p>
          </table:table-cell>
          <table:table-cell table:number-columns-repeated="6" office:value-type="float" office:value="0.00014" calcext:value-type="float">
            <text:p>0,00014</text:p>
          </table:table-cell>
          <table:table-cell office:value-type="float" office:value="0.26221" calcext:value-type="float">
            <text:p>0,26221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687" calcext:value-type="float">
            <text:p>0,0687</text:p>
          </table:table-cell>
          <table:table-cell table:number-columns-repeated="4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article 1045</text:p>
          </table:table-cell>
          <table:table-cell table:number-columns-repeated="14" office:value-type="float" office:value="0.0002" calcext:value-type="float">
            <text:p>0,0002</text:p>
          </table:table-cell>
          <table:table-cell office:value-type="float" office:value="0.36237" calcext:value-type="float">
            <text:p>0,36237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6331" calcext:value-type="float">
            <text:p>0,6331</text:p>
          </table:table-cell>
          <table:table-cell table:number-columns-repeated="6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104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371" calcext:value-type="float">
            <text:p>0,0371</text:p>
          </table:table-cell>
          <table:table-cell office:value-type="float" office:value="0.08972" calcext:value-type="float">
            <text:p>0,08972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3404" calcext:value-type="float">
            <text:p>0,03404</text:p>
          </table:table-cell>
          <table:table-cell table:number-columns-repeated="7" office:value-type="float" office:value="0.0001" calcext:value-type="float">
            <text:p>0,0001</text:p>
          </table:table-cell>
          <table:table-cell office:value-type="float" office:value="0.07506" calcext:value-type="float">
            <text:p>0,07506</text:p>
          </table:table-cell>
          <table:table-cell table:number-columns-repeated="3" office:value-type="float" office:value="0.0001" calcext:value-type="float">
            <text:p>0,0001</text:p>
          </table:table-cell>
          <table:table-cell office:value-type="float" office:value="0.70019" calcext:value-type="float">
            <text:p>0,70019</text:p>
          </table:table-cell>
          <table:table-cell office:value-type="float" office:value="0.04087" calcext:value-type="float">
            <text:p>0,04087</text:p>
          </table:table-cell>
          <table:table-cell table:number-columns-repeated="4" office:value-type="float" office:value="0.0001" calcext:value-type="float">
            <text:p>0,0001</text:p>
          </table:table-cell>
          <table:table-cell office:value-type="float" office:value="0.02127" calcext:value-type="float">
            <text:p>0,02127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article 1047</text:p>
          </table:table-cell>
          <table:table-cell table:number-columns-repeated="5" office:value-type="float" office:value="0.00015" calcext:value-type="float">
            <text:p>0,00015</text:p>
          </table:table-cell>
          <table:table-cell office:value-type="float" office:value="0.01861" calcext:value-type="float">
            <text:p>0,01861</text:p>
          </table:table-cell>
          <table:table-cell office:value-type="float" office:value="0.06088" calcext:value-type="float">
            <text:p>0,06088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3096" calcext:value-type="float">
            <text:p>0,03096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4946" calcext:value-type="float">
            <text:p>0,04946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13897" calcext:value-type="float">
            <text:p>0,13897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61644" calcext:value-type="float">
            <text:p>0,61644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08205" calcext:value-type="float">
            <text:p>0,08205</text:p>
          </table:table-cell>
          <table:table-cell table:number-columns-repeated="5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1048</text:p>
          </table:table-cell>
          <table:table-cell table:number-columns-repeated="5" office:value-type="float" office:value="0.00014" calcext:value-type="float">
            <text:p>0,00014</text:p>
          </table:table-cell>
          <table:table-cell office:value-type="float" office:value="0.07689" calcext:value-type="float">
            <text:p>0,07689</text:p>
          </table:table-cell>
          <table:table-cell table:number-columns-repeated="4" office:value-type="float" office:value="0.00014" calcext:value-type="float">
            <text:p>0,00014</text:p>
          </table:table-cell>
          <table:table-cell office:value-type="float" office:value="0.34499" calcext:value-type="float">
            <text:p>0,34499</text:p>
          </table:table-cell>
          <table:table-cell table:number-columns-repeated="3" office:value-type="float" office:value="0.00014" calcext:value-type="float">
            <text:p>0,00014</text:p>
          </table:table-cell>
          <table:table-cell office:value-type="float" office:value="0.14534" calcext:value-type="float">
            <text:p>0,14534</text:p>
          </table:table-cell>
          <table:table-cell table:number-columns-repeated="3" office:value-type="float" office:value="0.00014" calcext:value-type="float">
            <text:p>0,00014</text:p>
          </table:table-cell>
          <table:table-cell office:value-type="float" office:value="0.29143" calcext:value-type="float">
            <text:p>0,29143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07303" calcext:value-type="float">
            <text:p>0,07303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06563" calcext:value-type="float">
            <text:p>0,06563</text:p>
          </table:table-cell>
        </table:table-row>
        <table:table-row table:style-name="ro1">
          <table:table-cell office:value-type="string" calcext:value-type="string">
            <text:p>article 1049</text:p>
          </table:table-cell>
          <table:table-cell table:number-columns-repeated="4" office:value-type="float" office:value="0.00018" calcext:value-type="float">
            <text:p>0,00018</text:p>
          </table:table-cell>
          <table:table-cell office:value-type="float" office:value="0.09317" calcext:value-type="float">
            <text:p>0,09317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08385" calcext:value-type="float">
            <text:p>0,08385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38389" calcext:value-type="float">
            <text:p>0,38389</text:p>
          </table:table-cell>
          <table:table-cell office:value-type="float" office:value="0.03993" calcext:value-type="float">
            <text:p>0,03993</text:p>
          </table:table-cell>
          <table:table-cell table:number-columns-repeated="4" office:value-type="float" office:value="0.00018" calcext:value-type="float">
            <text:p>0,00018</text:p>
          </table:table-cell>
          <table:table-cell office:value-type="float" office:value="0.0183" calcext:value-type="float">
            <text:p>0,0183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37742" calcext:value-type="float">
            <text:p>0,37742</text:p>
          </table:table-cell>
          <table:table-cell table:number-columns-repeated="6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1050</text:p>
          </table:table-cell>
          <table:table-cell table:number-columns-repeated="6" office:value-type="float" office:value="0.00065" calcext:value-type="float">
            <text:p>0,00065</text:p>
          </table:table-cell>
          <table:table-cell office:value-type="float" office:value="0.43704" calcext:value-type="float">
            <text:p>0,43704</text:p>
          </table:table-cell>
          <table:table-cell table:number-columns-repeated="4" office:value-type="float" office:value="0.00065" calcext:value-type="float">
            <text:p>0,00065</text:p>
          </table:table-cell>
          <table:table-cell office:value-type="float" office:value="0.09195" calcext:value-type="float">
            <text:p>0,09195</text:p>
          </table:table-cell>
          <table:table-cell table:number-columns-repeated="7" office:value-type="float" office:value="0.00065" calcext:value-type="float">
            <text:p>0,00065</text:p>
          </table:table-cell>
          <table:table-cell office:value-type="float" office:value="0.42047" calcext:value-type="float">
            <text:p>0,42047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3699" calcext:value-type="float">
            <text:p>0,03699</text:p>
          </table:table-cell>
          <table:table-cell table:number-columns-repeated="3" office:value-type="float" office:value="0.00065" calcext:value-type="float">
            <text:p>0,00065</text:p>
          </table:table-cell>
        </table:table-row>
        <table:table-row table:style-name="ro1">
          <table:table-cell office:value-type="string" calcext:value-type="string">
            <text:p>article 1051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12544" calcext:value-type="float">
            <text:p>0,12544</text:p>
          </table:table-cell>
          <table:table-cell table:number-columns-repeated="5" office:value-type="float" office:value="0.00019" calcext:value-type="float">
            <text:p>0,00019</text:p>
          </table:table-cell>
          <table:table-cell office:value-type="float" office:value="0.31174" calcext:value-type="float">
            <text:p>0,31174</text:p>
          </table:table-cell>
          <table:table-cell table:number-columns-repeated="8" office:value-type="float" office:value="0.00019" calcext:value-type="float">
            <text:p>0,00019</text:p>
          </table:table-cell>
          <table:table-cell office:value-type="float" office:value="0.11215" calcext:value-type="float">
            <text:p>0,11215</text:p>
          </table:table-cell>
          <table:table-cell office:value-type="float" office:value="0.44671" calcext:value-type="float">
            <text:p>0,44671</text:p>
          </table:table-cell>
          <table:table-cell table:number-columns-repeated="6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1052</text:p>
          </table:table-cell>
          <table:table-cell office:value-type="float" office:value="0.00506" calcext:value-type="float">
            <text:p>0,00506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621" calcext:value-type="float">
            <text:p>0,621</text:p>
          </table:table-cell>
          <table:table-cell table:number-columns-repeated="7" office:value-type="float" office:value="0.00006" calcext:value-type="float">
            <text:p>0,00006</text:p>
          </table:table-cell>
          <table:table-cell office:value-type="float" office:value="0.02855" calcext:value-type="float">
            <text:p>0,02855</text:p>
          </table:table-cell>
          <table:table-cell office:value-type="float" office:value="0.13933" calcext:value-type="float">
            <text:p>0,13933</text:p>
          </table:table-cell>
          <table:table-cell table:number-columns-repeated="4" office:value-type="float" office:value="0.00006" calcext:value-type="float">
            <text:p>0,00006</text:p>
          </table:table-cell>
          <table:table-cell office:value-type="float" office:value="0.02056" calcext:value-type="float">
            <text:p>0,02056</text:p>
          </table:table-cell>
          <table:table-cell table:number-columns-repeated="3" office:value-type="float" office:value="0.00006" calcext:value-type="float">
            <text:p>0,00006</text:p>
          </table:table-cell>
          <table:table-cell office:value-type="float" office:value="0.18439" calcext:value-type="float">
            <text:p>0,18439</text:p>
          </table:table-cell>
          <table:table-cell table:number-columns-repeated="4" office:value-type="float" office:value="0.00006" calcext:value-type="float">
            <text:p>0,00006</text:p>
          </table:table-cell>
        </table:table-row>
        <table:table-row table:style-name="ro1">
          <table:table-cell office:value-type="string" calcext:value-type="string">
            <text:p>article 1053</text:p>
          </table:table-cell>
          <table:table-cell table:number-columns-repeated="5" office:value-type="float" office:value="0.00013" calcext:value-type="float">
            <text:p>0,00013</text:p>
          </table:table-cell>
          <table:table-cell office:value-type="float" office:value="0.03923" calcext:value-type="float">
            <text:p>0,03923</text:p>
          </table:table-cell>
          <table:table-cell table:number-columns-repeated="4" office:value-type="float" office:value="0.00013" calcext:value-type="float">
            <text:p>0,00013</text:p>
          </table:table-cell>
          <table:table-cell office:value-type="float" office:value="0.41488" calcext:value-type="float">
            <text:p>0,41488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04625" calcext:value-type="float">
            <text:p>0,04625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49094" calcext:value-type="float">
            <text:p>0,49094</text:p>
          </table:table-cell>
          <table:table-cell table:number-columns-repeated="5" office:value-type="float" office:value="0.00013" calcext:value-type="float">
            <text:p>0,00013</text:p>
          </table:table-cell>
          <table:table-cell office:value-type="float" office:value="0.00606" calcext:value-type="float">
            <text:p>0,00606</text:p>
          </table:table-cell>
        </table:table-row>
        <table:table-row table:style-name="ro1">
          <table:table-cell office:value-type="string" calcext:value-type="string">
            <text:p>article 1054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8358" calcext:value-type="float">
            <text:p>0,08358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66862" calcext:value-type="float">
            <text:p>0,66862</text:p>
          </table:table-cell>
          <table:table-cell table:number-columns-repeated="5" office:value-type="float" office:value="0.00021" calcext:value-type="float">
            <text:p>0,00021</text:p>
          </table:table-cell>
          <table:table-cell office:value-type="float" office:value="0.13596" calcext:value-type="float">
            <text:p>0,13596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10739" calcext:value-type="float">
            <text:p>0,10739</text:p>
          </table:table-cell>
          <table:table-cell table:number-columns-repeated="11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1055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47068" calcext:value-type="float">
            <text:p>0,47068</text:p>
          </table:table-cell>
          <table:table-cell office:value-type="float" office:value="0.18957" calcext:value-type="float">
            <text:p>0,18957</text:p>
          </table:table-cell>
          <table:table-cell table:number-columns-repeated="16" office:value-type="float" office:value="0.00022" calcext:value-type="float">
            <text:p>0,00022</text:p>
          </table:table-cell>
          <table:table-cell office:value-type="float" office:value="0.18977" calcext:value-type="float">
            <text:p>0,18977</text:p>
          </table:table-cell>
          <table:table-cell table:number-columns-repeated="3" office:value-type="float" office:value="0.00022" calcext:value-type="float">
            <text:p>0,00022</text:p>
          </table:table-cell>
          <table:table-cell office:value-type="float" office:value="0.14547" calcext:value-type="float">
            <text:p>0,14547</text:p>
          </table:table-cell>
          <table:table-cell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1056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77305" calcext:value-type="float">
            <text:p>0,773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1139" calcext:value-type="float">
            <text:p>0,01139</text:p>
          </table:table-cell>
          <table:table-cell table:number-columns-repeated="5" office:value-type="float" office:value="0.0002" calcext:value-type="float">
            <text:p>0,0002</text:p>
          </table:table-cell>
          <table:table-cell office:value-type="float" office:value="0.2112" calcext:value-type="float">
            <text:p>0,2112</text:p>
          </table:table-cell>
          <table:table-cell table:number-columns-repeated="14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1057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0.01548" calcext:value-type="float">
            <text:p>0,01548</text:p>
          </table:table-cell>
          <table:table-cell office:value-type="float" office:value="0.22668" calcext:value-type="float">
            <text:p>0,22668</text:p>
          </table:table-cell>
          <table:table-cell table:number-columns-repeated="2" office:value-type="float" office:value="0.00027" calcext:value-type="float">
            <text:p>0,00027</text:p>
          </table:table-cell>
          <table:table-cell office:value-type="float" office:value="0.09976" calcext:value-type="float">
            <text:p>0,09976</text:p>
          </table:table-cell>
          <table:table-cell table:number-columns-repeated="5" office:value-type="float" office:value="0.00027" calcext:value-type="float">
            <text:p>0,00027</text:p>
          </table:table-cell>
          <table:table-cell office:value-type="float" office:value="0.11638" calcext:value-type="float">
            <text:p>0,11638</text:p>
          </table:table-cell>
          <table:table-cell office:value-type="float" office:value="0.13678" calcext:value-type="float">
            <text:p>0,13678</text:p>
          </table:table-cell>
          <table:table-cell table:number-columns-repeated="2" office:value-type="float" office:value="0.00027" calcext:value-type="float">
            <text:p>0,00027</text:p>
          </table:table-cell>
          <table:table-cell office:value-type="float" office:value="0.13237" calcext:value-type="float">
            <text:p>0,13237</text:p>
          </table:table-cell>
          <table:table-cell table:number-columns-repeated="6" office:value-type="float" office:value="0.00027" calcext:value-type="float">
            <text:p>0,00027</text:p>
          </table:table-cell>
          <table:table-cell office:value-type="float" office:value="0.26765" calcext:value-type="float">
            <text:p>0,26765</text:p>
          </table:table-cell>
          <table:table-cell table:number-columns-repeated="2"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article 1058</text:p>
          </table:table-cell>
          <table:table-cell table:number-columns-repeated="2" office:value-type="float" office:value="0.00029" calcext:value-type="float">
            <text:p>0,00029</text:p>
          </table:table-cell>
          <table:table-cell office:value-type="float" office:value="0.93052" calcext:value-type="float">
            <text:p>0,93052</text:p>
          </table:table-cell>
          <table:table-cell table:number-columns-repeated="19" office:value-type="float" office:value="0.00029" calcext:value-type="float">
            <text:p>0,00029</text:p>
          </table:table-cell>
          <table:table-cell office:value-type="float" office:value="0.06272" calcext:value-type="float">
            <text:p>0,06272</text:p>
          </table:table-cell>
          <table:table-cell table:number-columns-repeated="2" office:value-type="float" office:value="0.00029" calcext:value-type="float">
            <text:p>0,00029</text:p>
          </table:table-cell>
        </table:table-row>
        <table:table-row table:style-name="ro1">
          <table:table-cell office:value-type="string" calcext:value-type="string">
            <text:p>article 1059</text:p>
          </table:table-cell>
          <table:table-cell table:number-columns-repeated="5" office:value-type="float" office:value="0.00028" calcext:value-type="float">
            <text:p>0,00028</text:p>
          </table:table-cell>
          <table:table-cell office:value-type="float" office:value="0.07915" calcext:value-type="float">
            <text:p>0,07915</text:p>
          </table:table-cell>
          <table:table-cell office:value-type="float" office:value="0.1051" calcext:value-type="float">
            <text:p>0,1051</text:p>
          </table:table-cell>
          <table:table-cell office:value-type="float" office:value="0.16692" calcext:value-type="float">
            <text:p>0,16692</text:p>
          </table:table-cell>
          <table:table-cell office:value-type="float" office:value="0.0548" calcext:value-type="float">
            <text:p>0,0548</text:p>
          </table:table-cell>
          <table:table-cell office:value-type="float" office:value="0.02745" calcext:value-type="float">
            <text:p>0,02745</text:p>
          </table:table-cell>
          <table:table-cell table:number-columns-repeated="3" office:value-type="float" office:value="0.00028" calcext:value-type="float">
            <text:p>0,00028</text:p>
          </table:table-cell>
          <table:table-cell office:value-type="float" office:value="0.09767" calcext:value-type="float">
            <text:p>0,09767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27133" calcext:value-type="float">
            <text:p>0,27133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19276" calcext:value-type="float">
            <text:p>0,19276</text:p>
          </table:table-cell>
          <table:table-cell table:number-columns-repeated="7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article 1060</text:p>
          </table:table-cell>
          <table:table-cell table:number-columns-repeated="7" office:value-type="float" office:value="0.00022" calcext:value-type="float">
            <text:p>0,00022</text:p>
          </table:table-cell>
          <table:table-cell office:value-type="float" office:value="0.19638" calcext:value-type="float">
            <text:p>0,19638</text:p>
          </table:table-cell>
          <table:table-cell table:number-columns-repeated="13" office:value-type="float" office:value="0.00022" calcext:value-type="float">
            <text:p>0,00022</text:p>
          </table:table-cell>
          <table:table-cell office:value-type="float" office:value="0.79862" calcext:value-type="float">
            <text:p>0,79862</text:p>
          </table:table-cell>
          <table:table-cell table:number-columns-repeated="3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1061</text:p>
          </table:table-cell>
          <table:table-cell table:number-columns-repeated="7" office:value-type="float" office:value="0.00022" calcext:value-type="float">
            <text:p>0,00022</text:p>
          </table:table-cell>
          <table:table-cell office:value-type="float" office:value="0.19638" calcext:value-type="float">
            <text:p>0,19638</text:p>
          </table:table-cell>
          <table:table-cell table:number-columns-repeated="13" office:value-type="float" office:value="0.00022" calcext:value-type="float">
            <text:p>0,00022</text:p>
          </table:table-cell>
          <table:table-cell office:value-type="float" office:value="0.79862" calcext:value-type="float">
            <text:p>0,79862</text:p>
          </table:table-cell>
          <table:table-cell table:number-columns-repeated="3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1062</text:p>
          </table:table-cell>
          <table:table-cell table:number-columns-repeated="5" office:value-type="float" office:value="0.00014" calcext:value-type="float">
            <text:p>0,00014</text:p>
          </table:table-cell>
          <table:table-cell office:value-type="float" office:value="0.03313" calcext:value-type="float">
            <text:p>0,03313</text:p>
          </table:table-cell>
          <table:table-cell table:number-columns-repeated="6" office:value-type="float" office:value="0.00014" calcext:value-type="float">
            <text:p>0,00014</text:p>
          </table:table-cell>
          <table:table-cell office:value-type="float" office:value="0.16253" calcext:value-type="float">
            <text:p>0,16253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18905" calcext:value-type="float">
            <text:p>0,18905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41484" calcext:value-type="float">
            <text:p>0,41484</text:p>
          </table:table-cell>
          <table:table-cell office:value-type="float" office:value="0.19761" calcext:value-type="float">
            <text:p>0,19761</text:p>
          </table:table-cell>
          <table:table-cell table:number-columns-repeated="6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article 1063</text:p>
          </table:table-cell>
          <table:table-cell office:value-type="float" office:value="0.05257" calcext:value-type="float">
            <text:p>0,05257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46045" calcext:value-type="float">
            <text:p>0,46045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08663" calcext:value-type="float">
            <text:p>0,08663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12906" calcext:value-type="float">
            <text:p>0,12906</text:p>
          </table:table-cell>
          <table:table-cell office:value-type="float" office:value="0.12952" calcext:value-type="float">
            <text:p>0,12952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2727" calcext:value-type="float">
            <text:p>0,02727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03765" calcext:value-type="float">
            <text:p>0,03765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471" calcext:value-type="float">
            <text:p>0,0471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02578" calcext:value-type="float">
            <text:p>0,02578</text:p>
          </table:table-cell>
          <table:table-cell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1064</text:p>
          </table:table-cell>
          <table:table-cell table:number-columns-repeated="4" office:value-type="float" office:value="0.00051" calcext:value-type="float">
            <text:p>0,00051</text:p>
          </table:table-cell>
          <table:table-cell office:value-type="float" office:value="0.05452" calcext:value-type="float">
            <text:p>0,05452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22001" calcext:value-type="float">
            <text:p>0,22001</text:p>
          </table:table-cell>
          <table:table-cell table:number-columns-repeated="4" office:value-type="float" office:value="0.00051" calcext:value-type="float">
            <text:p>0,00051</text:p>
          </table:table-cell>
          <table:table-cell office:value-type="float" office:value="0.35103" calcext:value-type="float">
            <text:p>0,35103</text:p>
          </table:table-cell>
          <table:table-cell table:number-columns-repeated="2" office:value-type="float" office:value="0.00051" calcext:value-type="float">
            <text:p>0,00051</text:p>
          </table:table-cell>
          <table:table-cell office:value-type="float" office:value="0.24591" calcext:value-type="float">
            <text:p>0,24591</text:p>
          </table:table-cell>
          <table:table-cell table:number-columns-repeated="4" office:value-type="float" office:value="0.00051" calcext:value-type="float">
            <text:p>0,00051</text:p>
          </table:table-cell>
          <table:table-cell office:value-type="float" office:value="0.11841" calcext:value-type="float">
            <text:p>0,11841</text:p>
          </table:table-cell>
          <table:table-cell table:number-columns-repeated="5" office:value-type="float" office:value="0.00051" calcext:value-type="float">
            <text:p>0,00051</text:p>
          </table:table-cell>
        </table:table-row>
        <table:table-row table:style-name="ro1">
          <table:table-cell office:value-type="string" calcext:value-type="string">
            <text:p>article 1065</text:p>
          </table:table-cell>
          <table:table-cell table:number-columns-repeated="3" office:value-type="float" office:value="0.00026" calcext:value-type="float">
            <text:p>0,00026</text:p>
          </table:table-cell>
          <table:table-cell office:value-type="float" office:value="0.0193" calcext:value-type="float">
            <text:p>0,0193</text:p>
          </table:table-cell>
          <table:table-cell table:number-columns-repeated="2" office:value-type="float" office:value="0.00026" calcext:value-type="float">
            <text:p>0,00026</text:p>
          </table:table-cell>
          <table:table-cell office:value-type="float" office:value="0.08071" calcext:value-type="float">
            <text:p>0,08071</text:p>
          </table:table-cell>
          <table:table-cell table:number-columns-repeated="4" office:value-type="float" office:value="0.00026" calcext:value-type="float">
            <text:p>0,00026</text:p>
          </table:table-cell>
          <table:table-cell office:value-type="float" office:value="0.04776" calcext:value-type="float">
            <text:p>0,04776</text:p>
          </table:table-cell>
          <table:table-cell table:number-columns-repeated="3" office:value-type="float" office:value="0.00026" calcext:value-type="float">
            <text:p>0,00026</text:p>
          </table:table-cell>
          <table:table-cell office:value-type="float" office:value="0.24164" calcext:value-type="float">
            <text:p>0,24164</text:p>
          </table:table-cell>
          <table:table-cell office:value-type="float" office:value="0.01909" calcext:value-type="float">
            <text:p>0,01909</text:p>
          </table:table-cell>
          <table:table-cell office:value-type="float" office:value="0.27245" calcext:value-type="float">
            <text:p>0,27245</text:p>
          </table:table-cell>
          <table:table-cell table:number-columns-repeated="3" office:value-type="float" office:value="0.00026" calcext:value-type="float">
            <text:p>0,00026</text:p>
          </table:table-cell>
          <table:table-cell office:value-type="float" office:value="0.13669" calcext:value-type="float">
            <text:p>0,13669</text:p>
          </table:table-cell>
          <table:table-cell office:value-type="float" office:value="0.17786" calcext:value-type="float">
            <text:p>0,17786</text:p>
          </table:table-cell>
          <table:table-cell table:number-columns-repeated="2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1066</text:p>
          </table:table-cell>
          <table:table-cell office:value-type="float" office:value="0.18967" calcext:value-type="float">
            <text:p>0,18967</text:p>
          </table:table-cell>
          <table:table-cell office:value-type="float" office:value="0.15579" calcext:value-type="float">
            <text:p>0,15579</text:p>
          </table:table-cell>
          <table:table-cell office:value-type="float" office:value="0.51238" calcext:value-type="float">
            <text:p>0,51238</text:p>
          </table:table-cell>
          <table:table-cell table:number-columns-repeated="3" office:value-type="float" office:value="0.00022" calcext:value-type="float">
            <text:p>0,00022</text:p>
          </table:table-cell>
          <table:table-cell office:value-type="float" office:value="0.09804" calcext:value-type="float">
            <text:p>0,09804</text:p>
          </table:table-cell>
          <table:table-cell table:number-columns-repeated="14" office:value-type="float" office:value="0.00022" calcext:value-type="float">
            <text:p>0,00022</text:p>
          </table:table-cell>
          <table:table-cell office:value-type="float" office:value="0.00986" calcext:value-type="float">
            <text:p>0,00986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03006" calcext:value-type="float">
            <text:p>0,03006</text:p>
          </table:table-cell>
          <table:table-cell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1067</text:p>
          </table:table-cell>
          <table:table-cell table:number-columns-repeated="9" office:value-type="float" office:value="0.00018" calcext:value-type="float">
            <text:p>0,00018</text:p>
          </table:table-cell>
          <table:table-cell office:value-type="float" office:value="0.03885" calcext:value-type="float">
            <text:p>0,03885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17761" calcext:value-type="float">
            <text:p>0,17761</text:p>
          </table:table-cell>
          <table:table-cell table:number-columns-repeated="4" office:value-type="float" office:value="0.00018" calcext:value-type="float">
            <text:p>0,00018</text:p>
          </table:table-cell>
          <table:table-cell office:value-type="float" office:value="0.3407" calcext:value-type="float">
            <text:p>0,3407</text:p>
          </table:table-cell>
          <table:table-cell office:value-type="float" office:value="0.11368" calcext:value-type="float">
            <text:p>0,11368</text:p>
          </table:table-cell>
          <table:table-cell office:value-type="float" office:value="0.3256" calcext:value-type="float">
            <text:p>0,3256</text:p>
          </table:table-cell>
          <table:table-cell table:number-columns-repeated="6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1068</text:p>
          </table:table-cell>
          <table:table-cell table:number-columns-repeated="4" office:value-type="float" office:value="0.00032" calcext:value-type="float">
            <text:p>0,00032</text:p>
          </table:table-cell>
          <table:table-cell office:value-type="float" office:value="0.19967" calcext:value-type="float">
            <text:p>0,19967</text:p>
          </table:table-cell>
          <table:table-cell office:value-type="float" office:value="0.00032" calcext:value-type="float">
            <text:p>0,00032</text:p>
          </table:table-cell>
          <table:table-cell office:value-type="float" office:value="0.1223" calcext:value-type="float">
            <text:p>0,1223</text:p>
          </table:table-cell>
          <table:table-cell table:number-columns-repeated="6" office:value-type="float" office:value="0.00032" calcext:value-type="float">
            <text:p>0,00032</text:p>
          </table:table-cell>
          <table:table-cell office:value-type="float" office:value="0.26246" calcext:value-type="float">
            <text:p>0,26246</text:p>
          </table:table-cell>
          <table:table-cell table:number-columns-repeated="3" office:value-type="float" office:value="0.00032" calcext:value-type="float">
            <text:p>0,00032</text:p>
          </table:table-cell>
          <table:table-cell office:value-type="float" office:value="0.27527" calcext:value-type="float">
            <text:p>0,27527</text:p>
          </table:table-cell>
          <table:table-cell office:value-type="float" office:value="0.13395" calcext:value-type="float">
            <text:p>0,13395</text:p>
          </table:table-cell>
          <table:table-cell table:number-columns-repeated="6" office:value-type="float" office:value="0.00032" calcext:value-type="float">
            <text:p>0,00032</text:p>
          </table:table-cell>
        </table:table-row>
        <table:table-row table:style-name="ro1">
          <table:table-cell office:value-type="string" calcext:value-type="string">
            <text:p>article 1069</text:p>
          </table:table-cell>
          <table:table-cell table:number-columns-repeated="2" office:value-type="float" office:value="0.00004" calcext:value-type="float">
            <text:p>0,00004</text:p>
          </table:table-cell>
          <table:table-cell office:value-type="float" office:value="0.07483" calcext:value-type="float">
            <text:p>0,07483</text:p>
          </table:table-cell>
          <table:table-cell table:number-columns-repeated="7" office:value-type="float" office:value="0.00004" calcext:value-type="float">
            <text:p>0,00004</text:p>
          </table:table-cell>
          <table:table-cell office:value-type="float" office:value="0.37555" calcext:value-type="float">
            <text:p>0,37555</text:p>
          </table:table-cell>
          <table:table-cell table:number-columns-repeated="8" office:value-type="float" office:value="0.00004" calcext:value-type="float">
            <text:p>0,00004</text:p>
          </table:table-cell>
          <table:table-cell office:value-type="float" office:value="0.51468" calcext:value-type="float">
            <text:p>0,51468</text:p>
          </table:table-cell>
          <table:table-cell office:value-type="float" office:value="0.02897" calcext:value-type="float">
            <text:p>0,02897</text:p>
          </table:table-cell>
          <table:table-cell table:number-columns-repeated="3" office:value-type="float" office:value="0.00004" calcext:value-type="float">
            <text:p>0,00004</text:p>
          </table:table-cell>
          <table:table-cell office:value-type="float" office:value="0.00512" calcext:value-type="float">
            <text:p>0,00512</text:p>
          </table:table-cell>
        </table:table-row>
        <table:table-row table:style-name="ro1">
          <table:table-cell office:value-type="string" calcext:value-type="string">
            <text:p>article 1070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02854" calcext:value-type="float">
            <text:p>0,02854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8014" calcext:value-type="float">
            <text:p>0,08014</text:p>
          </table:table-cell>
          <table:table-cell office:value-type="float" office:value="0.0525" calcext:value-type="float">
            <text:p>0,0525</text:p>
          </table:table-cell>
          <table:table-cell office:value-type="float" office:value="0.13451" calcext:value-type="float">
            <text:p>0,13451</text:p>
          </table:table-cell>
          <table:table-cell office:value-type="float" office:value="0.22603" calcext:value-type="float">
            <text:p>0,22603</text:p>
          </table:table-cell>
          <table:table-cell table:number-columns-repeated="9" office:value-type="float" office:value="0.00024" calcext:value-type="float">
            <text:p>0,00024</text:p>
          </table:table-cell>
          <table:table-cell office:value-type="float" office:value="0.13044" calcext:value-type="float">
            <text:p>0,13044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21728" calcext:value-type="float">
            <text:p>0,21728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1264" calcext:value-type="float">
            <text:p>0,1264</text:p>
          </table:table-cell>
          <table:table-cell table:number-columns-repeated="2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1071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5226" calcext:value-type="float">
            <text:p>0,05226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13084" calcext:value-type="float">
            <text:p>0,13084</text:p>
          </table:table-cell>
          <table:table-cell office:value-type="float" office:value="0.10486" calcext:value-type="float">
            <text:p>0,10486</text:p>
          </table:table-cell>
          <table:table-cell office:value-type="float" office:value="0.05534" calcext:value-type="float">
            <text:p>0,05534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18077" calcext:value-type="float">
            <text:p>0,18077</text:p>
          </table:table-cell>
          <table:table-cell table:number-columns-repeated="7" office:value-type="float" office:value="0.00025" calcext:value-type="float">
            <text:p>0,00025</text:p>
          </table:table-cell>
          <table:table-cell office:value-type="float" office:value="0.17822" calcext:value-type="float">
            <text:p>0,17822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29321" calcext:value-type="float">
            <text:p>0,29321</text:p>
          </table:table-cell>
          <table:table-cell table:number-columns-repeated="7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1072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17801" calcext:value-type="float">
            <text:p>0,17801</text:p>
          </table:table-cell>
          <table:table-cell office:value-type="float" office:value="0.19469" calcext:value-type="float">
            <text:p>0,19469</text:p>
          </table:table-cell>
          <table:table-cell office:value-type="float" office:value="0.02357" calcext:value-type="float">
            <text:p>0,02357</text:p>
          </table:table-cell>
          <table:table-cell office:value-type="float" office:value="0.2972" calcext:value-type="float">
            <text:p>0,2972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16904" calcext:value-type="float">
            <text:p>0,16904</text:p>
          </table:table-cell>
          <table:table-cell table:number-columns-repeated="6" office:value-type="float" office:value="0.00015" calcext:value-type="float">
            <text:p>0,00015</text:p>
          </table:table-cell>
          <table:table-cell office:value-type="float" office:value="0.03503" calcext:value-type="float">
            <text:p>0,03503</text:p>
          </table:table-cell>
          <table:table-cell office:value-type="float" office:value="0.08632" calcext:value-type="float">
            <text:p>0,08632</text:p>
          </table:table-cell>
          <table:table-cell office:value-type="float" office:value="0.01366" calcext:value-type="float">
            <text:p>0,01366</text:p>
          </table:table-cell>
          <table:table-cell table:number-columns-repeated="8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1073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4795" calcext:value-type="float">
            <text:p>0,04795</text:p>
          </table:table-cell>
          <table:table-cell table:number-columns-repeated="3" office:value-type="float" office:value="0.00044" calcext:value-type="float">
            <text:p>0,00044</text:p>
          </table:table-cell>
          <table:table-cell office:value-type="float" office:value="0.22497" calcext:value-type="float">
            <text:p>0,22497</text:p>
          </table:table-cell>
          <table:table-cell office:value-type="float" office:value="0.21119" calcext:value-type="float">
            <text:p>0,21119</text:p>
          </table:table-cell>
          <table:table-cell table:number-columns-repeated="12" office:value-type="float" office:value="0.00044" calcext:value-type="float">
            <text:p>0,00044</text:p>
          </table:table-cell>
          <table:table-cell office:value-type="float" office:value="0.42234" calcext:value-type="float">
            <text:p>0,42234</text:p>
          </table:table-cell>
          <table:table-cell office:value-type="float" office:value="0.08466" calcext:value-type="float">
            <text:p>0,08466</text:p>
          </table:table-cell>
          <table:table-cell table:number-columns-repeated="4" office:value-type="float" office:value="0.00044" calcext:value-type="float">
            <text:p>0,00044</text:p>
          </table:table-cell>
        </table:table-row>
        <table:table-row table:style-name="ro1">
          <table:table-cell office:value-type="string" calcext:value-type="string">
            <text:p>article 1074</text:p>
          </table:table-cell>
          <table:table-cell table:number-columns-repeated="3" office:value-type="float" office:value="0.00047" calcext:value-type="float">
            <text:p>0,00047</text:p>
          </table:table-cell>
          <table:table-cell office:value-type="float" office:value="0.04183" calcext:value-type="float">
            <text:p>0,04183</text:p>
          </table:table-cell>
          <table:table-cell table:number-columns-repeated="2" office:value-type="float" office:value="0.00047" calcext:value-type="float">
            <text:p>0,00047</text:p>
          </table:table-cell>
          <table:table-cell office:value-type="float" office:value="0.02297" calcext:value-type="float">
            <text:p>0,02297</text:p>
          </table:table-cell>
          <table:table-cell table:number-columns-repeated="15" office:value-type="float" office:value="0.00047" calcext:value-type="float">
            <text:p>0,00047</text:p>
          </table:table-cell>
          <table:table-cell office:value-type="float" office:value="0.92496" calcext:value-type="float">
            <text:p>0,92496</text:p>
          </table:table-cell>
          <table:table-cell table:number-columns-repeated="2" office:value-type="float" office:value="0.00047" calcext:value-type="float">
            <text:p>0,00047</text:p>
          </table:table-cell>
        </table:table-row>
        <table:table-row table:style-name="ro1">
          <table:table-cell office:value-type="string" calcext:value-type="string">
            <text:p>article 1075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09256" calcext:value-type="float">
            <text:p>0,09256</text:p>
          </table:table-cell>
          <table:table-cell table:number-columns-repeated="7" office:value-type="float" office:value="0.00041" calcext:value-type="float">
            <text:p>0,00041</text:p>
          </table:table-cell>
          <table:table-cell office:value-type="float" office:value="0.06301" calcext:value-type="float">
            <text:p>0,06301</text:p>
          </table:table-cell>
          <table:table-cell table:number-columns-repeated="6" office:value-type="float" office:value="0.00041" calcext:value-type="float">
            <text:p>0,00041</text:p>
          </table:table-cell>
          <table:table-cell office:value-type="float" office:value="0.15387" calcext:value-type="float">
            <text:p>0,15387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204" calcext:value-type="float">
            <text:p>0,204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47839" calcext:value-type="float">
            <text:p>0,47839</text:p>
          </table:table-cell>
          <table:table-cell table:number-columns-repeated="4" office:value-type="float" office:value="0.00041" calcext:value-type="float">
            <text:p>0,00041</text:p>
          </table:table-cell>
        </table:table-row>
        <table:table-row table:style-name="ro1">
          <table:table-cell office:value-type="string" calcext:value-type="string">
            <text:p>article 1076</text:p>
          </table:table-cell>
          <table:table-cell table:number-columns-repeated="6" office:value-type="float" office:value="0.00041" calcext:value-type="float">
            <text:p>0,00041</text:p>
          </table:table-cell>
          <table:table-cell office:value-type="float" office:value="0.43005" calcext:value-type="float">
            <text:p>0,43005</text:p>
          </table:table-cell>
          <table:table-cell table:number-columns-repeated="7" office:value-type="float" office:value="0.00041" calcext:value-type="float">
            <text:p>0,00041</text:p>
          </table:table-cell>
          <table:table-cell office:value-type="float" office:value="0.38988" calcext:value-type="float">
            <text:p>0,38988</text:p>
          </table:table-cell>
          <table:table-cell table:number-columns-repeated="5" office:value-type="float" office:value="0.00041" calcext:value-type="float">
            <text:p>0,00041</text:p>
          </table:table-cell>
          <table:table-cell office:value-type="float" office:value="0.17099" calcext:value-type="float">
            <text:p>0,17099</text:p>
          </table:table-cell>
          <table:table-cell table:number-columns-repeated="4" office:value-type="float" office:value="0.00041" calcext:value-type="float">
            <text:p>0,00041</text:p>
          </table:table-cell>
        </table:table-row>
        <table:table-row table:style-name="ro1">
          <table:table-cell office:value-type="string" calcext:value-type="string">
            <text:p>article 1077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15069" calcext:value-type="float">
            <text:p>0,15069</text:p>
          </table:table-cell>
          <table:table-cell office:value-type="float" office:value="0.13533" calcext:value-type="float">
            <text:p>0,13533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40938" calcext:value-type="float">
            <text:p>0,40938</text:p>
          </table:table-cell>
          <table:table-cell office:value-type="float" office:value="0.06253" calcext:value-type="float">
            <text:p>0,06253</text:p>
          </table:table-cell>
          <table:table-cell office:value-type="float" office:value="0.08674" calcext:value-type="float">
            <text:p>0,08674</text:p>
          </table:table-cell>
          <table:table-cell office:value-type="float" office:value="0.15123" calcext:value-type="float">
            <text:p>0,15123</text:p>
          </table:table-cell>
          <table:table-cell table:number-columns-repeated="17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1078</text:p>
          </table:table-cell>
          <table:table-cell table:number-columns-repeated="4" office:value-type="float" office:value="0.00033" calcext:value-type="float">
            <text:p>0,00033</text:p>
          </table:table-cell>
          <table:table-cell office:value-type="float" office:value="0.15214" calcext:value-type="float">
            <text:p>0,15214</text:p>
          </table:table-cell>
          <table:table-cell table:number-columns-repeated="2" office:value-type="float" office:value="0.00033" calcext:value-type="float">
            <text:p>0,00033</text:p>
          </table:table-cell>
          <table:table-cell office:value-type="float" office:value="0.11111" calcext:value-type="float">
            <text:p>0,11111</text:p>
          </table:table-cell>
          <table:table-cell table:number-columns-repeated="8" office:value-type="float" office:value="0.00033" calcext:value-type="float">
            <text:p>0,00033</text:p>
          </table:table-cell>
          <table:table-cell office:value-type="float" office:value="0.12468" calcext:value-type="float">
            <text:p>0,12468</text:p>
          </table:table-cell>
          <table:table-cell table:number-columns-repeated="3" office:value-type="float" office:value="0.00033" calcext:value-type="float">
            <text:p>0,00033</text:p>
          </table:table-cell>
          <table:table-cell office:value-type="float" office:value="0.43676" calcext:value-type="float">
            <text:p>0,43676</text:p>
          </table:table-cell>
          <table:table-cell office:value-type="float" office:value="0.16875" calcext:value-type="float">
            <text:p>0,16875</text:p>
          </table:table-cell>
          <table:table-cell table:number-columns-repeated="3" office:value-type="float" office:value="0.00033" calcext:value-type="float">
            <text:p>0,00033</text:p>
          </table:table-cell>
        </table:table-row>
        <table:table-row table:style-name="ro1">
          <table:table-cell office:value-type="string" calcext:value-type="string">
            <text:p>article 1079</text:p>
          </table:table-cell>
          <table:table-cell office:value-type="float" office:value="0.07882" calcext:value-type="float">
            <text:p>0,07882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9203" calcext:value-type="float">
            <text:p>0,09203</text:p>
          </table:table-cell>
          <table:table-cell table:number-columns-repeated="3" office:value-type="float" office:value="0.00021" calcext:value-type="float">
            <text:p>0,00021</text:p>
          </table:table-cell>
          <table:table-cell office:value-type="float" office:value="0.15919" calcext:value-type="float">
            <text:p>0,15919</text:p>
          </table:table-cell>
          <table:table-cell table:number-columns-repeated="5" office:value-type="float" office:value="0.00021" calcext:value-type="float">
            <text:p>0,00021</text:p>
          </table:table-cell>
          <table:table-cell office:value-type="float" office:value="0.22479" calcext:value-type="float">
            <text:p>0,22479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23266" calcext:value-type="float">
            <text:p>0,23266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18721" calcext:value-type="float">
            <text:p>0,18721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2155" calcext:value-type="float">
            <text:p>0,02155</text:p>
          </table:table-cell>
          <table:table-cell table:number-columns-repeated="5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1080</text:p>
          </table:table-cell>
          <table:table-cell office:value-type="float" office:value="0.35755" calcext:value-type="float">
            <text:p>0,35755</text:p>
          </table:table-cell>
          <table:table-cell office:value-type="float" office:value="0.06294" calcext:value-type="float">
            <text:p>0,06294</text:p>
          </table:table-cell>
          <table:table-cell table:number-columns-repeated="16" office:value-type="float" office:value="0.00029" calcext:value-type="float">
            <text:p>0,00029</text:p>
          </table:table-cell>
          <table:table-cell office:value-type="float" office:value="0.57304" calcext:value-type="float">
            <text:p>0,57304</text:p>
          </table:table-cell>
          <table:table-cell table:number-columns-repeated="6" office:value-type="float" office:value="0.00029" calcext:value-type="float">
            <text:p>0,00029</text:p>
          </table:table-cell>
        </table:table-row>
        <table:table-row table:style-name="ro1">
          <table:table-cell office:value-type="string" calcext:value-type="string">
            <text:p>article 1081</text:p>
          </table:table-cell>
          <table:table-cell table:number-columns-repeated="11" office:value-type="float" office:value="0.00032" calcext:value-type="float">
            <text:p>0,00032</text:p>
          </table:table-cell>
          <table:table-cell office:value-type="float" office:value="0.26252" calcext:value-type="float">
            <text:p>0,26252</text:p>
          </table:table-cell>
          <table:table-cell table:number-columns-repeated="4" office:value-type="float" office:value="0.00032" calcext:value-type="float">
            <text:p>0,00032</text:p>
          </table:table-cell>
          <table:table-cell office:value-type="float" office:value="0.02053" calcext:value-type="float">
            <text:p>0,02053</text:p>
          </table:table-cell>
          <table:table-cell office:value-type="float" office:value="0.12339" calcext:value-type="float">
            <text:p>0,12339</text:p>
          </table:table-cell>
          <table:table-cell office:value-type="float" office:value="0.34982" calcext:value-type="float">
            <text:p>0,34982</text:p>
          </table:table-cell>
          <table:table-cell office:value-type="float" office:value="0.00032" calcext:value-type="float">
            <text:p>0,00032</text:p>
          </table:table-cell>
          <table:table-cell office:value-type="float" office:value="0.23735" calcext:value-type="float">
            <text:p>0,23735</text:p>
          </table:table-cell>
          <table:table-cell table:number-columns-repeated="4" office:value-type="float" office:value="0.00032" calcext:value-type="float">
            <text:p>0,00032</text:p>
          </table:table-cell>
        </table:table-row>
        <table:table-row table:style-name="ro1">
          <table:table-cell office:value-type="string" calcext:value-type="string">
            <text:p>article 1082</text:p>
          </table:table-cell>
          <table:table-cell table:number-columns-repeated="3" office:value-type="float" office:value="0.00034" calcext:value-type="float">
            <text:p>0,00034</text:p>
          </table:table-cell>
          <table:table-cell office:value-type="float" office:value="0.13037" calcext:value-type="float">
            <text:p>0,13037</text:p>
          </table:table-cell>
          <table:table-cell table:number-columns-repeated="3" office:value-type="float" office:value="0.00034" calcext:value-type="float">
            <text:p>0,00034</text:p>
          </table:table-cell>
          <table:table-cell office:value-type="float" office:value="0.03142" calcext:value-type="float">
            <text:p>0,03142</text:p>
          </table:table-cell>
          <table:table-cell table:number-columns-repeated="9" office:value-type="float" office:value="0.00034" calcext:value-type="float">
            <text:p>0,00034</text:p>
          </table:table-cell>
          <table:table-cell office:value-type="float" office:value="0.47709" calcext:value-type="float">
            <text:p>0,47709</text:p>
          </table:table-cell>
          <table:table-cell table:number-columns-repeated="2" office:value-type="float" office:value="0.00034" calcext:value-type="float">
            <text:p>0,00034</text:p>
          </table:table-cell>
          <table:table-cell office:value-type="float" office:value="0.35389" calcext:value-type="float">
            <text:p>0,35389</text:p>
          </table:table-cell>
          <table:table-cell table:number-columns-repeated="4" office:value-type="float" office:value="0.00034" calcext:value-type="float">
            <text:p>0,00034</text:p>
          </table:table-cell>
        </table:table-row>
        <table:table-row table:style-name="ro1">
          <table:table-cell office:value-type="string" calcext:value-type="string">
            <text:p>article 1083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5921" calcext:value-type="float">
            <text:p>0,5921</text:p>
          </table:table-cell>
          <table:table-cell table:number-columns-repeated="7" office:value-type="float" office:value="0.0004" calcext:value-type="float">
            <text:p>0,0004</text:p>
          </table:table-cell>
          <table:table-cell office:value-type="float" office:value="0.06103" calcext:value-type="float">
            <text:p>0,06103</text:p>
          </table:table-cell>
          <table:table-cell table:number-columns-repeated="3" office:value-type="float" office:value="0.0004" calcext:value-type="float">
            <text:p>0,0004</text:p>
          </table:table-cell>
          <table:table-cell office:value-type="float" office:value="0.06267" calcext:value-type="float">
            <text:p>0,06267</text:p>
          </table:table-cell>
          <table:table-cell office:value-type="float" office:value="0.03889" calcext:value-type="float">
            <text:p>0,0388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23723" calcext:value-type="float">
            <text:p>0,23723</text:p>
          </table:table-cell>
          <table:table-cell table:number-columns-repeated="8" office:value-type="float" office:value="0.0004" calcext:value-type="float">
            <text:p>0,0004</text:p>
          </table:table-cell>
        </table:table-row>
        <table:table-row table:style-name="ro1">
          <table:table-cell office:value-type="string" calcext:value-type="string">
            <text:p>article 1084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83598" calcext:value-type="float">
            <text:p>0,83598</text:p>
          </table:table-cell>
          <table:table-cell table:number-columns-repeated="18" office:value-type="float" office:value="0.00047" calcext:value-type="float">
            <text:p>0,00047</text:p>
          </table:table-cell>
          <table:table-cell office:value-type="float" office:value="0.04612" calcext:value-type="float">
            <text:p>0,04612</text:p>
          </table:table-cell>
          <table:table-cell table:number-columns-repeated="2" office:value-type="float" office:value="0.00047" calcext:value-type="float">
            <text:p>0,00047</text:p>
          </table:table-cell>
          <table:table-cell office:value-type="float" office:value="0.10767" calcext:value-type="float">
            <text:p>0,10767</text:p>
          </table:table-cell>
          <table:table-cell office:value-type="float" office:value="0.00047" calcext:value-type="float">
            <text:p>0,00047</text:p>
          </table:table-cell>
        </table:table-row>
        <table:table-row table:style-name="ro1">
          <table:table-cell office:value-type="string" calcext:value-type="string">
            <text:p>article 1085</text:p>
          </table:table-cell>
          <table:table-cell office:value-type="float" office:value="0.03237" calcext:value-type="float">
            <text:p>0,03237</text:p>
          </table:table-cell>
          <table:table-cell office:value-type="float" office:value="0.12346" calcext:value-type="float">
            <text:p>0,12346</text:p>
          </table:table-cell>
          <table:table-cell office:value-type="float" office:value="0.43897" calcext:value-type="float">
            <text:p>0,43897</text:p>
          </table:table-cell>
          <table:table-cell office:value-type="float" office:value="0.01018" calcext:value-type="float">
            <text:p>0,01018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39034" calcext:value-type="float">
            <text:p>0,39034</text:p>
          </table:table-cell>
          <table:table-cell table:number-columns-repeated="18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1086</text:p>
          </table:table-cell>
          <table:table-cell table:number-columns-repeated="2" office:value-type="float" office:value="0.00037" calcext:value-type="float">
            <text:p>0,00037</text:p>
          </table:table-cell>
          <table:table-cell office:value-type="float" office:value="0.12229" calcext:value-type="float">
            <text:p>0,12229</text:p>
          </table:table-cell>
          <table:table-cell table:number-columns-repeated="6" office:value-type="float" office:value="0.00037" calcext:value-type="float">
            <text:p>0,00037</text:p>
          </table:table-cell>
          <table:table-cell office:value-type="float" office:value="0.28898" calcext:value-type="float">
            <text:p>0,28898</text:p>
          </table:table-cell>
          <table:table-cell table:number-columns-repeated="10" office:value-type="float" office:value="0.00037" calcext:value-type="float">
            <text:p>0,00037</text:p>
          </table:table-cell>
          <table:table-cell office:value-type="float" office:value="0.33646" calcext:value-type="float">
            <text:p>0,33646</text:p>
          </table:table-cell>
          <table:table-cell office:value-type="float" office:value="0.00037" calcext:value-type="float">
            <text:p>0,00037</text:p>
          </table:table-cell>
          <table:table-cell office:value-type="float" office:value="0.24449" calcext:value-type="float">
            <text:p>0,24449</text:p>
          </table:table-cell>
          <table:table-cell table:number-columns-repeated="2" office:value-type="float" office:value="0.00037" calcext:value-type="float">
            <text:p>0,00037</text:p>
          </table:table-cell>
        </table:table-row>
        <table:table-row table:style-name="ro1">
          <table:table-cell office:value-type="string" calcext:value-type="string">
            <text:p>article 1087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25303" calcext:value-type="float">
            <text:p>0,25303</text:p>
          </table:table-cell>
          <table:table-cell table:number-columns-repeated="3" office:value-type="float" office:value="0.00026" calcext:value-type="float">
            <text:p>0,00026</text:p>
          </table:table-cell>
          <table:table-cell office:value-type="float" office:value="0.74096" calcext:value-type="float">
            <text:p>0,74096</text:p>
          </table:table-cell>
          <table:table-cell table:number-columns-repeated="19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1088</text:p>
          </table:table-cell>
          <table:table-cell table:number-columns-repeated="8" office:value-type="float" office:value="0.0003" calcext:value-type="float">
            <text:p>0,0003</text:p>
          </table:table-cell>
          <table:table-cell office:value-type="float" office:value="0.01295" calcext:value-type="float">
            <text:p>0,01295</text:p>
          </table:table-cell>
          <table:table-cell table:number-columns-repeated="4" office:value-type="float" office:value="0.0003" calcext:value-type="float">
            <text:p>0,0003</text:p>
          </table:table-cell>
          <table:table-cell office:value-type="float" office:value="0.01742" calcext:value-type="float">
            <text:p>0,01742</text:p>
          </table:table-cell>
          <table:table-cell office:value-type="float" office:value="0.07197" calcext:value-type="float">
            <text:p>0,07197</text:p>
          </table:table-cell>
          <table:table-cell table:number-columns-repeated="5" office:value-type="float" office:value="0.0003" calcext:value-type="float">
            <text:p>0,0003</text:p>
          </table:table-cell>
          <table:table-cell office:value-type="float" office:value="0.09835" calcext:value-type="float">
            <text:p>0,09835</text:p>
          </table:table-cell>
          <table:table-cell office:value-type="float" office:value="0.03509" calcext:value-type="float">
            <text:p>0,03509</text:p>
          </table:table-cell>
          <table:table-cell office:value-type="float" office:value="0.27117" calcext:value-type="float">
            <text:p>0,27117</text:p>
          </table:table-cell>
          <table:table-cell office:value-type="float" office:value="0.48768" calcext:value-type="float">
            <text:p>0,48768</text:p>
          </table:table-cell>
          <table:table-cell office:value-type="float" office:value="0.0003" calcext:value-type="float">
            <text:p>0,0003</text:p>
          </table:table-cell>
        </table:table-row>
        <table:table-row table:style-name="ro1">
          <table:table-cell office:value-type="string" calcext:value-type="string">
            <text:p>article 1089</text:p>
          </table:table-cell>
          <table:table-cell table:number-columns-repeated="8" office:value-type="float" office:value="0.00023" calcext:value-type="float">
            <text:p>0,00023</text:p>
          </table:table-cell>
          <table:table-cell office:value-type="float" office:value="0.74114" calcext:value-type="float">
            <text:p>0,74114</text:p>
          </table:table-cell>
          <table:table-cell table:number-columns-repeated="11" office:value-type="float" office:value="0.00023" calcext:value-type="float">
            <text:p>0,00023</text:p>
          </table:table-cell>
          <table:table-cell office:value-type="float" office:value="0.12204" calcext:value-type="float">
            <text:p>0,12204</text:p>
          </table:table-cell>
          <table:table-cell office:value-type="float" office:value="0.13176" calcext:value-type="float">
            <text:p>0,13176</text:p>
          </table:table-cell>
          <table:table-cell table:number-columns-repeated="3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1090</text:p>
          </table:table-cell>
          <table:table-cell table:number-columns-repeated="2" office:value-type="float" office:value="0.00037" calcext:value-type="float">
            <text:p>0,00037</text:p>
          </table:table-cell>
          <table:table-cell office:value-type="float" office:value="0.60247" calcext:value-type="float">
            <text:p>0,60247</text:p>
          </table:table-cell>
          <table:table-cell office:value-type="float" office:value="0.00037" calcext:value-type="float">
            <text:p>0,00037</text:p>
          </table:table-cell>
          <table:table-cell office:value-type="float" office:value="0.04006" calcext:value-type="float">
            <text:p>0,04006</text:p>
          </table:table-cell>
          <table:table-cell office:value-type="float" office:value="0.00037" calcext:value-type="float">
            <text:p>0,00037</text:p>
          </table:table-cell>
          <table:table-cell office:value-type="float" office:value="0.34933" calcext:value-type="float">
            <text:p>0,34933</text:p>
          </table:table-cell>
          <table:table-cell table:number-columns-repeated="18" office:value-type="float" office:value="0.00037" calcext:value-type="float">
            <text:p>0,00037</text:p>
          </table:table-cell>
        </table:table-row>
        <table:table-row table:style-name="ro1">
          <table:table-cell office:value-type="string" calcext:value-type="string">
            <text:p>article 1091</text:p>
          </table:table-cell>
          <table:table-cell office:value-type="float" office:value="0.00039" calcext:value-type="float">
            <text:p>0,00039</text:p>
          </table:table-cell>
          <table:table-cell office:value-type="float" office:value="0.08936" calcext:value-type="float">
            <text:p>0,08936</text:p>
          </table:table-cell>
          <table:table-cell office:value-type="float" office:value="0.57919" calcext:value-type="float">
            <text:p>0,57919</text:p>
          </table:table-cell>
          <table:table-cell table:number-columns-repeated="3" office:value-type="float" office:value="0.00039" calcext:value-type="float">
            <text:p>0,00039</text:p>
          </table:table-cell>
          <table:table-cell office:value-type="float" office:value="0.11743" calcext:value-type="float">
            <text:p>0,11743</text:p>
          </table:table-cell>
          <table:table-cell table:number-columns-repeated="7" office:value-type="float" office:value="0.00039" calcext:value-type="float">
            <text:p>0,00039</text:p>
          </table:table-cell>
          <table:table-cell office:value-type="float" office:value="0.04884" calcext:value-type="float">
            <text:p>0,04884</text:p>
          </table:table-cell>
          <table:table-cell table:number-columns-repeated="5" office:value-type="float" office:value="0.00039" calcext:value-type="float">
            <text:p>0,00039</text:p>
          </table:table-cell>
          <table:table-cell office:value-type="float" office:value="0.10773" calcext:value-type="float">
            <text:p>0,10773</text:p>
          </table:table-cell>
          <table:table-cell office:value-type="float" office:value="0.00039" calcext:value-type="float">
            <text:p>0,00039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0039" calcext:value-type="float">
            <text:p>0,00039</text:p>
          </table:table-cell>
        </table:table-row>
        <table:table-row table:style-name="ro1">
          <table:table-cell office:value-type="string" calcext:value-type="string">
            <text:p>article 1092</text:p>
          </table:table-cell>
          <table:table-cell table:number-columns-repeated="6" office:value-type="float" office:value="0.00039" calcext:value-type="float">
            <text:p>0,00039</text:p>
          </table:table-cell>
          <table:table-cell office:value-type="float" office:value="0.68181" calcext:value-type="float">
            <text:p>0,68181</text:p>
          </table:table-cell>
          <table:table-cell table:number-columns-repeated="4" office:value-type="float" office:value="0.00039" calcext:value-type="float">
            <text:p>0,00039</text:p>
          </table:table-cell>
          <table:table-cell office:value-type="float" office:value="0.14817" calcext:value-type="float">
            <text:p>0,14817</text:p>
          </table:table-cell>
          <table:table-cell table:number-columns-repeated="6" office:value-type="float" office:value="0.00039" calcext:value-type="float">
            <text:p>0,00039</text:p>
          </table:table-cell>
          <table:table-cell office:value-type="float" office:value="0.08306" calcext:value-type="float">
            <text:p>0,08306</text:p>
          </table:table-cell>
          <table:table-cell table:number-columns-repeated="4" office:value-type="float" office:value="0.00039" calcext:value-type="float">
            <text:p>0,00039</text:p>
          </table:table-cell>
          <table:table-cell office:value-type="float" office:value="0.07881" calcext:value-type="float">
            <text:p>0,07881</text:p>
          </table:table-cell>
          <table:table-cell office:value-type="float" office:value="0.00039" calcext:value-type="float">
            <text:p>0,00039</text:p>
          </table:table-cell>
        </table:table-row>
        <table:table-row table:style-name="ro1">
          <table:table-cell office:value-type="string" calcext:value-type="string">
            <text:p>article 1093</text:p>
          </table:table-cell>
          <table:table-cell office:value-type="float" office:value="0.01084" calcext:value-type="float">
            <text:p>0,01084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31777" calcext:value-type="float">
            <text:p>0,31777</text:p>
          </table:table-cell>
          <table:table-cell table:number-columns-repeated="8" office:value-type="float" office:value="0.00028" calcext:value-type="float">
            <text:p>0,00028</text:p>
          </table:table-cell>
          <table:table-cell office:value-type="float" office:value="0.20179" calcext:value-type="float">
            <text:p>0,20179</text:p>
          </table:table-cell>
          <table:table-cell table:number-columns-repeated="2" office:value-type="float" office:value="0.00028" calcext:value-type="float">
            <text:p>0,00028</text:p>
          </table:table-cell>
          <table:table-cell office:value-type="float" office:value="0.2794" calcext:value-type="float">
            <text:p>0,2794</text:p>
          </table:table-cell>
          <table:table-cell table:number-columns-repeated="6" office:value-type="float" office:value="0.00028" calcext:value-type="float">
            <text:p>0,00028</text:p>
          </table:table-cell>
          <table:table-cell office:value-type="float" office:value="0.18453" calcext:value-type="float">
            <text:p>0,18453</text:p>
          </table:table-cell>
          <table:table-cell table:number-columns-repeated="3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article 1094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3391" calcext:value-type="float">
            <text:p>0,3391</text:p>
          </table:table-cell>
          <table:table-cell table:number-columns-repeated="2" office:value-type="float" office:value="0.00047" calcext:value-type="float">
            <text:p>0,00047</text:p>
          </table:table-cell>
          <table:table-cell office:value-type="float" office:value="0.32568" calcext:value-type="float">
            <text:p>0,32568</text:p>
          </table:table-cell>
          <table:table-cell table:number-columns-repeated="13" office:value-type="float" office:value="0.00047" calcext:value-type="float">
            <text:p>0,00047</text:p>
          </table:table-cell>
          <table:table-cell office:value-type="float" office:value="0.18542" calcext:value-type="float">
            <text:p>0,18542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13991" calcext:value-type="float">
            <text:p>0,13991</text:p>
          </table:table-cell>
          <table:table-cell table:number-columns-repeated="4" office:value-type="float" office:value="0.00047" calcext:value-type="float">
            <text:p>0,00047</text:p>
          </table:table-cell>
        </table:table-row>
        <table:table-row table:style-name="ro1">
          <table:table-cell office:value-type="string" calcext:value-type="string">
            <text:p>article 1095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5962" calcext:value-type="float">
            <text:p>0,05962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7501" calcext:value-type="float">
            <text:p>0,07501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6177" calcext:value-type="float">
            <text:p>0,06177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22826" calcext:value-type="float">
            <text:p>0,22826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08002" calcext:value-type="float">
            <text:p>0,08002</text:p>
          </table:table-cell>
          <table:table-cell office:value-type="float" office:value="0.17629" calcext:value-type="float">
            <text:p>0,17629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0173" calcext:value-type="float">
            <text:p>0,0173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4272" calcext:value-type="float">
            <text:p>0,04272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21867" calcext:value-type="float">
            <text:p>0,21867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3767" calcext:value-type="float">
            <text:p>0,03767</text:p>
          </table:table-cell>
          <table:table-cell table:number-columns-repeated="2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1096</text:p>
          </table:table-cell>
          <table:table-cell table:number-columns-repeated="8" office:value-type="float" office:value="0.00023" calcext:value-type="float">
            <text:p>0,00023</text:p>
          </table:table-cell>
          <table:table-cell office:value-type="float" office:value="0.72759" calcext:value-type="float">
            <text:p>0,72759</text:p>
          </table:table-cell>
          <table:table-cell table:number-columns-repeated="11" office:value-type="float" office:value="0.00023" calcext:value-type="float">
            <text:p>0,00023</text:p>
          </table:table-cell>
          <table:table-cell office:value-type="float" office:value="0.19799" calcext:value-type="float">
            <text:p>0,19799</text:p>
          </table:table-cell>
          <table:table-cell office:value-type="float" office:value="0.06933" calcext:value-type="float">
            <text:p>0,06933</text:p>
          </table:table-cell>
          <table:table-cell table:number-columns-repeated="3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1097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59555" calcext:value-type="float">
            <text:p>0,59555</text:p>
          </table:table-cell>
          <table:table-cell table:number-columns-repeated="15" office:value-type="float" office:value="0.00017" calcext:value-type="float">
            <text:p>0,00017</text:p>
          </table:table-cell>
          <table:table-cell office:value-type="float" office:value="0.37472" calcext:value-type="float">
            <text:p>0,37472</text:p>
          </table:table-cell>
          <table:table-cell table:number-columns-repeated="5" office:value-type="float" office:value="0.00017" calcext:value-type="float">
            <text:p>0,00017</text:p>
          </table:table-cell>
          <table:table-cell office:value-type="float" office:value="0.02599" calcext:value-type="float">
            <text:p>0,02599</text:p>
          </table:table-cell>
        </table:table-row>
        <table:table-row table:style-name="ro1">
          <table:table-cell office:value-type="string" calcext:value-type="string">
            <text:p>article 1098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05309" calcext:value-type="float">
            <text:p>0,05309</text:p>
          </table:table-cell>
          <table:table-cell table:number-columns-repeated="4" office:value-type="float" office:value="0.00013" calcext:value-type="float">
            <text:p>0,00013</text:p>
          </table:table-cell>
          <table:table-cell office:value-type="float" office:value="0.72111" calcext:value-type="float">
            <text:p>0,72111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12754" calcext:value-type="float">
            <text:p>0,12754</text:p>
          </table:table-cell>
          <table:table-cell table:number-columns-repeated="4" office:value-type="float" office:value="0.00013" calcext:value-type="float">
            <text:p>0,00013</text:p>
          </table:table-cell>
          <table:table-cell office:value-type="float" office:value="0.09556" calcext:value-type="float">
            <text:p>0,09556</text:p>
          </table:table-cell>
          <table:table-cell table:number-columns-repeated="9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109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33705" calcext:value-type="float">
            <text:p>0,33705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7195" calcext:value-type="float">
            <text:p>0,07195</text:p>
          </table:table-cell>
          <table:table-cell office:value-type="float" office:value="0.09823" calcext:value-type="float">
            <text:p>0,09823</text:p>
          </table:table-cell>
          <table:table-cell table:number-columns-repeated="4" office:value-type="float" office:value="0.0002" calcext:value-type="float">
            <text:p>0,0002</text:p>
          </table:table-cell>
          <table:table-cell office:value-type="float" office:value="0.13312" calcext:value-type="float">
            <text:p>0,13312</text:p>
          </table:table-cell>
          <table:table-cell table:number-columns-repeated="6" office:value-type="float" office:value="0.0002" calcext:value-type="float">
            <text:p>0,0002</text:p>
          </table:table-cell>
          <table:table-cell office:value-type="float" office:value="0.32095" calcext:value-type="float">
            <text:p>0,32095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03499" calcext:value-type="float">
            <text:p>0,03499</text:p>
          </table:table-cell>
          <table:table-cell table:number-columns-repeated="3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1100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118" calcext:value-type="float">
            <text:p>0,0118</text:p>
          </table:table-cell>
          <table:table-cell table:number-columns-repeated="8" office:value-type="float" office:value="0.0002" calcext:value-type="float">
            <text:p>0,0002</text:p>
          </table:table-cell>
          <table:table-cell office:value-type="float" office:value="0.12208" calcext:value-type="float">
            <text:p>0,12208</text:p>
          </table:table-cell>
          <table:table-cell table:number-columns-repeated="6" office:value-type="float" office:value="0.0002" calcext:value-type="float">
            <text:p>0,0002</text:p>
          </table:table-cell>
          <table:table-cell office:value-type="float" office:value="0.77578" calcext:value-type="float">
            <text:p>0,7757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8622" calcext:value-type="float">
            <text:p>0,08622</text:p>
          </table:table-cell>
          <table:table-cell table:number-columns-repeated="4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1101</text:p>
          </table:table-cell>
          <table:table-cell table:number-columns-repeated="10" office:value-type="float" office:value="0.00011" calcext:value-type="float">
            <text:p>0,00011</text:p>
          </table:table-cell>
          <table:table-cell office:value-type="float" office:value="0.34658" calcext:value-type="float">
            <text:p>0,34658</text:p>
          </table:table-cell>
          <table:table-cell office:value-type="float" office:value="0.48305" calcext:value-type="float">
            <text:p>0,48305</text:p>
          </table:table-cell>
          <table:table-cell table:number-columns-repeated="5" office:value-type="float" office:value="0.00011" calcext:value-type="float">
            <text:p>0,00011</text:p>
          </table:table-cell>
          <table:table-cell office:value-type="float" office:value="0.02204" calcext:value-type="float">
            <text:p>0,02204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04672" calcext:value-type="float">
            <text:p>0,04672</text:p>
          </table:table-cell>
          <table:table-cell office:value-type="float" office:value="0.09934" calcext:value-type="float">
            <text:p>0,09934</text:p>
          </table:table-cell>
          <table:table-cell table:number-columns-repeated="3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1102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1667" calcext:value-type="float">
            <text:p>0,01667</text:p>
          </table:table-cell>
          <table:table-cell office:value-type="float" office:value="0.90054" calcext:value-type="float">
            <text:p>0,90054</text:p>
          </table:table-cell>
          <table:table-cell table:number-columns-repeated="3" office:value-type="float" office:value="0.00026" calcext:value-type="float">
            <text:p>0,00026</text:p>
          </table:table-cell>
          <table:table-cell office:value-type="float" office:value="0.07707" calcext:value-type="float">
            <text:p>0,07707</text:p>
          </table:table-cell>
          <table:table-cell table:number-columns-repeated="18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110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47489" calcext:value-type="float">
            <text:p>0,47489</text:p>
          </table:table-cell>
          <table:table-cell office:value-type="float" office:value="0.1966" calcext:value-type="float">
            <text:p>0,1966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31752" calcext:value-type="float">
            <text:p>0,31752</text:p>
          </table:table-cell>
          <table:table-cell table:number-columns-repeated="20" office:value-type="float" office:value="0.0005" calcext:value-type="float">
            <text:p>0,0005</text:p>
          </table:table-cell>
        </table:table-row>
        <table:table-row table:style-name="ro1">
          <table:table-cell office:value-type="string" calcext:value-type="string">
            <text:p>article 1104</text:p>
          </table:table-cell>
          <table:table-cell table:number-columns-repeated="6" office:value-type="float" office:value="0.00044" calcext:value-type="float">
            <text:p>0,00044</text:p>
          </table:table-cell>
          <table:table-cell office:value-type="float" office:value="0.65305" calcext:value-type="float">
            <text:p>0,65305</text:p>
          </table:table-cell>
          <table:table-cell table:number-columns-repeated="12" office:value-type="float" office:value="0.00044" calcext:value-type="float">
            <text:p>0,00044</text:p>
          </table:table-cell>
          <table:table-cell office:value-type="float" office:value="0.33673" calcext:value-type="float">
            <text:p>0,33673</text:p>
          </table:table-cell>
          <table:table-cell table:number-columns-repeated="5" office:value-type="float" office:value="0.00044" calcext:value-type="float">
            <text:p>0,00044</text:p>
          </table:table-cell>
        </table:table-row>
        <table:table-row table:style-name="ro1">
          <table:table-cell office:value-type="string" calcext:value-type="string">
            <text:p>article 1105</text:p>
          </table:table-cell>
          <table:table-cell table:number-columns-repeated="4" office:value-type="float" office:value="0.00042" calcext:value-type="float">
            <text:p>0,00042</text:p>
          </table:table-cell>
          <table:table-cell office:value-type="float" office:value="0.0969" calcext:value-type="float">
            <text:p>0,0969</text:p>
          </table:table-cell>
          <table:table-cell table:number-columns-repeated="2" office:value-type="float" office:value="0.00042" calcext:value-type="float">
            <text:p>0,00042</text:p>
          </table:table-cell>
          <table:table-cell office:value-type="float" office:value="0.17384" calcext:value-type="float">
            <text:p>0,17384</text:p>
          </table:table-cell>
          <table:table-cell table:number-columns-repeated="11" office:value-type="float" office:value="0.00042" calcext:value-type="float">
            <text:p>0,00042</text:p>
          </table:table-cell>
          <table:table-cell office:value-type="float" office:value="0.24494" calcext:value-type="float">
            <text:p>0,24494</text:p>
          </table:table-cell>
          <table:table-cell office:value-type="float" office:value="0.24241" calcext:value-type="float">
            <text:p>0,24241</text:p>
          </table:table-cell>
          <table:table-cell office:value-type="float" office:value="0.00042" calcext:value-type="float">
            <text:p>0,00042</text:p>
          </table:table-cell>
          <table:table-cell office:value-type="float" office:value="0.23349" calcext:value-type="float">
            <text:p>0,23349</text:p>
          </table:table-cell>
          <table:table-cell table:number-columns-repeated="2" office:value-type="float" office:value="0.00042" calcext:value-type="float">
            <text:p>0,00042</text:p>
          </table:table-cell>
        </table:table-row>
        <table:table-row table:style-name="ro1">
          <table:table-cell office:value-type="string" calcext:value-type="string">
            <text:p>article 1106</text:p>
          </table:table-cell>
          <table:table-cell office:value-type="float" office:value="0.02745" calcext:value-type="float">
            <text:p>0,02745</text:p>
          </table:table-cell>
          <table:table-cell office:value-type="float" office:value="0.51121" calcext:value-type="float">
            <text:p>0,51121</text:p>
          </table:table-cell>
          <table:table-cell table:number-columns-repeated="2" office:value-type="float" office:value="0.00029" calcext:value-type="float">
            <text:p>0,00029</text:p>
          </table:table-cell>
          <table:table-cell office:value-type="float" office:value="0.08428" calcext:value-type="float">
            <text:p>0,08428</text:p>
          </table:table-cell>
          <table:table-cell office:value-type="float" office:value="0.00029" calcext:value-type="float">
            <text:p>0,00029</text:p>
          </table:table-cell>
          <table:table-cell office:value-type="float" office:value="0.10386" calcext:value-type="float">
            <text:p>0,10386</text:p>
          </table:table-cell>
          <table:table-cell table:number-columns-repeated="2" office:value-type="float" office:value="0.00029" calcext:value-type="float">
            <text:p>0,00029</text:p>
          </table:table-cell>
          <table:table-cell office:value-type="float" office:value="0.12952" calcext:value-type="float">
            <text:p>0,12952</text:p>
          </table:table-cell>
          <table:table-cell table:number-columns-repeated="3" office:value-type="float" office:value="0.00029" calcext:value-type="float">
            <text:p>0,00029</text:p>
          </table:table-cell>
          <table:table-cell office:value-type="float" office:value="0.01449" calcext:value-type="float">
            <text:p>0,01449</text:p>
          </table:table-cell>
          <table:table-cell table:number-columns-repeated="2" office:value-type="float" office:value="0.00029" calcext:value-type="float">
            <text:p>0,00029</text:p>
          </table:table-cell>
          <table:table-cell office:value-type="float" office:value="0.06059" calcext:value-type="float">
            <text:p>0,06059</text:p>
          </table:table-cell>
          <table:table-cell office:value-type="float" office:value="0.00029" calcext:value-type="float">
            <text:p>0,00029</text:p>
          </table:table-cell>
          <table:table-cell office:value-type="float" office:value="0.06367" calcext:value-type="float">
            <text:p>0,06367</text:p>
          </table:table-cell>
          <table:table-cell table:number-columns-repeated="6" office:value-type="float" office:value="0.00029" calcext:value-type="float">
            <text:p>0,00029</text:p>
          </table:table-cell>
        </table:table-row>
        <table:table-row table:style-name="ro1">
          <table:table-cell office:value-type="string" calcext:value-type="string">
            <text:p>article 1107</text:p>
          </table:table-cell>
          <table:table-cell table:number-columns-repeated="4" office:value-type="float" office:value="0.00056" calcext:value-type="float">
            <text:p>0,00056</text:p>
          </table:table-cell>
          <table:table-cell office:value-type="float" office:value="0.74901" calcext:value-type="float">
            <text:p>0,74901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20554" calcext:value-type="float">
            <text:p>0,20554</text:p>
          </table:table-cell>
          <table:table-cell table:number-columns-repeated="10" office:value-type="float" office:value="0.00056" calcext:value-type="float">
            <text:p>0,00056</text:p>
          </table:table-cell>
          <table:table-cell office:value-type="float" office:value="0.03323" calcext:value-type="float">
            <text:p>0,03323</text:p>
          </table:table-cell>
          <table:table-cell table:number-columns-repeated="7" office:value-type="float" office:value="0.00056" calcext:value-type="float">
            <text:p>0,00056</text:p>
          </table:table-cell>
        </table:table-row>
        <table:table-row table:style-name="ro1">
          <table:table-cell office:value-type="string" calcext:value-type="string">
            <text:p>article 1108</text:p>
          </table:table-cell>
          <table:table-cell office:value-type="float" office:value="0.06711" calcext:value-type="float">
            <text:p>0,06711</text:p>
          </table:table-cell>
          <table:table-cell table:number-columns-repeated="6" office:value-type="float" office:value="0.0002" calcext:value-type="float">
            <text:p>0,0002</text:p>
          </table:table-cell>
          <table:table-cell office:value-type="float" office:value="0.21939" calcext:value-type="float">
            <text:p>0,21939</text:p>
          </table:table-cell>
          <table:table-cell table:number-columns-repeated="8" office:value-type="float" office:value="0.0002" calcext:value-type="float">
            <text:p>0,0002</text:p>
          </table:table-cell>
          <table:table-cell office:value-type="float" office:value="0.04232" calcext:value-type="float">
            <text:p>0,04232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14545" calcext:value-type="float">
            <text:p>0,14545</text:p>
          </table:table-cell>
          <table:table-cell office:value-type="float" office:value="0.21281" calcext:value-type="float">
            <text:p>0,21281</text:p>
          </table:table-cell>
          <table:table-cell office:value-type="float" office:value="0.1135" calcext:value-type="float">
            <text:p>0,1135</text:p>
          </table:table-cell>
          <table:table-cell office:value-type="float" office:value="0.19591" calcext:value-type="float">
            <text:p>0,19591</text:p>
          </table:table-cell>
          <table:table-cell table:number-columns-repeated="2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1109</text:p>
          </table:table-cell>
          <table:table-cell office:value-type="float" office:value="0.27692" calcext:value-type="float">
            <text:p>0,27692</text:p>
          </table:table-cell>
          <table:table-cell table:number-columns-repeated="6" office:value-type="float" office:value="0.00036" calcext:value-type="float">
            <text:p>0,00036</text:p>
          </table:table-cell>
          <table:table-cell office:value-type="float" office:value="0.18352" calcext:value-type="float">
            <text:p>0,18352</text:p>
          </table:table-cell>
          <table:table-cell table:number-columns-repeated="11" office:value-type="float" office:value="0.00036" calcext:value-type="float">
            <text:p>0,00036</text:p>
          </table:table-cell>
          <table:table-cell office:value-type="float" office:value="0.16452" calcext:value-type="float">
            <text:p>0,16452</text:p>
          </table:table-cell>
          <table:table-cell office:value-type="float" office:value="0.06246" calcext:value-type="float">
            <text:p>0,06246</text:p>
          </table:table-cell>
          <table:table-cell office:value-type="float" office:value="0.00036" calcext:value-type="float">
            <text:p>0,00036</text:p>
          </table:table-cell>
          <table:table-cell office:value-type="float" office:value="0.30537" calcext:value-type="float">
            <text:p>0,30537</text:p>
          </table:table-cell>
          <table:table-cell table:number-columns-repeated="2" office:value-type="float" office:value="0.00036" calcext:value-type="float">
            <text:p>0,00036</text:p>
          </table:table-cell>
        </table:table-row>
        <table:table-row table:style-name="ro1">
          <table:table-cell office:value-type="string" calcext:value-type="string">
            <text:p>article 1110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55179" calcext:value-type="float">
            <text:p>0,55179</text:p>
          </table:table-cell>
          <table:table-cell table:number-columns-repeated="2" office:value-type="float" office:value="0.00035" calcext:value-type="float">
            <text:p>0,00035</text:p>
          </table:table-cell>
          <table:table-cell office:value-type="float" office:value="0.2145" calcext:value-type="float">
            <text:p>0,2145</text:p>
          </table:table-cell>
          <table:table-cell table:number-columns-repeated="12" office:value-type="float" office:value="0.00035" calcext:value-type="float">
            <text:p>0,00035</text:p>
          </table:table-cell>
          <table:table-cell office:value-type="float" office:value="0.226" calcext:value-type="float">
            <text:p>0,226</text:p>
          </table:table-cell>
          <table:table-cell table:number-columns-repeated="7" office:value-type="float" office:value="0.00035" calcext:value-type="float">
            <text:p>0,00035</text:p>
          </table:table-cell>
        </table:table-row>
        <table:table-row table:style-name="ro1">
          <table:table-cell office:value-type="string" calcext:value-type="string">
            <text:p>article 1111</text:p>
          </table:table-cell>
          <table:table-cell table:number-columns-repeated="2" office:value-type="float" office:value="0.00055" calcext:value-type="float">
            <text:p>0,00055</text:p>
          </table:table-cell>
          <table:table-cell office:value-type="float" office:value="0.27685" calcext:value-type="float">
            <text:p>0,27685</text:p>
          </table:table-cell>
          <table:table-cell table:number-columns-repeated="7" office:value-type="float" office:value="0.00055" calcext:value-type="float">
            <text:p>0,00055</text:p>
          </table:table-cell>
          <table:table-cell office:value-type="float" office:value="0.1945" calcext:value-type="float">
            <text:p>0,1945</text:p>
          </table:table-cell>
          <table:table-cell table:number-columns-repeated="2" office:value-type="float" office:value="0.00055" calcext:value-type="float">
            <text:p>0,00055</text:p>
          </table:table-cell>
          <table:table-cell office:value-type="float" office:value="0.12723" calcext:value-type="float">
            <text:p>0,12723</text:p>
          </table:table-cell>
          <table:table-cell table:number-columns-repeated="8" office:value-type="float" office:value="0.00055" calcext:value-type="float">
            <text:p>0,00055</text:p>
          </table:table-cell>
          <table:table-cell office:value-type="float" office:value="0.38991" calcext:value-type="float">
            <text:p>0,38991</text:p>
          </table:table-cell>
          <table:table-cell table:number-columns-repeated="2" office:value-type="float" office:value="0.00055" calcext:value-type="float">
            <text:p>0,00055</text:p>
          </table:table-cell>
        </table:table-row>
        <table:table-row table:style-name="ro1">
          <table:table-cell office:value-type="string" calcext:value-type="string">
            <text:p>article 1112</text:p>
          </table:table-cell>
          <table:table-cell table:number-columns-repeated="7" office:value-type="float" office:value="0.00026" calcext:value-type="float">
            <text:p>0,00026</text:p>
          </table:table-cell>
          <table:table-cell office:value-type="float" office:value="0.23237" calcext:value-type="float">
            <text:p>0,23237</text:p>
          </table:table-cell>
          <table:table-cell table:number-columns-repeated="7" office:value-type="float" office:value="0.00026" calcext:value-type="float">
            <text:p>0,00026</text:p>
          </table:table-cell>
          <table:table-cell office:value-type="float" office:value="0.05549" calcext:value-type="float">
            <text:p>0,05549</text:p>
          </table:table-cell>
          <table:table-cell office:value-type="float" office:value="0.0315" calcext:value-type="float">
            <text:p>0,0315</text:p>
          </table:table-cell>
          <table:table-cell table:number-columns-repeated="2" office:value-type="float" office:value="0.00026" calcext:value-type="float">
            <text:p>0,00026</text:p>
          </table:table-cell>
          <table:table-cell office:value-type="float" office:value="0.14676" calcext:value-type="float">
            <text:p>0,14676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24182" calcext:value-type="float">
            <text:p>0,24182</text:p>
          </table:table-cell>
          <table:table-cell office:value-type="float" office:value="0.21004" calcext:value-type="float">
            <text:p>0,21004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7738" calcext:value-type="float">
            <text:p>0,07738</text:p>
          </table:table-cell>
        </table:table-row>
        <table:table-row table:style-name="ro1">
          <table:table-cell office:value-type="string" calcext:value-type="string">
            <text:p>article 1113</text:p>
          </table:table-cell>
          <table:table-cell office:value-type="float" office:value="0.06863" calcext:value-type="float">
            <text:p>0,06863</text:p>
          </table:table-cell>
          <table:table-cell table:number-columns-repeated="9" office:value-type="float" office:value="0.00016" calcext:value-type="float">
            <text:p>0,00016</text:p>
          </table:table-cell>
          <table:table-cell office:value-type="float" office:value="0.2595" calcext:value-type="float">
            <text:p>0,2595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12637" calcext:value-type="float">
            <text:p>0,12637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27647" calcext:value-type="float">
            <text:p>0,27647</text:p>
          </table:table-cell>
          <table:table-cell office:value-type="float" office:value="0.21193" calcext:value-type="float">
            <text:p>0,21193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05402" calcext:value-type="float">
            <text:p>0,05402</text:p>
          </table:table-cell>
          <table:table-cell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1114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4047" calcext:value-type="float">
            <text:p>0,04047</text:p>
          </table:table-cell>
          <table:table-cell office:value-type="float" office:value="0.07559" calcext:value-type="float">
            <text:p>0,07559</text:p>
          </table:table-cell>
          <table:table-cell office:value-type="float" office:value="0.01913" calcext:value-type="float">
            <text:p>0,01913</text:p>
          </table:table-cell>
          <table:table-cell table:number-columns-repeated="4" office:value-type="float" office:value="0.00012" calcext:value-type="float">
            <text:p>0,00012</text:p>
          </table:table-cell>
          <table:table-cell office:value-type="float" office:value="0.02305" calcext:value-type="float">
            <text:p>0,02305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19142" calcext:value-type="float">
            <text:p>0,19142</text:p>
          </table:table-cell>
          <table:table-cell office:value-type="float" office:value="0.20061" calcext:value-type="float">
            <text:p>0,20061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6755" calcext:value-type="float">
            <text:p>0,06755</text:p>
          </table:table-cell>
          <table:table-cell table:number-columns-repeated="3" office:value-type="float" office:value="0.00012" calcext:value-type="float">
            <text:p>0,00012</text:p>
          </table:table-cell>
          <table:table-cell office:value-type="float" office:value="0.17382" calcext:value-type="float">
            <text:p>0,17382</text:p>
          </table:table-cell>
          <table:table-cell office:value-type="float" office:value="0.02547" calcext:value-type="float">
            <text:p>0,02547</text:p>
          </table:table-cell>
          <table:table-cell table:number-columns-repeated="3" office:value-type="float" office:value="0.00012" calcext:value-type="float">
            <text:p>0,00012</text:p>
          </table:table-cell>
          <table:table-cell office:value-type="float" office:value="0.04139" calcext:value-type="float">
            <text:p>0,04139</text:p>
          </table:table-cell>
          <table:table-cell office:value-type="float" office:value="0.13985" calcext:value-type="float">
            <text:p>0,13985</text:p>
          </table:table-cell>
        </table:table-row>
        <table:table-row table:style-name="ro1">
          <table:table-cell office:value-type="string" calcext:value-type="string">
            <text:p>article 1115</text:p>
          </table:table-cell>
          <table:table-cell table:number-columns-repeated="14" office:value-type="float" office:value="0.00021" calcext:value-type="float">
            <text:p>0,00021</text:p>
          </table:table-cell>
          <table:table-cell office:value-type="float" office:value="0.32035" calcext:value-type="float">
            <text:p>0,32035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261" calcext:value-type="float">
            <text:p>0,0261</text:p>
          </table:table-cell>
          <table:table-cell office:value-type="float" office:value="0.04987" calcext:value-type="float">
            <text:p>0,04987</text:p>
          </table:table-cell>
          <table:table-cell office:value-type="float" office:value="0.32378" calcext:value-type="float">
            <text:p>0,32378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27563" calcext:value-type="float">
            <text:p>0,27563</text:p>
          </table:table-cell>
          <table:table-cell table:number-columns-repeated="4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1116</text:p>
          </table:table-cell>
          <table:table-cell table:number-columns-repeated="2" office:value-type="float" office:value="0.00028" calcext:value-type="float">
            <text:p>0,00028</text:p>
          </table:table-cell>
          <table:table-cell office:value-type="float" office:value="0.18464" calcext:value-type="float">
            <text:p>0,18464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09403" calcext:value-type="float">
            <text:p>0,09403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59472" calcext:value-type="float">
            <text:p>0,59472</text:p>
          </table:table-cell>
          <table:table-cell table:number-columns-repeated="5" office:value-type="float" office:value="0.00028" calcext:value-type="float">
            <text:p>0,00028</text:p>
          </table:table-cell>
          <table:table-cell office:value-type="float" office:value="0.02143" calcext:value-type="float">
            <text:p>0,02143</text:p>
          </table:table-cell>
          <table:table-cell table:number-columns-repeated="6" office:value-type="float" office:value="0.00028" calcext:value-type="float">
            <text:p>0,00028</text:p>
          </table:table-cell>
          <table:table-cell office:value-type="float" office:value="0.09955" calcext:value-type="float">
            <text:p>0,09955</text:p>
          </table:table-cell>
          <table:table-cell table:number-columns-repeated="5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article 1117</text:p>
          </table:table-cell>
          <table:table-cell table:number-columns-repeated="2" office:value-type="float" office:value="0.00035" calcext:value-type="float">
            <text:p>0,00035</text:p>
          </table:table-cell>
          <table:table-cell office:value-type="float" office:value="0.36037" calcext:value-type="float">
            <text:p>0,36037</text:p>
          </table:table-cell>
          <table:table-cell table:number-columns-repeated="11" office:value-type="float" office:value="0.00035" calcext:value-type="float">
            <text:p>0,00035</text:p>
          </table:table-cell>
          <table:table-cell office:value-type="float" office:value="0.22927" calcext:value-type="float">
            <text:p>0,22927</text:p>
          </table:table-cell>
          <table:table-cell table:number-columns-repeated="6" office:value-type="float" office:value="0.00035" calcext:value-type="float">
            <text:p>0,00035</text:p>
          </table:table-cell>
          <table:table-cell office:value-type="float" office:value="0.2167" calcext:value-type="float">
            <text:p>0,2167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18629" calcext:value-type="float">
            <text:p>0,18629</text:p>
          </table:table-cell>
          <table:table-cell office:value-type="float" office:value="0.00035" calcext:value-type="float">
            <text:p>0,00035</text:p>
          </table:table-cell>
        </table:table-row>
        <table:table-row table:style-name="ro1">
          <table:table-cell office:value-type="string" calcext:value-type="string">
            <text:p>article 1118</text:p>
          </table:table-cell>
          <table:table-cell office:value-type="float" office:value="0.0333" calcext:value-type="float">
            <text:p>0,0333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65813" calcext:value-type="float">
            <text:p>0,65813</text:p>
          </table:table-cell>
          <table:table-cell table:number-columns-repeated="3" office:value-type="float" office:value="0.00054" calcext:value-type="float">
            <text:p>0,00054</text:p>
          </table:table-cell>
          <table:table-cell office:value-type="float" office:value="0.29669" calcext:value-type="float">
            <text:p>0,29669</text:p>
          </table:table-cell>
          <table:table-cell table:number-columns-repeated="18" office:value-type="float" office:value="0.00054" calcext:value-type="float">
            <text:p>0,00054</text:p>
          </table:table-cell>
        </table:table-row>
        <table:table-row table:style-name="ro1">
          <table:table-cell office:value-type="string" calcext:value-type="string">
            <text:p>article 1119</text:p>
          </table:table-cell>
          <table:table-cell table:number-columns-repeated="2" office:value-type="float" office:value="0.00027" calcext:value-type="float">
            <text:p>0,00027</text:p>
          </table:table-cell>
          <table:table-cell office:value-type="float" office:value="0.18986" calcext:value-type="float">
            <text:p>0,18986</text:p>
          </table:table-cell>
          <table:table-cell office:value-type="float" office:value="0.0395" calcext:value-type="float">
            <text:p>0,0395</text:p>
          </table:table-cell>
          <table:table-cell table:number-columns-repeated="2" office:value-type="float" office:value="0.00027" calcext:value-type="float">
            <text:p>0,00027</text:p>
          </table:table-cell>
          <table:table-cell office:value-type="float" office:value="0.27471" calcext:value-type="float">
            <text:p>0,27471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0.0361" calcext:value-type="float">
            <text:p>0,0361</text:p>
          </table:table-cell>
          <table:table-cell table:number-columns-repeated="6" office:value-type="float" office:value="0.00027" calcext:value-type="float">
            <text:p>0,00027</text:p>
          </table:table-cell>
          <table:table-cell office:value-type="float" office:value="0.45446" calcext:value-type="float">
            <text:p>0,45446</text:p>
          </table:table-cell>
          <table:table-cell table:number-columns-repeated="9"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article 1120</text:p>
          </table:table-cell>
          <table:table-cell office:value-type="float" office:value="0.13366" calcext:value-type="float">
            <text:p>0,13366</text:p>
          </table:table-cell>
          <table:table-cell table:number-columns-repeated="4" office:value-type="float" office:value="0.00022" calcext:value-type="float">
            <text:p>0,00022</text:p>
          </table:table-cell>
          <table:table-cell office:value-type="float" office:value="0.08448" calcext:value-type="float">
            <text:p>0,08448</text:p>
          </table:table-cell>
          <table:table-cell table:number-columns-repeated="5" office:value-type="float" office:value="0.00022" calcext:value-type="float">
            <text:p>0,00022</text:p>
          </table:table-cell>
          <table:table-cell office:value-type="float" office:value="0.11384" calcext:value-type="float">
            <text:p>0,11384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33936" calcext:value-type="float">
            <text:p>0,33936</text:p>
          </table:table-cell>
          <table:table-cell table:number-columns-repeated="3" office:value-type="float" office:value="0.00022" calcext:value-type="float">
            <text:p>0,00022</text:p>
          </table:table-cell>
          <table:table-cell office:value-type="float" office:value="0.32433" calcext:value-type="float">
            <text:p>0,32433</text:p>
          </table:table-cell>
          <table:table-cell table:number-columns-repeated="6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1121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20629" calcext:value-type="float">
            <text:p>0,20629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12838" calcext:value-type="float">
            <text:p>0,12838</text:p>
          </table:table-cell>
          <table:table-cell office:value-type="float" office:value="0.12725" calcext:value-type="float">
            <text:p>0,12725</text:p>
          </table:table-cell>
          <table:table-cell table:number-columns-repeated="4" office:value-type="float" office:value="0.00022" calcext:value-type="float">
            <text:p>0,00022</text:p>
          </table:table-cell>
          <table:table-cell office:value-type="float" office:value="0.11979" calcext:value-type="float">
            <text:p>0,11979</text:p>
          </table:table-cell>
          <table:table-cell office:value-type="float" office:value="0.31364" calcext:value-type="float">
            <text:p>0,31364</text:p>
          </table:table-cell>
          <table:table-cell table:number-columns-repeated="8" office:value-type="float" office:value="0.00022" calcext:value-type="float">
            <text:p>0,00022</text:p>
          </table:table-cell>
          <table:table-cell office:value-type="float" office:value="0.07766" calcext:value-type="float">
            <text:p>0,07766</text:p>
          </table:table-cell>
          <table:table-cell office:value-type="float" office:value="0.02297" calcext:value-type="float">
            <text:p>0,02297</text:p>
          </table:table-cell>
          <table:table-cell table:number-columns-repeated="3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1122</text:p>
          </table:table-cell>
          <table:table-cell table:number-columns-repeated="10" office:value-type="float" office:value="0.00022" calcext:value-type="float">
            <text:p>0,00022</text:p>
          </table:table-cell>
          <table:table-cell office:value-type="float" office:value="0.16341" calcext:value-type="float">
            <text:p>0,16341</text:p>
          </table:table-cell>
          <table:table-cell office:value-type="float" office:value="0.33726" calcext:value-type="float">
            <text:p>0,33726</text:p>
          </table:table-cell>
          <table:table-cell table:number-columns-repeated="5" office:value-type="float" office:value="0.00022" calcext:value-type="float">
            <text:p>0,00022</text:p>
          </table:table-cell>
          <table:table-cell office:value-type="float" office:value="0.07662" calcext:value-type="float">
            <text:p>0,07662</text:p>
          </table:table-cell>
          <table:table-cell office:value-type="float" office:value="0.41804" calcext:value-type="float">
            <text:p>0,41804</text:p>
          </table:table-cell>
          <table:table-cell table:number-columns-repeated="6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1123</text:p>
          </table:table-cell>
          <table:table-cell table:number-columns-repeated="8" office:value-type="float" office:value="0.00028" calcext:value-type="float">
            <text:p>0,00028</text:p>
          </table:table-cell>
          <table:table-cell office:value-type="float" office:value="0.24177" calcext:value-type="float">
            <text:p>0,24177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1901" calcext:value-type="float">
            <text:p>0,1901</text:p>
          </table:table-cell>
          <table:table-cell table:number-columns-repeated="7" office:value-type="float" office:value="0.00028" calcext:value-type="float">
            <text:p>0,00028</text:p>
          </table:table-cell>
          <table:table-cell office:value-type="float" office:value="0.56189" calcext:value-type="float">
            <text:p>0,56189</text:p>
          </table:table-cell>
          <table:table-cell table:number-columns-repeated="6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article 1124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24194" calcext:value-type="float">
            <text:p>0,24194</text:p>
          </table:table-cell>
          <table:table-cell table:number-columns-repeated="9" office:value-type="float" office:value="0.00055" calcext:value-type="float">
            <text:p>0,00055</text:p>
          </table:table-cell>
          <table:table-cell office:value-type="float" office:value="0.08418" calcext:value-type="float">
            <text:p>0,08418</text:p>
          </table:table-cell>
          <table:table-cell table:number-columns-repeated="2" office:value-type="float" office:value="0.00055" calcext:value-type="float">
            <text:p>0,00055</text:p>
          </table:table-cell>
          <table:table-cell office:value-type="float" office:value="0.66183" calcext:value-type="float">
            <text:p>0,66183</text:p>
          </table:table-cell>
          <table:table-cell table:number-columns-repeated="10" office:value-type="float" office:value="0.00055" calcext:value-type="float">
            <text:p>0,00055</text:p>
          </table:table-cell>
        </table:table-row>
        <table:table-row table:style-name="ro1">
          <table:table-cell office:value-type="string" calcext:value-type="string">
            <text:p>article 1125</text:p>
          </table:table-cell>
          <table:table-cell table:number-columns-repeated="5" office:value-type="float" office:value="0.00018" calcext:value-type="float">
            <text:p>0,00018</text:p>
          </table:table-cell>
          <table:table-cell office:value-type="float" office:value="0.13032" calcext:value-type="float">
            <text:p>0,13032</text:p>
          </table:table-cell>
          <table:table-cell table:number-columns-repeated="4" office:value-type="float" office:value="0.00018" calcext:value-type="float">
            <text:p>0,00018</text:p>
          </table:table-cell>
          <table:table-cell office:value-type="float" office:value="0.17029" calcext:value-type="float">
            <text:p>0,17029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03081" calcext:value-type="float">
            <text:p>0,03081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44439" calcext:value-type="float">
            <text:p>0,44439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22063" calcext:value-type="float">
            <text:p>0,22063</text:p>
          </table:table-cell>
          <table:table-cell table:number-columns-repeated="4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1126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10752" calcext:value-type="float">
            <text:p>0,10752</text:p>
          </table:table-cell>
          <table:table-cell office:value-type="float" office:value="0.0831" calcext:value-type="float">
            <text:p>0,0831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2871" calcext:value-type="float">
            <text:p>0,02871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15337" calcext:value-type="float">
            <text:p>0,15337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55416" calcext:value-type="float">
            <text:p>0,55416</text:p>
          </table:table-cell>
          <table:table-cell table:number-columns-repeated="12" office:value-type="float" office:value="0.00019" calcext:value-type="float">
            <text:p>0,00019</text:p>
          </table:table-cell>
          <table:table-cell office:value-type="float" office:value="0.06962" calcext:value-type="float">
            <text:p>0,06962</text:p>
          </table:table-cell>
          <table:table-cell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1127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.56997" calcext:value-type="float">
            <text:p>0,56997</text:p>
          </table:table-cell>
          <table:table-cell table:number-columns-repeated="14" office:value-type="float" office:value="0.00034" calcext:value-type="float">
            <text:p>0,00034</text:p>
          </table:table-cell>
          <table:table-cell office:value-type="float" office:value="0.4221" calcext:value-type="float">
            <text:p>0,4221</text:p>
          </table:table-cell>
          <table:table-cell table:number-columns-repeated="8" office:value-type="float" office:value="0.00034" calcext:value-type="float">
            <text:p>0,00034</text:p>
          </table:table-cell>
        </table:table-row>
        <table:table-row table:style-name="ro1">
          <table:table-cell office:value-type="string" calcext:value-type="string">
            <text:p>article 1128</text:p>
          </table:table-cell>
          <table:table-cell table:number-columns-repeated="8" office:value-type="float" office:value="0.00013" calcext:value-type="float">
            <text:p>0,00013</text:p>
          </table:table-cell>
          <table:table-cell office:value-type="float" office:value="0.17102" calcext:value-type="float">
            <text:p>0,17102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12873" calcext:value-type="float">
            <text:p>0,12873</text:p>
          </table:table-cell>
          <table:table-cell table:number-columns-repeated="9" office:value-type="float" office:value="0.00013" calcext:value-type="float">
            <text:p>0,00013</text:p>
          </table:table-cell>
          <table:table-cell office:value-type="float" office:value="0.66455" calcext:value-type="float">
            <text:p>0,66455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329" calcext:value-type="float">
            <text:p>0,0329</text:p>
          </table:table-cell>
          <table:table-cell table:number-columns-repeated="2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1129</text:p>
          </table:table-cell>
          <table:table-cell table:number-columns-repeated="14" office:value-type="float" office:value="0.00027" calcext:value-type="float">
            <text:p>0,00027</text:p>
          </table:table-cell>
          <table:table-cell office:value-type="float" office:value="0.29695" calcext:value-type="float">
            <text:p>0,29695</text:p>
          </table:table-cell>
          <table:table-cell table:number-columns-repeated="6" office:value-type="float" office:value="0.00027" calcext:value-type="float">
            <text:p>0,00027</text:p>
          </table:table-cell>
          <table:table-cell office:value-type="float" office:value="0.35226" calcext:value-type="float">
            <text:p>0,35226</text:p>
          </table:table-cell>
          <table:table-cell office:value-type="float" office:value="0.34492" calcext:value-type="float">
            <text:p>0,34492</text:p>
          </table:table-cell>
          <table:table-cell table:number-columns-repeated="2"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article 1130</text:p>
          </table:table-cell>
          <table:table-cell table:number-columns-repeated="2" office:value-type="float" office:value="0.00047" calcext:value-type="float">
            <text:p>0,00047</text:p>
          </table:table-cell>
          <table:table-cell office:value-type="float" office:value="0.1166" calcext:value-type="float">
            <text:p>0,1166</text:p>
          </table:table-cell>
          <table:table-cell table:number-columns-repeated="10" office:value-type="float" office:value="0.00047" calcext:value-type="float">
            <text:p>0,00047</text:p>
          </table:table-cell>
          <table:table-cell office:value-type="float" office:value="0.0991" calcext:value-type="float">
            <text:p>0,0991</text:p>
          </table:table-cell>
          <table:table-cell office:value-type="float" office:value="0.21916" calcext:value-type="float">
            <text:p>0,21916</text:p>
          </table:table-cell>
          <table:table-cell table:number-columns-repeated="5" office:value-type="float" office:value="0.00047" calcext:value-type="float">
            <text:p>0,00047</text:p>
          </table:table-cell>
          <table:table-cell office:value-type="float" office:value="0.12099" calcext:value-type="float">
            <text:p>0,12099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43484" calcext:value-type="float">
            <text:p>0,43484</text:p>
          </table:table-cell>
          <table:table-cell table:number-columns-repeated="2" office:value-type="float" office:value="0.00047" calcext:value-type="float">
            <text:p>0,00047</text:p>
          </table:table-cell>
        </table:table-row>
        <table:table-row table:style-name="ro1">
          <table:table-cell office:value-type="string" calcext:value-type="string">
            <text:p>article 1131</text:p>
          </table:table-cell>
          <table:table-cell office:value-type="float" office:value="0.2459" calcext:value-type="float">
            <text:p>0,2459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41631" calcext:value-type="float">
            <text:p>0,41631</text:p>
          </table:table-cell>
          <table:table-cell office:value-type="float" office:value="0.09272" calcext:value-type="float">
            <text:p>0,09272</text:p>
          </table:table-cell>
          <table:table-cell table:number-columns-repeated="4" office:value-type="float" office:value="0.00021" calcext:value-type="float">
            <text:p>0,00021</text:p>
          </table:table-cell>
          <table:table-cell office:value-type="float" office:value="0.24068" calcext:value-type="float">
            <text:p>0,24068</text:p>
          </table:table-cell>
          <table:table-cell table:number-columns-repeated="15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1132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4631" calcext:value-type="float">
            <text:p>0,04631</text:p>
          </table:table-cell>
          <table:table-cell table:number-columns-repeated="6" office:value-type="float" office:value="0.00015" calcext:value-type="float">
            <text:p>0,00015</text:p>
          </table:table-cell>
          <table:table-cell office:value-type="float" office:value="0.00774" calcext:value-type="float">
            <text:p>0,00774</text:p>
          </table:table-cell>
          <table:table-cell table:number-columns-repeated="4" office:value-type="float" office:value="0.00015" calcext:value-type="float">
            <text:p>0,00015</text:p>
          </table:table-cell>
          <table:table-cell office:value-type="float" office:value="0.11569" calcext:value-type="float">
            <text:p>0,11569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26087" calcext:value-type="float">
            <text:p>0,26087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56637" calcext:value-type="float">
            <text:p>0,56637</text:p>
          </table:table-cell>
          <table:table-cell table:number-columns-repeated="4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1133</text:p>
          </table:table-cell>
          <table:table-cell table:number-columns-repeated="4" office:value-type="float" office:value="0.00014" calcext:value-type="float">
            <text:p>0,00014</text:p>
          </table:table-cell>
          <table:table-cell office:value-type="float" office:value="0.04203" calcext:value-type="float">
            <text:p>0,04203</text:p>
          </table:table-cell>
          <table:table-cell table:number-columns-repeated="5" office:value-type="float" office:value="0.00014" calcext:value-type="float">
            <text:p>0,00014</text:p>
          </table:table-cell>
          <table:table-cell office:value-type="float" office:value="0.22218" calcext:value-type="float">
            <text:p>0,22218</text:p>
          </table:table-cell>
          <table:table-cell office:value-type="float" office:value="0.03617" calcext:value-type="float">
            <text:p>0,03617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51143" calcext:value-type="float">
            <text:p>0,51143</text:p>
          </table:table-cell>
          <table:table-cell table:number-columns-repeated="3" office:value-type="float" office:value="0.00014" calcext:value-type="float">
            <text:p>0,00014</text:p>
          </table:table-cell>
          <table:table-cell office:value-type="float" office:value="0.18549" calcext:value-type="float">
            <text:p>0,18549</text:p>
          </table:table-cell>
          <table:table-cell table:number-columns-repeated="7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article 1134</text:p>
          </table:table-cell>
          <table:table-cell office:value-type="float" office:value="0.17763" calcext:value-type="float">
            <text:p>0,17763</text:p>
          </table:table-cell>
          <table:table-cell table:number-columns-repeated="4" office:value-type="float" office:value="0.00027" calcext:value-type="float">
            <text:p>0,00027</text:p>
          </table:table-cell>
          <table:table-cell office:value-type="float" office:value="0.1272" calcext:value-type="float">
            <text:p>0,1272</text:p>
          </table:table-cell>
          <table:table-cell table:number-columns-repeated="4" office:value-type="float" office:value="0.00027" calcext:value-type="float">
            <text:p>0,00027</text:p>
          </table:table-cell>
          <table:table-cell office:value-type="float" office:value="0.43396" calcext:value-type="float">
            <text:p>0,43396</text:p>
          </table:table-cell>
          <table:table-cell office:value-type="float" office:value="0.02745" calcext:value-type="float">
            <text:p>0,02745</text:p>
          </table:table-cell>
          <table:table-cell table:number-columns-repeated="3" office:value-type="float" office:value="0.00027" calcext:value-type="float">
            <text:p>0,00027</text:p>
          </table:table-cell>
          <table:table-cell office:value-type="float" office:value="0.10434" calcext:value-type="float">
            <text:p>0,10434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0.12435" calcext:value-type="float">
            <text:p>0,12435</text:p>
          </table:table-cell>
          <table:table-cell table:number-columns-repeated="7"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article 1135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57718" calcext:value-type="float">
            <text:p>0,57718</text:p>
          </table:table-cell>
          <table:table-cell table:number-columns-repeated="8" office:value-type="float" office:value="0.00024" calcext:value-type="float">
            <text:p>0,00024</text:p>
          </table:table-cell>
          <table:table-cell office:value-type="float" office:value="0.05938" calcext:value-type="float">
            <text:p>0,05938</text:p>
          </table:table-cell>
          <table:table-cell table:number-columns-repeated="6" office:value-type="float" office:value="0.00024" calcext:value-type="float">
            <text:p>0,00024</text:p>
          </table:table-cell>
          <table:table-cell office:value-type="float" office:value="0.13573" calcext:value-type="float">
            <text:p>0,13573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14328" calcext:value-type="float">
            <text:p>0,14328</text:p>
          </table:table-cell>
          <table:table-cell office:value-type="float" office:value="0.07959" calcext:value-type="float">
            <text:p>0,07959</text:p>
          </table:table-cell>
          <table:table-cell table:number-columns-repeated="3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1136</text:p>
          </table:table-cell>
          <table:table-cell table:number-columns-repeated="5" office:value-type="float" office:value="0.00041" calcext:value-type="float">
            <text:p>0,00041</text:p>
          </table:table-cell>
          <table:table-cell office:value-type="float" office:value="0.11385" calcext:value-type="float">
            <text:p>0,11385</text:p>
          </table:table-cell>
          <table:table-cell table:number-columns-repeated="7" office:value-type="float" office:value="0.00041" calcext:value-type="float">
            <text:p>0,00041</text:p>
          </table:table-cell>
          <table:table-cell office:value-type="float" office:value="0.07451" calcext:value-type="float">
            <text:p>0,07451</text:p>
          </table:table-cell>
          <table:table-cell office:value-type="float" office:value="0.58788" calcext:value-type="float">
            <text:p>0,58788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21509" calcext:value-type="float">
            <text:p>0,21509</text:p>
          </table:table-cell>
          <table:table-cell table:number-columns-repeated="8" office:value-type="float" office:value="0.00041" calcext:value-type="float">
            <text:p>0,00041</text:p>
          </table:table-cell>
        </table:table-row>
        <table:table-row table:style-name="ro1">
          <table:table-cell office:value-type="string" calcext:value-type="string">
            <text:p>article 1137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11284" calcext:value-type="float">
            <text:p>0,11284</text:p>
          </table:table-cell>
          <table:table-cell table:number-columns-repeated="6" office:value-type="float" office:value="0.00021" calcext:value-type="float">
            <text:p>0,00021</text:p>
          </table:table-cell>
          <table:table-cell office:value-type="float" office:value="0.45874" calcext:value-type="float">
            <text:p>0,45874</text:p>
          </table:table-cell>
          <table:table-cell table:number-columns-repeated="6" office:value-type="float" office:value="0.00021" calcext:value-type="float">
            <text:p>0,00021</text:p>
          </table:table-cell>
          <table:table-cell office:value-type="float" office:value="0.01243" calcext:value-type="float">
            <text:p>0,01243</text:p>
          </table:table-cell>
          <table:table-cell table:number-columns-repeated="3" office:value-type="float" office:value="0.00021" calcext:value-type="float">
            <text:p>0,00021</text:p>
          </table:table-cell>
          <table:table-cell office:value-type="float" office:value="0.33538" calcext:value-type="float">
            <text:p>0,33538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0765" calcext:value-type="float">
            <text:p>0,0765</text:p>
          </table:table-cell>
          <table:table-cell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1138</text:p>
          </table:table-cell>
          <table:table-cell table:number-columns-repeated="3" office:value-type="float" office:value="0.00039" calcext:value-type="float">
            <text:p>0,00039</text:p>
          </table:table-cell>
          <table:table-cell office:value-type="float" office:value="0.12491" calcext:value-type="float">
            <text:p>0,12491</text:p>
          </table:table-cell>
          <table:table-cell table:number-columns-repeated="18" office:value-type="float" office:value="0.00039" calcext:value-type="float">
            <text:p>0,00039</text:p>
          </table:table-cell>
          <table:table-cell office:value-type="float" office:value="0.37762" calcext:value-type="float">
            <text:p>0,37762</text:p>
          </table:table-cell>
          <table:table-cell office:value-type="float" office:value="0.43137" calcext:value-type="float">
            <text:p>0,43137</text:p>
          </table:table-cell>
          <table:table-cell office:value-type="float" office:value="0.05795" calcext:value-type="float">
            <text:p>0,05795</text:p>
          </table:table-cell>
        </table:table-row>
        <table:table-row table:style-name="ro1">
          <table:table-cell office:value-type="string" calcext:value-type="string">
            <text:p>article 1139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03134" calcext:value-type="float">
            <text:p>0,03134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51862" calcext:value-type="float">
            <text:p>0,51862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13366" calcext:value-type="float">
            <text:p>0,13366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03338" calcext:value-type="float">
            <text:p>0,03338</text:p>
          </table:table-cell>
          <table:table-cell table:number-columns-repeated="9" office:value-type="float" office:value="0.00011" calcext:value-type="float">
            <text:p>0,00011</text:p>
          </table:table-cell>
          <table:table-cell office:value-type="float" office:value="0.05183" calcext:value-type="float">
            <text:p>0,05183</text:p>
          </table:table-cell>
          <table:table-cell office:value-type="float" office:value="0.22915" calcext:value-type="float">
            <text:p>0,22915</text:p>
          </table:table-cell>
        </table:table-row>
        <table:table-row table:style-name="ro1">
          <table:table-cell office:value-type="string" calcext:value-type="string">
            <text:p>article 1140</text:p>
          </table:table-cell>
          <table:table-cell table:number-columns-repeated="6" office:value-type="float" office:value="0.00037" calcext:value-type="float">
            <text:p>0,00037</text:p>
          </table:table-cell>
          <table:table-cell office:value-type="float" office:value="0.5213" calcext:value-type="float">
            <text:p>0,5213</text:p>
          </table:table-cell>
          <table:table-cell table:number-columns-repeated="11" office:value-type="float" office:value="0.00037" calcext:value-type="float">
            <text:p>0,00037</text:p>
          </table:table-cell>
          <table:table-cell office:value-type="float" office:value="0.07573" calcext:value-type="float">
            <text:p>0,07573</text:p>
          </table:table-cell>
          <table:table-cell office:value-type="float" office:value="0.29453" calcext:value-type="float">
            <text:p>0,29453</text:p>
          </table:table-cell>
          <table:table-cell table:number-columns-repeated="3" office:value-type="float" office:value="0.00037" calcext:value-type="float">
            <text:p>0,00037</text:p>
          </table:table-cell>
          <table:table-cell office:value-type="float" office:value="0.03474" calcext:value-type="float">
            <text:p>0,03474</text:p>
          </table:table-cell>
          <table:table-cell office:value-type="float" office:value="0.06629" calcext:value-type="float">
            <text:p>0,06629</text:p>
          </table:table-cell>
        </table:table-row>
        <table:table-row table:style-name="ro1">
          <table:table-cell office:value-type="string" calcext:value-type="string">
            <text:p>article 1141</text:p>
          </table:table-cell>
          <table:table-cell table:number-columns-repeated="2" office:value-type="float" office:value="0.00057" calcext:value-type="float">
            <text:p>0,00057</text:p>
          </table:table-cell>
          <table:table-cell office:value-type="float" office:value="0.39367" calcext:value-type="float">
            <text:p>0,39367</text:p>
          </table:table-cell>
          <table:table-cell table:number-columns-repeated="2" office:value-type="float" office:value="0.00057" calcext:value-type="float">
            <text:p>0,00057</text:p>
          </table:table-cell>
          <table:table-cell office:value-type="float" office:value="0.1551" calcext:value-type="float">
            <text:p>0,1551</text:p>
          </table:table-cell>
          <table:table-cell table:number-columns-repeated="5" office:value-type="float" office:value="0.00057" calcext:value-type="float">
            <text:p>0,00057</text:p>
          </table:table-cell>
          <table:table-cell office:value-type="float" office:value="0.0742" calcext:value-type="float">
            <text:p>0,0742</text:p>
          </table:table-cell>
          <table:table-cell table:number-columns-repeated="2" office:value-type="float" office:value="0.00057" calcext:value-type="float">
            <text:p>0,00057</text:p>
          </table:table-cell>
          <table:table-cell office:value-type="float" office:value="0.22815" calcext:value-type="float">
            <text:p>0,22815</text:p>
          </table:table-cell>
          <table:table-cell table:number-columns-repeated="3" office:value-type="float" office:value="0.00057" calcext:value-type="float">
            <text:p>0,00057</text:p>
          </table:table-cell>
          <table:table-cell office:value-type="float" office:value="0.13744" calcext:value-type="float">
            <text:p>0,13744</text:p>
          </table:table-cell>
          <table:table-cell table:number-columns-repeated="6" office:value-type="float" office:value="0.00057" calcext:value-type="float">
            <text:p>0,00057</text:p>
          </table:table-cell>
        </table:table-row>
        <table:table-row table:style-name="ro1">
          <table:table-cell office:value-type="string" calcext:value-type="string">
            <text:p>article 1142</text:p>
          </table:table-cell>
          <table:table-cell table:number-columns-repeated="12" office:value-type="float" office:value="0.00031" calcext:value-type="float">
            <text:p>0,00031</text:p>
          </table:table-cell>
          <table:table-cell office:value-type="float" office:value="0.23072" calcext:value-type="float">
            <text:p>0,23072</text:p>
          </table:table-cell>
          <table:table-cell table:number-columns-repeated="5" office:value-type="float" office:value="0.00031" calcext:value-type="float">
            <text:p>0,00031</text:p>
          </table:table-cell>
          <table:table-cell office:value-type="float" office:value="0.4663" calcext:value-type="float">
            <text:p>0,4663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08045" calcext:value-type="float">
            <text:p>0,08045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17407" calcext:value-type="float">
            <text:p>0,17407</text:p>
          </table:table-cell>
          <table:table-cell office:value-type="float" office:value="0.04217" calcext:value-type="float">
            <text:p>0,04217</text:p>
          </table:table-cell>
          <table:table-cell office:value-type="float" office:value="0.00031" calcext:value-type="float">
            <text:p>0,00031</text:p>
          </table:table-cell>
        </table:table-row>
        <table:table-row table:style-name="ro1">
          <table:table-cell office:value-type="string" calcext:value-type="string">
            <text:p>article 1143</text:p>
          </table:table-cell>
          <table:table-cell table:number-columns-repeated="4" office:value-type="float" office:value="0.0003" calcext:value-type="float">
            <text:p>0,0003</text:p>
          </table:table-cell>
          <table:table-cell office:value-type="float" office:value="0.121" calcext:value-type="float">
            <text:p>0,121</text:p>
          </table:table-cell>
          <table:table-cell table:number-columns-repeated="2" office:value-type="float" office:value="0.0003" calcext:value-type="float">
            <text:p>0,0003</text:p>
          </table:table-cell>
          <table:table-cell office:value-type="float" office:value="0.30326" calcext:value-type="float">
            <text:p>0,30326</text:p>
          </table:table-cell>
          <table:table-cell office:value-type="float" office:value="0.07585" calcext:value-type="float">
            <text:p>0,0758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17885" calcext:value-type="float">
            <text:p>0,17885</text:p>
          </table:table-cell>
          <table:table-cell table:number-columns-repeated="5" office:value-type="float" office:value="0.0003" calcext:value-type="float">
            <text:p>0,0003</text:p>
          </table:table-cell>
          <table:table-cell office:value-type="float" office:value="0.04176" calcext:value-type="float">
            <text:p>0,04176</text:p>
          </table:table-cell>
          <table:table-cell office:value-type="float" office:value="0.15193" calcext:value-type="float">
            <text:p>0,15193</text:p>
          </table:table-cell>
          <table:table-cell table:number-columns-repeated="3" office:value-type="float" office:value="0.0003" calcext:value-type="float">
            <text:p>0,0003</text:p>
          </table:table-cell>
          <table:table-cell office:value-type="float" office:value="0.12194" calcext:value-type="float">
            <text:p>0,12194</text:p>
          </table:table-cell>
          <table:table-cell table:number-columns-repeated="3" office:value-type="float" office:value="0.0003" calcext:value-type="float">
            <text:p>0,0003</text:p>
          </table:table-cell>
        </table:table-row>
        <table:table-row table:style-name="ro1">
          <table:table-cell office:value-type="string" calcext:value-type="string">
            <text:p>article 1144</text:p>
          </table:table-cell>
          <table:table-cell table:number-columns-repeated="8" office:value-type="float" office:value="0.00024" calcext:value-type="float">
            <text:p>0,00024</text:p>
          </table:table-cell>
          <table:table-cell office:value-type="float" office:value="0.63521" calcext:value-type="float">
            <text:p>0,63521</text:p>
          </table:table-cell>
          <table:table-cell table:number-columns-repeated="7" office:value-type="float" office:value="0.00024" calcext:value-type="float">
            <text:p>0,00024</text:p>
          </table:table-cell>
          <table:table-cell office:value-type="float" office:value="0.04708" calcext:value-type="float">
            <text:p>0,04708</text:p>
          </table:table-cell>
          <table:table-cell office:value-type="float" office:value="0.22532" calcext:value-type="float">
            <text:p>0,22532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08739" calcext:value-type="float">
            <text:p>0,08739</text:p>
          </table:table-cell>
          <table:table-cell table:number-columns-repeated="4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1145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2391" calcext:value-type="float">
            <text:p>0,02391</text:p>
          </table:table-cell>
          <table:table-cell table:number-columns-repeated="7" office:value-type="float" office:value="0.00008" calcext:value-type="float">
            <text:p>0,00008</text:p>
          </table:table-cell>
          <table:table-cell office:value-type="float" office:value="0.01108" calcext:value-type="float">
            <text:p>0,01108</text:p>
          </table:table-cell>
          <table:table-cell office:value-type="float" office:value="0.22422" calcext:value-type="float">
            <text:p>0,22422</text:p>
          </table:table-cell>
          <table:table-cell table:number-columns-repeated="3" office:value-type="float" office:value="0.00008" calcext:value-type="float">
            <text:p>0,00008</text:p>
          </table:table-cell>
          <table:table-cell office:value-type="float" office:value="0.65946" calcext:value-type="float">
            <text:p>0,65946</text:p>
          </table:table-cell>
          <table:table-cell table:number-columns-repeated="3" office:value-type="float" office:value="0.00008" calcext:value-type="float">
            <text:p>0,00008</text:p>
          </table:table-cell>
          <table:table-cell office:value-type="float" office:value="0.01697" calcext:value-type="float">
            <text:p>0,01697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6283" calcext:value-type="float">
            <text:p>0,06283</text:p>
          </table:table-cell>
          <table:table-cell table:number-columns-repeated="4" office:value-type="float" office:value="0.00008" calcext:value-type="float">
            <text:p>0,00008</text:p>
          </table:table-cell>
        </table:table-row>
        <table:table-row table:style-name="ro1">
          <table:table-cell office:value-type="string" calcext:value-type="string">
            <text:p>article 1146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18953" calcext:value-type="float">
            <text:p>0,18953</text:p>
          </table:table-cell>
          <table:table-cell table:number-columns-repeated="5" office:value-type="float" office:value="0.00023" calcext:value-type="float">
            <text:p>0,00023</text:p>
          </table:table-cell>
          <table:table-cell office:value-type="float" office:value="0.12703" calcext:value-type="float">
            <text:p>0,12703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23577" calcext:value-type="float">
            <text:p>0,23577</text:p>
          </table:table-cell>
          <table:table-cell office:value-type="float" office:value="0.18264" calcext:value-type="float">
            <text:p>0,18264</text:p>
          </table:table-cell>
          <table:table-cell table:number-columns-repeated="4" office:value-type="float" office:value="0.00023" calcext:value-type="float">
            <text:p>0,00023</text:p>
          </table:table-cell>
          <table:table-cell office:value-type="float" office:value="0.11991" calcext:value-type="float">
            <text:p>0,11991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14068" calcext:value-type="float">
            <text:p>0,14068</text:p>
          </table:table-cell>
          <table:table-cell table:number-columns-repeated="4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1147</text:p>
          </table:table-cell>
          <table:table-cell table:number-columns-repeated="6" office:value-type="float" office:value="0.00008" calcext:value-type="float">
            <text:p>0,00008</text:p>
          </table:table-cell>
          <table:table-cell office:value-type="float" office:value="0.02147" calcext:value-type="float">
            <text:p>0,02147</text:p>
          </table:table-cell>
          <table:table-cell table:number-columns-repeated="3" office:value-type="float" office:value="0.00008" calcext:value-type="float">
            <text:p>0,00008</text:p>
          </table:table-cell>
          <table:table-cell office:value-type="float" office:value="0.28246" calcext:value-type="float">
            <text:p>0,28246</text:p>
          </table:table-cell>
          <table:table-cell table:number-columns-repeated="2" office:value-type="float" office:value="0.00008" calcext:value-type="float">
            <text:p>0,00008</text:p>
          </table:table-cell>
          <table:table-cell office:value-type="float" office:value="0.0814" calcext:value-type="float">
            <text:p>0,0814</text:p>
          </table:table-cell>
          <table:table-cell table:number-columns-repeated="3" office:value-type="float" office:value="0.00008" calcext:value-type="float">
            <text:p>0,00008</text:p>
          </table:table-cell>
          <table:table-cell office:value-type="float" office:value="0.19129" calcext:value-type="float">
            <text:p>0,19129</text:p>
          </table:table-cell>
          <table:table-cell table:number-columns-repeated="2" office:value-type="float" office:value="0.00008" calcext:value-type="float">
            <text:p>0,00008</text:p>
          </table:table-cell>
          <table:table-cell office:value-type="float" office:value="0.42182" calcext:value-type="float">
            <text:p>0,42182</text:p>
          </table:table-cell>
          <table:table-cell table:number-columns-repeated="4" office:value-type="float" office:value="0.00008" calcext:value-type="float">
            <text:p>0,00008</text:p>
          </table:table-cell>
        </table:table-row>
        <table:table-row table:style-name="ro1">
          <table:table-cell office:value-type="string" calcext:value-type="string">
            <text:p>article 1148</text:p>
          </table:table-cell>
          <table:table-cell table:number-columns-repeated="10" office:value-type="float" office:value="0.00039" calcext:value-type="float">
            <text:p>0,00039</text:p>
          </table:table-cell>
          <table:table-cell office:value-type="float" office:value="0.09364" calcext:value-type="float">
            <text:p>0,09364</text:p>
          </table:table-cell>
          <table:table-cell table:number-columns-repeated="4" office:value-type="float" office:value="0.00039" calcext:value-type="float">
            <text:p>0,00039</text:p>
          </table:table-cell>
          <table:table-cell office:value-type="float" office:value="0.12798" calcext:value-type="float">
            <text:p>0,12798</text:p>
          </table:table-cell>
          <table:table-cell table:number-columns-repeated="3" office:value-type="float" office:value="0.00039" calcext:value-type="float">
            <text:p>0,00039</text:p>
          </table:table-cell>
          <table:table-cell office:value-type="float" office:value="0.27604" calcext:value-type="float">
            <text:p>0,27604</text:p>
          </table:table-cell>
          <table:table-cell table:number-columns-repeated="2" office:value-type="float" office:value="0.00039" calcext:value-type="float">
            <text:p>0,00039</text:p>
          </table:table-cell>
          <table:table-cell office:value-type="float" office:value="0.41666" calcext:value-type="float">
            <text:p>0,41666</text:p>
          </table:table-cell>
          <table:table-cell office:value-type="float" office:value="0.00039" calcext:value-type="float">
            <text:p>0,00039</text:p>
          </table:table-cell>
          <table:table-cell office:value-type="float" office:value="0.07783" calcext:value-type="float">
            <text:p>0,07783</text:p>
          </table:table-cell>
        </table:table-row>
        <table:table-row table:style-name="ro1">
          <table:table-cell office:value-type="string" calcext:value-type="string">
            <text:p>article 1149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10345" calcext:value-type="float">
            <text:p>0,10345</text:p>
          </table:table-cell>
          <table:table-cell table:number-columns-repeated="5" office:value-type="float" office:value="0.00018" calcext:value-type="float">
            <text:p>0,00018</text:p>
          </table:table-cell>
          <table:table-cell office:value-type="float" office:value="0.81145" calcext:value-type="float">
            <text:p>0,81145</text:p>
          </table:table-cell>
          <table:table-cell table:number-columns-repeated="9" office:value-type="float" office:value="0.00018" calcext:value-type="float">
            <text:p>0,00018</text:p>
          </table:table-cell>
          <table:table-cell office:value-type="float" office:value="0.08111" calcext:value-type="float">
            <text:p>0,08111</text:p>
          </table:table-cell>
          <table:table-cell table:number-columns-repeated="6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1150</text:p>
          </table:table-cell>
          <table:table-cell table:number-columns-repeated="14" office:value-type="float" office:value="0.00032" calcext:value-type="float">
            <text:p>0,00032</text:p>
          </table:table-cell>
          <table:table-cell office:value-type="float" office:value="0.36301" calcext:value-type="float">
            <text:p>0,36301</text:p>
          </table:table-cell>
          <table:table-cell office:value-type="float" office:value="0.00032" calcext:value-type="float">
            <text:p>0,00032</text:p>
          </table:table-cell>
          <table:table-cell office:value-type="float" office:value="0.13772" calcext:value-type="float">
            <text:p>0,13772</text:p>
          </table:table-cell>
          <table:table-cell office:value-type="float" office:value="0.00032" calcext:value-type="float">
            <text:p>0,00032</text:p>
          </table:table-cell>
          <table:table-cell office:value-type="float" office:value="0.30216" calcext:value-type="float">
            <text:p>0,30216</text:p>
          </table:table-cell>
          <table:table-cell office:value-type="float" office:value="0.00032" calcext:value-type="float">
            <text:p>0,00032</text:p>
          </table:table-cell>
          <table:table-cell office:value-type="float" office:value="0.19033" calcext:value-type="float">
            <text:p>0,19033</text:p>
          </table:table-cell>
          <table:table-cell table:number-columns-repeated="4" office:value-type="float" office:value="0.00032" calcext:value-type="float">
            <text:p>0,00032</text:p>
          </table:table-cell>
        </table:table-row>
        <table:table-row table:style-name="ro1">
          <table:table-cell office:value-type="string" calcext:value-type="string">
            <text:p>article 1151</text:p>
          </table:table-cell>
          <table:table-cell table:number-columns-repeated="8" office:value-type="float" office:value="0.00021" calcext:value-type="float">
            <text:p>0,00021</text:p>
          </table:table-cell>
          <table:table-cell office:value-type="float" office:value="0.14935" calcext:value-type="float">
            <text:p>0,14935</text:p>
          </table:table-cell>
          <table:table-cell table:number-columns-repeated="3" office:value-type="float" office:value="0.00021" calcext:value-type="float">
            <text:p>0,00021</text:p>
          </table:table-cell>
          <table:table-cell office:value-type="float" office:value="0.1944" calcext:value-type="float">
            <text:p>0,1944</text:p>
          </table:table-cell>
          <table:table-cell table:number-columns-repeated="5" office:value-type="float" office:value="0.00021" calcext:value-type="float">
            <text:p>0,00021</text:p>
          </table:table-cell>
          <table:table-cell office:value-type="float" office:value="0.65166" calcext:value-type="float">
            <text:p>0,65166</text:p>
          </table:table-cell>
          <table:table-cell table:number-columns-repeated="6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1152</text:p>
          </table:table-cell>
          <table:table-cell table:number-columns-repeated="14" office:value-type="float" office:value="0.00035" calcext:value-type="float">
            <text:p>0,00035</text:p>
          </table:table-cell>
          <table:table-cell office:value-type="float" office:value="0.99165" calcext:value-type="float">
            <text:p>0,99165</text:p>
          </table:table-cell>
          <table:table-cell table:number-columns-repeated="10" office:value-type="float" office:value="0.00035" calcext:value-type="float">
            <text:p>0,00035</text:p>
          </table:table-cell>
        </table:table-row>
        <table:table-row table:style-name="ro1">
          <table:table-cell office:value-type="string" calcext:value-type="string">
            <text:p>article 1153</text:p>
          </table:table-cell>
          <table:table-cell table:number-columns-repeated="2" office:value-type="float" office:value="0.00047" calcext:value-type="float">
            <text:p>0,00047</text:p>
          </table:table-cell>
          <table:table-cell office:value-type="float" office:value="0.06676" calcext:value-type="float">
            <text:p>0,06676</text:p>
          </table:table-cell>
          <table:table-cell table:number-columns-repeated="3" office:value-type="float" office:value="0.00047" calcext:value-type="float">
            <text:p>0,00047</text:p>
          </table:table-cell>
          <table:table-cell office:value-type="float" office:value="0.36804" calcext:value-type="float">
            <text:p>0,36804</text:p>
          </table:table-cell>
          <table:table-cell table:number-columns-repeated="12" office:value-type="float" office:value="0.00047" calcext:value-type="float">
            <text:p>0,00047</text:p>
          </table:table-cell>
          <table:table-cell office:value-type="float" office:value="0.55484" calcext:value-type="float">
            <text:p>0,55484</text:p>
          </table:table-cell>
          <table:table-cell table:number-columns-repeated="5" office:value-type="float" office:value="0.00047" calcext:value-type="float">
            <text:p>0,00047</text:p>
          </table:table-cell>
        </table:table-row>
        <table:table-row table:style-name="ro1">
          <table:table-cell office:value-type="string" calcext:value-type="string">
            <text:p>article 1154</text:p>
          </table:table-cell>
          <table:table-cell office:value-type="float" office:value="0.4369" calcext:value-type="float">
            <text:p>0,4369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16901" calcext:value-type="float">
            <text:p>0,16901</text:p>
          </table:table-cell>
          <table:table-cell table:number-columns-repeated="5" office:value-type="float" office:value="0.00014" calcext:value-type="float">
            <text:p>0,00014</text:p>
          </table:table-cell>
          <table:table-cell office:value-type="float" office:value="0.00529" calcext:value-type="float">
            <text:p>0,00529</text:p>
          </table:table-cell>
          <table:table-cell table:number-columns-repeated="4" office:value-type="float" office:value="0.00014" calcext:value-type="float">
            <text:p>0,00014</text:p>
          </table:table-cell>
          <table:table-cell office:value-type="float" office:value="0.03805" calcext:value-type="float">
            <text:p>0,03805</text:p>
          </table:table-cell>
          <table:table-cell table:number-columns-repeated="5" office:value-type="float" office:value="0.00014" calcext:value-type="float">
            <text:p>0,00014</text:p>
          </table:table-cell>
          <table:table-cell office:value-type="float" office:value="0.34803" calcext:value-type="float">
            <text:p>0,34803</text:p>
          </table:table-cell>
          <table:table-cell table:number-columns-repeated="5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article 1155</text:p>
          </table:table-cell>
          <table:table-cell table:number-columns-repeated="6" office:value-type="float" office:value="0.00033" calcext:value-type="float">
            <text:p>0,00033</text:p>
          </table:table-cell>
          <table:table-cell office:value-type="float" office:value="0.65654" calcext:value-type="float">
            <text:p>0,65654</text:p>
          </table:table-cell>
          <table:table-cell table:number-columns-repeated="13" office:value-type="float" office:value="0.00033" calcext:value-type="float">
            <text:p>0,00033</text:p>
          </table:table-cell>
          <table:table-cell office:value-type="float" office:value="0.02112" calcext:value-type="float">
            <text:p>0,02112</text:p>
          </table:table-cell>
          <table:table-cell table:number-columns-repeated="3" office:value-type="float" office:value="0.00033" calcext:value-type="float">
            <text:p>0,00033</text:p>
          </table:table-cell>
          <table:table-cell office:value-type="float" office:value="0.31506" calcext:value-type="float">
            <text:p>0,31506</text:p>
          </table:table-cell>
        </table:table-row>
        <table:table-row table:style-name="ro1">
          <table:table-cell office:value-type="string" calcext:value-type="string">
            <text:p>article 1156</text:p>
          </table:table-cell>
          <table:table-cell table:number-columns-repeated="3" office:value-type="float" office:value="0.00029" calcext:value-type="float">
            <text:p>0,00029</text:p>
          </table:table-cell>
          <table:table-cell office:value-type="float" office:value="0.04905" calcext:value-type="float">
            <text:p>0,04905</text:p>
          </table:table-cell>
          <table:table-cell table:number-columns-repeated="18" office:value-type="float" office:value="0.00029" calcext:value-type="float">
            <text:p>0,00029</text:p>
          </table:table-cell>
          <table:table-cell office:value-type="float" office:value="0.94419" calcext:value-type="float">
            <text:p>0,94419</text:p>
          </table:table-cell>
          <table:table-cell table:number-columns-repeated="2" office:value-type="float" office:value="0.00029" calcext:value-type="float">
            <text:p>0,00029</text:p>
          </table:table-cell>
        </table:table-row>
        <table:table-row table:style-name="ro1">
          <table:table-cell office:value-type="string" calcext:value-type="string">
            <text:p>article 1157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2534" calcext:value-type="float">
            <text:p>0,02534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89968" calcext:value-type="float">
            <text:p>0,89968</text:p>
          </table:table-cell>
          <table:table-cell table:number-columns-repeated="11" office:value-type="float" office:value="0.00026" calcext:value-type="float">
            <text:p>0,00026</text:p>
          </table:table-cell>
          <table:table-cell office:value-type="float" office:value="0.03337" calcext:value-type="float">
            <text:p>0,03337</text:p>
          </table:table-cell>
          <table:table-cell table:number-columns-repeated="3" office:value-type="float" office:value="0.00026" calcext:value-type="float">
            <text:p>0,00026</text:p>
          </table:table-cell>
          <table:table-cell office:value-type="float" office:value="0.03623" calcext:value-type="float">
            <text:p>0,03623</text:p>
          </table:table-cell>
          <table:table-cell table:number-columns-repeated="5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1158</text:p>
          </table:table-cell>
          <table:table-cell table:number-columns-repeated="20" office:value-type="float" office:value="0.00035" calcext:value-type="float">
            <text:p>0,00035</text:p>
          </table:table-cell>
          <table:table-cell office:value-type="float" office:value="0.16459" calcext:value-type="float">
            <text:p>0,16459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82727" calcext:value-type="float">
            <text:p>0,82727</text:p>
          </table:table-cell>
          <table:table-cell table:number-columns-repeated="2" office:value-type="float" office:value="0.00035" calcext:value-type="float">
            <text:p>0,00035</text:p>
          </table:table-cell>
        </table:table-row>
        <table:table-row table:style-name="ro1">
          <table:table-cell office:value-type="string" calcext:value-type="string">
            <text:p>article 115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8353" calcext:value-type="float">
            <text:p>0,08353</text:p>
          </table:table-cell>
          <table:table-cell table:number-columns-repeated="10" office:value-type="float" office:value="0.0004" calcext:value-type="float">
            <text:p>0,0004</text:p>
          </table:table-cell>
          <table:table-cell office:value-type="float" office:value="0.08" calcext:value-type="float">
            <text:p>0,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17799" calcext:value-type="float">
            <text:p>0,17799</text:p>
          </table:table-cell>
          <table:table-cell table:number-columns-repeated="3" office:value-type="float" office:value="0.0004" calcext:value-type="float">
            <text:p>0,0004</text:p>
          </table:table-cell>
          <table:table-cell office:value-type="float" office:value="0.35563" calcext:value-type="float">
            <text:p>0,35563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29478" calcext:value-type="float">
            <text:p>0,29478</text:p>
          </table:table-cell>
          <table:table-cell table:number-columns-repeated="4" office:value-type="float" office:value="0.0004" calcext:value-type="float">
            <text:p>0,0004</text:p>
          </table:table-cell>
        </table:table-row>
        <table:table-row table:style-name="ro1">
          <table:table-cell office:value-type="string" calcext:value-type="string">
            <text:p>article 1160</text:p>
          </table:table-cell>
          <table:table-cell office:value-type="float" office:value="0.37324" calcext:value-type="float">
            <text:p>0,37324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49413" calcext:value-type="float">
            <text:p>0,49413</text:p>
          </table:table-cell>
          <table:table-cell office:value-type="float" office:value="0.12751" calcext:value-type="float">
            <text:p>0,12751</text:p>
          </table:table-cell>
          <table:table-cell table:number-columns-repeated="20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1161</text:p>
          </table:table-cell>
          <table:table-cell table:number-columns-repeated="3" office:value-type="float" office:value="0.00035" calcext:value-type="float">
            <text:p>0,00035</text:p>
          </table:table-cell>
          <table:table-cell office:value-type="float" office:value="0.34502" calcext:value-type="float">
            <text:p>0,34502</text:p>
          </table:table-cell>
          <table:table-cell table:number-columns-repeated="15" office:value-type="float" office:value="0.00035" calcext:value-type="float">
            <text:p>0,00035</text:p>
          </table:table-cell>
          <table:table-cell office:value-type="float" office:value="0.1389" calcext:value-type="float">
            <text:p>0,1389</text:p>
          </table:table-cell>
          <table:table-cell table:number-columns-repeated="2" office:value-type="float" office:value="0.00035" calcext:value-type="float">
            <text:p>0,00035</text:p>
          </table:table-cell>
          <table:table-cell office:value-type="float" office:value="0.50836" calcext:value-type="float">
            <text:p>0,50836</text:p>
          </table:table-cell>
          <table:table-cell table:number-columns-repeated="2" office:value-type="float" office:value="0.00035" calcext:value-type="float">
            <text:p>0,00035</text:p>
          </table:table-cell>
        </table:table-row>
        <table:table-row table:style-name="ro1">
          <table:table-cell office:value-type="string" calcext:value-type="string">
            <text:p>article 1162</text:p>
          </table:table-cell>
          <table:table-cell table:number-columns-repeated="13" office:value-type="float" office:value="0.0001" calcext:value-type="float">
            <text:p>0,0001</text:p>
          </table:table-cell>
          <table:table-cell office:value-type="float" office:value="0.96619" calcext:value-type="float">
            <text:p>0,96619</text:p>
          </table:table-cell>
          <table:table-cell table:number-columns-repeated="4" office:value-type="float" office:value="0.0001" calcext:value-type="float">
            <text:p>0,0001</text:p>
          </table:table-cell>
          <table:table-cell office:value-type="float" office:value="0.03141" calcext:value-type="float">
            <text:p>0,03141</text:p>
          </table:table-cell>
          <table:table-cell table:number-columns-repeated="6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article 1163</text:p>
          </table:table-cell>
          <table:table-cell table:number-columns-repeated="7" office:value-type="float" office:value="0.00013" calcext:value-type="float">
            <text:p>0,00013</text:p>
          </table:table-cell>
          <table:table-cell office:value-type="float" office:value="0.26422" calcext:value-type="float">
            <text:p>0,26422</text:p>
          </table:table-cell>
          <table:table-cell table:number-columns-repeated="7" office:value-type="float" office:value="0.00013" calcext:value-type="float">
            <text:p>0,00013</text:p>
          </table:table-cell>
          <table:table-cell office:value-type="float" office:value="0.07782" calcext:value-type="float">
            <text:p>0,07782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49419" calcext:value-type="float">
            <text:p>0,49419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08089" calcext:value-type="float">
            <text:p>0,08089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8021" calcext:value-type="float">
            <text:p>0,08021</text:p>
          </table:table-cell>
          <table:table-cell table:number-columns-repeated="2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1164</text:p>
          </table:table-cell>
          <table:table-cell table:number-columns-repeated="4" office:value-type="float" office:value="0.00027" calcext:value-type="float">
            <text:p>0,00027</text:p>
          </table:table-cell>
          <table:table-cell office:value-type="float" office:value="0.04924" calcext:value-type="float">
            <text:p>0,04924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0.25764" calcext:value-type="float">
            <text:p>0,25764</text:p>
          </table:table-cell>
          <table:table-cell table:number-columns-repeated="4" office:value-type="float" office:value="0.00027" calcext:value-type="float">
            <text:p>0,00027</text:p>
          </table:table-cell>
          <table:table-cell office:value-type="float" office:value="0.10169" calcext:value-type="float">
            <text:p>0,10169</text:p>
          </table:table-cell>
          <table:table-cell table:number-columns-repeated="3" office:value-type="float" office:value="0.00027" calcext:value-type="float">
            <text:p>0,00027</text:p>
          </table:table-cell>
          <table:table-cell office:value-type="float" office:value="0.53483" calcext:value-type="float">
            <text:p>0,53483</text:p>
          </table:table-cell>
          <table:table-cell table:number-columns-repeated="6" office:value-type="float" office:value="0.00027" calcext:value-type="float">
            <text:p>0,00027</text:p>
          </table:table-cell>
          <table:table-cell office:value-type="float" office:value="0.05124" calcext:value-type="float">
            <text:p>0,05124</text:p>
          </table:table-cell>
          <table:table-cell table:number-columns-repeated="2"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article 1165</text:p>
          </table:table-cell>
          <table:table-cell table:number-columns-repeated="14" office:value-type="float" office:value="0.00093" calcext:value-type="float">
            <text:p>0,00093</text:p>
          </table:table-cell>
          <table:table-cell office:value-type="float" office:value="0.41103" calcext:value-type="float">
            <text:p>0,41103</text:p>
          </table:table-cell>
          <table:table-cell table:number-columns-repeated="8" office:value-type="float" office:value="0.00093" calcext:value-type="float">
            <text:p>0,00093</text:p>
          </table:table-cell>
          <table:table-cell office:value-type="float" office:value="0.20119" calcext:value-type="float">
            <text:p>0,20119</text:p>
          </table:table-cell>
          <table:table-cell office:value-type="float" office:value="0.36731" calcext:value-type="float">
            <text:p>0,36731</text:p>
          </table:table-cell>
        </table:table-row>
        <table:table-row table:style-name="ro1">
          <table:table-cell office:value-type="string" calcext:value-type="string">
            <text:p>article 1166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26285" calcext:value-type="float">
            <text:p>0,26285</text:p>
          </table:table-cell>
          <table:table-cell office:value-type="float" office:value="0.03085" calcext:value-type="float">
            <text:p>0,03085</text:p>
          </table:table-cell>
          <table:table-cell table:number-columns-repeated="6" office:value-type="float" office:value="0.00013" calcext:value-type="float">
            <text:p>0,00013</text:p>
          </table:table-cell>
          <table:table-cell office:value-type="float" office:value="0.08349" calcext:value-type="float">
            <text:p>0,08349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08447" calcext:value-type="float">
            <text:p>0,08447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5904" calcext:value-type="float">
            <text:p>0,05904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5822" calcext:value-type="float">
            <text:p>0,05822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41866" calcext:value-type="float">
            <text:p>0,41866</text:p>
          </table:table-cell>
          <table:table-cell table:number-columns-repeated="5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1167</text:p>
          </table:table-cell>
          <table:table-cell office:value-type="float" office:value="0.0642" calcext:value-type="float">
            <text:p>0,0642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02165" calcext:value-type="float">
            <text:p>0,02165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645" calcext:value-type="float">
            <text:p>0,0645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16331" calcext:value-type="float">
            <text:p>0,16331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0703" calcext:value-type="float">
            <text:p>0,0703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5274" calcext:value-type="float">
            <text:p>0,05274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39318" calcext:value-type="float">
            <text:p>0,39318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16589" calcext:value-type="float">
            <text:p>0,16589</text:p>
          </table:table-cell>
          <table:table-cell table:number-columns-repeated="4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1168</text:p>
          </table:table-cell>
          <table:table-cell table:number-columns-repeated="5" office:value-type="float" office:value="0.00039" calcext:value-type="float">
            <text:p>0,00039</text:p>
          </table:table-cell>
          <table:table-cell office:value-type="float" office:value="0.1666" calcext:value-type="float">
            <text:p>0,1666</text:p>
          </table:table-cell>
          <table:table-cell office:value-type="float" office:value="0.53019" calcext:value-type="float">
            <text:p>0,53019</text:p>
          </table:table-cell>
          <table:table-cell table:number-columns-repeated="16" office:value-type="float" office:value="0.00039" calcext:value-type="float">
            <text:p>0,00039</text:p>
          </table:table-cell>
          <table:table-cell office:value-type="float" office:value="0.15529" calcext:value-type="float">
            <text:p>0,15529</text:p>
          </table:table-cell>
          <table:table-cell office:value-type="float" office:value="0.13976" calcext:value-type="float">
            <text:p>0,13976</text:p>
          </table:table-cell>
        </table:table-row>
        <table:table-row table:style-name="ro1">
          <table:table-cell office:value-type="string" calcext:value-type="string">
            <text:p>article 1169</text:p>
          </table:table-cell>
          <table:table-cell table:number-columns-repeated="2" office:value-type="float" office:value="0.00034" calcext:value-type="float">
            <text:p>0,00034</text:p>
          </table:table-cell>
          <table:table-cell office:value-type="float" office:value="0.1462" calcext:value-type="float">
            <text:p>0,1462</text:p>
          </table:table-cell>
          <table:table-cell table:number-columns-repeated="4" office:value-type="float" office:value="0.00034" calcext:value-type="float">
            <text:p>0,00034</text:p>
          </table:table-cell>
          <table:table-cell office:value-type="float" office:value="0.17027" calcext:value-type="float">
            <text:p>0,17027</text:p>
          </table:table-cell>
          <table:table-cell table:number-columns-repeated="3" office:value-type="float" office:value="0.00034" calcext:value-type="float">
            <text:p>0,00034</text:p>
          </table:table-cell>
          <table:table-cell office:value-type="float" office:value="0.03638" calcext:value-type="float">
            <text:p>0,03638</text:p>
          </table:table-cell>
          <table:table-cell table:number-columns-repeated="2" office:value-type="float" office:value="0.00034" calcext:value-type="float">
            <text:p>0,00034</text:p>
          </table:table-cell>
          <table:table-cell office:value-type="float" office:value="0.11152" calcext:value-type="float">
            <text:p>0,11152</text:p>
          </table:table-cell>
          <table:table-cell office:value-type="float" office:value="0.23605" calcext:value-type="float">
            <text:p>0,23605</text:p>
          </table:table-cell>
          <table:table-cell table:number-columns-repeated="4" office:value-type="float" office:value="0.00034" calcext:value-type="float">
            <text:p>0,00034</text:p>
          </table:table-cell>
          <table:table-cell office:value-type="float" office:value="0.03686" calcext:value-type="float">
            <text:p>0,03686</text:p>
          </table:table-cell>
          <table:table-cell office:value-type="float" office:value="0.12725" calcext:value-type="float">
            <text:p>0,12725</text:p>
          </table:table-cell>
          <table:table-cell office:value-type="float" office:value="0.12966" calcext:value-type="float">
            <text:p>0,12966</text:p>
          </table:table-cell>
          <table:table-cell table:number-columns-repeated="2" office:value-type="float" office:value="0.00034" calcext:value-type="float">
            <text:p>0,00034</text:p>
          </table:table-cell>
        </table:table-row>
        <table:table-row table:style-name="ro1">
          <table:table-cell office:value-type="string" calcext:value-type="string">
            <text:p>article 1170</text:p>
          </table:table-cell>
          <table:table-cell office:value-type="float" office:value="0.13224" calcext:value-type="float">
            <text:p>0,13224</text:p>
          </table:table-cell>
          <table:table-cell table:number-columns-repeated="2" office:value-type="float" office:value="0.00036" calcext:value-type="float">
            <text:p>0,00036</text:p>
          </table:table-cell>
          <table:table-cell office:value-type="float" office:value="0.15534" calcext:value-type="float">
            <text:p>0,15534</text:p>
          </table:table-cell>
          <table:table-cell office:value-type="float" office:value="0.17147" calcext:value-type="float">
            <text:p>0,17147</text:p>
          </table:table-cell>
          <table:table-cell office:value-type="float" office:value="0.00036" calcext:value-type="float">
            <text:p>0,00036</text:p>
          </table:table-cell>
          <table:table-cell office:value-type="float" office:value="0.33181" calcext:value-type="float">
            <text:p>0,33181</text:p>
          </table:table-cell>
          <table:table-cell table:number-columns-repeated="3" office:value-type="float" office:value="0.00036" calcext:value-type="float">
            <text:p>0,00036</text:p>
          </table:table-cell>
          <table:table-cell office:value-type="float" office:value="0.15434" calcext:value-type="float">
            <text:p>0,15434</text:p>
          </table:table-cell>
          <table:table-cell table:number-columns-repeated="8" office:value-type="float" office:value="0.00036" calcext:value-type="float">
            <text:p>0,00036</text:p>
          </table:table-cell>
          <table:table-cell office:value-type="float" office:value="0.04803" calcext:value-type="float">
            <text:p>0,04803</text:p>
          </table:table-cell>
          <table:table-cell table:number-columns-repeated="5" office:value-type="float" office:value="0.00036" calcext:value-type="float">
            <text:p>0,00036</text:p>
          </table:table-cell>
        </table:table-row>
        <table:table-row table:style-name="ro1">
          <table:table-cell office:value-type="string" calcext:value-type="string">
            <text:p>article 1171</text:p>
          </table:table-cell>
          <table:table-cell table:number-columns-repeated="2" office:value-type="float" office:value="0.00041" calcext:value-type="float">
            <text:p>0,00041</text:p>
          </table:table-cell>
          <table:table-cell office:value-type="float" office:value="0.03683" calcext:value-type="float">
            <text:p>0,03683</text:p>
          </table:table-cell>
          <table:table-cell office:value-type="float" office:value="0.07943" calcext:value-type="float">
            <text:p>0,07943</text:p>
          </table:table-cell>
          <table:table-cell table:number-columns-repeated="2" office:value-type="float" office:value="0.00041" calcext:value-type="float">
            <text:p>0,00041</text:p>
          </table:table-cell>
          <table:table-cell office:value-type="float" office:value="0.87466" calcext:value-type="float">
            <text:p>0,87466</text:p>
          </table:table-cell>
          <table:table-cell table:number-columns-repeated="18" office:value-type="float" office:value="0.00041" calcext:value-type="float">
            <text:p>0,00041</text:p>
          </table:table-cell>
        </table:table-row>
        <table:table-row table:style-name="ro1">
          <table:table-cell office:value-type="string" calcext:value-type="string">
            <text:p>article 1172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1458" calcext:value-type="float">
            <text:p>0,1458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15593" calcext:value-type="float">
            <text:p>0,15593</text:p>
          </table:table-cell>
          <table:table-cell table:number-columns-repeated="4" office:value-type="float" office:value="0.00016" calcext:value-type="float">
            <text:p>0,00016</text:p>
          </table:table-cell>
          <table:table-cell office:value-type="float" office:value="0.00784" calcext:value-type="float">
            <text:p>0,00784</text:p>
          </table:table-cell>
          <table:table-cell table:number-columns-repeated="7" office:value-type="float" office:value="0.00016" calcext:value-type="float">
            <text:p>0,00016</text:p>
          </table:table-cell>
          <table:table-cell office:value-type="float" office:value="0.58775" calcext:value-type="float">
            <text:p>0,58775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09943" calcext:value-type="float">
            <text:p>0,09943</text:p>
          </table:table-cell>
          <table:table-cell table:number-columns-repeated="2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1173</text:p>
          </table:table-cell>
          <table:table-cell table:number-columns-repeated="2" office:value-type="float" office:value="0.00041" calcext:value-type="float">
            <text:p>0,00041</text:p>
          </table:table-cell>
          <table:table-cell office:value-type="float" office:value="0.06542" calcext:value-type="float">
            <text:p>0,06542</text:p>
          </table:table-cell>
          <table:table-cell table:number-columns-repeated="3" office:value-type="float" office:value="0.00041" calcext:value-type="float">
            <text:p>0,00041</text:p>
          </table:table-cell>
          <table:table-cell office:value-type="float" office:value="0.2355" calcext:value-type="float">
            <text:p>0,2355</text:p>
          </table:table-cell>
          <table:table-cell table:number-columns-repeated="6" office:value-type="float" office:value="0.00041" calcext:value-type="float">
            <text:p>0,00041</text:p>
          </table:table-cell>
          <table:table-cell office:value-type="float" office:value="0.30609" calcext:value-type="float">
            <text:p>0,30609</text:p>
          </table:table-cell>
          <table:table-cell office:value-type="float" office:value="0.23212" calcext:value-type="float">
            <text:p>0,23212</text:p>
          </table:table-cell>
          <table:table-cell table:number-columns-repeated="7" office:value-type="float" office:value="0.00041" calcext:value-type="float">
            <text:p>0,00041</text:p>
          </table:table-cell>
          <table:table-cell office:value-type="float" office:value="0.15263" calcext:value-type="float">
            <text:p>0,15263</text:p>
          </table:table-cell>
          <table:table-cell table:number-columns-repeated="2" office:value-type="float" office:value="0.00041" calcext:value-type="float">
            <text:p>0,00041</text:p>
          </table:table-cell>
        </table:table-row>
        <table:table-row table:style-name="ro1">
          <table:table-cell office:value-type="string" calcext:value-type="string">
            <text:p>article 1174</text:p>
          </table:table-cell>
          <table:table-cell table:number-columns-repeated="8" office:value-type="float" office:value="0.00008" calcext:value-type="float">
            <text:p>0,00008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23031" calcext:value-type="float">
            <text:p>0,23031</text:p>
          </table:table-cell>
          <table:table-cell table:number-columns-repeated="2" office:value-type="float" office:value="0.00008" calcext:value-type="float">
            <text:p>0,00008</text:p>
          </table:table-cell>
          <table:table-cell office:value-type="float" office:value="0.03199" calcext:value-type="float">
            <text:p>0,03199</text:p>
          </table:table-cell>
          <table:table-cell table:number-columns-repeated="5" office:value-type="float" office:value="0.00008" calcext:value-type="float">
            <text:p>0,00008</text:p>
          </table:table-cell>
          <table:table-cell office:value-type="float" office:value="0.34292" calcext:value-type="float">
            <text:p>0,34292</text:p>
          </table:table-cell>
          <table:table-cell office:value-type="float" office:value="0.04118" calcext:value-type="float">
            <text:p>0,04118</text:p>
          </table:table-cell>
          <table:table-cell office:value-type="float" office:value="0.22804" calcext:value-type="float">
            <text:p>0,22804</text:p>
          </table:table-cell>
          <table:table-cell office:value-type="float" office:value="0.07076" calcext:value-type="float">
            <text:p>0,07076</text:p>
          </table:table-cell>
          <table:table-cell office:value-type="float" office:value="0.04063" calcext:value-type="float">
            <text:p>0,04063</text:p>
          </table:table-cell>
          <table:table-cell office:value-type="float" office:value="0.00008" calcext:value-type="float">
            <text:p>0,00008</text:p>
          </table:table-cell>
        </table:table-row>
        <table:table-row table:style-name="ro1">
          <table:table-cell office:value-type="string" calcext:value-type="string">
            <text:p>article 1175</text:p>
          </table:table-cell>
          <table:table-cell office:value-type="float" office:value="0.04358" calcext:value-type="float">
            <text:p>0,04358</text:p>
          </table:table-cell>
          <table:table-cell table:number-columns-repeated="3" office:value-type="float" office:value="0.00027" calcext:value-type="float">
            <text:p>0,00027</text:p>
          </table:table-cell>
          <table:table-cell office:value-type="float" office:value="0.16538" calcext:value-type="float">
            <text:p>0,16538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0.02501" calcext:value-type="float">
            <text:p>0,02501</text:p>
          </table:table-cell>
          <table:table-cell office:value-type="float" office:value="0.20756" calcext:value-type="float">
            <text:p>0,20756</text:p>
          </table:table-cell>
          <table:table-cell table:number-columns-repeated="5" office:value-type="float" office:value="0.00027" calcext:value-type="float">
            <text:p>0,00027</text:p>
          </table:table-cell>
          <table:table-cell office:value-type="float" office:value="0.05173" calcext:value-type="float">
            <text:p>0,05173</text:p>
          </table:table-cell>
          <table:table-cell table:number-columns-repeated="3" office:value-type="float" office:value="0.00027" calcext:value-type="float">
            <text:p>0,00027</text:p>
          </table:table-cell>
          <table:table-cell office:value-type="float" office:value="0.42147" calcext:value-type="float">
            <text:p>0,42147</text:p>
          </table:table-cell>
          <table:table-cell office:value-type="float" office:value="0.0804" calcext:value-type="float">
            <text:p>0,0804</text:p>
          </table:table-cell>
          <table:table-cell table:number-columns-repeated="6"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article 1176</text:p>
          </table:table-cell>
          <table:table-cell office:value-type="float" office:value="0.52805" calcext:value-type="float">
            <text:p>0,52805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04946" calcext:value-type="float">
            <text:p>0,04946</text:p>
          </table:table-cell>
          <table:table-cell table:number-columns-repeated="6" office:value-type="float" office:value="0.00012" calcext:value-type="float">
            <text:p>0,00012</text:p>
          </table:table-cell>
          <table:table-cell office:value-type="float" office:value="0.00023" calcext:value-type="float">
            <text:p>0,00023</text:p>
          </table:table-cell>
          <table:table-cell table:number-columns-repeated="8" office:value-type="float" office:value="0.00012" calcext:value-type="float">
            <text:p>0,00012</text:p>
          </table:table-cell>
          <table:table-cell office:value-type="float" office:value="0.41974" calcext:value-type="float">
            <text:p>0,41974</text:p>
          </table:table-cell>
          <table:table-cell table:number-columns-repeated="5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1177</text:p>
          </table:table-cell>
          <table:table-cell table:number-columns-repeated="5" office:value-type="float" office:value="0.00024" calcext:value-type="float">
            <text:p>0,00024</text:p>
          </table:table-cell>
          <table:table-cell office:value-type="float" office:value="0.03083" calcext:value-type="float">
            <text:p>0,03083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03088" calcext:value-type="float">
            <text:p>0,03088</text:p>
          </table:table-cell>
          <table:table-cell office:value-type="float" office:value="0.18409" calcext:value-type="float">
            <text:p>0,18409</text:p>
          </table:table-cell>
          <table:table-cell office:value-type="float" office:value="0.08301" calcext:value-type="float">
            <text:p>0,08301</text:p>
          </table:table-cell>
          <table:table-cell table:number-columns-repeated="3" office:value-type="float" office:value="0.00024" calcext:value-type="float">
            <text:p>0,00024</text:p>
          </table:table-cell>
          <table:table-cell office:value-type="float" office:value="0.5989" calcext:value-type="float">
            <text:p>0,5989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06782" calcext:value-type="float">
            <text:p>0,06782</text:p>
          </table:table-cell>
          <table:table-cell table:number-columns-repeated="7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1178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68642" calcext:value-type="float">
            <text:p>0,6864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6411" calcext:value-type="float">
            <text:p>0,06411</text:p>
          </table:table-cell>
          <table:table-cell office:value-type="float" office:value="0.03812" calcext:value-type="float">
            <text:p>0,03812</text:p>
          </table:table-cell>
          <table:table-cell office:value-type="float" office:value="0.15177" calcext:value-type="float">
            <text:p>0,15177</text:p>
          </table:table-cell>
          <table:table-cell table:number-columns-repeated="16" office:value-type="float" office:value="0.0002" calcext:value-type="float">
            <text:p>0,0002</text:p>
          </table:table-cell>
          <table:table-cell office:value-type="float" office:value="0.05551" calcext:value-type="float">
            <text:p>0,05551</text:p>
          </table:table-cell>
        </table:table-row>
        <table:table-row table:style-name="ro1">
          <table:table-cell office:value-type="string" calcext:value-type="string">
            <text:p>article 1179</text:p>
          </table:table-cell>
          <table:table-cell table:number-columns-repeated="2" office:value-type="float" office:value="0.00026" calcext:value-type="float">
            <text:p>0,00026</text:p>
          </table:table-cell>
          <table:table-cell office:value-type="float" office:value="0.11436" calcext:value-type="float">
            <text:p>0,11436</text:p>
          </table:table-cell>
          <table:table-cell table:number-columns-repeated="7" office:value-type="float" office:value="0.00026" calcext:value-type="float">
            <text:p>0,00026</text:p>
          </table:table-cell>
          <table:table-cell office:value-type="float" office:value="0.09091" calcext:value-type="float">
            <text:p>0,09091</text:p>
          </table:table-cell>
          <table:table-cell office:value-type="float" office:value="0.19298" calcext:value-type="float">
            <text:p>0,19298</text:p>
          </table:table-cell>
          <table:table-cell table:number-columns-repeated="5" office:value-type="float" office:value="0.00026" calcext:value-type="float">
            <text:p>0,00026</text:p>
          </table:table-cell>
          <table:table-cell office:value-type="float" office:value="0.189" calcext:value-type="float">
            <text:p>0,189</text:p>
          </table:table-cell>
          <table:table-cell office:value-type="float" office:value="0.40748" calcext:value-type="float">
            <text:p>0,40748</text:p>
          </table:table-cell>
          <table:table-cell table:number-columns-repeated="6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1180</text:p>
          </table:table-cell>
          <table:table-cell table:number-columns-repeated="2" office:value-type="float" office:value="0.00034" calcext:value-type="float">
            <text:p>0,00034</text:p>
          </table:table-cell>
          <table:table-cell office:value-type="float" office:value="0.26127" calcext:value-type="float">
            <text:p>0,26127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.08817" calcext:value-type="float">
            <text:p>0,08817</text:p>
          </table:table-cell>
          <table:table-cell office:value-type="float" office:value="0.15003" calcext:value-type="float">
            <text:p>0,15003</text:p>
          </table:table-cell>
          <table:table-cell table:number-columns-repeated="2" office:value-type="float" office:value="0.00034" calcext:value-type="float">
            <text:p>0,00034</text:p>
          </table:table-cell>
          <table:table-cell office:value-type="float" office:value="0.04623" calcext:value-type="float">
            <text:p>0,04623</text:p>
          </table:table-cell>
          <table:table-cell table:number-columns-repeated="7" office:value-type="float" office:value="0.00034" calcext:value-type="float">
            <text:p>0,00034</text:p>
          </table:table-cell>
          <table:table-cell office:value-type="float" office:value="0.08239" calcext:value-type="float">
            <text:p>0,08239</text:p>
          </table:table-cell>
          <table:table-cell office:value-type="float" office:value="0.16768" calcext:value-type="float">
            <text:p>0,16768</text:p>
          </table:table-cell>
          <table:table-cell office:value-type="float" office:value="0.12339" calcext:value-type="float">
            <text:p>0,12339</text:p>
          </table:table-cell>
          <table:table-cell office:value-type="float" office:value="0.07512" calcext:value-type="float">
            <text:p>0,07512</text:p>
          </table:table-cell>
          <table:table-cell table:number-columns-repeated="5" office:value-type="float" office:value="0.00034" calcext:value-type="float">
            <text:p>0,00034</text:p>
          </table:table-cell>
        </table:table-row>
        <table:table-row table:style-name="ro1">
          <table:table-cell office:value-type="string" calcext:value-type="string">
            <text:p>article 1181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02476" calcext:value-type="float">
            <text:p>0,02476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03324" calcext:value-type="float">
            <text:p>0,03324</text:p>
          </table:table-cell>
          <table:table-cell office:value-type="float" office:value="0.36099" calcext:value-type="float">
            <text:p>0,36099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14817" calcext:value-type="float">
            <text:p>0,14817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06608" calcext:value-type="float">
            <text:p>0,06608</text:p>
          </table:table-cell>
          <table:table-cell office:value-type="float" office:value="0.1583" calcext:value-type="float">
            <text:p>0,1583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20547" calcext:value-type="float">
            <text:p>0,20547</text:p>
          </table:table-cell>
          <table:table-cell table:number-columns-repeated="3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1182</text:p>
          </table:table-cell>
          <table:table-cell table:number-columns-repeated="2" office:value-type="float" office:value="0.00026" calcext:value-type="float">
            <text:p>0,00026</text:p>
          </table:table-cell>
          <table:table-cell office:value-type="float" office:value="0.3251" calcext:value-type="float">
            <text:p>0,3251</text:p>
          </table:table-cell>
          <table:table-cell table:number-columns-repeated="8" office:value-type="float" office:value="0.00026" calcext:value-type="float">
            <text:p>0,00026</text:p>
          </table:table-cell>
          <table:table-cell office:value-type="float" office:value="0.29981" calcext:value-type="float">
            <text:p>0,29981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8701" calcext:value-type="float">
            <text:p>0,08701</text:p>
          </table:table-cell>
          <table:table-cell office:value-type="float" office:value="0.28262" calcext:value-type="float">
            <text:p>0,28262</text:p>
          </table:table-cell>
          <table:table-cell table:number-columns-repeated="10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1183</text:p>
          </table:table-cell>
          <table:table-cell table:number-columns-repeated="14" office:value-type="float" office:value="0.00034" calcext:value-type="float">
            <text:p>0,00034</text:p>
          </table:table-cell>
          <table:table-cell office:value-type="float" office:value="0.63226" calcext:value-type="float">
            <text:p>0,63226</text:p>
          </table:table-cell>
          <table:table-cell table:number-columns-repeated="8" office:value-type="float" office:value="0.00034" calcext:value-type="float">
            <text:p>0,00034</text:p>
          </table:table-cell>
          <table:table-cell office:value-type="float" office:value="0.35987" calcext:value-type="float">
            <text:p>0,35987</text:p>
          </table:table-cell>
          <table:table-cell office:value-type="float" office:value="0.00034" calcext:value-type="float">
            <text:p>0,00034</text:p>
          </table:table-cell>
        </table:table-row>
        <table:table-row table:style-name="ro1">
          <table:table-cell office:value-type="string" calcext:value-type="string">
            <text:p>article 1184</text:p>
          </table:table-cell>
          <table:table-cell office:value-type="float" office:value="0.53516" calcext:value-type="float">
            <text:p>0,53516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31147" calcext:value-type="float">
            <text:p>0,31147</text:p>
          </table:table-cell>
          <table:table-cell table:number-columns-repeated="5" office:value-type="float" office:value="0.00024" calcext:value-type="float">
            <text:p>0,00024</text:p>
          </table:table-cell>
          <table:table-cell office:value-type="float" office:value="0.00223" calcext:value-type="float">
            <text:p>0,00223</text:p>
          </table:table-cell>
          <table:table-cell table:number-columns-repeated="10" office:value-type="float" office:value="0.00024" calcext:value-type="float">
            <text:p>0,00024</text:p>
          </table:table-cell>
          <table:table-cell office:value-type="float" office:value="0.14617" calcext:value-type="float">
            <text:p>0,14617</text:p>
          </table:table-cell>
          <table:table-cell table:number-columns-repeated="4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1185</text:p>
          </table:table-cell>
          <table:table-cell table:number-columns-repeated="8" office:value-type="float" office:value="0.00031" calcext:value-type="float">
            <text:p>0,00031</text:p>
          </table:table-cell>
          <table:table-cell office:value-type="float" office:value="0.89026" calcext:value-type="float">
            <text:p>0,89026</text:p>
          </table:table-cell>
          <table:table-cell table:number-columns-repeated="11" office:value-type="float" office:value="0.00031" calcext:value-type="float">
            <text:p>0,00031</text:p>
          </table:table-cell>
          <table:table-cell office:value-type="float" office:value="0.10272" calcext:value-type="float">
            <text:p>0,10272</text:p>
          </table:table-cell>
          <table:table-cell table:number-columns-repeated="4" office:value-type="float" office:value="0.00031" calcext:value-type="float">
            <text:p>0,00031</text:p>
          </table:table-cell>
        </table:table-row>
        <table:table-row table:style-name="ro1">
          <table:table-cell office:value-type="string" calcext:value-type="string">
            <text:p>article 1186</text:p>
          </table:table-cell>
          <table:table-cell table:number-columns-repeated="11" office:value-type="float" office:value="0.00022" calcext:value-type="float">
            <text:p>0,00022</text:p>
          </table:table-cell>
          <table:table-cell office:value-type="float" office:value="0.14585" calcext:value-type="float">
            <text:p>0,14585</text:p>
          </table:table-cell>
          <table:table-cell office:value-type="float" office:value="0.01342" calcext:value-type="float">
            <text:p>0,01342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5854" calcext:value-type="float">
            <text:p>0,5854</text:p>
          </table:table-cell>
          <table:table-cell table:number-columns-repeated="3" office:value-type="float" office:value="0.00022" calcext:value-type="float">
            <text:p>0,00022</text:p>
          </table:table-cell>
          <table:table-cell office:value-type="float" office:value="0.15568" calcext:value-type="float">
            <text:p>0,15568</text:p>
          </table:table-cell>
          <table:table-cell table:number-columns-repeated="3" office:value-type="float" office:value="0.00022" calcext:value-type="float">
            <text:p>0,00022</text:p>
          </table:table-cell>
          <table:table-cell office:value-type="float" office:value="0.09527" calcext:value-type="float">
            <text:p>0,09527</text:p>
          </table:table-cell>
          <table:table-cell table:number-columns-repeated="2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1187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0.07211" calcext:value-type="float">
            <text:p>0,07211</text:p>
          </table:table-cell>
          <table:table-cell table:number-columns-repeated="12" office:value-type="float" office:value="0.00027" calcext:value-type="float">
            <text:p>0,00027</text:p>
          </table:table-cell>
          <table:table-cell office:value-type="float" office:value="0.92176" calcext:value-type="float">
            <text:p>0,92176</text:p>
          </table:table-cell>
          <table:table-cell table:number-columns-repeated="10"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article 1188</text:p>
          </table:table-cell>
          <table:table-cell table:number-columns-repeated="3" office:value-type="float" office:value="0.00121" calcext:value-type="float">
            <text:p>0,00121</text:p>
          </table:table-cell>
          <table:table-cell office:value-type="float" office:value="0.1903" calcext:value-type="float">
            <text:p>0,1903</text:p>
          </table:table-cell>
          <table:table-cell table:number-columns-repeated="2" office:value-type="float" office:value="0.00121" calcext:value-type="float">
            <text:p>0,00121</text:p>
          </table:table-cell>
          <table:table-cell office:value-type="float" office:value="0.78182" calcext:value-type="float">
            <text:p>0,78182</text:p>
          </table:table-cell>
          <table:table-cell table:number-columns-repeated="18" office:value-type="float" office:value="0.00121" calcext:value-type="float">
            <text:p>0,00121</text:p>
          </table:table-cell>
        </table:table-row>
        <table:table-row table:style-name="ro1">
          <table:table-cell office:value-type="string" calcext:value-type="string">
            <text:p>article 118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8365" calcext:value-type="float">
            <text:p>0,08365</text:p>
          </table:table-cell>
          <table:table-cell table:number-columns-repeated="5" office:value-type="float" office:value="0.0002" calcext:value-type="float">
            <text:p>0,0002</text:p>
          </table:table-cell>
          <table:table-cell office:value-type="float" office:value="0.10427" calcext:value-type="float">
            <text:p>0,10427</text:p>
          </table:table-cell>
          <table:table-cell office:value-type="float" office:value="0.07094" calcext:value-type="float">
            <text:p>0,07094</text:p>
          </table:table-cell>
          <table:table-cell office:value-type="float" office:value="0.57637" calcext:value-type="float">
            <text:p>0,57637</text:p>
          </table:table-cell>
          <table:table-cell office:value-type="float" office:value="0.16071" calcext:value-type="float">
            <text:p>0,16071</text:p>
          </table:table-cell>
          <table:table-cell table:number-columns-repeated="14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1190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0907" calcext:value-type="float">
            <text:p>0,0907</text:p>
          </table:table-cell>
          <table:table-cell office:value-type="float" office:value="0.02812" calcext:value-type="float">
            <text:p>0,02812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12656" calcext:value-type="float">
            <text:p>0,12656</text:p>
          </table:table-cell>
          <table:table-cell office:value-type="float" office:value="0.29657" calcext:value-type="float">
            <text:p>0,29657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20038" calcext:value-type="float">
            <text:p>0,20038</text:p>
          </table:table-cell>
          <table:table-cell table:number-columns-repeated="7" office:value-type="float" office:value="0.00022" calcext:value-type="float">
            <text:p>0,00022</text:p>
          </table:table-cell>
          <table:table-cell office:value-type="float" office:value="0.07172" calcext:value-type="float">
            <text:p>0,07172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14478" calcext:value-type="float">
            <text:p>0,14478</text:p>
          </table:table-cell>
          <table:table-cell table:number-columns-repeated="5" office:value-type="float" office:value="0.00022" calcext:value-type="float">
            <text:p>0,00022</text:p>
          </table:table-cell>
          <table:table-cell office:value-type="float" office:value="0.03744" calcext:value-type="float">
            <text:p>0,03744</text:p>
          </table:table-cell>
        </table:table-row>
        <table:table-row table:style-name="ro1">
          <table:table-cell office:value-type="string" calcext:value-type="string">
            <text:p>article 1191</text:p>
          </table:table-cell>
          <table:table-cell office:value-type="float" office:value="0.25972" calcext:value-type="float">
            <text:p>0,25972</text:p>
          </table:table-cell>
          <table:table-cell office:value-type="float" office:value="0.25156" calcext:value-type="float">
            <text:p>0,25156</text:p>
          </table:table-cell>
          <table:table-cell office:value-type="float" office:value="0.11871" calcext:value-type="float">
            <text:p>0,11871</text:p>
          </table:table-cell>
          <table:table-cell table:number-columns-repeated="16" office:value-type="float" office:value="0.00069" calcext:value-type="float">
            <text:p>0,00069</text:p>
          </table:table-cell>
          <table:table-cell office:value-type="float" office:value="0.35553" calcext:value-type="float">
            <text:p>0,35553</text:p>
          </table:table-cell>
          <table:table-cell table:number-columns-repeated="5" office:value-type="float" office:value="0.00069" calcext:value-type="float">
            <text:p>0,00069</text:p>
          </table:table-cell>
        </table:table-row>
        <table:table-row table:style-name="ro1">
          <table:table-cell office:value-type="string" calcext:value-type="string">
            <text:p>article 1192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835" calcext:value-type="float">
            <text:p>0,0835</text:p>
          </table:table-cell>
          <table:table-cell office:value-type="float" office:value="0.09015" calcext:value-type="float">
            <text:p>0,09015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13488" calcext:value-type="float">
            <text:p>0,13488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62588" calcext:value-type="float">
            <text:p>0,62588</text:p>
          </table:table-cell>
          <table:table-cell table:number-columns-repeated="13" office:value-type="float" office:value="0.00011" calcext:value-type="float">
            <text:p>0,00011</text:p>
          </table:table-cell>
          <table:table-cell office:value-type="float" office:value="0.05151" calcext:value-type="float">
            <text:p>0,05151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01196" calcext:value-type="float">
            <text:p>0,01196</text:p>
          </table:table-cell>
        </table:table-row>
        <table:table-row table:style-name="ro1">
          <table:table-cell office:value-type="string" calcext:value-type="string">
            <text:p>article 1193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3537" calcext:value-type="float">
            <text:p>0,03537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1657" calcext:value-type="float">
            <text:p>0,01657</text:p>
          </table:table-cell>
          <table:table-cell office:value-type="float" office:value="0.84843" calcext:value-type="float">
            <text:p>0,84843</text:p>
          </table:table-cell>
          <table:table-cell table:number-columns-repeated="4" office:value-type="float" office:value="0.00012" calcext:value-type="float">
            <text:p>0,00012</text:p>
          </table:table-cell>
          <table:table-cell office:value-type="float" office:value="0.02602" calcext:value-type="float">
            <text:p>0,02602</text:p>
          </table:table-cell>
          <table:table-cell table:number-columns-repeated="5" office:value-type="float" office:value="0.00012" calcext:value-type="float">
            <text:p>0,00012</text:p>
          </table:table-cell>
          <table:table-cell office:value-type="float" office:value="0.06888" calcext:value-type="float">
            <text:p>0,06888</text:p>
          </table:table-cell>
          <table:table-cell office:value-type="float" office:value="0.00238" calcext:value-type="float">
            <text:p>0,00238</text:p>
          </table:table-cell>
          <table:table-cell table:number-columns-repeated="8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1194</text:p>
          </table:table-cell>
          <table:table-cell table:number-columns-repeated="20" office:value-type="float" office:value="0.00031" calcext:value-type="float">
            <text:p>0,00031</text:p>
          </table:table-cell>
          <table:table-cell office:value-type="float" office:value="0.06586" calcext:value-type="float">
            <text:p>0,06586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92706" calcext:value-type="float">
            <text:p>0,92706</text:p>
          </table:table-cell>
          <table:table-cell table:number-columns-repeated="2" office:value-type="float" office:value="0.00031" calcext:value-type="float">
            <text:p>0,00031</text:p>
          </table:table-cell>
        </table:table-row>
        <table:table-row table:style-name="ro1">
          <table:table-cell office:value-type="string" calcext:value-type="string">
            <text:p>article 1195</text:p>
          </table:table-cell>
          <table:table-cell table:number-columns-repeated="2" office:value-type="float" office:value="0.00028" calcext:value-type="float">
            <text:p>0,00028</text:p>
          </table:table-cell>
          <table:table-cell office:value-type="float" office:value="0.14612" calcext:value-type="float">
            <text:p>0,14612</text:p>
          </table:table-cell>
          <table:table-cell office:value-type="float" office:value="0.48653" calcext:value-type="float">
            <text:p>0,48653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08974" calcext:value-type="float">
            <text:p>0,08974</text:p>
          </table:table-cell>
          <table:table-cell table:number-columns-repeated="5" office:value-type="float" office:value="0.00028" calcext:value-type="float">
            <text:p>0,00028</text:p>
          </table:table-cell>
          <table:table-cell office:value-type="float" office:value="0.14124" calcext:value-type="float">
            <text:p>0,14124</text:p>
          </table:table-cell>
          <table:table-cell table:number-columns-repeated="8" office:value-type="float" office:value="0.00028" calcext:value-type="float">
            <text:p>0,00028</text:p>
          </table:table-cell>
          <table:table-cell office:value-type="float" office:value="0.05712" calcext:value-type="float">
            <text:p>0,05712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07398" calcext:value-type="float">
            <text:p>0,07398</text:p>
          </table:table-cell>
          <table:table-cell table:number-columns-repeated="2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article 1196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38255" calcext:value-type="float">
            <text:p>0,38255</text:p>
          </table:table-cell>
          <table:table-cell table:number-columns-repeated="6" office:value-type="float" office:value="0.00019" calcext:value-type="float">
            <text:p>0,00019</text:p>
          </table:table-cell>
          <table:table-cell office:value-type="float" office:value="0.03934" calcext:value-type="float">
            <text:p>0,03934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15741" calcext:value-type="float">
            <text:p>0,15741</text:p>
          </table:table-cell>
          <table:table-cell office:value-type="float" office:value="0.20546" calcext:value-type="float">
            <text:p>0,20546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1708" calcext:value-type="float">
            <text:p>0,1708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4087" calcext:value-type="float">
            <text:p>0,04087</text:p>
          </table:table-cell>
        </table:table-row>
        <table:table-row table:style-name="ro1">
          <table:table-cell office:value-type="string" calcext:value-type="string">
            <text:p>article 1197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8669" calcext:value-type="float">
            <text:p>0,08669</text:p>
          </table:table-cell>
          <table:table-cell table:number-columns-repeated="4" office:value-type="float" office:value="0.0002" calcext:value-type="float">
            <text:p>0,0002</text:p>
          </table:table-cell>
          <table:table-cell office:value-type="float" office:value="0.0837" calcext:value-type="float">
            <text:p>0,0837</text:p>
          </table:table-cell>
          <table:table-cell table:number-columns-repeated="5" office:value-type="float" office:value="0.0002" calcext:value-type="float">
            <text:p>0,0002</text:p>
          </table:table-cell>
          <table:table-cell office:value-type="float" office:value="0.0404" calcext:value-type="float">
            <text:p>0,04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71047" calcext:value-type="float">
            <text:p>0,71047</text:p>
          </table:table-cell>
          <table:table-cell table:number-columns-repeated="6" office:value-type="float" office:value="0.0002" calcext:value-type="float">
            <text:p>0,0002</text:p>
          </table:table-cell>
          <table:table-cell office:value-type="float" office:value="0.07466" calcext:value-type="float">
            <text:p>0,07466</text:p>
          </table:table-cell>
          <table:table-cell table:number-columns-repeated="2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1198</text:p>
          </table:table-cell>
          <table:table-cell office:value-type="float" office:value="0.21912" calcext:value-type="float">
            <text:p>0,21912</text:p>
          </table:table-cell>
          <table:table-cell table:number-columns-repeated="9" office:value-type="float" office:value="0.00017" calcext:value-type="float">
            <text:p>0,00017</text:p>
          </table:table-cell>
          <table:table-cell office:value-type="float" office:value="0.10775" calcext:value-type="float">
            <text:p>0,10775</text:p>
          </table:table-cell>
          <table:table-cell table:number-columns-repeated="6" office:value-type="float" office:value="0.00017" calcext:value-type="float">
            <text:p>0,00017</text:p>
          </table:table-cell>
          <table:table-cell office:value-type="float" office:value="0.19962" calcext:value-type="float">
            <text:p>0,19962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46989" calcext:value-type="float">
            <text:p>0,46989</text:p>
          </table:table-cell>
          <table:table-cell table:number-columns-repeated="4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1199</text:p>
          </table:table-cell>
          <table:table-cell table:number-columns-repeated="3" office:value-type="float" office:value="0.00038" calcext:value-type="float">
            <text:p>0,00038</text:p>
          </table:table-cell>
          <table:table-cell office:value-type="float" office:value="0.04312" calcext:value-type="float">
            <text:p>0,04312</text:p>
          </table:table-cell>
          <table:table-cell table:number-columns-repeated="2" office:value-type="float" office:value="0.00038" calcext:value-type="float">
            <text:p>0,00038</text:p>
          </table:table-cell>
          <table:table-cell office:value-type="float" office:value="0.05332" calcext:value-type="float">
            <text:p>0,05332</text:p>
          </table:table-cell>
          <table:table-cell table:number-columns-repeated="11" office:value-type="float" office:value="0.00038" calcext:value-type="float">
            <text:p>0,00038</text:p>
          </table:table-cell>
          <table:table-cell office:value-type="float" office:value="0.05307" calcext:value-type="float">
            <text:p>0,05307</text:p>
          </table:table-cell>
          <table:table-cell table:number-columns-repeated="3" office:value-type="float" office:value="0.00038" calcext:value-type="float">
            <text:p>0,00038</text:p>
          </table:table-cell>
          <table:table-cell office:value-type="float" office:value="0.84256" calcext:value-type="float">
            <text:p>0,84256</text:p>
          </table:table-cell>
          <table:table-cell table:number-columns-repeated="2" office:value-type="float" office:value="0.00038" calcext:value-type="float">
            <text:p>0,00038</text:p>
          </table:table-cell>
        </table:table-row>
        <table:table-row table:style-name="ro1">
          <table:table-cell office:value-type="string" calcext:value-type="string">
            <text:p>article 1200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14402" calcext:value-type="float">
            <text:p>0,14402</text:p>
          </table:table-cell>
          <table:table-cell office:value-type="float" office:value="0.27461" calcext:value-type="float">
            <text:p>0,27461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14629" calcext:value-type="float">
            <text:p>0,14629</text:p>
          </table:table-cell>
          <table:table-cell office:value-type="float" office:value="0.0289" calcext:value-type="float">
            <text:p>0,0289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40109" calcext:value-type="float">
            <text:p>0,40109</text:p>
          </table:table-cell>
          <table:table-cell table:number-columns-repeated="14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1201</text:p>
          </table:table-cell>
          <table:table-cell table:number-columns-repeated="4" office:value-type="float" office:value="0.00044" calcext:value-type="float">
            <text:p>0,00044</text:p>
          </table:table-cell>
          <table:table-cell office:value-type="float" office:value="0.03499" calcext:value-type="float">
            <text:p>0,03499</text:p>
          </table:table-cell>
          <table:table-cell table:number-columns-repeated="9" office:value-type="float" office:value="0.00044" calcext:value-type="float">
            <text:p>0,00044</text:p>
          </table:table-cell>
          <table:table-cell office:value-type="float" office:value="0.63946" calcext:value-type="float">
            <text:p>0,63946</text:p>
          </table:table-cell>
          <table:table-cell table:number-columns-repeated="8" office:value-type="float" office:value="0.00044" calcext:value-type="float">
            <text:p>0,00044</text:p>
          </table:table-cell>
          <table:table-cell office:value-type="float" office:value="0.31577" calcext:value-type="float">
            <text:p>0,31577</text:p>
          </table:table-cell>
          <table:table-cell office:value-type="float" office:value="0.00044" calcext:value-type="float">
            <text:p>0,00044</text:p>
          </table:table-cell>
        </table:table-row>
        <table:table-row table:style-name="ro1">
          <table:table-cell office:value-type="string" calcext:value-type="string">
            <text:p>article 1202</text:p>
          </table:table-cell>
          <table:table-cell table:number-columns-repeated="5" office:value-type="float" office:value="0.00029" calcext:value-type="float">
            <text:p>0,00029</text:p>
          </table:table-cell>
          <table:table-cell office:value-type="float" office:value="0.16249" calcext:value-type="float">
            <text:p>0,16249</text:p>
          </table:table-cell>
          <table:table-cell office:value-type="float" office:value="0.1078" calcext:value-type="float">
            <text:p>0,1078</text:p>
          </table:table-cell>
          <table:table-cell table:number-columns-repeated="7" office:value-type="float" office:value="0.00029" calcext:value-type="float">
            <text:p>0,00029</text:p>
          </table:table-cell>
          <table:table-cell office:value-type="float" office:value="0.33721" calcext:value-type="float">
            <text:p>0,33721</text:p>
          </table:table-cell>
          <table:table-cell table:number-columns-repeated="7" office:value-type="float" office:value="0.00029" calcext:value-type="float">
            <text:p>0,00029</text:p>
          </table:table-cell>
          <table:table-cell office:value-type="float" office:value="0.38631" calcext:value-type="float">
            <text:p>0,38631</text:p>
          </table:table-cell>
          <table:table-cell table:number-columns-repeated="2" office:value-type="float" office:value="0.00029" calcext:value-type="float">
            <text:p>0,00029</text:p>
          </table:table-cell>
        </table:table-row>
        <table:table-row table:style-name="ro1">
          <table:table-cell office:value-type="string" calcext:value-type="string">
            <text:p>article 1203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6287" calcext:value-type="float">
            <text:p>0,06287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20248" calcext:value-type="float">
            <text:p>0,20248</text:p>
          </table:table-cell>
          <table:table-cell table:number-columns-repeated="5" office:value-type="float" office:value="0.00025" calcext:value-type="float">
            <text:p>0,00025</text:p>
          </table:table-cell>
          <table:table-cell office:value-type="float" office:value="0.27516" calcext:value-type="float">
            <text:p>0,27516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21792" calcext:value-type="float">
            <text:p>0,21792</text:p>
          </table:table-cell>
          <table:table-cell office:value-type="float" office:value="0.03879" calcext:value-type="float">
            <text:p>0,03879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19794" calcext:value-type="float">
            <text:p>0,19794</text:p>
          </table:table-cell>
          <table:table-cell table:number-columns-repeated="6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1204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35413" calcext:value-type="float">
            <text:p>0,35413</text:p>
          </table:table-cell>
          <table:table-cell table:number-columns-repeated="8" office:value-type="float" office:value="0.00026" calcext:value-type="float">
            <text:p>0,00026</text:p>
          </table:table-cell>
          <table:table-cell office:value-type="float" office:value="0.21745" calcext:value-type="float">
            <text:p>0,21745</text:p>
          </table:table-cell>
          <table:table-cell office:value-type="float" office:value="0.08441" calcext:value-type="float">
            <text:p>0,08441</text:p>
          </table:table-cell>
          <table:table-cell table:number-columns-repeated="5" office:value-type="float" office:value="0.00026" calcext:value-type="float">
            <text:p>0,00026</text:p>
          </table:table-cell>
          <table:table-cell office:value-type="float" office:value="0.33863" calcext:value-type="float">
            <text:p>0,33863</text:p>
          </table:table-cell>
          <table:table-cell table:number-columns-repeated="7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1205</text:p>
          </table:table-cell>
          <table:table-cell office:value-type="float" office:value="0.07588" calcext:value-type="float">
            <text:p>0,07588</text:p>
          </table:table-cell>
          <table:table-cell office:value-type="float" office:value="0.10572" calcext:value-type="float">
            <text:p>0,10572</text:p>
          </table:table-cell>
          <table:table-cell office:value-type="float" office:value="0.05376" calcext:value-type="float">
            <text:p>0,05376</text:p>
          </table:table-cell>
          <table:table-cell office:value-type="float" office:value="0.11437" calcext:value-type="float">
            <text:p>0,11437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36735" calcext:value-type="float">
            <text:p>0,36735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3335" calcext:value-type="float">
            <text:p>0,03335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04983" calcext:value-type="float">
            <text:p>0,04983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3654" calcext:value-type="float">
            <text:p>0,03654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4124" calcext:value-type="float">
            <text:p>0,04124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10373" calcext:value-type="float">
            <text:p>0,10373</text:p>
          </table:table-cell>
          <table:table-cell table:number-columns-repeated="3" office:value-type="float" office:value="0.00021" calcext:value-type="float">
            <text:p>0,00021</text:p>
          </table:table-cell>
          <table:table-cell office:value-type="float" office:value="0.01524" calcext:value-type="float">
            <text:p>0,01524</text:p>
          </table:table-cell>
          <table:table-cell table:number-columns-repeated="3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1206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10258" calcext:value-type="float">
            <text:p>0,10258</text:p>
          </table:table-cell>
          <table:table-cell table:number-columns-repeated="4" office:value-type="float" office:value="0.00015" calcext:value-type="float">
            <text:p>0,00015</text:p>
          </table:table-cell>
          <table:table-cell office:value-type="float" office:value="0.00902" calcext:value-type="float">
            <text:p>0,00902</text:p>
          </table:table-cell>
          <table:table-cell office:value-type="float" office:value="0.35582" calcext:value-type="float">
            <text:p>0,35582</text:p>
          </table:table-cell>
          <table:table-cell table:number-columns-repeated="4" office:value-type="float" office:value="0.00015" calcext:value-type="float">
            <text:p>0,00015</text:p>
          </table:table-cell>
          <table:table-cell office:value-type="float" office:value="0.18272" calcext:value-type="float">
            <text:p>0,18272</text:p>
          </table:table-cell>
          <table:table-cell table:number-columns-repeated="6" office:value-type="float" office:value="0.00015" calcext:value-type="float">
            <text:p>0,00015</text:p>
          </table:table-cell>
          <table:table-cell office:value-type="float" office:value="0.06556" calcext:value-type="float">
            <text:p>0,06556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23813" calcext:value-type="float">
            <text:p>0,23813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4348" calcext:value-type="float">
            <text:p>0,04348</text:p>
          </table:table-cell>
        </table:table-row>
        <table:table-row table:style-name="ro1">
          <table:table-cell office:value-type="string" calcext:value-type="string">
            <text:p>article 1207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5711" calcext:value-type="float">
            <text:p>0,05711</text:p>
          </table:table-cell>
          <table:table-cell table:number-columns-repeated="11" office:value-type="float" office:value="0.00025" calcext:value-type="float">
            <text:p>0,00025</text:p>
          </table:table-cell>
          <table:table-cell office:value-type="float" office:value="0.02452" calcext:value-type="float">
            <text:p>0,02452</text:p>
          </table:table-cell>
          <table:table-cell office:value-type="float" office:value="0.11809" calcext:value-type="float">
            <text:p>0,11809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29468" calcext:value-type="float">
            <text:p>0,29468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50059" calcext:value-type="float">
            <text:p>0,50059</text:p>
          </table:table-cell>
          <table:table-cell table:number-columns-repeated="3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1208</text:p>
          </table:table-cell>
          <table:table-cell office:value-type="float" office:value="0.07812" calcext:value-type="float">
            <text:p>0,07812</text:p>
          </table:table-cell>
          <table:table-cell office:value-type="float" office:value="0.06434" calcext:value-type="float">
            <text:p>0,06434</text:p>
          </table:table-cell>
          <table:table-cell table:number-columns-repeated="5" office:value-type="float" office:value="0.0002" calcext:value-type="float">
            <text:p>0,0002</text:p>
          </table:table-cell>
          <table:table-cell office:value-type="float" office:value="0.28601" calcext:value-type="float">
            <text:p>0,28601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26115" calcext:value-type="float">
            <text:p>0,26115</text:p>
          </table:table-cell>
          <table:table-cell table:number-columns-repeated="5" office:value-type="float" office:value="0.0002" calcext:value-type="float">
            <text:p>0,0002</text:p>
          </table:table-cell>
          <table:table-cell office:value-type="float" office:value="0.20541" calcext:value-type="float">
            <text:p>0,2054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3248" calcext:value-type="float">
            <text:p>0,03248</text:p>
          </table:table-cell>
          <table:table-cell office:value-type="float" office:value="0.06887" calcext:value-type="float">
            <text:p>0,06887</text:p>
          </table:table-cell>
          <table:table-cell table:number-columns-repeated="4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1209</text:p>
          </table:table-cell>
          <table:table-cell table:number-columns-repeated="10" office:value-type="float" office:value="0.00024" calcext:value-type="float">
            <text:p>0,00024</text:p>
          </table:table-cell>
          <table:table-cell office:value-type="float" office:value="0.11391" calcext:value-type="float">
            <text:p>0,11391</text:p>
          </table:table-cell>
          <table:table-cell table:number-columns-repeated="4" office:value-type="float" office:value="0.00024" calcext:value-type="float">
            <text:p>0,00024</text:p>
          </table:table-cell>
          <table:table-cell office:value-type="float" office:value="0.58831" calcext:value-type="float">
            <text:p>0,58831</text:p>
          </table:table-cell>
          <table:table-cell table:number-columns-repeated="3" office:value-type="float" office:value="0.00024" calcext:value-type="float">
            <text:p>0,00024</text:p>
          </table:table-cell>
          <table:table-cell office:value-type="float" office:value="0.29241" calcext:value-type="float">
            <text:p>0,29241</text:p>
          </table:table-cell>
          <table:table-cell table:number-columns-repeated="5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1210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18567" calcext:value-type="float">
            <text:p>0,18567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11377" calcext:value-type="float">
            <text:p>0,11377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12106" calcext:value-type="float">
            <text:p>0,12106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04471" calcext:value-type="float">
            <text:p>0,04471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17006" calcext:value-type="float">
            <text:p>0,17006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36005" calcext:value-type="float">
            <text:p>0,36005</text:p>
          </table:table-cell>
          <table:table-cell table:number-columns-repeated="7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1211</text:p>
          </table:table-cell>
          <table:table-cell table:number-columns-repeated="4" office:value-type="float" office:value="0.00018" calcext:value-type="float">
            <text:p>0,00018</text:p>
          </table:table-cell>
          <table:table-cell office:value-type="float" office:value="0.37991" calcext:value-type="float">
            <text:p>0,37991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14" calcext:value-type="float">
            <text:p>0,14</text:p>
          </table:table-cell>
          <table:table-cell office:value-type="float" office:value="0.02262" calcext:value-type="float">
            <text:p>0,02262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5514" calcext:value-type="float">
            <text:p>0,05514</text:p>
          </table:table-cell>
          <table:table-cell office:value-type="float" office:value="0.01507" calcext:value-type="float">
            <text:p>0,01507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21067" calcext:value-type="float">
            <text:p>0,21067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17337" calcext:value-type="float">
            <text:p>0,17337</text:p>
          </table:table-cell>
          <table:table-cell table:number-columns-repeated="7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1212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8807" calcext:value-type="float">
            <text:p>0,08807</text:p>
          </table:table-cell>
          <table:table-cell table:number-columns-repeated="12" office:value-type="float" office:value="0.00017" calcext:value-type="float">
            <text:p>0,00017</text:p>
          </table:table-cell>
          <table:table-cell office:value-type="float" office:value="0.56579" calcext:value-type="float">
            <text:p>0,56579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12214" calcext:value-type="float">
            <text:p>0,12214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14169" calcext:value-type="float">
            <text:p>0,14169</text:p>
          </table:table-cell>
          <table:table-cell office:value-type="float" office:value="0.07898" calcext:value-type="float">
            <text:p>0,07898</text:p>
          </table:table-cell>
          <table:table-cell table:number-columns-repeated="4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1213</text:p>
          </table:table-cell>
          <table:table-cell table:number-columns-repeated="7" office:value-type="float" office:value="0.00031" calcext:value-type="float">
            <text:p>0,00031</text:p>
          </table:table-cell>
          <table:table-cell office:value-type="float" office:value="0.285" calcext:value-type="float">
            <text:p>0,285</text:p>
          </table:table-cell>
          <table:table-cell table:number-columns-repeated="5" office:value-type="float" office:value="0.00031" calcext:value-type="float">
            <text:p>0,00031</text:p>
          </table:table-cell>
          <table:table-cell office:value-type="float" office:value="0.13926" calcext:value-type="float">
            <text:p>0,13926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29047" calcext:value-type="float">
            <text:p>0,29047</text:p>
          </table:table-cell>
          <table:table-cell table:number-columns-repeated="2" office:value-type="float" office:value="0.00031" calcext:value-type="float">
            <text:p>0,00031</text:p>
          </table:table-cell>
          <table:table-cell office:value-type="float" office:value="0.02358" calcext:value-type="float">
            <text:p>0,02358</text:p>
          </table:table-cell>
          <table:table-cell table:number-columns-repeated="2" office:value-type="float" office:value="0.00031" calcext:value-type="float">
            <text:p>0,00031</text:p>
          </table:table-cell>
          <table:table-cell office:value-type="float" office:value="0.25558" calcext:value-type="float">
            <text:p>0,25558</text:p>
          </table:table-cell>
          <table:table-cell table:number-columns-repeated="3" office:value-type="float" office:value="0.00031" calcext:value-type="float">
            <text:p>0,00031</text:p>
          </table:table-cell>
        </table:table-row>
        <table:table-row table:style-name="ro1">
          <table:table-cell office:value-type="string" calcext:value-type="string">
            <text:p>article 1214</text:p>
          </table:table-cell>
          <table:table-cell table:number-columns-repeated="14" office:value-type="float" office:value="0.00027" calcext:value-type="float">
            <text:p>0,00027</text:p>
          </table:table-cell>
          <table:table-cell office:value-type="float" office:value="0.35396" calcext:value-type="float">
            <text:p>0,35396</text:p>
          </table:table-cell>
          <table:table-cell table:number-columns-repeated="6" office:value-type="float" office:value="0.00027" calcext:value-type="float">
            <text:p>0,00027</text:p>
          </table:table-cell>
          <table:table-cell office:value-type="float" office:value="0.2566" calcext:value-type="float">
            <text:p>0,2566</text:p>
          </table:table-cell>
          <table:table-cell office:value-type="float" office:value="0.38342" calcext:value-type="float">
            <text:p>0,38342</text:p>
          </table:table-cell>
          <table:table-cell table:number-columns-repeated="2"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article 1215</text:p>
          </table:table-cell>
          <table:table-cell table:number-columns-repeated="8" office:value-type="float" office:value="0.00021" calcext:value-type="float">
            <text:p>0,00021</text:p>
          </table:table-cell>
          <table:table-cell office:value-type="float" office:value="0.42343" calcext:value-type="float">
            <text:p>0,42343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38789" calcext:value-type="float">
            <text:p>0,38789</text:p>
          </table:table-cell>
          <table:table-cell table:number-columns-repeated="7" office:value-type="float" office:value="0.00021" calcext:value-type="float">
            <text:p>0,00021</text:p>
          </table:table-cell>
          <table:table-cell office:value-type="float" office:value="0.12685" calcext:value-type="float">
            <text:p>0,12685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5741" calcext:value-type="float">
            <text:p>0,05741</text:p>
          </table:table-cell>
          <table:table-cell table:number-columns-repeated="4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1216</text:p>
          </table:table-cell>
          <table:table-cell table:number-columns-repeated="5" office:value-type="float" office:value="0.00021" calcext:value-type="float">
            <text:p>0,00021</text:p>
          </table:table-cell>
          <table:table-cell office:value-type="float" office:value="0.33351" calcext:value-type="float">
            <text:p>0,33351</text:p>
          </table:table-cell>
          <table:table-cell office:value-type="float" office:value="0.32593" calcext:value-type="float">
            <text:p>0,32593</text:p>
          </table:table-cell>
          <table:table-cell table:number-columns-repeated="5" office:value-type="float" office:value="0.00021" calcext:value-type="float">
            <text:p>0,00021</text:p>
          </table:table-cell>
          <table:table-cell office:value-type="float" office:value="0.02024" calcext:value-type="float">
            <text:p>0,02024</text:p>
          </table:table-cell>
          <table:table-cell table:number-columns-repeated="5" office:value-type="float" office:value="0.00021" calcext:value-type="float">
            <text:p>0,00021</text:p>
          </table:table-cell>
          <table:table-cell office:value-type="float" office:value="0.20791" calcext:value-type="float">
            <text:p>0,20791</text:p>
          </table:table-cell>
          <table:table-cell office:value-type="float" office:value="0.05473" calcext:value-type="float">
            <text:p>0,05473</text:p>
          </table:table-cell>
          <table:table-cell table:number-columns-repeated="3" office:value-type="float" office:value="0.00021" calcext:value-type="float">
            <text:p>0,00021</text:p>
          </table:table-cell>
          <table:table-cell office:value-type="float" office:value="0.05369" calcext:value-type="float">
            <text:p>0,05369</text:p>
          </table:table-cell>
          <table:table-cell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1217</text:p>
          </table:table-cell>
          <table:table-cell table:number-columns-repeated="6" office:value-type="float" office:value="0.00015" calcext:value-type="float">
            <text:p>0,00015</text:p>
          </table:table-cell>
          <table:table-cell office:value-type="float" office:value="0.42318" calcext:value-type="float">
            <text:p>0,42318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439" calcext:value-type="float">
            <text:p>0,0439</text:p>
          </table:table-cell>
          <table:table-cell table:number-columns-repeated="6" office:value-type="float" office:value="0.00015" calcext:value-type="float">
            <text:p>0,00015</text:p>
          </table:table-cell>
          <table:table-cell office:value-type="float" office:value="0.01921" calcext:value-type="float">
            <text:p>0,01921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13799" calcext:value-type="float">
            <text:p>0,13799</text:p>
          </table:table-cell>
          <table:table-cell office:value-type="float" office:value="0.00608" calcext:value-type="float">
            <text:p>0,00608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36685" calcext:value-type="float">
            <text:p>0,36685</text:p>
          </table:table-cell>
          <table:table-cell table:number-columns-repeated="2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1218</text:p>
          </table:table-cell>
          <table:table-cell table:number-columns-repeated="3" office:value-type="float" office:value="0.00022" calcext:value-type="float">
            <text:p>0,00022</text:p>
          </table:table-cell>
          <table:table-cell office:value-type="float" office:value="0.60836" calcext:value-type="float">
            <text:p>0,60836</text:p>
          </table:table-cell>
          <table:table-cell table:number-columns-repeated="6" office:value-type="float" office:value="0.00022" calcext:value-type="float">
            <text:p>0,00022</text:p>
          </table:table-cell>
          <table:table-cell office:value-type="float" office:value="0.15448" calcext:value-type="float">
            <text:p>0,15448</text:p>
          </table:table-cell>
          <table:table-cell table:number-columns-repeated="6" office:value-type="float" office:value="0.00022" calcext:value-type="float">
            <text:p>0,00022</text:p>
          </table:table-cell>
          <table:table-cell office:value-type="float" office:value="0.10156" calcext:value-type="float">
            <text:p>0,10156</text:p>
          </table:table-cell>
          <table:table-cell office:value-type="float" office:value="0.13101" calcext:value-type="float">
            <text:p>0,13101</text:p>
          </table:table-cell>
          <table:table-cell table:number-columns-repeated="6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1219</text:p>
          </table:table-cell>
          <table:table-cell table:number-columns-repeated="8" office:value-type="float" office:value="0.00011" calcext:value-type="float">
            <text:p>0,00011</text:p>
          </table:table-cell>
          <table:table-cell office:value-type="float" office:value="0.09875" calcext:value-type="float">
            <text:p>0,09875</text:p>
          </table:table-cell>
          <table:table-cell office:value-type="float" office:value="0.04135" calcext:value-type="float">
            <text:p>0,04135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01464" calcext:value-type="float">
            <text:p>0,01464</text:p>
          </table:table-cell>
          <table:table-cell office:value-type="float" office:value="0.05317" calcext:value-type="float">
            <text:p>0,05317</text:p>
          </table:table-cell>
          <table:table-cell office:value-type="float" office:value="0.18225" calcext:value-type="float">
            <text:p>0,18225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31837" calcext:value-type="float">
            <text:p>0,31837</text:p>
          </table:table-cell>
          <table:table-cell office:value-type="float" office:value="0.08216" calcext:value-type="float">
            <text:p>0,08216</text:p>
          </table:table-cell>
          <table:table-cell office:value-type="float" office:value="0.06845" calcext:value-type="float">
            <text:p>0,06845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13915" calcext:value-type="float">
            <text:p>0,13915</text:p>
          </table:table-cell>
          <table:table-cell table:number-columns-repeated="2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1220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29167" calcext:value-type="float">
            <text:p>0,29167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11745" calcext:value-type="float">
            <text:p>0,11745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56208" calcext:value-type="float">
            <text:p>0,56208</text:p>
          </table:table-cell>
          <table:table-cell table:number-columns-repeated="15" office:value-type="float" office:value="0.00023" calcext:value-type="float">
            <text:p>0,00023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1221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9547" calcext:value-type="float">
            <text:p>0,09547</text:p>
          </table:table-cell>
          <table:table-cell table:number-columns-repeated="5" office:value-type="float" office:value="0.00019" calcext:value-type="float">
            <text:p>0,00019</text:p>
          </table:table-cell>
          <table:table-cell office:value-type="float" office:value="0.12149" calcext:value-type="float">
            <text:p>0,12149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19149" calcext:value-type="float">
            <text:p>0,19149</text:p>
          </table:table-cell>
          <table:table-cell office:value-type="float" office:value="0.18541" calcext:value-type="float">
            <text:p>0,18541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5501" calcext:value-type="float">
            <text:p>0,05501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11416" calcext:value-type="float">
            <text:p>0,11416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23364" calcext:value-type="float">
            <text:p>0,23364</text:p>
          </table:table-cell>
          <table:table-cell table:number-columns-repeated="4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1222</text:p>
          </table:table-cell>
          <table:table-cell office:value-type="float" office:value="0.49674" calcext:value-type="float">
            <text:p>0,49674</text:p>
          </table:table-cell>
          <table:table-cell table:number-columns-repeated="9" office:value-type="float" office:value="0.0002" calcext:value-type="float">
            <text:p>0,0002</text:p>
          </table:table-cell>
          <table:table-cell office:value-type="float" office:value="0.0662" calcext:value-type="float">
            <text:p>0,0662</text:p>
          </table:table-cell>
          <table:table-cell table:number-columns-repeated="4" office:value-type="float" office:value="0.0002" calcext:value-type="float">
            <text:p>0,0002</text:p>
          </table:table-cell>
          <table:table-cell office:value-type="float" office:value="0.06494" calcext:value-type="float">
            <text:p>0,06494</text:p>
          </table:table-cell>
          <table:table-cell office:value-type="float" office:value="0.03229" calcext:value-type="float">
            <text:p>0,03229</text:p>
          </table:table-cell>
          <table:table-cell office:value-type="float" office:value="0.16577" calcext:value-type="float">
            <text:p>0,1657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6521" calcext:value-type="float">
            <text:p>0,06521</text:p>
          </table:table-cell>
          <table:table-cell office:value-type="float" office:value="0.10525" calcext:value-type="float">
            <text:p>0,10525</text:p>
          </table:table-cell>
          <table:table-cell table:number-columns-repeated="4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1223</text:p>
          </table:table-cell>
          <table:table-cell table:number-columns-repeated="8" office:value-type="float" office:value="0.00025" calcext:value-type="float">
            <text:p>0,00025</text:p>
          </table:table-cell>
          <table:table-cell office:value-type="float" office:value="0.09553" calcext:value-type="float">
            <text:p>0,09553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12873" calcext:value-type="float">
            <text:p>0,12873</text:p>
          </table:table-cell>
          <table:table-cell table:number-columns-repeated="7" office:value-type="float" office:value="0.00025" calcext:value-type="float">
            <text:p>0,00025</text:p>
          </table:table-cell>
          <table:table-cell office:value-type="float" office:value="0.61807" calcext:value-type="float">
            <text:p>0,61807</text:p>
          </table:table-cell>
          <table:table-cell office:value-type="float" office:value="0.12757" calcext:value-type="float">
            <text:p>0,12757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2507" calcext:value-type="float">
            <text:p>0,02507</text:p>
          </table:table-cell>
          <table:table-cell table:number-columns-repeated="3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1224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07409" calcext:value-type="float">
            <text:p>0,07409</text:p>
          </table:table-cell>
          <table:table-cell office:value-type="float" office:value="0.90568" calcext:value-type="float">
            <text:p>0,90568</text:p>
          </table:table-cell>
          <table:table-cell table:number-columns-repeated="4" office:value-type="float" office:value="0.00021" calcext:value-type="float">
            <text:p>0,00021</text:p>
          </table:table-cell>
          <table:table-cell office:value-type="float" office:value="0.0157" calcext:value-type="float">
            <text:p>0,0157</text:p>
          </table:table-cell>
          <table:table-cell table:number-columns-repeated="16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1225</text:p>
          </table:table-cell>
          <table:table-cell table:number-columns-repeated="5" office:value-type="float" office:value="0.00028" calcext:value-type="float">
            <text:p>0,00028</text:p>
          </table:table-cell>
          <table:table-cell office:value-type="float" office:value="0.06069" calcext:value-type="float">
            <text:p>0,06069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43686" calcext:value-type="float">
            <text:p>0,43686</text:p>
          </table:table-cell>
          <table:table-cell table:number-columns-repeated="2" office:value-type="float" office:value="0.00028" calcext:value-type="float">
            <text:p>0,00028</text:p>
          </table:table-cell>
          <table:table-cell office:value-type="float" office:value="0.05904" calcext:value-type="float">
            <text:p>0,05904</text:p>
          </table:table-cell>
          <table:table-cell table:number-columns-repeated="4" office:value-type="float" office:value="0.00028" calcext:value-type="float">
            <text:p>0,00028</text:p>
          </table:table-cell>
          <table:table-cell office:value-type="float" office:value="0.1557" calcext:value-type="float">
            <text:p>0,1557</text:p>
          </table:table-cell>
          <table:table-cell table:number-columns-repeated="3" office:value-type="float" office:value="0.00028" calcext:value-type="float">
            <text:p>0,00028</text:p>
          </table:table-cell>
          <table:table-cell office:value-type="float" office:value="0.15692" calcext:value-type="float">
            <text:p>0,15692</text:p>
          </table:table-cell>
          <table:table-cell office:value-type="float" office:value="0.12551" calcext:value-type="float">
            <text:p>0,12551</text:p>
          </table:table-cell>
          <table:table-cell table:number-columns-repeated="4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article 1226</text:p>
          </table:table-cell>
          <table:table-cell table:number-columns-repeated="8" office:value-type="float" office:value="0.00006" calcext:value-type="float">
            <text:p>0,00006</text:p>
          </table:table-cell>
          <table:table-cell office:value-type="float" office:value="0.60871" calcext:value-type="float">
            <text:p>0,60871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14297" calcext:value-type="float">
            <text:p>0,14297</text:p>
          </table:table-cell>
          <table:table-cell table:number-columns-repeated="7" office:value-type="float" office:value="0.00006" calcext:value-type="float">
            <text:p>0,00006</text:p>
          </table:table-cell>
          <table:table-cell office:value-type="float" office:value="0.22209" calcext:value-type="float">
            <text:p>0,22209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2502" calcext:value-type="float">
            <text:p>0,02502</text:p>
          </table:table-cell>
          <table:table-cell table:number-columns-repeated="4" office:value-type="float" office:value="0.00006" calcext:value-type="float">
            <text:p>0,00006</text:p>
          </table:table-cell>
        </table:table-row>
        <table:table-row table:style-name="ro1">
          <table:table-cell office:value-type="string" calcext:value-type="string">
            <text:p>article 1227</text:p>
          </table:table-cell>
          <table:table-cell office:value-type="float" office:value="0.14268" calcext:value-type="float">
            <text:p>0,14268</text:p>
          </table:table-cell>
          <table:table-cell table:number-columns-repeated="6" office:value-type="float" office:value="0.00019" calcext:value-type="float">
            <text:p>0,00019</text:p>
          </table:table-cell>
          <table:table-cell office:value-type="float" office:value="0.0928" calcext:value-type="float">
            <text:p>0,0928</text:p>
          </table:table-cell>
          <table:table-cell office:value-type="float" office:value="0.07491" calcext:value-type="float">
            <text:p>0,07491</text:p>
          </table:table-cell>
          <table:table-cell office:value-type="float" office:value="0.55838" calcext:value-type="float">
            <text:p>0,55838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06682" calcext:value-type="float">
            <text:p>0,06682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06076" calcext:value-type="float">
            <text:p>0,06076</text:p>
          </table:table-cell>
          <table:table-cell table:number-columns-repeated="6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1228</text:p>
          </table:table-cell>
          <table:table-cell office:value-type="float" office:value="0.10924" calcext:value-type="float">
            <text:p>0,10924</text:p>
          </table:table-cell>
          <table:table-cell table:number-columns-repeated="5" office:value-type="float" office:value="0.00013" calcext:value-type="float">
            <text:p>0,00013</text:p>
          </table:table-cell>
          <table:table-cell office:value-type="float" office:value="0.05736" calcext:value-type="float">
            <text:p>0,05736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9075" calcext:value-type="float">
            <text:p>0,09075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00485" calcext:value-type="float">
            <text:p>0,00485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01223" calcext:value-type="float">
            <text:p>0,01223</text:p>
          </table:table-cell>
          <table:table-cell table:number-columns-repeated="5" office:value-type="float" office:value="0.00013" calcext:value-type="float">
            <text:p>0,00013</text:p>
          </table:table-cell>
          <table:table-cell office:value-type="float" office:value="0.72303" calcext:value-type="float">
            <text:p>0,72303</text:p>
          </table:table-cell>
          <table:table-cell table:number-columns-repeated="2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122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23472" calcext:value-type="float">
            <text:p>0,2347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27713" calcext:value-type="float">
            <text:p>0,27713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4566" calcext:value-type="float">
            <text:p>0,04566</text:p>
          </table:table-cell>
          <table:table-cell table:number-columns-repeated="4" office:value-type="float" office:value="0.0003" calcext:value-type="float">
            <text:p>0,0003</text:p>
          </table:table-cell>
          <table:table-cell office:value-type="float" office:value="0.43613" calcext:value-type="float">
            <text:p>0,43613</text:p>
          </table:table-cell>
          <table:table-cell table:number-columns-repeated="14" office:value-type="float" office:value="0.0003" calcext:value-type="float">
            <text:p>0,0003</text:p>
          </table:table-cell>
        </table:table-row>
        <table:table-row table:style-name="ro1">
          <table:table-cell office:value-type="string" calcext:value-type="string">
            <text:p>article 1230</text:p>
          </table:table-cell>
          <table:table-cell table:number-columns-repeated="3" office:value-type="float" office:value="0.00029" calcext:value-type="float">
            <text:p>0,00029</text:p>
          </table:table-cell>
          <table:table-cell office:value-type="float" office:value="0.09127" calcext:value-type="float">
            <text:p>0,09127</text:p>
          </table:table-cell>
          <table:table-cell table:number-columns-repeated="8" office:value-type="float" office:value="0.00029" calcext:value-type="float">
            <text:p>0,00029</text:p>
          </table:table-cell>
          <table:table-cell office:value-type="float" office:value="0.01369" calcext:value-type="float">
            <text:p>0,01369</text:p>
          </table:table-cell>
          <table:table-cell office:value-type="float" office:value="0.00029" calcext:value-type="float">
            <text:p>0,00029</text:p>
          </table:table-cell>
          <table:table-cell office:value-type="float" office:value="0.40228" calcext:value-type="float">
            <text:p>0,40228</text:p>
          </table:table-cell>
          <table:table-cell table:number-columns-repeated="7" office:value-type="float" office:value="0.00029" calcext:value-type="float">
            <text:p>0,00029</text:p>
          </table:table-cell>
          <table:table-cell office:value-type="float" office:value="0.22141" calcext:value-type="float">
            <text:p>0,22141</text:p>
          </table:table-cell>
          <table:table-cell office:value-type="float" office:value="0.05904" calcext:value-type="float">
            <text:p>0,05904</text:p>
          </table:table-cell>
          <table:table-cell office:value-type="float" office:value="0.20673" calcext:value-type="float">
            <text:p>0,20673</text:p>
          </table:table-cell>
        </table:table-row>
        <table:table-row table:style-name="ro1">
          <table:table-cell office:value-type="string" calcext:value-type="string">
            <text:p>article 123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20392" calcext:value-type="float">
            <text:p>0,2039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2685" calcext:value-type="float">
            <text:p>0,02685</text:p>
          </table:table-cell>
          <table:table-cell table:number-columns-repeated="6" office:value-type="float" office:value="0.0002" calcext:value-type="float">
            <text:p>0,0002</text:p>
          </table:table-cell>
          <table:table-cell office:value-type="float" office:value="0.19826" calcext:value-type="float">
            <text:p>0,19826</text:p>
          </table:table-cell>
          <table:table-cell table:number-columns-repeated="5" office:value-type="float" office:value="0.0002" calcext:value-type="float">
            <text:p>0,0002</text:p>
          </table:table-cell>
          <table:table-cell office:value-type="float" office:value="0.19444" calcext:value-type="float">
            <text:p>0,19444</text:p>
          </table:table-cell>
          <table:table-cell office:value-type="float" office:value="0.10694" calcext:value-type="float">
            <text:p>0,10694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20692" calcext:value-type="float">
            <text:p>0,20692</text:p>
          </table:table-cell>
          <table:table-cell office:value-type="float" office:value="0.05901" calcext:value-type="float">
            <text:p>0,05901</text:p>
          </table:table-cell>
          <table:table-cell table:number-columns-repeated="3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1232</text:p>
          </table:table-cell>
          <table:table-cell table:number-columns-repeated="2" office:value-type="float" office:value="0.0003" calcext:value-type="float">
            <text:p>0,0003</text:p>
          </table:table-cell>
          <table:table-cell office:value-type="float" office:value="0.32336" calcext:value-type="float">
            <text:p>0,32336</text:p>
          </table:table-cell>
          <table:table-cell table:number-columns-repeated="3" office:value-type="float" office:value="0.0003" calcext:value-type="float">
            <text:p>0,0003</text:p>
          </table:table-cell>
          <table:table-cell office:value-type="float" office:value="0.51636" calcext:value-type="float">
            <text:p>0,51636</text:p>
          </table:table-cell>
          <table:table-cell table:number-columns-repeated="10" office:value-type="float" office:value="0.0003" calcext:value-type="float">
            <text:p>0,0003</text:p>
          </table:table-cell>
          <table:table-cell office:value-type="float" office:value="0.10981" calcext:value-type="float">
            <text:p>0,1098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4425" calcext:value-type="float">
            <text:p>0,04425</text:p>
          </table:table-cell>
          <table:table-cell table:number-columns-repeated="5" office:value-type="float" office:value="0.0003" calcext:value-type="float">
            <text:p>0,0003</text:p>
          </table:table-cell>
        </table:table-row>
        <table:table-row table:style-name="ro1">
          <table:table-cell office:value-type="string" calcext:value-type="string">
            <text:p>article 1233</text:p>
          </table:table-cell>
          <table:table-cell office:value-type="float" office:value="0.07203" calcext:value-type="float">
            <text:p>0,07203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12217" calcext:value-type="float">
            <text:p>0,12217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27342" calcext:value-type="float">
            <text:p>0,27342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13999" calcext:value-type="float">
            <text:p>0,13999</text:p>
          </table:table-cell>
          <table:table-cell table:number-columns-repeated="3" office:value-type="float" office:value="0.00026" calcext:value-type="float">
            <text:p>0,00026</text:p>
          </table:table-cell>
          <table:table-cell office:value-type="float" office:value="0.22886" calcext:value-type="float">
            <text:p>0,22886</text:p>
          </table:table-cell>
          <table:table-cell office:value-type="float" office:value="0.04536" calcext:value-type="float">
            <text:p>0,04536</text:p>
          </table:table-cell>
          <table:table-cell table:number-columns-repeated="3" office:value-type="float" office:value="0.00026" calcext:value-type="float">
            <text:p>0,00026</text:p>
          </table:table-cell>
          <table:table-cell office:value-type="float" office:value="0.11346" calcext:value-type="float">
            <text:p>0,11346</text:p>
          </table:table-cell>
          <table:table-cell table:number-columns-repeated="9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1234</text:p>
          </table:table-cell>
          <table:table-cell office:value-type="float" office:value="0.0198" calcext:value-type="float">
            <text:p>0,0198</text:p>
          </table:table-cell>
          <table:table-cell office:value-type="float" office:value="0.13041" calcext:value-type="float">
            <text:p>0,13041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127" calcext:value-type="float">
            <text:p>0,127</text:p>
          </table:table-cell>
          <table:table-cell office:value-type="float" office:value="0.02963" calcext:value-type="float">
            <text:p>0,02963</text:p>
          </table:table-cell>
          <table:table-cell table:number-columns-repeated="4" office:value-type="float" office:value="0.00022" calcext:value-type="float">
            <text:p>0,00022</text:p>
          </table:table-cell>
          <table:table-cell office:value-type="float" office:value="0.32426" calcext:value-type="float">
            <text:p>0,32426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16296" calcext:value-type="float">
            <text:p>0,16296</text:p>
          </table:table-cell>
          <table:table-cell table:number-columns-repeated="3" office:value-type="float" office:value="0.00022" calcext:value-type="float">
            <text:p>0,00022</text:p>
          </table:table-cell>
          <table:table-cell office:value-type="float" office:value="0.08149" calcext:value-type="float">
            <text:p>0,08149</text:p>
          </table:table-cell>
          <table:table-cell table:number-columns-repeated="4" office:value-type="float" office:value="0.00022" calcext:value-type="float">
            <text:p>0,00022</text:p>
          </table:table-cell>
          <table:table-cell office:value-type="float" office:value="0.12066" calcext:value-type="float">
            <text:p>0,12066</text:p>
          </table:table-cell>
          <table:table-cell table:number-columns-repeated="4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1235</text:p>
          </table:table-cell>
          <table:table-cell table:number-columns-repeated="2" office:value-type="float" office:value="0.00042" calcext:value-type="float">
            <text:p>0,00042</text:p>
          </table:table-cell>
          <table:table-cell office:value-type="float" office:value="0.10276" calcext:value-type="float">
            <text:p>0,10276</text:p>
          </table:table-cell>
          <table:table-cell office:value-type="float" office:value="0.28929" calcext:value-type="float">
            <text:p>0,28929</text:p>
          </table:table-cell>
          <table:table-cell table:number-columns-repeated="2" office:value-type="float" office:value="0.00042" calcext:value-type="float">
            <text:p>0,00042</text:p>
          </table:table-cell>
          <table:table-cell office:value-type="float" office:value="0.49497" calcext:value-type="float">
            <text:p>0,49497</text:p>
          </table:table-cell>
          <table:table-cell table:number-columns-repeated="12" office:value-type="float" office:value="0.00042" calcext:value-type="float">
            <text:p>0,00042</text:p>
          </table:table-cell>
          <table:table-cell office:value-type="float" office:value="0.10414" calcext:value-type="float">
            <text:p>0,10414</text:p>
          </table:table-cell>
          <table:table-cell table:number-columns-repeated="5" office:value-type="float" office:value="0.00042" calcext:value-type="float">
            <text:p>0,00042</text:p>
          </table:table-cell>
        </table:table-row>
        <table:table-row table:style-name="ro1">
          <table:table-cell office:value-type="string" calcext:value-type="string">
            <text:p>article 1236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19791" calcext:value-type="float">
            <text:p>0,19791</text:p>
          </table:table-cell>
          <table:table-cell table:number-columns-repeated="6" office:value-type="float" office:value="0.00025" calcext:value-type="float">
            <text:p>0,00025</text:p>
          </table:table-cell>
          <table:table-cell office:value-type="float" office:value="0.03868" calcext:value-type="float">
            <text:p>0,03868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01758" calcext:value-type="float">
            <text:p>0,01758</text:p>
          </table:table-cell>
          <table:table-cell office:value-type="float" office:value="0.66435" calcext:value-type="float">
            <text:p>0,66435</text:p>
          </table:table-cell>
          <table:table-cell table:number-columns-repeated="6" office:value-type="float" office:value="0.00025" calcext:value-type="float">
            <text:p>0,00025</text:p>
          </table:table-cell>
          <table:table-cell office:value-type="float" office:value="0.07637" calcext:value-type="float">
            <text:p>0,07637</text:p>
          </table:table-cell>
        </table:table-row>
        <table:table-row table:style-name="ro1">
          <table:table-cell office:value-type="string" calcext:value-type="string">
            <text:p>article 1237</text:p>
          </table:table-cell>
          <table:table-cell table:number-columns-repeated="8" office:value-type="float" office:value="0.00022" calcext:value-type="float">
            <text:p>0,00022</text:p>
          </table:table-cell>
          <table:table-cell office:value-type="float" office:value="0.77653" calcext:value-type="float">
            <text:p>0,77653</text:p>
          </table:table-cell>
          <table:table-cell table:number-columns-repeated="5" office:value-type="float" office:value="0.00022" calcext:value-type="float">
            <text:p>0,00022</text:p>
          </table:table-cell>
          <table:table-cell office:value-type="float" office:value="0.07686" calcext:value-type="float">
            <text:p>0,07686</text:p>
          </table:table-cell>
          <table:table-cell table:number-columns-repeated="5" office:value-type="float" office:value="0.00022" calcext:value-type="float">
            <text:p>0,00022</text:p>
          </table:table-cell>
          <table:table-cell office:value-type="float" office:value="0.14185" calcext:value-type="float">
            <text:p>0,14185</text:p>
          </table:table-cell>
          <table:table-cell table:number-columns-repeated="4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1238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04768" calcext:value-type="float">
            <text:p>0,04768</text:p>
          </table:table-cell>
          <table:table-cell table:number-columns-repeated="5" office:value-type="float" office:value="0.00018" calcext:value-type="float">
            <text:p>0,00018</text:p>
          </table:table-cell>
          <table:table-cell office:value-type="float" office:value="0.53685" calcext:value-type="float">
            <text:p>0,53685</text:p>
          </table:table-cell>
          <table:table-cell office:value-type="float" office:value="0.1172" calcext:value-type="float">
            <text:p>0,1172</text:p>
          </table:table-cell>
          <table:table-cell table:number-columns-repeated="9" office:value-type="float" office:value="0.00018" calcext:value-type="float">
            <text:p>0,00018</text:p>
          </table:table-cell>
          <table:table-cell office:value-type="float" office:value="0.09219" calcext:value-type="float">
            <text:p>0,09219</text:p>
          </table:table-cell>
          <table:table-cell office:value-type="float" office:value="0.20253" calcext:value-type="float">
            <text:p>0,20253</text:p>
          </table:table-cell>
          <table:table-cell table:number-columns-repeated="3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1239</text:p>
          </table:table-cell>
          <table:table-cell table:number-columns-repeated="14" office:value-type="float" office:value="0.00023" calcext:value-type="float">
            <text:p>0,00023</text:p>
          </table:table-cell>
          <table:table-cell office:value-type="float" office:value="0.56667" calcext:value-type="float">
            <text:p>0,56667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24207" calcext:value-type="float">
            <text:p>0,24207</text:p>
          </table:table-cell>
          <table:table-cell office:value-type="float" office:value="0.18611" calcext:value-type="float">
            <text:p>0,18611</text:p>
          </table:table-cell>
          <table:table-cell table:number-columns-repeated="6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1240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4709" calcext:value-type="float">
            <text:p>0,04709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24634" calcext:value-type="float">
            <text:p>0,24634</text:p>
          </table:table-cell>
          <table:table-cell office:value-type="float" office:value="0.18506" calcext:value-type="float">
            <text:p>0,18506</text:p>
          </table:table-cell>
          <table:table-cell table:number-columns-repeated="4" office:value-type="float" office:value="0.00021" calcext:value-type="float">
            <text:p>0,00021</text:p>
          </table:table-cell>
          <table:table-cell office:value-type="float" office:value="0.28549" calcext:value-type="float">
            <text:p>0,28549</text:p>
          </table:table-cell>
          <table:table-cell office:value-type="float" office:value="0.23188" calcext:value-type="float">
            <text:p>0,23188</text:p>
          </table:table-cell>
          <table:table-cell table:number-columns-repeated="13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1241</text:p>
          </table:table-cell>
          <table:table-cell table:number-columns-repeated="8" office:value-type="float" office:value="0.00022" calcext:value-type="float">
            <text:p>0,00022</text:p>
          </table:table-cell>
          <table:table-cell office:value-type="float" office:value="0.63766" calcext:value-type="float">
            <text:p>0,63766</text:p>
          </table:table-cell>
          <table:table-cell office:value-type="float" office:value="0.02056" calcext:value-type="float">
            <text:p>0,02056</text:p>
          </table:table-cell>
          <table:table-cell office:value-type="float" office:value="0.07477" calcext:value-type="float">
            <text:p>0,07477</text:p>
          </table:table-cell>
          <table:table-cell table:number-columns-repeated="11" office:value-type="float" office:value="0.00022" calcext:value-type="float">
            <text:p>0,00022</text:p>
          </table:table-cell>
          <table:table-cell office:value-type="float" office:value="0.26232" calcext:value-type="float">
            <text:p>0,26232</text:p>
          </table:table-cell>
          <table:table-cell table:number-columns-repeated="2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1242</text:p>
          </table:table-cell>
          <table:table-cell table:number-columns-repeated="5" office:value-type="float" office:value="0.00021" calcext:value-type="float">
            <text:p>0,00021</text:p>
          </table:table-cell>
          <table:table-cell office:value-type="float" office:value="0.05378" calcext:value-type="float">
            <text:p>0,05378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0251" calcext:value-type="float">
            <text:p>0,0251</text:p>
          </table:table-cell>
          <table:table-cell office:value-type="float" office:value="0.01457" calcext:value-type="float">
            <text:p>0,01457</text:p>
          </table:table-cell>
          <table:table-cell table:number-columns-repeated="4" office:value-type="float" office:value="0.00021" calcext:value-type="float">
            <text:p>0,00021</text:p>
          </table:table-cell>
          <table:table-cell office:value-type="float" office:value="0.90213" calcext:value-type="float">
            <text:p>0,90213</text:p>
          </table:table-cell>
          <table:table-cell table:number-columns-repeated="10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1243</text:p>
          </table:table-cell>
          <table:table-cell table:number-columns-repeated="8" office:value-type="float" office:value="0.0003" calcext:value-type="float">
            <text:p>0,0003</text:p>
          </table:table-cell>
          <table:table-cell office:value-type="float" office:value="0.15072" calcext:value-type="float">
            <text:p>0,15072</text:p>
          </table:table-cell>
          <table:table-cell table:number-columns-repeated="5" office:value-type="float" office:value="0.0003" calcext:value-type="float">
            <text:p>0,0003</text:p>
          </table:table-cell>
          <table:table-cell office:value-type="float" office:value="0.2635" calcext:value-type="float">
            <text:p>0,2635</text:p>
          </table:table-cell>
          <table:table-cell table:number-columns-repeated="3" office:value-type="float" office:value="0.0003" calcext:value-type="float">
            <text:p>0,0003</text:p>
          </table:table-cell>
          <table:table-cell office:value-type="float" office:value="0.1925" calcext:value-type="float">
            <text:p>0,1925</text:p>
          </table:table-cell>
          <table:table-cell table:number-columns-repeated="2" office:value-type="float" office:value="0.0003" calcext:value-type="float">
            <text:p>0,0003</text:p>
          </table:table-cell>
          <table:table-cell office:value-type="float" office:value="0.0658" calcext:value-type="float">
            <text:p>0,0658</text:p>
          </table:table-cell>
          <table:table-cell office:value-type="float" office:value="0.32152" calcext:value-type="float">
            <text:p>0,32152</text:p>
          </table:table-cell>
          <table:table-cell table:number-columns-repeated="2" office:value-type="float" office:value="0.0003" calcext:value-type="float">
            <text:p>0,0003</text:p>
          </table:table-cell>
        </table:table-row>
        <table:table-row table:style-name="ro1">
          <table:table-cell office:value-type="string" calcext:value-type="string">
            <text:p>article 1244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0998" calcext:value-type="float">
            <text:p>0,00998</text:p>
          </table:table-cell>
          <table:table-cell office:value-type="float" office:value="0.05725" calcext:value-type="float">
            <text:p>0,05725</text:p>
          </table:table-cell>
          <table:table-cell table:number-columns-repeated="8" office:value-type="float" office:value="0.00016" calcext:value-type="float">
            <text:p>0,00016</text:p>
          </table:table-cell>
          <table:table-cell office:value-type="float" office:value="0.16912" calcext:value-type="float">
            <text:p>0,16912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58455" calcext:value-type="float">
            <text:p>0,58455</text:p>
          </table:table-cell>
          <table:table-cell table:number-columns-repeated="6" office:value-type="float" office:value="0.00016" calcext:value-type="float">
            <text:p>0,00016</text:p>
          </table:table-cell>
          <table:table-cell office:value-type="float" office:value="0.07556" calcext:value-type="float">
            <text:p>0,07556</text:p>
          </table:table-cell>
          <table:table-cell office:value-type="float" office:value="0.10054" calcext:value-type="float">
            <text:p>0,10054</text:p>
          </table:table-cell>
          <table:table-cell table:number-columns-repeated="2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1245</text:p>
          </table:table-cell>
          <table:table-cell table:number-columns-repeated="5" office:value-type="float" office:value="0.00024" calcext:value-type="float">
            <text:p>0,00024</text:p>
          </table:table-cell>
          <table:table-cell office:value-type="float" office:value="0.01426" calcext:value-type="float">
            <text:p>0,01426</text:p>
          </table:table-cell>
          <table:table-cell office:value-type="float" office:value="0.07625" calcext:value-type="float">
            <text:p>0,07625</text:p>
          </table:table-cell>
          <table:table-cell table:number-columns-repeated="15" office:value-type="float" office:value="0.00024" calcext:value-type="float">
            <text:p>0,00024</text:p>
          </table:table-cell>
          <table:table-cell office:value-type="float" office:value="0.90412" calcext:value-type="float">
            <text:p>0,90412</text:p>
          </table:table-cell>
          <table:table-cell table:number-columns-repeated="2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1246</text:p>
          </table:table-cell>
          <table:table-cell table:number-columns-repeated="5" office:value-type="float" office:value="0.00012" calcext:value-type="float">
            <text:p>0,00012</text:p>
          </table:table-cell>
          <table:table-cell office:value-type="float" office:value="0.10147" calcext:value-type="float">
            <text:p>0,10147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26663" calcext:value-type="float">
            <text:p>0,26663</text:p>
          </table:table-cell>
          <table:table-cell table:number-columns-repeated="5" office:value-type="float" office:value="0.00012" calcext:value-type="float">
            <text:p>0,00012</text:p>
          </table:table-cell>
          <table:table-cell office:value-type="float" office:value="0.11306" calcext:value-type="float">
            <text:p>0,11306</text:p>
          </table:table-cell>
          <table:table-cell office:value-type="float" office:value="0.0227" calcext:value-type="float">
            <text:p>0,0227</text:p>
          </table:table-cell>
          <table:table-cell office:value-type="float" office:value="0.1967" calcext:value-type="float">
            <text:p>0,1967</text:p>
          </table:table-cell>
          <table:table-cell office:value-type="float" office:value="0.06652" calcext:value-type="float">
            <text:p>0,06652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0239" calcext:value-type="float">
            <text:p>0,00239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5528" calcext:value-type="float">
            <text:p>0,05528</text:p>
          </table:table-cell>
          <table:table-cell office:value-type="float" office:value="0.17328" calcext:value-type="float">
            <text:p>0,17328</text:p>
          </table:table-cell>
          <table:table-cell table:number-columns-repeated="2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1247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17011" calcext:value-type="float">
            <text:p>0,17011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51349" calcext:value-type="float">
            <text:p>0,51349</text:p>
          </table:table-cell>
          <table:table-cell office:value-type="float" office:value="0.09301" calcext:value-type="float">
            <text:p>0,09301</text:p>
          </table:table-cell>
          <table:table-cell table:number-columns-repeated="7" office:value-type="float" office:value="0.00018" calcext:value-type="float">
            <text:p>0,00018</text:p>
          </table:table-cell>
          <table:table-cell office:value-type="float" office:value="0.04653" calcext:value-type="float">
            <text:p>0,04653</text:p>
          </table:table-cell>
          <table:table-cell table:number-columns-repeated="6" office:value-type="float" office:value="0.00018" calcext:value-type="float">
            <text:p>0,00018</text:p>
          </table:table-cell>
          <table:table-cell office:value-type="float" office:value="0.17323" calcext:value-type="float">
            <text:p>0,17323</text:p>
          </table:table-cell>
          <table:table-cell table:number-columns-repeated="2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1248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14448" calcext:value-type="float">
            <text:p>0,14448</text:p>
          </table:table-cell>
          <table:table-cell table:number-columns-repeated="5" office:value-type="float" office:value="0.00026" calcext:value-type="float">
            <text:p>0,00026</text:p>
          </table:table-cell>
          <table:table-cell office:value-type="float" office:value="0.10013" calcext:value-type="float">
            <text:p>0,10013</text:p>
          </table:table-cell>
          <table:table-cell table:number-columns-repeated="2" office:value-type="float" office:value="0.00026" calcext:value-type="float">
            <text:p>0,00026</text:p>
          </table:table-cell>
          <table:table-cell office:value-type="float" office:value="0.58063" calcext:value-type="float">
            <text:p>0,58063</text:p>
          </table:table-cell>
          <table:table-cell office:value-type="float" office:value="0.10727" calcext:value-type="float">
            <text:p>0,10727</text:p>
          </table:table-cell>
          <table:table-cell table:number-columns-repeated="3" office:value-type="float" office:value="0.00026" calcext:value-type="float">
            <text:p>0,00026</text:p>
          </table:table-cell>
          <table:table-cell office:value-type="float" office:value="0.0623" calcext:value-type="float">
            <text:p>0,0623</text:p>
          </table:table-cell>
          <table:table-cell table:number-columns-repeated="9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1249</text:p>
          </table:table-cell>
          <table:table-cell table:number-columns-repeated="7" office:value-type="float" office:value="0.00019" calcext:value-type="float">
            <text:p>0,00019</text:p>
          </table:table-cell>
          <table:table-cell office:value-type="float" office:value="0.27969" calcext:value-type="float">
            <text:p>0,27969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36332" calcext:value-type="float">
            <text:p>0,36332</text:p>
          </table:table-cell>
          <table:table-cell table:number-columns-repeated="5" office:value-type="float" office:value="0.00019" calcext:value-type="float">
            <text:p>0,00019</text:p>
          </table:table-cell>
          <table:table-cell office:value-type="float" office:value="0.15831" calcext:value-type="float">
            <text:p>0,15831</text:p>
          </table:table-cell>
          <table:table-cell office:value-type="float" office:value="0.19446" calcext:value-type="float">
            <text:p>0,19446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00037" calcext:value-type="float">
            <text:p>0,00037</text:p>
          </table:table-cell>
          <table:table-cell table:number-columns-repeated="4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1250</text:p>
          </table:table-cell>
          <table:table-cell office:value-type="float" office:value="0.39364" calcext:value-type="float">
            <text:p>0,39364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18422" calcext:value-type="float">
            <text:p>0,18422</text:p>
          </table:table-cell>
          <table:table-cell table:number-columns-repeated="14" office:value-type="float" office:value="0.00005" calcext:value-type="float">
            <text:p>0,00005</text:p>
          </table:table-cell>
          <table:table-cell office:value-type="float" office:value="0.03348" calcext:value-type="float">
            <text:p>0,03348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29185" calcext:value-type="float">
            <text:p>0,29185</text:p>
          </table:table-cell>
          <table:table-cell office:value-type="float" office:value="0.02659" calcext:value-type="float">
            <text:p>0,02659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0.06924" calcext:value-type="float">
            <text:p>0,06924</text:p>
          </table:table-cell>
          <table:table-cell office:value-type="float" office:value="0.00005" calcext:value-type="float">
            <text:p>0,00005</text:p>
          </table:table-cell>
        </table:table-row>
        <table:table-row table:style-name="ro1">
          <table:table-cell office:value-type="string" calcext:value-type="string">
            <text:p>article 1251</text:p>
          </table:table-cell>
          <table:table-cell table:number-columns-repeated="2" office:value-type="float" office:value="0.00055" calcext:value-type="float">
            <text:p>0,00055</text:p>
          </table:table-cell>
          <table:table-cell office:value-type="float" office:value="0.16272" calcext:value-type="float">
            <text:p>0,16272</text:p>
          </table:table-cell>
          <table:table-cell table:number-columns-repeated="2" office:value-type="float" office:value="0.00055" calcext:value-type="float">
            <text:p>0,00055</text:p>
          </table:table-cell>
          <table:table-cell office:value-type="float" office:value="0.32777" calcext:value-type="float">
            <text:p>0,32777</text:p>
          </table:table-cell>
          <table:table-cell table:number-columns-repeated="12" office:value-type="float" office:value="0.00055" calcext:value-type="float">
            <text:p>0,00055</text:p>
          </table:table-cell>
          <table:table-cell office:value-type="float" office:value="0.21441" calcext:value-type="float">
            <text:p>0,21441</text:p>
          </table:table-cell>
          <table:table-cell table:number-columns-repeated="2" office:value-type="float" office:value="0.00055" calcext:value-type="float">
            <text:p>0,00055</text:p>
          </table:table-cell>
          <table:table-cell office:value-type="float" office:value="0.04699" calcext:value-type="float">
            <text:p>0,04699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7403" calcext:value-type="float">
            <text:p>0,07403</text:p>
          </table:table-cell>
          <table:table-cell office:value-type="float" office:value="0.16367" calcext:value-type="float">
            <text:p>0,16367</text:p>
          </table:table-cell>
        </table:table-row>
        <table:table-row table:style-name="ro1">
          <table:table-cell office:value-type="string" calcext:value-type="string">
            <text:p>article 1252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19053" calcext:value-type="float">
            <text:p>0,19053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23247" calcext:value-type="float">
            <text:p>0,23247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8362" calcext:value-type="float">
            <text:p>0,08362</text:p>
          </table:table-cell>
          <table:table-cell table:number-columns-repeated="6" office:value-type="float" office:value="0.00013" calcext:value-type="float">
            <text:p>0,00013</text:p>
          </table:table-cell>
          <table:table-cell office:value-type="float" office:value="0.22525" calcext:value-type="float">
            <text:p>0,22525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05221" calcext:value-type="float">
            <text:p>0,05221</text:p>
          </table:table-cell>
          <table:table-cell office:value-type="float" office:value="0.07573" calcext:value-type="float">
            <text:p>0,07573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4028" calcext:value-type="float">
            <text:p>0,04028</text:p>
          </table:table-cell>
          <table:table-cell office:value-type="float" office:value="0.09766" calcext:value-type="float">
            <text:p>0,09766</text:p>
          </table:table-cell>
          <table:table-cell table:number-columns-repeated="2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1253</text:p>
          </table:table-cell>
          <table:table-cell table:number-columns-repeated="11" office:value-type="float" office:value="0.00021" calcext:value-type="float">
            <text:p>0,00021</text:p>
          </table:table-cell>
          <table:table-cell office:value-type="float" office:value="0.12774" calcext:value-type="float">
            <text:p>0,12774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4332" calcext:value-type="float">
            <text:p>0,04332</text:p>
          </table:table-cell>
          <table:table-cell table:number-columns-repeated="3" office:value-type="float" office:value="0.00021" calcext:value-type="float">
            <text:p>0,00021</text:p>
          </table:table-cell>
          <table:table-cell office:value-type="float" office:value="0.44723" calcext:value-type="float">
            <text:p>0,44723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21764" calcext:value-type="float">
            <text:p>0,21764</text:p>
          </table:table-cell>
          <table:table-cell office:value-type="float" office:value="0.15988" calcext:value-type="float">
            <text:p>0,15988</text:p>
          </table:table-cell>
          <table:table-cell table:number-columns-repeated="3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1254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1169" calcext:value-type="float">
            <text:p>0,01169</text:p>
          </table:table-cell>
          <table:table-cell office:value-type="float" office:value="0.05559" calcext:value-type="float">
            <text:p>0,05559</text:p>
          </table:table-cell>
          <table:table-cell office:value-type="float" office:value="0.68033" calcext:value-type="float">
            <text:p>0,68033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1853" calcext:value-type="float">
            <text:p>0,01853</text:p>
          </table:table-cell>
          <table:table-cell table:number-columns-repeated="4" office:value-type="float" office:value="0.00013" calcext:value-type="float">
            <text:p>0,00013</text:p>
          </table:table-cell>
          <table:table-cell office:value-type="float" office:value="0.12756" calcext:value-type="float">
            <text:p>0,12756</text:p>
          </table:table-cell>
          <table:table-cell office:value-type="float" office:value="0.02946" calcext:value-type="float">
            <text:p>0,02946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07456" calcext:value-type="float">
            <text:p>0,07456</text:p>
          </table:table-cell>
          <table:table-cell table:number-columns-repeated="9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article 1255</text:p>
          </table:table-cell>
          <table:table-cell table:number-columns-repeated="3" office:value-type="float" office:value="0.00041" calcext:value-type="float">
            <text:p>0,00041</text:p>
          </table:table-cell>
          <table:table-cell office:value-type="float" office:value="0.30534" calcext:value-type="float">
            <text:p>0,30534</text:p>
          </table:table-cell>
          <table:table-cell office:value-type="float" office:value="0.1319" calcext:value-type="float">
            <text:p>0,1319</text:p>
          </table:table-cell>
          <table:table-cell table:number-columns-repeated="4" office:value-type="float" office:value="0.00041" calcext:value-type="float">
            <text:p>0,00041</text:p>
          </table:table-cell>
          <table:table-cell office:value-type="float" office:value="0.18451" calcext:value-type="float">
            <text:p>0,18451</text:p>
          </table:table-cell>
          <table:table-cell office:value-type="float" office:value="0.36959" calcext:value-type="float">
            <text:p>0,36959</text:p>
          </table:table-cell>
          <table:table-cell table:number-columns-repeated="14" office:value-type="float" office:value="0.00041" calcext:value-type="float">
            <text:p>0,00041</text:p>
          </table:table-cell>
        </table:table-row>
        <table:table-row table:style-name="ro1">
          <table:table-cell office:value-type="string" calcext:value-type="string">
            <text:p>article 1256</text:p>
          </table:table-cell>
          <table:table-cell office:value-type="float" office:value="0.00112" calcext:value-type="float">
            <text:p>0,00112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27696" calcext:value-type="float">
            <text:p>0,27696</text:p>
          </table:table-cell>
          <table:table-cell table:number-columns-repeated="7" office:value-type="float" office:value="0.00013" calcext:value-type="float">
            <text:p>0,00013</text:p>
          </table:table-cell>
          <table:table-cell office:value-type="float" office:value="0.06346" calcext:value-type="float">
            <text:p>0,06346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0.29501" calcext:value-type="float">
            <text:p>0,29501</text:p>
          </table:table-cell>
          <table:table-cell table:number-columns-repeated="4" office:value-type="float" office:value="0.00013" calcext:value-type="float">
            <text:p>0,00013</text:p>
          </table:table-cell>
          <table:table-cell office:value-type="float" office:value="0.03871" calcext:value-type="float">
            <text:p>0,03871</text:p>
          </table:table-cell>
          <table:table-cell table:number-columns-repeated="3" office:value-type="float" office:value="0.00013" calcext:value-type="float">
            <text:p>0,00013</text:p>
          </table:table-cell>
          <table:table-cell office:value-type="float" office:value="0.1937" calcext:value-type="float">
            <text:p>0,1937</text:p>
          </table:table-cell>
          <table:table-cell office:value-type="float" office:value="0.06004" calcext:value-type="float">
            <text:p>0,06004</text:p>
          </table:table-cell>
          <table:table-cell office:value-type="float" office:value="0.0688" calcext:value-type="float">
            <text:p>0,0688</text:p>
          </table:table-cell>
        </table:table-row>
        <table:table-row table:style-name="ro1">
          <table:table-cell office:value-type="string" calcext:value-type="string">
            <text:p>article 1257</text:p>
          </table:table-cell>
          <table:table-cell table:number-columns-repeated="7" office:value-type="float" office:value="0.0001" calcext:value-type="float">
            <text:p>0,0001</text:p>
          </table:table-cell>
          <table:table-cell office:value-type="float" office:value="0.52449" calcext:value-type="float">
            <text:p>0,52449</text:p>
          </table:table-cell>
          <table:table-cell office:value-type="float" office:value="0.21457" calcext:value-type="float">
            <text:p>0,21457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6798" calcext:value-type="float">
            <text:p>0,06798</text:p>
          </table:table-cell>
          <table:table-cell table:number-columns-repeated="4" office:value-type="float" office:value="0.0001" calcext:value-type="float">
            <text:p>0,0001</text:p>
          </table:table-cell>
          <table:table-cell office:value-type="float" office:value="0.04255" calcext:value-type="float">
            <text:p>0,04255</text:p>
          </table:table-cell>
          <table:table-cell office:value-type="float" office:value="0.08913" calcext:value-type="float">
            <text:p>0,0891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5937" calcext:value-type="float">
            <text:p>0,05937</text:p>
          </table:table-cell>
          <table:table-cell table:number-columns-repeated="4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article 1258</text:p>
          </table:table-cell>
          <table:table-cell table:number-columns-repeated="12" office:value-type="float" office:value="0.00048" calcext:value-type="float">
            <text:p>0,00048</text:p>
          </table:table-cell>
          <table:table-cell office:value-type="float" office:value="0.15892" calcext:value-type="float">
            <text:p>0,15892</text:p>
          </table:table-cell>
          <table:table-cell table:number-columns-repeated="5" office:value-type="float" office:value="0.00048" calcext:value-type="float">
            <text:p>0,00048</text:p>
          </table:table-cell>
          <table:table-cell office:value-type="float" office:value="0.83012" calcext:value-type="float">
            <text:p>0,83012</text:p>
          </table:table-cell>
          <table:table-cell table:number-columns-repeated="6" office:value-type="float" office:value="0.00048" calcext:value-type="float">
            <text:p>0,00048</text:p>
          </table:table-cell>
        </table:table-row>
        <table:table-row table:style-name="ro1">
          <table:table-cell office:value-type="string" calcext:value-type="string">
            <text:p>article 1259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1122" calcext:value-type="float">
            <text:p>0,1122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05794" calcext:value-type="float">
            <text:p>0,05794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12781" calcext:value-type="float">
            <text:p>0,12781</text:p>
          </table:table-cell>
          <table:table-cell table:number-columns-repeated="6" office:value-type="float" office:value="0.00017" calcext:value-type="float">
            <text:p>0,00017</text:p>
          </table:table-cell>
          <table:table-cell office:value-type="float" office:value="0.21077" calcext:value-type="float">
            <text:p>0,21077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26912" calcext:value-type="float">
            <text:p>0,26912</text:p>
          </table:table-cell>
          <table:table-cell office:value-type="float" office:value="0.0452" calcext:value-type="float">
            <text:p>0,0452</text:p>
          </table:table-cell>
          <table:table-cell office:value-type="float" office:value="0.17395" calcext:value-type="float">
            <text:p>0,17395</text:p>
          </table:table-cell>
          <table:table-cell table:number-columns-repeated="2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1260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5435" calcext:value-type="float">
            <text:p>0,05435</text:p>
          </table:table-cell>
          <table:table-cell table:number-columns-repeated="3" office:value-type="float" office:value="0.00014" calcext:value-type="float">
            <text:p>0,00014</text:p>
          </table:table-cell>
          <table:table-cell office:value-type="float" office:value="0.12669" calcext:value-type="float">
            <text:p>0,12669</text:p>
          </table:table-cell>
          <table:table-cell table:number-columns-repeated="8" office:value-type="float" office:value="0.00014" calcext:value-type="float">
            <text:p>0,00014</text:p>
          </table:table-cell>
          <table:table-cell office:value-type="float" office:value="0.11416" calcext:value-type="float">
            <text:p>0,11416</text:p>
          </table:table-cell>
          <table:table-cell table:number-columns-repeated="4" office:value-type="float" office:value="0.00014" calcext:value-type="float">
            <text:p>0,00014</text:p>
          </table:table-cell>
          <table:table-cell office:value-type="float" office:value="0.04638" calcext:value-type="float">
            <text:p>0,04638</text:p>
          </table:table-cell>
          <table:table-cell office:value-type="float" office:value="0.14198" calcext:value-type="float">
            <text:p>0,14198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21882" calcext:value-type="float">
            <text:p>0,21882</text:p>
          </table:table-cell>
          <table:table-cell office:value-type="float" office:value="0.29515" calcext:value-type="float">
            <text:p>0,29515</text:p>
          </table:table-cell>
          <table:table-cell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article 1261</text:p>
          </table:table-cell>
          <table:table-cell table:number-columns-repeated="22" office:value-type="float" office:value="0.00028" calcext:value-type="float">
            <text:p>0,00028</text:p>
          </table:table-cell>
          <table:table-cell office:value-type="float" office:value="0.23478" calcext:value-type="float">
            <text:p>0,23478</text:p>
          </table:table-cell>
          <table:table-cell office:value-type="float" office:value="0.75874" calcext:value-type="float">
            <text:p>0,75874</text:p>
          </table:table-cell>
          <table:table-cell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article 1262</text:p>
          </table:table-cell>
          <table:table-cell table:number-columns-repeated="5" office:value-type="float" office:value="0.0002" calcext:value-type="float">
            <text:p>0,0002</text:p>
          </table:table-cell>
          <table:table-cell office:value-type="float" office:value="0.11154" calcext:value-type="float">
            <text:p>0,11154</text:p>
          </table:table-cell>
          <table:table-cell office:value-type="float" office:value="0.1877" calcext:value-type="float">
            <text:p>0,1877</text:p>
          </table:table-cell>
          <table:table-cell office:value-type="float" office:value="0.11255" calcext:value-type="float">
            <text:p>0,11255</text:p>
          </table:table-cell>
          <table:table-cell table:number-columns-repeated="9" office:value-type="float" office:value="0.0002" calcext:value-type="float">
            <text:p>0,0002</text:p>
          </table:table-cell>
          <table:table-cell office:value-type="float" office:value="0.45935" calcext:value-type="float">
            <text:p>0,45935</text:p>
          </table:table-cell>
          <table:table-cell table:number-columns-repeated="6" office:value-type="float" office:value="0.0002" calcext:value-type="float">
            <text:p>0,0002</text:p>
          </table:table-cell>
          <table:table-cell office:value-type="float" office:value="0.12487" calcext:value-type="float">
            <text:p>0,12487</text:p>
          </table:table-cell>
        </table:table-row>
        <table:table-row table:style-name="ro1">
          <table:table-cell office:value-type="string" calcext:value-type="string">
            <text:p>article 1263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8698" calcext:value-type="float">
            <text:p>0,08698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22794" calcext:value-type="float">
            <text:p>0,22794</text:p>
          </table:table-cell>
          <table:table-cell table:number-columns-repeated="8" office:value-type="float" office:value="0.00025" calcext:value-type="float">
            <text:p>0,00025</text:p>
          </table:table-cell>
          <table:table-cell office:value-type="float" office:value="0.67962" calcext:value-type="float">
            <text:p>0,67962</text:p>
          </table:table-cell>
          <table:table-cell table:number-columns-repeated="9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1264</text:p>
          </table:table-cell>
          <table:table-cell table:number-columns-repeated="10" office:value-type="float" office:value="0.00023" calcext:value-type="float">
            <text:p>0,00023</text:p>
          </table:table-cell>
          <table:table-cell office:value-type="float" office:value="0.09739" calcext:value-type="float">
            <text:p>0,09739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08149" calcext:value-type="float">
            <text:p>0,08149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32032" calcext:value-type="float">
            <text:p>0,32032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23258" calcext:value-type="float">
            <text:p>0,23258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2637" calcext:value-type="float">
            <text:p>0,2637</text:p>
          </table:table-cell>
          <table:table-cell table:number-columns-repeated="2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1265</text:p>
          </table:table-cell>
          <table:table-cell office:value-type="float" office:value="0.40774" calcext:value-type="float">
            <text:p>0,40774</text:p>
          </table:table-cell>
          <table:table-cell table:number-columns-repeated="9" office:value-type="float" office:value="0.00026" calcext:value-type="float">
            <text:p>0,00026</text:p>
          </table:table-cell>
          <table:table-cell office:value-type="float" office:value="0.29809" calcext:value-type="float">
            <text:p>0,29809</text:p>
          </table:table-cell>
          <table:table-cell table:number-columns-repeated="6" office:value-type="float" office:value="0.00026" calcext:value-type="float">
            <text:p>0,00026</text:p>
          </table:table-cell>
          <table:table-cell office:value-type="float" office:value="0.08677" calcext:value-type="float">
            <text:p>0,08677</text:p>
          </table:table-cell>
          <table:table-cell table:number-columns-repeated="2" office:value-type="float" office:value="0.00026" calcext:value-type="float">
            <text:p>0,00026</text:p>
          </table:table-cell>
          <table:table-cell office:value-type="float" office:value="0.2019" calcext:value-type="float">
            <text:p>0,2019</text:p>
          </table:table-cell>
          <table:table-cell table:number-columns-repeated="4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1266</text:p>
          </table:table-cell>
          <table:table-cell table:number-columns-repeated="5" office:value-type="float" office:value="0.00028" calcext:value-type="float">
            <text:p>0,00028</text:p>
          </table:table-cell>
          <table:table-cell office:value-type="float" office:value="0.14228" calcext:value-type="float">
            <text:p>0,14228</text:p>
          </table:table-cell>
          <table:table-cell table:number-columns-repeated="4" office:value-type="float" office:value="0.00028" calcext:value-type="float">
            <text:p>0,00028</text:p>
          </table:table-cell>
          <table:table-cell office:value-type="float" office:value="0.05113" calcext:value-type="float">
            <text:p>0,05113</text:p>
          </table:table-cell>
          <table:table-cell table:number-columns-repeated="7" office:value-type="float" office:value="0.00028" calcext:value-type="float">
            <text:p>0,00028</text:p>
          </table:table-cell>
          <table:table-cell office:value-type="float" office:value="0.66392" calcext:value-type="float">
            <text:p>0,66392</text:p>
          </table:table-cell>
          <table:table-cell table:number-columns-repeated="4" office:value-type="float" office:value="0.00028" calcext:value-type="float">
            <text:p>0,00028</text:p>
          </table:table-cell>
          <table:table-cell office:value-type="float" office:value="0.13688" calcext:value-type="float">
            <text:p>0,13688</text:p>
          </table:table-cell>
          <table:table-cell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article 1267</text:p>
          </table:table-cell>
          <table:table-cell table:number-columns-repeated="11" office:value-type="float" office:value="0.00021" calcext:value-type="float">
            <text:p>0,00021</text:p>
          </table:table-cell>
          <table:table-cell office:value-type="float" office:value="0.09796" calcext:value-type="float">
            <text:p>0,09796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39351" calcext:value-type="float">
            <text:p>0,39351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17941" calcext:value-type="float">
            <text:p>0,17941</text:p>
          </table:table-cell>
          <table:table-cell office:value-type="float" office:value="0.12821" calcext:value-type="float">
            <text:p>0,12821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14781" calcext:value-type="float">
            <text:p>0,14781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4916" calcext:value-type="float">
            <text:p>0,04916</text:p>
          </table:table-cell>
          <table:table-cell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1268</text:p>
          </table:table-cell>
          <table:table-cell office:value-type="float" office:value="0.0717" calcext:value-type="float">
            <text:p>0,0717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2592" calcext:value-type="float">
            <text:p>0,02592</text:p>
          </table:table-cell>
          <table:table-cell table:number-columns-repeated="8" office:value-type="float" office:value="0.0002" calcext:value-type="float">
            <text:p>0,0002</text:p>
          </table:table-cell>
          <table:table-cell office:value-type="float" office:value="0.06105" calcext:value-type="float">
            <text:p>0,061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4618" calcext:value-type="float">
            <text:p>0,4618</text:p>
          </table:table-cell>
          <table:table-cell table:number-columns-repeated="8" office:value-type="float" office:value="0.0002" calcext:value-type="float">
            <text:p>0,0002</text:p>
          </table:table-cell>
          <table:table-cell office:value-type="float" office:value="0.37547" calcext:value-type="float">
            <text:p>0,37547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1269</text:p>
          </table:table-cell>
          <table:table-cell table:number-columns-repeated="7" office:value-type="float" office:value="0.0003" calcext:value-type="float">
            <text:p>0,0003</text:p>
          </table:table-cell>
          <table:table-cell office:value-type="float" office:value="0.10321" calcext:value-type="float">
            <text:p>0,10321</text:p>
          </table:table-cell>
          <table:table-cell table:number-columns-repeated="2" office:value-type="float" office:value="0.0003" calcext:value-type="float">
            <text:p>0,0003</text:p>
          </table:table-cell>
          <table:table-cell office:value-type="float" office:value="0.10947" calcext:value-type="float">
            <text:p>0,10947</text:p>
          </table:table-cell>
          <table:table-cell office:value-type="float" office:value="0.03055" calcext:value-type="float">
            <text:p>0,03055</text:p>
          </table:table-cell>
          <table:table-cell table:number-columns-repeated="3" office:value-type="float" office:value="0.0003" calcext:value-type="float">
            <text:p>0,0003</text:p>
          </table:table-cell>
          <table:table-cell office:value-type="float" office:value="0.6236" calcext:value-type="float">
            <text:p>0,6236</text:p>
          </table:table-cell>
          <table:table-cell table:number-columns-repeated="2" office:value-type="float" office:value="0.0003" calcext:value-type="float">
            <text:p>0,0003</text:p>
          </table:table-cell>
          <table:table-cell office:value-type="float" office:value="0.02643" calcext:value-type="float">
            <text:p>0,02643</text:p>
          </table:table-cell>
          <table:table-cell office:value-type="float" office:value="0.1011" calcext:value-type="float">
            <text:p>0,1011</text:p>
          </table:table-cell>
          <table:table-cell table:number-columns-repeated="5" office:value-type="float" office:value="0.0003" calcext:value-type="float">
            <text:p>0,0003</text:p>
          </table:table-cell>
        </table:table-row>
        <table:table-row table:style-name="ro1">
          <table:table-cell office:value-type="string" calcext:value-type="string">
            <text:p>article 1270</text:p>
          </table:table-cell>
          <table:table-cell office:value-type="float" office:value="0.02501" calcext:value-type="float">
            <text:p>0,02501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03526" calcext:value-type="float">
            <text:p>0,03526</text:p>
          </table:table-cell>
          <table:table-cell table:number-columns-repeated="3" office:value-type="float" office:value="0.00022" calcext:value-type="float">
            <text:p>0,00022</text:p>
          </table:table-cell>
          <table:table-cell office:value-type="float" office:value="0.4743" calcext:value-type="float">
            <text:p>0,4743</text:p>
          </table:table-cell>
          <table:table-cell office:value-type="float" office:value="0.12902" calcext:value-type="float">
            <text:p>0,12902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02644" calcext:value-type="float">
            <text:p>0,02644</text:p>
          </table:table-cell>
          <table:table-cell table:number-columns-repeated="3" office:value-type="float" office:value="0.00022" calcext:value-type="float">
            <text:p>0,00022</text:p>
          </table:table-cell>
          <table:table-cell office:value-type="float" office:value="0.10685" calcext:value-type="float">
            <text:p>0,10685</text:p>
          </table:table-cell>
          <table:table-cell table:number-columns-repeated="5" office:value-type="float" office:value="0.00022" calcext:value-type="float">
            <text:p>0,00022</text:p>
          </table:table-cell>
          <table:table-cell office:value-type="float" office:value="0.19907" calcext:value-type="float">
            <text:p>0,19907</text:p>
          </table:table-cell>
          <table:table-cell table:number-columns-repeated="3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1271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13354" calcext:value-type="float">
            <text:p>0,13354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45848" calcext:value-type="float">
            <text:p>0,45848</text:p>
          </table:table-cell>
          <table:table-cell office:value-type="float" office:value="0.1373" calcext:value-type="float">
            <text:p>0,1373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13017" calcext:value-type="float">
            <text:p>0,13017</text:p>
          </table:table-cell>
          <table:table-cell table:number-columns-repeated="8" office:value-type="float" office:value="0.00025" calcext:value-type="float">
            <text:p>0,00025</text:p>
          </table:table-cell>
          <table:table-cell office:value-type="float" office:value="0.03457" calcext:value-type="float">
            <text:p>0,03457</text:p>
          </table:table-cell>
          <table:table-cell office:value-type="float" office:value="0.10121" calcext:value-type="float">
            <text:p>0,10121</text:p>
          </table:table-cell>
          <table:table-cell table:number-columns-repeated="4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1272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0215" calcext:value-type="float">
            <text:p>0,0215</text:p>
          </table:table-cell>
          <table:table-cell office:value-type="float" office:value="0.16503" calcext:value-type="float">
            <text:p>0,16503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8923" calcext:value-type="float">
            <text:p>0,08923</text:p>
          </table:table-cell>
          <table:table-cell office:value-type="float" office:value="0.07509" calcext:value-type="float">
            <text:p>0,07509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39986" calcext:value-type="float">
            <text:p>0,39986</text:p>
          </table:table-cell>
          <table:table-cell table:number-columns-repeated="7" office:value-type="float" office:value="0.00012" calcext:value-type="float">
            <text:p>0,00012</text:p>
          </table:table-cell>
          <table:table-cell office:value-type="float" office:value="0.2322" calcext:value-type="float">
            <text:p>0,2322</text:p>
          </table:table-cell>
          <table:table-cell table:number-columns-repeated="6" office:value-type="float" office:value="0.00012" calcext:value-type="float">
            <text:p>0,00012</text:p>
          </table:table-cell>
          <table:table-cell office:value-type="float" office:value="0.01488" calcext:value-type="float">
            <text:p>0,01488</text:p>
          </table:table-cell>
        </table:table-row>
        <table:table-row table:style-name="ro1">
          <table:table-cell office:value-type="string" calcext:value-type="string">
            <text:p>article 1273</text:p>
          </table:table-cell>
          <table:table-cell table:number-columns-repeated="6" office:value-type="float" office:value="0.00051" calcext:value-type="float">
            <text:p>0,00051</text:p>
          </table:table-cell>
          <table:table-cell office:value-type="float" office:value="0.55027" calcext:value-type="float">
            <text:p>0,55027</text:p>
          </table:table-cell>
          <table:table-cell table:number-columns-repeated="7" office:value-type="float" office:value="0.00051" calcext:value-type="float">
            <text:p>0,00051</text:p>
          </table:table-cell>
          <table:table-cell office:value-type="float" office:value="0.14349" calcext:value-type="float">
            <text:p>0,14349</text:p>
          </table:table-cell>
          <table:table-cell table:number-columns-repeated="9" office:value-type="float" office:value="0.00051" calcext:value-type="float">
            <text:p>0,00051</text:p>
          </table:table-cell>
          <table:table-cell office:value-type="float" office:value="0.2951" calcext:value-type="float">
            <text:p>0,2951</text:p>
          </table:table-cell>
        </table:table-row>
        <table:table-row table:style-name="ro1">
          <table:table-cell office:value-type="string" calcext:value-type="string">
            <text:p>article 1274</text:p>
          </table:table-cell>
          <table:table-cell table:number-columns-repeated="3" office:value-type="float" office:value="0.00022" calcext:value-type="float">
            <text:p>0,00022</text:p>
          </table:table-cell>
          <table:table-cell office:value-type="float" office:value="0.11345" calcext:value-type="float">
            <text:p>0,11345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04873" calcext:value-type="float">
            <text:p>0,04873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06312" calcext:value-type="float">
            <text:p>0,06312</text:p>
          </table:table-cell>
          <table:table-cell table:number-columns-repeated="9" office:value-type="float" office:value="0.00022" calcext:value-type="float">
            <text:p>0,00022</text:p>
          </table:table-cell>
          <table:table-cell office:value-type="float" office:value="0.71664" calcext:value-type="float">
            <text:p>0,71664</text:p>
          </table:table-cell>
          <table:table-cell office:value-type="float" office:value="0.05363" calcext:value-type="float">
            <text:p>0,05363</text:p>
          </table:table-cell>
          <table:table-cell table:number-columns-repeated="6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1275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17679" calcext:value-type="float">
            <text:p>0,17679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57123" calcext:value-type="float">
            <text:p>0,57123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15004" calcext:value-type="float">
            <text:p>0,15004</text:p>
          </table:table-cell>
          <table:table-cell table:number-columns-repeated="12" office:value-type="float" office:value="0.00015" calcext:value-type="float">
            <text:p>0,00015</text:p>
          </table:table-cell>
          <table:table-cell office:value-type="float" office:value="0.05931" calcext:value-type="float">
            <text:p>0,05931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3962" calcext:value-type="float">
            <text:p>0,03962</text:p>
          </table:table-cell>
          <table:table-cell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1276</text:p>
          </table:table-cell>
          <table:table-cell table:number-columns-repeated="5" office:value-type="float" office:value="0.00016" calcext:value-type="float">
            <text:p>0,00016</text:p>
          </table:table-cell>
          <table:table-cell office:value-type="float" office:value="0.05612" calcext:value-type="float">
            <text:p>0,05612</text:p>
          </table:table-cell>
          <table:table-cell office:value-type="float" office:value="0.13976" calcext:value-type="float">
            <text:p>0,13976</text:p>
          </table:table-cell>
          <table:table-cell office:value-type="float" office:value="0.3918" calcext:value-type="float">
            <text:p>0,3918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33446" calcext:value-type="float">
            <text:p>0,33446</text:p>
          </table:table-cell>
          <table:table-cell table:number-columns-repeated="11" office:value-type="float" office:value="0.00016" calcext:value-type="float">
            <text:p>0,00016</text:p>
          </table:table-cell>
          <table:table-cell office:value-type="float" office:value="0.0746" calcext:value-type="float">
            <text:p>0,0746</text:p>
          </table:table-cell>
          <table:table-cell table:number-columns-repeated="2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1277</text:p>
          </table:table-cell>
          <table:table-cell table:number-columns-repeated="3" office:value-type="float" office:value="0.00021" calcext:value-type="float">
            <text:p>0,00021</text:p>
          </table:table-cell>
          <table:table-cell office:value-type="float" office:value="0.08529" calcext:value-type="float">
            <text:p>0,08529</text:p>
          </table:table-cell>
          <table:table-cell table:number-columns-repeated="3" office:value-type="float" office:value="0.00021" calcext:value-type="float">
            <text:p>0,00021</text:p>
          </table:table-cell>
          <table:table-cell office:value-type="float" office:value="0.0404" calcext:value-type="float">
            <text:p>0,0404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14472" calcext:value-type="float">
            <text:p>0,14472</text:p>
          </table:table-cell>
          <table:table-cell table:number-columns-repeated="6" office:value-type="float" office:value="0.00021" calcext:value-type="float">
            <text:p>0,00021</text:p>
          </table:table-cell>
          <table:table-cell office:value-type="float" office:value="0.59756" calcext:value-type="float">
            <text:p>0,59756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1278" calcext:value-type="float">
            <text:p>0,1278</text:p>
          </table:table-cell>
          <table:table-cell table:number-columns-repeated="5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1278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08474" calcext:value-type="float">
            <text:p>0,08474</text:p>
          </table:table-cell>
          <table:table-cell table:number-columns-repeated="6" office:value-type="float" office:value="0.00022" calcext:value-type="float">
            <text:p>0,00022</text:p>
          </table:table-cell>
          <table:table-cell office:value-type="float" office:value="0.04006" calcext:value-type="float">
            <text:p>0,04006</text:p>
          </table:table-cell>
          <table:table-cell table:number-columns-repeated="4" office:value-type="float" office:value="0.00022" calcext:value-type="float">
            <text:p>0,00022</text:p>
          </table:table-cell>
          <table:table-cell office:value-type="float" office:value="0.67776" calcext:value-type="float">
            <text:p>0,67776</text:p>
          </table:table-cell>
          <table:table-cell table:number-columns-repeated="3" office:value-type="float" office:value="0.00022" calcext:value-type="float">
            <text:p>0,00022</text:p>
          </table:table-cell>
          <table:table-cell office:value-type="float" office:value="0.12599" calcext:value-type="float">
            <text:p>0,12599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06695" calcext:value-type="float">
            <text:p>0,06695</text:p>
          </table:table-cell>
          <table:table-cell table:number-columns-repeated="4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1279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16127" calcext:value-type="float">
            <text:p>0,16127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39135" calcext:value-type="float">
            <text:p>0,39135</text:p>
          </table:table-cell>
          <table:table-cell table:number-columns-repeated="6" office:value-type="float" office:value="0.00019" calcext:value-type="float">
            <text:p>0,00019</text:p>
          </table:table-cell>
          <table:table-cell office:value-type="float" office:value="0.02996" calcext:value-type="float">
            <text:p>0,02996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41334" calcext:value-type="float">
            <text:p>0,41334</text:p>
          </table:table-cell>
          <table:table-cell table:number-columns-repeated="9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1280</text:p>
          </table:table-cell>
          <table:table-cell table:number-columns-repeated="13" office:value-type="float" office:value="0.00019" calcext:value-type="float">
            <text:p>0,00019</text:p>
          </table:table-cell>
          <table:table-cell office:value-type="float" office:value="0.0919" calcext:value-type="float">
            <text:p>0,0919</text:p>
          </table:table-cell>
          <table:table-cell office:value-type="float" office:value="0.37401" calcext:value-type="float">
            <text:p>0,37401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10492" calcext:value-type="float">
            <text:p>0,10492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14927" calcext:value-type="float">
            <text:p>0,14927</text:p>
          </table:table-cell>
          <table:table-cell office:value-type="float" office:value="0.07526" calcext:value-type="float">
            <text:p>0,07526</text:p>
          </table:table-cell>
          <table:table-cell office:value-type="float" office:value="0.18787" calcext:value-type="float">
            <text:p>0,18787</text:p>
          </table:table-cell>
          <table:table-cell office:value-type="float" office:value="0.01341" calcext:value-type="float">
            <text:p>0,01341</text:p>
          </table:table-cell>
        </table:table-row>
        <table:table-row table:style-name="ro1">
          <table:table-cell office:value-type="string" calcext:value-type="string">
            <text:p>article 1281</text:p>
          </table:table-cell>
          <table:table-cell table:number-columns-repeated="5" office:value-type="float" office:value="0.00033" calcext:value-type="float">
            <text:p>0,00033</text:p>
          </table:table-cell>
          <table:table-cell office:value-type="float" office:value="0.42428" calcext:value-type="float">
            <text:p>0,42428</text:p>
          </table:table-cell>
          <table:table-cell office:value-type="float" office:value="0.15612" calcext:value-type="float">
            <text:p>0,15612</text:p>
          </table:table-cell>
          <table:table-cell table:number-columns-repeated="5" office:value-type="float" office:value="0.00033" calcext:value-type="float">
            <text:p>0,00033</text:p>
          </table:table-cell>
          <table:table-cell office:value-type="float" office:value="0.01117" calcext:value-type="float">
            <text:p>0,01117</text:p>
          </table:table-cell>
          <table:table-cell table:number-columns-repeated="4" office:value-type="float" office:value="0.00033" calcext:value-type="float">
            <text:p>0,00033</text:p>
          </table:table-cell>
          <table:table-cell office:value-type="float" office:value="0.07262" calcext:value-type="float">
            <text:p>0,07262</text:p>
          </table:table-cell>
          <table:table-cell office:value-type="float" office:value="0.32926" calcext:value-type="float">
            <text:p>0,32926</text:p>
          </table:table-cell>
          <table:table-cell table:number-columns-repeated="6" office:value-type="float" office:value="0.00033" calcext:value-type="float">
            <text:p>0,00033</text:p>
          </table:table-cell>
        </table:table-row>
        <table:table-row table:style-name="ro1">
          <table:table-cell office:value-type="string" calcext:value-type="string">
            <text:p>article 1282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12558" calcext:value-type="float">
            <text:p>0,12558</text:p>
          </table:table-cell>
          <table:table-cell table:number-columns-repeated="3" office:value-type="float" office:value="0.0001" calcext:value-type="float">
            <text:p>0,0001</text:p>
          </table:table-cell>
          <table:table-cell office:value-type="float" office:value="0.03394" calcext:value-type="float">
            <text:p>0,03394</text:p>
          </table:table-cell>
          <table:table-cell office:value-type="float" office:value="0.10436" calcext:value-type="float">
            <text:p>0,10436</text:p>
          </table:table-cell>
          <table:table-cell table:number-columns-repeated="7" office:value-type="float" office:value="0.0001" calcext:value-type="float">
            <text:p>0,0001</text:p>
          </table:table-cell>
          <table:table-cell office:value-type="float" office:value="0.08879" calcext:value-type="float">
            <text:p>0,08879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17382" calcext:value-type="float">
            <text:p>0,1738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16936" calcext:value-type="float">
            <text:p>0,16936</text:p>
          </table:table-cell>
          <table:table-cell table:number-columns-repeated="4" office:value-type="float" office:value="0.0001" calcext:value-type="float">
            <text:p>0,0001</text:p>
          </table:table-cell>
          <table:table-cell office:value-type="float" office:value="0.30231" calcext:value-type="float">
            <text:p>0,30231</text:p>
          </table:table-cell>
        </table:table-row>
        <table:table-row table:style-name="ro1">
          <table:table-cell office:value-type="string" calcext:value-type="string">
            <text:p>article 1283</text:p>
          </table:table-cell>
          <table:table-cell table:number-columns-repeated="2" office:value-type="float" office:value="0.00031" calcext:value-type="float">
            <text:p>0,00031</text:p>
          </table:table-cell>
          <table:table-cell office:value-type="float" office:value="0.09015" calcext:value-type="float">
            <text:p>0,09015</text:p>
          </table:table-cell>
          <table:table-cell table:number-columns-repeated="2" office:value-type="float" office:value="0.00031" calcext:value-type="float">
            <text:p>0,00031</text:p>
          </table:table-cell>
          <table:table-cell office:value-type="float" office:value="0.13474" calcext:value-type="float">
            <text:p>0,13474</text:p>
          </table:table-cell>
          <table:table-cell table:number-columns-repeated="2" office:value-type="float" office:value="0.00031" calcext:value-type="float">
            <text:p>0,00031</text:p>
          </table:table-cell>
          <table:table-cell office:value-type="float" office:value="0.31781" calcext:value-type="float">
            <text:p>0,31781</text:p>
          </table:table-cell>
          <table:table-cell table:number-columns-repeated="5" office:value-type="float" office:value="0.00031" calcext:value-type="float">
            <text:p>0,00031</text:p>
          </table:table-cell>
          <table:table-cell office:value-type="float" office:value="0.39312" calcext:value-type="float">
            <text:p>0,39312</text:p>
          </table:table-cell>
          <table:table-cell table:number-columns-repeated="5" office:value-type="float" office:value="0.00031" calcext:value-type="float">
            <text:p>0,00031</text:p>
          </table:table-cell>
          <table:table-cell office:value-type="float" office:value="0.05808" calcext:value-type="float">
            <text:p>0,05808</text:p>
          </table:table-cell>
          <table:table-cell table:number-columns-repeated="4" office:value-type="float" office:value="0.00031" calcext:value-type="float">
            <text:p>0,00031</text:p>
          </table:table-cell>
        </table:table-row>
        <table:table-row table:style-name="ro1">
          <table:table-cell office:value-type="string" calcext:value-type="string">
            <text:p>article 1284</text:p>
          </table:table-cell>
          <table:table-cell table:number-columns-repeated="8" office:value-type="float" office:value="0.00018" calcext:value-type="float">
            <text:p>0,00018</text:p>
          </table:table-cell>
          <table:table-cell office:value-type="float" office:value="0.58648" calcext:value-type="float">
            <text:p>0,58648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17696" calcext:value-type="float">
            <text:p>0,17696</text:p>
          </table:table-cell>
          <table:table-cell table:number-columns-repeated="7" office:value-type="float" office:value="0.00018" calcext:value-type="float">
            <text:p>0,00018</text:p>
          </table:table-cell>
          <table:table-cell office:value-type="float" office:value="0.07317" calcext:value-type="float">
            <text:p>0,07317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15959" calcext:value-type="float">
            <text:p>0,15959</text:p>
          </table:table-cell>
          <table:table-cell table:number-columns-repeated="4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1285</text:p>
          </table:table-cell>
          <table:table-cell table:number-columns-repeated="5" office:value-type="float" office:value="0.00032" calcext:value-type="float">
            <text:p>0,00032</text:p>
          </table:table-cell>
          <table:table-cell office:value-type="float" office:value="0.15145" calcext:value-type="float">
            <text:p>0,15145</text:p>
          </table:table-cell>
          <table:table-cell table:number-columns-repeated="8" office:value-type="float" office:value="0.00032" calcext:value-type="float">
            <text:p>0,00032</text:p>
          </table:table-cell>
          <table:table-cell office:value-type="float" office:value="0.20497" calcext:value-type="float">
            <text:p>0,20497</text:p>
          </table:table-cell>
          <table:table-cell table:number-columns-repeated="3" office:value-type="float" office:value="0.00032" calcext:value-type="float">
            <text:p>0,00032</text:p>
          </table:table-cell>
          <table:table-cell office:value-type="float" office:value="0.35939" calcext:value-type="float">
            <text:p>0,35939</text:p>
          </table:table-cell>
          <table:table-cell table:number-columns-repeated="3" office:value-type="float" office:value="0.00032" calcext:value-type="float">
            <text:p>0,00032</text:p>
          </table:table-cell>
          <table:table-cell office:value-type="float" office:value="0.27741" calcext:value-type="float">
            <text:p>0,27741</text:p>
          </table:table-cell>
          <table:table-cell table:number-columns-repeated="2" office:value-type="float" office:value="0.00032" calcext:value-type="float">
            <text:p>0,00032</text:p>
          </table:table-cell>
        </table:table-row>
        <table:table-row table:style-name="ro1">
          <table:table-cell office:value-type="string" calcext:value-type="string">
            <text:p>article 1286</text:p>
          </table:table-cell>
          <table:table-cell table:number-columns-repeated="2" office:value-type="float" office:value="0.00026" calcext:value-type="float">
            <text:p>0,00026</text:p>
          </table:table-cell>
          <table:table-cell office:value-type="float" office:value="0.04285" calcext:value-type="float">
            <text:p>0,04285</text:p>
          </table:table-cell>
          <table:table-cell table:number-columns-repeated="3" office:value-type="float" office:value="0.00026" calcext:value-type="float">
            <text:p>0,00026</text:p>
          </table:table-cell>
          <table:table-cell office:value-type="float" office:value="0.09858" calcext:value-type="float">
            <text:p>0,09858</text:p>
          </table:table-cell>
          <table:table-cell office:value-type="float" office:value="0.29447" calcext:value-type="float">
            <text:p>0,29447</text:p>
          </table:table-cell>
          <table:table-cell office:value-type="float" office:value="0.11052" calcext:value-type="float">
            <text:p>0,11052</text:p>
          </table:table-cell>
          <table:table-cell table:number-columns-repeated="6" office:value-type="float" office:value="0.00026" calcext:value-type="float">
            <text:p>0,00026</text:p>
          </table:table-cell>
          <table:table-cell office:value-type="float" office:value="0.39827" calcext:value-type="float">
            <text:p>0,39827</text:p>
          </table:table-cell>
          <table:table-cell table:number-columns-repeated="6" office:value-type="float" office:value="0.00026" calcext:value-type="float">
            <text:p>0,00026</text:p>
          </table:table-cell>
          <table:table-cell office:value-type="float" office:value="0.0504" calcext:value-type="float">
            <text:p>0,0504</text:p>
          </table:table-cell>
          <table:table-cell table:number-columns-repeated="2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1287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40203" calcext:value-type="float">
            <text:p>0,40203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10942" calcext:value-type="float">
            <text:p>0,10942</text:p>
          </table:table-cell>
          <table:table-cell table:number-columns-repeated="7" office:value-type="float" office:value="0.00043" calcext:value-type="float">
            <text:p>0,00043</text:p>
          </table:table-cell>
          <table:table-cell office:value-type="float" office:value="0.18384" calcext:value-type="float">
            <text:p>0,18384</text:p>
          </table:table-cell>
          <table:table-cell table:number-columns-repeated="4" office:value-type="float" office:value="0.00043" calcext:value-type="float">
            <text:p>0,00043</text:p>
          </table:table-cell>
          <table:table-cell office:value-type="float" office:value="0.13783" calcext:value-type="float">
            <text:p>0,13783</text:p>
          </table:table-cell>
          <table:table-cell office:value-type="float" office:value="0.08294" calcext:value-type="float">
            <text:p>0,08294</text:p>
          </table:table-cell>
          <table:table-cell table:number-columns-repeated="5" office:value-type="float" office:value="0.00043" calcext:value-type="float">
            <text:p>0,00043</text:p>
          </table:table-cell>
          <table:table-cell office:value-type="float" office:value="0.07577" calcext:value-type="float">
            <text:p>0,07577</text:p>
          </table:table-cell>
          <table:table-cell office:value-type="float" office:value="0.00043" calcext:value-type="float">
            <text:p>0,00043</text:p>
          </table:table-cell>
        </table:table-row>
        <table:table-row table:style-name="ro1">
          <table:table-cell office:value-type="string" calcext:value-type="string">
            <text:p>article 1288</text:p>
          </table:table-cell>
          <table:table-cell table:number-columns-repeated="14" office:value-type="float" office:value="0.00028" calcext:value-type="float">
            <text:p>0,00028</text:p>
          </table:table-cell>
          <table:table-cell office:value-type="float" office:value="0.09327" calcext:value-type="float">
            <text:p>0,09327</text:p>
          </table:table-cell>
          <table:table-cell table:number-columns-repeated="3" office:value-type="float" office:value="0.00028" calcext:value-type="float">
            <text:p>0,00028</text:p>
          </table:table-cell>
          <table:table-cell office:value-type="float" office:value="0.84524" calcext:value-type="float">
            <text:p>0,84524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05529" calcext:value-type="float">
            <text:p>0,05529</text:p>
          </table:table-cell>
          <table:table-cell table:number-columns-repeated="4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article 1289</text:p>
          </table:table-cell>
          <table:table-cell table:number-columns-repeated="6" office:value-type="float" office:value="0.00026" calcext:value-type="float">
            <text:p>0,00026</text:p>
          </table:table-cell>
          <table:table-cell office:value-type="float" office:value="0.07405" calcext:value-type="float">
            <text:p>0,07405</text:p>
          </table:table-cell>
          <table:table-cell office:value-type="float" office:value="0.43469" calcext:value-type="float">
            <text:p>0,43469</text:p>
          </table:table-cell>
          <table:table-cell table:number-columns-repeated="2" office:value-type="float" office:value="0.00026" calcext:value-type="float">
            <text:p>0,00026</text:p>
          </table:table-cell>
          <table:table-cell office:value-type="float" office:value="0.05971" calcext:value-type="float">
            <text:p>0,05971</text:p>
          </table:table-cell>
          <table:table-cell table:number-columns-repeated="4" office:value-type="float" office:value="0.00026" calcext:value-type="float">
            <text:p>0,00026</text:p>
          </table:table-cell>
          <table:table-cell office:value-type="float" office:value="0.25456" calcext:value-type="float">
            <text:p>0,25456</text:p>
          </table:table-cell>
          <table:table-cell table:number-columns-repeated="2" office:value-type="float" office:value="0.00026" calcext:value-type="float">
            <text:p>0,00026</text:p>
          </table:table-cell>
          <table:table-cell office:value-type="float" office:value="0.17179" calcext:value-type="float">
            <text:p>0,17179</text:p>
          </table:table-cell>
          <table:table-cell table:number-columns-repeated="6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129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4477" calcext:value-type="float">
            <text:p>0,04477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02" calcext:value-type="float">
            <text:p>0,00302</text:p>
          </table:table-cell>
          <table:table-cell table:number-columns-repeated="7" office:value-type="float" office:value="0.0001" calcext:value-type="float">
            <text:p>0,0001</text:p>
          </table:table-cell>
          <table:table-cell office:value-type="float" office:value="0.03543" calcext:value-type="float">
            <text:p>0,0354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11077" calcext:value-type="float">
            <text:p>0,11077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01" calcext:value-type="float">
            <text:p>0,00401</text:p>
          </table:table-cell>
          <table:table-cell office:value-type="float" office:value="0.02975" calcext:value-type="float">
            <text:p>0,02975</text:p>
          </table:table-cell>
          <table:table-cell office:value-type="float" office:value="0.45515" calcext:value-type="float">
            <text:p>0,4551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29413" calcext:value-type="float">
            <text:p>0,29413</text:p>
          </table:table-cell>
          <table:table-cell office:value-type="float" office:value="0.02133" calcext:value-type="float">
            <text:p>0,02133</text:p>
          </table:table-cell>
          <table:table-cell table:number-columns-repeated="3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article 1291</text:p>
          </table:table-cell>
          <table:table-cell table:number-columns-repeated="2" office:value-type="float" office:value="0.00033" calcext:value-type="float">
            <text:p>0,00033</text:p>
          </table:table-cell>
          <table:table-cell office:value-type="float" office:value="0.11136" calcext:value-type="float">
            <text:p>0,11136</text:p>
          </table:table-cell>
          <table:table-cell table:number-columns-repeated="3" office:value-type="float" office:value="0.00033" calcext:value-type="float">
            <text:p>0,00033</text:p>
          </table:table-cell>
          <table:table-cell office:value-type="float" office:value="0.06545" calcext:value-type="float">
            <text:p>0,06545</text:p>
          </table:table-cell>
          <table:table-cell table:number-columns-repeated="6" office:value-type="float" office:value="0.00033" calcext:value-type="float">
            <text:p>0,00033</text:p>
          </table:table-cell>
          <table:table-cell office:value-type="float" office:value="0.08129" calcext:value-type="float">
            <text:p>0,08129</text:p>
          </table:table-cell>
          <table:table-cell table:number-columns-repeated="4" office:value-type="float" office:value="0.00033" calcext:value-type="float">
            <text:p>0,00033</text:p>
          </table:table-cell>
          <table:table-cell office:value-type="float" office:value="0.29098" calcext:value-type="float">
            <text:p>0,29098</text:p>
          </table:table-cell>
          <table:table-cell office:value-type="float" office:value="0.00033" calcext:value-type="float">
            <text:p>0,00033</text:p>
          </table:table-cell>
          <table:table-cell office:value-type="float" office:value="0.06453" calcext:value-type="float">
            <text:p>0,06453</text:p>
          </table:table-cell>
          <table:table-cell table:number-columns-repeated="2" office:value-type="float" office:value="0.00033" calcext:value-type="float">
            <text:p>0,00033</text:p>
          </table:table-cell>
          <table:table-cell office:value-type="float" office:value="0.38007" calcext:value-type="float">
            <text:p>0,38007</text:p>
          </table:table-cell>
          <table:table-cell office:value-type="float" office:value="0.00033" calcext:value-type="float">
            <text:p>0,00033</text:p>
          </table:table-cell>
        </table:table-row>
        <table:table-row table:style-name="ro1">
          <table:table-cell office:value-type="string" calcext:value-type="string">
            <text:p>article 1292</text:p>
          </table:table-cell>
          <table:table-cell table:number-columns-repeated="3" office:value-type="float" office:value="0.00041" calcext:value-type="float">
            <text:p>0,00041</text:p>
          </table:table-cell>
          <table:table-cell office:value-type="float" office:value="0.15173" calcext:value-type="float">
            <text:p>0,15173</text:p>
          </table:table-cell>
          <table:table-cell table:number-columns-repeated="7" office:value-type="float" office:value="0.00041" calcext:value-type="float">
            <text:p>0,00041</text:p>
          </table:table-cell>
          <table:table-cell office:value-type="float" office:value="0.09438" calcext:value-type="float">
            <text:p>0,09438</text:p>
          </table:table-cell>
          <table:table-cell table:number-columns-repeated="3" office:value-type="float" office:value="0.00041" calcext:value-type="float">
            <text:p>0,00041</text:p>
          </table:table-cell>
          <table:table-cell office:value-type="float" office:value="0.24521" calcext:value-type="float">
            <text:p>0,24521</text:p>
          </table:table-cell>
          <table:table-cell table:number-columns-repeated="2" office:value-type="float" office:value="0.00041" calcext:value-type="float">
            <text:p>0,00041</text:p>
          </table:table-cell>
          <table:table-cell office:value-type="float" office:value="0.18868" calcext:value-type="float">
            <text:p>0,18868</text:p>
          </table:table-cell>
          <table:table-cell office:value-type="float" office:value="0.10868" calcext:value-type="float">
            <text:p>0,10868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17135" calcext:value-type="float">
            <text:p>0,17135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03263" calcext:value-type="float">
            <text:p>0,03263</text:p>
          </table:table-cell>
          <table:table-cell office:value-type="float" office:value="0.00041" calcext:value-type="float">
            <text:p>0,00041</text:p>
          </table:table-cell>
        </table:table-row>
        <table:table-row table:style-name="ro1">
          <table:table-cell office:value-type="string" calcext:value-type="string">
            <text:p>article 1293</text:p>
          </table:table-cell>
          <table:table-cell table:number-columns-repeated="10" office:value-type="float" office:value="0.00021" calcext:value-type="float">
            <text:p>0,00021</text:p>
          </table:table-cell>
          <table:table-cell office:value-type="float" office:value="0.07269" calcext:value-type="float">
            <text:p>0,07269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18224" calcext:value-type="float">
            <text:p>0,18224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5705" calcext:value-type="float">
            <text:p>0,05705</text:p>
          </table:table-cell>
          <table:table-cell table:number-columns-repeated="3" office:value-type="float" office:value="0.00021" calcext:value-type="float">
            <text:p>0,00021</text:p>
          </table:table-cell>
          <table:table-cell office:value-type="float" office:value="0.5792" calcext:value-type="float">
            <text:p>0,5792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10455" calcext:value-type="float">
            <text:p>0,10455</text:p>
          </table:table-cell>
          <table:table-cell table:number-columns-repeated="4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1294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389" calcext:value-type="float">
            <text:p>0,0389</text:p>
          </table:table-cell>
          <table:table-cell table:number-columns-repeated="5" office:value-type="float" office:value="0.00015" calcext:value-type="float">
            <text:p>0,00015</text:p>
          </table:table-cell>
          <table:table-cell office:value-type="float" office:value="0.12579" calcext:value-type="float">
            <text:p>0,12579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4477" calcext:value-type="float">
            <text:p>0,04477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2711" calcext:value-type="float">
            <text:p>0,02711</text:p>
          </table:table-cell>
          <table:table-cell office:value-type="float" office:value="0.05617" calcext:value-type="float">
            <text:p>0,05617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20439" calcext:value-type="float">
            <text:p>0,20439</text:p>
          </table:table-cell>
          <table:table-cell office:value-type="float" office:value="0.24419" calcext:value-type="float">
            <text:p>0,24419</text:p>
          </table:table-cell>
          <table:table-cell office:value-type="float" office:value="0.18046" calcext:value-type="float">
            <text:p>0,18046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07584" calcext:value-type="float">
            <text:p>0,07584</text:p>
          </table:table-cell>
          <table:table-cell table:number-columns-repeated="2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1295</text:p>
          </table:table-cell>
          <table:table-cell table:number-columns-repeated="5" office:value-type="float" office:value="0.00033" calcext:value-type="float">
            <text:p>0,00033</text:p>
          </table:table-cell>
          <table:table-cell office:value-type="float" office:value="0.26708" calcext:value-type="float">
            <text:p>0,26708</text:p>
          </table:table-cell>
          <table:table-cell table:number-columns-repeated="12" office:value-type="float" office:value="0.00033" calcext:value-type="float">
            <text:p>0,00033</text:p>
          </table:table-cell>
          <table:table-cell office:value-type="float" office:value="0.50825" calcext:value-type="float">
            <text:p>0,50825</text:p>
          </table:table-cell>
          <table:table-cell office:value-type="float" office:value="0.00033" calcext:value-type="float">
            <text:p>0,00033</text:p>
          </table:table-cell>
          <table:table-cell office:value-type="float" office:value="0.12902" calcext:value-type="float">
            <text:p>0,12902</text:p>
          </table:table-cell>
          <table:table-cell office:value-type="float" office:value="0.00033" calcext:value-type="float">
            <text:p>0,00033</text:p>
          </table:table-cell>
          <table:table-cell office:value-type="float" office:value="0.08877" calcext:value-type="float">
            <text:p>0,08877</text:p>
          </table:table-cell>
          <table:table-cell table:number-columns-repeated="2" office:value-type="float" office:value="0.00033" calcext:value-type="float">
            <text:p>0,00033</text:p>
          </table:table-cell>
        </table:table-row>
        <table:table-row table:style-name="ro1">
          <table:table-cell office:value-type="string" calcext:value-type="string">
            <text:p>article 1296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13049" calcext:value-type="float">
            <text:p>0,13049</text:p>
          </table:table-cell>
          <table:table-cell table:number-columns-repeated="5" office:value-type="float" office:value="0.00018" calcext:value-type="float">
            <text:p>0,00018</text:p>
          </table:table-cell>
          <table:table-cell office:value-type="float" office:value="0.76122" calcext:value-type="float">
            <text:p>0,76122</text:p>
          </table:table-cell>
          <table:table-cell table:number-columns-repeated="8" office:value-type="float" office:value="0.00018" calcext:value-type="float">
            <text:p>0,00018</text:p>
          </table:table-cell>
          <table:table-cell office:value-type="float" office:value="0.10431" calcext:value-type="float">
            <text:p>0,10431</text:p>
          </table:table-cell>
          <table:table-cell table:number-columns-repeated="6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1297</text:p>
          </table:table-cell>
          <table:table-cell table:number-columns-repeated="4" office:value-type="float" office:value="0.00027" calcext:value-type="float">
            <text:p>0,00027</text:p>
          </table:table-cell>
          <table:table-cell office:value-type="float" office:value="0.10834" calcext:value-type="float">
            <text:p>0,10834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0.30543" calcext:value-type="float">
            <text:p>0,30543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0.03163" calcext:value-type="float">
            <text:p>0,03163</text:p>
          </table:table-cell>
          <table:table-cell table:number-columns-repeated="6" office:value-type="float" office:value="0.00027" calcext:value-type="float">
            <text:p>0,00027</text:p>
          </table:table-cell>
          <table:table-cell office:value-type="float" office:value="0.1474" calcext:value-type="float">
            <text:p>0,1474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0.40179" calcext:value-type="float">
            <text:p>0,40179</text:p>
          </table:table-cell>
          <table:table-cell table:number-columns-repeated="7"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article 1298</text:p>
          </table:table-cell>
          <table:table-cell table:number-columns-repeated="8" office:value-type="float" office:value="0.00024" calcext:value-type="float">
            <text:p>0,00024</text:p>
          </table:table-cell>
          <table:table-cell office:value-type="float" office:value="0.14116" calcext:value-type="float">
            <text:p>0,14116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22772" calcext:value-type="float">
            <text:p>0,22772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12416" calcext:value-type="float">
            <text:p>0,12416</text:p>
          </table:table-cell>
          <table:table-cell office:value-type="float" office:value="0.19945" calcext:value-type="float">
            <text:p>0,19945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15557" calcext:value-type="float">
            <text:p>0,15557</text:p>
          </table:table-cell>
          <table:table-cell office:value-type="float" office:value="0.14731" calcext:value-type="float">
            <text:p>0,14731</text:p>
          </table:table-cell>
          <table:table-cell table:number-columns-repeated="6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1299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1218" calcext:value-type="float">
            <text:p>0,01218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11771" calcext:value-type="float">
            <text:p>0,11771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13134" calcext:value-type="float">
            <text:p>0,13134</text:p>
          </table:table-cell>
          <table:table-cell office:value-type="float" office:value="0.02039" calcext:value-type="float">
            <text:p>0,02039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44322" calcext:value-type="float">
            <text:p>0,44322</text:p>
          </table:table-cell>
          <table:table-cell office:value-type="float" office:value="0.03514" calcext:value-type="float">
            <text:p>0,03514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16161" calcext:value-type="float">
            <text:p>0,16161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7547" calcext:value-type="float">
            <text:p>0,07547</text:p>
          </table:table-cell>
          <table:table-cell table:number-columns-repeated="4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1300</text:p>
          </table:table-cell>
          <table:table-cell table:number-columns-repeated="8" office:value-type="float" office:value="0.00026" calcext:value-type="float">
            <text:p>0,00026</text:p>
          </table:table-cell>
          <table:table-cell office:value-type="float" office:value="0.07389" calcext:value-type="float">
            <text:p>0,07389</text:p>
          </table:table-cell>
          <table:table-cell table:number-columns-repeated="5" office:value-type="float" office:value="0.00026" calcext:value-type="float">
            <text:p>0,00026</text:p>
          </table:table-cell>
          <table:table-cell office:value-type="float" office:value="0.43226" calcext:value-type="float">
            <text:p>0,43226</text:p>
          </table:table-cell>
          <table:table-cell table:number-columns-repeated="6" office:value-type="float" office:value="0.00026" calcext:value-type="float">
            <text:p>0,00026</text:p>
          </table:table-cell>
          <table:table-cell office:value-type="float" office:value="0.44464" calcext:value-type="float">
            <text:p>0,44464</text:p>
          </table:table-cell>
          <table:table-cell office:value-type="float" office:value="0.0437" calcext:value-type="float">
            <text:p>0,0437</text:p>
          </table:table-cell>
          <table:table-cell table:number-columns-repeated="2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1301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14119" calcext:value-type="float">
            <text:p>0,1411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3188" calcext:value-type="float">
            <text:p>0,0318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15367" calcext:value-type="float">
            <text:p>0,1536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9147" calcext:value-type="float">
            <text:p>0,09147</text:p>
          </table:table-cell>
          <table:table-cell office:value-type="float" office:value="0.13872" calcext:value-type="float">
            <text:p>0,13872</text:p>
          </table:table-cell>
          <table:table-cell table:number-columns-repeated="6" office:value-type="float" office:value="0.0002" calcext:value-type="float">
            <text:p>0,0002</text:p>
          </table:table-cell>
          <table:table-cell office:value-type="float" office:value="0.4393" calcext:value-type="float">
            <text:p>0,4393</text:p>
          </table:table-cell>
          <table:table-cell table:number-columns-repeated="7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1302</text:p>
          </table:table-cell>
          <table:table-cell table:number-columns-repeated="5" office:value-type="float" office:value="0.0002" calcext:value-type="float">
            <text:p>0,0002</text:p>
          </table:table-cell>
          <table:table-cell office:value-type="float" office:value="0.14048" calcext:value-type="float">
            <text:p>0,14048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06667" calcext:value-type="float">
            <text:p>0,06667</text:p>
          </table:table-cell>
          <table:table-cell table:number-columns-repeated="4" office:value-type="float" office:value="0.0002" calcext:value-type="float">
            <text:p>0,0002</text:p>
          </table:table-cell>
          <table:table-cell office:value-type="float" office:value="0.32104" calcext:value-type="float">
            <text:p>0,32104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1582" calcext:value-type="float">
            <text:p>0,1582</text:p>
          </table:table-cell>
          <table:table-cell office:value-type="float" office:value="0.27155" calcext:value-type="float">
            <text:p>0,27155</text:p>
          </table:table-cell>
          <table:table-cell table:number-columns-repeated="4" office:value-type="float" office:value="0.0002" calcext:value-type="float">
            <text:p>0,0002</text:p>
          </table:table-cell>
          <table:table-cell office:value-type="float" office:value="0.03835" calcext:value-type="float">
            <text:p>0,03835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1303</text:p>
          </table:table-cell>
          <table:table-cell table:number-columns-repeated="7" office:value-type="float" office:value="0.00019" calcext:value-type="float">
            <text:p>0,00019</text:p>
          </table:table-cell>
          <table:table-cell office:value-type="float" office:value="0.41952" calcext:value-type="float">
            <text:p>0,41952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12092" calcext:value-type="float">
            <text:p>0,12092</text:p>
          </table:table-cell>
          <table:table-cell office:value-type="float" office:value="0.14663" calcext:value-type="float">
            <text:p>0,14663</text:p>
          </table:table-cell>
          <table:table-cell table:number-columns-repeated="5" office:value-type="float" office:value="0.00019" calcext:value-type="float">
            <text:p>0,00019</text:p>
          </table:table-cell>
          <table:table-cell office:value-type="float" office:value="0.27004" calcext:value-type="float">
            <text:p>0,27004</text:p>
          </table:table-cell>
          <table:table-cell office:value-type="float" office:value="0.03913" calcext:value-type="float">
            <text:p>0,03913</text:p>
          </table:table-cell>
          <table:table-cell table:number-columns-repeated="6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1304</text:p>
          </table:table-cell>
          <table:table-cell office:value-type="float" office:value="0.45385" calcext:value-type="float">
            <text:p>0,45385</text:p>
          </table:table-cell>
          <table:table-cell table:number-columns-repeated="3" office:value-type="float" office:value="0.00038" calcext:value-type="float">
            <text:p>0,00038</text:p>
          </table:table-cell>
          <table:table-cell office:value-type="float" office:value="0.15695" calcext:value-type="float">
            <text:p>0,15695</text:p>
          </table:table-cell>
          <table:table-cell table:number-columns-repeated="12" office:value-type="float" office:value="0.00038" calcext:value-type="float">
            <text:p>0,00038</text:p>
          </table:table-cell>
          <table:table-cell office:value-type="float" office:value="0.12615" calcext:value-type="float">
            <text:p>0,12615</text:p>
          </table:table-cell>
          <table:table-cell table:number-columns-repeated="6" office:value-type="float" office:value="0.00038" calcext:value-type="float">
            <text:p>0,00038</text:p>
          </table:table-cell>
          <table:table-cell office:value-type="float" office:value="0.25505" calcext:value-type="float">
            <text:p>0,25505</text:p>
          </table:table-cell>
        </table:table-row>
        <table:table-row table:style-name="ro1">
          <table:table-cell office:value-type="string" calcext:value-type="string">
            <text:p>article 1305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01844" calcext:value-type="float">
            <text:p>0,01844</text:p>
          </table:table-cell>
          <table:table-cell office:value-type="float" office:value="0.17503" calcext:value-type="float">
            <text:p>0,17503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14161" calcext:value-type="float">
            <text:p>0,14161</text:p>
          </table:table-cell>
          <table:table-cell table:number-columns-repeated="7" office:value-type="float" office:value="0.00019" calcext:value-type="float">
            <text:p>0,00019</text:p>
          </table:table-cell>
          <table:table-cell office:value-type="float" office:value="0.17204" calcext:value-type="float">
            <text:p>0,17204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4492" calcext:value-type="float">
            <text:p>0,4492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04008" calcext:value-type="float">
            <text:p>0,04008</text:p>
          </table:table-cell>
          <table:table-cell table:number-columns-repeated="4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1306</text:p>
          </table:table-cell>
          <table:table-cell table:number-columns-repeated="8" office:value-type="float" office:value="0.0001" calcext:value-type="float">
            <text:p>0,0001</text:p>
          </table:table-cell>
          <table:table-cell office:value-type="float" office:value="0.21479" calcext:value-type="float">
            <text:p>0,21479</text:p>
          </table:table-cell>
          <table:table-cell table:number-columns-repeated="5" office:value-type="float" office:value="0.0001" calcext:value-type="float">
            <text:p>0,0001</text:p>
          </table:table-cell>
          <table:table-cell office:value-type="float" office:value="0.17273" calcext:value-type="float">
            <text:p>0,17273</text:p>
          </table:table-cell>
          <table:table-cell table:number-columns-repeated="5" office:value-type="float" office:value="0.0001" calcext:value-type="float">
            <text:p>0,0001</text:p>
          </table:table-cell>
          <table:table-cell office:value-type="float" office:value="0.06969" calcext:value-type="float">
            <text:p>0,06969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42867" calcext:value-type="float">
            <text:p>0,42867</text:p>
          </table:table-cell>
          <table:table-cell office:value-type="float" office:value="0.1121" calcext:value-type="float">
            <text:p>0,1121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article 1307</text:p>
          </table:table-cell>
          <table:table-cell table:number-columns-repeated="4" office:value-type="float" office:value="0.00024" calcext:value-type="float">
            <text:p>0,00024</text:p>
          </table:table-cell>
          <table:table-cell office:value-type="float" office:value="0.26841" calcext:value-type="float">
            <text:p>0,26841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45889" calcext:value-type="float">
            <text:p>0,45889</text:p>
          </table:table-cell>
          <table:table-cell table:number-columns-repeated="7" office:value-type="float" office:value="0.00024" calcext:value-type="float">
            <text:p>0,00024</text:p>
          </table:table-cell>
          <table:table-cell office:value-type="float" office:value="0.15209" calcext:value-type="float">
            <text:p>0,15209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11558" calcext:value-type="float">
            <text:p>0,11558</text:p>
          </table:table-cell>
          <table:table-cell table:number-columns-repeated="7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1308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10837" calcext:value-type="float">
            <text:p>0,10837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3866" calcext:value-type="float">
            <text:p>0,03866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7796" calcext:value-type="float">
            <text:p>0,07796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1158" calcext:value-type="float">
            <text:p>0,1158</text:p>
          </table:table-cell>
          <table:table-cell office:value-type="float" office:value="0.06369" calcext:value-type="float">
            <text:p>0,06369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19506" calcext:value-type="float">
            <text:p>0,19506</text:p>
          </table:table-cell>
          <table:table-cell office:value-type="float" office:value="0.05269" calcext:value-type="float">
            <text:p>0,05269</text:p>
          </table:table-cell>
          <table:table-cell table:number-columns-repeated="3" office:value-type="float" office:value="0.00024" calcext:value-type="float">
            <text:p>0,00024</text:p>
          </table:table-cell>
          <table:table-cell office:value-type="float" office:value="0.12197" calcext:value-type="float">
            <text:p>0,12197</text:p>
          </table:table-cell>
          <table:table-cell table:number-columns-repeated="4" office:value-type="float" office:value="0.00024" calcext:value-type="float">
            <text:p>0,00024</text:p>
          </table:table-cell>
          <table:table-cell office:value-type="float" office:value="0.03962" calcext:value-type="float">
            <text:p>0,03962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18255" calcext:value-type="float">
            <text:p>0,18255</text:p>
          </table:table-cell>
          <table:table-cell table:number-columns-repeated="2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1309</text:p>
          </table:table-cell>
          <table:table-cell table:number-columns-repeated="8" office:value-type="float" office:value="0.00019" calcext:value-type="float">
            <text:p>0,00019</text:p>
          </table:table-cell>
          <table:table-cell office:value-type="float" office:value="0.18464" calcext:value-type="float">
            <text:p>0,18464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06746" calcext:value-type="float">
            <text:p>0,06746</text:p>
          </table:table-cell>
          <table:table-cell table:number-columns-repeated="5" office:value-type="float" office:value="0.00019" calcext:value-type="float">
            <text:p>0,00019</text:p>
          </table:table-cell>
          <table:table-cell office:value-type="float" office:value="0.24978" calcext:value-type="float">
            <text:p>0,24978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18294" calcext:value-type="float">
            <text:p>0,18294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21905" calcext:value-type="float">
            <text:p>0,21905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9261" calcext:value-type="float">
            <text:p>0,09261</text:p>
          </table:table-cell>
        </table:table-row>
        <table:table-row table:style-name="ro1">
          <table:table-cell office:value-type="string" calcext:value-type="string">
            <text:p>article 1310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5416" calcext:value-type="float">
            <text:p>0,05416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24976" calcext:value-type="float">
            <text:p>0,24976</text:p>
          </table:table-cell>
          <table:table-cell office:value-type="float" office:value="0.06964" calcext:value-type="float">
            <text:p>0,06964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11679" calcext:value-type="float">
            <text:p>0,11679</text:p>
          </table:table-cell>
          <table:table-cell table:number-columns-repeated="3" office:value-type="float" office:value="0.00024" calcext:value-type="float">
            <text:p>0,00024</text:p>
          </table:table-cell>
          <table:table-cell office:value-type="float" office:value="0.04173" calcext:value-type="float">
            <text:p>0,04173</text:p>
          </table:table-cell>
          <table:table-cell table:number-columns-repeated="3" office:value-type="float" office:value="0.00024" calcext:value-type="float">
            <text:p>0,00024</text:p>
          </table:table-cell>
          <table:table-cell office:value-type="float" office:value="0.40949" calcext:value-type="float">
            <text:p>0,40949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05411" calcext:value-type="float">
            <text:p>0,05411</text:p>
          </table:table-cell>
          <table:table-cell table:number-columns-repeated="6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1311</text:p>
          </table:table-cell>
          <table:table-cell table:number-columns-repeated="4" office:value-type="float" office:value="0.00021" calcext:value-type="float">
            <text:p>0,00021</text:p>
          </table:table-cell>
          <table:table-cell office:value-type="float" office:value="0.06531" calcext:value-type="float">
            <text:p>0,06531</text:p>
          </table:table-cell>
          <table:table-cell table:number-columns-repeated="3" office:value-type="float" office:value="0.00021" calcext:value-type="float">
            <text:p>0,00021</text:p>
          </table:table-cell>
          <table:table-cell office:value-type="float" office:value="0.33491" calcext:value-type="float">
            <text:p>0,33491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39893" calcext:value-type="float">
            <text:p>0,39893</text:p>
          </table:table-cell>
          <table:table-cell table:number-columns-repeated="7" office:value-type="float" office:value="0.00021" calcext:value-type="float">
            <text:p>0,00021</text:p>
          </table:table-cell>
          <table:table-cell office:value-type="float" office:value="0.19643" calcext:value-type="float">
            <text:p>0,19643</text:p>
          </table:table-cell>
          <table:table-cell table:number-columns-repeated="6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1312</text:p>
          </table:table-cell>
          <table:table-cell table:number-columns-repeated="10" office:value-type="float" office:value="0.00025" calcext:value-type="float">
            <text:p>0,00025</text:p>
          </table:table-cell>
          <table:table-cell office:value-type="float" office:value="0.14804" calcext:value-type="float">
            <text:p>0,14804</text:p>
          </table:table-cell>
          <table:table-cell office:value-type="float" office:value="0.10847" calcext:value-type="float">
            <text:p>0,10847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73795" calcext:value-type="float">
            <text:p>0,73795</text:p>
          </table:table-cell>
          <table:table-cell table:number-columns-repeated="10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1313</text:p>
          </table:table-cell>
          <table:table-cell office:value-type="float" office:value="0.00033" calcext:value-type="float">
            <text:p>0,00033</text:p>
          </table:table-cell>
          <table:table-cell office:value-type="float" office:value="0.41185" calcext:value-type="float">
            <text:p>0,41185</text:p>
          </table:table-cell>
          <table:table-cell office:value-type="float" office:value="0.33748" calcext:value-type="float">
            <text:p>0,33748</text:p>
          </table:table-cell>
          <table:table-cell table:number-columns-repeated="2" office:value-type="float" office:value="0.00033" calcext:value-type="float">
            <text:p>0,00033</text:p>
          </table:table-cell>
          <table:table-cell office:value-type="float" office:value="0.16033" calcext:value-type="float">
            <text:p>0,16033</text:p>
          </table:table-cell>
          <table:table-cell table:number-columns-repeated="8" office:value-type="float" office:value="0.00033" calcext:value-type="float">
            <text:p>0,00033</text:p>
          </table:table-cell>
          <table:table-cell office:value-type="float" office:value="0.08334" calcext:value-type="float">
            <text:p>0,08334</text:p>
          </table:table-cell>
          <table:table-cell table:number-columns-repeated="10" office:value-type="float" office:value="0.00033" calcext:value-type="float">
            <text:p>0,00033</text:p>
          </table:table-cell>
        </table:table-row>
        <table:table-row table:style-name="ro1">
          <table:table-cell office:value-type="string" calcext:value-type="string">
            <text:p>article 1314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21297" calcext:value-type="float">
            <text:p>0,21297</text:p>
          </table:table-cell>
          <table:table-cell table:number-columns-repeated="9" office:value-type="float" office:value="0.00022" calcext:value-type="float">
            <text:p>0,00022</text:p>
          </table:table-cell>
          <table:table-cell office:value-type="float" office:value="0.07539" calcext:value-type="float">
            <text:p>0,07539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34952" calcext:value-type="float">
            <text:p>0,34952</text:p>
          </table:table-cell>
          <table:table-cell table:number-columns-repeated="3" office:value-type="float" office:value="0.00022" calcext:value-type="float">
            <text:p>0,00022</text:p>
          </table:table-cell>
          <table:table-cell office:value-type="float" office:value="0.20976" calcext:value-type="float">
            <text:p>0,20976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08129" calcext:value-type="float">
            <text:p>0,08129</text:p>
          </table:table-cell>
          <table:table-cell office:value-type="float" office:value="0.06692" calcext:value-type="float">
            <text:p>0,06692</text:p>
          </table:table-cell>
          <table:table-cell table:number-columns-repeated="2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1315</text:p>
          </table:table-cell>
          <table:table-cell office:value-type="float" office:value="0.53531" calcext:value-type="float">
            <text:p>0,53531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02945" calcext:value-type="float">
            <text:p>0,02945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7467" calcext:value-type="float">
            <text:p>0,07467</text:p>
          </table:table-cell>
          <table:table-cell table:number-columns-repeated="4" office:value-type="float" office:value="0.00016" calcext:value-type="float">
            <text:p>0,00016</text:p>
          </table:table-cell>
          <table:table-cell office:value-type="float" office:value="0.20753" calcext:value-type="float">
            <text:p>0,20753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07575" calcext:value-type="float">
            <text:p>0,07575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07432" calcext:value-type="float">
            <text:p>0,07432</text:p>
          </table:table-cell>
          <table:table-cell table:number-columns-repeated="7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1316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22025" calcext:value-type="float">
            <text:p>0,22025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10353" calcext:value-type="float">
            <text:p>0,10353</text:p>
          </table:table-cell>
          <table:table-cell office:value-type="float" office:value="0.27312" calcext:value-type="float">
            <text:p>0,27312</text:p>
          </table:table-cell>
          <table:table-cell table:number-columns-repeated="7" office:value-type="float" office:value="0.00025" calcext:value-type="float">
            <text:p>0,00025</text:p>
          </table:table-cell>
          <table:table-cell office:value-type="float" office:value="0.17374" calcext:value-type="float">
            <text:p>0,17374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1738" calcext:value-type="float">
            <text:p>0,1738</text:p>
          </table:table-cell>
          <table:table-cell office:value-type="float" office:value="0.05078" calcext:value-type="float">
            <text:p>0,05078</text:p>
          </table:table-cell>
          <table:table-cell table:number-columns-repeated="3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1317</text:p>
          </table:table-cell>
          <table:table-cell table:number-columns-repeated="6" office:value-type="float" office:value="0.0002" calcext:value-type="float">
            <text:p>0,0002</text:p>
          </table:table-cell>
          <table:table-cell office:value-type="float" office:value="0.04774" calcext:value-type="float">
            <text:p>0,0477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4262" calcext:value-type="float">
            <text:p>0,04262</text:p>
          </table:table-cell>
          <table:table-cell table:number-columns-repeated="6" office:value-type="float" office:value="0.0002" calcext:value-type="float">
            <text:p>0,0002</text:p>
          </table:table-cell>
          <table:table-cell office:value-type="float" office:value="0.21486" calcext:value-type="float">
            <text:p>0,2148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54277" calcext:value-type="float">
            <text:p>0,5427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14811" calcext:value-type="float">
            <text:p>0,14811</text:p>
          </table:table-cell>
          <table:table-cell table:number-columns-repeated="5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1318</text:p>
          </table:table-cell>
          <table:table-cell table:number-columns-repeated="12" office:value-type="float" office:value="0.00032" calcext:value-type="float">
            <text:p>0,00032</text:p>
          </table:table-cell>
          <table:table-cell office:value-type="float" office:value="0.19932" calcext:value-type="float">
            <text:p>0,19932</text:p>
          </table:table-cell>
          <table:table-cell table:number-columns-repeated="5" office:value-type="float" office:value="0.00032" calcext:value-type="float">
            <text:p>0,00032</text:p>
          </table:table-cell>
          <table:table-cell office:value-type="float" office:value="0.41335" calcext:value-type="float">
            <text:p>0,41335</text:p>
          </table:table-cell>
          <table:table-cell office:value-type="float" office:value="0.00032" calcext:value-type="float">
            <text:p>0,00032</text:p>
          </table:table-cell>
          <table:table-cell office:value-type="float" office:value="0.04274" calcext:value-type="float">
            <text:p>0,04274</text:p>
          </table:table-cell>
          <table:table-cell table:number-columns-repeated="3" office:value-type="float" office:value="0.00032" calcext:value-type="float">
            <text:p>0,00032</text:p>
          </table:table-cell>
          <table:table-cell office:value-type="float" office:value="0.33787" calcext:value-type="float">
            <text:p>0,33787</text:p>
          </table:table-cell>
        </table:table-row>
        <table:table-row table:style-name="ro1">
          <table:table-cell office:value-type="string" calcext:value-type="string">
            <text:p>article 1319</text:p>
          </table:table-cell>
          <table:table-cell table:number-columns-repeated="5" office:value-type="float" office:value="0.00025" calcext:value-type="float">
            <text:p>0,00025</text:p>
          </table:table-cell>
          <table:table-cell office:value-type="float" office:value="0.07389" calcext:value-type="float">
            <text:p>0,07389</text:p>
          </table:table-cell>
          <table:table-cell table:number-columns-repeated="5" office:value-type="float" office:value="0.00025" calcext:value-type="float">
            <text:p>0,00025</text:p>
          </table:table-cell>
          <table:table-cell office:value-type="float" office:value="0.05141" calcext:value-type="float">
            <text:p>0,05141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61526" calcext:value-type="float">
            <text:p>0,61526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25426" calcext:value-type="float">
            <text:p>0,25426</text:p>
          </table:table-cell>
          <table:table-cell table:number-columns-repeated="7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1320</text:p>
          </table:table-cell>
          <table:table-cell office:value-type="float" office:value="0.42274" calcext:value-type="float">
            <text:p>0,42274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3373" calcext:value-type="float">
            <text:p>0,3373</text:p>
          </table:table-cell>
          <table:table-cell table:number-columns-repeated="5" office:value-type="float" office:value="0.00017" calcext:value-type="float">
            <text:p>0,00017</text:p>
          </table:table-cell>
          <table:table-cell office:value-type="float" office:value="0.04742" calcext:value-type="float">
            <text:p>0,04742</text:p>
          </table:table-cell>
          <table:table-cell table:number-columns-repeated="7" office:value-type="float" office:value="0.00017" calcext:value-type="float">
            <text:p>0,00017</text:p>
          </table:table-cell>
          <table:table-cell office:value-type="float" office:value="0.11858" calcext:value-type="float">
            <text:p>0,11858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7065" calcext:value-type="float">
            <text:p>0,07065</text:p>
          </table:table-cell>
          <table:table-cell table:number-columns-repeated="4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1321</text:p>
          </table:table-cell>
          <table:table-cell table:number-columns-repeated="18" office:value-type="float" office:value="0.00022" calcext:value-type="float">
            <text:p>0,00022</text:p>
          </table:table-cell>
          <table:table-cell office:value-type="float" office:value="0.85125" calcext:value-type="float">
            <text:p>0,85125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04024" calcext:value-type="float">
            <text:p>0,04024</text:p>
          </table:table-cell>
          <table:table-cell table:number-columns-repeated="3" office:value-type="float" office:value="0.00022" calcext:value-type="float">
            <text:p>0,00022</text:p>
          </table:table-cell>
          <table:table-cell office:value-type="float" office:value="0.10362" calcext:value-type="float">
            <text:p>0,10362</text:p>
          </table:table-cell>
        </table:table-row>
        <table:table-row table:style-name="ro1">
          <table:table-cell office:value-type="string" calcext:value-type="string">
            <text:p>article 1322</text:p>
          </table:table-cell>
          <table:table-cell table:number-columns-repeated="8" office:value-type="float" office:value="0.00026" calcext:value-type="float">
            <text:p>0,00026</text:p>
          </table:table-cell>
          <table:table-cell office:value-type="float" office:value="0.16634" calcext:value-type="float">
            <text:p>0,16634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4802" calcext:value-type="float">
            <text:p>0,4802</text:p>
          </table:table-cell>
          <table:table-cell table:number-columns-repeated="7" office:value-type="float" office:value="0.00026" calcext:value-type="float">
            <text:p>0,00026</text:p>
          </table:table-cell>
          <table:table-cell office:value-type="float" office:value="0.06664" calcext:value-type="float">
            <text:p>0,06664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28127" calcext:value-type="float">
            <text:p>0,28127</text:p>
          </table:table-cell>
          <table:table-cell table:number-columns-repeated="4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1323</text:p>
          </table:table-cell>
          <table:table-cell office:value-type="float" office:value="0.10373" calcext:value-type="float">
            <text:p>0,10373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00566" calcext:value-type="float">
            <text:p>0,00566</text:p>
          </table:table-cell>
          <table:table-cell table:number-columns-repeated="11" office:value-type="float" office:value="0.00018" calcext:value-type="float">
            <text:p>0,00018</text:p>
          </table:table-cell>
          <table:table-cell office:value-type="float" office:value="0.88666" calcext:value-type="float">
            <text:p>0,88666</text:p>
          </table:table-cell>
          <table:table-cell table:number-columns-repeated="9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1324</text:p>
          </table:table-cell>
          <table:table-cell table:number-columns-repeated="5" office:value-type="float" office:value="0.0003" calcext:value-type="float">
            <text:p>0,0003</text:p>
          </table:table-cell>
          <table:table-cell office:value-type="float" office:value="0.18824" calcext:value-type="float">
            <text:p>0,18824</text:p>
          </table:table-cell>
          <table:table-cell table:number-columns-repeated="2" office:value-type="float" office:value="0.0003" calcext:value-type="float">
            <text:p>0,0003</text:p>
          </table:table-cell>
          <table:table-cell office:value-type="float" office:value="0.06859" calcext:value-type="float">
            <text:p>0,06859</text:p>
          </table:table-cell>
          <table:table-cell table:number-columns-repeated="3" office:value-type="float" office:value="0.0003" calcext:value-type="float">
            <text:p>0,0003</text:p>
          </table:table-cell>
          <table:table-cell office:value-type="float" office:value="0.01647" calcext:value-type="float">
            <text:p>0,01647</text:p>
          </table:table-cell>
          <table:table-cell table:number-columns-repeated="4" office:value-type="float" office:value="0.0003" calcext:value-type="float">
            <text:p>0,0003</text:p>
          </table:table-cell>
          <table:table-cell office:value-type="float" office:value="0.23148" calcext:value-type="float">
            <text:p>0,23148</text:p>
          </table:table-cell>
          <table:table-cell office:value-type="float" office:value="0.48929" calcext:value-type="float">
            <text:p>0,48929</text:p>
          </table:table-cell>
          <table:table-cell table:number-columns-repeated="6" office:value-type="float" office:value="0.0003" calcext:value-type="float">
            <text:p>0,0003</text:p>
          </table:table-cell>
        </table:table-row>
        <table:table-row table:style-name="ro1">
          <table:table-cell office:value-type="string" calcext:value-type="string">
            <text:p>article 1325</text:p>
          </table:table-cell>
          <table:table-cell office:value-type="float" office:value="0.01381" calcext:value-type="float">
            <text:p>0,01381</text:p>
          </table:table-cell>
          <table:table-cell table:number-columns-repeated="3" office:value-type="float" office:value="0.00024" calcext:value-type="float">
            <text:p>0,00024</text:p>
          </table:table-cell>
          <table:table-cell office:value-type="float" office:value="0.52608" calcext:value-type="float">
            <text:p>0,52608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28541" calcext:value-type="float">
            <text:p>0,28541</text:p>
          </table:table-cell>
          <table:table-cell table:number-columns-repeated="7" office:value-type="float" office:value="0.00024" calcext:value-type="float">
            <text:p>0,00024</text:p>
          </table:table-cell>
          <table:table-cell office:value-type="float" office:value="0.1697" calcext:value-type="float">
            <text:p>0,1697</text:p>
          </table:table-cell>
          <table:table-cell table:number-columns-repeated="9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1326</text:p>
          </table:table-cell>
          <table:table-cell office:value-type="float" office:value="0.16678" calcext:value-type="float">
            <text:p>0,16678</text:p>
          </table:table-cell>
          <table:table-cell table:number-columns-repeated="7" office:value-type="float" office:value="0.00024" calcext:value-type="float">
            <text:p>0,00024</text:p>
          </table:table-cell>
          <table:table-cell office:value-type="float" office:value="0.04204" calcext:value-type="float">
            <text:p>0,04204</text:p>
          </table:table-cell>
          <table:table-cell office:value-type="float" office:value="0.30134" calcext:value-type="float">
            <text:p>0,30134</text:p>
          </table:table-cell>
          <table:table-cell table:number-columns-repeated="3" office:value-type="float" office:value="0.00024" calcext:value-type="float">
            <text:p>0,00024</text:p>
          </table:table-cell>
          <table:table-cell office:value-type="float" office:value="0.13647" calcext:value-type="float">
            <text:p>0,13647</text:p>
          </table:table-cell>
          <table:table-cell office:value-type="float" office:value="0.12227" calcext:value-type="float">
            <text:p>0,12227</text:p>
          </table:table-cell>
          <table:table-cell office:value-type="float" office:value="0.13306" calcext:value-type="float">
            <text:p>0,13306</text:p>
          </table:table-cell>
          <table:table-cell table:number-columns-repeated="5" office:value-type="float" office:value="0.00024" calcext:value-type="float">
            <text:p>0,00024</text:p>
          </table:table-cell>
          <table:table-cell office:value-type="float" office:value="0.09368" calcext:value-type="float">
            <text:p>0,09368</text:p>
          </table:table-cell>
          <table:table-cell table:number-columns-repeated="3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1327</text:p>
          </table:table-cell>
          <table:table-cell table:number-columns-repeated="8" office:value-type="float" office:value="0.00021" calcext:value-type="float">
            <text:p>0,00021</text:p>
          </table:table-cell>
          <table:table-cell office:value-type="float" office:value="0.08558" calcext:value-type="float">
            <text:p>0,08558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65348" calcext:value-type="float">
            <text:p>0,65348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25633" calcext:value-type="float">
            <text:p>0,25633</text:p>
          </table:table-cell>
          <table:table-cell table:number-columns-repeated="10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1328</text:p>
          </table:table-cell>
          <table:table-cell table:number-columns-repeated="2" office:value-type="float" office:value="0.0003" calcext:value-type="float">
            <text:p>0,0003</text:p>
          </table:table-cell>
          <table:table-cell office:value-type="float" office:value="0.11416" calcext:value-type="float">
            <text:p>0,11416</text:p>
          </table:table-cell>
          <table:table-cell table:number-columns-repeated="5" office:value-type="float" office:value="0.0003" calcext:value-type="float">
            <text:p>0,0003</text:p>
          </table:table-cell>
          <table:table-cell office:value-type="float" office:value="0.35657" calcext:value-type="float">
            <text:p>0,35657</text:p>
          </table:table-cell>
          <table:table-cell table:number-columns-repeated="5" office:value-type="float" office:value="0.0003" calcext:value-type="float">
            <text:p>0,0003</text:p>
          </table:table-cell>
          <table:table-cell office:value-type="float" office:value="0.14394" calcext:value-type="float">
            <text:p>0,14394</text:p>
          </table:table-cell>
          <table:table-cell table:number-columns-repeated="3" office:value-type="float" office:value="0.0003" calcext:value-type="float">
            <text:p>0,0003</text:p>
          </table:table-cell>
          <table:table-cell office:value-type="float" office:value="0.32238" calcext:value-type="float">
            <text:p>0,32238</text:p>
          </table:table-cell>
          <table:table-cell table:number-columns-repeated="4" office:value-type="float" office:value="0.0003" calcext:value-type="float">
            <text:p>0,0003</text:p>
          </table:table-cell>
          <table:table-cell office:value-type="float" office:value="0.05694" calcext:value-type="float">
            <text:p>0,05694</text:p>
          </table:table-cell>
          <table:table-cell office:value-type="float" office:value="0.0003" calcext:value-type="float">
            <text:p>0,0003</text:p>
          </table:table-cell>
        </table:table-row>
        <table:table-row table:style-name="ro1">
          <table:table-cell office:value-type="string" calcext:value-type="string">
            <text:p>article 1329</text:p>
          </table:table-cell>
          <table:table-cell table:number-columns-repeated="5" office:value-type="float" office:value="0.00027" calcext:value-type="float">
            <text:p>0,00027</text:p>
          </table:table-cell>
          <table:table-cell office:value-type="float" office:value="0.08266" calcext:value-type="float">
            <text:p>0,08266</text:p>
          </table:table-cell>
          <table:table-cell table:number-columns-repeated="2" office:value-type="float" office:value="0.00027" calcext:value-type="float">
            <text:p>0,00027</text:p>
          </table:table-cell>
          <table:table-cell office:value-type="float" office:value="0.05328" calcext:value-type="float">
            <text:p>0,05328</text:p>
          </table:table-cell>
          <table:table-cell table:number-columns-repeated="6" office:value-type="float" office:value="0.00027" calcext:value-type="float">
            <text:p>0,00027</text:p>
          </table:table-cell>
          <table:table-cell office:value-type="float" office:value="0.02925" calcext:value-type="float">
            <text:p>0,02925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0.23238" calcext:value-type="float">
            <text:p>0,23238</text:p>
          </table:table-cell>
          <table:table-cell office:value-type="float" office:value="0.59699" calcext:value-type="float">
            <text:p>0,59699</text:p>
          </table:table-cell>
          <table:table-cell table:number-columns-repeated="6"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article 1330</text:p>
          </table:table-cell>
          <table:table-cell table:number-columns-repeated="5" office:value-type="float" office:value="0.00025" calcext:value-type="float">
            <text:p>0,00025</text:p>
          </table:table-cell>
          <table:table-cell office:value-type="float" office:value="0.19888" calcext:value-type="float">
            <text:p>0,19888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42821" calcext:value-type="float">
            <text:p>0,42821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18718" calcext:value-type="float">
            <text:p>0,18718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18038" calcext:value-type="float">
            <text:p>0,18038</text:p>
          </table:table-cell>
          <table:table-cell table:number-columns-repeated="6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1331</text:p>
          </table:table-cell>
          <table:table-cell table:number-columns-repeated="5" office:value-type="float" office:value="0.00024" calcext:value-type="float">
            <text:p>0,00024</text:p>
          </table:table-cell>
          <table:table-cell office:value-type="float" office:value="0.08973" calcext:value-type="float">
            <text:p>0,08973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19923" calcext:value-type="float">
            <text:p>0,19923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32924" calcext:value-type="float">
            <text:p>0,32924</text:p>
          </table:table-cell>
          <table:table-cell table:number-columns-repeated="6" office:value-type="float" office:value="0.00024" calcext:value-type="float">
            <text:p>0,00024</text:p>
          </table:table-cell>
          <table:table-cell office:value-type="float" office:value="0.37671" calcext:value-type="float">
            <text:p>0,37671</text:p>
          </table:table-cell>
          <table:table-cell table:number-columns-repeated="7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1332</text:p>
          </table:table-cell>
          <table:table-cell table:number-columns-repeated="10" office:value-type="float" office:value="0.00035" calcext:value-type="float">
            <text:p>0,00035</text:p>
          </table:table-cell>
          <table:table-cell office:value-type="float" office:value="0.08523" calcext:value-type="float">
            <text:p>0,08523</text:p>
          </table:table-cell>
          <table:table-cell table:number-columns-repeated="3" office:value-type="float" office:value="0.00035" calcext:value-type="float">
            <text:p>0,00035</text:p>
          </table:table-cell>
          <table:table-cell office:value-type="float" office:value="0.66712" calcext:value-type="float">
            <text:p>0,66712</text:p>
          </table:table-cell>
          <table:table-cell table:number-columns-repeated="3" office:value-type="float" office:value="0.00035" calcext:value-type="float">
            <text:p>0,00035</text:p>
          </table:table-cell>
          <table:table-cell office:value-type="float" office:value="0.23999" calcext:value-type="float">
            <text:p>0,23999</text:p>
          </table:table-cell>
          <table:table-cell table:number-columns-repeated="6" office:value-type="float" office:value="0.00035" calcext:value-type="float">
            <text:p>0,00035</text:p>
          </table:table-cell>
        </table:table-row>
        <table:table-row table:style-name="ro1">
          <table:table-cell office:value-type="string" calcext:value-type="string">
            <text:p>article 1333</text:p>
          </table:table-cell>
          <table:table-cell table:number-columns-repeated="4" office:value-type="float" office:value="0.00023" calcext:value-type="float">
            <text:p>0,00023</text:p>
          </table:table-cell>
          <table:table-cell office:value-type="float" office:value="0.19936" calcext:value-type="float">
            <text:p>0,19936</text:p>
          </table:table-cell>
          <table:table-cell table:number-columns-repeated="10" office:value-type="float" office:value="0.00023" calcext:value-type="float">
            <text:p>0,00023</text:p>
          </table:table-cell>
          <table:table-cell office:value-type="float" office:value="0.60609" calcext:value-type="float">
            <text:p>0,60609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18944" calcext:value-type="float">
            <text:p>0,18944</text:p>
          </table:table-cell>
          <table:table-cell table:number-columns-repeated="7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1334</text:p>
          </table:table-cell>
          <table:table-cell table:number-columns-repeated="10" office:value-type="float" office:value="0.00029" calcext:value-type="float">
            <text:p>0,00029</text:p>
          </table:table-cell>
          <table:table-cell office:value-type="float" office:value="0.32943" calcext:value-type="float">
            <text:p>0,32943</text:p>
          </table:table-cell>
          <table:table-cell office:value-type="float" office:value="0.0408" calcext:value-type="float">
            <text:p>0,0408</text:p>
          </table:table-cell>
          <table:table-cell table:number-columns-repeated="6" office:value-type="float" office:value="0.00029" calcext:value-type="float">
            <text:p>0,00029</text:p>
          </table:table-cell>
          <table:table-cell office:value-type="float" office:value="0.62339" calcext:value-type="float">
            <text:p>0,62339</text:p>
          </table:table-cell>
          <table:table-cell table:number-columns-repeated="6" office:value-type="float" office:value="0.00029" calcext:value-type="float">
            <text:p>0,00029</text:p>
          </table:table-cell>
        </table:table-row>
        <table:table-row table:style-name="ro1">
          <table:table-cell office:value-type="string" calcext:value-type="string">
            <text:p>article 1335</text:p>
          </table:table-cell>
          <table:table-cell table:number-columns-repeated="8" office:value-type="float" office:value="0.00024" calcext:value-type="float">
            <text:p>0,00024</text:p>
          </table:table-cell>
          <table:table-cell office:value-type="float" office:value="0.37457" calcext:value-type="float">
            <text:p>0,37457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8369" calcext:value-type="float">
            <text:p>0,08369</text:p>
          </table:table-cell>
          <table:table-cell table:number-columns-repeated="5" office:value-type="float" office:value="0.00024" calcext:value-type="float">
            <text:p>0,00024</text:p>
          </table:table-cell>
          <table:table-cell office:value-type="float" office:value="0.07212" calcext:value-type="float">
            <text:p>0,07212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44716" calcext:value-type="float">
            <text:p>0,44716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1761" calcext:value-type="float">
            <text:p>0,01761</text:p>
          </table:table-cell>
          <table:table-cell table:number-columns-repeated="4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1336</text:p>
          </table:table-cell>
          <table:table-cell table:number-columns-repeated="4" office:value-type="float" office:value="0.0002" calcext:value-type="float">
            <text:p>0,0002</text:p>
          </table:table-cell>
          <table:table-cell office:value-type="float" office:value="0.20391" calcext:value-type="float">
            <text:p>0,20391</text:p>
          </table:table-cell>
          <table:table-cell table:number-columns-repeated="4" office:value-type="float" office:value="0.0002" calcext:value-type="float">
            <text:p>0,0002</text:p>
          </table:table-cell>
          <table:table-cell office:value-type="float" office:value="0.02941" calcext:value-type="float">
            <text:p>0,02941</text:p>
          </table:table-cell>
          <table:table-cell office:value-type="float" office:value="0.07147" calcext:value-type="float">
            <text:p>0,07147</text:p>
          </table:table-cell>
          <table:table-cell office:value-type="float" office:value="0.02491" calcext:value-type="float">
            <text:p>0,02491</text:p>
          </table:table-cell>
          <table:table-cell table:number-columns-repeated="4" office:value-type="float" office:value="0.0002" calcext:value-type="float">
            <text:p>0,0002</text:p>
          </table:table-cell>
          <table:table-cell office:value-type="float" office:value="0.20449" calcext:value-type="float">
            <text:p>0,20449</text:p>
          </table:table-cell>
          <table:table-cell office:value-type="float" office:value="0.39208" calcext:value-type="float">
            <text:p>0,39208</text:p>
          </table:table-cell>
          <table:table-cell office:value-type="float" office:value="0.07014" calcext:value-type="float">
            <text:p>0,07014</text:p>
          </table:table-cell>
          <table:table-cell table:number-columns-repeated="6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1337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42467" calcext:value-type="float">
            <text:p>0,42467</text:p>
          </table:table-cell>
          <table:table-cell table:number-columns-repeated="12" office:value-type="float" office:value="0.0002" calcext:value-type="float">
            <text:p>0,0002</text:p>
          </table:table-cell>
          <table:table-cell office:value-type="float" office:value="0.46843" calcext:value-type="float">
            <text:p>0,4684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7086" calcext:value-type="float">
            <text:p>0,07086</text:p>
          </table:table-cell>
          <table:table-cell table:number-columns-repeated="5" office:value-type="float" office:value="0.0002" calcext:value-type="float">
            <text:p>0,0002</text:p>
          </table:table-cell>
          <table:table-cell office:value-type="float" office:value="0.0319" calcext:value-type="float">
            <text:p>0,0319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1338</text:p>
          </table:table-cell>
          <table:table-cell table:number-columns-repeated="10" office:value-type="float" office:value="0.00019" calcext:value-type="float">
            <text:p>0,00019</text:p>
          </table:table-cell>
          <table:table-cell office:value-type="float" office:value="0.10769" calcext:value-type="float">
            <text:p>0,10769</text:p>
          </table:table-cell>
          <table:table-cell office:value-type="float" office:value="0.03609" calcext:value-type="float">
            <text:p>0,03609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44345" calcext:value-type="float">
            <text:p>0,44345</text:p>
          </table:table-cell>
          <table:table-cell office:value-type="float" office:value="0.0759" calcext:value-type="float">
            <text:p>0,0759</text:p>
          </table:table-cell>
          <table:table-cell office:value-type="float" office:value="0.27222" calcext:value-type="float">
            <text:p>0,27222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61" calcext:value-type="float">
            <text:p>0,061</text:p>
          </table:table-cell>
          <table:table-cell table:number-columns-repeated="4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1339</text:p>
          </table:table-cell>
          <table:table-cell office:value-type="float" office:value="0.30435" calcext:value-type="float">
            <text:p>0,30435</text:p>
          </table:table-cell>
          <table:table-cell table:number-columns-repeated="9" office:value-type="float" office:value="0.00022" calcext:value-type="float">
            <text:p>0,00022</text:p>
          </table:table-cell>
          <table:table-cell office:value-type="float" office:value="0.31972" calcext:value-type="float">
            <text:p>0,31972</text:p>
          </table:table-cell>
          <table:table-cell table:number-columns-repeated="6" office:value-type="float" office:value="0.00022" calcext:value-type="float">
            <text:p>0,00022</text:p>
          </table:table-cell>
          <table:table-cell office:value-type="float" office:value="0.29238" calcext:value-type="float">
            <text:p>0,29238</text:p>
          </table:table-cell>
          <table:table-cell office:value-type="float" office:value="0.07903" calcext:value-type="float">
            <text:p>0,07903</text:p>
          </table:table-cell>
          <table:table-cell table:number-columns-repeated="6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1340</text:p>
          </table:table-cell>
          <table:table-cell office:value-type="float" office:value="0.2212" calcext:value-type="float">
            <text:p>0,2212</text:p>
          </table:table-cell>
          <table:table-cell table:number-columns-repeated="2" office:value-type="float" office:value="0.00027" calcext:value-type="float">
            <text:p>0,00027</text:p>
          </table:table-cell>
          <table:table-cell office:value-type="float" office:value="0.13253" calcext:value-type="float">
            <text:p>0,13253</text:p>
          </table:table-cell>
          <table:table-cell office:value-type="float" office:value="0.11538" calcext:value-type="float">
            <text:p>0,11538</text:p>
          </table:table-cell>
          <table:table-cell table:number-columns-repeated="6" office:value-type="float" office:value="0.00027" calcext:value-type="float">
            <text:p>0,00027</text:p>
          </table:table-cell>
          <table:table-cell office:value-type="float" office:value="0.05042" calcext:value-type="float">
            <text:p>0,05042</text:p>
          </table:table-cell>
          <table:table-cell office:value-type="float" office:value="0.01913" calcext:value-type="float">
            <text:p>0,01913</text:p>
          </table:table-cell>
          <table:table-cell table:number-columns-repeated="2" office:value-type="float" office:value="0.00027" calcext:value-type="float">
            <text:p>0,00027</text:p>
          </table:table-cell>
          <table:table-cell office:value-type="float" office:value="0.09139" calcext:value-type="float">
            <text:p>0,09139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0.27702" calcext:value-type="float">
            <text:p>0,27702</text:p>
          </table:table-cell>
          <table:table-cell table:number-columns-repeated="2" office:value-type="float" office:value="0.00027" calcext:value-type="float">
            <text:p>0,00027</text:p>
          </table:table-cell>
          <table:table-cell office:value-type="float" office:value="0.0884" calcext:value-type="float">
            <text:p>0,0884</text:p>
          </table:table-cell>
          <table:table-cell table:number-columns-repeated="4"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article 134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11796" calcext:value-type="float">
            <text:p>0,1179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8098" calcext:value-type="float">
            <text:p>0,8098</text:p>
          </table:table-cell>
          <table:table-cell table:number-columns-repeated="12" office:value-type="float" office:value="0.0002" calcext:value-type="float">
            <text:p>0,0002</text:p>
          </table:table-cell>
          <table:table-cell office:value-type="float" office:value="0.06793" calcext:value-type="float">
            <text:p>0,06793</text:p>
          </table:table-cell>
          <table:table-cell table:number-columns-repeated="7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1342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009" calcext:value-type="float">
            <text:p>0,009</text:p>
          </table:table-cell>
          <table:table-cell office:value-type="float" office:value="0.28258" calcext:value-type="float">
            <text:p>0,28258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17305" calcext:value-type="float">
            <text:p>0,17305</text:p>
          </table:table-cell>
          <table:table-cell table:number-columns-repeated="7" office:value-type="float" office:value="0.00025" calcext:value-type="float">
            <text:p>0,00025</text:p>
          </table:table-cell>
          <table:table-cell office:value-type="float" office:value="0.48826" calcext:value-type="float">
            <text:p>0,48826</text:p>
          </table:table-cell>
          <table:table-cell table:number-columns-repeated="8" office:value-type="float" office:value="0.00025" calcext:value-type="float">
            <text:p>0,00025</text:p>
          </table:table-cell>
          <table:table-cell office:value-type="float" office:value="0.04217" calcext:value-type="float">
            <text:p>0,04217</text:p>
          </table:table-cell>
        </table:table-row>
        <table:table-row table:style-name="ro1">
          <table:table-cell office:value-type="string" calcext:value-type="string">
            <text:p>article 1343</text:p>
          </table:table-cell>
          <table:table-cell table:number-columns-repeated="4" office:value-type="float" office:value="0.00015" calcext:value-type="float">
            <text:p>0,00015</text:p>
          </table:table-cell>
          <table:table-cell office:value-type="float" office:value="0.78605" calcext:value-type="float">
            <text:p>0,78605</text:p>
          </table:table-cell>
          <table:table-cell table:number-columns-repeated="4" office:value-type="float" office:value="0.00015" calcext:value-type="float">
            <text:p>0,00015</text:p>
          </table:table-cell>
          <table:table-cell office:value-type="float" office:value="0.02143" calcext:value-type="float">
            <text:p>0,02143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6136" calcext:value-type="float">
            <text:p>0,06136</text:p>
          </table:table-cell>
          <table:table-cell table:number-columns-repeated="4" office:value-type="float" office:value="0.00015" calcext:value-type="float">
            <text:p>0,00015</text:p>
          </table:table-cell>
          <table:table-cell office:value-type="float" office:value="0.12099" calcext:value-type="float">
            <text:p>0,12099</text:p>
          </table:table-cell>
          <table:table-cell table:number-columns-repeated="7" office:value-type="float" office:value="0.00015" calcext:value-type="float">
            <text:p>0,00015</text:p>
          </table:table-cell>
          <table:table-cell office:value-type="float" office:value="0.00721" calcext:value-type="float">
            <text:p>0,00721</text:p>
          </table:table-cell>
        </table:table-row>
        <table:table-row table:style-name="ro1">
          <table:table-cell office:value-type="string" calcext:value-type="string">
            <text:p>article 1344</text:p>
          </table:table-cell>
          <table:table-cell table:number-columns-repeated="6" office:value-type="float" office:value="0.00018" calcext:value-type="float">
            <text:p>0,00018</text:p>
          </table:table-cell>
          <table:table-cell office:value-type="float" office:value="0.03874" calcext:value-type="float">
            <text:p>0,03874</text:p>
          </table:table-cell>
          <table:table-cell office:value-type="float" office:value="0.24191" calcext:value-type="float">
            <text:p>0,24191</text:p>
          </table:table-cell>
          <table:table-cell office:value-type="float" office:value="0.07619" calcext:value-type="float">
            <text:p>0,07619</text:p>
          </table:table-cell>
          <table:table-cell table:number-columns-repeated="6" office:value-type="float" office:value="0.00018" calcext:value-type="float">
            <text:p>0,00018</text:p>
          </table:table-cell>
          <table:table-cell office:value-type="float" office:value="0.0792" calcext:value-type="float">
            <text:p>0,0792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20832" calcext:value-type="float">
            <text:p>0,20832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35231" calcext:value-type="float">
            <text:p>0,35231</text:p>
          </table:table-cell>
          <table:table-cell table:number-columns-repeated="4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1345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12874" calcext:value-type="float">
            <text:p>0,12874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17576" calcext:value-type="float">
            <text:p>0,17576</text:p>
          </table:table-cell>
          <table:table-cell office:value-type="float" office:value="0.1487" calcext:value-type="float">
            <text:p>0,1487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15068" calcext:value-type="float">
            <text:p>0,15068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0726" calcext:value-type="float">
            <text:p>0,0726</text:p>
          </table:table-cell>
          <table:table-cell office:value-type="float" office:value="0.09145" calcext:value-type="float">
            <text:p>0,09145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21175" calcext:value-type="float">
            <text:p>0,21175</text:p>
          </table:table-cell>
          <table:table-cell office:value-type="float" office:value="0.01717" calcext:value-type="float">
            <text:p>0,01717</text:p>
          </table:table-cell>
          <table:table-cell table:number-columns-repeated="3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1346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36998" calcext:value-type="float">
            <text:p>0,36998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12989" calcext:value-type="float">
            <text:p>0,12989</text:p>
          </table:table-cell>
          <table:table-cell table:number-columns-repeated="7" office:value-type="float" office:value="0.00019" calcext:value-type="float">
            <text:p>0,00019</text:p>
          </table:table-cell>
          <table:table-cell office:value-type="float" office:value="0.33584" calcext:value-type="float">
            <text:p>0,33584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07418" calcext:value-type="float">
            <text:p>0,07418</text:p>
          </table:table-cell>
          <table:table-cell table:number-columns-repeated="5" office:value-type="float" office:value="0.00019" calcext:value-type="float">
            <text:p>0,00019</text:p>
          </table:table-cell>
          <table:table-cell office:value-type="float" office:value="0.0863" calcext:value-type="float">
            <text:p>0,0863</text:p>
          </table:table-cell>
        </table:table-row>
        <table:table-row table:style-name="ro1">
          <table:table-cell office:value-type="string" calcext:value-type="string">
            <text:p>article 1347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65725" calcext:value-type="float">
            <text:p>0,65725</text:p>
          </table:table-cell>
          <table:table-cell table:number-columns-repeated="10" office:value-type="float" office:value="0.00017" calcext:value-type="float">
            <text:p>0,00017</text:p>
          </table:table-cell>
          <table:table-cell office:value-type="float" office:value="0.17851" calcext:value-type="float">
            <text:p>0,17851</text:p>
          </table:table-cell>
          <table:table-cell office:value-type="float" office:value="0.0492" calcext:value-type="float">
            <text:p>0,0492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1029" calcext:value-type="float">
            <text:p>0,1029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0866" calcext:value-type="float">
            <text:p>0,00866</text:p>
          </table:table-cell>
        </table:table-row>
        <table:table-row table:style-name="ro1">
          <table:table-cell office:value-type="string" calcext:value-type="string">
            <text:p>article 1348</text:p>
          </table:table-cell>
          <table:table-cell office:value-type="float" office:value="0.15815" calcext:value-type="float">
            <text:p>0,15815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8365" calcext:value-type="float">
            <text:p>0,8365</text:p>
          </table:table-cell>
          <table:table-cell table:number-columns-repeated="21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1349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14363" calcext:value-type="float">
            <text:p>0,14363</text:p>
          </table:table-cell>
          <table:table-cell table:number-columns-repeated="4" office:value-type="float" office:value="0.00022" calcext:value-type="float">
            <text:p>0,00022</text:p>
          </table:table-cell>
          <table:table-cell office:value-type="float" office:value="0.08887" calcext:value-type="float">
            <text:p>0,08887</text:p>
          </table:table-cell>
          <table:table-cell table:number-columns-repeated="3" office:value-type="float" office:value="0.00022" calcext:value-type="float">
            <text:p>0,00022</text:p>
          </table:table-cell>
          <table:table-cell office:value-type="float" office:value="0.1184" calcext:value-type="float">
            <text:p>0,1184</text:p>
          </table:table-cell>
          <table:table-cell table:number-columns-repeated="4" office:value-type="float" office:value="0.00022" calcext:value-type="float">
            <text:p>0,00022</text:p>
          </table:table-cell>
          <table:table-cell office:value-type="float" office:value="0.60787" calcext:value-type="float">
            <text:p>0,60787</text:p>
          </table:table-cell>
          <table:table-cell table:number-columns-repeated="4" office:value-type="float" office:value="0.00022" calcext:value-type="float">
            <text:p>0,00022</text:p>
          </table:table-cell>
          <table:table-cell office:value-type="float" office:value="0.03681" calcext:value-type="float">
            <text:p>0,03681</text:p>
          </table:table-cell>
          <table:table-cell table:number-columns-repeated="4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1350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06782" calcext:value-type="float">
            <text:p>0,06782</text:p>
          </table:table-cell>
          <table:table-cell table:number-columns-repeated="2" office:value-type="float" office:value="0.00028" calcext:value-type="float">
            <text:p>0,00028</text:p>
          </table:table-cell>
          <table:table-cell office:value-type="float" office:value="0.88688" calcext:value-type="float">
            <text:p>0,88688</text:p>
          </table:table-cell>
          <table:table-cell table:number-columns-repeated="10" office:value-type="float" office:value="0.00028" calcext:value-type="float">
            <text:p>0,00028</text:p>
          </table:table-cell>
          <table:table-cell office:value-type="float" office:value="0.03918" calcext:value-type="float">
            <text:p>0,03918</text:p>
          </table:table-cell>
          <table:table-cell table:number-columns-repeated="9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article 1351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09612" calcext:value-type="float">
            <text:p>0,09612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10511" calcext:value-type="float">
            <text:p>0,10511</text:p>
          </table:table-cell>
          <table:table-cell table:number-columns-repeated="6" office:value-type="float" office:value="0.00024" calcext:value-type="float">
            <text:p>0,00024</text:p>
          </table:table-cell>
          <table:table-cell office:value-type="float" office:value="0.14902" calcext:value-type="float">
            <text:p>0,14902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34806" calcext:value-type="float">
            <text:p>0,34806</text:p>
          </table:table-cell>
          <table:table-cell table:number-columns-repeated="3" office:value-type="float" office:value="0.00024" calcext:value-type="float">
            <text:p>0,00024</text:p>
          </table:table-cell>
          <table:table-cell office:value-type="float" office:value="0.09003" calcext:value-type="float">
            <text:p>0,09003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20719" calcext:value-type="float">
            <text:p>0,20719</text:p>
          </table:table-cell>
          <table:table-cell table:number-columns-repeated="4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1352</text:p>
          </table:table-cell>
          <table:table-cell office:value-type="float" office:value="0.04392" calcext:value-type="float">
            <text:p>0,04392</text:p>
          </table:table-cell>
          <table:table-cell table:number-columns-repeated="13" office:value-type="float" office:value="0.00015" calcext:value-type="float">
            <text:p>0,00015</text:p>
          </table:table-cell>
          <table:table-cell office:value-type="float" office:value="0.18226" calcext:value-type="float">
            <text:p>0,18226</text:p>
          </table:table-cell>
          <table:table-cell table:number-columns-repeated="6" office:value-type="float" office:value="0.00015" calcext:value-type="float">
            <text:p>0,00015</text:p>
          </table:table-cell>
          <table:table-cell office:value-type="float" office:value="0.26982" calcext:value-type="float">
            <text:p>0,26982</text:p>
          </table:table-cell>
          <table:table-cell office:value-type="float" office:value="0.40464" calcext:value-type="float">
            <text:p>0,40464</text:p>
          </table:table-cell>
          <table:table-cell office:value-type="float" office:value="0.09631" calcext:value-type="float">
            <text:p>0,09631</text:p>
          </table:table-cell>
          <table:table-cell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1353</text:p>
          </table:table-cell>
          <table:table-cell table:number-columns-repeated="6" office:value-type="float" office:value="0.00024" calcext:value-type="float">
            <text:p>0,00024</text:p>
          </table:table-cell>
          <table:table-cell office:value-type="float" office:value="0.16361" calcext:value-type="float">
            <text:p>0,16361</text:p>
          </table:table-cell>
          <table:table-cell table:number-columns-repeated="4" office:value-type="float" office:value="0.00024" calcext:value-type="float">
            <text:p>0,00024</text:p>
          </table:table-cell>
          <table:table-cell office:value-type="float" office:value="0.03661" calcext:value-type="float">
            <text:p>0,03661</text:p>
          </table:table-cell>
          <table:table-cell table:number-columns-repeated="3" office:value-type="float" office:value="0.00024" calcext:value-type="float">
            <text:p>0,00024</text:p>
          </table:table-cell>
          <table:table-cell office:value-type="float" office:value="0.37553" calcext:value-type="float">
            <text:p>0,37553</text:p>
          </table:table-cell>
          <table:table-cell table:number-columns-repeated="4" office:value-type="float" office:value="0.00024" calcext:value-type="float">
            <text:p>0,00024</text:p>
          </table:table-cell>
          <table:table-cell office:value-type="float" office:value="0.10164" calcext:value-type="float">
            <text:p>0,10164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26848" calcext:value-type="float">
            <text:p>0,26848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4956" calcext:value-type="float">
            <text:p>0,04956</text:p>
          </table:table-cell>
        </table:table-row>
        <table:table-row table:style-name="ro1">
          <table:table-cell office:value-type="string" calcext:value-type="string">
            <text:p>article 1354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6904" calcext:value-type="float">
            <text:p>0,06904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6706" calcext:value-type="float">
            <text:p>0,06706</text:p>
          </table:table-cell>
          <table:table-cell office:value-type="float" office:value="0.24013" calcext:value-type="float">
            <text:p>0,24013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11377" calcext:value-type="float">
            <text:p>0,11377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0632" calcext:value-type="float">
            <text:p>0,0632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42088" calcext:value-type="float">
            <text:p>0,42088</text:p>
          </table:table-cell>
          <table:table-cell office:value-type="float" office:value="0.02174" calcext:value-type="float">
            <text:p>0,02174</text:p>
          </table:table-cell>
          <table:table-cell table:number-columns-repeated="8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1355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18769" calcext:value-type="float">
            <text:p>0,18769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21535" calcext:value-type="float">
            <text:p>0,21535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16077" calcext:value-type="float">
            <text:p>0,16077</text:p>
          </table:table-cell>
          <table:table-cell table:number-columns-repeated="7" office:value-type="float" office:value="0.00014" calcext:value-type="float">
            <text:p>0,00014</text:p>
          </table:table-cell>
          <table:table-cell office:value-type="float" office:value="0.37051" calcext:value-type="float">
            <text:p>0,37051</text:p>
          </table:table-cell>
          <table:table-cell table:number-columns-repeated="4" office:value-type="float" office:value="0.00014" calcext:value-type="float">
            <text:p>0,00014</text:p>
          </table:table-cell>
          <table:table-cell office:value-type="float" office:value="0.02529" calcext:value-type="float">
            <text:p>0,02529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3764" calcext:value-type="float">
            <text:p>0,03764</text:p>
          </table:table-cell>
          <table:table-cell table:number-columns-repeated="2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article 1356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45482" calcext:value-type="float">
            <text:p>0,45482</text:p>
          </table:table-cell>
          <table:table-cell table:number-columns-repeated="5" office:value-type="float" office:value="0.00018" calcext:value-type="float">
            <text:p>0,00018</text:p>
          </table:table-cell>
          <table:table-cell office:value-type="float" office:value="0.06843" calcext:value-type="float">
            <text:p>0,06843</text:p>
          </table:table-cell>
          <table:table-cell office:value-type="float" office:value="0.10259" calcext:value-type="float">
            <text:p>0,10259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1198" calcext:value-type="float">
            <text:p>0,1198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6523" calcext:value-type="float">
            <text:p>0,06523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03245" calcext:value-type="float">
            <text:p>0,03245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15345" calcext:value-type="float">
            <text:p>0,15345</text:p>
          </table:table-cell>
          <table:table-cell table:number-columns-repeated="2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1357</text:p>
          </table:table-cell>
          <table:table-cell table:number-columns-repeated="3" office:value-type="float" office:value="0.00021" calcext:value-type="float">
            <text:p>0,00021</text:p>
          </table:table-cell>
          <table:table-cell office:value-type="float" office:value="0.27899" calcext:value-type="float">
            <text:p>0,27899</text:p>
          </table:table-cell>
          <table:table-cell table:number-columns-repeated="5" office:value-type="float" office:value="0.00021" calcext:value-type="float">
            <text:p>0,00021</text:p>
          </table:table-cell>
          <table:table-cell office:value-type="float" office:value="0.36602" calcext:value-type="float">
            <text:p>0,36602</text:p>
          </table:table-cell>
          <table:table-cell table:number-columns-repeated="6" office:value-type="float" office:value="0.00021" calcext:value-type="float">
            <text:p>0,00021</text:p>
          </table:table-cell>
          <table:table-cell office:value-type="float" office:value="0.04246" calcext:value-type="float">
            <text:p>0,04246</text:p>
          </table:table-cell>
          <table:table-cell office:value-type="float" office:value="0.12002" calcext:value-type="float">
            <text:p>0,12002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18824" calcext:value-type="float">
            <text:p>0,18824</text:p>
          </table:table-cell>
          <table:table-cell table:number-columns-repeated="5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1358</text:p>
          </table:table-cell>
          <table:table-cell table:number-columns-repeated="4" office:value-type="float" office:value="0.00026" calcext:value-type="float">
            <text:p>0,00026</text:p>
          </table:table-cell>
          <table:table-cell office:value-type="float" office:value="0.18627" calcext:value-type="float">
            <text:p>0,18627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6262" calcext:value-type="float">
            <text:p>0,06262</text:p>
          </table:table-cell>
          <table:table-cell table:number-columns-repeated="4" office:value-type="float" office:value="0.00026" calcext:value-type="float">
            <text:p>0,00026</text:p>
          </table:table-cell>
          <table:table-cell office:value-type="float" office:value="0.06798" calcext:value-type="float">
            <text:p>0,06798</text:p>
          </table:table-cell>
          <table:table-cell table:number-columns-repeated="3" office:value-type="float" office:value="0.00026" calcext:value-type="float">
            <text:p>0,00026</text:p>
          </table:table-cell>
          <table:table-cell office:value-type="float" office:value="0.59032" calcext:value-type="float">
            <text:p>0,59032</text:p>
          </table:table-cell>
          <table:table-cell table:number-columns-repeated="8" office:value-type="float" office:value="0.00026" calcext:value-type="float">
            <text:p>0,00026</text:p>
          </table:table-cell>
          <table:table-cell office:value-type="float" office:value="0.08768" calcext:value-type="float">
            <text:p>0,08768</text:p>
          </table:table-cell>
        </table:table-row>
        <table:table-row table:style-name="ro1">
          <table:table-cell office:value-type="string" calcext:value-type="string">
            <text:p>article 1359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24495" calcext:value-type="float">
            <text:p>0,24495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15028" calcext:value-type="float">
            <text:p>0,15028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47031" calcext:value-type="float">
            <text:p>0,47031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03256" calcext:value-type="float">
            <text:p>0,03256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968" calcext:value-type="float">
            <text:p>0,0968</text:p>
          </table:table-cell>
          <table:table-cell table:number-columns-repeated="8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1360</text:p>
          </table:table-cell>
          <table:table-cell table:number-columns-repeated="5" office:value-type="float" office:value="0.00034" calcext:value-type="float">
            <text:p>0,00034</text:p>
          </table:table-cell>
          <table:table-cell office:value-type="float" office:value="0.16194" calcext:value-type="float">
            <text:p>0,16194</text:p>
          </table:table-cell>
          <table:table-cell office:value-type="float" office:value="0.24794" calcext:value-type="float">
            <text:p>0,24794</text:p>
          </table:table-cell>
          <table:table-cell table:number-columns-repeated="4" office:value-type="float" office:value="0.00034" calcext:value-type="float">
            <text:p>0,00034</text:p>
          </table:table-cell>
          <table:table-cell office:value-type="float" office:value="0.04253" calcext:value-type="float">
            <text:p>0,04253</text:p>
          </table:table-cell>
          <table:table-cell table:number-columns-repeated="5" office:value-type="float" office:value="0.00034" calcext:value-type="float">
            <text:p>0,00034</text:p>
          </table:table-cell>
          <table:table-cell office:value-type="float" office:value="0.47926" calcext:value-type="float">
            <text:p>0,47926</text:p>
          </table:table-cell>
          <table:table-cell table:number-columns-repeated="6" office:value-type="float" office:value="0.00034" calcext:value-type="float">
            <text:p>0,00034</text:p>
          </table:table-cell>
          <table:table-cell office:value-type="float" office:value="0.06155" calcext:value-type="float">
            <text:p>0,06155</text:p>
          </table:table-cell>
        </table:table-row>
        <table:table-row table:style-name="ro1">
          <table:table-cell office:value-type="string" calcext:value-type="string">
            <text:p>article 136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3352" calcext:value-type="float">
            <text:p>0,03352</text:p>
          </table:table-cell>
          <table:table-cell office:value-type="float" office:value="0.1976" calcext:value-type="float">
            <text:p>0,1976</text:p>
          </table:table-cell>
          <table:table-cell table:number-columns-repeated="5" office:value-type="float" office:value="0.0002" calcext:value-type="float">
            <text:p>0,0002</text:p>
          </table:table-cell>
          <table:table-cell office:value-type="float" office:value="0.06919" calcext:value-type="float">
            <text:p>0,0691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7103" calcext:value-type="float">
            <text:p>0,07103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697" calcext:value-type="float">
            <text:p>0,0697</text:p>
          </table:table-cell>
          <table:table-cell office:value-type="float" office:value="0.03887" calcext:value-type="float">
            <text:p>0,03887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51642" calcext:value-type="float">
            <text:p>0,51642</text:p>
          </table:table-cell>
          <table:table-cell table:number-columns-repeated="6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1362</text:p>
          </table:table-cell>
          <table:table-cell table:number-columns-repeated="7" office:value-type="float" office:value="0.00015" calcext:value-type="float">
            <text:p>0,00015</text:p>
          </table:table-cell>
          <table:table-cell office:value-type="float" office:value="0.48449" calcext:value-type="float">
            <text:p>0,48449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10079" calcext:value-type="float">
            <text:p>0,10079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04334" calcext:value-type="float">
            <text:p>0,04334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1423" calcext:value-type="float">
            <text:p>0,1423</text:p>
          </table:table-cell>
          <table:table-cell office:value-type="float" office:value="0.1349" calcext:value-type="float">
            <text:p>0,1349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9132" calcext:value-type="float">
            <text:p>0,09132</text:p>
          </table:table-cell>
          <table:table-cell table:number-columns-repeated="2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1363</text:p>
          </table:table-cell>
          <table:table-cell office:value-type="float" office:value="0.14776" calcext:value-type="float">
            <text:p>0,14776</text:p>
          </table:table-cell>
          <table:table-cell office:value-type="float" office:value="0.4707" calcext:value-type="float">
            <text:p>0,4707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37615" calcext:value-type="float">
            <text:p>0,37615</text:p>
          </table:table-cell>
          <table:table-cell table:number-columns-repeated="20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136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6915" calcext:value-type="float">
            <text:p>0,06915</text:p>
          </table:table-cell>
          <table:table-cell table:number-columns-repeated="3" office:value-type="float" office:value="0.0002" calcext:value-type="float">
            <text:p>0,0002</text:p>
          </table:table-cell>
          <table:table-cell office:value-type="float" office:value="0.09644" calcext:value-type="float">
            <text:p>0,09644</text:p>
          </table:table-cell>
          <table:table-cell office:value-type="float" office:value="0.04893" calcext:value-type="float">
            <text:p>0,04893</text:p>
          </table:table-cell>
          <table:table-cell office:value-type="float" office:value="0.1201" calcext:value-type="float">
            <text:p>0,120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29255" calcext:value-type="float">
            <text:p>0,29255</text:p>
          </table:table-cell>
          <table:table-cell table:number-columns-repeated="6" office:value-type="float" office:value="0.0002" calcext:value-type="float">
            <text:p>0,0002</text:p>
          </table:table-cell>
          <table:table-cell office:value-type="float" office:value="0.30899" calcext:value-type="float">
            <text:p>0,30899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6032" calcext:value-type="float">
            <text:p>0,06032</text:p>
          </table:table-cell>
          <table:table-cell table:number-columns-repeated="4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article 1365</text:p>
          </table:table-cell>
          <table:table-cell table:number-columns-repeated="7" office:value-type="float" office:value="0.00017" calcext:value-type="float">
            <text:p>0,00017</text:p>
          </table:table-cell>
          <table:table-cell office:value-type="float" office:value="0.30789" calcext:value-type="float">
            <text:p>0,30789</text:p>
          </table:table-cell>
          <table:table-cell table:number-columns-repeated="7" office:value-type="float" office:value="0.00017" calcext:value-type="float">
            <text:p>0,00017</text:p>
          </table:table-cell>
          <table:table-cell office:value-type="float" office:value="0.1206" calcext:value-type="float">
            <text:p>0,1206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55077" calcext:value-type="float">
            <text:p>0,55077</text:p>
          </table:table-cell>
          <table:table-cell table:number-columns-repeated="6" office:value-type="float" office:value="0.00017" calcext:value-type="float">
            <text:p>0,00017</text:p>
          </table:table-cell>
          <table:table-cell office:value-type="float" office:value="0.0171" calcext:value-type="float">
            <text:p>0,0171</text:p>
          </table:table-cell>
        </table:table-row>
        <table:table-row table:style-name="ro1">
          <table:table-cell office:value-type="string" calcext:value-type="string">
            <text:p>article 1366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01864" calcext:value-type="float">
            <text:p>0,01864</text:p>
          </table:table-cell>
          <table:table-cell table:number-columns-repeated="4" office:value-type="float" office:value="0.00028" calcext:value-type="float">
            <text:p>0,00028</text:p>
          </table:table-cell>
          <table:table-cell office:value-type="float" office:value="0.03156" calcext:value-type="float">
            <text:p>0,03156</text:p>
          </table:table-cell>
          <table:table-cell office:value-type="float" office:value="0.24064" calcext:value-type="float">
            <text:p>0,24064</text:p>
          </table:table-cell>
          <table:table-cell table:number-columns-repeated="7" office:value-type="float" office:value="0.00028" calcext:value-type="float">
            <text:p>0,00028</text:p>
          </table:table-cell>
          <table:table-cell office:value-type="float" office:value="0.43434" calcext:value-type="float">
            <text:p>0,43434</text:p>
          </table:table-cell>
          <table:table-cell table:number-columns-repeated="4" office:value-type="float" office:value="0.00028" calcext:value-type="float">
            <text:p>0,00028</text:p>
          </table:table-cell>
          <table:table-cell office:value-type="float" office:value="0.26931" calcext:value-type="float">
            <text:p>0,26931</text:p>
          </table:table-cell>
          <table:table-cell table:number-columns-repeated="4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article 1367</text:p>
          </table:table-cell>
          <table:table-cell table:number-columns-repeated="6" office:value-type="float" office:value="0.00031" calcext:value-type="float">
            <text:p>0,00031</text:p>
          </table:table-cell>
          <table:table-cell office:value-type="float" office:value="0.2398" calcext:value-type="float">
            <text:p>0,2398</text:p>
          </table:table-cell>
          <table:table-cell table:number-columns-repeated="12" office:value-type="float" office:value="0.00031" calcext:value-type="float">
            <text:p>0,00031</text:p>
          </table:table-cell>
          <table:table-cell office:value-type="float" office:value="0.16074" calcext:value-type="float">
            <text:p>0,16074</text:p>
          </table:table-cell>
          <table:table-cell office:value-type="float" office:value="0.08185" calcext:value-type="float">
            <text:p>0,08185</text:p>
          </table:table-cell>
          <table:table-cell table:number-columns-repeated="2" office:value-type="float" office:value="0.00031" calcext:value-type="float">
            <text:p>0,00031</text:p>
          </table:table-cell>
          <table:table-cell office:value-type="float" office:value="0.10719" calcext:value-type="float">
            <text:p>0,10719</text:p>
          </table:table-cell>
          <table:table-cell office:value-type="float" office:value="0.40412" calcext:value-type="float">
            <text:p>0,40412</text:p>
          </table:table-cell>
        </table:table-row>
        <table:table-row table:style-name="ro1">
          <table:table-cell office:value-type="string" calcext:value-type="string">
            <text:p>article 1368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38864" calcext:value-type="float">
            <text:p>0,38864</text:p>
          </table:table-cell>
          <table:table-cell table:number-columns-repeated="6" office:value-type="float" office:value="0.00024" calcext:value-type="float">
            <text:p>0,00024</text:p>
          </table:table-cell>
          <table:table-cell office:value-type="float" office:value="0.01555" calcext:value-type="float">
            <text:p>0,01555</text:p>
          </table:table-cell>
          <table:table-cell office:value-type="float" office:value="0.24233" calcext:value-type="float">
            <text:p>0,24233</text:p>
          </table:table-cell>
          <table:table-cell table:number-columns-repeated="4" office:value-type="float" office:value="0.00024" calcext:value-type="float">
            <text:p>0,00024</text:p>
          </table:table-cell>
          <table:table-cell office:value-type="float" office:value="0.11921" calcext:value-type="float">
            <text:p>0,11921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6229" calcext:value-type="float">
            <text:p>0,06229</text:p>
          </table:table-cell>
          <table:table-cell table:number-columns-repeated="3" office:value-type="float" office:value="0.00024" calcext:value-type="float">
            <text:p>0,00024</text:p>
          </table:table-cell>
          <table:table-cell office:value-type="float" office:value="0.04843" calcext:value-type="float">
            <text:p>0,04843</text:p>
          </table:table-cell>
          <table:table-cell office:value-type="float" office:value="0.0346" calcext:value-type="float">
            <text:p>0,0346</text:p>
          </table:table-cell>
          <table:table-cell office:value-type="float" office:value="0.08491" calcext:value-type="float">
            <text:p>0,08491</text:p>
          </table:table-cell>
          <table:table-cell table:number-columns-repeated="2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1369</text:p>
          </table:table-cell>
          <table:table-cell office:value-type="float" office:value="0.14814" calcext:value-type="float">
            <text:p>0,14814</text:p>
          </table:table-cell>
          <table:table-cell table:number-columns-repeated="4" office:value-type="float" office:value="0.0002" calcext:value-type="float">
            <text:p>0,0002</text:p>
          </table:table-cell>
          <table:table-cell office:value-type="float" office:value="0.33587" calcext:value-type="float">
            <text:p>0,33587</text:p>
          </table:table-cell>
          <table:table-cell office:value-type="float" office:value="0.04825" calcext:value-type="float">
            <text:p>0,04825</text:p>
          </table:table-cell>
          <table:table-cell table:number-columns-repeated="15" office:value-type="float" office:value="0.0002" calcext:value-type="float">
            <text:p>0,0002</text:p>
          </table:table-cell>
          <table:table-cell office:value-type="float" office:value="0.32166" calcext:value-type="float">
            <text:p>0,3216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14215" calcext:value-type="float">
            <text:p>0,14215</text:p>
          </table:table-cell>
        </table:table-row>
        <table:table-row table:style-name="ro1">
          <table:table-cell office:value-type="string" calcext:value-type="string">
            <text:p>article 1370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22134" calcext:value-type="float">
            <text:p>0,22134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1674" calcext:value-type="float">
            <text:p>0,01674</text:p>
          </table:table-cell>
          <table:table-cell office:value-type="float" office:value="0.21324" calcext:value-type="float">
            <text:p>0,21324</text:p>
          </table:table-cell>
          <table:table-cell table:number-columns-repeated="3" office:value-type="float" office:value="0.00017" calcext:value-type="float">
            <text:p>0,00017</text:p>
          </table:table-cell>
          <table:table-cell office:value-type="float" office:value="0.10504" calcext:value-type="float">
            <text:p>0,10504</text:p>
          </table:table-cell>
          <table:table-cell table:number-columns-repeated="7" office:value-type="float" office:value="0.00017" calcext:value-type="float">
            <text:p>0,00017</text:p>
          </table:table-cell>
          <table:table-cell office:value-type="float" office:value="0.08742" calcext:value-type="float">
            <text:p>0,08742</text:p>
          </table:table-cell>
          <table:table-cell office:value-type="float" office:value="0.26261" calcext:value-type="float">
            <text:p>0,26261</text:p>
          </table:table-cell>
          <table:table-cell table:number-columns-repeated="4" office:value-type="float" office:value="0.00017" calcext:value-type="float">
            <text:p>0,00017</text:p>
          </table:table-cell>
          <table:table-cell office:value-type="float" office:value="0.03917" calcext:value-type="float">
            <text:p>0,03917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5162" calcext:value-type="float">
            <text:p>0,05162</text:p>
          </table:table-cell>
        </table:table-row>
        <table:table-row table:style-name="ro1">
          <table:table-cell office:value-type="string" calcext:value-type="string">
            <text:p>article 1371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29642" calcext:value-type="float">
            <text:p>0,29642</text:p>
          </table:table-cell>
          <table:table-cell table:number-columns-repeated="5" office:value-type="float" office:value="0.00015" calcext:value-type="float">
            <text:p>0,00015</text:p>
          </table:table-cell>
          <table:table-cell office:value-type="float" office:value="0.08586" calcext:value-type="float">
            <text:p>0,08586</text:p>
          </table:table-cell>
          <table:table-cell table:number-columns-repeated="7" office:value-type="float" office:value="0.00015" calcext:value-type="float">
            <text:p>0,00015</text:p>
          </table:table-cell>
          <table:table-cell office:value-type="float" office:value="0.1492" calcext:value-type="float">
            <text:p>0,1492</text:p>
          </table:table-cell>
          <table:table-cell office:value-type="float" office:value="0.46547" calcext:value-type="float">
            <text:p>0,46547</text:p>
          </table:table-cell>
          <table:table-cell table:number-columns-repeated="8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1372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04256" calcext:value-type="float">
            <text:p>0,04256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5617" calcext:value-type="float">
            <text:p>0,05617</text:p>
          </table:table-cell>
          <table:table-cell table:number-columns-repeated="5" office:value-type="float" office:value="0.00015" calcext:value-type="float">
            <text:p>0,00015</text:p>
          </table:table-cell>
          <table:table-cell office:value-type="float" office:value="0.01863" calcext:value-type="float">
            <text:p>0,01863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76453" calcext:value-type="float">
            <text:p>0,76453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11514" calcext:value-type="float">
            <text:p>0,11514</text:p>
          </table:table-cell>
          <table:table-cell table:number-columns-repeated="5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1373</text:p>
          </table:table-cell>
          <table:table-cell table:number-columns-repeated="4" office:value-type="float" office:value="0.00027" calcext:value-type="float">
            <text:p>0,00027</text:p>
          </table:table-cell>
          <table:table-cell office:value-type="float" office:value="0.06602" calcext:value-type="float">
            <text:p>0,06602</text:p>
          </table:table-cell>
          <table:table-cell table:number-columns-repeated="2" office:value-type="float" office:value="0.00027" calcext:value-type="float">
            <text:p>0,00027</text:p>
          </table:table-cell>
          <table:table-cell office:value-type="float" office:value="0.34356" calcext:value-type="float">
            <text:p>0,34356</text:p>
          </table:table-cell>
          <table:table-cell table:number-columns-repeated="2" office:value-type="float" office:value="0.00027" calcext:value-type="float">
            <text:p>0,00027</text:p>
          </table:table-cell>
          <table:table-cell office:value-type="float" office:value="0.22515" calcext:value-type="float">
            <text:p>0,22515</text:p>
          </table:table-cell>
          <table:table-cell table:number-columns-repeated="4" office:value-type="float" office:value="0.00027" calcext:value-type="float">
            <text:p>0,00027</text:p>
          </table:table-cell>
          <table:table-cell office:value-type="float" office:value="0.14603" calcext:value-type="float">
            <text:p>0,14603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0.2138" calcext:value-type="float">
            <text:p>0,2138</text:p>
          </table:table-cell>
          <table:table-cell table:number-columns-repeated="7"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article 1374</text:p>
          </table:table-cell>
          <table:table-cell table:number-columns-repeated="3" office:value-type="float" office:value="0.00026" calcext:value-type="float">
            <text:p>0,00026</text:p>
          </table:table-cell>
          <table:table-cell office:value-type="float" office:value="0.02253" calcext:value-type="float">
            <text:p>0,02253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14688" calcext:value-type="float">
            <text:p>0,14688</text:p>
          </table:table-cell>
          <table:table-cell table:number-columns-repeated="4" office:value-type="float" office:value="0.00026" calcext:value-type="float">
            <text:p>0,00026</text:p>
          </table:table-cell>
          <table:table-cell office:value-type="float" office:value="0.16195" calcext:value-type="float">
            <text:p>0,16195</text:p>
          </table:table-cell>
          <table:table-cell table:number-columns-repeated="3" office:value-type="float" office:value="0.00026" calcext:value-type="float">
            <text:p>0,00026</text:p>
          </table:table-cell>
          <table:table-cell office:value-type="float" office:value="0.35415" calcext:value-type="float">
            <text:p>0,35415</text:p>
          </table:table-cell>
          <table:table-cell table:number-columns-repeated="3" office:value-type="float" office:value="0.00026" calcext:value-type="float">
            <text:p>0,00026</text:p>
          </table:table-cell>
          <table:table-cell office:value-type="float" office:value="0.21751" calcext:value-type="float">
            <text:p>0,21751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9198" calcext:value-type="float">
            <text:p>0,09198</text:p>
          </table:table-cell>
          <table:table-cell table:number-columns-repeated="4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1375</text:p>
          </table:table-cell>
          <table:table-cell table:number-columns-repeated="4" office:value-type="float" office:value="0.00016" calcext:value-type="float">
            <text:p>0,00016</text:p>
          </table:table-cell>
          <table:table-cell office:value-type="float" office:value="0.10345" calcext:value-type="float">
            <text:p>0,10345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085" calcext:value-type="float">
            <text:p>0,085</text:p>
          </table:table-cell>
          <table:table-cell table:number-columns-repeated="7" office:value-type="float" office:value="0.00016" calcext:value-type="float">
            <text:p>0,00016</text:p>
          </table:table-cell>
          <table:table-cell office:value-type="float" office:value="0.49017" calcext:value-type="float">
            <text:p>0,49017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18016" calcext:value-type="float">
            <text:p>0,18016</text:p>
          </table:table-cell>
          <table:table-cell office:value-type="float" office:value="0.138" calcext:value-type="float">
            <text:p>0,138</text:p>
          </table:table-cell>
          <table:table-cell table:number-columns-repeated="6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1376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05689" calcext:value-type="float">
            <text:p>0,05689</text:p>
          </table:table-cell>
          <table:table-cell office:value-type="float" office:value="0.08073" calcext:value-type="float">
            <text:p>0,08073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29085" calcext:value-type="float">
            <text:p>0,29085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12118" calcext:value-type="float">
            <text:p>0,12118</text:p>
          </table:table-cell>
          <table:table-cell office:value-type="float" office:value="0.09915" calcext:value-type="float">
            <text:p>0,09915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15017" calcext:value-type="float">
            <text:p>0,15017</text:p>
          </table:table-cell>
          <table:table-cell office:value-type="float" office:value="0.02795" calcext:value-type="float">
            <text:p>0,02795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17011" calcext:value-type="float">
            <text:p>0,17011</text:p>
          </table:table-cell>
          <table:table-cell table:number-columns-repeated="4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1377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194" calcext:value-type="float">
            <text:p>0,194</text:p>
          </table:table-cell>
          <table:table-cell table:number-columns-repeated="8" office:value-type="float" office:value="0.00024" calcext:value-type="float">
            <text:p>0,00024</text:p>
          </table:table-cell>
          <table:table-cell office:value-type="float" office:value="0.1856" calcext:value-type="float">
            <text:p>0,1856</text:p>
          </table:table-cell>
          <table:table-cell table:number-columns-repeated="3" office:value-type="float" office:value="0.00024" calcext:value-type="float">
            <text:p>0,00024</text:p>
          </table:table-cell>
          <table:table-cell office:value-type="float" office:value="0.01459" calcext:value-type="float">
            <text:p>0,01459</text:p>
          </table:table-cell>
          <table:table-cell table:number-columns-repeated="3" office:value-type="float" office:value="0.00024" calcext:value-type="float">
            <text:p>0,00024</text:p>
          </table:table-cell>
          <table:table-cell office:value-type="float" office:value="0.60069" calcext:value-type="float">
            <text:p>0,60069</text:p>
          </table:table-cell>
          <table:table-cell table:number-columns-repeated="6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1378</text:p>
          </table:table-cell>
          <table:table-cell office:value-type="float" office:value="0.10603" calcext:value-type="float">
            <text:p>0,10603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87843" calcext:value-type="float">
            <text:p>0,87843</text:p>
          </table:table-cell>
          <table:table-cell table:number-columns-repeated="17" office:value-type="float" office:value="0.00016" calcext:value-type="float">
            <text:p>0,00016</text:p>
          </table:table-cell>
          <table:table-cell office:value-type="float" office:value="0.01211" calcext:value-type="float">
            <text:p>0,01211</text:p>
          </table:table-cell>
          <table:table-cell table:number-columns-repeated="3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article 1379</text:p>
          </table:table-cell>
          <table:table-cell table:number-columns-repeated="6" office:value-type="float" office:value="0.00021" calcext:value-type="float">
            <text:p>0,00021</text:p>
          </table:table-cell>
          <table:table-cell office:value-type="float" office:value="0.17389" calcext:value-type="float">
            <text:p>0,17389</text:p>
          </table:table-cell>
          <table:table-cell office:value-type="float" office:value="0.19" calcext:value-type="float">
            <text:p>0,19</text:p>
          </table:table-cell>
          <table:table-cell table:number-columns-repeated="7" office:value-type="float" office:value="0.00021" calcext:value-type="float">
            <text:p>0,00021</text:p>
          </table:table-cell>
          <table:table-cell office:value-type="float" office:value="0.20777" calcext:value-type="float">
            <text:p>0,20777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42387" calcext:value-type="float">
            <text:p>0,42387</text:p>
          </table:table-cell>
          <table:table-cell table:number-columns-repeated="7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1380</text:p>
          </table:table-cell>
          <table:table-cell table:number-columns-repeated="10" office:value-type="float" office:value="0.00022" calcext:value-type="float">
            <text:p>0,00022</text:p>
          </table:table-cell>
          <table:table-cell office:value-type="float" office:value="0.15515" calcext:value-type="float">
            <text:p>0,15515</text:p>
          </table:table-cell>
          <table:table-cell table:number-columns-repeated="4" office:value-type="float" office:value="0.00022" calcext:value-type="float">
            <text:p>0,00022</text:p>
          </table:table-cell>
          <table:table-cell office:value-type="float" office:value="0.04231" calcext:value-type="float">
            <text:p>0,04231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1805" calcext:value-type="float">
            <text:p>0,1805</text:p>
          </table:table-cell>
          <table:table-cell office:value-type="float" office:value="0.12315" calcext:value-type="float">
            <text:p>0,12315</text:p>
          </table:table-cell>
          <table:table-cell office:value-type="float" office:value="0.23414" calcext:value-type="float">
            <text:p>0,23414</text:p>
          </table:table-cell>
          <table:table-cell office:value-type="float" office:value="0.15403" calcext:value-type="float">
            <text:p>0,15403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10672" calcext:value-type="float">
            <text:p>0,10672</text:p>
          </table:table-cell>
          <table:table-cell table:number-columns-repeated="2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1381</text:p>
          </table:table-cell>
          <table:table-cell table:number-columns-repeated="2" office:value-type="float" office:value="0.00022" calcext:value-type="float">
            <text:p>0,00022</text:p>
          </table:table-cell>
          <table:table-cell office:value-type="float" office:value="0.09978" calcext:value-type="float">
            <text:p>0,09978</text:p>
          </table:table-cell>
          <table:table-cell table:number-columns-repeated="5" office:value-type="float" office:value="0.00022" calcext:value-type="float">
            <text:p>0,00022</text:p>
          </table:table-cell>
          <table:table-cell office:value-type="float" office:value="0.24319" calcext:value-type="float">
            <text:p>0,24319</text:p>
          </table:table-cell>
          <table:table-cell table:number-columns-repeated="9" office:value-type="float" office:value="0.00022" calcext:value-type="float">
            <text:p>0,00022</text:p>
          </table:table-cell>
          <table:table-cell office:value-type="float" office:value="0.65219" calcext:value-type="float">
            <text:p>0,65219</text:p>
          </table:table-cell>
          <table:table-cell table:number-columns-repeated="6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article 1382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2686" calcext:value-type="float">
            <text:p>0,02686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18988" calcext:value-type="float">
            <text:p>0,18988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40043" calcext:value-type="float">
            <text:p>0,40043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09114" calcext:value-type="float">
            <text:p>0,09114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0764" calcext:value-type="float">
            <text:p>0,0764</text:p>
          </table:table-cell>
          <table:table-cell office:value-type="float" office:value="0.08169" calcext:value-type="float">
            <text:p>0,08169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12917" calcext:value-type="float">
            <text:p>0,12917</text:p>
          </table:table-cell>
          <table:table-cell table:number-columns-repeated="4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1383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7714" calcext:value-type="float">
            <text:p>0,07714</text:p>
          </table:table-cell>
          <table:table-cell table:number-columns-repeated="6" office:value-type="float" office:value="0.00011" calcext:value-type="float">
            <text:p>0,00011</text:p>
          </table:table-cell>
          <table:table-cell office:value-type="float" office:value="0.01702" calcext:value-type="float">
            <text:p>0,01702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6464" calcext:value-type="float">
            <text:p>0,06464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27584" calcext:value-type="float">
            <text:p>0,27584</text:p>
          </table:table-cell>
          <table:table-cell office:value-type="float" office:value="0.15176" calcext:value-type="float">
            <text:p>0,15176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0.36793" calcext:value-type="float">
            <text:p>0,36793</text:p>
          </table:table-cell>
          <table:table-cell office:value-type="float" office:value="0.04373" calcext:value-type="float">
            <text:p>0,04373</text:p>
          </table:table-cell>
          <table:table-cell table:number-columns-repeated="6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article 1384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20799" calcext:value-type="float">
            <text:p>0,20799</text:p>
          </table:table-cell>
          <table:table-cell office:value-type="float" office:value="0.27712" calcext:value-type="float">
            <text:p>0,27712</text:p>
          </table:table-cell>
          <table:table-cell table:number-columns-repeated="5" office:value-type="float" office:value="0.00021" calcext:value-type="float">
            <text:p>0,00021</text:p>
          </table:table-cell>
          <table:table-cell office:value-type="float" office:value="0.51021" calcext:value-type="float">
            <text:p>0,51021</text:p>
          </table:table-cell>
          <table:table-cell table:number-columns-repeated="15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1385</text:p>
          </table:table-cell>
          <table:table-cell table:number-columns-repeated="3" office:value-type="float" office:value="0.00014" calcext:value-type="float">
            <text:p>0,00014</text:p>
          </table:table-cell>
          <table:table-cell office:value-type="float" office:value="0.08587" calcext:value-type="float">
            <text:p>0,08587</text:p>
          </table:table-cell>
          <table:table-cell office:value-type="float" office:value="0.15371" calcext:value-type="float">
            <text:p>0,15371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04046" calcext:value-type="float">
            <text:p>0,04046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26176" calcext:value-type="float">
            <text:p>0,26176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0.03672" calcext:value-type="float">
            <text:p>0,03672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23209" calcext:value-type="float">
            <text:p>0,23209</text:p>
          </table:table-cell>
          <table:table-cell table:number-columns-repeated="4" office:value-type="float" office:value="0.00014" calcext:value-type="float">
            <text:p>0,00014</text:p>
          </table:table-cell>
          <table:table-cell office:value-type="float" office:value="0.10748" calcext:value-type="float">
            <text:p>0,10748</text:p>
          </table:table-cell>
          <table:table-cell office:value-type="float" office:value="0.07948" calcext:value-type="float">
            <text:p>0,07948</text:p>
          </table:table-cell>
          <table:table-cell table:number-columns-repeated="3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article 1386</text:p>
          </table:table-cell>
          <table:table-cell table:number-columns-repeated="5" office:value-type="float" office:value="0.00023" calcext:value-type="float">
            <text:p>0,00023</text:p>
          </table:table-cell>
          <table:table-cell office:value-type="float" office:value="0.04424" calcext:value-type="float">
            <text:p>0,04424</text:p>
          </table:table-cell>
          <table:table-cell office:value-type="float" office:value="0.06936" calcext:value-type="float">
            <text:p>0,06936</text:p>
          </table:table-cell>
          <table:table-cell table:number-columns-repeated="3" office:value-type="float" office:value="0.00023" calcext:value-type="float">
            <text:p>0,00023</text:p>
          </table:table-cell>
          <table:table-cell office:value-type="float" office:value="0.23317" calcext:value-type="float">
            <text:p>0,23317</text:p>
          </table:table-cell>
          <table:table-cell table:number-columns-repeated="4" office:value-type="float" office:value="0.00023" calcext:value-type="float">
            <text:p>0,00023</text:p>
          </table:table-cell>
          <table:table-cell office:value-type="float" office:value="0.53871" calcext:value-type="float">
            <text:p>0,53871</text:p>
          </table:table-cell>
          <table:table-cell table:number-columns-repeated="6" office:value-type="float" office:value="0.00023" calcext:value-type="float">
            <text:p>0,00023</text:p>
          </table:table-cell>
          <table:table-cell office:value-type="float" office:value="0.10987" calcext:value-type="float">
            <text:p>0,10987</text:p>
          </table:table-cell>
          <table:table-cell table:number-columns-repeated="2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article 1387</text:p>
          </table:table-cell>
          <table:table-cell office:value-type="float" office:value="0.1424" calcext:value-type="float">
            <text:p>0,1424</text:p>
          </table:table-cell>
          <table:table-cell table:number-columns-repeated="3" office:value-type="float" office:value="0.00019" calcext:value-type="float">
            <text:p>0,00019</text:p>
          </table:table-cell>
          <table:table-cell office:value-type="float" office:value="0.01897" calcext:value-type="float">
            <text:p>0,01897</text:p>
          </table:table-cell>
          <table:table-cell table:number-columns-repeated="9" office:value-type="float" office:value="0.00019" calcext:value-type="float">
            <text:p>0,00019</text:p>
          </table:table-cell>
          <table:table-cell office:value-type="float" office:value="0.44353" calcext:value-type="float">
            <text:p>0,44353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11524" calcext:value-type="float">
            <text:p>0,11524</text:p>
          </table:table-cell>
          <table:table-cell office:value-type="float" office:value="0.1054" calcext:value-type="float">
            <text:p>0,1054</text:p>
          </table:table-cell>
          <table:table-cell table:number-columns-repeated="4" office:value-type="float" office:value="0.00019" calcext:value-type="float">
            <text:p>0,00019</text:p>
          </table:table-cell>
          <table:table-cell office:value-type="float" office:value="0.17078" calcext:value-type="float">
            <text:p>0,17078</text:p>
          </table:table-cell>
          <table:table-cell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1388</text:p>
          </table:table-cell>
          <table:table-cell office:value-type="float" office:value="0.09386" calcext:value-type="float">
            <text:p>0,09386</text:p>
          </table:table-cell>
          <table:table-cell table:number-columns-repeated="9" office:value-type="float" office:value="0.00025" calcext:value-type="float">
            <text:p>0,00025</text:p>
          </table:table-cell>
          <table:table-cell office:value-type="float" office:value="0.31088" calcext:value-type="float">
            <text:p>0,31088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0781" calcext:value-type="float">
            <text:p>0,0781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51194" calcext:value-type="float">
            <text:p>0,51194</text:p>
          </table:table-cell>
          <table:table-cell table:number-columns-repeated="6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1389</text:p>
          </table:table-cell>
          <table:table-cell office:value-type="float" office:value="0.02657" calcext:value-type="float">
            <text:p>0,02657</text:p>
          </table:table-cell>
          <table:table-cell table:number-columns-repeated="7" office:value-type="float" office:value="0.0002" calcext:value-type="float">
            <text:p>0,0002</text:p>
          </table:table-cell>
          <table:table-cell office:value-type="float" office:value="0.54712" calcext:value-type="float">
            <text:p>0,5471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25862" calcext:value-type="float">
            <text:p>0,25862</text:p>
          </table:table-cell>
          <table:table-cell table:number-columns-repeated="10" office:value-type="float" office:value="0.0002" calcext:value-type="float">
            <text:p>0,0002</text:p>
          </table:table-cell>
          <table:table-cell office:value-type="float" office:value="0.13367" calcext:value-type="float">
            <text:p>0,13367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2999" calcext:value-type="float">
            <text:p>0,02999</text:p>
          </table:table-cell>
        </table:table-row>
        <table:table-row table:style-name="ro1">
          <table:table-cell office:value-type="string" calcext:value-type="string">
            <text:p>article 1390</text:p>
          </table:table-cell>
          <table:table-cell table:number-columns-repeated="5" office:value-type="float" office:value="0.00027" calcext:value-type="float">
            <text:p>0,00027</text:p>
          </table:table-cell>
          <table:table-cell office:value-type="float" office:value="0.09425" calcext:value-type="float">
            <text:p>0,09425</text:p>
          </table:table-cell>
          <table:table-cell office:value-type="float" office:value="0.05339" calcext:value-type="float">
            <text:p>0,05339</text:p>
          </table:table-cell>
          <table:table-cell office:value-type="float" office:value="0.11667" calcext:value-type="float">
            <text:p>0,11667</text:p>
          </table:table-cell>
          <table:table-cell table:number-columns-repeated="2" office:value-type="float" office:value="0.00027" calcext:value-type="float">
            <text:p>0,00027</text:p>
          </table:table-cell>
          <table:table-cell office:value-type="float" office:value="0.18197" calcext:value-type="float">
            <text:p>0,18197</text:p>
          </table:table-cell>
          <table:table-cell table:number-columns-repeated="3" office:value-type="float" office:value="0.00027" calcext:value-type="float">
            <text:p>0,00027</text:p>
          </table:table-cell>
          <table:table-cell office:value-type="float" office:value="0.10414" calcext:value-type="float">
            <text:p>0,10414</text:p>
          </table:table-cell>
          <table:table-cell table:number-columns-repeated="3" office:value-type="float" office:value="0.00027" calcext:value-type="float">
            <text:p>0,00027</text:p>
          </table:table-cell>
          <table:table-cell office:value-type="float" office:value="0.05543" calcext:value-type="float">
            <text:p>0,05543</text:p>
          </table:table-cell>
          <table:table-cell office:value-type="float" office:value="0.35098" calcext:value-type="float">
            <text:p>0,35098</text:p>
          </table:table-cell>
          <table:table-cell table:number-columns-repeated="4" office:value-type="float" office:value="0.00027" calcext:value-type="float">
            <text:p>0,00027</text:p>
          </table:table-cell>
          <table:table-cell office:value-type="float" office:value="0.03852" calcext:value-type="float">
            <text:p>0,03852</text:p>
          </table:table-cell>
        </table:table-row>
        <table:table-row table:style-name="ro1">
          <table:table-cell office:value-type="string" calcext:value-type="string">
            <text:p>article 1391</text:p>
          </table:table-cell>
          <table:table-cell table:number-columns-repeated="6" office:value-type="float" office:value="0.00031" calcext:value-type="float">
            <text:p>0,00031</text:p>
          </table:table-cell>
          <table:table-cell office:value-type="float" office:value="0.30509" calcext:value-type="float">
            <text:p>0,30509</text:p>
          </table:table-cell>
          <table:table-cell table:number-columns-repeated="8" office:value-type="float" office:value="0.00031" calcext:value-type="float">
            <text:p>0,00031</text:p>
          </table:table-cell>
          <table:table-cell office:value-type="float" office:value="0.65471" calcext:value-type="float">
            <text:p>0,65471</text:p>
          </table:table-cell>
          <table:table-cell table:number-columns-repeated="7" office:value-type="float" office:value="0.00031" calcext:value-type="float">
            <text:p>0,00031</text:p>
          </table:table-cell>
          <table:table-cell office:value-type="float" office:value="0.03343" calcext:value-type="float">
            <text:p>0,03343</text:p>
          </table:table-cell>
          <table:table-cell office:value-type="float" office:value="0.00031" calcext:value-type="float">
            <text:p>0,00031</text:p>
          </table:table-cell>
        </table:table-row>
        <table:table-row table:style-name="ro1">
          <table:table-cell office:value-type="string" calcext:value-type="string">
            <text:p>article 1392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19588" calcext:value-type="float">
            <text:p>0,19588</text:p>
          </table:table-cell>
          <table:table-cell table:number-columns-repeated="5" office:value-type="float" office:value="0.00021" calcext:value-type="float">
            <text:p>0,00021</text:p>
          </table:table-cell>
          <table:table-cell office:value-type="float" office:value="0.15641" calcext:value-type="float">
            <text:p>0,15641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4607" calcext:value-type="float">
            <text:p>0,04607</text:p>
          </table:table-cell>
          <table:table-cell office:value-type="float" office:value="0.0714" calcext:value-type="float">
            <text:p>0,0714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0.38313" calcext:value-type="float">
            <text:p>0,38313</text:p>
          </table:table-cell>
          <table:table-cell table:number-columns-repeated="3" office:value-type="float" office:value="0.00021" calcext:value-type="float">
            <text:p>0,00021</text:p>
          </table:table-cell>
          <table:table-cell office:value-type="float" office:value="0.14306" calcext:value-type="float">
            <text:p>0,14306</text:p>
          </table:table-cell>
          <table:table-cell table:number-columns-repeated="6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article 139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23931" calcext:value-type="float">
            <text:p>0,23931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3028" calcext:value-type="float">
            <text:p>0,03028</text:p>
          </table:table-cell>
          <table:table-cell table:number-columns-repeated="5" office:value-type="float" office:value="0.0001" calcext:value-type="float">
            <text:p>0,0001</text:p>
          </table:table-cell>
          <table:table-cell office:value-type="float" office:value="0.07661" calcext:value-type="float">
            <text:p>0,07661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33761" calcext:value-type="float">
            <text:p>0,33761</text:p>
          </table:table-cell>
          <table:table-cell table:number-columns-repeated="6" office:value-type="float" office:value="0.0001" calcext:value-type="float">
            <text:p>0,0001</text:p>
          </table:table-cell>
          <table:table-cell office:value-type="float" office:value="0.04882" calcext:value-type="float">
            <text:p>0,04882</text:p>
          </table:table-cell>
          <table:table-cell office:value-type="float" office:value="0.24607" calcext:value-type="float">
            <text:p>0,24607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1953" calcext:value-type="float">
            <text:p>0,01953</text:p>
          </table:table-cell>
        </table:table-row>
        <table:table-row table:style-name="ro1">
          <table:table-cell office:value-type="string" calcext:value-type="string">
            <text:p>article 1394</text:p>
          </table:table-cell>
          <table:table-cell office:value-type="float" office:value="0.03403" calcext:value-type="float">
            <text:p>0,03403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17498" calcext:value-type="float">
            <text:p>0,17498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0.0707" calcext:value-type="float">
            <text:p>0,0707</text:p>
          </table:table-cell>
          <table:table-cell office:value-type="float" office:value="0.04465" calcext:value-type="float">
            <text:p>0,04465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3427" calcext:value-type="float">
            <text:p>0,3427</text:p>
          </table:table-cell>
          <table:table-cell table:number-columns-repeated="7" office:value-type="float" office:value="0.00018" calcext:value-type="float">
            <text:p>0,00018</text:p>
          </table:table-cell>
          <table:table-cell office:value-type="float" office:value="0.08732" calcext:value-type="float">
            <text:p>0,08732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14402" calcext:value-type="float">
            <text:p>0,14402</text:p>
          </table:table-cell>
          <table:table-cell table:number-columns-repeated="3" office:value-type="float" office:value="0.00018" calcext:value-type="float">
            <text:p>0,00018</text:p>
          </table:table-cell>
          <table:table-cell office:value-type="float" office:value="0.09847" calcext:value-type="float">
            <text:p>0,09847</text:p>
          </table:table-cell>
          <table:table-cell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article 1395</text:p>
          </table:table-cell>
          <table:table-cell table:number-columns-repeated="9" office:value-type="float" office:value="0.00012" calcext:value-type="float">
            <text:p>0,00012</text:p>
          </table:table-cell>
          <table:table-cell office:value-type="float" office:value="0.00997" calcext:value-type="float">
            <text:p>0,00997</text:p>
          </table:table-cell>
          <table:table-cell office:value-type="float" office:value="0.04369" calcext:value-type="float">
            <text:p>0,04369</text:p>
          </table:table-cell>
          <table:table-cell table:number-columns-repeated="5" office:value-type="float" office:value="0.00012" calcext:value-type="float">
            <text:p>0,00012</text:p>
          </table:table-cell>
          <table:table-cell office:value-type="float" office:value="0.04413" calcext:value-type="float">
            <text:p>0,04413</text:p>
          </table:table-cell>
          <table:table-cell office:value-type="float" office:value="0.13838" calcext:value-type="float">
            <text:p>0,13838</text:p>
          </table:table-cell>
          <table:table-cell office:value-type="float" office:value="0.7172" calcext:value-type="float">
            <text:p>0,7172</text:p>
          </table:table-cell>
          <table:table-cell table:number-columns-repeated="3" office:value-type="float" office:value="0.00012" calcext:value-type="float">
            <text:p>0,00012</text:p>
          </table:table-cell>
          <table:table-cell office:value-type="float" office:value="0.04431" calcext:value-type="float">
            <text:p>0,04431</text:p>
          </table:table-cell>
          <table:table-cell table:number-columns-repeated="2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article 1396</text:p>
          </table:table-cell>
          <table:table-cell table:number-columns-repeated="2" office:value-type="float" office:value="0.00038" calcext:value-type="float">
            <text:p>0,00038</text:p>
          </table:table-cell>
          <table:table-cell office:value-type="float" office:value="0.07251" calcext:value-type="float">
            <text:p>0,07251</text:p>
          </table:table-cell>
          <table:table-cell office:value-type="float" office:value="0.02729" calcext:value-type="float">
            <text:p>0,02729</text:p>
          </table:table-cell>
          <table:table-cell office:value-type="float" office:value="0.00038" calcext:value-type="float">
            <text:p>0,00038</text:p>
          </table:table-cell>
          <table:table-cell office:value-type="float" office:value="0.13435" calcext:value-type="float">
            <text:p>0,13435</text:p>
          </table:table-cell>
          <table:table-cell office:value-type="float" office:value="0.00038" calcext:value-type="float">
            <text:p>0,00038</text:p>
          </table:table-cell>
          <table:table-cell office:value-type="float" office:value="0.13539" calcext:value-type="float">
            <text:p>0,13539</text:p>
          </table:table-cell>
          <table:table-cell table:number-columns-repeated="7" office:value-type="float" office:value="0.00038" calcext:value-type="float">
            <text:p>0,00038</text:p>
          </table:table-cell>
          <table:table-cell office:value-type="float" office:value="0.42272" calcext:value-type="float">
            <text:p>0,42272</text:p>
          </table:table-cell>
          <table:table-cell office:value-type="float" office:value="0.00038" calcext:value-type="float">
            <text:p>0,00038</text:p>
          </table:table-cell>
          <table:table-cell office:value-type="float" office:value="0.15949" calcext:value-type="float">
            <text:p>0,15949</text:p>
          </table:table-cell>
          <table:table-cell table:number-columns-repeated="6" office:value-type="float" office:value="0.00038" calcext:value-type="float">
            <text:p>0,00038</text:p>
          </table:table-cell>
          <table:table-cell office:value-type="float" office:value="0.04146" calcext:value-type="float">
            <text:p>0,04146</text:p>
          </table:table-cell>
        </table:table-row>
        <table:table-row table:style-name="ro1">
          <table:table-cell office:value-type="string" calcext:value-type="string">
            <text:p>article 1397</text:p>
          </table:table-cell>
          <table:table-cell table:number-columns-repeated="11" office:value-type="float" office:value="0.0003" calcext:value-type="float">
            <text:p>0,0003</text:p>
          </table:table-cell>
          <table:table-cell office:value-type="float" office:value="0.08101" calcext:value-type="float">
            <text:p>0,08101</text:p>
          </table:table-cell>
          <table:table-cell table:number-columns-repeated="5" office:value-type="float" office:value="0.0003" calcext:value-type="float">
            <text:p>0,0003</text:p>
          </table:table-cell>
          <table:table-cell office:value-type="float" office:value="0.10488" calcext:value-type="float">
            <text:p>0,10488</text:p>
          </table:table-cell>
          <table:table-cell office:value-type="float" office:value="0.54458" calcext:value-type="float">
            <text:p>0,54458</text:p>
          </table:table-cell>
          <table:table-cell table:number-columns-repeated="2" office:value-type="float" office:value="0.0003" calcext:value-type="float">
            <text:p>0,0003</text:p>
          </table:table-cell>
          <table:table-cell office:value-type="float" office:value="0.12853" calcext:value-type="float">
            <text:p>0,12853</text:p>
          </table:table-cell>
          <table:table-cell office:value-type="float" office:value="0.13494" calcext:value-type="float">
            <text:p>0,13494</text:p>
          </table:table-cell>
          <table:table-cell table:number-columns-repeated="2" office:value-type="float" office:value="0.0003" calcext:value-type="float">
            <text:p>0,0003</text:p>
          </table:table-cell>
        </table:table-row>
        <table:table-row table:style-name="ro1">
          <table:table-cell office:value-type="string" calcext:value-type="string">
            <text:p>article 1398</text:p>
          </table:table-cell>
          <table:table-cell office:value-type="float" office:value="0.04354" calcext:value-type="float">
            <text:p>0,04354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37895" calcext:value-type="float">
            <text:p>0,37895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13235" calcext:value-type="float">
            <text:p>0,13235</text:p>
          </table:table-cell>
          <table:table-cell office:value-type="float" office:value="0.05477" calcext:value-type="float">
            <text:p>0,05477</text:p>
          </table:table-cell>
          <table:table-cell table:number-columns-repeated="2" office:value-type="float" office:value="0.00024" calcext:value-type="float">
            <text:p>0,00024</text:p>
          </table:table-cell>
          <table:table-cell office:value-type="float" office:value="0.26215" calcext:value-type="float">
            <text:p>0,26215</text:p>
          </table:table-cell>
          <table:table-cell table:number-columns-repeated="11" office:value-type="float" office:value="0.00024" calcext:value-type="float">
            <text:p>0,00024</text:p>
          </table:table-cell>
          <table:table-cell office:value-type="float" office:value="0.12373" calcext:value-type="float">
            <text:p>0,12373</text:p>
          </table:table-cell>
          <table:table-cell table:number-columns-repeated="3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rticle 1399</text:p>
          </table:table-cell>
          <table:table-cell table:number-columns-repeated="5" office:value-type="float" office:value="0.00022" calcext:value-type="float">
            <text:p>0,00022</text:p>
          </table:table-cell>
          <table:table-cell office:value-type="float" office:value="0.25817" calcext:value-type="float">
            <text:p>0,25817</text:p>
          </table:table-cell>
          <table:table-cell table:number-columns-repeated="4" office:value-type="float" office:value="0.00022" calcext:value-type="float">
            <text:p>0,00022</text:p>
          </table:table-cell>
          <table:table-cell office:value-type="float" office:value="0.38019" calcext:value-type="float">
            <text:p>0,38019</text:p>
          </table:table-cell>
          <table:table-cell table:number-columns-repeated="7" office:value-type="float" office:value="0.00022" calcext:value-type="float">
            <text:p>0,00022</text:p>
          </table:table-cell>
          <table:table-cell office:value-type="float" office:value="0.31312" calcext:value-type="float">
            <text:p>0,31312</text:p>
          </table:table-cell>
          <table:table-cell table:number-columns-repeated="5" office:value-type="float" office:value="0.00022" calcext:value-type="float">
            <text:p>0,00022</text:p>
          </table:table-cell>
          <table:table-cell office:value-type="float" office:value="0.04385" calcext:value-type="float">
            <text:p>0,04385</text:p>
          </table:table-cell>
        </table:table-row>
        <table:table-row table:style-name="ro1">
          <table:table-cell office:value-type="string" calcext:value-type="string">
            <text:p>article 1400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9252" calcext:value-type="float">
            <text:p>0,09252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1558" calcext:value-type="float">
            <text:p>0,1558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4321" calcext:value-type="float">
            <text:p>0,04321</text:p>
          </table:table-cell>
          <table:table-cell table:number-columns-repeated="9" office:value-type="float" office:value="0.00015" calcext:value-type="float">
            <text:p>0,00015</text:p>
          </table:table-cell>
          <table:table-cell office:value-type="float" office:value="0.09343" calcext:value-type="float">
            <text:p>0,09343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50402" calcext:value-type="float">
            <text:p>0,50402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3153" calcext:value-type="float">
            <text:p>0,03153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6867" calcext:value-type="float">
            <text:p>0,06867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831" calcext:value-type="float">
            <text:p>0,00831</text:p>
          </table:table-cell>
        </table:table-row>
        <table:table-row table:style-name="ro1">
          <table:table-cell office:value-type="string" calcext:value-type="string">
            <text:p>article 1401</text:p>
          </table:table-cell>
          <table:table-cell table:number-columns-repeated="7" office:value-type="float" office:value="0.00025" calcext:value-type="float">
            <text:p>0,00025</text:p>
          </table:table-cell>
          <table:table-cell office:value-type="float" office:value="0.02923" calcext:value-type="float">
            <text:p>0,02923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24051" calcext:value-type="float">
            <text:p>0,24051</text:p>
          </table:table-cell>
          <table:table-cell table:number-columns-repeated="6" office:value-type="float" office:value="0.00025" calcext:value-type="float">
            <text:p>0,00025</text:p>
          </table:table-cell>
          <table:table-cell office:value-type="float" office:value="0.01705" calcext:value-type="float">
            <text:p>0,01705</text:p>
          </table:table-cell>
          <table:table-cell office:value-type="float" office:value="0.31601" calcext:value-type="float">
            <text:p>0,31601</text:p>
          </table:table-cell>
          <table:table-cell office:value-type="float" office:value="0.09329" calcext:value-type="float">
            <text:p>0,09329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6383" calcext:value-type="float">
            <text:p>0,06383</text:p>
          </table:table-cell>
          <table:table-cell office:value-type="float" office:value="0.1638" calcext:value-type="float">
            <text:p>0,1638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7211" calcext:value-type="float">
            <text:p>0,07211</text:p>
          </table:table-cell>
        </table:table-row>
        <table:table-row table:style-name="ro1">
          <table:table-cell office:value-type="string" calcext:value-type="string">
            <text:p>article 1402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5243" calcext:value-type="float">
            <text:p>0,05243</text:p>
          </table:table-cell>
          <table:table-cell table:number-columns-repeated="8" office:value-type="float" office:value="0.00026" calcext:value-type="float">
            <text:p>0,00026</text:p>
          </table:table-cell>
          <table:table-cell office:value-type="float" office:value="0.15345" calcext:value-type="float">
            <text:p>0,15345</text:p>
          </table:table-cell>
          <table:table-cell table:number-columns-repeated="3" office:value-type="float" office:value="0.00026" calcext:value-type="float">
            <text:p>0,00026</text:p>
          </table:table-cell>
          <table:table-cell office:value-type="float" office:value="0.69183" calcext:value-type="float">
            <text:p>0,69183</text:p>
          </table:table-cell>
          <table:table-cell table:number-columns-repeated="3" office:value-type="float" office:value="0.00026" calcext:value-type="float">
            <text:p>0,00026</text:p>
          </table:table-cell>
          <table:table-cell office:value-type="float" office:value="0.07132" calcext:value-type="float">
            <text:p>0,07132</text:p>
          </table:table-cell>
          <table:table-cell table:number-columns-repeated="4" office:value-type="float" office:value="0.00026" calcext:value-type="float">
            <text:p>0,00026</text:p>
          </table:table-cell>
          <table:table-cell office:value-type="float" office:value="0.02574" calcext:value-type="float">
            <text:p>0,02574</text:p>
          </table:table-cell>
          <table:table-cell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1403</text:p>
          </table:table-cell>
          <table:table-cell table:number-columns-repeated="6" office:value-type="float" office:value="0.00019" calcext:value-type="float">
            <text:p>0,00019</text:p>
          </table:table-cell>
          <table:table-cell office:value-type="float" office:value="0.05199" calcext:value-type="float">
            <text:p>0,05199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5796" calcext:value-type="float">
            <text:p>0,5796</text:p>
          </table:table-cell>
          <table:table-cell table:number-columns-repeated="6" office:value-type="float" office:value="0.00019" calcext:value-type="float">
            <text:p>0,00019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3631" calcext:value-type="float">
            <text:p>0,03631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19125" calcext:value-type="float">
            <text:p>0,19125</text:p>
          </table:table-cell>
          <table:table-cell office:value-type="float" office:value="0.13173" calcext:value-type="float">
            <text:p>0,13173</text:p>
          </table:table-cell>
          <table:table-cell table:number-columns-repeated="3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rticle 1404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07425" calcext:value-type="float">
            <text:p>0,07425</text:p>
          </table:table-cell>
          <table:table-cell table:number-columns-repeated="7" office:value-type="float" office:value="0.00017" calcext:value-type="float">
            <text:p>0,00017</text:p>
          </table:table-cell>
          <table:table-cell office:value-type="float" office:value="0.30705" calcext:value-type="float">
            <text:p>0,30705</text:p>
          </table:table-cell>
          <table:table-cell table:number-columns-repeated="5" office:value-type="float" office:value="0.00017" calcext:value-type="float">
            <text:p>0,00017</text:p>
          </table:table-cell>
          <table:table-cell office:value-type="float" office:value="0.17958" calcext:value-type="float">
            <text:p>0,17958</text:p>
          </table:table-cell>
          <table:table-cell office:value-type="float" office:value="0.21363" calcext:value-type="float">
            <text:p>0,21363</text:p>
          </table:table-cell>
          <table:table-cell table:number-columns-repeated="2" office:value-type="float" office:value="0.00017" calcext:value-type="float">
            <text:p>0,00017</text:p>
          </table:table-cell>
          <table:table-cell office:value-type="float" office:value="0.22218" calcext:value-type="float">
            <text:p>0,22218</text:p>
          </table:table-cell>
          <table:table-cell table:number-columns-repeated="4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article 1405</text:p>
          </table:table-cell>
          <table:table-cell table:number-columns-repeated="3" office:value-type="float" office:value="0.00026" calcext:value-type="float">
            <text:p>0,00026</text:p>
          </table:table-cell>
          <table:table-cell office:value-type="float" office:value="0.13837" calcext:value-type="float">
            <text:p>0,13837</text:p>
          </table:table-cell>
          <table:table-cell office:value-type="float" office:value="0.19484" calcext:value-type="float">
            <text:p>0,19484</text:p>
          </table:table-cell>
          <table:table-cell table:number-columns-repeated="2" office:value-type="float" office:value="0.00026" calcext:value-type="float">
            <text:p>0,00026</text:p>
          </table:table-cell>
          <table:table-cell office:value-type="float" office:value="0.24902" calcext:value-type="float">
            <text:p>0,24902</text:p>
          </table:table-cell>
          <table:table-cell table:number-columns-repeated="2" office:value-type="float" office:value="0.00026" calcext:value-type="float">
            <text:p>0,00026</text:p>
          </table:table-cell>
          <table:table-cell office:value-type="float" office:value="0.12969" calcext:value-type="float">
            <text:p>0,12969</text:p>
          </table:table-cell>
          <table:table-cell table:number-columns-repeated="6" office:value-type="float" office:value="0.00026" calcext:value-type="float">
            <text:p>0,00026</text:p>
          </table:table-cell>
          <table:table-cell office:value-type="float" office:value="0.14948" calcext:value-type="float">
            <text:p>0,14948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3818" calcext:value-type="float">
            <text:p>0,03818</text:p>
          </table:table-cell>
          <table:table-cell table:number-columns-repeated="4" office:value-type="float" office:value="0.00026" calcext:value-type="float">
            <text:p>0,00026</text:p>
          </table:table-cell>
          <table:table-cell office:value-type="float" office:value="0.09581" calcext:value-type="float">
            <text:p>0,09581</text:p>
          </table:table-cell>
        </table:table-row>
        <table:table-row table:style-name="ro1">
          <table:table-cell office:value-type="string" calcext:value-type="string">
            <text:p>article 1406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09777" calcext:value-type="float">
            <text:p>0,09777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21734" calcext:value-type="float">
            <text:p>0,21734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34137" calcext:value-type="float">
            <text:p>0,34137</text:p>
          </table:table-cell>
          <table:table-cell office:value-type="float" office:value="0.02465" calcext:value-type="float">
            <text:p>0,02465</text:p>
          </table:table-cell>
          <table:table-cell table:number-columns-repeated="6" office:value-type="float" office:value="0.00025" calcext:value-type="float">
            <text:p>0,00025</text:p>
          </table:table-cell>
          <table:table-cell office:value-type="float" office:value="0.31381" calcext:value-type="float">
            <text:p>0,31381</text:p>
          </table:table-cell>
          <table:table-cell table:number-columns-repeated="6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1407</text:p>
          </table:table-cell>
          <table:table-cell table:number-columns-repeated="4" office:value-type="float" office:value="0.00029" calcext:value-type="float">
            <text:p>0,00029</text:p>
          </table:table-cell>
          <table:table-cell office:value-type="float" office:value="0.36643" calcext:value-type="float">
            <text:p>0,36643</text:p>
          </table:table-cell>
          <table:table-cell table:number-columns-repeated="3" office:value-type="float" office:value="0.00029" calcext:value-type="float">
            <text:p>0,00029</text:p>
          </table:table-cell>
          <table:table-cell office:value-type="float" office:value="0.13314" calcext:value-type="float">
            <text:p>0,13314</text:p>
          </table:table-cell>
          <table:table-cell table:number-columns-repeated="4" office:value-type="float" office:value="0.00029" calcext:value-type="float">
            <text:p>0,00029</text:p>
          </table:table-cell>
          <table:table-cell office:value-type="float" office:value="0.05606" calcext:value-type="float">
            <text:p>0,05606</text:p>
          </table:table-cell>
          <table:table-cell table:number-columns-repeated="3" office:value-type="float" office:value="0.00029" calcext:value-type="float">
            <text:p>0,00029</text:p>
          </table:table-cell>
          <table:table-cell office:value-type="float" office:value="0.40155" calcext:value-type="float">
            <text:p>0,40155</text:p>
          </table:table-cell>
          <table:table-cell table:number-columns-repeated="3" office:value-type="float" office:value="0.00029" calcext:value-type="float">
            <text:p>0,00029</text:p>
          </table:table-cell>
          <table:table-cell office:value-type="float" office:value="0.03703" calcext:value-type="float">
            <text:p>0,03703</text:p>
          </table:table-cell>
          <table:table-cell table:number-columns-repeated="3" office:value-type="float" office:value="0.00029" calcext:value-type="float">
            <text:p>0,00029</text:p>
          </table:table-cell>
        </table:table-row>
        <table:table-row table:style-name="ro1">
          <table:table-cell office:value-type="string" calcext:value-type="string">
            <text:p>article 1408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18801" calcext:value-type="float">
            <text:p>0,18801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34391" calcext:value-type="float">
            <text:p>0,34391</text:p>
          </table:table-cell>
          <table:table-cell table:number-columns-repeated="5" office:value-type="float" office:value="0.00025" calcext:value-type="float">
            <text:p>0,00025</text:p>
          </table:table-cell>
          <table:table-cell office:value-type="float" office:value="0.07258" calcext:value-type="float">
            <text:p>0,07258</text:p>
          </table:table-cell>
          <table:table-cell office:value-type="float" office:value="0.24957" calcext:value-type="float">
            <text:p>0,24957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05166" calcext:value-type="float">
            <text:p>0,05166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08949" calcext:value-type="float">
            <text:p>0,08949</text:p>
          </table:table-cell>
          <table:table-cell table:number-columns-repeated="4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1409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3719" calcext:value-type="float">
            <text:p>0,03719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25715" calcext:value-type="float">
            <text:p>0,25715</text:p>
          </table:table-cell>
          <table:table-cell table:number-columns-repeated="3" office:value-type="float" office:value="0.00025" calcext:value-type="float">
            <text:p>0,00025</text:p>
          </table:table-cell>
          <table:table-cell office:value-type="float" office:value="0.09381" calcext:value-type="float">
            <text:p>0,09381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43568" calcext:value-type="float">
            <text:p>0,43568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17113" calcext:value-type="float">
            <text:p>0,17113</text:p>
          </table:table-cell>
          <table:table-cell table:number-columns-repeated="4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1410</text:p>
          </table:table-cell>
          <table:table-cell office:value-type="float" office:value="0.03763" calcext:value-type="float">
            <text:p>0,03763</text:p>
          </table:table-cell>
          <table:table-cell table:number-columns-repeated="2" office:value-type="float" office:value="0.00026" calcext:value-type="float">
            <text:p>0,00026</text:p>
          </table:table-cell>
          <table:table-cell office:value-type="float" office:value="0.10296" calcext:value-type="float">
            <text:p>0,10296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683" calcext:value-type="float">
            <text:p>0,0683</text:p>
          </table:table-cell>
          <table:table-cell office:value-type="float" office:value="0.08525" calcext:value-type="float">
            <text:p>0,08525</text:p>
          </table:table-cell>
          <table:table-cell office:value-type="float" office:value="0.11376" calcext:value-type="float">
            <text:p>0,11376</text:p>
          </table:table-cell>
          <table:table-cell table:number-columns-repeated="2" office:value-type="float" office:value="0.00026" calcext:value-type="float">
            <text:p>0,00026</text:p>
          </table:table-cell>
          <table:table-cell office:value-type="float" office:value="0.20165" calcext:value-type="float">
            <text:p>0,20165</text:p>
          </table:table-cell>
          <table:table-cell office:value-type="float" office:value="0.16206" calcext:value-type="float">
            <text:p>0,16206</text:p>
          </table:table-cell>
          <table:table-cell table:number-columns-repeated="5" office:value-type="float" office:value="0.00026" calcext:value-type="float">
            <text:p>0,00026</text:p>
          </table:table-cell>
          <table:table-cell office:value-type="float" office:value="0.05662" calcext:value-type="float">
            <text:p>0,05662</text:p>
          </table:table-cell>
          <table:table-cell table:number-columns-repeated="2" office:value-type="float" office:value="0.00026" calcext:value-type="float">
            <text:p>0,00026</text:p>
          </table:table-cell>
          <table:table-cell office:value-type="float" office:value="0.06048" calcext:value-type="float">
            <text:p>0,06048</text:p>
          </table:table-cell>
          <table:table-cell office:value-type="float" office:value="0.10735" calcext:value-type="float">
            <text:p>0,10735</text:p>
          </table:table-cell>
          <table:table-cell table:number-columns-repeated="3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1411</text:p>
          </table:table-cell>
          <table:table-cell table:number-columns-repeated="5" office:value-type="float" office:value="0.00025" calcext:value-type="float">
            <text:p>0,00025</text:p>
          </table:table-cell>
          <table:table-cell office:value-type="float" office:value="0.03917" calcext:value-type="float">
            <text:p>0,03917</text:p>
          </table:table-cell>
          <table:table-cell table:number-columns-repeated="4" office:value-type="float" office:value="0.00025" calcext:value-type="float">
            <text:p>0,00025</text:p>
          </table:table-cell>
          <table:table-cell office:value-type="float" office:value="0.26415" calcext:value-type="float">
            <text:p>0,26415</text:p>
          </table:table-cell>
          <table:table-cell table:number-columns-repeated="7" office:value-type="float" office:value="0.00025" calcext:value-type="float">
            <text:p>0,00025</text:p>
          </table:table-cell>
          <table:table-cell office:value-type="float" office:value="0.69122" calcext:value-type="float">
            <text:p>0,69122</text:p>
          </table:table-cell>
          <table:table-cell table:number-columns-repeated="6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article 1412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.09133" calcext:value-type="float">
            <text:p>0,09133</text:p>
          </table:table-cell>
          <table:table-cell table:number-columns-repeated="8" office:value-type="float" office:value="0.00034" calcext:value-type="float">
            <text:p>0,00034</text:p>
          </table:table-cell>
          <table:table-cell office:value-type="float" office:value="0.20347" calcext:value-type="float">
            <text:p>0,20347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.01311" calcext:value-type="float">
            <text:p>0,01311</text:p>
          </table:table-cell>
          <table:table-cell table:number-columns-repeated="4" office:value-type="float" office:value="0.00034" calcext:value-type="float">
            <text:p>0,00034</text:p>
          </table:table-cell>
          <table:table-cell office:value-type="float" office:value="0.54337" calcext:value-type="float">
            <text:p>0,54337</text:p>
          </table:table-cell>
          <table:table-cell office:value-type="float" office:value="0.03945" calcext:value-type="float">
            <text:p>0,03945</text:p>
          </table:table-cell>
          <table:table-cell table:number-columns-repeated="4" office:value-type="float" office:value="0.00034" calcext:value-type="float">
            <text:p>0,00034</text:p>
          </table:table-cell>
          <table:table-cell office:value-type="float" office:value="0.10283" calcext:value-type="float">
            <text:p>0,10283</text:p>
          </table:table-cell>
          <table:table-cell office:value-type="float" office:value="0.00034" calcext:value-type="float">
            <text:p>0,00034</text:p>
          </table:table-cell>
        </table:table-row>
        <table:table-row table:style-name="ro1">
          <table:table-cell office:value-type="string" calcext:value-type="string">
            <text:p>article 1413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7183" calcext:value-type="float">
            <text:p>0,07183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6415" calcext:value-type="float">
            <text:p>0,06415</text:p>
          </table:table-cell>
          <table:table-cell table:number-columns-repeated="5" office:value-type="float" office:value="0.00026" calcext:value-type="float">
            <text:p>0,00026</text:p>
          </table:table-cell>
          <table:table-cell office:value-type="float" office:value="0.07763" calcext:value-type="float">
            <text:p>0,07763</text:p>
          </table:table-cell>
          <table:table-cell table:number-columns-repeated="4" office:value-type="float" office:value="0.00026" calcext:value-type="float">
            <text:p>0,00026</text:p>
          </table:table-cell>
          <table:table-cell office:value-type="float" office:value="0.69912" calcext:value-type="float">
            <text:p>0,69912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5344" calcext:value-type="float">
            <text:p>0,05344</text:p>
          </table:table-cell>
          <table:table-cell office:value-type="float" office:value="0.02895" calcext:value-type="float">
            <text:p>0,02895</text:p>
          </table:table-cell>
          <table:table-cell table:number-columns-repeated="7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article 1414</text:p>
          </table:table-cell>
          <table:table-cell office:value-type="float" office:value="0.02724" calcext:value-type="float">
            <text:p>0,02724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14261" calcext:value-type="float">
            <text:p>0,14261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14371" calcext:value-type="float">
            <text:p>0,14371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3453" calcext:value-type="float">
            <text:p>0,03453</text:p>
          </table:table-cell>
          <table:table-cell table:number-columns-repeated="6" office:value-type="float" office:value="0.00015" calcext:value-type="float">
            <text:p>0,00015</text:p>
          </table:table-cell>
          <table:table-cell office:value-type="float" office:value="0.24466" calcext:value-type="float">
            <text:p>0,24466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36815" calcext:value-type="float">
            <text:p>0,36815</text:p>
          </table:table-cell>
          <table:table-cell table:number-columns-repeated="3" office:value-type="float" office:value="0.00015" calcext:value-type="float">
            <text:p>0,00015</text:p>
          </table:table-cell>
          <table:table-cell office:value-type="float" office:value="0.03636" calcext:value-type="float">
            <text:p>0,03636</text:p>
          </table:table-cell>
          <table:table-cell table:number-columns-repeated="3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article 1415</text:p>
          </table:table-cell>
          <table:table-cell table:number-columns-repeated="4" office:value-type="float" office:value="0.00026" calcext:value-type="float">
            <text:p>0,00026</text:p>
          </table:table-cell>
          <table:table-cell office:value-type="float" office:value="0.07482" calcext:value-type="float">
            <text:p>0,07482</text:p>
          </table:table-cell>
          <table:table-cell table:number-columns-repeated="3" office:value-type="float" office:value="0.00026" calcext:value-type="float">
            <text:p>0,00026</text:p>
          </table:table-cell>
          <table:table-cell office:value-type="float" office:value="0.26414" calcext:value-type="float">
            <text:p>0,26414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47192" calcext:value-type="float">
            <text:p>0,47192</text:p>
          </table:table-cell>
          <table:table-cell table:number-columns-repeated="5" office:value-type="float" office:value="0.00026" calcext:value-type="float">
            <text:p>0,00026</text:p>
          </table:table-cell>
          <table:table-cell office:value-type="float" office:value="0.01424" calcext:value-type="float">
            <text:p>0,01424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16965" calcext:value-type="float">
            <text:p>0,16965</text:p>
          </table:table-cell>
          <table:table-cell table:number-columns-repeated="6" office:value-type="float" office:value="0.00026" calcext:value-type="float">
            <text:p>0,00026</text:p>
          </table:table-cell>
        </table:table-row>
        <table:table-row table:style-name="ro1">
          <table:table-cell table:style-name="ce1" office:value-type="string" calcext:value-type="string">
            <text:p>MOYENNES</text:p>
          </table:table-cell>
          <table:table-cell table:style-name="ce1" table:formula="of:=AVERAGE([.B2:.B1417])" office:value-type="float" office:value="0.0296490677966102" calcext:value-type="float">
            <text:p>0,0296490677966102</text:p>
          </table:table-cell>
          <table:table-cell table:style-name="ce1" table:formula="of:=AVERAGE([.C2:.C1417])" office:value-type="float" office:value="0.0332404943502825" calcext:value-type="float">
            <text:p>0,0332404943502825</text:p>
          </table:table-cell>
          <table:table-cell table:style-name="ce1" table:formula="of:=AVERAGE([.D2:.D1417])" office:value-type="float" office:value="0.0544014265536723" calcext:value-type="float">
            <text:p>0,0544014265536723</text:p>
          </table:table-cell>
          <table:table-cell table:style-name="ce1" table:formula="of:=AVERAGE([.E2:.E1417])" office:value-type="float" office:value="0.0440396751412429" calcext:value-type="float">
            <text:p>0,0440396751412429</text:p>
          </table:table-cell>
          <table:table-cell table:style-name="ce1" table:formula="of:=AVERAGE([.F2:.F1417])" office:value-type="float" office:value="0.0393210169491525" calcext:value-type="float">
            <text:p>0,0393210169491525</text:p>
          </table:table-cell>
          <table:table-cell table:style-name="ce1" table:formula="of:=AVERAGE([.G2:.G1417])" office:value-type="float" office:value="0.0243479166666667" calcext:value-type="float">
            <text:p>0,0243479166666667</text:p>
          </table:table-cell>
          <table:table-cell table:style-name="ce1" table:formula="of:=AVERAGE([.H2:.H1417])" office:value-type="float" office:value="0.0586040042372881" calcext:value-type="float">
            <text:p>0,0586040042372881</text:p>
          </table:table-cell>
          <table:table-cell table:style-name="ce1" table:formula="of:=AVERAGE([.I2:.I1417])" office:value-type="float" office:value="0.0402985663841808" calcext:value-type="float">
            <text:p>0,0402985663841808</text:p>
          </table:table-cell>
          <table:table-cell table:style-name="ce1" table:formula="of:=AVERAGE([.J2:.J1417])" office:value-type="float" office:value="0.0327541878531073" calcext:value-type="float">
            <text:p>0,0327541878531073</text:p>
          </table:table-cell>
          <table:table-cell table:style-name="ce1" table:formula="of:=AVERAGE([.K2:.K1417])" office:value-type="float" office:value="0.0193593079096045" calcext:value-type="float">
            <text:p>0,0193593079096045</text:p>
          </table:table-cell>
          <table:table-cell table:style-name="ce1" table:formula="of:=AVERAGE([.L2:.L1417])" office:value-type="float" office:value="0.0697264406779661" calcext:value-type="float">
            <text:p>0,0697264406779661</text:p>
          </table:table-cell>
          <table:table-cell table:style-name="ce1" table:formula="of:=AVERAGE([.M2:.M1417])" office:value-type="float" office:value="0.0353901624293785" calcext:value-type="float">
            <text:p>0,0353901624293785</text:p>
          </table:table-cell>
          <table:table-cell table:style-name="ce1" table:formula="of:=AVERAGE([.N2:.N1417])" office:value-type="float" office:value="0.00786862994350282" calcext:value-type="float">
            <text:p>0,00786862994350282</text:p>
          </table:table-cell>
          <table:table-cell table:style-name="ce1" table:formula="of:=AVERAGE([.O2:.O1417])" office:value-type="float" office:value="0.0197400776836158" calcext:value-type="float">
            <text:p>0,0197400776836158</text:p>
          </table:table-cell>
          <table:table-cell table:style-name="ce1" table:formula="of:=AVERAGE([.P2:.P1417])" office:value-type="float" office:value="0.0684022881355932" calcext:value-type="float">
            <text:p>0,0684022881355932</text:p>
          </table:table-cell>
          <table:table-cell table:style-name="ce1" table:formula="of:=AVERAGE([.Q2:.Q1417])" office:value-type="float" office:value="0.0570113206214689" calcext:value-type="float">
            <text:p>0,0570113206214689</text:p>
          </table:table-cell>
          <table:table-cell table:style-name="ce1" table:formula="of:=AVERAGE([.R2:.R1417])" office:value-type="float" office:value="0.0154654943502825" calcext:value-type="float">
            <text:p>0,0154654943502825</text:p>
          </table:table-cell>
          <table:table-cell table:style-name="ce1" table:formula="of:=AVERAGE([.S2:.S1417])" office:value-type="float" office:value="0.0776231638418079" calcext:value-type="float">
            <text:p>0,0776231638418079</text:p>
          </table:table-cell>
          <table:table-cell table:style-name="ce1" table:formula="of:=AVERAGE([.T2:.T1417])" office:value-type="float" office:value="0.0593464618644068" calcext:value-type="float">
            <text:p>0,0593464618644068</text:p>
          </table:table-cell>
          <table:table-cell table:style-name="ce1" table:formula="of:=AVERAGE([.U2:.U1417])" office:value-type="float" office:value="0.0442922033898305" calcext:value-type="float">
            <text:p>0,0442922033898305</text:p>
          </table:table-cell>
          <table:table-cell table:style-name="ce1" table:formula="of:=AVERAGE([.V2:.V1417])" office:value-type="float" office:value="0.0405119844632768" calcext:value-type="float">
            <text:p>0,0405119844632768</text:p>
          </table:table-cell>
          <table:table-cell table:style-name="ce1" table:formula="of:=AVERAGE([.W2:.W1417])" office:value-type="float" office:value="0.0206851624293785" calcext:value-type="float">
            <text:p>0,0206851624293785</text:p>
          </table:table-cell>
          <table:table-cell table:style-name="ce1" table:formula="of:=AVERAGE([.X2:.X1417])" office:value-type="float" office:value="0.0676808050847458" calcext:value-type="float">
            <text:p>0,0676808050847458</text:p>
          </table:table-cell>
          <table:table-cell table:style-name="ce1" table:formula="of:=AVERAGE([.Y2:.Y1417])" office:value-type="float" office:value="0.0254293008474576" calcext:value-type="float">
            <text:p>0,0254293008474576</text:p>
          </table:table-cell>
          <table:table-cell table:style-name="ce1" table:formula="of:=AVERAGE([.Z2:.Z1417])" office:value-type="float" office:value="0.0148156002824859" calcext:value-type="float">
            <text:p>0,0148156002824859</text:p>
          </table:table-cell>
        </table:table-row>
        <table:table-row table:style-name="ro1">
          <table:table-cell table:style-name="ce1" table:formula="of:=AVERAGE([.B1417:.Z1417])" office:value-type="float" office:value="0.0399988" calcext:value-type="float">
            <text:p>0,0399988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6-22T10:11:20.240000000</dc:date>
    <meta:editing-duration>PT31M4S</meta:editing-duration>
    <meta:editing-cycles>2</meta:editing-cycles>
    <meta:document-statistic meta:table-count="1" meta:cell-count="36869" meta:object-count="0"/>
  </office:meta>
</office:document-meta>
</file>